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1.46pt"/>
    </style:style>
    <style:style style:name="co2" style:family="table-column">
      <style:table-column-properties fo:break-before="auto" style:column-width="34.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5555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ken from https://www.ef.edu/english-resources/english-vocabulary/top-1000-words/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word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^ Copy / Paste Values</text:p>
          </table:table-cell>
          <table:table-cell table:style-name="ce5"/>
          <table:table-cell/>
          <table:table-cell table:style-name="ce1" office:value-type="string" calcext:value-type="string">
            <text:p>Min Lette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4" table:formula="of:=LEN([.A3])" office:value-type="float" office:value="1" calcext:value-type="float">
            <text:p>1</text:p>
          </table:table-cell>
          <table:table-cell table:style-name="ce4" table:formula="of:=IF(AND([.$B3]&gt;=[.$J$2];[.$B3]&lt;=[.$J$3]);[.$A3];&quot;zzz&quot;)" office:value-type="string" office:string-value="zzz" calcext:value-type="string">
            <text:p>zzz</text:p>
          </table:table-cell>
          <table:table-cell table:style-name="ce4" table:formula="of:=IF([.$C3]=&quot;zzz&quot;;&quot;&quot;;COUNTIF([.$C$3:.$C$1002];&quot;&lt;&quot;&amp;[.$C3]))">
            <text:p/>
          </table:table-cell>
          <table:table-cell table:style-name="ce4" table:formula="of:=IF(ISNA(MATCH(ROW([.$D2])-1;[.$D$1:.$D$1048576];0));&quot;&quot;;INDEX([.$C$3:.$C$1002];MATCH(ROW([.$D2])-1;[.$D$1:.$D$1048576];0)))" office:value-type="string" office:string-value="age" calcext:value-type="string">
            <text:p>age</text:p>
          </table:table-cell>
          <table:table-cell table:style-name="ce4" office:value-type="string" calcext:value-type="string">
            <text:p>able</text:p>
          </table:table-cell>
          <table:table-cell table:style-name="ce4" table:formula="of:=IF([.$F3]=&quot;&quot;;&quot;&quot;;IF(LEFT([.$F2];1)&lt;&gt;&quot;^&quot;;&quot;&quot;;&quot;[&quot;)&amp;CHAR(34)&amp;[.$F3]&amp;CHAR(34)&amp;IF([.$F4]&lt;&gt;&quot;&quot;;&quot;, &quot;;&quot;]&quot;))" office:value-type="string" office:string-value="[&quot;able&quot;, " calcext:value-type="string">
            <text:p>["able", </text:p>
          </table:table-cell>
          <table:table-cell/>
          <table:table-cell table:style-name="ce1" office:value-type="string" calcext:value-type="string">
            <text:p>Max Letter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4" table:formula="of:=LEN([.A4])" office:value-type="float" office:value="1" calcext:value-type="float">
            <text:p>1</text:p>
          </table:table-cell>
          <table:table-cell table:style-name="ce4" table:formula="of:=IF(AND([.$B4]&gt;=[.$J$2];[.$B4]&lt;=[.$J$3]);[.$A4];&quot;zzz&quot;)" office:value-type="string" office:string-value="zzz" calcext:value-type="string">
            <text:p>zzz</text:p>
          </table:table-cell>
          <table:table-cell table:style-name="ce4" table:formula="of:=IF([.$C4]=&quot;zzz&quot;;&quot;&quot;;COUNTIF([.$C$3:.$C$1002];&quot;&lt;&quot;&amp;[.$C4]))">
            <text:p/>
          </table:table-cell>
          <table:table-cell table:style-name="ce4" table:formula="of:=IF(ISNA(MATCH(ROW([.$D3])-1;[.$D$1:.$D$1048576];0));&quot;&quot;;INDEX([.$C$3:.$C$1002];MATCH(ROW([.$D3])-1;[.$D$1:.$D$1048576];0)))" office:value-type="string" office:string-value="ago" calcext:value-type="string">
            <text:p>ago</text:p>
          </table:table-cell>
          <table:table-cell table:style-name="ce4" office:value-type="string" calcext:value-type="string">
            <text:p>add</text:p>
          </table:table-cell>
          <table:table-cell table:style-name="ce4" table:formula="of:=IF([.$F4]=&quot;&quot;;&quot;&quot;;IF(LEFT([.$F3];1)&lt;&gt;&quot;^&quot;;&quot;&quot;;&quot;[&quot;)&amp;CHAR(34)&amp;[.$F4]&amp;CHAR(34)&amp;IF([.$F5]&lt;&gt;&quot;&quot;;&quot;, &quot;;&quot;]&quot;))" office:value-type="string" office:string-value="&quot;add&quot;, " calcext:value-type="string">
            <text:p>"ad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</text:p>
          </table:table-cell>
          <table:table-cell table:style-name="ce4" table:formula="of:=LEN([.A5])" office:value-type="float" office:value="2" calcext:value-type="float">
            <text:p>2</text:p>
          </table:table-cell>
          <table:table-cell table:style-name="ce4" table:formula="of:=IF(AND([.$B5]&gt;=[.$J$2];[.$B5]&lt;=[.$J$3]);[.$A5];&quot;zzz&quot;)" office:value-type="string" office:string-value="zzz" calcext:value-type="string">
            <text:p>zzz</text:p>
          </table:table-cell>
          <table:table-cell table:style-name="ce4" table:formula="of:=IF([.$C5]=&quot;zzz&quot;;&quot;&quot;;COUNTIF([.$C$3:.$C$1002];&quot;&lt;&quot;&amp;[.$C5]))">
            <text:p/>
          </table:table-cell>
          <table:table-cell table:style-name="ce4" table:formula="of:=IF(ISNA(MATCH(ROW([.$D4])-1;[.$D$1:.$D$1048576];0));&quot;&quot;;INDEX([.$C$3:.$C$1002];MATCH(ROW([.$D4])-1;[.$D$1:.$D$1048576];0)))" office:value-type="string" office:string-value="air" calcext:value-type="string">
            <text:p>air</text:p>
          </table:table-cell>
          <table:table-cell table:style-name="ce4" office:value-type="string" calcext:value-type="string">
            <text:p>age</text:p>
          </table:table-cell>
          <table:table-cell table:style-name="ce4" table:formula="of:=IF([.$F5]=&quot;&quot;;&quot;&quot;;IF(LEFT([.$F4];1)&lt;&gt;&quot;^&quot;;&quot;&quot;;&quot;[&quot;)&amp;CHAR(34)&amp;[.$F5]&amp;CHAR(34)&amp;IF([.$F6]&lt;&gt;&quot;&quot;;&quot;, &quot;;&quot;]&quot;))" office:value-type="string" office:string-value="&quot;age&quot;, " calcext:value-type="string">
            <text:p>"ag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t</text:p>
          </table:table-cell>
          <table:table-cell table:style-name="ce4" table:formula="of:=LEN([.A6])" office:value-type="float" office:value="2" calcext:value-type="float">
            <text:p>2</text:p>
          </table:table-cell>
          <table:table-cell table:style-name="ce4" table:formula="of:=IF(AND([.$B6]&gt;=[.$J$2];[.$B6]&lt;=[.$J$3]);[.$A6];&quot;zzz&quot;)" office:value-type="string" office:string-value="zzz" calcext:value-type="string">
            <text:p>zzz</text:p>
          </table:table-cell>
          <table:table-cell table:style-name="ce4" table:formula="of:=IF([.$C6]=&quot;zzz&quot;;&quot;&quot;;COUNTIF([.$C$3:.$C$1002];&quot;&lt;&quot;&amp;[.$C6]))">
            <text:p/>
          </table:table-cell>
          <table:table-cell table:style-name="ce4" table:formula="of:=IF(ISNA(MATCH(ROW([.$D5])-1;[.$D$1:.$D$1048576];0));&quot;&quot;;INDEX([.$C$3:.$C$1002];MATCH(ROW([.$D5])-1;[.$D$1:.$D$1048576];0)))" office:value-type="string" office:string-value="all" calcext:value-type="string">
            <text:p>all</text:p>
          </table:table-cell>
          <table:table-cell table:style-name="ce4" office:value-type="string" calcext:value-type="string">
            <text:p>ago</text:p>
          </table:table-cell>
          <table:table-cell table:style-name="ce4" table:formula="of:=IF([.$F6]=&quot;&quot;;&quot;&quot;;IF(LEFT([.$F5];1)&lt;&gt;&quot;^&quot;;&quot;&quot;;&quot;[&quot;)&amp;CHAR(34)&amp;[.$F6]&amp;CHAR(34)&amp;IF([.$F7]&lt;&gt;&quot;&quot;;&quot;, &quot;;&quot;]&quot;))" office:value-type="string" office:string-value="&quot;ago&quot;, " calcext:value-type="string">
            <text:p>"ag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4" table:formula="of:=LEN([.A7])" office:value-type="float" office:value="2" calcext:value-type="float">
            <text:p>2</text:p>
          </table:table-cell>
          <table:table-cell table:style-name="ce4" table:formula="of:=IF(AND([.$B7]&gt;=[.$J$2];[.$B7]&lt;=[.$J$3]);[.$A7];&quot;zzz&quot;)" office:value-type="string" office:string-value="zzz" calcext:value-type="string">
            <text:p>zzz</text:p>
          </table:table-cell>
          <table:table-cell table:style-name="ce4" table:formula="of:=IF([.$C7]=&quot;zzz&quot;;&quot;&quot;;COUNTIF([.$C$3:.$C$1002];&quot;&lt;&quot;&amp;[.$C7]))">
            <text:p/>
          </table:table-cell>
          <table:table-cell table:style-name="ce4" table:formula="of:=IF(ISNA(MATCH(ROW([.$D6])-1;[.$D$1:.$D$1048576];0));&quot;&quot;;INDEX([.$C$3:.$C$1002];MATCH(ROW([.$D6])-1;[.$D$1:.$D$1048576];0)))" office:value-type="string" office:string-value="and" calcext:value-type="string">
            <text:p>and</text:p>
          </table:table-cell>
          <table:table-cell table:style-name="ce4" office:value-type="string" calcext:value-type="string">
            <text:p>air</text:p>
          </table:table-cell>
          <table:table-cell table:style-name="ce4" table:formula="of:=IF([.$F7]=&quot;&quot;;&quot;&quot;;IF(LEFT([.$F6];1)&lt;&gt;&quot;^&quot;;&quot;&quot;;&quot;[&quot;)&amp;CHAR(34)&amp;[.$F7]&amp;CHAR(34)&amp;IF([.$F8]&lt;&gt;&quot;&quot;;&quot;, &quot;;&quot;]&quot;))" office:value-type="string" office:string-value="&quot;air&quot;, " calcext:value-type="string">
            <text:p>"ai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y</text:p>
          </table:table-cell>
          <table:table-cell table:style-name="ce4" table:formula="of:=LEN([.A8])" office:value-type="float" office:value="2" calcext:value-type="float">
            <text:p>2</text:p>
          </table:table-cell>
          <table:table-cell table:style-name="ce4" table:formula="of:=IF(AND([.$B8]&gt;=[.$J$2];[.$B8]&lt;=[.$J$3]);[.$A8];&quot;zzz&quot;)" office:value-type="string" office:string-value="zzz" calcext:value-type="string">
            <text:p>zzz</text:p>
          </table:table-cell>
          <table:table-cell table:style-name="ce4" table:formula="of:=IF([.$C8]=&quot;zzz&quot;;&quot;&quot;;COUNTIF([.$C$3:.$C$1002];&quot;&lt;&quot;&amp;[.$C8]))">
            <text:p/>
          </table:table-cell>
          <table:table-cell table:style-name="ce4" table:formula="of:=IF(ISNA(MATCH(ROW([.$D7])-1;[.$D$1:.$D$1048576];0));&quot;&quot;;INDEX([.$C$3:.$C$1002];MATCH(ROW([.$D7])-1;[.$D$1:.$D$1048576];0)))" office:value-type="string" office:string-value="any" calcext:value-type="string">
            <text:p>any</text:p>
          </table:table-cell>
          <table:table-cell table:style-name="ce4" office:value-type="string" calcext:value-type="string">
            <text:p>all</text:p>
          </table:table-cell>
          <table:table-cell table:style-name="ce4" table:formula="of:=IF([.$F8]=&quot;&quot;;&quot;&quot;;IF(LEFT([.$F7];1)&lt;&gt;&quot;^&quot;;&quot;&quot;;&quot;[&quot;)&amp;CHAR(34)&amp;[.$F8]&amp;CHAR(34)&amp;IF([.$F9]&lt;&gt;&quot;&quot;;&quot;, &quot;;&quot;]&quot;))" office:value-type="string" office:string-value="&quot;all&quot;, " calcext:value-type="string">
            <text:p>"a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4" table:formula="of:=LEN([.A9])" office:value-type="float" office:value="2" calcext:value-type="float">
            <text:p>2</text:p>
          </table:table-cell>
          <table:table-cell table:style-name="ce4" table:formula="of:=IF(AND([.$B9]&gt;=[.$J$2];[.$B9]&lt;=[.$J$3]);[.$A9];&quot;zzz&quot;)" office:value-type="string" office:string-value="zzz" calcext:value-type="string">
            <text:p>zzz</text:p>
          </table:table-cell>
          <table:table-cell table:style-name="ce4" table:formula="of:=IF([.$C9]=&quot;zzz&quot;;&quot;&quot;;COUNTIF([.$C$3:.$C$1002];&quot;&lt;&quot;&amp;[.$C9]))">
            <text:p/>
          </table:table-cell>
          <table:table-cell table:style-name="ce4" table:formula="of:=IF(ISNA(MATCH(ROW([.$D8])-1;[.$D$1:.$D$1048576];0));&quot;&quot;;INDEX([.$C$3:.$C$1002];MATCH(ROW([.$D8])-1;[.$D$1:.$D$1048576];0)))" office:value-type="string" office:string-value="away" calcext:value-type="string">
            <text:p>away</text:p>
          </table:table-cell>
          <table:table-cell table:style-name="ce4" office:value-type="string" calcext:value-type="string">
            <text:p>also</text:p>
          </table:table-cell>
          <table:table-cell table:style-name="ce4" table:formula="of:=IF([.$F9]=&quot;&quot;;&quot;&quot;;IF(LEFT([.$F8];1)&lt;&gt;&quot;^&quot;;&quot;&quot;;&quot;[&quot;)&amp;CHAR(34)&amp;[.$F9]&amp;CHAR(34)&amp;IF([.$F10]&lt;&gt;&quot;&quot;;&quot;, &quot;;&quot;]&quot;))" office:value-type="string" office:string-value="&quot;also&quot;, " calcext:value-type="string">
            <text:p>"als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o</text:p>
          </table:table-cell>
          <table:table-cell table:style-name="ce4" table:formula="of:=LEN([.A10])" office:value-type="float" office:value="2" calcext:value-type="float">
            <text:p>2</text:p>
          </table:table-cell>
          <table:table-cell table:style-name="ce4" table:formula="of:=IF(AND([.$B10]&gt;=[.$J$2];[.$B10]&lt;=[.$J$3]);[.$A10];&quot;zzz&quot;)" office:value-type="string" office:string-value="zzz" calcext:value-type="string">
            <text:p>zzz</text:p>
          </table:table-cell>
          <table:table-cell table:style-name="ce4" table:formula="of:=IF([.$C10]=&quot;zzz&quot;;&quot;&quot;;COUNTIF([.$C$3:.$C$1002];&quot;&lt;&quot;&amp;[.$C10]))">
            <text:p/>
          </table:table-cell>
          <table:table-cell table:style-name="ce4" table:formula="of:=IF(ISNA(MATCH(ROW([.$D9])-1;[.$D$1:.$D$1048576];0));&quot;&quot;;INDEX([.$C$3:.$C$1002];MATCH(ROW([.$D9])-1;[.$D$1:.$D$1048576];0)))" office:value-type="string" office:string-value="arm" calcext:value-type="string">
            <text:p>arm</text:p>
          </table:table-cell>
          <table:table-cell table:style-name="ce4" office:value-type="string" calcext:value-type="string">
            <text:p>and</text:p>
          </table:table-cell>
          <table:table-cell table:style-name="ce4" table:formula="of:=IF([.$F10]=&quot;&quot;;&quot;&quot;;IF(LEFT([.$F9];1)&lt;&gt;&quot;^&quot;;&quot;&quot;;&quot;[&quot;)&amp;CHAR(34)&amp;[.$F10]&amp;CHAR(34)&amp;IF([.$F11]&lt;&gt;&quot;&quot;;&quot;, &quot;;&quot;]&quot;))" office:value-type="string" office:string-value="&quot;and&quot;, " calcext:value-type="string">
            <text:p>"a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</text:p>
          </table:table-cell>
          <table:table-cell table:style-name="ce4" table:formula="of:=LEN([.A11])" office:value-type="float" office:value="2" calcext:value-type="float">
            <text:p>2</text:p>
          </table:table-cell>
          <table:table-cell table:style-name="ce4" table:formula="of:=IF(AND([.$B11]&gt;=[.$J$2];[.$B11]&lt;=[.$J$3]);[.$A11];&quot;zzz&quot;)" office:value-type="string" office:string-value="zzz" calcext:value-type="string">
            <text:p>zzz</text:p>
          </table:table-cell>
          <table:table-cell table:style-name="ce4" table:formula="of:=IF([.$C11]=&quot;zzz&quot;;&quot;&quot;;COUNTIF([.$C$3:.$C$1002];&quot;&lt;&quot;&amp;[.$C11]))">
            <text:p/>
          </table:table-cell>
          <table:table-cell table:style-name="ce4" table:formula="of:=IF(ISNA(MATCH(ROW([.$D10])-1;[.$D$1:.$D$1048576];0));&quot;&quot;;INDEX([.$C$3:.$C$1002];MATCH(ROW([.$D10])-1;[.$D$1:.$D$1048576];0)))" office:value-type="string" office:string-value="art" calcext:value-type="string">
            <text:p>art</text:p>
          </table:table-cell>
          <table:table-cell table:style-name="ce4" office:value-type="string" calcext:value-type="string">
            <text:p>any</text:p>
          </table:table-cell>
          <table:table-cell table:style-name="ce4" table:formula="of:=IF([.$F11]=&quot;&quot;;&quot;&quot;;IF(LEFT([.$F10];1)&lt;&gt;&quot;^&quot;;&quot;&quot;;&quot;[&quot;)&amp;CHAR(34)&amp;[.$F11]&amp;CHAR(34)&amp;IF([.$F12]&lt;&gt;&quot;&quot;;&quot;, &quot;;&quot;]&quot;))" office:value-type="string" office:string-value="&quot;any&quot;, " calcext:value-type="string">
            <text:p>"an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f</text:p>
          </table:table-cell>
          <table:table-cell table:style-name="ce4" table:formula="of:=LEN([.A12])" office:value-type="float" office:value="2" calcext:value-type="float">
            <text:p>2</text:p>
          </table:table-cell>
          <table:table-cell table:style-name="ce4" table:formula="of:=IF(AND([.$B12]&gt;=[.$J$2];[.$B12]&lt;=[.$J$3]);[.$A12];&quot;zzz&quot;)" office:value-type="string" office:string-value="zzz" calcext:value-type="string">
            <text:p>zzz</text:p>
          </table:table-cell>
          <table:table-cell table:style-name="ce4" table:formula="of:=IF([.$C12]=&quot;zzz&quot;;&quot;&quot;;COUNTIF([.$C$3:.$C$1002];&quot;&lt;&quot;&amp;[.$C12]))">
            <text:p/>
          </table:table-cell>
          <table:table-cell table:style-name="ce4" table:formula="of:=IF(ISNA(MATCH(ROW([.$D11])-1;[.$D$1:.$D$1048576];0));&quot;&quot;;INDEX([.$C$3:.$C$1002];MATCH(ROW([.$D11])-1;[.$D$1:.$D$1048576];0)))" office:value-type="string" office:string-value="baby" calcext:value-type="string">
            <text:p>baby</text:p>
          </table:table-cell>
          <table:table-cell table:style-name="ce4" office:value-type="string" calcext:value-type="string">
            <text:p>area</text:p>
          </table:table-cell>
          <table:table-cell table:style-name="ce4" table:formula="of:=IF([.$F12]=&quot;&quot;;&quot;&quot;;IF(LEFT([.$F11];1)&lt;&gt;&quot;^&quot;;&quot;&quot;;&quot;[&quot;)&amp;CHAR(34)&amp;[.$F12]&amp;CHAR(34)&amp;IF([.$F13]&lt;&gt;&quot;&quot;;&quot;, &quot;;&quot;]&quot;))" office:value-type="string" office:string-value="&quot;area&quot;, " calcext:value-type="string">
            <text:p>"area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4" table:formula="of:=LEN([.A13])" office:value-type="float" office:value="2" calcext:value-type="float">
            <text:p>2</text:p>
          </table:table-cell>
          <table:table-cell table:style-name="ce4" table:formula="of:=IF(AND([.$B13]&gt;=[.$J$2];[.$B13]&lt;=[.$J$3]);[.$A13];&quot;zzz&quot;)" office:value-type="string" office:string-value="zzz" calcext:value-type="string">
            <text:p>zzz</text:p>
          </table:table-cell>
          <table:table-cell table:style-name="ce4" table:formula="of:=IF([.$C13]=&quot;zzz&quot;;&quot;&quot;;COUNTIF([.$C$3:.$C$1002];&quot;&lt;&quot;&amp;[.$C13]))">
            <text:p/>
          </table:table-cell>
          <table:table-cell table:style-name="ce4" table:formula="of:=IF(ISNA(MATCH(ROW([.$D12])-1;[.$D$1:.$D$1048576];0));&quot;&quot;;INDEX([.$C$3:.$C$1002];MATCH(ROW([.$D12])-1;[.$D$1:.$D$1048576];0)))" office:value-type="string" office:string-value="ask" calcext:value-type="string">
            <text:p>ask</text:p>
          </table:table-cell>
          <table:table-cell table:style-name="ce4" office:value-type="string" calcext:value-type="string">
            <text:p>arm</text:p>
          </table:table-cell>
          <table:table-cell table:style-name="ce4" table:formula="of:=IF([.$F13]=&quot;&quot;;&quot;&quot;;IF(LEFT([.$F12];1)&lt;&gt;&quot;^&quot;;&quot;&quot;;&quot;[&quot;)&amp;CHAR(34)&amp;[.$F13]&amp;CHAR(34)&amp;IF([.$F14]&lt;&gt;&quot;&quot;;&quot;, &quot;;&quot;]&quot;))" office:value-type="string" office:string-value="&quot;arm&quot;, " calcext:value-type="string">
            <text:p>"ar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4" table:formula="of:=LEN([.A14])" office:value-type="float" office:value="2" calcext:value-type="float">
            <text:p>2</text:p>
          </table:table-cell>
          <table:table-cell table:style-name="ce4" table:formula="of:=IF(AND([.$B14]&gt;=[.$J$2];[.$B14]&lt;=[.$J$3]);[.$A14];&quot;zzz&quot;)" office:value-type="string" office:string-value="zzz" calcext:value-type="string">
            <text:p>zzz</text:p>
          </table:table-cell>
          <table:table-cell table:style-name="ce4" table:formula="of:=IF([.$C14]=&quot;zzz&quot;;&quot;&quot;;COUNTIF([.$C$3:.$C$1002];&quot;&lt;&quot;&amp;[.$C14]))">
            <text:p/>
          </table:table-cell>
          <table:table-cell table:style-name="ce4" table:formula="of:=IF(ISNA(MATCH(ROW([.$D13])-1;[.$D$1:.$D$1048576];0));&quot;&quot;;INDEX([.$C$3:.$C$1002];MATCH(ROW([.$D13])-1;[.$D$1:.$D$1048576];0)))" office:value-type="string" office:string-value="bad" calcext:value-type="string">
            <text:p>bad</text:p>
          </table:table-cell>
          <table:table-cell table:style-name="ce4" office:value-type="string" calcext:value-type="string">
            <text:p>art</text:p>
          </table:table-cell>
          <table:table-cell table:style-name="ce4" table:formula="of:=IF([.$F14]=&quot;&quot;;&quot;&quot;;IF(LEFT([.$F13];1)&lt;&gt;&quot;^&quot;;&quot;&quot;;&quot;[&quot;)&amp;CHAR(34)&amp;[.$F14]&amp;CHAR(34)&amp;IF([.$F15]&lt;&gt;&quot;&quot;;&quot;, &quot;;&quot;]&quot;))" office:value-type="string" office:string-value="&quot;art&quot;, " calcext:value-type="string">
            <text:p>"ar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</text:p>
          </table:table-cell>
          <table:table-cell table:style-name="ce4" table:formula="of:=LEN([.A15])" office:value-type="float" office:value="2" calcext:value-type="float">
            <text:p>2</text:p>
          </table:table-cell>
          <table:table-cell table:style-name="ce4" table:formula="of:=IF(AND([.$B15]&gt;=[.$J$2];[.$B15]&lt;=[.$J$3]);[.$A15];&quot;zzz&quot;)" office:value-type="string" office:string-value="zzz" calcext:value-type="string">
            <text:p>zzz</text:p>
          </table:table-cell>
          <table:table-cell table:style-name="ce4" table:formula="of:=IF([.$C15]=&quot;zzz&quot;;&quot;&quot;;COUNTIF([.$C$3:.$C$1002];&quot;&lt;&quot;&amp;[.$C15]))">
            <text:p/>
          </table:table-cell>
          <table:table-cell table:style-name="ce4" table:formula="of:=IF(ISNA(MATCH(ROW([.$D14])-1;[.$D$1:.$D$1048576];0));&quot;&quot;;INDEX([.$C$3:.$C$1002];MATCH(ROW([.$D14])-1;[.$D$1:.$D$1048576];0)))" office:value-type="string" office:string-value="bag" calcext:value-type="string">
            <text:p>bag</text:p>
          </table:table-cell>
          <table:table-cell table:style-name="ce4" office:value-type="string" calcext:value-type="string">
            <text:p>ask</text:p>
          </table:table-cell>
          <table:table-cell table:style-name="ce4" table:formula="of:=IF([.$F15]=&quot;&quot;;&quot;&quot;;IF(LEFT([.$F14];1)&lt;&gt;&quot;^&quot;;&quot;&quot;;&quot;[&quot;)&amp;CHAR(34)&amp;[.$F15]&amp;CHAR(34)&amp;IF([.$F16]&lt;&gt;&quot;&quot;;&quot;, &quot;;&quot;]&quot;))" office:value-type="string" office:string-value="&quot;ask&quot;, " calcext:value-type="string">
            <text:p>"as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r</text:p>
          </table:table-cell>
          <table:table-cell table:style-name="ce4" table:formula="of:=LEN([.A16])" office:value-type="float" office:value="2" calcext:value-type="float">
            <text:p>2</text:p>
          </table:table-cell>
          <table:table-cell table:style-name="ce4" table:formula="of:=IF(AND([.$B16]&gt;=[.$J$2];[.$B16]&lt;=[.$J$3]);[.$A16];&quot;zzz&quot;)" office:value-type="string" office:string-value="zzz" calcext:value-type="string">
            <text:p>zzz</text:p>
          </table:table-cell>
          <table:table-cell table:style-name="ce4" table:formula="of:=IF([.$C16]=&quot;zzz&quot;;&quot;&quot;;COUNTIF([.$C$3:.$C$1002];&quot;&lt;&quot;&amp;[.$C16]))">
            <text:p/>
          </table:table-cell>
          <table:table-cell table:style-name="ce4" table:formula="of:=IF(ISNA(MATCH(ROW([.$D15])-1;[.$D$1:.$D$1048576];0));&quot;&quot;;INDEX([.$C$3:.$C$1002];MATCH(ROW([.$D15])-1;[.$D$1:.$D$1048576];0)))" office:value-type="string" office:string-value="back" calcext:value-type="string">
            <text:p>back</text:p>
          </table:table-cell>
          <table:table-cell table:style-name="ce4" office:value-type="string" calcext:value-type="string">
            <text:p>away</text:p>
          </table:table-cell>
          <table:table-cell table:style-name="ce4" table:formula="of:=IF([.$F16]=&quot;&quot;;&quot;&quot;;IF(LEFT([.$F15];1)&lt;&gt;&quot;^&quot;;&quot;&quot;;&quot;[&quot;)&amp;CHAR(34)&amp;[.$F16]&amp;CHAR(34)&amp;IF([.$F17]&lt;&gt;&quot;&quot;;&quot;, &quot;;&quot;]&quot;))" office:value-type="string" office:string-value="&quot;away&quot;, " calcext:value-type="string">
            <text:p>"aw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y</text:p>
          </table:table-cell>
          <table:table-cell table:style-name="ce4" table:formula="of:=LEN([.A17])" office:value-type="float" office:value="2" calcext:value-type="float">
            <text:p>2</text:p>
          </table:table-cell>
          <table:table-cell table:style-name="ce4" table:formula="of:=IF(AND([.$B17]&gt;=[.$J$2];[.$B17]&lt;=[.$J$3]);[.$A17];&quot;zzz&quot;)" office:value-type="string" office:string-value="zzz" calcext:value-type="string">
            <text:p>zzz</text:p>
          </table:table-cell>
          <table:table-cell table:style-name="ce4" table:formula="of:=IF([.$C17]=&quot;zzz&quot;;&quot;&quot;;COUNTIF([.$C$3:.$C$1002];&quot;&lt;&quot;&amp;[.$C17]))">
            <text:p/>
          </table:table-cell>
          <table:table-cell table:style-name="ce4" table:formula="of:=IF(ISNA(MATCH(ROW([.$D16])-1;[.$D$1:.$D$1048576];0));&quot;&quot;;INDEX([.$C$3:.$C$1002];MATCH(ROW([.$D16])-1;[.$D$1:.$D$1048576];0)))" office:value-type="string" office:string-value="ball" calcext:value-type="string">
            <text:p>ball</text:p>
          </table:table-cell>
          <table:table-cell table:style-name="ce4" office:value-type="string" calcext:value-type="string">
            <text:p>baby</text:p>
          </table:table-cell>
          <table:table-cell table:style-name="ce4" table:formula="of:=IF([.$F17]=&quot;&quot;;&quot;&quot;;IF(LEFT([.$F16];1)&lt;&gt;&quot;^&quot;;&quot;&quot;;&quot;[&quot;)&amp;CHAR(34)&amp;[.$F17]&amp;CHAR(34)&amp;IF([.$F18]&lt;&gt;&quot;&quot;;&quot;, &quot;;&quot;]&quot;))" office:value-type="string" office:string-value="&quot;baby&quot;, " calcext:value-type="string">
            <text:p>"bab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4" table:formula="of:=LEN([.A18])" office:value-type="float" office:value="2" calcext:value-type="float">
            <text:p>2</text:p>
          </table:table-cell>
          <table:table-cell table:style-name="ce4" table:formula="of:=IF(AND([.$B18]&gt;=[.$J$2];[.$B18]&lt;=[.$J$3]);[.$A18];&quot;zzz&quot;)" office:value-type="string" office:string-value="zzz" calcext:value-type="string">
            <text:p>zzz</text:p>
          </table:table-cell>
          <table:table-cell table:style-name="ce4" table:formula="of:=IF([.$C18]=&quot;zzz&quot;;&quot;&quot;;COUNTIF([.$C$3:.$C$1002];&quot;&lt;&quot;&amp;[.$C18]))">
            <text:p/>
          </table:table-cell>
          <table:table-cell table:style-name="ce4" table:formula="of:=IF(ISNA(MATCH(ROW([.$D17])-1;[.$D$1:.$D$1048576];0));&quot;&quot;;INDEX([.$C$3:.$C$1002];MATCH(ROW([.$D17])-1;[.$D$1:.$D$1048576];0)))" office:value-type="string" office:string-value="bank" calcext:value-type="string">
            <text:p>bank</text:p>
          </table:table-cell>
          <table:table-cell table:style-name="ce4" office:value-type="string" calcext:value-type="string">
            <text:p>back</text:p>
          </table:table-cell>
          <table:table-cell table:style-name="ce4" table:formula="of:=IF([.$F18]=&quot;&quot;;&quot;&quot;;IF(LEFT([.$F17];1)&lt;&gt;&quot;^&quot;;&quot;&quot;;&quot;[&quot;)&amp;CHAR(34)&amp;[.$F18]&amp;CHAR(34)&amp;IF([.$F19]&lt;&gt;&quot;&quot;;&quot;, &quot;;&quot;]&quot;))" office:value-type="string" office:string-value="&quot;back&quot;, " calcext:value-type="string">
            <text:p>"bac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</text:p>
          </table:table-cell>
          <table:table-cell table:style-name="ce4" table:formula="of:=LEN([.A19])" office:value-type="float" office:value="2" calcext:value-type="float">
            <text:p>2</text:p>
          </table:table-cell>
          <table:table-cell table:style-name="ce4" table:formula="of:=IF(AND([.$B19]&gt;=[.$J$2];[.$B19]&lt;=[.$J$3]);[.$A19];&quot;zzz&quot;)" office:value-type="string" office:string-value="zzz" calcext:value-type="string">
            <text:p>zzz</text:p>
          </table:table-cell>
          <table:table-cell table:style-name="ce4" table:formula="of:=IF([.$C19]=&quot;zzz&quot;;&quot;&quot;;COUNTIF([.$C$3:.$C$1002];&quot;&lt;&quot;&amp;[.$C19]))">
            <text:p/>
          </table:table-cell>
          <table:table-cell table:style-name="ce4" table:formula="of:=IF(ISNA(MATCH(ROW([.$D18])-1;[.$D$1:.$D$1048576];0));&quot;&quot;;INDEX([.$C$3:.$C$1002];MATCH(ROW([.$D18])-1;[.$D$1:.$D$1048576];0)))" office:value-type="string" office:string-value="bar" calcext:value-type="string">
            <text:p>bar</text:p>
          </table:table-cell>
          <table:table-cell table:style-name="ce4" office:value-type="string" calcext:value-type="string">
            <text:p>bad</text:p>
          </table:table-cell>
          <table:table-cell table:style-name="ce4" table:formula="of:=IF([.$F19]=&quot;&quot;;&quot;&quot;;IF(LEFT([.$F18];1)&lt;&gt;&quot;^&quot;;&quot;&quot;;&quot;[&quot;)&amp;CHAR(34)&amp;[.$F19]&amp;CHAR(34)&amp;IF([.$F20]&lt;&gt;&quot;&quot;;&quot;, &quot;;&quot;]&quot;))" office:value-type="string" office:string-value="&quot;bad&quot;, " calcext:value-type="string">
            <text:p>"ba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4" table:formula="of:=LEN([.A20])" office:value-type="float" office:value="2" calcext:value-type="float">
            <text:p>2</text:p>
          </table:table-cell>
          <table:table-cell table:style-name="ce4" table:formula="of:=IF(AND([.$B20]&gt;=[.$J$2];[.$B20]&lt;=[.$J$3]);[.$A20];&quot;zzz&quot;)" office:value-type="string" office:string-value="zzz" calcext:value-type="string">
            <text:p>zzz</text:p>
          </table:table-cell>
          <table:table-cell table:style-name="ce4" table:formula="of:=IF([.$C20]=&quot;zzz&quot;;&quot;&quot;;COUNTIF([.$C$3:.$C$1002];&quot;&lt;&quot;&amp;[.$C20]))">
            <text:p/>
          </table:table-cell>
          <table:table-cell table:style-name="ce4" table:formula="of:=IF(ISNA(MATCH(ROW([.$D19])-1;[.$D$1:.$D$1048576];0));&quot;&quot;;INDEX([.$C$3:.$C$1002];MATCH(ROW([.$D19])-1;[.$D$1:.$D$1048576];0)))" office:value-type="string" office:string-value="bed" calcext:value-type="string">
            <text:p>bed</text:p>
          </table:table-cell>
          <table:table-cell table:style-name="ce4" office:value-type="string" calcext:value-type="string">
            <text:p>bag</text:p>
          </table:table-cell>
          <table:table-cell table:style-name="ce4" table:formula="of:=IF([.$F20]=&quot;&quot;;&quot;&quot;;IF(LEFT([.$F19];1)&lt;&gt;&quot;^&quot;;&quot;&quot;;&quot;[&quot;)&amp;CHAR(34)&amp;[.$F20]&amp;CHAR(34)&amp;IF([.$F21]&lt;&gt;&quot;&quot;;&quot;, &quot;;&quot;]&quot;))" office:value-type="string" office:string-value="&quot;bag&quot;, " calcext:value-type="string">
            <text:p>"ba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4" table:formula="of:=LEN([.A21])" office:value-type="float" office:value="2" calcext:value-type="float">
            <text:p>2</text:p>
          </table:table-cell>
          <table:table-cell table:style-name="ce4" table:formula="of:=IF(AND([.$B21]&gt;=[.$J$2];[.$B21]&lt;=[.$J$3]);[.$A21];&quot;zzz&quot;)" office:value-type="string" office:string-value="zzz" calcext:value-type="string">
            <text:p>zzz</text:p>
          </table:table-cell>
          <table:table-cell table:style-name="ce4" table:formula="of:=IF([.$C21]=&quot;zzz&quot;;&quot;&quot;;COUNTIF([.$C$3:.$C$1002];&quot;&lt;&quot;&amp;[.$C21]))">
            <text:p/>
          </table:table-cell>
          <table:table-cell table:style-name="ce4" table:formula="of:=IF(ISNA(MATCH(ROW([.$D20])-1;[.$D$1:.$D$1048576];0));&quot;&quot;;INDEX([.$C$3:.$C$1002];MATCH(ROW([.$D20])-1;[.$D$1:.$D$1048576];0)))" office:value-type="string" office:string-value="base" calcext:value-type="string">
            <text:p>base</text:p>
          </table:table-cell>
          <table:table-cell table:style-name="ce4" office:value-type="string" calcext:value-type="string">
            <text:p>ball</text:p>
          </table:table-cell>
          <table:table-cell table:style-name="ce4" table:formula="of:=IF([.$F21]=&quot;&quot;;&quot;&quot;;IF(LEFT([.$F20];1)&lt;&gt;&quot;^&quot;;&quot;&quot;;&quot;[&quot;)&amp;CHAR(34)&amp;[.$F21]&amp;CHAR(34)&amp;IF([.$F22]&lt;&gt;&quot;&quot;;&quot;, &quot;;&quot;]&quot;))" office:value-type="string" office:string-value="&quot;ball&quot;, " calcext:value-type="string">
            <text:p>"ba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4" table:formula="of:=LEN([.A22])" office:value-type="float" office:value="2" calcext:value-type="float">
            <text:p>2</text:p>
          </table:table-cell>
          <table:table-cell table:style-name="ce4" table:formula="of:=IF(AND([.$B22]&gt;=[.$J$2];[.$B22]&lt;=[.$J$3]);[.$A22];&quot;zzz&quot;)" office:value-type="string" office:string-value="zzz" calcext:value-type="string">
            <text:p>zzz</text:p>
          </table:table-cell>
          <table:table-cell table:style-name="ce4" table:formula="of:=IF([.$C22]=&quot;zzz&quot;;&quot;&quot;;COUNTIF([.$C$3:.$C$1002];&quot;&lt;&quot;&amp;[.$C22]))">
            <text:p/>
          </table:table-cell>
          <table:table-cell table:style-name="ce4" table:formula="of:=IF(ISNA(MATCH(ROW([.$D21])-1;[.$D$1:.$D$1048576];0));&quot;&quot;;INDEX([.$C$3:.$C$1002];MATCH(ROW([.$D21])-1;[.$D$1:.$D$1048576];0)))" office:value-type="string" office:string-value="beat" calcext:value-type="string">
            <text:p>beat</text:p>
          </table:table-cell>
          <table:table-cell table:style-name="ce4" office:value-type="string" calcext:value-type="string">
            <text:p>bank</text:p>
          </table:table-cell>
          <table:table-cell table:style-name="ce4" table:formula="of:=IF([.$F22]=&quot;&quot;;&quot;&quot;;IF(LEFT([.$F21];1)&lt;&gt;&quot;^&quot;;&quot;&quot;;&quot;[&quot;)&amp;CHAR(34)&amp;[.$F22]&amp;CHAR(34)&amp;IF([.$F23]&lt;&gt;&quot;&quot;;&quot;, &quot;;&quot;]&quot;))" office:value-type="string" office:string-value="&quot;bank&quot;, " calcext:value-type="string">
            <text:p>"ban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r</text:p>
          </table:table-cell>
          <table:table-cell table:style-name="ce4" table:formula="of:=LEN([.A23])" office:value-type="float" office:value="2" calcext:value-type="float">
            <text:p>2</text:p>
          </table:table-cell>
          <table:table-cell table:style-name="ce4" table:formula="of:=IF(AND([.$B23]&gt;=[.$J$2];[.$B23]&lt;=[.$J$3]);[.$A23];&quot;zzz&quot;)" office:value-type="string" office:string-value="zzz" calcext:value-type="string">
            <text:p>zzz</text:p>
          </table:table-cell>
          <table:table-cell table:style-name="ce4" table:formula="of:=IF([.$C23]=&quot;zzz&quot;;&quot;&quot;;COUNTIF([.$C$3:.$C$1002];&quot;&lt;&quot;&amp;[.$C23]))">
            <text:p/>
          </table:table-cell>
          <table:table-cell table:style-name="ce4" table:formula="of:=IF(ISNA(MATCH(ROW([.$D22])-1;[.$D$1:.$D$1048576];0));&quot;&quot;;INDEX([.$C$3:.$C$1002];MATCH(ROW([.$D22])-1;[.$D$1:.$D$1048576];0)))" office:value-type="string" office:string-value="big" calcext:value-type="string">
            <text:p>big</text:p>
          </table:table-cell>
          <table:table-cell table:style-name="ce4" office:value-type="string" calcext:value-type="string">
            <text:p>bar</text:p>
          </table:table-cell>
          <table:table-cell table:style-name="ce4" table:formula="of:=IF([.$F23]=&quot;&quot;;&quot;&quot;;IF(LEFT([.$F22];1)&lt;&gt;&quot;^&quot;;&quot;&quot;;&quot;[&quot;)&amp;CHAR(34)&amp;[.$F23]&amp;CHAR(34)&amp;IF([.$F24]&lt;&gt;&quot;&quot;;&quot;, &quot;;&quot;]&quot;))" office:value-type="string" office:string-value="&quot;bar&quot;, " calcext:value-type="string">
            <text:p>"b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4" table:formula="of:=LEN([.A24])" office:value-type="float" office:value="2" calcext:value-type="float">
            <text:p>2</text:p>
          </table:table-cell>
          <table:table-cell table:style-name="ce4" table:formula="of:=IF(AND([.$B24]&gt;=[.$J$2];[.$B24]&lt;=[.$J$3]);[.$A24];&quot;zzz&quot;)" office:value-type="string" office:string-value="zzz" calcext:value-type="string">
            <text:p>zzz</text:p>
          </table:table-cell>
          <table:table-cell table:style-name="ce4" table:formula="of:=IF([.$C24]=&quot;zzz&quot;;&quot;&quot;;COUNTIF([.$C$3:.$C$1002];&quot;&lt;&quot;&amp;[.$C24]))">
            <text:p/>
          </table:table-cell>
          <table:table-cell table:style-name="ce4" table:formula="of:=IF(ISNA(MATCH(ROW([.$D23])-1;[.$D$1:.$D$1048576];0));&quot;&quot;;INDEX([.$C$3:.$C$1002];MATCH(ROW([.$D23])-1;[.$D$1:.$D$1048576];0)))" office:value-type="string" office:string-value="best" calcext:value-type="string">
            <text:p>best</text:p>
          </table:table-cell>
          <table:table-cell table:style-name="ce4" office:value-type="string" calcext:value-type="string">
            <text:p>base</text:p>
          </table:table-cell>
          <table:table-cell table:style-name="ce4" table:formula="of:=IF([.$F24]=&quot;&quot;;&quot;&quot;;IF(LEFT([.$F23];1)&lt;&gt;&quot;^&quot;;&quot;&quot;;&quot;[&quot;)&amp;CHAR(34)&amp;[.$F24]&amp;CHAR(34)&amp;IF([.$F25]&lt;&gt;&quot;&quot;;&quot;, &quot;;&quot;]&quot;))" office:value-type="string" office:string-value="&quot;base&quot;, " calcext:value-type="string">
            <text:p>"bas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4" table:formula="of:=LEN([.A25])" office:value-type="float" office:value="2" calcext:value-type="float">
            <text:p>2</text:p>
          </table:table-cell>
          <table:table-cell table:style-name="ce4" table:formula="of:=IF(AND([.$B25]&gt;=[.$J$2];[.$B25]&lt;=[.$J$3]);[.$A25];&quot;zzz&quot;)" office:value-type="string" office:string-value="zzz" calcext:value-type="string">
            <text:p>zzz</text:p>
          </table:table-cell>
          <table:table-cell table:style-name="ce4" table:formula="of:=IF([.$C25]=&quot;zzz&quot;;&quot;&quot;;COUNTIF([.$C$3:.$C$1002];&quot;&lt;&quot;&amp;[.$C25]))">
            <text:p/>
          </table:table-cell>
          <table:table-cell table:style-name="ce4" table:formula="of:=IF(ISNA(MATCH(ROW([.$D24])-1;[.$D$1:.$D$1048576];0));&quot;&quot;;INDEX([.$C$3:.$C$1002];MATCH(ROW([.$D24])-1;[.$D$1:.$D$1048576];0)))" office:value-type="string" office:string-value="bill" calcext:value-type="string">
            <text:p>bill</text:p>
          </table:table-cell>
          <table:table-cell table:style-name="ce4" office:value-type="string" calcext:value-type="string">
            <text:p>beat</text:p>
          </table:table-cell>
          <table:table-cell table:style-name="ce4" table:formula="of:=IF([.$F25]=&quot;&quot;;&quot;&quot;;IF(LEFT([.$F24];1)&lt;&gt;&quot;^&quot;;&quot;&quot;;&quot;[&quot;)&amp;CHAR(34)&amp;[.$F25]&amp;CHAR(34)&amp;IF([.$F26]&lt;&gt;&quot;&quot;;&quot;, &quot;;&quot;]&quot;))" office:value-type="string" office:string-value="&quot;beat&quot;, " calcext:value-type="string">
            <text:p>"bea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4" table:formula="of:=LEN([.A26])" office:value-type="float" office:value="2" calcext:value-type="float">
            <text:p>2</text:p>
          </table:table-cell>
          <table:table-cell table:style-name="ce4" table:formula="of:=IF(AND([.$B26]&gt;=[.$J$2];[.$B26]&lt;=[.$J$3]);[.$A26];&quot;zzz&quot;)" office:value-type="string" office:string-value="zzz" calcext:value-type="string">
            <text:p>zzz</text:p>
          </table:table-cell>
          <table:table-cell table:style-name="ce4" table:formula="of:=IF([.$C26]=&quot;zzz&quot;;&quot;&quot;;COUNTIF([.$C$3:.$C$1002];&quot;&lt;&quot;&amp;[.$C26]))">
            <text:p/>
          </table:table-cell>
          <table:table-cell table:style-name="ce4" table:formula="of:=IF(ISNA(MATCH(ROW([.$D25])-1;[.$D$1:.$D$1048576];0));&quot;&quot;;INDEX([.$C$3:.$C$1002];MATCH(ROW([.$D25])-1;[.$D$1:.$D$1048576];0)))" office:value-type="string" office:string-value="bit" calcext:value-type="string">
            <text:p>bit</text:p>
          </table:table-cell>
          <table:table-cell table:style-name="ce4" office:value-type="string" calcext:value-type="string">
            <text:p>bed</text:p>
          </table:table-cell>
          <table:table-cell table:style-name="ce4" table:formula="of:=IF([.$F26]=&quot;&quot;;&quot;&quot;;IF(LEFT([.$F25];1)&lt;&gt;&quot;^&quot;;&quot;&quot;;&quot;[&quot;)&amp;CHAR(34)&amp;[.$F26]&amp;CHAR(34)&amp;IF([.$F27]&lt;&gt;&quot;&quot;;&quot;, &quot;;&quot;]&quot;))" office:value-type="string" office:string-value="&quot;bed&quot;, " calcext:value-type="string">
            <text:p>"be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V</text:p>
          </table:table-cell>
          <table:table-cell table:style-name="ce4" table:formula="of:=LEN([.A27])" office:value-type="float" office:value="2" calcext:value-type="float">
            <text:p>2</text:p>
          </table:table-cell>
          <table:table-cell table:style-name="ce4" table:formula="of:=IF(AND([.$B27]&gt;=[.$J$2];[.$B27]&lt;=[.$J$3]);[.$A27];&quot;zzz&quot;)" office:value-type="string" office:string-value="zzz" calcext:value-type="string">
            <text:p>zzz</text:p>
          </table:table-cell>
          <table:table-cell table:style-name="ce4" table:formula="of:=IF([.$C27]=&quot;zzz&quot;;&quot;&quot;;COUNTIF([.$C$3:.$C$1002];&quot;&lt;&quot;&amp;[.$C27]))">
            <text:p/>
          </table:table-cell>
          <table:table-cell table:style-name="ce4" table:formula="of:=IF(ISNA(MATCH(ROW([.$D26])-1;[.$D$1:.$D$1048576];0));&quot;&quot;;INDEX([.$C$3:.$C$1002];MATCH(ROW([.$D26])-1;[.$D$1:.$D$1048576];0)))" office:value-type="string" office:string-value="blue" calcext:value-type="string">
            <text:p>blue</text:p>
          </table:table-cell>
          <table:table-cell table:style-name="ce4" office:value-type="string" calcext:value-type="string">
            <text:p>best</text:p>
          </table:table-cell>
          <table:table-cell table:style-name="ce4" table:formula="of:=IF([.$F27]=&quot;&quot;;&quot;&quot;;IF(LEFT([.$F26];1)&lt;&gt;&quot;^&quot;;&quot;&quot;;&quot;[&quot;)&amp;CHAR(34)&amp;[.$F27]&amp;CHAR(34)&amp;IF([.$F28]&lt;&gt;&quot;&quot;;&quot;, &quot;;&quot;]&quot;))" office:value-type="string" office:string-value="&quot;best&quot;, " calcext:value-type="string">
            <text:p>"be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p</text:p>
          </table:table-cell>
          <table:table-cell table:style-name="ce4" table:formula="of:=LEN([.A28])" office:value-type="float" office:value="2" calcext:value-type="float">
            <text:p>2</text:p>
          </table:table-cell>
          <table:table-cell table:style-name="ce4" table:formula="of:=IF(AND([.$B28]&gt;=[.$J$2];[.$B28]&lt;=[.$J$3]);[.$A28];&quot;zzz&quot;)" office:value-type="string" office:string-value="zzz" calcext:value-type="string">
            <text:p>zzz</text:p>
          </table:table-cell>
          <table:table-cell table:style-name="ce4" table:formula="of:=IF([.$C28]=&quot;zzz&quot;;&quot;&quot;;COUNTIF([.$C$3:.$C$1002];&quot;&lt;&quot;&amp;[.$C28]))">
            <text:p/>
          </table:table-cell>
          <table:table-cell table:style-name="ce4" table:formula="of:=IF(ISNA(MATCH(ROW([.$D27])-1;[.$D$1:.$D$1048576];0));&quot;&quot;;INDEX([.$C$3:.$C$1002];MATCH(ROW([.$D27])-1;[.$D$1:.$D$1048576];0)))" office:value-type="string" office:string-value="box" calcext:value-type="string">
            <text:p>box</text:p>
          </table:table-cell>
          <table:table-cell table:style-name="ce4" office:value-type="string" calcext:value-type="string">
            <text:p>big</text:p>
          </table:table-cell>
          <table:table-cell table:style-name="ce4" table:formula="of:=IF([.$F28]=&quot;&quot;;&quot;&quot;;IF(LEFT([.$F27];1)&lt;&gt;&quot;^&quot;;&quot;&quot;;&quot;[&quot;)&amp;CHAR(34)&amp;[.$F28]&amp;CHAR(34)&amp;IF([.$F29]&lt;&gt;&quot;&quot;;&quot;, &quot;;&quot;]&quot;))" office:value-type="string" office:string-value="&quot;big&quot;, " calcext:value-type="string">
            <text:p>"bi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</text:p>
          </table:table-cell>
          <table:table-cell table:style-name="ce4" table:formula="of:=LEN([.A29])" office:value-type="float" office:value="2" calcext:value-type="float">
            <text:p>2</text:p>
          </table:table-cell>
          <table:table-cell table:style-name="ce4" table:formula="of:=IF(AND([.$B29]&gt;=[.$J$2];[.$B29]&lt;=[.$J$3]);[.$A29];&quot;zzz&quot;)" office:value-type="string" office:string-value="zzz" calcext:value-type="string">
            <text:p>zzz</text:p>
          </table:table-cell>
          <table:table-cell table:style-name="ce4" table:formula="of:=IF([.$C29]=&quot;zzz&quot;;&quot;&quot;;COUNTIF([.$C$3:.$C$1002];&quot;&lt;&quot;&amp;[.$C29]))">
            <text:p/>
          </table:table-cell>
          <table:table-cell table:style-name="ce4" table:formula="of:=IF(ISNA(MATCH(ROW([.$D28])-1;[.$D$1:.$D$1048576];0));&quot;&quot;;INDEX([.$C$3:.$C$1002];MATCH(ROW([.$D28])-1;[.$D$1:.$D$1048576];0)))" office:value-type="string" office:string-value="body" calcext:value-type="string">
            <text:p>body</text:p>
          </table:table-cell>
          <table:table-cell table:style-name="ce4" office:value-type="string" calcext:value-type="string">
            <text:p>bill</text:p>
          </table:table-cell>
          <table:table-cell table:style-name="ce4" table:formula="of:=IF([.$F29]=&quot;&quot;;&quot;&quot;;IF(LEFT([.$F28];1)&lt;&gt;&quot;^&quot;;&quot;&quot;;&quot;[&quot;)&amp;CHAR(34)&amp;[.$F29]&amp;CHAR(34)&amp;IF([.$F30]&lt;&gt;&quot;&quot;;&quot;, &quot;;&quot;]&quot;))" office:value-type="string" office:string-value="&quot;bill&quot;, " calcext:value-type="string">
            <text:p>"bi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</text:p>
          </table:table-cell>
          <table:table-cell table:style-name="ce4" table:formula="of:=LEN([.A30])" office:value-type="float" office:value="2" calcext:value-type="float">
            <text:p>2</text:p>
          </table:table-cell>
          <table:table-cell table:style-name="ce4" table:formula="of:=IF(AND([.$B30]&gt;=[.$J$2];[.$B30]&lt;=[.$J$3]);[.$A30];&quot;zzz&quot;)" office:value-type="string" office:string-value="zzz" calcext:value-type="string">
            <text:p>zzz</text:p>
          </table:table-cell>
          <table:table-cell table:style-name="ce4" table:formula="of:=IF([.$C30]=&quot;zzz&quot;;&quot;&quot;;COUNTIF([.$C$3:.$C$1002];&quot;&lt;&quot;&amp;[.$C30]))">
            <text:p/>
          </table:table-cell>
          <table:table-cell table:style-name="ce4" table:formula="of:=IF(ISNA(MATCH(ROW([.$D29])-1;[.$D$1:.$D$1048576];0));&quot;&quot;;INDEX([.$C$3:.$C$1002];MATCH(ROW([.$D29])-1;[.$D$1:.$D$1048576];0)))" office:value-type="string" office:string-value="boy" calcext:value-type="string">
            <text:p>boy</text:p>
          </table:table-cell>
          <table:table-cell table:style-name="ce4" office:value-type="string" calcext:value-type="string">
            <text:p>bit</text:p>
          </table:table-cell>
          <table:table-cell table:style-name="ce4" table:formula="of:=IF([.$F30]=&quot;&quot;;&quot;&quot;;IF(LEFT([.$F29];1)&lt;&gt;&quot;^&quot;;&quot;&quot;;&quot;[&quot;)&amp;CHAR(34)&amp;[.$F30]&amp;CHAR(34)&amp;IF([.$F31]&lt;&gt;&quot;&quot;;&quot;, &quot;;&quot;]&quot;))" office:value-type="string" office:string-value="&quot;bit&quot;, " calcext:value-type="string">
            <text:p>"bi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t</text:p>
          </table:table-cell>
          <table:table-cell table:style-name="ce4" table:formula="of:=LEN([.A31])" office:value-type="float" office:value="3" calcext:value-type="float">
            <text:p>3</text:p>
          </table:table-cell>
          <table:table-cell table:style-name="ce4" table:formula="of:=IF(AND([.$B31]&gt;=[.$J$2];[.$B31]&lt;=[.$J$3]);[.$A31];&quot;zzz&quot;)" office:value-type="string" office:string-value="act" calcext:value-type="string">
            <text:p>act</text:p>
          </table:table-cell>
          <table:table-cell table:style-name="ce4" table:formula="of:=IF([.$C31]=&quot;zzz&quot;;&quot;&quot;;COUNTIF([.$C$3:.$C$1002];&quot;&lt;&quot;&amp;[.$C31]))" office:value-type="float" office:value="1" calcext:value-type="float">
            <text:p>1</text:p>
          </table:table-cell>
          <table:table-cell table:style-name="ce4" table:formula="of:=IF(ISNA(MATCH(ROW([.$D30])-1;[.$D$1:.$D$1048576];0));&quot;&quot;;INDEX([.$C$3:.$C$1002];MATCH(ROW([.$D30])-1;[.$D$1:.$D$1048576];0)))" office:value-type="string" office:string-value="book" calcext:value-type="string">
            <text:p>book</text:p>
          </table:table-cell>
          <table:table-cell table:style-name="ce4" office:value-type="string" calcext:value-type="string">
            <text:p>blue</text:p>
          </table:table-cell>
          <table:table-cell table:style-name="ce4" table:formula="of:=IF([.$F31]=&quot;&quot;;&quot;&quot;;IF(LEFT([.$F30];1)&lt;&gt;&quot;^&quot;;&quot;&quot;;&quot;[&quot;)&amp;CHAR(34)&amp;[.$F31]&amp;CHAR(34)&amp;IF([.$F32]&lt;&gt;&quot;&quot;;&quot;, &quot;;&quot;]&quot;))" office:value-type="string" office:string-value="&quot;blue&quot;, " calcext:value-type="string">
            <text:p>"blu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d</text:p>
          </table:table-cell>
          <table:table-cell table:style-name="ce4" table:formula="of:=LEN([.A32])" office:value-type="float" office:value="3" calcext:value-type="float">
            <text:p>3</text:p>
          </table:table-cell>
          <table:table-cell table:style-name="ce4" table:formula="of:=IF(AND([.$B32]&gt;=[.$J$2];[.$B32]&lt;=[.$J$3]);[.$A32];&quot;zzz&quot;)" office:value-type="string" office:string-value="add" calcext:value-type="string">
            <text:p>add</text:p>
          </table:table-cell>
          <table:table-cell table:style-name="ce4" table:formula="of:=IF([.$C32]=&quot;zzz&quot;;&quot;&quot;;COUNTIF([.$C$3:.$C$1002];&quot;&lt;&quot;&amp;[.$C32]))" office:value-type="float" office:value="2" calcext:value-type="float">
            <text:p>2</text:p>
          </table:table-cell>
          <table:table-cell table:style-name="ce4" table:formula="of:=IF(ISNA(MATCH(ROW([.$D31])-1;[.$D$1:.$D$1048576];0));&quot;&quot;;INDEX([.$C$3:.$C$1002];MATCH(ROW([.$D31])-1;[.$D$1:.$D$1048576];0)))" office:value-type="string" office:string-value="born" calcext:value-type="string">
            <text:p>born</text:p>
          </table:table-cell>
          <table:table-cell table:style-name="ce4" office:value-type="string" calcext:value-type="string">
            <text:p>body</text:p>
          </table:table-cell>
          <table:table-cell table:style-name="ce4" table:formula="of:=IF([.$F32]=&quot;&quot;;&quot;&quot;;IF(LEFT([.$F31];1)&lt;&gt;&quot;^&quot;;&quot;&quot;;&quot;[&quot;)&amp;CHAR(34)&amp;[.$F32]&amp;CHAR(34)&amp;IF([.$F33]&lt;&gt;&quot;&quot;;&quot;, &quot;;&quot;]&quot;))" office:value-type="string" office:string-value="&quot;body&quot;, " calcext:value-type="string">
            <text:p>"bod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4" table:formula="of:=LEN([.A33])" office:value-type="float" office:value="3" calcext:value-type="float">
            <text:p>3</text:p>
          </table:table-cell>
          <table:table-cell table:style-name="ce4" table:formula="of:=IF(AND([.$B33]&gt;=[.$J$2];[.$B33]&lt;=[.$J$3]);[.$A33];&quot;zzz&quot;)" office:value-type="string" office:string-value="age" calcext:value-type="string">
            <text:p>age</text:p>
          </table:table-cell>
          <table:table-cell table:style-name="ce4" table:formula="of:=IF([.$C33]=&quot;zzz&quot;;&quot;&quot;;COUNTIF([.$C$3:.$C$1002];&quot;&lt;&quot;&amp;[.$C33]))" office:value-type="float" office:value="3" calcext:value-type="float">
            <text:p>3</text:p>
          </table:table-cell>
          <table:table-cell table:style-name="ce4" table:formula="of:=IF(ISNA(MATCH(ROW([.$D32])-1;[.$D$1:.$D$1048576];0));&quot;&quot;;INDEX([.$C$3:.$C$1002];MATCH(ROW([.$D32])-1;[.$D$1:.$D$1048576];0)))" office:value-type="string" office:string-value="both" calcext:value-type="string">
            <text:p>both</text:p>
          </table:table-cell>
          <table:table-cell table:style-name="ce4" office:value-type="string" calcext:value-type="string">
            <text:p>book</text:p>
          </table:table-cell>
          <table:table-cell table:style-name="ce4" table:formula="of:=IF([.$F33]=&quot;&quot;;&quot;&quot;;IF(LEFT([.$F32];1)&lt;&gt;&quot;^&quot;;&quot;&quot;;&quot;[&quot;)&amp;CHAR(34)&amp;[.$F33]&amp;CHAR(34)&amp;IF([.$F34]&lt;&gt;&quot;&quot;;&quot;, &quot;;&quot;]&quot;))" office:value-type="string" office:string-value="&quot;book&quot;, " calcext:value-type="string">
            <text:p>"boo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o</text:p>
          </table:table-cell>
          <table:table-cell table:style-name="ce4" table:formula="of:=LEN([.A34])" office:value-type="float" office:value="3" calcext:value-type="float">
            <text:p>3</text:p>
          </table:table-cell>
          <table:table-cell table:style-name="ce4" table:formula="of:=IF(AND([.$B34]&gt;=[.$J$2];[.$B34]&lt;=[.$J$3]);[.$A34];&quot;zzz&quot;)" office:value-type="string" office:string-value="ago" calcext:value-type="string">
            <text:p>ago</text:p>
          </table:table-cell>
          <table:table-cell table:style-name="ce4" table:formula="of:=IF([.$C34]=&quot;zzz&quot;;&quot;&quot;;COUNTIF([.$C$3:.$C$1002];&quot;&lt;&quot;&amp;[.$C34]))" office:value-type="float" office:value="4" calcext:value-type="float">
            <text:p>4</text:p>
          </table:table-cell>
          <table:table-cell table:style-name="ce4" table:formula="of:=IF(ISNA(MATCH(ROW([.$D33])-1;[.$D$1:.$D$1048576];0));&quot;&quot;;INDEX([.$C$3:.$C$1002];MATCH(ROW([.$D33])-1;[.$D$1:.$D$1048576];0)))" office:value-type="string" office:string-value="call" calcext:value-type="string">
            <text:p>call</text:p>
          </table:table-cell>
          <table:table-cell table:style-name="ce4" office:value-type="string" calcext:value-type="string">
            <text:p>born</text:p>
          </table:table-cell>
          <table:table-cell table:style-name="ce4" table:formula="of:=IF([.$F34]=&quot;&quot;;&quot;&quot;;IF(LEFT([.$F33];1)&lt;&gt;&quot;^&quot;;&quot;&quot;;&quot;[&quot;)&amp;CHAR(34)&amp;[.$F34]&amp;CHAR(34)&amp;IF([.$F35]&lt;&gt;&quot;&quot;;&quot;, &quot;;&quot;]&quot;))" office:value-type="string" office:string-value="&quot;born&quot;, " calcext:value-type="string">
            <text:p>"bor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ir</text:p>
          </table:table-cell>
          <table:table-cell table:style-name="ce4" table:formula="of:=LEN([.A35])" office:value-type="float" office:value="3" calcext:value-type="float">
            <text:p>3</text:p>
          </table:table-cell>
          <table:table-cell table:style-name="ce4" table:formula="of:=IF(AND([.$B35]&gt;=[.$J$2];[.$B35]&lt;=[.$J$3]);[.$A35];&quot;zzz&quot;)" office:value-type="string" office:string-value="air" calcext:value-type="string">
            <text:p>air</text:p>
          </table:table-cell>
          <table:table-cell table:style-name="ce4" table:formula="of:=IF([.$C35]=&quot;zzz&quot;;&quot;&quot;;COUNTIF([.$C$3:.$C$1002];&quot;&lt;&quot;&amp;[.$C35]))" office:value-type="float" office:value="5" calcext:value-type="float">
            <text:p>5</text:p>
          </table:table-cell>
          <table:table-cell table:style-name="ce4" table:formula="of:=IF(ISNA(MATCH(ROW([.$D34])-1;[.$D$1:.$D$1048576];0));&quot;&quot;;INDEX([.$C$3:.$C$1002];MATCH(ROW([.$D34])-1;[.$D$1:.$D$1048576];0)))" office:value-type="string" office:string-value="card" calcext:value-type="string">
            <text:p>card</text:p>
          </table:table-cell>
          <table:table-cell table:style-name="ce4" office:value-type="string" calcext:value-type="string">
            <text:p>both</text:p>
          </table:table-cell>
          <table:table-cell table:style-name="ce4" table:formula="of:=IF([.$F35]=&quot;&quot;;&quot;&quot;;IF(LEFT([.$F34];1)&lt;&gt;&quot;^&quot;;&quot;&quot;;&quot;[&quot;)&amp;CHAR(34)&amp;[.$F35]&amp;CHAR(34)&amp;IF([.$F36]&lt;&gt;&quot;&quot;;&quot;, &quot;;&quot;]&quot;))" office:value-type="string" office:string-value="&quot;both&quot;, " calcext:value-type="string">
            <text:p>"bot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4" table:formula="of:=LEN([.A36])" office:value-type="float" office:value="3" calcext:value-type="float">
            <text:p>3</text:p>
          </table:table-cell>
          <table:table-cell table:style-name="ce4" table:formula="of:=IF(AND([.$B36]&gt;=[.$J$2];[.$B36]&lt;=[.$J$3]);[.$A36];&quot;zzz&quot;)" office:value-type="string" office:string-value="all" calcext:value-type="string">
            <text:p>all</text:p>
          </table:table-cell>
          <table:table-cell table:style-name="ce4" table:formula="of:=IF([.$C36]=&quot;zzz&quot;;&quot;&quot;;COUNTIF([.$C$3:.$C$1002];&quot;&lt;&quot;&amp;[.$C36]))" office:value-type="float" office:value="6" calcext:value-type="float">
            <text:p>6</text:p>
          </table:table-cell>
          <table:table-cell table:style-name="ce4" table:formula="of:=IF(ISNA(MATCH(ROW([.$D35])-1;[.$D$1:.$D$1048576];0));&quot;&quot;;INDEX([.$C$3:.$C$1002];MATCH(ROW([.$D35])-1;[.$D$1:.$D$1048576];0)))" office:value-type="string" office:string-value="but" calcext:value-type="string">
            <text:p>but</text:p>
          </table:table-cell>
          <table:table-cell table:style-name="ce4" office:value-type="string" calcext:value-type="string">
            <text:p>box</text:p>
          </table:table-cell>
          <table:table-cell table:style-name="ce4" table:formula="of:=IF([.$F36]=&quot;&quot;;&quot;&quot;;IF(LEFT([.$F35];1)&lt;&gt;&quot;^&quot;;&quot;&quot;;&quot;[&quot;)&amp;CHAR(34)&amp;[.$F36]&amp;CHAR(34)&amp;IF([.$F37]&lt;&gt;&quot;&quot;;&quot;, &quot;;&quot;]&quot;))" office:value-type="string" office:string-value="&quot;box&quot;, " calcext:value-type="string">
            <text:p>"box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d</text:p>
          </table:table-cell>
          <table:table-cell table:style-name="ce4" table:formula="of:=LEN([.A37])" office:value-type="float" office:value="3" calcext:value-type="float">
            <text:p>3</text:p>
          </table:table-cell>
          <table:table-cell table:style-name="ce4" table:formula="of:=IF(AND([.$B37]&gt;=[.$J$2];[.$B37]&lt;=[.$J$3]);[.$A37];&quot;zzz&quot;)" office:value-type="string" office:string-value="and" calcext:value-type="string">
            <text:p>and</text:p>
          </table:table-cell>
          <table:table-cell table:style-name="ce4" table:formula="of:=IF([.$C37]=&quot;zzz&quot;;&quot;&quot;;COUNTIF([.$C$3:.$C$1002];&quot;&lt;&quot;&amp;[.$C37]))" office:value-type="float" office:value="8" calcext:value-type="float">
            <text:p>8</text:p>
          </table:table-cell>
          <table:table-cell table:style-name="ce4" table:formula="of:=IF(ISNA(MATCH(ROW([.$D36])-1;[.$D$1:.$D$1048576];0));&quot;&quot;;INDEX([.$C$3:.$C$1002];MATCH(ROW([.$D36])-1;[.$D$1:.$D$1048576];0)))" office:value-type="string" office:string-value="buy" calcext:value-type="string">
            <text:p>buy</text:p>
          </table:table-cell>
          <table:table-cell table:style-name="ce4" office:value-type="string" calcext:value-type="string">
            <text:p>boy</text:p>
          </table:table-cell>
          <table:table-cell table:style-name="ce4" table:formula="of:=IF([.$F37]=&quot;&quot;;&quot;&quot;;IF(LEFT([.$F36];1)&lt;&gt;&quot;^&quot;;&quot;&quot;;&quot;[&quot;)&amp;CHAR(34)&amp;[.$F37]&amp;CHAR(34)&amp;IF([.$F38]&lt;&gt;&quot;&quot;;&quot;, &quot;;&quot;]&quot;))" office:value-type="string" office:string-value="&quot;boy&quot;, " calcext:value-type="string">
            <text:p>"bo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y</text:p>
          </table:table-cell>
          <table:table-cell table:style-name="ce4" table:formula="of:=LEN([.A38])" office:value-type="float" office:value="3" calcext:value-type="float">
            <text:p>3</text:p>
          </table:table-cell>
          <table:table-cell table:style-name="ce4" table:formula="of:=IF(AND([.$B38]&gt;=[.$J$2];[.$B38]&lt;=[.$J$3]);[.$A38];&quot;zzz&quot;)" office:value-type="string" office:string-value="any" calcext:value-type="string">
            <text:p>any</text:p>
          </table:table-cell>
          <table:table-cell table:style-name="ce4" table:formula="of:=IF([.$C38]=&quot;zzz&quot;;&quot;&quot;;COUNTIF([.$C$3:.$C$1002];&quot;&lt;&quot;&amp;[.$C38]))" office:value-type="float" office:value="9" calcext:value-type="float">
            <text:p>9</text:p>
          </table:table-cell>
          <table:table-cell table:style-name="ce4" table:formula="of:=IF(ISNA(MATCH(ROW([.$D37])-1;[.$D$1:.$D$1048576];0));&quot;&quot;;INDEX([.$C$3:.$C$1002];MATCH(ROW([.$D37])-1;[.$D$1:.$D$1048576];0)))" office:value-type="string" office:string-value="can" calcext:value-type="string">
            <text:p>can</text:p>
          </table:table-cell>
          <table:table-cell table:style-name="ce4" office:value-type="string" calcext:value-type="string">
            <text:p>but</text:p>
          </table:table-cell>
          <table:table-cell table:style-name="ce4" table:formula="of:=IF([.$F38]=&quot;&quot;;&quot;&quot;;IF(LEFT([.$F37];1)&lt;&gt;&quot;^&quot;;&quot;&quot;;&quot;[&quot;)&amp;CHAR(34)&amp;[.$F38]&amp;CHAR(34)&amp;IF([.$F39]&lt;&gt;&quot;&quot;;&quot;, &quot;;&quot;]&quot;))" office:value-type="string" office:string-value="&quot;but&quot;, " calcext:value-type="string">
            <text:p>"bu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4" table:formula="of:=LEN([.A39])" office:value-type="float" office:value="3" calcext:value-type="float">
            <text:p>3</text:p>
          </table:table-cell>
          <table:table-cell table:style-name="ce4" table:formula="of:=IF(AND([.$B39]&gt;=[.$J$2];[.$B39]&lt;=[.$J$3]);[.$A39];&quot;zzz&quot;)" office:value-type="string" office:string-value="arm" calcext:value-type="string">
            <text:p>arm</text:p>
          </table:table-cell>
          <table:table-cell table:style-name="ce4" table:formula="of:=IF([.$C39]=&quot;zzz&quot;;&quot;&quot;;COUNTIF([.$C$3:.$C$1002];&quot;&lt;&quot;&amp;[.$C39]))" office:value-type="float" office:value="11" calcext:value-type="float">
            <text:p>11</text:p>
          </table:table-cell>
          <table:table-cell table:style-name="ce4" table:formula="of:=IF(ISNA(MATCH(ROW([.$D38])-1;[.$D$1:.$D$1048576];0));&quot;&quot;;INDEX([.$C$3:.$C$1002];MATCH(ROW([.$D38])-1;[.$D$1:.$D$1048576];0)))" office:value-type="string" office:string-value="car" calcext:value-type="string">
            <text:p>car</text:p>
          </table:table-cell>
          <table:table-cell table:style-name="ce4" office:value-type="string" calcext:value-type="string">
            <text:p>buy</text:p>
          </table:table-cell>
          <table:table-cell table:style-name="ce4" table:formula="of:=IF([.$F39]=&quot;&quot;;&quot;&quot;;IF(LEFT([.$F38];1)&lt;&gt;&quot;^&quot;;&quot;&quot;;&quot;[&quot;)&amp;CHAR(34)&amp;[.$F39]&amp;CHAR(34)&amp;IF([.$F40]&lt;&gt;&quot;&quot;;&quot;, &quot;;&quot;]&quot;))" office:value-type="string" office:string-value="&quot;buy&quot;, " calcext:value-type="string">
            <text:p>"bu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t</text:p>
          </table:table-cell>
          <table:table-cell table:style-name="ce4" table:formula="of:=LEN([.A40])" office:value-type="float" office:value="3" calcext:value-type="float">
            <text:p>3</text:p>
          </table:table-cell>
          <table:table-cell table:style-name="ce4" table:formula="of:=IF(AND([.$B40]&gt;=[.$J$2];[.$B40]&lt;=[.$J$3]);[.$A40];&quot;zzz&quot;)" office:value-type="string" office:string-value="art" calcext:value-type="string">
            <text:p>art</text:p>
          </table:table-cell>
          <table:table-cell table:style-name="ce4" table:formula="of:=IF([.$C40]=&quot;zzz&quot;;&quot;&quot;;COUNTIF([.$C$3:.$C$1002];&quot;&lt;&quot;&amp;[.$C40]))" office:value-type="float" office:value="12" calcext:value-type="float">
            <text:p>12</text:p>
          </table:table-cell>
          <table:table-cell table:style-name="ce4" table:formula="of:=IF(ISNA(MATCH(ROW([.$D39])-1;[.$D$1:.$D$1048576];0));&quot;&quot;;INDEX([.$C$3:.$C$1002];MATCH(ROW([.$D39])-1;[.$D$1:.$D$1048576];0)))" office:value-type="string" office:string-value="care" calcext:value-type="string">
            <text:p>care</text:p>
          </table:table-cell>
          <table:table-cell table:style-name="ce4" office:value-type="string" calcext:value-type="string">
            <text:p>call</text:p>
          </table:table-cell>
          <table:table-cell table:style-name="ce4" table:formula="of:=IF([.$F40]=&quot;&quot;;&quot;&quot;;IF(LEFT([.$F39];1)&lt;&gt;&quot;^&quot;;&quot;&quot;;&quot;[&quot;)&amp;CHAR(34)&amp;[.$F40]&amp;CHAR(34)&amp;IF([.$F41]&lt;&gt;&quot;&quot;;&quot;, &quot;;&quot;]&quot;))" office:value-type="string" office:string-value="&quot;call&quot;, " calcext:value-type="string">
            <text:p>"ca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k</text:p>
          </table:table-cell>
          <table:table-cell table:style-name="ce4" table:formula="of:=LEN([.A41])" office:value-type="float" office:value="3" calcext:value-type="float">
            <text:p>3</text:p>
          </table:table-cell>
          <table:table-cell table:style-name="ce4" table:formula="of:=IF(AND([.$B41]&gt;=[.$J$2];[.$B41]&lt;=[.$J$3]);[.$A41];&quot;zzz&quot;)" office:value-type="string" office:string-value="ask" calcext:value-type="string">
            <text:p>ask</text:p>
          </table:table-cell>
          <table:table-cell table:style-name="ce4" table:formula="of:=IF([.$C41]=&quot;zzz&quot;;&quot;&quot;;COUNTIF([.$C$3:.$C$1002];&quot;&lt;&quot;&amp;[.$C41]))" office:value-type="float" office:value="13" calcext:value-type="float">
            <text:p>13</text:p>
          </table:table-cell>
          <table:table-cell table:style-name="ce4" table:formula="of:=IF(ISNA(MATCH(ROW([.$D40])-1;[.$D$1:.$D$1048576];0));&quot;&quot;;INDEX([.$C$3:.$C$1002];MATCH(ROW([.$D40])-1;[.$D$1:.$D$1048576];0)))" office:value-type="string" office:string-value="cup" calcext:value-type="string">
            <text:p>cup</text:p>
          </table:table-cell>
          <table:table-cell table:style-name="ce4" office:value-type="string" calcext:value-type="string">
            <text:p>can</text:p>
          </table:table-cell>
          <table:table-cell table:style-name="ce4" table:formula="of:=IF([.$F41]=&quot;&quot;;&quot;&quot;;IF(LEFT([.$F40];1)&lt;&gt;&quot;^&quot;;&quot;&quot;;&quot;[&quot;)&amp;CHAR(34)&amp;[.$F41]&amp;CHAR(34)&amp;IF([.$F42]&lt;&gt;&quot;&quot;;&quot;, &quot;;&quot;]&quot;))" office:value-type="string" office:string-value="&quot;can&quot;, " calcext:value-type="string">
            <text:p>"ca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4" table:formula="of:=LEN([.A42])" office:value-type="float" office:value="3" calcext:value-type="float">
            <text:p>3</text:p>
          </table:table-cell>
          <table:table-cell table:style-name="ce4" table:formula="of:=IF(AND([.$B42]&gt;=[.$J$2];[.$B42]&lt;=[.$J$3]);[.$A42];&quot;zzz&quot;)" office:value-type="string" office:string-value="bad" calcext:value-type="string">
            <text:p>bad</text:p>
          </table:table-cell>
          <table:table-cell table:style-name="ce4" table:formula="of:=IF([.$C42]=&quot;zzz&quot;;&quot;&quot;;COUNTIF([.$C$3:.$C$1002];&quot;&lt;&quot;&amp;[.$C42]))" office:value-type="float" office:value="17" calcext:value-type="float">
            <text:p>17</text:p>
          </table:table-cell>
          <table:table-cell table:style-name="ce4" table:formula="of:=IF(ISNA(MATCH(ROW([.$D41])-1;[.$D$1:.$D$1048576];0));&quot;&quot;;INDEX([.$C$3:.$C$1002];MATCH(ROW([.$D41])-1;[.$D$1:.$D$1048576];0)))" office:value-type="string" office:string-value="cut" calcext:value-type="string">
            <text:p>cut</text:p>
          </table:table-cell>
          <table:table-cell table:style-name="ce4" office:value-type="string" calcext:value-type="string">
            <text:p>car</text:p>
          </table:table-cell>
          <table:table-cell table:style-name="ce4" table:formula="of:=IF([.$F42]=&quot;&quot;;&quot;&quot;;IF(LEFT([.$F41];1)&lt;&gt;&quot;^&quot;;&quot;&quot;;&quot;[&quot;)&amp;CHAR(34)&amp;[.$F42]&amp;CHAR(34)&amp;IF([.$F43]&lt;&gt;&quot;&quot;;&quot;, &quot;;&quot;]&quot;))" office:value-type="string" office:string-value="&quot;car&quot;, " calcext:value-type="string">
            <text:p>"c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g</text:p>
          </table:table-cell>
          <table:table-cell table:style-name="ce4" table:formula="of:=LEN([.A43])" office:value-type="float" office:value="3" calcext:value-type="float">
            <text:p>3</text:p>
          </table:table-cell>
          <table:table-cell table:style-name="ce4" table:formula="of:=IF(AND([.$B43]&gt;=[.$J$2];[.$B43]&lt;=[.$J$3]);[.$A43];&quot;zzz&quot;)" office:value-type="string" office:string-value="bag" calcext:value-type="string">
            <text:p>bag</text:p>
          </table:table-cell>
          <table:table-cell table:style-name="ce4" table:formula="of:=IF([.$C43]=&quot;zzz&quot;;&quot;&quot;;COUNTIF([.$C$3:.$C$1002];&quot;&lt;&quot;&amp;[.$C43]))" office:value-type="float" office:value="18" calcext:value-type="float">
            <text:p>18</text:p>
          </table:table-cell>
          <table:table-cell table:style-name="ce4" table:formula="of:=IF(ISNA(MATCH(ROW([.$D42])-1;[.$D$1:.$D$1048576];0));&quot;&quot;;INDEX([.$C$3:.$C$1002];MATCH(ROW([.$D42])-1;[.$D$1:.$D$1048576];0)))" office:value-type="string" office:string-value="case" calcext:value-type="string">
            <text:p>case</text:p>
          </table:table-cell>
          <table:table-cell table:style-name="ce4" office:value-type="string" calcext:value-type="string">
            <text:p>card</text:p>
          </table:table-cell>
          <table:table-cell table:style-name="ce4" table:formula="of:=IF([.$F43]=&quot;&quot;;&quot;&quot;;IF(LEFT([.$F42];1)&lt;&gt;&quot;^&quot;;&quot;&quot;;&quot;[&quot;)&amp;CHAR(34)&amp;[.$F43]&amp;CHAR(34)&amp;IF([.$F44]&lt;&gt;&quot;&quot;;&quot;, &quot;;&quot;]&quot;))" office:value-type="string" office:string-value="&quot;card&quot;, " calcext:value-type="string">
            <text:p>"car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r</text:p>
          </table:table-cell>
          <table:table-cell table:style-name="ce4" table:formula="of:=LEN([.A44])" office:value-type="float" office:value="3" calcext:value-type="float">
            <text:p>3</text:p>
          </table:table-cell>
          <table:table-cell table:style-name="ce4" table:formula="of:=IF(AND([.$B44]&gt;=[.$J$2];[.$B44]&lt;=[.$J$3]);[.$A44];&quot;zzz&quot;)" office:value-type="string" office:string-value="bar" calcext:value-type="string">
            <text:p>bar</text:p>
          </table:table-cell>
          <table:table-cell table:style-name="ce4" table:formula="of:=IF([.$C44]=&quot;zzz&quot;;&quot;&quot;;COUNTIF([.$C$3:.$C$1002];&quot;&lt;&quot;&amp;[.$C44]))" office:value-type="float" office:value="21" calcext:value-type="float">
            <text:p>21</text:p>
          </table:table-cell>
          <table:table-cell table:style-name="ce4" table:formula="of:=IF(ISNA(MATCH(ROW([.$D43])-1;[.$D$1:.$D$1048576];0));&quot;&quot;;INDEX([.$C$3:.$C$1002];MATCH(ROW([.$D43])-1;[.$D$1:.$D$1048576];0)))" office:value-type="string" office:string-value="cell" calcext:value-type="string">
            <text:p>cell</text:p>
          </table:table-cell>
          <table:table-cell table:style-name="ce4" office:value-type="string" calcext:value-type="string">
            <text:p>care</text:p>
          </table:table-cell>
          <table:table-cell table:style-name="ce4" table:formula="of:=IF([.$F44]=&quot;&quot;;&quot;&quot;;IF(LEFT([.$F43];1)&lt;&gt;&quot;^&quot;;&quot;&quot;;&quot;[&quot;)&amp;CHAR(34)&amp;[.$F44]&amp;CHAR(34)&amp;IF([.$F45]&lt;&gt;&quot;&quot;;&quot;, &quot;;&quot;]&quot;))" office:value-type="string" office:string-value="&quot;care&quot;, " calcext:value-type="string">
            <text:p>"car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d</text:p>
          </table:table-cell>
          <table:table-cell table:style-name="ce4" table:formula="of:=LEN([.A45])" office:value-type="float" office:value="3" calcext:value-type="float">
            <text:p>3</text:p>
          </table:table-cell>
          <table:table-cell table:style-name="ce4" table:formula="of:=IF(AND([.$B45]&gt;=[.$J$2];[.$B45]&lt;=[.$J$3]);[.$A45];&quot;zzz&quot;)" office:value-type="string" office:string-value="bed" calcext:value-type="string">
            <text:p>bed</text:p>
          </table:table-cell>
          <table:table-cell table:style-name="ce4" table:formula="of:=IF([.$C45]=&quot;zzz&quot;;&quot;&quot;;COUNTIF([.$C$3:.$C$1002];&quot;&lt;&quot;&amp;[.$C45]))" office:value-type="float" office:value="24" calcext:value-type="float">
            <text:p>24</text:p>
          </table:table-cell>
          <table:table-cell table:style-name="ce4" table:formula="of:=IF(ISNA(MATCH(ROW([.$D44])-1;[.$D$1:.$D$1048576];0));&quot;&quot;;INDEX([.$C$3:.$C$1002];MATCH(ROW([.$D44])-1;[.$D$1:.$D$1048576];0)))" office:value-type="string" office:string-value="city" calcext:value-type="string">
            <text:p>city</text:p>
          </table:table-cell>
          <table:table-cell table:style-name="ce4" office:value-type="string" calcext:value-type="string">
            <text:p>case</text:p>
          </table:table-cell>
          <table:table-cell table:style-name="ce4" table:formula="of:=IF([.$F45]=&quot;&quot;;&quot;&quot;;IF(LEFT([.$F44];1)&lt;&gt;&quot;^&quot;;&quot;&quot;;&quot;[&quot;)&amp;CHAR(34)&amp;[.$F45]&amp;CHAR(34)&amp;IF([.$F46]&lt;&gt;&quot;&quot;;&quot;, &quot;;&quot;]&quot;))" office:value-type="string" office:string-value="&quot;case&quot;, " calcext:value-type="string">
            <text:p>"cas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g</text:p>
          </table:table-cell>
          <table:table-cell table:style-name="ce4" table:formula="of:=LEN([.A46])" office:value-type="float" office:value="3" calcext:value-type="float">
            <text:p>3</text:p>
          </table:table-cell>
          <table:table-cell table:style-name="ce4" table:formula="of:=IF(AND([.$B46]&gt;=[.$J$2];[.$B46]&lt;=[.$J$3]);[.$A46];&quot;zzz&quot;)" office:value-type="string" office:string-value="big" calcext:value-type="string">
            <text:p>big</text:p>
          </table:table-cell>
          <table:table-cell table:style-name="ce4" table:formula="of:=IF([.$C46]=&quot;zzz&quot;;&quot;&quot;;COUNTIF([.$C$3:.$C$1002];&quot;&lt;&quot;&amp;[.$C46]))" office:value-type="float" office:value="26" calcext:value-type="float">
            <text:p>26</text:p>
          </table:table-cell>
          <table:table-cell table:style-name="ce4" table:formula="of:=IF(ISNA(MATCH(ROW([.$D45])-1;[.$D$1:.$D$1048576];0));&quot;&quot;;INDEX([.$C$3:.$C$1002];MATCH(ROW([.$D45])-1;[.$D$1:.$D$1048576];0)))" office:value-type="string" office:string-value="cold" calcext:value-type="string">
            <text:p>cold</text:p>
          </table:table-cell>
          <table:table-cell table:style-name="ce4" office:value-type="string" calcext:value-type="string">
            <text:p>cell</text:p>
          </table:table-cell>
          <table:table-cell table:style-name="ce4" table:formula="of:=IF([.$F46]=&quot;&quot;;&quot;&quot;;IF(LEFT([.$F45];1)&lt;&gt;&quot;^&quot;;&quot;&quot;;&quot;[&quot;)&amp;CHAR(34)&amp;[.$F46]&amp;CHAR(34)&amp;IF([.$F47]&lt;&gt;&quot;&quot;;&quot;, &quot;;&quot;]&quot;))" office:value-type="string" office:string-value="&quot;cell&quot;, " calcext:value-type="string">
            <text:p>"ce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t</text:p>
          </table:table-cell>
          <table:table-cell table:style-name="ce4" table:formula="of:=LEN([.A47])" office:value-type="float" office:value="3" calcext:value-type="float">
            <text:p>3</text:p>
          </table:table-cell>
          <table:table-cell table:style-name="ce4" table:formula="of:=IF(AND([.$B47]&gt;=[.$J$2];[.$B47]&lt;=[.$J$3]);[.$A47];&quot;zzz&quot;)" office:value-type="string" office:string-value="bit" calcext:value-type="string">
            <text:p>bit</text:p>
          </table:table-cell>
          <table:table-cell table:style-name="ce4" table:formula="of:=IF([.$C47]=&quot;zzz&quot;;&quot;&quot;;COUNTIF([.$C$3:.$C$1002];&quot;&lt;&quot;&amp;[.$C47]))" office:value-type="float" office:value="28" calcext:value-type="float">
            <text:p>28</text:p>
          </table:table-cell>
          <table:table-cell table:style-name="ce4" table:formula="of:=IF(ISNA(MATCH(ROW([.$D46])-1;[.$D$1:.$D$1048576];0));&quot;&quot;;INDEX([.$C$3:.$C$1002];MATCH(ROW([.$D46])-1;[.$D$1:.$D$1048576];0)))" office:value-type="string" office:string-value="come" calcext:value-type="string">
            <text:p>come</text:p>
          </table:table-cell>
          <table:table-cell table:style-name="ce4" office:value-type="string" calcext:value-type="string">
            <text:p>city</text:p>
          </table:table-cell>
          <table:table-cell table:style-name="ce4" table:formula="of:=IF([.$F47]=&quot;&quot;;&quot;&quot;;IF(LEFT([.$F46];1)&lt;&gt;&quot;^&quot;;&quot;&quot;;&quot;[&quot;)&amp;CHAR(34)&amp;[.$F47]&amp;CHAR(34)&amp;IF([.$F48]&lt;&gt;&quot;&quot;;&quot;, &quot;;&quot;]&quot;))" office:value-type="string" office:string-value="&quot;city&quot;, " calcext:value-type="string">
            <text:p>"cit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x</text:p>
          </table:table-cell>
          <table:table-cell table:style-name="ce4" table:formula="of:=LEN([.A48])" office:value-type="float" office:value="3" calcext:value-type="float">
            <text:p>3</text:p>
          </table:table-cell>
          <table:table-cell table:style-name="ce4" table:formula="of:=IF(AND([.$B48]&gt;=[.$J$2];[.$B48]&lt;=[.$J$3]);[.$A48];&quot;zzz&quot;)" office:value-type="string" office:string-value="box" calcext:value-type="string">
            <text:p>box</text:p>
          </table:table-cell>
          <table:table-cell table:style-name="ce4" table:formula="of:=IF([.$C48]=&quot;zzz&quot;;&quot;&quot;;COUNTIF([.$C$3:.$C$1002];&quot;&lt;&quot;&amp;[.$C48]))" office:value-type="float" office:value="34" calcext:value-type="float">
            <text:p>34</text:p>
          </table:table-cell>
          <table:table-cell table:style-name="ce4" table:formula="of:=IF(ISNA(MATCH(ROW([.$D47])-1;[.$D$1:.$D$1048576];0));&quot;&quot;;INDEX([.$C$3:.$C$1002];MATCH(ROW([.$D47])-1;[.$D$1:.$D$1048576];0)))" office:value-type="string" office:string-value="cost" calcext:value-type="string">
            <text:p>cost</text:p>
          </table:table-cell>
          <table:table-cell table:style-name="ce4" office:value-type="string" calcext:value-type="string">
            <text:p>cold</text:p>
          </table:table-cell>
          <table:table-cell table:style-name="ce4" table:formula="of:=IF([.$F48]=&quot;&quot;;&quot;&quot;;IF(LEFT([.$F47];1)&lt;&gt;&quot;^&quot;;&quot;&quot;;&quot;[&quot;)&amp;CHAR(34)&amp;[.$F48]&amp;CHAR(34)&amp;IF([.$F49]&lt;&gt;&quot;&quot;;&quot;, &quot;;&quot;]&quot;))" office:value-type="string" office:string-value="&quot;cold&quot;, " calcext:value-type="string">
            <text:p>"col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y</text:p>
          </table:table-cell>
          <table:table-cell table:style-name="ce4" table:formula="of:=LEN([.A49])" office:value-type="float" office:value="3" calcext:value-type="float">
            <text:p>3</text:p>
          </table:table-cell>
          <table:table-cell table:style-name="ce4" table:formula="of:=IF(AND([.$B49]&gt;=[.$J$2];[.$B49]&lt;=[.$J$3]);[.$A49];&quot;zzz&quot;)" office:value-type="string" office:string-value="boy" calcext:value-type="string">
            <text:p>boy</text:p>
          </table:table-cell>
          <table:table-cell table:style-name="ce4" table:formula="of:=IF([.$C49]=&quot;zzz&quot;;&quot;&quot;;COUNTIF([.$C$3:.$C$1002];&quot;&lt;&quot;&amp;[.$C49]))" office:value-type="float" office:value="35" calcext:value-type="float">
            <text:p>35</text:p>
          </table:table-cell>
          <table:table-cell table:style-name="ce4" table:formula="of:=IF(ISNA(MATCH(ROW([.$D48])-1;[.$D$1:.$D$1048576];0));&quot;&quot;;INDEX([.$C$3:.$C$1002];MATCH(ROW([.$D48])-1;[.$D$1:.$D$1048576];0)))" office:value-type="string" office:string-value="dark" calcext:value-type="string">
            <text:p>dark</text:p>
          </table:table-cell>
          <table:table-cell table:style-name="ce4" office:value-type="string" calcext:value-type="string">
            <text:p>come</text:p>
          </table:table-cell>
          <table:table-cell table:style-name="ce4" table:formula="of:=IF([.$F49]=&quot;&quot;;&quot;&quot;;IF(LEFT([.$F48];1)&lt;&gt;&quot;^&quot;;&quot;&quot;;&quot;[&quot;)&amp;CHAR(34)&amp;[.$F49]&amp;CHAR(34)&amp;IF([.$F50]&lt;&gt;&quot;&quot;;&quot;, &quot;;&quot;]&quot;))" office:value-type="string" office:string-value="&quot;come&quot;, " calcext:value-type="string">
            <text:p>"co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t</text:p>
          </table:table-cell>
          <table:table-cell table:style-name="ce4" table:formula="of:=LEN([.A50])" office:value-type="float" office:value="3" calcext:value-type="float">
            <text:p>3</text:p>
          </table:table-cell>
          <table:table-cell table:style-name="ce4" table:formula="of:=IF(AND([.$B50]&gt;=[.$J$2];[.$B50]&lt;=[.$J$3]);[.$A50];&quot;zzz&quot;)" office:value-type="string" office:string-value="but" calcext:value-type="string">
            <text:p>but</text:p>
          </table:table-cell>
          <table:table-cell table:style-name="ce4" table:formula="of:=IF([.$C50]=&quot;zzz&quot;;&quot;&quot;;COUNTIF([.$C$3:.$C$1002];&quot;&lt;&quot;&amp;[.$C50]))" office:value-type="float" office:value="36" calcext:value-type="float">
            <text:p>36</text:p>
          </table:table-cell>
          <table:table-cell table:style-name="ce4" table:formula="of:=IF(ISNA(MATCH(ROW([.$D49])-1;[.$D$1:.$D$1048576];0));&quot;&quot;;INDEX([.$C$3:.$C$1002];MATCH(ROW([.$D49])-1;[.$D$1:.$D$1048576];0)))" office:value-type="string" office:string-value="data" calcext:value-type="string">
            <text:p>data</text:p>
          </table:table-cell>
          <table:table-cell table:style-name="ce4" office:value-type="string" calcext:value-type="string">
            <text:p>cost</text:p>
          </table:table-cell>
          <table:table-cell table:style-name="ce4" table:formula="of:=IF([.$F50]=&quot;&quot;;&quot;&quot;;IF(LEFT([.$F49];1)&lt;&gt;&quot;^&quot;;&quot;&quot;;&quot;[&quot;)&amp;CHAR(34)&amp;[.$F50]&amp;CHAR(34)&amp;IF([.$F51]&lt;&gt;&quot;&quot;;&quot;, &quot;;&quot;]&quot;))" office:value-type="string" office:string-value="&quot;cost&quot;, " calcext:value-type="string">
            <text:p>"co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y</text:p>
          </table:table-cell>
          <table:table-cell table:style-name="ce4" table:formula="of:=LEN([.A51])" office:value-type="float" office:value="3" calcext:value-type="float">
            <text:p>3</text:p>
          </table:table-cell>
          <table:table-cell table:style-name="ce4" table:formula="of:=IF(AND([.$B51]&gt;=[.$J$2];[.$B51]&lt;=[.$J$3]);[.$A51];&quot;zzz&quot;)" office:value-type="string" office:string-value="buy" calcext:value-type="string">
            <text:p>buy</text:p>
          </table:table-cell>
          <table:table-cell table:style-name="ce4" table:formula="of:=IF([.$C51]=&quot;zzz&quot;;&quot;&quot;;COUNTIF([.$C$3:.$C$1002];&quot;&lt;&quot;&amp;[.$C51]))" office:value-type="float" office:value="37" calcext:value-type="float">
            <text:p>37</text:p>
          </table:table-cell>
          <table:table-cell table:style-name="ce4" table:formula="of:=IF(ISNA(MATCH(ROW([.$D50])-1;[.$D$1:.$D$1048576];0));&quot;&quot;;INDEX([.$C$3:.$C$1002];MATCH(ROW([.$D50])-1;[.$D$1:.$D$1048576];0)))" office:value-type="string" office:string-value="day" calcext:value-type="string">
            <text:p>day</text:p>
          </table:table-cell>
          <table:table-cell table:style-name="ce4" office:value-type="string" calcext:value-type="string">
            <text:p>cup</text:p>
          </table:table-cell>
          <table:table-cell table:style-name="ce4" table:formula="of:=IF([.$F51]=&quot;&quot;;&quot;&quot;;IF(LEFT([.$F50];1)&lt;&gt;&quot;^&quot;;&quot;&quot;;&quot;[&quot;)&amp;CHAR(34)&amp;[.$F51]&amp;CHAR(34)&amp;IF([.$F52]&lt;&gt;&quot;&quot;;&quot;, &quot;;&quot;]&quot;))" office:value-type="string" office:string-value="&quot;cup&quot;, " calcext:value-type="string">
            <text:p>"cu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n</text:p>
          </table:table-cell>
          <table:table-cell table:style-name="ce4" table:formula="of:=LEN([.A52])" office:value-type="float" office:value="3" calcext:value-type="float">
            <text:p>3</text:p>
          </table:table-cell>
          <table:table-cell table:style-name="ce4" table:formula="of:=IF(AND([.$B52]&gt;=[.$J$2];[.$B52]&lt;=[.$J$3]);[.$A52];&quot;zzz&quot;)" office:value-type="string" office:string-value="can" calcext:value-type="string">
            <text:p>can</text:p>
          </table:table-cell>
          <table:table-cell table:style-name="ce4" table:formula="of:=IF([.$C52]=&quot;zzz&quot;;&quot;&quot;;COUNTIF([.$C$3:.$C$1002];&quot;&lt;&quot;&amp;[.$C52]))" office:value-type="float" office:value="39" calcext:value-type="float">
            <text:p>39</text:p>
          </table:table-cell>
          <table:table-cell table:style-name="ce4" table:formula="of:=IF(ISNA(MATCH(ROW([.$D51])-1;[.$D$1:.$D$1048576];0));&quot;&quot;;INDEX([.$C$3:.$C$1002];MATCH(ROW([.$D51])-1;[.$D$1:.$D$1048576];0)))" office:value-type="string" office:string-value="die" calcext:value-type="string">
            <text:p>die</text:p>
          </table:table-cell>
          <table:table-cell table:style-name="ce4" office:value-type="string" calcext:value-type="string">
            <text:p>cut</text:p>
          </table:table-cell>
          <table:table-cell table:style-name="ce4" table:formula="of:=IF([.$F52]=&quot;&quot;;&quot;&quot;;IF(LEFT([.$F51];1)&lt;&gt;&quot;^&quot;;&quot;&quot;;&quot;[&quot;)&amp;CHAR(34)&amp;[.$F52]&amp;CHAR(34)&amp;IF([.$F53]&lt;&gt;&quot;&quot;;&quot;, &quot;;&quot;]&quot;))" office:value-type="string" office:string-value="&quot;cut&quot;, " calcext:value-type="string">
            <text:p>"cu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</text:p>
          </table:table-cell>
          <table:table-cell table:style-name="ce4" table:formula="of:=LEN([.A53])" office:value-type="float" office:value="3" calcext:value-type="float">
            <text:p>3</text:p>
          </table:table-cell>
          <table:table-cell table:style-name="ce4" table:formula="of:=IF(AND([.$B53]&gt;=[.$J$2];[.$B53]&lt;=[.$J$3]);[.$A53];&quot;zzz&quot;)" office:value-type="string" office:string-value="car" calcext:value-type="string">
            <text:p>car</text:p>
          </table:table-cell>
          <table:table-cell table:style-name="ce4" table:formula="of:=IF([.$C53]=&quot;zzz&quot;;&quot;&quot;;COUNTIF([.$C$3:.$C$1002];&quot;&lt;&quot;&amp;[.$C53]))" office:value-type="float" office:value="40" calcext:value-type="float">
            <text:p>40</text:p>
          </table:table-cell>
          <table:table-cell table:style-name="ce4" table:formula="of:=IF(ISNA(MATCH(ROW([.$D52])-1;[.$D$1:.$D$1048576];0));&quot;&quot;;INDEX([.$C$3:.$C$1002];MATCH(ROW([.$D52])-1;[.$D$1:.$D$1048576];0)))" office:value-type="string" office:string-value="dead" calcext:value-type="string">
            <text:p>dead</text:p>
          </table:table-cell>
          <table:table-cell table:style-name="ce4" office:value-type="string" calcext:value-type="string">
            <text:p>dark</text:p>
          </table:table-cell>
          <table:table-cell table:style-name="ce4" table:formula="of:=IF([.$F53]=&quot;&quot;;&quot;&quot;;IF(LEFT([.$F52];1)&lt;&gt;&quot;^&quot;;&quot;&quot;;&quot;[&quot;)&amp;CHAR(34)&amp;[.$F53]&amp;CHAR(34)&amp;IF([.$F54]&lt;&gt;&quot;&quot;;&quot;, &quot;;&quot;]&quot;))" office:value-type="string" office:string-value="&quot;dark&quot;, " calcext:value-type="string">
            <text:p>"dar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up</text:p>
          </table:table-cell>
          <table:table-cell table:style-name="ce4" table:formula="of:=LEN([.A54])" office:value-type="float" office:value="3" calcext:value-type="float">
            <text:p>3</text:p>
          </table:table-cell>
          <table:table-cell table:style-name="ce4" table:formula="of:=IF(AND([.$B54]&gt;=[.$J$2];[.$B54]&lt;=[.$J$3]);[.$A54];&quot;zzz&quot;)" office:value-type="string" office:string-value="cup" calcext:value-type="string">
            <text:p>cup</text:p>
          </table:table-cell>
          <table:table-cell table:style-name="ce4" table:formula="of:=IF([.$C54]=&quot;zzz&quot;;&quot;&quot;;COUNTIF([.$C$3:.$C$1002];&quot;&lt;&quot;&amp;[.$C54]))" office:value-type="float" office:value="49" calcext:value-type="float">
            <text:p>49</text:p>
          </table:table-cell>
          <table:table-cell table:style-name="ce4" table:formula="of:=IF(ISNA(MATCH(ROW([.$D53])-1;[.$D$1:.$D$1048576];0));&quot;&quot;;INDEX([.$C$3:.$C$1002];MATCH(ROW([.$D53])-1;[.$D$1:.$D$1048576];0)))" office:value-type="string" office:string-value="deal" calcext:value-type="string">
            <text:p>deal</text:p>
          </table:table-cell>
          <table:table-cell table:style-name="ce4" office:value-type="string" calcext:value-type="string">
            <text:p>data</text:p>
          </table:table-cell>
          <table:table-cell table:style-name="ce4" table:formula="of:=IF([.$F54]=&quot;&quot;;&quot;&quot;;IF(LEFT([.$F53];1)&lt;&gt;&quot;^&quot;;&quot;&quot;;&quot;[&quot;)&amp;CHAR(34)&amp;[.$F54]&amp;CHAR(34)&amp;IF([.$F55]&lt;&gt;&quot;&quot;;&quot;, &quot;;&quot;]&quot;))" office:value-type="string" office:string-value="&quot;data&quot;, " calcext:value-type="string">
            <text:p>"data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ut</text:p>
          </table:table-cell>
          <table:table-cell table:style-name="ce4" table:formula="of:=LEN([.A55])" office:value-type="float" office:value="3" calcext:value-type="float">
            <text:p>3</text:p>
          </table:table-cell>
          <table:table-cell table:style-name="ce4" table:formula="of:=IF(AND([.$B55]&gt;=[.$J$2];[.$B55]&lt;=[.$J$3]);[.$A55];&quot;zzz&quot;)" office:value-type="string" office:string-value="cut" calcext:value-type="string">
            <text:p>cut</text:p>
          </table:table-cell>
          <table:table-cell table:style-name="ce4" table:formula="of:=IF([.$C55]=&quot;zzz&quot;;&quot;&quot;;COUNTIF([.$C$3:.$C$1002];&quot;&lt;&quot;&amp;[.$C55]))" office:value-type="float" office:value="50" calcext:value-type="float">
            <text:p>50</text:p>
          </table:table-cell>
          <table:table-cell table:style-name="ce4" table:formula="of:=IF(ISNA(MATCH(ROW([.$D54])-1;[.$D$1:.$D$1048576];0));&quot;&quot;;INDEX([.$C$3:.$C$1002];MATCH(ROW([.$D54])-1;[.$D$1:.$D$1048576];0)))" office:value-type="string" office:string-value="dog" calcext:value-type="string">
            <text:p>dog</text:p>
          </table:table-cell>
          <table:table-cell table:style-name="ce4" office:value-type="string" calcext:value-type="string">
            <text:p>day</text:p>
          </table:table-cell>
          <table:table-cell table:style-name="ce4" table:formula="of:=IF([.$F55]=&quot;&quot;;&quot;&quot;;IF(LEFT([.$F54];1)&lt;&gt;&quot;^&quot;;&quot;&quot;;&quot;[&quot;)&amp;CHAR(34)&amp;[.$F55]&amp;CHAR(34)&amp;IF([.$F56]&lt;&gt;&quot;&quot;;&quot;, &quot;;&quot;]&quot;))" office:value-type="string" office:string-value="&quot;day&quot;, " calcext:value-type="string">
            <text:p>"d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4" table:formula="of:=LEN([.A56])" office:value-type="float" office:value="3" calcext:value-type="float">
            <text:p>3</text:p>
          </table:table-cell>
          <table:table-cell table:style-name="ce4" table:formula="of:=IF(AND([.$B56]&gt;=[.$J$2];[.$B56]&lt;=[.$J$3]);[.$A56];&quot;zzz&quot;)" office:value-type="string" office:string-value="day" calcext:value-type="string">
            <text:p>day</text:p>
          </table:table-cell>
          <table:table-cell table:style-name="ce4" table:formula="of:=IF([.$C56]=&quot;zzz&quot;;&quot;&quot;;COUNTIF([.$C$3:.$C$1002];&quot;&lt;&quot;&amp;[.$C56]))" office:value-type="float" office:value="53" calcext:value-type="float">
            <text:p>53</text:p>
          </table:table-cell>
          <table:table-cell table:style-name="ce4" table:formula="of:=IF(ISNA(MATCH(ROW([.$D55])-1;[.$D$1:.$D$1048576];0));&quot;&quot;;INDEX([.$C$3:.$C$1002];MATCH(ROW([.$D55])-1;[.$D$1:.$D$1048576];0)))" office:value-type="string" office:string-value="deep" calcext:value-type="string">
            <text:p>deep</text:p>
          </table:table-cell>
          <table:table-cell table:style-name="ce4" office:value-type="string" calcext:value-type="string">
            <text:p>dead</text:p>
          </table:table-cell>
          <table:table-cell table:style-name="ce4" table:formula="of:=IF([.$F56]=&quot;&quot;;&quot;&quot;;IF(LEFT([.$F55];1)&lt;&gt;&quot;^&quot;;&quot;&quot;;&quot;[&quot;)&amp;CHAR(34)&amp;[.$F56]&amp;CHAR(34)&amp;IF([.$F57]&lt;&gt;&quot;&quot;;&quot;, &quot;;&quot;]&quot;))" office:value-type="string" office:string-value="&quot;dead&quot;, " calcext:value-type="string">
            <text:p>"dea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e</text:p>
          </table:table-cell>
          <table:table-cell table:style-name="ce4" table:formula="of:=LEN([.A57])" office:value-type="float" office:value="3" calcext:value-type="float">
            <text:p>3</text:p>
          </table:table-cell>
          <table:table-cell table:style-name="ce4" table:formula="of:=IF(AND([.$B57]&gt;=[.$J$2];[.$B57]&lt;=[.$J$3]);[.$A57];&quot;zzz&quot;)" office:value-type="string" office:string-value="die" calcext:value-type="string">
            <text:p>die</text:p>
          </table:table-cell>
          <table:table-cell table:style-name="ce4" table:formula="of:=IF([.$C57]=&quot;zzz&quot;;&quot;&quot;;COUNTIF([.$C$3:.$C$1002];&quot;&lt;&quot;&amp;[.$C57]))" office:value-type="float" office:value="57" calcext:value-type="float">
            <text:p>57</text:p>
          </table:table-cell>
          <table:table-cell table:style-name="ce4" table:formula="of:=IF(ISNA(MATCH(ROW([.$D56])-1;[.$D$1:.$D$1048576];0));&quot;&quot;;INDEX([.$C$3:.$C$1002];MATCH(ROW([.$D56])-1;[.$D$1:.$D$1048576];0)))" office:value-type="string" office:string-value="door" calcext:value-type="string">
            <text:p>door</text:p>
          </table:table-cell>
          <table:table-cell table:style-name="ce4" office:value-type="string" calcext:value-type="string">
            <text:p>deal</text:p>
          </table:table-cell>
          <table:table-cell table:style-name="ce4" table:formula="of:=IF([.$F57]=&quot;&quot;;&quot;&quot;;IF(LEFT([.$F56];1)&lt;&gt;&quot;^&quot;;&quot;&quot;;&quot;[&quot;)&amp;CHAR(34)&amp;[.$F57]&amp;CHAR(34)&amp;IF([.$F58]&lt;&gt;&quot;&quot;;&quot;, &quot;;&quot;]&quot;))" office:value-type="string" office:string-value="&quot;deal&quot;, " calcext:value-type="string">
            <text:p>"dea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g</text:p>
          </table:table-cell>
          <table:table-cell table:style-name="ce4" table:formula="of:=LEN([.A58])" office:value-type="float" office:value="3" calcext:value-type="float">
            <text:p>3</text:p>
          </table:table-cell>
          <table:table-cell table:style-name="ce4" table:formula="of:=IF(AND([.$B58]&gt;=[.$J$2];[.$B58]&lt;=[.$J$3]);[.$A58];&quot;zzz&quot;)" office:value-type="string" office:string-value="dog" calcext:value-type="string">
            <text:p>dog</text:p>
          </table:table-cell>
          <table:table-cell table:style-name="ce4" table:formula="of:=IF([.$C58]=&quot;zzz&quot;;&quot;&quot;;COUNTIF([.$C$3:.$C$1002];&quot;&lt;&quot;&amp;[.$C58]))" office:value-type="float" office:value="58" calcext:value-type="float">
            <text:p>58</text:p>
          </table:table-cell>
          <table:table-cell table:style-name="ce4" table:formula="of:=IF(ISNA(MATCH(ROW([.$D57])-1;[.$D$1:.$D$1048576];0));&quot;&quot;;INDEX([.$C$3:.$C$1002];MATCH(ROW([.$D57])-1;[.$D$1:.$D$1048576];0)))" office:value-type="string" office:string-value="down" calcext:value-type="string">
            <text:p>down</text:p>
          </table:table-cell>
          <table:table-cell table:style-name="ce4" office:value-type="string" calcext:value-type="string">
            <text:p>deep</text:p>
          </table:table-cell>
          <table:table-cell table:style-name="ce4" table:formula="of:=IF([.$F58]=&quot;&quot;;&quot;&quot;;IF(LEFT([.$F57];1)&lt;&gt;&quot;^&quot;;&quot;&quot;;&quot;[&quot;)&amp;CHAR(34)&amp;[.$F58]&amp;CHAR(34)&amp;IF([.$F59]&lt;&gt;&quot;&quot;;&quot;, &quot;;&quot;]&quot;))" office:value-type="string" office:string-value="&quot;deep&quot;, " calcext:value-type="string">
            <text:p>"dee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t</text:p>
          </table:table-cell>
          <table:table-cell table:style-name="ce4" table:formula="of:=LEN([.A59])" office:value-type="float" office:value="3" calcext:value-type="float">
            <text:p>3</text:p>
          </table:table-cell>
          <table:table-cell table:style-name="ce4" table:formula="of:=IF(AND([.$B59]&gt;=[.$J$2];[.$B59]&lt;=[.$J$3]);[.$A59];&quot;zzz&quot;)" office:value-type="string" office:string-value="eat" calcext:value-type="string">
            <text:p>eat</text:p>
          </table:table-cell>
          <table:table-cell table:style-name="ce4" table:formula="of:=IF([.$C59]=&quot;zzz&quot;;&quot;&quot;;COUNTIF([.$C$3:.$C$1002];&quot;&lt;&quot;&amp;[.$C59]))" office:value-type="float" office:value="67" calcext:value-type="float">
            <text:p>67</text:p>
          </table:table-cell>
          <table:table-cell table:style-name="ce4" table:formula="of:=IF(ISNA(MATCH(ROW([.$D58])-1;[.$D$1:.$D$1048576];0));&quot;&quot;;INDEX([.$C$3:.$C$1002];MATCH(ROW([.$D58])-1;[.$D$1:.$D$1048576];0)))" office:value-type="string" office:string-value="eat" calcext:value-type="string">
            <text:p>eat</text:p>
          </table:table-cell>
          <table:table-cell table:style-name="ce4" office:value-type="string" calcext:value-type="string">
            <text:p>die</text:p>
          </table:table-cell>
          <table:table-cell table:style-name="ce4" table:formula="of:=IF([.$F59]=&quot;&quot;;&quot;&quot;;IF(LEFT([.$F58];1)&lt;&gt;&quot;^&quot;;&quot;&quot;;&quot;[&quot;)&amp;CHAR(34)&amp;[.$F59]&amp;CHAR(34)&amp;IF([.$F60]&lt;&gt;&quot;&quot;;&quot;, &quot;;&quot;]&quot;))" office:value-type="string" office:string-value="&quot;die&quot;, " calcext:value-type="string">
            <text:p>"di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4" table:formula="of:=LEN([.A60])" office:value-type="float" office:value="3" calcext:value-type="float">
            <text:p>3</text:p>
          </table:table-cell>
          <table:table-cell table:style-name="ce4" table:formula="of:=IF(AND([.$B60]&gt;=[.$J$2];[.$B60]&lt;=[.$J$3]);[.$A60];&quot;zzz&quot;)" office:value-type="string" office:string-value="end" calcext:value-type="string">
            <text:p>end</text:p>
          </table:table-cell>
          <table:table-cell table:style-name="ce4" table:formula="of:=IF([.$C60]=&quot;zzz&quot;;&quot;&quot;;COUNTIF([.$C$3:.$C$1002];&quot;&lt;&quot;&amp;[.$C60]))" office:value-type="float" office:value="70" calcext:value-type="float">
            <text:p>70</text:p>
          </table:table-cell>
          <table:table-cell table:style-name="ce4" table:formula="of:=IF(ISNA(MATCH(ROW([.$D59])-1;[.$D$1:.$D$1048576];0));&quot;&quot;;INDEX([.$C$3:.$C$1002];MATCH(ROW([.$D59])-1;[.$D$1:.$D$1048576];0)))" office:value-type="string" office:string-value="end" calcext:value-type="string">
            <text:p>end</text:p>
          </table:table-cell>
          <table:table-cell table:style-name="ce4" office:value-type="string" calcext:value-type="string">
            <text:p>dog</text:p>
          </table:table-cell>
          <table:table-cell table:style-name="ce4" table:formula="of:=IF([.$F60]=&quot;&quot;;&quot;&quot;;IF(LEFT([.$F59];1)&lt;&gt;&quot;^&quot;;&quot;&quot;;&quot;[&quot;)&amp;CHAR(34)&amp;[.$F60]&amp;CHAR(34)&amp;IF([.$F61]&lt;&gt;&quot;&quot;;&quot;, &quot;;&quot;]&quot;))" office:value-type="string" office:string-value="&quot;dog&quot;, " calcext:value-type="string">
            <text:p>"do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ye</text:p>
          </table:table-cell>
          <table:table-cell table:style-name="ce4" table:formula="of:=LEN([.A61])" office:value-type="float" office:value="3" calcext:value-type="float">
            <text:p>3</text:p>
          </table:table-cell>
          <table:table-cell table:style-name="ce4" table:formula="of:=IF(AND([.$B61]&gt;=[.$J$2];[.$B61]&lt;=[.$J$3]);[.$A61];&quot;zzz&quot;)" office:value-type="string" office:string-value="eye" calcext:value-type="string">
            <text:p>eye</text:p>
          </table:table-cell>
          <table:table-cell table:style-name="ce4" table:formula="of:=IF([.$C61]=&quot;zzz&quot;;&quot;&quot;;COUNTIF([.$C$3:.$C$1002];&quot;&lt;&quot;&amp;[.$C61]))" office:value-type="float" office:value="73" calcext:value-type="float">
            <text:p>73</text:p>
          </table:table-cell>
          <table:table-cell table:style-name="ce4" table:formula="of:=IF(ISNA(MATCH(ROW([.$D60])-1;[.$D$1:.$D$1048576];0));&quot;&quot;;INDEX([.$C$3:.$C$1002];MATCH(ROW([.$D60])-1;[.$D$1:.$D$1048576];0)))" office:value-type="string" office:string-value="draw" calcext:value-type="string">
            <text:p>draw</text:p>
          </table:table-cell>
          <table:table-cell table:style-name="ce4" office:value-type="string" calcext:value-type="string">
            <text:p>door</text:p>
          </table:table-cell>
          <table:table-cell table:style-name="ce4" table:formula="of:=IF([.$F61]=&quot;&quot;;&quot;&quot;;IF(LEFT([.$F60];1)&lt;&gt;&quot;^&quot;;&quot;&quot;;&quot;[&quot;)&amp;CHAR(34)&amp;[.$F61]&amp;CHAR(34)&amp;IF([.$F62]&lt;&gt;&quot;&quot;;&quot;, &quot;;&quot;]&quot;))" office:value-type="string" office:string-value="&quot;door&quot;, " calcext:value-type="string">
            <text:p>"doo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r</text:p>
          </table:table-cell>
          <table:table-cell table:style-name="ce4" table:formula="of:=LEN([.A62])" office:value-type="float" office:value="3" calcext:value-type="float">
            <text:p>3</text:p>
          </table:table-cell>
          <table:table-cell table:style-name="ce4" table:formula="of:=IF(AND([.$B62]&gt;=[.$J$2];[.$B62]&lt;=[.$J$3]);[.$A62];&quot;zzz&quot;)" office:value-type="string" office:string-value="far" calcext:value-type="string">
            <text:p>far</text:p>
          </table:table-cell>
          <table:table-cell table:style-name="ce4" table:formula="of:=IF([.$C62]=&quot;zzz&quot;;&quot;&quot;;COUNTIF([.$C$3:.$C$1002];&quot;&lt;&quot;&amp;[.$C62]))" office:value-type="float" office:value="78" calcext:value-type="float">
            <text:p>78</text:p>
          </table:table-cell>
          <table:table-cell table:style-name="ce4" table:formula="of:=IF(ISNA(MATCH(ROW([.$D61])-1;[.$D$1:.$D$1048576];0));&quot;&quot;;INDEX([.$C$3:.$C$1002];MATCH(ROW([.$D61])-1;[.$D$1:.$D$1048576];0)))" office:value-type="string" office:string-value="drop" calcext:value-type="string">
            <text:p>drop</text:p>
          </table:table-cell>
          <table:table-cell table:style-name="ce4" office:value-type="string" calcext:value-type="string">
            <text:p>down</text:p>
          </table:table-cell>
          <table:table-cell table:style-name="ce4" table:formula="of:=IF([.$F62]=&quot;&quot;;&quot;&quot;;IF(LEFT([.$F61];1)&lt;&gt;&quot;^&quot;;&quot;&quot;;&quot;[&quot;)&amp;CHAR(34)&amp;[.$F62]&amp;CHAR(34)&amp;IF([.$F63]&lt;&gt;&quot;&quot;;&quot;, &quot;;&quot;]&quot;))" office:value-type="string" office:string-value="&quot;down&quot;, " calcext:value-type="string">
            <text:p>"dow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w</text:p>
          </table:table-cell>
          <table:table-cell table:style-name="ce4" table:formula="of:=LEN([.A63])" office:value-type="float" office:value="3" calcext:value-type="float">
            <text:p>3</text:p>
          </table:table-cell>
          <table:table-cell table:style-name="ce4" table:formula="of:=IF(AND([.$B63]&gt;=[.$J$2];[.$B63]&lt;=[.$J$3]);[.$A63];&quot;zzz&quot;)" office:value-type="string" office:string-value="few" calcext:value-type="string">
            <text:p>few</text:p>
          </table:table-cell>
          <table:table-cell table:style-name="ce4" table:formula="of:=IF([.$C63]=&quot;zzz&quot;;&quot;&quot;;COUNTIF([.$C$3:.$C$1002];&quot;&lt;&quot;&amp;[.$C63]))" office:value-type="float" office:value="82" calcext:value-type="float">
            <text:p>82</text:p>
          </table:table-cell>
          <table:table-cell table:style-name="ce4" table:formula="of:=IF(ISNA(MATCH(ROW([.$D62])-1;[.$D$1:.$D$1048576];0));&quot;&quot;;INDEX([.$C$3:.$C$1002];MATCH(ROW([.$D62])-1;[.$D$1:.$D$1048576];0)))" office:value-type="string" office:string-value="drug" calcext:value-type="string">
            <text:p>drug</text:p>
          </table:table-cell>
          <table:table-cell table:style-name="ce4" office:value-type="string" calcext:value-type="string">
            <text:p>draw</text:p>
          </table:table-cell>
          <table:table-cell table:style-name="ce4" table:formula="of:=IF([.$F63]=&quot;&quot;;&quot;&quot;;IF(LEFT([.$F62];1)&lt;&gt;&quot;^&quot;;&quot;&quot;;&quot;[&quot;)&amp;CHAR(34)&amp;[.$F63]&amp;CHAR(34)&amp;IF([.$F64]&lt;&gt;&quot;&quot;;&quot;, &quot;;&quot;]&quot;))" office:value-type="string" office:string-value="&quot;draw&quot;, " calcext:value-type="string">
            <text:p>"dra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y</text:p>
          </table:table-cell>
          <table:table-cell table:style-name="ce4" table:formula="of:=LEN([.A64])" office:value-type="float" office:value="3" calcext:value-type="float">
            <text:p>3</text:p>
          </table:table-cell>
          <table:table-cell table:style-name="ce4" table:formula="of:=IF(AND([.$B64]&gt;=[.$J$2];[.$B64]&lt;=[.$J$3]);[.$A64];&quot;zzz&quot;)" office:value-type="string" office:string-value="fly" calcext:value-type="string">
            <text:p>fly</text:p>
          </table:table-cell>
          <table:table-cell table:style-name="ce4" table:formula="of:=IF([.$C64]=&quot;zzz&quot;;&quot;&quot;;COUNTIF([.$C$3:.$C$1002];&quot;&lt;&quot;&amp;[.$C64]))" office:value-type="float" office:value="91" calcext:value-type="float">
            <text:p>91</text:p>
          </table:table-cell>
          <table:table-cell table:style-name="ce4" table:formula="of:=IF(ISNA(MATCH(ROW([.$D63])-1;[.$D$1:.$D$1048576];0));&quot;&quot;;INDEX([.$C$3:.$C$1002];MATCH(ROW([.$D63])-1;[.$D$1:.$D$1048576];0)))" office:value-type="string" office:string-value="each" calcext:value-type="string">
            <text:p>each</text:p>
          </table:table-cell>
          <table:table-cell table:style-name="ce4" office:value-type="string" calcext:value-type="string">
            <text:p>drop</text:p>
          </table:table-cell>
          <table:table-cell table:style-name="ce4" table:formula="of:=IF([.$F64]=&quot;&quot;;&quot;&quot;;IF(LEFT([.$F63];1)&lt;&gt;&quot;^&quot;;&quot;&quot;;&quot;[&quot;)&amp;CHAR(34)&amp;[.$F64]&amp;CHAR(34)&amp;IF([.$F65]&lt;&gt;&quot;&quot;;&quot;, &quot;;&quot;]&quot;))" office:value-type="string" office:string-value="&quot;drop&quot;, " calcext:value-type="string">
            <text:p>"dro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</text:p>
          </table:table-cell>
          <table:table-cell table:style-name="ce4" table:formula="of:=LEN([.A65])" office:value-type="float" office:value="3" calcext:value-type="float">
            <text:p>3</text:p>
          </table:table-cell>
          <table:table-cell table:style-name="ce4" table:formula="of:=IF(AND([.$B65]&gt;=[.$J$2];[.$B65]&lt;=[.$J$3]);[.$A65];&quot;zzz&quot;)" office:value-type="string" office:string-value="for" calcext:value-type="string">
            <text:p>for</text:p>
          </table:table-cell>
          <table:table-cell table:style-name="ce4" table:formula="of:=IF([.$C65]=&quot;zzz&quot;;&quot;&quot;;COUNTIF([.$C$3:.$C$1002];&quot;&lt;&quot;&amp;[.$C65]))" office:value-type="float" office:value="94" calcext:value-type="float">
            <text:p>94</text:p>
          </table:table-cell>
          <table:table-cell table:style-name="ce4" table:formula="of:=IF(ISNA(MATCH(ROW([.$D64])-1;[.$D$1:.$D$1048576];0));&quot;&quot;;INDEX([.$C$3:.$C$1002];MATCH(ROW([.$D64])-1;[.$D$1:.$D$1048576];0)))" office:value-type="string" office:string-value="east" calcext:value-type="string">
            <text:p>east</text:p>
          </table:table-cell>
          <table:table-cell table:style-name="ce4" office:value-type="string" calcext:value-type="string">
            <text:p>drug</text:p>
          </table:table-cell>
          <table:table-cell table:style-name="ce4" table:formula="of:=IF([.$F65]=&quot;&quot;;&quot;&quot;;IF(LEFT([.$F64];1)&lt;&gt;&quot;^&quot;;&quot;&quot;;&quot;[&quot;)&amp;CHAR(34)&amp;[.$F65]&amp;CHAR(34)&amp;IF([.$F66]&lt;&gt;&quot;&quot;;&quot;, &quot;;&quot;]&quot;))" office:value-type="string" office:string-value="&quot;drug&quot;, " calcext:value-type="string">
            <text:p>"dru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as</text:p>
          </table:table-cell>
          <table:table-cell table:style-name="ce4" table:formula="of:=LEN([.A66])" office:value-type="float" office:value="3" calcext:value-type="float">
            <text:p>3</text:p>
          </table:table-cell>
          <table:table-cell table:style-name="ce4" table:formula="of:=IF(AND([.$B66]&gt;=[.$J$2];[.$B66]&lt;=[.$J$3]);[.$A66];&quot;zzz&quot;)" office:value-type="string" office:string-value="gas" calcext:value-type="string">
            <text:p>gas</text:p>
          </table:table-cell>
          <table:table-cell table:style-name="ce4" table:formula="of:=IF([.$C66]=&quot;zzz&quot;;&quot;&quot;;COUNTIF([.$C$3:.$C$1002];&quot;&lt;&quot;&amp;[.$C66]))" office:value-type="float" office:value="102" calcext:value-type="float">
            <text:p>102</text:p>
          </table:table-cell>
          <table:table-cell table:style-name="ce4" table:formula="of:=IF(ISNA(MATCH(ROW([.$D65])-1;[.$D$1:.$D$1048576];0));&quot;&quot;;INDEX([.$C$3:.$C$1002];MATCH(ROW([.$D65])-1;[.$D$1:.$D$1048576];0)))" office:value-type="string" office:string-value="easy" calcext:value-type="string">
            <text:p>easy</text:p>
          </table:table-cell>
          <table:table-cell table:style-name="ce4" office:value-type="string" calcext:value-type="string">
            <text:p>each</text:p>
          </table:table-cell>
          <table:table-cell table:style-name="ce4" table:formula="of:=IF([.$F66]=&quot;&quot;;&quot;&quot;;IF(LEFT([.$F65];1)&lt;&gt;&quot;^&quot;;&quot;&quot;;&quot;[&quot;)&amp;CHAR(34)&amp;[.$F66]&amp;CHAR(34)&amp;IF([.$F67]&lt;&gt;&quot;&quot;;&quot;, &quot;;&quot;]&quot;))" office:value-type="string" office:string-value="&quot;each&quot;, " calcext:value-type="string">
            <text:p>"eac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t</text:p>
          </table:table-cell>
          <table:table-cell table:style-name="ce4" table:formula="of:=LEN([.A67])" office:value-type="float" office:value="3" calcext:value-type="float">
            <text:p>3</text:p>
          </table:table-cell>
          <table:table-cell table:style-name="ce4" table:formula="of:=IF(AND([.$B67]&gt;=[.$J$2];[.$B67]&lt;=[.$J$3]);[.$A67];&quot;zzz&quot;)" office:value-type="string" office:string-value="get" calcext:value-type="string">
            <text:p>get</text:p>
          </table:table-cell>
          <table:table-cell table:style-name="ce4" table:formula="of:=IF([.$C67]=&quot;zzz&quot;;&quot;&quot;;COUNTIF([.$C$3:.$C$1002];&quot;&lt;&quot;&amp;[.$C67]))" office:value-type="float" office:value="103" calcext:value-type="float">
            <text:p>103</text:p>
          </table:table-cell>
          <table:table-cell table:style-name="ce4" table:formula="of:=IF(ISNA(MATCH(ROW([.$D66])-1;[.$D$1:.$D$1048576];0));&quot;&quot;;INDEX([.$C$3:.$C$1002];MATCH(ROW([.$D66])-1;[.$D$1:.$D$1048576];0)))" office:value-type="string" office:string-value="edge" calcext:value-type="string">
            <text:p>edge</text:p>
          </table:table-cell>
          <table:table-cell table:style-name="ce4" office:value-type="string" calcext:value-type="string">
            <text:p>east</text:p>
          </table:table-cell>
          <table:table-cell table:style-name="ce4" table:formula="of:=IF([.$F67]=&quot;&quot;;&quot;&quot;;IF(LEFT([.$F66];1)&lt;&gt;&quot;^&quot;;&quot;&quot;;&quot;[&quot;)&amp;CHAR(34)&amp;[.$F67]&amp;CHAR(34)&amp;IF([.$F68]&lt;&gt;&quot;&quot;;&quot;, &quot;;&quot;]&quot;))" office:value-type="string" office:string-value="&quot;east&quot;, " calcext:value-type="string">
            <text:p>"ea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n</text:p>
          </table:table-cell>
          <table:table-cell table:style-name="ce4" table:formula="of:=LEN([.A68])" office:value-type="float" office:value="3" calcext:value-type="float">
            <text:p>3</text:p>
          </table:table-cell>
          <table:table-cell table:style-name="ce4" table:formula="of:=IF(AND([.$B68]&gt;=[.$J$2];[.$B68]&lt;=[.$J$3]);[.$A68];&quot;zzz&quot;)" office:value-type="string" office:string-value="gun" calcext:value-type="string">
            <text:p>gun</text:p>
          </table:table-cell>
          <table:table-cell table:style-name="ce4" table:formula="of:=IF([.$C68]=&quot;zzz&quot;;&quot;&quot;;COUNTIF([.$C$3:.$C$1002];&quot;&lt;&quot;&amp;[.$C68]))" office:value-type="float" office:value="109" calcext:value-type="float">
            <text:p>109</text:p>
          </table:table-cell>
          <table:table-cell table:style-name="ce4" table:formula="of:=IF(ISNA(MATCH(ROW([.$D67])-1;[.$D$1:.$D$1048576];0));&quot;&quot;;INDEX([.$C$3:.$C$1002];MATCH(ROW([.$D67])-1;[.$D$1:.$D$1048576];0)))" office:value-type="string" office:string-value="else" calcext:value-type="string">
            <text:p>else</text:p>
          </table:table-cell>
          <table:table-cell table:style-name="ce4" office:value-type="string" calcext:value-type="string">
            <text:p>easy</text:p>
          </table:table-cell>
          <table:table-cell table:style-name="ce4" table:formula="of:=IF([.$F68]=&quot;&quot;;&quot;&quot;;IF(LEFT([.$F67];1)&lt;&gt;&quot;^&quot;;&quot;&quot;;&quot;[&quot;)&amp;CHAR(34)&amp;[.$F68]&amp;CHAR(34)&amp;IF([.$F69]&lt;&gt;&quot;&quot;;&quot;, &quot;;&quot;]&quot;))" office:value-type="string" office:string-value="&quot;easy&quot;, " calcext:value-type="string">
            <text:p>"eas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y</text:p>
          </table:table-cell>
          <table:table-cell table:style-name="ce4" table:formula="of:=LEN([.A69])" office:value-type="float" office:value="3" calcext:value-type="float">
            <text:p>3</text:p>
          </table:table-cell>
          <table:table-cell table:style-name="ce4" table:formula="of:=IF(AND([.$B69]&gt;=[.$J$2];[.$B69]&lt;=[.$J$3]);[.$A69];&quot;zzz&quot;)" office:value-type="string" office:string-value="guy" calcext:value-type="string">
            <text:p>guy</text:p>
          </table:table-cell>
          <table:table-cell table:style-name="ce4" table:formula="of:=IF([.$C69]=&quot;zzz&quot;;&quot;&quot;;COUNTIF([.$C$3:.$C$1002];&quot;&lt;&quot;&amp;[.$C69]))" office:value-type="float" office:value="110" calcext:value-type="float">
            <text:p>110</text:p>
          </table:table-cell>
          <table:table-cell table:style-name="ce4" table:formula="of:=IF(ISNA(MATCH(ROW([.$D68])-1;[.$D$1:.$D$1048576];0));&quot;&quot;;INDEX([.$C$3:.$C$1002];MATCH(ROW([.$D68])-1;[.$D$1:.$D$1048576];0)))" office:value-type="string" office:string-value="eye" calcext:value-type="string">
            <text:p>eye</text:p>
          </table:table-cell>
          <table:table-cell table:style-name="ce4" office:value-type="string" calcext:value-type="string">
            <text:p>eat</text:p>
          </table:table-cell>
          <table:table-cell table:style-name="ce4" table:formula="of:=IF([.$F69]=&quot;&quot;;&quot;&quot;;IF(LEFT([.$F68];1)&lt;&gt;&quot;^&quot;;&quot;&quot;;&quot;[&quot;)&amp;CHAR(34)&amp;[.$F69]&amp;CHAR(34)&amp;IF([.$F70]&lt;&gt;&quot;&quot;;&quot;, &quot;;&quot;]&quot;))" office:value-type="string" office:string-value="&quot;eat&quot;, " calcext:value-type="string">
            <text:p>"ea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</text:p>
          </table:table-cell>
          <table:table-cell table:style-name="ce4" table:formula="of:=LEN([.A70])" office:value-type="float" office:value="3" calcext:value-type="float">
            <text:p>3</text:p>
          </table:table-cell>
          <table:table-cell table:style-name="ce4" table:formula="of:=IF(AND([.$B70]&gt;=[.$J$2];[.$B70]&lt;=[.$J$3]);[.$A70];&quot;zzz&quot;)" office:value-type="string" office:string-value="her" calcext:value-type="string">
            <text:p>her</text:p>
          </table:table-cell>
          <table:table-cell table:style-name="ce4" table:formula="of:=IF([.$C70]=&quot;zzz&quot;;&quot;&quot;;COUNTIF([.$C$3:.$C$1002];&quot;&lt;&quot;&amp;[.$C70]))" office:value-type="float" office:value="121" calcext:value-type="float">
            <text:p>121</text:p>
          </table:table-cell>
          <table:table-cell table:style-name="ce4" table:formula="of:=IF(ISNA(MATCH(ROW([.$D69])-1;[.$D$1:.$D$1048576];0));&quot;&quot;;INDEX([.$C$3:.$C$1002];MATCH(ROW([.$D69])-1;[.$D$1:.$D$1048576];0)))" office:value-type="string" office:string-value="even" calcext:value-type="string">
            <text:p>even</text:p>
          </table:table-cell>
          <table:table-cell table:style-name="ce4" office:value-type="string" calcext:value-type="string">
            <text:p>edge</text:p>
          </table:table-cell>
          <table:table-cell table:style-name="ce4" table:formula="of:=IF([.$F70]=&quot;&quot;;&quot;&quot;;IF(LEFT([.$F69];1)&lt;&gt;&quot;^&quot;;&quot;&quot;;&quot;[&quot;)&amp;CHAR(34)&amp;[.$F70]&amp;CHAR(34)&amp;IF([.$F71]&lt;&gt;&quot;&quot;;&quot;, &quot;;&quot;]&quot;))" office:value-type="string" office:string-value="&quot;edge&quot;, " calcext:value-type="string">
            <text:p>"edg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m</text:p>
          </table:table-cell>
          <table:table-cell table:style-name="ce4" table:formula="of:=LEN([.A71])" office:value-type="float" office:value="3" calcext:value-type="float">
            <text:p>3</text:p>
          </table:table-cell>
          <table:table-cell table:style-name="ce4" table:formula="of:=IF(AND([.$B71]&gt;=[.$J$2];[.$B71]&lt;=[.$J$3]);[.$A71];&quot;zzz&quot;)" office:value-type="string" office:string-value="him" calcext:value-type="string">
            <text:p>him</text:p>
          </table:table-cell>
          <table:table-cell table:style-name="ce4" table:formula="of:=IF([.$C71]=&quot;zzz&quot;;&quot;&quot;;COUNTIF([.$C$3:.$C$1002];&quot;&lt;&quot;&amp;[.$C71]))" office:value-type="float" office:value="124" calcext:value-type="float">
            <text:p>124</text:p>
          </table:table-cell>
          <table:table-cell table:style-name="ce4" table:formula="of:=IF(ISNA(MATCH(ROW([.$D70])-1;[.$D$1:.$D$1048576];0));&quot;&quot;;INDEX([.$C$3:.$C$1002];MATCH(ROW([.$D70])-1;[.$D$1:.$D$1048576];0)))" office:value-type="string" office:string-value="ever" calcext:value-type="string">
            <text:p>ever</text:p>
          </table:table-cell>
          <table:table-cell table:style-name="ce4" office:value-type="string" calcext:value-type="string">
            <text:p>else</text:p>
          </table:table-cell>
          <table:table-cell table:style-name="ce4" table:formula="of:=IF([.$F71]=&quot;&quot;;&quot;&quot;;IF(LEFT([.$F70];1)&lt;&gt;&quot;^&quot;;&quot;&quot;;&quot;[&quot;)&amp;CHAR(34)&amp;[.$F71]&amp;CHAR(34)&amp;IF([.$F72]&lt;&gt;&quot;&quot;;&quot;, &quot;;&quot;]&quot;))" office:value-type="string" office:string-value="&quot;else&quot;, " calcext:value-type="string">
            <text:p>"els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</text:p>
          </table:table-cell>
          <table:table-cell table:style-name="ce4" table:formula="of:=LEN([.A72])" office:value-type="float" office:value="3" calcext:value-type="float">
            <text:p>3</text:p>
          </table:table-cell>
          <table:table-cell table:style-name="ce4" table:formula="of:=IF(AND([.$B72]&gt;=[.$J$2];[.$B72]&lt;=[.$J$3]);[.$A72];&quot;zzz&quot;)" office:value-type="string" office:string-value="his" calcext:value-type="string">
            <text:p>his</text:p>
          </table:table-cell>
          <table:table-cell table:style-name="ce4" table:formula="of:=IF([.$C72]=&quot;zzz&quot;;&quot;&quot;;COUNTIF([.$C$3:.$C$1002];&quot;&lt;&quot;&amp;[.$C72]))" office:value-type="float" office:value="125" calcext:value-type="float">
            <text:p>125</text:p>
          </table:table-cell>
          <table:table-cell table:style-name="ce4" table:formula="of:=IF(ISNA(MATCH(ROW([.$D71])-1;[.$D$1:.$D$1048576];0));&quot;&quot;;INDEX([.$C$3:.$C$1002];MATCH(ROW([.$D71])-1;[.$D$1:.$D$1048576];0)))" office:value-type="string" office:string-value="far" calcext:value-type="string">
            <text:p>far</text:p>
          </table:table-cell>
          <table:table-cell table:style-name="ce4" office:value-type="string" calcext:value-type="string">
            <text:p>end</text:p>
          </table:table-cell>
          <table:table-cell table:style-name="ce4" table:formula="of:=IF([.$F72]=&quot;&quot;;&quot;&quot;;IF(LEFT([.$F71];1)&lt;&gt;&quot;^&quot;;&quot;&quot;;&quot;[&quot;)&amp;CHAR(34)&amp;[.$F72]&amp;CHAR(34)&amp;IF([.$F73]&lt;&gt;&quot;&quot;;&quot;, &quot;;&quot;]&quot;))" office:value-type="string" office:string-value="&quot;end&quot;, " calcext:value-type="string">
            <text:p>"e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t</text:p>
          </table:table-cell>
          <table:table-cell table:style-name="ce4" table:formula="of:=LEN([.A73])" office:value-type="float" office:value="3" calcext:value-type="float">
            <text:p>3</text:p>
          </table:table-cell>
          <table:table-cell table:style-name="ce4" table:formula="of:=IF(AND([.$B73]&gt;=[.$J$2];[.$B73]&lt;=[.$J$3]);[.$A73];&quot;zzz&quot;)" office:value-type="string" office:string-value="hit" calcext:value-type="string">
            <text:p>hit</text:p>
          </table:table-cell>
          <table:table-cell table:style-name="ce4" table:formula="of:=IF([.$C73]=&quot;zzz&quot;;&quot;&quot;;COUNTIF([.$C$3:.$C$1002];&quot;&lt;&quot;&amp;[.$C73]))" office:value-type="float" office:value="126" calcext:value-type="float">
            <text:p>126</text:p>
          </table:table-cell>
          <table:table-cell table:style-name="ce4" table:formula="of:=IF(ISNA(MATCH(ROW([.$D72])-1;[.$D$1:.$D$1048576];0));&quot;&quot;;INDEX([.$C$3:.$C$1002];MATCH(ROW([.$D72])-1;[.$D$1:.$D$1048576];0)))" office:value-type="string" office:string-value="face" calcext:value-type="string">
            <text:p>face</text:p>
          </table:table-cell>
          <table:table-cell table:style-name="ce4" office:value-type="string" calcext:value-type="string">
            <text:p>even</text:p>
          </table:table-cell>
          <table:table-cell table:style-name="ce4" table:formula="of:=IF([.$F73]=&quot;&quot;;&quot;&quot;;IF(LEFT([.$F72];1)&lt;&gt;&quot;^&quot;;&quot;&quot;;&quot;[&quot;)&amp;CHAR(34)&amp;[.$F73]&amp;CHAR(34)&amp;IF([.$F74]&lt;&gt;&quot;&quot;;&quot;, &quot;;&quot;]&quot;))" office:value-type="string" office:string-value="&quot;even&quot;, " calcext:value-type="string">
            <text:p>"eve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t</text:p>
          </table:table-cell>
          <table:table-cell table:style-name="ce4" table:formula="of:=LEN([.A74])" office:value-type="float" office:value="3" calcext:value-type="float">
            <text:p>3</text:p>
          </table:table-cell>
          <table:table-cell table:style-name="ce4" table:formula="of:=IF(AND([.$B74]&gt;=[.$J$2];[.$B74]&lt;=[.$J$3]);[.$A74];&quot;zzz&quot;)" office:value-type="string" office:string-value="hot" calcext:value-type="string">
            <text:p>hot</text:p>
          </table:table-cell>
          <table:table-cell table:style-name="ce4" table:formula="of:=IF([.$C74]=&quot;zzz&quot;;&quot;&quot;;COUNTIF([.$C$3:.$C$1002];&quot;&lt;&quot;&amp;[.$C74]))" office:value-type="float" office:value="130" calcext:value-type="float">
            <text:p>130</text:p>
          </table:table-cell>
          <table:table-cell table:style-name="ce4" table:formula="of:=IF(ISNA(MATCH(ROW([.$D73])-1;[.$D$1:.$D$1048576];0));&quot;&quot;;INDEX([.$C$3:.$C$1002];MATCH(ROW([.$D73])-1;[.$D$1:.$D$1048576];0)))" office:value-type="string" office:string-value="fact" calcext:value-type="string">
            <text:p>fact</text:p>
          </table:table-cell>
          <table:table-cell table:style-name="ce4" office:value-type="string" calcext:value-type="string">
            <text:p>ever</text:p>
          </table:table-cell>
          <table:table-cell table:style-name="ce4" table:formula="of:=IF([.$F74]=&quot;&quot;;&quot;&quot;;IF(LEFT([.$F73];1)&lt;&gt;&quot;^&quot;;&quot;&quot;;&quot;[&quot;)&amp;CHAR(34)&amp;[.$F74]&amp;CHAR(34)&amp;IF([.$F75]&lt;&gt;&quot;&quot;;&quot;, &quot;;&quot;]&quot;))" office:value-type="string" office:string-value="&quot;ever&quot;, " calcext:value-type="string">
            <text:p>"eve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w</text:p>
          </table:table-cell>
          <table:table-cell table:style-name="ce4" table:formula="of:=LEN([.A75])" office:value-type="float" office:value="3" calcext:value-type="float">
            <text:p>3</text:p>
          </table:table-cell>
          <table:table-cell table:style-name="ce4" table:formula="of:=IF(AND([.$B75]&gt;=[.$J$2];[.$B75]&lt;=[.$J$3]);[.$A75];&quot;zzz&quot;)" office:value-type="string" office:string-value="how" calcext:value-type="string">
            <text:p>how</text:p>
          </table:table-cell>
          <table:table-cell table:style-name="ce4" table:formula="of:=IF([.$C75]=&quot;zzz&quot;;&quot;&quot;;COUNTIF([.$C$3:.$C$1002];&quot;&lt;&quot;&amp;[.$C75]))" office:value-type="float" office:value="132" calcext:value-type="float">
            <text:p>132</text:p>
          </table:table-cell>
          <table:table-cell table:style-name="ce4" table:formula="of:=IF(ISNA(MATCH(ROW([.$D74])-1;[.$D$1:.$D$1048576];0));&quot;&quot;;INDEX([.$C$3:.$C$1002];MATCH(ROW([.$D74])-1;[.$D$1:.$D$1048576];0)))" office:value-type="string" office:string-value="few" calcext:value-type="string">
            <text:p>few</text:p>
          </table:table-cell>
          <table:table-cell table:style-name="ce4" office:value-type="string" calcext:value-type="string">
            <text:p>eye</text:p>
          </table:table-cell>
          <table:table-cell table:style-name="ce4" table:formula="of:=IF([.$F75]=&quot;&quot;;&quot;&quot;;IF(LEFT([.$F74];1)&lt;&gt;&quot;^&quot;;&quot;&quot;;&quot;[&quot;)&amp;CHAR(34)&amp;[.$F75]&amp;CHAR(34)&amp;IF([.$F76]&lt;&gt;&quot;&quot;;&quot;, &quot;;&quot;]&quot;))" office:value-type="string" office:string-value="&quot;eye&quot;, " calcext:value-type="string">
            <text:p>"ey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s</text:p>
          </table:table-cell>
          <table:table-cell table:style-name="ce4" table:formula="of:=LEN([.A76])" office:value-type="float" office:value="3" calcext:value-type="float">
            <text:p>3</text:p>
          </table:table-cell>
          <table:table-cell table:style-name="ce4" table:formula="of:=IF(AND([.$B76]&gt;=[.$J$2];[.$B76]&lt;=[.$J$3]);[.$A76];&quot;zzz&quot;)" office:value-type="string" office:string-value="its" calcext:value-type="string">
            <text:p>its</text:p>
          </table:table-cell>
          <table:table-cell table:style-name="ce4" table:formula="of:=IF([.$C76]=&quot;zzz&quot;;&quot;&quot;;COUNTIF([.$C$3:.$C$1002];&quot;&lt;&quot;&amp;[.$C76]))" office:value-type="float" office:value="137" calcext:value-type="float">
            <text:p>137</text:p>
          </table:table-cell>
          <table:table-cell table:style-name="ce4" table:formula="of:=IF(ISNA(MATCH(ROW([.$D75])-1;[.$D$1:.$D$1048576];0));&quot;&quot;;INDEX([.$C$3:.$C$1002];MATCH(ROW([.$D75])-1;[.$D$1:.$D$1048576];0)))" office:value-type="string" office:string-value="fail" calcext:value-type="string">
            <text:p>fail</text:p>
          </table:table-cell>
          <table:table-cell table:style-name="ce4" office:value-type="string" calcext:value-type="string">
            <text:p>face</text:p>
          </table:table-cell>
          <table:table-cell table:style-name="ce4" table:formula="of:=IF([.$F76]=&quot;&quot;;&quot;&quot;;IF(LEFT([.$F75];1)&lt;&gt;&quot;^&quot;;&quot;&quot;;&quot;[&quot;)&amp;CHAR(34)&amp;[.$F76]&amp;CHAR(34)&amp;IF([.$F77]&lt;&gt;&quot;&quot;;&quot;, &quot;;&quot;]&quot;))" office:value-type="string" office:string-value="&quot;face&quot;, " calcext:value-type="string">
            <text:p>"fac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ob</text:p>
          </table:table-cell>
          <table:table-cell table:style-name="ce4" table:formula="of:=LEN([.A77])" office:value-type="float" office:value="3" calcext:value-type="float">
            <text:p>3</text:p>
          </table:table-cell>
          <table:table-cell table:style-name="ce4" table:formula="of:=IF(AND([.$B77]&gt;=[.$J$2];[.$B77]&lt;=[.$J$3]);[.$A77];&quot;zzz&quot;)" office:value-type="string" office:string-value="job" calcext:value-type="string">
            <text:p>job</text:p>
          </table:table-cell>
          <table:table-cell table:style-name="ce4" table:formula="of:=IF([.$C77]=&quot;zzz&quot;;&quot;&quot;;COUNTIF([.$C$3:.$C$1002];&quot;&lt;&quot;&amp;[.$C77]))" office:value-type="float" office:value="138" calcext:value-type="float">
            <text:p>138</text:p>
          </table:table-cell>
          <table:table-cell table:style-name="ce4" table:formula="of:=IF(ISNA(MATCH(ROW([.$D76])-1;[.$D$1:.$D$1048576];0));&quot;&quot;;INDEX([.$C$3:.$C$1002];MATCH(ROW([.$D76])-1;[.$D$1:.$D$1048576];0)))" office:value-type="string" office:string-value="fall" calcext:value-type="string">
            <text:p>fall</text:p>
          </table:table-cell>
          <table:table-cell table:style-name="ce4" office:value-type="string" calcext:value-type="string">
            <text:p>fact</text:p>
          </table:table-cell>
          <table:table-cell table:style-name="ce4" table:formula="of:=IF([.$F77]=&quot;&quot;;&quot;&quot;;IF(LEFT([.$F76];1)&lt;&gt;&quot;^&quot;;&quot;&quot;;&quot;[&quot;)&amp;CHAR(34)&amp;[.$F77]&amp;CHAR(34)&amp;IF([.$F78]&lt;&gt;&quot;&quot;;&quot;, &quot;;&quot;]&quot;))" office:value-type="string" office:string-value="&quot;fact&quot;, " calcext:value-type="string">
            <text:p>"fac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y</text:p>
          </table:table-cell>
          <table:table-cell table:style-name="ce4" table:formula="of:=LEN([.A78])" office:value-type="float" office:value="3" calcext:value-type="float">
            <text:p>3</text:p>
          </table:table-cell>
          <table:table-cell table:style-name="ce4" table:formula="of:=IF(AND([.$B78]&gt;=[.$J$2];[.$B78]&lt;=[.$J$3]);[.$A78];&quot;zzz&quot;)" office:value-type="string" office:string-value="key" calcext:value-type="string">
            <text:p>key</text:p>
          </table:table-cell>
          <table:table-cell table:style-name="ce4" table:formula="of:=IF([.$C78]=&quot;zzz&quot;;&quot;&quot;;COUNTIF([.$C$3:.$C$1002];&quot;&lt;&quot;&amp;[.$C78]))" office:value-type="float" office:value="142" calcext:value-type="float">
            <text:p>142</text:p>
          </table:table-cell>
          <table:table-cell table:style-name="ce4" table:formula="of:=IF(ISNA(MATCH(ROW([.$D77])-1;[.$D$1:.$D$1048576];0));&quot;&quot;;INDEX([.$C$3:.$C$1002];MATCH(ROW([.$D77])-1;[.$D$1:.$D$1048576];0)))" office:value-type="string" office:string-value="fast" calcext:value-type="string">
            <text:p>fast</text:p>
          </table:table-cell>
          <table:table-cell table:style-name="ce4" office:value-type="string" calcext:value-type="string">
            <text:p>fail</text:p>
          </table:table-cell>
          <table:table-cell table:style-name="ce4" table:formula="of:=IF([.$F78]=&quot;&quot;;&quot;&quot;;IF(LEFT([.$F77];1)&lt;&gt;&quot;^&quot;;&quot;&quot;;&quot;[&quot;)&amp;CHAR(34)&amp;[.$F78]&amp;CHAR(34)&amp;IF([.$F79]&lt;&gt;&quot;&quot;;&quot;, &quot;;&quot;]&quot;))" office:value-type="string" office:string-value="&quot;fail&quot;, " calcext:value-type="string">
            <text:p>"fai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id</text:p>
          </table:table-cell>
          <table:table-cell table:style-name="ce4" table:formula="of:=LEN([.A79])" office:value-type="float" office:value="3" calcext:value-type="float">
            <text:p>3</text:p>
          </table:table-cell>
          <table:table-cell table:style-name="ce4" table:formula="of:=IF(AND([.$B79]&gt;=[.$J$2];[.$B79]&lt;=[.$J$3]);[.$A79];&quot;zzz&quot;)" office:value-type="string" office:string-value="kid" calcext:value-type="string">
            <text:p>kid</text:p>
          </table:table-cell>
          <table:table-cell table:style-name="ce4" table:formula="of:=IF([.$C79]=&quot;zzz&quot;;&quot;&quot;;COUNTIF([.$C$3:.$C$1002];&quot;&lt;&quot;&amp;[.$C79]))" office:value-type="float" office:value="143" calcext:value-type="float">
            <text:p>143</text:p>
          </table:table-cell>
          <table:table-cell table:style-name="ce4" table:formula="of:=IF(ISNA(MATCH(ROW([.$D78])-1;[.$D$1:.$D$1048576];0));&quot;&quot;;INDEX([.$C$3:.$C$1002];MATCH(ROW([.$D78])-1;[.$D$1:.$D$1048576];0)))" office:value-type="string" office:string-value="fear" calcext:value-type="string">
            <text:p>fear</text:p>
          </table:table-cell>
          <table:table-cell table:style-name="ce4" office:value-type="string" calcext:value-type="string">
            <text:p>fall</text:p>
          </table:table-cell>
          <table:table-cell table:style-name="ce4" table:formula="of:=IF([.$F79]=&quot;&quot;;&quot;&quot;;IF(LEFT([.$F78];1)&lt;&gt;&quot;^&quot;;&quot;&quot;;&quot;[&quot;)&amp;CHAR(34)&amp;[.$F79]&amp;CHAR(34)&amp;IF([.$F80]&lt;&gt;&quot;&quot;;&quot;, &quot;;&quot;]&quot;))" office:value-type="string" office:string-value="&quot;fall&quot;, " calcext:value-type="string">
            <text:p>"fa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w</text:p>
          </table:table-cell>
          <table:table-cell table:style-name="ce4" table:formula="of:=LEN([.A80])" office:value-type="float" office:value="3" calcext:value-type="float">
            <text:p>3</text:p>
          </table:table-cell>
          <table:table-cell table:style-name="ce4" table:formula="of:=IF(AND([.$B80]&gt;=[.$J$2];[.$B80]&lt;=[.$J$3]);[.$A80];&quot;zzz&quot;)" office:value-type="string" office:string-value="law" calcext:value-type="string">
            <text:p>law</text:p>
          </table:table-cell>
          <table:table-cell table:style-name="ce4" table:formula="of:=IF([.$C80]=&quot;zzz&quot;;&quot;&quot;;COUNTIF([.$C$3:.$C$1002];&quot;&lt;&quot;&amp;[.$C80]))" office:value-type="float" office:value="150" calcext:value-type="float">
            <text:p>150</text:p>
          </table:table-cell>
          <table:table-cell table:style-name="ce4" table:formula="of:=IF(ISNA(MATCH(ROW([.$D79])-1;[.$D$1:.$D$1048576];0));&quot;&quot;;INDEX([.$C$3:.$C$1002];MATCH(ROW([.$D79])-1;[.$D$1:.$D$1048576];0)))" office:value-type="string" office:string-value="fly" calcext:value-type="string">
            <text:p>fly</text:p>
          </table:table-cell>
          <table:table-cell table:style-name="ce4" office:value-type="string" calcext:value-type="string">
            <text:p>far</text:p>
          </table:table-cell>
          <table:table-cell table:style-name="ce4" table:formula="of:=IF([.$F80]=&quot;&quot;;&quot;&quot;;IF(LEFT([.$F79];1)&lt;&gt;&quot;^&quot;;&quot;&quot;;&quot;[&quot;)&amp;CHAR(34)&amp;[.$F80]&amp;CHAR(34)&amp;IF([.$F81]&lt;&gt;&quot;&quot;;&quot;, &quot;;&quot;]&quot;))" office:value-type="string" office:string-value="&quot;far&quot;, " calcext:value-type="string">
            <text:p>"f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y</text:p>
          </table:table-cell>
          <table:table-cell table:style-name="ce4" table:formula="of:=LEN([.A81])" office:value-type="float" office:value="3" calcext:value-type="float">
            <text:p>3</text:p>
          </table:table-cell>
          <table:table-cell table:style-name="ce4" table:formula="of:=IF(AND([.$B81]&gt;=[.$J$2];[.$B81]&lt;=[.$J$3]);[.$A81];&quot;zzz&quot;)" office:value-type="string" office:string-value="lay" calcext:value-type="string">
            <text:p>lay</text:p>
          </table:table-cell>
          <table:table-cell table:style-name="ce4" table:formula="of:=IF([.$C81]=&quot;zzz&quot;;&quot;&quot;;COUNTIF([.$C$3:.$C$1002];&quot;&lt;&quot;&amp;[.$C81]))" office:value-type="float" office:value="151" calcext:value-type="float">
            <text:p>151</text:p>
          </table:table-cell>
          <table:table-cell table:style-name="ce4" table:formula="of:=IF(ISNA(MATCH(ROW([.$D80])-1;[.$D$1:.$D$1048576];0));&quot;&quot;;INDEX([.$C$3:.$C$1002];MATCH(ROW([.$D80])-1;[.$D$1:.$D$1048576];0)))" office:value-type="string" office:string-value="feel" calcext:value-type="string">
            <text:p>feel</text:p>
          </table:table-cell>
          <table:table-cell table:style-name="ce4" office:value-type="string" calcext:value-type="string">
            <text:p>fast</text:p>
          </table:table-cell>
          <table:table-cell table:style-name="ce4" table:formula="of:=IF([.$F81]=&quot;&quot;;&quot;&quot;;IF(LEFT([.$F80];1)&lt;&gt;&quot;^&quot;;&quot;&quot;;&quot;[&quot;)&amp;CHAR(34)&amp;[.$F81]&amp;CHAR(34)&amp;IF([.$F82]&lt;&gt;&quot;&quot;;&quot;, &quot;;&quot;]&quot;))" office:value-type="string" office:string-value="&quot;fast&quot;, " calcext:value-type="string">
            <text:p>"fa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</text:p>
          </table:table-cell>
          <table:table-cell table:style-name="ce4" table:formula="of:=LEN([.A82])" office:value-type="float" office:value="3" calcext:value-type="float">
            <text:p>3</text:p>
          </table:table-cell>
          <table:table-cell table:style-name="ce4" table:formula="of:=IF(AND([.$B82]&gt;=[.$J$2];[.$B82]&lt;=[.$J$3]);[.$A82];&quot;zzz&quot;)" office:value-type="string" office:string-value="leg" calcext:value-type="string">
            <text:p>leg</text:p>
          </table:table-cell>
          <table:table-cell table:style-name="ce4" table:formula="of:=IF([.$C82]=&quot;zzz&quot;;&quot;&quot;;COUNTIF([.$C$3:.$C$1002];&quot;&lt;&quot;&amp;[.$C82]))" office:value-type="float" office:value="154" calcext:value-type="float">
            <text:p>154</text:p>
          </table:table-cell>
          <table:table-cell table:style-name="ce4" table:formula="of:=IF(ISNA(MATCH(ROW([.$D81])-1;[.$D$1:.$D$1048576];0));&quot;&quot;;INDEX([.$C$3:.$C$1002];MATCH(ROW([.$D81])-1;[.$D$1:.$D$1048576];0)))" office:value-type="string" office:string-value="fill" calcext:value-type="string">
            <text:p>fill</text:p>
          </table:table-cell>
          <table:table-cell table:style-name="ce4" office:value-type="string" calcext:value-type="string">
            <text:p>fear</text:p>
          </table:table-cell>
          <table:table-cell table:style-name="ce4" table:formula="of:=IF([.$F82]=&quot;&quot;;&quot;&quot;;IF(LEFT([.$F81];1)&lt;&gt;&quot;^&quot;;&quot;&quot;;&quot;[&quot;)&amp;CHAR(34)&amp;[.$F82]&amp;CHAR(34)&amp;IF([.$F83]&lt;&gt;&quot;&quot;;&quot;, &quot;;&quot;]&quot;))" office:value-type="string" office:string-value="&quot;fear&quot;, " calcext:value-type="string">
            <text:p>"fe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t</text:p>
          </table:table-cell>
          <table:table-cell table:style-name="ce4" table:formula="of:=LEN([.A83])" office:value-type="float" office:value="3" calcext:value-type="float">
            <text:p>3</text:p>
          </table:table-cell>
          <table:table-cell table:style-name="ce4" table:formula="of:=IF(AND([.$B83]&gt;=[.$J$2];[.$B83]&lt;=[.$J$3]);[.$A83];&quot;zzz&quot;)" office:value-type="string" office:string-value="let" calcext:value-type="string">
            <text:p>let</text:p>
          </table:table-cell>
          <table:table-cell table:style-name="ce4" table:formula="of:=IF([.$C83]=&quot;zzz&quot;;&quot;&quot;;COUNTIF([.$C$3:.$C$1002];&quot;&lt;&quot;&amp;[.$C83]))" office:value-type="float" office:value="156" calcext:value-type="float">
            <text:p>156</text:p>
          </table:table-cell>
          <table:table-cell table:style-name="ce4" table:formula="of:=IF(ISNA(MATCH(ROW([.$D82])-1;[.$D$1:.$D$1048576];0));&quot;&quot;;INDEX([.$C$3:.$C$1002];MATCH(ROW([.$D82])-1;[.$D$1:.$D$1048576];0)))" office:value-type="string" office:string-value="film" calcext:value-type="string">
            <text:p>film</text:p>
          </table:table-cell>
          <table:table-cell table:style-name="ce4" office:value-type="string" calcext:value-type="string">
            <text:p>feel</text:p>
          </table:table-cell>
          <table:table-cell table:style-name="ce4" table:formula="of:=IF([.$F83]=&quot;&quot;;&quot;&quot;;IF(LEFT([.$F82];1)&lt;&gt;&quot;^&quot;;&quot;&quot;;&quot;[&quot;)&amp;CHAR(34)&amp;[.$F83]&amp;CHAR(34)&amp;IF([.$F84]&lt;&gt;&quot;&quot;;&quot;, &quot;;&quot;]&quot;))" office:value-type="string" office:string-value="&quot;feel&quot;, " calcext:value-type="string">
            <text:p>"fee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e</text:p>
          </table:table-cell>
          <table:table-cell table:style-name="ce4" table:formula="of:=LEN([.A84])" office:value-type="float" office:value="3" calcext:value-type="float">
            <text:p>3</text:p>
          </table:table-cell>
          <table:table-cell table:style-name="ce4" table:formula="of:=IF(AND([.$B84]&gt;=[.$J$2];[.$B84]&lt;=[.$J$3]);[.$A84];&quot;zzz&quot;)" office:value-type="string" office:string-value="lie" calcext:value-type="string">
            <text:p>lie</text:p>
          </table:table-cell>
          <table:table-cell table:style-name="ce4" table:formula="of:=IF([.$C84]=&quot;zzz&quot;;&quot;&quot;;COUNTIF([.$C$3:.$C$1002];&quot;&lt;&quot;&amp;[.$C84]))" office:value-type="float" office:value="157" calcext:value-type="float">
            <text:p>157</text:p>
          </table:table-cell>
          <table:table-cell table:style-name="ce4" table:formula="of:=IF(ISNA(MATCH(ROW([.$D83])-1;[.$D$1:.$D$1048576];0));&quot;&quot;;INDEX([.$C$3:.$C$1002];MATCH(ROW([.$D83])-1;[.$D$1:.$D$1048576];0)))" office:value-type="string" office:string-value="for" calcext:value-type="string">
            <text:p>for</text:p>
          </table:table-cell>
          <table:table-cell table:style-name="ce4" office:value-type="string" calcext:value-type="string">
            <text:p>few</text:p>
          </table:table-cell>
          <table:table-cell table:style-name="ce4" table:formula="of:=IF([.$F84]=&quot;&quot;;&quot;&quot;;IF(LEFT([.$F83];1)&lt;&gt;&quot;^&quot;;&quot;&quot;;&quot;[&quot;)&amp;CHAR(34)&amp;[.$F84]&amp;CHAR(34)&amp;IF([.$F85]&lt;&gt;&quot;&quot;;&quot;, &quot;;&quot;]&quot;))" office:value-type="string" office:string-value="&quot;few&quot;, " calcext:value-type="string">
            <text:p>"fe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t</text:p>
          </table:table-cell>
          <table:table-cell table:style-name="ce4" table:formula="of:=LEN([.A85])" office:value-type="float" office:value="3" calcext:value-type="float">
            <text:p>3</text:p>
          </table:table-cell>
          <table:table-cell table:style-name="ce4" table:formula="of:=IF(AND([.$B85]&gt;=[.$J$2];[.$B85]&lt;=[.$J$3]);[.$A85];&quot;zzz&quot;)" office:value-type="string" office:string-value="lot" calcext:value-type="string">
            <text:p>lot</text:p>
          </table:table-cell>
          <table:table-cell table:style-name="ce4" table:formula="of:=IF([.$C85]=&quot;zzz&quot;;&quot;&quot;;COUNTIF([.$C$3:.$C$1002];&quot;&lt;&quot;&amp;[.$C85]))" office:value-type="float" office:value="167" calcext:value-type="float">
            <text:p>167</text:p>
          </table:table-cell>
          <table:table-cell table:style-name="ce4" table:formula="of:=IF(ISNA(MATCH(ROW([.$D84])-1;[.$D$1:.$D$1048576];0));&quot;&quot;;INDEX([.$C$3:.$C$1002];MATCH(ROW([.$D84])-1;[.$D$1:.$D$1048576];0)))" office:value-type="string" office:string-value="find" calcext:value-type="string">
            <text:p>find</text:p>
          </table:table-cell>
          <table:table-cell table:style-name="ce4" office:value-type="string" calcext:value-type="string">
            <text:p>fill</text:p>
          </table:table-cell>
          <table:table-cell table:style-name="ce4" table:formula="of:=IF([.$F85]=&quot;&quot;;&quot;&quot;;IF(LEFT([.$F84];1)&lt;&gt;&quot;^&quot;;&quot;&quot;;&quot;[&quot;)&amp;CHAR(34)&amp;[.$F85]&amp;CHAR(34)&amp;IF([.$F86]&lt;&gt;&quot;&quot;;&quot;, &quot;;&quot;]&quot;))" office:value-type="string" office:string-value="&quot;fill&quot;, " calcext:value-type="string">
            <text:p>"fi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table:formula="of:=LEN([.A86])" office:value-type="float" office:value="3" calcext:value-type="float">
            <text:p>3</text:p>
          </table:table-cell>
          <table:table-cell table:style-name="ce4" table:formula="of:=IF(AND([.$B86]&gt;=[.$J$2];[.$B86]&lt;=[.$J$3]);[.$A86];&quot;zzz&quot;)" office:value-type="string" office:string-value="low" calcext:value-type="string">
            <text:p>low</text:p>
          </table:table-cell>
          <table:table-cell table:style-name="ce4" table:formula="of:=IF([.$C86]=&quot;zzz&quot;;&quot;&quot;;COUNTIF([.$C$3:.$C$1002];&quot;&lt;&quot;&amp;[.$C86]))" office:value-type="float" office:value="169" calcext:value-type="float">
            <text:p>169</text:p>
          </table:table-cell>
          <table:table-cell table:style-name="ce4" table:formula="of:=IF(ISNA(MATCH(ROW([.$D85])-1;[.$D$1:.$D$1048576];0));&quot;&quot;;INDEX([.$C$3:.$C$1002];MATCH(ROW([.$D85])-1;[.$D$1:.$D$1048576];0)))" office:value-type="string" office:string-value="fine" calcext:value-type="string">
            <text:p>fine</text:p>
          </table:table-cell>
          <table:table-cell table:style-name="ce4" office:value-type="string" calcext:value-type="string">
            <text:p>film</text:p>
          </table:table-cell>
          <table:table-cell table:style-name="ce4" table:formula="of:=IF([.$F86]=&quot;&quot;;&quot;&quot;;IF(LEFT([.$F85];1)&lt;&gt;&quot;^&quot;;&quot;&quot;;&quot;[&quot;)&amp;CHAR(34)&amp;[.$F86]&amp;CHAR(34)&amp;IF([.$F87]&lt;&gt;&quot;&quot;;&quot;, &quot;;&quot;]&quot;))" office:value-type="string" office:string-value="&quot;film&quot;, " calcext:value-type="string">
            <text:p>"fil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4" table:formula="of:=LEN([.A87])" office:value-type="float" office:value="3" calcext:value-type="float">
            <text:p>3</text:p>
          </table:table-cell>
          <table:table-cell table:style-name="ce4" table:formula="of:=IF(AND([.$B87]&gt;=[.$J$2];[.$B87]&lt;=[.$J$3]);[.$A87];&quot;zzz&quot;)" office:value-type="string" office:string-value="man" calcext:value-type="string">
            <text:p>man</text:p>
          </table:table-cell>
          <table:table-cell table:style-name="ce4" table:formula="of:=IF([.$C87]=&quot;zzz&quot;;&quot;&quot;;COUNTIF([.$C$3:.$C$1002];&quot;&lt;&quot;&amp;[.$C87]))" office:value-type="float" office:value="172" calcext:value-type="float">
            <text:p>172</text:p>
          </table:table-cell>
          <table:table-cell table:style-name="ce4" table:formula="of:=IF(ISNA(MATCH(ROW([.$D86])-1;[.$D$1:.$D$1048576];0));&quot;&quot;;INDEX([.$C$3:.$C$1002];MATCH(ROW([.$D86])-1;[.$D$1:.$D$1048576];0)))" office:value-type="string" office:string-value="fire" calcext:value-type="string">
            <text:p>fire</text:p>
          </table:table-cell>
          <table:table-cell table:style-name="ce4" office:value-type="string" calcext:value-type="string">
            <text:p>find</text:p>
          </table:table-cell>
          <table:table-cell table:style-name="ce4" table:formula="of:=IF([.$F87]=&quot;&quot;;&quot;&quot;;IF(LEFT([.$F86];1)&lt;&gt;&quot;^&quot;;&quot;&quot;;&quot;[&quot;)&amp;CHAR(34)&amp;[.$F87]&amp;CHAR(34)&amp;IF([.$F88]&lt;&gt;&quot;&quot;;&quot;, &quot;;&quot;]&quot;))" office:value-type="string" office:string-value="&quot;find&quot;, " calcext:value-type="string">
            <text:p>"fi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y</text:p>
          </table:table-cell>
          <table:table-cell table:style-name="ce4" table:formula="of:=LEN([.A88])" office:value-type="float" office:value="3" calcext:value-type="float">
            <text:p>3</text:p>
          </table:table-cell>
          <table:table-cell table:style-name="ce4" table:formula="of:=IF(AND([.$B88]&gt;=[.$J$2];[.$B88]&lt;=[.$J$3]);[.$A88];&quot;zzz&quot;)" office:value-type="string" office:string-value="may" calcext:value-type="string">
            <text:p>may</text:p>
          </table:table-cell>
          <table:table-cell table:style-name="ce4" table:formula="of:=IF([.$C88]=&quot;zzz&quot;;&quot;&quot;;COUNTIF([.$C$3:.$C$1002];&quot;&lt;&quot;&amp;[.$C88]))" office:value-type="float" office:value="174" calcext:value-type="float">
            <text:p>174</text:p>
          </table:table-cell>
          <table:table-cell table:style-name="ce4" table:formula="of:=IF(ISNA(MATCH(ROW([.$D87])-1;[.$D$1:.$D$1048576];0));&quot;&quot;;INDEX([.$C$3:.$C$1002];MATCH(ROW([.$D87])-1;[.$D$1:.$D$1048576];0)))" office:value-type="string" office:string-value="firm" calcext:value-type="string">
            <text:p>firm</text:p>
          </table:table-cell>
          <table:table-cell table:style-name="ce4" office:value-type="string" calcext:value-type="string">
            <text:p>fine</text:p>
          </table:table-cell>
          <table:table-cell table:style-name="ce4" table:formula="of:=IF([.$F88]=&quot;&quot;;&quot;&quot;;IF(LEFT([.$F87];1)&lt;&gt;&quot;^&quot;;&quot;&quot;;&quot;[&quot;)&amp;CHAR(34)&amp;[.$F88]&amp;CHAR(34)&amp;IF([.$F89]&lt;&gt;&quot;&quot;;&quot;, &quot;;&quot;]&quot;))" office:value-type="string" office:string-value="&quot;fine&quot;, " calcext:value-type="string">
            <text:p>"fin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rs</text:p>
          </table:table-cell>
          <table:table-cell table:style-name="ce4" table:formula="of:=LEN([.A89])" office:value-type="float" office:value="3" calcext:value-type="float">
            <text:p>3</text:p>
          </table:table-cell>
          <table:table-cell table:style-name="ce4" table:formula="of:=IF(AND([.$B89]&gt;=[.$J$2];[.$B89]&lt;=[.$J$3]);[.$A89];&quot;zzz&quot;)" office:value-type="string" office:string-value="Mrs" calcext:value-type="string">
            <text:p>Mrs</text:p>
          </table:table-cell>
          <table:table-cell table:style-name="ce4" table:formula="of:=IF([.$C89]=&quot;zzz&quot;;&quot;&quot;;COUNTIF([.$C$3:.$C$1002];&quot;&lt;&quot;&amp;[.$C89]))" office:value-type="float" office:value="182" calcext:value-type="float">
            <text:p>182</text:p>
          </table:table-cell>
          <table:table-cell table:style-name="ce4" table:formula="of:=IF(ISNA(MATCH(ROW([.$D88])-1;[.$D$1:.$D$1048576];0));&quot;&quot;;INDEX([.$C$3:.$C$1002];MATCH(ROW([.$D88])-1;[.$D$1:.$D$1048576];0)))" office:value-type="string" office:string-value="fish" calcext:value-type="string">
            <text:p>fish</text:p>
          </table:table-cell>
          <table:table-cell table:style-name="ce4" office:value-type="string" calcext:value-type="string">
            <text:p>fire</text:p>
          </table:table-cell>
          <table:table-cell table:style-name="ce4" table:formula="of:=IF([.$F89]=&quot;&quot;;&quot;&quot;;IF(LEFT([.$F88];1)&lt;&gt;&quot;^&quot;;&quot;&quot;;&quot;[&quot;)&amp;CHAR(34)&amp;[.$F89]&amp;CHAR(34)&amp;IF([.$F90]&lt;&gt;&quot;&quot;;&quot;, &quot;;&quot;]&quot;))" office:value-type="string" office:string-value="&quot;fire&quot;, " calcext:value-type="string">
            <text:p>"fir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w</text:p>
          </table:table-cell>
          <table:table-cell table:style-name="ce4" table:formula="of:=LEN([.A90])" office:value-type="float" office:value="3" calcext:value-type="float">
            <text:p>3</text:p>
          </table:table-cell>
          <table:table-cell table:style-name="ce4" table:formula="of:=IF(AND([.$B90]&gt;=[.$J$2];[.$B90]&lt;=[.$J$3]);[.$A90];&quot;zzz&quot;)" office:value-type="string" office:string-value="new" calcext:value-type="string">
            <text:p>new</text:p>
          </table:table-cell>
          <table:table-cell table:style-name="ce4" table:formula="of:=IF([.$C90]=&quot;zzz&quot;;&quot;&quot;;COUNTIF([.$C$3:.$C$1002];&quot;&lt;&quot;&amp;[.$C90]))" office:value-type="float" office:value="189" calcext:value-type="float">
            <text:p>189</text:p>
          </table:table-cell>
          <table:table-cell table:style-name="ce4" table:formula="of:=IF(ISNA(MATCH(ROW([.$D89])-1;[.$D$1:.$D$1048576];0));&quot;&quot;;INDEX([.$C$3:.$C$1002];MATCH(ROW([.$D89])-1;[.$D$1:.$D$1048576];0)))" office:value-type="string" office:string-value="five" calcext:value-type="string">
            <text:p>five</text:p>
          </table:table-cell>
          <table:table-cell table:style-name="ce4" office:value-type="string" calcext:value-type="string">
            <text:p>firm</text:p>
          </table:table-cell>
          <table:table-cell table:style-name="ce4" table:formula="of:=IF([.$F90]=&quot;&quot;;&quot;&quot;;IF(LEFT([.$F89];1)&lt;&gt;&quot;^&quot;;&quot;&quot;;&quot;[&quot;)&amp;CHAR(34)&amp;[.$F90]&amp;CHAR(34)&amp;IF([.$F91]&lt;&gt;&quot;&quot;;&quot;, &quot;;&quot;]&quot;))" office:value-type="string" office:string-value="&quot;firm&quot;, " calcext:value-type="string">
            <text:p>"fir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r</text:p>
          </table:table-cell>
          <table:table-cell table:style-name="ce4" table:formula="of:=LEN([.A91])" office:value-type="float" office:value="3" calcext:value-type="float">
            <text:p>3</text:p>
          </table:table-cell>
          <table:table-cell table:style-name="ce4" table:formula="of:=IF(AND([.$B91]&gt;=[.$J$2];[.$B91]&lt;=[.$J$3]);[.$A91];&quot;zzz&quot;)" office:value-type="string" office:string-value="nor" calcext:value-type="string">
            <text:p>nor</text:p>
          </table:table-cell>
          <table:table-cell table:style-name="ce4" table:formula="of:=IF([.$C91]=&quot;zzz&quot;;&quot;&quot;;COUNTIF([.$C$3:.$C$1002];&quot;&lt;&quot;&amp;[.$C91]))" office:value-type="float" office:value="194" calcext:value-type="float">
            <text:p>194</text:p>
          </table:table-cell>
          <table:table-cell table:style-name="ce4" table:formula="of:=IF(ISNA(MATCH(ROW([.$D90])-1;[.$D$1:.$D$1048576];0));&quot;&quot;;INDEX([.$C$3:.$C$1002];MATCH(ROW([.$D90])-1;[.$D$1:.$D$1048576];0)))" office:value-type="string" office:string-value="food" calcext:value-type="string">
            <text:p>food</text:p>
          </table:table-cell>
          <table:table-cell table:style-name="ce4" office:value-type="string" calcext:value-type="string">
            <text:p>fish</text:p>
          </table:table-cell>
          <table:table-cell table:style-name="ce4" table:formula="of:=IF([.$F91]=&quot;&quot;;&quot;&quot;;IF(LEFT([.$F90];1)&lt;&gt;&quot;^&quot;;&quot;&quot;;&quot;[&quot;)&amp;CHAR(34)&amp;[.$F91]&amp;CHAR(34)&amp;IF([.$F92]&lt;&gt;&quot;&quot;;&quot;, &quot;;&quot;]&quot;))" office:value-type="string" office:string-value="&quot;fish&quot;, " calcext:value-type="string">
            <text:p>"fis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t</text:p>
          </table:table-cell>
          <table:table-cell table:style-name="ce4" table:formula="of:=LEN([.A92])" office:value-type="float" office:value="3" calcext:value-type="float">
            <text:p>3</text:p>
          </table:table-cell>
          <table:table-cell table:style-name="ce4" table:formula="of:=IF(AND([.$B92]&gt;=[.$J$2];[.$B92]&lt;=[.$J$3]);[.$A92];&quot;zzz&quot;)" office:value-type="string" office:string-value="not" calcext:value-type="string">
            <text:p>not</text:p>
          </table:table-cell>
          <table:table-cell table:style-name="ce4" table:formula="of:=IF([.$C92]=&quot;zzz&quot;;&quot;&quot;;COUNTIF([.$C$3:.$C$1002];&quot;&lt;&quot;&amp;[.$C92]))" office:value-type="float" office:value="195" calcext:value-type="float">
            <text:p>195</text:p>
          </table:table-cell>
          <table:table-cell table:style-name="ce4" table:formula="of:=IF(ISNA(MATCH(ROW([.$D91])-1;[.$D$1:.$D$1048576];0));&quot;&quot;;INDEX([.$C$3:.$C$1002];MATCH(ROW([.$D91])-1;[.$D$1:.$D$1048576];0)))" office:value-type="string" office:string-value="foot" calcext:value-type="string">
            <text:p>foot</text:p>
          </table:table-cell>
          <table:table-cell table:style-name="ce4" office:value-type="string" calcext:value-type="string">
            <text:p>five</text:p>
          </table:table-cell>
          <table:table-cell table:style-name="ce4" table:formula="of:=IF([.$F92]=&quot;&quot;;&quot;&quot;;IF(LEFT([.$F91];1)&lt;&gt;&quot;^&quot;;&quot;&quot;;&quot;[&quot;)&amp;CHAR(34)&amp;[.$F92]&amp;CHAR(34)&amp;IF([.$F93]&lt;&gt;&quot;&quot;;&quot;, &quot;;&quot;]&quot;))" office:value-type="string" office:string-value="&quot;five&quot;, " calcext:value-type="string">
            <text:p>"fi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w</text:p>
          </table:table-cell>
          <table:table-cell table:style-name="ce4" table:formula="of:=LEN([.A93])" office:value-type="float" office:value="3" calcext:value-type="float">
            <text:p>3</text:p>
          </table:table-cell>
          <table:table-cell table:style-name="ce4" table:formula="of:=IF(AND([.$B93]&gt;=[.$J$2];[.$B93]&lt;=[.$J$3]);[.$A93];&quot;zzz&quot;)" office:value-type="string" office:string-value="now" calcext:value-type="string">
            <text:p>now</text:p>
          </table:table-cell>
          <table:table-cell table:style-name="ce4" table:formula="of:=IF([.$C93]=&quot;zzz&quot;;&quot;&quot;;COUNTIF([.$C$3:.$C$1002];&quot;&lt;&quot;&amp;[.$C93]))" office:value-type="float" office:value="197" calcext:value-type="float">
            <text:p>197</text:p>
          </table:table-cell>
          <table:table-cell table:style-name="ce4" table:formula="of:=IF(ISNA(MATCH(ROW([.$D92])-1;[.$D$1:.$D$1048576];0));&quot;&quot;;INDEX([.$C$3:.$C$1002];MATCH(ROW([.$D92])-1;[.$D$1:.$D$1048576];0)))" office:value-type="string" office:string-value="gas" calcext:value-type="string">
            <text:p>gas</text:p>
          </table:table-cell>
          <table:table-cell table:style-name="ce4" office:value-type="string" calcext:value-type="string">
            <text:p>fly</text:p>
          </table:table-cell>
          <table:table-cell table:style-name="ce4" table:formula="of:=IF([.$F93]=&quot;&quot;;&quot;&quot;;IF(LEFT([.$F92];1)&lt;&gt;&quot;^&quot;;&quot;&quot;;&quot;[&quot;)&amp;CHAR(34)&amp;[.$F93]&amp;CHAR(34)&amp;IF([.$F94]&lt;&gt;&quot;&quot;;&quot;, &quot;;&quot;]&quot;))" office:value-type="string" office:string-value="&quot;fly&quot;, " calcext:value-type="string">
            <text:p>"fl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't</text:p>
          </table:table-cell>
          <table:table-cell table:style-name="ce4" table:formula="of:=LEN([.A94])" office:value-type="float" office:value="3" calcext:value-type="float">
            <text:p>3</text:p>
          </table:table-cell>
          <table:table-cell table:style-name="ce4" table:formula="of:=IF(AND([.$B94]&gt;=[.$J$2];[.$B94]&lt;=[.$J$3]);[.$A94];&quot;zzz&quot;)" office:value-type="string" office:string-value="n't" calcext:value-type="string">
            <text:p>n't</text:p>
          </table:table-cell>
          <table:table-cell table:style-name="ce4" table:formula="of:=IF([.$C94]=&quot;zzz&quot;;&quot;&quot;;COUNTIF([.$C$3:.$C$1002];&quot;&lt;&quot;&amp;[.$C94]))" office:value-type="float" office:value="185" calcext:value-type="float">
            <text:p>185</text:p>
          </table:table-cell>
          <table:table-cell table:style-name="ce4" table:formula="of:=IF(ISNA(MATCH(ROW([.$D93])-1;[.$D$1:.$D$1048576];0));&quot;&quot;;INDEX([.$C$3:.$C$1002];MATCH(ROW([.$D93])-1;[.$D$1:.$D$1048576];0)))" office:value-type="string" office:string-value="form" calcext:value-type="string">
            <text:p>form</text:p>
          </table:table-cell>
          <table:table-cell table:style-name="ce4" office:value-type="string" calcext:value-type="string">
            <text:p>food</text:p>
          </table:table-cell>
          <table:table-cell table:style-name="ce4" table:formula="of:=IF([.$F94]=&quot;&quot;;&quot;&quot;;IF(LEFT([.$F93];1)&lt;&gt;&quot;^&quot;;&quot;&quot;;&quot;[&quot;)&amp;CHAR(34)&amp;[.$F94]&amp;CHAR(34)&amp;IF([.$F95]&lt;&gt;&quot;&quot;;&quot;, &quot;;&quot;]&quot;))" office:value-type="string" office:string-value="&quot;food&quot;, " calcext:value-type="string">
            <text:p>"foo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4" table:formula="of:=LEN([.A95])" office:value-type="float" office:value="3" calcext:value-type="float">
            <text:p>3</text:p>
          </table:table-cell>
          <table:table-cell table:style-name="ce4" table:formula="of:=IF(AND([.$B95]&gt;=[.$J$2];[.$B95]&lt;=[.$J$3]);[.$A95];&quot;zzz&quot;)" office:value-type="string" office:string-value="off" calcext:value-type="string">
            <text:p>off</text:p>
          </table:table-cell>
          <table:table-cell table:style-name="ce4" table:formula="of:=IF([.$C95]=&quot;zzz&quot;;&quot;&quot;;COUNTIF([.$C$3:.$C$1002];&quot;&lt;&quot;&amp;[.$C95]))" office:value-type="float" office:value="198" calcext:value-type="float">
            <text:p>198</text:p>
          </table:table-cell>
          <table:table-cell table:style-name="ce4" table:formula="of:=IF(ISNA(MATCH(ROW([.$D94])-1;[.$D$1:.$D$1048576];0));&quot;&quot;;INDEX([.$C$3:.$C$1002];MATCH(ROW([.$D94])-1;[.$D$1:.$D$1048576];0)))" office:value-type="string" office:string-value="four" calcext:value-type="string">
            <text:p>four</text:p>
          </table:table-cell>
          <table:table-cell table:style-name="ce4" office:value-type="string" calcext:value-type="string">
            <text:p>foot</text:p>
          </table:table-cell>
          <table:table-cell table:style-name="ce4" table:formula="of:=IF([.$F95]=&quot;&quot;;&quot;&quot;;IF(LEFT([.$F94];1)&lt;&gt;&quot;^&quot;;&quot;&quot;;&quot;[&quot;)&amp;CHAR(34)&amp;[.$F95]&amp;CHAR(34)&amp;IF([.$F96]&lt;&gt;&quot;&quot;;&quot;, &quot;;&quot;]&quot;))" office:value-type="string" office:string-value="&quot;foot&quot;, " calcext:value-type="string">
            <text:p>"foo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il</text:p>
          </table:table-cell>
          <table:table-cell table:style-name="ce4" table:formula="of:=LEN([.A96])" office:value-type="float" office:value="3" calcext:value-type="float">
            <text:p>3</text:p>
          </table:table-cell>
          <table:table-cell table:style-name="ce4" table:formula="of:=IF(AND([.$B96]&gt;=[.$J$2];[.$B96]&lt;=[.$J$3]);[.$A96];&quot;zzz&quot;)" office:value-type="string" office:string-value="oil" calcext:value-type="string">
            <text:p>oil</text:p>
          </table:table-cell>
          <table:table-cell table:style-name="ce4" table:formula="of:=IF([.$C96]=&quot;zzz&quot;;&quot;&quot;;COUNTIF([.$C$3:.$C$1002];&quot;&lt;&quot;&amp;[.$C96]))" office:value-type="float" office:value="199" calcext:value-type="float">
            <text:p>199</text:p>
          </table:table-cell>
          <table:table-cell table:style-name="ce4" table:formula="of:=IF(ISNA(MATCH(ROW([.$D95])-1;[.$D$1:.$D$1048576];0));&quot;&quot;;INDEX([.$C$3:.$C$1002];MATCH(ROW([.$D95])-1;[.$D$1:.$D$1048576];0)))" office:value-type="string" office:string-value="get" calcext:value-type="string">
            <text:p>get</text:p>
          </table:table-cell>
          <table:table-cell table:style-name="ce4" office:value-type="string" calcext:value-type="string">
            <text:p>for</text:p>
          </table:table-cell>
          <table:table-cell table:style-name="ce4" table:formula="of:=IF([.$F96]=&quot;&quot;;&quot;&quot;;IF(LEFT([.$F95];1)&lt;&gt;&quot;^&quot;;&quot;&quot;;&quot;[&quot;)&amp;CHAR(34)&amp;[.$F96]&amp;CHAR(34)&amp;IF([.$F97]&lt;&gt;&quot;&quot;;&quot;, &quot;;&quot;]&quot;))" office:value-type="string" office:string-value="&quot;for&quot;, " calcext:value-type="string">
            <text:p>"fo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ld</text:p>
          </table:table-cell>
          <table:table-cell table:style-name="ce4" table:formula="of:=LEN([.A97])" office:value-type="float" office:value="3" calcext:value-type="float">
            <text:p>3</text:p>
          </table:table-cell>
          <table:table-cell table:style-name="ce4" table:formula="of:=IF(AND([.$B97]&gt;=[.$J$2];[.$B97]&lt;=[.$J$3]);[.$A97];&quot;zzz&quot;)" office:value-type="string" office:string-value="old" calcext:value-type="string">
            <text:p>old</text:p>
          </table:table-cell>
          <table:table-cell table:style-name="ce4" table:formula="of:=IF([.$C97]=&quot;zzz&quot;;&quot;&quot;;COUNTIF([.$C$3:.$C$1002];&quot;&lt;&quot;&amp;[.$C97]))" office:value-type="float" office:value="200" calcext:value-type="float">
            <text:p>200</text:p>
          </table:table-cell>
          <table:table-cell table:style-name="ce4" table:formula="of:=IF(ISNA(MATCH(ROW([.$D96])-1;[.$D$1:.$D$1048576];0));&quot;&quot;;INDEX([.$C$3:.$C$1002];MATCH(ROW([.$D96])-1;[.$D$1:.$D$1048576];0)))" office:value-type="string" office:string-value="free" calcext:value-type="string">
            <text:p>free</text:p>
          </table:table-cell>
          <table:table-cell table:style-name="ce4" office:value-type="string" calcext:value-type="string">
            <text:p>form</text:p>
          </table:table-cell>
          <table:table-cell table:style-name="ce4" table:formula="of:=IF([.$F97]=&quot;&quot;;&quot;&quot;;IF(LEFT([.$F96];1)&lt;&gt;&quot;^&quot;;&quot;&quot;;&quot;[&quot;)&amp;CHAR(34)&amp;[.$F97]&amp;CHAR(34)&amp;IF([.$F98]&lt;&gt;&quot;&quot;;&quot;, &quot;;&quot;]&quot;))" office:value-type="string" office:string-value="&quot;form&quot;, " calcext:value-type="string">
            <text:p>"for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ne</text:p>
          </table:table-cell>
          <table:table-cell table:style-name="ce4" table:formula="of:=LEN([.A98])" office:value-type="float" office:value="3" calcext:value-type="float">
            <text:p>3</text:p>
          </table:table-cell>
          <table:table-cell table:style-name="ce4" table:formula="of:=IF(AND([.$B98]&gt;=[.$J$2];[.$B98]&lt;=[.$J$3]);[.$A98];&quot;zzz&quot;)" office:value-type="string" office:string-value="one" calcext:value-type="string">
            <text:p>one</text:p>
          </table:table-cell>
          <table:table-cell table:style-name="ce4" table:formula="of:=IF([.$C98]=&quot;zzz&quot;;&quot;&quot;;COUNTIF([.$C$3:.$C$1002];&quot;&lt;&quot;&amp;[.$C98]))" office:value-type="float" office:value="202" calcext:value-type="float">
            <text:p>202</text:p>
          </table:table-cell>
          <table:table-cell table:style-name="ce4" table:formula="of:=IF(ISNA(MATCH(ROW([.$D97])-1;[.$D$1:.$D$1048576];0));&quot;&quot;;INDEX([.$C$3:.$C$1002];MATCH(ROW([.$D97])-1;[.$D$1:.$D$1048576];0)))" office:value-type="string" office:string-value="from" calcext:value-type="string">
            <text:p>from</text:p>
          </table:table-cell>
          <table:table-cell table:style-name="ce4" office:value-type="string" calcext:value-type="string">
            <text:p>four</text:p>
          </table:table-cell>
          <table:table-cell table:style-name="ce4" table:formula="of:=IF([.$F98]=&quot;&quot;;&quot;&quot;;IF(LEFT([.$F97];1)&lt;&gt;&quot;^&quot;;&quot;&quot;;&quot;[&quot;)&amp;CHAR(34)&amp;[.$F98]&amp;CHAR(34)&amp;IF([.$F99]&lt;&gt;&quot;&quot;;&quot;, &quot;;&quot;]&quot;))" office:value-type="string" office:string-value="&quot;four&quot;, " calcext:value-type="string">
            <text:p>"fou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r</text:p>
          </table:table-cell>
          <table:table-cell table:style-name="ce4" table:formula="of:=LEN([.A99])" office:value-type="float" office:value="3" calcext:value-type="float">
            <text:p>3</text:p>
          </table:table-cell>
          <table:table-cell table:style-name="ce4" table:formula="of:=IF(AND([.$B99]&gt;=[.$J$2];[.$B99]&lt;=[.$J$3]);[.$A99];&quot;zzz&quot;)" office:value-type="string" office:string-value="our" calcext:value-type="string">
            <text:p>our</text:p>
          </table:table-cell>
          <table:table-cell table:style-name="ce4" table:formula="of:=IF([.$C99]=&quot;zzz&quot;;&quot;&quot;;COUNTIF([.$C$3:.$C$1002];&quot;&lt;&quot;&amp;[.$C99]))" office:value-type="float" office:value="206" calcext:value-type="float">
            <text:p>206</text:p>
          </table:table-cell>
          <table:table-cell table:style-name="ce4" table:formula="of:=IF(ISNA(MATCH(ROW([.$D98])-1;[.$D$1:.$D$1048576];0));&quot;&quot;;INDEX([.$C$3:.$C$1002];MATCH(ROW([.$D98])-1;[.$D$1:.$D$1048576];0)))" office:value-type="string" office:string-value="full" calcext:value-type="string">
            <text:p>full</text:p>
          </table:table-cell>
          <table:table-cell table:style-name="ce4" office:value-type="string" calcext:value-type="string">
            <text:p>free</text:p>
          </table:table-cell>
          <table:table-cell table:style-name="ce4" table:formula="of:=IF([.$F99]=&quot;&quot;;&quot;&quot;;IF(LEFT([.$F98];1)&lt;&gt;&quot;^&quot;;&quot;&quot;;&quot;[&quot;)&amp;CHAR(34)&amp;[.$F99]&amp;CHAR(34)&amp;IF([.$F100]&lt;&gt;&quot;&quot;;&quot;, &quot;;&quot;]&quot;))" office:value-type="string" office:string-value="&quot;free&quot;, " calcext:value-type="string">
            <text:p>"fre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t</text:p>
          </table:table-cell>
          <table:table-cell table:style-name="ce4" table:formula="of:=LEN([.A100])" office:value-type="float" office:value="3" calcext:value-type="float">
            <text:p>3</text:p>
          </table:table-cell>
          <table:table-cell table:style-name="ce4" table:formula="of:=IF(AND([.$B100]&gt;=[.$J$2];[.$B100]&lt;=[.$J$3]);[.$A100];&quot;zzz&quot;)" office:value-type="string" office:string-value="out" calcext:value-type="string">
            <text:p>out</text:p>
          </table:table-cell>
          <table:table-cell table:style-name="ce4" table:formula="of:=IF([.$C100]=&quot;zzz&quot;;&quot;&quot;;COUNTIF([.$C$3:.$C$1002];&quot;&lt;&quot;&amp;[.$C100]))" office:value-type="float" office:value="207" calcext:value-type="float">
            <text:p>207</text:p>
          </table:table-cell>
          <table:table-cell table:style-name="ce4" table:formula="of:=IF(ISNA(MATCH(ROW([.$D99])-1;[.$D$1:.$D$1048576];0));&quot;&quot;;INDEX([.$C$3:.$C$1002];MATCH(ROW([.$D99])-1;[.$D$1:.$D$1048576];0)))" office:value-type="string" office:string-value="fund" calcext:value-type="string">
            <text:p>fund</text:p>
          </table:table-cell>
          <table:table-cell table:style-name="ce4" office:value-type="string" calcext:value-type="string">
            <text:p>from</text:p>
          </table:table-cell>
          <table:table-cell table:style-name="ce4" table:formula="of:=IF([.$F100]=&quot;&quot;;&quot;&quot;;IF(LEFT([.$F99];1)&lt;&gt;&quot;^&quot;;&quot;&quot;;&quot;[&quot;)&amp;CHAR(34)&amp;[.$F100]&amp;CHAR(34)&amp;IF([.$F101]&lt;&gt;&quot;&quot;;&quot;, &quot;;&quot;]&quot;))" office:value-type="string" office:string-value="&quot;from&quot;, " calcext:value-type="string">
            <text:p>"fro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</text:p>
          </table:table-cell>
          <table:table-cell table:style-name="ce4" table:formula="of:=LEN([.A101])" office:value-type="float" office:value="3" calcext:value-type="float">
            <text:p>3</text:p>
          </table:table-cell>
          <table:table-cell table:style-name="ce4" table:formula="of:=IF(AND([.$B101]&gt;=[.$J$2];[.$B101]&lt;=[.$J$3]);[.$A101];&quot;zzz&quot;)" office:value-type="string" office:string-value="own" calcext:value-type="string">
            <text:p>own</text:p>
          </table:table-cell>
          <table:table-cell table:style-name="ce4" table:formula="of:=IF([.$C101]=&quot;zzz&quot;;&quot;&quot;;COUNTIF([.$C$3:.$C$1002];&quot;&lt;&quot;&amp;[.$C101]))" office:value-type="float" office:value="209" calcext:value-type="float">
            <text:p>209</text:p>
          </table:table-cell>
          <table:table-cell table:style-name="ce4" table:formula="of:=IF(ISNA(MATCH(ROW([.$D100])-1;[.$D$1:.$D$1048576];0));&quot;&quot;;INDEX([.$C$3:.$C$1002];MATCH(ROW([.$D100])-1;[.$D$1:.$D$1048576];0)))" office:value-type="string" office:string-value="game" calcext:value-type="string">
            <text:p>game</text:p>
          </table:table-cell>
          <table:table-cell table:style-name="ce4" office:value-type="string" calcext:value-type="string">
            <text:p>full</text:p>
          </table:table-cell>
          <table:table-cell table:style-name="ce4" table:formula="of:=IF([.$F101]=&quot;&quot;;&quot;&quot;;IF(LEFT([.$F100];1)&lt;&gt;&quot;^&quot;;&quot;&quot;;&quot;[&quot;)&amp;CHAR(34)&amp;[.$F101]&amp;CHAR(34)&amp;IF([.$F102]&lt;&gt;&quot;&quot;;&quot;, &quot;;&quot;]&quot;))" office:value-type="string" office:string-value="&quot;full&quot;, " calcext:value-type="string">
            <text:p>"fu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y</text:p>
          </table:table-cell>
          <table:table-cell table:style-name="ce4" table:formula="of:=LEN([.A102])" office:value-type="float" office:value="3" calcext:value-type="float">
            <text:p>3</text:p>
          </table:table-cell>
          <table:table-cell table:style-name="ce4" table:formula="of:=IF(AND([.$B102]&gt;=[.$J$2];[.$B102]&lt;=[.$J$3]);[.$A102];&quot;zzz&quot;)" office:value-type="string" office:string-value="pay" calcext:value-type="string">
            <text:p>pay</text:p>
          </table:table-cell>
          <table:table-cell table:style-name="ce4" table:formula="of:=IF([.$C102]=&quot;zzz&quot;;&quot;&quot;;COUNTIF([.$C$3:.$C$1002];&quot;&lt;&quot;&amp;[.$C102]))" office:value-type="float" office:value="215" calcext:value-type="float">
            <text:p>215</text:p>
          </table:table-cell>
          <table:table-cell table:style-name="ce4" table:formula="of:=IF(ISNA(MATCH(ROW([.$D101])-1;[.$D$1:.$D$1048576];0));&quot;&quot;;INDEX([.$C$3:.$C$1002];MATCH(ROW([.$D101])-1;[.$D$1:.$D$1048576];0)))" office:value-type="string" office:string-value="girl" calcext:value-type="string">
            <text:p>girl</text:p>
          </table:table-cell>
          <table:table-cell table:style-name="ce4" office:value-type="string" calcext:value-type="string">
            <text:p>fund</text:p>
          </table:table-cell>
          <table:table-cell table:style-name="ce4" table:formula="of:=IF([.$F102]=&quot;&quot;;&quot;&quot;;IF(LEFT([.$F101];1)&lt;&gt;&quot;^&quot;;&quot;&quot;;&quot;[&quot;)&amp;CHAR(34)&amp;[.$F102]&amp;CHAR(34)&amp;IF([.$F103]&lt;&gt;&quot;&quot;;&quot;, &quot;;&quot;]&quot;))" office:value-type="string" office:string-value="&quot;fund&quot;, " calcext:value-type="string">
            <text:p>"fu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</text:p>
          </table:table-cell>
          <table:table-cell table:style-name="ce4" table:formula="of:=LEN([.A103])" office:value-type="float" office:value="3" calcext:value-type="float">
            <text:p>3</text:p>
          </table:table-cell>
          <table:table-cell table:style-name="ce4" table:formula="of:=IF(AND([.$B103]&gt;=[.$J$2];[.$B103]&lt;=[.$J$3]);[.$A103];&quot;zzz&quot;)" office:value-type="string" office:string-value="per" calcext:value-type="string">
            <text:p>per</text:p>
          </table:table-cell>
          <table:table-cell table:style-name="ce4" table:formula="of:=IF([.$C103]=&quot;zzz&quot;;&quot;&quot;;COUNTIF([.$C$3:.$C$1002];&quot;&lt;&quot;&amp;[.$C103]))" office:value-type="float" office:value="216" calcext:value-type="float">
            <text:p>216</text:p>
          </table:table-cell>
          <table:table-cell table:style-name="ce4" table:formula="of:=IF(ISNA(MATCH(ROW([.$D102])-1;[.$D$1:.$D$1048576];0));&quot;&quot;;INDEX([.$C$3:.$C$1002];MATCH(ROW([.$D102])-1;[.$D$1:.$D$1048576];0)))" office:value-type="string" office:string-value="give" calcext:value-type="string">
            <text:p>give</text:p>
          </table:table-cell>
          <table:table-cell table:style-name="ce4" office:value-type="string" calcext:value-type="string">
            <text:p>game</text:p>
          </table:table-cell>
          <table:table-cell table:style-name="ce4" table:formula="of:=IF([.$F103]=&quot;&quot;;&quot;&quot;;IF(LEFT([.$F102];1)&lt;&gt;&quot;^&quot;;&quot;&quot;;&quot;[&quot;)&amp;CHAR(34)&amp;[.$F103]&amp;CHAR(34)&amp;IF([.$F104]&lt;&gt;&quot;&quot;;&quot;, &quot;;&quot;]&quot;))" office:value-type="string" office:string-value="&quot;game&quot;, " calcext:value-type="string">
            <text:p>"ga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ut</text:p>
          </table:table-cell>
          <table:table-cell table:style-name="ce4" table:formula="of:=LEN([.A104])" office:value-type="float" office:value="3" calcext:value-type="float">
            <text:p>3</text:p>
          </table:table-cell>
          <table:table-cell table:style-name="ce4" table:formula="of:=IF(AND([.$B104]&gt;=[.$J$2];[.$B104]&lt;=[.$J$3]);[.$A104];&quot;zzz&quot;)" office:value-type="string" office:string-value="put" calcext:value-type="string">
            <text:p>put</text:p>
          </table:table-cell>
          <table:table-cell table:style-name="ce4" table:formula="of:=IF([.$C104]=&quot;zzz&quot;;&quot;&quot;;COUNTIF([.$C$3:.$C$1002];&quot;&lt;&quot;&amp;[.$C104]))" office:value-type="float" office:value="223" calcext:value-type="float">
            <text:p>223</text:p>
          </table:table-cell>
          <table:table-cell table:style-name="ce4" table:formula="of:=IF(ISNA(MATCH(ROW([.$D103])-1;[.$D$1:.$D$1048576];0));&quot;&quot;;INDEX([.$C$3:.$C$1002];MATCH(ROW([.$D103])-1;[.$D$1:.$D$1048576];0)))" office:value-type="string" office:string-value="gun" calcext:value-type="string">
            <text:p>gun</text:p>
          </table:table-cell>
          <table:table-cell table:style-name="ce4" office:value-type="string" calcext:value-type="string">
            <text:p>gas</text:p>
          </table:table-cell>
          <table:table-cell table:style-name="ce4" table:formula="of:=IF([.$F104]=&quot;&quot;;&quot;&quot;;IF(LEFT([.$F103];1)&lt;&gt;&quot;^&quot;;&quot;&quot;;&quot;[&quot;)&amp;CHAR(34)&amp;[.$F104]&amp;CHAR(34)&amp;IF([.$F105]&lt;&gt;&quot;&quot;;&quot;, &quot;;&quot;]&quot;))" office:value-type="string" office:string-value="&quot;gas&quot;, " calcext:value-type="string">
            <text:p>"ga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4" table:formula="of:=LEN([.A105])" office:value-type="float" office:value="3" calcext:value-type="float">
            <text:p>3</text:p>
          </table:table-cell>
          <table:table-cell table:style-name="ce4" table:formula="of:=IF(AND([.$B105]&gt;=[.$J$2];[.$B105]&lt;=[.$J$3]);[.$A105];&quot;zzz&quot;)" office:value-type="string" office:string-value="red" calcext:value-type="string">
            <text:p>red</text:p>
          </table:table-cell>
          <table:table-cell table:style-name="ce4" table:formula="of:=IF([.$C105]=&quot;zzz&quot;;&quot;&quot;;COUNTIF([.$C$3:.$C$1002];&quot;&lt;&quot;&amp;[.$C105]))" office:value-type="float" office:value="228" calcext:value-type="float">
            <text:p>228</text:p>
          </table:table-cell>
          <table:table-cell table:style-name="ce4" table:formula="of:=IF(ISNA(MATCH(ROW([.$D104])-1;[.$D$1:.$D$1048576];0));&quot;&quot;;INDEX([.$C$3:.$C$1002];MATCH(ROW([.$D104])-1;[.$D$1:.$D$1048576];0)))" office:value-type="string" office:string-value="guy" calcext:value-type="string">
            <text:p>guy</text:p>
          </table:table-cell>
          <table:table-cell table:style-name="ce4" office:value-type="string" calcext:value-type="string">
            <text:p>get</text:p>
          </table:table-cell>
          <table:table-cell table:style-name="ce4" table:formula="of:=IF([.$F105]=&quot;&quot;;&quot;&quot;;IF(LEFT([.$F104];1)&lt;&gt;&quot;^&quot;;&quot;&quot;;&quot;[&quot;)&amp;CHAR(34)&amp;[.$F105]&amp;CHAR(34)&amp;IF([.$F106]&lt;&gt;&quot;&quot;;&quot;, &quot;;&quot;]&quot;))" office:value-type="string" office:string-value="&quot;get&quot;, " calcext:value-type="string">
            <text:p>"ge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un</text:p>
          </table:table-cell>
          <table:table-cell table:style-name="ce4" table:formula="of:=LEN([.A106])" office:value-type="float" office:value="3" calcext:value-type="float">
            <text:p>3</text:p>
          </table:table-cell>
          <table:table-cell table:style-name="ce4" table:formula="of:=IF(AND([.$B106]&gt;=[.$J$2];[.$B106]&lt;=[.$J$3]);[.$A106];&quot;zzz&quot;)" office:value-type="string" office:string-value="run" calcext:value-type="string">
            <text:p>run</text:p>
          </table:table-cell>
          <table:table-cell table:style-name="ce4" table:formula="of:=IF([.$C106]=&quot;zzz&quot;;&quot;&quot;;COUNTIF([.$C$3:.$C$1002];&quot;&lt;&quot;&amp;[.$C106]))" office:value-type="float" office:value="238" calcext:value-type="float">
            <text:p>238</text:p>
          </table:table-cell>
          <table:table-cell table:style-name="ce4" table:formula="of:=IF(ISNA(MATCH(ROW([.$D105])-1;[.$D$1:.$D$1048576];0));&quot;&quot;;INDEX([.$C$3:.$C$1002];MATCH(ROW([.$D105])-1;[.$D$1:.$D$1048576];0)))" office:value-type="string" office:string-value="goal" calcext:value-type="string">
            <text:p>goal</text:p>
          </table:table-cell>
          <table:table-cell table:style-name="ce4" office:value-type="string" calcext:value-type="string">
            <text:p>girl</text:p>
          </table:table-cell>
          <table:table-cell table:style-name="ce4" table:formula="of:=IF([.$F106]=&quot;&quot;;&quot;&quot;;IF(LEFT([.$F105];1)&lt;&gt;&quot;^&quot;;&quot;&quot;;&quot;[&quot;)&amp;CHAR(34)&amp;[.$F106]&amp;CHAR(34)&amp;IF([.$F107]&lt;&gt;&quot;&quot;;&quot;, &quot;;&quot;]&quot;))" office:value-type="string" office:string-value="&quot;girl&quot;, " calcext:value-type="string">
            <text:p>"gir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y</text:p>
          </table:table-cell>
          <table:table-cell table:style-name="ce4" table:formula="of:=LEN([.A107])" office:value-type="float" office:value="3" calcext:value-type="float">
            <text:p>3</text:p>
          </table:table-cell>
          <table:table-cell table:style-name="ce4" table:formula="of:=IF(AND([.$B107]&gt;=[.$J$2];[.$B107]&lt;=[.$J$3]);[.$A107];&quot;zzz&quot;)" office:value-type="string" office:string-value="say" calcext:value-type="string">
            <text:p>say</text:p>
          </table:table-cell>
          <table:table-cell table:style-name="ce4" table:formula="of:=IF([.$C107]=&quot;zzz&quot;;&quot;&quot;;COUNTIF([.$C$3:.$C$1002];&quot;&lt;&quot;&amp;[.$C107]))" office:value-type="float" office:value="242" calcext:value-type="float">
            <text:p>242</text:p>
          </table:table-cell>
          <table:table-cell table:style-name="ce4" table:formula="of:=IF(ISNA(MATCH(ROW([.$D106])-1;[.$D$1:.$D$1048576];0));&quot;&quot;;INDEX([.$C$3:.$C$1002];MATCH(ROW([.$D106])-1;[.$D$1:.$D$1048576];0)))" office:value-type="string" office:string-value="good" calcext:value-type="string">
            <text:p>good</text:p>
          </table:table-cell>
          <table:table-cell table:style-name="ce4" office:value-type="string" calcext:value-type="string">
            <text:p>give</text:p>
          </table:table-cell>
          <table:table-cell table:style-name="ce4" table:formula="of:=IF([.$F107]=&quot;&quot;;&quot;&quot;;IF(LEFT([.$F106];1)&lt;&gt;&quot;^&quot;;&quot;&quot;;&quot;[&quot;)&amp;CHAR(34)&amp;[.$F107]&amp;CHAR(34)&amp;IF([.$F108]&lt;&gt;&quot;&quot;;&quot;, &quot;;&quot;]&quot;))" office:value-type="string" office:string-value="&quot;give&quot;, " calcext:value-type="string">
            <text:p>"gi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a</text:p>
          </table:table-cell>
          <table:table-cell table:style-name="ce4" table:formula="of:=LEN([.A108])" office:value-type="float" office:value="3" calcext:value-type="float">
            <text:p>3</text:p>
          </table:table-cell>
          <table:table-cell table:style-name="ce4" table:formula="of:=IF(AND([.$B108]&gt;=[.$J$2];[.$B108]&lt;=[.$J$3]);[.$A108];&quot;zzz&quot;)" office:value-type="string" office:string-value="sea" calcext:value-type="string">
            <text:p>sea</text:p>
          </table:table-cell>
          <table:table-cell table:style-name="ce4" table:formula="of:=IF([.$C108]=&quot;zzz&quot;;&quot;&quot;;COUNTIF([.$C$3:.$C$1002];&quot;&lt;&quot;&amp;[.$C108]))" office:value-type="float" office:value="243" calcext:value-type="float">
            <text:p>243</text:p>
          </table:table-cell>
          <table:table-cell table:style-name="ce4" table:formula="of:=IF(ISNA(MATCH(ROW([.$D107])-1;[.$D$1:.$D$1048576];0));&quot;&quot;;INDEX([.$C$3:.$C$1002];MATCH(ROW([.$D107])-1;[.$D$1:.$D$1048576];0)))" office:value-type="string" office:string-value="grow" calcext:value-type="string">
            <text:p>grow</text:p>
          </table:table-cell>
          <table:table-cell table:style-name="ce4" office:value-type="string" calcext:value-type="string">
            <text:p>goal</text:p>
          </table:table-cell>
          <table:table-cell table:style-name="ce4" table:formula="of:=IF([.$F108]=&quot;&quot;;&quot;&quot;;IF(LEFT([.$F107];1)&lt;&gt;&quot;^&quot;;&quot;&quot;;&quot;[&quot;)&amp;CHAR(34)&amp;[.$F108]&amp;CHAR(34)&amp;IF([.$F109]&lt;&gt;&quot;&quot;;&quot;, &quot;;&quot;]&quot;))" office:value-type="string" office:string-value="&quot;goal&quot;, " calcext:value-type="string">
            <text:p>"goa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e</text:p>
          </table:table-cell>
          <table:table-cell table:style-name="ce4" table:formula="of:=LEN([.A109])" office:value-type="float" office:value="3" calcext:value-type="float">
            <text:p>3</text:p>
          </table:table-cell>
          <table:table-cell table:style-name="ce4" table:formula="of:=IF(AND([.$B109]&gt;=[.$J$2];[.$B109]&lt;=[.$J$3]);[.$A109];&quot;zzz&quot;)" office:value-type="string" office:string-value="see" calcext:value-type="string">
            <text:p>see</text:p>
          </table:table-cell>
          <table:table-cell table:style-name="ce4" table:formula="of:=IF([.$C109]=&quot;zzz&quot;;&quot;&quot;;COUNTIF([.$C$3:.$C$1002];&quot;&lt;&quot;&amp;[.$C109]))" office:value-type="float" office:value="245" calcext:value-type="float">
            <text:p>245</text:p>
          </table:table-cell>
          <table:table-cell table:style-name="ce4" table:formula="of:=IF(ISNA(MATCH(ROW([.$D108])-1;[.$D$1:.$D$1048576];0));&quot;&quot;;INDEX([.$C$3:.$C$1002];MATCH(ROW([.$D108])-1;[.$D$1:.$D$1048576];0)))" office:value-type="string" office:string-value="hair" calcext:value-type="string">
            <text:p>hair</text:p>
          </table:table-cell>
          <table:table-cell table:style-name="ce4" office:value-type="string" calcext:value-type="string">
            <text:p>good</text:p>
          </table:table-cell>
          <table:table-cell table:style-name="ce4" table:formula="of:=IF([.$F109]=&quot;&quot;;&quot;&quot;;IF(LEFT([.$F108];1)&lt;&gt;&quot;^&quot;;&quot;&quot;;&quot;[&quot;)&amp;CHAR(34)&amp;[.$F109]&amp;CHAR(34)&amp;IF([.$F110]&lt;&gt;&quot;&quot;;&quot;, &quot;;&quot;]&quot;))" office:value-type="string" office:string-value="&quot;good&quot;, " calcext:value-type="string">
            <text:p>"goo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t</text:p>
          </table:table-cell>
          <table:table-cell table:style-name="ce4" table:formula="of:=LEN([.A110])" office:value-type="float" office:value="3" calcext:value-type="float">
            <text:p>3</text:p>
          </table:table-cell>
          <table:table-cell table:style-name="ce4" table:formula="of:=IF(AND([.$B110]&gt;=[.$J$2];[.$B110]&lt;=[.$J$3]);[.$A110];&quot;zzz&quot;)" office:value-type="string" office:string-value="set" calcext:value-type="string">
            <text:p>set</text:p>
          </table:table-cell>
          <table:table-cell table:style-name="ce4" table:formula="of:=IF([.$C110]=&quot;zzz&quot;;&quot;&quot;;COUNTIF([.$C$3:.$C$1002];&quot;&lt;&quot;&amp;[.$C110]))" office:value-type="float" office:value="250" calcext:value-type="float">
            <text:p>250</text:p>
          </table:table-cell>
          <table:table-cell table:style-name="ce4" table:formula="of:=IF(ISNA(MATCH(ROW([.$D109])-1;[.$D$1:.$D$1048576];0));&quot;&quot;;INDEX([.$C$3:.$C$1002];MATCH(ROW([.$D109])-1;[.$D$1:.$D$1048576];0)))" office:value-type="string" office:string-value="half" calcext:value-type="string">
            <text:p>half</text:p>
          </table:table-cell>
          <table:table-cell table:style-name="ce4" office:value-type="string" calcext:value-type="string">
            <text:p>grow</text:p>
          </table:table-cell>
          <table:table-cell table:style-name="ce4" table:formula="of:=IF([.$F110]=&quot;&quot;;&quot;&quot;;IF(LEFT([.$F109];1)&lt;&gt;&quot;^&quot;;&quot;&quot;;&quot;[&quot;)&amp;CHAR(34)&amp;[.$F110]&amp;CHAR(34)&amp;IF([.$F111]&lt;&gt;&quot;&quot;;&quot;, &quot;;&quot;]&quot;))" office:value-type="string" office:string-value="&quot;grow&quot;, " calcext:value-type="string">
            <text:p>"gro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4" table:formula="of:=LEN([.A111])" office:value-type="float" office:value="3" calcext:value-type="float">
            <text:p>3</text:p>
          </table:table-cell>
          <table:table-cell table:style-name="ce4" table:formula="of:=IF(AND([.$B111]&gt;=[.$J$2];[.$B111]&lt;=[.$J$3]);[.$A111];&quot;zzz&quot;)" office:value-type="string" office:string-value="sex" calcext:value-type="string">
            <text:p>sex</text:p>
          </table:table-cell>
          <table:table-cell table:style-name="ce4" table:formula="of:=IF([.$C111]=&quot;zzz&quot;;&quot;&quot;;COUNTIF([.$C$3:.$C$1002];&quot;&lt;&quot;&amp;[.$C111]))" office:value-type="float" office:value="251" calcext:value-type="float">
            <text:p>251</text:p>
          </table:table-cell>
          <table:table-cell table:style-name="ce4" table:formula="of:=IF(ISNA(MATCH(ROW([.$D110])-1;[.$D$1:.$D$1048576];0));&quot;&quot;;INDEX([.$C$3:.$C$1002];MATCH(ROW([.$D110])-1;[.$D$1:.$D$1048576];0)))" office:value-type="string" office:string-value="her" calcext:value-type="string">
            <text:p>her</text:p>
          </table:table-cell>
          <table:table-cell table:style-name="ce4" office:value-type="string" calcext:value-type="string">
            <text:p>gun</text:p>
          </table:table-cell>
          <table:table-cell table:style-name="ce4" table:formula="of:=IF([.$F111]=&quot;&quot;;&quot;&quot;;IF(LEFT([.$F110];1)&lt;&gt;&quot;^&quot;;&quot;&quot;;&quot;[&quot;)&amp;CHAR(34)&amp;[.$F111]&amp;CHAR(34)&amp;IF([.$F112]&lt;&gt;&quot;&quot;;&quot;, &quot;;&quot;]&quot;))" office:value-type="string" office:string-value="&quot;gun&quot;, " calcext:value-type="string">
            <text:p>"gu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</text:p>
          </table:table-cell>
          <table:table-cell table:style-name="ce4" table:formula="of:=LEN([.A112])" office:value-type="float" office:value="3" calcext:value-type="float">
            <text:p>3</text:p>
          </table:table-cell>
          <table:table-cell table:style-name="ce4" table:formula="of:=IF(AND([.$B112]&gt;=[.$J$2];[.$B112]&lt;=[.$J$3]);[.$A112];&quot;zzz&quot;)" office:value-type="string" office:string-value="she" calcext:value-type="string">
            <text:p>she</text:p>
          </table:table-cell>
          <table:table-cell table:style-name="ce4" table:formula="of:=IF([.$C112]=&quot;zzz&quot;;&quot;&quot;;COUNTIF([.$C$3:.$C$1002];&quot;&lt;&quot;&amp;[.$C112]))" office:value-type="float" office:value="252" calcext:value-type="float">
            <text:p>252</text:p>
          </table:table-cell>
          <table:table-cell table:style-name="ce4" table:formula="of:=IF(ISNA(MATCH(ROW([.$D111])-1;[.$D$1:.$D$1048576];0));&quot;&quot;;INDEX([.$C$3:.$C$1002];MATCH(ROW([.$D111])-1;[.$D$1:.$D$1048576];0)))" office:value-type="string" office:string-value="him" calcext:value-type="string">
            <text:p>him</text:p>
          </table:table-cell>
          <table:table-cell table:style-name="ce4" office:value-type="string" calcext:value-type="string">
            <text:p>guy</text:p>
          </table:table-cell>
          <table:table-cell table:style-name="ce4" table:formula="of:=IF([.$F112]=&quot;&quot;;&quot;&quot;;IF(LEFT([.$F111];1)&lt;&gt;&quot;^&quot;;&quot;&quot;;&quot;[&quot;)&amp;CHAR(34)&amp;[.$F112]&amp;CHAR(34)&amp;IF([.$F113]&lt;&gt;&quot;&quot;;&quot;, &quot;;&quot;]&quot;))" office:value-type="string" office:string-value="&quot;guy&quot;, " calcext:value-type="string">
            <text:p>"gu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t</text:p>
          </table:table-cell>
          <table:table-cell table:style-name="ce4" table:formula="of:=LEN([.A113])" office:value-type="float" office:value="3" calcext:value-type="float">
            <text:p>3</text:p>
          </table:table-cell>
          <table:table-cell table:style-name="ce4" table:formula="of:=IF(AND([.$B113]&gt;=[.$J$2];[.$B113]&lt;=[.$J$3]);[.$A113];&quot;zzz&quot;)" office:value-type="string" office:string-value="sit" calcext:value-type="string">
            <text:p>sit</text:p>
          </table:table-cell>
          <table:table-cell table:style-name="ce4" table:formula="of:=IF([.$C113]=&quot;zzz&quot;;&quot;&quot;;COUNTIF([.$C$3:.$C$1002];&quot;&lt;&quot;&amp;[.$C113]))" office:value-type="float" office:value="258" calcext:value-type="float">
            <text:p>258</text:p>
          </table:table-cell>
          <table:table-cell table:style-name="ce4" table:formula="of:=IF(ISNA(MATCH(ROW([.$D112])-1;[.$D$1:.$D$1048576];0));&quot;&quot;;INDEX([.$C$3:.$C$1002];MATCH(ROW([.$D112])-1;[.$D$1:.$D$1048576];0)))" office:value-type="string" office:string-value="hand" calcext:value-type="string">
            <text:p>hand</text:p>
          </table:table-cell>
          <table:table-cell table:style-name="ce4" office:value-type="string" calcext:value-type="string">
            <text:p>hair</text:p>
          </table:table-cell>
          <table:table-cell table:style-name="ce4" table:formula="of:=IF([.$F113]=&quot;&quot;;&quot;&quot;;IF(LEFT([.$F112];1)&lt;&gt;&quot;^&quot;;&quot;&quot;;&quot;[&quot;)&amp;CHAR(34)&amp;[.$F113]&amp;CHAR(34)&amp;IF([.$F114]&lt;&gt;&quot;&quot;;&quot;, &quot;;&quot;]&quot;))" office:value-type="string" office:string-value="&quot;hair&quot;, " calcext:value-type="string">
            <text:p>"hai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x</text:p>
          </table:table-cell>
          <table:table-cell table:style-name="ce4" table:formula="of:=LEN([.A114])" office:value-type="float" office:value="3" calcext:value-type="float">
            <text:p>3</text:p>
          </table:table-cell>
          <table:table-cell table:style-name="ce4" table:formula="of:=IF(AND([.$B114]&gt;=[.$J$2];[.$B114]&lt;=[.$J$3]);[.$A114];&quot;zzz&quot;)" office:value-type="string" office:string-value="six" calcext:value-type="string">
            <text:p>six</text:p>
          </table:table-cell>
          <table:table-cell table:style-name="ce4" table:formula="of:=IF([.$C114]=&quot;zzz&quot;;&quot;&quot;;COUNTIF([.$C$3:.$C$1002];&quot;&lt;&quot;&amp;[.$C114]))" office:value-type="float" office:value="260" calcext:value-type="float">
            <text:p>260</text:p>
          </table:table-cell>
          <table:table-cell table:style-name="ce4" table:formula="of:=IF(ISNA(MATCH(ROW([.$D113])-1;[.$D$1:.$D$1048576];0));&quot;&quot;;INDEX([.$C$3:.$C$1002];MATCH(ROW([.$D113])-1;[.$D$1:.$D$1048576];0)))" office:value-type="string" office:string-value="hang" calcext:value-type="string">
            <text:p>hang</text:p>
          </table:table-cell>
          <table:table-cell table:style-name="ce4" office:value-type="string" calcext:value-type="string">
            <text:p>half</text:p>
          </table:table-cell>
          <table:table-cell table:style-name="ce4" table:formula="of:=IF([.$F114]=&quot;&quot;;&quot;&quot;;IF(LEFT([.$F113];1)&lt;&gt;&quot;^&quot;;&quot;&quot;;&quot;[&quot;)&amp;CHAR(34)&amp;[.$F114]&amp;CHAR(34)&amp;IF([.$F115]&lt;&gt;&quot;&quot;;&quot;, &quot;;&quot;]&quot;))" office:value-type="string" office:string-value="&quot;half&quot;, " calcext:value-type="string">
            <text:p>"half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n</text:p>
          </table:table-cell>
          <table:table-cell table:style-name="ce4" table:formula="of:=LEN([.A115])" office:value-type="float" office:value="3" calcext:value-type="float">
            <text:p>3</text:p>
          </table:table-cell>
          <table:table-cell table:style-name="ce4" table:formula="of:=IF(AND([.$B115]&gt;=[.$J$2];[.$B115]&lt;=[.$J$3]);[.$A115];&quot;zzz&quot;)" office:value-type="string" office:string-value="son" calcext:value-type="string">
            <text:p>son</text:p>
          </table:table-cell>
          <table:table-cell table:style-name="ce4" table:formula="of:=IF([.$C115]=&quot;zzz&quot;;&quot;&quot;;COUNTIF([.$C$3:.$C$1002];&quot;&lt;&quot;&amp;[.$C115]))" office:value-type="float" office:value="264" calcext:value-type="float">
            <text:p>264</text:p>
          </table:table-cell>
          <table:table-cell table:style-name="ce4" table:formula="of:=IF(ISNA(MATCH(ROW([.$D114])-1;[.$D$1:.$D$1048576];0));&quot;&quot;;INDEX([.$C$3:.$C$1002];MATCH(ROW([.$D114])-1;[.$D$1:.$D$1048576];0)))" office:value-type="string" office:string-value="hard" calcext:value-type="string">
            <text:p>hard</text:p>
          </table:table-cell>
          <table:table-cell table:style-name="ce4" office:value-type="string" calcext:value-type="string">
            <text:p>hand</text:p>
          </table:table-cell>
          <table:table-cell table:style-name="ce4" table:formula="of:=IF([.$F115]=&quot;&quot;;&quot;&quot;;IF(LEFT([.$F114];1)&lt;&gt;&quot;^&quot;;&quot;&quot;;&quot;[&quot;)&amp;CHAR(34)&amp;[.$F115]&amp;CHAR(34)&amp;IF([.$F116]&lt;&gt;&quot;&quot;;&quot;, &quot;;&quot;]&quot;))" office:value-type="string" office:string-value="&quot;hand&quot;, " calcext:value-type="string">
            <text:p>"ha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4" table:formula="of:=LEN([.A116])" office:value-type="float" office:value="3" calcext:value-type="float">
            <text:p>3</text:p>
          </table:table-cell>
          <table:table-cell table:style-name="ce4" table:formula="of:=IF(AND([.$B116]&gt;=[.$J$2];[.$B116]&lt;=[.$J$3]);[.$A116];&quot;zzz&quot;)" office:value-type="string" office:string-value="tax" calcext:value-type="string">
            <text:p>tax</text:p>
          </table:table-cell>
          <table:table-cell table:style-name="ce4" table:formula="of:=IF([.$C116]=&quot;zzz&quot;;&quot;&quot;;COUNTIF([.$C$3:.$C$1002];&quot;&lt;&quot;&amp;[.$C116]))" office:value-type="float" office:value="277" calcext:value-type="float">
            <text:p>277</text:p>
          </table:table-cell>
          <table:table-cell table:style-name="ce4" table:formula="of:=IF(ISNA(MATCH(ROW([.$D115])-1;[.$D$1:.$D$1048576];0));&quot;&quot;;INDEX([.$C$3:.$C$1002];MATCH(ROW([.$D115])-1;[.$D$1:.$D$1048576];0)))" office:value-type="string" office:string-value="have" calcext:value-type="string">
            <text:p>have</text:p>
          </table:table-cell>
          <table:table-cell table:style-name="ce4" office:value-type="string" calcext:value-type="string">
            <text:p>hang</text:p>
          </table:table-cell>
          <table:table-cell table:style-name="ce4" table:formula="of:=IF([.$F116]=&quot;&quot;;&quot;&quot;;IF(LEFT([.$F115];1)&lt;&gt;&quot;^&quot;;&quot;&quot;;&quot;[&quot;)&amp;CHAR(34)&amp;[.$F116]&amp;CHAR(34)&amp;IF([.$F117]&lt;&gt;&quot;&quot;;&quot;, &quot;;&quot;]&quot;))" office:value-type="string" office:string-value="&quot;hang&quot;, " calcext:value-type="string">
            <text:p>"han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n</text:p>
          </table:table-cell>
          <table:table-cell table:style-name="ce4" table:formula="of:=LEN([.A117])" office:value-type="float" office:value="3" calcext:value-type="float">
            <text:p>3</text:p>
          </table:table-cell>
          <table:table-cell table:style-name="ce4" table:formula="of:=IF(AND([.$B117]&gt;=[.$J$2];[.$B117]&lt;=[.$J$3]);[.$A117];&quot;zzz&quot;)" office:value-type="string" office:string-value="ten" calcext:value-type="string">
            <text:p>ten</text:p>
          </table:table-cell>
          <table:table-cell table:style-name="ce4" table:formula="of:=IF([.$C117]=&quot;zzz&quot;;&quot;&quot;;COUNTIF([.$C$3:.$C$1002];&quot;&lt;&quot;&amp;[.$C117]))" office:value-type="float" office:value="280" calcext:value-type="float">
            <text:p>280</text:p>
          </table:table-cell>
          <table:table-cell table:style-name="ce4" table:formula="of:=IF(ISNA(MATCH(ROW([.$D116])-1;[.$D$1:.$D$1048576];0));&quot;&quot;;INDEX([.$C$3:.$C$1002];MATCH(ROW([.$D116])-1;[.$D$1:.$D$1048576];0)))" office:value-type="string" office:string-value="head" calcext:value-type="string">
            <text:p>head</text:p>
          </table:table-cell>
          <table:table-cell table:style-name="ce4" office:value-type="string" calcext:value-type="string">
            <text:p>hard</text:p>
          </table:table-cell>
          <table:table-cell table:style-name="ce4" table:formula="of:=IF([.$F117]=&quot;&quot;;&quot;&quot;;IF(LEFT([.$F116];1)&lt;&gt;&quot;^&quot;;&quot;&quot;;&quot;[&quot;)&amp;CHAR(34)&amp;[.$F117]&amp;CHAR(34)&amp;IF([.$F118]&lt;&gt;&quot;&quot;;&quot;, &quot;;&quot;]&quot;))" office:value-type="string" office:string-value="&quot;hard&quot;, " calcext:value-type="string">
            <text:p>"har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</text:p>
          </table:table-cell>
          <table:table-cell table:style-name="ce4" table:formula="of:=LEN([.A118])" office:value-type="float" office:value="3" calcext:value-type="float">
            <text:p>3</text:p>
          </table:table-cell>
          <table:table-cell table:style-name="ce4" table:formula="of:=IF(AND([.$B118]&gt;=[.$J$2];[.$B118]&lt;=[.$J$3]);[.$A118];&quot;zzz&quot;)" office:value-type="string" office:string-value="the" calcext:value-type="string">
            <text:p>the</text:p>
          </table:table-cell>
          <table:table-cell table:style-name="ce4" table:formula="of:=IF([.$C118]=&quot;zzz&quot;;&quot;&quot;;COUNTIF([.$C$3:.$C$1002];&quot;&lt;&quot;&amp;[.$C118]))" office:value-type="float" office:value="286" calcext:value-type="float">
            <text:p>286</text:p>
          </table:table-cell>
          <table:table-cell table:style-name="ce4" table:formula="of:=IF(ISNA(MATCH(ROW([.$D117])-1;[.$D$1:.$D$1048576];0));&quot;&quot;;INDEX([.$C$3:.$C$1002];MATCH(ROW([.$D117])-1;[.$D$1:.$D$1048576];0)))" office:value-type="string" office:string-value="hear" calcext:value-type="string">
            <text:p>hear</text:p>
          </table:table-cell>
          <table:table-cell table:style-name="ce4" office:value-type="string" calcext:value-type="string">
            <text:p>have</text:p>
          </table:table-cell>
          <table:table-cell table:style-name="ce4" table:formula="of:=IF([.$F118]=&quot;&quot;;&quot;&quot;;IF(LEFT([.$F117];1)&lt;&gt;&quot;^&quot;;&quot;&quot;;&quot;[&quot;)&amp;CHAR(34)&amp;[.$F118]&amp;CHAR(34)&amp;IF([.$F119]&lt;&gt;&quot;&quot;;&quot;, &quot;;&quot;]&quot;))" office:value-type="string" office:string-value="&quot;have&quot;, " calcext:value-type="string">
            <text:p>"ha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o</text:p>
          </table:table-cell>
          <table:table-cell table:style-name="ce4" table:formula="of:=LEN([.A119])" office:value-type="float" office:value="3" calcext:value-type="float">
            <text:p>3</text:p>
          </table:table-cell>
          <table:table-cell table:style-name="ce4" table:formula="of:=IF(AND([.$B119]&gt;=[.$J$2];[.$B119]&lt;=[.$J$3]);[.$A119];&quot;zzz&quot;)" office:value-type="string" office:string-value="too" calcext:value-type="string">
            <text:p>too</text:p>
          </table:table-cell>
          <table:table-cell table:style-name="ce4" table:formula="of:=IF([.$C119]=&quot;zzz&quot;;&quot;&quot;;COUNTIF([.$C$3:.$C$1002];&quot;&lt;&quot;&amp;[.$C119]))" office:value-type="float" office:value="293" calcext:value-type="float">
            <text:p>293</text:p>
          </table:table-cell>
          <table:table-cell table:style-name="ce4" table:formula="of:=IF(ISNA(MATCH(ROW([.$D118])-1;[.$D$1:.$D$1048576];0));&quot;&quot;;INDEX([.$C$3:.$C$1002];MATCH(ROW([.$D118])-1;[.$D$1:.$D$1048576];0)))" office:value-type="string" office:string-value="heat" calcext:value-type="string">
            <text:p>heat</text:p>
          </table:table-cell>
          <table:table-cell table:style-name="ce4" office:value-type="string" calcext:value-type="string">
            <text:p>head</text:p>
          </table:table-cell>
          <table:table-cell table:style-name="ce4" table:formula="of:=IF([.$F119]=&quot;&quot;;&quot;&quot;;IF(LEFT([.$F118];1)&lt;&gt;&quot;^&quot;;&quot;&quot;;&quot;[&quot;)&amp;CHAR(34)&amp;[.$F119]&amp;CHAR(34)&amp;IF([.$F120]&lt;&gt;&quot;&quot;;&quot;, &quot;;&quot;]&quot;))" office:value-type="string" office:string-value="&quot;head&quot;, " calcext:value-type="string">
            <text:p>"hea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p</text:p>
          </table:table-cell>
          <table:table-cell table:style-name="ce4" table:formula="of:=LEN([.A120])" office:value-type="float" office:value="3" calcext:value-type="float">
            <text:p>3</text:p>
          </table:table-cell>
          <table:table-cell table:style-name="ce4" table:formula="of:=IF(AND([.$B120]&gt;=[.$J$2];[.$B120]&lt;=[.$J$3]);[.$A120];&quot;zzz&quot;)" office:value-type="string" office:string-value="top" calcext:value-type="string">
            <text:p>top</text:p>
          </table:table-cell>
          <table:table-cell table:style-name="ce4" table:formula="of:=IF([.$C120]=&quot;zzz&quot;;&quot;&quot;;COUNTIF([.$C$3:.$C$1002];&quot;&lt;&quot;&amp;[.$C120]))" office:value-type="float" office:value="294" calcext:value-type="float">
            <text:p>294</text:p>
          </table:table-cell>
          <table:table-cell table:style-name="ce4" table:formula="of:=IF(ISNA(MATCH(ROW([.$D119])-1;[.$D$1:.$D$1048576];0));&quot;&quot;;INDEX([.$C$3:.$C$1002];MATCH(ROW([.$D119])-1;[.$D$1:.$D$1048576];0)))" office:value-type="string" office:string-value="help" calcext:value-type="string">
            <text:p>help</text:p>
          </table:table-cell>
          <table:table-cell table:style-name="ce4" office:value-type="string" calcext:value-type="string">
            <text:p>hear</text:p>
          </table:table-cell>
          <table:table-cell table:style-name="ce4" table:formula="of:=IF([.$F120]=&quot;&quot;;&quot;&quot;;IF(LEFT([.$F119];1)&lt;&gt;&quot;^&quot;;&quot;&quot;;&quot;[&quot;)&amp;CHAR(34)&amp;[.$F120]&amp;CHAR(34)&amp;IF([.$F121]&lt;&gt;&quot;&quot;;&quot;, &quot;;&quot;]&quot;))" office:value-type="string" office:string-value="&quot;hear&quot;, " calcext:value-type="string">
            <text:p>"he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y</text:p>
          </table:table-cell>
          <table:table-cell table:style-name="ce4" table:formula="of:=LEN([.A121])" office:value-type="float" office:value="3" calcext:value-type="float">
            <text:p>3</text:p>
          </table:table-cell>
          <table:table-cell table:style-name="ce4" table:formula="of:=IF(AND([.$B121]&gt;=[.$J$2];[.$B121]&lt;=[.$J$3]);[.$A121];&quot;zzz&quot;)" office:value-type="string" office:string-value="try" calcext:value-type="string">
            <text:p>try</text:p>
          </table:table-cell>
          <table:table-cell table:style-name="ce4" table:formula="of:=IF([.$C121]=&quot;zzz&quot;;&quot;&quot;;COUNTIF([.$C$3:.$C$1002];&quot;&lt;&quot;&amp;[.$C121]))" office:value-type="float" office:value="299" calcext:value-type="float">
            <text:p>299</text:p>
          </table:table-cell>
          <table:table-cell table:style-name="ce4" table:formula="of:=IF(ISNA(MATCH(ROW([.$D120])-1;[.$D$1:.$D$1048576];0));&quot;&quot;;INDEX([.$C$3:.$C$1002];MATCH(ROW([.$D120])-1;[.$D$1:.$D$1048576];0)))" office:value-type="string" office:string-value="here" calcext:value-type="string">
            <text:p>here</text:p>
          </table:table-cell>
          <table:table-cell table:style-name="ce4" office:value-type="string" calcext:value-type="string">
            <text:p>heat</text:p>
          </table:table-cell>
          <table:table-cell table:style-name="ce4" table:formula="of:=IF([.$F121]=&quot;&quot;;&quot;&quot;;IF(LEFT([.$F120];1)&lt;&gt;&quot;^&quot;;&quot;&quot;;&quot;[&quot;)&amp;CHAR(34)&amp;[.$F121]&amp;CHAR(34)&amp;IF([.$F122]&lt;&gt;&quot;&quot;;&quot;, &quot;;&quot;]&quot;))" office:value-type="string" office:string-value="&quot;heat&quot;, " calcext:value-type="string">
            <text:p>"hea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wo</text:p>
          </table:table-cell>
          <table:table-cell table:style-name="ce4" table:formula="of:=LEN([.A122])" office:value-type="float" office:value="3" calcext:value-type="float">
            <text:p>3</text:p>
          </table:table-cell>
          <table:table-cell table:style-name="ce4" table:formula="of:=IF(AND([.$B122]&gt;=[.$J$2];[.$B122]&lt;=[.$J$3]);[.$A122];&quot;zzz&quot;)" office:value-type="string" office:string-value="two" calcext:value-type="string">
            <text:p>two</text:p>
          </table:table-cell>
          <table:table-cell table:style-name="ce4" table:formula="of:=IF([.$C122]=&quot;zzz&quot;;&quot;&quot;;COUNTIF([.$C$3:.$C$1002];&quot;&lt;&quot;&amp;[.$C122]))" office:value-type="float" office:value="301" calcext:value-type="float">
            <text:p>301</text:p>
          </table:table-cell>
          <table:table-cell table:style-name="ce4" table:formula="of:=IF(ISNA(MATCH(ROW([.$D121])-1;[.$D$1:.$D$1048576];0));&quot;&quot;;INDEX([.$C$3:.$C$1002];MATCH(ROW([.$D121])-1;[.$D$1:.$D$1048576];0)))" office:value-type="string" office:string-value="high" calcext:value-type="string">
            <text:p>high</text:p>
          </table:table-cell>
          <table:table-cell table:style-name="ce4" office:value-type="string" calcext:value-type="string">
            <text:p>help</text:p>
          </table:table-cell>
          <table:table-cell table:style-name="ce4" table:formula="of:=IF([.$F122]=&quot;&quot;;&quot;&quot;;IF(LEFT([.$F121];1)&lt;&gt;&quot;^&quot;;&quot;&quot;;&quot;[&quot;)&amp;CHAR(34)&amp;[.$F122]&amp;CHAR(34)&amp;IF([.$F123]&lt;&gt;&quot;&quot;;&quot;, &quot;;&quot;]&quot;))" office:value-type="string" office:string-value="&quot;help&quot;, " calcext:value-type="string">
            <text:p>"hel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e</text:p>
          </table:table-cell>
          <table:table-cell table:style-name="ce4" table:formula="of:=LEN([.A123])" office:value-type="float" office:value="3" calcext:value-type="float">
            <text:p>3</text:p>
          </table:table-cell>
          <table:table-cell table:style-name="ce4" table:formula="of:=IF(AND([.$B123]&gt;=[.$J$2];[.$B123]&lt;=[.$J$3]);[.$A123];&quot;zzz&quot;)" office:value-type="string" office:string-value="use" calcext:value-type="string">
            <text:p>use</text:p>
          </table:table-cell>
          <table:table-cell table:style-name="ce4" table:formula="of:=IF([.$C123]=&quot;zzz&quot;;&quot;&quot;;COUNTIF([.$C$3:.$C$1002];&quot;&lt;&quot;&amp;[.$C123]))" office:value-type="float" office:value="305" calcext:value-type="float">
            <text:p>305</text:p>
          </table:table-cell>
          <table:table-cell table:style-name="ce4" table:formula="of:=IF(ISNA(MATCH(ROW([.$D122])-1;[.$D$1:.$D$1048576];0));&quot;&quot;;INDEX([.$C$3:.$C$1002];MATCH(ROW([.$D122])-1;[.$D$1:.$D$1048576];0)))" office:value-type="string" office:string-value="his" calcext:value-type="string">
            <text:p>his</text:p>
          </table:table-cell>
          <table:table-cell table:style-name="ce4" office:value-type="string" calcext:value-type="string">
            <text:p>her</text:p>
          </table:table-cell>
          <table:table-cell table:style-name="ce4" table:formula="of:=IF([.$F123]=&quot;&quot;;&quot;&quot;;IF(LEFT([.$F122];1)&lt;&gt;&quot;^&quot;;&quot;&quot;;&quot;[&quot;)&amp;CHAR(34)&amp;[.$F123]&amp;CHAR(34)&amp;IF([.$F124]&lt;&gt;&quot;&quot;;&quot;, &quot;;&quot;]&quot;))" office:value-type="string" office:string-value="&quot;her&quot;, " calcext:value-type="string">
            <text:p>"he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r</text:p>
          </table:table-cell>
          <table:table-cell table:style-name="ce4" table:formula="of:=LEN([.A124])" office:value-type="float" office:value="3" calcext:value-type="float">
            <text:p>3</text:p>
          </table:table-cell>
          <table:table-cell table:style-name="ce4" table:formula="of:=IF(AND([.$B124]&gt;=[.$J$2];[.$B124]&lt;=[.$J$3]);[.$A124];&quot;zzz&quot;)" office:value-type="string" office:string-value="war" calcext:value-type="string">
            <text:p>war</text:p>
          </table:table-cell>
          <table:table-cell table:style-name="ce4" table:formula="of:=IF([.$C124]=&quot;zzz&quot;;&quot;&quot;;COUNTIF([.$C$3:.$C$1002];&quot;&lt;&quot;&amp;[.$C124]))" office:value-type="float" office:value="313" calcext:value-type="float">
            <text:p>313</text:p>
          </table:table-cell>
          <table:table-cell table:style-name="ce4" table:formula="of:=IF(ISNA(MATCH(ROW([.$D123])-1;[.$D$1:.$D$1048576];0));&quot;&quot;;INDEX([.$C$3:.$C$1002];MATCH(ROW([.$D123])-1;[.$D$1:.$D$1048576];0)))" office:value-type="string" office:string-value="hold" calcext:value-type="string">
            <text:p>hold</text:p>
          </table:table-cell>
          <table:table-cell table:style-name="ce4" office:value-type="string" calcext:value-type="string">
            <text:p>here</text:p>
          </table:table-cell>
          <table:table-cell table:style-name="ce4" table:formula="of:=IF([.$F124]=&quot;&quot;;&quot;&quot;;IF(LEFT([.$F123];1)&lt;&gt;&quot;^&quot;;&quot;&quot;;&quot;[&quot;)&amp;CHAR(34)&amp;[.$F124]&amp;CHAR(34)&amp;IF([.$F125]&lt;&gt;&quot;&quot;;&quot;, &quot;;&quot;]&quot;))" office:value-type="string" office:string-value="&quot;here&quot;, " calcext:value-type="string">
            <text:p>"her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4" table:formula="of:=LEN([.A125])" office:value-type="float" office:value="3" calcext:value-type="float">
            <text:p>3</text:p>
          </table:table-cell>
          <table:table-cell table:style-name="ce4" table:formula="of:=IF(AND([.$B125]&gt;=[.$J$2];[.$B125]&lt;=[.$J$3]);[.$A125];&quot;zzz&quot;)" office:value-type="string" office:string-value="way" calcext:value-type="string">
            <text:p>way</text:p>
          </table:table-cell>
          <table:table-cell table:style-name="ce4" table:formula="of:=IF([.$C125]=&quot;zzz&quot;;&quot;&quot;;COUNTIF([.$C$3:.$C$1002];&quot;&lt;&quot;&amp;[.$C125]))" office:value-type="float" office:value="314" calcext:value-type="float">
            <text:p>314</text:p>
          </table:table-cell>
          <table:table-cell table:style-name="ce4" table:formula="of:=IF(ISNA(MATCH(ROW([.$D124])-1;[.$D$1:.$D$1048576];0));&quot;&quot;;INDEX([.$C$3:.$C$1002];MATCH(ROW([.$D124])-1;[.$D$1:.$D$1048576];0)))" office:value-type="string" office:string-value="home" calcext:value-type="string">
            <text:p>home</text:p>
          </table:table-cell>
          <table:table-cell table:style-name="ce4" office:value-type="string" calcext:value-type="string">
            <text:p>high</text:p>
          </table:table-cell>
          <table:table-cell table:style-name="ce4" table:formula="of:=IF([.$F125]=&quot;&quot;;&quot;&quot;;IF(LEFT([.$F124];1)&lt;&gt;&quot;^&quot;;&quot;&quot;;&quot;[&quot;)&amp;CHAR(34)&amp;[.$F125]&amp;CHAR(34)&amp;IF([.$F126]&lt;&gt;&quot;&quot;;&quot;, &quot;;&quot;]&quot;))" office:value-type="string" office:string-value="&quot;high&quot;, " calcext:value-type="string">
            <text:p>"hig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o</text:p>
          </table:table-cell>
          <table:table-cell table:style-name="ce4" table:formula="of:=LEN([.A126])" office:value-type="float" office:value="3" calcext:value-type="float">
            <text:p>3</text:p>
          </table:table-cell>
          <table:table-cell table:style-name="ce4" table:formula="of:=IF(AND([.$B126]&gt;=[.$J$2];[.$B126]&lt;=[.$J$3]);[.$A126];&quot;zzz&quot;)" office:value-type="string" office:string-value="who" calcext:value-type="string">
            <text:p>who</text:p>
          </table:table-cell>
          <table:table-cell table:style-name="ce4" table:formula="of:=IF([.$C126]=&quot;zzz&quot;;&quot;&quot;;COUNTIF([.$C$3:.$C$1002];&quot;&lt;&quot;&amp;[.$C126]))" office:value-type="float" office:value="321" calcext:value-type="float">
            <text:p>321</text:p>
          </table:table-cell>
          <table:table-cell table:style-name="ce4" table:formula="of:=IF(ISNA(MATCH(ROW([.$D125])-1;[.$D$1:.$D$1048576];0));&quot;&quot;;INDEX([.$C$3:.$C$1002];MATCH(ROW([.$D125])-1;[.$D$1:.$D$1048576];0)))" office:value-type="string" office:string-value="hit" calcext:value-type="string">
            <text:p>hit</text:p>
          </table:table-cell>
          <table:table-cell table:style-name="ce4" office:value-type="string" calcext:value-type="string">
            <text:p>him</text:p>
          </table:table-cell>
          <table:table-cell table:style-name="ce4" table:formula="of:=IF([.$F126]=&quot;&quot;;&quot;&quot;;IF(LEFT([.$F125];1)&lt;&gt;&quot;^&quot;;&quot;&quot;;&quot;[&quot;)&amp;CHAR(34)&amp;[.$F126]&amp;CHAR(34)&amp;IF([.$F127]&lt;&gt;&quot;&quot;;&quot;, &quot;;&quot;]&quot;))" office:value-type="string" office:string-value="&quot;him&quot;, " calcext:value-type="string">
            <text:p>"hi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y</text:p>
          </table:table-cell>
          <table:table-cell table:style-name="ce4" table:formula="of:=LEN([.A127])" office:value-type="float" office:value="3" calcext:value-type="float">
            <text:p>3</text:p>
          </table:table-cell>
          <table:table-cell table:style-name="ce4" table:formula="of:=IF(AND([.$B127]&gt;=[.$J$2];[.$B127]&lt;=[.$J$3]);[.$A127];&quot;zzz&quot;)" office:value-type="string" office:string-value="why" calcext:value-type="string">
            <text:p>why</text:p>
          </table:table-cell>
          <table:table-cell table:style-name="ce4" table:formula="of:=IF([.$C127]=&quot;zzz&quot;;&quot;&quot;;COUNTIF([.$C$3:.$C$1002];&quot;&lt;&quot;&amp;[.$C127]))" office:value-type="float" office:value="323" calcext:value-type="float">
            <text:p>323</text:p>
          </table:table-cell>
          <table:table-cell table:style-name="ce4" table:formula="of:=IF(ISNA(MATCH(ROW([.$D126])-1;[.$D$1:.$D$1048576];0));&quot;&quot;;INDEX([.$C$3:.$C$1002];MATCH(ROW([.$D126])-1;[.$D$1:.$D$1048576];0)))" office:value-type="string" office:string-value="hot" calcext:value-type="string">
            <text:p>hot</text:p>
          </table:table-cell>
          <table:table-cell table:style-name="ce4" office:value-type="string" calcext:value-type="string">
            <text:p>his</text:p>
          </table:table-cell>
          <table:table-cell table:style-name="ce4" table:formula="of:=IF([.$F127]=&quot;&quot;;&quot;&quot;;IF(LEFT([.$F126];1)&lt;&gt;&quot;^&quot;;&quot;&quot;;&quot;[&quot;)&amp;CHAR(34)&amp;[.$F127]&amp;CHAR(34)&amp;IF([.$F128]&lt;&gt;&quot;&quot;;&quot;, &quot;;&quot;]&quot;))" office:value-type="string" office:string-value="&quot;his&quot;, " calcext:value-type="string">
            <text:p>"hi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n</text:p>
          </table:table-cell>
          <table:table-cell table:style-name="ce4" table:formula="of:=LEN([.A128])" office:value-type="float" office:value="3" calcext:value-type="float">
            <text:p>3</text:p>
          </table:table-cell>
          <table:table-cell table:style-name="ce4" table:formula="of:=IF(AND([.$B128]&gt;=[.$J$2];[.$B128]&lt;=[.$J$3]);[.$A128];&quot;zzz&quot;)" office:value-type="string" office:string-value="win" calcext:value-type="string">
            <text:p>win</text:p>
          </table:table-cell>
          <table:table-cell table:style-name="ce4" table:formula="of:=IF([.$C128]=&quot;zzz&quot;;&quot;&quot;;COUNTIF([.$C$3:.$C$1002];&quot;&lt;&quot;&amp;[.$C128]))" office:value-type="float" office:value="327" calcext:value-type="float">
            <text:p>327</text:p>
          </table:table-cell>
          <table:table-cell table:style-name="ce4" table:formula="of:=IF(ISNA(MATCH(ROW([.$D127])-1;[.$D$1:.$D$1048576];0));&quot;&quot;;INDEX([.$C$3:.$C$1002];MATCH(ROW([.$D127])-1;[.$D$1:.$D$1048576];0)))" office:value-type="string" office:string-value="how" calcext:value-type="string">
            <text:p>how</text:p>
          </table:table-cell>
          <table:table-cell table:style-name="ce4" office:value-type="string" calcext:value-type="string">
            <text:p>hit</text:p>
          </table:table-cell>
          <table:table-cell table:style-name="ce4" table:formula="of:=IF([.$F128]=&quot;&quot;;&quot;&quot;;IF(LEFT([.$F127];1)&lt;&gt;&quot;^&quot;;&quot;&quot;;&quot;[&quot;)&amp;CHAR(34)&amp;[.$F128]&amp;CHAR(34)&amp;IF([.$F129]&lt;&gt;&quot;&quot;;&quot;, &quot;;&quot;]&quot;))" office:value-type="string" office:string-value="&quot;hit&quot;, " calcext:value-type="string">
            <text:p>"hi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4" table:formula="of:=LEN([.A129])" office:value-type="float" office:value="3" calcext:value-type="float">
            <text:p>3</text:p>
          </table:table-cell>
          <table:table-cell table:style-name="ce4" table:formula="of:=IF(AND([.$B129]&gt;=[.$J$2];[.$B129]&lt;=[.$J$3]);[.$A129];&quot;zzz&quot;)" office:value-type="string" office:string-value="yes" calcext:value-type="string">
            <text:p>yes</text:p>
          </table:table-cell>
          <table:table-cell table:style-name="ce4" table:formula="of:=IF([.$C129]=&quot;zzz&quot;;&quot;&quot;;COUNTIF([.$C$3:.$C$1002];&quot;&lt;&quot;&amp;[.$C129]))" office:value-type="float" office:value="336" calcext:value-type="float">
            <text:p>336</text:p>
          </table:table-cell>
          <table:table-cell table:style-name="ce4" table:formula="of:=IF(ISNA(MATCH(ROW([.$D128])-1;[.$D$1:.$D$1048576];0));&quot;&quot;;INDEX([.$C$3:.$C$1002];MATCH(ROW([.$D128])-1;[.$D$1:.$D$1048576];0)))" office:value-type="string" office:string-value="hope" calcext:value-type="string">
            <text:p>hope</text:p>
          </table:table-cell>
          <table:table-cell table:style-name="ce4" office:value-type="string" calcext:value-type="string">
            <text:p>hold</text:p>
          </table:table-cell>
          <table:table-cell table:style-name="ce4" table:formula="of:=IF([.$F129]=&quot;&quot;;&quot;&quot;;IF(LEFT([.$F128];1)&lt;&gt;&quot;^&quot;;&quot;&quot;;&quot;[&quot;)&amp;CHAR(34)&amp;[.$F129]&amp;CHAR(34)&amp;IF([.$F130]&lt;&gt;&quot;&quot;;&quot;, &quot;;&quot;]&quot;))" office:value-type="string" office:string-value="&quot;hold&quot;, " calcext:value-type="string">
            <text:p>"hol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et</text:p>
          </table:table-cell>
          <table:table-cell table:style-name="ce4" table:formula="of:=LEN([.A130])" office:value-type="float" office:value="3" calcext:value-type="float">
            <text:p>3</text:p>
          </table:table-cell>
          <table:table-cell table:style-name="ce4" table:formula="of:=IF(AND([.$B130]&gt;=[.$J$2];[.$B130]&lt;=[.$J$3]);[.$A130];&quot;zzz&quot;)" office:value-type="string" office:string-value="yet" calcext:value-type="string">
            <text:p>yet</text:p>
          </table:table-cell>
          <table:table-cell table:style-name="ce4" table:formula="of:=IF([.$C130]=&quot;zzz&quot;;&quot;&quot;;COUNTIF([.$C$3:.$C$1002];&quot;&lt;&quot;&amp;[.$C130]))" office:value-type="float" office:value="337" calcext:value-type="float">
            <text:p>337</text:p>
          </table:table-cell>
          <table:table-cell table:style-name="ce4" table:formula="of:=IF(ISNA(MATCH(ROW([.$D129])-1;[.$D$1:.$D$1048576];0));&quot;&quot;;INDEX([.$C$3:.$C$1002];MATCH(ROW([.$D129])-1;[.$D$1:.$D$1048576];0)))" office:value-type="string" office:string-value="hour" calcext:value-type="string">
            <text:p>hour</text:p>
          </table:table-cell>
          <table:table-cell table:style-name="ce4" office:value-type="string" calcext:value-type="string">
            <text:p>home</text:p>
          </table:table-cell>
          <table:table-cell table:style-name="ce4" table:formula="of:=IF([.$F130]=&quot;&quot;;&quot;&quot;;IF(LEFT([.$F129];1)&lt;&gt;&quot;^&quot;;&quot;&quot;;&quot;[&quot;)&amp;CHAR(34)&amp;[.$F130]&amp;CHAR(34)&amp;IF([.$F131]&lt;&gt;&quot;&quot;;&quot;, &quot;;&quot;]&quot;))" office:value-type="string" office:string-value="&quot;home&quot;, " calcext:value-type="string">
            <text:p>"ho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u</text:p>
          </table:table-cell>
          <table:table-cell table:style-name="ce4" table:formula="of:=LEN([.A131])" office:value-type="float" office:value="3" calcext:value-type="float">
            <text:p>3</text:p>
          </table:table-cell>
          <table:table-cell table:style-name="ce4" table:formula="of:=IF(AND([.$B131]&gt;=[.$J$2];[.$B131]&lt;=[.$J$3]);[.$A131];&quot;zzz&quot;)" office:value-type="string" office:string-value="you" calcext:value-type="string">
            <text:p>you</text:p>
          </table:table-cell>
          <table:table-cell table:style-name="ce4" table:formula="of:=IF([.$C131]=&quot;zzz&quot;;&quot;&quot;;COUNTIF([.$C$3:.$C$1002];&quot;&lt;&quot;&amp;[.$C131]))" office:value-type="float" office:value="338" calcext:value-type="float">
            <text:p>338</text:p>
          </table:table-cell>
          <table:table-cell table:style-name="ce4" table:formula="of:=IF(ISNA(MATCH(ROW([.$D130])-1;[.$D$1:.$D$1048576];0));&quot;&quot;;INDEX([.$C$3:.$C$1002];MATCH(ROW([.$D130])-1;[.$D$1:.$D$1048576];0)))" office:value-type="string" office:string-value="huge" calcext:value-type="string">
            <text:p>huge</text:p>
          </table:table-cell>
          <table:table-cell table:style-name="ce4" office:value-type="string" calcext:value-type="string">
            <text:p>hope</text:p>
          </table:table-cell>
          <table:table-cell table:style-name="ce4" table:formula="of:=IF([.$F131]=&quot;&quot;;&quot;&quot;;IF(LEFT([.$F130];1)&lt;&gt;&quot;^&quot;;&quot;&quot;;&quot;[&quot;)&amp;CHAR(34)&amp;[.$F131]&amp;CHAR(34)&amp;IF([.$F132]&lt;&gt;&quot;&quot;;&quot;, &quot;;&quot;]&quot;))" office:value-type="string" office:string-value="&quot;hope&quot;, " calcext:value-type="string">
            <text:p>"hop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le</text:p>
          </table:table-cell>
          <table:table-cell table:style-name="ce4" table:formula="of:=LEN([.A132])" office:value-type="float" office:value="4" calcext:value-type="float">
            <text:p>4</text:p>
          </table:table-cell>
          <table:table-cell table:style-name="ce4" table:formula="of:=IF(AND([.$B132]&gt;=[.$J$2];[.$B132]&lt;=[.$J$3]);[.$A132];&quot;zzz&quot;)" office:value-type="string" office:string-value="able" calcext:value-type="string">
            <text:p>able</text:p>
          </table:table-cell>
          <table:table-cell table:style-name="ce4" table:formula="of:=IF([.$C132]=&quot;zzz&quot;;&quot;&quot;;COUNTIF([.$C$3:.$C$1002];&quot;&lt;&quot;&amp;[.$C132]))" office:value-type="float" office:value="0" calcext:value-type="float">
            <text:p>0</text:p>
          </table:table-cell>
          <table:table-cell table:style-name="ce4" table:formula="of:=IF(ISNA(MATCH(ROW([.$D131])-1;[.$D$1:.$D$1048576];0));&quot;&quot;;INDEX([.$C$3:.$C$1002];MATCH(ROW([.$D131])-1;[.$D$1:.$D$1048576];0)))" office:value-type="string" office:string-value="its" calcext:value-type="string">
            <text:p>its</text:p>
          </table:table-cell>
          <table:table-cell table:style-name="ce4" office:value-type="string" calcext:value-type="string">
            <text:p>hot</text:p>
          </table:table-cell>
          <table:table-cell table:style-name="ce4" table:formula="of:=IF([.$F132]=&quot;&quot;;&quot;&quot;;IF(LEFT([.$F131];1)&lt;&gt;&quot;^&quot;;&quot;&quot;;&quot;[&quot;)&amp;CHAR(34)&amp;[.$F132]&amp;CHAR(34)&amp;IF([.$F133]&lt;&gt;&quot;&quot;;&quot;, &quot;;&quot;]&quot;))" office:value-type="string" office:string-value="&quot;hot&quot;, " calcext:value-type="string">
            <text:p>"ho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so</text:p>
          </table:table-cell>
          <table:table-cell table:style-name="ce4" table:formula="of:=LEN([.A133])" office:value-type="float" office:value="4" calcext:value-type="float">
            <text:p>4</text:p>
          </table:table-cell>
          <table:table-cell table:style-name="ce4" table:formula="of:=IF(AND([.$B133]&gt;=[.$J$2];[.$B133]&lt;=[.$J$3]);[.$A133];&quot;zzz&quot;)" office:value-type="string" office:string-value="also" calcext:value-type="string">
            <text:p>also</text:p>
          </table:table-cell>
          <table:table-cell table:style-name="ce4" table:formula="of:=IF([.$C133]=&quot;zzz&quot;;&quot;&quot;;COUNTIF([.$C$3:.$C$1002];&quot;&lt;&quot;&amp;[.$C133]))" office:value-type="float" office:value="7" calcext:value-type="float">
            <text:p>7</text:p>
          </table:table-cell>
          <table:table-cell table:style-name="ce4" table:formula="of:=IF(ISNA(MATCH(ROW([.$D132])-1;[.$D$1:.$D$1048576];0));&quot;&quot;;INDEX([.$C$3:.$C$1002];MATCH(ROW([.$D132])-1;[.$D$1:.$D$1048576];0)))" office:value-type="string" office:string-value="idea" calcext:value-type="string">
            <text:p>idea</text:p>
          </table:table-cell>
          <table:table-cell table:style-name="ce4" office:value-type="string" calcext:value-type="string">
            <text:p>hour</text:p>
          </table:table-cell>
          <table:table-cell table:style-name="ce4" table:formula="of:=IF([.$F133]=&quot;&quot;;&quot;&quot;;IF(LEFT([.$F132];1)&lt;&gt;&quot;^&quot;;&quot;&quot;;&quot;[&quot;)&amp;CHAR(34)&amp;[.$F133]&amp;CHAR(34)&amp;IF([.$F134]&lt;&gt;&quot;&quot;;&quot;, &quot;;&quot;]&quot;))" office:value-type="string" office:string-value="&quot;hour&quot;, " calcext:value-type="string">
            <text:p>"hou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a</text:p>
          </table:table-cell>
          <table:table-cell table:style-name="ce4" table:formula="of:=LEN([.A134])" office:value-type="float" office:value="4" calcext:value-type="float">
            <text:p>4</text:p>
          </table:table-cell>
          <table:table-cell table:style-name="ce4" table:formula="of:=IF(AND([.$B134]&gt;=[.$J$2];[.$B134]&lt;=[.$J$3]);[.$A134];&quot;zzz&quot;)" office:value-type="string" office:string-value="area" calcext:value-type="string">
            <text:p>area</text:p>
          </table:table-cell>
          <table:table-cell table:style-name="ce4" table:formula="of:=IF([.$C134]=&quot;zzz&quot;;&quot;&quot;;COUNTIF([.$C$3:.$C$1002];&quot;&lt;&quot;&amp;[.$C134]))" office:value-type="float" office:value="10" calcext:value-type="float">
            <text:p>10</text:p>
          </table:table-cell>
          <table:table-cell table:style-name="ce4" table:formula="of:=IF(ISNA(MATCH(ROW([.$D133])-1;[.$D$1:.$D$1048576];0));&quot;&quot;;INDEX([.$C$3:.$C$1002];MATCH(ROW([.$D133])-1;[.$D$1:.$D$1048576];0)))" office:value-type="string" office:string-value="job" calcext:value-type="string">
            <text:p>job</text:p>
          </table:table-cell>
          <table:table-cell table:style-name="ce4" office:value-type="string" calcext:value-type="string">
            <text:p>how</text:p>
          </table:table-cell>
          <table:table-cell table:style-name="ce4" table:formula="of:=IF([.$F134]=&quot;&quot;;&quot;&quot;;IF(LEFT([.$F133];1)&lt;&gt;&quot;^&quot;;&quot;&quot;;&quot;[&quot;)&amp;CHAR(34)&amp;[.$F134]&amp;CHAR(34)&amp;IF([.$F135]&lt;&gt;&quot;&quot;;&quot;, &quot;;&quot;]&quot;))" office:value-type="string" office:string-value="&quot;how&quot;, " calcext:value-type="string">
            <text:p>"ho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way</text:p>
          </table:table-cell>
          <table:table-cell table:style-name="ce4" table:formula="of:=LEN([.A135])" office:value-type="float" office:value="4" calcext:value-type="float">
            <text:p>4</text:p>
          </table:table-cell>
          <table:table-cell table:style-name="ce4" table:formula="of:=IF(AND([.$B135]&gt;=[.$J$2];[.$B135]&lt;=[.$J$3]);[.$A135];&quot;zzz&quot;)" office:value-type="string" office:string-value="away" calcext:value-type="string">
            <text:p>away</text:p>
          </table:table-cell>
          <table:table-cell table:style-name="ce4" table:formula="of:=IF([.$C135]=&quot;zzz&quot;;&quot;&quot;;COUNTIF([.$C$3:.$C$1002];&quot;&lt;&quot;&amp;[.$C135]))" office:value-type="float" office:value="14" calcext:value-type="float">
            <text:p>14</text:p>
          </table:table-cell>
          <table:table-cell table:style-name="ce4" table:formula="of:=IF(ISNA(MATCH(ROW([.$D134])-1;[.$D$1:.$D$1048576];0));&quot;&quot;;INDEX([.$C$3:.$C$1002];MATCH(ROW([.$D134])-1;[.$D$1:.$D$1048576];0)))" office:value-type="string" office:string-value="into" calcext:value-type="string">
            <text:p>into</text:p>
          </table:table-cell>
          <table:table-cell table:style-name="ce4" office:value-type="string" calcext:value-type="string">
            <text:p>huge</text:p>
          </table:table-cell>
          <table:table-cell table:style-name="ce4" table:formula="of:=IF([.$F135]=&quot;&quot;;&quot;&quot;;IF(LEFT([.$F134];1)&lt;&gt;&quot;^&quot;;&quot;&quot;;&quot;[&quot;)&amp;CHAR(34)&amp;[.$F135]&amp;CHAR(34)&amp;IF([.$F136]&lt;&gt;&quot;&quot;;&quot;, &quot;;&quot;]&quot;))" office:value-type="string" office:string-value="&quot;huge&quot;, " calcext:value-type="string">
            <text:p>"hug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by</text:p>
          </table:table-cell>
          <table:table-cell table:style-name="ce4" table:formula="of:=LEN([.A136])" office:value-type="float" office:value="4" calcext:value-type="float">
            <text:p>4</text:p>
          </table:table-cell>
          <table:table-cell table:style-name="ce4" table:formula="of:=IF(AND([.$B136]&gt;=[.$J$2];[.$B136]&lt;=[.$J$3]);[.$A136];&quot;zzz&quot;)" office:value-type="string" office:string-value="baby" calcext:value-type="string">
            <text:p>baby</text:p>
          </table:table-cell>
          <table:table-cell table:style-name="ce4" table:formula="of:=IF([.$C136]=&quot;zzz&quot;;&quot;&quot;;COUNTIF([.$C$3:.$C$1002];&quot;&lt;&quot;&amp;[.$C136]))" office:value-type="float" office:value="15" calcext:value-type="float">
            <text:p>15</text:p>
          </table:table-cell>
          <table:table-cell table:style-name="ce4" table:formula="of:=IF(ISNA(MATCH(ROW([.$D135])-1;[.$D$1:.$D$1048576];0));&quot;&quot;;INDEX([.$C$3:.$C$1002];MATCH(ROW([.$D135])-1;[.$D$1:.$D$1048576];0)))" office:value-type="string" office:string-value="item" calcext:value-type="string">
            <text:p>item</text:p>
          </table:table-cell>
          <table:table-cell table:style-name="ce4" office:value-type="string" calcext:value-type="string">
            <text:p>idea</text:p>
          </table:table-cell>
          <table:table-cell table:style-name="ce4" table:formula="of:=IF([.$F136]=&quot;&quot;;&quot;&quot;;IF(LEFT([.$F135];1)&lt;&gt;&quot;^&quot;;&quot;&quot;;&quot;[&quot;)&amp;CHAR(34)&amp;[.$F136]&amp;CHAR(34)&amp;IF([.$F137]&lt;&gt;&quot;&quot;;&quot;, &quot;;&quot;]&quot;))" office:value-type="string" office:string-value="&quot;idea&quot;, " calcext:value-type="string">
            <text:p>"idea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ck</text:p>
          </table:table-cell>
          <table:table-cell table:style-name="ce4" table:formula="of:=LEN([.A137])" office:value-type="float" office:value="4" calcext:value-type="float">
            <text:p>4</text:p>
          </table:table-cell>
          <table:table-cell table:style-name="ce4" table:formula="of:=IF(AND([.$B137]&gt;=[.$J$2];[.$B137]&lt;=[.$J$3]);[.$A137];&quot;zzz&quot;)" office:value-type="string" office:string-value="back" calcext:value-type="string">
            <text:p>back</text:p>
          </table:table-cell>
          <table:table-cell table:style-name="ce4" table:formula="of:=IF([.$C137]=&quot;zzz&quot;;&quot;&quot;;COUNTIF([.$C$3:.$C$1002];&quot;&lt;&quot;&amp;[.$C137]))" office:value-type="float" office:value="16" calcext:value-type="float">
            <text:p>16</text:p>
          </table:table-cell>
          <table:table-cell table:style-name="ce4" table:formula="of:=IF(ISNA(MATCH(ROW([.$D136])-1;[.$D$1:.$D$1048576];0));&quot;&quot;;INDEX([.$C$3:.$C$1002];MATCH(ROW([.$D136])-1;[.$D$1:.$D$1048576];0)))" office:value-type="string" office:string-value="join" calcext:value-type="string">
            <text:p>join</text:p>
          </table:table-cell>
          <table:table-cell table:style-name="ce4" office:value-type="string" calcext:value-type="string">
            <text:p>into</text:p>
          </table:table-cell>
          <table:table-cell table:style-name="ce4" table:formula="of:=IF([.$F137]=&quot;&quot;;&quot;&quot;;IF(LEFT([.$F136];1)&lt;&gt;&quot;^&quot;;&quot;&quot;;&quot;[&quot;)&amp;CHAR(34)&amp;[.$F137]&amp;CHAR(34)&amp;IF([.$F138]&lt;&gt;&quot;&quot;;&quot;, &quot;;&quot;]&quot;))" office:value-type="string" office:string-value="&quot;into&quot;, " calcext:value-type="string">
            <text:p>"int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ll</text:p>
          </table:table-cell>
          <table:table-cell table:style-name="ce4" table:formula="of:=LEN([.A138])" office:value-type="float" office:value="4" calcext:value-type="float">
            <text:p>4</text:p>
          </table:table-cell>
          <table:table-cell table:style-name="ce4" table:formula="of:=IF(AND([.$B138]&gt;=[.$J$2];[.$B138]&lt;=[.$J$3]);[.$A138];&quot;zzz&quot;)" office:value-type="string" office:string-value="ball" calcext:value-type="string">
            <text:p>ball</text:p>
          </table:table-cell>
          <table:table-cell table:style-name="ce4" table:formula="of:=IF([.$C138]=&quot;zzz&quot;;&quot;&quot;;COUNTIF([.$C$3:.$C$1002];&quot;&lt;&quot;&amp;[.$C138]))" office:value-type="float" office:value="19" calcext:value-type="float">
            <text:p>19</text:p>
          </table:table-cell>
          <table:table-cell table:style-name="ce4" table:formula="of:=IF(ISNA(MATCH(ROW([.$D137])-1;[.$D$1:.$D$1048576];0));&quot;&quot;;INDEX([.$C$3:.$C$1002];MATCH(ROW([.$D137])-1;[.$D$1:.$D$1048576];0)))" office:value-type="string" office:string-value="just" calcext:value-type="string">
            <text:p>just</text:p>
          </table:table-cell>
          <table:table-cell table:style-name="ce4" office:value-type="string" calcext:value-type="string">
            <text:p>item</text:p>
          </table:table-cell>
          <table:table-cell table:style-name="ce4" table:formula="of:=IF([.$F138]=&quot;&quot;;&quot;&quot;;IF(LEFT([.$F137];1)&lt;&gt;&quot;^&quot;;&quot;&quot;;&quot;[&quot;)&amp;CHAR(34)&amp;[.$F138]&amp;CHAR(34)&amp;IF([.$F139]&lt;&gt;&quot;&quot;;&quot;, &quot;;&quot;]&quot;))" office:value-type="string" office:string-value="&quot;item&quot;, " calcext:value-type="string">
            <text:p>"ite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nk</text:p>
          </table:table-cell>
          <table:table-cell table:style-name="ce4" table:formula="of:=LEN([.A139])" office:value-type="float" office:value="4" calcext:value-type="float">
            <text:p>4</text:p>
          </table:table-cell>
          <table:table-cell table:style-name="ce4" table:formula="of:=IF(AND([.$B139]&gt;=[.$J$2];[.$B139]&lt;=[.$J$3]);[.$A139];&quot;zzz&quot;)" office:value-type="string" office:string-value="bank" calcext:value-type="string">
            <text:p>bank</text:p>
          </table:table-cell>
          <table:table-cell table:style-name="ce4" table:formula="of:=IF([.$C139]=&quot;zzz&quot;;&quot;&quot;;COUNTIF([.$C$3:.$C$1002];&quot;&lt;&quot;&amp;[.$C139]))" office:value-type="float" office:value="20" calcext:value-type="float">
            <text:p>20</text:p>
          </table:table-cell>
          <table:table-cell table:style-name="ce4" table:formula="of:=IF(ISNA(MATCH(ROW([.$D138])-1;[.$D$1:.$D$1048576];0));&quot;&quot;;INDEX([.$C$3:.$C$1002];MATCH(ROW([.$D138])-1;[.$D$1:.$D$1048576];0)))" office:value-type="string" office:string-value="key" calcext:value-type="string">
            <text:p>key</text:p>
          </table:table-cell>
          <table:table-cell table:style-name="ce4" office:value-type="string" calcext:value-type="string">
            <text:p>its</text:p>
          </table:table-cell>
          <table:table-cell table:style-name="ce4" table:formula="of:=IF([.$F139]=&quot;&quot;;&quot;&quot;;IF(LEFT([.$F138];1)&lt;&gt;&quot;^&quot;;&quot;&quot;;&quot;[&quot;)&amp;CHAR(34)&amp;[.$F139]&amp;CHAR(34)&amp;IF([.$F140]&lt;&gt;&quot;&quot;;&quot;, &quot;;&quot;]&quot;))" office:value-type="string" office:string-value="&quot;its&quot;, " calcext:value-type="string">
            <text:p>"it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se</text:p>
          </table:table-cell>
          <table:table-cell table:style-name="ce4" table:formula="of:=LEN([.A140])" office:value-type="float" office:value="4" calcext:value-type="float">
            <text:p>4</text:p>
          </table:table-cell>
          <table:table-cell table:style-name="ce4" table:formula="of:=IF(AND([.$B140]&gt;=[.$J$2];[.$B140]&lt;=[.$J$3]);[.$A140];&quot;zzz&quot;)" office:value-type="string" office:string-value="base" calcext:value-type="string">
            <text:p>base</text:p>
          </table:table-cell>
          <table:table-cell table:style-name="ce4" table:formula="of:=IF([.$C140]=&quot;zzz&quot;;&quot;&quot;;COUNTIF([.$C$3:.$C$1002];&quot;&lt;&quot;&amp;[.$C140]))" office:value-type="float" office:value="22" calcext:value-type="float">
            <text:p>22</text:p>
          </table:table-cell>
          <table:table-cell table:style-name="ce4" table:formula="of:=IF(ISNA(MATCH(ROW([.$D139])-1;[.$D$1:.$D$1048576];0));&quot;&quot;;INDEX([.$C$3:.$C$1002];MATCH(ROW([.$D139])-1;[.$D$1:.$D$1048576];0)))" office:value-type="string" office:string-value="kid" calcext:value-type="string">
            <text:p>kid</text:p>
          </table:table-cell>
          <table:table-cell table:style-name="ce4" office:value-type="string" calcext:value-type="string">
            <text:p>job</text:p>
          </table:table-cell>
          <table:table-cell table:style-name="ce4" table:formula="of:=IF([.$F140]=&quot;&quot;;&quot;&quot;;IF(LEFT([.$F139];1)&lt;&gt;&quot;^&quot;;&quot;&quot;;&quot;[&quot;)&amp;CHAR(34)&amp;[.$F140]&amp;CHAR(34)&amp;IF([.$F141]&lt;&gt;&quot;&quot;;&quot;, &quot;;&quot;]&quot;))" office:value-type="string" office:string-value="&quot;job&quot;, " calcext:value-type="string">
            <text:p>"job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at</text:p>
          </table:table-cell>
          <table:table-cell table:style-name="ce4" table:formula="of:=LEN([.A141])" office:value-type="float" office:value="4" calcext:value-type="float">
            <text:p>4</text:p>
          </table:table-cell>
          <table:table-cell table:style-name="ce4" table:formula="of:=IF(AND([.$B141]&gt;=[.$J$2];[.$B141]&lt;=[.$J$3]);[.$A141];&quot;zzz&quot;)" office:value-type="string" office:string-value="beat" calcext:value-type="string">
            <text:p>beat</text:p>
          </table:table-cell>
          <table:table-cell table:style-name="ce4" table:formula="of:=IF([.$C141]=&quot;zzz&quot;;&quot;&quot;;COUNTIF([.$C$3:.$C$1002];&quot;&lt;&quot;&amp;[.$C141]))" office:value-type="float" office:value="23" calcext:value-type="float">
            <text:p>23</text:p>
          </table:table-cell>
          <table:table-cell table:style-name="ce4" table:formula="of:=IF(ISNA(MATCH(ROW([.$D140])-1;[.$D$1:.$D$1048576];0));&quot;&quot;;INDEX([.$C$3:.$C$1002];MATCH(ROW([.$D140])-1;[.$D$1:.$D$1048576];0)))" office:value-type="string" office:string-value="keep" calcext:value-type="string">
            <text:p>keep</text:p>
          </table:table-cell>
          <table:table-cell table:style-name="ce4" office:value-type="string" calcext:value-type="string">
            <text:p>join</text:p>
          </table:table-cell>
          <table:table-cell table:style-name="ce4" table:formula="of:=IF([.$F141]=&quot;&quot;;&quot;&quot;;IF(LEFT([.$F140];1)&lt;&gt;&quot;^&quot;;&quot;&quot;;&quot;[&quot;)&amp;CHAR(34)&amp;[.$F141]&amp;CHAR(34)&amp;IF([.$F142]&lt;&gt;&quot;&quot;;&quot;, &quot;;&quot;]&quot;))" office:value-type="string" office:string-value="&quot;join&quot;, " calcext:value-type="string">
            <text:p>"joi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st</text:p>
          </table:table-cell>
          <table:table-cell table:style-name="ce4" table:formula="of:=LEN([.A142])" office:value-type="float" office:value="4" calcext:value-type="float">
            <text:p>4</text:p>
          </table:table-cell>
          <table:table-cell table:style-name="ce4" table:formula="of:=IF(AND([.$B142]&gt;=[.$J$2];[.$B142]&lt;=[.$J$3]);[.$A142];&quot;zzz&quot;)" office:value-type="string" office:string-value="best" calcext:value-type="string">
            <text:p>best</text:p>
          </table:table-cell>
          <table:table-cell table:style-name="ce4" table:formula="of:=IF([.$C142]=&quot;zzz&quot;;&quot;&quot;;COUNTIF([.$C$3:.$C$1002];&quot;&lt;&quot;&amp;[.$C142]))" office:value-type="float" office:value="25" calcext:value-type="float">
            <text:p>25</text:p>
          </table:table-cell>
          <table:table-cell table:style-name="ce4" table:formula="of:=IF(ISNA(MATCH(ROW([.$D141])-1;[.$D$1:.$D$1048576];0));&quot;&quot;;INDEX([.$C$3:.$C$1002];MATCH(ROW([.$D141])-1;[.$D$1:.$D$1048576];0)))" office:value-type="string" office:string-value="kill" calcext:value-type="string">
            <text:p>kill</text:p>
          </table:table-cell>
          <table:table-cell table:style-name="ce4" office:value-type="string" calcext:value-type="string">
            <text:p>just</text:p>
          </table:table-cell>
          <table:table-cell table:style-name="ce4" table:formula="of:=IF([.$F142]=&quot;&quot;;&quot;&quot;;IF(LEFT([.$F141];1)&lt;&gt;&quot;^&quot;;&quot;&quot;;&quot;[&quot;)&amp;CHAR(34)&amp;[.$F142]&amp;CHAR(34)&amp;IF([.$F143]&lt;&gt;&quot;&quot;;&quot;, &quot;;&quot;]&quot;))" office:value-type="string" office:string-value="&quot;just&quot;, " calcext:value-type="string">
            <text:p>"ju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ll</text:p>
          </table:table-cell>
          <table:table-cell table:style-name="ce4" table:formula="of:=LEN([.A143])" office:value-type="float" office:value="4" calcext:value-type="float">
            <text:p>4</text:p>
          </table:table-cell>
          <table:table-cell table:style-name="ce4" table:formula="of:=IF(AND([.$B143]&gt;=[.$J$2];[.$B143]&lt;=[.$J$3]);[.$A143];&quot;zzz&quot;)" office:value-type="string" office:string-value="bill" calcext:value-type="string">
            <text:p>bill</text:p>
          </table:table-cell>
          <table:table-cell table:style-name="ce4" table:formula="of:=IF([.$C143]=&quot;zzz&quot;;&quot;&quot;;COUNTIF([.$C$3:.$C$1002];&quot;&lt;&quot;&amp;[.$C143]))" office:value-type="float" office:value="27" calcext:value-type="float">
            <text:p>27</text:p>
          </table:table-cell>
          <table:table-cell table:style-name="ce4" table:formula="of:=IF(ISNA(MATCH(ROW([.$D142])-1;[.$D$1:.$D$1048576];0));&quot;&quot;;INDEX([.$C$3:.$C$1002];MATCH(ROW([.$D142])-1;[.$D$1:.$D$1048576];0)))" office:value-type="string" office:string-value="kind" calcext:value-type="string">
            <text:p>kind</text:p>
          </table:table-cell>
          <table:table-cell table:style-name="ce4" office:value-type="string" calcext:value-type="string">
            <text:p>keep</text:p>
          </table:table-cell>
          <table:table-cell table:style-name="ce4" table:formula="of:=IF([.$F143]=&quot;&quot;;&quot;&quot;;IF(LEFT([.$F142];1)&lt;&gt;&quot;^&quot;;&quot;&quot;;&quot;[&quot;)&amp;CHAR(34)&amp;[.$F143]&amp;CHAR(34)&amp;IF([.$F144]&lt;&gt;&quot;&quot;;&quot;, &quot;;&quot;]&quot;))" office:value-type="string" office:string-value="&quot;keep&quot;, " calcext:value-type="string">
            <text:p>"kee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4" table:formula="of:=LEN([.A144])" office:value-type="float" office:value="4" calcext:value-type="float">
            <text:p>4</text:p>
          </table:table-cell>
          <table:table-cell table:style-name="ce4" table:formula="of:=IF(AND([.$B144]&gt;=[.$J$2];[.$B144]&lt;=[.$J$3]);[.$A144];&quot;zzz&quot;)" office:value-type="string" office:string-value="blue" calcext:value-type="string">
            <text:p>blue</text:p>
          </table:table-cell>
          <table:table-cell table:style-name="ce4" table:formula="of:=IF([.$C144]=&quot;zzz&quot;;&quot;&quot;;COUNTIF([.$C$3:.$C$1002];&quot;&lt;&quot;&amp;[.$C144]))" office:value-type="float" office:value="29" calcext:value-type="float">
            <text:p>29</text:p>
          </table:table-cell>
          <table:table-cell table:style-name="ce4" table:formula="of:=IF(ISNA(MATCH(ROW([.$D143])-1;[.$D$1:.$D$1048576];0));&quot;&quot;;INDEX([.$C$3:.$C$1002];MATCH(ROW([.$D143])-1;[.$D$1:.$D$1048576];0)))" office:value-type="string" office:string-value="law" calcext:value-type="string">
            <text:p>law</text:p>
          </table:table-cell>
          <table:table-cell table:style-name="ce4" office:value-type="string" calcext:value-type="string">
            <text:p>key</text:p>
          </table:table-cell>
          <table:table-cell table:style-name="ce4" table:formula="of:=IF([.$F144]=&quot;&quot;;&quot;&quot;;IF(LEFT([.$F143];1)&lt;&gt;&quot;^&quot;;&quot;&quot;;&quot;[&quot;)&amp;CHAR(34)&amp;[.$F144]&amp;CHAR(34)&amp;IF([.$F145]&lt;&gt;&quot;&quot;;&quot;, &quot;;&quot;]&quot;))" office:value-type="string" office:string-value="&quot;key&quot;, " calcext:value-type="string">
            <text:p>"ke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dy</text:p>
          </table:table-cell>
          <table:table-cell table:style-name="ce4" table:formula="of:=LEN([.A145])" office:value-type="float" office:value="4" calcext:value-type="float">
            <text:p>4</text:p>
          </table:table-cell>
          <table:table-cell table:style-name="ce4" table:formula="of:=IF(AND([.$B145]&gt;=[.$J$2];[.$B145]&lt;=[.$J$3]);[.$A145];&quot;zzz&quot;)" office:value-type="string" office:string-value="body" calcext:value-type="string">
            <text:p>body</text:p>
          </table:table-cell>
          <table:table-cell table:style-name="ce4" table:formula="of:=IF([.$C145]=&quot;zzz&quot;;&quot;&quot;;COUNTIF([.$C$3:.$C$1002];&quot;&lt;&quot;&amp;[.$C145]))" office:value-type="float" office:value="30" calcext:value-type="float">
            <text:p>30</text:p>
          </table:table-cell>
          <table:table-cell table:style-name="ce4" table:formula="of:=IF(ISNA(MATCH(ROW([.$D144])-1;[.$D$1:.$D$1048576];0));&quot;&quot;;INDEX([.$C$3:.$C$1002];MATCH(ROW([.$D144])-1;[.$D$1:.$D$1048576];0)))" office:value-type="string" office:string-value="lay" calcext:value-type="string">
            <text:p>lay</text:p>
          </table:table-cell>
          <table:table-cell table:style-name="ce4" office:value-type="string" calcext:value-type="string">
            <text:p>kid</text:p>
          </table:table-cell>
          <table:table-cell table:style-name="ce4" table:formula="of:=IF([.$F145]=&quot;&quot;;&quot;&quot;;IF(LEFT([.$F144];1)&lt;&gt;&quot;^&quot;;&quot;&quot;;&quot;[&quot;)&amp;CHAR(34)&amp;[.$F145]&amp;CHAR(34)&amp;IF([.$F146]&lt;&gt;&quot;&quot;;&quot;, &quot;;&quot;]&quot;))" office:value-type="string" office:string-value="&quot;kid&quot;, " calcext:value-type="string">
            <text:p>"ki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4" table:formula="of:=LEN([.A146])" office:value-type="float" office:value="4" calcext:value-type="float">
            <text:p>4</text:p>
          </table:table-cell>
          <table:table-cell table:style-name="ce4" table:formula="of:=IF(AND([.$B146]&gt;=[.$J$2];[.$B146]&lt;=[.$J$3]);[.$A146];&quot;zzz&quot;)" office:value-type="string" office:string-value="book" calcext:value-type="string">
            <text:p>book</text:p>
          </table:table-cell>
          <table:table-cell table:style-name="ce4" table:formula="of:=IF([.$C146]=&quot;zzz&quot;;&quot;&quot;;COUNTIF([.$C$3:.$C$1002];&quot;&lt;&quot;&amp;[.$C146]))" office:value-type="float" office:value="31" calcext:value-type="float">
            <text:p>31</text:p>
          </table:table-cell>
          <table:table-cell table:style-name="ce4" table:formula="of:=IF(ISNA(MATCH(ROW([.$D145])-1;[.$D$1:.$D$1048576];0));&quot;&quot;;INDEX([.$C$3:.$C$1002];MATCH(ROW([.$D145])-1;[.$D$1:.$D$1048576];0)))" office:value-type="string" office:string-value="know" calcext:value-type="string">
            <text:p>know</text:p>
          </table:table-cell>
          <table:table-cell table:style-name="ce4" office:value-type="string" calcext:value-type="string">
            <text:p>kill</text:p>
          </table:table-cell>
          <table:table-cell table:style-name="ce4" table:formula="of:=IF([.$F146]=&quot;&quot;;&quot;&quot;;IF(LEFT([.$F145];1)&lt;&gt;&quot;^&quot;;&quot;&quot;;&quot;[&quot;)&amp;CHAR(34)&amp;[.$F146]&amp;CHAR(34)&amp;IF([.$F147]&lt;&gt;&quot;&quot;;&quot;, &quot;;&quot;]&quot;))" office:value-type="string" office:string-value="&quot;kill&quot;, " calcext:value-type="string">
            <text:p>"ki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rn</text:p>
          </table:table-cell>
          <table:table-cell table:style-name="ce4" table:formula="of:=LEN([.A147])" office:value-type="float" office:value="4" calcext:value-type="float">
            <text:p>4</text:p>
          </table:table-cell>
          <table:table-cell table:style-name="ce4" table:formula="of:=IF(AND([.$B147]&gt;=[.$J$2];[.$B147]&lt;=[.$J$3]);[.$A147];&quot;zzz&quot;)" office:value-type="string" office:string-value="born" calcext:value-type="string">
            <text:p>born</text:p>
          </table:table-cell>
          <table:table-cell table:style-name="ce4" table:formula="of:=IF([.$C147]=&quot;zzz&quot;;&quot;&quot;;COUNTIF([.$C$3:.$C$1002];&quot;&lt;&quot;&amp;[.$C147]))" office:value-type="float" office:value="32" calcext:value-type="float">
            <text:p>32</text:p>
          </table:table-cell>
          <table:table-cell table:style-name="ce4" table:formula="of:=IF(ISNA(MATCH(ROW([.$D146])-1;[.$D$1:.$D$1048576];0));&quot;&quot;;INDEX([.$C$3:.$C$1002];MATCH(ROW([.$D146])-1;[.$D$1:.$D$1048576];0)))" office:value-type="string" office:string-value="land" calcext:value-type="string">
            <text:p>land</text:p>
          </table:table-cell>
          <table:table-cell table:style-name="ce4" office:value-type="string" calcext:value-type="string">
            <text:p>kind</text:p>
          </table:table-cell>
          <table:table-cell table:style-name="ce4" table:formula="of:=IF([.$F147]=&quot;&quot;;&quot;&quot;;IF(LEFT([.$F146];1)&lt;&gt;&quot;^&quot;;&quot;&quot;;&quot;[&quot;)&amp;CHAR(34)&amp;[.$F147]&amp;CHAR(34)&amp;IF([.$F148]&lt;&gt;&quot;&quot;;&quot;, &quot;;&quot;]&quot;))" office:value-type="string" office:string-value="&quot;kind&quot;, " calcext:value-type="string">
            <text:p>"ki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th</text:p>
          </table:table-cell>
          <table:table-cell table:style-name="ce4" table:formula="of:=LEN([.A148])" office:value-type="float" office:value="4" calcext:value-type="float">
            <text:p>4</text:p>
          </table:table-cell>
          <table:table-cell table:style-name="ce4" table:formula="of:=IF(AND([.$B148]&gt;=[.$J$2];[.$B148]&lt;=[.$J$3]);[.$A148];&quot;zzz&quot;)" office:value-type="string" office:string-value="both" calcext:value-type="string">
            <text:p>both</text:p>
          </table:table-cell>
          <table:table-cell table:style-name="ce4" table:formula="of:=IF([.$C148]=&quot;zzz&quot;;&quot;&quot;;COUNTIF([.$C$3:.$C$1002];&quot;&lt;&quot;&amp;[.$C148]))" office:value-type="float" office:value="33" calcext:value-type="float">
            <text:p>33</text:p>
          </table:table-cell>
          <table:table-cell table:style-name="ce4" table:formula="of:=IF(ISNA(MATCH(ROW([.$D147])-1;[.$D$1:.$D$1048576];0));&quot;&quot;;INDEX([.$C$3:.$C$1002];MATCH(ROW([.$D147])-1;[.$D$1:.$D$1048576];0)))" office:value-type="string" office:string-value="last" calcext:value-type="string">
            <text:p>last</text:p>
          </table:table-cell>
          <table:table-cell table:style-name="ce4" office:value-type="string" calcext:value-type="string">
            <text:p>know</text:p>
          </table:table-cell>
          <table:table-cell table:style-name="ce4" table:formula="of:=IF([.$F148]=&quot;&quot;;&quot;&quot;;IF(LEFT([.$F147];1)&lt;&gt;&quot;^&quot;;&quot;&quot;;&quot;[&quot;)&amp;CHAR(34)&amp;[.$F148]&amp;CHAR(34)&amp;IF([.$F149]&lt;&gt;&quot;&quot;;&quot;, &quot;;&quot;]&quot;))" office:value-type="string" office:string-value="&quot;know&quot;, " calcext:value-type="string">
            <text:p>"kno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ll</text:p>
          </table:table-cell>
          <table:table-cell table:style-name="ce4" table:formula="of:=LEN([.A149])" office:value-type="float" office:value="4" calcext:value-type="float">
            <text:p>4</text:p>
          </table:table-cell>
          <table:table-cell table:style-name="ce4" table:formula="of:=IF(AND([.$B149]&gt;=[.$J$2];[.$B149]&lt;=[.$J$3]);[.$A149];&quot;zzz&quot;)" office:value-type="string" office:string-value="call" calcext:value-type="string">
            <text:p>call</text:p>
          </table:table-cell>
          <table:table-cell table:style-name="ce4" table:formula="of:=IF([.$C149]=&quot;zzz&quot;;&quot;&quot;;COUNTIF([.$C$3:.$C$1002];&quot;&lt;&quot;&amp;[.$C149]))" office:value-type="float" office:value="38" calcext:value-type="float">
            <text:p>38</text:p>
          </table:table-cell>
          <table:table-cell table:style-name="ce4" table:formula="of:=IF(ISNA(MATCH(ROW([.$D148])-1;[.$D$1:.$D$1048576];0));&quot;&quot;;INDEX([.$C$3:.$C$1002];MATCH(ROW([.$D148])-1;[.$D$1:.$D$1048576];0)))" office:value-type="string" office:string-value="late" calcext:value-type="string">
            <text:p>late</text:p>
          </table:table-cell>
          <table:table-cell table:style-name="ce4" office:value-type="string" calcext:value-type="string">
            <text:p>land</text:p>
          </table:table-cell>
          <table:table-cell table:style-name="ce4" table:formula="of:=IF([.$F149]=&quot;&quot;;&quot;&quot;;IF(LEFT([.$F148];1)&lt;&gt;&quot;^&quot;;&quot;&quot;;&quot;[&quot;)&amp;CHAR(34)&amp;[.$F149]&amp;CHAR(34)&amp;IF([.$F150]&lt;&gt;&quot;&quot;;&quot;, &quot;;&quot;]&quot;))" office:value-type="string" office:string-value="&quot;land&quot;, " calcext:value-type="string">
            <text:p>"la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d</text:p>
          </table:table-cell>
          <table:table-cell table:style-name="ce4" table:formula="of:=LEN([.A150])" office:value-type="float" office:value="4" calcext:value-type="float">
            <text:p>4</text:p>
          </table:table-cell>
          <table:table-cell table:style-name="ce4" table:formula="of:=IF(AND([.$B150]&gt;=[.$J$2];[.$B150]&lt;=[.$J$3]);[.$A150];&quot;zzz&quot;)" office:value-type="string" office:string-value="card" calcext:value-type="string">
            <text:p>card</text:p>
          </table:table-cell>
          <table:table-cell table:style-name="ce4" table:formula="of:=IF([.$C150]=&quot;zzz&quot;;&quot;&quot;;COUNTIF([.$C$3:.$C$1002];&quot;&lt;&quot;&amp;[.$C150]))" office:value-type="float" office:value="41" calcext:value-type="float">
            <text:p>41</text:p>
          </table:table-cell>
          <table:table-cell table:style-name="ce4" table:formula="of:=IF(ISNA(MATCH(ROW([.$D149])-1;[.$D$1:.$D$1048576];0));&quot;&quot;;INDEX([.$C$3:.$C$1002];MATCH(ROW([.$D149])-1;[.$D$1:.$D$1048576];0)))" office:value-type="string" office:string-value="lead" calcext:value-type="string">
            <text:p>lead</text:p>
          </table:table-cell>
          <table:table-cell table:style-name="ce4" office:value-type="string" calcext:value-type="string">
            <text:p>last</text:p>
          </table:table-cell>
          <table:table-cell table:style-name="ce4" table:formula="of:=IF([.$F150]=&quot;&quot;;&quot;&quot;;IF(LEFT([.$F149];1)&lt;&gt;&quot;^&quot;;&quot;&quot;;&quot;[&quot;)&amp;CHAR(34)&amp;[.$F150]&amp;CHAR(34)&amp;IF([.$F151]&lt;&gt;&quot;&quot;;&quot;, &quot;;&quot;]&quot;))" office:value-type="string" office:string-value="&quot;last&quot;, " calcext:value-type="string">
            <text:p>"la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e</text:p>
          </table:table-cell>
          <table:table-cell table:style-name="ce4" table:formula="of:=LEN([.A151])" office:value-type="float" office:value="4" calcext:value-type="float">
            <text:p>4</text:p>
          </table:table-cell>
          <table:table-cell table:style-name="ce4" table:formula="of:=IF(AND([.$B151]&gt;=[.$J$2];[.$B151]&lt;=[.$J$3]);[.$A151];&quot;zzz&quot;)" office:value-type="string" office:string-value="care" calcext:value-type="string">
            <text:p>care</text:p>
          </table:table-cell>
          <table:table-cell table:style-name="ce4" table:formula="of:=IF([.$C151]=&quot;zzz&quot;;&quot;&quot;;COUNTIF([.$C$3:.$C$1002];&quot;&lt;&quot;&amp;[.$C151]))" office:value-type="float" office:value="42" calcext:value-type="float">
            <text:p>42</text:p>
          </table:table-cell>
          <table:table-cell table:style-name="ce4" table:formula="of:=IF(ISNA(MATCH(ROW([.$D150])-1;[.$D$1:.$D$1048576];0));&quot;&quot;;INDEX([.$C$3:.$C$1002];MATCH(ROW([.$D150])-1;[.$D$1:.$D$1048576];0)))" office:value-type="string" office:string-value="left" calcext:value-type="string">
            <text:p>left</text:p>
          </table:table-cell>
          <table:table-cell table:style-name="ce4" office:value-type="string" calcext:value-type="string">
            <text:p>late</text:p>
          </table:table-cell>
          <table:table-cell table:style-name="ce4" table:formula="of:=IF([.$F151]=&quot;&quot;;&quot;&quot;;IF(LEFT([.$F150];1)&lt;&gt;&quot;^&quot;;&quot;&quot;;&quot;[&quot;)&amp;CHAR(34)&amp;[.$F151]&amp;CHAR(34)&amp;IF([.$F152]&lt;&gt;&quot;&quot;;&quot;, &quot;;&quot;]&quot;))" office:value-type="string" office:string-value="&quot;late&quot;, " calcext:value-type="string">
            <text:p>"lat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se</text:p>
          </table:table-cell>
          <table:table-cell table:style-name="ce4" table:formula="of:=LEN([.A152])" office:value-type="float" office:value="4" calcext:value-type="float">
            <text:p>4</text:p>
          </table:table-cell>
          <table:table-cell table:style-name="ce4" table:formula="of:=IF(AND([.$B152]&gt;=[.$J$2];[.$B152]&lt;=[.$J$3]);[.$A152];&quot;zzz&quot;)" office:value-type="string" office:string-value="case" calcext:value-type="string">
            <text:p>case</text:p>
          </table:table-cell>
          <table:table-cell table:style-name="ce4" table:formula="of:=IF([.$C152]=&quot;zzz&quot;;&quot;&quot;;COUNTIF([.$C$3:.$C$1002];&quot;&lt;&quot;&amp;[.$C152]))" office:value-type="float" office:value="43" calcext:value-type="float">
            <text:p>43</text:p>
          </table:table-cell>
          <table:table-cell table:style-name="ce4" table:formula="of:=IF(ISNA(MATCH(ROW([.$D151])-1;[.$D$1:.$D$1048576];0));&quot;&quot;;INDEX([.$C$3:.$C$1002];MATCH(ROW([.$D151])-1;[.$D$1:.$D$1048576];0)))" office:value-type="string" office:string-value="leg" calcext:value-type="string">
            <text:p>leg</text:p>
          </table:table-cell>
          <table:table-cell table:style-name="ce4" office:value-type="string" calcext:value-type="string">
            <text:p>law</text:p>
          </table:table-cell>
          <table:table-cell table:style-name="ce4" table:formula="of:=IF([.$F152]=&quot;&quot;;&quot;&quot;;IF(LEFT([.$F151];1)&lt;&gt;&quot;^&quot;;&quot;&quot;;&quot;[&quot;)&amp;CHAR(34)&amp;[.$F152]&amp;CHAR(34)&amp;IF([.$F153]&lt;&gt;&quot;&quot;;&quot;, &quot;;&quot;]&quot;))" office:value-type="string" office:string-value="&quot;law&quot;, " calcext:value-type="string">
            <text:p>"la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ll</text:p>
          </table:table-cell>
          <table:table-cell table:style-name="ce4" table:formula="of:=LEN([.A153])" office:value-type="float" office:value="4" calcext:value-type="float">
            <text:p>4</text:p>
          </table:table-cell>
          <table:table-cell table:style-name="ce4" table:formula="of:=IF(AND([.$B153]&gt;=[.$J$2];[.$B153]&lt;=[.$J$3]);[.$A153];&quot;zzz&quot;)" office:value-type="string" office:string-value="cell" calcext:value-type="string">
            <text:p>cell</text:p>
          </table:table-cell>
          <table:table-cell table:style-name="ce4" table:formula="of:=IF([.$C153]=&quot;zzz&quot;;&quot;&quot;;COUNTIF([.$C$3:.$C$1002];&quot;&lt;&quot;&amp;[.$C153]))" office:value-type="float" office:value="44" calcext:value-type="float">
            <text:p>44</text:p>
          </table:table-cell>
          <table:table-cell table:style-name="ce4" table:formula="of:=IF(ISNA(MATCH(ROW([.$D152])-1;[.$D$1:.$D$1048576];0));&quot;&quot;;INDEX([.$C$3:.$C$1002];MATCH(ROW([.$D152])-1;[.$D$1:.$D$1048576];0)))" office:value-type="string" office:string-value="let" calcext:value-type="string">
            <text:p>let</text:p>
          </table:table-cell>
          <table:table-cell table:style-name="ce4" office:value-type="string" calcext:value-type="string">
            <text:p>lay</text:p>
          </table:table-cell>
          <table:table-cell table:style-name="ce4" table:formula="of:=IF([.$F153]=&quot;&quot;;&quot;&quot;;IF(LEFT([.$F152];1)&lt;&gt;&quot;^&quot;;&quot;&quot;;&quot;[&quot;)&amp;CHAR(34)&amp;[.$F153]&amp;CHAR(34)&amp;IF([.$F154]&lt;&gt;&quot;&quot;;&quot;, &quot;;&quot;]&quot;))" office:value-type="string" office:string-value="&quot;lay&quot;, " calcext:value-type="string">
            <text:p>"l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</text:p>
          </table:table-cell>
          <table:table-cell table:style-name="ce4" table:formula="of:=LEN([.A154])" office:value-type="float" office:value="4" calcext:value-type="float">
            <text:p>4</text:p>
          </table:table-cell>
          <table:table-cell table:style-name="ce4" table:formula="of:=IF(AND([.$B154]&gt;=[.$J$2];[.$B154]&lt;=[.$J$3]);[.$A154];&quot;zzz&quot;)" office:value-type="string" office:string-value="city" calcext:value-type="string">
            <text:p>city</text:p>
          </table:table-cell>
          <table:table-cell table:style-name="ce4" table:formula="of:=IF([.$C154]=&quot;zzz&quot;;&quot;&quot;;COUNTIF([.$C$3:.$C$1002];&quot;&lt;&quot;&amp;[.$C154]))" office:value-type="float" office:value="45" calcext:value-type="float">
            <text:p>45</text:p>
          </table:table-cell>
          <table:table-cell table:style-name="ce4" table:formula="of:=IF(ISNA(MATCH(ROW([.$D153])-1;[.$D$1:.$D$1048576];0));&quot;&quot;;INDEX([.$C$3:.$C$1002];MATCH(ROW([.$D153])-1;[.$D$1:.$D$1048576];0)))" office:value-type="string" office:string-value="less" calcext:value-type="string">
            <text:p>less</text:p>
          </table:table-cell>
          <table:table-cell table:style-name="ce4" office:value-type="string" calcext:value-type="string">
            <text:p>lead</text:p>
          </table:table-cell>
          <table:table-cell table:style-name="ce4" table:formula="of:=IF([.$F154]=&quot;&quot;;&quot;&quot;;IF(LEFT([.$F153];1)&lt;&gt;&quot;^&quot;;&quot;&quot;;&quot;[&quot;)&amp;CHAR(34)&amp;[.$F154]&amp;CHAR(34)&amp;IF([.$F155]&lt;&gt;&quot;&quot;;&quot;, &quot;;&quot;]&quot;))" office:value-type="string" office:string-value="&quot;lead&quot;, " calcext:value-type="string">
            <text:p>"lea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ld</text:p>
          </table:table-cell>
          <table:table-cell table:style-name="ce4" table:formula="of:=LEN([.A155])" office:value-type="float" office:value="4" calcext:value-type="float">
            <text:p>4</text:p>
          </table:table-cell>
          <table:table-cell table:style-name="ce4" table:formula="of:=IF(AND([.$B155]&gt;=[.$J$2];[.$B155]&lt;=[.$J$3]);[.$A155];&quot;zzz&quot;)" office:value-type="string" office:string-value="cold" calcext:value-type="string">
            <text:p>cold</text:p>
          </table:table-cell>
          <table:table-cell table:style-name="ce4" table:formula="of:=IF([.$C155]=&quot;zzz&quot;;&quot;&quot;;COUNTIF([.$C$3:.$C$1002];&quot;&lt;&quot;&amp;[.$C155]))" office:value-type="float" office:value="46" calcext:value-type="float">
            <text:p>46</text:p>
          </table:table-cell>
          <table:table-cell table:style-name="ce4" table:formula="of:=IF(ISNA(MATCH(ROW([.$D154])-1;[.$D$1:.$D$1048576];0));&quot;&quot;;INDEX([.$C$3:.$C$1002];MATCH(ROW([.$D154])-1;[.$D$1:.$D$1048576];0)))" office:value-type="string" office:string-value="life" calcext:value-type="string">
            <text:p>life</text:p>
          </table:table-cell>
          <table:table-cell table:style-name="ce4" office:value-type="string" calcext:value-type="string">
            <text:p>left</text:p>
          </table:table-cell>
          <table:table-cell table:style-name="ce4" table:formula="of:=IF([.$F155]=&quot;&quot;;&quot;&quot;;IF(LEFT([.$F154];1)&lt;&gt;&quot;^&quot;;&quot;&quot;;&quot;[&quot;)&amp;CHAR(34)&amp;[.$F155]&amp;CHAR(34)&amp;IF([.$F156]&lt;&gt;&quot;&quot;;&quot;, &quot;;&quot;]&quot;))" office:value-type="string" office:string-value="&quot;left&quot;, " calcext:value-type="string">
            <text:p>"lef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e</text:p>
          </table:table-cell>
          <table:table-cell table:style-name="ce4" table:formula="of:=LEN([.A156])" office:value-type="float" office:value="4" calcext:value-type="float">
            <text:p>4</text:p>
          </table:table-cell>
          <table:table-cell table:style-name="ce4" table:formula="of:=IF(AND([.$B156]&gt;=[.$J$2];[.$B156]&lt;=[.$J$3]);[.$A156];&quot;zzz&quot;)" office:value-type="string" office:string-value="come" calcext:value-type="string">
            <text:p>come</text:p>
          </table:table-cell>
          <table:table-cell table:style-name="ce4" table:formula="of:=IF([.$C156]=&quot;zzz&quot;;&quot;&quot;;COUNTIF([.$C$3:.$C$1002];&quot;&lt;&quot;&amp;[.$C156]))" office:value-type="float" office:value="47" calcext:value-type="float">
            <text:p>47</text:p>
          </table:table-cell>
          <table:table-cell table:style-name="ce4" table:formula="of:=IF(ISNA(MATCH(ROW([.$D155])-1;[.$D$1:.$D$1048576];0));&quot;&quot;;INDEX([.$C$3:.$C$1002];MATCH(ROW([.$D155])-1;[.$D$1:.$D$1048576];0)))" office:value-type="string" office:string-value="lie" calcext:value-type="string">
            <text:p>lie</text:p>
          </table:table-cell>
          <table:table-cell table:style-name="ce4" office:value-type="string" calcext:value-type="string">
            <text:p>leg</text:p>
          </table:table-cell>
          <table:table-cell table:style-name="ce4" table:formula="of:=IF([.$F156]=&quot;&quot;;&quot;&quot;;IF(LEFT([.$F155];1)&lt;&gt;&quot;^&quot;;&quot;&quot;;&quot;[&quot;)&amp;CHAR(34)&amp;[.$F156]&amp;CHAR(34)&amp;IF([.$F157]&lt;&gt;&quot;&quot;;&quot;, &quot;;&quot;]&quot;))" office:value-type="string" office:string-value="&quot;leg&quot;, " calcext:value-type="string">
            <text:p>"le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st</text:p>
          </table:table-cell>
          <table:table-cell table:style-name="ce4" table:formula="of:=LEN([.A157])" office:value-type="float" office:value="4" calcext:value-type="float">
            <text:p>4</text:p>
          </table:table-cell>
          <table:table-cell table:style-name="ce4" table:formula="of:=IF(AND([.$B157]&gt;=[.$J$2];[.$B157]&lt;=[.$J$3]);[.$A157];&quot;zzz&quot;)" office:value-type="string" office:string-value="cost" calcext:value-type="string">
            <text:p>cost</text:p>
          </table:table-cell>
          <table:table-cell table:style-name="ce4" table:formula="of:=IF([.$C157]=&quot;zzz&quot;;&quot;&quot;;COUNTIF([.$C$3:.$C$1002];&quot;&lt;&quot;&amp;[.$C157]))" office:value-type="float" office:value="48" calcext:value-type="float">
            <text:p>48</text:p>
          </table:table-cell>
          <table:table-cell table:style-name="ce4" table:formula="of:=IF(ISNA(MATCH(ROW([.$D156])-1;[.$D$1:.$D$1048576];0));&quot;&quot;;INDEX([.$C$3:.$C$1002];MATCH(ROW([.$D156])-1;[.$D$1:.$D$1048576];0)))" office:value-type="string" office:string-value="like" calcext:value-type="string">
            <text:p>like</text:p>
          </table:table-cell>
          <table:table-cell table:style-name="ce4" office:value-type="string" calcext:value-type="string">
            <text:p>less</text:p>
          </table:table-cell>
          <table:table-cell table:style-name="ce4" table:formula="of:=IF([.$F157]=&quot;&quot;;&quot;&quot;;IF(LEFT([.$F156];1)&lt;&gt;&quot;^&quot;;&quot;&quot;;&quot;[&quot;)&amp;CHAR(34)&amp;[.$F157]&amp;CHAR(34)&amp;IF([.$F158]&lt;&gt;&quot;&quot;;&quot;, &quot;;&quot;]&quot;))" office:value-type="string" office:string-value="&quot;less&quot;, " calcext:value-type="string">
            <text:p>"les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rk</text:p>
          </table:table-cell>
          <table:table-cell table:style-name="ce4" table:formula="of:=LEN([.A158])" office:value-type="float" office:value="4" calcext:value-type="float">
            <text:p>4</text:p>
          </table:table-cell>
          <table:table-cell table:style-name="ce4" table:formula="of:=IF(AND([.$B158]&gt;=[.$J$2];[.$B158]&lt;=[.$J$3]);[.$A158];&quot;zzz&quot;)" office:value-type="string" office:string-value="dark" calcext:value-type="string">
            <text:p>dark</text:p>
          </table:table-cell>
          <table:table-cell table:style-name="ce4" table:formula="of:=IF([.$C158]=&quot;zzz&quot;;&quot;&quot;;COUNTIF([.$C$3:.$C$1002];&quot;&lt;&quot;&amp;[.$C158]))" office:value-type="float" office:value="51" calcext:value-type="float">
            <text:p>51</text:p>
          </table:table-cell>
          <table:table-cell table:style-name="ce4" table:formula="of:=IF(ISNA(MATCH(ROW([.$D157])-1;[.$D$1:.$D$1048576];0));&quot;&quot;;INDEX([.$C$3:.$C$1002];MATCH(ROW([.$D157])-1;[.$D$1:.$D$1048576];0)))" office:value-type="string" office:string-value="lot" calcext:value-type="string">
            <text:p>lot</text:p>
          </table:table-cell>
          <table:table-cell table:style-name="ce4" office:value-type="string" calcext:value-type="string">
            <text:p>let</text:p>
          </table:table-cell>
          <table:table-cell table:style-name="ce4" table:formula="of:=IF([.$F158]=&quot;&quot;;&quot;&quot;;IF(LEFT([.$F157];1)&lt;&gt;&quot;^&quot;;&quot;&quot;;&quot;[&quot;)&amp;CHAR(34)&amp;[.$F158]&amp;CHAR(34)&amp;IF([.$F159]&lt;&gt;&quot;&quot;;&quot;, &quot;;&quot;]&quot;))" office:value-type="string" office:string-value="&quot;let&quot;, " calcext:value-type="string">
            <text:p>"le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4" table:formula="of:=LEN([.A159])" office:value-type="float" office:value="4" calcext:value-type="float">
            <text:p>4</text:p>
          </table:table-cell>
          <table:table-cell table:style-name="ce4" table:formula="of:=IF(AND([.$B159]&gt;=[.$J$2];[.$B159]&lt;=[.$J$3]);[.$A159];&quot;zzz&quot;)" office:value-type="string" office:string-value="data" calcext:value-type="string">
            <text:p>data</text:p>
          </table:table-cell>
          <table:table-cell table:style-name="ce4" table:formula="of:=IF([.$C159]=&quot;zzz&quot;;&quot;&quot;;COUNTIF([.$C$3:.$C$1002];&quot;&lt;&quot;&amp;[.$C159]))" office:value-type="float" office:value="52" calcext:value-type="float">
            <text:p>52</text:p>
          </table:table-cell>
          <table:table-cell table:style-name="ce4" table:formula="of:=IF(ISNA(MATCH(ROW([.$D158])-1;[.$D$1:.$D$1048576];0));&quot;&quot;;INDEX([.$C$3:.$C$1002];MATCH(ROW([.$D158])-1;[.$D$1:.$D$1048576];0)))" office:value-type="string" office:string-value="low" calcext:value-type="string">
            <text:p>low</text:p>
          </table:table-cell>
          <table:table-cell table:style-name="ce4" office:value-type="string" calcext:value-type="string">
            <text:p>lie</text:p>
          </table:table-cell>
          <table:table-cell table:style-name="ce4" table:formula="of:=IF([.$F159]=&quot;&quot;;&quot;&quot;;IF(LEFT([.$F158];1)&lt;&gt;&quot;^&quot;;&quot;&quot;;&quot;[&quot;)&amp;CHAR(34)&amp;[.$F159]&amp;CHAR(34)&amp;IF([.$F160]&lt;&gt;&quot;&quot;;&quot;, &quot;;&quot;]&quot;))" office:value-type="string" office:string-value="&quot;lie&quot;, " calcext:value-type="string">
            <text:p>"li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ad</text:p>
          </table:table-cell>
          <table:table-cell table:style-name="ce4" table:formula="of:=LEN([.A160])" office:value-type="float" office:value="4" calcext:value-type="float">
            <text:p>4</text:p>
          </table:table-cell>
          <table:table-cell table:style-name="ce4" table:formula="of:=IF(AND([.$B160]&gt;=[.$J$2];[.$B160]&lt;=[.$J$3]);[.$A160];&quot;zzz&quot;)" office:value-type="string" office:string-value="dead" calcext:value-type="string">
            <text:p>dead</text:p>
          </table:table-cell>
          <table:table-cell table:style-name="ce4" table:formula="of:=IF([.$C160]=&quot;zzz&quot;;&quot;&quot;;COUNTIF([.$C$3:.$C$1002];&quot;&lt;&quot;&amp;[.$C160]))" office:value-type="float" office:value="54" calcext:value-type="float">
            <text:p>54</text:p>
          </table:table-cell>
          <table:table-cell table:style-name="ce4" table:formula="of:=IF(ISNA(MATCH(ROW([.$D159])-1;[.$D$1:.$D$1048576];0));&quot;&quot;;INDEX([.$C$3:.$C$1002];MATCH(ROW([.$D159])-1;[.$D$1:.$D$1048576];0)))" office:value-type="string" office:string-value="line" calcext:value-type="string">
            <text:p>line</text:p>
          </table:table-cell>
          <table:table-cell table:style-name="ce4" office:value-type="string" calcext:value-type="string">
            <text:p>life</text:p>
          </table:table-cell>
          <table:table-cell table:style-name="ce4" table:formula="of:=IF([.$F160]=&quot;&quot;;&quot;&quot;;IF(LEFT([.$F159];1)&lt;&gt;&quot;^&quot;;&quot;&quot;;&quot;[&quot;)&amp;CHAR(34)&amp;[.$F160]&amp;CHAR(34)&amp;IF([.$F161]&lt;&gt;&quot;&quot;;&quot;, &quot;;&quot;]&quot;))" office:value-type="string" office:string-value="&quot;life&quot;, " calcext:value-type="string">
            <text:p>"lif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al</text:p>
          </table:table-cell>
          <table:table-cell table:style-name="ce4" table:formula="of:=LEN([.A161])" office:value-type="float" office:value="4" calcext:value-type="float">
            <text:p>4</text:p>
          </table:table-cell>
          <table:table-cell table:style-name="ce4" table:formula="of:=IF(AND([.$B161]&gt;=[.$J$2];[.$B161]&lt;=[.$J$3]);[.$A161];&quot;zzz&quot;)" office:value-type="string" office:string-value="deal" calcext:value-type="string">
            <text:p>deal</text:p>
          </table:table-cell>
          <table:table-cell table:style-name="ce4" table:formula="of:=IF([.$C161]=&quot;zzz&quot;;&quot;&quot;;COUNTIF([.$C$3:.$C$1002];&quot;&lt;&quot;&amp;[.$C161]))" office:value-type="float" office:value="55" calcext:value-type="float">
            <text:p>55</text:p>
          </table:table-cell>
          <table:table-cell table:style-name="ce4" table:formula="of:=IF(ISNA(MATCH(ROW([.$D160])-1;[.$D$1:.$D$1048576];0));&quot;&quot;;INDEX([.$C$3:.$C$1002];MATCH(ROW([.$D160])-1;[.$D$1:.$D$1048576];0)))" office:value-type="string" office:string-value="list" calcext:value-type="string">
            <text:p>list</text:p>
          </table:table-cell>
          <table:table-cell table:style-name="ce4" office:value-type="string" calcext:value-type="string">
            <text:p>like</text:p>
          </table:table-cell>
          <table:table-cell table:style-name="ce4" table:formula="of:=IF([.$F161]=&quot;&quot;;&quot;&quot;;IF(LEFT([.$F160];1)&lt;&gt;&quot;^&quot;;&quot;&quot;;&quot;[&quot;)&amp;CHAR(34)&amp;[.$F161]&amp;CHAR(34)&amp;IF([.$F162]&lt;&gt;&quot;&quot;;&quot;, &quot;;&quot;]&quot;))" office:value-type="string" office:string-value="&quot;like&quot;, " calcext:value-type="string">
            <text:p>"lik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ep</text:p>
          </table:table-cell>
          <table:table-cell table:style-name="ce4" table:formula="of:=LEN([.A162])" office:value-type="float" office:value="4" calcext:value-type="float">
            <text:p>4</text:p>
          </table:table-cell>
          <table:table-cell table:style-name="ce4" table:formula="of:=IF(AND([.$B162]&gt;=[.$J$2];[.$B162]&lt;=[.$J$3]);[.$A162];&quot;zzz&quot;)" office:value-type="string" office:string-value="deep" calcext:value-type="string">
            <text:p>deep</text:p>
          </table:table-cell>
          <table:table-cell table:style-name="ce4" table:formula="of:=IF([.$C162]=&quot;zzz&quot;;&quot;&quot;;COUNTIF([.$C$3:.$C$1002];&quot;&lt;&quot;&amp;[.$C162]))" office:value-type="float" office:value="56" calcext:value-type="float">
            <text:p>56</text:p>
          </table:table-cell>
          <table:table-cell table:style-name="ce4" table:formula="of:=IF(ISNA(MATCH(ROW([.$D161])-1;[.$D$1:.$D$1048576];0));&quot;&quot;;INDEX([.$C$3:.$C$1002];MATCH(ROW([.$D161])-1;[.$D$1:.$D$1048576];0)))" office:value-type="string" office:string-value="live" calcext:value-type="string">
            <text:p>live</text:p>
          </table:table-cell>
          <table:table-cell table:style-name="ce4" office:value-type="string" calcext:value-type="string">
            <text:p>line</text:p>
          </table:table-cell>
          <table:table-cell table:style-name="ce4" table:formula="of:=IF([.$F162]=&quot;&quot;;&quot;&quot;;IF(LEFT([.$F161];1)&lt;&gt;&quot;^&quot;;&quot;&quot;;&quot;[&quot;)&amp;CHAR(34)&amp;[.$F162]&amp;CHAR(34)&amp;IF([.$F163]&lt;&gt;&quot;&quot;;&quot;, &quot;;&quot;]&quot;))" office:value-type="string" office:string-value="&quot;line&quot;, " calcext:value-type="string">
            <text:p>"lin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or</text:p>
          </table:table-cell>
          <table:table-cell table:style-name="ce4" table:formula="of:=LEN([.A163])" office:value-type="float" office:value="4" calcext:value-type="float">
            <text:p>4</text:p>
          </table:table-cell>
          <table:table-cell table:style-name="ce4" table:formula="of:=IF(AND([.$B163]&gt;=[.$J$2];[.$B163]&lt;=[.$J$3]);[.$A163];&quot;zzz&quot;)" office:value-type="string" office:string-value="door" calcext:value-type="string">
            <text:p>door</text:p>
          </table:table-cell>
          <table:table-cell table:style-name="ce4" table:formula="of:=IF([.$C163]=&quot;zzz&quot;;&quot;&quot;;COUNTIF([.$C$3:.$C$1002];&quot;&lt;&quot;&amp;[.$C163]))" office:value-type="float" office:value="59" calcext:value-type="float">
            <text:p>59</text:p>
          </table:table-cell>
          <table:table-cell table:style-name="ce4" table:formula="of:=IF(ISNA(MATCH(ROW([.$D162])-1;[.$D$1:.$D$1048576];0));&quot;&quot;;INDEX([.$C$3:.$C$1002];MATCH(ROW([.$D162])-1;[.$D$1:.$D$1048576];0)))" office:value-type="string" office:string-value="long" calcext:value-type="string">
            <text:p>long</text:p>
          </table:table-cell>
          <table:table-cell table:style-name="ce4" office:value-type="string" calcext:value-type="string">
            <text:p>list</text:p>
          </table:table-cell>
          <table:table-cell table:style-name="ce4" table:formula="of:=IF([.$F163]=&quot;&quot;;&quot;&quot;;IF(LEFT([.$F162];1)&lt;&gt;&quot;^&quot;;&quot;&quot;;&quot;[&quot;)&amp;CHAR(34)&amp;[.$F163]&amp;CHAR(34)&amp;IF([.$F164]&lt;&gt;&quot;&quot;;&quot;, &quot;;&quot;]&quot;))" office:value-type="string" office:string-value="&quot;list&quot;, " calcext:value-type="string">
            <text:p>"li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wn</text:p>
          </table:table-cell>
          <table:table-cell table:style-name="ce4" table:formula="of:=LEN([.A164])" office:value-type="float" office:value="4" calcext:value-type="float">
            <text:p>4</text:p>
          </table:table-cell>
          <table:table-cell table:style-name="ce4" table:formula="of:=IF(AND([.$B164]&gt;=[.$J$2];[.$B164]&lt;=[.$J$3]);[.$A164];&quot;zzz&quot;)" office:value-type="string" office:string-value="down" calcext:value-type="string">
            <text:p>down</text:p>
          </table:table-cell>
          <table:table-cell table:style-name="ce4" table:formula="of:=IF([.$C164]=&quot;zzz&quot;;&quot;&quot;;COUNTIF([.$C$3:.$C$1002];&quot;&lt;&quot;&amp;[.$C164]))" office:value-type="float" office:value="60" calcext:value-type="float">
            <text:p>60</text:p>
          </table:table-cell>
          <table:table-cell table:style-name="ce4" table:formula="of:=IF(ISNA(MATCH(ROW([.$D163])-1;[.$D$1:.$D$1048576];0));&quot;&quot;;INDEX([.$C$3:.$C$1002];MATCH(ROW([.$D163])-1;[.$D$1:.$D$1048576];0)))" office:value-type="string" office:string-value="look" calcext:value-type="string">
            <text:p>look</text:p>
          </table:table-cell>
          <table:table-cell table:style-name="ce4" office:value-type="string" calcext:value-type="string">
            <text:p>live</text:p>
          </table:table-cell>
          <table:table-cell table:style-name="ce4" table:formula="of:=IF([.$F164]=&quot;&quot;;&quot;&quot;;IF(LEFT([.$F163];1)&lt;&gt;&quot;^&quot;;&quot;&quot;;&quot;[&quot;)&amp;CHAR(34)&amp;[.$F164]&amp;CHAR(34)&amp;IF([.$F165]&lt;&gt;&quot;&quot;;&quot;, &quot;;&quot;]&quot;))" office:value-type="string" office:string-value="&quot;live&quot;, " calcext:value-type="string">
            <text:p>"li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aw</text:p>
          </table:table-cell>
          <table:table-cell table:style-name="ce4" table:formula="of:=LEN([.A165])" office:value-type="float" office:value="4" calcext:value-type="float">
            <text:p>4</text:p>
          </table:table-cell>
          <table:table-cell table:style-name="ce4" table:formula="of:=IF(AND([.$B165]&gt;=[.$J$2];[.$B165]&lt;=[.$J$3]);[.$A165];&quot;zzz&quot;)" office:value-type="string" office:string-value="draw" calcext:value-type="string">
            <text:p>draw</text:p>
          </table:table-cell>
          <table:table-cell table:style-name="ce4" table:formula="of:=IF([.$C165]=&quot;zzz&quot;;&quot;&quot;;COUNTIF([.$C$3:.$C$1002];&quot;&lt;&quot;&amp;[.$C165]))" office:value-type="float" office:value="61" calcext:value-type="float">
            <text:p>61</text:p>
          </table:table-cell>
          <table:table-cell table:style-name="ce4" table:formula="of:=IF(ISNA(MATCH(ROW([.$D164])-1;[.$D$1:.$D$1048576];0));&quot;&quot;;INDEX([.$C$3:.$C$1002];MATCH(ROW([.$D164])-1;[.$D$1:.$D$1048576];0)))" office:value-type="string" office:string-value="lose" calcext:value-type="string">
            <text:p>lose</text:p>
          </table:table-cell>
          <table:table-cell table:style-name="ce4" office:value-type="string" calcext:value-type="string">
            <text:p>long</text:p>
          </table:table-cell>
          <table:table-cell table:style-name="ce4" table:formula="of:=IF([.$F165]=&quot;&quot;;&quot;&quot;;IF(LEFT([.$F164];1)&lt;&gt;&quot;^&quot;;&quot;&quot;;&quot;[&quot;)&amp;CHAR(34)&amp;[.$F165]&amp;CHAR(34)&amp;IF([.$F166]&lt;&gt;&quot;&quot;;&quot;, &quot;;&quot;]&quot;))" office:value-type="string" office:string-value="&quot;long&quot;, " calcext:value-type="string">
            <text:p>"lon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op</text:p>
          </table:table-cell>
          <table:table-cell table:style-name="ce4" table:formula="of:=LEN([.A166])" office:value-type="float" office:value="4" calcext:value-type="float">
            <text:p>4</text:p>
          </table:table-cell>
          <table:table-cell table:style-name="ce4" table:formula="of:=IF(AND([.$B166]&gt;=[.$J$2];[.$B166]&lt;=[.$J$3]);[.$A166];&quot;zzz&quot;)" office:value-type="string" office:string-value="drop" calcext:value-type="string">
            <text:p>drop</text:p>
          </table:table-cell>
          <table:table-cell table:style-name="ce4" table:formula="of:=IF([.$C166]=&quot;zzz&quot;;&quot;&quot;;COUNTIF([.$C$3:.$C$1002];&quot;&lt;&quot;&amp;[.$C166]))" office:value-type="float" office:value="62" calcext:value-type="float">
            <text:p>62</text:p>
          </table:table-cell>
          <table:table-cell table:style-name="ce4" table:formula="of:=IF(ISNA(MATCH(ROW([.$D165])-1;[.$D$1:.$D$1048576];0));&quot;&quot;;INDEX([.$C$3:.$C$1002];MATCH(ROW([.$D165])-1;[.$D$1:.$D$1048576];0)))" office:value-type="string" office:string-value="loss" calcext:value-type="string">
            <text:p>loss</text:p>
          </table:table-cell>
          <table:table-cell table:style-name="ce4" office:value-type="string" calcext:value-type="string">
            <text:p>look</text:p>
          </table:table-cell>
          <table:table-cell table:style-name="ce4" table:formula="of:=IF([.$F166]=&quot;&quot;;&quot;&quot;;IF(LEFT([.$F165];1)&lt;&gt;&quot;^&quot;;&quot;&quot;;&quot;[&quot;)&amp;CHAR(34)&amp;[.$F166]&amp;CHAR(34)&amp;IF([.$F167]&lt;&gt;&quot;&quot;;&quot;, &quot;;&quot;]&quot;))" office:value-type="string" office:string-value="&quot;look&quot;, " calcext:value-type="string">
            <text:p>"loo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ug</text:p>
          </table:table-cell>
          <table:table-cell table:style-name="ce4" table:formula="of:=LEN([.A167])" office:value-type="float" office:value="4" calcext:value-type="float">
            <text:p>4</text:p>
          </table:table-cell>
          <table:table-cell table:style-name="ce4" table:formula="of:=IF(AND([.$B167]&gt;=[.$J$2];[.$B167]&lt;=[.$J$3]);[.$A167];&quot;zzz&quot;)" office:value-type="string" office:string-value="drug" calcext:value-type="string">
            <text:p>drug</text:p>
          </table:table-cell>
          <table:table-cell table:style-name="ce4" table:formula="of:=IF([.$C167]=&quot;zzz&quot;;&quot;&quot;;COUNTIF([.$C$3:.$C$1002];&quot;&lt;&quot;&amp;[.$C167]))" office:value-type="float" office:value="63" calcext:value-type="float">
            <text:p>63</text:p>
          </table:table-cell>
          <table:table-cell table:style-name="ce4" table:formula="of:=IF(ISNA(MATCH(ROW([.$D166])-1;[.$D$1:.$D$1048576];0));&quot;&quot;;INDEX([.$C$3:.$C$1002];MATCH(ROW([.$D166])-1;[.$D$1:.$D$1048576];0)))" office:value-type="string" office:string-value="love" calcext:value-type="string">
            <text:p>love</text:p>
          </table:table-cell>
          <table:table-cell table:style-name="ce4" office:value-type="string" calcext:value-type="string">
            <text:p>lose</text:p>
          </table:table-cell>
          <table:table-cell table:style-name="ce4" table:formula="of:=IF([.$F167]=&quot;&quot;;&quot;&quot;;IF(LEFT([.$F166];1)&lt;&gt;&quot;^&quot;;&quot;&quot;;&quot;[&quot;)&amp;CHAR(34)&amp;[.$F167]&amp;CHAR(34)&amp;IF([.$F168]&lt;&gt;&quot;&quot;;&quot;, &quot;;&quot;]&quot;))" office:value-type="string" office:string-value="&quot;lose&quot;, " calcext:value-type="string">
            <text:p>"los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ch</text:p>
          </table:table-cell>
          <table:table-cell table:style-name="ce4" table:formula="of:=LEN([.A168])" office:value-type="float" office:value="4" calcext:value-type="float">
            <text:p>4</text:p>
          </table:table-cell>
          <table:table-cell table:style-name="ce4" table:formula="of:=IF(AND([.$B168]&gt;=[.$J$2];[.$B168]&lt;=[.$J$3]);[.$A168];&quot;zzz&quot;)" office:value-type="string" office:string-value="each" calcext:value-type="string">
            <text:p>each</text:p>
          </table:table-cell>
          <table:table-cell table:style-name="ce4" table:formula="of:=IF([.$C168]=&quot;zzz&quot;;&quot;&quot;;COUNTIF([.$C$3:.$C$1002];&quot;&lt;&quot;&amp;[.$C168]))" office:value-type="float" office:value="64" calcext:value-type="float">
            <text:p>64</text:p>
          </table:table-cell>
          <table:table-cell table:style-name="ce4" table:formula="of:=IF(ISNA(MATCH(ROW([.$D167])-1;[.$D$1:.$D$1048576];0));&quot;&quot;;INDEX([.$C$3:.$C$1002];MATCH(ROW([.$D167])-1;[.$D$1:.$D$1048576];0)))" office:value-type="string" office:string-value="main" calcext:value-type="string">
            <text:p>main</text:p>
          </table:table-cell>
          <table:table-cell table:style-name="ce4" office:value-type="string" calcext:value-type="string">
            <text:p>loss</text:p>
          </table:table-cell>
          <table:table-cell table:style-name="ce4" table:formula="of:=IF([.$F168]=&quot;&quot;;&quot;&quot;;IF(LEFT([.$F167];1)&lt;&gt;&quot;^&quot;;&quot;&quot;;&quot;[&quot;)&amp;CHAR(34)&amp;[.$F168]&amp;CHAR(34)&amp;IF([.$F169]&lt;&gt;&quot;&quot;;&quot;, &quot;;&quot;]&quot;))" office:value-type="string" office:string-value="&quot;loss&quot;, " calcext:value-type="string">
            <text:p>"los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st</text:p>
          </table:table-cell>
          <table:table-cell table:style-name="ce4" table:formula="of:=LEN([.A169])" office:value-type="float" office:value="4" calcext:value-type="float">
            <text:p>4</text:p>
          </table:table-cell>
          <table:table-cell table:style-name="ce4" table:formula="of:=IF(AND([.$B169]&gt;=[.$J$2];[.$B169]&lt;=[.$J$3]);[.$A169];&quot;zzz&quot;)" office:value-type="string" office:string-value="east" calcext:value-type="string">
            <text:p>east</text:p>
          </table:table-cell>
          <table:table-cell table:style-name="ce4" table:formula="of:=IF([.$C169]=&quot;zzz&quot;;&quot;&quot;;COUNTIF([.$C$3:.$C$1002];&quot;&lt;&quot;&amp;[.$C169]))" office:value-type="float" office:value="65" calcext:value-type="float">
            <text:p>65</text:p>
          </table:table-cell>
          <table:table-cell table:style-name="ce4" table:formula="of:=IF(ISNA(MATCH(ROW([.$D168])-1;[.$D$1:.$D$1048576];0));&quot;&quot;;INDEX([.$C$3:.$C$1002];MATCH(ROW([.$D168])-1;[.$D$1:.$D$1048576];0)))" office:value-type="string" office:string-value="man" calcext:value-type="string">
            <text:p>man</text:p>
          </table:table-cell>
          <table:table-cell table:style-name="ce4" office:value-type="string" calcext:value-type="string">
            <text:p>lot</text:p>
          </table:table-cell>
          <table:table-cell table:style-name="ce4" table:formula="of:=IF([.$F169]=&quot;&quot;;&quot;&quot;;IF(LEFT([.$F168];1)&lt;&gt;&quot;^&quot;;&quot;&quot;;&quot;[&quot;)&amp;CHAR(34)&amp;[.$F169]&amp;CHAR(34)&amp;IF([.$F170]&lt;&gt;&quot;&quot;;&quot;, &quot;;&quot;]&quot;))" office:value-type="string" office:string-value="&quot;lot&quot;, " calcext:value-type="string">
            <text:p>"lo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sy</text:p>
          </table:table-cell>
          <table:table-cell table:style-name="ce4" table:formula="of:=LEN([.A170])" office:value-type="float" office:value="4" calcext:value-type="float">
            <text:p>4</text:p>
          </table:table-cell>
          <table:table-cell table:style-name="ce4" table:formula="of:=IF(AND([.$B170]&gt;=[.$J$2];[.$B170]&lt;=[.$J$3]);[.$A170];&quot;zzz&quot;)" office:value-type="string" office:string-value="easy" calcext:value-type="string">
            <text:p>easy</text:p>
          </table:table-cell>
          <table:table-cell table:style-name="ce4" table:formula="of:=IF([.$C170]=&quot;zzz&quot;;&quot;&quot;;COUNTIF([.$C$3:.$C$1002];&quot;&lt;&quot;&amp;[.$C170]))" office:value-type="float" office:value="66" calcext:value-type="float">
            <text:p>66</text:p>
          </table:table-cell>
          <table:table-cell table:style-name="ce4" table:formula="of:=IF(ISNA(MATCH(ROW([.$D169])-1;[.$D$1:.$D$1048576];0));&quot;&quot;;INDEX([.$C$3:.$C$1002];MATCH(ROW([.$D169])-1;[.$D$1:.$D$1048576];0)))" office:value-type="string" office:string-value="make" calcext:value-type="string">
            <text:p>make</text:p>
          </table:table-cell>
          <table:table-cell table:style-name="ce4" office:value-type="string" calcext:value-type="string">
            <text:p>love</text:p>
          </table:table-cell>
          <table:table-cell table:style-name="ce4" table:formula="of:=IF([.$F170]=&quot;&quot;;&quot;&quot;;IF(LEFT([.$F169];1)&lt;&gt;&quot;^&quot;;&quot;&quot;;&quot;[&quot;)&amp;CHAR(34)&amp;[.$F170]&amp;CHAR(34)&amp;IF([.$F171]&lt;&gt;&quot;&quot;;&quot;, &quot;;&quot;]&quot;))" office:value-type="string" office:string-value="&quot;love&quot;, " calcext:value-type="string">
            <text:p>"lo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dge</text:p>
          </table:table-cell>
          <table:table-cell table:style-name="ce4" table:formula="of:=LEN([.A171])" office:value-type="float" office:value="4" calcext:value-type="float">
            <text:p>4</text:p>
          </table:table-cell>
          <table:table-cell table:style-name="ce4" table:formula="of:=IF(AND([.$B171]&gt;=[.$J$2];[.$B171]&lt;=[.$J$3]);[.$A171];&quot;zzz&quot;)" office:value-type="string" office:string-value="edge" calcext:value-type="string">
            <text:p>edge</text:p>
          </table:table-cell>
          <table:table-cell table:style-name="ce4" table:formula="of:=IF([.$C171]=&quot;zzz&quot;;&quot;&quot;;COUNTIF([.$C$3:.$C$1002];&quot;&lt;&quot;&amp;[.$C171]))" office:value-type="float" office:value="68" calcext:value-type="float">
            <text:p>68</text:p>
          </table:table-cell>
          <table:table-cell table:style-name="ce4" table:formula="of:=IF(ISNA(MATCH(ROW([.$D170])-1;[.$D$1:.$D$1048576];0));&quot;&quot;;INDEX([.$C$3:.$C$1002];MATCH(ROW([.$D170])-1;[.$D$1:.$D$1048576];0)))" office:value-type="string" office:string-value="may" calcext:value-type="string">
            <text:p>may</text:p>
          </table:table-cell>
          <table:table-cell table:style-name="ce4" office:value-type="string" calcext:value-type="string">
            <text:p>low</text:p>
          </table:table-cell>
          <table:table-cell table:style-name="ce4" table:formula="of:=IF([.$F171]=&quot;&quot;;&quot;&quot;;IF(LEFT([.$F170];1)&lt;&gt;&quot;^&quot;;&quot;&quot;;&quot;[&quot;)&amp;CHAR(34)&amp;[.$F171]&amp;CHAR(34)&amp;IF([.$F172]&lt;&gt;&quot;&quot;;&quot;, &quot;;&quot;]&quot;))" office:value-type="string" office:string-value="&quot;low&quot;, " calcext:value-type="string">
            <text:p>"lo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se</text:p>
          </table:table-cell>
          <table:table-cell table:style-name="ce4" table:formula="of:=LEN([.A172])" office:value-type="float" office:value="4" calcext:value-type="float">
            <text:p>4</text:p>
          </table:table-cell>
          <table:table-cell table:style-name="ce4" table:formula="of:=IF(AND([.$B172]&gt;=[.$J$2];[.$B172]&lt;=[.$J$3]);[.$A172];&quot;zzz&quot;)" office:value-type="string" office:string-value="else" calcext:value-type="string">
            <text:p>else</text:p>
          </table:table-cell>
          <table:table-cell table:style-name="ce4" table:formula="of:=IF([.$C172]=&quot;zzz&quot;;&quot;&quot;;COUNTIF([.$C$3:.$C$1002];&quot;&lt;&quot;&amp;[.$C172]))" office:value-type="float" office:value="69" calcext:value-type="float">
            <text:p>69</text:p>
          </table:table-cell>
          <table:table-cell table:style-name="ce4" table:formula="of:=IF(ISNA(MATCH(ROW([.$D171])-1;[.$D$1:.$D$1048576];0));&quot;&quot;;INDEX([.$C$3:.$C$1002];MATCH(ROW([.$D171])-1;[.$D$1:.$D$1048576];0)))" office:value-type="string" office:string-value="many" calcext:value-type="string">
            <text:p>many</text:p>
          </table:table-cell>
          <table:table-cell table:style-name="ce4" office:value-type="string" calcext:value-type="string">
            <text:p>main</text:p>
          </table:table-cell>
          <table:table-cell table:style-name="ce4" table:formula="of:=IF([.$F172]=&quot;&quot;;&quot;&quot;;IF(LEFT([.$F171];1)&lt;&gt;&quot;^&quot;;&quot;&quot;;&quot;[&quot;)&amp;CHAR(34)&amp;[.$F172]&amp;CHAR(34)&amp;IF([.$F173]&lt;&gt;&quot;&quot;;&quot;, &quot;;&quot;]&quot;))" office:value-type="string" office:string-value="&quot;main&quot;, " calcext:value-type="string">
            <text:p>"mai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n</text:p>
          </table:table-cell>
          <table:table-cell table:style-name="ce4" table:formula="of:=LEN([.A173])" office:value-type="float" office:value="4" calcext:value-type="float">
            <text:p>4</text:p>
          </table:table-cell>
          <table:table-cell table:style-name="ce4" table:formula="of:=IF(AND([.$B173]&gt;=[.$J$2];[.$B173]&lt;=[.$J$3]);[.$A173];&quot;zzz&quot;)" office:value-type="string" office:string-value="even" calcext:value-type="string">
            <text:p>even</text:p>
          </table:table-cell>
          <table:table-cell table:style-name="ce4" table:formula="of:=IF([.$C173]=&quot;zzz&quot;;&quot;&quot;;COUNTIF([.$C$3:.$C$1002];&quot;&lt;&quot;&amp;[.$C173]))" office:value-type="float" office:value="71" calcext:value-type="float">
            <text:p>71</text:p>
          </table:table-cell>
          <table:table-cell table:style-name="ce4" table:formula="of:=IF(ISNA(MATCH(ROW([.$D172])-1;[.$D$1:.$D$1048576];0));&quot;&quot;;INDEX([.$C$3:.$C$1002];MATCH(ROW([.$D172])-1;[.$D$1:.$D$1048576];0)))" office:value-type="string" office:string-value="mean" calcext:value-type="string">
            <text:p>mean</text:p>
          </table:table-cell>
          <table:table-cell table:style-name="ce4" office:value-type="string" calcext:value-type="string">
            <text:p>make</text:p>
          </table:table-cell>
          <table:table-cell table:style-name="ce4" table:formula="of:=IF([.$F173]=&quot;&quot;;&quot;&quot;;IF(LEFT([.$F172];1)&lt;&gt;&quot;^&quot;;&quot;&quot;;&quot;[&quot;)&amp;CHAR(34)&amp;[.$F173]&amp;CHAR(34)&amp;IF([.$F174]&lt;&gt;&quot;&quot;;&quot;, &quot;;&quot;]&quot;))" office:value-type="string" office:string-value="&quot;make&quot;, " calcext:value-type="string">
            <text:p>"mak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r</text:p>
          </table:table-cell>
          <table:table-cell table:style-name="ce4" table:formula="of:=LEN([.A174])" office:value-type="float" office:value="4" calcext:value-type="float">
            <text:p>4</text:p>
          </table:table-cell>
          <table:table-cell table:style-name="ce4" table:formula="of:=IF(AND([.$B174]&gt;=[.$J$2];[.$B174]&lt;=[.$J$3]);[.$A174];&quot;zzz&quot;)" office:value-type="string" office:string-value="ever" calcext:value-type="string">
            <text:p>ever</text:p>
          </table:table-cell>
          <table:table-cell table:style-name="ce4" table:formula="of:=IF([.$C174]=&quot;zzz&quot;;&quot;&quot;;COUNTIF([.$C$3:.$C$1002];&quot;&lt;&quot;&amp;[.$C174]))" office:value-type="float" office:value="72" calcext:value-type="float">
            <text:p>72</text:p>
          </table:table-cell>
          <table:table-cell table:style-name="ce4" table:formula="of:=IF(ISNA(MATCH(ROW([.$D173])-1;[.$D$1:.$D$1048576];0));&quot;&quot;;INDEX([.$C$3:.$C$1002];MATCH(ROW([.$D173])-1;[.$D$1:.$D$1048576];0)))" office:value-type="string" office:string-value="Mrs" calcext:value-type="string">
            <text:p>Mrs</text:p>
          </table:table-cell>
          <table:table-cell table:style-name="ce4" office:value-type="string" calcext:value-type="string">
            <text:p>man</text:p>
          </table:table-cell>
          <table:table-cell table:style-name="ce4" table:formula="of:=IF([.$F174]=&quot;&quot;;&quot;&quot;;IF(LEFT([.$F173];1)&lt;&gt;&quot;^&quot;;&quot;&quot;;&quot;[&quot;)&amp;CHAR(34)&amp;[.$F174]&amp;CHAR(34)&amp;IF([.$F175]&lt;&gt;&quot;&quot;;&quot;, &quot;;&quot;]&quot;))" office:value-type="string" office:string-value="&quot;man&quot;, " calcext:value-type="string">
            <text:p>"ma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e</text:p>
          </table:table-cell>
          <table:table-cell table:style-name="ce4" table:formula="of:=LEN([.A175])" office:value-type="float" office:value="4" calcext:value-type="float">
            <text:p>4</text:p>
          </table:table-cell>
          <table:table-cell table:style-name="ce4" table:formula="of:=IF(AND([.$B175]&gt;=[.$J$2];[.$B175]&lt;=[.$J$3]);[.$A175];&quot;zzz&quot;)" office:value-type="string" office:string-value="face" calcext:value-type="string">
            <text:p>face</text:p>
          </table:table-cell>
          <table:table-cell table:style-name="ce4" table:formula="of:=IF([.$C175]=&quot;zzz&quot;;&quot;&quot;;COUNTIF([.$C$3:.$C$1002];&quot;&lt;&quot;&amp;[.$C175]))" office:value-type="float" office:value="74" calcext:value-type="float">
            <text:p>74</text:p>
          </table:table-cell>
          <table:table-cell table:style-name="ce4" table:formula="of:=IF(ISNA(MATCH(ROW([.$D174])-1;[.$D$1:.$D$1048576];0));&quot;&quot;;INDEX([.$C$3:.$C$1002];MATCH(ROW([.$D174])-1;[.$D$1:.$D$1048576];0)))" office:value-type="string" office:string-value="meet" calcext:value-type="string">
            <text:p>meet</text:p>
          </table:table-cell>
          <table:table-cell table:style-name="ce4" office:value-type="string" calcext:value-type="string">
            <text:p>many</text:p>
          </table:table-cell>
          <table:table-cell table:style-name="ce4" table:formula="of:=IF([.$F175]=&quot;&quot;;&quot;&quot;;IF(LEFT([.$F174];1)&lt;&gt;&quot;^&quot;;&quot;&quot;;&quot;[&quot;)&amp;CHAR(34)&amp;[.$F175]&amp;CHAR(34)&amp;IF([.$F176]&lt;&gt;&quot;&quot;;&quot;, &quot;;&quot;]&quot;))" office:value-type="string" office:string-value="&quot;many&quot;, " calcext:value-type="string">
            <text:p>"man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t</text:p>
          </table:table-cell>
          <table:table-cell table:style-name="ce4" table:formula="of:=LEN([.A176])" office:value-type="float" office:value="4" calcext:value-type="float">
            <text:p>4</text:p>
          </table:table-cell>
          <table:table-cell table:style-name="ce4" table:formula="of:=IF(AND([.$B176]&gt;=[.$J$2];[.$B176]&lt;=[.$J$3]);[.$A176];&quot;zzz&quot;)" office:value-type="string" office:string-value="fact" calcext:value-type="string">
            <text:p>fact</text:p>
          </table:table-cell>
          <table:table-cell table:style-name="ce4" table:formula="of:=IF([.$C176]=&quot;zzz&quot;;&quot;&quot;;COUNTIF([.$C$3:.$C$1002];&quot;&lt;&quot;&amp;[.$C176]))" office:value-type="float" office:value="75" calcext:value-type="float">
            <text:p>75</text:p>
          </table:table-cell>
          <table:table-cell table:style-name="ce4" table:formula="of:=IF(ISNA(MATCH(ROW([.$D175])-1;[.$D$1:.$D$1048576];0));&quot;&quot;;INDEX([.$C$3:.$C$1002];MATCH(ROW([.$D175])-1;[.$D$1:.$D$1048576];0)))" office:value-type="string" office:string-value="new" calcext:value-type="string">
            <text:p>new</text:p>
          </table:table-cell>
          <table:table-cell table:style-name="ce4" office:value-type="string" calcext:value-type="string">
            <text:p>may</text:p>
          </table:table-cell>
          <table:table-cell table:style-name="ce4" table:formula="of:=IF([.$F176]=&quot;&quot;;&quot;&quot;;IF(LEFT([.$F175];1)&lt;&gt;&quot;^&quot;;&quot;&quot;;&quot;[&quot;)&amp;CHAR(34)&amp;[.$F176]&amp;CHAR(34)&amp;IF([.$F177]&lt;&gt;&quot;&quot;;&quot;, &quot;;&quot;]&quot;))" office:value-type="string" office:string-value="&quot;may&quot;, " calcext:value-type="string">
            <text:p>"m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il</text:p>
          </table:table-cell>
          <table:table-cell table:style-name="ce4" table:formula="of:=LEN([.A177])" office:value-type="float" office:value="4" calcext:value-type="float">
            <text:p>4</text:p>
          </table:table-cell>
          <table:table-cell table:style-name="ce4" table:formula="of:=IF(AND([.$B177]&gt;=[.$J$2];[.$B177]&lt;=[.$J$3]);[.$A177];&quot;zzz&quot;)" office:value-type="string" office:string-value="fail" calcext:value-type="string">
            <text:p>fail</text:p>
          </table:table-cell>
          <table:table-cell table:style-name="ce4" table:formula="of:=IF([.$C177]=&quot;zzz&quot;;&quot;&quot;;COUNTIF([.$C$3:.$C$1002];&quot;&lt;&quot;&amp;[.$C177]))" office:value-type="float" office:value="76" calcext:value-type="float">
            <text:p>76</text:p>
          </table:table-cell>
          <table:table-cell table:style-name="ce4" table:formula="of:=IF(ISNA(MATCH(ROW([.$D176])-1;[.$D$1:.$D$1048576];0));&quot;&quot;;INDEX([.$C$3:.$C$1002];MATCH(ROW([.$D176])-1;[.$D$1:.$D$1048576];0)))" office:value-type="string" office:string-value="mind" calcext:value-type="string">
            <text:p>mind</text:p>
          </table:table-cell>
          <table:table-cell table:style-name="ce4" office:value-type="string" calcext:value-type="string">
            <text:p>mean</text:p>
          </table:table-cell>
          <table:table-cell table:style-name="ce4" table:formula="of:=IF([.$F177]=&quot;&quot;;&quot;&quot;;IF(LEFT([.$F176];1)&lt;&gt;&quot;^&quot;;&quot;&quot;;&quot;[&quot;)&amp;CHAR(34)&amp;[.$F177]&amp;CHAR(34)&amp;IF([.$F178]&lt;&gt;&quot;&quot;;&quot;, &quot;;&quot;]&quot;))" office:value-type="string" office:string-value="&quot;mean&quot;, " calcext:value-type="string">
            <text:p>"mea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ll</text:p>
          </table:table-cell>
          <table:table-cell table:style-name="ce4" table:formula="of:=LEN([.A178])" office:value-type="float" office:value="4" calcext:value-type="float">
            <text:p>4</text:p>
          </table:table-cell>
          <table:table-cell table:style-name="ce4" table:formula="of:=IF(AND([.$B178]&gt;=[.$J$2];[.$B178]&lt;=[.$J$3]);[.$A178];&quot;zzz&quot;)" office:value-type="string" office:string-value="fall" calcext:value-type="string">
            <text:p>fall</text:p>
          </table:table-cell>
          <table:table-cell table:style-name="ce4" table:formula="of:=IF([.$C178]=&quot;zzz&quot;;&quot;&quot;;COUNTIF([.$C$3:.$C$1002];&quot;&lt;&quot;&amp;[.$C178]))" office:value-type="float" office:value="77" calcext:value-type="float">
            <text:p>77</text:p>
          </table:table-cell>
          <table:table-cell table:style-name="ce4" table:formula="of:=IF(ISNA(MATCH(ROW([.$D177])-1;[.$D$1:.$D$1048576];0));&quot;&quot;;INDEX([.$C$3:.$C$1002];MATCH(ROW([.$D177])-1;[.$D$1:.$D$1048576];0)))" office:value-type="string" office:string-value="miss" calcext:value-type="string">
            <text:p>miss</text:p>
          </table:table-cell>
          <table:table-cell table:style-name="ce4" office:value-type="string" calcext:value-type="string">
            <text:p>meet</text:p>
          </table:table-cell>
          <table:table-cell table:style-name="ce4" table:formula="of:=IF([.$F178]=&quot;&quot;;&quot;&quot;;IF(LEFT([.$F177];1)&lt;&gt;&quot;^&quot;;&quot;&quot;;&quot;[&quot;)&amp;CHAR(34)&amp;[.$F178]&amp;CHAR(34)&amp;IF([.$F179]&lt;&gt;&quot;&quot;;&quot;, &quot;;&quot;]&quot;))" office:value-type="string" office:string-value="&quot;meet&quot;, " calcext:value-type="string">
            <text:p>"mee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st</text:p>
          </table:table-cell>
          <table:table-cell table:style-name="ce4" table:formula="of:=LEN([.A179])" office:value-type="float" office:value="4" calcext:value-type="float">
            <text:p>4</text:p>
          </table:table-cell>
          <table:table-cell table:style-name="ce4" table:formula="of:=IF(AND([.$B179]&gt;=[.$J$2];[.$B179]&lt;=[.$J$3]);[.$A179];&quot;zzz&quot;)" office:value-type="string" office:string-value="fast" calcext:value-type="string">
            <text:p>fast</text:p>
          </table:table-cell>
          <table:table-cell table:style-name="ce4" table:formula="of:=IF([.$C179]=&quot;zzz&quot;;&quot;&quot;;COUNTIF([.$C$3:.$C$1002];&quot;&lt;&quot;&amp;[.$C179]))" office:value-type="float" office:value="79" calcext:value-type="float">
            <text:p>79</text:p>
          </table:table-cell>
          <table:table-cell table:style-name="ce4" table:formula="of:=IF(ISNA(MATCH(ROW([.$D178])-1;[.$D$1:.$D$1048576];0));&quot;&quot;;INDEX([.$C$3:.$C$1002];MATCH(ROW([.$D178])-1;[.$D$1:.$D$1048576];0)))" office:value-type="string" office:string-value="more" calcext:value-type="string">
            <text:p>more</text:p>
          </table:table-cell>
          <table:table-cell table:style-name="ce4" office:value-type="string" calcext:value-type="string">
            <text:p>mind</text:p>
          </table:table-cell>
          <table:table-cell table:style-name="ce4" table:formula="of:=IF([.$F179]=&quot;&quot;;&quot;&quot;;IF(LEFT([.$F178];1)&lt;&gt;&quot;^&quot;;&quot;&quot;;&quot;[&quot;)&amp;CHAR(34)&amp;[.$F179]&amp;CHAR(34)&amp;IF([.$F180]&lt;&gt;&quot;&quot;;&quot;, &quot;;&quot;]&quot;))" office:value-type="string" office:string-value="&quot;mind&quot;, " calcext:value-type="string">
            <text:p>"mi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ar</text:p>
          </table:table-cell>
          <table:table-cell table:style-name="ce4" table:formula="of:=LEN([.A180])" office:value-type="float" office:value="4" calcext:value-type="float">
            <text:p>4</text:p>
          </table:table-cell>
          <table:table-cell table:style-name="ce4" table:formula="of:=IF(AND([.$B180]&gt;=[.$J$2];[.$B180]&lt;=[.$J$3]);[.$A180];&quot;zzz&quot;)" office:value-type="string" office:string-value="fear" calcext:value-type="string">
            <text:p>fear</text:p>
          </table:table-cell>
          <table:table-cell table:style-name="ce4" table:formula="of:=IF([.$C180]=&quot;zzz&quot;;&quot;&quot;;COUNTIF([.$C$3:.$C$1002];&quot;&lt;&quot;&amp;[.$C180]))" office:value-type="float" office:value="80" calcext:value-type="float">
            <text:p>80</text:p>
          </table:table-cell>
          <table:table-cell table:style-name="ce4" table:formula="of:=IF(ISNA(MATCH(ROW([.$D179])-1;[.$D$1:.$D$1048576];0));&quot;&quot;;INDEX([.$C$3:.$C$1002];MATCH(ROW([.$D179])-1;[.$D$1:.$D$1048576];0)))" office:value-type="string" office:string-value="most" calcext:value-type="string">
            <text:p>most</text:p>
          </table:table-cell>
          <table:table-cell table:style-name="ce4" office:value-type="string" calcext:value-type="string">
            <text:p>miss</text:p>
          </table:table-cell>
          <table:table-cell table:style-name="ce4" table:formula="of:=IF([.$F180]=&quot;&quot;;&quot;&quot;;IF(LEFT([.$F179];1)&lt;&gt;&quot;^&quot;;&quot;&quot;;&quot;[&quot;)&amp;CHAR(34)&amp;[.$F180]&amp;CHAR(34)&amp;IF([.$F181]&lt;&gt;&quot;&quot;;&quot;, &quot;;&quot;]&quot;))" office:value-type="string" office:string-value="&quot;miss&quot;, " calcext:value-type="string">
            <text:p>"mis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el</text:p>
          </table:table-cell>
          <table:table-cell table:style-name="ce4" table:formula="of:=LEN([.A181])" office:value-type="float" office:value="4" calcext:value-type="float">
            <text:p>4</text:p>
          </table:table-cell>
          <table:table-cell table:style-name="ce4" table:formula="of:=IF(AND([.$B181]&gt;=[.$J$2];[.$B181]&lt;=[.$J$3]);[.$A181];&quot;zzz&quot;)" office:value-type="string" office:string-value="feel" calcext:value-type="string">
            <text:p>feel</text:p>
          </table:table-cell>
          <table:table-cell table:style-name="ce4" table:formula="of:=IF([.$C181]=&quot;zzz&quot;;&quot;&quot;;COUNTIF([.$C$3:.$C$1002];&quot;&lt;&quot;&amp;[.$C181]))" office:value-type="float" office:value="81" calcext:value-type="float">
            <text:p>81</text:p>
          </table:table-cell>
          <table:table-cell table:style-name="ce4" table:formula="of:=IF(ISNA(MATCH(ROW([.$D180])-1;[.$D$1:.$D$1048576];0));&quot;&quot;;INDEX([.$C$3:.$C$1002];MATCH(ROW([.$D180])-1;[.$D$1:.$D$1048576];0)))" office:value-type="string" office:string-value="move" calcext:value-type="string">
            <text:p>move</text:p>
          </table:table-cell>
          <table:table-cell table:style-name="ce4" office:value-type="string" calcext:value-type="string">
            <text:p>more</text:p>
          </table:table-cell>
          <table:table-cell table:style-name="ce4" table:formula="of:=IF([.$F181]=&quot;&quot;;&quot;&quot;;IF(LEFT([.$F180];1)&lt;&gt;&quot;^&quot;;&quot;&quot;;&quot;[&quot;)&amp;CHAR(34)&amp;[.$F181]&amp;CHAR(34)&amp;IF([.$F182]&lt;&gt;&quot;&quot;;&quot;, &quot;;&quot;]&quot;))" office:value-type="string" office:string-value="&quot;more&quot;, " calcext:value-type="string">
            <text:p>"mor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ll</text:p>
          </table:table-cell>
          <table:table-cell table:style-name="ce4" table:formula="of:=LEN([.A182])" office:value-type="float" office:value="4" calcext:value-type="float">
            <text:p>4</text:p>
          </table:table-cell>
          <table:table-cell table:style-name="ce4" table:formula="of:=IF(AND([.$B182]&gt;=[.$J$2];[.$B182]&lt;=[.$J$3]);[.$A182];&quot;zzz&quot;)" office:value-type="string" office:string-value="fill" calcext:value-type="string">
            <text:p>fill</text:p>
          </table:table-cell>
          <table:table-cell table:style-name="ce4" table:formula="of:=IF([.$C182]=&quot;zzz&quot;;&quot;&quot;;COUNTIF([.$C$3:.$C$1002];&quot;&lt;&quot;&amp;[.$C182]))" office:value-type="float" office:value="83" calcext:value-type="float">
            <text:p>83</text:p>
          </table:table-cell>
          <table:table-cell table:style-name="ce4" table:formula="of:=IF(ISNA(MATCH(ROW([.$D181])-1;[.$D$1:.$D$1048576];0));&quot;&quot;;INDEX([.$C$3:.$C$1002];MATCH(ROW([.$D181])-1;[.$D$1:.$D$1048576];0)))" office:value-type="string" office:string-value="much" calcext:value-type="string">
            <text:p>much</text:p>
          </table:table-cell>
          <table:table-cell table:style-name="ce4" office:value-type="string" calcext:value-type="string">
            <text:p>most</text:p>
          </table:table-cell>
          <table:table-cell table:style-name="ce4" table:formula="of:=IF([.$F182]=&quot;&quot;;&quot;&quot;;IF(LEFT([.$F181];1)&lt;&gt;&quot;^&quot;;&quot;&quot;;&quot;[&quot;)&amp;CHAR(34)&amp;[.$F182]&amp;CHAR(34)&amp;IF([.$F183]&lt;&gt;&quot;&quot;;&quot;, &quot;;&quot;]&quot;))" office:value-type="string" office:string-value="&quot;most&quot;, " calcext:value-type="string">
            <text:p>"mo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lm</text:p>
          </table:table-cell>
          <table:table-cell table:style-name="ce4" table:formula="of:=LEN([.A183])" office:value-type="float" office:value="4" calcext:value-type="float">
            <text:p>4</text:p>
          </table:table-cell>
          <table:table-cell table:style-name="ce4" table:formula="of:=IF(AND([.$B183]&gt;=[.$J$2];[.$B183]&lt;=[.$J$3]);[.$A183];&quot;zzz&quot;)" office:value-type="string" office:string-value="film" calcext:value-type="string">
            <text:p>film</text:p>
          </table:table-cell>
          <table:table-cell table:style-name="ce4" table:formula="of:=IF([.$C183]=&quot;zzz&quot;;&quot;&quot;;COUNTIF([.$C$3:.$C$1002];&quot;&lt;&quot;&amp;[.$C183]))" office:value-type="float" office:value="84" calcext:value-type="float">
            <text:p>84</text:p>
          </table:table-cell>
          <table:table-cell table:style-name="ce4" table:formula="of:=IF(ISNA(MATCH(ROW([.$D182])-1;[.$D$1:.$D$1048576];0));&quot;&quot;;INDEX([.$C$3:.$C$1002];MATCH(ROW([.$D182])-1;[.$D$1:.$D$1048576];0)))" office:value-type="string" office:string-value="must" calcext:value-type="string">
            <text:p>must</text:p>
          </table:table-cell>
          <table:table-cell table:style-name="ce4" office:value-type="string" calcext:value-type="string">
            <text:p>move</text:p>
          </table:table-cell>
          <table:table-cell table:style-name="ce4" table:formula="of:=IF([.$F183]=&quot;&quot;;&quot;&quot;;IF(LEFT([.$F182];1)&lt;&gt;&quot;^&quot;;&quot;&quot;;&quot;[&quot;)&amp;CHAR(34)&amp;[.$F183]&amp;CHAR(34)&amp;IF([.$F184]&lt;&gt;&quot;&quot;;&quot;, &quot;;&quot;]&quot;))" office:value-type="string" office:string-value="&quot;move&quot;, " calcext:value-type="string">
            <text:p>"mo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d</text:p>
          </table:table-cell>
          <table:table-cell table:style-name="ce4" table:formula="of:=LEN([.A184])" office:value-type="float" office:value="4" calcext:value-type="float">
            <text:p>4</text:p>
          </table:table-cell>
          <table:table-cell table:style-name="ce4" table:formula="of:=IF(AND([.$B184]&gt;=[.$J$2];[.$B184]&lt;=[.$J$3]);[.$A184];&quot;zzz&quot;)" office:value-type="string" office:string-value="find" calcext:value-type="string">
            <text:p>find</text:p>
          </table:table-cell>
          <table:table-cell table:style-name="ce4" table:formula="of:=IF([.$C184]=&quot;zzz&quot;;&quot;&quot;;COUNTIF([.$C$3:.$C$1002];&quot;&lt;&quot;&amp;[.$C184]))" office:value-type="float" office:value="85" calcext:value-type="float">
            <text:p>85</text:p>
          </table:table-cell>
          <table:table-cell table:style-name="ce4" table:formula="of:=IF(ISNA(MATCH(ROW([.$D183])-1;[.$D$1:.$D$1048576];0));&quot;&quot;;INDEX([.$C$3:.$C$1002];MATCH(ROW([.$D183])-1;[.$D$1:.$D$1048576];0)))" office:value-type="string" office:string-value="nor" calcext:value-type="string">
            <text:p>nor</text:p>
          </table:table-cell>
          <table:table-cell table:style-name="ce4" office:value-type="string" calcext:value-type="string">
            <text:p>Mrs</text:p>
          </table:table-cell>
          <table:table-cell table:style-name="ce4" table:formula="of:=IF([.$F184]=&quot;&quot;;&quot;&quot;;IF(LEFT([.$F183];1)&lt;&gt;&quot;^&quot;;&quot;&quot;;&quot;[&quot;)&amp;CHAR(34)&amp;[.$F184]&amp;CHAR(34)&amp;IF([.$F185]&lt;&gt;&quot;&quot;;&quot;, &quot;;&quot;]&quot;))" office:value-type="string" office:string-value="&quot;Mrs&quot;, " calcext:value-type="string">
            <text:p>"Mr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e</text:p>
          </table:table-cell>
          <table:table-cell table:style-name="ce4" table:formula="of:=LEN([.A185])" office:value-type="float" office:value="4" calcext:value-type="float">
            <text:p>4</text:p>
          </table:table-cell>
          <table:table-cell table:style-name="ce4" table:formula="of:=IF(AND([.$B185]&gt;=[.$J$2];[.$B185]&lt;=[.$J$3]);[.$A185];&quot;zzz&quot;)" office:value-type="string" office:string-value="fine" calcext:value-type="string">
            <text:p>fine</text:p>
          </table:table-cell>
          <table:table-cell table:style-name="ce4" table:formula="of:=IF([.$C185]=&quot;zzz&quot;;&quot;&quot;;COUNTIF([.$C$3:.$C$1002];&quot;&lt;&quot;&amp;[.$C185]))" office:value-type="float" office:value="86" calcext:value-type="float">
            <text:p>86</text:p>
          </table:table-cell>
          <table:table-cell table:style-name="ce4" table:formula="of:=IF(ISNA(MATCH(ROW([.$D184])-1;[.$D$1:.$D$1048576];0));&quot;&quot;;INDEX([.$C$3:.$C$1002];MATCH(ROW([.$D184])-1;[.$D$1:.$D$1048576];0)))" office:value-type="string" office:string-value="name" calcext:value-type="string">
            <text:p>name</text:p>
          </table:table-cell>
          <table:table-cell table:style-name="ce4" office:value-type="string" calcext:value-type="string">
            <text:p>much</text:p>
          </table:table-cell>
          <table:table-cell table:style-name="ce4" table:formula="of:=IF([.$F185]=&quot;&quot;;&quot;&quot;;IF(LEFT([.$F184];1)&lt;&gt;&quot;^&quot;;&quot;&quot;;&quot;[&quot;)&amp;CHAR(34)&amp;[.$F185]&amp;CHAR(34)&amp;IF([.$F186]&lt;&gt;&quot;&quot;;&quot;, &quot;;&quot;]&quot;))" office:value-type="string" office:string-value="&quot;much&quot;, " calcext:value-type="string">
            <text:p>"muc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</text:p>
          </table:table-cell>
          <table:table-cell table:style-name="ce4" table:formula="of:=LEN([.A186])" office:value-type="float" office:value="4" calcext:value-type="float">
            <text:p>4</text:p>
          </table:table-cell>
          <table:table-cell table:style-name="ce4" table:formula="of:=IF(AND([.$B186]&gt;=[.$J$2];[.$B186]&lt;=[.$J$3]);[.$A186];&quot;zzz&quot;)" office:value-type="string" office:string-value="fire" calcext:value-type="string">
            <text:p>fire</text:p>
          </table:table-cell>
          <table:table-cell table:style-name="ce4" table:formula="of:=IF([.$C186]=&quot;zzz&quot;;&quot;&quot;;COUNTIF([.$C$3:.$C$1002];&quot;&lt;&quot;&amp;[.$C186]))" office:value-type="float" office:value="87" calcext:value-type="float">
            <text:p>87</text:p>
          </table:table-cell>
          <table:table-cell table:style-name="ce4" table:formula="of:=IF(ISNA(MATCH(ROW([.$D185])-1;[.$D$1:.$D$1048576];0));&quot;&quot;;INDEX([.$C$3:.$C$1002];MATCH(ROW([.$D185])-1;[.$D$1:.$D$1048576];0)))" office:value-type="string" office:string-value="near" calcext:value-type="string">
            <text:p>near</text:p>
          </table:table-cell>
          <table:table-cell table:style-name="ce4" office:value-type="string" calcext:value-type="string">
            <text:p>must</text:p>
          </table:table-cell>
          <table:table-cell table:style-name="ce4" table:formula="of:=IF([.$F186]=&quot;&quot;;&quot;&quot;;IF(LEFT([.$F185];1)&lt;&gt;&quot;^&quot;;&quot;&quot;;&quot;[&quot;)&amp;CHAR(34)&amp;[.$F186]&amp;CHAR(34)&amp;IF([.$F187]&lt;&gt;&quot;&quot;;&quot;, &quot;;&quot;]&quot;))" office:value-type="string" office:string-value="&quot;must&quot;, " calcext:value-type="string">
            <text:p>"mu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m</text:p>
          </table:table-cell>
          <table:table-cell table:style-name="ce4" table:formula="of:=LEN([.A187])" office:value-type="float" office:value="4" calcext:value-type="float">
            <text:p>4</text:p>
          </table:table-cell>
          <table:table-cell table:style-name="ce4" table:formula="of:=IF(AND([.$B187]&gt;=[.$J$2];[.$B187]&lt;=[.$J$3]);[.$A187];&quot;zzz&quot;)" office:value-type="string" office:string-value="firm" calcext:value-type="string">
            <text:p>firm</text:p>
          </table:table-cell>
          <table:table-cell table:style-name="ce4" table:formula="of:=IF([.$C187]=&quot;zzz&quot;;&quot;&quot;;COUNTIF([.$C$3:.$C$1002];&quot;&lt;&quot;&amp;[.$C187]))" office:value-type="float" office:value="88" calcext:value-type="float">
            <text:p>88</text:p>
          </table:table-cell>
          <table:table-cell table:style-name="ce4" table:formula="of:=IF(ISNA(MATCH(ROW([.$D186])-1;[.$D$1:.$D$1048576];0));&quot;&quot;;INDEX([.$C$3:.$C$1002];MATCH(ROW([.$D186])-1;[.$D$1:.$D$1048576];0)))" office:value-type="string" office:string-value="oil" calcext:value-type="string">
            <text:p>oil</text:p>
          </table:table-cell>
          <table:table-cell table:style-name="ce4" office:value-type="string" calcext:value-type="string">
            <text:p>n't</text:p>
          </table:table-cell>
          <table:table-cell table:style-name="ce4" table:formula="of:=IF([.$F187]=&quot;&quot;;&quot;&quot;;IF(LEFT([.$F186];1)&lt;&gt;&quot;^&quot;;&quot;&quot;;&quot;[&quot;)&amp;CHAR(34)&amp;[.$F187]&amp;CHAR(34)&amp;IF([.$F188]&lt;&gt;&quot;&quot;;&quot;, &quot;;&quot;]&quot;))" office:value-type="string" office:string-value="&quot;n't&quot;, " calcext:value-type="string">
            <text:p>"n'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sh</text:p>
          </table:table-cell>
          <table:table-cell table:style-name="ce4" table:formula="of:=LEN([.A188])" office:value-type="float" office:value="4" calcext:value-type="float">
            <text:p>4</text:p>
          </table:table-cell>
          <table:table-cell table:style-name="ce4" table:formula="of:=IF(AND([.$B188]&gt;=[.$J$2];[.$B188]&lt;=[.$J$3]);[.$A188];&quot;zzz&quot;)" office:value-type="string" office:string-value="fish" calcext:value-type="string">
            <text:p>fish</text:p>
          </table:table-cell>
          <table:table-cell table:style-name="ce4" table:formula="of:=IF([.$C188]=&quot;zzz&quot;;&quot;&quot;;COUNTIF([.$C$3:.$C$1002];&quot;&lt;&quot;&amp;[.$C188]))" office:value-type="float" office:value="89" calcext:value-type="float">
            <text:p>89</text:p>
          </table:table-cell>
          <table:table-cell table:style-name="ce4" table:formula="of:=IF(ISNA(MATCH(ROW([.$D187])-1;[.$D$1:.$D$1048576];0));&quot;&quot;;INDEX([.$C$3:.$C$1002];MATCH(ROW([.$D187])-1;[.$D$1:.$D$1048576];0)))" office:value-type="string" office:string-value="need" calcext:value-type="string">
            <text:p>need</text:p>
          </table:table-cell>
          <table:table-cell table:style-name="ce4" office:value-type="string" calcext:value-type="string">
            <text:p>name</text:p>
          </table:table-cell>
          <table:table-cell table:style-name="ce4" table:formula="of:=IF([.$F188]=&quot;&quot;;&quot;&quot;;IF(LEFT([.$F187];1)&lt;&gt;&quot;^&quot;;&quot;&quot;;&quot;[&quot;)&amp;CHAR(34)&amp;[.$F188]&amp;CHAR(34)&amp;IF([.$F189]&lt;&gt;&quot;&quot;;&quot;, &quot;;&quot;]&quot;))" office:value-type="string" office:string-value="&quot;name&quot;, " calcext:value-type="string">
            <text:p>"na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ve</text:p>
          </table:table-cell>
          <table:table-cell table:style-name="ce4" table:formula="of:=LEN([.A189])" office:value-type="float" office:value="4" calcext:value-type="float">
            <text:p>4</text:p>
          </table:table-cell>
          <table:table-cell table:style-name="ce4" table:formula="of:=IF(AND([.$B189]&gt;=[.$J$2];[.$B189]&lt;=[.$J$3]);[.$A189];&quot;zzz&quot;)" office:value-type="string" office:string-value="five" calcext:value-type="string">
            <text:p>five</text:p>
          </table:table-cell>
          <table:table-cell table:style-name="ce4" table:formula="of:=IF([.$C189]=&quot;zzz&quot;;&quot;&quot;;COUNTIF([.$C$3:.$C$1002];&quot;&lt;&quot;&amp;[.$C189]))" office:value-type="float" office:value="90" calcext:value-type="float">
            <text:p>90</text:p>
          </table:table-cell>
          <table:table-cell table:style-name="ce4" table:formula="of:=IF(ISNA(MATCH(ROW([.$D188])-1;[.$D$1:.$D$1048576];0));&quot;&quot;;INDEX([.$C$3:.$C$1002];MATCH(ROW([.$D188])-1;[.$D$1:.$D$1048576];0)))" office:value-type="string" office:string-value="news" calcext:value-type="string">
            <text:p>news</text:p>
          </table:table-cell>
          <table:table-cell table:style-name="ce4" office:value-type="string" calcext:value-type="string">
            <text:p>near</text:p>
          </table:table-cell>
          <table:table-cell table:style-name="ce4" table:formula="of:=IF([.$F189]=&quot;&quot;;&quot;&quot;;IF(LEFT([.$F188];1)&lt;&gt;&quot;^&quot;;&quot;&quot;;&quot;[&quot;)&amp;CHAR(34)&amp;[.$F189]&amp;CHAR(34)&amp;IF([.$F190]&lt;&gt;&quot;&quot;;&quot;, &quot;;&quot;]&quot;))" office:value-type="string" office:string-value="&quot;near&quot;, " calcext:value-type="string">
            <text:p>"ne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od</text:p>
          </table:table-cell>
          <table:table-cell table:style-name="ce4" table:formula="of:=LEN([.A190])" office:value-type="float" office:value="4" calcext:value-type="float">
            <text:p>4</text:p>
          </table:table-cell>
          <table:table-cell table:style-name="ce4" table:formula="of:=IF(AND([.$B190]&gt;=[.$J$2];[.$B190]&lt;=[.$J$3]);[.$A190];&quot;zzz&quot;)" office:value-type="string" office:string-value="food" calcext:value-type="string">
            <text:p>food</text:p>
          </table:table-cell>
          <table:table-cell table:style-name="ce4" table:formula="of:=IF([.$C190]=&quot;zzz&quot;;&quot;&quot;;COUNTIF([.$C$3:.$C$1002];&quot;&lt;&quot;&amp;[.$C190]))" office:value-type="float" office:value="92" calcext:value-type="float">
            <text:p>92</text:p>
          </table:table-cell>
          <table:table-cell table:style-name="ce4" table:formula="of:=IF(ISNA(MATCH(ROW([.$D189])-1;[.$D$1:.$D$1048576];0));&quot;&quot;;INDEX([.$C$3:.$C$1002];MATCH(ROW([.$D189])-1;[.$D$1:.$D$1048576];0)))" office:value-type="string" office:string-value="next" calcext:value-type="string">
            <text:p>next</text:p>
          </table:table-cell>
          <table:table-cell table:style-name="ce4" office:value-type="string" calcext:value-type="string">
            <text:p>need</text:p>
          </table:table-cell>
          <table:table-cell table:style-name="ce4" table:formula="of:=IF([.$F190]=&quot;&quot;;&quot;&quot;;IF(LEFT([.$F189];1)&lt;&gt;&quot;^&quot;;&quot;&quot;;&quot;[&quot;)&amp;CHAR(34)&amp;[.$F190]&amp;CHAR(34)&amp;IF([.$F191]&lt;&gt;&quot;&quot;;&quot;, &quot;;&quot;]&quot;))" office:value-type="string" office:string-value="&quot;need&quot;, " calcext:value-type="string">
            <text:p>"nee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ot</text:p>
          </table:table-cell>
          <table:table-cell table:style-name="ce4" table:formula="of:=LEN([.A191])" office:value-type="float" office:value="4" calcext:value-type="float">
            <text:p>4</text:p>
          </table:table-cell>
          <table:table-cell table:style-name="ce4" table:formula="of:=IF(AND([.$B191]&gt;=[.$J$2];[.$B191]&lt;=[.$J$3]);[.$A191];&quot;zzz&quot;)" office:value-type="string" office:string-value="foot" calcext:value-type="string">
            <text:p>foot</text:p>
          </table:table-cell>
          <table:table-cell table:style-name="ce4" table:formula="of:=IF([.$C191]=&quot;zzz&quot;;&quot;&quot;;COUNTIF([.$C$3:.$C$1002];&quot;&lt;&quot;&amp;[.$C191]))" office:value-type="float" office:value="93" calcext:value-type="float">
            <text:p>93</text:p>
          </table:table-cell>
          <table:table-cell table:style-name="ce4" table:formula="of:=IF(ISNA(MATCH(ROW([.$D190])-1;[.$D$1:.$D$1048576];0));&quot;&quot;;INDEX([.$C$3:.$C$1002];MATCH(ROW([.$D190])-1;[.$D$1:.$D$1048576];0)))" office:value-type="string" office:string-value="not" calcext:value-type="string">
            <text:p>not</text:p>
          </table:table-cell>
          <table:table-cell table:style-name="ce4" office:value-type="string" calcext:value-type="string">
            <text:p>new</text:p>
          </table:table-cell>
          <table:table-cell table:style-name="ce4" table:formula="of:=IF([.$F191]=&quot;&quot;;&quot;&quot;;IF(LEFT([.$F190];1)&lt;&gt;&quot;^&quot;;&quot;&quot;;&quot;[&quot;)&amp;CHAR(34)&amp;[.$F191]&amp;CHAR(34)&amp;IF([.$F192]&lt;&gt;&quot;&quot;;&quot;, &quot;;&quot;]&quot;))" office:value-type="string" office:string-value="&quot;new&quot;, " calcext:value-type="string">
            <text:p>"ne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m</text:p>
          </table:table-cell>
          <table:table-cell table:style-name="ce4" table:formula="of:=LEN([.A192])" office:value-type="float" office:value="4" calcext:value-type="float">
            <text:p>4</text:p>
          </table:table-cell>
          <table:table-cell table:style-name="ce4" table:formula="of:=IF(AND([.$B192]&gt;=[.$J$2];[.$B192]&lt;=[.$J$3]);[.$A192];&quot;zzz&quot;)" office:value-type="string" office:string-value="form" calcext:value-type="string">
            <text:p>form</text:p>
          </table:table-cell>
          <table:table-cell table:style-name="ce4" table:formula="of:=IF([.$C192]=&quot;zzz&quot;;&quot;&quot;;COUNTIF([.$C$3:.$C$1002];&quot;&lt;&quot;&amp;[.$C192]))" office:value-type="float" office:value="95" calcext:value-type="float">
            <text:p>95</text:p>
          </table:table-cell>
          <table:table-cell table:style-name="ce4" table:formula="of:=IF(ISNA(MATCH(ROW([.$D191])-1;[.$D$1:.$D$1048576];0));&quot;&quot;;INDEX([.$C$3:.$C$1002];MATCH(ROW([.$D191])-1;[.$D$1:.$D$1048576];0)))" office:value-type="string" office:string-value="nice" calcext:value-type="string">
            <text:p>nice</text:p>
          </table:table-cell>
          <table:table-cell table:style-name="ce4" office:value-type="string" calcext:value-type="string">
            <text:p>news</text:p>
          </table:table-cell>
          <table:table-cell table:style-name="ce4" table:formula="of:=IF([.$F192]=&quot;&quot;;&quot;&quot;;IF(LEFT([.$F191];1)&lt;&gt;&quot;^&quot;;&quot;&quot;;&quot;[&quot;)&amp;CHAR(34)&amp;[.$F192]&amp;CHAR(34)&amp;IF([.$F193]&lt;&gt;&quot;&quot;;&quot;, &quot;;&quot;]&quot;))" office:value-type="string" office:string-value="&quot;news&quot;, " calcext:value-type="string">
            <text:p>"new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ur</text:p>
          </table:table-cell>
          <table:table-cell table:style-name="ce4" table:formula="of:=LEN([.A193])" office:value-type="float" office:value="4" calcext:value-type="float">
            <text:p>4</text:p>
          </table:table-cell>
          <table:table-cell table:style-name="ce4" table:formula="of:=IF(AND([.$B193]&gt;=[.$J$2];[.$B193]&lt;=[.$J$3]);[.$A193];&quot;zzz&quot;)" office:value-type="string" office:string-value="four" calcext:value-type="string">
            <text:p>four</text:p>
          </table:table-cell>
          <table:table-cell table:style-name="ce4" table:formula="of:=IF([.$C193]=&quot;zzz&quot;;&quot;&quot;;COUNTIF([.$C$3:.$C$1002];&quot;&lt;&quot;&amp;[.$C193]))" office:value-type="float" office:value="96" calcext:value-type="float">
            <text:p>96</text:p>
          </table:table-cell>
          <table:table-cell table:style-name="ce4" table:formula="of:=IF(ISNA(MATCH(ROW([.$D192])-1;[.$D$1:.$D$1048576];0));&quot;&quot;;INDEX([.$C$3:.$C$1002];MATCH(ROW([.$D192])-1;[.$D$1:.$D$1048576];0)))" office:value-type="string" office:string-value="none" calcext:value-type="string">
            <text:p>none</text:p>
          </table:table-cell>
          <table:table-cell table:style-name="ce4" office:value-type="string" calcext:value-type="string">
            <text:p>next</text:p>
          </table:table-cell>
          <table:table-cell table:style-name="ce4" table:formula="of:=IF([.$F193]=&quot;&quot;;&quot;&quot;;IF(LEFT([.$F192];1)&lt;&gt;&quot;^&quot;;&quot;&quot;;&quot;[&quot;)&amp;CHAR(34)&amp;[.$F193]&amp;CHAR(34)&amp;IF([.$F194]&lt;&gt;&quot;&quot;;&quot;, &quot;;&quot;]&quot;))" office:value-type="string" office:string-value="&quot;next&quot;, " calcext:value-type="string">
            <text:p>"nex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4" table:formula="of:=LEN([.A194])" office:value-type="float" office:value="4" calcext:value-type="float">
            <text:p>4</text:p>
          </table:table-cell>
          <table:table-cell table:style-name="ce4" table:formula="of:=IF(AND([.$B194]&gt;=[.$J$2];[.$B194]&lt;=[.$J$3]);[.$A194];&quot;zzz&quot;)" office:value-type="string" office:string-value="free" calcext:value-type="string">
            <text:p>free</text:p>
          </table:table-cell>
          <table:table-cell table:style-name="ce4" table:formula="of:=IF([.$C194]=&quot;zzz&quot;;&quot;&quot;;COUNTIF([.$C$3:.$C$1002];&quot;&lt;&quot;&amp;[.$C194]))" office:value-type="float" office:value="97" calcext:value-type="float">
            <text:p>97</text:p>
          </table:table-cell>
          <table:table-cell table:style-name="ce4" table:formula="of:=IF(ISNA(MATCH(ROW([.$D193])-1;[.$D$1:.$D$1048576];0));&quot;&quot;;INDEX([.$C$3:.$C$1002];MATCH(ROW([.$D193])-1;[.$D$1:.$D$1048576];0)))" office:value-type="string" office:string-value="note" calcext:value-type="string">
            <text:p>note</text:p>
          </table:table-cell>
          <table:table-cell table:style-name="ce4" office:value-type="string" calcext:value-type="string">
            <text:p>nice</text:p>
          </table:table-cell>
          <table:table-cell table:style-name="ce4" table:formula="of:=IF([.$F194]=&quot;&quot;;&quot;&quot;;IF(LEFT([.$F193];1)&lt;&gt;&quot;^&quot;;&quot;&quot;;&quot;[&quot;)&amp;CHAR(34)&amp;[.$F194]&amp;CHAR(34)&amp;IF([.$F195]&lt;&gt;&quot;&quot;;&quot;, &quot;;&quot;]&quot;))" office:value-type="string" office:string-value="&quot;nice&quot;, " calcext:value-type="string">
            <text:p>"nic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4" table:formula="of:=LEN([.A195])" office:value-type="float" office:value="4" calcext:value-type="float">
            <text:p>4</text:p>
          </table:table-cell>
          <table:table-cell table:style-name="ce4" table:formula="of:=IF(AND([.$B195]&gt;=[.$J$2];[.$B195]&lt;=[.$J$3]);[.$A195];&quot;zzz&quot;)" office:value-type="string" office:string-value="from" calcext:value-type="string">
            <text:p>from</text:p>
          </table:table-cell>
          <table:table-cell table:style-name="ce4" table:formula="of:=IF([.$C195]=&quot;zzz&quot;;&quot;&quot;;COUNTIF([.$C$3:.$C$1002];&quot;&lt;&quot;&amp;[.$C195]))" office:value-type="float" office:value="98" calcext:value-type="float">
            <text:p>98</text:p>
          </table:table-cell>
          <table:table-cell table:style-name="ce4" table:formula="of:=IF(ISNA(MATCH(ROW([.$D194])-1;[.$D$1:.$D$1048576];0));&quot;&quot;;INDEX([.$C$3:.$C$1002];MATCH(ROW([.$D194])-1;[.$D$1:.$D$1048576];0)))" office:value-type="string" office:string-value="once" calcext:value-type="string">
            <text:p>once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$F195]=&quot;&quot;;&quot;&quot;;IF(LEFT([.$F194];1)&lt;&gt;&quot;^&quot;;&quot;&quot;;&quot;[&quot;)&amp;CHAR(34)&amp;[.$F195]&amp;CHAR(34)&amp;IF([.$F196]&lt;&gt;&quot;&quot;;&quot;, &quot;;&quot;]&quot;))" office:value-type="string" office:string-value="&quot;none&quot;, " calcext:value-type="string">
            <text:p>"non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ull</text:p>
          </table:table-cell>
          <table:table-cell table:style-name="ce4" table:formula="of:=LEN([.A196])" office:value-type="float" office:value="4" calcext:value-type="float">
            <text:p>4</text:p>
          </table:table-cell>
          <table:table-cell table:style-name="ce4" table:formula="of:=IF(AND([.$B196]&gt;=[.$J$2];[.$B196]&lt;=[.$J$3]);[.$A196];&quot;zzz&quot;)" office:value-type="string" office:string-value="full" calcext:value-type="string">
            <text:p>full</text:p>
          </table:table-cell>
          <table:table-cell table:style-name="ce4" table:formula="of:=IF([.$C196]=&quot;zzz&quot;;&quot;&quot;;COUNTIF([.$C$3:.$C$1002];&quot;&lt;&quot;&amp;[.$C196]))" office:value-type="float" office:value="99" calcext:value-type="float">
            <text:p>99</text:p>
          </table:table-cell>
          <table:table-cell table:style-name="ce4" table:formula="of:=IF(ISNA(MATCH(ROW([.$D195])-1;[.$D$1:.$D$1048576];0));&quot;&quot;;INDEX([.$C$3:.$C$1002];MATCH(ROW([.$D195])-1;[.$D$1:.$D$1048576];0)))" office:value-type="string" office:string-value="now" calcext:value-type="string">
            <text:p>now</text:p>
          </table:table-cell>
          <table:table-cell table:style-name="ce4" office:value-type="string" calcext:value-type="string">
            <text:p>nor</text:p>
          </table:table-cell>
          <table:table-cell table:style-name="ce4" table:formula="of:=IF([.$F196]=&quot;&quot;;&quot;&quot;;IF(LEFT([.$F195];1)&lt;&gt;&quot;^&quot;;&quot;&quot;;&quot;[&quot;)&amp;CHAR(34)&amp;[.$F196]&amp;CHAR(34)&amp;IF([.$F197]&lt;&gt;&quot;&quot;;&quot;, &quot;;&quot;]&quot;))" office:value-type="string" office:string-value="&quot;nor&quot;, " calcext:value-type="string">
            <text:p>"no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und</text:p>
          </table:table-cell>
          <table:table-cell table:style-name="ce4" table:formula="of:=LEN([.A197])" office:value-type="float" office:value="4" calcext:value-type="float">
            <text:p>4</text:p>
          </table:table-cell>
          <table:table-cell table:style-name="ce4" table:formula="of:=IF(AND([.$B197]&gt;=[.$J$2];[.$B197]&lt;=[.$J$3]);[.$A197];&quot;zzz&quot;)" office:value-type="string" office:string-value="fund" calcext:value-type="string">
            <text:p>fund</text:p>
          </table:table-cell>
          <table:table-cell table:style-name="ce4" table:formula="of:=IF([.$C197]=&quot;zzz&quot;;&quot;&quot;;COUNTIF([.$C$3:.$C$1002];&quot;&lt;&quot;&amp;[.$C197]))" office:value-type="float" office:value="100" calcext:value-type="float">
            <text:p>100</text:p>
          </table:table-cell>
          <table:table-cell table:style-name="ce4" table:formula="of:=IF(ISNA(MATCH(ROW([.$D196])-1;[.$D$1:.$D$1048576];0));&quot;&quot;;INDEX([.$C$3:.$C$1002];MATCH(ROW([.$D196])-1;[.$D$1:.$D$1048576];0)))" office:value-type="string" office:string-value="n't" calcext:value-type="string">
            <text:p>n't</text:p>
          </table:table-cell>
          <table:table-cell table:style-name="ce4" office:value-type="string" calcext:value-type="string">
            <text:p>not</text:p>
          </table:table-cell>
          <table:table-cell table:style-name="ce4" table:formula="of:=IF([.$F197]=&quot;&quot;;&quot;&quot;;IF(LEFT([.$F196];1)&lt;&gt;&quot;^&quot;;&quot;&quot;;&quot;[&quot;)&amp;CHAR(34)&amp;[.$F197]&amp;CHAR(34)&amp;IF([.$F198]&lt;&gt;&quot;&quot;;&quot;, &quot;;&quot;]&quot;))" office:value-type="string" office:string-value="&quot;not&quot;, " calcext:value-type="string">
            <text:p>"no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ame</text:p>
          </table:table-cell>
          <table:table-cell table:style-name="ce4" table:formula="of:=LEN([.A198])" office:value-type="float" office:value="4" calcext:value-type="float">
            <text:p>4</text:p>
          </table:table-cell>
          <table:table-cell table:style-name="ce4" table:formula="of:=IF(AND([.$B198]&gt;=[.$J$2];[.$B198]&lt;=[.$J$3]);[.$A198];&quot;zzz&quot;)" office:value-type="string" office:string-value="game" calcext:value-type="string">
            <text:p>game</text:p>
          </table:table-cell>
          <table:table-cell table:style-name="ce4" table:formula="of:=IF([.$C198]=&quot;zzz&quot;;&quot;&quot;;COUNTIF([.$C$3:.$C$1002];&quot;&lt;&quot;&amp;[.$C198]))" office:value-type="float" office:value="101" calcext:value-type="float">
            <text:p>101</text:p>
          </table:table-cell>
          <table:table-cell table:style-name="ce4" table:formula="of:=IF(ISNA(MATCH(ROW([.$D197])-1;[.$D$1:.$D$1048576];0));&quot;&quot;;INDEX([.$C$3:.$C$1002];MATCH(ROW([.$D197])-1;[.$D$1:.$D$1048576];0)))" office:value-type="string" office:string-value="only" calcext:value-type="string">
            <text:p>only</text:p>
          </table:table-cell>
          <table:table-cell table:style-name="ce4" office:value-type="string" calcext:value-type="string">
            <text:p>note</text:p>
          </table:table-cell>
          <table:table-cell table:style-name="ce4" table:formula="of:=IF([.$F198]=&quot;&quot;;&quot;&quot;;IF(LEFT([.$F197];1)&lt;&gt;&quot;^&quot;;&quot;&quot;;&quot;[&quot;)&amp;CHAR(34)&amp;[.$F198]&amp;CHAR(34)&amp;IF([.$F199]&lt;&gt;&quot;&quot;;&quot;, &quot;;&quot;]&quot;))" office:value-type="string" office:string-value="&quot;note&quot;, " calcext:value-type="string">
            <text:p>"not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irl</text:p>
          </table:table-cell>
          <table:table-cell table:style-name="ce4" table:formula="of:=LEN([.A199])" office:value-type="float" office:value="4" calcext:value-type="float">
            <text:p>4</text:p>
          </table:table-cell>
          <table:table-cell table:style-name="ce4" table:formula="of:=IF(AND([.$B199]&gt;=[.$J$2];[.$B199]&lt;=[.$J$3]);[.$A199];&quot;zzz&quot;)" office:value-type="string" office:string-value="girl" calcext:value-type="string">
            <text:p>girl</text:p>
          </table:table-cell>
          <table:table-cell table:style-name="ce4" table:formula="of:=IF([.$C199]=&quot;zzz&quot;;&quot;&quot;;COUNTIF([.$C$3:.$C$1002];&quot;&lt;&quot;&amp;[.$C199]))" office:value-type="float" office:value="104" calcext:value-type="float">
            <text:p>104</text:p>
          </table:table-cell>
          <table:table-cell table:style-name="ce4" table:formula="of:=IF(ISNA(MATCH(ROW([.$D198])-1;[.$D$1:.$D$1048576];0));&quot;&quot;;INDEX([.$C$3:.$C$1002];MATCH(ROW([.$D198])-1;[.$D$1:.$D$1048576];0)))" office:value-type="string" office:string-value="off" calcext:value-type="string">
            <text:p>off</text:p>
          </table:table-cell>
          <table:table-cell table:style-name="ce4" office:value-type="string" calcext:value-type="string">
            <text:p>now</text:p>
          </table:table-cell>
          <table:table-cell table:style-name="ce4" table:formula="of:=IF([.$F199]=&quot;&quot;;&quot;&quot;;IF(LEFT([.$F198];1)&lt;&gt;&quot;^&quot;;&quot;&quot;;&quot;[&quot;)&amp;CHAR(34)&amp;[.$F199]&amp;CHAR(34)&amp;IF([.$F200]&lt;&gt;&quot;&quot;;&quot;, &quot;;&quot;]&quot;))" office:value-type="string" office:string-value="&quot;now&quot;, " calcext:value-type="string">
            <text:p>"no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ive</text:p>
          </table:table-cell>
          <table:table-cell table:style-name="ce4" table:formula="of:=LEN([.A200])" office:value-type="float" office:value="4" calcext:value-type="float">
            <text:p>4</text:p>
          </table:table-cell>
          <table:table-cell table:style-name="ce4" table:formula="of:=IF(AND([.$B200]&gt;=[.$J$2];[.$B200]&lt;=[.$J$3]);[.$A200];&quot;zzz&quot;)" office:value-type="string" office:string-value="give" calcext:value-type="string">
            <text:p>give</text:p>
          </table:table-cell>
          <table:table-cell table:style-name="ce4" table:formula="of:=IF([.$C200]=&quot;zzz&quot;;&quot;&quot;;COUNTIF([.$C$3:.$C$1002];&quot;&lt;&quot;&amp;[.$C200]))" office:value-type="float" office:value="105" calcext:value-type="float">
            <text:p>105</text:p>
          </table:table-cell>
          <table:table-cell table:style-name="ce4" table:formula="of:=IF(ISNA(MATCH(ROW([.$D199])-1;[.$D$1:.$D$1048576];0));&quot;&quot;;INDEX([.$C$3:.$C$1002];MATCH(ROW([.$D199])-1;[.$D$1:.$D$1048576];0)))" office:value-type="string" office:string-value="old" calcext:value-type="string">
            <text:p>old</text:p>
          </table:table-cell>
          <table:table-cell table:style-name="ce4" office:value-type="string" calcext:value-type="string">
            <text:p>off</text:p>
          </table:table-cell>
          <table:table-cell table:style-name="ce4" table:formula="of:=IF([.$F200]=&quot;&quot;;&quot;&quot;;IF(LEFT([.$F199];1)&lt;&gt;&quot;^&quot;;&quot;&quot;;&quot;[&quot;)&amp;CHAR(34)&amp;[.$F200]&amp;CHAR(34)&amp;IF([.$F201]&lt;&gt;&quot;&quot;;&quot;, &quot;;&quot;]&quot;))" office:value-type="string" office:string-value="&quot;off&quot;, " calcext:value-type="string">
            <text:p>"off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oal</text:p>
          </table:table-cell>
          <table:table-cell table:style-name="ce4" table:formula="of:=LEN([.A201])" office:value-type="float" office:value="4" calcext:value-type="float">
            <text:p>4</text:p>
          </table:table-cell>
          <table:table-cell table:style-name="ce4" table:formula="of:=IF(AND([.$B201]&gt;=[.$J$2];[.$B201]&lt;=[.$J$3]);[.$A201];&quot;zzz&quot;)" office:value-type="string" office:string-value="goal" calcext:value-type="string">
            <text:p>goal</text:p>
          </table:table-cell>
          <table:table-cell table:style-name="ce4" table:formula="of:=IF([.$C201]=&quot;zzz&quot;;&quot;&quot;;COUNTIF([.$C$3:.$C$1002];&quot;&lt;&quot;&amp;[.$C201]))" office:value-type="float" office:value="106" calcext:value-type="float">
            <text:p>106</text:p>
          </table:table-cell>
          <table:table-cell table:style-name="ce4" table:formula="of:=IF(ISNA(MATCH(ROW([.$D200])-1;[.$D$1:.$D$1048576];0));&quot;&quot;;INDEX([.$C$3:.$C$1002];MATCH(ROW([.$D200])-1;[.$D$1:.$D$1048576];0)))" office:value-type="string" office:string-value="one" calcext:value-type="string">
            <text:p>one</text:p>
          </table:table-cell>
          <table:table-cell table:style-name="ce4" office:value-type="string" calcext:value-type="string">
            <text:p>oil</text:p>
          </table:table-cell>
          <table:table-cell table:style-name="ce4" table:formula="of:=IF([.$F201]=&quot;&quot;;&quot;&quot;;IF(LEFT([.$F200];1)&lt;&gt;&quot;^&quot;;&quot;&quot;;&quot;[&quot;)&amp;CHAR(34)&amp;[.$F201]&amp;CHAR(34)&amp;IF([.$F202]&lt;&gt;&quot;&quot;;&quot;, &quot;;&quot;]&quot;))" office:value-type="string" office:string-value="&quot;oil&quot;, " calcext:value-type="string">
            <text:p>"oi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4" table:formula="of:=LEN([.A202])" office:value-type="float" office:value="4" calcext:value-type="float">
            <text:p>4</text:p>
          </table:table-cell>
          <table:table-cell table:style-name="ce4" table:formula="of:=IF(AND([.$B202]&gt;=[.$J$2];[.$B202]&lt;=[.$J$3]);[.$A202];&quot;zzz&quot;)" office:value-type="string" office:string-value="good" calcext:value-type="string">
            <text:p>good</text:p>
          </table:table-cell>
          <table:table-cell table:style-name="ce4" table:formula="of:=IF([.$C202]=&quot;zzz&quot;;&quot;&quot;;COUNTIF([.$C$3:.$C$1002];&quot;&lt;&quot;&amp;[.$C202]))" office:value-type="float" office:value="107" calcext:value-type="float">
            <text:p>107</text:p>
          </table:table-cell>
          <table:table-cell table:style-name="ce4" table:formula="of:=IF(ISNA(MATCH(ROW([.$D201])-1;[.$D$1:.$D$1048576];0));&quot;&quot;;INDEX([.$C$3:.$C$1002];MATCH(ROW([.$D201])-1;[.$D$1:.$D$1048576];0)))" office:value-type="string" office:string-value="our" calcext:value-type="string">
            <text:p>our</text:p>
          </table:table-cell>
          <table:table-cell table:style-name="ce4" office:value-type="string" calcext:value-type="string">
            <text:p>old</text:p>
          </table:table-cell>
          <table:table-cell table:style-name="ce4" table:formula="of:=IF([.$F202]=&quot;&quot;;&quot;&quot;;IF(LEFT([.$F201];1)&lt;&gt;&quot;^&quot;;&quot;&quot;;&quot;[&quot;)&amp;CHAR(34)&amp;[.$F202]&amp;CHAR(34)&amp;IF([.$F203]&lt;&gt;&quot;&quot;;&quot;, &quot;;&quot;]&quot;))" office:value-type="string" office:string-value="&quot;old&quot;, " calcext:value-type="string">
            <text:p>"ol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ow</text:p>
          </table:table-cell>
          <table:table-cell table:style-name="ce4" table:formula="of:=LEN([.A203])" office:value-type="float" office:value="4" calcext:value-type="float">
            <text:p>4</text:p>
          </table:table-cell>
          <table:table-cell table:style-name="ce4" table:formula="of:=IF(AND([.$B203]&gt;=[.$J$2];[.$B203]&lt;=[.$J$3]);[.$A203];&quot;zzz&quot;)" office:value-type="string" office:string-value="grow" calcext:value-type="string">
            <text:p>grow</text:p>
          </table:table-cell>
          <table:table-cell table:style-name="ce4" table:formula="of:=IF([.$C203]=&quot;zzz&quot;;&quot;&quot;;COUNTIF([.$C$3:.$C$1002];&quot;&lt;&quot;&amp;[.$C203]))" office:value-type="float" office:value="108" calcext:value-type="float">
            <text:p>108</text:p>
          </table:table-cell>
          <table:table-cell table:style-name="ce4" table:formula="of:=IF(ISNA(MATCH(ROW([.$D202])-1;[.$D$1:.$D$1048576];0));&quot;&quot;;INDEX([.$C$3:.$C$1002];MATCH(ROW([.$D202])-1;[.$D$1:.$D$1048576];0)))" office:value-type="string" office:string-value="onto" calcext:value-type="string">
            <text:p>onto</text:p>
          </table:table-cell>
          <table:table-cell table:style-name="ce4" office:value-type="string" calcext:value-type="string">
            <text:p>once</text:p>
          </table:table-cell>
          <table:table-cell table:style-name="ce4" table:formula="of:=IF([.$F203]=&quot;&quot;;&quot;&quot;;IF(LEFT([.$F202];1)&lt;&gt;&quot;^&quot;;&quot;&quot;;&quot;[&quot;)&amp;CHAR(34)&amp;[.$F203]&amp;CHAR(34)&amp;IF([.$F204]&lt;&gt;&quot;&quot;;&quot;, &quot;;&quot;]&quot;))" office:value-type="string" office:string-value="&quot;once&quot;, " calcext:value-type="string">
            <text:p>"onc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ir</text:p>
          </table:table-cell>
          <table:table-cell table:style-name="ce4" table:formula="of:=LEN([.A204])" office:value-type="float" office:value="4" calcext:value-type="float">
            <text:p>4</text:p>
          </table:table-cell>
          <table:table-cell table:style-name="ce4" table:formula="of:=IF(AND([.$B204]&gt;=[.$J$2];[.$B204]&lt;=[.$J$3]);[.$A204];&quot;zzz&quot;)" office:value-type="string" office:string-value="hair" calcext:value-type="string">
            <text:p>hair</text:p>
          </table:table-cell>
          <table:table-cell table:style-name="ce4" table:formula="of:=IF([.$C204]=&quot;zzz&quot;;&quot;&quot;;COUNTIF([.$C$3:.$C$1002];&quot;&lt;&quot;&amp;[.$C204]))" office:value-type="float" office:value="111" calcext:value-type="float">
            <text:p>111</text:p>
          </table:table-cell>
          <table:table-cell table:style-name="ce4" table:formula="of:=IF(ISNA(MATCH(ROW([.$D203])-1;[.$D$1:.$D$1048576];0));&quot;&quot;;INDEX([.$C$3:.$C$1002];MATCH(ROW([.$D203])-1;[.$D$1:.$D$1048576];0)))" office:value-type="string" office:string-value="out" calcext:value-type="string">
            <text:p>out</text:p>
          </table:table-cell>
          <table:table-cell table:style-name="ce4" office:value-type="string" calcext:value-type="string">
            <text:p>one</text:p>
          </table:table-cell>
          <table:table-cell table:style-name="ce4" table:formula="of:=IF([.$F204]=&quot;&quot;;&quot;&quot;;IF(LEFT([.$F203];1)&lt;&gt;&quot;^&quot;;&quot;&quot;;&quot;[&quot;)&amp;CHAR(34)&amp;[.$F204]&amp;CHAR(34)&amp;IF([.$F205]&lt;&gt;&quot;&quot;;&quot;, &quot;;&quot;]&quot;))" office:value-type="string" office:string-value="&quot;one&quot;, " calcext:value-type="string">
            <text:p>"on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lf</text:p>
          </table:table-cell>
          <table:table-cell table:style-name="ce4" table:formula="of:=LEN([.A205])" office:value-type="float" office:value="4" calcext:value-type="float">
            <text:p>4</text:p>
          </table:table-cell>
          <table:table-cell table:style-name="ce4" table:formula="of:=IF(AND([.$B205]&gt;=[.$J$2];[.$B205]&lt;=[.$J$3]);[.$A205];&quot;zzz&quot;)" office:value-type="string" office:string-value="half" calcext:value-type="string">
            <text:p>half</text:p>
          </table:table-cell>
          <table:table-cell table:style-name="ce4" table:formula="of:=IF([.$C205]=&quot;zzz&quot;;&quot;&quot;;COUNTIF([.$C$3:.$C$1002];&quot;&lt;&quot;&amp;[.$C205]))" office:value-type="float" office:value="112" calcext:value-type="float">
            <text:p>112</text:p>
          </table:table-cell>
          <table:table-cell table:style-name="ce4" table:formula="of:=IF(ISNA(MATCH(ROW([.$D204])-1;[.$D$1:.$D$1048576];0));&quot;&quot;;INDEX([.$C$3:.$C$1002];MATCH(ROW([.$D204])-1;[.$D$1:.$D$1048576];0)))" office:value-type="string" office:string-value="open" calcext:value-type="string">
            <text:p>open</text:p>
          </table:table-cell>
          <table:table-cell table:style-name="ce4" office:value-type="string" calcext:value-type="string">
            <text:p>only</text:p>
          </table:table-cell>
          <table:table-cell table:style-name="ce4" table:formula="of:=IF([.$F205]=&quot;&quot;;&quot;&quot;;IF(LEFT([.$F204];1)&lt;&gt;&quot;^&quot;;&quot;&quot;;&quot;[&quot;)&amp;CHAR(34)&amp;[.$F205]&amp;CHAR(34)&amp;IF([.$F206]&lt;&gt;&quot;&quot;;&quot;, &quot;;&quot;]&quot;))" office:value-type="string" office:string-value="&quot;only&quot;, " calcext:value-type="string">
            <text:p>"onl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nd</text:p>
          </table:table-cell>
          <table:table-cell table:style-name="ce4" table:formula="of:=LEN([.A206])" office:value-type="float" office:value="4" calcext:value-type="float">
            <text:p>4</text:p>
          </table:table-cell>
          <table:table-cell table:style-name="ce4" table:formula="of:=IF(AND([.$B206]&gt;=[.$J$2];[.$B206]&lt;=[.$J$3]);[.$A206];&quot;zzz&quot;)" office:value-type="string" office:string-value="hand" calcext:value-type="string">
            <text:p>hand</text:p>
          </table:table-cell>
          <table:table-cell table:style-name="ce4" table:formula="of:=IF([.$C206]=&quot;zzz&quot;;&quot;&quot;;COUNTIF([.$C$3:.$C$1002];&quot;&lt;&quot;&amp;[.$C206]))" office:value-type="float" office:value="113" calcext:value-type="float">
            <text:p>113</text:p>
          </table:table-cell>
          <table:table-cell table:style-name="ce4" table:formula="of:=IF(ISNA(MATCH(ROW([.$D205])-1;[.$D$1:.$D$1048576];0));&quot;&quot;;INDEX([.$C$3:.$C$1002];MATCH(ROW([.$D205])-1;[.$D$1:.$D$1048576];0)))" office:value-type="string" office:string-value="over" calcext:value-type="string">
            <text:p>over</text:p>
          </table:table-cell>
          <table:table-cell table:style-name="ce4" office:value-type="string" calcext:value-type="string">
            <text:p>onto</text:p>
          </table:table-cell>
          <table:table-cell table:style-name="ce4" table:formula="of:=IF([.$F206]=&quot;&quot;;&quot;&quot;;IF(LEFT([.$F205];1)&lt;&gt;&quot;^&quot;;&quot;&quot;;&quot;[&quot;)&amp;CHAR(34)&amp;[.$F206]&amp;CHAR(34)&amp;IF([.$F207]&lt;&gt;&quot;&quot;;&quot;, &quot;;&quot;]&quot;))" office:value-type="string" office:string-value="&quot;onto&quot;, " calcext:value-type="string">
            <text:p>"ont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ng</text:p>
          </table:table-cell>
          <table:table-cell table:style-name="ce4" table:formula="of:=LEN([.A207])" office:value-type="float" office:value="4" calcext:value-type="float">
            <text:p>4</text:p>
          </table:table-cell>
          <table:table-cell table:style-name="ce4" table:formula="of:=IF(AND([.$B207]&gt;=[.$J$2];[.$B207]&lt;=[.$J$3]);[.$A207];&quot;zzz&quot;)" office:value-type="string" office:string-value="hang" calcext:value-type="string">
            <text:p>hang</text:p>
          </table:table-cell>
          <table:table-cell table:style-name="ce4" table:formula="of:=IF([.$C207]=&quot;zzz&quot;;&quot;&quot;;COUNTIF([.$C$3:.$C$1002];&quot;&lt;&quot;&amp;[.$C207]))" office:value-type="float" office:value="114" calcext:value-type="float">
            <text:p>114</text:p>
          </table:table-cell>
          <table:table-cell table:style-name="ce4" table:formula="of:=IF(ISNA(MATCH(ROW([.$D206])-1;[.$D$1:.$D$1048576];0));&quot;&quot;;INDEX([.$C$3:.$C$1002];MATCH(ROW([.$D206])-1;[.$D$1:.$D$1048576];0)))" office:value-type="string" office:string-value="page" calcext:value-type="string">
            <text:p>page</text:p>
          </table:table-cell>
          <table:table-cell table:style-name="ce4" office:value-type="string" calcext:value-type="string">
            <text:p>open</text:p>
          </table:table-cell>
          <table:table-cell table:style-name="ce4" table:formula="of:=IF([.$F207]=&quot;&quot;;&quot;&quot;;IF(LEFT([.$F206];1)&lt;&gt;&quot;^&quot;;&quot;&quot;;&quot;[&quot;)&amp;CHAR(34)&amp;[.$F207]&amp;CHAR(34)&amp;IF([.$F208]&lt;&gt;&quot;&quot;;&quot;, &quot;;&quot;]&quot;))" office:value-type="string" office:string-value="&quot;open&quot;, " calcext:value-type="string">
            <text:p>"ope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rd</text:p>
          </table:table-cell>
          <table:table-cell table:style-name="ce4" table:formula="of:=LEN([.A208])" office:value-type="float" office:value="4" calcext:value-type="float">
            <text:p>4</text:p>
          </table:table-cell>
          <table:table-cell table:style-name="ce4" table:formula="of:=IF(AND([.$B208]&gt;=[.$J$2];[.$B208]&lt;=[.$J$3]);[.$A208];&quot;zzz&quot;)" office:value-type="string" office:string-value="hard" calcext:value-type="string">
            <text:p>hard</text:p>
          </table:table-cell>
          <table:table-cell table:style-name="ce4" table:formula="of:=IF([.$C208]=&quot;zzz&quot;;&quot;&quot;;COUNTIF([.$C$3:.$C$1002];&quot;&lt;&quot;&amp;[.$C208]))" office:value-type="float" office:value="115" calcext:value-type="float">
            <text:p>115</text:p>
          </table:table-cell>
          <table:table-cell table:style-name="ce4" table:formula="of:=IF(ISNA(MATCH(ROW([.$D207])-1;[.$D$1:.$D$1048576];0));&quot;&quot;;INDEX([.$C$3:.$C$1002];MATCH(ROW([.$D207])-1;[.$D$1:.$D$1048576];0)))" office:value-type="string" office:string-value="own" calcext:value-type="string">
            <text:p>own</text:p>
          </table:table-cell>
          <table:table-cell table:style-name="ce4" office:value-type="string" calcext:value-type="string">
            <text:p>our</text:p>
          </table:table-cell>
          <table:table-cell table:style-name="ce4" table:formula="of:=IF([.$F208]=&quot;&quot;;&quot;&quot;;IF(LEFT([.$F207];1)&lt;&gt;&quot;^&quot;;&quot;&quot;;&quot;[&quot;)&amp;CHAR(34)&amp;[.$F208]&amp;CHAR(34)&amp;IF([.$F209]&lt;&gt;&quot;&quot;;&quot;, &quot;;&quot;]&quot;))" office:value-type="string" office:string-value="&quot;our&quot;, " calcext:value-type="string">
            <text:p>"ou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ve</text:p>
          </table:table-cell>
          <table:table-cell table:style-name="ce4" table:formula="of:=LEN([.A209])" office:value-type="float" office:value="4" calcext:value-type="float">
            <text:p>4</text:p>
          </table:table-cell>
          <table:table-cell table:style-name="ce4" table:formula="of:=IF(AND([.$B209]&gt;=[.$J$2];[.$B209]&lt;=[.$J$3]);[.$A209];&quot;zzz&quot;)" office:value-type="string" office:string-value="have" calcext:value-type="string">
            <text:p>have</text:p>
          </table:table-cell>
          <table:table-cell table:style-name="ce4" table:formula="of:=IF([.$C209]=&quot;zzz&quot;;&quot;&quot;;COUNTIF([.$C$3:.$C$1002];&quot;&lt;&quot;&amp;[.$C209]))" office:value-type="float" office:value="116" calcext:value-type="float">
            <text:p>116</text:p>
          </table:table-cell>
          <table:table-cell table:style-name="ce4" table:formula="of:=IF(ISNA(MATCH(ROW([.$D208])-1;[.$D$1:.$D$1048576];0));&quot;&quot;;INDEX([.$C$3:.$C$1002];MATCH(ROW([.$D208])-1;[.$D$1:.$D$1048576];0)))" office:value-type="string" office:string-value="pay" calcext:value-type="string">
            <text:p>pay</text:p>
          </table:table-cell>
          <table:table-cell table:style-name="ce4" office:value-type="string" calcext:value-type="string">
            <text:p>out</text:p>
          </table:table-cell>
          <table:table-cell table:style-name="ce4" table:formula="of:=IF([.$F209]=&quot;&quot;;&quot;&quot;;IF(LEFT([.$F208];1)&lt;&gt;&quot;^&quot;;&quot;&quot;;&quot;[&quot;)&amp;CHAR(34)&amp;[.$F209]&amp;CHAR(34)&amp;IF([.$F210]&lt;&gt;&quot;&quot;;&quot;, &quot;;&quot;]&quot;))" office:value-type="string" office:string-value="&quot;out&quot;, " calcext:value-type="string">
            <text:p>"ou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ad</text:p>
          </table:table-cell>
          <table:table-cell table:style-name="ce4" table:formula="of:=LEN([.A210])" office:value-type="float" office:value="4" calcext:value-type="float">
            <text:p>4</text:p>
          </table:table-cell>
          <table:table-cell table:style-name="ce4" table:formula="of:=IF(AND([.$B210]&gt;=[.$J$2];[.$B210]&lt;=[.$J$3]);[.$A210];&quot;zzz&quot;)" office:value-type="string" office:string-value="head" calcext:value-type="string">
            <text:p>head</text:p>
          </table:table-cell>
          <table:table-cell table:style-name="ce4" table:formula="of:=IF([.$C210]=&quot;zzz&quot;;&quot;&quot;;COUNTIF([.$C$3:.$C$1002];&quot;&lt;&quot;&amp;[.$C210]))" office:value-type="float" office:value="117" calcext:value-type="float">
            <text:p>117</text:p>
          </table:table-cell>
          <table:table-cell table:style-name="ce4" table:formula="of:=IF(ISNA(MATCH(ROW([.$D209])-1;[.$D$1:.$D$1048576];0));&quot;&quot;;INDEX([.$C$3:.$C$1002];MATCH(ROW([.$D209])-1;[.$D$1:.$D$1048576];0)))" office:value-type="string" office:string-value="pain" calcext:value-type="string">
            <text:p>pain</text:p>
          </table:table-cell>
          <table:table-cell table:style-name="ce4" office:value-type="string" calcext:value-type="string">
            <text:p>over</text:p>
          </table:table-cell>
          <table:table-cell table:style-name="ce4" table:formula="of:=IF([.$F210]=&quot;&quot;;&quot;&quot;;IF(LEFT([.$F209];1)&lt;&gt;&quot;^&quot;;&quot;&quot;;&quot;[&quot;)&amp;CHAR(34)&amp;[.$F210]&amp;CHAR(34)&amp;IF([.$F211]&lt;&gt;&quot;&quot;;&quot;, &quot;;&quot;]&quot;))" office:value-type="string" office:string-value="&quot;over&quot;, " calcext:value-type="string">
            <text:p>"ove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ar</text:p>
          </table:table-cell>
          <table:table-cell table:style-name="ce4" table:formula="of:=LEN([.A211])" office:value-type="float" office:value="4" calcext:value-type="float">
            <text:p>4</text:p>
          </table:table-cell>
          <table:table-cell table:style-name="ce4" table:formula="of:=IF(AND([.$B211]&gt;=[.$J$2];[.$B211]&lt;=[.$J$3]);[.$A211];&quot;zzz&quot;)" office:value-type="string" office:string-value="hear" calcext:value-type="string">
            <text:p>hear</text:p>
          </table:table-cell>
          <table:table-cell table:style-name="ce4" table:formula="of:=IF([.$C211]=&quot;zzz&quot;;&quot;&quot;;COUNTIF([.$C$3:.$C$1002];&quot;&lt;&quot;&amp;[.$C211]))" office:value-type="float" office:value="118" calcext:value-type="float">
            <text:p>118</text:p>
          </table:table-cell>
          <table:table-cell table:style-name="ce4" table:formula="of:=IF(ISNA(MATCH(ROW([.$D210])-1;[.$D$1:.$D$1048576];0));&quot;&quot;;INDEX([.$C$3:.$C$1002];MATCH(ROW([.$D210])-1;[.$D$1:.$D$1048576];0)))" office:value-type="string" office:string-value="per" calcext:value-type="string">
            <text:p>per</text:p>
          </table:table-cell>
          <table:table-cell table:style-name="ce4" office:value-type="string" calcext:value-type="string">
            <text:p>own</text:p>
          </table:table-cell>
          <table:table-cell table:style-name="ce4" table:formula="of:=IF([.$F211]=&quot;&quot;;&quot;&quot;;IF(LEFT([.$F210];1)&lt;&gt;&quot;^&quot;;&quot;&quot;;&quot;[&quot;)&amp;CHAR(34)&amp;[.$F211]&amp;CHAR(34)&amp;IF([.$F212]&lt;&gt;&quot;&quot;;&quot;, &quot;;&quot;]&quot;))" office:value-type="string" office:string-value="&quot;own&quot;, " calcext:value-type="string">
            <text:p>"ow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at</text:p>
          </table:table-cell>
          <table:table-cell table:style-name="ce4" table:formula="of:=LEN([.A212])" office:value-type="float" office:value="4" calcext:value-type="float">
            <text:p>4</text:p>
          </table:table-cell>
          <table:table-cell table:style-name="ce4" table:formula="of:=IF(AND([.$B212]&gt;=[.$J$2];[.$B212]&lt;=[.$J$3]);[.$A212];&quot;zzz&quot;)" office:value-type="string" office:string-value="heat" calcext:value-type="string">
            <text:p>heat</text:p>
          </table:table-cell>
          <table:table-cell table:style-name="ce4" table:formula="of:=IF([.$C212]=&quot;zzz&quot;;&quot;&quot;;COUNTIF([.$C$3:.$C$1002];&quot;&lt;&quot;&amp;[.$C212]))" office:value-type="float" office:value="119" calcext:value-type="float">
            <text:p>119</text:p>
          </table:table-cell>
          <table:table-cell table:style-name="ce4" table:formula="of:=IF(ISNA(MATCH(ROW([.$D211])-1;[.$D$1:.$D$1048576];0));&quot;&quot;;INDEX([.$C$3:.$C$1002];MATCH(ROW([.$D211])-1;[.$D$1:.$D$1048576];0)))" office:value-type="string" office:string-value="part" calcext:value-type="string">
            <text:p>part</text:p>
          </table:table-cell>
          <table:table-cell table:style-name="ce4" office:value-type="string" calcext:value-type="string">
            <text:p>page</text:p>
          </table:table-cell>
          <table:table-cell table:style-name="ce4" table:formula="of:=IF([.$F212]=&quot;&quot;;&quot;&quot;;IF(LEFT([.$F211];1)&lt;&gt;&quot;^&quot;;&quot;&quot;;&quot;[&quot;)&amp;CHAR(34)&amp;[.$F212]&amp;CHAR(34)&amp;IF([.$F213]&lt;&gt;&quot;&quot;;&quot;, &quot;;&quot;]&quot;))" office:value-type="string" office:string-value="&quot;page&quot;, " calcext:value-type="string">
            <text:p>"pag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lp</text:p>
          </table:table-cell>
          <table:table-cell table:style-name="ce4" table:formula="of:=LEN([.A213])" office:value-type="float" office:value="4" calcext:value-type="float">
            <text:p>4</text:p>
          </table:table-cell>
          <table:table-cell table:style-name="ce4" table:formula="of:=IF(AND([.$B213]&gt;=[.$J$2];[.$B213]&lt;=[.$J$3]);[.$A213];&quot;zzz&quot;)" office:value-type="string" office:string-value="help" calcext:value-type="string">
            <text:p>help</text:p>
          </table:table-cell>
          <table:table-cell table:style-name="ce4" table:formula="of:=IF([.$C213]=&quot;zzz&quot;;&quot;&quot;;COUNTIF([.$C$3:.$C$1002];&quot;&lt;&quot;&amp;[.$C213]))" office:value-type="float" office:value="120" calcext:value-type="float">
            <text:p>120</text:p>
          </table:table-cell>
          <table:table-cell table:style-name="ce4" table:formula="of:=IF(ISNA(MATCH(ROW([.$D212])-1;[.$D$1:.$D$1048576];0));&quot;&quot;;INDEX([.$C$3:.$C$1002];MATCH(ROW([.$D212])-1;[.$D$1:.$D$1048576];0)))" office:value-type="string" office:string-value="pass" calcext:value-type="string">
            <text:p>pass</text:p>
          </table:table-cell>
          <table:table-cell table:style-name="ce4" office:value-type="string" calcext:value-type="string">
            <text:p>pain</text:p>
          </table:table-cell>
          <table:table-cell table:style-name="ce4" table:formula="of:=IF([.$F213]=&quot;&quot;;&quot;&quot;;IF(LEFT([.$F212];1)&lt;&gt;&quot;^&quot;;&quot;&quot;;&quot;[&quot;)&amp;CHAR(34)&amp;[.$F213]&amp;CHAR(34)&amp;IF([.$F214]&lt;&gt;&quot;&quot;;&quot;, &quot;;&quot;]&quot;))" office:value-type="string" office:string-value="&quot;pain&quot;, " calcext:value-type="string">
            <text:p>"pai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e</text:p>
          </table:table-cell>
          <table:table-cell table:style-name="ce4" table:formula="of:=LEN([.A214])" office:value-type="float" office:value="4" calcext:value-type="float">
            <text:p>4</text:p>
          </table:table-cell>
          <table:table-cell table:style-name="ce4" table:formula="of:=IF(AND([.$B214]&gt;=[.$J$2];[.$B214]&lt;=[.$J$3]);[.$A214];&quot;zzz&quot;)" office:value-type="string" office:string-value="here" calcext:value-type="string">
            <text:p>here</text:p>
          </table:table-cell>
          <table:table-cell table:style-name="ce4" table:formula="of:=IF([.$C214]=&quot;zzz&quot;;&quot;&quot;;COUNTIF([.$C$3:.$C$1002];&quot;&lt;&quot;&amp;[.$C214]))" office:value-type="float" office:value="122" calcext:value-type="float">
            <text:p>122</text:p>
          </table:table-cell>
          <table:table-cell table:style-name="ce4" table:formula="of:=IF(ISNA(MATCH(ROW([.$D213])-1;[.$D$1:.$D$1048576];0));&quot;&quot;;INDEX([.$C$3:.$C$1002];MATCH(ROW([.$D213])-1;[.$D$1:.$D$1048576];0)))" office:value-type="string" office:string-value="past" calcext:value-type="string">
            <text:p>past</text:p>
          </table:table-cell>
          <table:table-cell table:style-name="ce4" office:value-type="string" calcext:value-type="string">
            <text:p>part</text:p>
          </table:table-cell>
          <table:table-cell table:style-name="ce4" table:formula="of:=IF([.$F214]=&quot;&quot;;&quot;&quot;;IF(LEFT([.$F213];1)&lt;&gt;&quot;^&quot;;&quot;&quot;;&quot;[&quot;)&amp;CHAR(34)&amp;[.$F214]&amp;CHAR(34)&amp;IF([.$F215]&lt;&gt;&quot;&quot;;&quot;, &quot;;&quot;]&quot;))" office:value-type="string" office:string-value="&quot;part&quot;, " calcext:value-type="string">
            <text:p>"par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table:formula="of:=LEN([.A215])" office:value-type="float" office:value="4" calcext:value-type="float">
            <text:p>4</text:p>
          </table:table-cell>
          <table:table-cell table:style-name="ce4" table:formula="of:=IF(AND([.$B215]&gt;=[.$J$2];[.$B215]&lt;=[.$J$3]);[.$A215];&quot;zzz&quot;)" office:value-type="string" office:string-value="high" calcext:value-type="string">
            <text:p>high</text:p>
          </table:table-cell>
          <table:table-cell table:style-name="ce4" table:formula="of:=IF([.$C215]=&quot;zzz&quot;;&quot;&quot;;COUNTIF([.$C$3:.$C$1002];&quot;&lt;&quot;&amp;[.$C215]))" office:value-type="float" office:value="123" calcext:value-type="float">
            <text:p>123</text:p>
          </table:table-cell>
          <table:table-cell table:style-name="ce4" table:formula="of:=IF(ISNA(MATCH(ROW([.$D214])-1;[.$D$1:.$D$1048576];0));&quot;&quot;;INDEX([.$C$3:.$C$1002];MATCH(ROW([.$D214])-1;[.$D$1:.$D$1048576];0)))" office:value-type="string" office:string-value="pick" calcext:value-type="string">
            <text:p>pick</text:p>
          </table:table-cell>
          <table:table-cell table:style-name="ce4" office:value-type="string" calcext:value-type="string">
            <text:p>pass</text:p>
          </table:table-cell>
          <table:table-cell table:style-name="ce4" table:formula="of:=IF([.$F215]=&quot;&quot;;&quot;&quot;;IF(LEFT([.$F214];1)&lt;&gt;&quot;^&quot;;&quot;&quot;;&quot;[&quot;)&amp;CHAR(34)&amp;[.$F215]&amp;CHAR(34)&amp;IF([.$F216]&lt;&gt;&quot;&quot;;&quot;, &quot;;&quot;]&quot;))" office:value-type="string" office:string-value="&quot;pass&quot;, " calcext:value-type="string">
            <text:p>"pas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ld</text:p>
          </table:table-cell>
          <table:table-cell table:style-name="ce4" table:formula="of:=LEN([.A216])" office:value-type="float" office:value="4" calcext:value-type="float">
            <text:p>4</text:p>
          </table:table-cell>
          <table:table-cell table:style-name="ce4" table:formula="of:=IF(AND([.$B216]&gt;=[.$J$2];[.$B216]&lt;=[.$J$3]);[.$A216];&quot;zzz&quot;)" office:value-type="string" office:string-value="hold" calcext:value-type="string">
            <text:p>hold</text:p>
          </table:table-cell>
          <table:table-cell table:style-name="ce4" table:formula="of:=IF([.$C216]=&quot;zzz&quot;;&quot;&quot;;COUNTIF([.$C$3:.$C$1002];&quot;&lt;&quot;&amp;[.$C216]))" office:value-type="float" office:value="127" calcext:value-type="float">
            <text:p>127</text:p>
          </table:table-cell>
          <table:table-cell table:style-name="ce4" table:formula="of:=IF(ISNA(MATCH(ROW([.$D215])-1;[.$D$1:.$D$1048576];0));&quot;&quot;;INDEX([.$C$3:.$C$1002];MATCH(ROW([.$D215])-1;[.$D$1:.$D$1048576];0)))" office:value-type="string" office:string-value="plan" calcext:value-type="string">
            <text:p>plan</text:p>
          </table:table-cell>
          <table:table-cell table:style-name="ce4" office:value-type="string" calcext:value-type="string">
            <text:p>past</text:p>
          </table:table-cell>
          <table:table-cell table:style-name="ce4" table:formula="of:=IF([.$F216]=&quot;&quot;;&quot;&quot;;IF(LEFT([.$F215];1)&lt;&gt;&quot;^&quot;;&quot;&quot;;&quot;[&quot;)&amp;CHAR(34)&amp;[.$F216]&amp;CHAR(34)&amp;IF([.$F217]&lt;&gt;&quot;&quot;;&quot;, &quot;;&quot;]&quot;))" office:value-type="string" office:string-value="&quot;past&quot;, " calcext:value-type="string">
            <text:p>"pa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me</text:p>
          </table:table-cell>
          <table:table-cell table:style-name="ce4" table:formula="of:=LEN([.A217])" office:value-type="float" office:value="4" calcext:value-type="float">
            <text:p>4</text:p>
          </table:table-cell>
          <table:table-cell table:style-name="ce4" table:formula="of:=IF(AND([.$B217]&gt;=[.$J$2];[.$B217]&lt;=[.$J$3]);[.$A217];&quot;zzz&quot;)" office:value-type="string" office:string-value="home" calcext:value-type="string">
            <text:p>home</text:p>
          </table:table-cell>
          <table:table-cell table:style-name="ce4" table:formula="of:=IF([.$C217]=&quot;zzz&quot;;&quot;&quot;;COUNTIF([.$C$3:.$C$1002];&quot;&lt;&quot;&amp;[.$C217]))" office:value-type="float" office:value="128" calcext:value-type="float">
            <text:p>128</text:p>
          </table:table-cell>
          <table:table-cell table:style-name="ce4" table:formula="of:=IF(ISNA(MATCH(ROW([.$D216])-1;[.$D$1:.$D$1048576];0));&quot;&quot;;INDEX([.$C$3:.$C$1002];MATCH(ROW([.$D216])-1;[.$D$1:.$D$1048576];0)))" office:value-type="string" office:string-value="put" calcext:value-type="string">
            <text:p>put</text:p>
          </table:table-cell>
          <table:table-cell table:style-name="ce4" office:value-type="string" calcext:value-type="string">
            <text:p>pay</text:p>
          </table:table-cell>
          <table:table-cell table:style-name="ce4" table:formula="of:=IF([.$F217]=&quot;&quot;;&quot;&quot;;IF(LEFT([.$F216];1)&lt;&gt;&quot;^&quot;;&quot;&quot;;&quot;[&quot;)&amp;CHAR(34)&amp;[.$F217]&amp;CHAR(34)&amp;IF([.$F218]&lt;&gt;&quot;&quot;;&quot;, &quot;;&quot;]&quot;))" office:value-type="string" office:string-value="&quot;pay&quot;, " calcext:value-type="string">
            <text:p>"p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pe</text:p>
          </table:table-cell>
          <table:table-cell table:style-name="ce4" table:formula="of:=LEN([.A218])" office:value-type="float" office:value="4" calcext:value-type="float">
            <text:p>4</text:p>
          </table:table-cell>
          <table:table-cell table:style-name="ce4" table:formula="of:=IF(AND([.$B218]&gt;=[.$J$2];[.$B218]&lt;=[.$J$3]);[.$A218];&quot;zzz&quot;)" office:value-type="string" office:string-value="hope" calcext:value-type="string">
            <text:p>hope</text:p>
          </table:table-cell>
          <table:table-cell table:style-name="ce4" table:formula="of:=IF([.$C218]=&quot;zzz&quot;;&quot;&quot;;COUNTIF([.$C$3:.$C$1002];&quot;&lt;&quot;&amp;[.$C218]))" office:value-type="float" office:value="129" calcext:value-type="float">
            <text:p>129</text:p>
          </table:table-cell>
          <table:table-cell table:style-name="ce4" table:formula="of:=IF(ISNA(MATCH(ROW([.$D217])-1;[.$D$1:.$D$1048576];0));&quot;&quot;;INDEX([.$C$3:.$C$1002];MATCH(ROW([.$D217])-1;[.$D$1:.$D$1048576];0)))" office:value-type="string" office:string-value="red" calcext:value-type="string">
            <text:p>red</text:p>
          </table:table-cell>
          <table:table-cell table:style-name="ce4" office:value-type="string" calcext:value-type="string">
            <text:p>per</text:p>
          </table:table-cell>
          <table:table-cell table:style-name="ce4" table:formula="of:=IF([.$F218]=&quot;&quot;;&quot;&quot;;IF(LEFT([.$F217];1)&lt;&gt;&quot;^&quot;;&quot;&quot;;&quot;[&quot;)&amp;CHAR(34)&amp;[.$F218]&amp;CHAR(34)&amp;IF([.$F219]&lt;&gt;&quot;&quot;;&quot;, &quot;;&quot;]&quot;))" office:value-type="string" office:string-value="&quot;per&quot;, " calcext:value-type="string">
            <text:p>"pe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ur</text:p>
          </table:table-cell>
          <table:table-cell table:style-name="ce4" table:formula="of:=LEN([.A219])" office:value-type="float" office:value="4" calcext:value-type="float">
            <text:p>4</text:p>
          </table:table-cell>
          <table:table-cell table:style-name="ce4" table:formula="of:=IF(AND([.$B219]&gt;=[.$J$2];[.$B219]&lt;=[.$J$3]);[.$A219];&quot;zzz&quot;)" office:value-type="string" office:string-value="hour" calcext:value-type="string">
            <text:p>hour</text:p>
          </table:table-cell>
          <table:table-cell table:style-name="ce4" table:formula="of:=IF([.$C219]=&quot;zzz&quot;;&quot;&quot;;COUNTIF([.$C$3:.$C$1002];&quot;&lt;&quot;&amp;[.$C219]))" office:value-type="float" office:value="131" calcext:value-type="float">
            <text:p>131</text:p>
          </table:table-cell>
          <table:table-cell table:style-name="ce4" table:formula="of:=IF(ISNA(MATCH(ROW([.$D218])-1;[.$D$1:.$D$1048576];0));&quot;&quot;;INDEX([.$C$3:.$C$1002];MATCH(ROW([.$D218])-1;[.$D$1:.$D$1048576];0)))" office:value-type="string" office:string-value="play" calcext:value-type="string">
            <text:p>play</text:p>
          </table:table-cell>
          <table:table-cell table:style-name="ce4" office:value-type="string" calcext:value-type="string">
            <text:p>pick</text:p>
          </table:table-cell>
          <table:table-cell table:style-name="ce4" table:formula="of:=IF([.$F219]=&quot;&quot;;&quot;&quot;;IF(LEFT([.$F218];1)&lt;&gt;&quot;^&quot;;&quot;&quot;;&quot;[&quot;)&amp;CHAR(34)&amp;[.$F219]&amp;CHAR(34)&amp;IF([.$F220]&lt;&gt;&quot;&quot;;&quot;, &quot;;&quot;]&quot;))" office:value-type="string" office:string-value="&quot;pick&quot;, " calcext:value-type="string">
            <text:p>"pic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ge</text:p>
          </table:table-cell>
          <table:table-cell table:style-name="ce4" table:formula="of:=LEN([.A220])" office:value-type="float" office:value="4" calcext:value-type="float">
            <text:p>4</text:p>
          </table:table-cell>
          <table:table-cell table:style-name="ce4" table:formula="of:=IF(AND([.$B220]&gt;=[.$J$2];[.$B220]&lt;=[.$J$3]);[.$A220];&quot;zzz&quot;)" office:value-type="string" office:string-value="huge" calcext:value-type="string">
            <text:p>huge</text:p>
          </table:table-cell>
          <table:table-cell table:style-name="ce4" table:formula="of:=IF([.$C220]=&quot;zzz&quot;;&quot;&quot;;COUNTIF([.$C$3:.$C$1002];&quot;&lt;&quot;&amp;[.$C220]))" office:value-type="float" office:value="133" calcext:value-type="float">
            <text:p>133</text:p>
          </table:table-cell>
          <table:table-cell table:style-name="ce4" table:formula="of:=IF(ISNA(MATCH(ROW([.$D219])-1;[.$D$1:.$D$1048576];0));&quot;&quot;;INDEX([.$C$3:.$C$1002];MATCH(ROW([.$D219])-1;[.$D$1:.$D$1048576];0)))" office:value-type="string" office:string-value="poor" calcext:value-type="string">
            <text:p>poor</text:p>
          </table:table-cell>
          <table:table-cell table:style-name="ce4" office:value-type="string" calcext:value-type="string">
            <text:p>plan</text:p>
          </table:table-cell>
          <table:table-cell table:style-name="ce4" table:formula="of:=IF([.$F220]=&quot;&quot;;&quot;&quot;;IF(LEFT([.$F219];1)&lt;&gt;&quot;^&quot;;&quot;&quot;;&quot;[&quot;)&amp;CHAR(34)&amp;[.$F220]&amp;CHAR(34)&amp;IF([.$F221]&lt;&gt;&quot;&quot;;&quot;, &quot;;&quot;]&quot;))" office:value-type="string" office:string-value="&quot;plan&quot;, " calcext:value-type="string">
            <text:p>"pla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dea</text:p>
          </table:table-cell>
          <table:table-cell table:style-name="ce4" table:formula="of:=LEN([.A221])" office:value-type="float" office:value="4" calcext:value-type="float">
            <text:p>4</text:p>
          </table:table-cell>
          <table:table-cell table:style-name="ce4" table:formula="of:=IF(AND([.$B221]&gt;=[.$J$2];[.$B221]&lt;=[.$J$3]);[.$A221];&quot;zzz&quot;)" office:value-type="string" office:string-value="idea" calcext:value-type="string">
            <text:p>idea</text:p>
          </table:table-cell>
          <table:table-cell table:style-name="ce4" table:formula="of:=IF([.$C221]=&quot;zzz&quot;;&quot;&quot;;COUNTIF([.$C$3:.$C$1002];&quot;&lt;&quot;&amp;[.$C221]))" office:value-type="float" office:value="134" calcext:value-type="float">
            <text:p>134</text:p>
          </table:table-cell>
          <table:table-cell table:style-name="ce4" table:formula="of:=IF(ISNA(MATCH(ROW([.$D220])-1;[.$D$1:.$D$1048576];0));&quot;&quot;;INDEX([.$C$3:.$C$1002];MATCH(ROW([.$D220])-1;[.$D$1:.$D$1048576];0)))" office:value-type="string" office:string-value="pull" calcext:value-type="string">
            <text:p>pull</text:p>
          </table:table-cell>
          <table:table-cell table:style-name="ce4" office:value-type="string" calcext:value-type="string">
            <text:p>play</text:p>
          </table:table-cell>
          <table:table-cell table:style-name="ce4" table:formula="of:=IF([.$F221]=&quot;&quot;;&quot;&quot;;IF(LEFT([.$F220];1)&lt;&gt;&quot;^&quot;;&quot;&quot;;&quot;[&quot;)&amp;CHAR(34)&amp;[.$F221]&amp;CHAR(34)&amp;IF([.$F222]&lt;&gt;&quot;&quot;;&quot;, &quot;;&quot;]&quot;))" office:value-type="string" office:string-value="&quot;play&quot;, " calcext:value-type="string">
            <text:p>"pl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o</text:p>
          </table:table-cell>
          <table:table-cell table:style-name="ce4" table:formula="of:=LEN([.A222])" office:value-type="float" office:value="4" calcext:value-type="float">
            <text:p>4</text:p>
          </table:table-cell>
          <table:table-cell table:style-name="ce4" table:formula="of:=IF(AND([.$B222]&gt;=[.$J$2];[.$B222]&lt;=[.$J$3]);[.$A222];&quot;zzz&quot;)" office:value-type="string" office:string-value="into" calcext:value-type="string">
            <text:p>into</text:p>
          </table:table-cell>
          <table:table-cell table:style-name="ce4" table:formula="of:=IF([.$C222]=&quot;zzz&quot;;&quot;&quot;;COUNTIF([.$C$3:.$C$1002];&quot;&lt;&quot;&amp;[.$C222]))" office:value-type="float" office:value="135" calcext:value-type="float">
            <text:p>135</text:p>
          </table:table-cell>
          <table:table-cell table:style-name="ce4" table:formula="of:=IF(ISNA(MATCH(ROW([.$D221])-1;[.$D$1:.$D$1048576];0));&quot;&quot;;INDEX([.$C$3:.$C$1002];MATCH(ROW([.$D221])-1;[.$D$1:.$D$1048576];0)))" office:value-type="string" office:string-value="push" calcext:value-type="string">
            <text:p>push</text:p>
          </table:table-cell>
          <table:table-cell table:style-name="ce4" office:value-type="string" calcext:value-type="string">
            <text:p>poor</text:p>
          </table:table-cell>
          <table:table-cell table:style-name="ce4" table:formula="of:=IF([.$F222]=&quot;&quot;;&quot;&quot;;IF(LEFT([.$F221];1)&lt;&gt;&quot;^&quot;;&quot;&quot;;&quot;[&quot;)&amp;CHAR(34)&amp;[.$F222]&amp;CHAR(34)&amp;IF([.$F223]&lt;&gt;&quot;&quot;;&quot;, &quot;;&quot;]&quot;))" office:value-type="string" office:string-value="&quot;poor&quot;, " calcext:value-type="string">
            <text:p>"poo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4" table:formula="of:=LEN([.A223])" office:value-type="float" office:value="4" calcext:value-type="float">
            <text:p>4</text:p>
          </table:table-cell>
          <table:table-cell table:style-name="ce4" table:formula="of:=IF(AND([.$B223]&gt;=[.$J$2];[.$B223]&lt;=[.$J$3]);[.$A223];&quot;zzz&quot;)" office:value-type="string" office:string-value="item" calcext:value-type="string">
            <text:p>item</text:p>
          </table:table-cell>
          <table:table-cell table:style-name="ce4" table:formula="of:=IF([.$C223]=&quot;zzz&quot;;&quot;&quot;;COUNTIF([.$C$3:.$C$1002];&quot;&lt;&quot;&amp;[.$C223]))" office:value-type="float" office:value="136" calcext:value-type="float">
            <text:p>136</text:p>
          </table:table-cell>
          <table:table-cell table:style-name="ce4" table:formula="of:=IF(ISNA(MATCH(ROW([.$D222])-1;[.$D$1:.$D$1048576];0));&quot;&quot;;INDEX([.$C$3:.$C$1002];MATCH(ROW([.$D222])-1;[.$D$1:.$D$1048576];0)))" office:value-type="string" office:string-value="race" calcext:value-type="string">
            <text:p>race</text:p>
          </table:table-cell>
          <table:table-cell table:style-name="ce4" office:value-type="string" calcext:value-type="string">
            <text:p>pull</text:p>
          </table:table-cell>
          <table:table-cell table:style-name="ce4" table:formula="of:=IF([.$F223]=&quot;&quot;;&quot;&quot;;IF(LEFT([.$F222];1)&lt;&gt;&quot;^&quot;;&quot;&quot;;&quot;[&quot;)&amp;CHAR(34)&amp;[.$F223]&amp;CHAR(34)&amp;IF([.$F224]&lt;&gt;&quot;&quot;;&quot;, &quot;;&quot;]&quot;))" office:value-type="string" office:string-value="&quot;pull&quot;, " calcext:value-type="string">
            <text:p>"pu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oin</text:p>
          </table:table-cell>
          <table:table-cell table:style-name="ce4" table:formula="of:=LEN([.A224])" office:value-type="float" office:value="4" calcext:value-type="float">
            <text:p>4</text:p>
          </table:table-cell>
          <table:table-cell table:style-name="ce4" table:formula="of:=IF(AND([.$B224]&gt;=[.$J$2];[.$B224]&lt;=[.$J$3]);[.$A224];&quot;zzz&quot;)" office:value-type="string" office:string-value="join" calcext:value-type="string">
            <text:p>join</text:p>
          </table:table-cell>
          <table:table-cell table:style-name="ce4" table:formula="of:=IF([.$C224]=&quot;zzz&quot;;&quot;&quot;;COUNTIF([.$C$3:.$C$1002];&quot;&lt;&quot;&amp;[.$C224]))" office:value-type="float" office:value="139" calcext:value-type="float">
            <text:p>139</text:p>
          </table:table-cell>
          <table:table-cell table:style-name="ce4" table:formula="of:=IF(ISNA(MATCH(ROW([.$D223])-1;[.$D$1:.$D$1048576];0));&quot;&quot;;INDEX([.$C$3:.$C$1002];MATCH(ROW([.$D223])-1;[.$D$1:.$D$1048576];0)))" office:value-type="string" office:string-value="rate" calcext:value-type="string">
            <text:p>rate</text:p>
          </table:table-cell>
          <table:table-cell table:style-name="ce4" office:value-type="string" calcext:value-type="string">
            <text:p>push</text:p>
          </table:table-cell>
          <table:table-cell table:style-name="ce4" table:formula="of:=IF([.$F224]=&quot;&quot;;&quot;&quot;;IF(LEFT([.$F223];1)&lt;&gt;&quot;^&quot;;&quot;&quot;;&quot;[&quot;)&amp;CHAR(34)&amp;[.$F224]&amp;CHAR(34)&amp;IF([.$F225]&lt;&gt;&quot;&quot;;&quot;, &quot;;&quot;]&quot;))" office:value-type="string" office:string-value="&quot;push&quot;, " calcext:value-type="string">
            <text:p>"pus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ust</text:p>
          </table:table-cell>
          <table:table-cell table:style-name="ce4" table:formula="of:=LEN([.A225])" office:value-type="float" office:value="4" calcext:value-type="float">
            <text:p>4</text:p>
          </table:table-cell>
          <table:table-cell table:style-name="ce4" table:formula="of:=IF(AND([.$B225]&gt;=[.$J$2];[.$B225]&lt;=[.$J$3]);[.$A225];&quot;zzz&quot;)" office:value-type="string" office:string-value="just" calcext:value-type="string">
            <text:p>just</text:p>
          </table:table-cell>
          <table:table-cell table:style-name="ce4" table:formula="of:=IF([.$C225]=&quot;zzz&quot;;&quot;&quot;;COUNTIF([.$C$3:.$C$1002];&quot;&lt;&quot;&amp;[.$C225]))" office:value-type="float" office:value="140" calcext:value-type="float">
            <text:p>140</text:p>
          </table:table-cell>
          <table:table-cell table:style-name="ce4" table:formula="of:=IF(ISNA(MATCH(ROW([.$D224])-1;[.$D$1:.$D$1048576];0));&quot;&quot;;INDEX([.$C$3:.$C$1002];MATCH(ROW([.$D224])-1;[.$D$1:.$D$1048576];0)))" office:value-type="string" office:string-value="run" calcext:value-type="string">
            <text:p>run</text:p>
          </table:table-cell>
          <table:table-cell table:style-name="ce4" office:value-type="string" calcext:value-type="string">
            <text:p>put</text:p>
          </table:table-cell>
          <table:table-cell table:style-name="ce4" table:formula="of:=IF([.$F225]=&quot;&quot;;&quot;&quot;;IF(LEFT([.$F224];1)&lt;&gt;&quot;^&quot;;&quot;&quot;;&quot;[&quot;)&amp;CHAR(34)&amp;[.$F225]&amp;CHAR(34)&amp;IF([.$F226]&lt;&gt;&quot;&quot;;&quot;, &quot;;&quot;]&quot;))" office:value-type="string" office:string-value="&quot;put&quot;, " calcext:value-type="string">
            <text:p>"pu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ep</text:p>
          </table:table-cell>
          <table:table-cell table:style-name="ce4" table:formula="of:=LEN([.A226])" office:value-type="float" office:value="4" calcext:value-type="float">
            <text:p>4</text:p>
          </table:table-cell>
          <table:table-cell table:style-name="ce4" table:formula="of:=IF(AND([.$B226]&gt;=[.$J$2];[.$B226]&lt;=[.$J$3]);[.$A226];&quot;zzz&quot;)" office:value-type="string" office:string-value="keep" calcext:value-type="string">
            <text:p>keep</text:p>
          </table:table-cell>
          <table:table-cell table:style-name="ce4" table:formula="of:=IF([.$C226]=&quot;zzz&quot;;&quot;&quot;;COUNTIF([.$C$3:.$C$1002];&quot;&lt;&quot;&amp;[.$C226]))" office:value-type="float" office:value="141" calcext:value-type="float">
            <text:p>141</text:p>
          </table:table-cell>
          <table:table-cell table:style-name="ce4" table:formula="of:=IF(ISNA(MATCH(ROW([.$D225])-1;[.$D$1:.$D$1048576];0));&quot;&quot;;INDEX([.$C$3:.$C$1002];MATCH(ROW([.$D225])-1;[.$D$1:.$D$1048576];0)))" office:value-type="string" office:string-value="read" calcext:value-type="string">
            <text:p>read</text:p>
          </table:table-cell>
          <table:table-cell table:style-name="ce4" office:value-type="string" calcext:value-type="string">
            <text:p>race</text:p>
          </table:table-cell>
          <table:table-cell table:style-name="ce4" table:formula="of:=IF([.$F226]=&quot;&quot;;&quot;&quot;;IF(LEFT([.$F225];1)&lt;&gt;&quot;^&quot;;&quot;&quot;;&quot;[&quot;)&amp;CHAR(34)&amp;[.$F226]&amp;CHAR(34)&amp;IF([.$F227]&lt;&gt;&quot;&quot;;&quot;, &quot;;&quot;]&quot;))" office:value-type="string" office:string-value="&quot;race&quot;, " calcext:value-type="string">
            <text:p>"rac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ill</text:p>
          </table:table-cell>
          <table:table-cell table:style-name="ce4" table:formula="of:=LEN([.A227])" office:value-type="float" office:value="4" calcext:value-type="float">
            <text:p>4</text:p>
          </table:table-cell>
          <table:table-cell table:style-name="ce4" table:formula="of:=IF(AND([.$B227]&gt;=[.$J$2];[.$B227]&lt;=[.$J$3]);[.$A227];&quot;zzz&quot;)" office:value-type="string" office:string-value="kill" calcext:value-type="string">
            <text:p>kill</text:p>
          </table:table-cell>
          <table:table-cell table:style-name="ce4" table:formula="of:=IF([.$C227]=&quot;zzz&quot;;&quot;&quot;;COUNTIF([.$C$3:.$C$1002];&quot;&lt;&quot;&amp;[.$C227]))" office:value-type="float" office:value="144" calcext:value-type="float">
            <text:p>144</text:p>
          </table:table-cell>
          <table:table-cell table:style-name="ce4" table:formula="of:=IF(ISNA(MATCH(ROW([.$D226])-1;[.$D$1:.$D$1048576];0));&quot;&quot;;INDEX([.$C$3:.$C$1002];MATCH(ROW([.$D226])-1;[.$D$1:.$D$1048576];0)))" office:value-type="string" office:string-value="real" calcext:value-type="string">
            <text:p>real</text:p>
          </table:table-cell>
          <table:table-cell table:style-name="ce4" office:value-type="string" calcext:value-type="string">
            <text:p>rate</text:p>
          </table:table-cell>
          <table:table-cell table:style-name="ce4" table:formula="of:=IF([.$F227]=&quot;&quot;;&quot;&quot;;IF(LEFT([.$F226];1)&lt;&gt;&quot;^&quot;;&quot;&quot;;&quot;[&quot;)&amp;CHAR(34)&amp;[.$F227]&amp;CHAR(34)&amp;IF([.$F228]&lt;&gt;&quot;&quot;;&quot;, &quot;;&quot;]&quot;))" office:value-type="string" office:string-value="&quot;rate&quot;, " calcext:value-type="string">
            <text:p>"rat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ind</text:p>
          </table:table-cell>
          <table:table-cell table:style-name="ce4" table:formula="of:=LEN([.A228])" office:value-type="float" office:value="4" calcext:value-type="float">
            <text:p>4</text:p>
          </table:table-cell>
          <table:table-cell table:style-name="ce4" table:formula="of:=IF(AND([.$B228]&gt;=[.$J$2];[.$B228]&lt;=[.$J$3]);[.$A228];&quot;zzz&quot;)" office:value-type="string" office:string-value="kind" calcext:value-type="string">
            <text:p>kind</text:p>
          </table:table-cell>
          <table:table-cell table:style-name="ce4" table:formula="of:=IF([.$C228]=&quot;zzz&quot;;&quot;&quot;;COUNTIF([.$C$3:.$C$1002];&quot;&lt;&quot;&amp;[.$C228]))" office:value-type="float" office:value="145" calcext:value-type="float">
            <text:p>145</text:p>
          </table:table-cell>
          <table:table-cell table:style-name="ce4" table:formula="of:=IF(ISNA(MATCH(ROW([.$D227])-1;[.$D$1:.$D$1048576];0));&quot;&quot;;INDEX([.$C$3:.$C$1002];MATCH(ROW([.$D227])-1;[.$D$1:.$D$1048576];0)))" office:value-type="string" office:string-value="rest" calcext:value-type="string">
            <text:p>rest</text:p>
          </table:table-cell>
          <table:table-cell table:style-name="ce4" office:value-type="string" calcext:value-type="string">
            <text:p>read</text:p>
          </table:table-cell>
          <table:table-cell table:style-name="ce4" table:formula="of:=IF([.$F228]=&quot;&quot;;&quot;&quot;;IF(LEFT([.$F227];1)&lt;&gt;&quot;^&quot;;&quot;&quot;;&quot;[&quot;)&amp;CHAR(34)&amp;[.$F228]&amp;CHAR(34)&amp;IF([.$F229]&lt;&gt;&quot;&quot;;&quot;, &quot;;&quot;]&quot;))" office:value-type="string" office:string-value="&quot;read&quot;, " calcext:value-type="string">
            <text:p>"rea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now</text:p>
          </table:table-cell>
          <table:table-cell table:style-name="ce4" table:formula="of:=LEN([.A229])" office:value-type="float" office:value="4" calcext:value-type="float">
            <text:p>4</text:p>
          </table:table-cell>
          <table:table-cell table:style-name="ce4" table:formula="of:=IF(AND([.$B229]&gt;=[.$J$2];[.$B229]&lt;=[.$J$3]);[.$A229];&quot;zzz&quot;)" office:value-type="string" office:string-value="know" calcext:value-type="string">
            <text:p>know</text:p>
          </table:table-cell>
          <table:table-cell table:style-name="ce4" table:formula="of:=IF([.$C229]=&quot;zzz&quot;;&quot;&quot;;COUNTIF([.$C$3:.$C$1002];&quot;&lt;&quot;&amp;[.$C229]))" office:value-type="float" office:value="146" calcext:value-type="float">
            <text:p>146</text:p>
          </table:table-cell>
          <table:table-cell table:style-name="ce4" table:formula="of:=IF(ISNA(MATCH(ROW([.$D228])-1;[.$D$1:.$D$1048576];0));&quot;&quot;;INDEX([.$C$3:.$C$1002];MATCH(ROW([.$D228])-1;[.$D$1:.$D$1048576];0)))" office:value-type="string" office:string-value="rich" calcext:value-type="string">
            <text:p>rich</text:p>
          </table:table-cell>
          <table:table-cell table:style-name="ce4" office:value-type="string" calcext:value-type="string">
            <text:p>real</text:p>
          </table:table-cell>
          <table:table-cell table:style-name="ce4" table:formula="of:=IF([.$F229]=&quot;&quot;;&quot;&quot;;IF(LEFT([.$F228];1)&lt;&gt;&quot;^&quot;;&quot;&quot;;&quot;[&quot;)&amp;CHAR(34)&amp;[.$F229]&amp;CHAR(34)&amp;IF([.$F230]&lt;&gt;&quot;&quot;;&quot;, &quot;;&quot;]&quot;))" office:value-type="string" office:string-value="&quot;real&quot;, " calcext:value-type="string">
            <text:p>"rea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nd</text:p>
          </table:table-cell>
          <table:table-cell table:style-name="ce4" table:formula="of:=LEN([.A230])" office:value-type="float" office:value="4" calcext:value-type="float">
            <text:p>4</text:p>
          </table:table-cell>
          <table:table-cell table:style-name="ce4" table:formula="of:=IF(AND([.$B230]&gt;=[.$J$2];[.$B230]&lt;=[.$J$3]);[.$A230];&quot;zzz&quot;)" office:value-type="string" office:string-value="land" calcext:value-type="string">
            <text:p>land</text:p>
          </table:table-cell>
          <table:table-cell table:style-name="ce4" table:formula="of:=IF([.$C230]=&quot;zzz&quot;;&quot;&quot;;COUNTIF([.$C$3:.$C$1002];&quot;&lt;&quot;&amp;[.$C230]))" office:value-type="float" office:value="147" calcext:value-type="float">
            <text:p>147</text:p>
          </table:table-cell>
          <table:table-cell table:style-name="ce4" table:formula="of:=IF(ISNA(MATCH(ROW([.$D229])-1;[.$D$1:.$D$1048576];0));&quot;&quot;;INDEX([.$C$3:.$C$1002];MATCH(ROW([.$D229])-1;[.$D$1:.$D$1048576];0)))" office:value-type="string" office:string-value="say" calcext:value-type="string">
            <text:p>say</text:p>
          </table:table-cell>
          <table:table-cell table:style-name="ce4" office:value-type="string" calcext:value-type="string">
            <text:p>red</text:p>
          </table:table-cell>
          <table:table-cell table:style-name="ce4" table:formula="of:=IF([.$F230]=&quot;&quot;;&quot;&quot;;IF(LEFT([.$F229];1)&lt;&gt;&quot;^&quot;;&quot;&quot;;&quot;[&quot;)&amp;CHAR(34)&amp;[.$F230]&amp;CHAR(34)&amp;IF([.$F231]&lt;&gt;&quot;&quot;;&quot;, &quot;;&quot;]&quot;))" office:value-type="string" office:string-value="&quot;red&quot;, " calcext:value-type="string">
            <text:p>"re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st</text:p>
          </table:table-cell>
          <table:table-cell table:style-name="ce4" table:formula="of:=LEN([.A231])" office:value-type="float" office:value="4" calcext:value-type="float">
            <text:p>4</text:p>
          </table:table-cell>
          <table:table-cell table:style-name="ce4" table:formula="of:=IF(AND([.$B231]&gt;=[.$J$2];[.$B231]&lt;=[.$J$3]);[.$A231];&quot;zzz&quot;)" office:value-type="string" office:string-value="last" calcext:value-type="string">
            <text:p>last</text:p>
          </table:table-cell>
          <table:table-cell table:style-name="ce4" table:formula="of:=IF([.$C231]=&quot;zzz&quot;;&quot;&quot;;COUNTIF([.$C$3:.$C$1002];&quot;&lt;&quot;&amp;[.$C231]))" office:value-type="float" office:value="148" calcext:value-type="float">
            <text:p>148</text:p>
          </table:table-cell>
          <table:table-cell table:style-name="ce4" table:formula="of:=IF(ISNA(MATCH(ROW([.$D230])-1;[.$D$1:.$D$1048576];0));&quot;&quot;;INDEX([.$C$3:.$C$1002];MATCH(ROW([.$D230])-1;[.$D$1:.$D$1048576];0)))" office:value-type="string" office:string-value="rise" calcext:value-type="string">
            <text:p>rise</text:p>
          </table:table-cell>
          <table:table-cell table:style-name="ce4" office:value-type="string" calcext:value-type="string">
            <text:p>rest</text:p>
          </table:table-cell>
          <table:table-cell table:style-name="ce4" table:formula="of:=IF([.$F231]=&quot;&quot;;&quot;&quot;;IF(LEFT([.$F230];1)&lt;&gt;&quot;^&quot;;&quot;&quot;;&quot;[&quot;)&amp;CHAR(34)&amp;[.$F231]&amp;CHAR(34)&amp;IF([.$F232]&lt;&gt;&quot;&quot;;&quot;, &quot;;&quot;]&quot;))" office:value-type="string" office:string-value="&quot;rest&quot;, " calcext:value-type="string">
            <text:p>"re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te</text:p>
          </table:table-cell>
          <table:table-cell table:style-name="ce4" table:formula="of:=LEN([.A232])" office:value-type="float" office:value="4" calcext:value-type="float">
            <text:p>4</text:p>
          </table:table-cell>
          <table:table-cell table:style-name="ce4" table:formula="of:=IF(AND([.$B232]&gt;=[.$J$2];[.$B232]&lt;=[.$J$3]);[.$A232];&quot;zzz&quot;)" office:value-type="string" office:string-value="late" calcext:value-type="string">
            <text:p>late</text:p>
          </table:table-cell>
          <table:table-cell table:style-name="ce4" table:formula="of:=IF([.$C232]=&quot;zzz&quot;;&quot;&quot;;COUNTIF([.$C$3:.$C$1002];&quot;&lt;&quot;&amp;[.$C232]))" office:value-type="float" office:value="149" calcext:value-type="float">
            <text:p>149</text:p>
          </table:table-cell>
          <table:table-cell table:style-name="ce4" table:formula="of:=IF(ISNA(MATCH(ROW([.$D231])-1;[.$D$1:.$D$1048576];0));&quot;&quot;;INDEX([.$C$3:.$C$1002];MATCH(ROW([.$D231])-1;[.$D$1:.$D$1048576];0)))" office:value-type="string" office:string-value="risk" calcext:value-type="string">
            <text:p>risk</text:p>
          </table:table-cell>
          <table:table-cell table:style-name="ce4" office:value-type="string" calcext:value-type="string">
            <text:p>rich</text:p>
          </table:table-cell>
          <table:table-cell table:style-name="ce4" table:formula="of:=IF([.$F232]=&quot;&quot;;&quot;&quot;;IF(LEFT([.$F231];1)&lt;&gt;&quot;^&quot;;&quot;&quot;;&quot;[&quot;)&amp;CHAR(34)&amp;[.$F232]&amp;CHAR(34)&amp;IF([.$F233]&lt;&gt;&quot;&quot;;&quot;, &quot;;&quot;]&quot;))" office:value-type="string" office:string-value="&quot;rich&quot;, " calcext:value-type="string">
            <text:p>"ric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ad</text:p>
          </table:table-cell>
          <table:table-cell table:style-name="ce4" table:formula="of:=LEN([.A233])" office:value-type="float" office:value="4" calcext:value-type="float">
            <text:p>4</text:p>
          </table:table-cell>
          <table:table-cell table:style-name="ce4" table:formula="of:=IF(AND([.$B233]&gt;=[.$J$2];[.$B233]&lt;=[.$J$3]);[.$A233];&quot;zzz&quot;)" office:value-type="string" office:string-value="lead" calcext:value-type="string">
            <text:p>lead</text:p>
          </table:table-cell>
          <table:table-cell table:style-name="ce4" table:formula="of:=IF([.$C233]=&quot;zzz&quot;;&quot;&quot;;COUNTIF([.$C$3:.$C$1002];&quot;&lt;&quot;&amp;[.$C233]))" office:value-type="float" office:value="152" calcext:value-type="float">
            <text:p>152</text:p>
          </table:table-cell>
          <table:table-cell table:style-name="ce4" table:formula="of:=IF(ISNA(MATCH(ROW([.$D232])-1;[.$D$1:.$D$1048576];0));&quot;&quot;;INDEX([.$C$3:.$C$1002];MATCH(ROW([.$D232])-1;[.$D$1:.$D$1048576];0)))" office:value-type="string" office:string-value="road" calcext:value-type="string">
            <text:p>road</text:p>
          </table:table-cell>
          <table:table-cell table:style-name="ce4" office:value-type="string" calcext:value-type="string">
            <text:p>rise</text:p>
          </table:table-cell>
          <table:table-cell table:style-name="ce4" table:formula="of:=IF([.$F233]=&quot;&quot;;&quot;&quot;;IF(LEFT([.$F232];1)&lt;&gt;&quot;^&quot;;&quot;&quot;;&quot;[&quot;)&amp;CHAR(34)&amp;[.$F233]&amp;CHAR(34)&amp;IF([.$F234]&lt;&gt;&quot;&quot;;&quot;, &quot;;&quot;]&quot;))" office:value-type="string" office:string-value="&quot;rise&quot;, " calcext:value-type="string">
            <text:p>"ris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4" table:formula="of:=LEN([.A234])" office:value-type="float" office:value="4" calcext:value-type="float">
            <text:p>4</text:p>
          </table:table-cell>
          <table:table-cell table:style-name="ce4" table:formula="of:=IF(AND([.$B234]&gt;=[.$J$2];[.$B234]&lt;=[.$J$3]);[.$A234];&quot;zzz&quot;)" office:value-type="string" office:string-value="left" calcext:value-type="string">
            <text:p>left</text:p>
          </table:table-cell>
          <table:table-cell table:style-name="ce4" table:formula="of:=IF([.$C234]=&quot;zzz&quot;;&quot;&quot;;COUNTIF([.$C$3:.$C$1002];&quot;&lt;&quot;&amp;[.$C234]))" office:value-type="float" office:value="153" calcext:value-type="float">
            <text:p>153</text:p>
          </table:table-cell>
          <table:table-cell table:style-name="ce4" table:formula="of:=IF(ISNA(MATCH(ROW([.$D233])-1;[.$D$1:.$D$1048576];0));&quot;&quot;;INDEX([.$C$3:.$C$1002];MATCH(ROW([.$D233])-1;[.$D$1:.$D$1048576];0)))" office:value-type="string" office:string-value="rock" calcext:value-type="string">
            <text:p>rock</text:p>
          </table:table-cell>
          <table:table-cell table:style-name="ce4" office:value-type="string" calcext:value-type="string">
            <text:p>risk</text:p>
          </table:table-cell>
          <table:table-cell table:style-name="ce4" table:formula="of:=IF([.$F234]=&quot;&quot;;&quot;&quot;;IF(LEFT([.$F233];1)&lt;&gt;&quot;^&quot;;&quot;&quot;;&quot;[&quot;)&amp;CHAR(34)&amp;[.$F234]&amp;CHAR(34)&amp;IF([.$F235]&lt;&gt;&quot;&quot;;&quot;, &quot;;&quot;]&quot;))" office:value-type="string" office:string-value="&quot;risk&quot;, " calcext:value-type="string">
            <text:p>"ris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ss</text:p>
          </table:table-cell>
          <table:table-cell table:style-name="ce4" table:formula="of:=LEN([.A235])" office:value-type="float" office:value="4" calcext:value-type="float">
            <text:p>4</text:p>
          </table:table-cell>
          <table:table-cell table:style-name="ce4" table:formula="of:=IF(AND([.$B235]&gt;=[.$J$2];[.$B235]&lt;=[.$J$3]);[.$A235];&quot;zzz&quot;)" office:value-type="string" office:string-value="less" calcext:value-type="string">
            <text:p>less</text:p>
          </table:table-cell>
          <table:table-cell table:style-name="ce4" table:formula="of:=IF([.$C235]=&quot;zzz&quot;;&quot;&quot;;COUNTIF([.$C$3:.$C$1002];&quot;&lt;&quot;&amp;[.$C235]))" office:value-type="float" office:value="155" calcext:value-type="float">
            <text:p>155</text:p>
          </table:table-cell>
          <table:table-cell table:style-name="ce4" table:formula="of:=IF(ISNA(MATCH(ROW([.$D234])-1;[.$D$1:.$D$1048576];0));&quot;&quot;;INDEX([.$C$3:.$C$1002];MATCH(ROW([.$D234])-1;[.$D$1:.$D$1048576];0)))" office:value-type="string" office:string-value="role" calcext:value-type="string">
            <text:p>role</text:p>
          </table:table-cell>
          <table:table-cell table:style-name="ce4" office:value-type="string" calcext:value-type="string">
            <text:p>road</text:p>
          </table:table-cell>
          <table:table-cell table:style-name="ce4" table:formula="of:=IF([.$F235]=&quot;&quot;;&quot;&quot;;IF(LEFT([.$F234];1)&lt;&gt;&quot;^&quot;;&quot;&quot;;&quot;[&quot;)&amp;CHAR(34)&amp;[.$F235]&amp;CHAR(34)&amp;IF([.$F236]&lt;&gt;&quot;&quot;;&quot;, &quot;;&quot;]&quot;))" office:value-type="string" office:string-value="&quot;road&quot;, " calcext:value-type="string">
            <text:p>"roa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fe</text:p>
          </table:table-cell>
          <table:table-cell table:style-name="ce4" table:formula="of:=LEN([.A236])" office:value-type="float" office:value="4" calcext:value-type="float">
            <text:p>4</text:p>
          </table:table-cell>
          <table:table-cell table:style-name="ce4" table:formula="of:=IF(AND([.$B236]&gt;=[.$J$2];[.$B236]&lt;=[.$J$3]);[.$A236];&quot;zzz&quot;)" office:value-type="string" office:string-value="life" calcext:value-type="string">
            <text:p>life</text:p>
          </table:table-cell>
          <table:table-cell table:style-name="ce4" table:formula="of:=IF([.$C236]=&quot;zzz&quot;;&quot;&quot;;COUNTIF([.$C$3:.$C$1002];&quot;&lt;&quot;&amp;[.$C236]))" office:value-type="float" office:value="158" calcext:value-type="float">
            <text:p>158</text:p>
          </table:table-cell>
          <table:table-cell table:style-name="ce4" table:formula="of:=IF(ISNA(MATCH(ROW([.$D235])-1;[.$D$1:.$D$1048576];0));&quot;&quot;;INDEX([.$C$3:.$C$1002];MATCH(ROW([.$D235])-1;[.$D$1:.$D$1048576];0)))" office:value-type="string" office:string-value="room" calcext:value-type="string">
            <text:p>room</text:p>
          </table:table-cell>
          <table:table-cell table:style-name="ce4" office:value-type="string" calcext:value-type="string">
            <text:p>rock</text:p>
          </table:table-cell>
          <table:table-cell table:style-name="ce4" table:formula="of:=IF([.$F236]=&quot;&quot;;&quot;&quot;;IF(LEFT([.$F235];1)&lt;&gt;&quot;^&quot;;&quot;&quot;;&quot;[&quot;)&amp;CHAR(34)&amp;[.$F236]&amp;CHAR(34)&amp;IF([.$F237]&lt;&gt;&quot;&quot;;&quot;, &quot;;&quot;]&quot;))" office:value-type="string" office:string-value="&quot;rock&quot;, " calcext:value-type="string">
            <text:p>"roc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ke</text:p>
          </table:table-cell>
          <table:table-cell table:style-name="ce4" table:formula="of:=LEN([.A237])" office:value-type="float" office:value="4" calcext:value-type="float">
            <text:p>4</text:p>
          </table:table-cell>
          <table:table-cell table:style-name="ce4" table:formula="of:=IF(AND([.$B237]&gt;=[.$J$2];[.$B237]&lt;=[.$J$3]);[.$A237];&quot;zzz&quot;)" office:value-type="string" office:string-value="like" calcext:value-type="string">
            <text:p>like</text:p>
          </table:table-cell>
          <table:table-cell table:style-name="ce4" table:formula="of:=IF([.$C237]=&quot;zzz&quot;;&quot;&quot;;COUNTIF([.$C$3:.$C$1002];&quot;&lt;&quot;&amp;[.$C237]))" office:value-type="float" office:value="159" calcext:value-type="float">
            <text:p>159</text:p>
          </table:table-cell>
          <table:table-cell table:style-name="ce4" table:formula="of:=IF(ISNA(MATCH(ROW([.$D236])-1;[.$D$1:.$D$1048576];0));&quot;&quot;;INDEX([.$C$3:.$C$1002];MATCH(ROW([.$D236])-1;[.$D$1:.$D$1048576];0)))" office:value-type="string" office:string-value="rule" calcext:value-type="string">
            <text:p>rule</text:p>
          </table:table-cell>
          <table:table-cell table:style-name="ce4" office:value-type="string" calcext:value-type="string">
            <text:p>role</text:p>
          </table:table-cell>
          <table:table-cell table:style-name="ce4" table:formula="of:=IF([.$F237]=&quot;&quot;;&quot;&quot;;IF(LEFT([.$F236];1)&lt;&gt;&quot;^&quot;;&quot;&quot;;&quot;[&quot;)&amp;CHAR(34)&amp;[.$F237]&amp;CHAR(34)&amp;IF([.$F238]&lt;&gt;&quot;&quot;;&quot;, &quot;;&quot;]&quot;))" office:value-type="string" office:string-value="&quot;role&quot;, " calcext:value-type="string">
            <text:p>"rol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e</text:p>
          </table:table-cell>
          <table:table-cell table:style-name="ce4" table:formula="of:=LEN([.A238])" office:value-type="float" office:value="4" calcext:value-type="float">
            <text:p>4</text:p>
          </table:table-cell>
          <table:table-cell table:style-name="ce4" table:formula="of:=IF(AND([.$B238]&gt;=[.$J$2];[.$B238]&lt;=[.$J$3]);[.$A238];&quot;zzz&quot;)" office:value-type="string" office:string-value="line" calcext:value-type="string">
            <text:p>line</text:p>
          </table:table-cell>
          <table:table-cell table:style-name="ce4" table:formula="of:=IF([.$C238]=&quot;zzz&quot;;&quot;&quot;;COUNTIF([.$C$3:.$C$1002];&quot;&lt;&quot;&amp;[.$C238]))" office:value-type="float" office:value="160" calcext:value-type="float">
            <text:p>160</text:p>
          </table:table-cell>
          <table:table-cell table:style-name="ce4" table:formula="of:=IF(ISNA(MATCH(ROW([.$D237])-1;[.$D$1:.$D$1048576];0));&quot;&quot;;INDEX([.$C$3:.$C$1002];MATCH(ROW([.$D237])-1;[.$D$1:.$D$1048576];0)))" office:value-type="string" office:string-value="safe" calcext:value-type="string">
            <text:p>safe</text:p>
          </table:table-cell>
          <table:table-cell table:style-name="ce4" office:value-type="string" calcext:value-type="string">
            <text:p>room</text:p>
          </table:table-cell>
          <table:table-cell table:style-name="ce4" table:formula="of:=IF([.$F238]=&quot;&quot;;&quot;&quot;;IF(LEFT([.$F237];1)&lt;&gt;&quot;^&quot;;&quot;&quot;;&quot;[&quot;)&amp;CHAR(34)&amp;[.$F238]&amp;CHAR(34)&amp;IF([.$F239]&lt;&gt;&quot;&quot;;&quot;, &quot;;&quot;]&quot;))" office:value-type="string" office:string-value="&quot;room&quot;, " calcext:value-type="string">
            <text:p>"roo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</text:p>
          </table:table-cell>
          <table:table-cell table:style-name="ce4" table:formula="of:=LEN([.A239])" office:value-type="float" office:value="4" calcext:value-type="float">
            <text:p>4</text:p>
          </table:table-cell>
          <table:table-cell table:style-name="ce4" table:formula="of:=IF(AND([.$B239]&gt;=[.$J$2];[.$B239]&lt;=[.$J$3]);[.$A239];&quot;zzz&quot;)" office:value-type="string" office:string-value="list" calcext:value-type="string">
            <text:p>list</text:p>
          </table:table-cell>
          <table:table-cell table:style-name="ce4" table:formula="of:=IF([.$C239]=&quot;zzz&quot;;&quot;&quot;;COUNTIF([.$C$3:.$C$1002];&quot;&lt;&quot;&amp;[.$C239]))" office:value-type="float" office:value="161" calcext:value-type="float">
            <text:p>161</text:p>
          </table:table-cell>
          <table:table-cell table:style-name="ce4" table:formula="of:=IF(ISNA(MATCH(ROW([.$D238])-1;[.$D$1:.$D$1048576];0));&quot;&quot;;INDEX([.$C$3:.$C$1002];MATCH(ROW([.$D238])-1;[.$D$1:.$D$1048576];0)))" office:value-type="string" office:string-value="same" calcext:value-type="string">
            <text:p>same</text:p>
          </table:table-cell>
          <table:table-cell table:style-name="ce4" office:value-type="string" calcext:value-type="string">
            <text:p>rule</text:p>
          </table:table-cell>
          <table:table-cell table:style-name="ce4" table:formula="of:=IF([.$F239]=&quot;&quot;;&quot;&quot;;IF(LEFT([.$F238];1)&lt;&gt;&quot;^&quot;;&quot;&quot;;&quot;[&quot;)&amp;CHAR(34)&amp;[.$F239]&amp;CHAR(34)&amp;IF([.$F240]&lt;&gt;&quot;&quot;;&quot;, &quot;;&quot;]&quot;))" office:value-type="string" office:string-value="&quot;rule&quot;, " calcext:value-type="string">
            <text:p>"rul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ve</text:p>
          </table:table-cell>
          <table:table-cell table:style-name="ce4" table:formula="of:=LEN([.A240])" office:value-type="float" office:value="4" calcext:value-type="float">
            <text:p>4</text:p>
          </table:table-cell>
          <table:table-cell table:style-name="ce4" table:formula="of:=IF(AND([.$B240]&gt;=[.$J$2];[.$B240]&lt;=[.$J$3]);[.$A240];&quot;zzz&quot;)" office:value-type="string" office:string-value="live" calcext:value-type="string">
            <text:p>live</text:p>
          </table:table-cell>
          <table:table-cell table:style-name="ce4" table:formula="of:=IF([.$C240]=&quot;zzz&quot;;&quot;&quot;;COUNTIF([.$C$3:.$C$1002];&quot;&lt;&quot;&amp;[.$C240]))" office:value-type="float" office:value="162" calcext:value-type="float">
            <text:p>162</text:p>
          </table:table-cell>
          <table:table-cell table:style-name="ce4" table:formula="of:=IF(ISNA(MATCH(ROW([.$D239])-1;[.$D$1:.$D$1048576];0));&quot;&quot;;INDEX([.$C$3:.$C$1002];MATCH(ROW([.$D239])-1;[.$D$1:.$D$1048576];0)))" office:value-type="string" office:string-value="sea" calcext:value-type="string">
            <text:p>sea</text:p>
          </table:table-cell>
          <table:table-cell table:style-name="ce4" office:value-type="string" calcext:value-type="string">
            <text:p>run</text:p>
          </table:table-cell>
          <table:table-cell table:style-name="ce4" table:formula="of:=IF([.$F240]=&quot;&quot;;&quot;&quot;;IF(LEFT([.$F239];1)&lt;&gt;&quot;^&quot;;&quot;&quot;;&quot;[&quot;)&amp;CHAR(34)&amp;[.$F240]&amp;CHAR(34)&amp;IF([.$F241]&lt;&gt;&quot;&quot;;&quot;, &quot;;&quot;]&quot;))" office:value-type="string" office:string-value="&quot;run&quot;, " calcext:value-type="string">
            <text:p>"ru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</text:p>
          </table:table-cell>
          <table:table-cell table:style-name="ce4" table:formula="of:=LEN([.A241])" office:value-type="float" office:value="4" calcext:value-type="float">
            <text:p>4</text:p>
          </table:table-cell>
          <table:table-cell table:style-name="ce4" table:formula="of:=IF(AND([.$B241]&gt;=[.$J$2];[.$B241]&lt;=[.$J$3]);[.$A241];&quot;zzz&quot;)" office:value-type="string" office:string-value="long" calcext:value-type="string">
            <text:p>long</text:p>
          </table:table-cell>
          <table:table-cell table:style-name="ce4" table:formula="of:=IF([.$C241]=&quot;zzz&quot;;&quot;&quot;;COUNTIF([.$C$3:.$C$1002];&quot;&lt;&quot;&amp;[.$C241]))" office:value-type="float" office:value="163" calcext:value-type="float">
            <text:p>163</text:p>
          </table:table-cell>
          <table:table-cell table:style-name="ce4" table:formula="of:=IF(ISNA(MATCH(ROW([.$D240])-1;[.$D$1:.$D$1048576];0));&quot;&quot;;INDEX([.$C$3:.$C$1002];MATCH(ROW([.$D240])-1;[.$D$1:.$D$1048576];0)))" office:value-type="string" office:string-value="save" calcext:value-type="string">
            <text:p>save</text:p>
          </table:table-cell>
          <table:table-cell table:style-name="ce4" office:value-type="string" calcext:value-type="string">
            <text:p>safe</text:p>
          </table:table-cell>
          <table:table-cell table:style-name="ce4" table:formula="of:=IF([.$F241]=&quot;&quot;;&quot;&quot;;IF(LEFT([.$F240];1)&lt;&gt;&quot;^&quot;;&quot;&quot;;&quot;[&quot;)&amp;CHAR(34)&amp;[.$F241]&amp;CHAR(34)&amp;IF([.$F242]&lt;&gt;&quot;&quot;;&quot;, &quot;;&quot;]&quot;))" office:value-type="string" office:string-value="&quot;safe&quot;, " calcext:value-type="string">
            <text:p>"saf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ok</text:p>
          </table:table-cell>
          <table:table-cell table:style-name="ce4" table:formula="of:=LEN([.A242])" office:value-type="float" office:value="4" calcext:value-type="float">
            <text:p>4</text:p>
          </table:table-cell>
          <table:table-cell table:style-name="ce4" table:formula="of:=IF(AND([.$B242]&gt;=[.$J$2];[.$B242]&lt;=[.$J$3]);[.$A242];&quot;zzz&quot;)" office:value-type="string" office:string-value="look" calcext:value-type="string">
            <text:p>look</text:p>
          </table:table-cell>
          <table:table-cell table:style-name="ce4" table:formula="of:=IF([.$C242]=&quot;zzz&quot;;&quot;&quot;;COUNTIF([.$C$3:.$C$1002];&quot;&lt;&quot;&amp;[.$C242]))" office:value-type="float" office:value="164" calcext:value-type="float">
            <text:p>164</text:p>
          </table:table-cell>
          <table:table-cell table:style-name="ce4" table:formula="of:=IF(ISNA(MATCH(ROW([.$D241])-1;[.$D$1:.$D$1048576];0));&quot;&quot;;INDEX([.$C$3:.$C$1002];MATCH(ROW([.$D241])-1;[.$D$1:.$D$1048576];0)))" office:value-type="string" office:string-value="seat" calcext:value-type="string">
            <text:p>seat</text:p>
          </table:table-cell>
          <table:table-cell table:style-name="ce4" office:value-type="string" calcext:value-type="string">
            <text:p>same</text:p>
          </table:table-cell>
          <table:table-cell table:style-name="ce4" table:formula="of:=IF([.$F242]=&quot;&quot;;&quot;&quot;;IF(LEFT([.$F241];1)&lt;&gt;&quot;^&quot;;&quot;&quot;;&quot;[&quot;)&amp;CHAR(34)&amp;[.$F242]&amp;CHAR(34)&amp;IF([.$F243]&lt;&gt;&quot;&quot;;&quot;, &quot;;&quot;]&quot;))" office:value-type="string" office:string-value="&quot;same&quot;, " calcext:value-type="string">
            <text:p>"sa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se</text:p>
          </table:table-cell>
          <table:table-cell table:style-name="ce4" table:formula="of:=LEN([.A243])" office:value-type="float" office:value="4" calcext:value-type="float">
            <text:p>4</text:p>
          </table:table-cell>
          <table:table-cell table:style-name="ce4" table:formula="of:=IF(AND([.$B243]&gt;=[.$J$2];[.$B243]&lt;=[.$J$3]);[.$A243];&quot;zzz&quot;)" office:value-type="string" office:string-value="lose" calcext:value-type="string">
            <text:p>lose</text:p>
          </table:table-cell>
          <table:table-cell table:style-name="ce4" table:formula="of:=IF([.$C243]=&quot;zzz&quot;;&quot;&quot;;COUNTIF([.$C$3:.$C$1002];&quot;&lt;&quot;&amp;[.$C243]))" office:value-type="float" office:value="165" calcext:value-type="float">
            <text:p>165</text:p>
          </table:table-cell>
          <table:table-cell table:style-name="ce4" table:formula="of:=IF(ISNA(MATCH(ROW([.$D242])-1;[.$D$1:.$D$1048576];0));&quot;&quot;;INDEX([.$C$3:.$C$1002];MATCH(ROW([.$D242])-1;[.$D$1:.$D$1048576];0)))" office:value-type="string" office:string-value="seek" calcext:value-type="string">
            <text:p>seek</text:p>
          </table:table-cell>
          <table:table-cell table:style-name="ce4" office:value-type="string" calcext:value-type="string">
            <text:p>save</text:p>
          </table:table-cell>
          <table:table-cell table:style-name="ce4" table:formula="of:=IF([.$F243]=&quot;&quot;;&quot;&quot;;IF(LEFT([.$F242];1)&lt;&gt;&quot;^&quot;;&quot;&quot;;&quot;[&quot;)&amp;CHAR(34)&amp;[.$F243]&amp;CHAR(34)&amp;IF([.$F244]&lt;&gt;&quot;&quot;;&quot;, &quot;;&quot;]&quot;))" office:value-type="string" office:string-value="&quot;save&quot;, " calcext:value-type="string">
            <text:p>"sav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ss</text:p>
          </table:table-cell>
          <table:table-cell table:style-name="ce4" table:formula="of:=LEN([.A244])" office:value-type="float" office:value="4" calcext:value-type="float">
            <text:p>4</text:p>
          </table:table-cell>
          <table:table-cell table:style-name="ce4" table:formula="of:=IF(AND([.$B244]&gt;=[.$J$2];[.$B244]&lt;=[.$J$3]);[.$A244];&quot;zzz&quot;)" office:value-type="string" office:string-value="loss" calcext:value-type="string">
            <text:p>loss</text:p>
          </table:table-cell>
          <table:table-cell table:style-name="ce4" table:formula="of:=IF([.$C244]=&quot;zzz&quot;;&quot;&quot;;COUNTIF([.$C$3:.$C$1002];&quot;&lt;&quot;&amp;[.$C244]))" office:value-type="float" office:value="166" calcext:value-type="float">
            <text:p>166</text:p>
          </table:table-cell>
          <table:table-cell table:style-name="ce4" table:formula="of:=IF(ISNA(MATCH(ROW([.$D243])-1;[.$D$1:.$D$1048576];0));&quot;&quot;;INDEX([.$C$3:.$C$1002];MATCH(ROW([.$D243])-1;[.$D$1:.$D$1048576];0)))" office:value-type="string" office:string-value="see" calcext:value-type="string">
            <text:p>see</text:p>
          </table:table-cell>
          <table:table-cell table:style-name="ce4" office:value-type="string" calcext:value-type="string">
            <text:p>say</text:p>
          </table:table-cell>
          <table:table-cell table:style-name="ce4" table:formula="of:=IF([.$F244]=&quot;&quot;;&quot;&quot;;IF(LEFT([.$F243];1)&lt;&gt;&quot;^&quot;;&quot;&quot;;&quot;[&quot;)&amp;CHAR(34)&amp;[.$F244]&amp;CHAR(34)&amp;IF([.$F245]&lt;&gt;&quot;&quot;;&quot;, &quot;;&quot;]&quot;))" office:value-type="string" office:string-value="&quot;say&quot;, " calcext:value-type="string">
            <text:p>"s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ve</text:p>
          </table:table-cell>
          <table:table-cell table:style-name="ce4" table:formula="of:=LEN([.A245])" office:value-type="float" office:value="4" calcext:value-type="float">
            <text:p>4</text:p>
          </table:table-cell>
          <table:table-cell table:style-name="ce4" table:formula="of:=IF(AND([.$B245]&gt;=[.$J$2];[.$B245]&lt;=[.$J$3]);[.$A245];&quot;zzz&quot;)" office:value-type="string" office:string-value="love" calcext:value-type="string">
            <text:p>love</text:p>
          </table:table-cell>
          <table:table-cell table:style-name="ce4" table:formula="of:=IF([.$C245]=&quot;zzz&quot;;&quot;&quot;;COUNTIF([.$C$3:.$C$1002];&quot;&lt;&quot;&amp;[.$C245]))" office:value-type="float" office:value="168" calcext:value-type="float">
            <text:p>168</text:p>
          </table:table-cell>
          <table:table-cell table:style-name="ce4" table:formula="of:=IF(ISNA(MATCH(ROW([.$D244])-1;[.$D$1:.$D$1048576];0));&quot;&quot;;INDEX([.$C$3:.$C$1002];MATCH(ROW([.$D244])-1;[.$D$1:.$D$1048576];0)))" office:value-type="string" office:string-value="set" calcext:value-type="string">
            <text:p>set</text:p>
          </table:table-cell>
          <table:table-cell table:style-name="ce4" office:value-type="string" calcext:value-type="string">
            <text:p>sea</text:p>
          </table:table-cell>
          <table:table-cell table:style-name="ce4" table:formula="of:=IF([.$F245]=&quot;&quot;;&quot;&quot;;IF(LEFT([.$F244];1)&lt;&gt;&quot;^&quot;;&quot;&quot;;&quot;[&quot;)&amp;CHAR(34)&amp;[.$F245]&amp;CHAR(34)&amp;IF([.$F246]&lt;&gt;&quot;&quot;;&quot;, &quot;;&quot;]&quot;))" office:value-type="string" office:string-value="&quot;sea&quot;, " calcext:value-type="string">
            <text:p>"sea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4" table:formula="of:=LEN([.A246])" office:value-type="float" office:value="4" calcext:value-type="float">
            <text:p>4</text:p>
          </table:table-cell>
          <table:table-cell table:style-name="ce4" table:formula="of:=IF(AND([.$B246]&gt;=[.$J$2];[.$B246]&lt;=[.$J$3]);[.$A246];&quot;zzz&quot;)" office:value-type="string" office:string-value="main" calcext:value-type="string">
            <text:p>main</text:p>
          </table:table-cell>
          <table:table-cell table:style-name="ce4" table:formula="of:=IF([.$C246]=&quot;zzz&quot;;&quot;&quot;;COUNTIF([.$C$3:.$C$1002];&quot;&lt;&quot;&amp;[.$C246]))" office:value-type="float" office:value="170" calcext:value-type="float">
            <text:p>170</text:p>
          </table:table-cell>
          <table:table-cell table:style-name="ce4" table:formula="of:=IF(ISNA(MATCH(ROW([.$D245])-1;[.$D$1:.$D$1048576];0));&quot;&quot;;INDEX([.$C$3:.$C$1002];MATCH(ROW([.$D245])-1;[.$D$1:.$D$1048576];0)))" office:value-type="string" office:string-value="seem" calcext:value-type="string">
            <text:p>seem</text:p>
          </table:table-cell>
          <table:table-cell table:style-name="ce4" office:value-type="string" calcext:value-type="string">
            <text:p>seat</text:p>
          </table:table-cell>
          <table:table-cell table:style-name="ce4" table:formula="of:=IF([.$F246]=&quot;&quot;;&quot;&quot;;IF(LEFT([.$F245];1)&lt;&gt;&quot;^&quot;;&quot;&quot;;&quot;[&quot;)&amp;CHAR(34)&amp;[.$F246]&amp;CHAR(34)&amp;IF([.$F247]&lt;&gt;&quot;&quot;;&quot;, &quot;;&quot;]&quot;))" office:value-type="string" office:string-value="&quot;seat&quot;, " calcext:value-type="string">
            <text:p>"sea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ke</text:p>
          </table:table-cell>
          <table:table-cell table:style-name="ce4" table:formula="of:=LEN([.A247])" office:value-type="float" office:value="4" calcext:value-type="float">
            <text:p>4</text:p>
          </table:table-cell>
          <table:table-cell table:style-name="ce4" table:formula="of:=IF(AND([.$B247]&gt;=[.$J$2];[.$B247]&lt;=[.$J$3]);[.$A247];&quot;zzz&quot;)" office:value-type="string" office:string-value="make" calcext:value-type="string">
            <text:p>make</text:p>
          </table:table-cell>
          <table:table-cell table:style-name="ce4" table:formula="of:=IF([.$C247]=&quot;zzz&quot;;&quot;&quot;;COUNTIF([.$C$3:.$C$1002];&quot;&lt;&quot;&amp;[.$C247]))" office:value-type="float" office:value="171" calcext:value-type="float">
            <text:p>171</text:p>
          </table:table-cell>
          <table:table-cell table:style-name="ce4" table:formula="of:=IF(ISNA(MATCH(ROW([.$D246])-1;[.$D$1:.$D$1048576];0));&quot;&quot;;INDEX([.$C$3:.$C$1002];MATCH(ROW([.$D246])-1;[.$D$1:.$D$1048576];0)))" office:value-type="string" office:string-value="sex" calcext:value-type="string">
            <text:p>sex</text:p>
          </table:table-cell>
          <table:table-cell table:style-name="ce4" office:value-type="string" calcext:value-type="string">
            <text:p>see</text:p>
          </table:table-cell>
          <table:table-cell table:style-name="ce4" table:formula="of:=IF([.$F247]=&quot;&quot;;&quot;&quot;;IF(LEFT([.$F246];1)&lt;&gt;&quot;^&quot;;&quot;&quot;;&quot;[&quot;)&amp;CHAR(34)&amp;[.$F247]&amp;CHAR(34)&amp;IF([.$F248]&lt;&gt;&quot;&quot;;&quot;, &quot;;&quot;]&quot;))" office:value-type="string" office:string-value="&quot;see&quot;, " calcext:value-type="string">
            <text:p>"se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y</text:p>
          </table:table-cell>
          <table:table-cell table:style-name="ce4" table:formula="of:=LEN([.A248])" office:value-type="float" office:value="4" calcext:value-type="float">
            <text:p>4</text:p>
          </table:table-cell>
          <table:table-cell table:style-name="ce4" table:formula="of:=IF(AND([.$B248]&gt;=[.$J$2];[.$B248]&lt;=[.$J$3]);[.$A248];&quot;zzz&quot;)" office:value-type="string" office:string-value="many" calcext:value-type="string">
            <text:p>many</text:p>
          </table:table-cell>
          <table:table-cell table:style-name="ce4" table:formula="of:=IF([.$C248]=&quot;zzz&quot;;&quot;&quot;;COUNTIF([.$C$3:.$C$1002];&quot;&lt;&quot;&amp;[.$C248]))" office:value-type="float" office:value="173" calcext:value-type="float">
            <text:p>173</text:p>
          </table:table-cell>
          <table:table-cell table:style-name="ce4" table:formula="of:=IF(ISNA(MATCH(ROW([.$D247])-1;[.$D$1:.$D$1048576];0));&quot;&quot;;INDEX([.$C$3:.$C$1002];MATCH(ROW([.$D247])-1;[.$D$1:.$D$1048576];0)))" office:value-type="string" office:string-value="sell" calcext:value-type="string">
            <text:p>sell</text:p>
          </table:table-cell>
          <table:table-cell table:style-name="ce4" office:value-type="string" calcext:value-type="string">
            <text:p>seek</text:p>
          </table:table-cell>
          <table:table-cell table:style-name="ce4" table:formula="of:=IF([.$F248]=&quot;&quot;;&quot;&quot;;IF(LEFT([.$F247];1)&lt;&gt;&quot;^&quot;;&quot;&quot;;&quot;[&quot;)&amp;CHAR(34)&amp;[.$F248]&amp;CHAR(34)&amp;IF([.$F249]&lt;&gt;&quot;&quot;;&quot;, &quot;;&quot;]&quot;))" office:value-type="string" office:string-value="&quot;seek&quot;, " calcext:value-type="string">
            <text:p>"see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4" table:formula="of:=LEN([.A249])" office:value-type="float" office:value="4" calcext:value-type="float">
            <text:p>4</text:p>
          </table:table-cell>
          <table:table-cell table:style-name="ce4" table:formula="of:=IF(AND([.$B249]&gt;=[.$J$2];[.$B249]&lt;=[.$J$3]);[.$A249];&quot;zzz&quot;)" office:value-type="string" office:string-value="mean" calcext:value-type="string">
            <text:p>mean</text:p>
          </table:table-cell>
          <table:table-cell table:style-name="ce4" table:formula="of:=IF([.$C249]=&quot;zzz&quot;;&quot;&quot;;COUNTIF([.$C$3:.$C$1002];&quot;&lt;&quot;&amp;[.$C249]))" office:value-type="float" office:value="175" calcext:value-type="float">
            <text:p>175</text:p>
          </table:table-cell>
          <table:table-cell table:style-name="ce4" table:formula="of:=IF(ISNA(MATCH(ROW([.$D248])-1;[.$D$1:.$D$1048576];0));&quot;&quot;;INDEX([.$C$3:.$C$1002];MATCH(ROW([.$D248])-1;[.$D$1:.$D$1048576];0)))" office:value-type="string" office:string-value="send" calcext:value-type="string">
            <text:p>send</text:p>
          </table:table-cell>
          <table:table-cell table:style-name="ce4" office:value-type="string" calcext:value-type="string">
            <text:p>seem</text:p>
          </table:table-cell>
          <table:table-cell table:style-name="ce4" table:formula="of:=IF([.$F249]=&quot;&quot;;&quot;&quot;;IF(LEFT([.$F248];1)&lt;&gt;&quot;^&quot;;&quot;&quot;;&quot;[&quot;)&amp;CHAR(34)&amp;[.$F249]&amp;CHAR(34)&amp;IF([.$F250]&lt;&gt;&quot;&quot;;&quot;, &quot;;&quot;]&quot;))" office:value-type="string" office:string-value="&quot;seem&quot;, " calcext:value-type="string">
            <text:p>"see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et</text:p>
          </table:table-cell>
          <table:table-cell table:style-name="ce4" table:formula="of:=LEN([.A250])" office:value-type="float" office:value="4" calcext:value-type="float">
            <text:p>4</text:p>
          </table:table-cell>
          <table:table-cell table:style-name="ce4" table:formula="of:=IF(AND([.$B250]&gt;=[.$J$2];[.$B250]&lt;=[.$J$3]);[.$A250];&quot;zzz&quot;)" office:value-type="string" office:string-value="meet" calcext:value-type="string">
            <text:p>meet</text:p>
          </table:table-cell>
          <table:table-cell table:style-name="ce4" table:formula="of:=IF([.$C250]=&quot;zzz&quot;;&quot;&quot;;COUNTIF([.$C$3:.$C$1002];&quot;&lt;&quot;&amp;[.$C250]))" office:value-type="float" office:value="176" calcext:value-type="float">
            <text:p>176</text:p>
          </table:table-cell>
          <table:table-cell table:style-name="ce4" table:formula="of:=IF(ISNA(MATCH(ROW([.$D249])-1;[.$D$1:.$D$1048576];0));&quot;&quot;;INDEX([.$C$3:.$C$1002];MATCH(ROW([.$D249])-1;[.$D$1:.$D$1048576];0)))" office:value-type="string" office:string-value="shot" calcext:value-type="string">
            <text:p>shot</text:p>
          </table:table-cell>
          <table:table-cell table:style-name="ce4" office:value-type="string" calcext:value-type="string">
            <text:p>sell</text:p>
          </table:table-cell>
          <table:table-cell table:style-name="ce4" table:formula="of:=IF([.$F250]=&quot;&quot;;&quot;&quot;;IF(LEFT([.$F249];1)&lt;&gt;&quot;^&quot;;&quot;&quot;;&quot;[&quot;)&amp;CHAR(34)&amp;[.$F250]&amp;CHAR(34)&amp;IF([.$F251]&lt;&gt;&quot;&quot;;&quot;, &quot;;&quot;]&quot;))" office:value-type="string" office:string-value="&quot;sell&quot;, " calcext:value-type="string">
            <text:p>"se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nd</text:p>
          </table:table-cell>
          <table:table-cell table:style-name="ce4" table:formula="of:=LEN([.A251])" office:value-type="float" office:value="4" calcext:value-type="float">
            <text:p>4</text:p>
          </table:table-cell>
          <table:table-cell table:style-name="ce4" table:formula="of:=IF(AND([.$B251]&gt;=[.$J$2];[.$B251]&lt;=[.$J$3]);[.$A251];&quot;zzz&quot;)" office:value-type="string" office:string-value="mind" calcext:value-type="string">
            <text:p>mind</text:p>
          </table:table-cell>
          <table:table-cell table:style-name="ce4" table:formula="of:=IF([.$C251]=&quot;zzz&quot;;&quot;&quot;;COUNTIF([.$C$3:.$C$1002];&quot;&lt;&quot;&amp;[.$C251]))" office:value-type="float" office:value="177" calcext:value-type="float">
            <text:p>177</text:p>
          </table:table-cell>
          <table:table-cell table:style-name="ce4" table:formula="of:=IF(ISNA(MATCH(ROW([.$D250])-1;[.$D$1:.$D$1048576];0));&quot;&quot;;INDEX([.$C$3:.$C$1002];MATCH(ROW([.$D250])-1;[.$D$1:.$D$1048576];0)))" office:value-type="string" office:string-value="show" calcext:value-type="string">
            <text:p>show</text:p>
          </table:table-cell>
          <table:table-cell table:style-name="ce4" office:value-type="string" calcext:value-type="string">
            <text:p>send</text:p>
          </table:table-cell>
          <table:table-cell table:style-name="ce4" table:formula="of:=IF([.$F251]=&quot;&quot;;&quot;&quot;;IF(LEFT([.$F250];1)&lt;&gt;&quot;^&quot;;&quot;&quot;;&quot;[&quot;)&amp;CHAR(34)&amp;[.$F251]&amp;CHAR(34)&amp;IF([.$F252]&lt;&gt;&quot;&quot;;&quot;, &quot;;&quot;]&quot;))" office:value-type="string" office:string-value="&quot;send&quot;, " calcext:value-type="string">
            <text:p>"se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ss</text:p>
          </table:table-cell>
          <table:table-cell table:style-name="ce4" table:formula="of:=LEN([.A252])" office:value-type="float" office:value="4" calcext:value-type="float">
            <text:p>4</text:p>
          </table:table-cell>
          <table:table-cell table:style-name="ce4" table:formula="of:=IF(AND([.$B252]&gt;=[.$J$2];[.$B252]&lt;=[.$J$3]);[.$A252];&quot;zzz&quot;)" office:value-type="string" office:string-value="miss" calcext:value-type="string">
            <text:p>miss</text:p>
          </table:table-cell>
          <table:table-cell table:style-name="ce4" table:formula="of:=IF([.$C252]=&quot;zzz&quot;;&quot;&quot;;COUNTIF([.$C$3:.$C$1002];&quot;&lt;&quot;&amp;[.$C252]))" office:value-type="float" office:value="178" calcext:value-type="float">
            <text:p>178</text:p>
          </table:table-cell>
          <table:table-cell table:style-name="ce4" table:formula="of:=IF(ISNA(MATCH(ROW([.$D251])-1;[.$D$1:.$D$1048576];0));&quot;&quot;;INDEX([.$C$3:.$C$1002];MATCH(ROW([.$D251])-1;[.$D$1:.$D$1048576];0)))" office:value-type="string" office:string-value="she" calcext:value-type="string">
            <text:p>she</text:p>
          </table:table-cell>
          <table:table-cell table:style-name="ce4" office:value-type="string" calcext:value-type="string">
            <text:p>set</text:p>
          </table:table-cell>
          <table:table-cell table:style-name="ce4" table:formula="of:=IF([.$F252]=&quot;&quot;;&quot;&quot;;IF(LEFT([.$F251];1)&lt;&gt;&quot;^&quot;;&quot;&quot;;&quot;[&quot;)&amp;CHAR(34)&amp;[.$F252]&amp;CHAR(34)&amp;IF([.$F253]&lt;&gt;&quot;&quot;;&quot;, &quot;;&quot;]&quot;))" office:value-type="string" office:string-value="&quot;set&quot;, " calcext:value-type="string">
            <text:p>"se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re</text:p>
          </table:table-cell>
          <table:table-cell table:style-name="ce4" table:formula="of:=LEN([.A253])" office:value-type="float" office:value="4" calcext:value-type="float">
            <text:p>4</text:p>
          </table:table-cell>
          <table:table-cell table:style-name="ce4" table:formula="of:=IF(AND([.$B253]&gt;=[.$J$2];[.$B253]&lt;=[.$J$3]);[.$A253];&quot;zzz&quot;)" office:value-type="string" office:string-value="more" calcext:value-type="string">
            <text:p>more</text:p>
          </table:table-cell>
          <table:table-cell table:style-name="ce4" table:formula="of:=IF([.$C253]=&quot;zzz&quot;;&quot;&quot;;COUNTIF([.$C$3:.$C$1002];&quot;&lt;&quot;&amp;[.$C253]))" office:value-type="float" office:value="179" calcext:value-type="float">
            <text:p>179</text:p>
          </table:table-cell>
          <table:table-cell table:style-name="ce4" table:formula="of:=IF(ISNA(MATCH(ROW([.$D252])-1;[.$D$1:.$D$1048576];0));&quot;&quot;;INDEX([.$C$3:.$C$1002];MATCH(ROW([.$D252])-1;[.$D$1:.$D$1048576];0)))" office:value-type="string" office:string-value="sit" calcext:value-type="string">
            <text:p>sit</text:p>
          </table:table-cell>
          <table:table-cell table:style-name="ce4" office:value-type="string" calcext:value-type="string">
            <text:p>sex</text:p>
          </table:table-cell>
          <table:table-cell table:style-name="ce4" table:formula="of:=IF([.$F253]=&quot;&quot;;&quot;&quot;;IF(LEFT([.$F252];1)&lt;&gt;&quot;^&quot;;&quot;&quot;;&quot;[&quot;)&amp;CHAR(34)&amp;[.$F253]&amp;CHAR(34)&amp;IF([.$F254]&lt;&gt;&quot;&quot;;&quot;, &quot;;&quot;]&quot;))" office:value-type="string" office:string-value="&quot;sex&quot;, " calcext:value-type="string">
            <text:p>"sex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st</text:p>
          </table:table-cell>
          <table:table-cell table:style-name="ce4" table:formula="of:=LEN([.A254])" office:value-type="float" office:value="4" calcext:value-type="float">
            <text:p>4</text:p>
          </table:table-cell>
          <table:table-cell table:style-name="ce4" table:formula="of:=IF(AND([.$B254]&gt;=[.$J$2];[.$B254]&lt;=[.$J$3]);[.$A254];&quot;zzz&quot;)" office:value-type="string" office:string-value="most" calcext:value-type="string">
            <text:p>most</text:p>
          </table:table-cell>
          <table:table-cell table:style-name="ce4" table:formula="of:=IF([.$C254]=&quot;zzz&quot;;&quot;&quot;;COUNTIF([.$C$3:.$C$1002];&quot;&lt;&quot;&amp;[.$C254]))" office:value-type="float" office:value="180" calcext:value-type="float">
            <text:p>180</text:p>
          </table:table-cell>
          <table:table-cell table:style-name="ce4" table:formula="of:=IF(ISNA(MATCH(ROW([.$D253])-1;[.$D$1:.$D$1048576];0));&quot;&quot;;INDEX([.$C$3:.$C$1002];MATCH(ROW([.$D253])-1;[.$D$1:.$D$1048576];0)))" office:value-type="string" office:string-value="six" calcext:value-type="string">
            <text:p>six</text:p>
          </table:table-cell>
          <table:table-cell table:style-name="ce4" office:value-type="string" calcext:value-type="string">
            <text:p>she</text:p>
          </table:table-cell>
          <table:table-cell table:style-name="ce4" table:formula="of:=IF([.$F254]=&quot;&quot;;&quot;&quot;;IF(LEFT([.$F253];1)&lt;&gt;&quot;^&quot;;&quot;&quot;;&quot;[&quot;)&amp;CHAR(34)&amp;[.$F254]&amp;CHAR(34)&amp;IF([.$F255]&lt;&gt;&quot;&quot;;&quot;, &quot;;&quot;]&quot;))" office:value-type="string" office:string-value="&quot;she&quot;, " calcext:value-type="string">
            <text:p>"sh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ve</text:p>
          </table:table-cell>
          <table:table-cell table:style-name="ce4" table:formula="of:=LEN([.A255])" office:value-type="float" office:value="4" calcext:value-type="float">
            <text:p>4</text:p>
          </table:table-cell>
          <table:table-cell table:style-name="ce4" table:formula="of:=IF(AND([.$B255]&gt;=[.$J$2];[.$B255]&lt;=[.$J$3]);[.$A255];&quot;zzz&quot;)" office:value-type="string" office:string-value="move" calcext:value-type="string">
            <text:p>move</text:p>
          </table:table-cell>
          <table:table-cell table:style-name="ce4" table:formula="of:=IF([.$C255]=&quot;zzz&quot;;&quot;&quot;;COUNTIF([.$C$3:.$C$1002];&quot;&lt;&quot;&amp;[.$C255]))" office:value-type="float" office:value="181" calcext:value-type="float">
            <text:p>181</text:p>
          </table:table-cell>
          <table:table-cell table:style-name="ce4" table:formula="of:=IF(ISNA(MATCH(ROW([.$D254])-1;[.$D$1:.$D$1048576];0));&quot;&quot;;INDEX([.$C$3:.$C$1002];MATCH(ROW([.$D254])-1;[.$D$1:.$D$1048576];0)))" office:value-type="string" office:string-value="side" calcext:value-type="string">
            <text:p>side</text:p>
          </table:table-cell>
          <table:table-cell table:style-name="ce4" office:value-type="string" calcext:value-type="string">
            <text:p>shot</text:p>
          </table:table-cell>
          <table:table-cell table:style-name="ce4" table:formula="of:=IF([.$F255]=&quot;&quot;;&quot;&quot;;IF(LEFT([.$F254];1)&lt;&gt;&quot;^&quot;;&quot;&quot;;&quot;[&quot;)&amp;CHAR(34)&amp;[.$F255]&amp;CHAR(34)&amp;IF([.$F256]&lt;&gt;&quot;&quot;;&quot;, &quot;;&quot;]&quot;))" office:value-type="string" office:string-value="&quot;shot&quot;, " calcext:value-type="string">
            <text:p>"sho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ch</text:p>
          </table:table-cell>
          <table:table-cell table:style-name="ce4" table:formula="of:=LEN([.A256])" office:value-type="float" office:value="4" calcext:value-type="float">
            <text:p>4</text:p>
          </table:table-cell>
          <table:table-cell table:style-name="ce4" table:formula="of:=IF(AND([.$B256]&gt;=[.$J$2];[.$B256]&lt;=[.$J$3]);[.$A256];&quot;zzz&quot;)" office:value-type="string" office:string-value="much" calcext:value-type="string">
            <text:p>much</text:p>
          </table:table-cell>
          <table:table-cell table:style-name="ce4" table:formula="of:=IF([.$C256]=&quot;zzz&quot;;&quot;&quot;;COUNTIF([.$C$3:.$C$1002];&quot;&lt;&quot;&amp;[.$C256]))" office:value-type="float" office:value="183" calcext:value-type="float">
            <text:p>183</text:p>
          </table:table-cell>
          <table:table-cell table:style-name="ce4" table:formula="of:=IF(ISNA(MATCH(ROW([.$D255])-1;[.$D$1:.$D$1048576];0));&quot;&quot;;INDEX([.$C$3:.$C$1002];MATCH(ROW([.$D255])-1;[.$D$1:.$D$1048576];0)))" office:value-type="string" office:string-value="sign" calcext:value-type="string">
            <text:p>sign</text:p>
          </table:table-cell>
          <table:table-cell table:style-name="ce4" office:value-type="string" calcext:value-type="string">
            <text:p>show</text:p>
          </table:table-cell>
          <table:table-cell table:style-name="ce4" table:formula="of:=IF([.$F256]=&quot;&quot;;&quot;&quot;;IF(LEFT([.$F255];1)&lt;&gt;&quot;^&quot;;&quot;&quot;;&quot;[&quot;)&amp;CHAR(34)&amp;[.$F256]&amp;CHAR(34)&amp;IF([.$F257]&lt;&gt;&quot;&quot;;&quot;, &quot;;&quot;]&quot;))" office:value-type="string" office:string-value="&quot;show&quot;, " calcext:value-type="string">
            <text:p>"sho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st</text:p>
          </table:table-cell>
          <table:table-cell table:style-name="ce4" table:formula="of:=LEN([.A257])" office:value-type="float" office:value="4" calcext:value-type="float">
            <text:p>4</text:p>
          </table:table-cell>
          <table:table-cell table:style-name="ce4" table:formula="of:=IF(AND([.$B257]&gt;=[.$J$2];[.$B257]&lt;=[.$J$3]);[.$A257];&quot;zzz&quot;)" office:value-type="string" office:string-value="must" calcext:value-type="string">
            <text:p>must</text:p>
          </table:table-cell>
          <table:table-cell table:style-name="ce4" table:formula="of:=IF([.$C257]=&quot;zzz&quot;;&quot;&quot;;COUNTIF([.$C$3:.$C$1002];&quot;&lt;&quot;&amp;[.$C257]))" office:value-type="float" office:value="184" calcext:value-type="float">
            <text:p>184</text:p>
          </table:table-cell>
          <table:table-cell table:style-name="ce4" table:formula="of:=IF(ISNA(MATCH(ROW([.$D256])-1;[.$D$1:.$D$1048576];0));&quot;&quot;;INDEX([.$C$3:.$C$1002];MATCH(ROW([.$D256])-1;[.$D$1:.$D$1048576];0)))" office:value-type="string" office:string-value="sing" calcext:value-type="string">
            <text:p>sing</text:p>
          </table:table-cell>
          <table:table-cell table:style-name="ce4" office:value-type="string" calcext:value-type="string">
            <text:p>side</text:p>
          </table:table-cell>
          <table:table-cell table:style-name="ce4" table:formula="of:=IF([.$F257]=&quot;&quot;;&quot;&quot;;IF(LEFT([.$F256];1)&lt;&gt;&quot;^&quot;;&quot;&quot;;&quot;[&quot;)&amp;CHAR(34)&amp;[.$F257]&amp;CHAR(34)&amp;IF([.$F258]&lt;&gt;&quot;&quot;;&quot;, &quot;;&quot;]&quot;))" office:value-type="string" office:string-value="&quot;side&quot;, " calcext:value-type="string">
            <text:p>"sid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4" table:formula="of:=LEN([.A258])" office:value-type="float" office:value="4" calcext:value-type="float">
            <text:p>4</text:p>
          </table:table-cell>
          <table:table-cell table:style-name="ce4" table:formula="of:=IF(AND([.$B258]&gt;=[.$J$2];[.$B258]&lt;=[.$J$3]);[.$A258];&quot;zzz&quot;)" office:value-type="string" office:string-value="name" calcext:value-type="string">
            <text:p>name</text:p>
          </table:table-cell>
          <table:table-cell table:style-name="ce4" table:formula="of:=IF([.$C258]=&quot;zzz&quot;;&quot;&quot;;COUNTIF([.$C$3:.$C$1002];&quot;&lt;&quot;&amp;[.$C258]))" office:value-type="float" office:value="186" calcext:value-type="float">
            <text:p>186</text:p>
          </table:table-cell>
          <table:table-cell table:style-name="ce4" table:formula="of:=IF(ISNA(MATCH(ROW([.$D257])-1;[.$D$1:.$D$1048576];0));&quot;&quot;;INDEX([.$C$3:.$C$1002];MATCH(ROW([.$D257])-1;[.$D$1:.$D$1048576];0)))" office:value-type="string" office:string-value="site" calcext:value-type="string">
            <text:p>site</text:p>
          </table:table-cell>
          <table:table-cell table:style-name="ce4" office:value-type="string" calcext:value-type="string">
            <text:p>sign</text:p>
          </table:table-cell>
          <table:table-cell table:style-name="ce4" table:formula="of:=IF([.$F258]=&quot;&quot;;&quot;&quot;;IF(LEFT([.$F257];1)&lt;&gt;&quot;^&quot;;&quot;&quot;;&quot;[&quot;)&amp;CHAR(34)&amp;[.$F258]&amp;CHAR(34)&amp;IF([.$F259]&lt;&gt;&quot;&quot;;&quot;, &quot;;&quot;]&quot;))" office:value-type="string" office:string-value="&quot;sign&quot;, " calcext:value-type="string">
            <text:p>"sig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ar</text:p>
          </table:table-cell>
          <table:table-cell table:style-name="ce4" table:formula="of:=LEN([.A259])" office:value-type="float" office:value="4" calcext:value-type="float">
            <text:p>4</text:p>
          </table:table-cell>
          <table:table-cell table:style-name="ce4" table:formula="of:=IF(AND([.$B259]&gt;=[.$J$2];[.$B259]&lt;=[.$J$3]);[.$A259];&quot;zzz&quot;)" office:value-type="string" office:string-value="near" calcext:value-type="string">
            <text:p>near</text:p>
          </table:table-cell>
          <table:table-cell table:style-name="ce4" table:formula="of:=IF([.$C259]=&quot;zzz&quot;;&quot;&quot;;COUNTIF([.$C$3:.$C$1002];&quot;&lt;&quot;&amp;[.$C259]))" office:value-type="float" office:value="187" calcext:value-type="float">
            <text:p>187</text:p>
          </table:table-cell>
          <table:table-cell table:style-name="ce4" table:formula="of:=IF(ISNA(MATCH(ROW([.$D258])-1;[.$D$1:.$D$1048576];0));&quot;&quot;;INDEX([.$C$3:.$C$1002];MATCH(ROW([.$D258])-1;[.$D$1:.$D$1048576];0)))" office:value-type="string" office:string-value="size" calcext:value-type="string">
            <text:p>size</text:p>
          </table:table-cell>
          <table:table-cell table:style-name="ce4" office:value-type="string" calcext:value-type="string">
            <text:p>sing</text:p>
          </table:table-cell>
          <table:table-cell table:style-name="ce4" table:formula="of:=IF([.$F259]=&quot;&quot;;&quot;&quot;;IF(LEFT([.$F258];1)&lt;&gt;&quot;^&quot;;&quot;&quot;;&quot;[&quot;)&amp;CHAR(34)&amp;[.$F259]&amp;CHAR(34)&amp;IF([.$F260]&lt;&gt;&quot;&quot;;&quot;, &quot;;&quot;]&quot;))" office:value-type="string" office:string-value="&quot;sing&quot;, " calcext:value-type="string">
            <text:p>"sin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ed</text:p>
          </table:table-cell>
          <table:table-cell table:style-name="ce4" table:formula="of:=LEN([.A260])" office:value-type="float" office:value="4" calcext:value-type="float">
            <text:p>4</text:p>
          </table:table-cell>
          <table:table-cell table:style-name="ce4" table:formula="of:=IF(AND([.$B260]&gt;=[.$J$2];[.$B260]&lt;=[.$J$3]);[.$A260];&quot;zzz&quot;)" office:value-type="string" office:string-value="need" calcext:value-type="string">
            <text:p>need</text:p>
          </table:table-cell>
          <table:table-cell table:style-name="ce4" table:formula="of:=IF([.$C260]=&quot;zzz&quot;;&quot;&quot;;COUNTIF([.$C$3:.$C$1002];&quot;&lt;&quot;&amp;[.$C260]))" office:value-type="float" office:value="188" calcext:value-type="float">
            <text:p>188</text:p>
          </table:table-cell>
          <table:table-cell table:style-name="ce4" table:formula="of:=IF(ISNA(MATCH(ROW([.$D259])-1;[.$D$1:.$D$1048576];0));&quot;&quot;;INDEX([.$C$3:.$C$1002];MATCH(ROW([.$D259])-1;[.$D$1:.$D$1048576];0)))" office:value-type="string" office:string-value="son" calcext:value-type="string">
            <text:p>son</text:p>
          </table:table-cell>
          <table:table-cell table:style-name="ce4" office:value-type="string" calcext:value-type="string">
            <text:p>sit</text:p>
          </table:table-cell>
          <table:table-cell table:style-name="ce4" table:formula="of:=IF([.$F260]=&quot;&quot;;&quot;&quot;;IF(LEFT([.$F259];1)&lt;&gt;&quot;^&quot;;&quot;&quot;;&quot;[&quot;)&amp;CHAR(34)&amp;[.$F260]&amp;CHAR(34)&amp;IF([.$F261]&lt;&gt;&quot;&quot;;&quot;, &quot;;&quot;]&quot;))" office:value-type="string" office:string-value="&quot;sit&quot;, " calcext:value-type="string">
            <text:p>"si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ws</text:p>
          </table:table-cell>
          <table:table-cell table:style-name="ce4" table:formula="of:=LEN([.A261])" office:value-type="float" office:value="4" calcext:value-type="float">
            <text:p>4</text:p>
          </table:table-cell>
          <table:table-cell table:style-name="ce4" table:formula="of:=IF(AND([.$B261]&gt;=[.$J$2];[.$B261]&lt;=[.$J$3]);[.$A261];&quot;zzz&quot;)" office:value-type="string" office:string-value="news" calcext:value-type="string">
            <text:p>news</text:p>
          </table:table-cell>
          <table:table-cell table:style-name="ce4" table:formula="of:=IF([.$C261]=&quot;zzz&quot;;&quot;&quot;;COUNTIF([.$C$3:.$C$1002];&quot;&lt;&quot;&amp;[.$C261]))" office:value-type="float" office:value="190" calcext:value-type="float">
            <text:p>190</text:p>
          </table:table-cell>
          <table:table-cell table:style-name="ce4" table:formula="of:=IF(ISNA(MATCH(ROW([.$D260])-1;[.$D$1:.$D$1048576];0));&quot;&quot;;INDEX([.$C$3:.$C$1002];MATCH(ROW([.$D260])-1;[.$D$1:.$D$1048576];0)))" office:value-type="string" office:string-value="skin" calcext:value-type="string">
            <text:p>skin</text:p>
          </table:table-cell>
          <table:table-cell table:style-name="ce4" office:value-type="string" calcext:value-type="string">
            <text:p>site</text:p>
          </table:table-cell>
          <table:table-cell table:style-name="ce4" table:formula="of:=IF([.$F261]=&quot;&quot;;&quot;&quot;;IF(LEFT([.$F260];1)&lt;&gt;&quot;^&quot;;&quot;&quot;;&quot;[&quot;)&amp;CHAR(34)&amp;[.$F261]&amp;CHAR(34)&amp;IF([.$F262]&lt;&gt;&quot;&quot;;&quot;, &quot;;&quot;]&quot;))" office:value-type="string" office:string-value="&quot;site&quot;, " calcext:value-type="string">
            <text:p>"sit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xt</text:p>
          </table:table-cell>
          <table:table-cell table:style-name="ce4" table:formula="of:=LEN([.A262])" office:value-type="float" office:value="4" calcext:value-type="float">
            <text:p>4</text:p>
          </table:table-cell>
          <table:table-cell table:style-name="ce4" table:formula="of:=IF(AND([.$B262]&gt;=[.$J$2];[.$B262]&lt;=[.$J$3]);[.$A262];&quot;zzz&quot;)" office:value-type="string" office:string-value="next" calcext:value-type="string">
            <text:p>next</text:p>
          </table:table-cell>
          <table:table-cell table:style-name="ce4" table:formula="of:=IF([.$C262]=&quot;zzz&quot;;&quot;&quot;;COUNTIF([.$C$3:.$C$1002];&quot;&lt;&quot;&amp;[.$C262]))" office:value-type="float" office:value="191" calcext:value-type="float">
            <text:p>191</text:p>
          </table:table-cell>
          <table:table-cell table:style-name="ce4" table:formula="of:=IF(ISNA(MATCH(ROW([.$D261])-1;[.$D$1:.$D$1048576];0));&quot;&quot;;INDEX([.$C$3:.$C$1002];MATCH(ROW([.$D261])-1;[.$D$1:.$D$1048576];0)))" office:value-type="string" office:string-value="tax" calcext:value-type="string">
            <text:p>tax</text:p>
          </table:table-cell>
          <table:table-cell table:style-name="ce4" office:value-type="string" calcext:value-type="string">
            <text:p>six</text:p>
          </table:table-cell>
          <table:table-cell table:style-name="ce4" table:formula="of:=IF([.$F262]=&quot;&quot;;&quot;&quot;;IF(LEFT([.$F261];1)&lt;&gt;&quot;^&quot;;&quot;&quot;;&quot;[&quot;)&amp;CHAR(34)&amp;[.$F262]&amp;CHAR(34)&amp;IF([.$F263]&lt;&gt;&quot;&quot;;&quot;, &quot;;&quot;]&quot;))" office:value-type="string" office:string-value="&quot;six&quot;, " calcext:value-type="string">
            <text:p>"six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4" table:formula="of:=LEN([.A263])" office:value-type="float" office:value="4" calcext:value-type="float">
            <text:p>4</text:p>
          </table:table-cell>
          <table:table-cell table:style-name="ce4" table:formula="of:=IF(AND([.$B263]&gt;=[.$J$2];[.$B263]&lt;=[.$J$3]);[.$A263];&quot;zzz&quot;)" office:value-type="string" office:string-value="nice" calcext:value-type="string">
            <text:p>nice</text:p>
          </table:table-cell>
          <table:table-cell table:style-name="ce4" table:formula="of:=IF([.$C263]=&quot;zzz&quot;;&quot;&quot;;COUNTIF([.$C$3:.$C$1002];&quot;&lt;&quot;&amp;[.$C263]))" office:value-type="float" office:value="192" calcext:value-type="float">
            <text:p>192</text:p>
          </table:table-cell>
          <table:table-cell table:style-name="ce4" table:formula="of:=IF(ISNA(MATCH(ROW([.$D262])-1;[.$D$1:.$D$1048576];0));&quot;&quot;;INDEX([.$C$3:.$C$1002];MATCH(ROW([.$D262])-1;[.$D$1:.$D$1048576];0)))" office:value-type="string" office:string-value="some" calcext:value-type="string">
            <text:p>some</text:p>
          </table:table-cell>
          <table:table-cell table:style-name="ce4" office:value-type="string" calcext:value-type="string">
            <text:p>size</text:p>
          </table:table-cell>
          <table:table-cell table:style-name="ce4" table:formula="of:=IF([.$F263]=&quot;&quot;;&quot;&quot;;IF(LEFT([.$F262];1)&lt;&gt;&quot;^&quot;;&quot;&quot;;&quot;[&quot;)&amp;CHAR(34)&amp;[.$F263]&amp;CHAR(34)&amp;IF([.$F264]&lt;&gt;&quot;&quot;;&quot;, &quot;;&quot;]&quot;))" office:value-type="string" office:string-value="&quot;size&quot;, " calcext:value-type="string">
            <text:p>"siz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4" table:formula="of:=LEN([.A264])" office:value-type="float" office:value="4" calcext:value-type="float">
            <text:p>4</text:p>
          </table:table-cell>
          <table:table-cell table:style-name="ce4" table:formula="of:=IF(AND([.$B264]&gt;=[.$J$2];[.$B264]&lt;=[.$J$3]);[.$A264];&quot;zzz&quot;)" office:value-type="string" office:string-value="none" calcext:value-type="string">
            <text:p>none</text:p>
          </table:table-cell>
          <table:table-cell table:style-name="ce4" table:formula="of:=IF([.$C264]=&quot;zzz&quot;;&quot;&quot;;COUNTIF([.$C$3:.$C$1002];&quot;&lt;&quot;&amp;[.$C264]))" office:value-type="float" office:value="193" calcext:value-type="float">
            <text:p>193</text:p>
          </table:table-cell>
          <table:table-cell table:style-name="ce4" table:formula="of:=IF(ISNA(MATCH(ROW([.$D263])-1;[.$D$1:.$D$1048576];0));&quot;&quot;;INDEX([.$C$3:.$C$1002];MATCH(ROW([.$D263])-1;[.$D$1:.$D$1048576];0)))" office:value-type="string" office:string-value="song" calcext:value-type="string">
            <text:p>song</text:p>
          </table:table-cell>
          <table:table-cell table:style-name="ce4" office:value-type="string" calcext:value-type="string">
            <text:p>skin</text:p>
          </table:table-cell>
          <table:table-cell table:style-name="ce4" table:formula="of:=IF([.$F264]=&quot;&quot;;&quot;&quot;;IF(LEFT([.$F263];1)&lt;&gt;&quot;^&quot;;&quot;&quot;;&quot;[&quot;)&amp;CHAR(34)&amp;[.$F264]&amp;CHAR(34)&amp;IF([.$F265]&lt;&gt;&quot;&quot;;&quot;, &quot;;&quot;]&quot;))" office:value-type="string" office:string-value="&quot;skin&quot;, " calcext:value-type="string">
            <text:p>"ski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te</text:p>
          </table:table-cell>
          <table:table-cell table:style-name="ce4" table:formula="of:=LEN([.A265])" office:value-type="float" office:value="4" calcext:value-type="float">
            <text:p>4</text:p>
          </table:table-cell>
          <table:table-cell table:style-name="ce4" table:formula="of:=IF(AND([.$B265]&gt;=[.$J$2];[.$B265]&lt;=[.$J$3]);[.$A265];&quot;zzz&quot;)" office:value-type="string" office:string-value="note" calcext:value-type="string">
            <text:p>note</text:p>
          </table:table-cell>
          <table:table-cell table:style-name="ce4" table:formula="of:=IF([.$C265]=&quot;zzz&quot;;&quot;&quot;;COUNTIF([.$C$3:.$C$1002];&quot;&lt;&quot;&amp;[.$C265]))" office:value-type="float" office:value="196" calcext:value-type="float">
            <text:p>196</text:p>
          </table:table-cell>
          <table:table-cell table:style-name="ce4" table:formula="of:=IF(ISNA(MATCH(ROW([.$D264])-1;[.$D$1:.$D$1048576];0));&quot;&quot;;INDEX([.$C$3:.$C$1002];MATCH(ROW([.$D264])-1;[.$D$1:.$D$1048576];0)))" office:value-type="string" office:string-value="soon" calcext:value-type="string">
            <text:p>soon</text:p>
          </table:table-cell>
          <table:table-cell table:style-name="ce4" office:value-type="string" calcext:value-type="string">
            <text:p>some</text:p>
          </table:table-cell>
          <table:table-cell table:style-name="ce4" table:formula="of:=IF([.$F265]=&quot;&quot;;&quot;&quot;;IF(LEFT([.$F264];1)&lt;&gt;&quot;^&quot;;&quot;&quot;;&quot;[&quot;)&amp;CHAR(34)&amp;[.$F265]&amp;CHAR(34)&amp;IF([.$F266]&lt;&gt;&quot;&quot;;&quot;, &quot;;&quot;]&quot;))" office:value-type="string" office:string-value="&quot;some&quot;, " calcext:value-type="string">
            <text:p>"so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nce</text:p>
          </table:table-cell>
          <table:table-cell table:style-name="ce4" table:formula="of:=LEN([.A266])" office:value-type="float" office:value="4" calcext:value-type="float">
            <text:p>4</text:p>
          </table:table-cell>
          <table:table-cell table:style-name="ce4" table:formula="of:=IF(AND([.$B266]&gt;=[.$J$2];[.$B266]&lt;=[.$J$3]);[.$A266];&quot;zzz&quot;)" office:value-type="string" office:string-value="once" calcext:value-type="string">
            <text:p>once</text:p>
          </table:table-cell>
          <table:table-cell table:style-name="ce4" table:formula="of:=IF([.$C266]=&quot;zzz&quot;;&quot;&quot;;COUNTIF([.$C$3:.$C$1002];&quot;&lt;&quot;&amp;[.$C266]))" office:value-type="float" office:value="201" calcext:value-type="float">
            <text:p>201</text:p>
          </table:table-cell>
          <table:table-cell table:style-name="ce4" table:formula="of:=IF(ISNA(MATCH(ROW([.$D265])-1;[.$D$1:.$D$1048576];0));&quot;&quot;;INDEX([.$C$3:.$C$1002];MATCH(ROW([.$D265])-1;[.$D$1:.$D$1048576];0)))" office:value-type="string" office:string-value="ten" calcext:value-type="string">
            <text:p>ten</text:p>
          </table:table-cell>
          <table:table-cell table:style-name="ce4" office:value-type="string" calcext:value-type="string">
            <text:p>son</text:p>
          </table:table-cell>
          <table:table-cell table:style-name="ce4" table:formula="of:=IF([.$F266]=&quot;&quot;;&quot;&quot;;IF(LEFT([.$F265];1)&lt;&gt;&quot;^&quot;;&quot;&quot;;&quot;[&quot;)&amp;CHAR(34)&amp;[.$F266]&amp;CHAR(34)&amp;IF([.$F267]&lt;&gt;&quot;&quot;;&quot;, &quot;;&quot;]&quot;))" office:value-type="string" office:string-value="&quot;son&quot;, " calcext:value-type="string">
            <text:p>"so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nly</text:p>
          </table:table-cell>
          <table:table-cell table:style-name="ce4" table:formula="of:=LEN([.A267])" office:value-type="float" office:value="4" calcext:value-type="float">
            <text:p>4</text:p>
          </table:table-cell>
          <table:table-cell table:style-name="ce4" table:formula="of:=IF(AND([.$B267]&gt;=[.$J$2];[.$B267]&lt;=[.$J$3]);[.$A267];&quot;zzz&quot;)" office:value-type="string" office:string-value="only" calcext:value-type="string">
            <text:p>only</text:p>
          </table:table-cell>
          <table:table-cell table:style-name="ce4" table:formula="of:=IF([.$C267]=&quot;zzz&quot;;&quot;&quot;;COUNTIF([.$C$3:.$C$1002];&quot;&lt;&quot;&amp;[.$C267]))" office:value-type="float" office:value="203" calcext:value-type="float">
            <text:p>203</text:p>
          </table:table-cell>
          <table:table-cell table:style-name="ce4" table:formula="of:=IF(ISNA(MATCH(ROW([.$D266])-1;[.$D$1:.$D$1048576];0));&quot;&quot;;INDEX([.$C$3:.$C$1002];MATCH(ROW([.$D266])-1;[.$D$1:.$D$1048576];0)))" office:value-type="string" office:string-value="sort" calcext:value-type="string">
            <text:p>sort</text:p>
          </table:table-cell>
          <table:table-cell table:style-name="ce4" office:value-type="string" calcext:value-type="string">
            <text:p>song</text:p>
          </table:table-cell>
          <table:table-cell table:style-name="ce4" table:formula="of:=IF([.$F267]=&quot;&quot;;&quot;&quot;;IF(LEFT([.$F266];1)&lt;&gt;&quot;^&quot;;&quot;&quot;;&quot;[&quot;)&amp;CHAR(34)&amp;[.$F267]&amp;CHAR(34)&amp;IF([.$F268]&lt;&gt;&quot;&quot;;&quot;, &quot;;&quot;]&quot;))" office:value-type="string" office:string-value="&quot;song&quot;, " calcext:value-type="string">
            <text:p>"song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nto</text:p>
          </table:table-cell>
          <table:table-cell table:style-name="ce4" table:formula="of:=LEN([.A268])" office:value-type="float" office:value="4" calcext:value-type="float">
            <text:p>4</text:p>
          </table:table-cell>
          <table:table-cell table:style-name="ce4" table:formula="of:=IF(AND([.$B268]&gt;=[.$J$2];[.$B268]&lt;=[.$J$3]);[.$A268];&quot;zzz&quot;)" office:value-type="string" office:string-value="onto" calcext:value-type="string">
            <text:p>onto</text:p>
          </table:table-cell>
          <table:table-cell table:style-name="ce4" table:formula="of:=IF([.$C268]=&quot;zzz&quot;;&quot;&quot;;COUNTIF([.$C$3:.$C$1002];&quot;&lt;&quot;&amp;[.$C268]))" office:value-type="float" office:value="204" calcext:value-type="float">
            <text:p>204</text:p>
          </table:table-cell>
          <table:table-cell table:style-name="ce4" table:formula="of:=IF(ISNA(MATCH(ROW([.$D267])-1;[.$D$1:.$D$1048576];0));&quot;&quot;;INDEX([.$C$3:.$C$1002];MATCH(ROW([.$D267])-1;[.$D$1:.$D$1048576];0)))" office:value-type="string" office:string-value="star" calcext:value-type="string">
            <text:p>star</text:p>
          </table:table-cell>
          <table:table-cell table:style-name="ce4" office:value-type="string" calcext:value-type="string">
            <text:p>soon</text:p>
          </table:table-cell>
          <table:table-cell table:style-name="ce4" table:formula="of:=IF([.$F268]=&quot;&quot;;&quot;&quot;;IF(LEFT([.$F267];1)&lt;&gt;&quot;^&quot;;&quot;&quot;;&quot;[&quot;)&amp;CHAR(34)&amp;[.$F268]&amp;CHAR(34)&amp;IF([.$F269]&lt;&gt;&quot;&quot;;&quot;, &quot;;&quot;]&quot;))" office:value-type="string" office:string-value="&quot;soon&quot;, " calcext:value-type="string">
            <text:p>"soo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n</text:p>
          </table:table-cell>
          <table:table-cell table:style-name="ce4" table:formula="of:=LEN([.A269])" office:value-type="float" office:value="4" calcext:value-type="float">
            <text:p>4</text:p>
          </table:table-cell>
          <table:table-cell table:style-name="ce4" table:formula="of:=IF(AND([.$B269]&gt;=[.$J$2];[.$B269]&lt;=[.$J$3]);[.$A269];&quot;zzz&quot;)" office:value-type="string" office:string-value="open" calcext:value-type="string">
            <text:p>open</text:p>
          </table:table-cell>
          <table:table-cell table:style-name="ce4" table:formula="of:=IF([.$C269]=&quot;zzz&quot;;&quot;&quot;;COUNTIF([.$C$3:.$C$1002];&quot;&lt;&quot;&amp;[.$C269]))" office:value-type="float" office:value="205" calcext:value-type="float">
            <text:p>205</text:p>
          </table:table-cell>
          <table:table-cell table:style-name="ce4" table:formula="of:=IF(ISNA(MATCH(ROW([.$D268])-1;[.$D$1:.$D$1048576];0));&quot;&quot;;INDEX([.$C$3:.$C$1002];MATCH(ROW([.$D268])-1;[.$D$1:.$D$1048576];0)))" office:value-type="string" office:string-value="stay" calcext:value-type="string">
            <text:p>stay</text:p>
          </table:table-cell>
          <table:table-cell table:style-name="ce4" office:value-type="string" calcext:value-type="string">
            <text:p>sort</text:p>
          </table:table-cell>
          <table:table-cell table:style-name="ce4" table:formula="of:=IF([.$F269]=&quot;&quot;;&quot;&quot;;IF(LEFT([.$F268];1)&lt;&gt;&quot;^&quot;;&quot;&quot;;&quot;[&quot;)&amp;CHAR(34)&amp;[.$F269]&amp;CHAR(34)&amp;IF([.$F270]&lt;&gt;&quot;&quot;;&quot;, &quot;;&quot;]&quot;))" office:value-type="string" office:string-value="&quot;sort&quot;, " calcext:value-type="string">
            <text:p>"sor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ver</text:p>
          </table:table-cell>
          <table:table-cell table:style-name="ce4" table:formula="of:=LEN([.A270])" office:value-type="float" office:value="4" calcext:value-type="float">
            <text:p>4</text:p>
          </table:table-cell>
          <table:table-cell table:style-name="ce4" table:formula="of:=IF(AND([.$B270]&gt;=[.$J$2];[.$B270]&lt;=[.$J$3]);[.$A270];&quot;zzz&quot;)" office:value-type="string" office:string-value="over" calcext:value-type="string">
            <text:p>over</text:p>
          </table:table-cell>
          <table:table-cell table:style-name="ce4" table:formula="of:=IF([.$C270]=&quot;zzz&quot;;&quot;&quot;;COUNTIF([.$C$3:.$C$1002];&quot;&lt;&quot;&amp;[.$C270]))" office:value-type="float" office:value="208" calcext:value-type="float">
            <text:p>208</text:p>
          </table:table-cell>
          <table:table-cell table:style-name="ce4" table:formula="of:=IF(ISNA(MATCH(ROW([.$D269])-1;[.$D$1:.$D$1048576];0));&quot;&quot;;INDEX([.$C$3:.$C$1002];MATCH(ROW([.$D269])-1;[.$D$1:.$D$1048576];0)))" office:value-type="string" office:string-value="step" calcext:value-type="string">
            <text:p>step</text:p>
          </table:table-cell>
          <table:table-cell table:style-name="ce4" office:value-type="string" calcext:value-type="string">
            <text:p>star</text:p>
          </table:table-cell>
          <table:table-cell table:style-name="ce4" table:formula="of:=IF([.$F270]=&quot;&quot;;&quot;&quot;;IF(LEFT([.$F269];1)&lt;&gt;&quot;^&quot;;&quot;&quot;;&quot;[&quot;)&amp;CHAR(34)&amp;[.$F270]&amp;CHAR(34)&amp;IF([.$F271]&lt;&gt;&quot;&quot;;&quot;, &quot;;&quot;]&quot;))" office:value-type="string" office:string-value="&quot;star&quot;, " calcext:value-type="string">
            <text:p>"st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ge</text:p>
          </table:table-cell>
          <table:table-cell table:style-name="ce4" table:formula="of:=LEN([.A271])" office:value-type="float" office:value="4" calcext:value-type="float">
            <text:p>4</text:p>
          </table:table-cell>
          <table:table-cell table:style-name="ce4" table:formula="of:=IF(AND([.$B271]&gt;=[.$J$2];[.$B271]&lt;=[.$J$3]);[.$A271];&quot;zzz&quot;)" office:value-type="string" office:string-value="page" calcext:value-type="string">
            <text:p>page</text:p>
          </table:table-cell>
          <table:table-cell table:style-name="ce4" table:formula="of:=IF([.$C271]=&quot;zzz&quot;;&quot;&quot;;COUNTIF([.$C$3:.$C$1002];&quot;&lt;&quot;&amp;[.$C271]))" office:value-type="float" office:value="210" calcext:value-type="float">
            <text:p>210</text:p>
          </table:table-cell>
          <table:table-cell table:style-name="ce4" table:formula="of:=IF(ISNA(MATCH(ROW([.$D270])-1;[.$D$1:.$D$1048576];0));&quot;&quot;;INDEX([.$C$3:.$C$1002];MATCH(ROW([.$D270])-1;[.$D$1:.$D$1048576];0)))" office:value-type="string" office:string-value="stop" calcext:value-type="string">
            <text:p>stop</text:p>
          </table:table-cell>
          <table:table-cell table:style-name="ce4" office:value-type="string" calcext:value-type="string">
            <text:p>stay</text:p>
          </table:table-cell>
          <table:table-cell table:style-name="ce4" table:formula="of:=IF([.$F271]=&quot;&quot;;&quot;&quot;;IF(LEFT([.$F270];1)&lt;&gt;&quot;^&quot;;&quot;&quot;;&quot;[&quot;)&amp;CHAR(34)&amp;[.$F271]&amp;CHAR(34)&amp;IF([.$F272]&lt;&gt;&quot;&quot;;&quot;, &quot;;&quot;]&quot;))" office:value-type="string" office:string-value="&quot;stay&quot;, " calcext:value-type="string">
            <text:p>"st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in</text:p>
          </table:table-cell>
          <table:table-cell table:style-name="ce4" table:formula="of:=LEN([.A272])" office:value-type="float" office:value="4" calcext:value-type="float">
            <text:p>4</text:p>
          </table:table-cell>
          <table:table-cell table:style-name="ce4" table:formula="of:=IF(AND([.$B272]&gt;=[.$J$2];[.$B272]&lt;=[.$J$3]);[.$A272];&quot;zzz&quot;)" office:value-type="string" office:string-value="pain" calcext:value-type="string">
            <text:p>pain</text:p>
          </table:table-cell>
          <table:table-cell table:style-name="ce4" table:formula="of:=IF([.$C272]=&quot;zzz&quot;;&quot;&quot;;COUNTIF([.$C$3:.$C$1002];&quot;&lt;&quot;&amp;[.$C272]))" office:value-type="float" office:value="211" calcext:value-type="float">
            <text:p>211</text:p>
          </table:table-cell>
          <table:table-cell table:style-name="ce4" table:formula="of:=IF(ISNA(MATCH(ROW([.$D271])-1;[.$D$1:.$D$1048576];0));&quot;&quot;;INDEX([.$C$3:.$C$1002];MATCH(ROW([.$D271])-1;[.$D$1:.$D$1048576];0)))" office:value-type="string" office:string-value="such" calcext:value-type="string">
            <text:p>such</text:p>
          </table:table-cell>
          <table:table-cell table:style-name="ce4" office:value-type="string" calcext:value-type="string">
            <text:p>step</text:p>
          </table:table-cell>
          <table:table-cell table:style-name="ce4" table:formula="of:=IF([.$F272]=&quot;&quot;;&quot;&quot;;IF(LEFT([.$F271];1)&lt;&gt;&quot;^&quot;;&quot;&quot;;&quot;[&quot;)&amp;CHAR(34)&amp;[.$F272]&amp;CHAR(34)&amp;IF([.$F273]&lt;&gt;&quot;&quot;;&quot;, &quot;;&quot;]&quot;))" office:value-type="string" office:string-value="&quot;step&quot;, " calcext:value-type="string">
            <text:p>"ste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4" table:formula="of:=LEN([.A273])" office:value-type="float" office:value="4" calcext:value-type="float">
            <text:p>4</text:p>
          </table:table-cell>
          <table:table-cell table:style-name="ce4" table:formula="of:=IF(AND([.$B273]&gt;=[.$J$2];[.$B273]&lt;=[.$J$3]);[.$A273];&quot;zzz&quot;)" office:value-type="string" office:string-value="part" calcext:value-type="string">
            <text:p>part</text:p>
          </table:table-cell>
          <table:table-cell table:style-name="ce4" table:formula="of:=IF([.$C273]=&quot;zzz&quot;;&quot;&quot;;COUNTIF([.$C$3:.$C$1002];&quot;&lt;&quot;&amp;[.$C273]))" office:value-type="float" office:value="212" calcext:value-type="float">
            <text:p>212</text:p>
          </table:table-cell>
          <table:table-cell table:style-name="ce4" table:formula="of:=IF(ISNA(MATCH(ROW([.$D272])-1;[.$D$1:.$D$1048576];0));&quot;&quot;;INDEX([.$C$3:.$C$1002];MATCH(ROW([.$D272])-1;[.$D$1:.$D$1048576];0)))" office:value-type="string" office:string-value="sure" calcext:value-type="string">
            <text:p>sure</text:p>
          </table:table-cell>
          <table:table-cell table:style-name="ce4" office:value-type="string" calcext:value-type="string">
            <text:p>stop</text:p>
          </table:table-cell>
          <table:table-cell table:style-name="ce4" table:formula="of:=IF([.$F273]=&quot;&quot;;&quot;&quot;;IF(LEFT([.$F272];1)&lt;&gt;&quot;^&quot;;&quot;&quot;;&quot;[&quot;)&amp;CHAR(34)&amp;[.$F273]&amp;CHAR(34)&amp;IF([.$F274]&lt;&gt;&quot;&quot;;&quot;, &quot;;&quot;]&quot;))" office:value-type="string" office:string-value="&quot;stop&quot;, " calcext:value-type="string">
            <text:p>"sto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ss</text:p>
          </table:table-cell>
          <table:table-cell table:style-name="ce4" table:formula="of:=LEN([.A274])" office:value-type="float" office:value="4" calcext:value-type="float">
            <text:p>4</text:p>
          </table:table-cell>
          <table:table-cell table:style-name="ce4" table:formula="of:=IF(AND([.$B274]&gt;=[.$J$2];[.$B274]&lt;=[.$J$3]);[.$A274];&quot;zzz&quot;)" office:value-type="string" office:string-value="pass" calcext:value-type="string">
            <text:p>pass</text:p>
          </table:table-cell>
          <table:table-cell table:style-name="ce4" table:formula="of:=IF([.$C274]=&quot;zzz&quot;;&quot;&quot;;COUNTIF([.$C$3:.$C$1002];&quot;&lt;&quot;&amp;[.$C274]))" office:value-type="float" office:value="213" calcext:value-type="float">
            <text:p>213</text:p>
          </table:table-cell>
          <table:table-cell table:style-name="ce4" table:formula="of:=IF(ISNA(MATCH(ROW([.$D273])-1;[.$D$1:.$D$1048576];0));&quot;&quot;;INDEX([.$C$3:.$C$1002];MATCH(ROW([.$D273])-1;[.$D$1:.$D$1048576];0)))" office:value-type="string" office:string-value="take" calcext:value-type="string">
            <text:p>take</text:p>
          </table:table-cell>
          <table:table-cell table:style-name="ce4" office:value-type="string" calcext:value-type="string">
            <text:p>such</text:p>
          </table:table-cell>
          <table:table-cell table:style-name="ce4" table:formula="of:=IF([.$F274]=&quot;&quot;;&quot;&quot;;IF(LEFT([.$F273];1)&lt;&gt;&quot;^&quot;;&quot;&quot;;&quot;[&quot;)&amp;CHAR(34)&amp;[.$F274]&amp;CHAR(34)&amp;IF([.$F275]&lt;&gt;&quot;&quot;;&quot;, &quot;;&quot;]&quot;))" office:value-type="string" office:string-value="&quot;such&quot;, " calcext:value-type="string">
            <text:p>"suc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st</text:p>
          </table:table-cell>
          <table:table-cell table:style-name="ce4" table:formula="of:=LEN([.A275])" office:value-type="float" office:value="4" calcext:value-type="float">
            <text:p>4</text:p>
          </table:table-cell>
          <table:table-cell table:style-name="ce4" table:formula="of:=IF(AND([.$B275]&gt;=[.$J$2];[.$B275]&lt;=[.$J$3]);[.$A275];&quot;zzz&quot;)" office:value-type="string" office:string-value="past" calcext:value-type="string">
            <text:p>past</text:p>
          </table:table-cell>
          <table:table-cell table:style-name="ce4" table:formula="of:=IF([.$C275]=&quot;zzz&quot;;&quot;&quot;;COUNTIF([.$C$3:.$C$1002];&quot;&lt;&quot;&amp;[.$C275]))" office:value-type="float" office:value="214" calcext:value-type="float">
            <text:p>214</text:p>
          </table:table-cell>
          <table:table-cell table:style-name="ce4" table:formula="of:=IF(ISNA(MATCH(ROW([.$D274])-1;[.$D$1:.$D$1048576];0));&quot;&quot;;INDEX([.$C$3:.$C$1002];MATCH(ROW([.$D274])-1;[.$D$1:.$D$1048576];0)))" office:value-type="string" office:string-value="talk" calcext:value-type="string">
            <text:p>talk</text:p>
          </table:table-cell>
          <table:table-cell table:style-name="ce4" office:value-type="string" calcext:value-type="string">
            <text:p>sure</text:p>
          </table:table-cell>
          <table:table-cell table:style-name="ce4" table:formula="of:=IF([.$F275]=&quot;&quot;;&quot;&quot;;IF(LEFT([.$F274];1)&lt;&gt;&quot;^&quot;;&quot;&quot;;&quot;[&quot;)&amp;CHAR(34)&amp;[.$F275]&amp;CHAR(34)&amp;IF([.$F276]&lt;&gt;&quot;&quot;;&quot;, &quot;;&quot;]&quot;))" office:value-type="string" office:string-value="&quot;sure&quot;, " calcext:value-type="string">
            <text:p>"sur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ick</text:p>
          </table:table-cell>
          <table:table-cell table:style-name="ce4" table:formula="of:=LEN([.A276])" office:value-type="float" office:value="4" calcext:value-type="float">
            <text:p>4</text:p>
          </table:table-cell>
          <table:table-cell table:style-name="ce4" table:formula="of:=IF(AND([.$B276]&gt;=[.$J$2];[.$B276]&lt;=[.$J$3]);[.$A276];&quot;zzz&quot;)" office:value-type="string" office:string-value="pick" calcext:value-type="string">
            <text:p>pick</text:p>
          </table:table-cell>
          <table:table-cell table:style-name="ce4" table:formula="of:=IF([.$C276]=&quot;zzz&quot;;&quot;&quot;;COUNTIF([.$C$3:.$C$1002];&quot;&lt;&quot;&amp;[.$C276]))" office:value-type="float" office:value="217" calcext:value-type="float">
            <text:p>217</text:p>
          </table:table-cell>
          <table:table-cell table:style-name="ce4" table:formula="of:=IF(ISNA(MATCH(ROW([.$D275])-1;[.$D$1:.$D$1048576];0));&quot;&quot;;INDEX([.$C$3:.$C$1002];MATCH(ROW([.$D275])-1;[.$D$1:.$D$1048576];0)))" office:value-type="string" office:string-value="task" calcext:value-type="string">
            <text:p>task</text:p>
          </table:table-cell>
          <table:table-cell table:style-name="ce4" office:value-type="string" calcext:value-type="string">
            <text:p>take</text:p>
          </table:table-cell>
          <table:table-cell table:style-name="ce4" table:formula="of:=IF([.$F276]=&quot;&quot;;&quot;&quot;;IF(LEFT([.$F275];1)&lt;&gt;&quot;^&quot;;&quot;&quot;;&quot;[&quot;)&amp;CHAR(34)&amp;[.$F276]&amp;CHAR(34)&amp;IF([.$F277]&lt;&gt;&quot;&quot;;&quot;, &quot;;&quot;]&quot;))" office:value-type="string" office:string-value="&quot;take&quot;, " calcext:value-type="string">
            <text:p>"tak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n</text:p>
          </table:table-cell>
          <table:table-cell table:style-name="ce4" table:formula="of:=LEN([.A277])" office:value-type="float" office:value="4" calcext:value-type="float">
            <text:p>4</text:p>
          </table:table-cell>
          <table:table-cell table:style-name="ce4" table:formula="of:=IF(AND([.$B277]&gt;=[.$J$2];[.$B277]&lt;=[.$J$3]);[.$A277];&quot;zzz&quot;)" office:value-type="string" office:string-value="plan" calcext:value-type="string">
            <text:p>plan</text:p>
          </table:table-cell>
          <table:table-cell table:style-name="ce4" table:formula="of:=IF([.$C277]=&quot;zzz&quot;;&quot;&quot;;COUNTIF([.$C$3:.$C$1002];&quot;&lt;&quot;&amp;[.$C277]))" office:value-type="float" office:value="218" calcext:value-type="float">
            <text:p>218</text:p>
          </table:table-cell>
          <table:table-cell table:style-name="ce4" table:formula="of:=IF(ISNA(MATCH(ROW([.$D276])-1;[.$D$1:.$D$1048576];0));&quot;&quot;;INDEX([.$C$3:.$C$1002];MATCH(ROW([.$D276])-1;[.$D$1:.$D$1048576];0)))" office:value-type="string" office:string-value="team" calcext:value-type="string">
            <text:p>team</text:p>
          </table:table-cell>
          <table:table-cell table:style-name="ce4" office:value-type="string" calcext:value-type="string">
            <text:p>talk</text:p>
          </table:table-cell>
          <table:table-cell table:style-name="ce4" table:formula="of:=IF([.$F277]=&quot;&quot;;&quot;&quot;;IF(LEFT([.$F276];1)&lt;&gt;&quot;^&quot;;&quot;&quot;;&quot;[&quot;)&amp;CHAR(34)&amp;[.$F277]&amp;CHAR(34)&amp;IF([.$F278]&lt;&gt;&quot;&quot;;&quot;, &quot;;&quot;]&quot;))" office:value-type="string" office:string-value="&quot;talk&quot;, " calcext:value-type="string">
            <text:p>"tal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y</text:p>
          </table:table-cell>
          <table:table-cell table:style-name="ce4" table:formula="of:=LEN([.A278])" office:value-type="float" office:value="4" calcext:value-type="float">
            <text:p>4</text:p>
          </table:table-cell>
          <table:table-cell table:style-name="ce4" table:formula="of:=IF(AND([.$B278]&gt;=[.$J$2];[.$B278]&lt;=[.$J$3]);[.$A278];&quot;zzz&quot;)" office:value-type="string" office:string-value="play" calcext:value-type="string">
            <text:p>play</text:p>
          </table:table-cell>
          <table:table-cell table:style-name="ce4" table:formula="of:=IF([.$C278]=&quot;zzz&quot;;&quot;&quot;;COUNTIF([.$C$3:.$C$1002];&quot;&lt;&quot;&amp;[.$C278]))" office:value-type="float" office:value="219" calcext:value-type="float">
            <text:p>219</text:p>
          </table:table-cell>
          <table:table-cell table:style-name="ce4" table:formula="of:=IF(ISNA(MATCH(ROW([.$D277])-1;[.$D$1:.$D$1048576];0));&quot;&quot;;INDEX([.$C$3:.$C$1002];MATCH(ROW([.$D277])-1;[.$D$1:.$D$1048576];0)))" office:value-type="string" office:string-value="tell" calcext:value-type="string">
            <text:p>tell</text:p>
          </table:table-cell>
          <table:table-cell table:style-name="ce4" office:value-type="string" calcext:value-type="string">
            <text:p>task</text:p>
          </table:table-cell>
          <table:table-cell table:style-name="ce4" table:formula="of:=IF([.$F278]=&quot;&quot;;&quot;&quot;;IF(LEFT([.$F277];1)&lt;&gt;&quot;^&quot;;&quot;&quot;;&quot;[&quot;)&amp;CHAR(34)&amp;[.$F278]&amp;CHAR(34)&amp;IF([.$F279]&lt;&gt;&quot;&quot;;&quot;, &quot;;&quot;]&quot;))" office:value-type="string" office:string-value="&quot;task&quot;, " calcext:value-type="string">
            <text:p>"tas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4" table:formula="of:=LEN([.A279])" office:value-type="float" office:value="4" calcext:value-type="float">
            <text:p>4</text:p>
          </table:table-cell>
          <table:table-cell table:style-name="ce4" table:formula="of:=IF(AND([.$B279]&gt;=[.$J$2];[.$B279]&lt;=[.$J$3]);[.$A279];&quot;zzz&quot;)" office:value-type="string" office:string-value="poor" calcext:value-type="string">
            <text:p>poor</text:p>
          </table:table-cell>
          <table:table-cell table:style-name="ce4" table:formula="of:=IF([.$C279]=&quot;zzz&quot;;&quot;&quot;;COUNTIF([.$C$3:.$C$1002];&quot;&lt;&quot;&amp;[.$C279]))" office:value-type="float" office:value="220" calcext:value-type="float">
            <text:p>220</text:p>
          </table:table-cell>
          <table:table-cell table:style-name="ce4" table:formula="of:=IF(ISNA(MATCH(ROW([.$D278])-1;[.$D$1:.$D$1048576];0));&quot;&quot;;INDEX([.$C$3:.$C$1002];MATCH(ROW([.$D278])-1;[.$D$1:.$D$1048576];0)))" office:value-type="string" office:string-value="the" calcext:value-type="string">
            <text:p>the</text:p>
          </table:table-cell>
          <table:table-cell table:style-name="ce4" office:value-type="string" calcext:value-type="string">
            <text:p>tax</text:p>
          </table:table-cell>
          <table:table-cell table:style-name="ce4" table:formula="of:=IF([.$F279]=&quot;&quot;;&quot;&quot;;IF(LEFT([.$F278];1)&lt;&gt;&quot;^&quot;;&quot;&quot;;&quot;[&quot;)&amp;CHAR(34)&amp;[.$F279]&amp;CHAR(34)&amp;IF([.$F280]&lt;&gt;&quot;&quot;;&quot;, &quot;;&quot;]&quot;))" office:value-type="string" office:string-value="&quot;tax&quot;, " calcext:value-type="string">
            <text:p>"tax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ull</text:p>
          </table:table-cell>
          <table:table-cell table:style-name="ce4" table:formula="of:=LEN([.A280])" office:value-type="float" office:value="4" calcext:value-type="float">
            <text:p>4</text:p>
          </table:table-cell>
          <table:table-cell table:style-name="ce4" table:formula="of:=IF(AND([.$B280]&gt;=[.$J$2];[.$B280]&lt;=[.$J$3]);[.$A280];&quot;zzz&quot;)" office:value-type="string" office:string-value="pull" calcext:value-type="string">
            <text:p>pull</text:p>
          </table:table-cell>
          <table:table-cell table:style-name="ce4" table:formula="of:=IF([.$C280]=&quot;zzz&quot;;&quot;&quot;;COUNTIF([.$C$3:.$C$1002];&quot;&lt;&quot;&amp;[.$C280]))" office:value-type="float" office:value="221" calcext:value-type="float">
            <text:p>221</text:p>
          </table:table-cell>
          <table:table-cell table:style-name="ce4" table:formula="of:=IF(ISNA(MATCH(ROW([.$D279])-1;[.$D$1:.$D$1048576];0));&quot;&quot;;INDEX([.$C$3:.$C$1002];MATCH(ROW([.$D279])-1;[.$D$1:.$D$1048576];0)))" office:value-type="string" office:string-value="tend" calcext:value-type="string">
            <text:p>tend</text:p>
          </table:table-cell>
          <table:table-cell table:style-name="ce4" office:value-type="string" calcext:value-type="string">
            <text:p>team</text:p>
          </table:table-cell>
          <table:table-cell table:style-name="ce4" table:formula="of:=IF([.$F280]=&quot;&quot;;&quot;&quot;;IF(LEFT([.$F279];1)&lt;&gt;&quot;^&quot;;&quot;&quot;;&quot;[&quot;)&amp;CHAR(34)&amp;[.$F280]&amp;CHAR(34)&amp;IF([.$F281]&lt;&gt;&quot;&quot;;&quot;, &quot;;&quot;]&quot;))" office:value-type="string" office:string-value="&quot;team&quot;, " calcext:value-type="string">
            <text:p>"tea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4" table:formula="of:=LEN([.A281])" office:value-type="float" office:value="4" calcext:value-type="float">
            <text:p>4</text:p>
          </table:table-cell>
          <table:table-cell table:style-name="ce4" table:formula="of:=IF(AND([.$B281]&gt;=[.$J$2];[.$B281]&lt;=[.$J$3]);[.$A281];&quot;zzz&quot;)" office:value-type="string" office:string-value="push" calcext:value-type="string">
            <text:p>push</text:p>
          </table:table-cell>
          <table:table-cell table:style-name="ce4" table:formula="of:=IF([.$C281]=&quot;zzz&quot;;&quot;&quot;;COUNTIF([.$C$3:.$C$1002];&quot;&lt;&quot;&amp;[.$C281]))" office:value-type="float" office:value="222" calcext:value-type="float">
            <text:p>222</text:p>
          </table:table-cell>
          <table:table-cell table:style-name="ce4" table:formula="of:=IF(ISNA(MATCH(ROW([.$D280])-1;[.$D$1:.$D$1048576];0));&quot;&quot;;INDEX([.$C$3:.$C$1002];MATCH(ROW([.$D280])-1;[.$D$1:.$D$1048576];0)))" office:value-type="string" office:string-value="term" calcext:value-type="string">
            <text:p>term</text:p>
          </table:table-cell>
          <table:table-cell table:style-name="ce4" office:value-type="string" calcext:value-type="string">
            <text:p>tell</text:p>
          </table:table-cell>
          <table:table-cell table:style-name="ce4" table:formula="of:=IF([.$F281]=&quot;&quot;;&quot;&quot;;IF(LEFT([.$F280];1)&lt;&gt;&quot;^&quot;;&quot;&quot;;&quot;[&quot;)&amp;CHAR(34)&amp;[.$F281]&amp;CHAR(34)&amp;IF([.$F282]&lt;&gt;&quot;&quot;;&quot;, &quot;;&quot;]&quot;))" office:value-type="string" office:string-value="&quot;tell&quot;, " calcext:value-type="string">
            <text:p>"te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ce</text:p>
          </table:table-cell>
          <table:table-cell table:style-name="ce4" table:formula="of:=LEN([.A282])" office:value-type="float" office:value="4" calcext:value-type="float">
            <text:p>4</text:p>
          </table:table-cell>
          <table:table-cell table:style-name="ce4" table:formula="of:=IF(AND([.$B282]&gt;=[.$J$2];[.$B282]&lt;=[.$J$3]);[.$A282];&quot;zzz&quot;)" office:value-type="string" office:string-value="race" calcext:value-type="string">
            <text:p>race</text:p>
          </table:table-cell>
          <table:table-cell table:style-name="ce4" table:formula="of:=IF([.$C282]=&quot;zzz&quot;;&quot;&quot;;COUNTIF([.$C$3:.$C$1002];&quot;&lt;&quot;&amp;[.$C282]))" office:value-type="float" office:value="224" calcext:value-type="float">
            <text:p>224</text:p>
          </table:table-cell>
          <table:table-cell table:style-name="ce4" table:formula="of:=IF(ISNA(MATCH(ROW([.$D281])-1;[.$D$1:.$D$1048576];0));&quot;&quot;;INDEX([.$C$3:.$C$1002];MATCH(ROW([.$D281])-1;[.$D$1:.$D$1048576];0)))" office:value-type="string" office:string-value="too" calcext:value-type="string">
            <text:p>too</text:p>
          </table:table-cell>
          <table:table-cell table:style-name="ce4" office:value-type="string" calcext:value-type="string">
            <text:p>ten</text:p>
          </table:table-cell>
          <table:table-cell table:style-name="ce4" table:formula="of:=IF([.$F282]=&quot;&quot;;&quot;&quot;;IF(LEFT([.$F281];1)&lt;&gt;&quot;^&quot;;&quot;&quot;;&quot;[&quot;)&amp;CHAR(34)&amp;[.$F282]&amp;CHAR(34)&amp;IF([.$F283]&lt;&gt;&quot;&quot;;&quot;, &quot;;&quot;]&quot;))" office:value-type="string" office:string-value="&quot;ten&quot;, " calcext:value-type="string">
            <text:p>"te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te</text:p>
          </table:table-cell>
          <table:table-cell table:style-name="ce4" table:formula="of:=LEN([.A283])" office:value-type="float" office:value="4" calcext:value-type="float">
            <text:p>4</text:p>
          </table:table-cell>
          <table:table-cell table:style-name="ce4" table:formula="of:=IF(AND([.$B283]&gt;=[.$J$2];[.$B283]&lt;=[.$J$3]);[.$A283];&quot;zzz&quot;)" office:value-type="string" office:string-value="rate" calcext:value-type="string">
            <text:p>rate</text:p>
          </table:table-cell>
          <table:table-cell table:style-name="ce4" table:formula="of:=IF([.$C283]=&quot;zzz&quot;;&quot;&quot;;COUNTIF([.$C$3:.$C$1002];&quot;&lt;&quot;&amp;[.$C283]))" office:value-type="float" office:value="225" calcext:value-type="float">
            <text:p>225</text:p>
          </table:table-cell>
          <table:table-cell table:style-name="ce4" table:formula="of:=IF(ISNA(MATCH(ROW([.$D282])-1;[.$D$1:.$D$1048576];0));&quot;&quot;;INDEX([.$C$3:.$C$1002];MATCH(ROW([.$D282])-1;[.$D$1:.$D$1048576];0)))" office:value-type="string" office:string-value="test" calcext:value-type="string">
            <text:p>test</text:p>
          </table:table-cell>
          <table:table-cell table:style-name="ce4" office:value-type="string" calcext:value-type="string">
            <text:p>tend</text:p>
          </table:table-cell>
          <table:table-cell table:style-name="ce4" table:formula="of:=IF([.$F283]=&quot;&quot;;&quot;&quot;;IF(LEFT([.$F282];1)&lt;&gt;&quot;^&quot;;&quot;&quot;;&quot;[&quot;)&amp;CHAR(34)&amp;[.$F283]&amp;CHAR(34)&amp;IF([.$F284]&lt;&gt;&quot;&quot;;&quot;, &quot;;&quot;]&quot;))" office:value-type="string" office:string-value="&quot;tend&quot;, " calcext:value-type="string">
            <text:p>"te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d</text:p>
          </table:table-cell>
          <table:table-cell table:style-name="ce4" table:formula="of:=LEN([.A284])" office:value-type="float" office:value="4" calcext:value-type="float">
            <text:p>4</text:p>
          </table:table-cell>
          <table:table-cell table:style-name="ce4" table:formula="of:=IF(AND([.$B284]&gt;=[.$J$2];[.$B284]&lt;=[.$J$3]);[.$A284];&quot;zzz&quot;)" office:value-type="string" office:string-value="read" calcext:value-type="string">
            <text:p>read</text:p>
          </table:table-cell>
          <table:table-cell table:style-name="ce4" table:formula="of:=IF([.$C284]=&quot;zzz&quot;;&quot;&quot;;COUNTIF([.$C$3:.$C$1002];&quot;&lt;&quot;&amp;[.$C284]))" office:value-type="float" office:value="226" calcext:value-type="float">
            <text:p>226</text:p>
          </table:table-cell>
          <table:table-cell table:style-name="ce4" table:formula="of:=IF(ISNA(MATCH(ROW([.$D283])-1;[.$D$1:.$D$1048576];0));&quot;&quot;;INDEX([.$C$3:.$C$1002];MATCH(ROW([.$D283])-1;[.$D$1:.$D$1048576];0)))" office:value-type="string" office:string-value="than" calcext:value-type="string">
            <text:p>than</text:p>
          </table:table-cell>
          <table:table-cell table:style-name="ce4" office:value-type="string" calcext:value-type="string">
            <text:p>term</text:p>
          </table:table-cell>
          <table:table-cell table:style-name="ce4" table:formula="of:=IF([.$F284]=&quot;&quot;;&quot;&quot;;IF(LEFT([.$F283];1)&lt;&gt;&quot;^&quot;;&quot;&quot;;&quot;[&quot;)&amp;CHAR(34)&amp;[.$F284]&amp;CHAR(34)&amp;IF([.$F285]&lt;&gt;&quot;&quot;;&quot;, &quot;;&quot;]&quot;))" office:value-type="string" office:string-value="&quot;term&quot;, " calcext:value-type="string">
            <text:p>"ter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l</text:p>
          </table:table-cell>
          <table:table-cell table:style-name="ce4" table:formula="of:=LEN([.A285])" office:value-type="float" office:value="4" calcext:value-type="float">
            <text:p>4</text:p>
          </table:table-cell>
          <table:table-cell table:style-name="ce4" table:formula="of:=IF(AND([.$B285]&gt;=[.$J$2];[.$B285]&lt;=[.$J$3]);[.$A285];&quot;zzz&quot;)" office:value-type="string" office:string-value="real" calcext:value-type="string">
            <text:p>real</text:p>
          </table:table-cell>
          <table:table-cell table:style-name="ce4" table:formula="of:=IF([.$C285]=&quot;zzz&quot;;&quot;&quot;;COUNTIF([.$C$3:.$C$1002];&quot;&lt;&quot;&amp;[.$C285]))" office:value-type="float" office:value="227" calcext:value-type="float">
            <text:p>227</text:p>
          </table:table-cell>
          <table:table-cell table:style-name="ce4" table:formula="of:=IF(ISNA(MATCH(ROW([.$D284])-1;[.$D$1:.$D$1048576];0));&quot;&quot;;INDEX([.$C$3:.$C$1002];MATCH(ROW([.$D284])-1;[.$D$1:.$D$1048576];0)))" office:value-type="string" office:string-value="that" calcext:value-type="string">
            <text:p>that</text:p>
          </table:table-cell>
          <table:table-cell table:style-name="ce4" office:value-type="string" calcext:value-type="string">
            <text:p>test</text:p>
          </table:table-cell>
          <table:table-cell table:style-name="ce4" table:formula="of:=IF([.$F285]=&quot;&quot;;&quot;&quot;;IF(LEFT([.$F284];1)&lt;&gt;&quot;^&quot;;&quot;&quot;;&quot;[&quot;)&amp;CHAR(34)&amp;[.$F285]&amp;CHAR(34)&amp;IF([.$F286]&lt;&gt;&quot;&quot;;&quot;, &quot;;&quot;]&quot;))" office:value-type="string" office:string-value="&quot;test&quot;, " calcext:value-type="string">
            <text:p>"te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t</text:p>
          </table:table-cell>
          <table:table-cell table:style-name="ce4" table:formula="of:=LEN([.A286])" office:value-type="float" office:value="4" calcext:value-type="float">
            <text:p>4</text:p>
          </table:table-cell>
          <table:table-cell table:style-name="ce4" table:formula="of:=IF(AND([.$B286]&gt;=[.$J$2];[.$B286]&lt;=[.$J$3]);[.$A286];&quot;zzz&quot;)" office:value-type="string" office:string-value="rest" calcext:value-type="string">
            <text:p>rest</text:p>
          </table:table-cell>
          <table:table-cell table:style-name="ce4" table:formula="of:=IF([.$C286]=&quot;zzz&quot;;&quot;&quot;;COUNTIF([.$C$3:.$C$1002];&quot;&lt;&quot;&amp;[.$C286]))" office:value-type="float" office:value="229" calcext:value-type="float">
            <text:p>229</text:p>
          </table:table-cell>
          <table:table-cell table:style-name="ce4" table:formula="of:=IF(ISNA(MATCH(ROW([.$D285])-1;[.$D$1:.$D$1048576];0));&quot;&quot;;INDEX([.$C$3:.$C$1002];MATCH(ROW([.$D285])-1;[.$D$1:.$D$1048576];0)))" office:value-type="string" office:string-value="them" calcext:value-type="string">
            <text:p>them</text:p>
          </table:table-cell>
          <table:table-cell table:style-name="ce4" office:value-type="string" calcext:value-type="string">
            <text:p>than</text:p>
          </table:table-cell>
          <table:table-cell table:style-name="ce4" table:formula="of:=IF([.$F286]=&quot;&quot;;&quot;&quot;;IF(LEFT([.$F285];1)&lt;&gt;&quot;^&quot;;&quot;&quot;;&quot;[&quot;)&amp;CHAR(34)&amp;[.$F286]&amp;CHAR(34)&amp;IF([.$F287]&lt;&gt;&quot;&quot;;&quot;, &quot;;&quot;]&quot;))" office:value-type="string" office:string-value="&quot;than&quot;, " calcext:value-type="string">
            <text:p>"tha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h</text:p>
          </table:table-cell>
          <table:table-cell table:style-name="ce4" table:formula="of:=LEN([.A287])" office:value-type="float" office:value="4" calcext:value-type="float">
            <text:p>4</text:p>
          </table:table-cell>
          <table:table-cell table:style-name="ce4" table:formula="of:=IF(AND([.$B287]&gt;=[.$J$2];[.$B287]&lt;=[.$J$3]);[.$A287];&quot;zzz&quot;)" office:value-type="string" office:string-value="rich" calcext:value-type="string">
            <text:p>rich</text:p>
          </table:table-cell>
          <table:table-cell table:style-name="ce4" table:formula="of:=IF([.$C287]=&quot;zzz&quot;;&quot;&quot;;COUNTIF([.$C$3:.$C$1002];&quot;&lt;&quot;&amp;[.$C287]))" office:value-type="float" office:value="230" calcext:value-type="float">
            <text:p>230</text:p>
          </table:table-cell>
          <table:table-cell table:style-name="ce4" table:formula="of:=IF(ISNA(MATCH(ROW([.$D286])-1;[.$D$1:.$D$1048576];0));&quot;&quot;;INDEX([.$C$3:.$C$1002];MATCH(ROW([.$D286])-1;[.$D$1:.$D$1048576];0)))" office:value-type="string" office:string-value="then" calcext:value-type="string">
            <text:p>then</text:p>
          </table:table-cell>
          <table:table-cell table:style-name="ce4" office:value-type="string" calcext:value-type="string">
            <text:p>that</text:p>
          </table:table-cell>
          <table:table-cell table:style-name="ce4" table:formula="of:=IF([.$F287]=&quot;&quot;;&quot;&quot;;IF(LEFT([.$F286];1)&lt;&gt;&quot;^&quot;;&quot;&quot;;&quot;[&quot;)&amp;CHAR(34)&amp;[.$F287]&amp;CHAR(34)&amp;IF([.$F288]&lt;&gt;&quot;&quot;;&quot;, &quot;;&quot;]&quot;))" office:value-type="string" office:string-value="&quot;that&quot;, " calcext:value-type="string">
            <text:p>"tha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se</text:p>
          </table:table-cell>
          <table:table-cell table:style-name="ce4" table:formula="of:=LEN([.A288])" office:value-type="float" office:value="4" calcext:value-type="float">
            <text:p>4</text:p>
          </table:table-cell>
          <table:table-cell table:style-name="ce4" table:formula="of:=IF(AND([.$B288]&gt;=[.$J$2];[.$B288]&lt;=[.$J$3]);[.$A288];&quot;zzz&quot;)" office:value-type="string" office:string-value="rise" calcext:value-type="string">
            <text:p>rise</text:p>
          </table:table-cell>
          <table:table-cell table:style-name="ce4" table:formula="of:=IF([.$C288]=&quot;zzz&quot;;&quot;&quot;;COUNTIF([.$C$3:.$C$1002];&quot;&lt;&quot;&amp;[.$C288]))" office:value-type="float" office:value="231" calcext:value-type="float">
            <text:p>231</text:p>
          </table:table-cell>
          <table:table-cell table:style-name="ce4" table:formula="of:=IF(ISNA(MATCH(ROW([.$D287])-1;[.$D$1:.$D$1048576];0));&quot;&quot;;INDEX([.$C$3:.$C$1002];MATCH(ROW([.$D287])-1;[.$D$1:.$D$1048576];0)))" office:value-type="string" office:string-value="top" calcext:value-type="string">
            <text:p>top</text:p>
          </table:table-cell>
          <table:table-cell table:style-name="ce4" office:value-type="string" calcext:value-type="string">
            <text:p>the</text:p>
          </table:table-cell>
          <table:table-cell table:style-name="ce4" table:formula="of:=IF([.$F288]=&quot;&quot;;&quot;&quot;;IF(LEFT([.$F287];1)&lt;&gt;&quot;^&quot;;&quot;&quot;;&quot;[&quot;)&amp;CHAR(34)&amp;[.$F288]&amp;CHAR(34)&amp;IF([.$F289]&lt;&gt;&quot;&quot;;&quot;, &quot;;&quot;]&quot;))" office:value-type="string" office:string-value="&quot;the&quot;, " calcext:value-type="string">
            <text:p>"th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sk</text:p>
          </table:table-cell>
          <table:table-cell table:style-name="ce4" table:formula="of:=LEN([.A289])" office:value-type="float" office:value="4" calcext:value-type="float">
            <text:p>4</text:p>
          </table:table-cell>
          <table:table-cell table:style-name="ce4" table:formula="of:=IF(AND([.$B289]&gt;=[.$J$2];[.$B289]&lt;=[.$J$3]);[.$A289];&quot;zzz&quot;)" office:value-type="string" office:string-value="risk" calcext:value-type="string">
            <text:p>risk</text:p>
          </table:table-cell>
          <table:table-cell table:style-name="ce4" table:formula="of:=IF([.$C289]=&quot;zzz&quot;;&quot;&quot;;COUNTIF([.$C$3:.$C$1002];&quot;&lt;&quot;&amp;[.$C289]))" office:value-type="float" office:value="232" calcext:value-type="float">
            <text:p>232</text:p>
          </table:table-cell>
          <table:table-cell table:style-name="ce4" table:formula="of:=IF(ISNA(MATCH(ROW([.$D288])-1;[.$D$1:.$D$1048576];0));&quot;&quot;;INDEX([.$C$3:.$C$1002];MATCH(ROW([.$D288])-1;[.$D$1:.$D$1048576];0)))" office:value-type="string" office:string-value="they" calcext:value-type="string">
            <text:p>they</text:p>
          </table:table-cell>
          <table:table-cell table:style-name="ce4" office:value-type="string" calcext:value-type="string">
            <text:p>them</text:p>
          </table:table-cell>
          <table:table-cell table:style-name="ce4" table:formula="of:=IF([.$F289]=&quot;&quot;;&quot;&quot;;IF(LEFT([.$F288];1)&lt;&gt;&quot;^&quot;;&quot;&quot;;&quot;[&quot;)&amp;CHAR(34)&amp;[.$F289]&amp;CHAR(34)&amp;IF([.$F290]&lt;&gt;&quot;&quot;;&quot;, &quot;;&quot;]&quot;))" office:value-type="string" office:string-value="&quot;them&quot;, " calcext:value-type="string">
            <text:p>"the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ad</text:p>
          </table:table-cell>
          <table:table-cell table:style-name="ce4" table:formula="of:=LEN([.A290])" office:value-type="float" office:value="4" calcext:value-type="float">
            <text:p>4</text:p>
          </table:table-cell>
          <table:table-cell table:style-name="ce4" table:formula="of:=IF(AND([.$B290]&gt;=[.$J$2];[.$B290]&lt;=[.$J$3]);[.$A290];&quot;zzz&quot;)" office:value-type="string" office:string-value="road" calcext:value-type="string">
            <text:p>road</text:p>
          </table:table-cell>
          <table:table-cell table:style-name="ce4" table:formula="of:=IF([.$C290]=&quot;zzz&quot;;&quot;&quot;;COUNTIF([.$C$3:.$C$1002];&quot;&lt;&quot;&amp;[.$C290]))" office:value-type="float" office:value="233" calcext:value-type="float">
            <text:p>233</text:p>
          </table:table-cell>
          <table:table-cell table:style-name="ce4" table:formula="of:=IF(ISNA(MATCH(ROW([.$D289])-1;[.$D$1:.$D$1048576];0));&quot;&quot;;INDEX([.$C$3:.$C$1002];MATCH(ROW([.$D289])-1;[.$D$1:.$D$1048576];0)))" office:value-type="string" office:string-value="this" calcext:value-type="string">
            <text:p>this</text:p>
          </table:table-cell>
          <table:table-cell table:style-name="ce4" office:value-type="string" calcext:value-type="string">
            <text:p>then</text:p>
          </table:table-cell>
          <table:table-cell table:style-name="ce4" table:formula="of:=IF([.$F290]=&quot;&quot;;&quot;&quot;;IF(LEFT([.$F289];1)&lt;&gt;&quot;^&quot;;&quot;&quot;;&quot;[&quot;)&amp;CHAR(34)&amp;[.$F290]&amp;CHAR(34)&amp;IF([.$F291]&lt;&gt;&quot;&quot;;&quot;, &quot;;&quot;]&quot;))" office:value-type="string" office:string-value="&quot;then&quot;, " calcext:value-type="string">
            <text:p>"the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ck</text:p>
          </table:table-cell>
          <table:table-cell table:style-name="ce4" table:formula="of:=LEN([.A291])" office:value-type="float" office:value="4" calcext:value-type="float">
            <text:p>4</text:p>
          </table:table-cell>
          <table:table-cell table:style-name="ce4" table:formula="of:=IF(AND([.$B291]&gt;=[.$J$2];[.$B291]&lt;=[.$J$3]);[.$A291];&quot;zzz&quot;)" office:value-type="string" office:string-value="rock" calcext:value-type="string">
            <text:p>rock</text:p>
          </table:table-cell>
          <table:table-cell table:style-name="ce4" table:formula="of:=IF([.$C291]=&quot;zzz&quot;;&quot;&quot;;COUNTIF([.$C$3:.$C$1002];&quot;&lt;&quot;&amp;[.$C291]))" office:value-type="float" office:value="234" calcext:value-type="float">
            <text:p>234</text:p>
          </table:table-cell>
          <table:table-cell table:style-name="ce4" table:formula="of:=IF(ISNA(MATCH(ROW([.$D290])-1;[.$D$1:.$D$1048576];0));&quot;&quot;;INDEX([.$C$3:.$C$1002];MATCH(ROW([.$D290])-1;[.$D$1:.$D$1048576];0)))" office:value-type="string" office:string-value="thus" calcext:value-type="string">
            <text:p>thus</text:p>
          </table:table-cell>
          <table:table-cell table:style-name="ce4" office:value-type="string" calcext:value-type="string">
            <text:p>they</text:p>
          </table:table-cell>
          <table:table-cell table:style-name="ce4" table:formula="of:=IF([.$F291]=&quot;&quot;;&quot;&quot;;IF(LEFT([.$F290];1)&lt;&gt;&quot;^&quot;;&quot;&quot;;&quot;[&quot;)&amp;CHAR(34)&amp;[.$F291]&amp;CHAR(34)&amp;IF([.$F292]&lt;&gt;&quot;&quot;;&quot;, &quot;;&quot;]&quot;))" office:value-type="string" office:string-value="&quot;they&quot;, " calcext:value-type="string">
            <text:p>"the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4" table:formula="of:=LEN([.A292])" office:value-type="float" office:value="4" calcext:value-type="float">
            <text:p>4</text:p>
          </table:table-cell>
          <table:table-cell table:style-name="ce4" table:formula="of:=IF(AND([.$B292]&gt;=[.$J$2];[.$B292]&lt;=[.$J$3]);[.$A292];&quot;zzz&quot;)" office:value-type="string" office:string-value="role" calcext:value-type="string">
            <text:p>role</text:p>
          </table:table-cell>
          <table:table-cell table:style-name="ce4" table:formula="of:=IF([.$C292]=&quot;zzz&quot;;&quot;&quot;;COUNTIF([.$C$3:.$C$1002];&quot;&lt;&quot;&amp;[.$C292]))" office:value-type="float" office:value="235" calcext:value-type="float">
            <text:p>235</text:p>
          </table:table-cell>
          <table:table-cell table:style-name="ce4" table:formula="of:=IF(ISNA(MATCH(ROW([.$D291])-1;[.$D$1:.$D$1048576];0));&quot;&quot;;INDEX([.$C$3:.$C$1002];MATCH(ROW([.$D291])-1;[.$D$1:.$D$1048576];0)))" office:value-type="string" office:string-value="time" calcext:value-type="string">
            <text:p>time</text:p>
          </table:table-cell>
          <table:table-cell table:style-name="ce4" office:value-type="string" calcext:value-type="string">
            <text:p>this</text:p>
          </table:table-cell>
          <table:table-cell table:style-name="ce4" table:formula="of:=IF([.$F292]=&quot;&quot;;&quot;&quot;;IF(LEFT([.$F291];1)&lt;&gt;&quot;^&quot;;&quot;&quot;;&quot;[&quot;)&amp;CHAR(34)&amp;[.$F292]&amp;CHAR(34)&amp;IF([.$F293]&lt;&gt;&quot;&quot;;&quot;, &quot;;&quot;]&quot;))" office:value-type="string" office:string-value="&quot;this&quot;, " calcext:value-type="string">
            <text:p>"thi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om</text:p>
          </table:table-cell>
          <table:table-cell table:style-name="ce4" table:formula="of:=LEN([.A293])" office:value-type="float" office:value="4" calcext:value-type="float">
            <text:p>4</text:p>
          </table:table-cell>
          <table:table-cell table:style-name="ce4" table:formula="of:=IF(AND([.$B293]&gt;=[.$J$2];[.$B293]&lt;=[.$J$3]);[.$A293];&quot;zzz&quot;)" office:value-type="string" office:string-value="room" calcext:value-type="string">
            <text:p>room</text:p>
          </table:table-cell>
          <table:table-cell table:style-name="ce4" table:formula="of:=IF([.$C293]=&quot;zzz&quot;;&quot;&quot;;COUNTIF([.$C$3:.$C$1002];&quot;&lt;&quot;&amp;[.$C293]))" office:value-type="float" office:value="236" calcext:value-type="float">
            <text:p>236</text:p>
          </table:table-cell>
          <table:table-cell table:style-name="ce4" table:formula="of:=IF(ISNA(MATCH(ROW([.$D292])-1;[.$D$1:.$D$1048576];0));&quot;&quot;;INDEX([.$C$3:.$C$1002];MATCH(ROW([.$D292])-1;[.$D$1:.$D$1048576];0)))" office:value-type="string" office:string-value="town" calcext:value-type="string">
            <text:p>town</text:p>
          </table:table-cell>
          <table:table-cell table:style-name="ce4" office:value-type="string" calcext:value-type="string">
            <text:p>thus</text:p>
          </table:table-cell>
          <table:table-cell table:style-name="ce4" table:formula="of:=IF([.$F293]=&quot;&quot;;&quot;&quot;;IF(LEFT([.$F292];1)&lt;&gt;&quot;^&quot;;&quot;&quot;;&quot;[&quot;)&amp;CHAR(34)&amp;[.$F293]&amp;CHAR(34)&amp;IF([.$F294]&lt;&gt;&quot;&quot;;&quot;, &quot;;&quot;]&quot;))" office:value-type="string" office:string-value="&quot;thus&quot;, " calcext:value-type="string">
            <text:p>"thu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ule</text:p>
          </table:table-cell>
          <table:table-cell table:style-name="ce4" table:formula="of:=LEN([.A294])" office:value-type="float" office:value="4" calcext:value-type="float">
            <text:p>4</text:p>
          </table:table-cell>
          <table:table-cell table:style-name="ce4" table:formula="of:=IF(AND([.$B294]&gt;=[.$J$2];[.$B294]&lt;=[.$J$3]);[.$A294];&quot;zzz&quot;)" office:value-type="string" office:string-value="rule" calcext:value-type="string">
            <text:p>rule</text:p>
          </table:table-cell>
          <table:table-cell table:style-name="ce4" table:formula="of:=IF([.$C294]=&quot;zzz&quot;;&quot;&quot;;COUNTIF([.$C$3:.$C$1002];&quot;&lt;&quot;&amp;[.$C294]))" office:value-type="float" office:value="237" calcext:value-type="float">
            <text:p>237</text:p>
          </table:table-cell>
          <table:table-cell table:style-name="ce4" table:formula="of:=IF(ISNA(MATCH(ROW([.$D293])-1;[.$D$1:.$D$1048576];0));&quot;&quot;;INDEX([.$C$3:.$C$1002];MATCH(ROW([.$D293])-1;[.$D$1:.$D$1048576];0)))" office:value-type="string" office:string-value="tree" calcext:value-type="string">
            <text:p>tree</text:p>
          </table:table-cell>
          <table:table-cell table:style-name="ce4" office:value-type="string" calcext:value-type="string">
            <text:p>time</text:p>
          </table:table-cell>
          <table:table-cell table:style-name="ce4" table:formula="of:=IF([.$F294]=&quot;&quot;;&quot;&quot;;IF(LEFT([.$F293];1)&lt;&gt;&quot;^&quot;;&quot;&quot;;&quot;[&quot;)&amp;CHAR(34)&amp;[.$F294]&amp;CHAR(34)&amp;IF([.$F295]&lt;&gt;&quot;&quot;;&quot;, &quot;;&quot;]&quot;))" office:value-type="string" office:string-value="&quot;time&quot;, " calcext:value-type="string">
            <text:p>"tim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fe</text:p>
          </table:table-cell>
          <table:table-cell table:style-name="ce4" table:formula="of:=LEN([.A295])" office:value-type="float" office:value="4" calcext:value-type="float">
            <text:p>4</text:p>
          </table:table-cell>
          <table:table-cell table:style-name="ce4" table:formula="of:=IF(AND([.$B295]&gt;=[.$J$2];[.$B295]&lt;=[.$J$3]);[.$A295];&quot;zzz&quot;)" office:value-type="string" office:string-value="safe" calcext:value-type="string">
            <text:p>safe</text:p>
          </table:table-cell>
          <table:table-cell table:style-name="ce4" table:formula="of:=IF([.$C295]=&quot;zzz&quot;;&quot;&quot;;COUNTIF([.$C$3:.$C$1002];&quot;&lt;&quot;&amp;[.$C295]))" office:value-type="float" office:value="239" calcext:value-type="float">
            <text:p>239</text:p>
          </table:table-cell>
          <table:table-cell table:style-name="ce4" table:formula="of:=IF(ISNA(MATCH(ROW([.$D294])-1;[.$D$1:.$D$1048576];0));&quot;&quot;;INDEX([.$C$3:.$C$1002];MATCH(ROW([.$D294])-1;[.$D$1:.$D$1048576];0)))" office:value-type="string" office:string-value="try" calcext:value-type="string">
            <text:p>try</text:p>
          </table:table-cell>
          <table:table-cell table:style-name="ce4" office:value-type="string" calcext:value-type="string">
            <text:p>too</text:p>
          </table:table-cell>
          <table:table-cell table:style-name="ce4" table:formula="of:=IF([.$F295]=&quot;&quot;;&quot;&quot;;IF(LEFT([.$F294];1)&lt;&gt;&quot;^&quot;;&quot;&quot;;&quot;[&quot;)&amp;CHAR(34)&amp;[.$F295]&amp;CHAR(34)&amp;IF([.$F296]&lt;&gt;&quot;&quot;;&quot;, &quot;;&quot;]&quot;))" office:value-type="string" office:string-value="&quot;too&quot;, " calcext:value-type="string">
            <text:p>"to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e</text:p>
          </table:table-cell>
          <table:table-cell table:style-name="ce4" table:formula="of:=LEN([.A296])" office:value-type="float" office:value="4" calcext:value-type="float">
            <text:p>4</text:p>
          </table:table-cell>
          <table:table-cell table:style-name="ce4" table:formula="of:=IF(AND([.$B296]&gt;=[.$J$2];[.$B296]&lt;=[.$J$3]);[.$A296];&quot;zzz&quot;)" office:value-type="string" office:string-value="same" calcext:value-type="string">
            <text:p>same</text:p>
          </table:table-cell>
          <table:table-cell table:style-name="ce4" table:formula="of:=IF([.$C296]=&quot;zzz&quot;;&quot;&quot;;COUNTIF([.$C$3:.$C$1002];&quot;&lt;&quot;&amp;[.$C296]))" office:value-type="float" office:value="240" calcext:value-type="float">
            <text:p>240</text:p>
          </table:table-cell>
          <table:table-cell table:style-name="ce4" table:formula="of:=IF(ISNA(MATCH(ROW([.$D295])-1;[.$D$1:.$D$1048576];0));&quot;&quot;;INDEX([.$C$3:.$C$1002];MATCH(ROW([.$D295])-1;[.$D$1:.$D$1048576];0)))" office:value-type="string" office:string-value="two" calcext:value-type="string">
            <text:p>two</text:p>
          </table:table-cell>
          <table:table-cell table:style-name="ce4" office:value-type="string" calcext:value-type="string">
            <text:p>top</text:p>
          </table:table-cell>
          <table:table-cell table:style-name="ce4" table:formula="of:=IF([.$F296]=&quot;&quot;;&quot;&quot;;IF(LEFT([.$F295];1)&lt;&gt;&quot;^&quot;;&quot;&quot;;&quot;[&quot;)&amp;CHAR(34)&amp;[.$F296]&amp;CHAR(34)&amp;IF([.$F297]&lt;&gt;&quot;&quot;;&quot;, &quot;;&quot;]&quot;))" office:value-type="string" office:string-value="&quot;top&quot;, " calcext:value-type="string">
            <text:p>"to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ve</text:p>
          </table:table-cell>
          <table:table-cell table:style-name="ce4" table:formula="of:=LEN([.A297])" office:value-type="float" office:value="4" calcext:value-type="float">
            <text:p>4</text:p>
          </table:table-cell>
          <table:table-cell table:style-name="ce4" table:formula="of:=IF(AND([.$B297]&gt;=[.$J$2];[.$B297]&lt;=[.$J$3]);[.$A297];&quot;zzz&quot;)" office:value-type="string" office:string-value="save" calcext:value-type="string">
            <text:p>save</text:p>
          </table:table-cell>
          <table:table-cell table:style-name="ce4" table:formula="of:=IF([.$C297]=&quot;zzz&quot;;&quot;&quot;;COUNTIF([.$C$3:.$C$1002];&quot;&lt;&quot;&amp;[.$C297]))" office:value-type="float" office:value="241" calcext:value-type="float">
            <text:p>241</text:p>
          </table:table-cell>
          <table:table-cell table:style-name="ce4" table:formula="of:=IF(ISNA(MATCH(ROW([.$D296])-1;[.$D$1:.$D$1048576];0));&quot;&quot;;INDEX([.$C$3:.$C$1002];MATCH(ROW([.$D296])-1;[.$D$1:.$D$1048576];0)))" office:value-type="string" office:string-value="trip" calcext:value-type="string">
            <text:p>trip</text:p>
          </table:table-cell>
          <table:table-cell table:style-name="ce4" office:value-type="string" calcext:value-type="string">
            <text:p>town</text:p>
          </table:table-cell>
          <table:table-cell table:style-name="ce4" table:formula="of:=IF([.$F297]=&quot;&quot;;&quot;&quot;;IF(LEFT([.$F296];1)&lt;&gt;&quot;^&quot;;&quot;&quot;;&quot;[&quot;)&amp;CHAR(34)&amp;[.$F297]&amp;CHAR(34)&amp;IF([.$F298]&lt;&gt;&quot;&quot;;&quot;, &quot;;&quot;]&quot;))" office:value-type="string" office:string-value="&quot;town&quot;, " calcext:value-type="string">
            <text:p>"tow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4" table:formula="of:=LEN([.A298])" office:value-type="float" office:value="4" calcext:value-type="float">
            <text:p>4</text:p>
          </table:table-cell>
          <table:table-cell table:style-name="ce4" table:formula="of:=IF(AND([.$B298]&gt;=[.$J$2];[.$B298]&lt;=[.$J$3]);[.$A298];&quot;zzz&quot;)" office:value-type="string" office:string-value="seat" calcext:value-type="string">
            <text:p>seat</text:p>
          </table:table-cell>
          <table:table-cell table:style-name="ce4" table:formula="of:=IF([.$C298]=&quot;zzz&quot;;&quot;&quot;;COUNTIF([.$C$3:.$C$1002];&quot;&lt;&quot;&amp;[.$C298]))" office:value-type="float" office:value="244" calcext:value-type="float">
            <text:p>244</text:p>
          </table:table-cell>
          <table:table-cell table:style-name="ce4" table:formula="of:=IF(ISNA(MATCH(ROW([.$D297])-1;[.$D$1:.$D$1048576];0));&quot;&quot;;INDEX([.$C$3:.$C$1002];MATCH(ROW([.$D297])-1;[.$D$1:.$D$1048576];0)))" office:value-type="string" office:string-value="true" calcext:value-type="string">
            <text:p>true</text:p>
          </table:table-cell>
          <table:table-cell table:style-name="ce4" office:value-type="string" calcext:value-type="string">
            <text:p>tree</text:p>
          </table:table-cell>
          <table:table-cell table:style-name="ce4" table:formula="of:=IF([.$F298]=&quot;&quot;;&quot;&quot;;IF(LEFT([.$F297];1)&lt;&gt;&quot;^&quot;;&quot;&quot;;&quot;[&quot;)&amp;CHAR(34)&amp;[.$F298]&amp;CHAR(34)&amp;IF([.$F299]&lt;&gt;&quot;&quot;;&quot;, &quot;;&quot;]&quot;))" office:value-type="string" office:string-value="&quot;tree&quot;, " calcext:value-type="string">
            <text:p>"tre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ek</text:p>
          </table:table-cell>
          <table:table-cell table:style-name="ce4" table:formula="of:=LEN([.A299])" office:value-type="float" office:value="4" calcext:value-type="float">
            <text:p>4</text:p>
          </table:table-cell>
          <table:table-cell table:style-name="ce4" table:formula="of:=IF(AND([.$B299]&gt;=[.$J$2];[.$B299]&lt;=[.$J$3]);[.$A299];&quot;zzz&quot;)" office:value-type="string" office:string-value="seek" calcext:value-type="string">
            <text:p>seek</text:p>
          </table:table-cell>
          <table:table-cell table:style-name="ce4" table:formula="of:=IF([.$C299]=&quot;zzz&quot;;&quot;&quot;;COUNTIF([.$C$3:.$C$1002];&quot;&lt;&quot;&amp;[.$C299]))" office:value-type="float" office:value="246" calcext:value-type="float">
            <text:p>246</text:p>
          </table:table-cell>
          <table:table-cell table:style-name="ce4" table:formula="of:=IF(ISNA(MATCH(ROW([.$D298])-1;[.$D$1:.$D$1048576];0));&quot;&quot;;INDEX([.$C$3:.$C$1002];MATCH(ROW([.$D298])-1;[.$D$1:.$D$1048576];0)))" office:value-type="string" office:string-value="turn" calcext:value-type="string">
            <text:p>turn</text:p>
          </table:table-cell>
          <table:table-cell table:style-name="ce4" office:value-type="string" calcext:value-type="string">
            <text:p>trip</text:p>
          </table:table-cell>
          <table:table-cell table:style-name="ce4" table:formula="of:=IF([.$F299]=&quot;&quot;;&quot;&quot;;IF(LEFT([.$F298];1)&lt;&gt;&quot;^&quot;;&quot;&quot;;&quot;[&quot;)&amp;CHAR(34)&amp;[.$F299]&amp;CHAR(34)&amp;IF([.$F300]&lt;&gt;&quot;&quot;;&quot;, &quot;;&quot;]&quot;))" office:value-type="string" office:string-value="&quot;trip&quot;, " calcext:value-type="string">
            <text:p>"trip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em</text:p>
          </table:table-cell>
          <table:table-cell table:style-name="ce4" table:formula="of:=LEN([.A300])" office:value-type="float" office:value="4" calcext:value-type="float">
            <text:p>4</text:p>
          </table:table-cell>
          <table:table-cell table:style-name="ce4" table:formula="of:=IF(AND([.$B300]&gt;=[.$J$2];[.$B300]&lt;=[.$J$3]);[.$A300];&quot;zzz&quot;)" office:value-type="string" office:string-value="seem" calcext:value-type="string">
            <text:p>seem</text:p>
          </table:table-cell>
          <table:table-cell table:style-name="ce4" table:formula="of:=IF([.$C300]=&quot;zzz&quot;;&quot;&quot;;COUNTIF([.$C$3:.$C$1002];&quot;&lt;&quot;&amp;[.$C300]))" office:value-type="float" office:value="247" calcext:value-type="float">
            <text:p>247</text:p>
          </table:table-cell>
          <table:table-cell table:style-name="ce4" table:formula="of:=IF(ISNA(MATCH(ROW([.$D299])-1;[.$D$1:.$D$1048576];0));&quot;&quot;;INDEX([.$C$3:.$C$1002];MATCH(ROW([.$D299])-1;[.$D$1:.$D$1048576];0)))">
            <text:p/>
          </table:table-cell>
          <table:table-cell table:style-name="ce4" office:value-type="string" calcext:value-type="string">
            <text:p>true</text:p>
          </table:table-cell>
          <table:table-cell table:style-name="ce4" table:formula="of:=IF([.$F300]=&quot;&quot;;&quot;&quot;;IF(LEFT([.$F299];1)&lt;&gt;&quot;^&quot;;&quot;&quot;;&quot;[&quot;)&amp;CHAR(34)&amp;[.$F300]&amp;CHAR(34)&amp;IF([.$F301]&lt;&gt;&quot;&quot;;&quot;, &quot;;&quot;]&quot;))" office:value-type="string" office:string-value="&quot;true&quot;, " calcext:value-type="string">
            <text:p>"tru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ll</text:p>
          </table:table-cell>
          <table:table-cell table:style-name="ce4" table:formula="of:=LEN([.A301])" office:value-type="float" office:value="4" calcext:value-type="float">
            <text:p>4</text:p>
          </table:table-cell>
          <table:table-cell table:style-name="ce4" table:formula="of:=IF(AND([.$B301]&gt;=[.$J$2];[.$B301]&lt;=[.$J$3]);[.$A301];&quot;zzz&quot;)" office:value-type="string" office:string-value="sell" calcext:value-type="string">
            <text:p>sell</text:p>
          </table:table-cell>
          <table:table-cell table:style-name="ce4" table:formula="of:=IF([.$C301]=&quot;zzz&quot;;&quot;&quot;;COUNTIF([.$C$3:.$C$1002];&quot;&lt;&quot;&amp;[.$C301]))" office:value-type="float" office:value="248" calcext:value-type="float">
            <text:p>248</text:p>
          </table:table-cell>
          <table:table-cell table:style-name="ce4" table:formula="of:=IF(ISNA(MATCH(ROW([.$D300])-1;[.$D$1:.$D$1048576];0));&quot;&quot;;INDEX([.$C$3:.$C$1002];MATCH(ROW([.$D300])-1;[.$D$1:.$D$1048576];0)))" office:value-type="string" office:string-value="use" calcext:value-type="string">
            <text:p>use</text:p>
          </table:table-cell>
          <table:table-cell table:style-name="ce4" office:value-type="string" calcext:value-type="string">
            <text:p>try</text:p>
          </table:table-cell>
          <table:table-cell table:style-name="ce4" table:formula="of:=IF([.$F301]=&quot;&quot;;&quot;&quot;;IF(LEFT([.$F300];1)&lt;&gt;&quot;^&quot;;&quot;&quot;;&quot;[&quot;)&amp;CHAR(34)&amp;[.$F301]&amp;CHAR(34)&amp;IF([.$F302]&lt;&gt;&quot;&quot;;&quot;, &quot;;&quot;]&quot;))" office:value-type="string" office:string-value="&quot;try&quot;, " calcext:value-type="string">
            <text:p>"tr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d</text:p>
          </table:table-cell>
          <table:table-cell table:style-name="ce4" table:formula="of:=LEN([.A302])" office:value-type="float" office:value="4" calcext:value-type="float">
            <text:p>4</text:p>
          </table:table-cell>
          <table:table-cell table:style-name="ce4" table:formula="of:=IF(AND([.$B302]&gt;=[.$J$2];[.$B302]&lt;=[.$J$3]);[.$A302];&quot;zzz&quot;)" office:value-type="string" office:string-value="send" calcext:value-type="string">
            <text:p>send</text:p>
          </table:table-cell>
          <table:table-cell table:style-name="ce4" table:formula="of:=IF([.$C302]=&quot;zzz&quot;;&quot;&quot;;COUNTIF([.$C$3:.$C$1002];&quot;&lt;&quot;&amp;[.$C302]))" office:value-type="float" office:value="249" calcext:value-type="float">
            <text:p>249</text:p>
          </table:table-cell>
          <table:table-cell table:style-name="ce4" table:formula="of:=IF(ISNA(MATCH(ROW([.$D301])-1;[.$D$1:.$D$1048576];0));&quot;&quot;;INDEX([.$C$3:.$C$1002];MATCH(ROW([.$D301])-1;[.$D$1:.$D$1048576];0)))" office:value-type="string" office:string-value="unit" calcext:value-type="string">
            <text:p>unit</text:p>
          </table:table-cell>
          <table:table-cell table:style-name="ce4" office:value-type="string" calcext:value-type="string">
            <text:p>two</text:p>
          </table:table-cell>
          <table:table-cell table:style-name="ce4" table:formula="of:=IF([.$F302]=&quot;&quot;;&quot;&quot;;IF(LEFT([.$F301];1)&lt;&gt;&quot;^&quot;;&quot;&quot;;&quot;[&quot;)&amp;CHAR(34)&amp;[.$F302]&amp;CHAR(34)&amp;IF([.$F303]&lt;&gt;&quot;&quot;;&quot;, &quot;;&quot;]&quot;))" office:value-type="string" office:string-value="&quot;two&quot;, " calcext:value-type="string">
            <text:p>"tw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t</text:p>
          </table:table-cell>
          <table:table-cell table:style-name="ce4" table:formula="of:=LEN([.A303])" office:value-type="float" office:value="4" calcext:value-type="float">
            <text:p>4</text:p>
          </table:table-cell>
          <table:table-cell table:style-name="ce4" table:formula="of:=IF(AND([.$B303]&gt;=[.$J$2];[.$B303]&lt;=[.$J$3]);[.$A303];&quot;zzz&quot;)" office:value-type="string" office:string-value="shot" calcext:value-type="string">
            <text:p>shot</text:p>
          </table:table-cell>
          <table:table-cell table:style-name="ce4" table:formula="of:=IF([.$C303]=&quot;zzz&quot;;&quot;&quot;;COUNTIF([.$C$3:.$C$1002];&quot;&lt;&quot;&amp;[.$C303]))" office:value-type="float" office:value="253" calcext:value-type="float">
            <text:p>253</text:p>
          </table:table-cell>
          <table:table-cell table:style-name="ce4" table:formula="of:=IF(ISNA(MATCH(ROW([.$D302])-1;[.$D$1:.$D$1048576];0));&quot;&quot;;INDEX([.$C$3:.$C$1002];MATCH(ROW([.$D302])-1;[.$D$1:.$D$1048576];0)))" office:value-type="string" office:string-value="war" calcext:value-type="string">
            <text:p>war</text:p>
          </table:table-cell>
          <table:table-cell table:style-name="ce4" office:value-type="string" calcext:value-type="string">
            <text:p>type</text:p>
          </table:table-cell>
          <table:table-cell table:style-name="ce4" table:formula="of:=IF([.$F303]=&quot;&quot;;&quot;&quot;;IF(LEFT([.$F302];1)&lt;&gt;&quot;^&quot;;&quot;&quot;;&quot;[&quot;)&amp;CHAR(34)&amp;[.$F303]&amp;CHAR(34)&amp;IF([.$F304]&lt;&gt;&quot;&quot;;&quot;, &quot;;&quot;]&quot;))" office:value-type="string" office:string-value="&quot;type&quot;, " calcext:value-type="string">
            <text:p>"typ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w</text:p>
          </table:table-cell>
          <table:table-cell table:style-name="ce4" table:formula="of:=LEN([.A304])" office:value-type="float" office:value="4" calcext:value-type="float">
            <text:p>4</text:p>
          </table:table-cell>
          <table:table-cell table:style-name="ce4" table:formula="of:=IF(AND([.$B304]&gt;=[.$J$2];[.$B304]&lt;=[.$J$3]);[.$A304];&quot;zzz&quot;)" office:value-type="string" office:string-value="show" calcext:value-type="string">
            <text:p>show</text:p>
          </table:table-cell>
          <table:table-cell table:style-name="ce4" table:formula="of:=IF([.$C304]=&quot;zzz&quot;;&quot;&quot;;COUNTIF([.$C$3:.$C$1002];&quot;&lt;&quot;&amp;[.$C304]))" office:value-type="float" office:value="254" calcext:value-type="float">
            <text:p>254</text:p>
          </table:table-cell>
          <table:table-cell table:style-name="ce4" table:formula="of:=IF(ISNA(MATCH(ROW([.$D303])-1;[.$D$1:.$D$1048576];0));&quot;&quot;;INDEX([.$C$3:.$C$1002];MATCH(ROW([.$D303])-1;[.$D$1:.$D$1048576];0)))" office:value-type="string" office:string-value="upon" calcext:value-type="string">
            <text:p>upon</text:p>
          </table:table-cell>
          <table:table-cell table:style-name="ce4" office:value-type="string" calcext:value-type="string">
            <text:p>unit</text:p>
          </table:table-cell>
          <table:table-cell table:style-name="ce4" table:formula="of:=IF([.$F304]=&quot;&quot;;&quot;&quot;;IF(LEFT([.$F303];1)&lt;&gt;&quot;^&quot;;&quot;&quot;;&quot;[&quot;)&amp;CHAR(34)&amp;[.$F304]&amp;CHAR(34)&amp;IF([.$F305]&lt;&gt;&quot;&quot;;&quot;, &quot;;&quot;]&quot;))" office:value-type="string" office:string-value="&quot;unit&quot;, " calcext:value-type="string">
            <text:p>"uni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de</text:p>
          </table:table-cell>
          <table:table-cell table:style-name="ce4" table:formula="of:=LEN([.A305])" office:value-type="float" office:value="4" calcext:value-type="float">
            <text:p>4</text:p>
          </table:table-cell>
          <table:table-cell table:style-name="ce4" table:formula="of:=IF(AND([.$B305]&gt;=[.$J$2];[.$B305]&lt;=[.$J$3]);[.$A305];&quot;zzz&quot;)" office:value-type="string" office:string-value="side" calcext:value-type="string">
            <text:p>side</text:p>
          </table:table-cell>
          <table:table-cell table:style-name="ce4" table:formula="of:=IF([.$C305]=&quot;zzz&quot;;&quot;&quot;;COUNTIF([.$C$3:.$C$1002];&quot;&lt;&quot;&amp;[.$C305]))" office:value-type="float" office:value="255" calcext:value-type="float">
            <text:p>255</text:p>
          </table:table-cell>
          <table:table-cell table:style-name="ce4" table:formula="of:=IF(ISNA(MATCH(ROW([.$D304])-1;[.$D$1:.$D$1048576];0));&quot;&quot;;INDEX([.$C$3:.$C$1002];MATCH(ROW([.$D304])-1;[.$D$1:.$D$1048576];0)))" office:value-type="string" office:string-value="very" calcext:value-type="string">
            <text:p>very</text:p>
          </table:table-cell>
          <table:table-cell table:style-name="ce4" office:value-type="string" calcext:value-type="string">
            <text:p>upon</text:p>
          </table:table-cell>
          <table:table-cell table:style-name="ce4" table:formula="of:=IF([.$F305]=&quot;&quot;;&quot;&quot;;IF(LEFT([.$F304];1)&lt;&gt;&quot;^&quot;;&quot;&quot;;&quot;[&quot;)&amp;CHAR(34)&amp;[.$F305]&amp;CHAR(34)&amp;IF([.$F306]&lt;&gt;&quot;&quot;;&quot;, &quot;;&quot;]&quot;))" office:value-type="string" office:string-value="&quot;upon&quot;, " calcext:value-type="string">
            <text:p>"upo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gn</text:p>
          </table:table-cell>
          <table:table-cell table:style-name="ce4" table:formula="of:=LEN([.A306])" office:value-type="float" office:value="4" calcext:value-type="float">
            <text:p>4</text:p>
          </table:table-cell>
          <table:table-cell table:style-name="ce4" table:formula="of:=IF(AND([.$B306]&gt;=[.$J$2];[.$B306]&lt;=[.$J$3]);[.$A306];&quot;zzz&quot;)" office:value-type="string" office:string-value="sign" calcext:value-type="string">
            <text:p>sign</text:p>
          </table:table-cell>
          <table:table-cell table:style-name="ce4" table:formula="of:=IF([.$C306]=&quot;zzz&quot;;&quot;&quot;;COUNTIF([.$C$3:.$C$1002];&quot;&lt;&quot;&amp;[.$C306]))" office:value-type="float" office:value="256" calcext:value-type="float">
            <text:p>256</text:p>
          </table:table-cell>
          <table:table-cell table:style-name="ce4" table:formula="of:=IF(ISNA(MATCH(ROW([.$D305])-1;[.$D$1:.$D$1048576];0));&quot;&quot;;INDEX([.$C$3:.$C$1002];MATCH(ROW([.$D305])-1;[.$D$1:.$D$1048576];0)))" office:value-type="string" office:string-value="view" calcext:value-type="string">
            <text:p>view</text:p>
          </table:table-cell>
          <table:table-cell table:style-name="ce4" office:value-type="string" calcext:value-type="string">
            <text:p>use</text:p>
          </table:table-cell>
          <table:table-cell table:style-name="ce4" table:formula="of:=IF([.$F306]=&quot;&quot;;&quot;&quot;;IF(LEFT([.$F305];1)&lt;&gt;&quot;^&quot;;&quot;&quot;;&quot;[&quot;)&amp;CHAR(34)&amp;[.$F306]&amp;CHAR(34)&amp;IF([.$F307]&lt;&gt;&quot;&quot;;&quot;, &quot;;&quot;]&quot;))" office:value-type="string" office:string-value="&quot;use&quot;, " calcext:value-type="string">
            <text:p>"us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ng</text:p>
          </table:table-cell>
          <table:table-cell table:style-name="ce4" table:formula="of:=LEN([.A307])" office:value-type="float" office:value="4" calcext:value-type="float">
            <text:p>4</text:p>
          </table:table-cell>
          <table:table-cell table:style-name="ce4" table:formula="of:=IF(AND([.$B307]&gt;=[.$J$2];[.$B307]&lt;=[.$J$3]);[.$A307];&quot;zzz&quot;)" office:value-type="string" office:string-value="sing" calcext:value-type="string">
            <text:p>sing</text:p>
          </table:table-cell>
          <table:table-cell table:style-name="ce4" table:formula="of:=IF([.$C307]=&quot;zzz&quot;;&quot;&quot;;COUNTIF([.$C$3:.$C$1002];&quot;&lt;&quot;&amp;[.$C307]))" office:value-type="float" office:value="257" calcext:value-type="float">
            <text:p>257</text:p>
          </table:table-cell>
          <table:table-cell table:style-name="ce4" table:formula="of:=IF(ISNA(MATCH(ROW([.$D306])-1;[.$D$1:.$D$1048576];0));&quot;&quot;;INDEX([.$C$3:.$C$1002];MATCH(ROW([.$D306])-1;[.$D$1:.$D$1048576];0)))" office:value-type="string" office:string-value="way" calcext:value-type="string">
            <text:p>way</text:p>
          </table:table-cell>
          <table:table-cell table:style-name="ce4" office:value-type="string" calcext:value-type="string">
            <text:p>very</text:p>
          </table:table-cell>
          <table:table-cell table:style-name="ce4" table:formula="of:=IF([.$F307]=&quot;&quot;;&quot;&quot;;IF(LEFT([.$F306];1)&lt;&gt;&quot;^&quot;;&quot;&quot;;&quot;[&quot;)&amp;CHAR(34)&amp;[.$F307]&amp;CHAR(34)&amp;IF([.$F308]&lt;&gt;&quot;&quot;;&quot;, &quot;;&quot;]&quot;))" office:value-type="string" office:string-value="&quot;very&quot;, " calcext:value-type="string">
            <text:p>"ver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te</text:p>
          </table:table-cell>
          <table:table-cell table:style-name="ce4" table:formula="of:=LEN([.A308])" office:value-type="float" office:value="4" calcext:value-type="float">
            <text:p>4</text:p>
          </table:table-cell>
          <table:table-cell table:style-name="ce4" table:formula="of:=IF(AND([.$B308]&gt;=[.$J$2];[.$B308]&lt;=[.$J$3]);[.$A308];&quot;zzz&quot;)" office:value-type="string" office:string-value="site" calcext:value-type="string">
            <text:p>site</text:p>
          </table:table-cell>
          <table:table-cell table:style-name="ce4" table:formula="of:=IF([.$C308]=&quot;zzz&quot;;&quot;&quot;;COUNTIF([.$C$3:.$C$1002];&quot;&lt;&quot;&amp;[.$C308]))" office:value-type="float" office:value="259" calcext:value-type="float">
            <text:p>259</text:p>
          </table:table-cell>
          <table:table-cell table:style-name="ce4" table:formula="of:=IF(ISNA(MATCH(ROW([.$D307])-1;[.$D$1:.$D$1048576];0));&quot;&quot;;INDEX([.$C$3:.$C$1002];MATCH(ROW([.$D307])-1;[.$D$1:.$D$1048576];0)))" office:value-type="string" office:string-value="vote" calcext:value-type="string">
            <text:p>vote</text:p>
          </table:table-cell>
          <table:table-cell table:style-name="ce4" office:value-type="string" calcext:value-type="string">
            <text:p>view</text:p>
          </table:table-cell>
          <table:table-cell table:style-name="ce4" table:formula="of:=IF([.$F308]=&quot;&quot;;&quot;&quot;;IF(LEFT([.$F307];1)&lt;&gt;&quot;^&quot;;&quot;&quot;;&quot;[&quot;)&amp;CHAR(34)&amp;[.$F308]&amp;CHAR(34)&amp;IF([.$F309]&lt;&gt;&quot;&quot;;&quot;, &quot;;&quot;]&quot;))" office:value-type="string" office:string-value="&quot;view&quot;, " calcext:value-type="string">
            <text:p>"view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4" table:formula="of:=LEN([.A309])" office:value-type="float" office:value="4" calcext:value-type="float">
            <text:p>4</text:p>
          </table:table-cell>
          <table:table-cell table:style-name="ce4" table:formula="of:=IF(AND([.$B309]&gt;=[.$J$2];[.$B309]&lt;=[.$J$3]);[.$A309];&quot;zzz&quot;)" office:value-type="string" office:string-value="size" calcext:value-type="string">
            <text:p>size</text:p>
          </table:table-cell>
          <table:table-cell table:style-name="ce4" table:formula="of:=IF([.$C309]=&quot;zzz&quot;;&quot;&quot;;COUNTIF([.$C$3:.$C$1002];&quot;&lt;&quot;&amp;[.$C309]))" office:value-type="float" office:value="261" calcext:value-type="float">
            <text:p>261</text:p>
          </table:table-cell>
          <table:table-cell table:style-name="ce4" table:formula="of:=IF(ISNA(MATCH(ROW([.$D308])-1;[.$D$1:.$D$1048576];0));&quot;&quot;;INDEX([.$C$3:.$C$1002];MATCH(ROW([.$D308])-1;[.$D$1:.$D$1048576];0)))" office:value-type="string" office:string-value="wait" calcext:value-type="string">
            <text:p>wait</text:p>
          </table:table-cell>
          <table:table-cell table:style-name="ce4" office:value-type="string" calcext:value-type="string">
            <text:p>vote</text:p>
          </table:table-cell>
          <table:table-cell table:style-name="ce4" table:formula="of:=IF([.$F309]=&quot;&quot;;&quot;&quot;;IF(LEFT([.$F308];1)&lt;&gt;&quot;^&quot;;&quot;&quot;;&quot;[&quot;)&amp;CHAR(34)&amp;[.$F309]&amp;CHAR(34)&amp;IF([.$F310]&lt;&gt;&quot;&quot;;&quot;, &quot;;&quot;]&quot;))" office:value-type="string" office:string-value="&quot;vote&quot;, " calcext:value-type="string">
            <text:p>"vot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in</text:p>
          </table:table-cell>
          <table:table-cell table:style-name="ce4" table:formula="of:=LEN([.A310])" office:value-type="float" office:value="4" calcext:value-type="float">
            <text:p>4</text:p>
          </table:table-cell>
          <table:table-cell table:style-name="ce4" table:formula="of:=IF(AND([.$B310]&gt;=[.$J$2];[.$B310]&lt;=[.$J$3]);[.$A310];&quot;zzz&quot;)" office:value-type="string" office:string-value="skin" calcext:value-type="string">
            <text:p>skin</text:p>
          </table:table-cell>
          <table:table-cell table:style-name="ce4" table:formula="of:=IF([.$C310]=&quot;zzz&quot;;&quot;&quot;;COUNTIF([.$C$3:.$C$1002];&quot;&lt;&quot;&amp;[.$C310]))" office:value-type="float" office:value="262" calcext:value-type="float">
            <text:p>262</text:p>
          </table:table-cell>
          <table:table-cell table:style-name="ce4" table:formula="of:=IF(ISNA(MATCH(ROW([.$D309])-1;[.$D$1:.$D$1048576];0));&quot;&quot;;INDEX([.$C$3:.$C$1002];MATCH(ROW([.$D309])-1;[.$D$1:.$D$1048576];0)))" office:value-type="string" office:string-value="walk" calcext:value-type="string">
            <text:p>walk</text:p>
          </table:table-cell>
          <table:table-cell table:style-name="ce4" office:value-type="string" calcext:value-type="string">
            <text:p>wait</text:p>
          </table:table-cell>
          <table:table-cell table:style-name="ce4" table:formula="of:=IF([.$F310]=&quot;&quot;;&quot;&quot;;IF(LEFT([.$F309];1)&lt;&gt;&quot;^&quot;;&quot;&quot;;&quot;[&quot;)&amp;CHAR(34)&amp;[.$F310]&amp;CHAR(34)&amp;IF([.$F311]&lt;&gt;&quot;&quot;;&quot;, &quot;;&quot;]&quot;))" office:value-type="string" office:string-value="&quot;wait&quot;, " calcext:value-type="string">
            <text:p>"wai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me</text:p>
          </table:table-cell>
          <table:table-cell table:style-name="ce4" table:formula="of:=LEN([.A311])" office:value-type="float" office:value="4" calcext:value-type="float">
            <text:p>4</text:p>
          </table:table-cell>
          <table:table-cell table:style-name="ce4" table:formula="of:=IF(AND([.$B311]&gt;=[.$J$2];[.$B311]&lt;=[.$J$3]);[.$A311];&quot;zzz&quot;)" office:value-type="string" office:string-value="some" calcext:value-type="string">
            <text:p>some</text:p>
          </table:table-cell>
          <table:table-cell table:style-name="ce4" table:formula="of:=IF([.$C311]=&quot;zzz&quot;;&quot;&quot;;COUNTIF([.$C$3:.$C$1002];&quot;&lt;&quot;&amp;[.$C311]))" office:value-type="float" office:value="263" calcext:value-type="float">
            <text:p>263</text:p>
          </table:table-cell>
          <table:table-cell table:style-name="ce4" table:formula="of:=IF(ISNA(MATCH(ROW([.$D310])-1;[.$D$1:.$D$1048576];0));&quot;&quot;;INDEX([.$C$3:.$C$1002];MATCH(ROW([.$D310])-1;[.$D$1:.$D$1048576];0)))" office:value-type="string" office:string-value="wall" calcext:value-type="string">
            <text:p>wall</text:p>
          </table:table-cell>
          <table:table-cell table:style-name="ce4" office:value-type="string" calcext:value-type="string">
            <text:p>walk</text:p>
          </table:table-cell>
          <table:table-cell table:style-name="ce4" table:formula="of:=IF([.$F311]=&quot;&quot;;&quot;&quot;;IF(LEFT([.$F310];1)&lt;&gt;&quot;^&quot;;&quot;&quot;;&quot;[&quot;)&amp;CHAR(34)&amp;[.$F311]&amp;CHAR(34)&amp;IF([.$F312]&lt;&gt;&quot;&quot;;&quot;, &quot;;&quot;]&quot;))" office:value-type="string" office:string-value="&quot;walk&quot;, " calcext:value-type="string">
            <text:p>"wal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ng</text:p>
          </table:table-cell>
          <table:table-cell table:style-name="ce4" table:formula="of:=LEN([.A312])" office:value-type="float" office:value="4" calcext:value-type="float">
            <text:p>4</text:p>
          </table:table-cell>
          <table:table-cell table:style-name="ce4" table:formula="of:=IF(AND([.$B312]&gt;=[.$J$2];[.$B312]&lt;=[.$J$3]);[.$A312];&quot;zzz&quot;)" office:value-type="string" office:string-value="song" calcext:value-type="string">
            <text:p>song</text:p>
          </table:table-cell>
          <table:table-cell table:style-name="ce4" table:formula="of:=IF([.$C312]=&quot;zzz&quot;;&quot;&quot;;COUNTIF([.$C$3:.$C$1002];&quot;&lt;&quot;&amp;[.$C312]))" office:value-type="float" office:value="265" calcext:value-type="float">
            <text:p>265</text:p>
          </table:table-cell>
          <table:table-cell table:style-name="ce4" table:formula="of:=IF(ISNA(MATCH(ROW([.$D311])-1;[.$D$1:.$D$1048576];0));&quot;&quot;;INDEX([.$C$3:.$C$1002];MATCH(ROW([.$D311])-1;[.$D$1:.$D$1048576];0)))" office:value-type="string" office:string-value="want" calcext:value-type="string">
            <text:p>want</text:p>
          </table:table-cell>
          <table:table-cell table:style-name="ce4" office:value-type="string" calcext:value-type="string">
            <text:p>wall</text:p>
          </table:table-cell>
          <table:table-cell table:style-name="ce4" table:formula="of:=IF([.$F312]=&quot;&quot;;&quot;&quot;;IF(LEFT([.$F311];1)&lt;&gt;&quot;^&quot;;&quot;&quot;;&quot;[&quot;)&amp;CHAR(34)&amp;[.$F312]&amp;CHAR(34)&amp;IF([.$F313]&lt;&gt;&quot;&quot;;&quot;, &quot;;&quot;]&quot;))" office:value-type="string" office:string-value="&quot;wall&quot;, " calcext:value-type="string">
            <text:p>"wa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on</text:p>
          </table:table-cell>
          <table:table-cell table:style-name="ce4" table:formula="of:=LEN([.A313])" office:value-type="float" office:value="4" calcext:value-type="float">
            <text:p>4</text:p>
          </table:table-cell>
          <table:table-cell table:style-name="ce4" table:formula="of:=IF(AND([.$B313]&gt;=[.$J$2];[.$B313]&lt;=[.$J$3]);[.$A313];&quot;zzz&quot;)" office:value-type="string" office:string-value="soon" calcext:value-type="string">
            <text:p>soon</text:p>
          </table:table-cell>
          <table:table-cell table:style-name="ce4" table:formula="of:=IF([.$C313]=&quot;zzz&quot;;&quot;&quot;;COUNTIF([.$C$3:.$C$1002];&quot;&lt;&quot;&amp;[.$C313]))" office:value-type="float" office:value="266" calcext:value-type="float">
            <text:p>266</text:p>
          </table:table-cell>
          <table:table-cell table:style-name="ce4" table:formula="of:=IF(ISNA(MATCH(ROW([.$D312])-1;[.$D$1:.$D$1048576];0));&quot;&quot;;INDEX([.$C$3:.$C$1002];MATCH(ROW([.$D312])-1;[.$D$1:.$D$1048576];0)))" office:value-type="string" office:string-value="wear" calcext:value-type="string">
            <text:p>wear</text:p>
          </table:table-cell>
          <table:table-cell table:style-name="ce4" office:value-type="string" calcext:value-type="string">
            <text:p>want</text:p>
          </table:table-cell>
          <table:table-cell table:style-name="ce4" table:formula="of:=IF([.$F313]=&quot;&quot;;&quot;&quot;;IF(LEFT([.$F312];1)&lt;&gt;&quot;^&quot;;&quot;&quot;;&quot;[&quot;)&amp;CHAR(34)&amp;[.$F313]&amp;CHAR(34)&amp;IF([.$F314]&lt;&gt;&quot;&quot;;&quot;, &quot;;&quot;]&quot;))" office:value-type="string" office:string-value="&quot;want&quot;, " calcext:value-type="string">
            <text:p>"wan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rt</text:p>
          </table:table-cell>
          <table:table-cell table:style-name="ce4" table:formula="of:=LEN([.A314])" office:value-type="float" office:value="4" calcext:value-type="float">
            <text:p>4</text:p>
          </table:table-cell>
          <table:table-cell table:style-name="ce4" table:formula="of:=IF(AND([.$B314]&gt;=[.$J$2];[.$B314]&lt;=[.$J$3]);[.$A314];&quot;zzz&quot;)" office:value-type="string" office:string-value="sort" calcext:value-type="string">
            <text:p>sort</text:p>
          </table:table-cell>
          <table:table-cell table:style-name="ce4" table:formula="of:=IF([.$C314]=&quot;zzz&quot;;&quot;&quot;;COUNTIF([.$C$3:.$C$1002];&quot;&lt;&quot;&amp;[.$C314]))" office:value-type="float" office:value="267" calcext:value-type="float">
            <text:p>267</text:p>
          </table:table-cell>
          <table:table-cell table:style-name="ce4" table:formula="of:=IF(ISNA(MATCH(ROW([.$D313])-1;[.$D$1:.$D$1048576];0));&quot;&quot;;INDEX([.$C$3:.$C$1002];MATCH(ROW([.$D313])-1;[.$D$1:.$D$1048576];0)))" office:value-type="string" office:string-value="week" calcext:value-type="string">
            <text:p>week</text:p>
          </table:table-cell>
          <table:table-cell table:style-name="ce4" office:value-type="string" calcext:value-type="string">
            <text:p>war</text:p>
          </table:table-cell>
          <table:table-cell table:style-name="ce4" table:formula="of:=IF([.$F314]=&quot;&quot;;&quot;&quot;;IF(LEFT([.$F313];1)&lt;&gt;&quot;^&quot;;&quot;&quot;;&quot;[&quot;)&amp;CHAR(34)&amp;[.$F314]&amp;CHAR(34)&amp;IF([.$F315]&lt;&gt;&quot;&quot;;&quot;, &quot;;&quot;]&quot;))" office:value-type="string" office:string-value="&quot;war&quot;, " calcext:value-type="string">
            <text:p>"w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r</text:p>
          </table:table-cell>
          <table:table-cell table:style-name="ce4" table:formula="of:=LEN([.A315])" office:value-type="float" office:value="4" calcext:value-type="float">
            <text:p>4</text:p>
          </table:table-cell>
          <table:table-cell table:style-name="ce4" table:formula="of:=IF(AND([.$B315]&gt;=[.$J$2];[.$B315]&lt;=[.$J$3]);[.$A315];&quot;zzz&quot;)" office:value-type="string" office:string-value="star" calcext:value-type="string">
            <text:p>star</text:p>
          </table:table-cell>
          <table:table-cell table:style-name="ce4" table:formula="of:=IF([.$C315]=&quot;zzz&quot;;&quot;&quot;;COUNTIF([.$C$3:.$C$1002];&quot;&lt;&quot;&amp;[.$C315]))" office:value-type="float" office:value="268" calcext:value-type="float">
            <text:p>268</text:p>
          </table:table-cell>
          <table:table-cell table:style-name="ce4" table:formula="of:=IF(ISNA(MATCH(ROW([.$D314])-1;[.$D$1:.$D$1048576];0));&quot;&quot;;INDEX([.$C$3:.$C$1002];MATCH(ROW([.$D314])-1;[.$D$1:.$D$1048576];0)))" office:value-type="string" office:string-value="who" calcext:value-type="string">
            <text:p>who</text:p>
          </table:table-cell>
          <table:table-cell table:style-name="ce4" office:value-type="string" calcext:value-type="string">
            <text:p>way</text:p>
          </table:table-cell>
          <table:table-cell table:style-name="ce4" table:formula="of:=IF([.$F315]=&quot;&quot;;&quot;&quot;;IF(LEFT([.$F314];1)&lt;&gt;&quot;^&quot;;&quot;&quot;;&quot;[&quot;)&amp;CHAR(34)&amp;[.$F315]&amp;CHAR(34)&amp;IF([.$F316]&lt;&gt;&quot;&quot;;&quot;, &quot;;&quot;]&quot;))" office:value-type="string" office:string-value="&quot;way&quot;, " calcext:value-type="string">
            <text:p>"wa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y</text:p>
          </table:table-cell>
          <table:table-cell table:style-name="ce4" table:formula="of:=LEN([.A316])" office:value-type="float" office:value="4" calcext:value-type="float">
            <text:p>4</text:p>
          </table:table-cell>
          <table:table-cell table:style-name="ce4" table:formula="of:=IF(AND([.$B316]&gt;=[.$J$2];[.$B316]&lt;=[.$J$3]);[.$A316];&quot;zzz&quot;)" office:value-type="string" office:string-value="stay" calcext:value-type="string">
            <text:p>stay</text:p>
          </table:table-cell>
          <table:table-cell table:style-name="ce4" table:formula="of:=IF([.$C316]=&quot;zzz&quot;;&quot;&quot;;COUNTIF([.$C$3:.$C$1002];&quot;&lt;&quot;&amp;[.$C316]))" office:value-type="float" office:value="269" calcext:value-type="float">
            <text:p>269</text:p>
          </table:table-cell>
          <table:table-cell table:style-name="ce4" table:formula="of:=IF(ISNA(MATCH(ROW([.$D315])-1;[.$D$1:.$D$1048576];0));&quot;&quot;;INDEX([.$C$3:.$C$1002];MATCH(ROW([.$D315])-1;[.$D$1:.$D$1048576];0)))" office:value-type="string" office:string-value="why" calcext:value-type="string">
            <text:p>why</text:p>
          </table:table-cell>
          <table:table-cell table:style-name="ce4" office:value-type="string" calcext:value-type="string">
            <text:p>wear</text:p>
          </table:table-cell>
          <table:table-cell table:style-name="ce4" table:formula="of:=IF([.$F316]=&quot;&quot;;&quot;&quot;;IF(LEFT([.$F315];1)&lt;&gt;&quot;^&quot;;&quot;&quot;;&quot;[&quot;)&amp;CHAR(34)&amp;[.$F316]&amp;CHAR(34)&amp;IF([.$F317]&lt;&gt;&quot;&quot;;&quot;, &quot;;&quot;]&quot;))" office:value-type="string" office:string-value="&quot;wear&quot;, " calcext:value-type="string">
            <text:p>"we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p</text:p>
          </table:table-cell>
          <table:table-cell table:style-name="ce4" table:formula="of:=LEN([.A317])" office:value-type="float" office:value="4" calcext:value-type="float">
            <text:p>4</text:p>
          </table:table-cell>
          <table:table-cell table:style-name="ce4" table:formula="of:=IF(AND([.$B317]&gt;=[.$J$2];[.$B317]&lt;=[.$J$3]);[.$A317];&quot;zzz&quot;)" office:value-type="string" office:string-value="step" calcext:value-type="string">
            <text:p>step</text:p>
          </table:table-cell>
          <table:table-cell table:style-name="ce4" table:formula="of:=IF([.$C317]=&quot;zzz&quot;;&quot;&quot;;COUNTIF([.$C$3:.$C$1002];&quot;&lt;&quot;&amp;[.$C317]))" office:value-type="float" office:value="270" calcext:value-type="float">
            <text:p>270</text:p>
          </table:table-cell>
          <table:table-cell table:style-name="ce4" table:formula="of:=IF(ISNA(MATCH(ROW([.$D316])-1;[.$D$1:.$D$1048576];0));&quot;&quot;;INDEX([.$C$3:.$C$1002];MATCH(ROW([.$D316])-1;[.$D$1:.$D$1048576];0)))" office:value-type="string" office:string-value="well" calcext:value-type="string">
            <text:p>well</text:p>
          </table:table-cell>
          <table:table-cell table:style-name="ce4" office:value-type="string" calcext:value-type="string">
            <text:p>week</text:p>
          </table:table-cell>
          <table:table-cell table:style-name="ce4" table:formula="of:=IF([.$F317]=&quot;&quot;;&quot;&quot;;IF(LEFT([.$F316];1)&lt;&gt;&quot;^&quot;;&quot;&quot;;&quot;[&quot;)&amp;CHAR(34)&amp;[.$F317]&amp;CHAR(34)&amp;IF([.$F318]&lt;&gt;&quot;&quot;;&quot;, &quot;;&quot;]&quot;))" office:value-type="string" office:string-value="&quot;week&quot;, " calcext:value-type="string">
            <text:p>"wee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op</text:p>
          </table:table-cell>
          <table:table-cell table:style-name="ce4" table:formula="of:=LEN([.A318])" office:value-type="float" office:value="4" calcext:value-type="float">
            <text:p>4</text:p>
          </table:table-cell>
          <table:table-cell table:style-name="ce4" table:formula="of:=IF(AND([.$B318]&gt;=[.$J$2];[.$B318]&lt;=[.$J$3]);[.$A318];&quot;zzz&quot;)" office:value-type="string" office:string-value="stop" calcext:value-type="string">
            <text:p>stop</text:p>
          </table:table-cell>
          <table:table-cell table:style-name="ce4" table:formula="of:=IF([.$C318]=&quot;zzz&quot;;&quot;&quot;;COUNTIF([.$C$3:.$C$1002];&quot;&lt;&quot;&amp;[.$C318]))" office:value-type="float" office:value="271" calcext:value-type="float">
            <text:p>271</text:p>
          </table:table-cell>
          <table:table-cell table:style-name="ce4" table:formula="of:=IF(ISNA(MATCH(ROW([.$D317])-1;[.$D$1:.$D$1048576];0));&quot;&quot;;INDEX([.$C$3:.$C$1002];MATCH(ROW([.$D317])-1;[.$D$1:.$D$1048576];0)))" office:value-type="string" office:string-value="west" calcext:value-type="string">
            <text:p>west</text:p>
          </table:table-cell>
          <table:table-cell table:style-name="ce4" office:value-type="string" calcext:value-type="string">
            <text:p>well</text:p>
          </table:table-cell>
          <table:table-cell table:style-name="ce4" table:formula="of:=IF([.$F318]=&quot;&quot;;&quot;&quot;;IF(LEFT([.$F317];1)&lt;&gt;&quot;^&quot;;&quot;&quot;;&quot;[&quot;)&amp;CHAR(34)&amp;[.$F318]&amp;CHAR(34)&amp;IF([.$F319]&lt;&gt;&quot;&quot;;&quot;, &quot;;&quot;]&quot;))" office:value-type="string" office:string-value="&quot;well&quot;, " calcext:value-type="string">
            <text:p>"we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ch</text:p>
          </table:table-cell>
          <table:table-cell table:style-name="ce4" table:formula="of:=LEN([.A319])" office:value-type="float" office:value="4" calcext:value-type="float">
            <text:p>4</text:p>
          </table:table-cell>
          <table:table-cell table:style-name="ce4" table:formula="of:=IF(AND([.$B319]&gt;=[.$J$2];[.$B319]&lt;=[.$J$3]);[.$A319];&quot;zzz&quot;)" office:value-type="string" office:string-value="such" calcext:value-type="string">
            <text:p>such</text:p>
          </table:table-cell>
          <table:table-cell table:style-name="ce4" table:formula="of:=IF([.$C319]=&quot;zzz&quot;;&quot;&quot;;COUNTIF([.$C$3:.$C$1002];&quot;&lt;&quot;&amp;[.$C319]))" office:value-type="float" office:value="272" calcext:value-type="float">
            <text:p>272</text:p>
          </table:table-cell>
          <table:table-cell table:style-name="ce4" table:formula="of:=IF(ISNA(MATCH(ROW([.$D318])-1;[.$D$1:.$D$1048576];0));&quot;&quot;;INDEX([.$C$3:.$C$1002];MATCH(ROW([.$D318])-1;[.$D$1:.$D$1048576];0)))" office:value-type="string" office:string-value="what" calcext:value-type="string">
            <text:p>what</text:p>
          </table:table-cell>
          <table:table-cell table:style-name="ce4" office:value-type="string" calcext:value-type="string">
            <text:p>west</text:p>
          </table:table-cell>
          <table:table-cell table:style-name="ce4" table:formula="of:=IF([.$F319]=&quot;&quot;;&quot;&quot;;IF(LEFT([.$F318];1)&lt;&gt;&quot;^&quot;;&quot;&quot;;&quot;[&quot;)&amp;CHAR(34)&amp;[.$F319]&amp;CHAR(34)&amp;IF([.$F320]&lt;&gt;&quot;&quot;;&quot;, &quot;;&quot;]&quot;))" office:value-type="string" office:string-value="&quot;west&quot;, " calcext:value-type="string">
            <text:p>"wes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re</text:p>
          </table:table-cell>
          <table:table-cell table:style-name="ce4" table:formula="of:=LEN([.A320])" office:value-type="float" office:value="4" calcext:value-type="float">
            <text:p>4</text:p>
          </table:table-cell>
          <table:table-cell table:style-name="ce4" table:formula="of:=IF(AND([.$B320]&gt;=[.$J$2];[.$B320]&lt;=[.$J$3]);[.$A320];&quot;zzz&quot;)" office:value-type="string" office:string-value="sure" calcext:value-type="string">
            <text:p>sure</text:p>
          </table:table-cell>
          <table:table-cell table:style-name="ce4" table:formula="of:=IF([.$C320]=&quot;zzz&quot;;&quot;&quot;;COUNTIF([.$C$3:.$C$1002];&quot;&lt;&quot;&amp;[.$C320]))" office:value-type="float" office:value="273" calcext:value-type="float">
            <text:p>273</text:p>
          </table:table-cell>
          <table:table-cell table:style-name="ce4" table:formula="of:=IF(ISNA(MATCH(ROW([.$D319])-1;[.$D$1:.$D$1048576];0));&quot;&quot;;INDEX([.$C$3:.$C$1002];MATCH(ROW([.$D319])-1;[.$D$1:.$D$1048576];0)))" office:value-type="string" office:string-value="when" calcext:value-type="string">
            <text:p>when</text:p>
          </table:table-cell>
          <table:table-cell table:style-name="ce4" office:value-type="string" calcext:value-type="string">
            <text:p>what</text:p>
          </table:table-cell>
          <table:table-cell table:style-name="ce4" table:formula="of:=IF([.$F320]=&quot;&quot;;&quot;&quot;;IF(LEFT([.$F319];1)&lt;&gt;&quot;^&quot;;&quot;&quot;;&quot;[&quot;)&amp;CHAR(34)&amp;[.$F320]&amp;CHAR(34)&amp;IF([.$F321]&lt;&gt;&quot;&quot;;&quot;, &quot;;&quot;]&quot;))" office:value-type="string" office:string-value="&quot;what&quot;, " calcext:value-type="string">
            <text:p>"wha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ke</text:p>
          </table:table-cell>
          <table:table-cell table:style-name="ce4" table:formula="of:=LEN([.A321])" office:value-type="float" office:value="4" calcext:value-type="float">
            <text:p>4</text:p>
          </table:table-cell>
          <table:table-cell table:style-name="ce4" table:formula="of:=IF(AND([.$B321]&gt;=[.$J$2];[.$B321]&lt;=[.$J$3]);[.$A321];&quot;zzz&quot;)" office:value-type="string" office:string-value="take" calcext:value-type="string">
            <text:p>take</text:p>
          </table:table-cell>
          <table:table-cell table:style-name="ce4" table:formula="of:=IF([.$C321]=&quot;zzz&quot;;&quot;&quot;;COUNTIF([.$C$3:.$C$1002];&quot;&lt;&quot;&amp;[.$C321]))" office:value-type="float" office:value="274" calcext:value-type="float">
            <text:p>274</text:p>
          </table:table-cell>
          <table:table-cell table:style-name="ce4" table:formula="of:=IF(ISNA(MATCH(ROW([.$D320])-1;[.$D$1:.$D$1048576];0));&quot;&quot;;INDEX([.$C$3:.$C$1002];MATCH(ROW([.$D320])-1;[.$D$1:.$D$1048576];0)))" office:value-type="string" office:string-value="whom" calcext:value-type="string">
            <text:p>whom</text:p>
          </table:table-cell>
          <table:table-cell table:style-name="ce4" office:value-type="string" calcext:value-type="string">
            <text:p>when</text:p>
          </table:table-cell>
          <table:table-cell table:style-name="ce4" table:formula="of:=IF([.$F321]=&quot;&quot;;&quot;&quot;;IF(LEFT([.$F320];1)&lt;&gt;&quot;^&quot;;&quot;&quot;;&quot;[&quot;)&amp;CHAR(34)&amp;[.$F321]&amp;CHAR(34)&amp;IF([.$F322]&lt;&gt;&quot;&quot;;&quot;, &quot;;&quot;]&quot;))" office:value-type="string" office:string-value="&quot;when&quot;, " calcext:value-type="string">
            <text:p>"whe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lk</text:p>
          </table:table-cell>
          <table:table-cell table:style-name="ce4" table:formula="of:=LEN([.A322])" office:value-type="float" office:value="4" calcext:value-type="float">
            <text:p>4</text:p>
          </table:table-cell>
          <table:table-cell table:style-name="ce4" table:formula="of:=IF(AND([.$B322]&gt;=[.$J$2];[.$B322]&lt;=[.$J$3]);[.$A322];&quot;zzz&quot;)" office:value-type="string" office:string-value="talk" calcext:value-type="string">
            <text:p>talk</text:p>
          </table:table-cell>
          <table:table-cell table:style-name="ce4" table:formula="of:=IF([.$C322]=&quot;zzz&quot;;&quot;&quot;;COUNTIF([.$C$3:.$C$1002];&quot;&lt;&quot;&amp;[.$C322]))" office:value-type="float" office:value="275" calcext:value-type="float">
            <text:p>275</text:p>
          </table:table-cell>
          <table:table-cell table:style-name="ce4" table:formula="of:=IF(ISNA(MATCH(ROW([.$D321])-1;[.$D$1:.$D$1048576];0));&quot;&quot;;INDEX([.$C$3:.$C$1002];MATCH(ROW([.$D321])-1;[.$D$1:.$D$1048576];0)))" office:value-type="string" office:string-value="wide" calcext:value-type="string">
            <text:p>wide</text:p>
          </table:table-cell>
          <table:table-cell table:style-name="ce4" office:value-type="string" calcext:value-type="string">
            <text:p>who</text:p>
          </table:table-cell>
          <table:table-cell table:style-name="ce4" table:formula="of:=IF([.$F322]=&quot;&quot;;&quot;&quot;;IF(LEFT([.$F321];1)&lt;&gt;&quot;^&quot;;&quot;&quot;;&quot;[&quot;)&amp;CHAR(34)&amp;[.$F322]&amp;CHAR(34)&amp;IF([.$F323]&lt;&gt;&quot;&quot;;&quot;, &quot;;&quot;]&quot;))" office:value-type="string" office:string-value="&quot;who&quot;, " calcext:value-type="string">
            <text:p>"who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4" table:formula="of:=LEN([.A323])" office:value-type="float" office:value="4" calcext:value-type="float">
            <text:p>4</text:p>
          </table:table-cell>
          <table:table-cell table:style-name="ce4" table:formula="of:=IF(AND([.$B323]&gt;=[.$J$2];[.$B323]&lt;=[.$J$3]);[.$A323];&quot;zzz&quot;)" office:value-type="string" office:string-value="task" calcext:value-type="string">
            <text:p>task</text:p>
          </table:table-cell>
          <table:table-cell table:style-name="ce4" table:formula="of:=IF([.$C323]=&quot;zzz&quot;;&quot;&quot;;COUNTIF([.$C$3:.$C$1002];&quot;&lt;&quot;&amp;[.$C323]))" office:value-type="float" office:value="276" calcext:value-type="float">
            <text:p>276</text:p>
          </table:table-cell>
          <table:table-cell table:style-name="ce4" table:formula="of:=IF(ISNA(MATCH(ROW([.$D322])-1;[.$D$1:.$D$1048576];0));&quot;&quot;;INDEX([.$C$3:.$C$1002];MATCH(ROW([.$D322])-1;[.$D$1:.$D$1048576];0)))" office:value-type="string" office:string-value="win" calcext:value-type="string">
            <text:p>win</text:p>
          </table:table-cell>
          <table:table-cell table:style-name="ce4" office:value-type="string" calcext:value-type="string">
            <text:p>whom</text:p>
          </table:table-cell>
          <table:table-cell table:style-name="ce4" table:formula="of:=IF([.$F323]=&quot;&quot;;&quot;&quot;;IF(LEFT([.$F322];1)&lt;&gt;&quot;^&quot;;&quot;&quot;;&quot;[&quot;)&amp;CHAR(34)&amp;[.$F323]&amp;CHAR(34)&amp;IF([.$F324]&lt;&gt;&quot;&quot;;&quot;, &quot;;&quot;]&quot;))" office:value-type="string" office:string-value="&quot;whom&quot;, " calcext:value-type="string">
            <text:p>"whom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am</text:p>
          </table:table-cell>
          <table:table-cell table:style-name="ce4" table:formula="of:=LEN([.A324])" office:value-type="float" office:value="4" calcext:value-type="float">
            <text:p>4</text:p>
          </table:table-cell>
          <table:table-cell table:style-name="ce4" table:formula="of:=IF(AND([.$B324]&gt;=[.$J$2];[.$B324]&lt;=[.$J$3]);[.$A324];&quot;zzz&quot;)" office:value-type="string" office:string-value="team" calcext:value-type="string">
            <text:p>team</text:p>
          </table:table-cell>
          <table:table-cell table:style-name="ce4" table:formula="of:=IF([.$C324]=&quot;zzz&quot;;&quot;&quot;;COUNTIF([.$C$3:.$C$1002];&quot;&lt;&quot;&amp;[.$C324]))" office:value-type="float" office:value="278" calcext:value-type="float">
            <text:p>278</text:p>
          </table:table-cell>
          <table:table-cell table:style-name="ce4" table:formula="of:=IF(ISNA(MATCH(ROW([.$D323])-1;[.$D$1:.$D$1048576];0));&quot;&quot;;INDEX([.$C$3:.$C$1002];MATCH(ROW([.$D323])-1;[.$D$1:.$D$1048576];0)))" office:value-type="string" office:string-value="wife" calcext:value-type="string">
            <text:p>wife</text:p>
          </table:table-cell>
          <table:table-cell table:style-name="ce4" office:value-type="string" calcext:value-type="string">
            <text:p>why</text:p>
          </table:table-cell>
          <table:table-cell table:style-name="ce4" table:formula="of:=IF([.$F324]=&quot;&quot;;&quot;&quot;;IF(LEFT([.$F323];1)&lt;&gt;&quot;^&quot;;&quot;&quot;;&quot;[&quot;)&amp;CHAR(34)&amp;[.$F324]&amp;CHAR(34)&amp;IF([.$F325]&lt;&gt;&quot;&quot;;&quot;, &quot;;&quot;]&quot;))" office:value-type="string" office:string-value="&quot;why&quot;, " calcext:value-type="string">
            <text:p>"why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ll</text:p>
          </table:table-cell>
          <table:table-cell table:style-name="ce4" table:formula="of:=LEN([.A325])" office:value-type="float" office:value="4" calcext:value-type="float">
            <text:p>4</text:p>
          </table:table-cell>
          <table:table-cell table:style-name="ce4" table:formula="of:=IF(AND([.$B325]&gt;=[.$J$2];[.$B325]&lt;=[.$J$3]);[.$A325];&quot;zzz&quot;)" office:value-type="string" office:string-value="tell" calcext:value-type="string">
            <text:p>tell</text:p>
          </table:table-cell>
          <table:table-cell table:style-name="ce4" table:formula="of:=IF([.$C325]=&quot;zzz&quot;;&quot;&quot;;COUNTIF([.$C$3:.$C$1002];&quot;&lt;&quot;&amp;[.$C325]))" office:value-type="float" office:value="279" calcext:value-type="float">
            <text:p>279</text:p>
          </table:table-cell>
          <table:table-cell table:style-name="ce4" table:formula="of:=IF(ISNA(MATCH(ROW([.$D324])-1;[.$D$1:.$D$1048576];0));&quot;&quot;;INDEX([.$C$3:.$C$1002];MATCH(ROW([.$D324])-1;[.$D$1:.$D$1048576];0)))" office:value-type="string" office:string-value="yes" calcext:value-type="string">
            <text:p>yes</text:p>
          </table:table-cell>
          <table:table-cell table:style-name="ce4" office:value-type="string" calcext:value-type="string">
            <text:p>wide</text:p>
          </table:table-cell>
          <table:table-cell table:style-name="ce4" table:formula="of:=IF([.$F325]=&quot;&quot;;&quot;&quot;;IF(LEFT([.$F324];1)&lt;&gt;&quot;^&quot;;&quot;&quot;;&quot;[&quot;)&amp;CHAR(34)&amp;[.$F325]&amp;CHAR(34)&amp;IF([.$F326]&lt;&gt;&quot;&quot;;&quot;, &quot;;&quot;]&quot;))" office:value-type="string" office:string-value="&quot;wide&quot;, " calcext:value-type="string">
            <text:p>"wid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nd</text:p>
          </table:table-cell>
          <table:table-cell table:style-name="ce4" table:formula="of:=LEN([.A326])" office:value-type="float" office:value="4" calcext:value-type="float">
            <text:p>4</text:p>
          </table:table-cell>
          <table:table-cell table:style-name="ce4" table:formula="of:=IF(AND([.$B326]&gt;=[.$J$2];[.$B326]&lt;=[.$J$3]);[.$A326];&quot;zzz&quot;)" office:value-type="string" office:string-value="tend" calcext:value-type="string">
            <text:p>tend</text:p>
          </table:table-cell>
          <table:table-cell table:style-name="ce4" table:formula="of:=IF([.$C326]=&quot;zzz&quot;;&quot;&quot;;COUNTIF([.$C$3:.$C$1002];&quot;&lt;&quot;&amp;[.$C326]))" office:value-type="float" office:value="281" calcext:value-type="float">
            <text:p>281</text:p>
          </table:table-cell>
          <table:table-cell table:style-name="ce4" table:formula="of:=IF(ISNA(MATCH(ROW([.$D325])-1;[.$D$1:.$D$1048576];0));&quot;&quot;;INDEX([.$C$3:.$C$1002];MATCH(ROW([.$D325])-1;[.$D$1:.$D$1048576];0)))" office:value-type="string" office:string-value="will" calcext:value-type="string">
            <text:p>will</text:p>
          </table:table-cell>
          <table:table-cell table:style-name="ce4" office:value-type="string" calcext:value-type="string">
            <text:p>wife</text:p>
          </table:table-cell>
          <table:table-cell table:style-name="ce4" table:formula="of:=IF([.$F326]=&quot;&quot;;&quot;&quot;;IF(LEFT([.$F325];1)&lt;&gt;&quot;^&quot;;&quot;&quot;;&quot;[&quot;)&amp;CHAR(34)&amp;[.$F326]&amp;CHAR(34)&amp;IF([.$F327]&lt;&gt;&quot;&quot;;&quot;, &quot;;&quot;]&quot;))" office:value-type="string" office:string-value="&quot;wife&quot;, " calcext:value-type="string">
            <text:p>"wife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rm</text:p>
          </table:table-cell>
          <table:table-cell table:style-name="ce4" table:formula="of:=LEN([.A327])" office:value-type="float" office:value="4" calcext:value-type="float">
            <text:p>4</text:p>
          </table:table-cell>
          <table:table-cell table:style-name="ce4" table:formula="of:=IF(AND([.$B327]&gt;=[.$J$2];[.$B327]&lt;=[.$J$3]);[.$A327];&quot;zzz&quot;)" office:value-type="string" office:string-value="term" calcext:value-type="string">
            <text:p>term</text:p>
          </table:table-cell>
          <table:table-cell table:style-name="ce4" table:formula="of:=IF([.$C327]=&quot;zzz&quot;;&quot;&quot;;COUNTIF([.$C$3:.$C$1002];&quot;&lt;&quot;&amp;[.$C327]))" office:value-type="float" office:value="282" calcext:value-type="float">
            <text:p>282</text:p>
          </table:table-cell>
          <table:table-cell table:style-name="ce4" table:formula="of:=IF(ISNA(MATCH(ROW([.$D326])-1;[.$D$1:.$D$1048576];0));&quot;&quot;;INDEX([.$C$3:.$C$1002];MATCH(ROW([.$D326])-1;[.$D$1:.$D$1048576];0)))" office:value-type="string" office:string-value="wind" calcext:value-type="string">
            <text:p>wind</text:p>
          </table:table-cell>
          <table:table-cell table:style-name="ce4" office:value-type="string" calcext:value-type="string">
            <text:p>will</text:p>
          </table:table-cell>
          <table:table-cell table:style-name="ce4" table:formula="of:=IF([.$F327]=&quot;&quot;;&quot;&quot;;IF(LEFT([.$F326];1)&lt;&gt;&quot;^&quot;;&quot;&quot;;&quot;[&quot;)&amp;CHAR(34)&amp;[.$F327]&amp;CHAR(34)&amp;IF([.$F328]&lt;&gt;&quot;&quot;;&quot;, &quot;;&quot;]&quot;))" office:value-type="string" office:string-value="&quot;will&quot;, " calcext:value-type="string">
            <text:p>"will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4" table:formula="of:=LEN([.A328])" office:value-type="float" office:value="4" calcext:value-type="float">
            <text:p>4</text:p>
          </table:table-cell>
          <table:table-cell table:style-name="ce4" table:formula="of:=IF(AND([.$B328]&gt;=[.$J$2];[.$B328]&lt;=[.$J$3]);[.$A328];&quot;zzz&quot;)" office:value-type="string" office:string-value="test" calcext:value-type="string">
            <text:p>test</text:p>
          </table:table-cell>
          <table:table-cell table:style-name="ce4" table:formula="of:=IF([.$C328]=&quot;zzz&quot;;&quot;&quot;;COUNTIF([.$C$3:.$C$1002];&quot;&lt;&quot;&amp;[.$C328]))" office:value-type="float" office:value="283" calcext:value-type="float">
            <text:p>283</text:p>
          </table:table-cell>
          <table:table-cell table:style-name="ce4" table:formula="of:=IF(ISNA(MATCH(ROW([.$D327])-1;[.$D$1:.$D$1048576];0));&quot;&quot;;INDEX([.$C$3:.$C$1002];MATCH(ROW([.$D327])-1;[.$D$1:.$D$1048576];0)))" office:value-type="string" office:string-value="wish" calcext:value-type="string">
            <text:p>wish</text:p>
          </table:table-cell>
          <table:table-cell table:style-name="ce4" office:value-type="string" calcext:value-type="string">
            <text:p>win</text:p>
          </table:table-cell>
          <table:table-cell table:style-name="ce4" table:formula="of:=IF([.$F328]=&quot;&quot;;&quot;&quot;;IF(LEFT([.$F327];1)&lt;&gt;&quot;^&quot;;&quot;&quot;;&quot;[&quot;)&amp;CHAR(34)&amp;[.$F328]&amp;CHAR(34)&amp;IF([.$F329]&lt;&gt;&quot;&quot;;&quot;, &quot;;&quot;]&quot;))" office:value-type="string" office:string-value="&quot;win&quot;, " calcext:value-type="string">
            <text:p>"win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an</text:p>
          </table:table-cell>
          <table:table-cell table:style-name="ce4" table:formula="of:=LEN([.A329])" office:value-type="float" office:value="4" calcext:value-type="float">
            <text:p>4</text:p>
          </table:table-cell>
          <table:table-cell table:style-name="ce4" table:formula="of:=IF(AND([.$B329]&gt;=[.$J$2];[.$B329]&lt;=[.$J$3]);[.$A329];&quot;zzz&quot;)" office:value-type="string" office:string-value="than" calcext:value-type="string">
            <text:p>than</text:p>
          </table:table-cell>
          <table:table-cell table:style-name="ce4" table:formula="of:=IF([.$C329]=&quot;zzz&quot;;&quot;&quot;;COUNTIF([.$C$3:.$C$1002];&quot;&lt;&quot;&amp;[.$C329]))" office:value-type="float" office:value="284" calcext:value-type="float">
            <text:p>284</text:p>
          </table:table-cell>
          <table:table-cell table:style-name="ce4" table:formula="of:=IF(ISNA(MATCH(ROW([.$D328])-1;[.$D$1:.$D$1048576];0));&quot;&quot;;INDEX([.$C$3:.$C$1002];MATCH(ROW([.$D328])-1;[.$D$1:.$D$1048576];0)))" office:value-type="string" office:string-value="yet" calcext:value-type="string">
            <text:p>yet</text:p>
          </table:table-cell>
          <table:table-cell table:style-name="ce4" office:value-type="string" calcext:value-type="string">
            <text:p>wind</text:p>
          </table:table-cell>
          <table:table-cell table:style-name="ce4" table:formula="of:=IF([.$F329]=&quot;&quot;;&quot;&quot;;IF(LEFT([.$F328];1)&lt;&gt;&quot;^&quot;;&quot;&quot;;&quot;[&quot;)&amp;CHAR(34)&amp;[.$F329]&amp;CHAR(34)&amp;IF([.$F330]&lt;&gt;&quot;&quot;;&quot;, &quot;;&quot;]&quot;))" office:value-type="string" office:string-value="&quot;wind&quot;, " calcext:value-type="string">
            <text:p>"win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at</text:p>
          </table:table-cell>
          <table:table-cell table:style-name="ce4" table:formula="of:=LEN([.A330])" office:value-type="float" office:value="4" calcext:value-type="float">
            <text:p>4</text:p>
          </table:table-cell>
          <table:table-cell table:style-name="ce4" table:formula="of:=IF(AND([.$B330]&gt;=[.$J$2];[.$B330]&lt;=[.$J$3]);[.$A330];&quot;zzz&quot;)" office:value-type="string" office:string-value="that" calcext:value-type="string">
            <text:p>that</text:p>
          </table:table-cell>
          <table:table-cell table:style-name="ce4" table:formula="of:=IF([.$C330]=&quot;zzz&quot;;&quot;&quot;;COUNTIF([.$C$3:.$C$1002];&quot;&lt;&quot;&amp;[.$C330]))" office:value-type="float" office:value="285" calcext:value-type="float">
            <text:p>285</text:p>
          </table:table-cell>
          <table:table-cell table:style-name="ce4" table:formula="of:=IF(ISNA(MATCH(ROW([.$D329])-1;[.$D$1:.$D$1048576];0));&quot;&quot;;INDEX([.$C$3:.$C$1002];MATCH(ROW([.$D329])-1;[.$D$1:.$D$1048576];0)))" office:value-type="string" office:string-value="with" calcext:value-type="string">
            <text:p>with</text:p>
          </table:table-cell>
          <table:table-cell table:style-name="ce4" office:value-type="string" calcext:value-type="string">
            <text:p>wish</text:p>
          </table:table-cell>
          <table:table-cell table:style-name="ce4" table:formula="of:=IF([.$F330]=&quot;&quot;;&quot;&quot;;IF(LEFT([.$F329];1)&lt;&gt;&quot;^&quot;;&quot;&quot;;&quot;[&quot;)&amp;CHAR(34)&amp;[.$F330]&amp;CHAR(34)&amp;IF([.$F331]&lt;&gt;&quot;&quot;;&quot;, &quot;;&quot;]&quot;))" office:value-type="string" office:string-value="&quot;wish&quot;, " calcext:value-type="string">
            <text:p>"wis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m</text:p>
          </table:table-cell>
          <table:table-cell table:style-name="ce4" table:formula="of:=LEN([.A331])" office:value-type="float" office:value="4" calcext:value-type="float">
            <text:p>4</text:p>
          </table:table-cell>
          <table:table-cell table:style-name="ce4" table:formula="of:=IF(AND([.$B331]&gt;=[.$J$2];[.$B331]&lt;=[.$J$3]);[.$A331];&quot;zzz&quot;)" office:value-type="string" office:string-value="them" calcext:value-type="string">
            <text:p>them</text:p>
          </table:table-cell>
          <table:table-cell table:style-name="ce4" table:formula="of:=IF([.$C331]=&quot;zzz&quot;;&quot;&quot;;COUNTIF([.$C$3:.$C$1002];&quot;&lt;&quot;&amp;[.$C331]))" office:value-type="float" office:value="287" calcext:value-type="float">
            <text:p>287</text:p>
          </table:table-cell>
          <table:table-cell table:style-name="ce4" table:formula="of:=IF(ISNA(MATCH(ROW([.$D330])-1;[.$D$1:.$D$1048576];0));&quot;&quot;;INDEX([.$C$3:.$C$1002];MATCH(ROW([.$D330])-1;[.$D$1:.$D$1048576];0)))" office:value-type="string" office:string-value="word" calcext:value-type="string">
            <text:p>word</text:p>
          </table:table-cell>
          <table:table-cell table:style-name="ce4" office:value-type="string" calcext:value-type="string">
            <text:p>with</text:p>
          </table:table-cell>
          <table:table-cell table:style-name="ce4" table:formula="of:=IF([.$F331]=&quot;&quot;;&quot;&quot;;IF(LEFT([.$F330];1)&lt;&gt;&quot;^&quot;;&quot;&quot;;&quot;[&quot;)&amp;CHAR(34)&amp;[.$F331]&amp;CHAR(34)&amp;IF([.$F332]&lt;&gt;&quot;&quot;;&quot;, &quot;;&quot;]&quot;))" office:value-type="string" office:string-value="&quot;with&quot;, " calcext:value-type="string">
            <text:p>"wit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n</text:p>
          </table:table-cell>
          <table:table-cell table:style-name="ce4" table:formula="of:=LEN([.A332])" office:value-type="float" office:value="4" calcext:value-type="float">
            <text:p>4</text:p>
          </table:table-cell>
          <table:table-cell table:style-name="ce4" table:formula="of:=IF(AND([.$B332]&gt;=[.$J$2];[.$B332]&lt;=[.$J$3]);[.$A332];&quot;zzz&quot;)" office:value-type="string" office:string-value="then" calcext:value-type="string">
            <text:p>then</text:p>
          </table:table-cell>
          <table:table-cell table:style-name="ce4" table:formula="of:=IF([.$C332]=&quot;zzz&quot;;&quot;&quot;;COUNTIF([.$C$3:.$C$1002];&quot;&lt;&quot;&amp;[.$C332]))" office:value-type="float" office:value="288" calcext:value-type="float">
            <text:p>288</text:p>
          </table:table-cell>
          <table:table-cell table:style-name="ce4" table:formula="of:=IF(ISNA(MATCH(ROW([.$D331])-1;[.$D$1:.$D$1048576];0));&quot;&quot;;INDEX([.$C$3:.$C$1002];MATCH(ROW([.$D331])-1;[.$D$1:.$D$1048576];0)))" office:value-type="string" office:string-value="work" calcext:value-type="string">
            <text:p>work</text:p>
          </table:table-cell>
          <table:table-cell table:style-name="ce4" office:value-type="string" calcext:value-type="string">
            <text:p>word</text:p>
          </table:table-cell>
          <table:table-cell table:style-name="ce4" table:formula="of:=IF([.$F332]=&quot;&quot;;&quot;&quot;;IF(LEFT([.$F331];1)&lt;&gt;&quot;^&quot;;&quot;&quot;;&quot;[&quot;)&amp;CHAR(34)&amp;[.$F332]&amp;CHAR(34)&amp;IF([.$F333]&lt;&gt;&quot;&quot;;&quot;, &quot;;&quot;]&quot;))" office:value-type="string" office:string-value="&quot;word&quot;, " calcext:value-type="string">
            <text:p>"wor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y</text:p>
          </table:table-cell>
          <table:table-cell table:style-name="ce4" table:formula="of:=LEN([.A333])" office:value-type="float" office:value="4" calcext:value-type="float">
            <text:p>4</text:p>
          </table:table-cell>
          <table:table-cell table:style-name="ce4" table:formula="of:=IF(AND([.$B333]&gt;=[.$J$2];[.$B333]&lt;=[.$J$3]);[.$A333];&quot;zzz&quot;)" office:value-type="string" office:string-value="they" calcext:value-type="string">
            <text:p>they</text:p>
          </table:table-cell>
          <table:table-cell table:style-name="ce4" table:formula="of:=IF([.$C333]=&quot;zzz&quot;;&quot;&quot;;COUNTIF([.$C$3:.$C$1002];&quot;&lt;&quot;&amp;[.$C333]))" office:value-type="float" office:value="289" calcext:value-type="float">
            <text:p>289</text:p>
          </table:table-cell>
          <table:table-cell table:style-name="ce4" table:formula="of:=IF(ISNA(MATCH(ROW([.$D332])-1;[.$D$1:.$D$1048576];0));&quot;&quot;;INDEX([.$C$3:.$C$1002];MATCH(ROW([.$D332])-1;[.$D$1:.$D$1048576];0)))" office:value-type="string" office:string-value="yard" calcext:value-type="string">
            <text:p>yard</text:p>
          </table:table-cell>
          <table:table-cell table:style-name="ce4" office:value-type="string" calcext:value-type="string">
            <text:p>work</text:p>
          </table:table-cell>
          <table:table-cell table:style-name="ce4" table:formula="of:=IF([.$F333]=&quot;&quot;;&quot;&quot;;IF(LEFT([.$F332];1)&lt;&gt;&quot;^&quot;;&quot;&quot;;&quot;[&quot;)&amp;CHAR(34)&amp;[.$F333]&amp;CHAR(34)&amp;IF([.$F334]&lt;&gt;&quot;&quot;;&quot;, &quot;;&quot;]&quot;))" office:value-type="string" office:string-value="&quot;work&quot;, " calcext:value-type="string">
            <text:p>"work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is</text:p>
          </table:table-cell>
          <table:table-cell table:style-name="ce4" table:formula="of:=LEN([.A334])" office:value-type="float" office:value="4" calcext:value-type="float">
            <text:p>4</text:p>
          </table:table-cell>
          <table:table-cell table:style-name="ce4" table:formula="of:=IF(AND([.$B334]&gt;=[.$J$2];[.$B334]&lt;=[.$J$3]);[.$A334];&quot;zzz&quot;)" office:value-type="string" office:string-value="this" calcext:value-type="string">
            <text:p>this</text:p>
          </table:table-cell>
          <table:table-cell table:style-name="ce4" table:formula="of:=IF([.$C334]=&quot;zzz&quot;;&quot;&quot;;COUNTIF([.$C$3:.$C$1002];&quot;&lt;&quot;&amp;[.$C334]))" office:value-type="float" office:value="290" calcext:value-type="float">
            <text:p>290</text:p>
          </table:table-cell>
          <table:table-cell table:style-name="ce4" table:formula="of:=IF(ISNA(MATCH(ROW([.$D333])-1;[.$D$1:.$D$1048576];0));&quot;&quot;;INDEX([.$C$3:.$C$1002];MATCH(ROW([.$D333])-1;[.$D$1:.$D$1048576];0)))" office:value-type="string" office:string-value="yeah" calcext:value-type="string">
            <text:p>yeah</text:p>
          </table:table-cell>
          <table:table-cell table:style-name="ce4" office:value-type="string" calcext:value-type="string">
            <text:p>yard</text:p>
          </table:table-cell>
          <table:table-cell table:style-name="ce4" table:formula="of:=IF([.$F334]=&quot;&quot;;&quot;&quot;;IF(LEFT([.$F333];1)&lt;&gt;&quot;^&quot;;&quot;&quot;;&quot;[&quot;)&amp;CHAR(34)&amp;[.$F334]&amp;CHAR(34)&amp;IF([.$F335]&lt;&gt;&quot;&quot;;&quot;, &quot;;&quot;]&quot;))" office:value-type="string" office:string-value="&quot;yard&quot;, " calcext:value-type="string">
            <text:p>"yard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s</text:p>
          </table:table-cell>
          <table:table-cell table:style-name="ce4" table:formula="of:=LEN([.A335])" office:value-type="float" office:value="4" calcext:value-type="float">
            <text:p>4</text:p>
          </table:table-cell>
          <table:table-cell table:style-name="ce4" table:formula="of:=IF(AND([.$B335]&gt;=[.$J$2];[.$B335]&lt;=[.$J$3]);[.$A335];&quot;zzz&quot;)" office:value-type="string" office:string-value="thus" calcext:value-type="string">
            <text:p>thus</text:p>
          </table:table-cell>
          <table:table-cell table:style-name="ce4" table:formula="of:=IF([.$C335]=&quot;zzz&quot;;&quot;&quot;;COUNTIF([.$C$3:.$C$1002];&quot;&lt;&quot;&amp;[.$C335]))" office:value-type="float" office:value="291" calcext:value-type="float">
            <text:p>291</text:p>
          </table:table-cell>
          <table:table-cell table:style-name="ce4" table:formula="of:=IF(ISNA(MATCH(ROW([.$D334])-1;[.$D$1:.$D$1048576];0));&quot;&quot;;INDEX([.$C$3:.$C$1002];MATCH(ROW([.$D334])-1;[.$D$1:.$D$1048576];0)))" office:value-type="string" office:string-value="year" calcext:value-type="string">
            <text:p>year</text:p>
          </table:table-cell>
          <table:table-cell table:style-name="ce4" office:value-type="string" calcext:value-type="string">
            <text:p>yeah</text:p>
          </table:table-cell>
          <table:table-cell table:style-name="ce4" table:formula="of:=IF([.$F335]=&quot;&quot;;&quot;&quot;;IF(LEFT([.$F334];1)&lt;&gt;&quot;^&quot;;&quot;&quot;;&quot;[&quot;)&amp;CHAR(34)&amp;[.$F335]&amp;CHAR(34)&amp;IF([.$F336]&lt;&gt;&quot;&quot;;&quot;, &quot;;&quot;]&quot;))" office:value-type="string" office:string-value="&quot;yeah&quot;, " calcext:value-type="string">
            <text:p>"yeah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4" table:formula="of:=LEN([.A336])" office:value-type="float" office:value="4" calcext:value-type="float">
            <text:p>4</text:p>
          </table:table-cell>
          <table:table-cell table:style-name="ce4" table:formula="of:=IF(AND([.$B336]&gt;=[.$J$2];[.$B336]&lt;=[.$J$3]);[.$A336];&quot;zzz&quot;)" office:value-type="string" office:string-value="time" calcext:value-type="string">
            <text:p>time</text:p>
          </table:table-cell>
          <table:table-cell table:style-name="ce4" table:formula="of:=IF([.$C336]=&quot;zzz&quot;;&quot;&quot;;COUNTIF([.$C$3:.$C$1002];&quot;&lt;&quot;&amp;[.$C336]))" office:value-type="float" office:value="292" calcext:value-type="float">
            <text:p>292</text:p>
          </table:table-cell>
          <table:table-cell table:style-name="ce4" table:formula="of:=IF(ISNA(MATCH(ROW([.$D335])-1;[.$D$1:.$D$1048576];0));&quot;&quot;;INDEX([.$C$3:.$C$1002];MATCH(ROW([.$D335])-1;[.$D$1:.$D$1048576];0)))" office:value-type="string" office:string-value="your" calcext:value-type="string">
            <text:p>your</text:p>
          </table:table-cell>
          <table:table-cell table:style-name="ce4" office:value-type="string" calcext:value-type="string">
            <text:p>year</text:p>
          </table:table-cell>
          <table:table-cell table:style-name="ce4" table:formula="of:=IF([.$F336]=&quot;&quot;;&quot;&quot;;IF(LEFT([.$F335];1)&lt;&gt;&quot;^&quot;;&quot;&quot;;&quot;[&quot;)&amp;CHAR(34)&amp;[.$F336]&amp;CHAR(34)&amp;IF([.$F337]&lt;&gt;&quot;&quot;;&quot;, &quot;;&quot;]&quot;))" office:value-type="string" office:string-value="&quot;year&quot;, " calcext:value-type="string">
            <text:p>"year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wn</text:p>
          </table:table-cell>
          <table:table-cell table:style-name="ce4" table:formula="of:=LEN([.A337])" office:value-type="float" office:value="4" calcext:value-type="float">
            <text:p>4</text:p>
          </table:table-cell>
          <table:table-cell table:style-name="ce4" table:formula="of:=IF(AND([.$B337]&gt;=[.$J$2];[.$B337]&lt;=[.$J$3]);[.$A337];&quot;zzz&quot;)" office:value-type="string" office:string-value="town" calcext:value-type="string">
            <text:p>town</text:p>
          </table:table-cell>
          <table:table-cell table:style-name="ce4" table:formula="of:=IF([.$C337]=&quot;zzz&quot;;&quot;&quot;;COUNTIF([.$C$3:.$C$1002];&quot;&lt;&quot;&amp;[.$C337]))" office:value-type="float" office:value="295" calcext:value-type="float">
            <text:p>295</text:p>
          </table:table-cell>
          <table:table-cell table:style-name="ce4" table:formula="of:=IF(ISNA(MATCH(ROW([.$D336])-1;[.$D$1:.$D$1048576];0));&quot;&quot;;INDEX([.$C$3:.$C$1002];MATCH(ROW([.$D336])-1;[.$D$1:.$D$1048576];0)))" office:value-type="string" office:string-value="zzz" calcext:value-type="string">
            <text:p>zzz</text:p>
          </table:table-cell>
          <table:table-cell table:style-name="ce4" office:value-type="string" calcext:value-type="string">
            <text:p>yes</text:p>
          </table:table-cell>
          <table:table-cell table:style-name="ce4" table:formula="of:=IF([.$F337]=&quot;&quot;;&quot;&quot;;IF(LEFT([.$F336];1)&lt;&gt;&quot;^&quot;;&quot;&quot;;&quot;[&quot;)&amp;CHAR(34)&amp;[.$F337]&amp;CHAR(34)&amp;IF([.$F338]&lt;&gt;&quot;&quot;;&quot;, &quot;;&quot;]&quot;))" office:value-type="string" office:string-value="&quot;yes&quot;, " calcext:value-type="string">
            <text:p>"yes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ee</text:p>
          </table:table-cell>
          <table:table-cell table:style-name="ce4" table:formula="of:=LEN([.A338])" office:value-type="float" office:value="4" calcext:value-type="float">
            <text:p>4</text:p>
          </table:table-cell>
          <table:table-cell table:style-name="ce4" table:formula="of:=IF(AND([.$B338]&gt;=[.$J$2];[.$B338]&lt;=[.$J$3]);[.$A338];&quot;zzz&quot;)" office:value-type="string" office:string-value="tree" calcext:value-type="string">
            <text:p>tree</text:p>
          </table:table-cell>
          <table:table-cell table:style-name="ce4" table:formula="of:=IF([.$C338]=&quot;zzz&quot;;&quot;&quot;;COUNTIF([.$C$3:.$C$1002];&quot;&lt;&quot;&amp;[.$C338]))" office:value-type="float" office:value="296" calcext:value-type="float">
            <text:p>296</text:p>
          </table:table-cell>
          <table:table-cell table:style-name="ce4" table:formula="of:=IF(ISNA(MATCH(ROW([.$D337])-1;[.$D$1:.$D$1048576];0));&quot;&quot;;INDEX([.$C$3:.$C$1002];MATCH(ROW([.$D337])-1;[.$D$1:.$D$1048576];0)))" office:value-type="string" office:string-value="you" calcext:value-type="string">
            <text:p>you</text:p>
          </table:table-cell>
          <table:table-cell table:style-name="ce4" office:value-type="string" calcext:value-type="string">
            <text:p>yet</text:p>
          </table:table-cell>
          <table:table-cell table:style-name="ce4" table:formula="of:=IF([.$F338]=&quot;&quot;;&quot;&quot;;IF(LEFT([.$F337];1)&lt;&gt;&quot;^&quot;;&quot;&quot;;&quot;[&quot;)&amp;CHAR(34)&amp;[.$F338]&amp;CHAR(34)&amp;IF([.$F339]&lt;&gt;&quot;&quot;;&quot;, &quot;;&quot;]&quot;))" office:value-type="string" office:string-value="&quot;yet&quot;, " calcext:value-type="string">
            <text:p>"yet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p</text:p>
          </table:table-cell>
          <table:table-cell table:style-name="ce4" table:formula="of:=LEN([.A339])" office:value-type="float" office:value="4" calcext:value-type="float">
            <text:p>4</text:p>
          </table:table-cell>
          <table:table-cell table:style-name="ce4" table:formula="of:=IF(AND([.$B339]&gt;=[.$J$2];[.$B339]&lt;=[.$J$3]);[.$A339];&quot;zzz&quot;)" office:value-type="string" office:string-value="trip" calcext:value-type="string">
            <text:p>trip</text:p>
          </table:table-cell>
          <table:table-cell table:style-name="ce4" table:formula="of:=IF([.$C339]=&quot;zzz&quot;;&quot;&quot;;COUNTIF([.$C$3:.$C$1002];&quot;&lt;&quot;&amp;[.$C339]))" office:value-type="float" office:value="297" calcext:value-type="float">
            <text:p>297</text:p>
          </table:table-cell>
          <table:table-cell table:style-name="ce4" table:formula="of:=IF(ISNA(MATCH(ROW([.$D338])-1;[.$D$1:.$D$1048576];0));&quot;&quot;;INDEX([.$C$3:.$C$1002];MATCH(ROW([.$D338])-1;[.$D$1:.$D$1048576];0)))" office:value-type="string" office:string-value="able" calcext:value-type="string">
            <text:p>able</text:p>
          </table:table-cell>
          <table:table-cell table:style-name="ce4" office:value-type="string" calcext:value-type="string">
            <text:p>you</text:p>
          </table:table-cell>
          <table:table-cell table:style-name="ce4" table:formula="of:=IF([.$F339]=&quot;&quot;;&quot;&quot;;IF(LEFT([.$F338];1)&lt;&gt;&quot;^&quot;;&quot;&quot;;&quot;[&quot;)&amp;CHAR(34)&amp;[.$F339]&amp;CHAR(34)&amp;IF([.$F340]&lt;&gt;&quot;&quot;;&quot;, &quot;;&quot;]&quot;))" office:value-type="string" office:string-value="&quot;you&quot;, " calcext:value-type="string">
            <text:p>"you",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ue</text:p>
          </table:table-cell>
          <table:table-cell table:style-name="ce4" table:formula="of:=LEN([.A340])" office:value-type="float" office:value="4" calcext:value-type="float">
            <text:p>4</text:p>
          </table:table-cell>
          <table:table-cell table:style-name="ce4" table:formula="of:=IF(AND([.$B340]&gt;=[.$J$2];[.$B340]&lt;=[.$J$3]);[.$A340];&quot;zzz&quot;)" office:value-type="string" office:string-value="true" calcext:value-type="string">
            <text:p>true</text:p>
          </table:table-cell>
          <table:table-cell table:style-name="ce4" table:formula="of:=IF([.$C340]=&quot;zzz&quot;;&quot;&quot;;COUNTIF([.$C$3:.$C$1002];&quot;&lt;&quot;&amp;[.$C340]))" office:value-type="float" office:value="0" calcext:value-type="float">
            <text:p>0</text:p>
          </table:table-cell>
          <table:table-cell table:style-name="ce4" table:formula="of:=IF(ISNA(MATCH(ROW([.$D339])-1;[.$D$1:.$D$1048576];0));&quot;&quot;;INDEX([.$C$3:.$C$1002];MATCH(ROW([.$D339])-1;[.$D$1:.$D$1048576];0)))" office:value-type="string" office:string-value="also" calcext:value-type="string">
            <text:p>also</text:p>
          </table:table-cell>
          <table:table-cell table:style-name="ce4" office:value-type="string" calcext:value-type="string">
            <text:p>your</text:p>
          </table:table-cell>
          <table:table-cell table:style-name="ce4" table:formula="of:=IF([.$F340]=&quot;&quot;;&quot;&quot;;IF(LEFT([.$F339];1)&lt;&gt;&quot;^&quot;;&quot;&quot;;&quot;[&quot;)&amp;CHAR(34)&amp;[.$F340]&amp;CHAR(34)&amp;IF([.$F341]&lt;&gt;&quot;&quot;;&quot;, &quot;;&quot;]&quot;))" office:value-type="string" office:string-value="&quot;your&quot;]" calcext:value-type="string">
            <text:p>"your"]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rn</text:p>
          </table:table-cell>
          <table:table-cell table:style-name="ce4" table:formula="of:=LEN([.A341])" office:value-type="float" office:value="4" calcext:value-type="float">
            <text:p>4</text:p>
          </table:table-cell>
          <table:table-cell table:style-name="ce4" table:formula="of:=IF(AND([.$B341]&gt;=[.$J$2];[.$B341]&lt;=[.$J$3]);[.$A341];&quot;zzz&quot;)" office:value-type="string" office:string-value="turn" calcext:value-type="string">
            <text:p>turn</text:p>
          </table:table-cell>
          <table:table-cell table:style-name="ce4" table:formula="of:=IF([.$C341]=&quot;zzz&quot;;&quot;&quot;;COUNTIF([.$C$3:.$C$1002];&quot;&lt;&quot;&amp;[.$C341]))" office:value-type="float" office:value="300" calcext:value-type="float">
            <text:p>300</text:p>
          </table:table-cell>
          <table:table-cell table:style-name="ce4" table:formula="of:=IF(ISNA(MATCH(ROW([.$D340])-1;[.$D$1:.$D$1048576];0));&quot;&quot;;INDEX([.$C$3:.$C$1002];MATCH(ROW([.$D340])-1;[.$D$1:.$D$1048576];0)))" office:value-type="string" office:string-value="zzz" calcext:value-type="string">
            <text:p>zzz</text:p>
          </table:table-cell>
          <table:table-cell/>
          <table:table-cell table:style-name="ce4" table:formula="of:=IF([.$F341]=&quot;&quot;;&quot;&quot;;IF(LEFT([.$F340];1)&lt;&gt;&quot;^&quot;;&quot;&quot;;&quot;[&quot;)&amp;CHAR(34)&amp;[.$F341]&amp;CHAR(34)&amp;IF([.$F3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4" table:formula="of:=LEN([.A342])" office:value-type="float" office:value="4" calcext:value-type="float">
            <text:p>4</text:p>
          </table:table-cell>
          <table:table-cell table:style-name="ce4" table:formula="of:=IF(AND([.$B342]&gt;=[.$J$2];[.$B342]&lt;=[.$J$3]);[.$A342];&quot;zzz&quot;)" office:value-type="string" office:string-value="type" calcext:value-type="string">
            <text:p>type</text:p>
          </table:table-cell>
          <table:table-cell table:style-name="ce4" table:formula="of:=IF([.$C342]=&quot;zzz&quot;;&quot;&quot;;COUNTIF([.$C$3:.$C$1002];&quot;&lt;&quot;&amp;[.$C342]))" office:value-type="float" office:value="302" calcext:value-type="float">
            <text:p>302</text:p>
          </table:table-cell>
          <table:table-cell table:style-name="ce4" table:formula="of:=IF(ISNA(MATCH(ROW([.$D341])-1;[.$D$1:.$D$1048576];0));&quot;&quot;;INDEX([.$C$3:.$C$1002];MATCH(ROW([.$D341])-1;[.$D$1:.$D$1048576];0)))">
            <text:p/>
          </table:table-cell>
          <table:table-cell table:style-name="ce4"/>
          <table:table-cell table:style-name="ce4" table:formula="of:=IF([.$F342]=&quot;&quot;;&quot;&quot;;IF(LEFT([.$F341];1)&lt;&gt;&quot;^&quot;;&quot;&quot;;&quot;[&quot;)&amp;CHAR(34)&amp;[.$F342]&amp;CHAR(34)&amp;IF([.$F3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t</text:p>
          </table:table-cell>
          <table:table-cell table:style-name="ce4" table:formula="of:=LEN([.A343])" office:value-type="float" office:value="4" calcext:value-type="float">
            <text:p>4</text:p>
          </table:table-cell>
          <table:table-cell table:style-name="ce4" table:formula="of:=IF(AND([.$B343]&gt;=[.$J$2];[.$B343]&lt;=[.$J$3]);[.$A343];&quot;zzz&quot;)" office:value-type="string" office:string-value="unit" calcext:value-type="string">
            <text:p>unit</text:p>
          </table:table-cell>
          <table:table-cell table:style-name="ce4" table:formula="of:=IF([.$C343]=&quot;zzz&quot;;&quot;&quot;;COUNTIF([.$C$3:.$C$1002];&quot;&lt;&quot;&amp;[.$C343]))" office:value-type="float" office:value="303" calcext:value-type="float">
            <text:p>303</text:p>
          </table:table-cell>
          <table:table-cell table:style-name="ce4" table:formula="of:=IF(ISNA(MATCH(ROW([.$D342])-1;[.$D$1:.$D$1048576];0));&quot;&quot;;INDEX([.$C$3:.$C$1002];MATCH(ROW([.$D342])-1;[.$D$1:.$D$1048576];0)))">
            <text:p/>
          </table:table-cell>
          <table:table-cell table:style-name="ce4"/>
          <table:table-cell table:style-name="ce4" table:formula="of:=IF([.$F343]=&quot;&quot;;&quot;&quot;;IF(LEFT([.$F342];1)&lt;&gt;&quot;^&quot;;&quot;&quot;;&quot;[&quot;)&amp;CHAR(34)&amp;[.$F343]&amp;CHAR(34)&amp;IF([.$F3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pon</text:p>
          </table:table-cell>
          <table:table-cell table:style-name="ce4" table:formula="of:=LEN([.A344])" office:value-type="float" office:value="4" calcext:value-type="float">
            <text:p>4</text:p>
          </table:table-cell>
          <table:table-cell table:style-name="ce4" table:formula="of:=IF(AND([.$B344]&gt;=[.$J$2];[.$B344]&lt;=[.$J$3]);[.$A344];&quot;zzz&quot;)" office:value-type="string" office:string-value="upon" calcext:value-type="string">
            <text:p>upon</text:p>
          </table:table-cell>
          <table:table-cell table:style-name="ce4" table:formula="of:=IF([.$C344]=&quot;zzz&quot;;&quot;&quot;;COUNTIF([.$C$3:.$C$1002];&quot;&lt;&quot;&amp;[.$C344]))" office:value-type="float" office:value="304" calcext:value-type="float">
            <text:p>304</text:p>
          </table:table-cell>
          <table:table-cell table:style-name="ce4" table:formula="of:=IF(ISNA(MATCH(ROW([.$D343])-1;[.$D$1:.$D$1048576];0));&quot;&quot;;INDEX([.$C$3:.$C$1002];MATCH(ROW([.$D343])-1;[.$D$1:.$D$1048576];0)))">
            <text:p/>
          </table:table-cell>
          <table:table-cell table:style-name="ce4"/>
          <table:table-cell table:style-name="ce4" table:formula="of:=IF([.$F344]=&quot;&quot;;&quot;&quot;;IF(LEFT([.$F343];1)&lt;&gt;&quot;^&quot;;&quot;&quot;;&quot;[&quot;)&amp;CHAR(34)&amp;[.$F344]&amp;CHAR(34)&amp;IF([.$F3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ery</text:p>
          </table:table-cell>
          <table:table-cell table:style-name="ce4" table:formula="of:=LEN([.A345])" office:value-type="float" office:value="4" calcext:value-type="float">
            <text:p>4</text:p>
          </table:table-cell>
          <table:table-cell table:style-name="ce4" table:formula="of:=IF(AND([.$B345]&gt;=[.$J$2];[.$B345]&lt;=[.$J$3]);[.$A345];&quot;zzz&quot;)" office:value-type="string" office:string-value="very" calcext:value-type="string">
            <text:p>very</text:p>
          </table:table-cell>
          <table:table-cell table:style-name="ce4" table:formula="of:=IF([.$C345]=&quot;zzz&quot;;&quot;&quot;;COUNTIF([.$C$3:.$C$1002];&quot;&lt;&quot;&amp;[.$C345]))" office:value-type="float" office:value="306" calcext:value-type="float">
            <text:p>306</text:p>
          </table:table-cell>
          <table:table-cell table:style-name="ce4" table:formula="of:=IF(ISNA(MATCH(ROW([.$D344])-1;[.$D$1:.$D$1048576];0));&quot;&quot;;INDEX([.$C$3:.$C$1002];MATCH(ROW([.$D344])-1;[.$D$1:.$D$1048576];0)))">
            <text:p/>
          </table:table-cell>
          <table:table-cell table:style-name="ce4"/>
          <table:table-cell table:style-name="ce4" table:formula="of:=IF([.$F345]=&quot;&quot;;&quot;&quot;;IF(LEFT([.$F344];1)&lt;&gt;&quot;^&quot;;&quot;&quot;;&quot;[&quot;)&amp;CHAR(34)&amp;[.$F345]&amp;CHAR(34)&amp;IF([.$F3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ew</text:p>
          </table:table-cell>
          <table:table-cell table:style-name="ce4" table:formula="of:=LEN([.A346])" office:value-type="float" office:value="4" calcext:value-type="float">
            <text:p>4</text:p>
          </table:table-cell>
          <table:table-cell table:style-name="ce4" table:formula="of:=IF(AND([.$B346]&gt;=[.$J$2];[.$B346]&lt;=[.$J$3]);[.$A346];&quot;zzz&quot;)" office:value-type="string" office:string-value="view" calcext:value-type="string">
            <text:p>view</text:p>
          </table:table-cell>
          <table:table-cell table:style-name="ce4" table:formula="of:=IF([.$C346]=&quot;zzz&quot;;&quot;&quot;;COUNTIF([.$C$3:.$C$1002];&quot;&lt;&quot;&amp;[.$C346]))" office:value-type="float" office:value="307" calcext:value-type="float">
            <text:p>307</text:p>
          </table:table-cell>
          <table:table-cell table:style-name="ce4" table:formula="of:=IF(ISNA(MATCH(ROW([.$D345])-1;[.$D$1:.$D$1048576];0));&quot;&quot;;INDEX([.$C$3:.$C$1002];MATCH(ROW([.$D345])-1;[.$D$1:.$D$1048576];0)))">
            <text:p/>
          </table:table-cell>
          <table:table-cell table:style-name="ce4"/>
          <table:table-cell table:style-name="ce4" table:formula="of:=IF([.$F346]=&quot;&quot;;&quot;&quot;;IF(LEFT([.$F345];1)&lt;&gt;&quot;^&quot;;&quot;&quot;;&quot;[&quot;)&amp;CHAR(34)&amp;[.$F346]&amp;CHAR(34)&amp;IF([.$F3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te</text:p>
          </table:table-cell>
          <table:table-cell table:style-name="ce4" table:formula="of:=LEN([.A347])" office:value-type="float" office:value="4" calcext:value-type="float">
            <text:p>4</text:p>
          </table:table-cell>
          <table:table-cell table:style-name="ce4" table:formula="of:=IF(AND([.$B347]&gt;=[.$J$2];[.$B347]&lt;=[.$J$3]);[.$A347];&quot;zzz&quot;)" office:value-type="string" office:string-value="vote" calcext:value-type="string">
            <text:p>vote</text:p>
          </table:table-cell>
          <table:table-cell table:style-name="ce4" table:formula="of:=IF([.$C347]=&quot;zzz&quot;;&quot;&quot;;COUNTIF([.$C$3:.$C$1002];&quot;&lt;&quot;&amp;[.$C347]))" office:value-type="float" office:value="308" calcext:value-type="float">
            <text:p>308</text:p>
          </table:table-cell>
          <table:table-cell table:style-name="ce4" table:formula="of:=IF(ISNA(MATCH(ROW([.$D346])-1;[.$D$1:.$D$1048576];0));&quot;&quot;;INDEX([.$C$3:.$C$1002];MATCH(ROW([.$D346])-1;[.$D$1:.$D$1048576];0)))">
            <text:p/>
          </table:table-cell>
          <table:table-cell table:style-name="ce4"/>
          <table:table-cell table:style-name="ce4" table:formula="of:=IF([.$F347]=&quot;&quot;;&quot;&quot;;IF(LEFT([.$F346];1)&lt;&gt;&quot;^&quot;;&quot;&quot;;&quot;[&quot;)&amp;CHAR(34)&amp;[.$F347]&amp;CHAR(34)&amp;IF([.$F3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it</text:p>
          </table:table-cell>
          <table:table-cell table:style-name="ce4" table:formula="of:=LEN([.A348])" office:value-type="float" office:value="4" calcext:value-type="float">
            <text:p>4</text:p>
          </table:table-cell>
          <table:table-cell table:style-name="ce4" table:formula="of:=IF(AND([.$B348]&gt;=[.$J$2];[.$B348]&lt;=[.$J$3]);[.$A348];&quot;zzz&quot;)" office:value-type="string" office:string-value="wait" calcext:value-type="string">
            <text:p>wait</text:p>
          </table:table-cell>
          <table:table-cell table:style-name="ce4" table:formula="of:=IF([.$C348]=&quot;zzz&quot;;&quot;&quot;;COUNTIF([.$C$3:.$C$1002];&quot;&lt;&quot;&amp;[.$C348]))" office:value-type="float" office:value="309" calcext:value-type="float">
            <text:p>309</text:p>
          </table:table-cell>
          <table:table-cell table:style-name="ce4" table:formula="of:=IF(ISNA(MATCH(ROW([.$D347])-1;[.$D$1:.$D$1048576];0));&quot;&quot;;INDEX([.$C$3:.$C$1002];MATCH(ROW([.$D347])-1;[.$D$1:.$D$1048576];0)))">
            <text:p/>
          </table:table-cell>
          <table:table-cell table:style-name="ce4"/>
          <table:table-cell table:style-name="ce4" table:formula="of:=IF([.$F348]=&quot;&quot;;&quot;&quot;;IF(LEFT([.$F347];1)&lt;&gt;&quot;^&quot;;&quot;&quot;;&quot;[&quot;)&amp;CHAR(34)&amp;[.$F348]&amp;CHAR(34)&amp;IF([.$F3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lk</text:p>
          </table:table-cell>
          <table:table-cell table:style-name="ce4" table:formula="of:=LEN([.A349])" office:value-type="float" office:value="4" calcext:value-type="float">
            <text:p>4</text:p>
          </table:table-cell>
          <table:table-cell table:style-name="ce4" table:formula="of:=IF(AND([.$B349]&gt;=[.$J$2];[.$B349]&lt;=[.$J$3]);[.$A349];&quot;zzz&quot;)" office:value-type="string" office:string-value="walk" calcext:value-type="string">
            <text:p>walk</text:p>
          </table:table-cell>
          <table:table-cell table:style-name="ce4" table:formula="of:=IF([.$C349]=&quot;zzz&quot;;&quot;&quot;;COUNTIF([.$C$3:.$C$1002];&quot;&lt;&quot;&amp;[.$C349]))" office:value-type="float" office:value="310" calcext:value-type="float">
            <text:p>310</text:p>
          </table:table-cell>
          <table:table-cell table:style-name="ce4" table:formula="of:=IF(ISNA(MATCH(ROW([.$D348])-1;[.$D$1:.$D$1048576];0));&quot;&quot;;INDEX([.$C$3:.$C$1002];MATCH(ROW([.$D348])-1;[.$D$1:.$D$1048576];0)))">
            <text:p/>
          </table:table-cell>
          <table:table-cell table:style-name="ce4"/>
          <table:table-cell table:style-name="ce4" table:formula="of:=IF([.$F349]=&quot;&quot;;&quot;&quot;;IF(LEFT([.$F348];1)&lt;&gt;&quot;^&quot;;&quot;&quot;;&quot;[&quot;)&amp;CHAR(34)&amp;[.$F349]&amp;CHAR(34)&amp;IF([.$F3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4" table:formula="of:=LEN([.A350])" office:value-type="float" office:value="4" calcext:value-type="float">
            <text:p>4</text:p>
          </table:table-cell>
          <table:table-cell table:style-name="ce4" table:formula="of:=IF(AND([.$B350]&gt;=[.$J$2];[.$B350]&lt;=[.$J$3]);[.$A350];&quot;zzz&quot;)" office:value-type="string" office:string-value="wall" calcext:value-type="string">
            <text:p>wall</text:p>
          </table:table-cell>
          <table:table-cell table:style-name="ce4" table:formula="of:=IF([.$C350]=&quot;zzz&quot;;&quot;&quot;;COUNTIF([.$C$3:.$C$1002];&quot;&lt;&quot;&amp;[.$C350]))" office:value-type="float" office:value="311" calcext:value-type="float">
            <text:p>311</text:p>
          </table:table-cell>
          <table:table-cell table:style-name="ce4" table:formula="of:=IF(ISNA(MATCH(ROW([.$D349])-1;[.$D$1:.$D$1048576];0));&quot;&quot;;INDEX([.$C$3:.$C$1002];MATCH(ROW([.$D349])-1;[.$D$1:.$D$1048576];0)))">
            <text:p/>
          </table:table-cell>
          <table:table-cell table:style-name="ce4"/>
          <table:table-cell table:style-name="ce4" table:formula="of:=IF([.$F350]=&quot;&quot;;&quot;&quot;;IF(LEFT([.$F349];1)&lt;&gt;&quot;^&quot;;&quot;&quot;;&quot;[&quot;)&amp;CHAR(34)&amp;[.$F350]&amp;CHAR(34)&amp;IF([.$F3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nt</text:p>
          </table:table-cell>
          <table:table-cell table:style-name="ce4" table:formula="of:=LEN([.A351])" office:value-type="float" office:value="4" calcext:value-type="float">
            <text:p>4</text:p>
          </table:table-cell>
          <table:table-cell table:style-name="ce4" table:formula="of:=IF(AND([.$B351]&gt;=[.$J$2];[.$B351]&lt;=[.$J$3]);[.$A351];&quot;zzz&quot;)" office:value-type="string" office:string-value="want" calcext:value-type="string">
            <text:p>want</text:p>
          </table:table-cell>
          <table:table-cell table:style-name="ce4" table:formula="of:=IF([.$C351]=&quot;zzz&quot;;&quot;&quot;;COUNTIF([.$C$3:.$C$1002];&quot;&lt;&quot;&amp;[.$C351]))" office:value-type="float" office:value="312" calcext:value-type="float">
            <text:p>312</text:p>
          </table:table-cell>
          <table:table-cell table:style-name="ce4" table:formula="of:=IF(ISNA(MATCH(ROW([.$D350])-1;[.$D$1:.$D$1048576];0));&quot;&quot;;INDEX([.$C$3:.$C$1002];MATCH(ROW([.$D350])-1;[.$D$1:.$D$1048576];0)))">
            <text:p/>
          </table:table-cell>
          <table:table-cell table:style-name="ce4"/>
          <table:table-cell table:style-name="ce4" table:formula="of:=IF([.$F351]=&quot;&quot;;&quot;&quot;;IF(LEFT([.$F350];1)&lt;&gt;&quot;^&quot;;&quot;&quot;;&quot;[&quot;)&amp;CHAR(34)&amp;[.$F351]&amp;CHAR(34)&amp;IF([.$F3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ar</text:p>
          </table:table-cell>
          <table:table-cell table:style-name="ce4" table:formula="of:=LEN([.A352])" office:value-type="float" office:value="4" calcext:value-type="float">
            <text:p>4</text:p>
          </table:table-cell>
          <table:table-cell table:style-name="ce4" table:formula="of:=IF(AND([.$B352]&gt;=[.$J$2];[.$B352]&lt;=[.$J$3]);[.$A352];&quot;zzz&quot;)" office:value-type="string" office:string-value="wear" calcext:value-type="string">
            <text:p>wear</text:p>
          </table:table-cell>
          <table:table-cell table:style-name="ce4" table:formula="of:=IF([.$C352]=&quot;zzz&quot;;&quot;&quot;;COUNTIF([.$C$3:.$C$1002];&quot;&lt;&quot;&amp;[.$C352]))" office:value-type="float" office:value="315" calcext:value-type="float">
            <text:p>315</text:p>
          </table:table-cell>
          <table:table-cell table:style-name="ce4" table:formula="of:=IF(ISNA(MATCH(ROW([.$D351])-1;[.$D$1:.$D$1048576];0));&quot;&quot;;INDEX([.$C$3:.$C$1002];MATCH(ROW([.$D351])-1;[.$D$1:.$D$1048576];0)))">
            <text:p/>
          </table:table-cell>
          <table:table-cell table:style-name="ce4"/>
          <table:table-cell table:style-name="ce4" table:formula="of:=IF([.$F352]=&quot;&quot;;&quot;&quot;;IF(LEFT([.$F351];1)&lt;&gt;&quot;^&quot;;&quot;&quot;;&quot;[&quot;)&amp;CHAR(34)&amp;[.$F352]&amp;CHAR(34)&amp;IF([.$F3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4" table:formula="of:=LEN([.A353])" office:value-type="float" office:value="4" calcext:value-type="float">
            <text:p>4</text:p>
          </table:table-cell>
          <table:table-cell table:style-name="ce4" table:formula="of:=IF(AND([.$B353]&gt;=[.$J$2];[.$B353]&lt;=[.$J$3]);[.$A353];&quot;zzz&quot;)" office:value-type="string" office:string-value="week" calcext:value-type="string">
            <text:p>week</text:p>
          </table:table-cell>
          <table:table-cell table:style-name="ce4" table:formula="of:=IF([.$C353]=&quot;zzz&quot;;&quot;&quot;;COUNTIF([.$C$3:.$C$1002];&quot;&lt;&quot;&amp;[.$C353]))" office:value-type="float" office:value="316" calcext:value-type="float">
            <text:p>316</text:p>
          </table:table-cell>
          <table:table-cell table:style-name="ce4" table:formula="of:=IF(ISNA(MATCH(ROW([.$D352])-1;[.$D$1:.$D$1048576];0));&quot;&quot;;INDEX([.$C$3:.$C$1002];MATCH(ROW([.$D352])-1;[.$D$1:.$D$1048576];0)))">
            <text:p/>
          </table:table-cell>
          <table:table-cell table:style-name="ce4"/>
          <table:table-cell table:style-name="ce4" table:formula="of:=IF([.$F353]=&quot;&quot;;&quot;&quot;;IF(LEFT([.$F352];1)&lt;&gt;&quot;^&quot;;&quot;&quot;;&quot;[&quot;)&amp;CHAR(34)&amp;[.$F353]&amp;CHAR(34)&amp;IF([.$F3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ll</text:p>
          </table:table-cell>
          <table:table-cell table:style-name="ce4" table:formula="of:=LEN([.A354])" office:value-type="float" office:value="4" calcext:value-type="float">
            <text:p>4</text:p>
          </table:table-cell>
          <table:table-cell table:style-name="ce4" table:formula="of:=IF(AND([.$B354]&gt;=[.$J$2];[.$B354]&lt;=[.$J$3]);[.$A354];&quot;zzz&quot;)" office:value-type="string" office:string-value="well" calcext:value-type="string">
            <text:p>well</text:p>
          </table:table-cell>
          <table:table-cell table:style-name="ce4" table:formula="of:=IF([.$C354]=&quot;zzz&quot;;&quot;&quot;;COUNTIF([.$C$3:.$C$1002];&quot;&lt;&quot;&amp;[.$C354]))" office:value-type="float" office:value="317" calcext:value-type="float">
            <text:p>317</text:p>
          </table:table-cell>
          <table:table-cell table:style-name="ce4" table:formula="of:=IF(ISNA(MATCH(ROW([.$D353])-1;[.$D$1:.$D$1048576];0));&quot;&quot;;INDEX([.$C$3:.$C$1002];MATCH(ROW([.$D353])-1;[.$D$1:.$D$1048576];0)))">
            <text:p/>
          </table:table-cell>
          <table:table-cell table:style-name="ce4"/>
          <table:table-cell table:style-name="ce4" table:formula="of:=IF([.$F354]=&quot;&quot;;&quot;&quot;;IF(LEFT([.$F353];1)&lt;&gt;&quot;^&quot;;&quot;&quot;;&quot;[&quot;)&amp;CHAR(34)&amp;[.$F354]&amp;CHAR(34)&amp;IF([.$F3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st</text:p>
          </table:table-cell>
          <table:table-cell table:style-name="ce4" table:formula="of:=LEN([.A355])" office:value-type="float" office:value="4" calcext:value-type="float">
            <text:p>4</text:p>
          </table:table-cell>
          <table:table-cell table:style-name="ce4" table:formula="of:=IF(AND([.$B355]&gt;=[.$J$2];[.$B355]&lt;=[.$J$3]);[.$A355];&quot;zzz&quot;)" office:value-type="string" office:string-value="west" calcext:value-type="string">
            <text:p>west</text:p>
          </table:table-cell>
          <table:table-cell table:style-name="ce4" table:formula="of:=IF([.$C355]=&quot;zzz&quot;;&quot;&quot;;COUNTIF([.$C$3:.$C$1002];&quot;&lt;&quot;&amp;[.$C355]))" office:value-type="float" office:value="318" calcext:value-type="float">
            <text:p>318</text:p>
          </table:table-cell>
          <table:table-cell table:style-name="ce4" table:formula="of:=IF(ISNA(MATCH(ROW([.$D354])-1;[.$D$1:.$D$1048576];0));&quot;&quot;;INDEX([.$C$3:.$C$1002];MATCH(ROW([.$D354])-1;[.$D$1:.$D$1048576];0)))">
            <text:p/>
          </table:table-cell>
          <table:table-cell table:style-name="ce4"/>
          <table:table-cell table:style-name="ce4" table:formula="of:=IF([.$F355]=&quot;&quot;;&quot;&quot;;IF(LEFT([.$F354];1)&lt;&gt;&quot;^&quot;;&quot;&quot;;&quot;[&quot;)&amp;CHAR(34)&amp;[.$F355]&amp;CHAR(34)&amp;IF([.$F3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at</text:p>
          </table:table-cell>
          <table:table-cell table:style-name="ce4" table:formula="of:=LEN([.A356])" office:value-type="float" office:value="4" calcext:value-type="float">
            <text:p>4</text:p>
          </table:table-cell>
          <table:table-cell table:style-name="ce4" table:formula="of:=IF(AND([.$B356]&gt;=[.$J$2];[.$B356]&lt;=[.$J$3]);[.$A356];&quot;zzz&quot;)" office:value-type="string" office:string-value="what" calcext:value-type="string">
            <text:p>what</text:p>
          </table:table-cell>
          <table:table-cell table:style-name="ce4" table:formula="of:=IF([.$C356]=&quot;zzz&quot;;&quot;&quot;;COUNTIF([.$C$3:.$C$1002];&quot;&lt;&quot;&amp;[.$C356]))" office:value-type="float" office:value="319" calcext:value-type="float">
            <text:p>319</text:p>
          </table:table-cell>
          <table:table-cell table:style-name="ce4" table:formula="of:=IF(ISNA(MATCH(ROW([.$D355])-1;[.$D$1:.$D$1048576];0));&quot;&quot;;INDEX([.$C$3:.$C$1002];MATCH(ROW([.$D355])-1;[.$D$1:.$D$1048576];0)))">
            <text:p/>
          </table:table-cell>
          <table:table-cell table:style-name="ce4"/>
          <table:table-cell table:style-name="ce4" table:formula="of:=IF([.$F356]=&quot;&quot;;&quot;&quot;;IF(LEFT([.$F355];1)&lt;&gt;&quot;^&quot;;&quot;&quot;;&quot;[&quot;)&amp;CHAR(34)&amp;[.$F356]&amp;CHAR(34)&amp;IF([.$F3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en</text:p>
          </table:table-cell>
          <table:table-cell table:style-name="ce4" table:formula="of:=LEN([.A357])" office:value-type="float" office:value="4" calcext:value-type="float">
            <text:p>4</text:p>
          </table:table-cell>
          <table:table-cell table:style-name="ce4" table:formula="of:=IF(AND([.$B357]&gt;=[.$J$2];[.$B357]&lt;=[.$J$3]);[.$A357];&quot;zzz&quot;)" office:value-type="string" office:string-value="when" calcext:value-type="string">
            <text:p>when</text:p>
          </table:table-cell>
          <table:table-cell table:style-name="ce4" table:formula="of:=IF([.$C357]=&quot;zzz&quot;;&quot;&quot;;COUNTIF([.$C$3:.$C$1002];&quot;&lt;&quot;&amp;[.$C357]))" office:value-type="float" office:value="320" calcext:value-type="float">
            <text:p>320</text:p>
          </table:table-cell>
          <table:table-cell table:style-name="ce4" table:formula="of:=IF(ISNA(MATCH(ROW([.$D356])-1;[.$D$1:.$D$1048576];0));&quot;&quot;;INDEX([.$C$3:.$C$1002];MATCH(ROW([.$D356])-1;[.$D$1:.$D$1048576];0)))">
            <text:p/>
          </table:table-cell>
          <table:table-cell table:style-name="ce4"/>
          <table:table-cell table:style-name="ce4" table:formula="of:=IF([.$F357]=&quot;&quot;;&quot;&quot;;IF(LEFT([.$F356];1)&lt;&gt;&quot;^&quot;;&quot;&quot;;&quot;[&quot;)&amp;CHAR(34)&amp;[.$F357]&amp;CHAR(34)&amp;IF([.$F3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om</text:p>
          </table:table-cell>
          <table:table-cell table:style-name="ce4" table:formula="of:=LEN([.A358])" office:value-type="float" office:value="4" calcext:value-type="float">
            <text:p>4</text:p>
          </table:table-cell>
          <table:table-cell table:style-name="ce4" table:formula="of:=IF(AND([.$B358]&gt;=[.$J$2];[.$B358]&lt;=[.$J$3]);[.$A358];&quot;zzz&quot;)" office:value-type="string" office:string-value="whom" calcext:value-type="string">
            <text:p>whom</text:p>
          </table:table-cell>
          <table:table-cell table:style-name="ce4" table:formula="of:=IF([.$C358]=&quot;zzz&quot;;&quot;&quot;;COUNTIF([.$C$3:.$C$1002];&quot;&lt;&quot;&amp;[.$C358]))" office:value-type="float" office:value="322" calcext:value-type="float">
            <text:p>322</text:p>
          </table:table-cell>
          <table:table-cell table:style-name="ce4" table:formula="of:=IF(ISNA(MATCH(ROW([.$D357])-1;[.$D$1:.$D$1048576];0));&quot;&quot;;INDEX([.$C$3:.$C$1002];MATCH(ROW([.$D357])-1;[.$D$1:.$D$1048576];0)))">
            <text:p/>
          </table:table-cell>
          <table:table-cell table:style-name="ce4"/>
          <table:table-cell table:style-name="ce4" table:formula="of:=IF([.$F358]=&quot;&quot;;&quot;&quot;;IF(LEFT([.$F357];1)&lt;&gt;&quot;^&quot;;&quot;&quot;;&quot;[&quot;)&amp;CHAR(34)&amp;[.$F358]&amp;CHAR(34)&amp;IF([.$F3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de</text:p>
          </table:table-cell>
          <table:table-cell table:style-name="ce4" table:formula="of:=LEN([.A359])" office:value-type="float" office:value="4" calcext:value-type="float">
            <text:p>4</text:p>
          </table:table-cell>
          <table:table-cell table:style-name="ce4" table:formula="of:=IF(AND([.$B359]&gt;=[.$J$2];[.$B359]&lt;=[.$J$3]);[.$A359];&quot;zzz&quot;)" office:value-type="string" office:string-value="wide" calcext:value-type="string">
            <text:p>wide</text:p>
          </table:table-cell>
          <table:table-cell table:style-name="ce4" table:formula="of:=IF([.$C359]=&quot;zzz&quot;;&quot;&quot;;COUNTIF([.$C$3:.$C$1002];&quot;&lt;&quot;&amp;[.$C359]))" office:value-type="float" office:value="324" calcext:value-type="float">
            <text:p>324</text:p>
          </table:table-cell>
          <table:table-cell table:style-name="ce4" table:formula="of:=IF(ISNA(MATCH(ROW([.$D358])-1;[.$D$1:.$D$1048576];0));&quot;&quot;;INDEX([.$C$3:.$C$1002];MATCH(ROW([.$D358])-1;[.$D$1:.$D$1048576];0)))">
            <text:p/>
          </table:table-cell>
          <table:table-cell table:style-name="ce4"/>
          <table:table-cell table:style-name="ce4" table:formula="of:=IF([.$F359]=&quot;&quot;;&quot;&quot;;IF(LEFT([.$F358];1)&lt;&gt;&quot;^&quot;;&quot;&quot;;&quot;[&quot;)&amp;CHAR(34)&amp;[.$F359]&amp;CHAR(34)&amp;IF([.$F3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fe</text:p>
          </table:table-cell>
          <table:table-cell table:style-name="ce4" table:formula="of:=LEN([.A360])" office:value-type="float" office:value="4" calcext:value-type="float">
            <text:p>4</text:p>
          </table:table-cell>
          <table:table-cell table:style-name="ce4" table:formula="of:=IF(AND([.$B360]&gt;=[.$J$2];[.$B360]&lt;=[.$J$3]);[.$A360];&quot;zzz&quot;)" office:value-type="string" office:string-value="wife" calcext:value-type="string">
            <text:p>wife</text:p>
          </table:table-cell>
          <table:table-cell table:style-name="ce4" table:formula="of:=IF([.$C360]=&quot;zzz&quot;;&quot;&quot;;COUNTIF([.$C$3:.$C$1002];&quot;&lt;&quot;&amp;[.$C360]))" office:value-type="float" office:value="325" calcext:value-type="float">
            <text:p>325</text:p>
          </table:table-cell>
          <table:table-cell table:style-name="ce4" table:formula="of:=IF(ISNA(MATCH(ROW([.$D359])-1;[.$D$1:.$D$1048576];0));&quot;&quot;;INDEX([.$C$3:.$C$1002];MATCH(ROW([.$D359])-1;[.$D$1:.$D$1048576];0)))">
            <text:p/>
          </table:table-cell>
          <table:table-cell table:style-name="ce4"/>
          <table:table-cell table:style-name="ce4" table:formula="of:=IF([.$F360]=&quot;&quot;;&quot;&quot;;IF(LEFT([.$F359];1)&lt;&gt;&quot;^&quot;;&quot;&quot;;&quot;[&quot;)&amp;CHAR(34)&amp;[.$F360]&amp;CHAR(34)&amp;IF([.$F3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l</text:p>
          </table:table-cell>
          <table:table-cell table:style-name="ce4" table:formula="of:=LEN([.A361])" office:value-type="float" office:value="4" calcext:value-type="float">
            <text:p>4</text:p>
          </table:table-cell>
          <table:table-cell table:style-name="ce4" table:formula="of:=IF(AND([.$B361]&gt;=[.$J$2];[.$B361]&lt;=[.$J$3]);[.$A361];&quot;zzz&quot;)" office:value-type="string" office:string-value="will" calcext:value-type="string">
            <text:p>will</text:p>
          </table:table-cell>
          <table:table-cell table:style-name="ce4" table:formula="of:=IF([.$C361]=&quot;zzz&quot;;&quot;&quot;;COUNTIF([.$C$3:.$C$1002];&quot;&lt;&quot;&amp;[.$C361]))" office:value-type="float" office:value="326" calcext:value-type="float">
            <text:p>326</text:p>
          </table:table-cell>
          <table:table-cell table:style-name="ce4" table:formula="of:=IF(ISNA(MATCH(ROW([.$D360])-1;[.$D$1:.$D$1048576];0));&quot;&quot;;INDEX([.$C$3:.$C$1002];MATCH(ROW([.$D360])-1;[.$D$1:.$D$1048576];0)))">
            <text:p/>
          </table:table-cell>
          <table:table-cell table:style-name="ce4"/>
          <table:table-cell table:style-name="ce4" table:formula="of:=IF([.$F361]=&quot;&quot;;&quot;&quot;;IF(LEFT([.$F360];1)&lt;&gt;&quot;^&quot;;&quot;&quot;;&quot;[&quot;)&amp;CHAR(34)&amp;[.$F361]&amp;CHAR(34)&amp;IF([.$F3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nd</text:p>
          </table:table-cell>
          <table:table-cell table:style-name="ce4" table:formula="of:=LEN([.A362])" office:value-type="float" office:value="4" calcext:value-type="float">
            <text:p>4</text:p>
          </table:table-cell>
          <table:table-cell table:style-name="ce4" table:formula="of:=IF(AND([.$B362]&gt;=[.$J$2];[.$B362]&lt;=[.$J$3]);[.$A362];&quot;zzz&quot;)" office:value-type="string" office:string-value="wind" calcext:value-type="string">
            <text:p>wind</text:p>
          </table:table-cell>
          <table:table-cell table:style-name="ce4" table:formula="of:=IF([.$C362]=&quot;zzz&quot;;&quot;&quot;;COUNTIF([.$C$3:.$C$1002];&quot;&lt;&quot;&amp;[.$C362]))" office:value-type="float" office:value="328" calcext:value-type="float">
            <text:p>328</text:p>
          </table:table-cell>
          <table:table-cell table:style-name="ce4" table:formula="of:=IF(ISNA(MATCH(ROW([.$D361])-1;[.$D$1:.$D$1048576];0));&quot;&quot;;INDEX([.$C$3:.$C$1002];MATCH(ROW([.$D361])-1;[.$D$1:.$D$1048576];0)))">
            <text:p/>
          </table:table-cell>
          <table:table-cell table:style-name="ce4"/>
          <table:table-cell table:style-name="ce4" table:formula="of:=IF([.$F362]=&quot;&quot;;&quot;&quot;;IF(LEFT([.$F361];1)&lt;&gt;&quot;^&quot;;&quot;&quot;;&quot;[&quot;)&amp;CHAR(34)&amp;[.$F362]&amp;CHAR(34)&amp;IF([.$F3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sh</text:p>
          </table:table-cell>
          <table:table-cell table:style-name="ce4" table:formula="of:=LEN([.A363])" office:value-type="float" office:value="4" calcext:value-type="float">
            <text:p>4</text:p>
          </table:table-cell>
          <table:table-cell table:style-name="ce4" table:formula="of:=IF(AND([.$B363]&gt;=[.$J$2];[.$B363]&lt;=[.$J$3]);[.$A363];&quot;zzz&quot;)" office:value-type="string" office:string-value="wish" calcext:value-type="string">
            <text:p>wish</text:p>
          </table:table-cell>
          <table:table-cell table:style-name="ce4" table:formula="of:=IF([.$C363]=&quot;zzz&quot;;&quot;&quot;;COUNTIF([.$C$3:.$C$1002];&quot;&lt;&quot;&amp;[.$C363]))" office:value-type="float" office:value="329" calcext:value-type="float">
            <text:p>329</text:p>
          </table:table-cell>
          <table:table-cell table:style-name="ce4" table:formula="of:=IF(ISNA(MATCH(ROW([.$D362])-1;[.$D$1:.$D$1048576];0));&quot;&quot;;INDEX([.$C$3:.$C$1002];MATCH(ROW([.$D362])-1;[.$D$1:.$D$1048576];0)))">
            <text:p/>
          </table:table-cell>
          <table:table-cell table:style-name="ce4"/>
          <table:table-cell table:style-name="ce4" table:formula="of:=IF([.$F363]=&quot;&quot;;&quot;&quot;;IF(LEFT([.$F362];1)&lt;&gt;&quot;^&quot;;&quot;&quot;;&quot;[&quot;)&amp;CHAR(34)&amp;[.$F363]&amp;CHAR(34)&amp;IF([.$F3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th</text:p>
          </table:table-cell>
          <table:table-cell table:style-name="ce4" table:formula="of:=LEN([.A364])" office:value-type="float" office:value="4" calcext:value-type="float">
            <text:p>4</text:p>
          </table:table-cell>
          <table:table-cell table:style-name="ce4" table:formula="of:=IF(AND([.$B364]&gt;=[.$J$2];[.$B364]&lt;=[.$J$3]);[.$A364];&quot;zzz&quot;)" office:value-type="string" office:string-value="with" calcext:value-type="string">
            <text:p>with</text:p>
          </table:table-cell>
          <table:table-cell table:style-name="ce4" table:formula="of:=IF([.$C364]=&quot;zzz&quot;;&quot;&quot;;COUNTIF([.$C$3:.$C$1002];&quot;&lt;&quot;&amp;[.$C364]))" office:value-type="float" office:value="330" calcext:value-type="float">
            <text:p>330</text:p>
          </table:table-cell>
          <table:table-cell table:style-name="ce4" table:formula="of:=IF(ISNA(MATCH(ROW([.$D363])-1;[.$D$1:.$D$1048576];0));&quot;&quot;;INDEX([.$C$3:.$C$1002];MATCH(ROW([.$D363])-1;[.$D$1:.$D$1048576];0)))">
            <text:p/>
          </table:table-cell>
          <table:table-cell table:style-name="ce4"/>
          <table:table-cell table:style-name="ce4" table:formula="of:=IF([.$F364]=&quot;&quot;;&quot;&quot;;IF(LEFT([.$F363];1)&lt;&gt;&quot;^&quot;;&quot;&quot;;&quot;[&quot;)&amp;CHAR(34)&amp;[.$F364]&amp;CHAR(34)&amp;IF([.$F3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rd</text:p>
          </table:table-cell>
          <table:table-cell table:style-name="ce4" table:formula="of:=LEN([.A365])" office:value-type="float" office:value="4" calcext:value-type="float">
            <text:p>4</text:p>
          </table:table-cell>
          <table:table-cell table:style-name="ce4" table:formula="of:=IF(AND([.$B365]&gt;=[.$J$2];[.$B365]&lt;=[.$J$3]);[.$A365];&quot;zzz&quot;)" office:value-type="string" office:string-value="word" calcext:value-type="string">
            <text:p>word</text:p>
          </table:table-cell>
          <table:table-cell table:style-name="ce4" table:formula="of:=IF([.$C365]=&quot;zzz&quot;;&quot;&quot;;COUNTIF([.$C$3:.$C$1002];&quot;&lt;&quot;&amp;[.$C365]))" office:value-type="float" office:value="331" calcext:value-type="float">
            <text:p>331</text:p>
          </table:table-cell>
          <table:table-cell table:style-name="ce4" table:formula="of:=IF(ISNA(MATCH(ROW([.$D364])-1;[.$D$1:.$D$1048576];0));&quot;&quot;;INDEX([.$C$3:.$C$1002];MATCH(ROW([.$D364])-1;[.$D$1:.$D$1048576];0)))">
            <text:p/>
          </table:table-cell>
          <table:table-cell table:style-name="ce4"/>
          <table:table-cell table:style-name="ce4" table:formula="of:=IF([.$F365]=&quot;&quot;;&quot;&quot;;IF(LEFT([.$F364];1)&lt;&gt;&quot;^&quot;;&quot;&quot;;&quot;[&quot;)&amp;CHAR(34)&amp;[.$F365]&amp;CHAR(34)&amp;IF([.$F3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rk</text:p>
          </table:table-cell>
          <table:table-cell table:style-name="ce4" table:formula="of:=LEN([.A366])" office:value-type="float" office:value="4" calcext:value-type="float">
            <text:p>4</text:p>
          </table:table-cell>
          <table:table-cell table:style-name="ce4" table:formula="of:=IF(AND([.$B366]&gt;=[.$J$2];[.$B366]&lt;=[.$J$3]);[.$A366];&quot;zzz&quot;)" office:value-type="string" office:string-value="work" calcext:value-type="string">
            <text:p>work</text:p>
          </table:table-cell>
          <table:table-cell table:style-name="ce4" table:formula="of:=IF([.$C366]=&quot;zzz&quot;;&quot;&quot;;COUNTIF([.$C$3:.$C$1002];&quot;&lt;&quot;&amp;[.$C366]))" office:value-type="float" office:value="332" calcext:value-type="float">
            <text:p>332</text:p>
          </table:table-cell>
          <table:table-cell table:style-name="ce4" table:formula="of:=IF(ISNA(MATCH(ROW([.$D365])-1;[.$D$1:.$D$1048576];0));&quot;&quot;;INDEX([.$C$3:.$C$1002];MATCH(ROW([.$D365])-1;[.$D$1:.$D$1048576];0)))">
            <text:p/>
          </table:table-cell>
          <table:table-cell table:style-name="ce4"/>
          <table:table-cell table:style-name="ce4" table:formula="of:=IF([.$F366]=&quot;&quot;;&quot;&quot;;IF(LEFT([.$F365];1)&lt;&gt;&quot;^&quot;;&quot;&quot;;&quot;[&quot;)&amp;CHAR(34)&amp;[.$F366]&amp;CHAR(34)&amp;IF([.$F3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ard</text:p>
          </table:table-cell>
          <table:table-cell table:style-name="ce4" table:formula="of:=LEN([.A367])" office:value-type="float" office:value="4" calcext:value-type="float">
            <text:p>4</text:p>
          </table:table-cell>
          <table:table-cell table:style-name="ce4" table:formula="of:=IF(AND([.$B367]&gt;=[.$J$2];[.$B367]&lt;=[.$J$3]);[.$A367];&quot;zzz&quot;)" office:value-type="string" office:string-value="yard" calcext:value-type="string">
            <text:p>yard</text:p>
          </table:table-cell>
          <table:table-cell table:style-name="ce4" table:formula="of:=IF([.$C367]=&quot;zzz&quot;;&quot;&quot;;COUNTIF([.$C$3:.$C$1002];&quot;&lt;&quot;&amp;[.$C367]))" office:value-type="float" office:value="333" calcext:value-type="float">
            <text:p>333</text:p>
          </table:table-cell>
          <table:table-cell table:style-name="ce4" table:formula="of:=IF(ISNA(MATCH(ROW([.$D366])-1;[.$D$1:.$D$1048576];0));&quot;&quot;;INDEX([.$C$3:.$C$1002];MATCH(ROW([.$D366])-1;[.$D$1:.$D$1048576];0)))">
            <text:p/>
          </table:table-cell>
          <table:table-cell table:style-name="ce4"/>
          <table:table-cell table:style-name="ce4" table:formula="of:=IF([.$F367]=&quot;&quot;;&quot;&quot;;IF(LEFT([.$F366];1)&lt;&gt;&quot;^&quot;;&quot;&quot;;&quot;[&quot;)&amp;CHAR(34)&amp;[.$F367]&amp;CHAR(34)&amp;IF([.$F3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eah</text:p>
          </table:table-cell>
          <table:table-cell table:style-name="ce4" table:formula="of:=LEN([.A368])" office:value-type="float" office:value="4" calcext:value-type="float">
            <text:p>4</text:p>
          </table:table-cell>
          <table:table-cell table:style-name="ce4" table:formula="of:=IF(AND([.$B368]&gt;=[.$J$2];[.$B368]&lt;=[.$J$3]);[.$A368];&quot;zzz&quot;)" office:value-type="string" office:string-value="yeah" calcext:value-type="string">
            <text:p>yeah</text:p>
          </table:table-cell>
          <table:table-cell table:style-name="ce4" table:formula="of:=IF([.$C368]=&quot;zzz&quot;;&quot;&quot;;COUNTIF([.$C$3:.$C$1002];&quot;&lt;&quot;&amp;[.$C368]))" office:value-type="float" office:value="334" calcext:value-type="float">
            <text:p>334</text:p>
          </table:table-cell>
          <table:table-cell table:style-name="ce4" table:formula="of:=IF(ISNA(MATCH(ROW([.$D367])-1;[.$D$1:.$D$1048576];0));&quot;&quot;;INDEX([.$C$3:.$C$1002];MATCH(ROW([.$D367])-1;[.$D$1:.$D$1048576];0)))">
            <text:p/>
          </table:table-cell>
          <table:table-cell table:style-name="ce4"/>
          <table:table-cell table:style-name="ce4" table:formula="of:=IF([.$F368]=&quot;&quot;;&quot;&quot;;IF(LEFT([.$F367];1)&lt;&gt;&quot;^&quot;;&quot;&quot;;&quot;[&quot;)&amp;CHAR(34)&amp;[.$F368]&amp;CHAR(34)&amp;IF([.$F3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4" table:formula="of:=LEN([.A369])" office:value-type="float" office:value="4" calcext:value-type="float">
            <text:p>4</text:p>
          </table:table-cell>
          <table:table-cell table:style-name="ce4" table:formula="of:=IF(AND([.$B369]&gt;=[.$J$2];[.$B369]&lt;=[.$J$3]);[.$A369];&quot;zzz&quot;)" office:value-type="string" office:string-value="year" calcext:value-type="string">
            <text:p>year</text:p>
          </table:table-cell>
          <table:table-cell table:style-name="ce4" table:formula="of:=IF([.$C369]=&quot;zzz&quot;;&quot;&quot;;COUNTIF([.$C$3:.$C$1002];&quot;&lt;&quot;&amp;[.$C369]))" office:value-type="float" office:value="335" calcext:value-type="float">
            <text:p>335</text:p>
          </table:table-cell>
          <table:table-cell table:style-name="ce4" table:formula="of:=IF(ISNA(MATCH(ROW([.$D368])-1;[.$D$1:.$D$1048576];0));&quot;&quot;;INDEX([.$C$3:.$C$1002];MATCH(ROW([.$D368])-1;[.$D$1:.$D$1048576];0)))">
            <text:p/>
          </table:table-cell>
          <table:table-cell table:style-name="ce4"/>
          <table:table-cell table:style-name="ce4" table:formula="of:=IF([.$F369]=&quot;&quot;;&quot;&quot;;IF(LEFT([.$F368];1)&lt;&gt;&quot;^&quot;;&quot;&quot;;&quot;[&quot;)&amp;CHAR(34)&amp;[.$F369]&amp;CHAR(34)&amp;IF([.$F3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ur</text:p>
          </table:table-cell>
          <table:table-cell table:style-name="ce4" table:formula="of:=LEN([.A370])" office:value-type="float" office:value="4" calcext:value-type="float">
            <text:p>4</text:p>
          </table:table-cell>
          <table:table-cell table:style-name="ce4" table:formula="of:=IF(AND([.$B370]&gt;=[.$J$2];[.$B370]&lt;=[.$J$3]);[.$A370];&quot;zzz&quot;)" office:value-type="string" office:string-value="your" calcext:value-type="string">
            <text:p>your</text:p>
          </table:table-cell>
          <table:table-cell table:style-name="ce4" table:formula="of:=IF([.$C370]=&quot;zzz&quot;;&quot;&quot;;COUNTIF([.$C$3:.$C$1002];&quot;&lt;&quot;&amp;[.$C370]))" office:value-type="float" office:value="339" calcext:value-type="float">
            <text:p>339</text:p>
          </table:table-cell>
          <table:table-cell table:style-name="ce4" table:formula="of:=IF(ISNA(MATCH(ROW([.$D369])-1;[.$D$1:.$D$1048576];0));&quot;&quot;;INDEX([.$C$3:.$C$1002];MATCH(ROW([.$D369])-1;[.$D$1:.$D$1048576];0)))">
            <text:p/>
          </table:table-cell>
          <table:table-cell table:style-name="ce4"/>
          <table:table-cell table:style-name="ce4" table:formula="of:=IF([.$F370]=&quot;&quot;;&quot;&quot;;IF(LEFT([.$F369];1)&lt;&gt;&quot;^&quot;;&quot;&quot;;&quot;[&quot;)&amp;CHAR(34)&amp;[.$F370]&amp;CHAR(34)&amp;IF([.$F3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out</text:p>
          </table:table-cell>
          <table:table-cell table:style-name="ce4" table:formula="of:=LEN([.A371])" office:value-type="float" office:value="5" calcext:value-type="float">
            <text:p>5</text:p>
          </table:table-cell>
          <table:table-cell table:style-name="ce4" table:formula="of:=IF(AND([.$B371]&gt;=[.$J$2];[.$B371]&lt;=[.$J$3]);[.$A371];&quot;zzz&quot;)" office:value-type="string" office:string-value="zzz" calcext:value-type="string">
            <text:p>zzz</text:p>
          </table:table-cell>
          <table:table-cell table:style-name="ce4" table:formula="of:=IF([.$C371]=&quot;zzz&quot;;&quot;&quot;;COUNTIF([.$C$3:.$C$1002];&quot;&lt;&quot;&amp;[.$C371]))">
            <text:p/>
          </table:table-cell>
          <table:table-cell table:style-name="ce4" table:formula="of:=IF(ISNA(MATCH(ROW([.$D370])-1;[.$D$1:.$D$1048576];0));&quot;&quot;;INDEX([.$C$3:.$C$1002];MATCH(ROW([.$D370])-1;[.$D$1:.$D$1048576];0)))">
            <text:p/>
          </table:table-cell>
          <table:table-cell table:style-name="ce4"/>
          <table:table-cell table:style-name="ce4" table:formula="of:=IF([.$F371]=&quot;&quot;;&quot;&quot;;IF(LEFT([.$F370];1)&lt;&gt;&quot;^&quot;;&quot;&quot;;&quot;[&quot;)&amp;CHAR(34)&amp;[.$F371]&amp;CHAR(34)&amp;IF([.$F3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ove</text:p>
          </table:table-cell>
          <table:table-cell table:style-name="ce4" table:formula="of:=LEN([.A372])" office:value-type="float" office:value="5" calcext:value-type="float">
            <text:p>5</text:p>
          </table:table-cell>
          <table:table-cell table:style-name="ce4" table:formula="of:=IF(AND([.$B372]&gt;=[.$J$2];[.$B372]&lt;=[.$J$3]);[.$A372];&quot;zzz&quot;)" office:value-type="string" office:string-value="zzz" calcext:value-type="string">
            <text:p>zzz</text:p>
          </table:table-cell>
          <table:table-cell table:style-name="ce4" table:formula="of:=IF([.$C372]=&quot;zzz&quot;;&quot;&quot;;COUNTIF([.$C$3:.$C$1002];&quot;&lt;&quot;&amp;[.$C372]))">
            <text:p/>
          </table:table-cell>
          <table:table-cell table:style-name="ce4" table:formula="of:=IF(ISNA(MATCH(ROW([.$D371])-1;[.$D$1:.$D$1048576];0));&quot;&quot;;INDEX([.$C$3:.$C$1002];MATCH(ROW([.$D371])-1;[.$D$1:.$D$1048576];0)))">
            <text:p/>
          </table:table-cell>
          <table:table-cell table:style-name="ce4"/>
          <table:table-cell table:style-name="ce4" table:formula="of:=IF([.$F372]=&quot;&quot;;&quot;&quot;;IF(LEFT([.$F371];1)&lt;&gt;&quot;^&quot;;&quot;&quot;;&quot;[&quot;)&amp;CHAR(34)&amp;[.$F372]&amp;CHAR(34)&amp;IF([.$F3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mit</text:p>
          </table:table-cell>
          <table:table-cell table:style-name="ce4" table:formula="of:=LEN([.A373])" office:value-type="float" office:value="5" calcext:value-type="float">
            <text:p>5</text:p>
          </table:table-cell>
          <table:table-cell table:style-name="ce4" table:formula="of:=IF(AND([.$B373]&gt;=[.$J$2];[.$B373]&lt;=[.$J$3]);[.$A373];&quot;zzz&quot;)" office:value-type="string" office:string-value="zzz" calcext:value-type="string">
            <text:p>zzz</text:p>
          </table:table-cell>
          <table:table-cell table:style-name="ce4" table:formula="of:=IF([.$C373]=&quot;zzz&quot;;&quot;&quot;;COUNTIF([.$C$3:.$C$1002];&quot;&lt;&quot;&amp;[.$C373]))">
            <text:p/>
          </table:table-cell>
          <table:table-cell table:style-name="ce4" table:formula="of:=IF(ISNA(MATCH(ROW([.$D372])-1;[.$D$1:.$D$1048576];0));&quot;&quot;;INDEX([.$C$3:.$C$1002];MATCH(ROW([.$D372])-1;[.$D$1:.$D$1048576];0)))">
            <text:p/>
          </table:table-cell>
          <table:table-cell table:style-name="ce4"/>
          <table:table-cell table:style-name="ce4" table:formula="of:=IF([.$F373]=&quot;&quot;;&quot;&quot;;IF(LEFT([.$F372];1)&lt;&gt;&quot;^&quot;;&quot;&quot;;&quot;[&quot;)&amp;CHAR(34)&amp;[.$F373]&amp;CHAR(34)&amp;IF([.$F3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ult</text:p>
          </table:table-cell>
          <table:table-cell table:style-name="ce4" table:formula="of:=LEN([.A374])" office:value-type="float" office:value="5" calcext:value-type="float">
            <text:p>5</text:p>
          </table:table-cell>
          <table:table-cell table:style-name="ce4" table:formula="of:=IF(AND([.$B374]&gt;=[.$J$2];[.$B374]&lt;=[.$J$3]);[.$A374];&quot;zzz&quot;)" office:value-type="string" office:string-value="zzz" calcext:value-type="string">
            <text:p>zzz</text:p>
          </table:table-cell>
          <table:table-cell table:style-name="ce4" table:formula="of:=IF([.$C374]=&quot;zzz&quot;;&quot;&quot;;COUNTIF([.$C$3:.$C$1002];&quot;&lt;&quot;&amp;[.$C374]))">
            <text:p/>
          </table:table-cell>
          <table:table-cell table:style-name="ce4" table:formula="of:=IF(ISNA(MATCH(ROW([.$D373])-1;[.$D$1:.$D$1048576];0));&quot;&quot;;INDEX([.$C$3:.$C$1002];MATCH(ROW([.$D373])-1;[.$D$1:.$D$1048576];0)))">
            <text:p/>
          </table:table-cell>
          <table:table-cell table:style-name="ce4"/>
          <table:table-cell table:style-name="ce4" table:formula="of:=IF([.$F374]=&quot;&quot;;&quot;&quot;;IF(LEFT([.$F373];1)&lt;&gt;&quot;^&quot;;&quot;&quot;;&quot;[&quot;)&amp;CHAR(34)&amp;[.$F374]&amp;CHAR(34)&amp;IF([.$F3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table:style-name="ce4" table:formula="of:=LEN([.A375])" office:value-type="float" office:value="5" calcext:value-type="float">
            <text:p>5</text:p>
          </table:table-cell>
          <table:table-cell table:style-name="ce4" table:formula="of:=IF(AND([.$B375]&gt;=[.$J$2];[.$B375]&lt;=[.$J$3]);[.$A375];&quot;zzz&quot;)" office:value-type="string" office:string-value="zzz" calcext:value-type="string">
            <text:p>zzz</text:p>
          </table:table-cell>
          <table:table-cell table:style-name="ce4" table:formula="of:=IF([.$C375]=&quot;zzz&quot;;&quot;&quot;;COUNTIF([.$C$3:.$C$1002];&quot;&lt;&quot;&amp;[.$C375]))">
            <text:p/>
          </table:table-cell>
          <table:table-cell table:style-name="ce4" table:formula="of:=IF(ISNA(MATCH(ROW([.$D374])-1;[.$D$1:.$D$1048576];0));&quot;&quot;;INDEX([.$C$3:.$C$1002];MATCH(ROW([.$D374])-1;[.$D$1:.$D$1048576];0)))">
            <text:p/>
          </table:table-cell>
          <table:table-cell table:style-name="ce4"/>
          <table:table-cell table:style-name="ce4" table:formula="of:=IF([.$F375]=&quot;&quot;;&quot;&quot;;IF(LEFT([.$F374];1)&lt;&gt;&quot;^&quot;;&quot;&quot;;&quot;[&quot;)&amp;CHAR(34)&amp;[.$F375]&amp;CHAR(34)&amp;IF([.$F3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ain</text:p>
          </table:table-cell>
          <table:table-cell table:style-name="ce4" table:formula="of:=LEN([.A376])" office:value-type="float" office:value="5" calcext:value-type="float">
            <text:p>5</text:p>
          </table:table-cell>
          <table:table-cell table:style-name="ce4" table:formula="of:=IF(AND([.$B376]&gt;=[.$J$2];[.$B376]&lt;=[.$J$3]);[.$A376];&quot;zzz&quot;)" office:value-type="string" office:string-value="zzz" calcext:value-type="string">
            <text:p>zzz</text:p>
          </table:table-cell>
          <table:table-cell table:style-name="ce4" table:formula="of:=IF([.$C376]=&quot;zzz&quot;;&quot;&quot;;COUNTIF([.$C$3:.$C$1002];&quot;&lt;&quot;&amp;[.$C376]))">
            <text:p/>
          </table:table-cell>
          <table:table-cell table:style-name="ce4" table:formula="of:=IF(ISNA(MATCH(ROW([.$D375])-1;[.$D$1:.$D$1048576];0));&quot;&quot;;INDEX([.$C$3:.$C$1002];MATCH(ROW([.$D375])-1;[.$D$1:.$D$1048576];0)))">
            <text:p/>
          </table:table-cell>
          <table:table-cell table:style-name="ce4"/>
          <table:table-cell table:style-name="ce4" table:formula="of:=IF([.$F376]=&quot;&quot;;&quot;&quot;;IF(LEFT([.$F375];1)&lt;&gt;&quot;^&quot;;&quot;&quot;;&quot;[&quot;)&amp;CHAR(34)&amp;[.$F376]&amp;CHAR(34)&amp;IF([.$F3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ent</text:p>
          </table:table-cell>
          <table:table-cell table:style-name="ce4" table:formula="of:=LEN([.A377])" office:value-type="float" office:value="5" calcext:value-type="float">
            <text:p>5</text:p>
          </table:table-cell>
          <table:table-cell table:style-name="ce4" table:formula="of:=IF(AND([.$B377]&gt;=[.$J$2];[.$B377]&lt;=[.$J$3]);[.$A377];&quot;zzz&quot;)" office:value-type="string" office:string-value="zzz" calcext:value-type="string">
            <text:p>zzz</text:p>
          </table:table-cell>
          <table:table-cell table:style-name="ce4" table:formula="of:=IF([.$C377]=&quot;zzz&quot;;&quot;&quot;;COUNTIF([.$C$3:.$C$1002];&quot;&lt;&quot;&amp;[.$C377]))">
            <text:p/>
          </table:table-cell>
          <table:table-cell table:style-name="ce4" table:formula="of:=IF(ISNA(MATCH(ROW([.$D376])-1;[.$D$1:.$D$1048576];0));&quot;&quot;;INDEX([.$C$3:.$C$1002];MATCH(ROW([.$D376])-1;[.$D$1:.$D$1048576];0)))">
            <text:p/>
          </table:table-cell>
          <table:table-cell table:style-name="ce4"/>
          <table:table-cell table:style-name="ce4" table:formula="of:=IF([.$F377]=&quot;&quot;;&quot;&quot;;IF(LEFT([.$F376];1)&lt;&gt;&quot;^&quot;;&quot;&quot;;&quot;[&quot;)&amp;CHAR(34)&amp;[.$F377]&amp;CHAR(34)&amp;IF([.$F3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ree</text:p>
          </table:table-cell>
          <table:table-cell table:style-name="ce4" table:formula="of:=LEN([.A378])" office:value-type="float" office:value="5" calcext:value-type="float">
            <text:p>5</text:p>
          </table:table-cell>
          <table:table-cell table:style-name="ce4" table:formula="of:=IF(AND([.$B378]&gt;=[.$J$2];[.$B378]&lt;=[.$J$3]);[.$A378];&quot;zzz&quot;)" office:value-type="string" office:string-value="zzz" calcext:value-type="string">
            <text:p>zzz</text:p>
          </table:table-cell>
          <table:table-cell table:style-name="ce4" table:formula="of:=IF([.$C378]=&quot;zzz&quot;;&quot;&quot;;COUNTIF([.$C$3:.$C$1002];&quot;&lt;&quot;&amp;[.$C378]))">
            <text:p/>
          </table:table-cell>
          <table:table-cell table:style-name="ce4" table:formula="of:=IF(ISNA(MATCH(ROW([.$D377])-1;[.$D$1:.$D$1048576];0));&quot;&quot;;INDEX([.$C$3:.$C$1002];MATCH(ROW([.$D377])-1;[.$D$1:.$D$1048576];0)))">
            <text:p/>
          </table:table-cell>
          <table:table-cell table:style-name="ce4"/>
          <table:table-cell table:style-name="ce4" table:formula="of:=IF([.$F378]=&quot;&quot;;&quot;&quot;;IF(LEFT([.$F377];1)&lt;&gt;&quot;^&quot;;&quot;&quot;;&quot;[&quot;)&amp;CHAR(34)&amp;[.$F378]&amp;CHAR(34)&amp;IF([.$F3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head</text:p>
          </table:table-cell>
          <table:table-cell table:style-name="ce4" table:formula="of:=LEN([.A379])" office:value-type="float" office:value="5" calcext:value-type="float">
            <text:p>5</text:p>
          </table:table-cell>
          <table:table-cell table:style-name="ce4" table:formula="of:=IF(AND([.$B379]&gt;=[.$J$2];[.$B379]&lt;=[.$J$3]);[.$A379];&quot;zzz&quot;)" office:value-type="string" office:string-value="zzz" calcext:value-type="string">
            <text:p>zzz</text:p>
          </table:table-cell>
          <table:table-cell table:style-name="ce4" table:formula="of:=IF([.$C379]=&quot;zzz&quot;;&quot;&quot;;COUNTIF([.$C$3:.$C$1002];&quot;&lt;&quot;&amp;[.$C379]))">
            <text:p/>
          </table:table-cell>
          <table:table-cell table:style-name="ce4" table:formula="of:=IF(ISNA(MATCH(ROW([.$D378])-1;[.$D$1:.$D$1048576];0));&quot;&quot;;INDEX([.$C$3:.$C$1002];MATCH(ROW([.$D378])-1;[.$D$1:.$D$1048576];0)))">
            <text:p/>
          </table:table-cell>
          <table:table-cell table:style-name="ce4"/>
          <table:table-cell table:style-name="ce4" table:formula="of:=IF([.$F379]=&quot;&quot;;&quot;&quot;;IF(LEFT([.$F378];1)&lt;&gt;&quot;^&quot;;&quot;&quot;;&quot;[&quot;)&amp;CHAR(34)&amp;[.$F379]&amp;CHAR(34)&amp;IF([.$F3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low</text:p>
          </table:table-cell>
          <table:table-cell table:style-name="ce4" table:formula="of:=LEN([.A380])" office:value-type="float" office:value="5" calcext:value-type="float">
            <text:p>5</text:p>
          </table:table-cell>
          <table:table-cell table:style-name="ce4" table:formula="of:=IF(AND([.$B380]&gt;=[.$J$2];[.$B380]&lt;=[.$J$3]);[.$A380];&quot;zzz&quot;)" office:value-type="string" office:string-value="zzz" calcext:value-type="string">
            <text:p>zzz</text:p>
          </table:table-cell>
          <table:table-cell table:style-name="ce4" table:formula="of:=IF([.$C380]=&quot;zzz&quot;;&quot;&quot;;COUNTIF([.$C$3:.$C$1002];&quot;&lt;&quot;&amp;[.$C380]))">
            <text:p/>
          </table:table-cell>
          <table:table-cell table:style-name="ce4" table:formula="of:=IF(ISNA(MATCH(ROW([.$D379])-1;[.$D$1:.$D$1048576];0));&quot;&quot;;INDEX([.$C$3:.$C$1002];MATCH(ROW([.$D379])-1;[.$D$1:.$D$1048576];0)))">
            <text:p/>
          </table:table-cell>
          <table:table-cell table:style-name="ce4"/>
          <table:table-cell table:style-name="ce4" table:formula="of:=IF([.$F380]=&quot;&quot;;&quot;&quot;;IF(LEFT([.$F379];1)&lt;&gt;&quot;^&quot;;&quot;&quot;;&quot;[&quot;)&amp;CHAR(34)&amp;[.$F380]&amp;CHAR(34)&amp;IF([.$F3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one</text:p>
          </table:table-cell>
          <table:table-cell table:style-name="ce4" table:formula="of:=LEN([.A381])" office:value-type="float" office:value="5" calcext:value-type="float">
            <text:p>5</text:p>
          </table:table-cell>
          <table:table-cell table:style-name="ce4" table:formula="of:=IF(AND([.$B381]&gt;=[.$J$2];[.$B381]&lt;=[.$J$3]);[.$A381];&quot;zzz&quot;)" office:value-type="string" office:string-value="zzz" calcext:value-type="string">
            <text:p>zzz</text:p>
          </table:table-cell>
          <table:table-cell table:style-name="ce4" table:formula="of:=IF([.$C381]=&quot;zzz&quot;;&quot;&quot;;COUNTIF([.$C$3:.$C$1002];&quot;&lt;&quot;&amp;[.$C381]))">
            <text:p/>
          </table:table-cell>
          <table:table-cell table:style-name="ce4" table:formula="of:=IF(ISNA(MATCH(ROW([.$D380])-1;[.$D$1:.$D$1048576];0));&quot;&quot;;INDEX([.$C$3:.$C$1002];MATCH(ROW([.$D380])-1;[.$D$1:.$D$1048576];0)))">
            <text:p/>
          </table:table-cell>
          <table:table-cell table:style-name="ce4"/>
          <table:table-cell table:style-name="ce4" table:formula="of:=IF([.$F381]=&quot;&quot;;&quot;&quot;;IF(LEFT([.$F380];1)&lt;&gt;&quot;^&quot;;&quot;&quot;;&quot;[&quot;)&amp;CHAR(34)&amp;[.$F381]&amp;CHAR(34)&amp;IF([.$F3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ong</text:p>
          </table:table-cell>
          <table:table-cell table:style-name="ce4" table:formula="of:=LEN([.A382])" office:value-type="float" office:value="5" calcext:value-type="float">
            <text:p>5</text:p>
          </table:table-cell>
          <table:table-cell table:style-name="ce4" table:formula="of:=IF(AND([.$B382]&gt;=[.$J$2];[.$B382]&lt;=[.$J$3]);[.$A382];&quot;zzz&quot;)" office:value-type="string" office:string-value="zzz" calcext:value-type="string">
            <text:p>zzz</text:p>
          </table:table-cell>
          <table:table-cell table:style-name="ce4" table:formula="of:=IF([.$C382]=&quot;zzz&quot;;&quot;&quot;;COUNTIF([.$C$3:.$C$1002];&quot;&lt;&quot;&amp;[.$C382]))">
            <text:p/>
          </table:table-cell>
          <table:table-cell table:style-name="ce4" table:formula="of:=IF(ISNA(MATCH(ROW([.$D381])-1;[.$D$1:.$D$1048576];0));&quot;&quot;;INDEX([.$C$3:.$C$1002];MATCH(ROW([.$D381])-1;[.$D$1:.$D$1048576];0)))">
            <text:p/>
          </table:table-cell>
          <table:table-cell table:style-name="ce4"/>
          <table:table-cell table:style-name="ce4" table:formula="of:=IF([.$F382]=&quot;&quot;;&quot;&quot;;IF(LEFT([.$F381];1)&lt;&gt;&quot;^&quot;;&quot;&quot;;&quot;[&quot;)&amp;CHAR(34)&amp;[.$F382]&amp;CHAR(34)&amp;IF([.$F3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mong</text:p>
          </table:table-cell>
          <table:table-cell table:style-name="ce4" table:formula="of:=LEN([.A383])" office:value-type="float" office:value="5" calcext:value-type="float">
            <text:p>5</text:p>
          </table:table-cell>
          <table:table-cell table:style-name="ce4" table:formula="of:=IF(AND([.$B383]&gt;=[.$J$2];[.$B383]&lt;=[.$J$3]);[.$A383];&quot;zzz&quot;)" office:value-type="string" office:string-value="zzz" calcext:value-type="string">
            <text:p>zzz</text:p>
          </table:table-cell>
          <table:table-cell table:style-name="ce4" table:formula="of:=IF([.$C383]=&quot;zzz&quot;;&quot;&quot;;COUNTIF([.$C$3:.$C$1002];&quot;&lt;&quot;&amp;[.$C383]))">
            <text:p/>
          </table:table-cell>
          <table:table-cell table:style-name="ce4" table:formula="of:=IF(ISNA(MATCH(ROW([.$D382])-1;[.$D$1:.$D$1048576];0));&quot;&quot;;INDEX([.$C$3:.$C$1002];MATCH(ROW([.$D382])-1;[.$D$1:.$D$1048576];0)))">
            <text:p/>
          </table:table-cell>
          <table:table-cell table:style-name="ce4"/>
          <table:table-cell table:style-name="ce4" table:formula="of:=IF([.$F383]=&quot;&quot;;&quot;&quot;;IF(LEFT([.$F382];1)&lt;&gt;&quot;^&quot;;&quot;&quot;;&quot;[&quot;)&amp;CHAR(34)&amp;[.$F383]&amp;CHAR(34)&amp;IF([.$F3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pply</text:p>
          </table:table-cell>
          <table:table-cell table:style-name="ce4" table:formula="of:=LEN([.A384])" office:value-type="float" office:value="5" calcext:value-type="float">
            <text:p>5</text:p>
          </table:table-cell>
          <table:table-cell table:style-name="ce4" table:formula="of:=IF(AND([.$B384]&gt;=[.$J$2];[.$B384]&lt;=[.$J$3]);[.$A384];&quot;zzz&quot;)" office:value-type="string" office:string-value="zzz" calcext:value-type="string">
            <text:p>zzz</text:p>
          </table:table-cell>
          <table:table-cell table:style-name="ce4" table:formula="of:=IF([.$C384]=&quot;zzz&quot;;&quot;&quot;;COUNTIF([.$C$3:.$C$1002];&quot;&lt;&quot;&amp;[.$C384]))">
            <text:p/>
          </table:table-cell>
          <table:table-cell table:style-name="ce4" table:formula="of:=IF(ISNA(MATCH(ROW([.$D383])-1;[.$D$1:.$D$1048576];0));&quot;&quot;;INDEX([.$C$3:.$C$1002];MATCH(ROW([.$D383])-1;[.$D$1:.$D$1048576];0)))">
            <text:p/>
          </table:table-cell>
          <table:table-cell table:style-name="ce4"/>
          <table:table-cell table:style-name="ce4" table:formula="of:=IF([.$F384]=&quot;&quot;;&quot;&quot;;IF(LEFT([.$F383];1)&lt;&gt;&quot;^&quot;;&quot;&quot;;&quot;[&quot;)&amp;CHAR(34)&amp;[.$F384]&amp;CHAR(34)&amp;IF([.$F3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gue</text:p>
          </table:table-cell>
          <table:table-cell table:style-name="ce4" table:formula="of:=LEN([.A385])" office:value-type="float" office:value="5" calcext:value-type="float">
            <text:p>5</text:p>
          </table:table-cell>
          <table:table-cell table:style-name="ce4" table:formula="of:=IF(AND([.$B385]&gt;=[.$J$2];[.$B385]&lt;=[.$J$3]);[.$A385];&quot;zzz&quot;)" office:value-type="string" office:string-value="zzz" calcext:value-type="string">
            <text:p>zzz</text:p>
          </table:table-cell>
          <table:table-cell table:style-name="ce4" table:formula="of:=IF([.$C385]=&quot;zzz&quot;;&quot;&quot;;COUNTIF([.$C$3:.$C$1002];&quot;&lt;&quot;&amp;[.$C385]))">
            <text:p/>
          </table:table-cell>
          <table:table-cell table:style-name="ce4" table:formula="of:=IF(ISNA(MATCH(ROW([.$D384])-1;[.$D$1:.$D$1048576];0));&quot;&quot;;INDEX([.$C$3:.$C$1002];MATCH(ROW([.$D384])-1;[.$D$1:.$D$1048576];0)))">
            <text:p/>
          </table:table-cell>
          <table:table-cell table:style-name="ce4"/>
          <table:table-cell table:style-name="ce4" table:formula="of:=IF([.$F385]=&quot;&quot;;&quot;&quot;;IF(LEFT([.$F384];1)&lt;&gt;&quot;^&quot;;&quot;&quot;;&quot;[&quot;)&amp;CHAR(34)&amp;[.$F385]&amp;CHAR(34)&amp;IF([.$F3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void</text:p>
          </table:table-cell>
          <table:table-cell table:style-name="ce4" table:formula="of:=LEN([.A386])" office:value-type="float" office:value="5" calcext:value-type="float">
            <text:p>5</text:p>
          </table:table-cell>
          <table:table-cell table:style-name="ce4" table:formula="of:=IF(AND([.$B386]&gt;=[.$J$2];[.$B386]&lt;=[.$J$3]);[.$A386];&quot;zzz&quot;)" office:value-type="string" office:string-value="zzz" calcext:value-type="string">
            <text:p>zzz</text:p>
          </table:table-cell>
          <table:table-cell table:style-name="ce4" table:formula="of:=IF([.$C386]=&quot;zzz&quot;;&quot;&quot;;COUNTIF([.$C$3:.$C$1002];&quot;&lt;&quot;&amp;[.$C386]))">
            <text:p/>
          </table:table-cell>
          <table:table-cell table:style-name="ce4" table:formula="of:=IF(ISNA(MATCH(ROW([.$D385])-1;[.$D$1:.$D$1048576];0));&quot;&quot;;INDEX([.$C$3:.$C$1002];MATCH(ROW([.$D385])-1;[.$D$1:.$D$1048576];0)))">
            <text:p/>
          </table:table-cell>
          <table:table-cell table:style-name="ce4"/>
          <table:table-cell table:style-name="ce4" table:formula="of:=IF([.$F386]=&quot;&quot;;&quot;&quot;;IF(LEFT([.$F385];1)&lt;&gt;&quot;^&quot;;&quot;&quot;;&quot;[&quot;)&amp;CHAR(34)&amp;[.$F386]&amp;CHAR(34)&amp;IF([.$F3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4" table:formula="of:=LEN([.A387])" office:value-type="float" office:value="5" calcext:value-type="float">
            <text:p>5</text:p>
          </table:table-cell>
          <table:table-cell table:style-name="ce4" table:formula="of:=IF(AND([.$B387]&gt;=[.$J$2];[.$B387]&lt;=[.$J$3]);[.$A387];&quot;zzz&quot;)" office:value-type="string" office:string-value="zzz" calcext:value-type="string">
            <text:p>zzz</text:p>
          </table:table-cell>
          <table:table-cell table:style-name="ce4" table:formula="of:=IF([.$C387]=&quot;zzz&quot;;&quot;&quot;;COUNTIF([.$C$3:.$C$1002];&quot;&lt;&quot;&amp;[.$C387]))">
            <text:p/>
          </table:table-cell>
          <table:table-cell table:style-name="ce4" table:formula="of:=IF(ISNA(MATCH(ROW([.$D386])-1;[.$D$1:.$D$1048576];0));&quot;&quot;;INDEX([.$C$3:.$C$1002];MATCH(ROW([.$D386])-1;[.$D$1:.$D$1048576];0)))">
            <text:p/>
          </table:table-cell>
          <table:table-cell table:style-name="ce4"/>
          <table:table-cell table:style-name="ce4" table:formula="of:=IF([.$F387]=&quot;&quot;;&quot;&quot;;IF(LEFT([.$F386];1)&lt;&gt;&quot;^&quot;;&quot;&quot;;&quot;[&quot;)&amp;CHAR(34)&amp;[.$F387]&amp;CHAR(34)&amp;IF([.$F3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4" table:formula="of:=LEN([.A388])" office:value-type="float" office:value="5" calcext:value-type="float">
            <text:p>5</text:p>
          </table:table-cell>
          <table:table-cell table:style-name="ce4" table:formula="of:=IF(AND([.$B388]&gt;=[.$J$2];[.$B388]&lt;=[.$J$3]);[.$A388];&quot;zzz&quot;)" office:value-type="string" office:string-value="zzz" calcext:value-type="string">
            <text:p>zzz</text:p>
          </table:table-cell>
          <table:table-cell table:style-name="ce4" table:formula="of:=IF([.$C388]=&quot;zzz&quot;;&quot;&quot;;COUNTIF([.$C$3:.$C$1002];&quot;&lt;&quot;&amp;[.$C388]))">
            <text:p/>
          </table:table-cell>
          <table:table-cell table:style-name="ce4" table:formula="of:=IF(ISNA(MATCH(ROW([.$D387])-1;[.$D$1:.$D$1048576];0));&quot;&quot;;INDEX([.$C$3:.$C$1002];MATCH(ROW([.$D387])-1;[.$D$1:.$D$1048576];0)))">
            <text:p/>
          </table:table-cell>
          <table:table-cell table:style-name="ce4"/>
          <table:table-cell table:style-name="ce4" table:formula="of:=IF([.$F388]=&quot;&quot;;&quot;&quot;;IF(LEFT([.$F387];1)&lt;&gt;&quot;^&quot;;&quot;&quot;;&quot;[&quot;)&amp;CHAR(34)&amp;[.$F388]&amp;CHAR(34)&amp;IF([.$F3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lood</text:p>
          </table:table-cell>
          <table:table-cell table:style-name="ce4" table:formula="of:=LEN([.A389])" office:value-type="float" office:value="5" calcext:value-type="float">
            <text:p>5</text:p>
          </table:table-cell>
          <table:table-cell table:style-name="ce4" table:formula="of:=IF(AND([.$B389]&gt;=[.$J$2];[.$B389]&lt;=[.$J$3]);[.$A389];&quot;zzz&quot;)" office:value-type="string" office:string-value="zzz" calcext:value-type="string">
            <text:p>zzz</text:p>
          </table:table-cell>
          <table:table-cell table:style-name="ce4" table:formula="of:=IF([.$C389]=&quot;zzz&quot;;&quot;&quot;;COUNTIF([.$C$3:.$C$1002];&quot;&lt;&quot;&amp;[.$C389]))">
            <text:p/>
          </table:table-cell>
          <table:table-cell table:style-name="ce4" table:formula="of:=IF(ISNA(MATCH(ROW([.$D388])-1;[.$D$1:.$D$1048576];0));&quot;&quot;;INDEX([.$C$3:.$C$1002];MATCH(ROW([.$D388])-1;[.$D$1:.$D$1048576];0)))">
            <text:p/>
          </table:table-cell>
          <table:table-cell table:style-name="ce4"/>
          <table:table-cell table:style-name="ce4" table:formula="of:=IF([.$F389]=&quot;&quot;;&quot;&quot;;IF(LEFT([.$F388];1)&lt;&gt;&quot;^&quot;;&quot;&quot;;&quot;[&quot;)&amp;CHAR(34)&amp;[.$F389]&amp;CHAR(34)&amp;IF([.$F3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ard</text:p>
          </table:table-cell>
          <table:table-cell table:style-name="ce4" table:formula="of:=LEN([.A390])" office:value-type="float" office:value="5" calcext:value-type="float">
            <text:p>5</text:p>
          </table:table-cell>
          <table:table-cell table:style-name="ce4" table:formula="of:=IF(AND([.$B390]&gt;=[.$J$2];[.$B390]&lt;=[.$J$3]);[.$A390];&quot;zzz&quot;)" office:value-type="string" office:string-value="zzz" calcext:value-type="string">
            <text:p>zzz</text:p>
          </table:table-cell>
          <table:table-cell table:style-name="ce4" table:formula="of:=IF([.$C390]=&quot;zzz&quot;;&quot;&quot;;COUNTIF([.$C$3:.$C$1002];&quot;&lt;&quot;&amp;[.$C390]))">
            <text:p/>
          </table:table-cell>
          <table:table-cell table:style-name="ce4" table:formula="of:=IF(ISNA(MATCH(ROW([.$D389])-1;[.$D$1:.$D$1048576];0));&quot;&quot;;INDEX([.$C$3:.$C$1002];MATCH(ROW([.$D389])-1;[.$D$1:.$D$1048576];0)))">
            <text:p/>
          </table:table-cell>
          <table:table-cell table:style-name="ce4"/>
          <table:table-cell table:style-name="ce4" table:formula="of:=IF([.$F390]=&quot;&quot;;&quot;&quot;;IF(LEFT([.$F389];1)&lt;&gt;&quot;^&quot;;&quot;&quot;;&quot;[&quot;)&amp;CHAR(34)&amp;[.$F390]&amp;CHAR(34)&amp;IF([.$F3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eak</text:p>
          </table:table-cell>
          <table:table-cell table:style-name="ce4" table:formula="of:=LEN([.A391])" office:value-type="float" office:value="5" calcext:value-type="float">
            <text:p>5</text:p>
          </table:table-cell>
          <table:table-cell table:style-name="ce4" table:formula="of:=IF(AND([.$B391]&gt;=[.$J$2];[.$B391]&lt;=[.$J$3]);[.$A391];&quot;zzz&quot;)" office:value-type="string" office:string-value="zzz" calcext:value-type="string">
            <text:p>zzz</text:p>
          </table:table-cell>
          <table:table-cell table:style-name="ce4" table:formula="of:=IF([.$C391]=&quot;zzz&quot;;&quot;&quot;;COUNTIF([.$C$3:.$C$1002];&quot;&lt;&quot;&amp;[.$C391]))">
            <text:p/>
          </table:table-cell>
          <table:table-cell table:style-name="ce4" table:formula="of:=IF(ISNA(MATCH(ROW([.$D390])-1;[.$D$1:.$D$1048576];0));&quot;&quot;;INDEX([.$C$3:.$C$1002];MATCH(ROW([.$D390])-1;[.$D$1:.$D$1048576];0)))">
            <text:p/>
          </table:table-cell>
          <table:table-cell table:style-name="ce4"/>
          <table:table-cell table:style-name="ce4" table:formula="of:=IF([.$F391]=&quot;&quot;;&quot;&quot;;IF(LEFT([.$F390];1)&lt;&gt;&quot;^&quot;;&quot;&quot;;&quot;[&quot;)&amp;CHAR(34)&amp;[.$F391]&amp;CHAR(34)&amp;IF([.$F3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ing</text:p>
          </table:table-cell>
          <table:table-cell table:style-name="ce4" table:formula="of:=LEN([.A392])" office:value-type="float" office:value="5" calcext:value-type="float">
            <text:p>5</text:p>
          </table:table-cell>
          <table:table-cell table:style-name="ce4" table:formula="of:=IF(AND([.$B392]&gt;=[.$J$2];[.$B392]&lt;=[.$J$3]);[.$A392];&quot;zzz&quot;)" office:value-type="string" office:string-value="zzz" calcext:value-type="string">
            <text:p>zzz</text:p>
          </table:table-cell>
          <table:table-cell table:style-name="ce4" table:formula="of:=IF([.$C392]=&quot;zzz&quot;;&quot;&quot;;COUNTIF([.$C$3:.$C$1002];&quot;&lt;&quot;&amp;[.$C392]))">
            <text:p/>
          </table:table-cell>
          <table:table-cell table:style-name="ce4" table:formula="of:=IF(ISNA(MATCH(ROW([.$D391])-1;[.$D$1:.$D$1048576];0));&quot;&quot;;INDEX([.$C$3:.$C$1002];MATCH(ROW([.$D391])-1;[.$D$1:.$D$1048576];0)))">
            <text:p/>
          </table:table-cell>
          <table:table-cell table:style-name="ce4"/>
          <table:table-cell table:style-name="ce4" table:formula="of:=IF([.$F392]=&quot;&quot;;&quot;&quot;;IF(LEFT([.$F391];1)&lt;&gt;&quot;^&quot;;&quot;&quot;;&quot;[&quot;)&amp;CHAR(34)&amp;[.$F392]&amp;CHAR(34)&amp;IF([.$F3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ild</text:p>
          </table:table-cell>
          <table:table-cell table:style-name="ce4" table:formula="of:=LEN([.A393])" office:value-type="float" office:value="5" calcext:value-type="float">
            <text:p>5</text:p>
          </table:table-cell>
          <table:table-cell table:style-name="ce4" table:formula="of:=IF(AND([.$B393]&gt;=[.$J$2];[.$B393]&lt;=[.$J$3]);[.$A393];&quot;zzz&quot;)" office:value-type="string" office:string-value="zzz" calcext:value-type="string">
            <text:p>zzz</text:p>
          </table:table-cell>
          <table:table-cell table:style-name="ce4" table:formula="of:=IF([.$C393]=&quot;zzz&quot;;&quot;&quot;;COUNTIF([.$C$3:.$C$1002];&quot;&lt;&quot;&amp;[.$C393]))">
            <text:p/>
          </table:table-cell>
          <table:table-cell table:style-name="ce4" table:formula="of:=IF(ISNA(MATCH(ROW([.$D392])-1;[.$D$1:.$D$1048576];0));&quot;&quot;;INDEX([.$C$3:.$C$1002];MATCH(ROW([.$D392])-1;[.$D$1:.$D$1048576];0)))">
            <text:p/>
          </table:table-cell>
          <table:table-cell table:style-name="ce4"/>
          <table:table-cell table:style-name="ce4" table:formula="of:=IF([.$F393]=&quot;&quot;;&quot;&quot;;IF(LEFT([.$F392];1)&lt;&gt;&quot;^&quot;;&quot;&quot;;&quot;[&quot;)&amp;CHAR(34)&amp;[.$F393]&amp;CHAR(34)&amp;IF([.$F3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ry</text:p>
          </table:table-cell>
          <table:table-cell table:style-name="ce4" table:formula="of:=LEN([.A394])" office:value-type="float" office:value="5" calcext:value-type="float">
            <text:p>5</text:p>
          </table:table-cell>
          <table:table-cell table:style-name="ce4" table:formula="of:=IF(AND([.$B394]&gt;=[.$J$2];[.$B394]&lt;=[.$J$3]);[.$A394];&quot;zzz&quot;)" office:value-type="string" office:string-value="zzz" calcext:value-type="string">
            <text:p>zzz</text:p>
          </table:table-cell>
          <table:table-cell table:style-name="ce4" table:formula="of:=IF([.$C394]=&quot;zzz&quot;;&quot;&quot;;COUNTIF([.$C$3:.$C$1002];&quot;&lt;&quot;&amp;[.$C394]))">
            <text:p/>
          </table:table-cell>
          <table:table-cell table:style-name="ce4" table:formula="of:=IF(ISNA(MATCH(ROW([.$D393])-1;[.$D$1:.$D$1048576];0));&quot;&quot;;INDEX([.$C$3:.$C$1002];MATCH(ROW([.$D393])-1;[.$D$1:.$D$1048576];0)))">
            <text:p/>
          </table:table-cell>
          <table:table-cell table:style-name="ce4"/>
          <table:table-cell table:style-name="ce4" table:formula="of:=IF([.$F394]=&quot;&quot;;&quot;&quot;;IF(LEFT([.$F393];1)&lt;&gt;&quot;^&quot;;&quot;&quot;;&quot;[&quot;)&amp;CHAR(34)&amp;[.$F394]&amp;CHAR(34)&amp;IF([.$F3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ch</text:p>
          </table:table-cell>
          <table:table-cell table:style-name="ce4" table:formula="of:=LEN([.A395])" office:value-type="float" office:value="5" calcext:value-type="float">
            <text:p>5</text:p>
          </table:table-cell>
          <table:table-cell table:style-name="ce4" table:formula="of:=IF(AND([.$B395]&gt;=[.$J$2];[.$B395]&lt;=[.$J$3]);[.$A395];&quot;zzz&quot;)" office:value-type="string" office:string-value="zzz" calcext:value-type="string">
            <text:p>zzz</text:p>
          </table:table-cell>
          <table:table-cell table:style-name="ce4" table:formula="of:=IF([.$C395]=&quot;zzz&quot;;&quot;&quot;;COUNTIF([.$C$3:.$C$1002];&quot;&lt;&quot;&amp;[.$C395]))">
            <text:p/>
          </table:table-cell>
          <table:table-cell table:style-name="ce4" table:formula="of:=IF(ISNA(MATCH(ROW([.$D394])-1;[.$D$1:.$D$1048576];0));&quot;&quot;;INDEX([.$C$3:.$C$1002];MATCH(ROW([.$D394])-1;[.$D$1:.$D$1048576];0)))">
            <text:p/>
          </table:table-cell>
          <table:table-cell table:style-name="ce4"/>
          <table:table-cell table:style-name="ce4" table:formula="of:=IF([.$F395]=&quot;&quot;;&quot;&quot;;IF(LEFT([.$F394];1)&lt;&gt;&quot;^&quot;;&quot;&quot;;&quot;[&quot;)&amp;CHAR(34)&amp;[.$F395]&amp;CHAR(34)&amp;IF([.$F3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use</text:p>
          </table:table-cell>
          <table:table-cell table:style-name="ce4" table:formula="of:=LEN([.A396])" office:value-type="float" office:value="5" calcext:value-type="float">
            <text:p>5</text:p>
          </table:table-cell>
          <table:table-cell table:style-name="ce4" table:formula="of:=IF(AND([.$B396]&gt;=[.$J$2];[.$B396]&lt;=[.$J$3]);[.$A396];&quot;zzz&quot;)" office:value-type="string" office:string-value="zzz" calcext:value-type="string">
            <text:p>zzz</text:p>
          </table:table-cell>
          <table:table-cell table:style-name="ce4" table:formula="of:=IF([.$C396]=&quot;zzz&quot;;&quot;&quot;;COUNTIF([.$C$3:.$C$1002];&quot;&lt;&quot;&amp;[.$C396]))">
            <text:p/>
          </table:table-cell>
          <table:table-cell table:style-name="ce4" table:formula="of:=IF(ISNA(MATCH(ROW([.$D395])-1;[.$D$1:.$D$1048576];0));&quot;&quot;;INDEX([.$C$3:.$C$1002];MATCH(ROW([.$D395])-1;[.$D$1:.$D$1048576];0)))">
            <text:p/>
          </table:table-cell>
          <table:table-cell table:style-name="ce4"/>
          <table:table-cell table:style-name="ce4" table:formula="of:=IF([.$F396]=&quot;&quot;;&quot;&quot;;IF(LEFT([.$F395];1)&lt;&gt;&quot;^&quot;;&quot;&quot;;&quot;[&quot;)&amp;CHAR(34)&amp;[.$F396]&amp;CHAR(34)&amp;IF([.$F3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ir</text:p>
          </table:table-cell>
          <table:table-cell table:style-name="ce4" table:formula="of:=LEN([.A397])" office:value-type="float" office:value="5" calcext:value-type="float">
            <text:p>5</text:p>
          </table:table-cell>
          <table:table-cell table:style-name="ce4" table:formula="of:=IF(AND([.$B397]&gt;=[.$J$2];[.$B397]&lt;=[.$J$3]);[.$A397];&quot;zzz&quot;)" office:value-type="string" office:string-value="zzz" calcext:value-type="string">
            <text:p>zzz</text:p>
          </table:table-cell>
          <table:table-cell table:style-name="ce4" table:formula="of:=IF([.$C397]=&quot;zzz&quot;;&quot;&quot;;COUNTIF([.$C$3:.$C$1002];&quot;&lt;&quot;&amp;[.$C397]))">
            <text:p/>
          </table:table-cell>
          <table:table-cell table:style-name="ce4" table:formula="of:=IF(ISNA(MATCH(ROW([.$D396])-1;[.$D$1:.$D$1048576];0));&quot;&quot;;INDEX([.$C$3:.$C$1002];MATCH(ROW([.$D396])-1;[.$D$1:.$D$1048576];0)))">
            <text:p/>
          </table:table-cell>
          <table:table-cell table:style-name="ce4"/>
          <table:table-cell table:style-name="ce4" table:formula="of:=IF([.$F397]=&quot;&quot;;&quot;&quot;;IF(LEFT([.$F396];1)&lt;&gt;&quot;^&quot;;&quot;&quot;;&quot;[&quot;)&amp;CHAR(34)&amp;[.$F397]&amp;CHAR(34)&amp;IF([.$F3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eck</text:p>
          </table:table-cell>
          <table:table-cell table:style-name="ce4" table:formula="of:=LEN([.A398])" office:value-type="float" office:value="5" calcext:value-type="float">
            <text:p>5</text:p>
          </table:table-cell>
          <table:table-cell table:style-name="ce4" table:formula="of:=IF(AND([.$B398]&gt;=[.$J$2];[.$B398]&lt;=[.$J$3]);[.$A398];&quot;zzz&quot;)" office:value-type="string" office:string-value="zzz" calcext:value-type="string">
            <text:p>zzz</text:p>
          </table:table-cell>
          <table:table-cell table:style-name="ce4" table:formula="of:=IF([.$C398]=&quot;zzz&quot;;&quot;&quot;;COUNTIF([.$C$3:.$C$1002];&quot;&lt;&quot;&amp;[.$C398]))">
            <text:p/>
          </table:table-cell>
          <table:table-cell table:style-name="ce4" table:formula="of:=IF(ISNA(MATCH(ROW([.$D397])-1;[.$D$1:.$D$1048576];0));&quot;&quot;;INDEX([.$C$3:.$C$1002];MATCH(ROW([.$D397])-1;[.$D$1:.$D$1048576];0)))">
            <text:p/>
          </table:table-cell>
          <table:table-cell table:style-name="ce4"/>
          <table:table-cell table:style-name="ce4" table:formula="of:=IF([.$F398]=&quot;&quot;;&quot;&quot;;IF(LEFT([.$F397];1)&lt;&gt;&quot;^&quot;;&quot;&quot;;&quot;[&quot;)&amp;CHAR(34)&amp;[.$F398]&amp;CHAR(34)&amp;IF([.$F3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</text:p>
          </table:table-cell>
          <table:table-cell table:style-name="ce4" table:formula="of:=LEN([.A399])" office:value-type="float" office:value="5" calcext:value-type="float">
            <text:p>5</text:p>
          </table:table-cell>
          <table:table-cell table:style-name="ce4" table:formula="of:=IF(AND([.$B399]&gt;=[.$J$2];[.$B399]&lt;=[.$J$3]);[.$A399];&quot;zzz&quot;)" office:value-type="string" office:string-value="zzz" calcext:value-type="string">
            <text:p>zzz</text:p>
          </table:table-cell>
          <table:table-cell table:style-name="ce4" table:formula="of:=IF([.$C399]=&quot;zzz&quot;;&quot;&quot;;COUNTIF([.$C$3:.$C$1002];&quot;&lt;&quot;&amp;[.$C399]))">
            <text:p/>
          </table:table-cell>
          <table:table-cell table:style-name="ce4" table:formula="of:=IF(ISNA(MATCH(ROW([.$D398])-1;[.$D$1:.$D$1048576];0));&quot;&quot;;INDEX([.$C$3:.$C$1002];MATCH(ROW([.$D398])-1;[.$D$1:.$D$1048576];0)))">
            <text:p/>
          </table:table-cell>
          <table:table-cell table:style-name="ce4"/>
          <table:table-cell table:style-name="ce4" table:formula="of:=IF([.$F399]=&quot;&quot;;&quot;&quot;;IF(LEFT([.$F398];1)&lt;&gt;&quot;^&quot;;&quot;&quot;;&quot;[&quot;)&amp;CHAR(34)&amp;[.$F399]&amp;CHAR(34)&amp;IF([.$F4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vil</text:p>
          </table:table-cell>
          <table:table-cell table:style-name="ce4" table:formula="of:=LEN([.A400])" office:value-type="float" office:value="5" calcext:value-type="float">
            <text:p>5</text:p>
          </table:table-cell>
          <table:table-cell table:style-name="ce4" table:formula="of:=IF(AND([.$B400]&gt;=[.$J$2];[.$B400]&lt;=[.$J$3]);[.$A400];&quot;zzz&quot;)" office:value-type="string" office:string-value="zzz" calcext:value-type="string">
            <text:p>zzz</text:p>
          </table:table-cell>
          <table:table-cell table:style-name="ce4" table:formula="of:=IF([.$C400]=&quot;zzz&quot;;&quot;&quot;;COUNTIF([.$C$3:.$C$1002];&quot;&lt;&quot;&amp;[.$C400]))">
            <text:p/>
          </table:table-cell>
          <table:table-cell table:style-name="ce4" table:formula="of:=IF(ISNA(MATCH(ROW([.$D399])-1;[.$D$1:.$D$1048576];0));&quot;&quot;;INDEX([.$C$3:.$C$1002];MATCH(ROW([.$D399])-1;[.$D$1:.$D$1048576];0)))">
            <text:p/>
          </table:table-cell>
          <table:table-cell table:style-name="ce4"/>
          <table:table-cell table:style-name="ce4" table:formula="of:=IF([.$F400]=&quot;&quot;;&quot;&quot;;IF(LEFT([.$F399];1)&lt;&gt;&quot;^&quot;;&quot;&quot;;&quot;[&quot;)&amp;CHAR(34)&amp;[.$F400]&amp;CHAR(34)&amp;IF([.$F4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aim</text:p>
          </table:table-cell>
          <table:table-cell table:style-name="ce4" table:formula="of:=LEN([.A401])" office:value-type="float" office:value="5" calcext:value-type="float">
            <text:p>5</text:p>
          </table:table-cell>
          <table:table-cell table:style-name="ce4" table:formula="of:=IF(AND([.$B401]&gt;=[.$J$2];[.$B401]&lt;=[.$J$3]);[.$A401];&quot;zzz&quot;)" office:value-type="string" office:string-value="zzz" calcext:value-type="string">
            <text:p>zzz</text:p>
          </table:table-cell>
          <table:table-cell table:style-name="ce4" table:formula="of:=IF([.$C401]=&quot;zzz&quot;;&quot;&quot;;COUNTIF([.$C$3:.$C$1002];&quot;&lt;&quot;&amp;[.$C401]))">
            <text:p/>
          </table:table-cell>
          <table:table-cell table:style-name="ce4" table:formula="of:=IF(ISNA(MATCH(ROW([.$D400])-1;[.$D$1:.$D$1048576];0));&quot;&quot;;INDEX([.$C$3:.$C$1002];MATCH(ROW([.$D400])-1;[.$D$1:.$D$1048576];0)))">
            <text:p/>
          </table:table-cell>
          <table:table-cell table:style-name="ce4"/>
          <table:table-cell table:style-name="ce4" table:formula="of:=IF([.$F401]=&quot;&quot;;&quot;&quot;;IF(LEFT([.$F400];1)&lt;&gt;&quot;^&quot;;&quot;&quot;;&quot;[&quot;)&amp;CHAR(34)&amp;[.$F401]&amp;CHAR(34)&amp;IF([.$F4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ass</text:p>
          </table:table-cell>
          <table:table-cell table:style-name="ce4" table:formula="of:=LEN([.A402])" office:value-type="float" office:value="5" calcext:value-type="float">
            <text:p>5</text:p>
          </table:table-cell>
          <table:table-cell table:style-name="ce4" table:formula="of:=IF(AND([.$B402]&gt;=[.$J$2];[.$B402]&lt;=[.$J$3]);[.$A402];&quot;zzz&quot;)" office:value-type="string" office:string-value="zzz" calcext:value-type="string">
            <text:p>zzz</text:p>
          </table:table-cell>
          <table:table-cell table:style-name="ce4" table:formula="of:=IF([.$C402]=&quot;zzz&quot;;&quot;&quot;;COUNTIF([.$C$3:.$C$1002];&quot;&lt;&quot;&amp;[.$C402]))">
            <text:p/>
          </table:table-cell>
          <table:table-cell table:style-name="ce4" table:formula="of:=IF(ISNA(MATCH(ROW([.$D401])-1;[.$D$1:.$D$1048576];0));&quot;&quot;;INDEX([.$C$3:.$C$1002];MATCH(ROW([.$D401])-1;[.$D$1:.$D$1048576];0)))">
            <text:p/>
          </table:table-cell>
          <table:table-cell table:style-name="ce4"/>
          <table:table-cell table:style-name="ce4" table:formula="of:=IF([.$F402]=&quot;&quot;;&quot;&quot;;IF(LEFT([.$F401];1)&lt;&gt;&quot;^&quot;;&quot;&quot;;&quot;[&quot;)&amp;CHAR(34)&amp;[.$F402]&amp;CHAR(34)&amp;IF([.$F40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ear</text:p>
          </table:table-cell>
          <table:table-cell table:style-name="ce4" table:formula="of:=LEN([.A403])" office:value-type="float" office:value="5" calcext:value-type="float">
            <text:p>5</text:p>
          </table:table-cell>
          <table:table-cell table:style-name="ce4" table:formula="of:=IF(AND([.$B403]&gt;=[.$J$2];[.$B403]&lt;=[.$J$3]);[.$A403];&quot;zzz&quot;)" office:value-type="string" office:string-value="zzz" calcext:value-type="string">
            <text:p>zzz</text:p>
          </table:table-cell>
          <table:table-cell table:style-name="ce4" table:formula="of:=IF([.$C403]=&quot;zzz&quot;;&quot;&quot;;COUNTIF([.$C$3:.$C$1002];&quot;&lt;&quot;&amp;[.$C403]))">
            <text:p/>
          </table:table-cell>
          <table:table-cell table:style-name="ce4" table:formula="of:=IF(ISNA(MATCH(ROW([.$D402])-1;[.$D$1:.$D$1048576];0));&quot;&quot;;INDEX([.$C$3:.$C$1002];MATCH(ROW([.$D402])-1;[.$D$1:.$D$1048576];0)))">
            <text:p/>
          </table:table-cell>
          <table:table-cell table:style-name="ce4"/>
          <table:table-cell table:style-name="ce4" table:formula="of:=IF([.$F403]=&quot;&quot;;&quot;&quot;;IF(LEFT([.$F402];1)&lt;&gt;&quot;^&quot;;&quot;&quot;;&quot;[&quot;)&amp;CHAR(34)&amp;[.$F403]&amp;CHAR(34)&amp;IF([.$F40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ose</text:p>
          </table:table-cell>
          <table:table-cell table:style-name="ce4" table:formula="of:=LEN([.A404])" office:value-type="float" office:value="5" calcext:value-type="float">
            <text:p>5</text:p>
          </table:table-cell>
          <table:table-cell table:style-name="ce4" table:formula="of:=IF(AND([.$B404]&gt;=[.$J$2];[.$B404]&lt;=[.$J$3]);[.$A404];&quot;zzz&quot;)" office:value-type="string" office:string-value="zzz" calcext:value-type="string">
            <text:p>zzz</text:p>
          </table:table-cell>
          <table:table-cell table:style-name="ce4" table:formula="of:=IF([.$C404]=&quot;zzz&quot;;&quot;&quot;;COUNTIF([.$C$3:.$C$1002];&quot;&lt;&quot;&amp;[.$C404]))">
            <text:p/>
          </table:table-cell>
          <table:table-cell table:style-name="ce4" table:formula="of:=IF(ISNA(MATCH(ROW([.$D403])-1;[.$D$1:.$D$1048576];0));&quot;&quot;;INDEX([.$C$3:.$C$1002];MATCH(ROW([.$D403])-1;[.$D$1:.$D$1048576];0)))">
            <text:p/>
          </table:table-cell>
          <table:table-cell table:style-name="ce4"/>
          <table:table-cell table:style-name="ce4" table:formula="of:=IF([.$F404]=&quot;&quot;;&quot;&quot;;IF(LEFT([.$F403];1)&lt;&gt;&quot;^&quot;;&quot;&quot;;&quot;[&quot;)&amp;CHAR(34)&amp;[.$F404]&amp;CHAR(34)&amp;IF([.$F40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ach</text:p>
          </table:table-cell>
          <table:table-cell table:style-name="ce4" table:formula="of:=LEN([.A405])" office:value-type="float" office:value="5" calcext:value-type="float">
            <text:p>5</text:p>
          </table:table-cell>
          <table:table-cell table:style-name="ce4" table:formula="of:=IF(AND([.$B405]&gt;=[.$J$2];[.$B405]&lt;=[.$J$3]);[.$A405];&quot;zzz&quot;)" office:value-type="string" office:string-value="zzz" calcext:value-type="string">
            <text:p>zzz</text:p>
          </table:table-cell>
          <table:table-cell table:style-name="ce4" table:formula="of:=IF([.$C405]=&quot;zzz&quot;;&quot;&quot;;COUNTIF([.$C$3:.$C$1002];&quot;&lt;&quot;&amp;[.$C405]))">
            <text:p/>
          </table:table-cell>
          <table:table-cell table:style-name="ce4" table:formula="of:=IF(ISNA(MATCH(ROW([.$D404])-1;[.$D$1:.$D$1048576];0));&quot;&quot;;INDEX([.$C$3:.$C$1002];MATCH(ROW([.$D404])-1;[.$D$1:.$D$1048576];0)))">
            <text:p/>
          </table:table-cell>
          <table:table-cell table:style-name="ce4"/>
          <table:table-cell table:style-name="ce4" table:formula="of:=IF([.$F405]=&quot;&quot;;&quot;&quot;;IF(LEFT([.$F404];1)&lt;&gt;&quot;^&quot;;&quot;&quot;;&quot;[&quot;)&amp;CHAR(34)&amp;[.$F405]&amp;CHAR(34)&amp;IF([.$F40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lor</text:p>
          </table:table-cell>
          <table:table-cell table:style-name="ce4" table:formula="of:=LEN([.A406])" office:value-type="float" office:value="5" calcext:value-type="float">
            <text:p>5</text:p>
          </table:table-cell>
          <table:table-cell table:style-name="ce4" table:formula="of:=IF(AND([.$B406]&gt;=[.$J$2];[.$B406]&lt;=[.$J$3]);[.$A406];&quot;zzz&quot;)" office:value-type="string" office:string-value="zzz" calcext:value-type="string">
            <text:p>zzz</text:p>
          </table:table-cell>
          <table:table-cell table:style-name="ce4" table:formula="of:=IF([.$C406]=&quot;zzz&quot;;&quot;&quot;;COUNTIF([.$C$3:.$C$1002];&quot;&lt;&quot;&amp;[.$C406]))">
            <text:p/>
          </table:table-cell>
          <table:table-cell table:style-name="ce4" table:formula="of:=IF(ISNA(MATCH(ROW([.$D405])-1;[.$D$1:.$D$1048576];0));&quot;&quot;;INDEX([.$C$3:.$C$1002];MATCH(ROW([.$D405])-1;[.$D$1:.$D$1048576];0)))">
            <text:p/>
          </table:table-cell>
          <table:table-cell table:style-name="ce4"/>
          <table:table-cell table:style-name="ce4" table:formula="of:=IF([.$F406]=&quot;&quot;;&quot;&quot;;IF(LEFT([.$F405];1)&lt;&gt;&quot;^&quot;;&quot;&quot;;&quot;[&quot;)&amp;CHAR(34)&amp;[.$F406]&amp;CHAR(34)&amp;IF([.$F40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ld</text:p>
          </table:table-cell>
          <table:table-cell table:style-name="ce4" table:formula="of:=LEN([.A407])" office:value-type="float" office:value="5" calcext:value-type="float">
            <text:p>5</text:p>
          </table:table-cell>
          <table:table-cell table:style-name="ce4" table:formula="of:=IF(AND([.$B407]&gt;=[.$J$2];[.$B407]&lt;=[.$J$3]);[.$A407];&quot;zzz&quot;)" office:value-type="string" office:string-value="zzz" calcext:value-type="string">
            <text:p>zzz</text:p>
          </table:table-cell>
          <table:table-cell table:style-name="ce4" table:formula="of:=IF([.$C407]=&quot;zzz&quot;;&quot;&quot;;COUNTIF([.$C$3:.$C$1002];&quot;&lt;&quot;&amp;[.$C407]))">
            <text:p/>
          </table:table-cell>
          <table:table-cell table:style-name="ce4" table:formula="of:=IF(ISNA(MATCH(ROW([.$D406])-1;[.$D$1:.$D$1048576];0));&quot;&quot;;INDEX([.$C$3:.$C$1002];MATCH(ROW([.$D406])-1;[.$D$1:.$D$1048576];0)))">
            <text:p/>
          </table:table-cell>
          <table:table-cell table:style-name="ce4"/>
          <table:table-cell table:style-name="ce4" table:formula="of:=IF([.$F407]=&quot;&quot;;&quot;&quot;;IF(LEFT([.$F406];1)&lt;&gt;&quot;^&quot;;&quot;&quot;;&quot;[&quot;)&amp;CHAR(34)&amp;[.$F407]&amp;CHAR(34)&amp;IF([.$F40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</text:p>
          </table:table-cell>
          <table:table-cell table:style-name="ce4" table:formula="of:=LEN([.A408])" office:value-type="float" office:value="5" calcext:value-type="float">
            <text:p>5</text:p>
          </table:table-cell>
          <table:table-cell table:style-name="ce4" table:formula="of:=IF(AND([.$B408]&gt;=[.$J$2];[.$B408]&lt;=[.$J$3]);[.$A408];&quot;zzz&quot;)" office:value-type="string" office:string-value="zzz" calcext:value-type="string">
            <text:p>zzz</text:p>
          </table:table-cell>
          <table:table-cell table:style-name="ce4" table:formula="of:=IF([.$C408]=&quot;zzz&quot;;&quot;&quot;;COUNTIF([.$C$3:.$C$1002];&quot;&lt;&quot;&amp;[.$C408]))">
            <text:p/>
          </table:table-cell>
          <table:table-cell table:style-name="ce4" table:formula="of:=IF(ISNA(MATCH(ROW([.$D407])-1;[.$D$1:.$D$1048576];0));&quot;&quot;;INDEX([.$C$3:.$C$1002];MATCH(ROW([.$D407])-1;[.$D$1:.$D$1048576];0)))">
            <text:p/>
          </table:table-cell>
          <table:table-cell table:style-name="ce4"/>
          <table:table-cell table:style-name="ce4" table:formula="of:=IF([.$F408]=&quot;&quot;;&quot;&quot;;IF(LEFT([.$F407];1)&lt;&gt;&quot;^&quot;;&quot;&quot;;&quot;[&quot;)&amp;CHAR(34)&amp;[.$F408]&amp;CHAR(34)&amp;IF([.$F40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ver</text:p>
          </table:table-cell>
          <table:table-cell table:style-name="ce4" table:formula="of:=LEN([.A409])" office:value-type="float" office:value="5" calcext:value-type="float">
            <text:p>5</text:p>
          </table:table-cell>
          <table:table-cell table:style-name="ce4" table:formula="of:=IF(AND([.$B409]&gt;=[.$J$2];[.$B409]&lt;=[.$J$3]);[.$A409];&quot;zzz&quot;)" office:value-type="string" office:string-value="zzz" calcext:value-type="string">
            <text:p>zzz</text:p>
          </table:table-cell>
          <table:table-cell table:style-name="ce4" table:formula="of:=IF([.$C409]=&quot;zzz&quot;;&quot;&quot;;COUNTIF([.$C$3:.$C$1002];&quot;&lt;&quot;&amp;[.$C409]))">
            <text:p/>
          </table:table-cell>
          <table:table-cell table:style-name="ce4" table:formula="of:=IF(ISNA(MATCH(ROW([.$D408])-1;[.$D$1:.$D$1048576];0));&quot;&quot;;INDEX([.$C$3:.$C$1002];MATCH(ROW([.$D408])-1;[.$D$1:.$D$1048576];0)))">
            <text:p/>
          </table:table-cell>
          <table:table-cell table:style-name="ce4"/>
          <table:table-cell table:style-name="ce4" table:formula="of:=IF([.$F409]=&quot;&quot;;&quot;&quot;;IF(LEFT([.$F408];1)&lt;&gt;&quot;^&quot;;&quot;&quot;;&quot;[&quot;)&amp;CHAR(34)&amp;[.$F409]&amp;CHAR(34)&amp;IF([.$F41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ime</text:p>
          </table:table-cell>
          <table:table-cell table:style-name="ce4" table:formula="of:=LEN([.A410])" office:value-type="float" office:value="5" calcext:value-type="float">
            <text:p>5</text:p>
          </table:table-cell>
          <table:table-cell table:style-name="ce4" table:formula="of:=IF(AND([.$B410]&gt;=[.$J$2];[.$B410]&lt;=[.$J$3]);[.$A410];&quot;zzz&quot;)" office:value-type="string" office:string-value="zzz" calcext:value-type="string">
            <text:p>zzz</text:p>
          </table:table-cell>
          <table:table-cell table:style-name="ce4" table:formula="of:=IF([.$C410]=&quot;zzz&quot;;&quot;&quot;;COUNTIF([.$C$3:.$C$1002];&quot;&lt;&quot;&amp;[.$C410]))">
            <text:p/>
          </table:table-cell>
          <table:table-cell table:style-name="ce4" table:formula="of:=IF(ISNA(MATCH(ROW([.$D409])-1;[.$D$1:.$D$1048576];0));&quot;&quot;;INDEX([.$C$3:.$C$1002];MATCH(ROW([.$D409])-1;[.$D$1:.$D$1048576];0)))">
            <text:p/>
          </table:table-cell>
          <table:table-cell table:style-name="ce4"/>
          <table:table-cell table:style-name="ce4" table:formula="of:=IF([.$F410]=&quot;&quot;;&quot;&quot;;IF(LEFT([.$F409];1)&lt;&gt;&quot;^&quot;;&quot;&quot;;&quot;[&quot;)&amp;CHAR(34)&amp;[.$F410]&amp;CHAR(34)&amp;IF([.$F41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ath</text:p>
          </table:table-cell>
          <table:table-cell table:style-name="ce4" table:formula="of:=LEN([.A411])" office:value-type="float" office:value="5" calcext:value-type="float">
            <text:p>5</text:p>
          </table:table-cell>
          <table:table-cell table:style-name="ce4" table:formula="of:=IF(AND([.$B411]&gt;=[.$J$2];[.$B411]&lt;=[.$J$3]);[.$A411];&quot;zzz&quot;)" office:value-type="string" office:string-value="zzz" calcext:value-type="string">
            <text:p>zzz</text:p>
          </table:table-cell>
          <table:table-cell table:style-name="ce4" table:formula="of:=IF([.$C411]=&quot;zzz&quot;;&quot;&quot;;COUNTIF([.$C$3:.$C$1002];&quot;&lt;&quot;&amp;[.$C411]))">
            <text:p/>
          </table:table-cell>
          <table:table-cell table:style-name="ce4" table:formula="of:=IF(ISNA(MATCH(ROW([.$D410])-1;[.$D$1:.$D$1048576];0));&quot;&quot;;INDEX([.$C$3:.$C$1002];MATCH(ROW([.$D410])-1;[.$D$1:.$D$1048576];0)))">
            <text:p/>
          </table:table-cell>
          <table:table-cell table:style-name="ce4"/>
          <table:table-cell table:style-name="ce4" table:formula="of:=IF([.$F411]=&quot;&quot;;&quot;&quot;;IF(LEFT([.$F410];1)&lt;&gt;&quot;^&quot;;&quot;&quot;;&quot;[&quot;)&amp;CHAR(34)&amp;[.$F411]&amp;CHAR(34)&amp;IF([.$F41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eam</text:p>
          </table:table-cell>
          <table:table-cell table:style-name="ce4" table:formula="of:=LEN([.A412])" office:value-type="float" office:value="5" calcext:value-type="float">
            <text:p>5</text:p>
          </table:table-cell>
          <table:table-cell table:style-name="ce4" table:formula="of:=IF(AND([.$B412]&gt;=[.$J$2];[.$B412]&lt;=[.$J$3]);[.$A412];&quot;zzz&quot;)" office:value-type="string" office:string-value="zzz" calcext:value-type="string">
            <text:p>zzz</text:p>
          </table:table-cell>
          <table:table-cell table:style-name="ce4" table:formula="of:=IF([.$C412]=&quot;zzz&quot;;&quot;&quot;;COUNTIF([.$C$3:.$C$1002];&quot;&lt;&quot;&amp;[.$C412]))">
            <text:p/>
          </table:table-cell>
          <table:table-cell table:style-name="ce4" table:formula="of:=IF(ISNA(MATCH(ROW([.$D411])-1;[.$D$1:.$D$1048576];0));&quot;&quot;;INDEX([.$C$3:.$C$1002];MATCH(ROW([.$D411])-1;[.$D$1:.$D$1048576];0)))">
            <text:p/>
          </table:table-cell>
          <table:table-cell table:style-name="ce4"/>
          <table:table-cell table:style-name="ce4" table:formula="of:=IF([.$F412]=&quot;&quot;;&quot;&quot;;IF(LEFT([.$F411];1)&lt;&gt;&quot;^&quot;;&quot;&quot;;&quot;[&quot;)&amp;CHAR(34)&amp;[.$F412]&amp;CHAR(34)&amp;IF([.$F41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ive</text:p>
          </table:table-cell>
          <table:table-cell table:style-name="ce4" table:formula="of:=LEN([.A413])" office:value-type="float" office:value="5" calcext:value-type="float">
            <text:p>5</text:p>
          </table:table-cell>
          <table:table-cell table:style-name="ce4" table:formula="of:=IF(AND([.$B413]&gt;=[.$J$2];[.$B413]&lt;=[.$J$3]);[.$A413];&quot;zzz&quot;)" office:value-type="string" office:string-value="zzz" calcext:value-type="string">
            <text:p>zzz</text:p>
          </table:table-cell>
          <table:table-cell table:style-name="ce4" table:formula="of:=IF([.$C413]=&quot;zzz&quot;;&quot;&quot;;COUNTIF([.$C$3:.$C$1002];&quot;&lt;&quot;&amp;[.$C413]))">
            <text:p/>
          </table:table-cell>
          <table:table-cell table:style-name="ce4" table:formula="of:=IF(ISNA(MATCH(ROW([.$D412])-1;[.$D$1:.$D$1048576];0));&quot;&quot;;INDEX([.$C$3:.$C$1002];MATCH(ROW([.$D412])-1;[.$D$1:.$D$1048576];0)))">
            <text:p/>
          </table:table-cell>
          <table:table-cell table:style-name="ce4"/>
          <table:table-cell table:style-name="ce4" table:formula="of:=IF([.$F413]=&quot;&quot;;&quot;&quot;;IF(LEFT([.$F412];1)&lt;&gt;&quot;^&quot;;&quot;&quot;;&quot;[&quot;)&amp;CHAR(34)&amp;[.$F413]&amp;CHAR(34)&amp;IF([.$F41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rly</text:p>
          </table:table-cell>
          <table:table-cell table:style-name="ce4" table:formula="of:=LEN([.A414])" office:value-type="float" office:value="5" calcext:value-type="float">
            <text:p>5</text:p>
          </table:table-cell>
          <table:table-cell table:style-name="ce4" table:formula="of:=IF(AND([.$B414]&gt;=[.$J$2];[.$B414]&lt;=[.$J$3]);[.$A414];&quot;zzz&quot;)" office:value-type="string" office:string-value="zzz" calcext:value-type="string">
            <text:p>zzz</text:p>
          </table:table-cell>
          <table:table-cell table:style-name="ce4" table:formula="of:=IF([.$C414]=&quot;zzz&quot;;&quot;&quot;;COUNTIF([.$C$3:.$C$1002];&quot;&lt;&quot;&amp;[.$C414]))">
            <text:p/>
          </table:table-cell>
          <table:table-cell table:style-name="ce4" table:formula="of:=IF(ISNA(MATCH(ROW([.$D413])-1;[.$D$1:.$D$1048576];0));&quot;&quot;;INDEX([.$C$3:.$C$1002];MATCH(ROW([.$D413])-1;[.$D$1:.$D$1048576];0)))">
            <text:p/>
          </table:table-cell>
          <table:table-cell table:style-name="ce4"/>
          <table:table-cell table:style-name="ce4" table:formula="of:=IF([.$F414]=&quot;&quot;;&quot;&quot;;IF(LEFT([.$F413];1)&lt;&gt;&quot;^&quot;;&quot;&quot;;&quot;[&quot;)&amp;CHAR(34)&amp;[.$F414]&amp;CHAR(34)&amp;IF([.$F41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ight</text:p>
          </table:table-cell>
          <table:table-cell table:style-name="ce4" table:formula="of:=LEN([.A415])" office:value-type="float" office:value="5" calcext:value-type="float">
            <text:p>5</text:p>
          </table:table-cell>
          <table:table-cell table:style-name="ce4" table:formula="of:=IF(AND([.$B415]&gt;=[.$J$2];[.$B415]&lt;=[.$J$3]);[.$A415];&quot;zzz&quot;)" office:value-type="string" office:string-value="zzz" calcext:value-type="string">
            <text:p>zzz</text:p>
          </table:table-cell>
          <table:table-cell table:style-name="ce4" table:formula="of:=IF([.$C415]=&quot;zzz&quot;;&quot;&quot;;COUNTIF([.$C$3:.$C$1002];&quot;&lt;&quot;&amp;[.$C415]))">
            <text:p/>
          </table:table-cell>
          <table:table-cell table:style-name="ce4" table:formula="of:=IF(ISNA(MATCH(ROW([.$D414])-1;[.$D$1:.$D$1048576];0));&quot;&quot;;INDEX([.$C$3:.$C$1002];MATCH(ROW([.$D414])-1;[.$D$1:.$D$1048576];0)))">
            <text:p/>
          </table:table-cell>
          <table:table-cell table:style-name="ce4"/>
          <table:table-cell table:style-name="ce4" table:formula="of:=IF([.$F415]=&quot;&quot;;&quot;&quot;;IF(LEFT([.$F414];1)&lt;&gt;&quot;^&quot;;&quot;&quot;;&quot;[&quot;)&amp;CHAR(34)&amp;[.$F415]&amp;CHAR(34)&amp;IF([.$F41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joy</text:p>
          </table:table-cell>
          <table:table-cell table:style-name="ce4" table:formula="of:=LEN([.A416])" office:value-type="float" office:value="5" calcext:value-type="float">
            <text:p>5</text:p>
          </table:table-cell>
          <table:table-cell table:style-name="ce4" table:formula="of:=IF(AND([.$B416]&gt;=[.$J$2];[.$B416]&lt;=[.$J$3]);[.$A416];&quot;zzz&quot;)" office:value-type="string" office:string-value="zzz" calcext:value-type="string">
            <text:p>zzz</text:p>
          </table:table-cell>
          <table:table-cell table:style-name="ce4" table:formula="of:=IF([.$C416]=&quot;zzz&quot;;&quot;&quot;;COUNTIF([.$C$3:.$C$1002];&quot;&lt;&quot;&amp;[.$C416]))">
            <text:p/>
          </table:table-cell>
          <table:table-cell table:style-name="ce4" table:formula="of:=IF(ISNA(MATCH(ROW([.$D415])-1;[.$D$1:.$D$1048576];0));&quot;&quot;;INDEX([.$C$3:.$C$1002];MATCH(ROW([.$D415])-1;[.$D$1:.$D$1048576];0)))">
            <text:p/>
          </table:table-cell>
          <table:table-cell table:style-name="ce4"/>
          <table:table-cell table:style-name="ce4" table:formula="of:=IF([.$F416]=&quot;&quot;;&quot;&quot;;IF(LEFT([.$F415];1)&lt;&gt;&quot;^&quot;;&quot;&quot;;&quot;[&quot;)&amp;CHAR(34)&amp;[.$F416]&amp;CHAR(34)&amp;IF([.$F41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ter</text:p>
          </table:table-cell>
          <table:table-cell table:style-name="ce4" table:formula="of:=LEN([.A417])" office:value-type="float" office:value="5" calcext:value-type="float">
            <text:p>5</text:p>
          </table:table-cell>
          <table:table-cell table:style-name="ce4" table:formula="of:=IF(AND([.$B417]&gt;=[.$J$2];[.$B417]&lt;=[.$J$3]);[.$A417];&quot;zzz&quot;)" office:value-type="string" office:string-value="zzz" calcext:value-type="string">
            <text:p>zzz</text:p>
          </table:table-cell>
          <table:table-cell table:style-name="ce4" table:formula="of:=IF([.$C417]=&quot;zzz&quot;;&quot;&quot;;COUNTIF([.$C$3:.$C$1002];&quot;&lt;&quot;&amp;[.$C417]))">
            <text:p/>
          </table:table-cell>
          <table:table-cell table:style-name="ce4" table:formula="of:=IF(ISNA(MATCH(ROW([.$D416])-1;[.$D$1:.$D$1048576];0));&quot;&quot;;INDEX([.$C$3:.$C$1002];MATCH(ROW([.$D416])-1;[.$D$1:.$D$1048576];0)))">
            <text:p/>
          </table:table-cell>
          <table:table-cell table:style-name="ce4"/>
          <table:table-cell table:style-name="ce4" table:formula="of:=IF([.$F417]=&quot;&quot;;&quot;&quot;;IF(LEFT([.$F416];1)&lt;&gt;&quot;^&quot;;&quot;&quot;;&quot;[&quot;)&amp;CHAR(34)&amp;[.$F417]&amp;CHAR(34)&amp;IF([.$F41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nt</text:p>
          </table:table-cell>
          <table:table-cell table:style-name="ce4" table:formula="of:=LEN([.A418])" office:value-type="float" office:value="5" calcext:value-type="float">
            <text:p>5</text:p>
          </table:table-cell>
          <table:table-cell table:style-name="ce4" table:formula="of:=IF(AND([.$B418]&gt;=[.$J$2];[.$B418]&lt;=[.$J$3]);[.$A418];&quot;zzz&quot;)" office:value-type="string" office:string-value="zzz" calcext:value-type="string">
            <text:p>zzz</text:p>
          </table:table-cell>
          <table:table-cell table:style-name="ce4" table:formula="of:=IF([.$C418]=&quot;zzz&quot;;&quot;&quot;;COUNTIF([.$C$3:.$C$1002];&quot;&lt;&quot;&amp;[.$C418]))">
            <text:p/>
          </table:table-cell>
          <table:table-cell table:style-name="ce4" table:formula="of:=IF(ISNA(MATCH(ROW([.$D417])-1;[.$D$1:.$D$1048576];0));&quot;&quot;;INDEX([.$C$3:.$C$1002];MATCH(ROW([.$D417])-1;[.$D$1:.$D$1048576];0)))">
            <text:p/>
          </table:table-cell>
          <table:table-cell table:style-name="ce4"/>
          <table:table-cell table:style-name="ce4" table:formula="of:=IF([.$F418]=&quot;&quot;;&quot;&quot;;IF(LEFT([.$F417];1)&lt;&gt;&quot;^&quot;;&quot;&quot;;&quot;[&quot;)&amp;CHAR(34)&amp;[.$F418]&amp;CHAR(34)&amp;IF([.$F41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ry</text:p>
          </table:table-cell>
          <table:table-cell table:style-name="ce4" table:formula="of:=LEN([.A419])" office:value-type="float" office:value="5" calcext:value-type="float">
            <text:p>5</text:p>
          </table:table-cell>
          <table:table-cell table:style-name="ce4" table:formula="of:=IF(AND([.$B419]&gt;=[.$J$2];[.$B419]&lt;=[.$J$3]);[.$A419];&quot;zzz&quot;)" office:value-type="string" office:string-value="zzz" calcext:value-type="string">
            <text:p>zzz</text:p>
          </table:table-cell>
          <table:table-cell table:style-name="ce4" table:formula="of:=IF([.$C419]=&quot;zzz&quot;;&quot;&quot;;COUNTIF([.$C$3:.$C$1002];&quot;&lt;&quot;&amp;[.$C419]))">
            <text:p/>
          </table:table-cell>
          <table:table-cell table:style-name="ce4" table:formula="of:=IF(ISNA(MATCH(ROW([.$D418])-1;[.$D$1:.$D$1048576];0));&quot;&quot;;INDEX([.$C$3:.$C$1002];MATCH(ROW([.$D418])-1;[.$D$1:.$D$1048576];0)))">
            <text:p/>
          </table:table-cell>
          <table:table-cell table:style-name="ce4"/>
          <table:table-cell table:style-name="ce4" table:formula="of:=IF([.$F419]=&quot;&quot;;&quot;&quot;;IF(LEFT([.$F418];1)&lt;&gt;&quot;^&quot;;&quot;&quot;;&quot;[&quot;)&amp;CHAR(34)&amp;[.$F419]&amp;CHAR(34)&amp;IF([.$F42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ist</text:p>
          </table:table-cell>
          <table:table-cell table:style-name="ce4" table:formula="of:=LEN([.A420])" office:value-type="float" office:value="5" calcext:value-type="float">
            <text:p>5</text:p>
          </table:table-cell>
          <table:table-cell table:style-name="ce4" table:formula="of:=IF(AND([.$B420]&gt;=[.$J$2];[.$B420]&lt;=[.$J$3]);[.$A420];&quot;zzz&quot;)" office:value-type="string" office:string-value="zzz" calcext:value-type="string">
            <text:p>zzz</text:p>
          </table:table-cell>
          <table:table-cell table:style-name="ce4" table:formula="of:=IF([.$C420]=&quot;zzz&quot;;&quot;&quot;;COUNTIF([.$C$3:.$C$1002];&quot;&lt;&quot;&amp;[.$C420]))">
            <text:p/>
          </table:table-cell>
          <table:table-cell table:style-name="ce4" table:formula="of:=IF(ISNA(MATCH(ROW([.$D419])-1;[.$D$1:.$D$1048576];0));&quot;&quot;;INDEX([.$C$3:.$C$1002];MATCH(ROW([.$D419])-1;[.$D$1:.$D$1048576];0)))">
            <text:p/>
          </table:table-cell>
          <table:table-cell table:style-name="ce4"/>
          <table:table-cell table:style-name="ce4" table:formula="of:=IF([.$F420]=&quot;&quot;;&quot;&quot;;IF(LEFT([.$F419];1)&lt;&gt;&quot;^&quot;;&quot;&quot;;&quot;[&quot;)&amp;CHAR(34)&amp;[.$F420]&amp;CHAR(34)&amp;IF([.$F42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eld</text:p>
          </table:table-cell>
          <table:table-cell table:style-name="ce4" table:formula="of:=LEN([.A421])" office:value-type="float" office:value="5" calcext:value-type="float">
            <text:p>5</text:p>
          </table:table-cell>
          <table:table-cell table:style-name="ce4" table:formula="of:=IF(AND([.$B421]&gt;=[.$J$2];[.$B421]&lt;=[.$J$3]);[.$A421];&quot;zzz&quot;)" office:value-type="string" office:string-value="zzz" calcext:value-type="string">
            <text:p>zzz</text:p>
          </table:table-cell>
          <table:table-cell table:style-name="ce4" table:formula="of:=IF([.$C421]=&quot;zzz&quot;;&quot;&quot;;COUNTIF([.$C$3:.$C$1002];&quot;&lt;&quot;&amp;[.$C421]))">
            <text:p/>
          </table:table-cell>
          <table:table-cell table:style-name="ce4" table:formula="of:=IF(ISNA(MATCH(ROW([.$D420])-1;[.$D$1:.$D$1048576];0));&quot;&quot;;INDEX([.$C$3:.$C$1002];MATCH(ROW([.$D420])-1;[.$D$1:.$D$1048576];0)))">
            <text:p/>
          </table:table-cell>
          <table:table-cell table:style-name="ce4"/>
          <table:table-cell table:style-name="ce4" table:formula="of:=IF([.$F421]=&quot;&quot;;&quot;&quot;;IF(LEFT([.$F420];1)&lt;&gt;&quot;^&quot;;&quot;&quot;;&quot;[&quot;)&amp;CHAR(34)&amp;[.$F421]&amp;CHAR(34)&amp;IF([.$F42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ght</text:p>
          </table:table-cell>
          <table:table-cell table:style-name="ce4" table:formula="of:=LEN([.A422])" office:value-type="float" office:value="5" calcext:value-type="float">
            <text:p>5</text:p>
          </table:table-cell>
          <table:table-cell table:style-name="ce4" table:formula="of:=IF(AND([.$B422]&gt;=[.$J$2];[.$B422]&lt;=[.$J$3]);[.$A422];&quot;zzz&quot;)" office:value-type="string" office:string-value="zzz" calcext:value-type="string">
            <text:p>zzz</text:p>
          </table:table-cell>
          <table:table-cell table:style-name="ce4" table:formula="of:=IF([.$C422]=&quot;zzz&quot;;&quot;&quot;;COUNTIF([.$C$3:.$C$1002];&quot;&lt;&quot;&amp;[.$C422]))">
            <text:p/>
          </table:table-cell>
          <table:table-cell table:style-name="ce4" table:formula="of:=IF(ISNA(MATCH(ROW([.$D421])-1;[.$D$1:.$D$1048576];0));&quot;&quot;;INDEX([.$C$3:.$C$1002];MATCH(ROW([.$D421])-1;[.$D$1:.$D$1048576];0)))">
            <text:p/>
          </table:table-cell>
          <table:table-cell table:style-name="ce4"/>
          <table:table-cell table:style-name="ce4" table:formula="of:=IF([.$F422]=&quot;&quot;;&quot;&quot;;IF(LEFT([.$F421];1)&lt;&gt;&quot;^&quot;;&quot;&quot;;&quot;[&quot;)&amp;CHAR(34)&amp;[.$F422]&amp;CHAR(34)&amp;IF([.$F42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al</text:p>
          </table:table-cell>
          <table:table-cell table:style-name="ce4" table:formula="of:=LEN([.A423])" office:value-type="float" office:value="5" calcext:value-type="float">
            <text:p>5</text:p>
          </table:table-cell>
          <table:table-cell table:style-name="ce4" table:formula="of:=IF(AND([.$B423]&gt;=[.$J$2];[.$B423]&lt;=[.$J$3]);[.$A423];&quot;zzz&quot;)" office:value-type="string" office:string-value="zzz" calcext:value-type="string">
            <text:p>zzz</text:p>
          </table:table-cell>
          <table:table-cell table:style-name="ce4" table:formula="of:=IF([.$C423]=&quot;zzz&quot;;&quot;&quot;;COUNTIF([.$C$3:.$C$1002];&quot;&lt;&quot;&amp;[.$C423]))">
            <text:p/>
          </table:table-cell>
          <table:table-cell table:style-name="ce4" table:formula="of:=IF(ISNA(MATCH(ROW([.$D422])-1;[.$D$1:.$D$1048576];0));&quot;&quot;;INDEX([.$C$3:.$C$1002];MATCH(ROW([.$D422])-1;[.$D$1:.$D$1048576];0)))">
            <text:p/>
          </table:table-cell>
          <table:table-cell table:style-name="ce4"/>
          <table:table-cell table:style-name="ce4" table:formula="of:=IF([.$F423]=&quot;&quot;;&quot;&quot;;IF(LEFT([.$F422];1)&lt;&gt;&quot;^&quot;;&quot;&quot;;&quot;[&quot;)&amp;CHAR(34)&amp;[.$F423]&amp;CHAR(34)&amp;IF([.$F42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st</text:p>
          </table:table-cell>
          <table:table-cell table:style-name="ce4" table:formula="of:=LEN([.A424])" office:value-type="float" office:value="5" calcext:value-type="float">
            <text:p>5</text:p>
          </table:table-cell>
          <table:table-cell table:style-name="ce4" table:formula="of:=IF(AND([.$B424]&gt;=[.$J$2];[.$B424]&lt;=[.$J$3]);[.$A424];&quot;zzz&quot;)" office:value-type="string" office:string-value="zzz" calcext:value-type="string">
            <text:p>zzz</text:p>
          </table:table-cell>
          <table:table-cell table:style-name="ce4" table:formula="of:=IF([.$C424]=&quot;zzz&quot;;&quot;&quot;;COUNTIF([.$C$3:.$C$1002];&quot;&lt;&quot;&amp;[.$C424]))">
            <text:p/>
          </table:table-cell>
          <table:table-cell table:style-name="ce4" table:formula="of:=IF(ISNA(MATCH(ROW([.$D423])-1;[.$D$1:.$D$1048576];0));&quot;&quot;;INDEX([.$C$3:.$C$1002];MATCH(ROW([.$D423])-1;[.$D$1:.$D$1048576];0)))">
            <text:p/>
          </table:table-cell>
          <table:table-cell table:style-name="ce4"/>
          <table:table-cell table:style-name="ce4" table:formula="of:=IF([.$F424]=&quot;&quot;;&quot;&quot;;IF(LEFT([.$F423];1)&lt;&gt;&quot;^&quot;;&quot;&quot;;&quot;[&quot;)&amp;CHAR(34)&amp;[.$F424]&amp;CHAR(34)&amp;IF([.$F42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oor</text:p>
          </table:table-cell>
          <table:table-cell table:style-name="ce4" table:formula="of:=LEN([.A425])" office:value-type="float" office:value="5" calcext:value-type="float">
            <text:p>5</text:p>
          </table:table-cell>
          <table:table-cell table:style-name="ce4" table:formula="of:=IF(AND([.$B425]&gt;=[.$J$2];[.$B425]&lt;=[.$J$3]);[.$A425];&quot;zzz&quot;)" office:value-type="string" office:string-value="zzz" calcext:value-type="string">
            <text:p>zzz</text:p>
          </table:table-cell>
          <table:table-cell table:style-name="ce4" table:formula="of:=IF([.$C425]=&quot;zzz&quot;;&quot;&quot;;COUNTIF([.$C$3:.$C$1002];&quot;&lt;&quot;&amp;[.$C425]))">
            <text:p/>
          </table:table-cell>
          <table:table-cell table:style-name="ce4" table:formula="of:=IF(ISNA(MATCH(ROW([.$D424])-1;[.$D$1:.$D$1048576];0));&quot;&quot;;INDEX([.$C$3:.$C$1002];MATCH(ROW([.$D424])-1;[.$D$1:.$D$1048576];0)))">
            <text:p/>
          </table:table-cell>
          <table:table-cell table:style-name="ce4"/>
          <table:table-cell table:style-name="ce4" table:formula="of:=IF([.$F425]=&quot;&quot;;&quot;&quot;;IF(LEFT([.$F424];1)&lt;&gt;&quot;^&quot;;&quot;&quot;;&quot;[&quot;)&amp;CHAR(34)&amp;[.$F425]&amp;CHAR(34)&amp;IF([.$F42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cus</text:p>
          </table:table-cell>
          <table:table-cell table:style-name="ce4" table:formula="of:=LEN([.A426])" office:value-type="float" office:value="5" calcext:value-type="float">
            <text:p>5</text:p>
          </table:table-cell>
          <table:table-cell table:style-name="ce4" table:formula="of:=IF(AND([.$B426]&gt;=[.$J$2];[.$B426]&lt;=[.$J$3]);[.$A426];&quot;zzz&quot;)" office:value-type="string" office:string-value="zzz" calcext:value-type="string">
            <text:p>zzz</text:p>
          </table:table-cell>
          <table:table-cell table:style-name="ce4" table:formula="of:=IF([.$C426]=&quot;zzz&quot;;&quot;&quot;;COUNTIF([.$C$3:.$C$1002];&quot;&lt;&quot;&amp;[.$C426]))">
            <text:p/>
          </table:table-cell>
          <table:table-cell table:style-name="ce4" table:formula="of:=IF(ISNA(MATCH(ROW([.$D425])-1;[.$D$1:.$D$1048576];0));&quot;&quot;;INDEX([.$C$3:.$C$1002];MATCH(ROW([.$D425])-1;[.$D$1:.$D$1048576];0)))">
            <text:p/>
          </table:table-cell>
          <table:table-cell table:style-name="ce4"/>
          <table:table-cell table:style-name="ce4" table:formula="of:=IF([.$F426]=&quot;&quot;;&quot;&quot;;IF(LEFT([.$F425];1)&lt;&gt;&quot;^&quot;;&quot;&quot;;&quot;[&quot;)&amp;CHAR(34)&amp;[.$F426]&amp;CHAR(34)&amp;IF([.$F42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ce</text:p>
          </table:table-cell>
          <table:table-cell table:style-name="ce4" table:formula="of:=LEN([.A427])" office:value-type="float" office:value="5" calcext:value-type="float">
            <text:p>5</text:p>
          </table:table-cell>
          <table:table-cell table:style-name="ce4" table:formula="of:=IF(AND([.$B427]&gt;=[.$J$2];[.$B427]&lt;=[.$J$3]);[.$A427];&quot;zzz&quot;)" office:value-type="string" office:string-value="zzz" calcext:value-type="string">
            <text:p>zzz</text:p>
          </table:table-cell>
          <table:table-cell table:style-name="ce4" table:formula="of:=IF([.$C427]=&quot;zzz&quot;;&quot;&quot;;COUNTIF([.$C$3:.$C$1002];&quot;&lt;&quot;&amp;[.$C427]))">
            <text:p/>
          </table:table-cell>
          <table:table-cell table:style-name="ce4" table:formula="of:=IF(ISNA(MATCH(ROW([.$D426])-1;[.$D$1:.$D$1048576];0));&quot;&quot;;INDEX([.$C$3:.$C$1002];MATCH(ROW([.$D426])-1;[.$D$1:.$D$1048576];0)))">
            <text:p/>
          </table:table-cell>
          <table:table-cell table:style-name="ce4"/>
          <table:table-cell table:style-name="ce4" table:formula="of:=IF([.$F427]=&quot;&quot;;&quot;&quot;;IF(LEFT([.$F426];1)&lt;&gt;&quot;^&quot;;&quot;&quot;;&quot;[&quot;)&amp;CHAR(34)&amp;[.$F427]&amp;CHAR(34)&amp;IF([.$F42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ont</text:p>
          </table:table-cell>
          <table:table-cell table:style-name="ce4" table:formula="of:=LEN([.A428])" office:value-type="float" office:value="5" calcext:value-type="float">
            <text:p>5</text:p>
          </table:table-cell>
          <table:table-cell table:style-name="ce4" table:formula="of:=IF(AND([.$B428]&gt;=[.$J$2];[.$B428]&lt;=[.$J$3]);[.$A428];&quot;zzz&quot;)" office:value-type="string" office:string-value="zzz" calcext:value-type="string">
            <text:p>zzz</text:p>
          </table:table-cell>
          <table:table-cell table:style-name="ce4" table:formula="of:=IF([.$C428]=&quot;zzz&quot;;&quot;&quot;;COUNTIF([.$C$3:.$C$1002];&quot;&lt;&quot;&amp;[.$C428]))">
            <text:p/>
          </table:table-cell>
          <table:table-cell table:style-name="ce4" table:formula="of:=IF(ISNA(MATCH(ROW([.$D427])-1;[.$D$1:.$D$1048576];0));&quot;&quot;;INDEX([.$C$3:.$C$1002];MATCH(ROW([.$D427])-1;[.$D$1:.$D$1048576];0)))">
            <text:p/>
          </table:table-cell>
          <table:table-cell table:style-name="ce4"/>
          <table:table-cell table:style-name="ce4" table:formula="of:=IF([.$F428]=&quot;&quot;;&quot;&quot;;IF(LEFT([.$F427];1)&lt;&gt;&quot;^&quot;;&quot;&quot;;&quot;[&quot;)&amp;CHAR(34)&amp;[.$F428]&amp;CHAR(34)&amp;IF([.$F42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lass</text:p>
          </table:table-cell>
          <table:table-cell table:style-name="ce4" table:formula="of:=LEN([.A429])" office:value-type="float" office:value="5" calcext:value-type="float">
            <text:p>5</text:p>
          </table:table-cell>
          <table:table-cell table:style-name="ce4" table:formula="of:=IF(AND([.$B429]&gt;=[.$J$2];[.$B429]&lt;=[.$J$3]);[.$A429];&quot;zzz&quot;)" office:value-type="string" office:string-value="zzz" calcext:value-type="string">
            <text:p>zzz</text:p>
          </table:table-cell>
          <table:table-cell table:style-name="ce4" table:formula="of:=IF([.$C429]=&quot;zzz&quot;;&quot;&quot;;COUNTIF([.$C$3:.$C$1002];&quot;&lt;&quot;&amp;[.$C429]))">
            <text:p/>
          </table:table-cell>
          <table:table-cell table:style-name="ce4" table:formula="of:=IF(ISNA(MATCH(ROW([.$D428])-1;[.$D$1:.$D$1048576];0));&quot;&quot;;INDEX([.$C$3:.$C$1002];MATCH(ROW([.$D428])-1;[.$D$1:.$D$1048576];0)))">
            <text:p/>
          </table:table-cell>
          <table:table-cell table:style-name="ce4"/>
          <table:table-cell table:style-name="ce4" table:formula="of:=IF([.$F429]=&quot;&quot;;&quot;&quot;;IF(LEFT([.$F428];1)&lt;&gt;&quot;^&quot;;&quot;&quot;;&quot;[&quot;)&amp;CHAR(34)&amp;[.$F429]&amp;CHAR(34)&amp;IF([.$F43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eat</text:p>
          </table:table-cell>
          <table:table-cell table:style-name="ce4" table:formula="of:=LEN([.A430])" office:value-type="float" office:value="5" calcext:value-type="float">
            <text:p>5</text:p>
          </table:table-cell>
          <table:table-cell table:style-name="ce4" table:formula="of:=IF(AND([.$B430]&gt;=[.$J$2];[.$B430]&lt;=[.$J$3]);[.$A430];&quot;zzz&quot;)" office:value-type="string" office:string-value="zzz" calcext:value-type="string">
            <text:p>zzz</text:p>
          </table:table-cell>
          <table:table-cell table:style-name="ce4" table:formula="of:=IF([.$C430]=&quot;zzz&quot;;&quot;&quot;;COUNTIF([.$C$3:.$C$1002];&quot;&lt;&quot;&amp;[.$C430]))">
            <text:p/>
          </table:table-cell>
          <table:table-cell table:style-name="ce4" table:formula="of:=IF(ISNA(MATCH(ROW([.$D429])-1;[.$D$1:.$D$1048576];0));&quot;&quot;;INDEX([.$C$3:.$C$1002];MATCH(ROW([.$D429])-1;[.$D$1:.$D$1048576];0)))">
            <text:p/>
          </table:table-cell>
          <table:table-cell table:style-name="ce4"/>
          <table:table-cell table:style-name="ce4" table:formula="of:=IF([.$F430]=&quot;&quot;;&quot;&quot;;IF(LEFT([.$F429];1)&lt;&gt;&quot;^&quot;;&quot;&quot;;&quot;[&quot;)&amp;CHAR(34)&amp;[.$F430]&amp;CHAR(34)&amp;IF([.$F43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4" table:formula="of:=LEN([.A431])" office:value-type="float" office:value="5" calcext:value-type="float">
            <text:p>5</text:p>
          </table:table-cell>
          <table:table-cell table:style-name="ce4" table:formula="of:=IF(AND([.$B431]&gt;=[.$J$2];[.$B431]&lt;=[.$J$3]);[.$A431];&quot;zzz&quot;)" office:value-type="string" office:string-value="zzz" calcext:value-type="string">
            <text:p>zzz</text:p>
          </table:table-cell>
          <table:table-cell table:style-name="ce4" table:formula="of:=IF([.$C431]=&quot;zzz&quot;;&quot;&quot;;COUNTIF([.$C$3:.$C$1002];&quot;&lt;&quot;&amp;[.$C431]))">
            <text:p/>
          </table:table-cell>
          <table:table-cell table:style-name="ce4" table:formula="of:=IF(ISNA(MATCH(ROW([.$D430])-1;[.$D$1:.$D$1048576];0));&quot;&quot;;INDEX([.$C$3:.$C$1002];MATCH(ROW([.$D430])-1;[.$D$1:.$D$1048576];0)))">
            <text:p/>
          </table:table-cell>
          <table:table-cell table:style-name="ce4"/>
          <table:table-cell table:style-name="ce4" table:formula="of:=IF([.$F431]=&quot;&quot;;&quot;&quot;;IF(LEFT([.$F430];1)&lt;&gt;&quot;^&quot;;&quot;&quot;;&quot;[&quot;)&amp;CHAR(34)&amp;[.$F431]&amp;CHAR(34)&amp;IF([.$F43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4" table:formula="of:=LEN([.A432])" office:value-type="float" office:value="5" calcext:value-type="float">
            <text:p>5</text:p>
          </table:table-cell>
          <table:table-cell table:style-name="ce4" table:formula="of:=IF(AND([.$B432]&gt;=[.$J$2];[.$B432]&lt;=[.$J$3]);[.$A432];&quot;zzz&quot;)" office:value-type="string" office:string-value="zzz" calcext:value-type="string">
            <text:p>zzz</text:p>
          </table:table-cell>
          <table:table-cell table:style-name="ce4" table:formula="of:=IF([.$C432]=&quot;zzz&quot;;&quot;&quot;;COUNTIF([.$C$3:.$C$1002];&quot;&lt;&quot;&amp;[.$C432]))">
            <text:p/>
          </table:table-cell>
          <table:table-cell table:style-name="ce4" table:formula="of:=IF(ISNA(MATCH(ROW([.$D431])-1;[.$D$1:.$D$1048576];0));&quot;&quot;;INDEX([.$C$3:.$C$1002];MATCH(ROW([.$D431])-1;[.$D$1:.$D$1048576];0)))">
            <text:p/>
          </table:table-cell>
          <table:table-cell table:style-name="ce4"/>
          <table:table-cell table:style-name="ce4" table:formula="of:=IF([.$F432]=&quot;&quot;;&quot;&quot;;IF(LEFT([.$F431];1)&lt;&gt;&quot;^&quot;;&quot;&quot;;&quot;[&quot;)&amp;CHAR(34)&amp;[.$F432]&amp;CHAR(34)&amp;IF([.$F43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ess</text:p>
          </table:table-cell>
          <table:table-cell table:style-name="ce4" table:formula="of:=LEN([.A433])" office:value-type="float" office:value="5" calcext:value-type="float">
            <text:p>5</text:p>
          </table:table-cell>
          <table:table-cell table:style-name="ce4" table:formula="of:=IF(AND([.$B433]&gt;=[.$J$2];[.$B433]&lt;=[.$J$3]);[.$A433];&quot;zzz&quot;)" office:value-type="string" office:string-value="zzz" calcext:value-type="string">
            <text:p>zzz</text:p>
          </table:table-cell>
          <table:table-cell table:style-name="ce4" table:formula="of:=IF([.$C433]=&quot;zzz&quot;;&quot;&quot;;COUNTIF([.$C$3:.$C$1002];&quot;&lt;&quot;&amp;[.$C433]))">
            <text:p/>
          </table:table-cell>
          <table:table-cell table:style-name="ce4" table:formula="of:=IF(ISNA(MATCH(ROW([.$D432])-1;[.$D$1:.$D$1048576];0));&quot;&quot;;INDEX([.$C$3:.$C$1002];MATCH(ROW([.$D432])-1;[.$D$1:.$D$1048576];0)))">
            <text:p/>
          </table:table-cell>
          <table:table-cell table:style-name="ce4"/>
          <table:table-cell table:style-name="ce4" table:formula="of:=IF([.$F433]=&quot;&quot;;&quot;&quot;;IF(LEFT([.$F432];1)&lt;&gt;&quot;^&quot;;&quot;&quot;;&quot;[&quot;)&amp;CHAR(34)&amp;[.$F433]&amp;CHAR(34)&amp;IF([.$F43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ppy</text:p>
          </table:table-cell>
          <table:table-cell table:style-name="ce4" table:formula="of:=LEN([.A434])" office:value-type="float" office:value="5" calcext:value-type="float">
            <text:p>5</text:p>
          </table:table-cell>
          <table:table-cell table:style-name="ce4" table:formula="of:=IF(AND([.$B434]&gt;=[.$J$2];[.$B434]&lt;=[.$J$3]);[.$A434];&quot;zzz&quot;)" office:value-type="string" office:string-value="zzz" calcext:value-type="string">
            <text:p>zzz</text:p>
          </table:table-cell>
          <table:table-cell table:style-name="ce4" table:formula="of:=IF([.$C434]=&quot;zzz&quot;;&quot;&quot;;COUNTIF([.$C$3:.$C$1002];&quot;&lt;&quot;&amp;[.$C434]))">
            <text:p/>
          </table:table-cell>
          <table:table-cell table:style-name="ce4" table:formula="of:=IF(ISNA(MATCH(ROW([.$D433])-1;[.$D$1:.$D$1048576];0));&quot;&quot;;INDEX([.$C$3:.$C$1002];MATCH(ROW([.$D433])-1;[.$D$1:.$D$1048576];0)))">
            <text:p/>
          </table:table-cell>
          <table:table-cell table:style-name="ce4"/>
          <table:table-cell table:style-name="ce4" table:formula="of:=IF([.$F434]=&quot;&quot;;&quot;&quot;;IF(LEFT([.$F433];1)&lt;&gt;&quot;^&quot;;&quot;&quot;;&quot;[&quot;)&amp;CHAR(34)&amp;[.$F434]&amp;CHAR(34)&amp;IF([.$F43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art</text:p>
          </table:table-cell>
          <table:table-cell table:style-name="ce4" table:formula="of:=LEN([.A435])" office:value-type="float" office:value="5" calcext:value-type="float">
            <text:p>5</text:p>
          </table:table-cell>
          <table:table-cell table:style-name="ce4" table:formula="of:=IF(AND([.$B435]&gt;=[.$J$2];[.$B435]&lt;=[.$J$3]);[.$A435];&quot;zzz&quot;)" office:value-type="string" office:string-value="zzz" calcext:value-type="string">
            <text:p>zzz</text:p>
          </table:table-cell>
          <table:table-cell table:style-name="ce4" table:formula="of:=IF([.$C435]=&quot;zzz&quot;;&quot;&quot;;COUNTIF([.$C$3:.$C$1002];&quot;&lt;&quot;&amp;[.$C435]))">
            <text:p/>
          </table:table-cell>
          <table:table-cell table:style-name="ce4" table:formula="of:=IF(ISNA(MATCH(ROW([.$D434])-1;[.$D$1:.$D$1048576];0));&quot;&quot;;INDEX([.$C$3:.$C$1002];MATCH(ROW([.$D434])-1;[.$D$1:.$D$1048576];0)))">
            <text:p/>
          </table:table-cell>
          <table:table-cell table:style-name="ce4"/>
          <table:table-cell table:style-name="ce4" table:formula="of:=IF([.$F435]=&quot;&quot;;&quot;&quot;;IF(LEFT([.$F434];1)&lt;&gt;&quot;^&quot;;&quot;&quot;;&quot;[&quot;)&amp;CHAR(34)&amp;[.$F435]&amp;CHAR(34)&amp;IF([.$F43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avy</text:p>
          </table:table-cell>
          <table:table-cell table:style-name="ce4" table:formula="of:=LEN([.A436])" office:value-type="float" office:value="5" calcext:value-type="float">
            <text:p>5</text:p>
          </table:table-cell>
          <table:table-cell table:style-name="ce4" table:formula="of:=IF(AND([.$B436]&gt;=[.$J$2];[.$B436]&lt;=[.$J$3]);[.$A436];&quot;zzz&quot;)" office:value-type="string" office:string-value="zzz" calcext:value-type="string">
            <text:p>zzz</text:p>
          </table:table-cell>
          <table:table-cell table:style-name="ce4" table:formula="of:=IF([.$C436]=&quot;zzz&quot;;&quot;&quot;;COUNTIF([.$C$3:.$C$1002];&quot;&lt;&quot;&amp;[.$C436]))">
            <text:p/>
          </table:table-cell>
          <table:table-cell table:style-name="ce4" table:formula="of:=IF(ISNA(MATCH(ROW([.$D435])-1;[.$D$1:.$D$1048576];0));&quot;&quot;;INDEX([.$C$3:.$C$1002];MATCH(ROW([.$D435])-1;[.$D$1:.$D$1048576];0)))">
            <text:p/>
          </table:table-cell>
          <table:table-cell table:style-name="ce4"/>
          <table:table-cell table:style-name="ce4" table:formula="of:=IF([.$F436]=&quot;&quot;;&quot;&quot;;IF(LEFT([.$F435];1)&lt;&gt;&quot;^&quot;;&quot;&quot;;&quot;[&quot;)&amp;CHAR(34)&amp;[.$F436]&amp;CHAR(34)&amp;IF([.$F43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tel</text:p>
          </table:table-cell>
          <table:table-cell table:style-name="ce4" table:formula="of:=LEN([.A437])" office:value-type="float" office:value="5" calcext:value-type="float">
            <text:p>5</text:p>
          </table:table-cell>
          <table:table-cell table:style-name="ce4" table:formula="of:=IF(AND([.$B437]&gt;=[.$J$2];[.$B437]&lt;=[.$J$3]);[.$A437];&quot;zzz&quot;)" office:value-type="string" office:string-value="zzz" calcext:value-type="string">
            <text:p>zzz</text:p>
          </table:table-cell>
          <table:table-cell table:style-name="ce4" table:formula="of:=IF([.$C437]=&quot;zzz&quot;;&quot;&quot;;COUNTIF([.$C$3:.$C$1002];&quot;&lt;&quot;&amp;[.$C437]))">
            <text:p/>
          </table:table-cell>
          <table:table-cell table:style-name="ce4" table:formula="of:=IF(ISNA(MATCH(ROW([.$D436])-1;[.$D$1:.$D$1048576];0));&quot;&quot;;INDEX([.$C$3:.$C$1002];MATCH(ROW([.$D436])-1;[.$D$1:.$D$1048576];0)))">
            <text:p/>
          </table:table-cell>
          <table:table-cell table:style-name="ce4"/>
          <table:table-cell table:style-name="ce4" table:formula="of:=IF([.$F437]=&quot;&quot;;&quot;&quot;;IF(LEFT([.$F436];1)&lt;&gt;&quot;^&quot;;&quot;&quot;;&quot;[&quot;)&amp;CHAR(34)&amp;[.$F437]&amp;CHAR(34)&amp;IF([.$F43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use</text:p>
          </table:table-cell>
          <table:table-cell table:style-name="ce4" table:formula="of:=LEN([.A438])" office:value-type="float" office:value="5" calcext:value-type="float">
            <text:p>5</text:p>
          </table:table-cell>
          <table:table-cell table:style-name="ce4" table:formula="of:=IF(AND([.$B438]&gt;=[.$J$2];[.$B438]&lt;=[.$J$3]);[.$A438];&quot;zzz&quot;)" office:value-type="string" office:string-value="zzz" calcext:value-type="string">
            <text:p>zzz</text:p>
          </table:table-cell>
          <table:table-cell table:style-name="ce4" table:formula="of:=IF([.$C438]=&quot;zzz&quot;;&quot;&quot;;COUNTIF([.$C$3:.$C$1002];&quot;&lt;&quot;&amp;[.$C438]))">
            <text:p/>
          </table:table-cell>
          <table:table-cell table:style-name="ce4" table:formula="of:=IF(ISNA(MATCH(ROW([.$D437])-1;[.$D$1:.$D$1048576];0));&quot;&quot;;INDEX([.$C$3:.$C$1002];MATCH(ROW([.$D437])-1;[.$D$1:.$D$1048576];0)))">
            <text:p/>
          </table:table-cell>
          <table:table-cell table:style-name="ce4"/>
          <table:table-cell table:style-name="ce4" table:formula="of:=IF([.$F438]=&quot;&quot;;&quot;&quot;;IF(LEFT([.$F437];1)&lt;&gt;&quot;^&quot;;&quot;&quot;;&quot;[&quot;)&amp;CHAR(34)&amp;[.$F438]&amp;CHAR(34)&amp;IF([.$F43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style-name="ce4" table:formula="of:=LEN([.A439])" office:value-type="float" office:value="5" calcext:value-type="float">
            <text:p>5</text:p>
          </table:table-cell>
          <table:table-cell table:style-name="ce4" table:formula="of:=IF(AND([.$B439]&gt;=[.$J$2];[.$B439]&lt;=[.$J$3]);[.$A439];&quot;zzz&quot;)" office:value-type="string" office:string-value="zzz" calcext:value-type="string">
            <text:p>zzz</text:p>
          </table:table-cell>
          <table:table-cell table:style-name="ce4" table:formula="of:=IF([.$C439]=&quot;zzz&quot;;&quot;&quot;;COUNTIF([.$C$3:.$C$1002];&quot;&lt;&quot;&amp;[.$C439]))">
            <text:p/>
          </table:table-cell>
          <table:table-cell table:style-name="ce4" table:formula="of:=IF(ISNA(MATCH(ROW([.$D438])-1;[.$D$1:.$D$1048576];0));&quot;&quot;;INDEX([.$C$3:.$C$1002];MATCH(ROW([.$D438])-1;[.$D$1:.$D$1048576];0)))">
            <text:p/>
          </table:table-cell>
          <table:table-cell table:style-name="ce4"/>
          <table:table-cell table:style-name="ce4" table:formula="of:=IF([.$F439]=&quot;&quot;;&quot;&quot;;IF(LEFT([.$F438];1)&lt;&gt;&quot;^&quot;;&quot;&quot;;&quot;[&quot;)&amp;CHAR(34)&amp;[.$F439]&amp;CHAR(34)&amp;IF([.$F44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age</text:p>
          </table:table-cell>
          <table:table-cell table:style-name="ce4" table:formula="of:=LEN([.A440])" office:value-type="float" office:value="5" calcext:value-type="float">
            <text:p>5</text:p>
          </table:table-cell>
          <table:table-cell table:style-name="ce4" table:formula="of:=IF(AND([.$B440]&gt;=[.$J$2];[.$B440]&lt;=[.$J$3]);[.$A440];&quot;zzz&quot;)" office:value-type="string" office:string-value="zzz" calcext:value-type="string">
            <text:p>zzz</text:p>
          </table:table-cell>
          <table:table-cell table:style-name="ce4" table:formula="of:=IF([.$C440]=&quot;zzz&quot;;&quot;&quot;;COUNTIF([.$C$3:.$C$1002];&quot;&lt;&quot;&amp;[.$C440]))">
            <text:p/>
          </table:table-cell>
          <table:table-cell table:style-name="ce4" table:formula="of:=IF(ISNA(MATCH(ROW([.$D439])-1;[.$D$1:.$D$1048576];0));&quot;&quot;;INDEX([.$C$3:.$C$1002];MATCH(ROW([.$D439])-1;[.$D$1:.$D$1048576];0)))">
            <text:p/>
          </table:table-cell>
          <table:table-cell table:style-name="ce4"/>
          <table:table-cell table:style-name="ce4" table:formula="of:=IF([.$F440]=&quot;&quot;;&quot;&quot;;IF(LEFT([.$F439];1)&lt;&gt;&quot;^&quot;;&quot;&quot;;&quot;[&quot;)&amp;CHAR(34)&amp;[.$F440]&amp;CHAR(34)&amp;IF([.$F44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ssue</text:p>
          </table:table-cell>
          <table:table-cell table:style-name="ce4" table:formula="of:=LEN([.A441])" office:value-type="float" office:value="5" calcext:value-type="float">
            <text:p>5</text:p>
          </table:table-cell>
          <table:table-cell table:style-name="ce4" table:formula="of:=IF(AND([.$B441]&gt;=[.$J$2];[.$B441]&lt;=[.$J$3]);[.$A441];&quot;zzz&quot;)" office:value-type="string" office:string-value="zzz" calcext:value-type="string">
            <text:p>zzz</text:p>
          </table:table-cell>
          <table:table-cell table:style-name="ce4" table:formula="of:=IF([.$C441]=&quot;zzz&quot;;&quot;&quot;;COUNTIF([.$C$3:.$C$1002];&quot;&lt;&quot;&amp;[.$C441]))">
            <text:p/>
          </table:table-cell>
          <table:table-cell table:style-name="ce4" table:formula="of:=IF(ISNA(MATCH(ROW([.$D440])-1;[.$D$1:.$D$1048576];0));&quot;&quot;;INDEX([.$C$3:.$C$1002];MATCH(ROW([.$D440])-1;[.$D$1:.$D$1048576];0)))">
            <text:p/>
          </table:table-cell>
          <table:table-cell table:style-name="ce4"/>
          <table:table-cell table:style-name="ce4" table:formula="of:=IF([.$F441]=&quot;&quot;;&quot;&quot;;IF(LEFT([.$F440];1)&lt;&gt;&quot;^&quot;;&quot;&quot;;&quot;[&quot;)&amp;CHAR(34)&amp;[.$F441]&amp;CHAR(34)&amp;IF([.$F4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rge</text:p>
          </table:table-cell>
          <table:table-cell table:style-name="ce4" table:formula="of:=LEN([.A442])" office:value-type="float" office:value="5" calcext:value-type="float">
            <text:p>5</text:p>
          </table:table-cell>
          <table:table-cell table:style-name="ce4" table:formula="of:=IF(AND([.$B442]&gt;=[.$J$2];[.$B442]&lt;=[.$J$3]);[.$A442];&quot;zzz&quot;)" office:value-type="string" office:string-value="zzz" calcext:value-type="string">
            <text:p>zzz</text:p>
          </table:table-cell>
          <table:table-cell table:style-name="ce4" table:formula="of:=IF([.$C442]=&quot;zzz&quot;;&quot;&quot;;COUNTIF([.$C$3:.$C$1002];&quot;&lt;&quot;&amp;[.$C442]))">
            <text:p/>
          </table:table-cell>
          <table:table-cell table:style-name="ce4" table:formula="of:=IF(ISNA(MATCH(ROW([.$D441])-1;[.$D$1:.$D$1048576];0));&quot;&quot;;INDEX([.$C$3:.$C$1002];MATCH(ROW([.$D441])-1;[.$D$1:.$D$1048576];0)))">
            <text:p/>
          </table:table-cell>
          <table:table-cell table:style-name="ce4"/>
          <table:table-cell table:style-name="ce4" table:formula="of:=IF([.$F442]=&quot;&quot;;&quot;&quot;;IF(LEFT([.$F441];1)&lt;&gt;&quot;^&quot;;&quot;&quot;;&quot;[&quot;)&amp;CHAR(34)&amp;[.$F442]&amp;CHAR(34)&amp;IF([.$F4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ter</text:p>
          </table:table-cell>
          <table:table-cell table:style-name="ce4" table:formula="of:=LEN([.A443])" office:value-type="float" office:value="5" calcext:value-type="float">
            <text:p>5</text:p>
          </table:table-cell>
          <table:table-cell table:style-name="ce4" table:formula="of:=IF(AND([.$B443]&gt;=[.$J$2];[.$B443]&lt;=[.$J$3]);[.$A443];&quot;zzz&quot;)" office:value-type="string" office:string-value="zzz" calcext:value-type="string">
            <text:p>zzz</text:p>
          </table:table-cell>
          <table:table-cell table:style-name="ce4" table:formula="of:=IF([.$C443]=&quot;zzz&quot;;&quot;&quot;;COUNTIF([.$C$3:.$C$1002];&quot;&lt;&quot;&amp;[.$C443]))">
            <text:p/>
          </table:table-cell>
          <table:table-cell table:style-name="ce4" table:formula="of:=IF(ISNA(MATCH(ROW([.$D442])-1;[.$D$1:.$D$1048576];0));&quot;&quot;;INDEX([.$C$3:.$C$1002];MATCH(ROW([.$D442])-1;[.$D$1:.$D$1048576];0)))">
            <text:p/>
          </table:table-cell>
          <table:table-cell table:style-name="ce4"/>
          <table:table-cell table:style-name="ce4" table:formula="of:=IF([.$F443]=&quot;&quot;;&quot;&quot;;IF(LEFT([.$F442];1)&lt;&gt;&quot;^&quot;;&quot;&quot;;&quot;[&quot;)&amp;CHAR(34)&amp;[.$F443]&amp;CHAR(34)&amp;IF([.$F4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ugh</text:p>
          </table:table-cell>
          <table:table-cell table:style-name="ce4" table:formula="of:=LEN([.A444])" office:value-type="float" office:value="5" calcext:value-type="float">
            <text:p>5</text:p>
          </table:table-cell>
          <table:table-cell table:style-name="ce4" table:formula="of:=IF(AND([.$B444]&gt;=[.$J$2];[.$B444]&lt;=[.$J$3]);[.$A444];&quot;zzz&quot;)" office:value-type="string" office:string-value="zzz" calcext:value-type="string">
            <text:p>zzz</text:p>
          </table:table-cell>
          <table:table-cell table:style-name="ce4" table:formula="of:=IF([.$C444]=&quot;zzz&quot;;&quot;&quot;;COUNTIF([.$C$3:.$C$1002];&quot;&lt;&quot;&amp;[.$C444]))">
            <text:p/>
          </table:table-cell>
          <table:table-cell table:style-name="ce4" table:formula="of:=IF(ISNA(MATCH(ROW([.$D443])-1;[.$D$1:.$D$1048576];0));&quot;&quot;;INDEX([.$C$3:.$C$1002];MATCH(ROW([.$D443])-1;[.$D$1:.$D$1048576];0)))">
            <text:p/>
          </table:table-cell>
          <table:table-cell table:style-name="ce4"/>
          <table:table-cell table:style-name="ce4" table:formula="of:=IF([.$F444]=&quot;&quot;;&quot;&quot;;IF(LEFT([.$F443];1)&lt;&gt;&quot;^&quot;;&quot;&quot;;&quot;[&quot;)&amp;CHAR(34)&amp;[.$F444]&amp;CHAR(34)&amp;IF([.$F4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arn</text:p>
          </table:table-cell>
          <table:table-cell table:style-name="ce4" table:formula="of:=LEN([.A445])" office:value-type="float" office:value="5" calcext:value-type="float">
            <text:p>5</text:p>
          </table:table-cell>
          <table:table-cell table:style-name="ce4" table:formula="of:=IF(AND([.$B445]&gt;=[.$J$2];[.$B445]&lt;=[.$J$3]);[.$A445];&quot;zzz&quot;)" office:value-type="string" office:string-value="zzz" calcext:value-type="string">
            <text:p>zzz</text:p>
          </table:table-cell>
          <table:table-cell table:style-name="ce4" table:formula="of:=IF([.$C445]=&quot;zzz&quot;;&quot;&quot;;COUNTIF([.$C$3:.$C$1002];&quot;&lt;&quot;&amp;[.$C445]))">
            <text:p/>
          </table:table-cell>
          <table:table-cell table:style-name="ce4" table:formula="of:=IF(ISNA(MATCH(ROW([.$D444])-1;[.$D$1:.$D$1048576];0));&quot;&quot;;INDEX([.$C$3:.$C$1002];MATCH(ROW([.$D444])-1;[.$D$1:.$D$1048576];0)))">
            <text:p/>
          </table:table-cell>
          <table:table-cell table:style-name="ce4"/>
          <table:table-cell table:style-name="ce4" table:formula="of:=IF([.$F445]=&quot;&quot;;&quot;&quot;;IF(LEFT([.$F444];1)&lt;&gt;&quot;^&quot;;&quot;&quot;;&quot;[&quot;)&amp;CHAR(34)&amp;[.$F445]&amp;CHAR(34)&amp;IF([.$F4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ast</text:p>
          </table:table-cell>
          <table:table-cell table:style-name="ce4" table:formula="of:=LEN([.A446])" office:value-type="float" office:value="5" calcext:value-type="float">
            <text:p>5</text:p>
          </table:table-cell>
          <table:table-cell table:style-name="ce4" table:formula="of:=IF(AND([.$B446]&gt;=[.$J$2];[.$B446]&lt;=[.$J$3]);[.$A446];&quot;zzz&quot;)" office:value-type="string" office:string-value="zzz" calcext:value-type="string">
            <text:p>zzz</text:p>
          </table:table-cell>
          <table:table-cell table:style-name="ce4" table:formula="of:=IF([.$C446]=&quot;zzz&quot;;&quot;&quot;;COUNTIF([.$C$3:.$C$1002];&quot;&lt;&quot;&amp;[.$C446]))">
            <text:p/>
          </table:table-cell>
          <table:table-cell table:style-name="ce4" table:formula="of:=IF(ISNA(MATCH(ROW([.$D445])-1;[.$D$1:.$D$1048576];0));&quot;&quot;;INDEX([.$C$3:.$C$1002];MATCH(ROW([.$D445])-1;[.$D$1:.$D$1048576];0)))">
            <text:p/>
          </table:table-cell>
          <table:table-cell table:style-name="ce4"/>
          <table:table-cell table:style-name="ce4" table:formula="of:=IF([.$F446]=&quot;&quot;;&quot;&quot;;IF(LEFT([.$F445];1)&lt;&gt;&quot;^&quot;;&quot;&quot;;&quot;[&quot;)&amp;CHAR(34)&amp;[.$F446]&amp;CHAR(34)&amp;IF([.$F4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ave</text:p>
          </table:table-cell>
          <table:table-cell table:style-name="ce4" table:formula="of:=LEN([.A447])" office:value-type="float" office:value="5" calcext:value-type="float">
            <text:p>5</text:p>
          </table:table-cell>
          <table:table-cell table:style-name="ce4" table:formula="of:=IF(AND([.$B447]&gt;=[.$J$2];[.$B447]&lt;=[.$J$3]);[.$A447];&quot;zzz&quot;)" office:value-type="string" office:string-value="zzz" calcext:value-type="string">
            <text:p>zzz</text:p>
          </table:table-cell>
          <table:table-cell table:style-name="ce4" table:formula="of:=IF([.$C447]=&quot;zzz&quot;;&quot;&quot;;COUNTIF([.$C$3:.$C$1002];&quot;&lt;&quot;&amp;[.$C447]))">
            <text:p/>
          </table:table-cell>
          <table:table-cell table:style-name="ce4" table:formula="of:=IF(ISNA(MATCH(ROW([.$D446])-1;[.$D$1:.$D$1048576];0));&quot;&quot;;INDEX([.$C$3:.$C$1002];MATCH(ROW([.$D446])-1;[.$D$1:.$D$1048576];0)))">
            <text:p/>
          </table:table-cell>
          <table:table-cell table:style-name="ce4"/>
          <table:table-cell table:style-name="ce4" table:formula="of:=IF([.$F447]=&quot;&quot;;&quot;&quot;;IF(LEFT([.$F446];1)&lt;&gt;&quot;^&quot;;&quot;&quot;;&quot;[&quot;)&amp;CHAR(34)&amp;[.$F447]&amp;CHAR(34)&amp;IF([.$F4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</text:p>
          </table:table-cell>
          <table:table-cell table:style-name="ce4" table:formula="of:=LEN([.A448])" office:value-type="float" office:value="5" calcext:value-type="float">
            <text:p>5</text:p>
          </table:table-cell>
          <table:table-cell table:style-name="ce4" table:formula="of:=IF(AND([.$B448]&gt;=[.$J$2];[.$B448]&lt;=[.$J$3]);[.$A448];&quot;zzz&quot;)" office:value-type="string" office:string-value="zzz" calcext:value-type="string">
            <text:p>zzz</text:p>
          </table:table-cell>
          <table:table-cell table:style-name="ce4" table:formula="of:=IF([.$C448]=&quot;zzz&quot;;&quot;&quot;;COUNTIF([.$C$3:.$C$1002];&quot;&lt;&quot;&amp;[.$C448]))">
            <text:p/>
          </table:table-cell>
          <table:table-cell table:style-name="ce4" table:formula="of:=IF(ISNA(MATCH(ROW([.$D447])-1;[.$D$1:.$D$1048576];0));&quot;&quot;;INDEX([.$C$3:.$C$1002];MATCH(ROW([.$D447])-1;[.$D$1:.$D$1048576];0)))">
            <text:p/>
          </table:table-cell>
          <table:table-cell table:style-name="ce4"/>
          <table:table-cell table:style-name="ce4" table:formula="of:=IF([.$F448]=&quot;&quot;;&quot;&quot;;IF(LEFT([.$F447];1)&lt;&gt;&quot;^&quot;;&quot;&quot;;&quot;[&quot;)&amp;CHAR(34)&amp;[.$F448]&amp;CHAR(34)&amp;IF([.$F4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vel</text:p>
          </table:table-cell>
          <table:table-cell table:style-name="ce4" table:formula="of:=LEN([.A449])" office:value-type="float" office:value="5" calcext:value-type="float">
            <text:p>5</text:p>
          </table:table-cell>
          <table:table-cell table:style-name="ce4" table:formula="of:=IF(AND([.$B449]&gt;=[.$J$2];[.$B449]&lt;=[.$J$3]);[.$A449];&quot;zzz&quot;)" office:value-type="string" office:string-value="zzz" calcext:value-type="string">
            <text:p>zzz</text:p>
          </table:table-cell>
          <table:table-cell table:style-name="ce4" table:formula="of:=IF([.$C449]=&quot;zzz&quot;;&quot;&quot;;COUNTIF([.$C$3:.$C$1002];&quot;&lt;&quot;&amp;[.$C449]))">
            <text:p/>
          </table:table-cell>
          <table:table-cell table:style-name="ce4" table:formula="of:=IF(ISNA(MATCH(ROW([.$D448])-1;[.$D$1:.$D$1048576];0));&quot;&quot;;INDEX([.$C$3:.$C$1002];MATCH(ROW([.$D448])-1;[.$D$1:.$D$1048576];0)))">
            <text:p/>
          </table:table-cell>
          <table:table-cell table:style-name="ce4"/>
          <table:table-cell table:style-name="ce4" table:formula="of:=IF([.$F449]=&quot;&quot;;&quot;&quot;;IF(LEFT([.$F448];1)&lt;&gt;&quot;^&quot;;&quot;&quot;;&quot;[&quot;)&amp;CHAR(34)&amp;[.$F449]&amp;CHAR(34)&amp;IF([.$F4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ght</text:p>
          </table:table-cell>
          <table:table-cell table:style-name="ce4" table:formula="of:=LEN([.A450])" office:value-type="float" office:value="5" calcext:value-type="float">
            <text:p>5</text:p>
          </table:table-cell>
          <table:table-cell table:style-name="ce4" table:formula="of:=IF(AND([.$B450]&gt;=[.$J$2];[.$B450]&lt;=[.$J$3]);[.$A450];&quot;zzz&quot;)" office:value-type="string" office:string-value="zzz" calcext:value-type="string">
            <text:p>zzz</text:p>
          </table:table-cell>
          <table:table-cell table:style-name="ce4" table:formula="of:=IF([.$C450]=&quot;zzz&quot;;&quot;&quot;;COUNTIF([.$C$3:.$C$1002];&quot;&lt;&quot;&amp;[.$C450]))">
            <text:p/>
          </table:table-cell>
          <table:table-cell table:style-name="ce4" table:formula="of:=IF(ISNA(MATCH(ROW([.$D449])-1;[.$D$1:.$D$1048576];0));&quot;&quot;;INDEX([.$C$3:.$C$1002];MATCH(ROW([.$D449])-1;[.$D$1:.$D$1048576];0)))">
            <text:p/>
          </table:table-cell>
          <table:table-cell table:style-name="ce4"/>
          <table:table-cell table:style-name="ce4" table:formula="of:=IF([.$F450]=&quot;&quot;;&quot;&quot;;IF(LEFT([.$F449];1)&lt;&gt;&quot;^&quot;;&quot;&quot;;&quot;[&quot;)&amp;CHAR(34)&amp;[.$F450]&amp;CHAR(34)&amp;IF([.$F4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cal</text:p>
          </table:table-cell>
          <table:table-cell table:style-name="ce4" table:formula="of:=LEN([.A451])" office:value-type="float" office:value="5" calcext:value-type="float">
            <text:p>5</text:p>
          </table:table-cell>
          <table:table-cell table:style-name="ce4" table:formula="of:=IF(AND([.$B451]&gt;=[.$J$2];[.$B451]&lt;=[.$J$3]);[.$A451];&quot;zzz&quot;)" office:value-type="string" office:string-value="zzz" calcext:value-type="string">
            <text:p>zzz</text:p>
          </table:table-cell>
          <table:table-cell table:style-name="ce4" table:formula="of:=IF([.$C451]=&quot;zzz&quot;;&quot;&quot;;COUNTIF([.$C$3:.$C$1002];&quot;&lt;&quot;&amp;[.$C451]))">
            <text:p/>
          </table:table-cell>
          <table:table-cell table:style-name="ce4" table:formula="of:=IF(ISNA(MATCH(ROW([.$D450])-1;[.$D$1:.$D$1048576];0));&quot;&quot;;INDEX([.$C$3:.$C$1002];MATCH(ROW([.$D450])-1;[.$D$1:.$D$1048576];0)))">
            <text:p/>
          </table:table-cell>
          <table:table-cell table:style-name="ce4"/>
          <table:table-cell table:style-name="ce4" table:formula="of:=IF([.$F451]=&quot;&quot;;&quot;&quot;;IF(LEFT([.$F450];1)&lt;&gt;&quot;^&quot;;&quot;&quot;;&quot;[&quot;)&amp;CHAR(34)&amp;[.$F451]&amp;CHAR(34)&amp;IF([.$F4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jor</text:p>
          </table:table-cell>
          <table:table-cell table:style-name="ce4" table:formula="of:=LEN([.A452])" office:value-type="float" office:value="5" calcext:value-type="float">
            <text:p>5</text:p>
          </table:table-cell>
          <table:table-cell table:style-name="ce4" table:formula="of:=IF(AND([.$B452]&gt;=[.$J$2];[.$B452]&lt;=[.$J$3]);[.$A452];&quot;zzz&quot;)" office:value-type="string" office:string-value="zzz" calcext:value-type="string">
            <text:p>zzz</text:p>
          </table:table-cell>
          <table:table-cell table:style-name="ce4" table:formula="of:=IF([.$C452]=&quot;zzz&quot;;&quot;&quot;;COUNTIF([.$C$3:.$C$1002];&quot;&lt;&quot;&amp;[.$C452]))">
            <text:p/>
          </table:table-cell>
          <table:table-cell table:style-name="ce4" table:formula="of:=IF(ISNA(MATCH(ROW([.$D451])-1;[.$D$1:.$D$1048576];0));&quot;&quot;;INDEX([.$C$3:.$C$1002];MATCH(ROW([.$D451])-1;[.$D$1:.$D$1048576];0)))">
            <text:p/>
          </table:table-cell>
          <table:table-cell table:style-name="ce4"/>
          <table:table-cell table:style-name="ce4" table:formula="of:=IF([.$F452]=&quot;&quot;;&quot;&quot;;IF(LEFT([.$F451];1)&lt;&gt;&quot;^&quot;;&quot;&quot;;&quot;[&quot;)&amp;CHAR(34)&amp;[.$F452]&amp;CHAR(34)&amp;IF([.$F4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ybe</text:p>
          </table:table-cell>
          <table:table-cell table:style-name="ce4" table:formula="of:=LEN([.A453])" office:value-type="float" office:value="5" calcext:value-type="float">
            <text:p>5</text:p>
          </table:table-cell>
          <table:table-cell table:style-name="ce4" table:formula="of:=IF(AND([.$B453]&gt;=[.$J$2];[.$B453]&lt;=[.$J$3]);[.$A453];&quot;zzz&quot;)" office:value-type="string" office:string-value="zzz" calcext:value-type="string">
            <text:p>zzz</text:p>
          </table:table-cell>
          <table:table-cell table:style-name="ce4" table:formula="of:=IF([.$C453]=&quot;zzz&quot;;&quot;&quot;;COUNTIF([.$C$3:.$C$1002];&quot;&lt;&quot;&amp;[.$C453]))">
            <text:p/>
          </table:table-cell>
          <table:table-cell table:style-name="ce4" table:formula="of:=IF(ISNA(MATCH(ROW([.$D452])-1;[.$D$1:.$D$1048576];0));&quot;&quot;;INDEX([.$C$3:.$C$1002];MATCH(ROW([.$D452])-1;[.$D$1:.$D$1048576];0)))">
            <text:p/>
          </table:table-cell>
          <table:table-cell table:style-name="ce4"/>
          <table:table-cell table:style-name="ce4" table:formula="of:=IF([.$F453]=&quot;&quot;;&quot;&quot;;IF(LEFT([.$F452];1)&lt;&gt;&quot;^&quot;;&quot;&quot;;&quot;[&quot;)&amp;CHAR(34)&amp;[.$F453]&amp;CHAR(34)&amp;IF([.$F4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4" table:formula="of:=LEN([.A454])" office:value-type="float" office:value="5" calcext:value-type="float">
            <text:p>5</text:p>
          </table:table-cell>
          <table:table-cell table:style-name="ce4" table:formula="of:=IF(AND([.$B454]&gt;=[.$J$2];[.$B454]&lt;=[.$J$3]);[.$A454];&quot;zzz&quot;)" office:value-type="string" office:string-value="zzz" calcext:value-type="string">
            <text:p>zzz</text:p>
          </table:table-cell>
          <table:table-cell table:style-name="ce4" table:formula="of:=IF([.$C454]=&quot;zzz&quot;;&quot;&quot;;COUNTIF([.$C$3:.$C$1002];&quot;&lt;&quot;&amp;[.$C454]))">
            <text:p/>
          </table:table-cell>
          <table:table-cell table:style-name="ce4" table:formula="of:=IF(ISNA(MATCH(ROW([.$D453])-1;[.$D$1:.$D$1048576];0));&quot;&quot;;INDEX([.$C$3:.$C$1002];MATCH(ROW([.$D453])-1;[.$D$1:.$D$1048576];0)))">
            <text:p/>
          </table:table-cell>
          <table:table-cell table:style-name="ce4"/>
          <table:table-cell table:style-name="ce4" table:formula="of:=IF([.$F454]=&quot;&quot;;&quot;&quot;;IF(LEFT([.$F453];1)&lt;&gt;&quot;^&quot;;&quot;&quot;;&quot;[&quot;)&amp;CHAR(34)&amp;[.$F454]&amp;CHAR(34)&amp;IF([.$F4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4" table:formula="of:=LEN([.A455])" office:value-type="float" office:value="5" calcext:value-type="float">
            <text:p>5</text:p>
          </table:table-cell>
          <table:table-cell table:style-name="ce4" table:formula="of:=IF(AND([.$B455]&gt;=[.$J$2];[.$B455]&lt;=[.$J$3]);[.$A455];&quot;zzz&quot;)" office:value-type="string" office:string-value="zzz" calcext:value-type="string">
            <text:p>zzz</text:p>
          </table:table-cell>
          <table:table-cell table:style-name="ce4" table:formula="of:=IF([.$C455]=&quot;zzz&quot;;&quot;&quot;;COUNTIF([.$C$3:.$C$1002];&quot;&lt;&quot;&amp;[.$C455]))">
            <text:p/>
          </table:table-cell>
          <table:table-cell table:style-name="ce4" table:formula="of:=IF(ISNA(MATCH(ROW([.$D454])-1;[.$D$1:.$D$1048576];0));&quot;&quot;;INDEX([.$C$3:.$C$1002];MATCH(ROW([.$D454])-1;[.$D$1:.$D$1048576];0)))">
            <text:p/>
          </table:table-cell>
          <table:table-cell table:style-name="ce4"/>
          <table:table-cell table:style-name="ce4" table:formula="of:=IF([.$F455]=&quot;&quot;;&quot;&quot;;IF(LEFT([.$F454];1)&lt;&gt;&quot;^&quot;;&quot;&quot;;&quot;[&quot;)&amp;CHAR(34)&amp;[.$F455]&amp;CHAR(34)&amp;IF([.$F4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4" table:formula="of:=LEN([.A456])" office:value-type="float" office:value="5" calcext:value-type="float">
            <text:p>5</text:p>
          </table:table-cell>
          <table:table-cell table:style-name="ce4" table:formula="of:=IF(AND([.$B456]&gt;=[.$J$2];[.$B456]&lt;=[.$J$3]);[.$A456];&quot;zzz&quot;)" office:value-type="string" office:string-value="zzz" calcext:value-type="string">
            <text:p>zzz</text:p>
          </table:table-cell>
          <table:table-cell table:style-name="ce4" table:formula="of:=IF([.$C456]=&quot;zzz&quot;;&quot;&quot;;COUNTIF([.$C$3:.$C$1002];&quot;&lt;&quot;&amp;[.$C456]))">
            <text:p/>
          </table:table-cell>
          <table:table-cell table:style-name="ce4" table:formula="of:=IF(ISNA(MATCH(ROW([.$D455])-1;[.$D$1:.$D$1048576];0));&quot;&quot;;INDEX([.$C$3:.$C$1002];MATCH(ROW([.$D455])-1;[.$D$1:.$D$1048576];0)))">
            <text:p/>
          </table:table-cell>
          <table:table-cell table:style-name="ce4"/>
          <table:table-cell table:style-name="ce4" table:formula="of:=IF([.$F456]=&quot;&quot;;&quot;&quot;;IF(LEFT([.$F455];1)&lt;&gt;&quot;^&quot;;&quot;&quot;;&quot;[&quot;)&amp;CHAR(34)&amp;[.$F456]&amp;CHAR(34)&amp;IF([.$F4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ey</text:p>
          </table:table-cell>
          <table:table-cell table:style-name="ce4" table:formula="of:=LEN([.A457])" office:value-type="float" office:value="5" calcext:value-type="float">
            <text:p>5</text:p>
          </table:table-cell>
          <table:table-cell table:style-name="ce4" table:formula="of:=IF(AND([.$B457]&gt;=[.$J$2];[.$B457]&lt;=[.$J$3]);[.$A457];&quot;zzz&quot;)" office:value-type="string" office:string-value="zzz" calcext:value-type="string">
            <text:p>zzz</text:p>
          </table:table-cell>
          <table:table-cell table:style-name="ce4" table:formula="of:=IF([.$C457]=&quot;zzz&quot;;&quot;&quot;;COUNTIF([.$C$3:.$C$1002];&quot;&lt;&quot;&amp;[.$C457]))">
            <text:p/>
          </table:table-cell>
          <table:table-cell table:style-name="ce4" table:formula="of:=IF(ISNA(MATCH(ROW([.$D456])-1;[.$D$1:.$D$1048576];0));&quot;&quot;;INDEX([.$C$3:.$C$1002];MATCH(ROW([.$D456])-1;[.$D$1:.$D$1048576];0)))">
            <text:p/>
          </table:table-cell>
          <table:table-cell table:style-name="ce4"/>
          <table:table-cell table:style-name="ce4" table:formula="of:=IF([.$F457]=&quot;&quot;;&quot;&quot;;IF(LEFT([.$F456];1)&lt;&gt;&quot;^&quot;;&quot;&quot;;&quot;[&quot;)&amp;CHAR(34)&amp;[.$F457]&amp;CHAR(34)&amp;IF([.$F4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th</text:p>
          </table:table-cell>
          <table:table-cell table:style-name="ce4" table:formula="of:=LEN([.A458])" office:value-type="float" office:value="5" calcext:value-type="float">
            <text:p>5</text:p>
          </table:table-cell>
          <table:table-cell table:style-name="ce4" table:formula="of:=IF(AND([.$B458]&gt;=[.$J$2];[.$B458]&lt;=[.$J$3]);[.$A458];&quot;zzz&quot;)" office:value-type="string" office:string-value="zzz" calcext:value-type="string">
            <text:p>zzz</text:p>
          </table:table-cell>
          <table:table-cell table:style-name="ce4" table:formula="of:=IF([.$C458]=&quot;zzz&quot;;&quot;&quot;;COUNTIF([.$C$3:.$C$1002];&quot;&lt;&quot;&amp;[.$C458]))">
            <text:p/>
          </table:table-cell>
          <table:table-cell table:style-name="ce4" table:formula="of:=IF(ISNA(MATCH(ROW([.$D457])-1;[.$D$1:.$D$1048576];0));&quot;&quot;;INDEX([.$C$3:.$C$1002];MATCH(ROW([.$D457])-1;[.$D$1:.$D$1048576];0)))">
            <text:p/>
          </table:table-cell>
          <table:table-cell table:style-name="ce4"/>
          <table:table-cell table:style-name="ce4" table:formula="of:=IF([.$F458]=&quot;&quot;;&quot;&quot;;IF(LEFT([.$F457];1)&lt;&gt;&quot;^&quot;;&quot;&quot;;&quot;[&quot;)&amp;CHAR(34)&amp;[.$F458]&amp;CHAR(34)&amp;IF([.$F4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uth</text:p>
          </table:table-cell>
          <table:table-cell table:style-name="ce4" table:formula="of:=LEN([.A459])" office:value-type="float" office:value="5" calcext:value-type="float">
            <text:p>5</text:p>
          </table:table-cell>
          <table:table-cell table:style-name="ce4" table:formula="of:=IF(AND([.$B459]&gt;=[.$J$2];[.$B459]&lt;=[.$J$3]);[.$A459];&quot;zzz&quot;)" office:value-type="string" office:string-value="zzz" calcext:value-type="string">
            <text:p>zzz</text:p>
          </table:table-cell>
          <table:table-cell table:style-name="ce4" table:formula="of:=IF([.$C459]=&quot;zzz&quot;;&quot;&quot;;COUNTIF([.$C$3:.$C$1002];&quot;&lt;&quot;&amp;[.$C459]))">
            <text:p/>
          </table:table-cell>
          <table:table-cell table:style-name="ce4" table:formula="of:=IF(ISNA(MATCH(ROW([.$D458])-1;[.$D$1:.$D$1048576];0));&quot;&quot;;INDEX([.$C$3:.$C$1002];MATCH(ROW([.$D458])-1;[.$D$1:.$D$1048576];0)))">
            <text:p/>
          </table:table-cell>
          <table:table-cell table:style-name="ce4"/>
          <table:table-cell table:style-name="ce4" table:formula="of:=IF([.$F459]=&quot;&quot;;&quot;&quot;;IF(LEFT([.$F458];1)&lt;&gt;&quot;^&quot;;&quot;&quot;;&quot;[&quot;)&amp;CHAR(34)&amp;[.$F459]&amp;CHAR(34)&amp;IF([.$F4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vie</text:p>
          </table:table-cell>
          <table:table-cell table:style-name="ce4" table:formula="of:=LEN([.A460])" office:value-type="float" office:value="5" calcext:value-type="float">
            <text:p>5</text:p>
          </table:table-cell>
          <table:table-cell table:style-name="ce4" table:formula="of:=IF(AND([.$B460]&gt;=[.$J$2];[.$B460]&lt;=[.$J$3]);[.$A460];&quot;zzz&quot;)" office:value-type="string" office:string-value="zzz" calcext:value-type="string">
            <text:p>zzz</text:p>
          </table:table-cell>
          <table:table-cell table:style-name="ce4" table:formula="of:=IF([.$C460]=&quot;zzz&quot;;&quot;&quot;;COUNTIF([.$C$3:.$C$1002];&quot;&lt;&quot;&amp;[.$C460]))">
            <text:p/>
          </table:table-cell>
          <table:table-cell table:style-name="ce4" table:formula="of:=IF(ISNA(MATCH(ROW([.$D459])-1;[.$D$1:.$D$1048576];0));&quot;&quot;;INDEX([.$C$3:.$C$1002];MATCH(ROW([.$D459])-1;[.$D$1:.$D$1048576];0)))">
            <text:p/>
          </table:table-cell>
          <table:table-cell table:style-name="ce4"/>
          <table:table-cell table:style-name="ce4" table:formula="of:=IF([.$F460]=&quot;&quot;;&quot;&quot;;IF(LEFT([.$F459];1)&lt;&gt;&quot;^&quot;;&quot;&quot;;&quot;[&quot;)&amp;CHAR(34)&amp;[.$F460]&amp;CHAR(34)&amp;IF([.$F4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4" table:formula="of:=LEN([.A461])" office:value-type="float" office:value="5" calcext:value-type="float">
            <text:p>5</text:p>
          </table:table-cell>
          <table:table-cell table:style-name="ce4" table:formula="of:=IF(AND([.$B461]&gt;=[.$J$2];[.$B461]&lt;=[.$J$3]);[.$A461];&quot;zzz&quot;)" office:value-type="string" office:string-value="zzz" calcext:value-type="string">
            <text:p>zzz</text:p>
          </table:table-cell>
          <table:table-cell table:style-name="ce4" table:formula="of:=IF([.$C461]=&quot;zzz&quot;;&quot;&quot;;COUNTIF([.$C$3:.$C$1002];&quot;&lt;&quot;&amp;[.$C461]))">
            <text:p/>
          </table:table-cell>
          <table:table-cell table:style-name="ce4" table:formula="of:=IF(ISNA(MATCH(ROW([.$D460])-1;[.$D$1:.$D$1048576];0));&quot;&quot;;INDEX([.$C$3:.$C$1002];MATCH(ROW([.$D460])-1;[.$D$1:.$D$1048576];0)))">
            <text:p/>
          </table:table-cell>
          <table:table-cell table:style-name="ce4"/>
          <table:table-cell table:style-name="ce4" table:formula="of:=IF([.$F461]=&quot;&quot;;&quot;&quot;;IF(LEFT([.$F460];1)&lt;&gt;&quot;^&quot;;&quot;&quot;;&quot;[&quot;)&amp;CHAR(34)&amp;[.$F461]&amp;CHAR(34)&amp;IF([.$F4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ver</text:p>
          </table:table-cell>
          <table:table-cell table:style-name="ce4" table:formula="of:=LEN([.A462])" office:value-type="float" office:value="5" calcext:value-type="float">
            <text:p>5</text:p>
          </table:table-cell>
          <table:table-cell table:style-name="ce4" table:formula="of:=IF(AND([.$B462]&gt;=[.$J$2];[.$B462]&lt;=[.$J$3]);[.$A462];&quot;zzz&quot;)" office:value-type="string" office:string-value="zzz" calcext:value-type="string">
            <text:p>zzz</text:p>
          </table:table-cell>
          <table:table-cell table:style-name="ce4" table:formula="of:=IF([.$C462]=&quot;zzz&quot;;&quot;&quot;;COUNTIF([.$C$3:.$C$1002];&quot;&lt;&quot;&amp;[.$C462]))">
            <text:p/>
          </table:table-cell>
          <table:table-cell table:style-name="ce4" table:formula="of:=IF(ISNA(MATCH(ROW([.$D461])-1;[.$D$1:.$D$1048576];0));&quot;&quot;;INDEX([.$C$3:.$C$1002];MATCH(ROW([.$D461])-1;[.$D$1:.$D$1048576];0)))">
            <text:p/>
          </table:table-cell>
          <table:table-cell table:style-name="ce4"/>
          <table:table-cell table:style-name="ce4" table:formula="of:=IF([.$F462]=&quot;&quot;;&quot;&quot;;IF(LEFT([.$F461];1)&lt;&gt;&quot;^&quot;;&quot;&quot;;&quot;[&quot;)&amp;CHAR(34)&amp;[.$F462]&amp;CHAR(34)&amp;IF([.$F4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ight</text:p>
          </table:table-cell>
          <table:table-cell table:style-name="ce4" table:formula="of:=LEN([.A463])" office:value-type="float" office:value="5" calcext:value-type="float">
            <text:p>5</text:p>
          </table:table-cell>
          <table:table-cell table:style-name="ce4" table:formula="of:=IF(AND([.$B463]&gt;=[.$J$2];[.$B463]&lt;=[.$J$3]);[.$A463];&quot;zzz&quot;)" office:value-type="string" office:string-value="zzz" calcext:value-type="string">
            <text:p>zzz</text:p>
          </table:table-cell>
          <table:table-cell table:style-name="ce4" table:formula="of:=IF([.$C463]=&quot;zzz&quot;;&quot;&quot;;COUNTIF([.$C$3:.$C$1002];&quot;&lt;&quot;&amp;[.$C463]))">
            <text:p/>
          </table:table-cell>
          <table:table-cell table:style-name="ce4" table:formula="of:=IF(ISNA(MATCH(ROW([.$D462])-1;[.$D$1:.$D$1048576];0));&quot;&quot;;INDEX([.$C$3:.$C$1002];MATCH(ROW([.$D462])-1;[.$D$1:.$D$1048576];0)))">
            <text:p/>
          </table:table-cell>
          <table:table-cell table:style-name="ce4"/>
          <table:table-cell table:style-name="ce4" table:formula="of:=IF([.$F463]=&quot;&quot;;&quot;&quot;;IF(LEFT([.$F462];1)&lt;&gt;&quot;^&quot;;&quot;&quot;;&quot;[&quot;)&amp;CHAR(34)&amp;[.$F463]&amp;CHAR(34)&amp;IF([.$F4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rth</text:p>
          </table:table-cell>
          <table:table-cell table:style-name="ce4" table:formula="of:=LEN([.A464])" office:value-type="float" office:value="5" calcext:value-type="float">
            <text:p>5</text:p>
          </table:table-cell>
          <table:table-cell table:style-name="ce4" table:formula="of:=IF(AND([.$B464]&gt;=[.$J$2];[.$B464]&lt;=[.$J$3]);[.$A464];&quot;zzz&quot;)" office:value-type="string" office:string-value="zzz" calcext:value-type="string">
            <text:p>zzz</text:p>
          </table:table-cell>
          <table:table-cell table:style-name="ce4" table:formula="of:=IF([.$C464]=&quot;zzz&quot;;&quot;&quot;;COUNTIF([.$C$3:.$C$1002];&quot;&lt;&quot;&amp;[.$C464]))">
            <text:p/>
          </table:table-cell>
          <table:table-cell table:style-name="ce4" table:formula="of:=IF(ISNA(MATCH(ROW([.$D463])-1;[.$D$1:.$D$1048576];0));&quot;&quot;;INDEX([.$C$3:.$C$1002];MATCH(ROW([.$D463])-1;[.$D$1:.$D$1048576];0)))">
            <text:p/>
          </table:table-cell>
          <table:table-cell table:style-name="ce4"/>
          <table:table-cell table:style-name="ce4" table:formula="of:=IF([.$F464]=&quot;&quot;;&quot;&quot;;IF(LEFT([.$F463];1)&lt;&gt;&quot;^&quot;;&quot;&quot;;&quot;[&quot;)&amp;CHAR(34)&amp;[.$F464]&amp;CHAR(34)&amp;IF([.$F4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ccur</text:p>
          </table:table-cell>
          <table:table-cell table:style-name="ce4" table:formula="of:=LEN([.A465])" office:value-type="float" office:value="5" calcext:value-type="float">
            <text:p>5</text:p>
          </table:table-cell>
          <table:table-cell table:style-name="ce4" table:formula="of:=IF(AND([.$B465]&gt;=[.$J$2];[.$B465]&lt;=[.$J$3]);[.$A465];&quot;zzz&quot;)" office:value-type="string" office:string-value="zzz" calcext:value-type="string">
            <text:p>zzz</text:p>
          </table:table-cell>
          <table:table-cell table:style-name="ce4" table:formula="of:=IF([.$C465]=&quot;zzz&quot;;&quot;&quot;;COUNTIF([.$C$3:.$C$1002];&quot;&lt;&quot;&amp;[.$C465]))">
            <text:p/>
          </table:table-cell>
          <table:table-cell table:style-name="ce4" table:formula="of:=IF(ISNA(MATCH(ROW([.$D464])-1;[.$D$1:.$D$1048576];0));&quot;&quot;;INDEX([.$C$3:.$C$1002];MATCH(ROW([.$D464])-1;[.$D$1:.$D$1048576];0)))">
            <text:p/>
          </table:table-cell>
          <table:table-cell table:style-name="ce4"/>
          <table:table-cell table:style-name="ce4" table:formula="of:=IF([.$F465]=&quot;&quot;;&quot;&quot;;IF(LEFT([.$F464];1)&lt;&gt;&quot;^&quot;;&quot;&quot;;&quot;[&quot;)&amp;CHAR(34)&amp;[.$F465]&amp;CHAR(34)&amp;IF([.$F4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er</text:p>
          </table:table-cell>
          <table:table-cell table:style-name="ce4" table:formula="of:=LEN([.A466])" office:value-type="float" office:value="5" calcext:value-type="float">
            <text:p>5</text:p>
          </table:table-cell>
          <table:table-cell table:style-name="ce4" table:formula="of:=IF(AND([.$B466]&gt;=[.$J$2];[.$B466]&lt;=[.$J$3]);[.$A466];&quot;zzz&quot;)" office:value-type="string" office:string-value="zzz" calcext:value-type="string">
            <text:p>zzz</text:p>
          </table:table-cell>
          <table:table-cell table:style-name="ce4" table:formula="of:=IF([.$C466]=&quot;zzz&quot;;&quot;&quot;;COUNTIF([.$C$3:.$C$1002];&quot;&lt;&quot;&amp;[.$C466]))">
            <text:p/>
          </table:table-cell>
          <table:table-cell table:style-name="ce4" table:formula="of:=IF(ISNA(MATCH(ROW([.$D465])-1;[.$D$1:.$D$1048576];0));&quot;&quot;;INDEX([.$C$3:.$C$1002];MATCH(ROW([.$D465])-1;[.$D$1:.$D$1048576];0)))">
            <text:p/>
          </table:table-cell>
          <table:table-cell table:style-name="ce4"/>
          <table:table-cell table:style-name="ce4" table:formula="of:=IF([.$F466]=&quot;&quot;;&quot;&quot;;IF(LEFT([.$F465];1)&lt;&gt;&quot;^&quot;;&quot;&quot;;&quot;[&quot;)&amp;CHAR(34)&amp;[.$F466]&amp;CHAR(34)&amp;IF([.$F4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ten</text:p>
          </table:table-cell>
          <table:table-cell table:style-name="ce4" table:formula="of:=LEN([.A467])" office:value-type="float" office:value="5" calcext:value-type="float">
            <text:p>5</text:p>
          </table:table-cell>
          <table:table-cell table:style-name="ce4" table:formula="of:=IF(AND([.$B467]&gt;=[.$J$2];[.$B467]&lt;=[.$J$3]);[.$A467];&quot;zzz&quot;)" office:value-type="string" office:string-value="zzz" calcext:value-type="string">
            <text:p>zzz</text:p>
          </table:table-cell>
          <table:table-cell table:style-name="ce4" table:formula="of:=IF([.$C467]=&quot;zzz&quot;;&quot;&quot;;COUNTIF([.$C$3:.$C$1002];&quot;&lt;&quot;&amp;[.$C467]))">
            <text:p/>
          </table:table-cell>
          <table:table-cell table:style-name="ce4" table:formula="of:=IF(ISNA(MATCH(ROW([.$D466])-1;[.$D$1:.$D$1048576];0));&quot;&quot;;INDEX([.$C$3:.$C$1002];MATCH(ROW([.$D466])-1;[.$D$1:.$D$1048576];0)))">
            <text:p/>
          </table:table-cell>
          <table:table-cell table:style-name="ce4"/>
          <table:table-cell table:style-name="ce4" table:formula="of:=IF([.$F467]=&quot;&quot;;&quot;&quot;;IF(LEFT([.$F466];1)&lt;&gt;&quot;^&quot;;&quot;&quot;;&quot;[&quot;)&amp;CHAR(34)&amp;[.$F467]&amp;CHAR(34)&amp;IF([.$F4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rder</text:p>
          </table:table-cell>
          <table:table-cell table:style-name="ce4" table:formula="of:=LEN([.A468])" office:value-type="float" office:value="5" calcext:value-type="float">
            <text:p>5</text:p>
          </table:table-cell>
          <table:table-cell table:style-name="ce4" table:formula="of:=IF(AND([.$B468]&gt;=[.$J$2];[.$B468]&lt;=[.$J$3]);[.$A468];&quot;zzz&quot;)" office:value-type="string" office:string-value="zzz" calcext:value-type="string">
            <text:p>zzz</text:p>
          </table:table-cell>
          <table:table-cell table:style-name="ce4" table:formula="of:=IF([.$C468]=&quot;zzz&quot;;&quot;&quot;;COUNTIF([.$C$3:.$C$1002];&quot;&lt;&quot;&amp;[.$C468]))">
            <text:p/>
          </table:table-cell>
          <table:table-cell table:style-name="ce4" table:formula="of:=IF(ISNA(MATCH(ROW([.$D467])-1;[.$D$1:.$D$1048576];0));&quot;&quot;;INDEX([.$C$3:.$C$1002];MATCH(ROW([.$D467])-1;[.$D$1:.$D$1048576];0)))">
            <text:p/>
          </table:table-cell>
          <table:table-cell table:style-name="ce4"/>
          <table:table-cell table:style-name="ce4" table:formula="of:=IF([.$F468]=&quot;&quot;;&quot;&quot;;IF(LEFT([.$F467];1)&lt;&gt;&quot;^&quot;;&quot;&quot;;&quot;[&quot;)&amp;CHAR(34)&amp;[.$F468]&amp;CHAR(34)&amp;IF([.$F4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4" table:formula="of:=LEN([.A469])" office:value-type="float" office:value="5" calcext:value-type="float">
            <text:p>5</text:p>
          </table:table-cell>
          <table:table-cell table:style-name="ce4" table:formula="of:=IF(AND([.$B469]&gt;=[.$J$2];[.$B469]&lt;=[.$J$3]);[.$A469];&quot;zzz&quot;)" office:value-type="string" office:string-value="zzz" calcext:value-type="string">
            <text:p>zzz</text:p>
          </table:table-cell>
          <table:table-cell table:style-name="ce4" table:formula="of:=IF([.$C469]=&quot;zzz&quot;;&quot;&quot;;COUNTIF([.$C$3:.$C$1002];&quot;&lt;&quot;&amp;[.$C469]))">
            <text:p/>
          </table:table-cell>
          <table:table-cell table:style-name="ce4" table:formula="of:=IF(ISNA(MATCH(ROW([.$D468])-1;[.$D$1:.$D$1048576];0));&quot;&quot;;INDEX([.$C$3:.$C$1002];MATCH(ROW([.$D468])-1;[.$D$1:.$D$1048576];0)))">
            <text:p/>
          </table:table-cell>
          <table:table-cell table:style-name="ce4"/>
          <table:table-cell table:style-name="ce4" table:formula="of:=IF([.$F469]=&quot;&quot;;&quot;&quot;;IF(LEFT([.$F468];1)&lt;&gt;&quot;^&quot;;&quot;&quot;;&quot;[&quot;)&amp;CHAR(34)&amp;[.$F469]&amp;CHAR(34)&amp;IF([.$F4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</text:p>
          </table:table-cell>
          <table:table-cell table:style-name="ce4" table:formula="of:=LEN([.A470])" office:value-type="float" office:value="5" calcext:value-type="float">
            <text:p>5</text:p>
          </table:table-cell>
          <table:table-cell table:style-name="ce4" table:formula="of:=IF(AND([.$B470]&gt;=[.$J$2];[.$B470]&lt;=[.$J$3]);[.$A470];&quot;zzz&quot;)" office:value-type="string" office:string-value="zzz" calcext:value-type="string">
            <text:p>zzz</text:p>
          </table:table-cell>
          <table:table-cell table:style-name="ce4" table:formula="of:=IF([.$C470]=&quot;zzz&quot;;&quot;&quot;;COUNTIF([.$C$3:.$C$1002];&quot;&lt;&quot;&amp;[.$C470]))">
            <text:p/>
          </table:table-cell>
          <table:table-cell table:style-name="ce4" table:formula="of:=IF(ISNA(MATCH(ROW([.$D469])-1;[.$D$1:.$D$1048576];0));&quot;&quot;;INDEX([.$C$3:.$C$1002];MATCH(ROW([.$D469])-1;[.$D$1:.$D$1048576];0)))">
            <text:p/>
          </table:table-cell>
          <table:table-cell table:style-name="ce4"/>
          <table:table-cell table:style-name="ce4" table:formula="of:=IF([.$F470]=&quot;&quot;;&quot;&quot;;IF(LEFT([.$F469];1)&lt;&gt;&quot;^&quot;;&quot;&quot;;&quot;[&quot;)&amp;CHAR(34)&amp;[.$F470]&amp;CHAR(34)&amp;IF([.$F4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per</text:p>
          </table:table-cell>
          <table:table-cell table:style-name="ce4" table:formula="of:=LEN([.A471])" office:value-type="float" office:value="5" calcext:value-type="float">
            <text:p>5</text:p>
          </table:table-cell>
          <table:table-cell table:style-name="ce4" table:formula="of:=IF(AND([.$B471]&gt;=[.$J$2];[.$B471]&lt;=[.$J$3]);[.$A471];&quot;zzz&quot;)" office:value-type="string" office:string-value="zzz" calcext:value-type="string">
            <text:p>zzz</text:p>
          </table:table-cell>
          <table:table-cell table:style-name="ce4" table:formula="of:=IF([.$C471]=&quot;zzz&quot;;&quot;&quot;;COUNTIF([.$C$3:.$C$1002];&quot;&lt;&quot;&amp;[.$C471]))">
            <text:p/>
          </table:table-cell>
          <table:table-cell table:style-name="ce4" table:formula="of:=IF(ISNA(MATCH(ROW([.$D470])-1;[.$D$1:.$D$1048576];0));&quot;&quot;;INDEX([.$C$3:.$C$1002];MATCH(ROW([.$D470])-1;[.$D$1:.$D$1048576];0)))">
            <text:p/>
          </table:table-cell>
          <table:table-cell table:style-name="ce4"/>
          <table:table-cell table:style-name="ce4" table:formula="of:=IF([.$F471]=&quot;&quot;;&quot;&quot;;IF(LEFT([.$F470];1)&lt;&gt;&quot;^&quot;;&quot;&quot;;&quot;[&quot;)&amp;CHAR(34)&amp;[.$F471]&amp;CHAR(34)&amp;IF([.$F4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y</text:p>
          </table:table-cell>
          <table:table-cell table:style-name="ce4" table:formula="of:=LEN([.A472])" office:value-type="float" office:value="5" calcext:value-type="float">
            <text:p>5</text:p>
          </table:table-cell>
          <table:table-cell table:style-name="ce4" table:formula="of:=IF(AND([.$B472]&gt;=[.$J$2];[.$B472]&lt;=[.$J$3]);[.$A472];&quot;zzz&quot;)" office:value-type="string" office:string-value="zzz" calcext:value-type="string">
            <text:p>zzz</text:p>
          </table:table-cell>
          <table:table-cell table:style-name="ce4" table:formula="of:=IF([.$C472]=&quot;zzz&quot;;&quot;&quot;;COUNTIF([.$C$3:.$C$1002];&quot;&lt;&quot;&amp;[.$C472]))">
            <text:p/>
          </table:table-cell>
          <table:table-cell table:style-name="ce4" table:formula="of:=IF(ISNA(MATCH(ROW([.$D471])-1;[.$D$1:.$D$1048576];0));&quot;&quot;;INDEX([.$C$3:.$C$1002];MATCH(ROW([.$D471])-1;[.$D$1:.$D$1048576];0)))">
            <text:p/>
          </table:table-cell>
          <table:table-cell table:style-name="ce4"/>
          <table:table-cell table:style-name="ce4" table:formula="of:=IF([.$F472]=&quot;&quot;;&quot;&quot;;IF(LEFT([.$F471];1)&lt;&gt;&quot;^&quot;;&quot;&quot;;&quot;[&quot;)&amp;CHAR(34)&amp;[.$F472]&amp;CHAR(34)&amp;IF([.$F4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ace</text:p>
          </table:table-cell>
          <table:table-cell table:style-name="ce4" table:formula="of:=LEN([.A473])" office:value-type="float" office:value="5" calcext:value-type="float">
            <text:p>5</text:p>
          </table:table-cell>
          <table:table-cell table:style-name="ce4" table:formula="of:=IF(AND([.$B473]&gt;=[.$J$2];[.$B473]&lt;=[.$J$3]);[.$A473];&quot;zzz&quot;)" office:value-type="string" office:string-value="zzz" calcext:value-type="string">
            <text:p>zzz</text:p>
          </table:table-cell>
          <table:table-cell table:style-name="ce4" table:formula="of:=IF([.$C473]=&quot;zzz&quot;;&quot;&quot;;COUNTIF([.$C$3:.$C$1002];&quot;&lt;&quot;&amp;[.$C473]))">
            <text:p/>
          </table:table-cell>
          <table:table-cell table:style-name="ce4" table:formula="of:=IF(ISNA(MATCH(ROW([.$D472])-1;[.$D$1:.$D$1048576];0));&quot;&quot;;INDEX([.$C$3:.$C$1002];MATCH(ROW([.$D472])-1;[.$D$1:.$D$1048576];0)))">
            <text:p/>
          </table:table-cell>
          <table:table-cell table:style-name="ce4"/>
          <table:table-cell table:style-name="ce4" table:formula="of:=IF([.$F473]=&quot;&quot;;&quot;&quot;;IF(LEFT([.$F472];1)&lt;&gt;&quot;^&quot;;&quot;&quot;;&quot;[&quot;)&amp;CHAR(34)&amp;[.$F473]&amp;CHAR(34)&amp;IF([.$F4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hone</text:p>
          </table:table-cell>
          <table:table-cell table:style-name="ce4" table:formula="of:=LEN([.A474])" office:value-type="float" office:value="5" calcext:value-type="float">
            <text:p>5</text:p>
          </table:table-cell>
          <table:table-cell table:style-name="ce4" table:formula="of:=IF(AND([.$B474]&gt;=[.$J$2];[.$B474]&lt;=[.$J$3]);[.$A474];&quot;zzz&quot;)" office:value-type="string" office:string-value="zzz" calcext:value-type="string">
            <text:p>zzz</text:p>
          </table:table-cell>
          <table:table-cell table:style-name="ce4" table:formula="of:=IF([.$C474]=&quot;zzz&quot;;&quot;&quot;;COUNTIF([.$C$3:.$C$1002];&quot;&lt;&quot;&amp;[.$C474]))">
            <text:p/>
          </table:table-cell>
          <table:table-cell table:style-name="ce4" table:formula="of:=IF(ISNA(MATCH(ROW([.$D473])-1;[.$D$1:.$D$1048576];0));&quot;&quot;;INDEX([.$C$3:.$C$1002];MATCH(ROW([.$D473])-1;[.$D$1:.$D$1048576];0)))">
            <text:p/>
          </table:table-cell>
          <table:table-cell table:style-name="ce4"/>
          <table:table-cell table:style-name="ce4" table:formula="of:=IF([.$F474]=&quot;&quot;;&quot;&quot;;IF(LEFT([.$F473];1)&lt;&gt;&quot;^&quot;;&quot;&quot;;&quot;[&quot;)&amp;CHAR(34)&amp;[.$F474]&amp;CHAR(34)&amp;IF([.$F4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iece</text:p>
          </table:table-cell>
          <table:table-cell table:style-name="ce4" table:formula="of:=LEN([.A475])" office:value-type="float" office:value="5" calcext:value-type="float">
            <text:p>5</text:p>
          </table:table-cell>
          <table:table-cell table:style-name="ce4" table:formula="of:=IF(AND([.$B475]&gt;=[.$J$2];[.$B475]&lt;=[.$J$3]);[.$A475];&quot;zzz&quot;)" office:value-type="string" office:string-value="zzz" calcext:value-type="string">
            <text:p>zzz</text:p>
          </table:table-cell>
          <table:table-cell table:style-name="ce4" table:formula="of:=IF([.$C475]=&quot;zzz&quot;;&quot;&quot;;COUNTIF([.$C$3:.$C$1002];&quot;&lt;&quot;&amp;[.$C475]))">
            <text:p/>
          </table:table-cell>
          <table:table-cell table:style-name="ce4" table:formula="of:=IF(ISNA(MATCH(ROW([.$D474])-1;[.$D$1:.$D$1048576];0));&quot;&quot;;INDEX([.$C$3:.$C$1002];MATCH(ROW([.$D474])-1;[.$D$1:.$D$1048576];0)))">
            <text:p/>
          </table:table-cell>
          <table:table-cell table:style-name="ce4"/>
          <table:table-cell table:style-name="ce4" table:formula="of:=IF([.$F475]=&quot;&quot;;&quot;&quot;;IF(LEFT([.$F474];1)&lt;&gt;&quot;^&quot;;&quot;&quot;;&quot;[&quot;)&amp;CHAR(34)&amp;[.$F475]&amp;CHAR(34)&amp;IF([.$F4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ce</text:p>
          </table:table-cell>
          <table:table-cell table:style-name="ce4" table:formula="of:=LEN([.A476])" office:value-type="float" office:value="5" calcext:value-type="float">
            <text:p>5</text:p>
          </table:table-cell>
          <table:table-cell table:style-name="ce4" table:formula="of:=IF(AND([.$B476]&gt;=[.$J$2];[.$B476]&lt;=[.$J$3]);[.$A476];&quot;zzz&quot;)" office:value-type="string" office:string-value="zzz" calcext:value-type="string">
            <text:p>zzz</text:p>
          </table:table-cell>
          <table:table-cell table:style-name="ce4" table:formula="of:=IF([.$C476]=&quot;zzz&quot;;&quot;&quot;;COUNTIF([.$C$3:.$C$1002];&quot;&lt;&quot;&amp;[.$C476]))">
            <text:p/>
          </table:table-cell>
          <table:table-cell table:style-name="ce4" table:formula="of:=IF(ISNA(MATCH(ROW([.$D475])-1;[.$D$1:.$D$1048576];0));&quot;&quot;;INDEX([.$C$3:.$C$1002];MATCH(ROW([.$D475])-1;[.$D$1:.$D$1048576];0)))">
            <text:p/>
          </table:table-cell>
          <table:table-cell table:style-name="ce4"/>
          <table:table-cell table:style-name="ce4" table:formula="of:=IF([.$F476]=&quot;&quot;;&quot;&quot;;IF(LEFT([.$F475];1)&lt;&gt;&quot;^&quot;;&quot;&quot;;&quot;[&quot;)&amp;CHAR(34)&amp;[.$F476]&amp;CHAR(34)&amp;IF([.$F4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nt</text:p>
          </table:table-cell>
          <table:table-cell table:style-name="ce4" table:formula="of:=LEN([.A477])" office:value-type="float" office:value="5" calcext:value-type="float">
            <text:p>5</text:p>
          </table:table-cell>
          <table:table-cell table:style-name="ce4" table:formula="of:=IF(AND([.$B477]&gt;=[.$J$2];[.$B477]&lt;=[.$J$3]);[.$A477];&quot;zzz&quot;)" office:value-type="string" office:string-value="zzz" calcext:value-type="string">
            <text:p>zzz</text:p>
          </table:table-cell>
          <table:table-cell table:style-name="ce4" table:formula="of:=IF([.$C477]=&quot;zzz&quot;;&quot;&quot;;COUNTIF([.$C$3:.$C$1002];&quot;&lt;&quot;&amp;[.$C477]))">
            <text:p/>
          </table:table-cell>
          <table:table-cell table:style-name="ce4" table:formula="of:=IF(ISNA(MATCH(ROW([.$D476])-1;[.$D$1:.$D$1048576];0));&quot;&quot;;INDEX([.$C$3:.$C$1002];MATCH(ROW([.$D476])-1;[.$D$1:.$D$1048576];0)))">
            <text:p/>
          </table:table-cell>
          <table:table-cell table:style-name="ce4"/>
          <table:table-cell table:style-name="ce4" table:formula="of:=IF([.$F477]=&quot;&quot;;&quot;&quot;;IF(LEFT([.$F476];1)&lt;&gt;&quot;^&quot;;&quot;&quot;;&quot;[&quot;)&amp;CHAR(34)&amp;[.$F477]&amp;CHAR(34)&amp;IF([.$F4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int</text:p>
          </table:table-cell>
          <table:table-cell table:style-name="ce4" table:formula="of:=LEN([.A478])" office:value-type="float" office:value="5" calcext:value-type="float">
            <text:p>5</text:p>
          </table:table-cell>
          <table:table-cell table:style-name="ce4" table:formula="of:=IF(AND([.$B478]&gt;=[.$J$2];[.$B478]&lt;=[.$J$3]);[.$A478];&quot;zzz&quot;)" office:value-type="string" office:string-value="zzz" calcext:value-type="string">
            <text:p>zzz</text:p>
          </table:table-cell>
          <table:table-cell table:style-name="ce4" table:formula="of:=IF([.$C478]=&quot;zzz&quot;;&quot;&quot;;COUNTIF([.$C$3:.$C$1002];&quot;&lt;&quot;&amp;[.$C478]))">
            <text:p/>
          </table:table-cell>
          <table:table-cell table:style-name="ce4" table:formula="of:=IF(ISNA(MATCH(ROW([.$D477])-1;[.$D$1:.$D$1048576];0));&quot;&quot;;INDEX([.$C$3:.$C$1002];MATCH(ROW([.$D477])-1;[.$D$1:.$D$1048576];0)))">
            <text:p/>
          </table:table-cell>
          <table:table-cell table:style-name="ce4"/>
          <table:table-cell table:style-name="ce4" table:formula="of:=IF([.$F478]=&quot;&quot;;&quot;&quot;;IF(LEFT([.$F477];1)&lt;&gt;&quot;^&quot;;&quot;&quot;;&quot;[&quot;)&amp;CHAR(34)&amp;[.$F478]&amp;CHAR(34)&amp;IF([.$F4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4" table:formula="of:=LEN([.A479])" office:value-type="float" office:value="5" calcext:value-type="float">
            <text:p>5</text:p>
          </table:table-cell>
          <table:table-cell table:style-name="ce4" table:formula="of:=IF(AND([.$B479]&gt;=[.$J$2];[.$B479]&lt;=[.$J$3]);[.$A479];&quot;zzz&quot;)" office:value-type="string" office:string-value="zzz" calcext:value-type="string">
            <text:p>zzz</text:p>
          </table:table-cell>
          <table:table-cell table:style-name="ce4" table:formula="of:=IF([.$C479]=&quot;zzz&quot;;&quot;&quot;;COUNTIF([.$C$3:.$C$1002];&quot;&lt;&quot;&amp;[.$C479]))">
            <text:p/>
          </table:table-cell>
          <table:table-cell table:style-name="ce4" table:formula="of:=IF(ISNA(MATCH(ROW([.$D478])-1;[.$D$1:.$D$1048576];0));&quot;&quot;;INDEX([.$C$3:.$C$1002];MATCH(ROW([.$D478])-1;[.$D$1:.$D$1048576];0)))">
            <text:p/>
          </table:table-cell>
          <table:table-cell table:style-name="ce4"/>
          <table:table-cell table:style-name="ce4" table:formula="of:=IF([.$F479]=&quot;&quot;;&quot;&quot;;IF(LEFT([.$F478];1)&lt;&gt;&quot;^&quot;;&quot;&quot;;&quot;[&quot;)&amp;CHAR(34)&amp;[.$F479]&amp;CHAR(34)&amp;IF([.$F4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ice</text:p>
          </table:table-cell>
          <table:table-cell table:style-name="ce4" table:formula="of:=LEN([.A480])" office:value-type="float" office:value="5" calcext:value-type="float">
            <text:p>5</text:p>
          </table:table-cell>
          <table:table-cell table:style-name="ce4" table:formula="of:=IF(AND([.$B480]&gt;=[.$J$2];[.$B480]&lt;=[.$J$3]);[.$A480];&quot;zzz&quot;)" office:value-type="string" office:string-value="zzz" calcext:value-type="string">
            <text:p>zzz</text:p>
          </table:table-cell>
          <table:table-cell table:style-name="ce4" table:formula="of:=IF([.$C480]=&quot;zzz&quot;;&quot;&quot;;COUNTIF([.$C$3:.$C$1002];&quot;&lt;&quot;&amp;[.$C480]))">
            <text:p/>
          </table:table-cell>
          <table:table-cell table:style-name="ce4" table:formula="of:=IF(ISNA(MATCH(ROW([.$D479])-1;[.$D$1:.$D$1048576];0));&quot;&quot;;INDEX([.$C$3:.$C$1002];MATCH(ROW([.$D479])-1;[.$D$1:.$D$1048576];0)))">
            <text:p/>
          </table:table-cell>
          <table:table-cell table:style-name="ce4"/>
          <table:table-cell table:style-name="ce4" table:formula="of:=IF([.$F480]=&quot;&quot;;&quot;&quot;;IF(LEFT([.$F479];1)&lt;&gt;&quot;^&quot;;&quot;&quot;;&quot;[&quot;)&amp;CHAR(34)&amp;[.$F480]&amp;CHAR(34)&amp;IF([.$F4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e</text:p>
          </table:table-cell>
          <table:table-cell table:style-name="ce4" table:formula="of:=LEN([.A481])" office:value-type="float" office:value="5" calcext:value-type="float">
            <text:p>5</text:p>
          </table:table-cell>
          <table:table-cell table:style-name="ce4" table:formula="of:=IF(AND([.$B481]&gt;=[.$J$2];[.$B481]&lt;=[.$J$3]);[.$A481];&quot;zzz&quot;)" office:value-type="string" office:string-value="zzz" calcext:value-type="string">
            <text:p>zzz</text:p>
          </table:table-cell>
          <table:table-cell table:style-name="ce4" table:formula="of:=IF([.$C481]=&quot;zzz&quot;;&quot;&quot;;COUNTIF([.$C$3:.$C$1002];&quot;&lt;&quot;&amp;[.$C481]))">
            <text:p/>
          </table:table-cell>
          <table:table-cell table:style-name="ce4" table:formula="of:=IF(ISNA(MATCH(ROW([.$D480])-1;[.$D$1:.$D$1048576];0));&quot;&quot;;INDEX([.$C$3:.$C$1002];MATCH(ROW([.$D480])-1;[.$D$1:.$D$1048576];0)))">
            <text:p/>
          </table:table-cell>
          <table:table-cell table:style-name="ce4"/>
          <table:table-cell table:style-name="ce4" table:formula="of:=IF([.$F481]=&quot;&quot;;&quot;&quot;;IF(LEFT([.$F480];1)&lt;&gt;&quot;^&quot;;&quot;&quot;;&quot;[&quot;)&amp;CHAR(34)&amp;[.$F481]&amp;CHAR(34)&amp;IF([.$F4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uite</text:p>
          </table:table-cell>
          <table:table-cell table:style-name="ce4" table:formula="of:=LEN([.A482])" office:value-type="float" office:value="5" calcext:value-type="float">
            <text:p>5</text:p>
          </table:table-cell>
          <table:table-cell table:style-name="ce4" table:formula="of:=IF(AND([.$B482]&gt;=[.$J$2];[.$B482]&lt;=[.$J$3]);[.$A482];&quot;zzz&quot;)" office:value-type="string" office:string-value="zzz" calcext:value-type="string">
            <text:p>zzz</text:p>
          </table:table-cell>
          <table:table-cell table:style-name="ce4" table:formula="of:=IF([.$C482]=&quot;zzz&quot;;&quot;&quot;;COUNTIF([.$C$3:.$C$1002];&quot;&lt;&quot;&amp;[.$C482]))">
            <text:p/>
          </table:table-cell>
          <table:table-cell table:style-name="ce4" table:formula="of:=IF(ISNA(MATCH(ROW([.$D481])-1;[.$D$1:.$D$1048576];0));&quot;&quot;;INDEX([.$C$3:.$C$1002];MATCH(ROW([.$D481])-1;[.$D$1:.$D$1048576];0)))">
            <text:p/>
          </table:table-cell>
          <table:table-cell table:style-name="ce4"/>
          <table:table-cell table:style-name="ce4" table:formula="of:=IF([.$F482]=&quot;&quot;;&quot;&quot;;IF(LEFT([.$F481];1)&lt;&gt;&quot;^&quot;;&quot;&quot;;&quot;[&quot;)&amp;CHAR(34)&amp;[.$F482]&amp;CHAR(34)&amp;IF([.$F4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dio</text:p>
          </table:table-cell>
          <table:table-cell table:style-name="ce4" table:formula="of:=LEN([.A483])" office:value-type="float" office:value="5" calcext:value-type="float">
            <text:p>5</text:p>
          </table:table-cell>
          <table:table-cell table:style-name="ce4" table:formula="of:=IF(AND([.$B483]&gt;=[.$J$2];[.$B483]&lt;=[.$J$3]);[.$A483];&quot;zzz&quot;)" office:value-type="string" office:string-value="zzz" calcext:value-type="string">
            <text:p>zzz</text:p>
          </table:table-cell>
          <table:table-cell table:style-name="ce4" table:formula="of:=IF([.$C483]=&quot;zzz&quot;;&quot;&quot;;COUNTIF([.$C$3:.$C$1002];&quot;&lt;&quot;&amp;[.$C483]))">
            <text:p/>
          </table:table-cell>
          <table:table-cell table:style-name="ce4" table:formula="of:=IF(ISNA(MATCH(ROW([.$D482])-1;[.$D$1:.$D$1048576];0));&quot;&quot;;INDEX([.$C$3:.$C$1002];MATCH(ROW([.$D482])-1;[.$D$1:.$D$1048576];0)))">
            <text:p/>
          </table:table-cell>
          <table:table-cell table:style-name="ce4"/>
          <table:table-cell table:style-name="ce4" table:formula="of:=IF([.$F483]=&quot;&quot;;&quot;&quot;;IF(LEFT([.$F482];1)&lt;&gt;&quot;^&quot;;&quot;&quot;;&quot;[&quot;)&amp;CHAR(34)&amp;[.$F483]&amp;CHAR(34)&amp;IF([.$F4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ise</text:p>
          </table:table-cell>
          <table:table-cell table:style-name="ce4" table:formula="of:=LEN([.A484])" office:value-type="float" office:value="5" calcext:value-type="float">
            <text:p>5</text:p>
          </table:table-cell>
          <table:table-cell table:style-name="ce4" table:formula="of:=IF(AND([.$B484]&gt;=[.$J$2];[.$B484]&lt;=[.$J$3]);[.$A484];&quot;zzz&quot;)" office:value-type="string" office:string-value="zzz" calcext:value-type="string">
            <text:p>zzz</text:p>
          </table:table-cell>
          <table:table-cell table:style-name="ce4" table:formula="of:=IF([.$C484]=&quot;zzz&quot;;&quot;&quot;;COUNTIF([.$C$3:.$C$1002];&quot;&lt;&quot;&amp;[.$C484]))">
            <text:p/>
          </table:table-cell>
          <table:table-cell table:style-name="ce4" table:formula="of:=IF(ISNA(MATCH(ROW([.$D483])-1;[.$D$1:.$D$1048576];0));&quot;&quot;;INDEX([.$C$3:.$C$1002];MATCH(ROW([.$D483])-1;[.$D$1:.$D$1048576];0)))">
            <text:p/>
          </table:table-cell>
          <table:table-cell table:style-name="ce4"/>
          <table:table-cell table:style-name="ce4" table:formula="of:=IF([.$F484]=&quot;&quot;;&quot;&quot;;IF(LEFT([.$F483];1)&lt;&gt;&quot;^&quot;;&quot;&quot;;&quot;[&quot;)&amp;CHAR(34)&amp;[.$F484]&amp;CHAR(34)&amp;IF([.$F4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ge</text:p>
          </table:table-cell>
          <table:table-cell table:style-name="ce4" table:formula="of:=LEN([.A485])" office:value-type="float" office:value="5" calcext:value-type="float">
            <text:p>5</text:p>
          </table:table-cell>
          <table:table-cell table:style-name="ce4" table:formula="of:=IF(AND([.$B485]&gt;=[.$J$2];[.$B485]&lt;=[.$J$3]);[.$A485];&quot;zzz&quot;)" office:value-type="string" office:string-value="zzz" calcext:value-type="string">
            <text:p>zzz</text:p>
          </table:table-cell>
          <table:table-cell table:style-name="ce4" table:formula="of:=IF([.$C485]=&quot;zzz&quot;;&quot;&quot;;COUNTIF([.$C$3:.$C$1002];&quot;&lt;&quot;&amp;[.$C485]))">
            <text:p/>
          </table:table-cell>
          <table:table-cell table:style-name="ce4" table:formula="of:=IF(ISNA(MATCH(ROW([.$D484])-1;[.$D$1:.$D$1048576];0));&quot;&quot;;INDEX([.$C$3:.$C$1002];MATCH(ROW([.$D484])-1;[.$D$1:.$D$1048576];0)))">
            <text:p/>
          </table:table-cell>
          <table:table-cell table:style-name="ce4"/>
          <table:table-cell table:style-name="ce4" table:formula="of:=IF([.$F485]=&quot;&quot;;&quot;&quot;;IF(LEFT([.$F484];1)&lt;&gt;&quot;^&quot;;&quot;&quot;;&quot;[&quot;)&amp;CHAR(34)&amp;[.$F485]&amp;CHAR(34)&amp;IF([.$F4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ch</text:p>
          </table:table-cell>
          <table:table-cell table:style-name="ce4" table:formula="of:=LEN([.A486])" office:value-type="float" office:value="5" calcext:value-type="float">
            <text:p>5</text:p>
          </table:table-cell>
          <table:table-cell table:style-name="ce4" table:formula="of:=IF(AND([.$B486]&gt;=[.$J$2];[.$B486]&lt;=[.$J$3]);[.$A486];&quot;zzz&quot;)" office:value-type="string" office:string-value="zzz" calcext:value-type="string">
            <text:p>zzz</text:p>
          </table:table-cell>
          <table:table-cell table:style-name="ce4" table:formula="of:=IF([.$C486]=&quot;zzz&quot;;&quot;&quot;;COUNTIF([.$C$3:.$C$1002];&quot;&lt;&quot;&amp;[.$C486]))">
            <text:p/>
          </table:table-cell>
          <table:table-cell table:style-name="ce4" table:formula="of:=IF(ISNA(MATCH(ROW([.$D485])-1;[.$D$1:.$D$1048576];0));&quot;&quot;;INDEX([.$C$3:.$C$1002];MATCH(ROW([.$D485])-1;[.$D$1:.$D$1048576];0)))">
            <text:p/>
          </table:table-cell>
          <table:table-cell table:style-name="ce4"/>
          <table:table-cell table:style-name="ce4" table:formula="of:=IF([.$F486]=&quot;&quot;;&quot;&quot;;IF(LEFT([.$F485];1)&lt;&gt;&quot;^&quot;;&quot;&quot;;&quot;[&quot;)&amp;CHAR(34)&amp;[.$F486]&amp;CHAR(34)&amp;IF([.$F4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dy</text:p>
          </table:table-cell>
          <table:table-cell table:style-name="ce4" table:formula="of:=LEN([.A487])" office:value-type="float" office:value="5" calcext:value-type="float">
            <text:p>5</text:p>
          </table:table-cell>
          <table:table-cell table:style-name="ce4" table:formula="of:=IF(AND([.$B487]&gt;=[.$J$2];[.$B487]&lt;=[.$J$3]);[.$A487];&quot;zzz&quot;)" office:value-type="string" office:string-value="zzz" calcext:value-type="string">
            <text:p>zzz</text:p>
          </table:table-cell>
          <table:table-cell table:style-name="ce4" table:formula="of:=IF([.$C487]=&quot;zzz&quot;;&quot;&quot;;COUNTIF([.$C$3:.$C$1002];&quot;&lt;&quot;&amp;[.$C487]))">
            <text:p/>
          </table:table-cell>
          <table:table-cell table:style-name="ce4" table:formula="of:=IF(ISNA(MATCH(ROW([.$D486])-1;[.$D$1:.$D$1048576];0));&quot;&quot;;INDEX([.$C$3:.$C$1002];MATCH(ROW([.$D486])-1;[.$D$1:.$D$1048576];0)))">
            <text:p/>
          </table:table-cell>
          <table:table-cell table:style-name="ce4"/>
          <table:table-cell table:style-name="ce4" table:formula="of:=IF([.$F487]=&quot;&quot;;&quot;&quot;;IF(LEFT([.$F486];1)&lt;&gt;&quot;^&quot;;&quot;&quot;;&quot;[&quot;)&amp;CHAR(34)&amp;[.$F487]&amp;CHAR(34)&amp;IF([.$F4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ght</text:p>
          </table:table-cell>
          <table:table-cell table:style-name="ce4" table:formula="of:=LEN([.A488])" office:value-type="float" office:value="5" calcext:value-type="float">
            <text:p>5</text:p>
          </table:table-cell>
          <table:table-cell table:style-name="ce4" table:formula="of:=IF(AND([.$B488]&gt;=[.$J$2];[.$B488]&lt;=[.$J$3]);[.$A488];&quot;zzz&quot;)" office:value-type="string" office:string-value="zzz" calcext:value-type="string">
            <text:p>zzz</text:p>
          </table:table-cell>
          <table:table-cell table:style-name="ce4" table:formula="of:=IF([.$C488]=&quot;zzz&quot;;&quot;&quot;;COUNTIF([.$C$3:.$C$1002];&quot;&lt;&quot;&amp;[.$C488]))">
            <text:p/>
          </table:table-cell>
          <table:table-cell table:style-name="ce4" table:formula="of:=IF(ISNA(MATCH(ROW([.$D487])-1;[.$D$1:.$D$1048576];0));&quot;&quot;;INDEX([.$C$3:.$C$1002];MATCH(ROW([.$D487])-1;[.$D$1:.$D$1048576];0)))">
            <text:p/>
          </table:table-cell>
          <table:table-cell table:style-name="ce4"/>
          <table:table-cell table:style-name="ce4" table:formula="of:=IF([.$F488]=&quot;&quot;;&quot;&quot;;IF(LEFT([.$F487];1)&lt;&gt;&quot;^&quot;;&quot;&quot;;&quot;[&quot;)&amp;CHAR(34)&amp;[.$F488]&amp;CHAR(34)&amp;IF([.$F4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4" table:formula="of:=LEN([.A489])" office:value-type="float" office:value="5" calcext:value-type="float">
            <text:p>5</text:p>
          </table:table-cell>
          <table:table-cell table:style-name="ce4" table:formula="of:=IF(AND([.$B489]&gt;=[.$J$2];[.$B489]&lt;=[.$J$3]);[.$A489];&quot;zzz&quot;)" office:value-type="string" office:string-value="zzz" calcext:value-type="string">
            <text:p>zzz</text:p>
          </table:table-cell>
          <table:table-cell table:style-name="ce4" table:formula="of:=IF([.$C489]=&quot;zzz&quot;;&quot;&quot;;COUNTIF([.$C$3:.$C$1002];&quot;&lt;&quot;&amp;[.$C489]))">
            <text:p/>
          </table:table-cell>
          <table:table-cell table:style-name="ce4" table:formula="of:=IF(ISNA(MATCH(ROW([.$D488])-1;[.$D$1:.$D$1048576];0));&quot;&quot;;INDEX([.$C$3:.$C$1002];MATCH(ROW([.$D488])-1;[.$D$1:.$D$1048576];0)))">
            <text:p/>
          </table:table-cell>
          <table:table-cell table:style-name="ce4"/>
          <table:table-cell table:style-name="ce4" table:formula="of:=IF([.$F489]=&quot;&quot;;&quot;&quot;;IF(LEFT([.$F488];1)&lt;&gt;&quot;^&quot;;&quot;&quot;;&quot;[&quot;)&amp;CHAR(34)&amp;[.$F489]&amp;CHAR(34)&amp;IF([.$F4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ore</text:p>
          </table:table-cell>
          <table:table-cell table:style-name="ce4" table:formula="of:=LEN([.A490])" office:value-type="float" office:value="5" calcext:value-type="float">
            <text:p>5</text:p>
          </table:table-cell>
          <table:table-cell table:style-name="ce4" table:formula="of:=IF(AND([.$B490]&gt;=[.$J$2];[.$B490]&lt;=[.$J$3]);[.$A490];&quot;zzz&quot;)" office:value-type="string" office:string-value="zzz" calcext:value-type="string">
            <text:p>zzz</text:p>
          </table:table-cell>
          <table:table-cell table:style-name="ce4" table:formula="of:=IF([.$C490]=&quot;zzz&quot;;&quot;&quot;;COUNTIF([.$C$3:.$C$1002];&quot;&lt;&quot;&amp;[.$C490]))">
            <text:p/>
          </table:table-cell>
          <table:table-cell table:style-name="ce4" table:formula="of:=IF(ISNA(MATCH(ROW([.$D489])-1;[.$D$1:.$D$1048576];0));&quot;&quot;;INDEX([.$C$3:.$C$1002];MATCH(ROW([.$D489])-1;[.$D$1:.$D$1048576];0)))">
            <text:p/>
          </table:table-cell>
          <table:table-cell table:style-name="ce4"/>
          <table:table-cell table:style-name="ce4" table:formula="of:=IF([.$F490]=&quot;&quot;;&quot;&quot;;IF(LEFT([.$F489];1)&lt;&gt;&quot;^&quot;;&quot;&quot;;&quot;[&quot;)&amp;CHAR(34)&amp;[.$F490]&amp;CHAR(34)&amp;IF([.$F4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e</text:p>
          </table:table-cell>
          <table:table-cell table:style-name="ce4" table:formula="of:=LEN([.A491])" office:value-type="float" office:value="5" calcext:value-type="float">
            <text:p>5</text:p>
          </table:table-cell>
          <table:table-cell table:style-name="ce4" table:formula="of:=IF(AND([.$B491]&gt;=[.$J$2];[.$B491]&lt;=[.$J$3]);[.$A491];&quot;zzz&quot;)" office:value-type="string" office:string-value="zzz" calcext:value-type="string">
            <text:p>zzz</text:p>
          </table:table-cell>
          <table:table-cell table:style-name="ce4" table:formula="of:=IF([.$C491]=&quot;zzz&quot;;&quot;&quot;;COUNTIF([.$C$3:.$C$1002];&quot;&lt;&quot;&amp;[.$C491]))">
            <text:p/>
          </table:table-cell>
          <table:table-cell table:style-name="ce4" table:formula="of:=IF(ISNA(MATCH(ROW([.$D490])-1;[.$D$1:.$D$1048576];0));&quot;&quot;;INDEX([.$C$3:.$C$1002];MATCH(ROW([.$D490])-1;[.$D$1:.$D$1048576];0)))">
            <text:p/>
          </table:table-cell>
          <table:table-cell table:style-name="ce4"/>
          <table:table-cell table:style-name="ce4" table:formula="of:=IF([.$F491]=&quot;&quot;;&quot;&quot;;IF(LEFT([.$F490];1)&lt;&gt;&quot;^&quot;;&quot;&quot;;&quot;[&quot;)&amp;CHAR(34)&amp;[.$F491]&amp;CHAR(34)&amp;IF([.$F4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rve</text:p>
          </table:table-cell>
          <table:table-cell table:style-name="ce4" table:formula="of:=LEN([.A492])" office:value-type="float" office:value="5" calcext:value-type="float">
            <text:p>5</text:p>
          </table:table-cell>
          <table:table-cell table:style-name="ce4" table:formula="of:=IF(AND([.$B492]&gt;=[.$J$2];[.$B492]&lt;=[.$J$3]);[.$A492];&quot;zzz&quot;)" office:value-type="string" office:string-value="zzz" calcext:value-type="string">
            <text:p>zzz</text:p>
          </table:table-cell>
          <table:table-cell table:style-name="ce4" table:formula="of:=IF([.$C492]=&quot;zzz&quot;;&quot;&quot;;COUNTIF([.$C$3:.$C$1002];&quot;&lt;&quot;&amp;[.$C492]))">
            <text:p/>
          </table:table-cell>
          <table:table-cell table:style-name="ce4" table:formula="of:=IF(ISNA(MATCH(ROW([.$D491])-1;[.$D$1:.$D$1048576];0));&quot;&quot;;INDEX([.$C$3:.$C$1002];MATCH(ROW([.$D491])-1;[.$D$1:.$D$1048576];0)))">
            <text:p/>
          </table:table-cell>
          <table:table-cell table:style-name="ce4"/>
          <table:table-cell table:style-name="ce4" table:formula="of:=IF([.$F492]=&quot;&quot;;&quot;&quot;;IF(LEFT([.$F491];1)&lt;&gt;&quot;^&quot;;&quot;&quot;;&quot;[&quot;)&amp;CHAR(34)&amp;[.$F492]&amp;CHAR(34)&amp;IF([.$F4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ven</text:p>
          </table:table-cell>
          <table:table-cell table:style-name="ce4" table:formula="of:=LEN([.A493])" office:value-type="float" office:value="5" calcext:value-type="float">
            <text:p>5</text:p>
          </table:table-cell>
          <table:table-cell table:style-name="ce4" table:formula="of:=IF(AND([.$B493]&gt;=[.$J$2];[.$B493]&lt;=[.$J$3]);[.$A493];&quot;zzz&quot;)" office:value-type="string" office:string-value="zzz" calcext:value-type="string">
            <text:p>zzz</text:p>
          </table:table-cell>
          <table:table-cell table:style-name="ce4" table:formula="of:=IF([.$C493]=&quot;zzz&quot;;&quot;&quot;;COUNTIF([.$C$3:.$C$1002];&quot;&lt;&quot;&amp;[.$C493]))">
            <text:p/>
          </table:table-cell>
          <table:table-cell table:style-name="ce4" table:formula="of:=IF(ISNA(MATCH(ROW([.$D492])-1;[.$D$1:.$D$1048576];0));&quot;&quot;;INDEX([.$C$3:.$C$1002];MATCH(ROW([.$D492])-1;[.$D$1:.$D$1048576];0)))">
            <text:p/>
          </table:table-cell>
          <table:table-cell table:style-name="ce4"/>
          <table:table-cell table:style-name="ce4" table:formula="of:=IF([.$F493]=&quot;&quot;;&quot;&quot;;IF(LEFT([.$F492];1)&lt;&gt;&quot;^&quot;;&quot;&quot;;&quot;[&quot;)&amp;CHAR(34)&amp;[.$F493]&amp;CHAR(34)&amp;IF([.$F4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ake</text:p>
          </table:table-cell>
          <table:table-cell table:style-name="ce4" table:formula="of:=LEN([.A494])" office:value-type="float" office:value="5" calcext:value-type="float">
            <text:p>5</text:p>
          </table:table-cell>
          <table:table-cell table:style-name="ce4" table:formula="of:=IF(AND([.$B494]&gt;=[.$J$2];[.$B494]&lt;=[.$J$3]);[.$A494];&quot;zzz&quot;)" office:value-type="string" office:string-value="zzz" calcext:value-type="string">
            <text:p>zzz</text:p>
          </table:table-cell>
          <table:table-cell table:style-name="ce4" table:formula="of:=IF([.$C494]=&quot;zzz&quot;;&quot;&quot;;COUNTIF([.$C$3:.$C$1002];&quot;&lt;&quot;&amp;[.$C494]))">
            <text:p/>
          </table:table-cell>
          <table:table-cell table:style-name="ce4" table:formula="of:=IF(ISNA(MATCH(ROW([.$D493])-1;[.$D$1:.$D$1048576];0));&quot;&quot;;INDEX([.$C$3:.$C$1002];MATCH(ROW([.$D493])-1;[.$D$1:.$D$1048576];0)))">
            <text:p/>
          </table:table-cell>
          <table:table-cell table:style-name="ce4"/>
          <table:table-cell table:style-name="ce4" table:formula="of:=IF([.$F494]=&quot;&quot;;&quot;&quot;;IF(LEFT([.$F493];1)&lt;&gt;&quot;^&quot;;&quot;&quot;;&quot;[&quot;)&amp;CHAR(34)&amp;[.$F494]&amp;CHAR(34)&amp;IF([.$F4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are</text:p>
          </table:table-cell>
          <table:table-cell table:style-name="ce4" table:formula="of:=LEN([.A495])" office:value-type="float" office:value="5" calcext:value-type="float">
            <text:p>5</text:p>
          </table:table-cell>
          <table:table-cell table:style-name="ce4" table:formula="of:=IF(AND([.$B495]&gt;=[.$J$2];[.$B495]&lt;=[.$J$3]);[.$A495];&quot;zzz&quot;)" office:value-type="string" office:string-value="zzz" calcext:value-type="string">
            <text:p>zzz</text:p>
          </table:table-cell>
          <table:table-cell table:style-name="ce4" table:formula="of:=IF([.$C495]=&quot;zzz&quot;;&quot;&quot;;COUNTIF([.$C$3:.$C$1002];&quot;&lt;&quot;&amp;[.$C495]))">
            <text:p/>
          </table:table-cell>
          <table:table-cell table:style-name="ce4" table:formula="of:=IF(ISNA(MATCH(ROW([.$D494])-1;[.$D$1:.$D$1048576];0));&quot;&quot;;INDEX([.$C$3:.$C$1002];MATCH(ROW([.$D494])-1;[.$D$1:.$D$1048576];0)))">
            <text:p/>
          </table:table-cell>
          <table:table-cell table:style-name="ce4"/>
          <table:table-cell table:style-name="ce4" table:formula="of:=IF([.$F495]=&quot;&quot;;&quot;&quot;;IF(LEFT([.$F494];1)&lt;&gt;&quot;^&quot;;&quot;&quot;;&quot;[&quot;)&amp;CHAR(34)&amp;[.$F495]&amp;CHAR(34)&amp;IF([.$F4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ot</text:p>
          </table:table-cell>
          <table:table-cell table:style-name="ce4" table:formula="of:=LEN([.A496])" office:value-type="float" office:value="5" calcext:value-type="float">
            <text:p>5</text:p>
          </table:table-cell>
          <table:table-cell table:style-name="ce4" table:formula="of:=IF(AND([.$B496]&gt;=[.$J$2];[.$B496]&lt;=[.$J$3]);[.$A496];&quot;zzz&quot;)" office:value-type="string" office:string-value="zzz" calcext:value-type="string">
            <text:p>zzz</text:p>
          </table:table-cell>
          <table:table-cell table:style-name="ce4" table:formula="of:=IF([.$C496]=&quot;zzz&quot;;&quot;&quot;;COUNTIF([.$C$3:.$C$1002];&quot;&lt;&quot;&amp;[.$C496]))">
            <text:p/>
          </table:table-cell>
          <table:table-cell table:style-name="ce4" table:formula="of:=IF(ISNA(MATCH(ROW([.$D495])-1;[.$D$1:.$D$1048576];0));&quot;&quot;;INDEX([.$C$3:.$C$1002];MATCH(ROW([.$D495])-1;[.$D$1:.$D$1048576];0)))">
            <text:p/>
          </table:table-cell>
          <table:table-cell table:style-name="ce4"/>
          <table:table-cell table:style-name="ce4" table:formula="of:=IF([.$F496]=&quot;&quot;;&quot;&quot;;IF(LEFT([.$F495];1)&lt;&gt;&quot;^&quot;;&quot;&quot;;&quot;[&quot;)&amp;CHAR(34)&amp;[.$F496]&amp;CHAR(34)&amp;IF([.$F4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4" table:formula="of:=LEN([.A497])" office:value-type="float" office:value="5" calcext:value-type="float">
            <text:p>5</text:p>
          </table:table-cell>
          <table:table-cell table:style-name="ce4" table:formula="of:=IF(AND([.$B497]&gt;=[.$J$2];[.$B497]&lt;=[.$J$3]);[.$A497];&quot;zzz&quot;)" office:value-type="string" office:string-value="zzz" calcext:value-type="string">
            <text:p>zzz</text:p>
          </table:table-cell>
          <table:table-cell table:style-name="ce4" table:formula="of:=IF([.$C497]=&quot;zzz&quot;;&quot;&quot;;COUNTIF([.$C$3:.$C$1002];&quot;&lt;&quot;&amp;[.$C497]))">
            <text:p/>
          </table:table-cell>
          <table:table-cell table:style-name="ce4" table:formula="of:=IF(ISNA(MATCH(ROW([.$D496])-1;[.$D$1:.$D$1048576];0));&quot;&quot;;INDEX([.$C$3:.$C$1002];MATCH(ROW([.$D496])-1;[.$D$1:.$D$1048576];0)))">
            <text:p/>
          </table:table-cell>
          <table:table-cell table:style-name="ce4"/>
          <table:table-cell table:style-name="ce4" table:formula="of:=IF([.$F497]=&quot;&quot;;&quot;&quot;;IF(LEFT([.$F496];1)&lt;&gt;&quot;^&quot;;&quot;&quot;;&quot;[&quot;)&amp;CHAR(34)&amp;[.$F497]&amp;CHAR(34)&amp;IF([.$F4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nce</text:p>
          </table:table-cell>
          <table:table-cell table:style-name="ce4" table:formula="of:=LEN([.A498])" office:value-type="float" office:value="5" calcext:value-type="float">
            <text:p>5</text:p>
          </table:table-cell>
          <table:table-cell table:style-name="ce4" table:formula="of:=IF(AND([.$B498]&gt;=[.$J$2];[.$B498]&lt;=[.$J$3]);[.$A498];&quot;zzz&quot;)" office:value-type="string" office:string-value="zzz" calcext:value-type="string">
            <text:p>zzz</text:p>
          </table:table-cell>
          <table:table-cell table:style-name="ce4" table:formula="of:=IF([.$C498]=&quot;zzz&quot;;&quot;&quot;;COUNTIF([.$C$3:.$C$1002];&quot;&lt;&quot;&amp;[.$C498]))">
            <text:p/>
          </table:table-cell>
          <table:table-cell table:style-name="ce4" table:formula="of:=IF(ISNA(MATCH(ROW([.$D497])-1;[.$D$1:.$D$1048576];0));&quot;&quot;;INDEX([.$C$3:.$C$1002];MATCH(ROW([.$D497])-1;[.$D$1:.$D$1048576];0)))">
            <text:p/>
          </table:table-cell>
          <table:table-cell table:style-name="ce4"/>
          <table:table-cell table:style-name="ce4" table:formula="of:=IF([.$F498]=&quot;&quot;;&quot;&quot;;IF(LEFT([.$F497];1)&lt;&gt;&quot;^&quot;;&quot;&quot;;&quot;[&quot;)&amp;CHAR(34)&amp;[.$F498]&amp;CHAR(34)&amp;IF([.$F4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4" table:formula="of:=LEN([.A499])" office:value-type="float" office:value="5" calcext:value-type="float">
            <text:p>5</text:p>
          </table:table-cell>
          <table:table-cell table:style-name="ce4" table:formula="of:=IF(AND([.$B499]&gt;=[.$J$2];[.$B499]&lt;=[.$J$3]);[.$A499];&quot;zzz&quot;)" office:value-type="string" office:string-value="zzz" calcext:value-type="string">
            <text:p>zzz</text:p>
          </table:table-cell>
          <table:table-cell table:style-name="ce4" table:formula="of:=IF([.$C499]=&quot;zzz&quot;;&quot;&quot;;COUNTIF([.$C$3:.$C$1002];&quot;&lt;&quot;&amp;[.$C499]))">
            <text:p/>
          </table:table-cell>
          <table:table-cell table:style-name="ce4" table:formula="of:=IF(ISNA(MATCH(ROW([.$D498])-1;[.$D$1:.$D$1048576];0));&quot;&quot;;INDEX([.$C$3:.$C$1002];MATCH(ROW([.$D498])-1;[.$D$1:.$D$1048576];0)))">
            <text:p/>
          </table:table-cell>
          <table:table-cell table:style-name="ce4"/>
          <table:table-cell table:style-name="ce4" table:formula="of:=IF([.$F499]=&quot;&quot;;&quot;&quot;;IF(LEFT([.$F498];1)&lt;&gt;&quot;^&quot;;&quot;&quot;;&quot;[&quot;)&amp;CHAR(34)&amp;[.$F499]&amp;CHAR(34)&amp;IF([.$F5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all</text:p>
          </table:table-cell>
          <table:table-cell table:style-name="ce4" table:formula="of:=LEN([.A500])" office:value-type="float" office:value="5" calcext:value-type="float">
            <text:p>5</text:p>
          </table:table-cell>
          <table:table-cell table:style-name="ce4" table:formula="of:=IF(AND([.$B500]&gt;=[.$J$2];[.$B500]&lt;=[.$J$3]);[.$A500];&quot;zzz&quot;)" office:value-type="string" office:string-value="zzz" calcext:value-type="string">
            <text:p>zzz</text:p>
          </table:table-cell>
          <table:table-cell table:style-name="ce4" table:formula="of:=IF([.$C500]=&quot;zzz&quot;;&quot;&quot;;COUNTIF([.$C$3:.$C$1002];&quot;&lt;&quot;&amp;[.$C500]))">
            <text:p/>
          </table:table-cell>
          <table:table-cell table:style-name="ce4" table:formula="of:=IF(ISNA(MATCH(ROW([.$D499])-1;[.$D$1:.$D$1048576];0));&quot;&quot;;INDEX([.$C$3:.$C$1002];MATCH(ROW([.$D499])-1;[.$D$1:.$D$1048576];0)))">
            <text:p/>
          </table:table-cell>
          <table:table-cell table:style-name="ce4"/>
          <table:table-cell table:style-name="ce4" table:formula="of:=IF([.$F500]=&quot;&quot;;&quot;&quot;;IF(LEFT([.$F499];1)&lt;&gt;&quot;^&quot;;&quot;&quot;;&quot;[&quot;)&amp;CHAR(34)&amp;[.$F500]&amp;CHAR(34)&amp;IF([.$F5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ile</text:p>
          </table:table-cell>
          <table:table-cell table:style-name="ce4" table:formula="of:=LEN([.A501])" office:value-type="float" office:value="5" calcext:value-type="float">
            <text:p>5</text:p>
          </table:table-cell>
          <table:table-cell table:style-name="ce4" table:formula="of:=IF(AND([.$B501]&gt;=[.$J$2];[.$B501]&lt;=[.$J$3]);[.$A501];&quot;zzz&quot;)" office:value-type="string" office:string-value="zzz" calcext:value-type="string">
            <text:p>zzz</text:p>
          </table:table-cell>
          <table:table-cell table:style-name="ce4" table:formula="of:=IF([.$C501]=&quot;zzz&quot;;&quot;&quot;;COUNTIF([.$C$3:.$C$1002];&quot;&lt;&quot;&amp;[.$C501]))">
            <text:p/>
          </table:table-cell>
          <table:table-cell table:style-name="ce4" table:formula="of:=IF(ISNA(MATCH(ROW([.$D500])-1;[.$D$1:.$D$1048576];0));&quot;&quot;;INDEX([.$C$3:.$C$1002];MATCH(ROW([.$D500])-1;[.$D$1:.$D$1048576];0)))">
            <text:p/>
          </table:table-cell>
          <table:table-cell table:style-name="ce4"/>
          <table:table-cell table:style-name="ce4" table:formula="of:=IF([.$F501]=&quot;&quot;;&quot;&quot;;IF(LEFT([.$F500];1)&lt;&gt;&quot;^&quot;;&quot;&quot;;&quot;[&quot;)&amp;CHAR(34)&amp;[.$F501]&amp;CHAR(34)&amp;IF([.$F5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und</text:p>
          </table:table-cell>
          <table:table-cell table:style-name="ce4" table:formula="of:=LEN([.A502])" office:value-type="float" office:value="5" calcext:value-type="float">
            <text:p>5</text:p>
          </table:table-cell>
          <table:table-cell table:style-name="ce4" table:formula="of:=IF(AND([.$B502]&gt;=[.$J$2];[.$B502]&lt;=[.$J$3]);[.$A502];&quot;zzz&quot;)" office:value-type="string" office:string-value="zzz" calcext:value-type="string">
            <text:p>zzz</text:p>
          </table:table-cell>
          <table:table-cell table:style-name="ce4" table:formula="of:=IF([.$C502]=&quot;zzz&quot;;&quot;&quot;;COUNTIF([.$C$3:.$C$1002];&quot;&lt;&quot;&amp;[.$C502]))">
            <text:p/>
          </table:table-cell>
          <table:table-cell table:style-name="ce4" table:formula="of:=IF(ISNA(MATCH(ROW([.$D501])-1;[.$D$1:.$D$1048576];0));&quot;&quot;;INDEX([.$C$3:.$C$1002];MATCH(ROW([.$D501])-1;[.$D$1:.$D$1048576];0)))">
            <text:p/>
          </table:table-cell>
          <table:table-cell table:style-name="ce4"/>
          <table:table-cell table:style-name="ce4" table:formula="of:=IF([.$F502]=&quot;&quot;;&quot;&quot;;IF(LEFT([.$F501];1)&lt;&gt;&quot;^&quot;;&quot;&quot;;&quot;[&quot;)&amp;CHAR(34)&amp;[.$F502]&amp;CHAR(34)&amp;IF([.$F50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uth</text:p>
          </table:table-cell>
          <table:table-cell table:style-name="ce4" table:formula="of:=LEN([.A503])" office:value-type="float" office:value="5" calcext:value-type="float">
            <text:p>5</text:p>
          </table:table-cell>
          <table:table-cell table:style-name="ce4" table:formula="of:=IF(AND([.$B503]&gt;=[.$J$2];[.$B503]&lt;=[.$J$3]);[.$A503];&quot;zzz&quot;)" office:value-type="string" office:string-value="zzz" calcext:value-type="string">
            <text:p>zzz</text:p>
          </table:table-cell>
          <table:table-cell table:style-name="ce4" table:formula="of:=IF([.$C503]=&quot;zzz&quot;;&quot;&quot;;COUNTIF([.$C$3:.$C$1002];&quot;&lt;&quot;&amp;[.$C503]))">
            <text:p/>
          </table:table-cell>
          <table:table-cell table:style-name="ce4" table:formula="of:=IF(ISNA(MATCH(ROW([.$D502])-1;[.$D$1:.$D$1048576];0));&quot;&quot;;INDEX([.$C$3:.$C$1002];MATCH(ROW([.$D502])-1;[.$D$1:.$D$1048576];0)))">
            <text:p/>
          </table:table-cell>
          <table:table-cell table:style-name="ce4"/>
          <table:table-cell table:style-name="ce4" table:formula="of:=IF([.$F503]=&quot;&quot;;&quot;&quot;;IF(LEFT([.$F502];1)&lt;&gt;&quot;^&quot;;&quot;&quot;;&quot;[&quot;)&amp;CHAR(34)&amp;[.$F503]&amp;CHAR(34)&amp;IF([.$F50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ce</text:p>
          </table:table-cell>
          <table:table-cell table:style-name="ce4" table:formula="of:=LEN([.A504])" office:value-type="float" office:value="5" calcext:value-type="float">
            <text:p>5</text:p>
          </table:table-cell>
          <table:table-cell table:style-name="ce4" table:formula="of:=IF(AND([.$B504]&gt;=[.$J$2];[.$B504]&lt;=[.$J$3]);[.$A504];&quot;zzz&quot;)" office:value-type="string" office:string-value="zzz" calcext:value-type="string">
            <text:p>zzz</text:p>
          </table:table-cell>
          <table:table-cell table:style-name="ce4" table:formula="of:=IF([.$C504]=&quot;zzz&quot;;&quot;&quot;;COUNTIF([.$C$3:.$C$1002];&quot;&lt;&quot;&amp;[.$C504]))">
            <text:p/>
          </table:table-cell>
          <table:table-cell table:style-name="ce4" table:formula="of:=IF(ISNA(MATCH(ROW([.$D503])-1;[.$D$1:.$D$1048576];0));&quot;&quot;;INDEX([.$C$3:.$C$1002];MATCH(ROW([.$D503])-1;[.$D$1:.$D$1048576];0)))">
            <text:p/>
          </table:table-cell>
          <table:table-cell table:style-name="ce4"/>
          <table:table-cell table:style-name="ce4" table:formula="of:=IF([.$F504]=&quot;&quot;;&quot;&quot;;IF(LEFT([.$F503];1)&lt;&gt;&quot;^&quot;;&quot;&quot;;&quot;[&quot;)&amp;CHAR(34)&amp;[.$F504]&amp;CHAR(34)&amp;IF([.$F50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eak</text:p>
          </table:table-cell>
          <table:table-cell table:style-name="ce4" table:formula="of:=LEN([.A505])" office:value-type="float" office:value="5" calcext:value-type="float">
            <text:p>5</text:p>
          </table:table-cell>
          <table:table-cell table:style-name="ce4" table:formula="of:=IF(AND([.$B505]&gt;=[.$J$2];[.$B505]&lt;=[.$J$3]);[.$A505];&quot;zzz&quot;)" office:value-type="string" office:string-value="zzz" calcext:value-type="string">
            <text:p>zzz</text:p>
          </table:table-cell>
          <table:table-cell table:style-name="ce4" table:formula="of:=IF([.$C505]=&quot;zzz&quot;;&quot;&quot;;COUNTIF([.$C$3:.$C$1002];&quot;&lt;&quot;&amp;[.$C505]))">
            <text:p/>
          </table:table-cell>
          <table:table-cell table:style-name="ce4" table:formula="of:=IF(ISNA(MATCH(ROW([.$D504])-1;[.$D$1:.$D$1048576];0));&quot;&quot;;INDEX([.$C$3:.$C$1002];MATCH(ROW([.$D504])-1;[.$D$1:.$D$1048576];0)))">
            <text:p/>
          </table:table-cell>
          <table:table-cell table:style-name="ce4"/>
          <table:table-cell table:style-name="ce4" table:formula="of:=IF([.$F505]=&quot;&quot;;&quot;&quot;;IF(LEFT([.$F504];1)&lt;&gt;&quot;^&quot;;&quot;&quot;;&quot;[&quot;)&amp;CHAR(34)&amp;[.$F505]&amp;CHAR(34)&amp;IF([.$F50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end</text:p>
          </table:table-cell>
          <table:table-cell table:style-name="ce4" table:formula="of:=LEN([.A506])" office:value-type="float" office:value="5" calcext:value-type="float">
            <text:p>5</text:p>
          </table:table-cell>
          <table:table-cell table:style-name="ce4" table:formula="of:=IF(AND([.$B506]&gt;=[.$J$2];[.$B506]&lt;=[.$J$3]);[.$A506];&quot;zzz&quot;)" office:value-type="string" office:string-value="zzz" calcext:value-type="string">
            <text:p>zzz</text:p>
          </table:table-cell>
          <table:table-cell table:style-name="ce4" table:formula="of:=IF([.$C506]=&quot;zzz&quot;;&quot;&quot;;COUNTIF([.$C$3:.$C$1002];&quot;&lt;&quot;&amp;[.$C506]))">
            <text:p/>
          </table:table-cell>
          <table:table-cell table:style-name="ce4" table:formula="of:=IF(ISNA(MATCH(ROW([.$D505])-1;[.$D$1:.$D$1048576];0));&quot;&quot;;INDEX([.$C$3:.$C$1002];MATCH(ROW([.$D505])-1;[.$D$1:.$D$1048576];0)))">
            <text:p/>
          </table:table-cell>
          <table:table-cell table:style-name="ce4"/>
          <table:table-cell table:style-name="ce4" table:formula="of:=IF([.$F506]=&quot;&quot;;&quot;&quot;;IF(LEFT([.$F505];1)&lt;&gt;&quot;^&quot;;&quot;&quot;;&quot;[&quot;)&amp;CHAR(34)&amp;[.$F506]&amp;CHAR(34)&amp;IF([.$F50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ort</text:p>
          </table:table-cell>
          <table:table-cell table:style-name="ce4" table:formula="of:=LEN([.A507])" office:value-type="float" office:value="5" calcext:value-type="float">
            <text:p>5</text:p>
          </table:table-cell>
          <table:table-cell table:style-name="ce4" table:formula="of:=IF(AND([.$B507]&gt;=[.$J$2];[.$B507]&lt;=[.$J$3]);[.$A507];&quot;zzz&quot;)" office:value-type="string" office:string-value="zzz" calcext:value-type="string">
            <text:p>zzz</text:p>
          </table:table-cell>
          <table:table-cell table:style-name="ce4" table:formula="of:=IF([.$C507]=&quot;zzz&quot;;&quot;&quot;;COUNTIF([.$C$3:.$C$1002];&quot;&lt;&quot;&amp;[.$C507]))">
            <text:p/>
          </table:table-cell>
          <table:table-cell table:style-name="ce4" table:formula="of:=IF(ISNA(MATCH(ROW([.$D506])-1;[.$D$1:.$D$1048576];0));&quot;&quot;;INDEX([.$C$3:.$C$1002];MATCH(ROW([.$D506])-1;[.$D$1:.$D$1048576];0)))">
            <text:p/>
          </table:table-cell>
          <table:table-cell table:style-name="ce4"/>
          <table:table-cell table:style-name="ce4" table:formula="of:=IF([.$F507]=&quot;&quot;;&quot;&quot;;IF(LEFT([.$F506];1)&lt;&gt;&quot;^&quot;;&quot;&quot;;&quot;[&quot;)&amp;CHAR(34)&amp;[.$F507]&amp;CHAR(34)&amp;IF([.$F50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ff</text:p>
          </table:table-cell>
          <table:table-cell table:style-name="ce4" table:formula="of:=LEN([.A508])" office:value-type="float" office:value="5" calcext:value-type="float">
            <text:p>5</text:p>
          </table:table-cell>
          <table:table-cell table:style-name="ce4" table:formula="of:=IF(AND([.$B508]&gt;=[.$J$2];[.$B508]&lt;=[.$J$3]);[.$A508];&quot;zzz&quot;)" office:value-type="string" office:string-value="zzz" calcext:value-type="string">
            <text:p>zzz</text:p>
          </table:table-cell>
          <table:table-cell table:style-name="ce4" table:formula="of:=IF([.$C508]=&quot;zzz&quot;;&quot;&quot;;COUNTIF([.$C$3:.$C$1002];&quot;&lt;&quot;&amp;[.$C508]))">
            <text:p/>
          </table:table-cell>
          <table:table-cell table:style-name="ce4" table:formula="of:=IF(ISNA(MATCH(ROW([.$D507])-1;[.$D$1:.$D$1048576];0));&quot;&quot;;INDEX([.$C$3:.$C$1002];MATCH(ROW([.$D507])-1;[.$D$1:.$D$1048576];0)))">
            <text:p/>
          </table:table-cell>
          <table:table-cell table:style-name="ce4"/>
          <table:table-cell table:style-name="ce4" table:formula="of:=IF([.$F508]=&quot;&quot;;&quot;&quot;;IF(LEFT([.$F507];1)&lt;&gt;&quot;^&quot;;&quot;&quot;;&quot;[&quot;)&amp;CHAR(34)&amp;[.$F508]&amp;CHAR(34)&amp;IF([.$F50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table:style-name="ce4" table:formula="of:=LEN([.A509])" office:value-type="float" office:value="5" calcext:value-type="float">
            <text:p>5</text:p>
          </table:table-cell>
          <table:table-cell table:style-name="ce4" table:formula="of:=IF(AND([.$B509]&gt;=[.$J$2];[.$B509]&lt;=[.$J$3]);[.$A509];&quot;zzz&quot;)" office:value-type="string" office:string-value="zzz" calcext:value-type="string">
            <text:p>zzz</text:p>
          </table:table-cell>
          <table:table-cell table:style-name="ce4" table:formula="of:=IF([.$C509]=&quot;zzz&quot;;&quot;&quot;;COUNTIF([.$C$3:.$C$1002];&quot;&lt;&quot;&amp;[.$C509]))">
            <text:p/>
          </table:table-cell>
          <table:table-cell table:style-name="ce4" table:formula="of:=IF(ISNA(MATCH(ROW([.$D508])-1;[.$D$1:.$D$1048576];0));&quot;&quot;;INDEX([.$C$3:.$C$1002];MATCH(ROW([.$D508])-1;[.$D$1:.$D$1048576];0)))">
            <text:p/>
          </table:table-cell>
          <table:table-cell table:style-name="ce4"/>
          <table:table-cell table:style-name="ce4" table:formula="of:=IF([.$F509]=&quot;&quot;;&quot;&quot;;IF(LEFT([.$F508];1)&lt;&gt;&quot;^&quot;;&quot;&quot;;&quot;[&quot;)&amp;CHAR(34)&amp;[.$F509]&amp;CHAR(34)&amp;IF([.$F51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nd</text:p>
          </table:table-cell>
          <table:table-cell table:style-name="ce4" table:formula="of:=LEN([.A510])" office:value-type="float" office:value="5" calcext:value-type="float">
            <text:p>5</text:p>
          </table:table-cell>
          <table:table-cell table:style-name="ce4" table:formula="of:=IF(AND([.$B510]&gt;=[.$J$2];[.$B510]&lt;=[.$J$3]);[.$A510];&quot;zzz&quot;)" office:value-type="string" office:string-value="zzz" calcext:value-type="string">
            <text:p>zzz</text:p>
          </table:table-cell>
          <table:table-cell table:style-name="ce4" table:formula="of:=IF([.$C510]=&quot;zzz&quot;;&quot;&quot;;COUNTIF([.$C$3:.$C$1002];&quot;&lt;&quot;&amp;[.$C510]))">
            <text:p/>
          </table:table-cell>
          <table:table-cell table:style-name="ce4" table:formula="of:=IF(ISNA(MATCH(ROW([.$D509])-1;[.$D$1:.$D$1048576];0));&quot;&quot;;INDEX([.$C$3:.$C$1002];MATCH(ROW([.$D509])-1;[.$D$1:.$D$1048576];0)))">
            <text:p/>
          </table:table-cell>
          <table:table-cell table:style-name="ce4"/>
          <table:table-cell table:style-name="ce4" table:formula="of:=IF([.$F510]=&quot;&quot;;&quot;&quot;;IF(LEFT([.$F509];1)&lt;&gt;&quot;^&quot;;&quot;&quot;;&quot;[&quot;)&amp;CHAR(34)&amp;[.$F510]&amp;CHAR(34)&amp;IF([.$F51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rt</text:p>
          </table:table-cell>
          <table:table-cell table:style-name="ce4" table:formula="of:=LEN([.A511])" office:value-type="float" office:value="5" calcext:value-type="float">
            <text:p>5</text:p>
          </table:table-cell>
          <table:table-cell table:style-name="ce4" table:formula="of:=IF(AND([.$B511]&gt;=[.$J$2];[.$B511]&lt;=[.$J$3]);[.$A511];&quot;zzz&quot;)" office:value-type="string" office:string-value="zzz" calcext:value-type="string">
            <text:p>zzz</text:p>
          </table:table-cell>
          <table:table-cell table:style-name="ce4" table:formula="of:=IF([.$C511]=&quot;zzz&quot;;&quot;&quot;;COUNTIF([.$C$3:.$C$1002];&quot;&lt;&quot;&amp;[.$C511]))">
            <text:p/>
          </table:table-cell>
          <table:table-cell table:style-name="ce4" table:formula="of:=IF(ISNA(MATCH(ROW([.$D510])-1;[.$D$1:.$D$1048576];0));&quot;&quot;;INDEX([.$C$3:.$C$1002];MATCH(ROW([.$D510])-1;[.$D$1:.$D$1048576];0)))">
            <text:p/>
          </table:table-cell>
          <table:table-cell table:style-name="ce4"/>
          <table:table-cell table:style-name="ce4" table:formula="of:=IF([.$F511]=&quot;&quot;;&quot;&quot;;IF(LEFT([.$F510];1)&lt;&gt;&quot;^&quot;;&quot;&quot;;&quot;[&quot;)&amp;CHAR(34)&amp;[.$F511]&amp;CHAR(34)&amp;IF([.$F51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e</text:p>
          </table:table-cell>
          <table:table-cell table:style-name="ce4" table:formula="of:=LEN([.A512])" office:value-type="float" office:value="5" calcext:value-type="float">
            <text:p>5</text:p>
          </table:table-cell>
          <table:table-cell table:style-name="ce4" table:formula="of:=IF(AND([.$B512]&gt;=[.$J$2];[.$B512]&lt;=[.$J$3]);[.$A512];&quot;zzz&quot;)" office:value-type="string" office:string-value="zzz" calcext:value-type="string">
            <text:p>zzz</text:p>
          </table:table-cell>
          <table:table-cell table:style-name="ce4" table:formula="of:=IF([.$C512]=&quot;zzz&quot;;&quot;&quot;;COUNTIF([.$C$3:.$C$1002];&quot;&lt;&quot;&amp;[.$C512]))">
            <text:p/>
          </table:table-cell>
          <table:table-cell table:style-name="ce4" table:formula="of:=IF(ISNA(MATCH(ROW([.$D511])-1;[.$D$1:.$D$1048576];0));&quot;&quot;;INDEX([.$C$3:.$C$1002];MATCH(ROW([.$D511])-1;[.$D$1:.$D$1048576];0)))">
            <text:p/>
          </table:table-cell>
          <table:table-cell table:style-name="ce4"/>
          <table:table-cell table:style-name="ce4" table:formula="of:=IF([.$F512]=&quot;&quot;;&quot;&quot;;IF(LEFT([.$F511];1)&lt;&gt;&quot;^&quot;;&quot;&quot;;&quot;[&quot;)&amp;CHAR(34)&amp;[.$F512]&amp;CHAR(34)&amp;IF([.$F51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ll</text:p>
          </table:table-cell>
          <table:table-cell table:style-name="ce4" table:formula="of:=LEN([.A513])" office:value-type="float" office:value="5" calcext:value-type="float">
            <text:p>5</text:p>
          </table:table-cell>
          <table:table-cell table:style-name="ce4" table:formula="of:=IF(AND([.$B513]&gt;=[.$J$2];[.$B513]&lt;=[.$J$3]);[.$A513];&quot;zzz&quot;)" office:value-type="string" office:string-value="zzz" calcext:value-type="string">
            <text:p>zzz</text:p>
          </table:table-cell>
          <table:table-cell table:style-name="ce4" table:formula="of:=IF([.$C513]=&quot;zzz&quot;;&quot;&quot;;COUNTIF([.$C$3:.$C$1002];&quot;&lt;&quot;&amp;[.$C513]))">
            <text:p/>
          </table:table-cell>
          <table:table-cell table:style-name="ce4" table:formula="of:=IF(ISNA(MATCH(ROW([.$D512])-1;[.$D$1:.$D$1048576];0));&quot;&quot;;INDEX([.$C$3:.$C$1002];MATCH(ROW([.$D512])-1;[.$D$1:.$D$1048576];0)))">
            <text:p/>
          </table:table-cell>
          <table:table-cell table:style-name="ce4"/>
          <table:table-cell table:style-name="ce4" table:formula="of:=IF([.$F513]=&quot;&quot;;&quot;&quot;;IF(LEFT([.$F512];1)&lt;&gt;&quot;^&quot;;&quot;&quot;;&quot;[&quot;)&amp;CHAR(34)&amp;[.$F513]&amp;CHAR(34)&amp;IF([.$F51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ock</text:p>
          </table:table-cell>
          <table:table-cell table:style-name="ce4" table:formula="of:=LEN([.A514])" office:value-type="float" office:value="5" calcext:value-type="float">
            <text:p>5</text:p>
          </table:table-cell>
          <table:table-cell table:style-name="ce4" table:formula="of:=IF(AND([.$B514]&gt;=[.$J$2];[.$B514]&lt;=[.$J$3]);[.$A514];&quot;zzz&quot;)" office:value-type="string" office:string-value="zzz" calcext:value-type="string">
            <text:p>zzz</text:p>
          </table:table-cell>
          <table:table-cell table:style-name="ce4" table:formula="of:=IF([.$C514]=&quot;zzz&quot;;&quot;&quot;;COUNTIF([.$C$3:.$C$1002];&quot;&lt;&quot;&amp;[.$C514]))">
            <text:p/>
          </table:table-cell>
          <table:table-cell table:style-name="ce4" table:formula="of:=IF(ISNA(MATCH(ROW([.$D513])-1;[.$D$1:.$D$1048576];0));&quot;&quot;;INDEX([.$C$3:.$C$1002];MATCH(ROW([.$D513])-1;[.$D$1:.$D$1048576];0)))">
            <text:p/>
          </table:table-cell>
          <table:table-cell table:style-name="ce4"/>
          <table:table-cell table:style-name="ce4" table:formula="of:=IF([.$F514]=&quot;&quot;;&quot;&quot;;IF(LEFT([.$F513];1)&lt;&gt;&quot;^&quot;;&quot;&quot;;&quot;[&quot;)&amp;CHAR(34)&amp;[.$F514]&amp;CHAR(34)&amp;IF([.$F51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ore</text:p>
          </table:table-cell>
          <table:table-cell table:style-name="ce4" table:formula="of:=LEN([.A515])" office:value-type="float" office:value="5" calcext:value-type="float">
            <text:p>5</text:p>
          </table:table-cell>
          <table:table-cell table:style-name="ce4" table:formula="of:=IF(AND([.$B515]&gt;=[.$J$2];[.$B515]&lt;=[.$J$3]);[.$A515];&quot;zzz&quot;)" office:value-type="string" office:string-value="zzz" calcext:value-type="string">
            <text:p>zzz</text:p>
          </table:table-cell>
          <table:table-cell table:style-name="ce4" table:formula="of:=IF([.$C515]=&quot;zzz&quot;;&quot;&quot;;COUNTIF([.$C$3:.$C$1002];&quot;&lt;&quot;&amp;[.$C515]))">
            <text:p/>
          </table:table-cell>
          <table:table-cell table:style-name="ce4" table:formula="of:=IF(ISNA(MATCH(ROW([.$D514])-1;[.$D$1:.$D$1048576];0));&quot;&quot;;INDEX([.$C$3:.$C$1002];MATCH(ROW([.$D514])-1;[.$D$1:.$D$1048576];0)))">
            <text:p/>
          </table:table-cell>
          <table:table-cell table:style-name="ce4"/>
          <table:table-cell table:style-name="ce4" table:formula="of:=IF([.$F515]=&quot;&quot;;&quot;&quot;;IF(LEFT([.$F514];1)&lt;&gt;&quot;^&quot;;&quot;&quot;;&quot;[&quot;)&amp;CHAR(34)&amp;[.$F515]&amp;CHAR(34)&amp;IF([.$F51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ory</text:p>
          </table:table-cell>
          <table:table-cell table:style-name="ce4" table:formula="of:=LEN([.A516])" office:value-type="float" office:value="5" calcext:value-type="float">
            <text:p>5</text:p>
          </table:table-cell>
          <table:table-cell table:style-name="ce4" table:formula="of:=IF(AND([.$B516]&gt;=[.$J$2];[.$B516]&lt;=[.$J$3]);[.$A516];&quot;zzz&quot;)" office:value-type="string" office:string-value="zzz" calcext:value-type="string">
            <text:p>zzz</text:p>
          </table:table-cell>
          <table:table-cell table:style-name="ce4" table:formula="of:=IF([.$C516]=&quot;zzz&quot;;&quot;&quot;;COUNTIF([.$C$3:.$C$1002];&quot;&lt;&quot;&amp;[.$C516]))">
            <text:p/>
          </table:table-cell>
          <table:table-cell table:style-name="ce4" table:formula="of:=IF(ISNA(MATCH(ROW([.$D515])-1;[.$D$1:.$D$1048576];0));&quot;&quot;;INDEX([.$C$3:.$C$1002];MATCH(ROW([.$D515])-1;[.$D$1:.$D$1048576];0)))">
            <text:p/>
          </table:table-cell>
          <table:table-cell table:style-name="ce4"/>
          <table:table-cell table:style-name="ce4" table:formula="of:=IF([.$F516]=&quot;&quot;;&quot;&quot;;IF(LEFT([.$F515];1)&lt;&gt;&quot;^&quot;;&quot;&quot;;&quot;[&quot;)&amp;CHAR(34)&amp;[.$F516]&amp;CHAR(34)&amp;IF([.$F51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udy</text:p>
          </table:table-cell>
          <table:table-cell table:style-name="ce4" table:formula="of:=LEN([.A517])" office:value-type="float" office:value="5" calcext:value-type="float">
            <text:p>5</text:p>
          </table:table-cell>
          <table:table-cell table:style-name="ce4" table:formula="of:=IF(AND([.$B517]&gt;=[.$J$2];[.$B517]&lt;=[.$J$3]);[.$A517];&quot;zzz&quot;)" office:value-type="string" office:string-value="zzz" calcext:value-type="string">
            <text:p>zzz</text:p>
          </table:table-cell>
          <table:table-cell table:style-name="ce4" table:formula="of:=IF([.$C517]=&quot;zzz&quot;;&quot;&quot;;COUNTIF([.$C$3:.$C$1002];&quot;&lt;&quot;&amp;[.$C517]))">
            <text:p/>
          </table:table-cell>
          <table:table-cell table:style-name="ce4" table:formula="of:=IF(ISNA(MATCH(ROW([.$D516])-1;[.$D$1:.$D$1048576];0));&quot;&quot;;INDEX([.$C$3:.$C$1002];MATCH(ROW([.$D516])-1;[.$D$1:.$D$1048576];0)))">
            <text:p/>
          </table:table-cell>
          <table:table-cell table:style-name="ce4"/>
          <table:table-cell table:style-name="ce4" table:formula="of:=IF([.$F517]=&quot;&quot;;&quot;&quot;;IF(LEFT([.$F516];1)&lt;&gt;&quot;^&quot;;&quot;&quot;;&quot;[&quot;)&amp;CHAR(34)&amp;[.$F517]&amp;CHAR(34)&amp;IF([.$F51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uff</text:p>
          </table:table-cell>
          <table:table-cell table:style-name="ce4" table:formula="of:=LEN([.A518])" office:value-type="float" office:value="5" calcext:value-type="float">
            <text:p>5</text:p>
          </table:table-cell>
          <table:table-cell table:style-name="ce4" table:formula="of:=IF(AND([.$B518]&gt;=[.$J$2];[.$B518]&lt;=[.$J$3]);[.$A518];&quot;zzz&quot;)" office:value-type="string" office:string-value="zzz" calcext:value-type="string">
            <text:p>zzz</text:p>
          </table:table-cell>
          <table:table-cell table:style-name="ce4" table:formula="of:=IF([.$C518]=&quot;zzz&quot;;&quot;&quot;;COUNTIF([.$C$3:.$C$1002];&quot;&lt;&quot;&amp;[.$C518]))">
            <text:p/>
          </table:table-cell>
          <table:table-cell table:style-name="ce4" table:formula="of:=IF(ISNA(MATCH(ROW([.$D517])-1;[.$D$1:.$D$1048576];0));&quot;&quot;;INDEX([.$C$3:.$C$1002];MATCH(ROW([.$D517])-1;[.$D$1:.$D$1048576];0)))">
            <text:p/>
          </table:table-cell>
          <table:table-cell table:style-name="ce4"/>
          <table:table-cell table:style-name="ce4" table:formula="of:=IF([.$F518]=&quot;&quot;;&quot;&quot;;IF(LEFT([.$F517];1)&lt;&gt;&quot;^&quot;;&quot;&quot;;&quot;[&quot;)&amp;CHAR(34)&amp;[.$F518]&amp;CHAR(34)&amp;IF([.$F51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yle</text:p>
          </table:table-cell>
          <table:table-cell table:style-name="ce4" table:formula="of:=LEN([.A519])" office:value-type="float" office:value="5" calcext:value-type="float">
            <text:p>5</text:p>
          </table:table-cell>
          <table:table-cell table:style-name="ce4" table:formula="of:=IF(AND([.$B519]&gt;=[.$J$2];[.$B519]&lt;=[.$J$3]);[.$A519];&quot;zzz&quot;)" office:value-type="string" office:string-value="zzz" calcext:value-type="string">
            <text:p>zzz</text:p>
          </table:table-cell>
          <table:table-cell table:style-name="ce4" table:formula="of:=IF([.$C519]=&quot;zzz&quot;;&quot;&quot;;COUNTIF([.$C$3:.$C$1002];&quot;&lt;&quot;&amp;[.$C519]))">
            <text:p/>
          </table:table-cell>
          <table:table-cell table:style-name="ce4" table:formula="of:=IF(ISNA(MATCH(ROW([.$D518])-1;[.$D$1:.$D$1048576];0));&quot;&quot;;INDEX([.$C$3:.$C$1002];MATCH(ROW([.$D518])-1;[.$D$1:.$D$1048576];0)))">
            <text:p/>
          </table:table-cell>
          <table:table-cell table:style-name="ce4"/>
          <table:table-cell table:style-name="ce4" table:formula="of:=IF([.$F519]=&quot;&quot;;&quot;&quot;;IF(LEFT([.$F518];1)&lt;&gt;&quot;^&quot;;&quot;&quot;;&quot;[&quot;)&amp;CHAR(34)&amp;[.$F519]&amp;CHAR(34)&amp;IF([.$F52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4" table:formula="of:=LEN([.A520])" office:value-type="float" office:value="5" calcext:value-type="float">
            <text:p>5</text:p>
          </table:table-cell>
          <table:table-cell table:style-name="ce4" table:formula="of:=IF(AND([.$B520]&gt;=[.$J$2];[.$B520]&lt;=[.$J$3]);[.$A520];&quot;zzz&quot;)" office:value-type="string" office:string-value="zzz" calcext:value-type="string">
            <text:p>zzz</text:p>
          </table:table-cell>
          <table:table-cell table:style-name="ce4" table:formula="of:=IF([.$C520]=&quot;zzz&quot;;&quot;&quot;;COUNTIF([.$C$3:.$C$1002];&quot;&lt;&quot;&amp;[.$C520]))">
            <text:p/>
          </table:table-cell>
          <table:table-cell table:style-name="ce4" table:formula="of:=IF(ISNA(MATCH(ROW([.$D519])-1;[.$D$1:.$D$1048576];0));&quot;&quot;;INDEX([.$C$3:.$C$1002];MATCH(ROW([.$D519])-1;[.$D$1:.$D$1048576];0)))">
            <text:p/>
          </table:table-cell>
          <table:table-cell table:style-name="ce4"/>
          <table:table-cell table:style-name="ce4" table:formula="of:=IF([.$F520]=&quot;&quot;;&quot;&quot;;IF(LEFT([.$F519];1)&lt;&gt;&quot;^&quot;;&quot;&quot;;&quot;[&quot;)&amp;CHAR(34)&amp;[.$F520]&amp;CHAR(34)&amp;IF([.$F52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ach</text:p>
          </table:table-cell>
          <table:table-cell table:style-name="ce4" table:formula="of:=LEN([.A521])" office:value-type="float" office:value="5" calcext:value-type="float">
            <text:p>5</text:p>
          </table:table-cell>
          <table:table-cell table:style-name="ce4" table:formula="of:=IF(AND([.$B521]&gt;=[.$J$2];[.$B521]&lt;=[.$J$3]);[.$A521];&quot;zzz&quot;)" office:value-type="string" office:string-value="zzz" calcext:value-type="string">
            <text:p>zzz</text:p>
          </table:table-cell>
          <table:table-cell table:style-name="ce4" table:formula="of:=IF([.$C521]=&quot;zzz&quot;;&quot;&quot;;COUNTIF([.$C$3:.$C$1002];&quot;&lt;&quot;&amp;[.$C521]))">
            <text:p/>
          </table:table-cell>
          <table:table-cell table:style-name="ce4" table:formula="of:=IF(ISNA(MATCH(ROW([.$D520])-1;[.$D$1:.$D$1048576];0));&quot;&quot;;INDEX([.$C$3:.$C$1002];MATCH(ROW([.$D520])-1;[.$D$1:.$D$1048576];0)))">
            <text:p/>
          </table:table-cell>
          <table:table-cell table:style-name="ce4"/>
          <table:table-cell table:style-name="ce4" table:formula="of:=IF([.$F521]=&quot;&quot;;&quot;&quot;;IF(LEFT([.$F520];1)&lt;&gt;&quot;^&quot;;&quot;&quot;;&quot;[&quot;)&amp;CHAR(34)&amp;[.$F521]&amp;CHAR(34)&amp;IF([.$F52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ank</text:p>
          </table:table-cell>
          <table:table-cell table:style-name="ce4" table:formula="of:=LEN([.A522])" office:value-type="float" office:value="5" calcext:value-type="float">
            <text:p>5</text:p>
          </table:table-cell>
          <table:table-cell table:style-name="ce4" table:formula="of:=IF(AND([.$B522]&gt;=[.$J$2];[.$B522]&lt;=[.$J$3]);[.$A522];&quot;zzz&quot;)" office:value-type="string" office:string-value="zzz" calcext:value-type="string">
            <text:p>zzz</text:p>
          </table:table-cell>
          <table:table-cell table:style-name="ce4" table:formula="of:=IF([.$C522]=&quot;zzz&quot;;&quot;&quot;;COUNTIF([.$C$3:.$C$1002];&quot;&lt;&quot;&amp;[.$C522]))">
            <text:p/>
          </table:table-cell>
          <table:table-cell table:style-name="ce4" table:formula="of:=IF(ISNA(MATCH(ROW([.$D521])-1;[.$D$1:.$D$1048576];0));&quot;&quot;;INDEX([.$C$3:.$C$1002];MATCH(ROW([.$D521])-1;[.$D$1:.$D$1048576];0)))">
            <text:p/>
          </table:table-cell>
          <table:table-cell table:style-name="ce4"/>
          <table:table-cell table:style-name="ce4" table:formula="of:=IF([.$F522]=&quot;&quot;;&quot;&quot;;IF(LEFT([.$F521];1)&lt;&gt;&quot;^&quot;;&quot;&quot;;&quot;[&quot;)&amp;CHAR(34)&amp;[.$F522]&amp;CHAR(34)&amp;IF([.$F52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ir</text:p>
          </table:table-cell>
          <table:table-cell table:style-name="ce4" table:formula="of:=LEN([.A523])" office:value-type="float" office:value="5" calcext:value-type="float">
            <text:p>5</text:p>
          </table:table-cell>
          <table:table-cell table:style-name="ce4" table:formula="of:=IF(AND([.$B523]&gt;=[.$J$2];[.$B523]&lt;=[.$J$3]);[.$A523];&quot;zzz&quot;)" office:value-type="string" office:string-value="zzz" calcext:value-type="string">
            <text:p>zzz</text:p>
          </table:table-cell>
          <table:table-cell table:style-name="ce4" table:formula="of:=IF([.$C523]=&quot;zzz&quot;;&quot;&quot;;COUNTIF([.$C$3:.$C$1002];&quot;&lt;&quot;&amp;[.$C523]))">
            <text:p/>
          </table:table-cell>
          <table:table-cell table:style-name="ce4" table:formula="of:=IF(ISNA(MATCH(ROW([.$D522])-1;[.$D$1:.$D$1048576];0));&quot;&quot;;INDEX([.$C$3:.$C$1002];MATCH(ROW([.$D522])-1;[.$D$1:.$D$1048576];0)))">
            <text:p/>
          </table:table-cell>
          <table:table-cell table:style-name="ce4"/>
          <table:table-cell table:style-name="ce4" table:formula="of:=IF([.$F523]=&quot;&quot;;&quot;&quot;;IF(LEFT([.$F522];1)&lt;&gt;&quot;^&quot;;&quot;&quot;;&quot;[&quot;)&amp;CHAR(34)&amp;[.$F523]&amp;CHAR(34)&amp;IF([.$F52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e</text:p>
          </table:table-cell>
          <table:table-cell table:style-name="ce4" table:formula="of:=LEN([.A524])" office:value-type="float" office:value="5" calcext:value-type="float">
            <text:p>5</text:p>
          </table:table-cell>
          <table:table-cell table:style-name="ce4" table:formula="of:=IF(AND([.$B524]&gt;=[.$J$2];[.$B524]&lt;=[.$J$3]);[.$A524];&quot;zzz&quot;)" office:value-type="string" office:string-value="zzz" calcext:value-type="string">
            <text:p>zzz</text:p>
          </table:table-cell>
          <table:table-cell table:style-name="ce4" table:formula="of:=IF([.$C524]=&quot;zzz&quot;;&quot;&quot;;COUNTIF([.$C$3:.$C$1002];&quot;&lt;&quot;&amp;[.$C524]))">
            <text:p/>
          </table:table-cell>
          <table:table-cell table:style-name="ce4" table:formula="of:=IF(ISNA(MATCH(ROW([.$D523])-1;[.$D$1:.$D$1048576];0));&quot;&quot;;INDEX([.$C$3:.$C$1002];MATCH(ROW([.$D523])-1;[.$D$1:.$D$1048576];0)))">
            <text:p/>
          </table:table-cell>
          <table:table-cell table:style-name="ce4"/>
          <table:table-cell table:style-name="ce4" table:formula="of:=IF([.$F524]=&quot;&quot;;&quot;&quot;;IF(LEFT([.$F523];1)&lt;&gt;&quot;^&quot;;&quot;&quot;;&quot;[&quot;)&amp;CHAR(34)&amp;[.$F524]&amp;CHAR(34)&amp;IF([.$F52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se</text:p>
          </table:table-cell>
          <table:table-cell table:style-name="ce4" table:formula="of:=LEN([.A525])" office:value-type="float" office:value="5" calcext:value-type="float">
            <text:p>5</text:p>
          </table:table-cell>
          <table:table-cell table:style-name="ce4" table:formula="of:=IF(AND([.$B525]&gt;=[.$J$2];[.$B525]&lt;=[.$J$3]);[.$A525];&quot;zzz&quot;)" office:value-type="string" office:string-value="zzz" calcext:value-type="string">
            <text:p>zzz</text:p>
          </table:table-cell>
          <table:table-cell table:style-name="ce4" table:formula="of:=IF([.$C525]=&quot;zzz&quot;;&quot;&quot;;COUNTIF([.$C$3:.$C$1002];&quot;&lt;&quot;&amp;[.$C525]))">
            <text:p/>
          </table:table-cell>
          <table:table-cell table:style-name="ce4" table:formula="of:=IF(ISNA(MATCH(ROW([.$D524])-1;[.$D$1:.$D$1048576];0));&quot;&quot;;INDEX([.$C$3:.$C$1002];MATCH(ROW([.$D524])-1;[.$D$1:.$D$1048576];0)))">
            <text:p/>
          </table:table-cell>
          <table:table-cell table:style-name="ce4"/>
          <table:table-cell table:style-name="ce4" table:formula="of:=IF([.$F525]=&quot;&quot;;&quot;&quot;;IF(LEFT([.$F524];1)&lt;&gt;&quot;^&quot;;&quot;&quot;;&quot;[&quot;)&amp;CHAR(34)&amp;[.$F525]&amp;CHAR(34)&amp;IF([.$F52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ing</text:p>
          </table:table-cell>
          <table:table-cell table:style-name="ce4" table:formula="of:=LEN([.A526])" office:value-type="float" office:value="5" calcext:value-type="float">
            <text:p>5</text:p>
          </table:table-cell>
          <table:table-cell table:style-name="ce4" table:formula="of:=IF(AND([.$B526]&gt;=[.$J$2];[.$B526]&lt;=[.$J$3]);[.$A526];&quot;zzz&quot;)" office:value-type="string" office:string-value="zzz" calcext:value-type="string">
            <text:p>zzz</text:p>
          </table:table-cell>
          <table:table-cell table:style-name="ce4" table:formula="of:=IF([.$C526]=&quot;zzz&quot;;&quot;&quot;;COUNTIF([.$C$3:.$C$1002];&quot;&lt;&quot;&amp;[.$C526]))">
            <text:p/>
          </table:table-cell>
          <table:table-cell table:style-name="ce4" table:formula="of:=IF(ISNA(MATCH(ROW([.$D525])-1;[.$D$1:.$D$1048576];0));&quot;&quot;;INDEX([.$C$3:.$C$1002];MATCH(ROW([.$D525])-1;[.$D$1:.$D$1048576];0)))">
            <text:p/>
          </table:table-cell>
          <table:table-cell table:style-name="ce4"/>
          <table:table-cell table:style-name="ce4" table:formula="of:=IF([.$F526]=&quot;&quot;;&quot;&quot;;IF(LEFT([.$F525];1)&lt;&gt;&quot;^&quot;;&quot;&quot;;&quot;[&quot;)&amp;CHAR(34)&amp;[.$F526]&amp;CHAR(34)&amp;IF([.$F52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ink</text:p>
          </table:table-cell>
          <table:table-cell table:style-name="ce4" table:formula="of:=LEN([.A527])" office:value-type="float" office:value="5" calcext:value-type="float">
            <text:p>5</text:p>
          </table:table-cell>
          <table:table-cell table:style-name="ce4" table:formula="of:=IF(AND([.$B527]&gt;=[.$J$2];[.$B527]&lt;=[.$J$3]);[.$A527];&quot;zzz&quot;)" office:value-type="string" office:string-value="zzz" calcext:value-type="string">
            <text:p>zzz</text:p>
          </table:table-cell>
          <table:table-cell table:style-name="ce4" table:formula="of:=IF([.$C527]=&quot;zzz&quot;;&quot;&quot;;COUNTIF([.$C$3:.$C$1002];&quot;&lt;&quot;&amp;[.$C527]))">
            <text:p/>
          </table:table-cell>
          <table:table-cell table:style-name="ce4" table:formula="of:=IF(ISNA(MATCH(ROW([.$D526])-1;[.$D$1:.$D$1048576];0));&quot;&quot;;INDEX([.$C$3:.$C$1002];MATCH(ROW([.$D526])-1;[.$D$1:.$D$1048576];0)))">
            <text:p/>
          </table:table-cell>
          <table:table-cell table:style-name="ce4"/>
          <table:table-cell table:style-name="ce4" table:formula="of:=IF([.$F527]=&quot;&quot;;&quot;&quot;;IF(LEFT([.$F526];1)&lt;&gt;&quot;^&quot;;&quot;&quot;;&quot;[&quot;)&amp;CHAR(34)&amp;[.$F527]&amp;CHAR(34)&amp;IF([.$F52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ird</text:p>
          </table:table-cell>
          <table:table-cell table:style-name="ce4" table:formula="of:=LEN([.A528])" office:value-type="float" office:value="5" calcext:value-type="float">
            <text:p>5</text:p>
          </table:table-cell>
          <table:table-cell table:style-name="ce4" table:formula="of:=IF(AND([.$B528]&gt;=[.$J$2];[.$B528]&lt;=[.$J$3]);[.$A528];&quot;zzz&quot;)" office:value-type="string" office:string-value="zzz" calcext:value-type="string">
            <text:p>zzz</text:p>
          </table:table-cell>
          <table:table-cell table:style-name="ce4" table:formula="of:=IF([.$C528]=&quot;zzz&quot;;&quot;&quot;;COUNTIF([.$C$3:.$C$1002];&quot;&lt;&quot;&amp;[.$C528]))">
            <text:p/>
          </table:table-cell>
          <table:table-cell table:style-name="ce4" table:formula="of:=IF(ISNA(MATCH(ROW([.$D527])-1;[.$D$1:.$D$1048576];0));&quot;&quot;;INDEX([.$C$3:.$C$1002];MATCH(ROW([.$D527])-1;[.$D$1:.$D$1048576];0)))">
            <text:p/>
          </table:table-cell>
          <table:table-cell table:style-name="ce4"/>
          <table:table-cell table:style-name="ce4" table:formula="of:=IF([.$F528]=&quot;&quot;;&quot;&quot;;IF(LEFT([.$F527];1)&lt;&gt;&quot;^&quot;;&quot;&quot;;&quot;[&quot;)&amp;CHAR(34)&amp;[.$F528]&amp;CHAR(34)&amp;IF([.$F52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ose</text:p>
          </table:table-cell>
          <table:table-cell table:style-name="ce4" table:formula="of:=LEN([.A529])" office:value-type="float" office:value="5" calcext:value-type="float">
            <text:p>5</text:p>
          </table:table-cell>
          <table:table-cell table:style-name="ce4" table:formula="of:=IF(AND([.$B529]&gt;=[.$J$2];[.$B529]&lt;=[.$J$3]);[.$A529];&quot;zzz&quot;)" office:value-type="string" office:string-value="zzz" calcext:value-type="string">
            <text:p>zzz</text:p>
          </table:table-cell>
          <table:table-cell table:style-name="ce4" table:formula="of:=IF([.$C529]=&quot;zzz&quot;;&quot;&quot;;COUNTIF([.$C$3:.$C$1002];&quot;&lt;&quot;&amp;[.$C529]))">
            <text:p/>
          </table:table-cell>
          <table:table-cell table:style-name="ce4" table:formula="of:=IF(ISNA(MATCH(ROW([.$D528])-1;[.$D$1:.$D$1048576];0));&quot;&quot;;INDEX([.$C$3:.$C$1002];MATCH(ROW([.$D528])-1;[.$D$1:.$D$1048576];0)))">
            <text:p/>
          </table:table-cell>
          <table:table-cell table:style-name="ce4"/>
          <table:table-cell table:style-name="ce4" table:formula="of:=IF([.$F529]=&quot;&quot;;&quot;&quot;;IF(LEFT([.$F528];1)&lt;&gt;&quot;^&quot;;&quot;&quot;;&quot;[&quot;)&amp;CHAR(34)&amp;[.$F529]&amp;CHAR(34)&amp;IF([.$F53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ree</text:p>
          </table:table-cell>
          <table:table-cell table:style-name="ce4" table:formula="of:=LEN([.A530])" office:value-type="float" office:value="5" calcext:value-type="float">
            <text:p>5</text:p>
          </table:table-cell>
          <table:table-cell table:style-name="ce4" table:formula="of:=IF(AND([.$B530]&gt;=[.$J$2];[.$B530]&lt;=[.$J$3]);[.$A530];&quot;zzz&quot;)" office:value-type="string" office:string-value="zzz" calcext:value-type="string">
            <text:p>zzz</text:p>
          </table:table-cell>
          <table:table-cell table:style-name="ce4" table:formula="of:=IF([.$C530]=&quot;zzz&quot;;&quot;&quot;;COUNTIF([.$C$3:.$C$1002];&quot;&lt;&quot;&amp;[.$C530]))">
            <text:p/>
          </table:table-cell>
          <table:table-cell table:style-name="ce4" table:formula="of:=IF(ISNA(MATCH(ROW([.$D529])-1;[.$D$1:.$D$1048576];0));&quot;&quot;;INDEX([.$C$3:.$C$1002];MATCH(ROW([.$D529])-1;[.$D$1:.$D$1048576];0)))">
            <text:p/>
          </table:table-cell>
          <table:table-cell table:style-name="ce4"/>
          <table:table-cell table:style-name="ce4" table:formula="of:=IF([.$F530]=&quot;&quot;;&quot;&quot;;IF(LEFT([.$F529];1)&lt;&gt;&quot;^&quot;;&quot;&quot;;&quot;[&quot;)&amp;CHAR(34)&amp;[.$F530]&amp;CHAR(34)&amp;IF([.$F53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row</text:p>
          </table:table-cell>
          <table:table-cell table:style-name="ce4" table:formula="of:=LEN([.A531])" office:value-type="float" office:value="5" calcext:value-type="float">
            <text:p>5</text:p>
          </table:table-cell>
          <table:table-cell table:style-name="ce4" table:formula="of:=IF(AND([.$B531]&gt;=[.$J$2];[.$B531]&lt;=[.$J$3]);[.$A531];&quot;zzz&quot;)" office:value-type="string" office:string-value="zzz" calcext:value-type="string">
            <text:p>zzz</text:p>
          </table:table-cell>
          <table:table-cell table:style-name="ce4" table:formula="of:=IF([.$C531]=&quot;zzz&quot;;&quot;&quot;;COUNTIF([.$C$3:.$C$1002];&quot;&lt;&quot;&amp;[.$C531]))">
            <text:p/>
          </table:table-cell>
          <table:table-cell table:style-name="ce4" table:formula="of:=IF(ISNA(MATCH(ROW([.$D530])-1;[.$D$1:.$D$1048576];0));&quot;&quot;;INDEX([.$C$3:.$C$1002];MATCH(ROW([.$D530])-1;[.$D$1:.$D$1048576];0)))">
            <text:p/>
          </table:table-cell>
          <table:table-cell table:style-name="ce4"/>
          <table:table-cell table:style-name="ce4" table:formula="of:=IF([.$F531]=&quot;&quot;;&quot;&quot;;IF(LEFT([.$F530];1)&lt;&gt;&quot;^&quot;;&quot;&quot;;&quot;[&quot;)&amp;CHAR(34)&amp;[.$F531]&amp;CHAR(34)&amp;IF([.$F53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day</text:p>
          </table:table-cell>
          <table:table-cell table:style-name="ce4" table:formula="of:=LEN([.A532])" office:value-type="float" office:value="5" calcext:value-type="float">
            <text:p>5</text:p>
          </table:table-cell>
          <table:table-cell table:style-name="ce4" table:formula="of:=IF(AND([.$B532]&gt;=[.$J$2];[.$B532]&lt;=[.$J$3]);[.$A532];&quot;zzz&quot;)" office:value-type="string" office:string-value="zzz" calcext:value-type="string">
            <text:p>zzz</text:p>
          </table:table-cell>
          <table:table-cell table:style-name="ce4" table:formula="of:=IF([.$C532]=&quot;zzz&quot;;&quot;&quot;;COUNTIF([.$C$3:.$C$1002];&quot;&lt;&quot;&amp;[.$C532]))">
            <text:p/>
          </table:table-cell>
          <table:table-cell table:style-name="ce4" table:formula="of:=IF(ISNA(MATCH(ROW([.$D531])-1;[.$D$1:.$D$1048576];0));&quot;&quot;;INDEX([.$C$3:.$C$1002];MATCH(ROW([.$D531])-1;[.$D$1:.$D$1048576];0)))">
            <text:p/>
          </table:table-cell>
          <table:table-cell table:style-name="ce4"/>
          <table:table-cell table:style-name="ce4" table:formula="of:=IF([.$F532]=&quot;&quot;;&quot;&quot;;IF(LEFT([.$F531];1)&lt;&gt;&quot;^&quot;;&quot;&quot;;&quot;[&quot;)&amp;CHAR(34)&amp;[.$F532]&amp;CHAR(34)&amp;IF([.$F53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formula="of:=LEN([.A533])" office:value-type="float" office:value="5" calcext:value-type="float">
            <text:p>5</text:p>
          </table:table-cell>
          <table:table-cell table:style-name="ce4" table:formula="of:=IF(AND([.$B533]&gt;=[.$J$2];[.$B533]&lt;=[.$J$3]);[.$A533];&quot;zzz&quot;)" office:value-type="string" office:string-value="zzz" calcext:value-type="string">
            <text:p>zzz</text:p>
          </table:table-cell>
          <table:table-cell table:style-name="ce4" table:formula="of:=IF([.$C533]=&quot;zzz&quot;;&quot;&quot;;COUNTIF([.$C$3:.$C$1002];&quot;&lt;&quot;&amp;[.$C533]))">
            <text:p/>
          </table:table-cell>
          <table:table-cell table:style-name="ce4" table:formula="of:=IF(ISNA(MATCH(ROW([.$D532])-1;[.$D$1:.$D$1048576];0));&quot;&quot;;INDEX([.$C$3:.$C$1002];MATCH(ROW([.$D532])-1;[.$D$1:.$D$1048576];0)))">
            <text:p/>
          </table:table-cell>
          <table:table-cell table:style-name="ce4"/>
          <table:table-cell table:style-name="ce4" table:formula="of:=IF([.$F533]=&quot;&quot;;&quot;&quot;;IF(LEFT([.$F532];1)&lt;&gt;&quot;^&quot;;&quot;&quot;;&quot;[&quot;)&amp;CHAR(34)&amp;[.$F533]&amp;CHAR(34)&amp;IF([.$F53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ugh</text:p>
          </table:table-cell>
          <table:table-cell table:style-name="ce4" table:formula="of:=LEN([.A534])" office:value-type="float" office:value="5" calcext:value-type="float">
            <text:p>5</text:p>
          </table:table-cell>
          <table:table-cell table:style-name="ce4" table:formula="of:=IF(AND([.$B534]&gt;=[.$J$2];[.$B534]&lt;=[.$J$3]);[.$A534];&quot;zzz&quot;)" office:value-type="string" office:string-value="zzz" calcext:value-type="string">
            <text:p>zzz</text:p>
          </table:table-cell>
          <table:table-cell table:style-name="ce4" table:formula="of:=IF([.$C534]=&quot;zzz&quot;;&quot;&quot;;COUNTIF([.$C$3:.$C$1002];&quot;&lt;&quot;&amp;[.$C534]))">
            <text:p/>
          </table:table-cell>
          <table:table-cell table:style-name="ce4" table:formula="of:=IF(ISNA(MATCH(ROW([.$D533])-1;[.$D$1:.$D$1048576];0));&quot;&quot;;INDEX([.$C$3:.$C$1002];MATCH(ROW([.$D533])-1;[.$D$1:.$D$1048576];0)))">
            <text:p/>
          </table:table-cell>
          <table:table-cell table:style-name="ce4"/>
          <table:table-cell table:style-name="ce4" table:formula="of:=IF([.$F534]=&quot;&quot;;&quot;&quot;;IF(LEFT([.$F533];1)&lt;&gt;&quot;^&quot;;&quot;&quot;;&quot;[&quot;)&amp;CHAR(34)&amp;[.$F534]&amp;CHAR(34)&amp;IF([.$F53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de</text:p>
          </table:table-cell>
          <table:table-cell table:style-name="ce4" table:formula="of:=LEN([.A535])" office:value-type="float" office:value="5" calcext:value-type="float">
            <text:p>5</text:p>
          </table:table-cell>
          <table:table-cell table:style-name="ce4" table:formula="of:=IF(AND([.$B535]&gt;=[.$J$2];[.$B535]&lt;=[.$J$3]);[.$A535];&quot;zzz&quot;)" office:value-type="string" office:string-value="zzz" calcext:value-type="string">
            <text:p>zzz</text:p>
          </table:table-cell>
          <table:table-cell table:style-name="ce4" table:formula="of:=IF([.$C535]=&quot;zzz&quot;;&quot;&quot;;COUNTIF([.$C$3:.$C$1002];&quot;&lt;&quot;&amp;[.$C535]))">
            <text:p/>
          </table:table-cell>
          <table:table-cell table:style-name="ce4" table:formula="of:=IF(ISNA(MATCH(ROW([.$D534])-1;[.$D$1:.$D$1048576];0));&quot;&quot;;INDEX([.$C$3:.$C$1002];MATCH(ROW([.$D534])-1;[.$D$1:.$D$1048576];0)))">
            <text:p/>
          </table:table-cell>
          <table:table-cell table:style-name="ce4"/>
          <table:table-cell table:style-name="ce4" table:formula="of:=IF([.$F535]=&quot;&quot;;&quot;&quot;;IF(LEFT([.$F534];1)&lt;&gt;&quot;^&quot;;&quot;&quot;;&quot;[&quot;)&amp;CHAR(34)&amp;[.$F535]&amp;CHAR(34)&amp;IF([.$F53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eat</text:p>
          </table:table-cell>
          <table:table-cell table:style-name="ce4" table:formula="of:=LEN([.A536])" office:value-type="float" office:value="5" calcext:value-type="float">
            <text:p>5</text:p>
          </table:table-cell>
          <table:table-cell table:style-name="ce4" table:formula="of:=IF(AND([.$B536]&gt;=[.$J$2];[.$B536]&lt;=[.$J$3]);[.$A536];&quot;zzz&quot;)" office:value-type="string" office:string-value="zzz" calcext:value-type="string">
            <text:p>zzz</text:p>
          </table:table-cell>
          <table:table-cell table:style-name="ce4" table:formula="of:=IF([.$C536]=&quot;zzz&quot;;&quot;&quot;;COUNTIF([.$C$3:.$C$1002];&quot;&lt;&quot;&amp;[.$C536]))">
            <text:p/>
          </table:table-cell>
          <table:table-cell table:style-name="ce4" table:formula="of:=IF(ISNA(MATCH(ROW([.$D535])-1;[.$D$1:.$D$1048576];0));&quot;&quot;;INDEX([.$C$3:.$C$1002];MATCH(ROW([.$D535])-1;[.$D$1:.$D$1048576];0)))">
            <text:p/>
          </table:table-cell>
          <table:table-cell table:style-name="ce4"/>
          <table:table-cell table:style-name="ce4" table:formula="of:=IF([.$F536]=&quot;&quot;;&quot;&quot;;IF(LEFT([.$F535];1)&lt;&gt;&quot;^&quot;;&quot;&quot;;&quot;[&quot;)&amp;CHAR(34)&amp;[.$F536]&amp;CHAR(34)&amp;IF([.$F53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al</text:p>
          </table:table-cell>
          <table:table-cell table:style-name="ce4" table:formula="of:=LEN([.A537])" office:value-type="float" office:value="5" calcext:value-type="float">
            <text:p>5</text:p>
          </table:table-cell>
          <table:table-cell table:style-name="ce4" table:formula="of:=IF(AND([.$B537]&gt;=[.$J$2];[.$B537]&lt;=[.$J$3]);[.$A537];&quot;zzz&quot;)" office:value-type="string" office:string-value="zzz" calcext:value-type="string">
            <text:p>zzz</text:p>
          </table:table-cell>
          <table:table-cell table:style-name="ce4" table:formula="of:=IF([.$C537]=&quot;zzz&quot;;&quot;&quot;;COUNTIF([.$C$3:.$C$1002];&quot;&lt;&quot;&amp;[.$C537]))">
            <text:p/>
          </table:table-cell>
          <table:table-cell table:style-name="ce4" table:formula="of:=IF(ISNA(MATCH(ROW([.$D536])-1;[.$D$1:.$D$1048576];0));&quot;&quot;;INDEX([.$C$3:.$C$1002];MATCH(ROW([.$D536])-1;[.$D$1:.$D$1048576];0)))">
            <text:p/>
          </table:table-cell>
          <table:table-cell table:style-name="ce4"/>
          <table:table-cell table:style-name="ce4" table:formula="of:=IF([.$F537]=&quot;&quot;;&quot;&quot;;IF(LEFT([.$F536];1)&lt;&gt;&quot;^&quot;;&quot;&quot;;&quot;[&quot;)&amp;CHAR(34)&amp;[.$F537]&amp;CHAR(34)&amp;IF([.$F53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uth</text:p>
          </table:table-cell>
          <table:table-cell table:style-name="ce4" table:formula="of:=LEN([.A538])" office:value-type="float" office:value="5" calcext:value-type="float">
            <text:p>5</text:p>
          </table:table-cell>
          <table:table-cell table:style-name="ce4" table:formula="of:=IF(AND([.$B538]&gt;=[.$J$2];[.$B538]&lt;=[.$J$3]);[.$A538];&quot;zzz&quot;)" office:value-type="string" office:string-value="zzz" calcext:value-type="string">
            <text:p>zzz</text:p>
          </table:table-cell>
          <table:table-cell table:style-name="ce4" table:formula="of:=IF([.$C538]=&quot;zzz&quot;;&quot;&quot;;COUNTIF([.$C$3:.$C$1002];&quot;&lt;&quot;&amp;[.$C538]))">
            <text:p/>
          </table:table-cell>
          <table:table-cell table:style-name="ce4" table:formula="of:=IF(ISNA(MATCH(ROW([.$D537])-1;[.$D$1:.$D$1048576];0));&quot;&quot;;INDEX([.$C$3:.$C$1002];MATCH(ROW([.$D537])-1;[.$D$1:.$D$1048576];0)))">
            <text:p/>
          </table:table-cell>
          <table:table-cell table:style-name="ce4"/>
          <table:table-cell table:style-name="ce4" table:formula="of:=IF([.$F538]=&quot;&quot;;&quot;&quot;;IF(LEFT([.$F537];1)&lt;&gt;&quot;^&quot;;&quot;&quot;;&quot;[&quot;)&amp;CHAR(34)&amp;[.$F538]&amp;CHAR(34)&amp;IF([.$F53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der</text:p>
          </table:table-cell>
          <table:table-cell table:style-name="ce4" table:formula="of:=LEN([.A539])" office:value-type="float" office:value="5" calcext:value-type="float">
            <text:p>5</text:p>
          </table:table-cell>
          <table:table-cell table:style-name="ce4" table:formula="of:=IF(AND([.$B539]&gt;=[.$J$2];[.$B539]&lt;=[.$J$3]);[.$A539];&quot;zzz&quot;)" office:value-type="string" office:string-value="zzz" calcext:value-type="string">
            <text:p>zzz</text:p>
          </table:table-cell>
          <table:table-cell table:style-name="ce4" table:formula="of:=IF([.$C539]=&quot;zzz&quot;;&quot;&quot;;COUNTIF([.$C$3:.$C$1002];&quot;&lt;&quot;&amp;[.$C539]))">
            <text:p/>
          </table:table-cell>
          <table:table-cell table:style-name="ce4" table:formula="of:=IF(ISNA(MATCH(ROW([.$D538])-1;[.$D$1:.$D$1048576];0));&quot;&quot;;INDEX([.$C$3:.$C$1002];MATCH(ROW([.$D538])-1;[.$D$1:.$D$1048576];0)))">
            <text:p/>
          </table:table-cell>
          <table:table-cell table:style-name="ce4"/>
          <table:table-cell table:style-name="ce4" table:formula="of:=IF([.$F539]=&quot;&quot;;&quot;&quot;;IF(LEFT([.$F538];1)&lt;&gt;&quot;^&quot;;&quot;&quot;;&quot;[&quot;)&amp;CHAR(34)&amp;[.$F539]&amp;CHAR(34)&amp;IF([.$F54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til</text:p>
          </table:table-cell>
          <table:table-cell table:style-name="ce4" table:formula="of:=LEN([.A540])" office:value-type="float" office:value="5" calcext:value-type="float">
            <text:p>5</text:p>
          </table:table-cell>
          <table:table-cell table:style-name="ce4" table:formula="of:=IF(AND([.$B540]&gt;=[.$J$2];[.$B540]&lt;=[.$J$3]);[.$A540];&quot;zzz&quot;)" office:value-type="string" office:string-value="zzz" calcext:value-type="string">
            <text:p>zzz</text:p>
          </table:table-cell>
          <table:table-cell table:style-name="ce4" table:formula="of:=IF([.$C540]=&quot;zzz&quot;;&quot;&quot;;COUNTIF([.$C$3:.$C$1002];&quot;&lt;&quot;&amp;[.$C540]))">
            <text:p/>
          </table:table-cell>
          <table:table-cell table:style-name="ce4" table:formula="of:=IF(ISNA(MATCH(ROW([.$D539])-1;[.$D$1:.$D$1048576];0));&quot;&quot;;INDEX([.$C$3:.$C$1002];MATCH(ROW([.$D539])-1;[.$D$1:.$D$1048576];0)))">
            <text:p/>
          </table:table-cell>
          <table:table-cell table:style-name="ce4"/>
          <table:table-cell table:style-name="ce4" table:formula="of:=IF([.$F540]=&quot;&quot;;&quot;&quot;;IF(LEFT([.$F539];1)&lt;&gt;&quot;^&quot;;&quot;&quot;;&quot;[&quot;)&amp;CHAR(34)&amp;[.$F540]&amp;CHAR(34)&amp;IF([.$F54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style-name="ce4" table:formula="of:=LEN([.A541])" office:value-type="float" office:value="5" calcext:value-type="float">
            <text:p>5</text:p>
          </table:table-cell>
          <table:table-cell table:style-name="ce4" table:formula="of:=IF(AND([.$B541]&gt;=[.$J$2];[.$B541]&lt;=[.$J$3]);[.$A541];&quot;zzz&quot;)" office:value-type="string" office:string-value="zzz" calcext:value-type="string">
            <text:p>zzz</text:p>
          </table:table-cell>
          <table:table-cell table:style-name="ce4" table:formula="of:=IF([.$C541]=&quot;zzz&quot;;&quot;&quot;;COUNTIF([.$C$3:.$C$1002];&quot;&lt;&quot;&amp;[.$C541]))">
            <text:p/>
          </table:table-cell>
          <table:table-cell table:style-name="ce4" table:formula="of:=IF(ISNA(MATCH(ROW([.$D540])-1;[.$D$1:.$D$1048576];0));&quot;&quot;;INDEX([.$C$3:.$C$1002];MATCH(ROW([.$D540])-1;[.$D$1:.$D$1048576];0)))">
            <text:p/>
          </table:table-cell>
          <table:table-cell table:style-name="ce4"/>
          <table:table-cell table:style-name="ce4" table:formula="of:=IF([.$F541]=&quot;&quot;;&quot;&quot;;IF(LEFT([.$F540];1)&lt;&gt;&quot;^&quot;;&quot;&quot;;&quot;[&quot;)&amp;CHAR(34)&amp;[.$F541]&amp;CHAR(34)&amp;IF([.$F5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sit</text:p>
          </table:table-cell>
          <table:table-cell table:style-name="ce4" table:formula="of:=LEN([.A542])" office:value-type="float" office:value="5" calcext:value-type="float">
            <text:p>5</text:p>
          </table:table-cell>
          <table:table-cell table:style-name="ce4" table:formula="of:=IF(AND([.$B542]&gt;=[.$J$2];[.$B542]&lt;=[.$J$3]);[.$A542];&quot;zzz&quot;)" office:value-type="string" office:string-value="zzz" calcext:value-type="string">
            <text:p>zzz</text:p>
          </table:table-cell>
          <table:table-cell table:style-name="ce4" table:formula="of:=IF([.$C542]=&quot;zzz&quot;;&quot;&quot;;COUNTIF([.$C$3:.$C$1002];&quot;&lt;&quot;&amp;[.$C542]))">
            <text:p/>
          </table:table-cell>
          <table:table-cell table:style-name="ce4" table:formula="of:=IF(ISNA(MATCH(ROW([.$D541])-1;[.$D$1:.$D$1048576];0));&quot;&quot;;INDEX([.$C$3:.$C$1002];MATCH(ROW([.$D541])-1;[.$D$1:.$D$1048576];0)))">
            <text:p/>
          </table:table-cell>
          <table:table-cell table:style-name="ce4"/>
          <table:table-cell table:style-name="ce4" table:formula="of:=IF([.$F542]=&quot;&quot;;&quot;&quot;;IF(LEFT([.$F541];1)&lt;&gt;&quot;^&quot;;&quot;&quot;;&quot;[&quot;)&amp;CHAR(34)&amp;[.$F542]&amp;CHAR(34)&amp;IF([.$F5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ice</text:p>
          </table:table-cell>
          <table:table-cell table:style-name="ce4" table:formula="of:=LEN([.A543])" office:value-type="float" office:value="5" calcext:value-type="float">
            <text:p>5</text:p>
          </table:table-cell>
          <table:table-cell table:style-name="ce4" table:formula="of:=IF(AND([.$B543]&gt;=[.$J$2];[.$B543]&lt;=[.$J$3]);[.$A543];&quot;zzz&quot;)" office:value-type="string" office:string-value="zzz" calcext:value-type="string">
            <text:p>zzz</text:p>
          </table:table-cell>
          <table:table-cell table:style-name="ce4" table:formula="of:=IF([.$C543]=&quot;zzz&quot;;&quot;&quot;;COUNTIF([.$C$3:.$C$1002];&quot;&lt;&quot;&amp;[.$C543]))">
            <text:p/>
          </table:table-cell>
          <table:table-cell table:style-name="ce4" table:formula="of:=IF(ISNA(MATCH(ROW([.$D542])-1;[.$D$1:.$D$1048576];0));&quot;&quot;;INDEX([.$C$3:.$C$1002];MATCH(ROW([.$D542])-1;[.$D$1:.$D$1048576];0)))">
            <text:p/>
          </table:table-cell>
          <table:table-cell table:style-name="ce4"/>
          <table:table-cell table:style-name="ce4" table:formula="of:=IF([.$F543]=&quot;&quot;;&quot;&quot;;IF(LEFT([.$F542];1)&lt;&gt;&quot;^&quot;;&quot;&quot;;&quot;[&quot;)&amp;CHAR(34)&amp;[.$F543]&amp;CHAR(34)&amp;IF([.$F5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tch</text:p>
          </table:table-cell>
          <table:table-cell table:style-name="ce4" table:formula="of:=LEN([.A544])" office:value-type="float" office:value="5" calcext:value-type="float">
            <text:p>5</text:p>
          </table:table-cell>
          <table:table-cell table:style-name="ce4" table:formula="of:=IF(AND([.$B544]&gt;=[.$J$2];[.$B544]&lt;=[.$J$3]);[.$A544];&quot;zzz&quot;)" office:value-type="string" office:string-value="zzz" calcext:value-type="string">
            <text:p>zzz</text:p>
          </table:table-cell>
          <table:table-cell table:style-name="ce4" table:formula="of:=IF([.$C544]=&quot;zzz&quot;;&quot;&quot;;COUNTIF([.$C$3:.$C$1002];&quot;&lt;&quot;&amp;[.$C544]))">
            <text:p/>
          </table:table-cell>
          <table:table-cell table:style-name="ce4" table:formula="of:=IF(ISNA(MATCH(ROW([.$D543])-1;[.$D$1:.$D$1048576];0));&quot;&quot;;INDEX([.$C$3:.$C$1002];MATCH(ROW([.$D543])-1;[.$D$1:.$D$1048576];0)))">
            <text:p/>
          </table:table-cell>
          <table:table-cell table:style-name="ce4"/>
          <table:table-cell table:style-name="ce4" table:formula="of:=IF([.$F544]=&quot;&quot;;&quot;&quot;;IF(LEFT([.$F543];1)&lt;&gt;&quot;^&quot;;&quot;&quot;;&quot;[&quot;)&amp;CHAR(34)&amp;[.$F544]&amp;CHAR(34)&amp;IF([.$F5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table:style-name="ce4" table:formula="of:=LEN([.A545])" office:value-type="float" office:value="5" calcext:value-type="float">
            <text:p>5</text:p>
          </table:table-cell>
          <table:table-cell table:style-name="ce4" table:formula="of:=IF(AND([.$B545]&gt;=[.$J$2];[.$B545]&lt;=[.$J$3]);[.$A545];&quot;zzz&quot;)" office:value-type="string" office:string-value="zzz" calcext:value-type="string">
            <text:p>zzz</text:p>
          </table:table-cell>
          <table:table-cell table:style-name="ce4" table:formula="of:=IF([.$C545]=&quot;zzz&quot;;&quot;&quot;;COUNTIF([.$C$3:.$C$1002];&quot;&lt;&quot;&amp;[.$C545]))">
            <text:p/>
          </table:table-cell>
          <table:table-cell table:style-name="ce4" table:formula="of:=IF(ISNA(MATCH(ROW([.$D544])-1;[.$D$1:.$D$1048576];0));&quot;&quot;;INDEX([.$C$3:.$C$1002];MATCH(ROW([.$D544])-1;[.$D$1:.$D$1048576];0)))">
            <text:p/>
          </table:table-cell>
          <table:table-cell table:style-name="ce4"/>
          <table:table-cell table:style-name="ce4" table:formula="of:=IF([.$F545]=&quot;&quot;;&quot;&quot;;IF(LEFT([.$F544];1)&lt;&gt;&quot;^&quot;;&quot;&quot;;&quot;[&quot;)&amp;CHAR(34)&amp;[.$F545]&amp;CHAR(34)&amp;IF([.$F5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ere</text:p>
          </table:table-cell>
          <table:table-cell table:style-name="ce4" table:formula="of:=LEN([.A546])" office:value-type="float" office:value="5" calcext:value-type="float">
            <text:p>5</text:p>
          </table:table-cell>
          <table:table-cell table:style-name="ce4" table:formula="of:=IF(AND([.$B546]&gt;=[.$J$2];[.$B546]&lt;=[.$J$3]);[.$A546];&quot;zzz&quot;)" office:value-type="string" office:string-value="zzz" calcext:value-type="string">
            <text:p>zzz</text:p>
          </table:table-cell>
          <table:table-cell table:style-name="ce4" table:formula="of:=IF([.$C546]=&quot;zzz&quot;;&quot;&quot;;COUNTIF([.$C$3:.$C$1002];&quot;&lt;&quot;&amp;[.$C546]))">
            <text:p/>
          </table:table-cell>
          <table:table-cell table:style-name="ce4" table:formula="of:=IF(ISNA(MATCH(ROW([.$D545])-1;[.$D$1:.$D$1048576];0));&quot;&quot;;INDEX([.$C$3:.$C$1002];MATCH(ROW([.$D545])-1;[.$D$1:.$D$1048576];0)))">
            <text:p/>
          </table:table-cell>
          <table:table-cell table:style-name="ce4"/>
          <table:table-cell table:style-name="ce4" table:formula="of:=IF([.$F546]=&quot;&quot;;&quot;&quot;;IF(LEFT([.$F545];1)&lt;&gt;&quot;^&quot;;&quot;&quot;;&quot;[&quot;)&amp;CHAR(34)&amp;[.$F546]&amp;CHAR(34)&amp;IF([.$F5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ich</text:p>
          </table:table-cell>
          <table:table-cell table:style-name="ce4" table:formula="of:=LEN([.A547])" office:value-type="float" office:value="5" calcext:value-type="float">
            <text:p>5</text:p>
          </table:table-cell>
          <table:table-cell table:style-name="ce4" table:formula="of:=IF(AND([.$B547]&gt;=[.$J$2];[.$B547]&lt;=[.$J$3]);[.$A547];&quot;zzz&quot;)" office:value-type="string" office:string-value="zzz" calcext:value-type="string">
            <text:p>zzz</text:p>
          </table:table-cell>
          <table:table-cell table:style-name="ce4" table:formula="of:=IF([.$C547]=&quot;zzz&quot;;&quot;&quot;;COUNTIF([.$C$3:.$C$1002];&quot;&lt;&quot;&amp;[.$C547]))">
            <text:p/>
          </table:table-cell>
          <table:table-cell table:style-name="ce4" table:formula="of:=IF(ISNA(MATCH(ROW([.$D546])-1;[.$D$1:.$D$1048576];0));&quot;&quot;;INDEX([.$C$3:.$C$1002];MATCH(ROW([.$D546])-1;[.$D$1:.$D$1048576];0)))">
            <text:p/>
          </table:table-cell>
          <table:table-cell table:style-name="ce4"/>
          <table:table-cell table:style-name="ce4" table:formula="of:=IF([.$F547]=&quot;&quot;;&quot;&quot;;IF(LEFT([.$F546];1)&lt;&gt;&quot;^&quot;;&quot;&quot;;&quot;[&quot;)&amp;CHAR(34)&amp;[.$F547]&amp;CHAR(34)&amp;IF([.$F5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ile</text:p>
          </table:table-cell>
          <table:table-cell table:style-name="ce4" table:formula="of:=LEN([.A548])" office:value-type="float" office:value="5" calcext:value-type="float">
            <text:p>5</text:p>
          </table:table-cell>
          <table:table-cell table:style-name="ce4" table:formula="of:=IF(AND([.$B548]&gt;=[.$J$2];[.$B548]&lt;=[.$J$3]);[.$A548];&quot;zzz&quot;)" office:value-type="string" office:string-value="zzz" calcext:value-type="string">
            <text:p>zzz</text:p>
          </table:table-cell>
          <table:table-cell table:style-name="ce4" table:formula="of:=IF([.$C548]=&quot;zzz&quot;;&quot;&quot;;COUNTIF([.$C$3:.$C$1002];&quot;&lt;&quot;&amp;[.$C548]))">
            <text:p/>
          </table:table-cell>
          <table:table-cell table:style-name="ce4" table:formula="of:=IF(ISNA(MATCH(ROW([.$D547])-1;[.$D$1:.$D$1048576];0));&quot;&quot;;INDEX([.$C$3:.$C$1002];MATCH(ROW([.$D547])-1;[.$D$1:.$D$1048576];0)))">
            <text:p/>
          </table:table-cell>
          <table:table-cell table:style-name="ce4"/>
          <table:table-cell table:style-name="ce4" table:formula="of:=IF([.$F548]=&quot;&quot;;&quot;&quot;;IF(LEFT([.$F547];1)&lt;&gt;&quot;^&quot;;&quot;&quot;;&quot;[&quot;)&amp;CHAR(34)&amp;[.$F548]&amp;CHAR(34)&amp;IF([.$F5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4" table:formula="of:=LEN([.A549])" office:value-type="float" office:value="5" calcext:value-type="float">
            <text:p>5</text:p>
          </table:table-cell>
          <table:table-cell table:style-name="ce4" table:formula="of:=IF(AND([.$B549]&gt;=[.$J$2];[.$B549]&lt;=[.$J$3]);[.$A549];&quot;zzz&quot;)" office:value-type="string" office:string-value="zzz" calcext:value-type="string">
            <text:p>zzz</text:p>
          </table:table-cell>
          <table:table-cell table:style-name="ce4" table:formula="of:=IF([.$C549]=&quot;zzz&quot;;&quot;&quot;;COUNTIF([.$C$3:.$C$1002];&quot;&lt;&quot;&amp;[.$C549]))">
            <text:p/>
          </table:table-cell>
          <table:table-cell table:style-name="ce4" table:formula="of:=IF(ISNA(MATCH(ROW([.$D548])-1;[.$D$1:.$D$1048576];0));&quot;&quot;;INDEX([.$C$3:.$C$1002];MATCH(ROW([.$D548])-1;[.$D$1:.$D$1048576];0)))">
            <text:p/>
          </table:table-cell>
          <table:table-cell table:style-name="ce4"/>
          <table:table-cell table:style-name="ce4" table:formula="of:=IF([.$F549]=&quot;&quot;;&quot;&quot;;IF(LEFT([.$F548];1)&lt;&gt;&quot;^&quot;;&quot;&quot;;&quot;[&quot;)&amp;CHAR(34)&amp;[.$F549]&amp;CHAR(34)&amp;IF([.$F5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ole</text:p>
          </table:table-cell>
          <table:table-cell table:style-name="ce4" table:formula="of:=LEN([.A550])" office:value-type="float" office:value="5" calcext:value-type="float">
            <text:p>5</text:p>
          </table:table-cell>
          <table:table-cell table:style-name="ce4" table:formula="of:=IF(AND([.$B550]&gt;=[.$J$2];[.$B550]&lt;=[.$J$3]);[.$A550];&quot;zzz&quot;)" office:value-type="string" office:string-value="zzz" calcext:value-type="string">
            <text:p>zzz</text:p>
          </table:table-cell>
          <table:table-cell table:style-name="ce4" table:formula="of:=IF([.$C550]=&quot;zzz&quot;;&quot;&quot;;COUNTIF([.$C$3:.$C$1002];&quot;&lt;&quot;&amp;[.$C550]))">
            <text:p/>
          </table:table-cell>
          <table:table-cell table:style-name="ce4" table:formula="of:=IF(ISNA(MATCH(ROW([.$D549])-1;[.$D$1:.$D$1048576];0));&quot;&quot;;INDEX([.$C$3:.$C$1002];MATCH(ROW([.$D549])-1;[.$D$1:.$D$1048576];0)))">
            <text:p/>
          </table:table-cell>
          <table:table-cell table:style-name="ce4"/>
          <table:table-cell table:style-name="ce4" table:formula="of:=IF([.$F550]=&quot;&quot;;&quot;&quot;;IF(LEFT([.$F549];1)&lt;&gt;&quot;^&quot;;&quot;&quot;;&quot;[&quot;)&amp;CHAR(34)&amp;[.$F550]&amp;CHAR(34)&amp;IF([.$F5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ose</text:p>
          </table:table-cell>
          <table:table-cell table:style-name="ce4" table:formula="of:=LEN([.A551])" office:value-type="float" office:value="5" calcext:value-type="float">
            <text:p>5</text:p>
          </table:table-cell>
          <table:table-cell table:style-name="ce4" table:formula="of:=IF(AND([.$B551]&gt;=[.$J$2];[.$B551]&lt;=[.$J$3]);[.$A551];&quot;zzz&quot;)" office:value-type="string" office:string-value="zzz" calcext:value-type="string">
            <text:p>zzz</text:p>
          </table:table-cell>
          <table:table-cell table:style-name="ce4" table:formula="of:=IF([.$C551]=&quot;zzz&quot;;&quot;&quot;;COUNTIF([.$C$3:.$C$1002];&quot;&lt;&quot;&amp;[.$C551]))">
            <text:p/>
          </table:table-cell>
          <table:table-cell table:style-name="ce4" table:formula="of:=IF(ISNA(MATCH(ROW([.$D550])-1;[.$D$1:.$D$1048576];0));&quot;&quot;;INDEX([.$C$3:.$C$1002];MATCH(ROW([.$D550])-1;[.$D$1:.$D$1048576];0)))">
            <text:p/>
          </table:table-cell>
          <table:table-cell table:style-name="ce4"/>
          <table:table-cell table:style-name="ce4" table:formula="of:=IF([.$F551]=&quot;&quot;;&quot;&quot;;IF(LEFT([.$F550];1)&lt;&gt;&quot;^&quot;;&quot;&quot;;&quot;[&quot;)&amp;CHAR(34)&amp;[.$F551]&amp;CHAR(34)&amp;IF([.$F5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man</text:p>
          </table:table-cell>
          <table:table-cell table:style-name="ce4" table:formula="of:=LEN([.A552])" office:value-type="float" office:value="5" calcext:value-type="float">
            <text:p>5</text:p>
          </table:table-cell>
          <table:table-cell table:style-name="ce4" table:formula="of:=IF(AND([.$B552]&gt;=[.$J$2];[.$B552]&lt;=[.$J$3]);[.$A552];&quot;zzz&quot;)" office:value-type="string" office:string-value="zzz" calcext:value-type="string">
            <text:p>zzz</text:p>
          </table:table-cell>
          <table:table-cell table:style-name="ce4" table:formula="of:=IF([.$C552]=&quot;zzz&quot;;&quot;&quot;;COUNTIF([.$C$3:.$C$1002];&quot;&lt;&quot;&amp;[.$C552]))">
            <text:p/>
          </table:table-cell>
          <table:table-cell table:style-name="ce4" table:formula="of:=IF(ISNA(MATCH(ROW([.$D551])-1;[.$D$1:.$D$1048576];0));&quot;&quot;;INDEX([.$C$3:.$C$1002];MATCH(ROW([.$D551])-1;[.$D$1:.$D$1048576];0)))">
            <text:p/>
          </table:table-cell>
          <table:table-cell table:style-name="ce4"/>
          <table:table-cell table:style-name="ce4" table:formula="of:=IF([.$F552]=&quot;&quot;;&quot;&quot;;IF(LEFT([.$F551];1)&lt;&gt;&quot;^&quot;;&quot;&quot;;&quot;[&quot;)&amp;CHAR(34)&amp;[.$F552]&amp;CHAR(34)&amp;IF([.$F5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rld</text:p>
          </table:table-cell>
          <table:table-cell table:style-name="ce4" table:formula="of:=LEN([.A553])" office:value-type="float" office:value="5" calcext:value-type="float">
            <text:p>5</text:p>
          </table:table-cell>
          <table:table-cell table:style-name="ce4" table:formula="of:=IF(AND([.$B553]&gt;=[.$J$2];[.$B553]&lt;=[.$J$3]);[.$A553];&quot;zzz&quot;)" office:value-type="string" office:string-value="zzz" calcext:value-type="string">
            <text:p>zzz</text:p>
          </table:table-cell>
          <table:table-cell table:style-name="ce4" table:formula="of:=IF([.$C553]=&quot;zzz&quot;;&quot;&quot;;COUNTIF([.$C$3:.$C$1002];&quot;&lt;&quot;&amp;[.$C553]))">
            <text:p/>
          </table:table-cell>
          <table:table-cell table:style-name="ce4" table:formula="of:=IF(ISNA(MATCH(ROW([.$D552])-1;[.$D$1:.$D$1048576];0));&quot;&quot;;INDEX([.$C$3:.$C$1002];MATCH(ROW([.$D552])-1;[.$D$1:.$D$1048576];0)))">
            <text:p/>
          </table:table-cell>
          <table:table-cell table:style-name="ce4"/>
          <table:table-cell table:style-name="ce4" table:formula="of:=IF([.$F553]=&quot;&quot;;&quot;&quot;;IF(LEFT([.$F552];1)&lt;&gt;&quot;^&quot;;&quot;&quot;;&quot;[&quot;)&amp;CHAR(34)&amp;[.$F553]&amp;CHAR(34)&amp;IF([.$F5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rry</text:p>
          </table:table-cell>
          <table:table-cell table:style-name="ce4" table:formula="of:=LEN([.A554])" office:value-type="float" office:value="5" calcext:value-type="float">
            <text:p>5</text:p>
          </table:table-cell>
          <table:table-cell table:style-name="ce4" table:formula="of:=IF(AND([.$B554]&gt;=[.$J$2];[.$B554]&lt;=[.$J$3]);[.$A554];&quot;zzz&quot;)" office:value-type="string" office:string-value="zzz" calcext:value-type="string">
            <text:p>zzz</text:p>
          </table:table-cell>
          <table:table-cell table:style-name="ce4" table:formula="of:=IF([.$C554]=&quot;zzz&quot;;&quot;&quot;;COUNTIF([.$C$3:.$C$1002];&quot;&lt;&quot;&amp;[.$C554]))">
            <text:p/>
          </table:table-cell>
          <table:table-cell table:style-name="ce4" table:formula="of:=IF(ISNA(MATCH(ROW([.$D553])-1;[.$D$1:.$D$1048576];0));&quot;&quot;;INDEX([.$C$3:.$C$1002];MATCH(ROW([.$D553])-1;[.$D$1:.$D$1048576];0)))">
            <text:p/>
          </table:table-cell>
          <table:table-cell table:style-name="ce4"/>
          <table:table-cell table:style-name="ce4" table:formula="of:=IF([.$F554]=&quot;&quot;;&quot;&quot;;IF(LEFT([.$F553];1)&lt;&gt;&quot;^&quot;;&quot;&quot;;&quot;[&quot;)&amp;CHAR(34)&amp;[.$F554]&amp;CHAR(34)&amp;IF([.$F5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uld</text:p>
          </table:table-cell>
          <table:table-cell table:style-name="ce4" table:formula="of:=LEN([.A555])" office:value-type="float" office:value="5" calcext:value-type="float">
            <text:p>5</text:p>
          </table:table-cell>
          <table:table-cell table:style-name="ce4" table:formula="of:=IF(AND([.$B555]&gt;=[.$J$2];[.$B555]&lt;=[.$J$3]);[.$A555];&quot;zzz&quot;)" office:value-type="string" office:string-value="zzz" calcext:value-type="string">
            <text:p>zzz</text:p>
          </table:table-cell>
          <table:table-cell table:style-name="ce4" table:formula="of:=IF([.$C555]=&quot;zzz&quot;;&quot;&quot;;COUNTIF([.$C$3:.$C$1002];&quot;&lt;&quot;&amp;[.$C555]))">
            <text:p/>
          </table:table-cell>
          <table:table-cell table:style-name="ce4" table:formula="of:=IF(ISNA(MATCH(ROW([.$D554])-1;[.$D$1:.$D$1048576];0));&quot;&quot;;INDEX([.$C$3:.$C$1002];MATCH(ROW([.$D554])-1;[.$D$1:.$D$1048576];0)))">
            <text:p/>
          </table:table-cell>
          <table:table-cell table:style-name="ce4"/>
          <table:table-cell table:style-name="ce4" table:formula="of:=IF([.$F555]=&quot;&quot;;&quot;&quot;;IF(LEFT([.$F554];1)&lt;&gt;&quot;^&quot;;&quot;&quot;;&quot;[&quot;)&amp;CHAR(34)&amp;[.$F555]&amp;CHAR(34)&amp;IF([.$F5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rite</text:p>
          </table:table-cell>
          <table:table-cell table:style-name="ce4" table:formula="of:=LEN([.A556])" office:value-type="float" office:value="5" calcext:value-type="float">
            <text:p>5</text:p>
          </table:table-cell>
          <table:table-cell table:style-name="ce4" table:formula="of:=IF(AND([.$B556]&gt;=[.$J$2];[.$B556]&lt;=[.$J$3]);[.$A556];&quot;zzz&quot;)" office:value-type="string" office:string-value="zzz" calcext:value-type="string">
            <text:p>zzz</text:p>
          </table:table-cell>
          <table:table-cell table:style-name="ce4" table:formula="of:=IF([.$C556]=&quot;zzz&quot;;&quot;&quot;;COUNTIF([.$C$3:.$C$1002];&quot;&lt;&quot;&amp;[.$C556]))">
            <text:p/>
          </table:table-cell>
          <table:table-cell table:style-name="ce4" table:formula="of:=IF(ISNA(MATCH(ROW([.$D555])-1;[.$D$1:.$D$1048576];0));&quot;&quot;;INDEX([.$C$3:.$C$1002];MATCH(ROW([.$D555])-1;[.$D$1:.$D$1048576];0)))">
            <text:p/>
          </table:table-cell>
          <table:table-cell table:style-name="ce4"/>
          <table:table-cell table:style-name="ce4" table:formula="of:=IF([.$F556]=&quot;&quot;;&quot;&quot;;IF(LEFT([.$F555];1)&lt;&gt;&quot;^&quot;;&quot;&quot;;&quot;[&quot;)&amp;CHAR(34)&amp;[.$F556]&amp;CHAR(34)&amp;IF([.$F5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rong</text:p>
          </table:table-cell>
          <table:table-cell table:style-name="ce4" table:formula="of:=LEN([.A557])" office:value-type="float" office:value="5" calcext:value-type="float">
            <text:p>5</text:p>
          </table:table-cell>
          <table:table-cell table:style-name="ce4" table:formula="of:=IF(AND([.$B557]&gt;=[.$J$2];[.$B557]&lt;=[.$J$3]);[.$A557];&quot;zzz&quot;)" office:value-type="string" office:string-value="zzz" calcext:value-type="string">
            <text:p>zzz</text:p>
          </table:table-cell>
          <table:table-cell table:style-name="ce4" table:formula="of:=IF([.$C557]=&quot;zzz&quot;;&quot;&quot;;COUNTIF([.$C$3:.$C$1002];&quot;&lt;&quot;&amp;[.$C557]))">
            <text:p/>
          </table:table-cell>
          <table:table-cell table:style-name="ce4" table:formula="of:=IF(ISNA(MATCH(ROW([.$D556])-1;[.$D$1:.$D$1048576];0));&quot;&quot;;INDEX([.$C$3:.$C$1002];MATCH(ROW([.$D556])-1;[.$D$1:.$D$1048576];0)))">
            <text:p/>
          </table:table-cell>
          <table:table-cell table:style-name="ce4"/>
          <table:table-cell table:style-name="ce4" table:formula="of:=IF([.$F557]=&quot;&quot;;&quot;&quot;;IF(LEFT([.$F556];1)&lt;&gt;&quot;^&quot;;&quot;&quot;;&quot;[&quot;)&amp;CHAR(34)&amp;[.$F557]&amp;CHAR(34)&amp;IF([.$F5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ung</text:p>
          </table:table-cell>
          <table:table-cell table:style-name="ce4" table:formula="of:=LEN([.A558])" office:value-type="float" office:value="5" calcext:value-type="float">
            <text:p>5</text:p>
          </table:table-cell>
          <table:table-cell table:style-name="ce4" table:formula="of:=IF(AND([.$B558]&gt;=[.$J$2];[.$B558]&lt;=[.$J$3]);[.$A558];&quot;zzz&quot;)" office:value-type="string" office:string-value="zzz" calcext:value-type="string">
            <text:p>zzz</text:p>
          </table:table-cell>
          <table:table-cell table:style-name="ce4" table:formula="of:=IF([.$C558]=&quot;zzz&quot;;&quot;&quot;;COUNTIF([.$C$3:.$C$1002];&quot;&lt;&quot;&amp;[.$C558]))">
            <text:p/>
          </table:table-cell>
          <table:table-cell table:style-name="ce4" table:formula="of:=IF(ISNA(MATCH(ROW([.$D557])-1;[.$D$1:.$D$1048576];0));&quot;&quot;;INDEX([.$C$3:.$C$1002];MATCH(ROW([.$D557])-1;[.$D$1:.$D$1048576];0)))">
            <text:p/>
          </table:table-cell>
          <table:table-cell table:style-name="ce4"/>
          <table:table-cell table:style-name="ce4" table:formula="of:=IF([.$F558]=&quot;&quot;;&quot;&quot;;IF(LEFT([.$F557];1)&lt;&gt;&quot;^&quot;;&quot;&quot;;&quot;[&quot;)&amp;CHAR(34)&amp;[.$F558]&amp;CHAR(34)&amp;IF([.$F5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cept</text:p>
          </table:table-cell>
          <table:table-cell table:style-name="ce4" table:formula="of:=LEN([.A559])" office:value-type="float" office:value="6" calcext:value-type="float">
            <text:p>6</text:p>
          </table:table-cell>
          <table:table-cell table:style-name="ce4" table:formula="of:=IF(AND([.$B559]&gt;=[.$J$2];[.$B559]&lt;=[.$J$3]);[.$A559];&quot;zzz&quot;)" office:value-type="string" office:string-value="zzz" calcext:value-type="string">
            <text:p>zzz</text:p>
          </table:table-cell>
          <table:table-cell table:style-name="ce4" table:formula="of:=IF([.$C559]=&quot;zzz&quot;;&quot;&quot;;COUNTIF([.$C$3:.$C$1002];&quot;&lt;&quot;&amp;[.$C559]))">
            <text:p/>
          </table:table-cell>
          <table:table-cell table:style-name="ce4" table:formula="of:=IF(ISNA(MATCH(ROW([.$D558])-1;[.$D$1:.$D$1048576];0));&quot;&quot;;INDEX([.$C$3:.$C$1002];MATCH(ROW([.$D558])-1;[.$D$1:.$D$1048576];0)))">
            <text:p/>
          </table:table-cell>
          <table:table-cell table:style-name="ce4"/>
          <table:table-cell table:style-name="ce4" table:formula="of:=IF([.$F559]=&quot;&quot;;&quot;&quot;;IF(LEFT([.$F558];1)&lt;&gt;&quot;^&quot;;&quot;&quot;;&quot;[&quot;)&amp;CHAR(34)&amp;[.$F559]&amp;CHAR(34)&amp;IF([.$F5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ross</text:p>
          </table:table-cell>
          <table:table-cell table:style-name="ce4" table:formula="of:=LEN([.A560])" office:value-type="float" office:value="6" calcext:value-type="float">
            <text:p>6</text:p>
          </table:table-cell>
          <table:table-cell table:style-name="ce4" table:formula="of:=IF(AND([.$B560]&gt;=[.$J$2];[.$B560]&lt;=[.$J$3]);[.$A560];&quot;zzz&quot;)" office:value-type="string" office:string-value="zzz" calcext:value-type="string">
            <text:p>zzz</text:p>
          </table:table-cell>
          <table:table-cell table:style-name="ce4" table:formula="of:=IF([.$C560]=&quot;zzz&quot;;&quot;&quot;;COUNTIF([.$C$3:.$C$1002];&quot;&lt;&quot;&amp;[.$C560]))">
            <text:p/>
          </table:table-cell>
          <table:table-cell table:style-name="ce4" table:formula="of:=IF(ISNA(MATCH(ROW([.$D559])-1;[.$D$1:.$D$1048576];0));&quot;&quot;;INDEX([.$C$3:.$C$1002];MATCH(ROW([.$D559])-1;[.$D$1:.$D$1048576];0)))">
            <text:p/>
          </table:table-cell>
          <table:table-cell table:style-name="ce4"/>
          <table:table-cell table:style-name="ce4" table:formula="of:=IF([.$F560]=&quot;&quot;;&quot;&quot;;IF(LEFT([.$F559];1)&lt;&gt;&quot;^&quot;;&quot;&quot;;&quot;[&quot;)&amp;CHAR(34)&amp;[.$F560]&amp;CHAR(34)&amp;IF([.$F5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tion</text:p>
          </table:table-cell>
          <table:table-cell table:style-name="ce4" table:formula="of:=LEN([.A561])" office:value-type="float" office:value="6" calcext:value-type="float">
            <text:p>6</text:p>
          </table:table-cell>
          <table:table-cell table:style-name="ce4" table:formula="of:=IF(AND([.$B561]&gt;=[.$J$2];[.$B561]&lt;=[.$J$3]);[.$A561];&quot;zzz&quot;)" office:value-type="string" office:string-value="zzz" calcext:value-type="string">
            <text:p>zzz</text:p>
          </table:table-cell>
          <table:table-cell table:style-name="ce4" table:formula="of:=IF([.$C561]=&quot;zzz&quot;;&quot;&quot;;COUNTIF([.$C$3:.$C$1002];&quot;&lt;&quot;&amp;[.$C561]))">
            <text:p/>
          </table:table-cell>
          <table:table-cell table:style-name="ce4" table:formula="of:=IF(ISNA(MATCH(ROW([.$D560])-1;[.$D$1:.$D$1048576];0));&quot;&quot;;INDEX([.$C$3:.$C$1002];MATCH(ROW([.$D560])-1;[.$D$1:.$D$1048576];0)))">
            <text:p/>
          </table:table-cell>
          <table:table-cell table:style-name="ce4"/>
          <table:table-cell table:style-name="ce4" table:formula="of:=IF([.$F561]=&quot;&quot;;&quot;&quot;;IF(LEFT([.$F560];1)&lt;&gt;&quot;^&quot;;&quot;&quot;;&quot;[&quot;)&amp;CHAR(34)&amp;[.$F561]&amp;CHAR(34)&amp;IF([.$F5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ect</text:p>
          </table:table-cell>
          <table:table-cell table:style-name="ce4" table:formula="of:=LEN([.A562])" office:value-type="float" office:value="6" calcext:value-type="float">
            <text:p>6</text:p>
          </table:table-cell>
          <table:table-cell table:style-name="ce4" table:formula="of:=IF(AND([.$B562]&gt;=[.$J$2];[.$B562]&lt;=[.$J$3]);[.$A562];&quot;zzz&quot;)" office:value-type="string" office:string-value="zzz" calcext:value-type="string">
            <text:p>zzz</text:p>
          </table:table-cell>
          <table:table-cell table:style-name="ce4" table:formula="of:=IF([.$C562]=&quot;zzz&quot;;&quot;&quot;;COUNTIF([.$C$3:.$C$1002];&quot;&lt;&quot;&amp;[.$C562]))">
            <text:p/>
          </table:table-cell>
          <table:table-cell table:style-name="ce4" table:formula="of:=IF(ISNA(MATCH(ROW([.$D561])-1;[.$D$1:.$D$1048576];0));&quot;&quot;;INDEX([.$C$3:.$C$1002];MATCH(ROW([.$D561])-1;[.$D$1:.$D$1048576];0)))">
            <text:p/>
          </table:table-cell>
          <table:table-cell table:style-name="ce4"/>
          <table:table-cell table:style-name="ce4" table:formula="of:=IF([.$F562]=&quot;&quot;;&quot;&quot;;IF(LEFT([.$F561];1)&lt;&gt;&quot;^&quot;;&quot;&quot;;&quot;[&quot;)&amp;CHAR(34)&amp;[.$F562]&amp;CHAR(34)&amp;IF([.$F5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ency</text:p>
          </table:table-cell>
          <table:table-cell table:style-name="ce4" table:formula="of:=LEN([.A563])" office:value-type="float" office:value="6" calcext:value-type="float">
            <text:p>6</text:p>
          </table:table-cell>
          <table:table-cell table:style-name="ce4" table:formula="of:=IF(AND([.$B563]&gt;=[.$J$2];[.$B563]&lt;=[.$J$3]);[.$A563];&quot;zzz&quot;)" office:value-type="string" office:string-value="zzz" calcext:value-type="string">
            <text:p>zzz</text:p>
          </table:table-cell>
          <table:table-cell table:style-name="ce4" table:formula="of:=IF([.$C563]=&quot;zzz&quot;;&quot;&quot;;COUNTIF([.$C$3:.$C$1002];&quot;&lt;&quot;&amp;[.$C563]))">
            <text:p/>
          </table:table-cell>
          <table:table-cell table:style-name="ce4" table:formula="of:=IF(ISNA(MATCH(ROW([.$D562])-1;[.$D$1:.$D$1048576];0));&quot;&quot;;INDEX([.$C$3:.$C$1002];MATCH(ROW([.$D562])-1;[.$D$1:.$D$1048576];0)))">
            <text:p/>
          </table:table-cell>
          <table:table-cell table:style-name="ce4"/>
          <table:table-cell table:style-name="ce4" table:formula="of:=IF([.$F563]=&quot;&quot;;&quot;&quot;;IF(LEFT([.$F562];1)&lt;&gt;&quot;^&quot;;&quot;&quot;;&quot;[&quot;)&amp;CHAR(34)&amp;[.$F563]&amp;CHAR(34)&amp;IF([.$F5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most</text:p>
          </table:table-cell>
          <table:table-cell table:style-name="ce4" table:formula="of:=LEN([.A564])" office:value-type="float" office:value="6" calcext:value-type="float">
            <text:p>6</text:p>
          </table:table-cell>
          <table:table-cell table:style-name="ce4" table:formula="of:=IF(AND([.$B564]&gt;=[.$J$2];[.$B564]&lt;=[.$J$3]);[.$A564];&quot;zzz&quot;)" office:value-type="string" office:string-value="zzz" calcext:value-type="string">
            <text:p>zzz</text:p>
          </table:table-cell>
          <table:table-cell table:style-name="ce4" table:formula="of:=IF([.$C564]=&quot;zzz&quot;;&quot;&quot;;COUNTIF([.$C$3:.$C$1002];&quot;&lt;&quot;&amp;[.$C564]))">
            <text:p/>
          </table:table-cell>
          <table:table-cell table:style-name="ce4" table:formula="of:=IF(ISNA(MATCH(ROW([.$D563])-1;[.$D$1:.$D$1048576];0));&quot;&quot;;INDEX([.$C$3:.$C$1002];MATCH(ROW([.$D563])-1;[.$D$1:.$D$1048576];0)))">
            <text:p/>
          </table:table-cell>
          <table:table-cell table:style-name="ce4"/>
          <table:table-cell table:style-name="ce4" table:formula="of:=IF([.$F564]=&quot;&quot;;&quot;&quot;;IF(LEFT([.$F563];1)&lt;&gt;&quot;^&quot;;&quot;&quot;;&quot;[&quot;)&amp;CHAR(34)&amp;[.$F564]&amp;CHAR(34)&amp;IF([.$F5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ways</text:p>
          </table:table-cell>
          <table:table-cell table:style-name="ce4" table:formula="of:=LEN([.A565])" office:value-type="float" office:value="6" calcext:value-type="float">
            <text:p>6</text:p>
          </table:table-cell>
          <table:table-cell table:style-name="ce4" table:formula="of:=IF(AND([.$B565]&gt;=[.$J$2];[.$B565]&lt;=[.$J$3]);[.$A565];&quot;zzz&quot;)" office:value-type="string" office:string-value="zzz" calcext:value-type="string">
            <text:p>zzz</text:p>
          </table:table-cell>
          <table:table-cell table:style-name="ce4" table:formula="of:=IF([.$C565]=&quot;zzz&quot;;&quot;&quot;;COUNTIF([.$C$3:.$C$1002];&quot;&lt;&quot;&amp;[.$C565]))">
            <text:p/>
          </table:table-cell>
          <table:table-cell table:style-name="ce4" table:formula="of:=IF(ISNA(MATCH(ROW([.$D564])-1;[.$D$1:.$D$1048576];0));&quot;&quot;;INDEX([.$C$3:.$C$1002];MATCH(ROW([.$D564])-1;[.$D$1:.$D$1048576];0)))">
            <text:p/>
          </table:table-cell>
          <table:table-cell table:style-name="ce4"/>
          <table:table-cell table:style-name="ce4" table:formula="of:=IF([.$F565]=&quot;&quot;;&quot;&quot;;IF(LEFT([.$F564];1)&lt;&gt;&quot;^&quot;;&quot;&quot;;&quot;[&quot;)&amp;CHAR(34)&amp;[.$F565]&amp;CHAR(34)&amp;IF([.$F5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mount</text:p>
          </table:table-cell>
          <table:table-cell table:style-name="ce4" table:formula="of:=LEN([.A566])" office:value-type="float" office:value="6" calcext:value-type="float">
            <text:p>6</text:p>
          </table:table-cell>
          <table:table-cell table:style-name="ce4" table:formula="of:=IF(AND([.$B566]&gt;=[.$J$2];[.$B566]&lt;=[.$J$3]);[.$A566];&quot;zzz&quot;)" office:value-type="string" office:string-value="zzz" calcext:value-type="string">
            <text:p>zzz</text:p>
          </table:table-cell>
          <table:table-cell table:style-name="ce4" table:formula="of:=IF([.$C566]=&quot;zzz&quot;;&quot;&quot;;COUNTIF([.$C$3:.$C$1002];&quot;&lt;&quot;&amp;[.$C566]))">
            <text:p/>
          </table:table-cell>
          <table:table-cell table:style-name="ce4" table:formula="of:=IF(ISNA(MATCH(ROW([.$D565])-1;[.$D$1:.$D$1048576];0));&quot;&quot;;INDEX([.$C$3:.$C$1002];MATCH(ROW([.$D565])-1;[.$D$1:.$D$1048576];0)))">
            <text:p/>
          </table:table-cell>
          <table:table-cell table:style-name="ce4"/>
          <table:table-cell table:style-name="ce4" table:formula="of:=IF([.$F566]=&quot;&quot;;&quot;&quot;;IF(LEFT([.$F565];1)&lt;&gt;&quot;^&quot;;&quot;&quot;;&quot;[&quot;)&amp;CHAR(34)&amp;[.$F566]&amp;CHAR(34)&amp;IF([.$F5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imal</text:p>
          </table:table-cell>
          <table:table-cell table:style-name="ce4" table:formula="of:=LEN([.A567])" office:value-type="float" office:value="6" calcext:value-type="float">
            <text:p>6</text:p>
          </table:table-cell>
          <table:table-cell table:style-name="ce4" table:formula="of:=IF(AND([.$B567]&gt;=[.$J$2];[.$B567]&lt;=[.$J$3]);[.$A567];&quot;zzz&quot;)" office:value-type="string" office:string-value="zzz" calcext:value-type="string">
            <text:p>zzz</text:p>
          </table:table-cell>
          <table:table-cell table:style-name="ce4" table:formula="of:=IF([.$C567]=&quot;zzz&quot;;&quot;&quot;;COUNTIF([.$C$3:.$C$1002];&quot;&lt;&quot;&amp;[.$C567]))">
            <text:p/>
          </table:table-cell>
          <table:table-cell table:style-name="ce4" table:formula="of:=IF(ISNA(MATCH(ROW([.$D566])-1;[.$D$1:.$D$1048576];0));&quot;&quot;;INDEX([.$C$3:.$C$1002];MATCH(ROW([.$D566])-1;[.$D$1:.$D$1048576];0)))">
            <text:p/>
          </table:table-cell>
          <table:table-cell table:style-name="ce4"/>
          <table:table-cell table:style-name="ce4" table:formula="of:=IF([.$F567]=&quot;&quot;;&quot;&quot;;IF(LEFT([.$F566];1)&lt;&gt;&quot;^&quot;;&quot;&quot;;&quot;[&quot;)&amp;CHAR(34)&amp;[.$F567]&amp;CHAR(34)&amp;IF([.$F5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swer</text:p>
          </table:table-cell>
          <table:table-cell table:style-name="ce4" table:formula="of:=LEN([.A568])" office:value-type="float" office:value="6" calcext:value-type="float">
            <text:p>6</text:p>
          </table:table-cell>
          <table:table-cell table:style-name="ce4" table:formula="of:=IF(AND([.$B568]&gt;=[.$J$2];[.$B568]&lt;=[.$J$3]);[.$A568];&quot;zzz&quot;)" office:value-type="string" office:string-value="zzz" calcext:value-type="string">
            <text:p>zzz</text:p>
          </table:table-cell>
          <table:table-cell table:style-name="ce4" table:formula="of:=IF([.$C568]=&quot;zzz&quot;;&quot;&quot;;COUNTIF([.$C$3:.$C$1002];&quot;&lt;&quot;&amp;[.$C568]))">
            <text:p/>
          </table:table-cell>
          <table:table-cell table:style-name="ce4" table:formula="of:=IF(ISNA(MATCH(ROW([.$D567])-1;[.$D$1:.$D$1048576];0));&quot;&quot;;INDEX([.$C$3:.$C$1002];MATCH(ROW([.$D567])-1;[.$D$1:.$D$1048576];0)))">
            <text:p/>
          </table:table-cell>
          <table:table-cell table:style-name="ce4"/>
          <table:table-cell table:style-name="ce4" table:formula="of:=IF([.$F568]=&quot;&quot;;&quot;&quot;;IF(LEFT([.$F567];1)&lt;&gt;&quot;^&quot;;&quot;&quot;;&quot;[&quot;)&amp;CHAR(34)&amp;[.$F568]&amp;CHAR(34)&amp;IF([.$F5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yone</text:p>
          </table:table-cell>
          <table:table-cell table:style-name="ce4" table:formula="of:=LEN([.A569])" office:value-type="float" office:value="6" calcext:value-type="float">
            <text:p>6</text:p>
          </table:table-cell>
          <table:table-cell table:style-name="ce4" table:formula="of:=IF(AND([.$B569]&gt;=[.$J$2];[.$B569]&lt;=[.$J$3]);[.$A569];&quot;zzz&quot;)" office:value-type="string" office:string-value="zzz" calcext:value-type="string">
            <text:p>zzz</text:p>
          </table:table-cell>
          <table:table-cell table:style-name="ce4" table:formula="of:=IF([.$C569]=&quot;zzz&quot;;&quot;&quot;;COUNTIF([.$C$3:.$C$1002];&quot;&lt;&quot;&amp;[.$C569]))">
            <text:p/>
          </table:table-cell>
          <table:table-cell table:style-name="ce4" table:formula="of:=IF(ISNA(MATCH(ROW([.$D568])-1;[.$D$1:.$D$1048576];0));&quot;&quot;;INDEX([.$C$3:.$C$1002];MATCH(ROW([.$D568])-1;[.$D$1:.$D$1048576];0)))">
            <text:p/>
          </table:table-cell>
          <table:table-cell table:style-name="ce4"/>
          <table:table-cell table:style-name="ce4" table:formula="of:=IF([.$F569]=&quot;&quot;;&quot;&quot;;IF(LEFT([.$F568];1)&lt;&gt;&quot;^&quot;;&quot;&quot;;&quot;[&quot;)&amp;CHAR(34)&amp;[.$F569]&amp;CHAR(34)&amp;IF([.$F5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ppear</text:p>
          </table:table-cell>
          <table:table-cell table:style-name="ce4" table:formula="of:=LEN([.A570])" office:value-type="float" office:value="6" calcext:value-type="float">
            <text:p>6</text:p>
          </table:table-cell>
          <table:table-cell table:style-name="ce4" table:formula="of:=IF(AND([.$B570]&gt;=[.$J$2];[.$B570]&lt;=[.$J$3]);[.$A570];&quot;zzz&quot;)" office:value-type="string" office:string-value="zzz" calcext:value-type="string">
            <text:p>zzz</text:p>
          </table:table-cell>
          <table:table-cell table:style-name="ce4" table:formula="of:=IF([.$C570]=&quot;zzz&quot;;&quot;&quot;;COUNTIF([.$C$3:.$C$1002];&quot;&lt;&quot;&amp;[.$C570]))">
            <text:p/>
          </table:table-cell>
          <table:table-cell table:style-name="ce4" table:formula="of:=IF(ISNA(MATCH(ROW([.$D569])-1;[.$D$1:.$D$1048576];0));&quot;&quot;;INDEX([.$C$3:.$C$1002];MATCH(ROW([.$D569])-1;[.$D$1:.$D$1048576];0)))">
            <text:p/>
          </table:table-cell>
          <table:table-cell table:style-name="ce4"/>
          <table:table-cell table:style-name="ce4" table:formula="of:=IF([.$F570]=&quot;&quot;;&quot;&quot;;IF(LEFT([.$F569];1)&lt;&gt;&quot;^&quot;;&quot;&quot;;&quot;[&quot;)&amp;CHAR(34)&amp;[.$F570]&amp;CHAR(34)&amp;IF([.$F5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ound</text:p>
          </table:table-cell>
          <table:table-cell table:style-name="ce4" table:formula="of:=LEN([.A571])" office:value-type="float" office:value="6" calcext:value-type="float">
            <text:p>6</text:p>
          </table:table-cell>
          <table:table-cell table:style-name="ce4" table:formula="of:=IF(AND([.$B571]&gt;=[.$J$2];[.$B571]&lt;=[.$J$3]);[.$A571];&quot;zzz&quot;)" office:value-type="string" office:string-value="zzz" calcext:value-type="string">
            <text:p>zzz</text:p>
          </table:table-cell>
          <table:table-cell table:style-name="ce4" table:formula="of:=IF([.$C571]=&quot;zzz&quot;;&quot;&quot;;COUNTIF([.$C$3:.$C$1002];&quot;&lt;&quot;&amp;[.$C571]))">
            <text:p/>
          </table:table-cell>
          <table:table-cell table:style-name="ce4" table:formula="of:=IF(ISNA(MATCH(ROW([.$D570])-1;[.$D$1:.$D$1048576];0));&quot;&quot;;INDEX([.$C$3:.$C$1002];MATCH(ROW([.$D570])-1;[.$D$1:.$D$1048576];0)))">
            <text:p/>
          </table:table-cell>
          <table:table-cell table:style-name="ce4"/>
          <table:table-cell table:style-name="ce4" table:formula="of:=IF([.$F571]=&quot;&quot;;&quot;&quot;;IF(LEFT([.$F570];1)&lt;&gt;&quot;^&quot;;&quot;&quot;;&quot;[&quot;)&amp;CHAR(34)&amp;[.$F571]&amp;CHAR(34)&amp;IF([.$F5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rive</text:p>
          </table:table-cell>
          <table:table-cell table:style-name="ce4" table:formula="of:=LEN([.A572])" office:value-type="float" office:value="6" calcext:value-type="float">
            <text:p>6</text:p>
          </table:table-cell>
          <table:table-cell table:style-name="ce4" table:formula="of:=IF(AND([.$B572]&gt;=[.$J$2];[.$B572]&lt;=[.$J$3]);[.$A572];&quot;zzz&quot;)" office:value-type="string" office:string-value="zzz" calcext:value-type="string">
            <text:p>zzz</text:p>
          </table:table-cell>
          <table:table-cell table:style-name="ce4" table:formula="of:=IF([.$C572]=&quot;zzz&quot;;&quot;&quot;;COUNTIF([.$C$3:.$C$1002];&quot;&lt;&quot;&amp;[.$C572]))">
            <text:p/>
          </table:table-cell>
          <table:table-cell table:style-name="ce4" table:formula="of:=IF(ISNA(MATCH(ROW([.$D571])-1;[.$D$1:.$D$1048576];0));&quot;&quot;;INDEX([.$C$3:.$C$1002];MATCH(ROW([.$D571])-1;[.$D$1:.$D$1048576];0)))">
            <text:p/>
          </table:table-cell>
          <table:table-cell table:style-name="ce4"/>
          <table:table-cell table:style-name="ce4" table:formula="of:=IF([.$F572]=&quot;&quot;;&quot;&quot;;IF(LEFT([.$F571];1)&lt;&gt;&quot;^&quot;;&quot;&quot;;&quot;[&quot;)&amp;CHAR(34)&amp;[.$F572]&amp;CHAR(34)&amp;IF([.$F5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tist</text:p>
          </table:table-cell>
          <table:table-cell table:style-name="ce4" table:formula="of:=LEN([.A573])" office:value-type="float" office:value="6" calcext:value-type="float">
            <text:p>6</text:p>
          </table:table-cell>
          <table:table-cell table:style-name="ce4" table:formula="of:=IF(AND([.$B573]&gt;=[.$J$2];[.$B573]&lt;=[.$J$3]);[.$A573];&quot;zzz&quot;)" office:value-type="string" office:string-value="zzz" calcext:value-type="string">
            <text:p>zzz</text:p>
          </table:table-cell>
          <table:table-cell table:style-name="ce4" table:formula="of:=IF([.$C573]=&quot;zzz&quot;;&quot;&quot;;COUNTIF([.$C$3:.$C$1002];&quot;&lt;&quot;&amp;[.$C573]))">
            <text:p/>
          </table:table-cell>
          <table:table-cell table:style-name="ce4" table:formula="of:=IF(ISNA(MATCH(ROW([.$D572])-1;[.$D$1:.$D$1048576];0));&quot;&quot;;INDEX([.$C$3:.$C$1002];MATCH(ROW([.$D572])-1;[.$D$1:.$D$1048576];0)))">
            <text:p/>
          </table:table-cell>
          <table:table-cell table:style-name="ce4"/>
          <table:table-cell table:style-name="ce4" table:formula="of:=IF([.$F573]=&quot;&quot;;&quot;&quot;;IF(LEFT([.$F572];1)&lt;&gt;&quot;^&quot;;&quot;&quot;;&quot;[&quot;)&amp;CHAR(34)&amp;[.$F573]&amp;CHAR(34)&amp;IF([.$F5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ume</text:p>
          </table:table-cell>
          <table:table-cell table:style-name="ce4" table:formula="of:=LEN([.A574])" office:value-type="float" office:value="6" calcext:value-type="float">
            <text:p>6</text:p>
          </table:table-cell>
          <table:table-cell table:style-name="ce4" table:formula="of:=IF(AND([.$B574]&gt;=[.$J$2];[.$B574]&lt;=[.$J$3]);[.$A574];&quot;zzz&quot;)" office:value-type="string" office:string-value="zzz" calcext:value-type="string">
            <text:p>zzz</text:p>
          </table:table-cell>
          <table:table-cell table:style-name="ce4" table:formula="of:=IF([.$C574]=&quot;zzz&quot;;&quot;&quot;;COUNTIF([.$C$3:.$C$1002];&quot;&lt;&quot;&amp;[.$C574]))">
            <text:p/>
          </table:table-cell>
          <table:table-cell table:style-name="ce4" table:formula="of:=IF(ISNA(MATCH(ROW([.$D573])-1;[.$D$1:.$D$1048576];0));&quot;&quot;;INDEX([.$C$3:.$C$1002];MATCH(ROW([.$D573])-1;[.$D$1:.$D$1048576];0)))">
            <text:p/>
          </table:table-cell>
          <table:table-cell table:style-name="ce4"/>
          <table:table-cell table:style-name="ce4" table:formula="of:=IF([.$F574]=&quot;&quot;;&quot;&quot;;IF(LEFT([.$F573];1)&lt;&gt;&quot;^&quot;;&quot;&quot;;&quot;[&quot;)&amp;CHAR(34)&amp;[.$F574]&amp;CHAR(34)&amp;IF([.$F5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ttack</text:p>
          </table:table-cell>
          <table:table-cell table:style-name="ce4" table:formula="of:=LEN([.A575])" office:value-type="float" office:value="6" calcext:value-type="float">
            <text:p>6</text:p>
          </table:table-cell>
          <table:table-cell table:style-name="ce4" table:formula="of:=IF(AND([.$B575]&gt;=[.$J$2];[.$B575]&lt;=[.$J$3]);[.$A575];&quot;zzz&quot;)" office:value-type="string" office:string-value="zzz" calcext:value-type="string">
            <text:p>zzz</text:p>
          </table:table-cell>
          <table:table-cell table:style-name="ce4" table:formula="of:=IF([.$C575]=&quot;zzz&quot;;&quot;&quot;;COUNTIF([.$C$3:.$C$1002];&quot;&lt;&quot;&amp;[.$C575]))">
            <text:p/>
          </table:table-cell>
          <table:table-cell table:style-name="ce4" table:formula="of:=IF(ISNA(MATCH(ROW([.$D574])-1;[.$D$1:.$D$1048576];0));&quot;&quot;;INDEX([.$C$3:.$C$1002];MATCH(ROW([.$D574])-1;[.$D$1:.$D$1048576];0)))">
            <text:p/>
          </table:table-cell>
          <table:table-cell table:style-name="ce4"/>
          <table:table-cell table:style-name="ce4" table:formula="of:=IF([.$F575]=&quot;&quot;;&quot;&quot;;IF(LEFT([.$F574];1)&lt;&gt;&quot;^&quot;;&quot;&quot;;&quot;[&quot;)&amp;CHAR(34)&amp;[.$F575]&amp;CHAR(34)&amp;IF([.$F5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uthor</text:p>
          </table:table-cell>
          <table:table-cell table:style-name="ce4" table:formula="of:=LEN([.A576])" office:value-type="float" office:value="6" calcext:value-type="float">
            <text:p>6</text:p>
          </table:table-cell>
          <table:table-cell table:style-name="ce4" table:formula="of:=IF(AND([.$B576]&gt;=[.$J$2];[.$B576]&lt;=[.$J$3]);[.$A576];&quot;zzz&quot;)" office:value-type="string" office:string-value="zzz" calcext:value-type="string">
            <text:p>zzz</text:p>
          </table:table-cell>
          <table:table-cell table:style-name="ce4" table:formula="of:=IF([.$C576]=&quot;zzz&quot;;&quot;&quot;;COUNTIF([.$C$3:.$C$1002];&quot;&lt;&quot;&amp;[.$C576]))">
            <text:p/>
          </table:table-cell>
          <table:table-cell table:style-name="ce4" table:formula="of:=IF(ISNA(MATCH(ROW([.$D575])-1;[.$D$1:.$D$1048576];0));&quot;&quot;;INDEX([.$C$3:.$C$1002];MATCH(ROW([.$D575])-1;[.$D$1:.$D$1048576];0)))">
            <text:p/>
          </table:table-cell>
          <table:table-cell table:style-name="ce4"/>
          <table:table-cell table:style-name="ce4" table:formula="of:=IF([.$F576]=&quot;&quot;;&quot;&quot;;IF(LEFT([.$F575];1)&lt;&gt;&quot;^&quot;;&quot;&quot;;&quot;[&quot;)&amp;CHAR(34)&amp;[.$F576]&amp;CHAR(34)&amp;IF([.$F5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come</text:p>
          </table:table-cell>
          <table:table-cell table:style-name="ce4" table:formula="of:=LEN([.A577])" office:value-type="float" office:value="6" calcext:value-type="float">
            <text:p>6</text:p>
          </table:table-cell>
          <table:table-cell table:style-name="ce4" table:formula="of:=IF(AND([.$B577]&gt;=[.$J$2];[.$B577]&lt;=[.$J$3]);[.$A577];&quot;zzz&quot;)" office:value-type="string" office:string-value="zzz" calcext:value-type="string">
            <text:p>zzz</text:p>
          </table:table-cell>
          <table:table-cell table:style-name="ce4" table:formula="of:=IF([.$C577]=&quot;zzz&quot;;&quot;&quot;;COUNTIF([.$C$3:.$C$1002];&quot;&lt;&quot;&amp;[.$C577]))">
            <text:p/>
          </table:table-cell>
          <table:table-cell table:style-name="ce4" table:formula="of:=IF(ISNA(MATCH(ROW([.$D576])-1;[.$D$1:.$D$1048576];0));&quot;&quot;;INDEX([.$C$3:.$C$1002];MATCH(ROW([.$D576])-1;[.$D$1:.$D$1048576];0)))">
            <text:p/>
          </table:table-cell>
          <table:table-cell table:style-name="ce4"/>
          <table:table-cell table:style-name="ce4" table:formula="of:=IF([.$F577]=&quot;&quot;;&quot;&quot;;IF(LEFT([.$F576];1)&lt;&gt;&quot;^&quot;;&quot;&quot;;&quot;[&quot;)&amp;CHAR(34)&amp;[.$F577]&amp;CHAR(34)&amp;IF([.$F5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table:style-name="ce4" table:formula="of:=LEN([.A578])" office:value-type="float" office:value="6" calcext:value-type="float">
            <text:p>6</text:p>
          </table:table-cell>
          <table:table-cell table:style-name="ce4" table:formula="of:=IF(AND([.$B578]&gt;=[.$J$2];[.$B578]&lt;=[.$J$3]);[.$A578];&quot;zzz&quot;)" office:value-type="string" office:string-value="zzz" calcext:value-type="string">
            <text:p>zzz</text:p>
          </table:table-cell>
          <table:table-cell table:style-name="ce4" table:formula="of:=IF([.$C578]=&quot;zzz&quot;;&quot;&quot;;COUNTIF([.$C$3:.$C$1002];&quot;&lt;&quot;&amp;[.$C578]))">
            <text:p/>
          </table:table-cell>
          <table:table-cell table:style-name="ce4" table:formula="of:=IF(ISNA(MATCH(ROW([.$D577])-1;[.$D$1:.$D$1048576];0));&quot;&quot;;INDEX([.$C$3:.$C$1002];MATCH(ROW([.$D577])-1;[.$D$1:.$D$1048576];0)))">
            <text:p/>
          </table:table-cell>
          <table:table-cell table:style-name="ce4"/>
          <table:table-cell table:style-name="ce4" table:formula="of:=IF([.$F578]=&quot;&quot;;&quot;&quot;;IF(LEFT([.$F577];1)&lt;&gt;&quot;^&quot;;&quot;&quot;;&quot;[&quot;)&amp;CHAR(34)&amp;[.$F578]&amp;CHAR(34)&amp;IF([.$F5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hind</text:p>
          </table:table-cell>
          <table:table-cell table:style-name="ce4" table:formula="of:=LEN([.A579])" office:value-type="float" office:value="6" calcext:value-type="float">
            <text:p>6</text:p>
          </table:table-cell>
          <table:table-cell table:style-name="ce4" table:formula="of:=IF(AND([.$B579]&gt;=[.$J$2];[.$B579]&lt;=[.$J$3]);[.$A579];&quot;zzz&quot;)" office:value-type="string" office:string-value="zzz" calcext:value-type="string">
            <text:p>zzz</text:p>
          </table:table-cell>
          <table:table-cell table:style-name="ce4" table:formula="of:=IF([.$C579]=&quot;zzz&quot;;&quot;&quot;;COUNTIF([.$C$3:.$C$1002];&quot;&lt;&quot;&amp;[.$C579]))">
            <text:p/>
          </table:table-cell>
          <table:table-cell table:style-name="ce4" table:formula="of:=IF(ISNA(MATCH(ROW([.$D578])-1;[.$D$1:.$D$1048576];0));&quot;&quot;;INDEX([.$C$3:.$C$1002];MATCH(ROW([.$D578])-1;[.$D$1:.$D$1048576];0)))">
            <text:p/>
          </table:table-cell>
          <table:table-cell table:style-name="ce4"/>
          <table:table-cell table:style-name="ce4" table:formula="of:=IF([.$F579]=&quot;&quot;;&quot;&quot;;IF(LEFT([.$F578];1)&lt;&gt;&quot;^&quot;;&quot;&quot;;&quot;[&quot;)&amp;CHAR(34)&amp;[.$F579]&amp;CHAR(34)&amp;IF([.$F5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tter</text:p>
          </table:table-cell>
          <table:table-cell table:style-name="ce4" table:formula="of:=LEN([.A580])" office:value-type="float" office:value="6" calcext:value-type="float">
            <text:p>6</text:p>
          </table:table-cell>
          <table:table-cell table:style-name="ce4" table:formula="of:=IF(AND([.$B580]&gt;=[.$J$2];[.$B580]&lt;=[.$J$3]);[.$A580];&quot;zzz&quot;)" office:value-type="string" office:string-value="zzz" calcext:value-type="string">
            <text:p>zzz</text:p>
          </table:table-cell>
          <table:table-cell table:style-name="ce4" table:formula="of:=IF([.$C580]=&quot;zzz&quot;;&quot;&quot;;COUNTIF([.$C$3:.$C$1002];&quot;&lt;&quot;&amp;[.$C580]))">
            <text:p/>
          </table:table-cell>
          <table:table-cell table:style-name="ce4" table:formula="of:=IF(ISNA(MATCH(ROW([.$D579])-1;[.$D$1:.$D$1048576];0));&quot;&quot;;INDEX([.$C$3:.$C$1002];MATCH(ROW([.$D579])-1;[.$D$1:.$D$1048576];0)))">
            <text:p/>
          </table:table-cell>
          <table:table-cell table:style-name="ce4"/>
          <table:table-cell table:style-name="ce4" table:formula="of:=IF([.$F580]=&quot;&quot;;&quot;&quot;;IF(LEFT([.$F579];1)&lt;&gt;&quot;^&quot;;&quot;&quot;;&quot;[&quot;)&amp;CHAR(34)&amp;[.$F580]&amp;CHAR(34)&amp;IF([.$F5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yond</text:p>
          </table:table-cell>
          <table:table-cell table:style-name="ce4" table:formula="of:=LEN([.A581])" office:value-type="float" office:value="6" calcext:value-type="float">
            <text:p>6</text:p>
          </table:table-cell>
          <table:table-cell table:style-name="ce4" table:formula="of:=IF(AND([.$B581]&gt;=[.$J$2];[.$B581]&lt;=[.$J$3]);[.$A581];&quot;zzz&quot;)" office:value-type="string" office:string-value="zzz" calcext:value-type="string">
            <text:p>zzz</text:p>
          </table:table-cell>
          <table:table-cell table:style-name="ce4" table:formula="of:=IF([.$C581]=&quot;zzz&quot;;&quot;&quot;;COUNTIF([.$C$3:.$C$1002];&quot;&lt;&quot;&amp;[.$C581]))">
            <text:p/>
          </table:table-cell>
          <table:table-cell table:style-name="ce4" table:formula="of:=IF(ISNA(MATCH(ROW([.$D580])-1;[.$D$1:.$D$1048576];0));&quot;&quot;;INDEX([.$C$3:.$C$1002];MATCH(ROW([.$D580])-1;[.$D$1:.$D$1048576];0)))">
            <text:p/>
          </table:table-cell>
          <table:table-cell table:style-name="ce4"/>
          <table:table-cell table:style-name="ce4" table:formula="of:=IF([.$F581]=&quot;&quot;;&quot;&quot;;IF(LEFT([.$F580];1)&lt;&gt;&quot;^&quot;;&quot;&quot;;&quot;[&quot;)&amp;CHAR(34)&amp;[.$F581]&amp;CHAR(34)&amp;IF([.$F5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dget</text:p>
          </table:table-cell>
          <table:table-cell table:style-name="ce4" table:formula="of:=LEN([.A582])" office:value-type="float" office:value="6" calcext:value-type="float">
            <text:p>6</text:p>
          </table:table-cell>
          <table:table-cell table:style-name="ce4" table:formula="of:=IF(AND([.$B582]&gt;=[.$J$2];[.$B582]&lt;=[.$J$3]);[.$A582];&quot;zzz&quot;)" office:value-type="string" office:string-value="zzz" calcext:value-type="string">
            <text:p>zzz</text:p>
          </table:table-cell>
          <table:table-cell table:style-name="ce4" table:formula="of:=IF([.$C582]=&quot;zzz&quot;;&quot;&quot;;COUNTIF([.$C$3:.$C$1002];&quot;&lt;&quot;&amp;[.$C582]))">
            <text:p/>
          </table:table-cell>
          <table:table-cell table:style-name="ce4" table:formula="of:=IF(ISNA(MATCH(ROW([.$D581])-1;[.$D$1:.$D$1048576];0));&quot;&quot;;INDEX([.$C$3:.$C$1002];MATCH(ROW([.$D581])-1;[.$D$1:.$D$1048576];0)))">
            <text:p/>
          </table:table-cell>
          <table:table-cell table:style-name="ce4"/>
          <table:table-cell table:style-name="ce4" table:formula="of:=IF([.$F582]=&quot;&quot;;&quot;&quot;;IF(LEFT([.$F581];1)&lt;&gt;&quot;^&quot;;&quot;&quot;;&quot;[&quot;)&amp;CHAR(34)&amp;[.$F582]&amp;CHAR(34)&amp;IF([.$F5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mera</text:p>
          </table:table-cell>
          <table:table-cell table:style-name="ce4" table:formula="of:=LEN([.A583])" office:value-type="float" office:value="6" calcext:value-type="float">
            <text:p>6</text:p>
          </table:table-cell>
          <table:table-cell table:style-name="ce4" table:formula="of:=IF(AND([.$B583]&gt;=[.$J$2];[.$B583]&lt;=[.$J$3]);[.$A583];&quot;zzz&quot;)" office:value-type="string" office:string-value="zzz" calcext:value-type="string">
            <text:p>zzz</text:p>
          </table:table-cell>
          <table:table-cell table:style-name="ce4" table:formula="of:=IF([.$C583]=&quot;zzz&quot;;&quot;&quot;;COUNTIF([.$C$3:.$C$1002];&quot;&lt;&quot;&amp;[.$C583]))">
            <text:p/>
          </table:table-cell>
          <table:table-cell table:style-name="ce4" table:formula="of:=IF(ISNA(MATCH(ROW([.$D582])-1;[.$D$1:.$D$1048576];0));&quot;&quot;;INDEX([.$C$3:.$C$1002];MATCH(ROW([.$D582])-1;[.$D$1:.$D$1048576];0)))">
            <text:p/>
          </table:table-cell>
          <table:table-cell table:style-name="ce4"/>
          <table:table-cell table:style-name="ce4" table:formula="of:=IF([.$F583]=&quot;&quot;;&quot;&quot;;IF(LEFT([.$F582];1)&lt;&gt;&quot;^&quot;;&quot;&quot;;&quot;[&quot;)&amp;CHAR(34)&amp;[.$F583]&amp;CHAR(34)&amp;IF([.$F5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ncer</text:p>
          </table:table-cell>
          <table:table-cell table:style-name="ce4" table:formula="of:=LEN([.A584])" office:value-type="float" office:value="6" calcext:value-type="float">
            <text:p>6</text:p>
          </table:table-cell>
          <table:table-cell table:style-name="ce4" table:formula="of:=IF(AND([.$B584]&gt;=[.$J$2];[.$B584]&lt;=[.$J$3]);[.$A584];&quot;zzz&quot;)" office:value-type="string" office:string-value="zzz" calcext:value-type="string">
            <text:p>zzz</text:p>
          </table:table-cell>
          <table:table-cell table:style-name="ce4" table:formula="of:=IF([.$C584]=&quot;zzz&quot;;&quot;&quot;;COUNTIF([.$C$3:.$C$1002];&quot;&lt;&quot;&amp;[.$C584]))">
            <text:p/>
          </table:table-cell>
          <table:table-cell table:style-name="ce4" table:formula="of:=IF(ISNA(MATCH(ROW([.$D583])-1;[.$D$1:.$D$1048576];0));&quot;&quot;;INDEX([.$C$3:.$C$1002];MATCH(ROW([.$D583])-1;[.$D$1:.$D$1048576];0)))">
            <text:p/>
          </table:table-cell>
          <table:table-cell table:style-name="ce4"/>
          <table:table-cell table:style-name="ce4" table:formula="of:=IF([.$F584]=&quot;&quot;;&quot;&quot;;IF(LEFT([.$F583];1)&lt;&gt;&quot;^&quot;;&quot;&quot;;&quot;[&quot;)&amp;CHAR(34)&amp;[.$F584]&amp;CHAR(34)&amp;IF([.$F5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eer</text:p>
          </table:table-cell>
          <table:table-cell table:style-name="ce4" table:formula="of:=LEN([.A585])" office:value-type="float" office:value="6" calcext:value-type="float">
            <text:p>6</text:p>
          </table:table-cell>
          <table:table-cell table:style-name="ce4" table:formula="of:=IF(AND([.$B585]&gt;=[.$J$2];[.$B585]&lt;=[.$J$3]);[.$A585];&quot;zzz&quot;)" office:value-type="string" office:string-value="zzz" calcext:value-type="string">
            <text:p>zzz</text:p>
          </table:table-cell>
          <table:table-cell table:style-name="ce4" table:formula="of:=IF([.$C585]=&quot;zzz&quot;;&quot;&quot;;COUNTIF([.$C$3:.$C$1002];&quot;&lt;&quot;&amp;[.$C585]))">
            <text:p/>
          </table:table-cell>
          <table:table-cell table:style-name="ce4" table:formula="of:=IF(ISNA(MATCH(ROW([.$D584])-1;[.$D$1:.$D$1048576];0));&quot;&quot;;INDEX([.$C$3:.$C$1002];MATCH(ROW([.$D584])-1;[.$D$1:.$D$1048576];0)))">
            <text:p/>
          </table:table-cell>
          <table:table-cell table:style-name="ce4"/>
          <table:table-cell table:style-name="ce4" table:formula="of:=IF([.$F585]=&quot;&quot;;&quot;&quot;;IF(LEFT([.$F584];1)&lt;&gt;&quot;^&quot;;&quot;&quot;;&quot;[&quot;)&amp;CHAR(34)&amp;[.$F585]&amp;CHAR(34)&amp;IF([.$F5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nter</text:p>
          </table:table-cell>
          <table:table-cell table:style-name="ce4" table:formula="of:=LEN([.A586])" office:value-type="float" office:value="6" calcext:value-type="float">
            <text:p>6</text:p>
          </table:table-cell>
          <table:table-cell table:style-name="ce4" table:formula="of:=IF(AND([.$B586]&gt;=[.$J$2];[.$B586]&lt;=[.$J$3]);[.$A586];&quot;zzz&quot;)" office:value-type="string" office:string-value="zzz" calcext:value-type="string">
            <text:p>zzz</text:p>
          </table:table-cell>
          <table:table-cell table:style-name="ce4" table:formula="of:=IF([.$C586]=&quot;zzz&quot;;&quot;&quot;;COUNTIF([.$C$3:.$C$1002];&quot;&lt;&quot;&amp;[.$C586]))">
            <text:p/>
          </table:table-cell>
          <table:table-cell table:style-name="ce4" table:formula="of:=IF(ISNA(MATCH(ROW([.$D585])-1;[.$D$1:.$D$1048576];0));&quot;&quot;;INDEX([.$C$3:.$C$1002];MATCH(ROW([.$D585])-1;[.$D$1:.$D$1048576];0)))">
            <text:p/>
          </table:table-cell>
          <table:table-cell table:style-name="ce4"/>
          <table:table-cell table:style-name="ce4" table:formula="of:=IF([.$F586]=&quot;&quot;;&quot;&quot;;IF(LEFT([.$F585];1)&lt;&gt;&quot;^&quot;;&quot;&quot;;&quot;[&quot;)&amp;CHAR(34)&amp;[.$F586]&amp;CHAR(34)&amp;IF([.$F5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nce</text:p>
          </table:table-cell>
          <table:table-cell table:style-name="ce4" table:formula="of:=LEN([.A587])" office:value-type="float" office:value="6" calcext:value-type="float">
            <text:p>6</text:p>
          </table:table-cell>
          <table:table-cell table:style-name="ce4" table:formula="of:=IF(AND([.$B587]&gt;=[.$J$2];[.$B587]&lt;=[.$J$3]);[.$A587];&quot;zzz&quot;)" office:value-type="string" office:string-value="zzz" calcext:value-type="string">
            <text:p>zzz</text:p>
          </table:table-cell>
          <table:table-cell table:style-name="ce4" table:formula="of:=IF([.$C587]=&quot;zzz&quot;;&quot;&quot;;COUNTIF([.$C$3:.$C$1002];&quot;&lt;&quot;&amp;[.$C587]))">
            <text:p/>
          </table:table-cell>
          <table:table-cell table:style-name="ce4" table:formula="of:=IF(ISNA(MATCH(ROW([.$D586])-1;[.$D$1:.$D$1048576];0));&quot;&quot;;INDEX([.$C$3:.$C$1002];MATCH(ROW([.$D586])-1;[.$D$1:.$D$1048576];0)))">
            <text:p/>
          </table:table-cell>
          <table:table-cell table:style-name="ce4"/>
          <table:table-cell table:style-name="ce4" table:formula="of:=IF([.$F587]=&quot;&quot;;&quot;&quot;;IF(LEFT([.$F586];1)&lt;&gt;&quot;^&quot;;&quot;&quot;;&quot;[&quot;)&amp;CHAR(34)&amp;[.$F587]&amp;CHAR(34)&amp;IF([.$F5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nge</text:p>
          </table:table-cell>
          <table:table-cell table:style-name="ce4" table:formula="of:=LEN([.A588])" office:value-type="float" office:value="6" calcext:value-type="float">
            <text:p>6</text:p>
          </table:table-cell>
          <table:table-cell table:style-name="ce4" table:formula="of:=IF(AND([.$B588]&gt;=[.$J$2];[.$B588]&lt;=[.$J$3]);[.$A588];&quot;zzz&quot;)" office:value-type="string" office:string-value="zzz" calcext:value-type="string">
            <text:p>zzz</text:p>
          </table:table-cell>
          <table:table-cell table:style-name="ce4" table:formula="of:=IF([.$C588]=&quot;zzz&quot;;&quot;&quot;;COUNTIF([.$C$3:.$C$1002];&quot;&lt;&quot;&amp;[.$C588]))">
            <text:p/>
          </table:table-cell>
          <table:table-cell table:style-name="ce4" table:formula="of:=IF(ISNA(MATCH(ROW([.$D587])-1;[.$D$1:.$D$1048576];0));&quot;&quot;;INDEX([.$C$3:.$C$1002];MATCH(ROW([.$D587])-1;[.$D$1:.$D$1048576];0)))">
            <text:p/>
          </table:table-cell>
          <table:table-cell table:style-name="ce4"/>
          <table:table-cell table:style-name="ce4" table:formula="of:=IF([.$F588]=&quot;&quot;;&quot;&quot;;IF(LEFT([.$F587];1)&lt;&gt;&quot;^&quot;;&quot;&quot;;&quot;[&quot;)&amp;CHAR(34)&amp;[.$F588]&amp;CHAR(34)&amp;IF([.$F5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rge</text:p>
          </table:table-cell>
          <table:table-cell table:style-name="ce4" table:formula="of:=LEN([.A589])" office:value-type="float" office:value="6" calcext:value-type="float">
            <text:p>6</text:p>
          </table:table-cell>
          <table:table-cell table:style-name="ce4" table:formula="of:=IF(AND([.$B589]&gt;=[.$J$2];[.$B589]&lt;=[.$J$3]);[.$A589];&quot;zzz&quot;)" office:value-type="string" office:string-value="zzz" calcext:value-type="string">
            <text:p>zzz</text:p>
          </table:table-cell>
          <table:table-cell table:style-name="ce4" table:formula="of:=IF([.$C589]=&quot;zzz&quot;;&quot;&quot;;COUNTIF([.$C$3:.$C$1002];&quot;&lt;&quot;&amp;[.$C589]))">
            <text:p/>
          </table:table-cell>
          <table:table-cell table:style-name="ce4" table:formula="of:=IF(ISNA(MATCH(ROW([.$D588])-1;[.$D$1:.$D$1048576];0));&quot;&quot;;INDEX([.$C$3:.$C$1002];MATCH(ROW([.$D588])-1;[.$D$1:.$D$1048576];0)))">
            <text:p/>
          </table:table-cell>
          <table:table-cell table:style-name="ce4"/>
          <table:table-cell table:style-name="ce4" table:formula="of:=IF([.$F589]=&quot;&quot;;&quot;&quot;;IF(LEFT([.$F588];1)&lt;&gt;&quot;^&quot;;&quot;&quot;;&quot;[&quot;)&amp;CHAR(34)&amp;[.$F589]&amp;CHAR(34)&amp;IF([.$F5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oice</text:p>
          </table:table-cell>
          <table:table-cell table:style-name="ce4" table:formula="of:=LEN([.A590])" office:value-type="float" office:value="6" calcext:value-type="float">
            <text:p>6</text:p>
          </table:table-cell>
          <table:table-cell table:style-name="ce4" table:formula="of:=IF(AND([.$B590]&gt;=[.$J$2];[.$B590]&lt;=[.$J$3]);[.$A590];&quot;zzz&quot;)" office:value-type="string" office:string-value="zzz" calcext:value-type="string">
            <text:p>zzz</text:p>
          </table:table-cell>
          <table:table-cell table:style-name="ce4" table:formula="of:=IF([.$C590]=&quot;zzz&quot;;&quot;&quot;;COUNTIF([.$C$3:.$C$1002];&quot;&lt;&quot;&amp;[.$C590]))">
            <text:p/>
          </table:table-cell>
          <table:table-cell table:style-name="ce4" table:formula="of:=IF(ISNA(MATCH(ROW([.$D589])-1;[.$D$1:.$D$1048576];0));&quot;&quot;;INDEX([.$C$3:.$C$1002];MATCH(ROW([.$D589])-1;[.$D$1:.$D$1048576];0)))">
            <text:p/>
          </table:table-cell>
          <table:table-cell table:style-name="ce4"/>
          <table:table-cell table:style-name="ce4" table:formula="of:=IF([.$F590]=&quot;&quot;;&quot;&quot;;IF(LEFT([.$F589];1)&lt;&gt;&quot;^&quot;;&quot;&quot;;&quot;[&quot;)&amp;CHAR(34)&amp;[.$F590]&amp;CHAR(34)&amp;IF([.$F5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oose</text:p>
          </table:table-cell>
          <table:table-cell table:style-name="ce4" table:formula="of:=LEN([.A591])" office:value-type="float" office:value="6" calcext:value-type="float">
            <text:p>6</text:p>
          </table:table-cell>
          <table:table-cell table:style-name="ce4" table:formula="of:=IF(AND([.$B591]&gt;=[.$J$2];[.$B591]&lt;=[.$J$3]);[.$A591];&quot;zzz&quot;)" office:value-type="string" office:string-value="zzz" calcext:value-type="string">
            <text:p>zzz</text:p>
          </table:table-cell>
          <table:table-cell table:style-name="ce4" table:formula="of:=IF([.$C591]=&quot;zzz&quot;;&quot;&quot;;COUNTIF([.$C$3:.$C$1002];&quot;&lt;&quot;&amp;[.$C591]))">
            <text:p/>
          </table:table-cell>
          <table:table-cell table:style-name="ce4" table:formula="of:=IF(ISNA(MATCH(ROW([.$D590])-1;[.$D$1:.$D$1048576];0));&quot;&quot;;INDEX([.$C$3:.$C$1002];MATCH(ROW([.$D590])-1;[.$D$1:.$D$1048576];0)))">
            <text:p/>
          </table:table-cell>
          <table:table-cell table:style-name="ce4"/>
          <table:table-cell table:style-name="ce4" table:formula="of:=IF([.$F591]=&quot;&quot;;&quot;&quot;;IF(LEFT([.$F590];1)&lt;&gt;&quot;^&quot;;&quot;&quot;;&quot;[&quot;)&amp;CHAR(34)&amp;[.$F591]&amp;CHAR(34)&amp;IF([.$F5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4" table:formula="of:=LEN([.A592])" office:value-type="float" office:value="6" calcext:value-type="float">
            <text:p>6</text:p>
          </table:table-cell>
          <table:table-cell table:style-name="ce4" table:formula="of:=IF(AND([.$B592]&gt;=[.$J$2];[.$B592]&lt;=[.$J$3]);[.$A592];&quot;zzz&quot;)" office:value-type="string" office:string-value="zzz" calcext:value-type="string">
            <text:p>zzz</text:p>
          </table:table-cell>
          <table:table-cell table:style-name="ce4" table:formula="of:=IF([.$C592]=&quot;zzz&quot;;&quot;&quot;;COUNTIF([.$C$3:.$C$1002];&quot;&lt;&quot;&amp;[.$C592]))">
            <text:p/>
          </table:table-cell>
          <table:table-cell table:style-name="ce4" table:formula="of:=IF(ISNA(MATCH(ROW([.$D591])-1;[.$D$1:.$D$1048576];0));&quot;&quot;;INDEX([.$C$3:.$C$1002];MATCH(ROW([.$D591])-1;[.$D$1:.$D$1048576];0)))">
            <text:p/>
          </table:table-cell>
          <table:table-cell table:style-name="ce4"/>
          <table:table-cell table:style-name="ce4" table:formula="of:=IF([.$F592]=&quot;&quot;;&quot;&quot;;IF(LEFT([.$F591];1)&lt;&gt;&quot;^&quot;;&quot;&quot;;&quot;[&quot;)&amp;CHAR(34)&amp;[.$F592]&amp;CHAR(34)&amp;IF([.$F5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mon</text:p>
          </table:table-cell>
          <table:table-cell table:style-name="ce4" table:formula="of:=LEN([.A593])" office:value-type="float" office:value="6" calcext:value-type="float">
            <text:p>6</text:p>
          </table:table-cell>
          <table:table-cell table:style-name="ce4" table:formula="of:=IF(AND([.$B593]&gt;=[.$J$2];[.$B593]&lt;=[.$J$3]);[.$A593];&quot;zzz&quot;)" office:value-type="string" office:string-value="zzz" calcext:value-type="string">
            <text:p>zzz</text:p>
          </table:table-cell>
          <table:table-cell table:style-name="ce4" table:formula="of:=IF([.$C593]=&quot;zzz&quot;;&quot;&quot;;COUNTIF([.$C$3:.$C$1002];&quot;&lt;&quot;&amp;[.$C593]))">
            <text:p/>
          </table:table-cell>
          <table:table-cell table:style-name="ce4" table:formula="of:=IF(ISNA(MATCH(ROW([.$D592])-1;[.$D$1:.$D$1048576];0));&quot;&quot;;INDEX([.$C$3:.$C$1002];MATCH(ROW([.$D592])-1;[.$D$1:.$D$1048576];0)))">
            <text:p/>
          </table:table-cell>
          <table:table-cell table:style-name="ce4"/>
          <table:table-cell table:style-name="ce4" table:formula="of:=IF([.$F593]=&quot;&quot;;&quot;&quot;;IF(LEFT([.$F592];1)&lt;&gt;&quot;^&quot;;&quot;&quot;;&quot;[&quot;)&amp;CHAR(34)&amp;[.$F593]&amp;CHAR(34)&amp;IF([.$F5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ple</text:p>
          </table:table-cell>
          <table:table-cell table:style-name="ce4" table:formula="of:=LEN([.A594])" office:value-type="float" office:value="6" calcext:value-type="float">
            <text:p>6</text:p>
          </table:table-cell>
          <table:table-cell table:style-name="ce4" table:formula="of:=IF(AND([.$B594]&gt;=[.$J$2];[.$B594]&lt;=[.$J$3]);[.$A594];&quot;zzz&quot;)" office:value-type="string" office:string-value="zzz" calcext:value-type="string">
            <text:p>zzz</text:p>
          </table:table-cell>
          <table:table-cell table:style-name="ce4" table:formula="of:=IF([.$C594]=&quot;zzz&quot;;&quot;&quot;;COUNTIF([.$C$3:.$C$1002];&quot;&lt;&quot;&amp;[.$C594]))">
            <text:p/>
          </table:table-cell>
          <table:table-cell table:style-name="ce4" table:formula="of:=IF(ISNA(MATCH(ROW([.$D593])-1;[.$D$1:.$D$1048576];0));&quot;&quot;;INDEX([.$C$3:.$C$1002];MATCH(ROW([.$D593])-1;[.$D$1:.$D$1048576];0)))">
            <text:p/>
          </table:table-cell>
          <table:table-cell table:style-name="ce4"/>
          <table:table-cell table:style-name="ce4" table:formula="of:=IF([.$F594]=&quot;&quot;;&quot;&quot;;IF(LEFT([.$F593];1)&lt;&gt;&quot;^&quot;;&quot;&quot;;&quot;[&quot;)&amp;CHAR(34)&amp;[.$F594]&amp;CHAR(34)&amp;IF([.$F5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se</text:p>
          </table:table-cell>
          <table:table-cell table:style-name="ce4" table:formula="of:=LEN([.A595])" office:value-type="float" office:value="6" calcext:value-type="float">
            <text:p>6</text:p>
          </table:table-cell>
          <table:table-cell table:style-name="ce4" table:formula="of:=IF(AND([.$B595]&gt;=[.$J$2];[.$B595]&lt;=[.$J$3]);[.$A595];&quot;zzz&quot;)" office:value-type="string" office:string-value="zzz" calcext:value-type="string">
            <text:p>zzz</text:p>
          </table:table-cell>
          <table:table-cell table:style-name="ce4" table:formula="of:=IF([.$C595]=&quot;zzz&quot;;&quot;&quot;;COUNTIF([.$C$3:.$C$1002];&quot;&lt;&quot;&amp;[.$C595]))">
            <text:p/>
          </table:table-cell>
          <table:table-cell table:style-name="ce4" table:formula="of:=IF(ISNA(MATCH(ROW([.$D594])-1;[.$D$1:.$D$1048576];0));&quot;&quot;;INDEX([.$C$3:.$C$1002];MATCH(ROW([.$D594])-1;[.$D$1:.$D$1048576];0)))">
            <text:p/>
          </table:table-cell>
          <table:table-cell table:style-name="ce4"/>
          <table:table-cell table:style-name="ce4" table:formula="of:=IF([.$F595]=&quot;&quot;;&quot;&quot;;IF(LEFT([.$F594];1)&lt;&gt;&quot;^&quot;;&quot;&quot;;&quot;[&quot;)&amp;CHAR(34)&amp;[.$F595]&amp;CHAR(34)&amp;IF([.$F5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eate</text:p>
          </table:table-cell>
          <table:table-cell table:style-name="ce4" table:formula="of:=LEN([.A596])" office:value-type="float" office:value="6" calcext:value-type="float">
            <text:p>6</text:p>
          </table:table-cell>
          <table:table-cell table:style-name="ce4" table:formula="of:=IF(AND([.$B596]&gt;=[.$J$2];[.$B596]&lt;=[.$J$3]);[.$A596];&quot;zzz&quot;)" office:value-type="string" office:string-value="zzz" calcext:value-type="string">
            <text:p>zzz</text:p>
          </table:table-cell>
          <table:table-cell table:style-name="ce4" table:formula="of:=IF([.$C596]=&quot;zzz&quot;;&quot;&quot;;COUNTIF([.$C$3:.$C$1002];&quot;&lt;&quot;&amp;[.$C596]))">
            <text:p/>
          </table:table-cell>
          <table:table-cell table:style-name="ce4" table:formula="of:=IF(ISNA(MATCH(ROW([.$D595])-1;[.$D$1:.$D$1048576];0));&quot;&quot;;INDEX([.$C$3:.$C$1002];MATCH(ROW([.$D595])-1;[.$D$1:.$D$1048576];0)))">
            <text:p/>
          </table:table-cell>
          <table:table-cell table:style-name="ce4"/>
          <table:table-cell table:style-name="ce4" table:formula="of:=IF([.$F596]=&quot;&quot;;&quot;&quot;;IF(LEFT([.$F595];1)&lt;&gt;&quot;^&quot;;&quot;&quot;;&quot;[&quot;)&amp;CHAR(34)&amp;[.$F596]&amp;CHAR(34)&amp;IF([.$F5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bate</text:p>
          </table:table-cell>
          <table:table-cell table:style-name="ce4" table:formula="of:=LEN([.A597])" office:value-type="float" office:value="6" calcext:value-type="float">
            <text:p>6</text:p>
          </table:table-cell>
          <table:table-cell table:style-name="ce4" table:formula="of:=IF(AND([.$B597]&gt;=[.$J$2];[.$B597]&lt;=[.$J$3]);[.$A597];&quot;zzz&quot;)" office:value-type="string" office:string-value="zzz" calcext:value-type="string">
            <text:p>zzz</text:p>
          </table:table-cell>
          <table:table-cell table:style-name="ce4" table:formula="of:=IF([.$C597]=&quot;zzz&quot;;&quot;&quot;;COUNTIF([.$C$3:.$C$1002];&quot;&lt;&quot;&amp;[.$C597]))">
            <text:p/>
          </table:table-cell>
          <table:table-cell table:style-name="ce4" table:formula="of:=IF(ISNA(MATCH(ROW([.$D596])-1;[.$D$1:.$D$1048576];0));&quot;&quot;;INDEX([.$C$3:.$C$1002];MATCH(ROW([.$D596])-1;[.$D$1:.$D$1048576];0)))">
            <text:p/>
          </table:table-cell>
          <table:table-cell table:style-name="ce4"/>
          <table:table-cell table:style-name="ce4" table:formula="of:=IF([.$F597]=&quot;&quot;;&quot;&quot;;IF(LEFT([.$F596];1)&lt;&gt;&quot;^&quot;;&quot;&quot;;&quot;[&quot;)&amp;CHAR(34)&amp;[.$F597]&amp;CHAR(34)&amp;IF([.$F5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cade</text:p>
          </table:table-cell>
          <table:table-cell table:style-name="ce4" table:formula="of:=LEN([.A598])" office:value-type="float" office:value="6" calcext:value-type="float">
            <text:p>6</text:p>
          </table:table-cell>
          <table:table-cell table:style-name="ce4" table:formula="of:=IF(AND([.$B598]&gt;=[.$J$2];[.$B598]&lt;=[.$J$3]);[.$A598];&quot;zzz&quot;)" office:value-type="string" office:string-value="zzz" calcext:value-type="string">
            <text:p>zzz</text:p>
          </table:table-cell>
          <table:table-cell table:style-name="ce4" table:formula="of:=IF([.$C598]=&quot;zzz&quot;;&quot;&quot;;COUNTIF([.$C$3:.$C$1002];&quot;&lt;&quot;&amp;[.$C598]))">
            <text:p/>
          </table:table-cell>
          <table:table-cell table:style-name="ce4" table:formula="of:=IF(ISNA(MATCH(ROW([.$D597])-1;[.$D$1:.$D$1048576];0));&quot;&quot;;INDEX([.$C$3:.$C$1002];MATCH(ROW([.$D597])-1;[.$D$1:.$D$1048576];0)))">
            <text:p/>
          </table:table-cell>
          <table:table-cell table:style-name="ce4"/>
          <table:table-cell table:style-name="ce4" table:formula="of:=IF([.$F598]=&quot;&quot;;&quot;&quot;;IF(LEFT([.$F597];1)&lt;&gt;&quot;^&quot;;&quot;&quot;;&quot;[&quot;)&amp;CHAR(34)&amp;[.$F598]&amp;CHAR(34)&amp;IF([.$F5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cide</text:p>
          </table:table-cell>
          <table:table-cell table:style-name="ce4" table:formula="of:=LEN([.A599])" office:value-type="float" office:value="6" calcext:value-type="float">
            <text:p>6</text:p>
          </table:table-cell>
          <table:table-cell table:style-name="ce4" table:formula="of:=IF(AND([.$B599]&gt;=[.$J$2];[.$B599]&lt;=[.$J$3]);[.$A599];&quot;zzz&quot;)" office:value-type="string" office:string-value="zzz" calcext:value-type="string">
            <text:p>zzz</text:p>
          </table:table-cell>
          <table:table-cell table:style-name="ce4" table:formula="of:=IF([.$C599]=&quot;zzz&quot;;&quot;&quot;;COUNTIF([.$C$3:.$C$1002];&quot;&lt;&quot;&amp;[.$C599]))">
            <text:p/>
          </table:table-cell>
          <table:table-cell table:style-name="ce4" table:formula="of:=IF(ISNA(MATCH(ROW([.$D598])-1;[.$D$1:.$D$1048576];0));&quot;&quot;;INDEX([.$C$3:.$C$1002];MATCH(ROW([.$D598])-1;[.$D$1:.$D$1048576];0)))">
            <text:p/>
          </table:table-cell>
          <table:table-cell table:style-name="ce4"/>
          <table:table-cell table:style-name="ce4" table:formula="of:=IF([.$F599]=&quot;&quot;;&quot;&quot;;IF(LEFT([.$F598];1)&lt;&gt;&quot;^&quot;;&quot;&quot;;&quot;[&quot;)&amp;CHAR(34)&amp;[.$F599]&amp;CHAR(34)&amp;IF([.$F6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gree</text:p>
          </table:table-cell>
          <table:table-cell table:style-name="ce4" table:formula="of:=LEN([.A600])" office:value-type="float" office:value="6" calcext:value-type="float">
            <text:p>6</text:p>
          </table:table-cell>
          <table:table-cell table:style-name="ce4" table:formula="of:=IF(AND([.$B600]&gt;=[.$J$2];[.$B600]&lt;=[.$J$3]);[.$A600];&quot;zzz&quot;)" office:value-type="string" office:string-value="zzz" calcext:value-type="string">
            <text:p>zzz</text:p>
          </table:table-cell>
          <table:table-cell table:style-name="ce4" table:formula="of:=IF([.$C600]=&quot;zzz&quot;;&quot;&quot;;COUNTIF([.$C$3:.$C$1002];&quot;&lt;&quot;&amp;[.$C600]))">
            <text:p/>
          </table:table-cell>
          <table:table-cell table:style-name="ce4" table:formula="of:=IF(ISNA(MATCH(ROW([.$D599])-1;[.$D$1:.$D$1048576];0));&quot;&quot;;INDEX([.$C$3:.$C$1002];MATCH(ROW([.$D599])-1;[.$D$1:.$D$1048576];0)))">
            <text:p/>
          </table:table-cell>
          <table:table-cell table:style-name="ce4"/>
          <table:table-cell table:style-name="ce4" table:formula="of:=IF([.$F600]=&quot;&quot;;&quot;&quot;;IF(LEFT([.$F599];1)&lt;&gt;&quot;^&quot;;&quot;&quot;;&quot;[&quot;)&amp;CHAR(34)&amp;[.$F600]&amp;CHAR(34)&amp;IF([.$F6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sign</text:p>
          </table:table-cell>
          <table:table-cell table:style-name="ce4" table:formula="of:=LEN([.A601])" office:value-type="float" office:value="6" calcext:value-type="float">
            <text:p>6</text:p>
          </table:table-cell>
          <table:table-cell table:style-name="ce4" table:formula="of:=IF(AND([.$B601]&gt;=[.$J$2];[.$B601]&lt;=[.$J$3]);[.$A601];&quot;zzz&quot;)" office:value-type="string" office:string-value="zzz" calcext:value-type="string">
            <text:p>zzz</text:p>
          </table:table-cell>
          <table:table-cell table:style-name="ce4" table:formula="of:=IF([.$C601]=&quot;zzz&quot;;&quot;&quot;;COUNTIF([.$C$3:.$C$1002];&quot;&lt;&quot;&amp;[.$C601]))">
            <text:p/>
          </table:table-cell>
          <table:table-cell table:style-name="ce4" table:formula="of:=IF(ISNA(MATCH(ROW([.$D600])-1;[.$D$1:.$D$1048576];0));&quot;&quot;;INDEX([.$C$3:.$C$1002];MATCH(ROW([.$D600])-1;[.$D$1:.$D$1048576];0)))">
            <text:p/>
          </table:table-cell>
          <table:table-cell table:style-name="ce4"/>
          <table:table-cell table:style-name="ce4" table:formula="of:=IF([.$F601]=&quot;&quot;;&quot;&quot;;IF(LEFT([.$F600];1)&lt;&gt;&quot;^&quot;;&quot;&quot;;&quot;[&quot;)&amp;CHAR(34)&amp;[.$F601]&amp;CHAR(34)&amp;IF([.$F6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tail</text:p>
          </table:table-cell>
          <table:table-cell table:style-name="ce4" table:formula="of:=LEN([.A602])" office:value-type="float" office:value="6" calcext:value-type="float">
            <text:p>6</text:p>
          </table:table-cell>
          <table:table-cell table:style-name="ce4" table:formula="of:=IF(AND([.$B602]&gt;=[.$J$2];[.$B602]&lt;=[.$J$3]);[.$A602];&quot;zzz&quot;)" office:value-type="string" office:string-value="zzz" calcext:value-type="string">
            <text:p>zzz</text:p>
          </table:table-cell>
          <table:table-cell table:style-name="ce4" table:formula="of:=IF([.$C602]=&quot;zzz&quot;;&quot;&quot;;COUNTIF([.$C$3:.$C$1002];&quot;&lt;&quot;&amp;[.$C602]))">
            <text:p/>
          </table:table-cell>
          <table:table-cell table:style-name="ce4" table:formula="of:=IF(ISNA(MATCH(ROW([.$D601])-1;[.$D$1:.$D$1048576];0));&quot;&quot;;INDEX([.$C$3:.$C$1002];MATCH(ROW([.$D601])-1;[.$D$1:.$D$1048576];0)))">
            <text:p/>
          </table:table-cell>
          <table:table-cell table:style-name="ce4"/>
          <table:table-cell table:style-name="ce4" table:formula="of:=IF([.$F602]=&quot;&quot;;&quot;&quot;;IF(LEFT([.$F601];1)&lt;&gt;&quot;^&quot;;&quot;&quot;;&quot;[&quot;)&amp;CHAR(34)&amp;[.$F602]&amp;CHAR(34)&amp;IF([.$F60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nner</text:p>
          </table:table-cell>
          <table:table-cell table:style-name="ce4" table:formula="of:=LEN([.A603])" office:value-type="float" office:value="6" calcext:value-type="float">
            <text:p>6</text:p>
          </table:table-cell>
          <table:table-cell table:style-name="ce4" table:formula="of:=IF(AND([.$B603]&gt;=[.$J$2];[.$B603]&lt;=[.$J$3]);[.$A603];&quot;zzz&quot;)" office:value-type="string" office:string-value="zzz" calcext:value-type="string">
            <text:p>zzz</text:p>
          </table:table-cell>
          <table:table-cell table:style-name="ce4" table:formula="of:=IF([.$C603]=&quot;zzz&quot;;&quot;&quot;;COUNTIF([.$C$3:.$C$1002];&quot;&lt;&quot;&amp;[.$C603]))">
            <text:p/>
          </table:table-cell>
          <table:table-cell table:style-name="ce4" table:formula="of:=IF(ISNA(MATCH(ROW([.$D602])-1;[.$D$1:.$D$1048576];0));&quot;&quot;;INDEX([.$C$3:.$C$1002];MATCH(ROW([.$D602])-1;[.$D$1:.$D$1048576];0)))">
            <text:p/>
          </table:table-cell>
          <table:table-cell table:style-name="ce4"/>
          <table:table-cell table:style-name="ce4" table:formula="of:=IF([.$F603]=&quot;&quot;;&quot;&quot;;IF(LEFT([.$F602];1)&lt;&gt;&quot;^&quot;;&quot;&quot;;&quot;[&quot;)&amp;CHAR(34)&amp;[.$F603]&amp;CHAR(34)&amp;IF([.$F60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ctor</text:p>
          </table:table-cell>
          <table:table-cell table:style-name="ce4" table:formula="of:=LEN([.A604])" office:value-type="float" office:value="6" calcext:value-type="float">
            <text:p>6</text:p>
          </table:table-cell>
          <table:table-cell table:style-name="ce4" table:formula="of:=IF(AND([.$B604]&gt;=[.$J$2];[.$B604]&lt;=[.$J$3]);[.$A604];&quot;zzz&quot;)" office:value-type="string" office:string-value="zzz" calcext:value-type="string">
            <text:p>zzz</text:p>
          </table:table-cell>
          <table:table-cell table:style-name="ce4" table:formula="of:=IF([.$C604]=&quot;zzz&quot;;&quot;&quot;;COUNTIF([.$C$3:.$C$1002];&quot;&lt;&quot;&amp;[.$C604]))">
            <text:p/>
          </table:table-cell>
          <table:table-cell table:style-name="ce4" table:formula="of:=IF(ISNA(MATCH(ROW([.$D603])-1;[.$D$1:.$D$1048576];0));&quot;&quot;;INDEX([.$C$3:.$C$1002];MATCH(ROW([.$D603])-1;[.$D$1:.$D$1048576];0)))">
            <text:p/>
          </table:table-cell>
          <table:table-cell table:style-name="ce4"/>
          <table:table-cell table:style-name="ce4" table:formula="of:=IF([.$F604]=&quot;&quot;;&quot;&quot;;IF(LEFT([.$F603];1)&lt;&gt;&quot;^&quot;;&quot;&quot;;&quot;[&quot;)&amp;CHAR(34)&amp;[.$F604]&amp;CHAR(34)&amp;IF([.$F60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uring</text:p>
          </table:table-cell>
          <table:table-cell table:style-name="ce4" table:formula="of:=LEN([.A605])" office:value-type="float" office:value="6" calcext:value-type="float">
            <text:p>6</text:p>
          </table:table-cell>
          <table:table-cell table:style-name="ce4" table:formula="of:=IF(AND([.$B605]&gt;=[.$J$2];[.$B605]&lt;=[.$J$3]);[.$A605];&quot;zzz&quot;)" office:value-type="string" office:string-value="zzz" calcext:value-type="string">
            <text:p>zzz</text:p>
          </table:table-cell>
          <table:table-cell table:style-name="ce4" table:formula="of:=IF([.$C605]=&quot;zzz&quot;;&quot;&quot;;COUNTIF([.$C$3:.$C$1002];&quot;&lt;&quot;&amp;[.$C605]))">
            <text:p/>
          </table:table-cell>
          <table:table-cell table:style-name="ce4" table:formula="of:=IF(ISNA(MATCH(ROW([.$D604])-1;[.$D$1:.$D$1048576];0));&quot;&quot;;INDEX([.$C$3:.$C$1002];MATCH(ROW([.$D604])-1;[.$D$1:.$D$1048576];0)))">
            <text:p/>
          </table:table-cell>
          <table:table-cell table:style-name="ce4"/>
          <table:table-cell table:style-name="ce4" table:formula="of:=IF([.$F605]=&quot;&quot;;&quot;&quot;;IF(LEFT([.$F604];1)&lt;&gt;&quot;^&quot;;&quot;&quot;;&quot;[&quot;)&amp;CHAR(34)&amp;[.$F605]&amp;CHAR(34)&amp;IF([.$F60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ffect</text:p>
          </table:table-cell>
          <table:table-cell table:style-name="ce4" table:formula="of:=LEN([.A606])" office:value-type="float" office:value="6" calcext:value-type="float">
            <text:p>6</text:p>
          </table:table-cell>
          <table:table-cell table:style-name="ce4" table:formula="of:=IF(AND([.$B606]&gt;=[.$J$2];[.$B606]&lt;=[.$J$3]);[.$A606];&quot;zzz&quot;)" office:value-type="string" office:string-value="zzz" calcext:value-type="string">
            <text:p>zzz</text:p>
          </table:table-cell>
          <table:table-cell table:style-name="ce4" table:formula="of:=IF([.$C606]=&quot;zzz&quot;;&quot;&quot;;COUNTIF([.$C$3:.$C$1002];&quot;&lt;&quot;&amp;[.$C606]))">
            <text:p/>
          </table:table-cell>
          <table:table-cell table:style-name="ce4" table:formula="of:=IF(ISNA(MATCH(ROW([.$D605])-1;[.$D$1:.$D$1048576];0));&quot;&quot;;INDEX([.$C$3:.$C$1002];MATCH(ROW([.$D605])-1;[.$D$1:.$D$1048576];0)))">
            <text:p/>
          </table:table-cell>
          <table:table-cell table:style-name="ce4"/>
          <table:table-cell table:style-name="ce4" table:formula="of:=IF([.$F606]=&quot;&quot;;&quot;&quot;;IF(LEFT([.$F605];1)&lt;&gt;&quot;^&quot;;&quot;&quot;;&quot;[&quot;)&amp;CHAR(34)&amp;[.$F606]&amp;CHAR(34)&amp;IF([.$F60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ffort</text:p>
          </table:table-cell>
          <table:table-cell table:style-name="ce4" table:formula="of:=LEN([.A607])" office:value-type="float" office:value="6" calcext:value-type="float">
            <text:p>6</text:p>
          </table:table-cell>
          <table:table-cell table:style-name="ce4" table:formula="of:=IF(AND([.$B607]&gt;=[.$J$2];[.$B607]&lt;=[.$J$3]);[.$A607];&quot;zzz&quot;)" office:value-type="string" office:string-value="zzz" calcext:value-type="string">
            <text:p>zzz</text:p>
          </table:table-cell>
          <table:table-cell table:style-name="ce4" table:formula="of:=IF([.$C607]=&quot;zzz&quot;;&quot;&quot;;COUNTIF([.$C$3:.$C$1002];&quot;&lt;&quot;&amp;[.$C607]))">
            <text:p/>
          </table:table-cell>
          <table:table-cell table:style-name="ce4" table:formula="of:=IF(ISNA(MATCH(ROW([.$D606])-1;[.$D$1:.$D$1048576];0));&quot;&quot;;INDEX([.$C$3:.$C$1002];MATCH(ROW([.$D606])-1;[.$D$1:.$D$1048576];0)))">
            <text:p/>
          </table:table-cell>
          <table:table-cell table:style-name="ce4"/>
          <table:table-cell table:style-name="ce4" table:formula="of:=IF([.$F607]=&quot;&quot;;&quot;&quot;;IF(LEFT([.$F606];1)&lt;&gt;&quot;^&quot;;&quot;&quot;;&quot;[&quot;)&amp;CHAR(34)&amp;[.$F607]&amp;CHAR(34)&amp;IF([.$F60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ither</text:p>
          </table:table-cell>
          <table:table-cell table:style-name="ce4" table:formula="of:=LEN([.A608])" office:value-type="float" office:value="6" calcext:value-type="float">
            <text:p>6</text:p>
          </table:table-cell>
          <table:table-cell table:style-name="ce4" table:formula="of:=IF(AND([.$B608]&gt;=[.$J$2];[.$B608]&lt;=[.$J$3]);[.$A608];&quot;zzz&quot;)" office:value-type="string" office:string-value="zzz" calcext:value-type="string">
            <text:p>zzz</text:p>
          </table:table-cell>
          <table:table-cell table:style-name="ce4" table:formula="of:=IF([.$C608]=&quot;zzz&quot;;&quot;&quot;;COUNTIF([.$C$3:.$C$1002];&quot;&lt;&quot;&amp;[.$C608]))">
            <text:p/>
          </table:table-cell>
          <table:table-cell table:style-name="ce4" table:formula="of:=IF(ISNA(MATCH(ROW([.$D607])-1;[.$D$1:.$D$1048576];0));&quot;&quot;;INDEX([.$C$3:.$C$1002];MATCH(ROW([.$D607])-1;[.$D$1:.$D$1048576];0)))">
            <text:p/>
          </table:table-cell>
          <table:table-cell table:style-name="ce4"/>
          <table:table-cell table:style-name="ce4" table:formula="of:=IF([.$F608]=&quot;&quot;;&quot;&quot;;IF(LEFT([.$F607];1)&lt;&gt;&quot;^&quot;;&quot;&quot;;&quot;[&quot;)&amp;CHAR(34)&amp;[.$F608]&amp;CHAR(34)&amp;IF([.$F60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ergy</text:p>
          </table:table-cell>
          <table:table-cell table:style-name="ce4" table:formula="of:=LEN([.A609])" office:value-type="float" office:value="6" calcext:value-type="float">
            <text:p>6</text:p>
          </table:table-cell>
          <table:table-cell table:style-name="ce4" table:formula="of:=IF(AND([.$B609]&gt;=[.$J$2];[.$B609]&lt;=[.$J$3]);[.$A609];&quot;zzz&quot;)" office:value-type="string" office:string-value="zzz" calcext:value-type="string">
            <text:p>zzz</text:p>
          </table:table-cell>
          <table:table-cell table:style-name="ce4" table:formula="of:=IF([.$C609]=&quot;zzz&quot;;&quot;&quot;;COUNTIF([.$C$3:.$C$1002];&quot;&lt;&quot;&amp;[.$C609]))">
            <text:p/>
          </table:table-cell>
          <table:table-cell table:style-name="ce4" table:formula="of:=IF(ISNA(MATCH(ROW([.$D608])-1;[.$D$1:.$D$1048576];0));&quot;&quot;;INDEX([.$C$3:.$C$1002];MATCH(ROW([.$D608])-1;[.$D$1:.$D$1048576];0)))">
            <text:p/>
          </table:table-cell>
          <table:table-cell table:style-name="ce4"/>
          <table:table-cell table:style-name="ce4" table:formula="of:=IF([.$F609]=&quot;&quot;;&quot;&quot;;IF(LEFT([.$F608];1)&lt;&gt;&quot;^&quot;;&quot;&quot;;&quot;[&quot;)&amp;CHAR(34)&amp;[.$F609]&amp;CHAR(34)&amp;IF([.$F61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ough</text:p>
          </table:table-cell>
          <table:table-cell table:style-name="ce4" table:formula="of:=LEN([.A610])" office:value-type="float" office:value="6" calcext:value-type="float">
            <text:p>6</text:p>
          </table:table-cell>
          <table:table-cell table:style-name="ce4" table:formula="of:=IF(AND([.$B610]&gt;=[.$J$2];[.$B610]&lt;=[.$J$3]);[.$A610];&quot;zzz&quot;)" office:value-type="string" office:string-value="zzz" calcext:value-type="string">
            <text:p>zzz</text:p>
          </table:table-cell>
          <table:table-cell table:style-name="ce4" table:formula="of:=IF([.$C610]=&quot;zzz&quot;;&quot;&quot;;COUNTIF([.$C$3:.$C$1002];&quot;&lt;&quot;&amp;[.$C610]))">
            <text:p/>
          </table:table-cell>
          <table:table-cell table:style-name="ce4" table:formula="of:=IF(ISNA(MATCH(ROW([.$D609])-1;[.$D$1:.$D$1048576];0));&quot;&quot;;INDEX([.$C$3:.$C$1002];MATCH(ROW([.$D609])-1;[.$D$1:.$D$1048576];0)))">
            <text:p/>
          </table:table-cell>
          <table:table-cell table:style-name="ce4"/>
          <table:table-cell table:style-name="ce4" table:formula="of:=IF([.$F610]=&quot;&quot;;&quot;&quot;;IF(LEFT([.$F609];1)&lt;&gt;&quot;^&quot;;&quot;&quot;;&quot;[&quot;)&amp;CHAR(34)&amp;[.$F610]&amp;CHAR(34)&amp;IF([.$F61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tire</text:p>
          </table:table-cell>
          <table:table-cell table:style-name="ce4" table:formula="of:=LEN([.A611])" office:value-type="float" office:value="6" calcext:value-type="float">
            <text:p>6</text:p>
          </table:table-cell>
          <table:table-cell table:style-name="ce4" table:formula="of:=IF(AND([.$B611]&gt;=[.$J$2];[.$B611]&lt;=[.$J$3]);[.$A611];&quot;zzz&quot;)" office:value-type="string" office:string-value="zzz" calcext:value-type="string">
            <text:p>zzz</text:p>
          </table:table-cell>
          <table:table-cell table:style-name="ce4" table:formula="of:=IF([.$C611]=&quot;zzz&quot;;&quot;&quot;;COUNTIF([.$C$3:.$C$1002];&quot;&lt;&quot;&amp;[.$C611]))">
            <text:p/>
          </table:table-cell>
          <table:table-cell table:style-name="ce4" table:formula="of:=IF(ISNA(MATCH(ROW([.$D610])-1;[.$D$1:.$D$1048576];0));&quot;&quot;;INDEX([.$C$3:.$C$1002];MATCH(ROW([.$D610])-1;[.$D$1:.$D$1048576];0)))">
            <text:p/>
          </table:table-cell>
          <table:table-cell table:style-name="ce4"/>
          <table:table-cell table:style-name="ce4" table:formula="of:=IF([.$F611]=&quot;&quot;;&quot;&quot;;IF(LEFT([.$F610];1)&lt;&gt;&quot;^&quot;;&quot;&quot;;&quot;[&quot;)&amp;CHAR(34)&amp;[.$F611]&amp;CHAR(34)&amp;IF([.$F61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ect</text:p>
          </table:table-cell>
          <table:table-cell table:style-name="ce4" table:formula="of:=LEN([.A612])" office:value-type="float" office:value="6" calcext:value-type="float">
            <text:p>6</text:p>
          </table:table-cell>
          <table:table-cell table:style-name="ce4" table:formula="of:=IF(AND([.$B612]&gt;=[.$J$2];[.$B612]&lt;=[.$J$3]);[.$A612];&quot;zzz&quot;)" office:value-type="string" office:string-value="zzz" calcext:value-type="string">
            <text:p>zzz</text:p>
          </table:table-cell>
          <table:table-cell table:style-name="ce4" table:formula="of:=IF([.$C612]=&quot;zzz&quot;;&quot;&quot;;COUNTIF([.$C$3:.$C$1002];&quot;&lt;&quot;&amp;[.$C612]))">
            <text:p/>
          </table:table-cell>
          <table:table-cell table:style-name="ce4" table:formula="of:=IF(ISNA(MATCH(ROW([.$D611])-1;[.$D$1:.$D$1048576];0));&quot;&quot;;INDEX([.$C$3:.$C$1002];MATCH(ROW([.$D611])-1;[.$D$1:.$D$1048576];0)))">
            <text:p/>
          </table:table-cell>
          <table:table-cell table:style-name="ce4"/>
          <table:table-cell table:style-name="ce4" table:formula="of:=IF([.$F612]=&quot;&quot;;&quot;&quot;;IF(LEFT([.$F611];1)&lt;&gt;&quot;^&quot;;&quot;&quot;;&quot;[&quot;)&amp;CHAR(34)&amp;[.$F612]&amp;CHAR(34)&amp;IF([.$F61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ert</text:p>
          </table:table-cell>
          <table:table-cell table:style-name="ce4" table:formula="of:=LEN([.A613])" office:value-type="float" office:value="6" calcext:value-type="float">
            <text:p>6</text:p>
          </table:table-cell>
          <table:table-cell table:style-name="ce4" table:formula="of:=IF(AND([.$B613]&gt;=[.$J$2];[.$B613]&lt;=[.$J$3]);[.$A613];&quot;zzz&quot;)" office:value-type="string" office:string-value="zzz" calcext:value-type="string">
            <text:p>zzz</text:p>
          </table:table-cell>
          <table:table-cell table:style-name="ce4" table:formula="of:=IF([.$C613]=&quot;zzz&quot;;&quot;&quot;;COUNTIF([.$C$3:.$C$1002];&quot;&lt;&quot;&amp;[.$C613]))">
            <text:p/>
          </table:table-cell>
          <table:table-cell table:style-name="ce4" table:formula="of:=IF(ISNA(MATCH(ROW([.$D612])-1;[.$D$1:.$D$1048576];0));&quot;&quot;;INDEX([.$C$3:.$C$1002];MATCH(ROW([.$D612])-1;[.$D$1:.$D$1048576];0)))">
            <text:p/>
          </table:table-cell>
          <table:table-cell table:style-name="ce4"/>
          <table:table-cell table:style-name="ce4" table:formula="of:=IF([.$F613]=&quot;&quot;;&quot;&quot;;IF(LEFT([.$F612];1)&lt;&gt;&quot;^&quot;;&quot;&quot;;&quot;[&quot;)&amp;CHAR(34)&amp;[.$F613]&amp;CHAR(34)&amp;IF([.$F61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tor</text:p>
          </table:table-cell>
          <table:table-cell table:style-name="ce4" table:formula="of:=LEN([.A614])" office:value-type="float" office:value="6" calcext:value-type="float">
            <text:p>6</text:p>
          </table:table-cell>
          <table:table-cell table:style-name="ce4" table:formula="of:=IF(AND([.$B614]&gt;=[.$J$2];[.$B614]&lt;=[.$J$3]);[.$A614];&quot;zzz&quot;)" office:value-type="string" office:string-value="zzz" calcext:value-type="string">
            <text:p>zzz</text:p>
          </table:table-cell>
          <table:table-cell table:style-name="ce4" table:formula="of:=IF([.$C614]=&quot;zzz&quot;;&quot;&quot;;COUNTIF([.$C$3:.$C$1002];&quot;&lt;&quot;&amp;[.$C614]))">
            <text:p/>
          </table:table-cell>
          <table:table-cell table:style-name="ce4" table:formula="of:=IF(ISNA(MATCH(ROW([.$D613])-1;[.$D$1:.$D$1048576];0));&quot;&quot;;INDEX([.$C$3:.$C$1002];MATCH(ROW([.$D613])-1;[.$D$1:.$D$1048576];0)))">
            <text:p/>
          </table:table-cell>
          <table:table-cell table:style-name="ce4"/>
          <table:table-cell table:style-name="ce4" table:formula="of:=IF([.$F614]=&quot;&quot;;&quot;&quot;;IF(LEFT([.$F613];1)&lt;&gt;&quot;^&quot;;&quot;&quot;;&quot;[&quot;)&amp;CHAR(34)&amp;[.$F614]&amp;CHAR(34)&amp;IF([.$F61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mily</text:p>
          </table:table-cell>
          <table:table-cell table:style-name="ce4" table:formula="of:=LEN([.A615])" office:value-type="float" office:value="6" calcext:value-type="float">
            <text:p>6</text:p>
          </table:table-cell>
          <table:table-cell table:style-name="ce4" table:formula="of:=IF(AND([.$B615]&gt;=[.$J$2];[.$B615]&lt;=[.$J$3]);[.$A615];&quot;zzz&quot;)" office:value-type="string" office:string-value="zzz" calcext:value-type="string">
            <text:p>zzz</text:p>
          </table:table-cell>
          <table:table-cell table:style-name="ce4" table:formula="of:=IF([.$C615]=&quot;zzz&quot;;&quot;&quot;;COUNTIF([.$C$3:.$C$1002];&quot;&lt;&quot;&amp;[.$C615]))">
            <text:p/>
          </table:table-cell>
          <table:table-cell table:style-name="ce4" table:formula="of:=IF(ISNA(MATCH(ROW([.$D614])-1;[.$D$1:.$D$1048576];0));&quot;&quot;;INDEX([.$C$3:.$C$1002];MATCH(ROW([.$D614])-1;[.$D$1:.$D$1048576];0)))">
            <text:p/>
          </table:table-cell>
          <table:table-cell table:style-name="ce4"/>
          <table:table-cell table:style-name="ce4" table:formula="of:=IF([.$F615]=&quot;&quot;;&quot;&quot;;IF(LEFT([.$F614];1)&lt;&gt;&quot;^&quot;;&quot;&quot;;&quot;[&quot;)&amp;CHAR(34)&amp;[.$F615]&amp;CHAR(34)&amp;IF([.$F61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ther</text:p>
          </table:table-cell>
          <table:table-cell table:style-name="ce4" table:formula="of:=LEN([.A616])" office:value-type="float" office:value="6" calcext:value-type="float">
            <text:p>6</text:p>
          </table:table-cell>
          <table:table-cell table:style-name="ce4" table:formula="of:=IF(AND([.$B616]&gt;=[.$J$2];[.$B616]&lt;=[.$J$3]);[.$A616];&quot;zzz&quot;)" office:value-type="string" office:string-value="zzz" calcext:value-type="string">
            <text:p>zzz</text:p>
          </table:table-cell>
          <table:table-cell table:style-name="ce4" table:formula="of:=IF([.$C616]=&quot;zzz&quot;;&quot;&quot;;COUNTIF([.$C$3:.$C$1002];&quot;&lt;&quot;&amp;[.$C616]))">
            <text:p/>
          </table:table-cell>
          <table:table-cell table:style-name="ce4" table:formula="of:=IF(ISNA(MATCH(ROW([.$D615])-1;[.$D$1:.$D$1048576];0));&quot;&quot;;INDEX([.$C$3:.$C$1002];MATCH(ROW([.$D615])-1;[.$D$1:.$D$1048576];0)))">
            <text:p/>
          </table:table-cell>
          <table:table-cell table:style-name="ce4"/>
          <table:table-cell table:style-name="ce4" table:formula="of:=IF([.$F616]=&quot;&quot;;&quot;&quot;;IF(LEFT([.$F615];1)&lt;&gt;&quot;^&quot;;&quot;&quot;;&quot;[&quot;)&amp;CHAR(34)&amp;[.$F616]&amp;CHAR(34)&amp;IF([.$F61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gure</text:p>
          </table:table-cell>
          <table:table-cell table:style-name="ce4" table:formula="of:=LEN([.A617])" office:value-type="float" office:value="6" calcext:value-type="float">
            <text:p>6</text:p>
          </table:table-cell>
          <table:table-cell table:style-name="ce4" table:formula="of:=IF(AND([.$B617]&gt;=[.$J$2];[.$B617]&lt;=[.$J$3]);[.$A617];&quot;zzz&quot;)" office:value-type="string" office:string-value="zzz" calcext:value-type="string">
            <text:p>zzz</text:p>
          </table:table-cell>
          <table:table-cell table:style-name="ce4" table:formula="of:=IF([.$C617]=&quot;zzz&quot;;&quot;&quot;;COUNTIF([.$C$3:.$C$1002];&quot;&lt;&quot;&amp;[.$C617]))">
            <text:p/>
          </table:table-cell>
          <table:table-cell table:style-name="ce4" table:formula="of:=IF(ISNA(MATCH(ROW([.$D616])-1;[.$D$1:.$D$1048576];0));&quot;&quot;;INDEX([.$C$3:.$C$1002];MATCH(ROW([.$D616])-1;[.$D$1:.$D$1048576];0)))">
            <text:p/>
          </table:table-cell>
          <table:table-cell table:style-name="ce4"/>
          <table:table-cell table:style-name="ce4" table:formula="of:=IF([.$F617]=&quot;&quot;;&quot;&quot;;IF(LEFT([.$F616];1)&lt;&gt;&quot;^&quot;;&quot;&quot;;&quot;[&quot;)&amp;CHAR(34)&amp;[.$F617]&amp;CHAR(34)&amp;IF([.$F61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ger</text:p>
          </table:table-cell>
          <table:table-cell table:style-name="ce4" table:formula="of:=LEN([.A618])" office:value-type="float" office:value="6" calcext:value-type="float">
            <text:p>6</text:p>
          </table:table-cell>
          <table:table-cell table:style-name="ce4" table:formula="of:=IF(AND([.$B618]&gt;=[.$J$2];[.$B618]&lt;=[.$J$3]);[.$A618];&quot;zzz&quot;)" office:value-type="string" office:string-value="zzz" calcext:value-type="string">
            <text:p>zzz</text:p>
          </table:table-cell>
          <table:table-cell table:style-name="ce4" table:formula="of:=IF([.$C618]=&quot;zzz&quot;;&quot;&quot;;COUNTIF([.$C$3:.$C$1002];&quot;&lt;&quot;&amp;[.$C618]))">
            <text:p/>
          </table:table-cell>
          <table:table-cell table:style-name="ce4" table:formula="of:=IF(ISNA(MATCH(ROW([.$D617])-1;[.$D$1:.$D$1048576];0));&quot;&quot;;INDEX([.$C$3:.$C$1002];MATCH(ROW([.$D617])-1;[.$D$1:.$D$1048576];0)))">
            <text:p/>
          </table:table-cell>
          <table:table-cell table:style-name="ce4"/>
          <table:table-cell table:style-name="ce4" table:formula="of:=IF([.$F618]=&quot;&quot;;&quot;&quot;;IF(LEFT([.$F617];1)&lt;&gt;&quot;^&quot;;&quot;&quot;;&quot;[&quot;)&amp;CHAR(34)&amp;[.$F618]&amp;CHAR(34)&amp;IF([.$F61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ish</text:p>
          </table:table-cell>
          <table:table-cell table:style-name="ce4" table:formula="of:=LEN([.A619])" office:value-type="float" office:value="6" calcext:value-type="float">
            <text:p>6</text:p>
          </table:table-cell>
          <table:table-cell table:style-name="ce4" table:formula="of:=IF(AND([.$B619]&gt;=[.$J$2];[.$B619]&lt;=[.$J$3]);[.$A619];&quot;zzz&quot;)" office:value-type="string" office:string-value="zzz" calcext:value-type="string">
            <text:p>zzz</text:p>
          </table:table-cell>
          <table:table-cell table:style-name="ce4" table:formula="of:=IF([.$C619]=&quot;zzz&quot;;&quot;&quot;;COUNTIF([.$C$3:.$C$1002];&quot;&lt;&quot;&amp;[.$C619]))">
            <text:p/>
          </table:table-cell>
          <table:table-cell table:style-name="ce4" table:formula="of:=IF(ISNA(MATCH(ROW([.$D618])-1;[.$D$1:.$D$1048576];0));&quot;&quot;;INDEX([.$C$3:.$C$1002];MATCH(ROW([.$D618])-1;[.$D$1:.$D$1048576];0)))">
            <text:p/>
          </table:table-cell>
          <table:table-cell table:style-name="ce4"/>
          <table:table-cell table:style-name="ce4" table:formula="of:=IF([.$F619]=&quot;&quot;;&quot;&quot;;IF(LEFT([.$F618];1)&lt;&gt;&quot;^&quot;;&quot;&quot;;&quot;[&quot;)&amp;CHAR(34)&amp;[.$F619]&amp;CHAR(34)&amp;IF([.$F62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llow</text:p>
          </table:table-cell>
          <table:table-cell table:style-name="ce4" table:formula="of:=LEN([.A620])" office:value-type="float" office:value="6" calcext:value-type="float">
            <text:p>6</text:p>
          </table:table-cell>
          <table:table-cell table:style-name="ce4" table:formula="of:=IF(AND([.$B620]&gt;=[.$J$2];[.$B620]&lt;=[.$J$3]);[.$A620];&quot;zzz&quot;)" office:value-type="string" office:string-value="zzz" calcext:value-type="string">
            <text:p>zzz</text:p>
          </table:table-cell>
          <table:table-cell table:style-name="ce4" table:formula="of:=IF([.$C620]=&quot;zzz&quot;;&quot;&quot;;COUNTIF([.$C$3:.$C$1002];&quot;&lt;&quot;&amp;[.$C620]))">
            <text:p/>
          </table:table-cell>
          <table:table-cell table:style-name="ce4" table:formula="of:=IF(ISNA(MATCH(ROW([.$D619])-1;[.$D$1:.$D$1048576];0));&quot;&quot;;INDEX([.$C$3:.$C$1002];MATCH(ROW([.$D619])-1;[.$D$1:.$D$1048576];0)))">
            <text:p/>
          </table:table-cell>
          <table:table-cell table:style-name="ce4"/>
          <table:table-cell table:style-name="ce4" table:formula="of:=IF([.$F620]=&quot;&quot;;&quot;&quot;;IF(LEFT([.$F619];1)&lt;&gt;&quot;^&quot;;&quot;&quot;;&quot;[&quot;)&amp;CHAR(34)&amp;[.$F620]&amp;CHAR(34)&amp;IF([.$F62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get</text:p>
          </table:table-cell>
          <table:table-cell table:style-name="ce4" table:formula="of:=LEN([.A621])" office:value-type="float" office:value="6" calcext:value-type="float">
            <text:p>6</text:p>
          </table:table-cell>
          <table:table-cell table:style-name="ce4" table:formula="of:=IF(AND([.$B621]&gt;=[.$J$2];[.$B621]&lt;=[.$J$3]);[.$A621];&quot;zzz&quot;)" office:value-type="string" office:string-value="zzz" calcext:value-type="string">
            <text:p>zzz</text:p>
          </table:table-cell>
          <table:table-cell table:style-name="ce4" table:formula="of:=IF([.$C621]=&quot;zzz&quot;;&quot;&quot;;COUNTIF([.$C$3:.$C$1002];&quot;&lt;&quot;&amp;[.$C621]))">
            <text:p/>
          </table:table-cell>
          <table:table-cell table:style-name="ce4" table:formula="of:=IF(ISNA(MATCH(ROW([.$D620])-1;[.$D$1:.$D$1048576];0));&quot;&quot;;INDEX([.$C$3:.$C$1002];MATCH(ROW([.$D620])-1;[.$D$1:.$D$1048576];0)))">
            <text:p/>
          </table:table-cell>
          <table:table-cell table:style-name="ce4"/>
          <table:table-cell table:style-name="ce4" table:formula="of:=IF([.$F621]=&quot;&quot;;&quot;&quot;;IF(LEFT([.$F620];1)&lt;&gt;&quot;^&quot;;&quot;&quot;;&quot;[&quot;)&amp;CHAR(34)&amp;[.$F621]&amp;CHAR(34)&amp;IF([.$F62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mer</text:p>
          </table:table-cell>
          <table:table-cell table:style-name="ce4" table:formula="of:=LEN([.A622])" office:value-type="float" office:value="6" calcext:value-type="float">
            <text:p>6</text:p>
          </table:table-cell>
          <table:table-cell table:style-name="ce4" table:formula="of:=IF(AND([.$B622]&gt;=[.$J$2];[.$B622]&lt;=[.$J$3]);[.$A622];&quot;zzz&quot;)" office:value-type="string" office:string-value="zzz" calcext:value-type="string">
            <text:p>zzz</text:p>
          </table:table-cell>
          <table:table-cell table:style-name="ce4" table:formula="of:=IF([.$C622]=&quot;zzz&quot;;&quot;&quot;;COUNTIF([.$C$3:.$C$1002];&quot;&lt;&quot;&amp;[.$C622]))">
            <text:p/>
          </table:table-cell>
          <table:table-cell table:style-name="ce4" table:formula="of:=IF(ISNA(MATCH(ROW([.$D621])-1;[.$D$1:.$D$1048576];0));&quot;&quot;;INDEX([.$C$3:.$C$1002];MATCH(ROW([.$D621])-1;[.$D$1:.$D$1048576];0)))">
            <text:p/>
          </table:table-cell>
          <table:table-cell table:style-name="ce4"/>
          <table:table-cell table:style-name="ce4" table:formula="of:=IF([.$F622]=&quot;&quot;;&quot;&quot;;IF(LEFT([.$F621];1)&lt;&gt;&quot;^&quot;;&quot;&quot;;&quot;[&quot;)&amp;CHAR(34)&amp;[.$F622]&amp;CHAR(34)&amp;IF([.$F62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end</text:p>
          </table:table-cell>
          <table:table-cell table:style-name="ce4" table:formula="of:=LEN([.A623])" office:value-type="float" office:value="6" calcext:value-type="float">
            <text:p>6</text:p>
          </table:table-cell>
          <table:table-cell table:style-name="ce4" table:formula="of:=IF(AND([.$B623]&gt;=[.$J$2];[.$B623]&lt;=[.$J$3]);[.$A623];&quot;zzz&quot;)" office:value-type="string" office:string-value="zzz" calcext:value-type="string">
            <text:p>zzz</text:p>
          </table:table-cell>
          <table:table-cell table:style-name="ce4" table:formula="of:=IF([.$C623]=&quot;zzz&quot;;&quot;&quot;;COUNTIF([.$C$3:.$C$1002];&quot;&lt;&quot;&amp;[.$C623]))">
            <text:p/>
          </table:table-cell>
          <table:table-cell table:style-name="ce4" table:formula="of:=IF(ISNA(MATCH(ROW([.$D622])-1;[.$D$1:.$D$1048576];0));&quot;&quot;;INDEX([.$C$3:.$C$1002];MATCH(ROW([.$D622])-1;[.$D$1:.$D$1048576];0)))">
            <text:p/>
          </table:table-cell>
          <table:table-cell table:style-name="ce4"/>
          <table:table-cell table:style-name="ce4" table:formula="of:=IF([.$F623]=&quot;&quot;;&quot;&quot;;IF(LEFT([.$F622];1)&lt;&gt;&quot;^&quot;;&quot;&quot;;&quot;[&quot;)&amp;CHAR(34)&amp;[.$F623]&amp;CHAR(34)&amp;IF([.$F62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uture</text:p>
          </table:table-cell>
          <table:table-cell table:style-name="ce4" table:formula="of:=LEN([.A624])" office:value-type="float" office:value="6" calcext:value-type="float">
            <text:p>6</text:p>
          </table:table-cell>
          <table:table-cell table:style-name="ce4" table:formula="of:=IF(AND([.$B624]&gt;=[.$J$2];[.$B624]&lt;=[.$J$3]);[.$A624];&quot;zzz&quot;)" office:value-type="string" office:string-value="zzz" calcext:value-type="string">
            <text:p>zzz</text:p>
          </table:table-cell>
          <table:table-cell table:style-name="ce4" table:formula="of:=IF([.$C624]=&quot;zzz&quot;;&quot;&quot;;COUNTIF([.$C$3:.$C$1002];&quot;&lt;&quot;&amp;[.$C624]))">
            <text:p/>
          </table:table-cell>
          <table:table-cell table:style-name="ce4" table:formula="of:=IF(ISNA(MATCH(ROW([.$D623])-1;[.$D$1:.$D$1048576];0));&quot;&quot;;INDEX([.$C$3:.$C$1002];MATCH(ROW([.$D623])-1;[.$D$1:.$D$1048576];0)))">
            <text:p/>
          </table:table-cell>
          <table:table-cell table:style-name="ce4"/>
          <table:table-cell table:style-name="ce4" table:formula="of:=IF([.$F624]=&quot;&quot;;&quot;&quot;;IF(LEFT([.$F623];1)&lt;&gt;&quot;^&quot;;&quot;&quot;;&quot;[&quot;)&amp;CHAR(34)&amp;[.$F624]&amp;CHAR(34)&amp;IF([.$F62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arden</text:p>
          </table:table-cell>
          <table:table-cell table:style-name="ce4" table:formula="of:=LEN([.A625])" office:value-type="float" office:value="6" calcext:value-type="float">
            <text:p>6</text:p>
          </table:table-cell>
          <table:table-cell table:style-name="ce4" table:formula="of:=IF(AND([.$B625]&gt;=[.$J$2];[.$B625]&lt;=[.$J$3]);[.$A625];&quot;zzz&quot;)" office:value-type="string" office:string-value="zzz" calcext:value-type="string">
            <text:p>zzz</text:p>
          </table:table-cell>
          <table:table-cell table:style-name="ce4" table:formula="of:=IF([.$C625]=&quot;zzz&quot;;&quot;&quot;;COUNTIF([.$C$3:.$C$1002];&quot;&lt;&quot;&amp;[.$C625]))">
            <text:p/>
          </table:table-cell>
          <table:table-cell table:style-name="ce4" table:formula="of:=IF(ISNA(MATCH(ROW([.$D624])-1;[.$D$1:.$D$1048576];0));&quot;&quot;;INDEX([.$C$3:.$C$1002];MATCH(ROW([.$D624])-1;[.$D$1:.$D$1048576];0)))">
            <text:p/>
          </table:table-cell>
          <table:table-cell table:style-name="ce4"/>
          <table:table-cell table:style-name="ce4" table:formula="of:=IF([.$F625]=&quot;&quot;;&quot;&quot;;IF(LEFT([.$F624];1)&lt;&gt;&quot;^&quot;;&quot;&quot;;&quot;[&quot;)&amp;CHAR(34)&amp;[.$F625]&amp;CHAR(34)&amp;IF([.$F62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4" table:formula="of:=LEN([.A626])" office:value-type="float" office:value="6" calcext:value-type="float">
            <text:p>6</text:p>
          </table:table-cell>
          <table:table-cell table:style-name="ce4" table:formula="of:=IF(AND([.$B626]&gt;=[.$J$2];[.$B626]&lt;=[.$J$3]);[.$A626];&quot;zzz&quot;)" office:value-type="string" office:string-value="zzz" calcext:value-type="string">
            <text:p>zzz</text:p>
          </table:table-cell>
          <table:table-cell table:style-name="ce4" table:formula="of:=IF([.$C626]=&quot;zzz&quot;;&quot;&quot;;COUNTIF([.$C$3:.$C$1002];&quot;&lt;&quot;&amp;[.$C626]))">
            <text:p/>
          </table:table-cell>
          <table:table-cell table:style-name="ce4" table:formula="of:=IF(ISNA(MATCH(ROW([.$D625])-1;[.$D$1:.$D$1048576];0));&quot;&quot;;INDEX([.$C$3:.$C$1002];MATCH(ROW([.$D625])-1;[.$D$1:.$D$1048576];0)))">
            <text:p/>
          </table:table-cell>
          <table:table-cell table:style-name="ce4"/>
          <table:table-cell table:style-name="ce4" table:formula="of:=IF([.$F626]=&quot;&quot;;&quot;&quot;;IF(LEFT([.$F625];1)&lt;&gt;&quot;^&quot;;&quot;&quot;;&quot;[&quot;)&amp;CHAR(34)&amp;[.$F626]&amp;CHAR(34)&amp;IF([.$F62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owth</text:p>
          </table:table-cell>
          <table:table-cell table:style-name="ce4" table:formula="of:=LEN([.A627])" office:value-type="float" office:value="6" calcext:value-type="float">
            <text:p>6</text:p>
          </table:table-cell>
          <table:table-cell table:style-name="ce4" table:formula="of:=IF(AND([.$B627]&gt;=[.$J$2];[.$B627]&lt;=[.$J$3]);[.$A627];&quot;zzz&quot;)" office:value-type="string" office:string-value="zzz" calcext:value-type="string">
            <text:p>zzz</text:p>
          </table:table-cell>
          <table:table-cell table:style-name="ce4" table:formula="of:=IF([.$C627]=&quot;zzz&quot;;&quot;&quot;;COUNTIF([.$C$3:.$C$1002];&quot;&lt;&quot;&amp;[.$C627]))">
            <text:p/>
          </table:table-cell>
          <table:table-cell table:style-name="ce4" table:formula="of:=IF(ISNA(MATCH(ROW([.$D626])-1;[.$D$1:.$D$1048576];0));&quot;&quot;;INDEX([.$C$3:.$C$1002];MATCH(ROW([.$D626])-1;[.$D$1:.$D$1048576];0)))">
            <text:p/>
          </table:table-cell>
          <table:table-cell table:style-name="ce4"/>
          <table:table-cell table:style-name="ce4" table:formula="of:=IF([.$F627]=&quot;&quot;;&quot;&quot;;IF(LEFT([.$F626];1)&lt;&gt;&quot;^&quot;;&quot;&quot;;&quot;[&quot;)&amp;CHAR(34)&amp;[.$F627]&amp;CHAR(34)&amp;IF([.$F62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ppen</text:p>
          </table:table-cell>
          <table:table-cell table:style-name="ce4" table:formula="of:=LEN([.A628])" office:value-type="float" office:value="6" calcext:value-type="float">
            <text:p>6</text:p>
          </table:table-cell>
          <table:table-cell table:style-name="ce4" table:formula="of:=IF(AND([.$B628]&gt;=[.$J$2];[.$B628]&lt;=[.$J$3]);[.$A628];&quot;zzz&quot;)" office:value-type="string" office:string-value="zzz" calcext:value-type="string">
            <text:p>zzz</text:p>
          </table:table-cell>
          <table:table-cell table:style-name="ce4" table:formula="of:=IF([.$C628]=&quot;zzz&quot;;&quot;&quot;;COUNTIF([.$C$3:.$C$1002];&quot;&lt;&quot;&amp;[.$C628]))">
            <text:p/>
          </table:table-cell>
          <table:table-cell table:style-name="ce4" table:formula="of:=IF(ISNA(MATCH(ROW([.$D627])-1;[.$D$1:.$D$1048576];0));&quot;&quot;;INDEX([.$C$3:.$C$1002];MATCH(ROW([.$D627])-1;[.$D$1:.$D$1048576];0)))">
            <text:p/>
          </table:table-cell>
          <table:table-cell table:style-name="ce4"/>
          <table:table-cell table:style-name="ce4" table:formula="of:=IF([.$F628]=&quot;&quot;;&quot;&quot;;IF(LEFT([.$F627];1)&lt;&gt;&quot;^&quot;;&quot;&quot;;&quot;[&quot;)&amp;CHAR(34)&amp;[.$F628]&amp;CHAR(34)&amp;IF([.$F62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alth</text:p>
          </table:table-cell>
          <table:table-cell table:style-name="ce4" table:formula="of:=LEN([.A629])" office:value-type="float" office:value="6" calcext:value-type="float">
            <text:p>6</text:p>
          </table:table-cell>
          <table:table-cell table:style-name="ce4" table:formula="of:=IF(AND([.$B629]&gt;=[.$J$2];[.$B629]&lt;=[.$J$3]);[.$A629];&quot;zzz&quot;)" office:value-type="string" office:string-value="zzz" calcext:value-type="string">
            <text:p>zzz</text:p>
          </table:table-cell>
          <table:table-cell table:style-name="ce4" table:formula="of:=IF([.$C629]=&quot;zzz&quot;;&quot;&quot;;COUNTIF([.$C$3:.$C$1002];&quot;&lt;&quot;&amp;[.$C629]))">
            <text:p/>
          </table:table-cell>
          <table:table-cell table:style-name="ce4" table:formula="of:=IF(ISNA(MATCH(ROW([.$D628])-1;[.$D$1:.$D$1048576];0));&quot;&quot;;INDEX([.$C$3:.$C$1002];MATCH(ROW([.$D628])-1;[.$D$1:.$D$1048576];0)))">
            <text:p/>
          </table:table-cell>
          <table:table-cell table:style-name="ce4"/>
          <table:table-cell table:style-name="ce4" table:formula="of:=IF([.$F629]=&quot;&quot;;&quot;&quot;;IF(LEFT([.$F628];1)&lt;&gt;&quot;^&quot;;&quot;&quot;;&quot;[&quot;)&amp;CHAR(34)&amp;[.$F629]&amp;CHAR(34)&amp;IF([.$F63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act</text:p>
          </table:table-cell>
          <table:table-cell table:style-name="ce4" table:formula="of:=LEN([.A630])" office:value-type="float" office:value="6" calcext:value-type="float">
            <text:p>6</text:p>
          </table:table-cell>
          <table:table-cell table:style-name="ce4" table:formula="of:=IF(AND([.$B630]&gt;=[.$J$2];[.$B630]&lt;=[.$J$3]);[.$A630];&quot;zzz&quot;)" office:value-type="string" office:string-value="zzz" calcext:value-type="string">
            <text:p>zzz</text:p>
          </table:table-cell>
          <table:table-cell table:style-name="ce4" table:formula="of:=IF([.$C630]=&quot;zzz&quot;;&quot;&quot;;COUNTIF([.$C$3:.$C$1002];&quot;&lt;&quot;&amp;[.$C630]))">
            <text:p/>
          </table:table-cell>
          <table:table-cell table:style-name="ce4" table:formula="of:=IF(ISNA(MATCH(ROW([.$D629])-1;[.$D$1:.$D$1048576];0));&quot;&quot;;INDEX([.$C$3:.$C$1002];MATCH(ROW([.$D629])-1;[.$D$1:.$D$1048576];0)))">
            <text:p/>
          </table:table-cell>
          <table:table-cell table:style-name="ce4"/>
          <table:table-cell table:style-name="ce4" table:formula="of:=IF([.$F630]=&quot;&quot;;&quot;&quot;;IF(LEFT([.$F629];1)&lt;&gt;&quot;^&quot;;&quot;&quot;;&quot;[&quot;)&amp;CHAR(34)&amp;[.$F630]&amp;CHAR(34)&amp;IF([.$F63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deed</text:p>
          </table:table-cell>
          <table:table-cell table:style-name="ce4" table:formula="of:=LEN([.A631])" office:value-type="float" office:value="6" calcext:value-type="float">
            <text:p>6</text:p>
          </table:table-cell>
          <table:table-cell table:style-name="ce4" table:formula="of:=IF(AND([.$B631]&gt;=[.$J$2];[.$B631]&lt;=[.$J$3]);[.$A631];&quot;zzz&quot;)" office:value-type="string" office:string-value="zzz" calcext:value-type="string">
            <text:p>zzz</text:p>
          </table:table-cell>
          <table:table-cell table:style-name="ce4" table:formula="of:=IF([.$C631]=&quot;zzz&quot;;&quot;&quot;;COUNTIF([.$C$3:.$C$1002];&quot;&lt;&quot;&amp;[.$C631]))">
            <text:p/>
          </table:table-cell>
          <table:table-cell table:style-name="ce4" table:formula="of:=IF(ISNA(MATCH(ROW([.$D630])-1;[.$D$1:.$D$1048576];0));&quot;&quot;;INDEX([.$C$3:.$C$1002];MATCH(ROW([.$D630])-1;[.$D$1:.$D$1048576];0)))">
            <text:p/>
          </table:table-cell>
          <table:table-cell table:style-name="ce4"/>
          <table:table-cell table:style-name="ce4" table:formula="of:=IF([.$F631]=&quot;&quot;;&quot;&quot;;IF(LEFT([.$F630];1)&lt;&gt;&quot;^&quot;;&quot;&quot;;&quot;[&quot;)&amp;CHAR(34)&amp;[.$F631]&amp;CHAR(34)&amp;IF([.$F63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ide</text:p>
          </table:table-cell>
          <table:table-cell table:style-name="ce4" table:formula="of:=LEN([.A632])" office:value-type="float" office:value="6" calcext:value-type="float">
            <text:p>6</text:p>
          </table:table-cell>
          <table:table-cell table:style-name="ce4" table:formula="of:=IF(AND([.$B632]&gt;=[.$J$2];[.$B632]&lt;=[.$J$3]);[.$A632];&quot;zzz&quot;)" office:value-type="string" office:string-value="zzz" calcext:value-type="string">
            <text:p>zzz</text:p>
          </table:table-cell>
          <table:table-cell table:style-name="ce4" table:formula="of:=IF([.$C632]=&quot;zzz&quot;;&quot;&quot;;COUNTIF([.$C$3:.$C$1002];&quot;&lt;&quot;&amp;[.$C632]))">
            <text:p/>
          </table:table-cell>
          <table:table-cell table:style-name="ce4" table:formula="of:=IF(ISNA(MATCH(ROW([.$D631])-1;[.$D$1:.$D$1048576];0));&quot;&quot;;INDEX([.$C$3:.$C$1002];MATCH(ROW([.$D631])-1;[.$D$1:.$D$1048576];0)))">
            <text:p/>
          </table:table-cell>
          <table:table-cell table:style-name="ce4"/>
          <table:table-cell table:style-name="ce4" table:formula="of:=IF([.$F632]=&quot;&quot;;&quot;&quot;;IF(LEFT([.$F631];1)&lt;&gt;&quot;^&quot;;&quot;&quot;;&quot;[&quot;)&amp;CHAR(34)&amp;[.$F632]&amp;CHAR(34)&amp;IF([.$F63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self</text:p>
          </table:table-cell>
          <table:table-cell table:style-name="ce4" table:formula="of:=LEN([.A633])" office:value-type="float" office:value="6" calcext:value-type="float">
            <text:p>6</text:p>
          </table:table-cell>
          <table:table-cell table:style-name="ce4" table:formula="of:=IF(AND([.$B633]&gt;=[.$J$2];[.$B633]&lt;=[.$J$3]);[.$A633];&quot;zzz&quot;)" office:value-type="string" office:string-value="zzz" calcext:value-type="string">
            <text:p>zzz</text:p>
          </table:table-cell>
          <table:table-cell table:style-name="ce4" table:formula="of:=IF([.$C633]=&quot;zzz&quot;;&quot;&quot;;COUNTIF([.$C$3:.$C$1002];&quot;&lt;&quot;&amp;[.$C633]))">
            <text:p/>
          </table:table-cell>
          <table:table-cell table:style-name="ce4" table:formula="of:=IF(ISNA(MATCH(ROW([.$D632])-1;[.$D$1:.$D$1048576];0));&quot;&quot;;INDEX([.$C$3:.$C$1002];MATCH(ROW([.$D632])-1;[.$D$1:.$D$1048576];0)))">
            <text:p/>
          </table:table-cell>
          <table:table-cell table:style-name="ce4"/>
          <table:table-cell table:style-name="ce4" table:formula="of:=IF([.$F633]=&quot;&quot;;&quot;&quot;;IF(LEFT([.$F632];1)&lt;&gt;&quot;^&quot;;&quot;&quot;;&quot;[&quot;)&amp;CHAR(34)&amp;[.$F633]&amp;CHAR(34)&amp;IF([.$F63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wyer</text:p>
          </table:table-cell>
          <table:table-cell table:style-name="ce4" table:formula="of:=LEN([.A634])" office:value-type="float" office:value="6" calcext:value-type="float">
            <text:p>6</text:p>
          </table:table-cell>
          <table:table-cell table:style-name="ce4" table:formula="of:=IF(AND([.$B634]&gt;=[.$J$2];[.$B634]&lt;=[.$J$3]);[.$A634];&quot;zzz&quot;)" office:value-type="string" office:string-value="zzz" calcext:value-type="string">
            <text:p>zzz</text:p>
          </table:table-cell>
          <table:table-cell table:style-name="ce4" table:formula="of:=IF([.$C634]=&quot;zzz&quot;;&quot;&quot;;COUNTIF([.$C$3:.$C$1002];&quot;&lt;&quot;&amp;[.$C634]))">
            <text:p/>
          </table:table-cell>
          <table:table-cell table:style-name="ce4" table:formula="of:=IF(ISNA(MATCH(ROW([.$D633])-1;[.$D$1:.$D$1048576];0));&quot;&quot;;INDEX([.$C$3:.$C$1002];MATCH(ROW([.$D633])-1;[.$D$1:.$D$1048576];0)))">
            <text:p/>
          </table:table-cell>
          <table:table-cell table:style-name="ce4"/>
          <table:table-cell table:style-name="ce4" table:formula="of:=IF([.$F634]=&quot;&quot;;&quot;&quot;;IF(LEFT([.$F633];1)&lt;&gt;&quot;^&quot;;&quot;&quot;;&quot;[&quot;)&amp;CHAR(34)&amp;[.$F634]&amp;CHAR(34)&amp;IF([.$F63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ader</text:p>
          </table:table-cell>
          <table:table-cell table:style-name="ce4" table:formula="of:=LEN([.A635])" office:value-type="float" office:value="6" calcext:value-type="float">
            <text:p>6</text:p>
          </table:table-cell>
          <table:table-cell table:style-name="ce4" table:formula="of:=IF(AND([.$B635]&gt;=[.$J$2];[.$B635]&lt;=[.$J$3]);[.$A635];&quot;zzz&quot;)" office:value-type="string" office:string-value="zzz" calcext:value-type="string">
            <text:p>zzz</text:p>
          </table:table-cell>
          <table:table-cell table:style-name="ce4" table:formula="of:=IF([.$C635]=&quot;zzz&quot;;&quot;&quot;;COUNTIF([.$C$3:.$C$1002];&quot;&lt;&quot;&amp;[.$C635]))">
            <text:p/>
          </table:table-cell>
          <table:table-cell table:style-name="ce4" table:formula="of:=IF(ISNA(MATCH(ROW([.$D634])-1;[.$D$1:.$D$1048576];0));&quot;&quot;;INDEX([.$C$3:.$C$1002];MATCH(ROW([.$D634])-1;[.$D$1:.$D$1048576];0)))">
            <text:p/>
          </table:table-cell>
          <table:table-cell table:style-name="ce4"/>
          <table:table-cell table:style-name="ce4" table:formula="of:=IF([.$F635]=&quot;&quot;;&quot;&quot;;IF(LEFT([.$F634];1)&lt;&gt;&quot;^&quot;;&quot;&quot;;&quot;[&quot;)&amp;CHAR(34)&amp;[.$F635]&amp;CHAR(34)&amp;IF([.$F63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tter</text:p>
          </table:table-cell>
          <table:table-cell table:style-name="ce4" table:formula="of:=LEN([.A636])" office:value-type="float" office:value="6" calcext:value-type="float">
            <text:p>6</text:p>
          </table:table-cell>
          <table:table-cell table:style-name="ce4" table:formula="of:=IF(AND([.$B636]&gt;=[.$J$2];[.$B636]&lt;=[.$J$3]);[.$A636];&quot;zzz&quot;)" office:value-type="string" office:string-value="zzz" calcext:value-type="string">
            <text:p>zzz</text:p>
          </table:table-cell>
          <table:table-cell table:style-name="ce4" table:formula="of:=IF([.$C636]=&quot;zzz&quot;;&quot;&quot;;COUNTIF([.$C$3:.$C$1002];&quot;&lt;&quot;&amp;[.$C636]))">
            <text:p/>
          </table:table-cell>
          <table:table-cell table:style-name="ce4" table:formula="of:=IF(ISNA(MATCH(ROW([.$D635])-1;[.$D$1:.$D$1048576];0));&quot;&quot;;INDEX([.$C$3:.$C$1002];MATCH(ROW([.$D635])-1;[.$D$1:.$D$1048576];0)))">
            <text:p/>
          </table:table-cell>
          <table:table-cell table:style-name="ce4"/>
          <table:table-cell table:style-name="ce4" table:formula="of:=IF([.$F636]=&quot;&quot;;&quot;&quot;;IF(LEFT([.$F635];1)&lt;&gt;&quot;^&quot;;&quot;&quot;;&quot;[&quot;)&amp;CHAR(34)&amp;[.$F636]&amp;CHAR(34)&amp;IF([.$F63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kely</text:p>
          </table:table-cell>
          <table:table-cell table:style-name="ce4" table:formula="of:=LEN([.A637])" office:value-type="float" office:value="6" calcext:value-type="float">
            <text:p>6</text:p>
          </table:table-cell>
          <table:table-cell table:style-name="ce4" table:formula="of:=IF(AND([.$B637]&gt;=[.$J$2];[.$B637]&lt;=[.$J$3]);[.$A637];&quot;zzz&quot;)" office:value-type="string" office:string-value="zzz" calcext:value-type="string">
            <text:p>zzz</text:p>
          </table:table-cell>
          <table:table-cell table:style-name="ce4" table:formula="of:=IF([.$C637]=&quot;zzz&quot;;&quot;&quot;;COUNTIF([.$C$3:.$C$1002];&quot;&lt;&quot;&amp;[.$C637]))">
            <text:p/>
          </table:table-cell>
          <table:table-cell table:style-name="ce4" table:formula="of:=IF(ISNA(MATCH(ROW([.$D636])-1;[.$D$1:.$D$1048576];0));&quot;&quot;;INDEX([.$C$3:.$C$1002];MATCH(ROW([.$D636])-1;[.$D$1:.$D$1048576];0)))">
            <text:p/>
          </table:table-cell>
          <table:table-cell table:style-name="ce4"/>
          <table:table-cell table:style-name="ce4" table:formula="of:=IF([.$F637]=&quot;&quot;;&quot;&quot;;IF(LEFT([.$F636];1)&lt;&gt;&quot;^&quot;;&quot;&quot;;&quot;[&quot;)&amp;CHAR(34)&amp;[.$F637]&amp;CHAR(34)&amp;IF([.$F63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en</text:p>
          </table:table-cell>
          <table:table-cell table:style-name="ce4" table:formula="of:=LEN([.A638])" office:value-type="float" office:value="6" calcext:value-type="float">
            <text:p>6</text:p>
          </table:table-cell>
          <table:table-cell table:style-name="ce4" table:formula="of:=IF(AND([.$B638]&gt;=[.$J$2];[.$B638]&lt;=[.$J$3]);[.$A638];&quot;zzz&quot;)" office:value-type="string" office:string-value="zzz" calcext:value-type="string">
            <text:p>zzz</text:p>
          </table:table-cell>
          <table:table-cell table:style-name="ce4" table:formula="of:=IF([.$C638]=&quot;zzz&quot;;&quot;&quot;;COUNTIF([.$C$3:.$C$1002];&quot;&lt;&quot;&amp;[.$C638]))">
            <text:p/>
          </table:table-cell>
          <table:table-cell table:style-name="ce4" table:formula="of:=IF(ISNA(MATCH(ROW([.$D637])-1;[.$D$1:.$D$1048576];0));&quot;&quot;;INDEX([.$C$3:.$C$1002];MATCH(ROW([.$D637])-1;[.$D$1:.$D$1048576];0)))">
            <text:p/>
          </table:table-cell>
          <table:table-cell table:style-name="ce4"/>
          <table:table-cell table:style-name="ce4" table:formula="of:=IF([.$F638]=&quot;&quot;;&quot;&quot;;IF(LEFT([.$F637];1)&lt;&gt;&quot;^&quot;;&quot;&quot;;&quot;[&quot;)&amp;CHAR(34)&amp;[.$F638]&amp;CHAR(34)&amp;IF([.$F63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ttle</text:p>
          </table:table-cell>
          <table:table-cell table:style-name="ce4" table:formula="of:=LEN([.A639])" office:value-type="float" office:value="6" calcext:value-type="float">
            <text:p>6</text:p>
          </table:table-cell>
          <table:table-cell table:style-name="ce4" table:formula="of:=IF(AND([.$B639]&gt;=[.$J$2];[.$B639]&lt;=[.$J$3]);[.$A639];&quot;zzz&quot;)" office:value-type="string" office:string-value="zzz" calcext:value-type="string">
            <text:p>zzz</text:p>
          </table:table-cell>
          <table:table-cell table:style-name="ce4" table:formula="of:=IF([.$C639]=&quot;zzz&quot;;&quot;&quot;;COUNTIF([.$C$3:.$C$1002];&quot;&lt;&quot;&amp;[.$C639]))">
            <text:p/>
          </table:table-cell>
          <table:table-cell table:style-name="ce4" table:formula="of:=IF(ISNA(MATCH(ROW([.$D638])-1;[.$D$1:.$D$1048576];0));&quot;&quot;;INDEX([.$C$3:.$C$1002];MATCH(ROW([.$D638])-1;[.$D$1:.$D$1048576];0)))">
            <text:p/>
          </table:table-cell>
          <table:table-cell table:style-name="ce4"/>
          <table:table-cell table:style-name="ce4" table:formula="of:=IF([.$F639]=&quot;&quot;;&quot;&quot;;IF(LEFT([.$F638];1)&lt;&gt;&quot;^&quot;;&quot;&quot;;&quot;[&quot;)&amp;CHAR(34)&amp;[.$F639]&amp;CHAR(34)&amp;IF([.$F64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age</text:p>
          </table:table-cell>
          <table:table-cell table:style-name="ce4" table:formula="of:=LEN([.A640])" office:value-type="float" office:value="6" calcext:value-type="float">
            <text:p>6</text:p>
          </table:table-cell>
          <table:table-cell table:style-name="ce4" table:formula="of:=IF(AND([.$B640]&gt;=[.$J$2];[.$B640]&lt;=[.$J$3]);[.$A640];&quot;zzz&quot;)" office:value-type="string" office:string-value="zzz" calcext:value-type="string">
            <text:p>zzz</text:p>
          </table:table-cell>
          <table:table-cell table:style-name="ce4" table:formula="of:=IF([.$C640]=&quot;zzz&quot;;&quot;&quot;;COUNTIF([.$C$3:.$C$1002];&quot;&lt;&quot;&amp;[.$C640]))">
            <text:p/>
          </table:table-cell>
          <table:table-cell table:style-name="ce4" table:formula="of:=IF(ISNA(MATCH(ROW([.$D639])-1;[.$D$1:.$D$1048576];0));&quot;&quot;;INDEX([.$C$3:.$C$1002];MATCH(ROW([.$D639])-1;[.$D$1:.$D$1048576];0)))">
            <text:p/>
          </table:table-cell>
          <table:table-cell table:style-name="ce4"/>
          <table:table-cell table:style-name="ce4" table:formula="of:=IF([.$F640]=&quot;&quot;;&quot;&quot;;IF(LEFT([.$F639];1)&lt;&gt;&quot;^&quot;;&quot;&quot;;&quot;[&quot;)&amp;CHAR(34)&amp;[.$F640]&amp;CHAR(34)&amp;IF([.$F64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4" table:formula="of:=LEN([.A641])" office:value-type="float" office:value="6" calcext:value-type="float">
            <text:p>6</text:p>
          </table:table-cell>
          <table:table-cell table:style-name="ce4" table:formula="of:=IF(AND([.$B641]&gt;=[.$J$2];[.$B641]&lt;=[.$J$3]);[.$A641];&quot;zzz&quot;)" office:value-type="string" office:string-value="zzz" calcext:value-type="string">
            <text:p>zzz</text:p>
          </table:table-cell>
          <table:table-cell table:style-name="ce4" table:formula="of:=IF([.$C641]=&quot;zzz&quot;;&quot;&quot;;COUNTIF([.$C$3:.$C$1002];&quot;&lt;&quot;&amp;[.$C641]))">
            <text:p/>
          </table:table-cell>
          <table:table-cell table:style-name="ce4" table:formula="of:=IF(ISNA(MATCH(ROW([.$D640])-1;[.$D$1:.$D$1048576];0));&quot;&quot;;INDEX([.$C$3:.$C$1002];MATCH(ROW([.$D640])-1;[.$D$1:.$D$1048576];0)))">
            <text:p/>
          </table:table-cell>
          <table:table-cell table:style-name="ce4"/>
          <table:table-cell table:style-name="ce4" table:formula="of:=IF([.$F641]=&quot;&quot;;&quot;&quot;;IF(LEFT([.$F640];1)&lt;&gt;&quot;^&quot;;&quot;&quot;;&quot;[&quot;)&amp;CHAR(34)&amp;[.$F641]&amp;CHAR(34)&amp;IF([.$F6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tter</text:p>
          </table:table-cell>
          <table:table-cell table:style-name="ce4" table:formula="of:=LEN([.A642])" office:value-type="float" office:value="6" calcext:value-type="float">
            <text:p>6</text:p>
          </table:table-cell>
          <table:table-cell table:style-name="ce4" table:formula="of:=IF(AND([.$B642]&gt;=[.$J$2];[.$B642]&lt;=[.$J$3]);[.$A642];&quot;zzz&quot;)" office:value-type="string" office:string-value="zzz" calcext:value-type="string">
            <text:p>zzz</text:p>
          </table:table-cell>
          <table:table-cell table:style-name="ce4" table:formula="of:=IF([.$C642]=&quot;zzz&quot;;&quot;&quot;;COUNTIF([.$C$3:.$C$1002];&quot;&lt;&quot;&amp;[.$C642]))">
            <text:p/>
          </table:table-cell>
          <table:table-cell table:style-name="ce4" table:formula="of:=IF(ISNA(MATCH(ROW([.$D641])-1;[.$D$1:.$D$1048576];0));&quot;&quot;;INDEX([.$C$3:.$C$1002];MATCH(ROW([.$D641])-1;[.$D$1:.$D$1048576];0)))">
            <text:p/>
          </table:table-cell>
          <table:table-cell table:style-name="ce4"/>
          <table:table-cell table:style-name="ce4" table:formula="of:=IF([.$F642]=&quot;&quot;;&quot;&quot;;IF(LEFT([.$F641];1)&lt;&gt;&quot;^&quot;;&quot;&quot;;&quot;[&quot;)&amp;CHAR(34)&amp;[.$F642]&amp;CHAR(34)&amp;IF([.$F6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mber</text:p>
          </table:table-cell>
          <table:table-cell table:style-name="ce4" table:formula="of:=LEN([.A643])" office:value-type="float" office:value="6" calcext:value-type="float">
            <text:p>6</text:p>
          </table:table-cell>
          <table:table-cell table:style-name="ce4" table:formula="of:=IF(AND([.$B643]&gt;=[.$J$2];[.$B643]&lt;=[.$J$3]);[.$A643];&quot;zzz&quot;)" office:value-type="string" office:string-value="zzz" calcext:value-type="string">
            <text:p>zzz</text:p>
          </table:table-cell>
          <table:table-cell table:style-name="ce4" table:formula="of:=IF([.$C643]=&quot;zzz&quot;;&quot;&quot;;COUNTIF([.$C$3:.$C$1002];&quot;&lt;&quot;&amp;[.$C643]))">
            <text:p/>
          </table:table-cell>
          <table:table-cell table:style-name="ce4" table:formula="of:=IF(ISNA(MATCH(ROW([.$D642])-1;[.$D$1:.$D$1048576];0));&quot;&quot;;INDEX([.$C$3:.$C$1002];MATCH(ROW([.$D642])-1;[.$D$1:.$D$1048576];0)))">
            <text:p/>
          </table:table-cell>
          <table:table-cell table:style-name="ce4"/>
          <table:table-cell table:style-name="ce4" table:formula="of:=IF([.$F643]=&quot;&quot;;&quot;&quot;;IF(LEFT([.$F642];1)&lt;&gt;&quot;^&quot;;&quot;&quot;;&quot;[&quot;)&amp;CHAR(34)&amp;[.$F643]&amp;CHAR(34)&amp;IF([.$F6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4" table:formula="of:=LEN([.A644])" office:value-type="float" office:value="6" calcext:value-type="float">
            <text:p>6</text:p>
          </table:table-cell>
          <table:table-cell table:style-name="ce4" table:formula="of:=IF(AND([.$B644]&gt;=[.$J$2];[.$B644]&lt;=[.$J$3]);[.$A644];&quot;zzz&quot;)" office:value-type="string" office:string-value="zzz" calcext:value-type="string">
            <text:p>zzz</text:p>
          </table:table-cell>
          <table:table-cell table:style-name="ce4" table:formula="of:=IF([.$C644]=&quot;zzz&quot;;&quot;&quot;;COUNTIF([.$C$3:.$C$1002];&quot;&lt;&quot;&amp;[.$C644]))">
            <text:p/>
          </table:table-cell>
          <table:table-cell table:style-name="ce4" table:formula="of:=IF(ISNA(MATCH(ROW([.$D643])-1;[.$D$1:.$D$1048576];0));&quot;&quot;;INDEX([.$C$3:.$C$1002];MATCH(ROW([.$D643])-1;[.$D$1:.$D$1048576];0)))">
            <text:p/>
          </table:table-cell>
          <table:table-cell table:style-name="ce4"/>
          <table:table-cell table:style-name="ce4" table:formula="of:=IF([.$F644]=&quot;&quot;;&quot;&quot;;IF(LEFT([.$F643];1)&lt;&gt;&quot;^&quot;;&quot;&quot;;&quot;[&quot;)&amp;CHAR(34)&amp;[.$F644]&amp;CHAR(34)&amp;IF([.$F6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thod</text:p>
          </table:table-cell>
          <table:table-cell table:style-name="ce4" table:formula="of:=LEN([.A645])" office:value-type="float" office:value="6" calcext:value-type="float">
            <text:p>6</text:p>
          </table:table-cell>
          <table:table-cell table:style-name="ce4" table:formula="of:=IF(AND([.$B645]&gt;=[.$J$2];[.$B645]&lt;=[.$J$3]);[.$A645];&quot;zzz&quot;)" office:value-type="string" office:string-value="zzz" calcext:value-type="string">
            <text:p>zzz</text:p>
          </table:table-cell>
          <table:table-cell table:style-name="ce4" table:formula="of:=IF([.$C645]=&quot;zzz&quot;;&quot;&quot;;COUNTIF([.$C$3:.$C$1002];&quot;&lt;&quot;&amp;[.$C645]))">
            <text:p/>
          </table:table-cell>
          <table:table-cell table:style-name="ce4" table:formula="of:=IF(ISNA(MATCH(ROW([.$D644])-1;[.$D$1:.$D$1048576];0));&quot;&quot;;INDEX([.$C$3:.$C$1002];MATCH(ROW([.$D644])-1;[.$D$1:.$D$1048576];0)))">
            <text:p/>
          </table:table-cell>
          <table:table-cell table:style-name="ce4"/>
          <table:table-cell table:style-name="ce4" table:formula="of:=IF([.$F645]=&quot;&quot;;&quot;&quot;;IF(LEFT([.$F644];1)&lt;&gt;&quot;^&quot;;&quot;&quot;;&quot;[&quot;)&amp;CHAR(34)&amp;[.$F645]&amp;CHAR(34)&amp;IF([.$F6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ddle</text:p>
          </table:table-cell>
          <table:table-cell table:style-name="ce4" table:formula="of:=LEN([.A646])" office:value-type="float" office:value="6" calcext:value-type="float">
            <text:p>6</text:p>
          </table:table-cell>
          <table:table-cell table:style-name="ce4" table:formula="of:=IF(AND([.$B646]&gt;=[.$J$2];[.$B646]&lt;=[.$J$3]);[.$A646];&quot;zzz&quot;)" office:value-type="string" office:string-value="zzz" calcext:value-type="string">
            <text:p>zzz</text:p>
          </table:table-cell>
          <table:table-cell table:style-name="ce4" table:formula="of:=IF([.$C646]=&quot;zzz&quot;;&quot;&quot;;COUNTIF([.$C$3:.$C$1002];&quot;&lt;&quot;&amp;[.$C646]))">
            <text:p/>
          </table:table-cell>
          <table:table-cell table:style-name="ce4" table:formula="of:=IF(ISNA(MATCH(ROW([.$D645])-1;[.$D$1:.$D$1048576];0));&quot;&quot;;INDEX([.$C$3:.$C$1002];MATCH(ROW([.$D645])-1;[.$D$1:.$D$1048576];0)))">
            <text:p/>
          </table:table-cell>
          <table:table-cell table:style-name="ce4"/>
          <table:table-cell table:style-name="ce4" table:formula="of:=IF([.$F646]=&quot;&quot;;&quot;&quot;;IF(LEFT([.$F645];1)&lt;&gt;&quot;^&quot;;&quot;&quot;;&quot;[&quot;)&amp;CHAR(34)&amp;[.$F646]&amp;CHAR(34)&amp;IF([.$F6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nute</text:p>
          </table:table-cell>
          <table:table-cell table:style-name="ce4" table:formula="of:=LEN([.A647])" office:value-type="float" office:value="6" calcext:value-type="float">
            <text:p>6</text:p>
          </table:table-cell>
          <table:table-cell table:style-name="ce4" table:formula="of:=IF(AND([.$B647]&gt;=[.$J$2];[.$B647]&lt;=[.$J$3]);[.$A647];&quot;zzz&quot;)" office:value-type="string" office:string-value="zzz" calcext:value-type="string">
            <text:p>zzz</text:p>
          </table:table-cell>
          <table:table-cell table:style-name="ce4" table:formula="of:=IF([.$C647]=&quot;zzz&quot;;&quot;&quot;;COUNTIF([.$C$3:.$C$1002];&quot;&lt;&quot;&amp;[.$C647]))">
            <text:p/>
          </table:table-cell>
          <table:table-cell table:style-name="ce4" table:formula="of:=IF(ISNA(MATCH(ROW([.$D646])-1;[.$D$1:.$D$1048576];0));&quot;&quot;;INDEX([.$C$3:.$C$1002];MATCH(ROW([.$D646])-1;[.$D$1:.$D$1048576];0)))">
            <text:p/>
          </table:table-cell>
          <table:table-cell table:style-name="ce4"/>
          <table:table-cell table:style-name="ce4" table:formula="of:=IF([.$F647]=&quot;&quot;;&quot;&quot;;IF(LEFT([.$F646];1)&lt;&gt;&quot;^&quot;;&quot;&quot;;&quot;[&quot;)&amp;CHAR(34)&amp;[.$F647]&amp;CHAR(34)&amp;IF([.$F6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dern</text:p>
          </table:table-cell>
          <table:table-cell table:style-name="ce4" table:formula="of:=LEN([.A648])" office:value-type="float" office:value="6" calcext:value-type="float">
            <text:p>6</text:p>
          </table:table-cell>
          <table:table-cell table:style-name="ce4" table:formula="of:=IF(AND([.$B648]&gt;=[.$J$2];[.$B648]&lt;=[.$J$3]);[.$A648];&quot;zzz&quot;)" office:value-type="string" office:string-value="zzz" calcext:value-type="string">
            <text:p>zzz</text:p>
          </table:table-cell>
          <table:table-cell table:style-name="ce4" table:formula="of:=IF([.$C648]=&quot;zzz&quot;;&quot;&quot;;COUNTIF([.$C$3:.$C$1002];&quot;&lt;&quot;&amp;[.$C648]))">
            <text:p/>
          </table:table-cell>
          <table:table-cell table:style-name="ce4" table:formula="of:=IF(ISNA(MATCH(ROW([.$D647])-1;[.$D$1:.$D$1048576];0));&quot;&quot;;INDEX([.$C$3:.$C$1002];MATCH(ROW([.$D647])-1;[.$D$1:.$D$1048576];0)))">
            <text:p/>
          </table:table-cell>
          <table:table-cell table:style-name="ce4"/>
          <table:table-cell table:style-name="ce4" table:formula="of:=IF([.$F648]=&quot;&quot;;&quot;&quot;;IF(LEFT([.$F647];1)&lt;&gt;&quot;^&quot;;&quot;&quot;;&quot;[&quot;)&amp;CHAR(34)&amp;[.$F648]&amp;CHAR(34)&amp;IF([.$F6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ment</text:p>
          </table:table-cell>
          <table:table-cell table:style-name="ce4" table:formula="of:=LEN([.A649])" office:value-type="float" office:value="6" calcext:value-type="float">
            <text:p>6</text:p>
          </table:table-cell>
          <table:table-cell table:style-name="ce4" table:formula="of:=IF(AND([.$B649]&gt;=[.$J$2];[.$B649]&lt;=[.$J$3]);[.$A649];&quot;zzz&quot;)" office:value-type="string" office:string-value="zzz" calcext:value-type="string">
            <text:p>zzz</text:p>
          </table:table-cell>
          <table:table-cell table:style-name="ce4" table:formula="of:=IF([.$C649]=&quot;zzz&quot;;&quot;&quot;;COUNTIF([.$C$3:.$C$1002];&quot;&lt;&quot;&amp;[.$C649]))">
            <text:p/>
          </table:table-cell>
          <table:table-cell table:style-name="ce4" table:formula="of:=IF(ISNA(MATCH(ROW([.$D648])-1;[.$D$1:.$D$1048576];0));&quot;&quot;;INDEX([.$C$3:.$C$1002];MATCH(ROW([.$D648])-1;[.$D$1:.$D$1048576];0)))">
            <text:p/>
          </table:table-cell>
          <table:table-cell table:style-name="ce4"/>
          <table:table-cell table:style-name="ce4" table:formula="of:=IF([.$F649]=&quot;&quot;;&quot;&quot;;IF(LEFT([.$F648];1)&lt;&gt;&quot;^&quot;;&quot;&quot;;&quot;[&quot;)&amp;CHAR(34)&amp;[.$F649]&amp;CHAR(34)&amp;IF([.$F6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ther</text:p>
          </table:table-cell>
          <table:table-cell table:style-name="ce4" table:formula="of:=LEN([.A650])" office:value-type="float" office:value="6" calcext:value-type="float">
            <text:p>6</text:p>
          </table:table-cell>
          <table:table-cell table:style-name="ce4" table:formula="of:=IF(AND([.$B650]&gt;=[.$J$2];[.$B650]&lt;=[.$J$3]);[.$A650];&quot;zzz&quot;)" office:value-type="string" office:string-value="zzz" calcext:value-type="string">
            <text:p>zzz</text:p>
          </table:table-cell>
          <table:table-cell table:style-name="ce4" table:formula="of:=IF([.$C650]=&quot;zzz&quot;;&quot;&quot;;COUNTIF([.$C$3:.$C$1002];&quot;&lt;&quot;&amp;[.$C650]))">
            <text:p/>
          </table:table-cell>
          <table:table-cell table:style-name="ce4" table:formula="of:=IF(ISNA(MATCH(ROW([.$D649])-1;[.$D$1:.$D$1048576];0));&quot;&quot;;INDEX([.$C$3:.$C$1002];MATCH(ROW([.$D649])-1;[.$D$1:.$D$1048576];0)))">
            <text:p/>
          </table:table-cell>
          <table:table-cell table:style-name="ce4"/>
          <table:table-cell table:style-name="ce4" table:formula="of:=IF([.$F650]=&quot;&quot;;&quot;&quot;;IF(LEFT([.$F649];1)&lt;&gt;&quot;^&quot;;&quot;&quot;;&quot;[&quot;)&amp;CHAR(34)&amp;[.$F650]&amp;CHAR(34)&amp;IF([.$F6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yself</text:p>
          </table:table-cell>
          <table:table-cell table:style-name="ce4" table:formula="of:=LEN([.A651])" office:value-type="float" office:value="6" calcext:value-type="float">
            <text:p>6</text:p>
          </table:table-cell>
          <table:table-cell table:style-name="ce4" table:formula="of:=IF(AND([.$B651]&gt;=[.$J$2];[.$B651]&lt;=[.$J$3]);[.$A651];&quot;zzz&quot;)" office:value-type="string" office:string-value="zzz" calcext:value-type="string">
            <text:p>zzz</text:p>
          </table:table-cell>
          <table:table-cell table:style-name="ce4" table:formula="of:=IF([.$C651]=&quot;zzz&quot;;&quot;&quot;;COUNTIF([.$C$3:.$C$1002];&quot;&lt;&quot;&amp;[.$C651]))">
            <text:p/>
          </table:table-cell>
          <table:table-cell table:style-name="ce4" table:formula="of:=IF(ISNA(MATCH(ROW([.$D650])-1;[.$D$1:.$D$1048576];0));&quot;&quot;;INDEX([.$C$3:.$C$1002];MATCH(ROW([.$D650])-1;[.$D$1:.$D$1048576];0)))">
            <text:p/>
          </table:table-cell>
          <table:table-cell table:style-name="ce4"/>
          <table:table-cell table:style-name="ce4" table:formula="of:=IF([.$F651]=&quot;&quot;;&quot;&quot;;IF(LEFT([.$F650];1)&lt;&gt;&quot;^&quot;;&quot;&quot;;&quot;[&quot;)&amp;CHAR(34)&amp;[.$F651]&amp;CHAR(34)&amp;IF([.$F6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tion</text:p>
          </table:table-cell>
          <table:table-cell table:style-name="ce4" table:formula="of:=LEN([.A652])" office:value-type="float" office:value="6" calcext:value-type="float">
            <text:p>6</text:p>
          </table:table-cell>
          <table:table-cell table:style-name="ce4" table:formula="of:=IF(AND([.$B652]&gt;=[.$J$2];[.$B652]&lt;=[.$J$3]);[.$A652];&quot;zzz&quot;)" office:value-type="string" office:string-value="zzz" calcext:value-type="string">
            <text:p>zzz</text:p>
          </table:table-cell>
          <table:table-cell table:style-name="ce4" table:formula="of:=IF([.$C652]=&quot;zzz&quot;;&quot;&quot;;COUNTIF([.$C$3:.$C$1002];&quot;&lt;&quot;&amp;[.$C652]))">
            <text:p/>
          </table:table-cell>
          <table:table-cell table:style-name="ce4" table:formula="of:=IF(ISNA(MATCH(ROW([.$D651])-1;[.$D$1:.$D$1048576];0));&quot;&quot;;INDEX([.$C$3:.$C$1002];MATCH(ROW([.$D651])-1;[.$D$1:.$D$1048576];0)))">
            <text:p/>
          </table:table-cell>
          <table:table-cell table:style-name="ce4"/>
          <table:table-cell table:style-name="ce4" table:formula="of:=IF([.$F652]=&quot;&quot;;&quot;&quot;;IF(LEFT([.$F651];1)&lt;&gt;&quot;^&quot;;&quot;&quot;;&quot;[&quot;)&amp;CHAR(34)&amp;[.$F652]&amp;CHAR(34)&amp;IF([.$F6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style-name="ce4" table:formula="of:=LEN([.A653])" office:value-type="float" office:value="6" calcext:value-type="float">
            <text:p>6</text:p>
          </table:table-cell>
          <table:table-cell table:style-name="ce4" table:formula="of:=IF(AND([.$B653]&gt;=[.$J$2];[.$B653]&lt;=[.$J$3]);[.$A653];&quot;zzz&quot;)" office:value-type="string" office:string-value="zzz" calcext:value-type="string">
            <text:p>zzz</text:p>
          </table:table-cell>
          <table:table-cell table:style-name="ce4" table:formula="of:=IF([.$C653]=&quot;zzz&quot;;&quot;&quot;;COUNTIF([.$C$3:.$C$1002];&quot;&lt;&quot;&amp;[.$C653]))">
            <text:p/>
          </table:table-cell>
          <table:table-cell table:style-name="ce4" table:formula="of:=IF(ISNA(MATCH(ROW([.$D652])-1;[.$D$1:.$D$1048576];0));&quot;&quot;;INDEX([.$C$3:.$C$1002];MATCH(ROW([.$D652])-1;[.$D$1:.$D$1048576];0)))">
            <text:p/>
          </table:table-cell>
          <table:table-cell table:style-name="ce4"/>
          <table:table-cell table:style-name="ce4" table:formula="of:=IF([.$F653]=&quot;&quot;;&quot;&quot;;IF(LEFT([.$F652];1)&lt;&gt;&quot;^&quot;;&quot;&quot;;&quot;[&quot;)&amp;CHAR(34)&amp;[.$F653]&amp;CHAR(34)&amp;IF([.$F6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arly</text:p>
          </table:table-cell>
          <table:table-cell table:style-name="ce4" table:formula="of:=LEN([.A654])" office:value-type="float" office:value="6" calcext:value-type="float">
            <text:p>6</text:p>
          </table:table-cell>
          <table:table-cell table:style-name="ce4" table:formula="of:=IF(AND([.$B654]&gt;=[.$J$2];[.$B654]&lt;=[.$J$3]);[.$A654];&quot;zzz&quot;)" office:value-type="string" office:string-value="zzz" calcext:value-type="string">
            <text:p>zzz</text:p>
          </table:table-cell>
          <table:table-cell table:style-name="ce4" table:formula="of:=IF([.$C654]=&quot;zzz&quot;;&quot;&quot;;COUNTIF([.$C$3:.$C$1002];&quot;&lt;&quot;&amp;[.$C654]))">
            <text:p/>
          </table:table-cell>
          <table:table-cell table:style-name="ce4" table:formula="of:=IF(ISNA(MATCH(ROW([.$D653])-1;[.$D$1:.$D$1048576];0));&quot;&quot;;INDEX([.$C$3:.$C$1002];MATCH(ROW([.$D653])-1;[.$D$1:.$D$1048576];0)))">
            <text:p/>
          </table:table-cell>
          <table:table-cell table:style-name="ce4"/>
          <table:table-cell table:style-name="ce4" table:formula="of:=IF([.$F654]=&quot;&quot;;&quot;&quot;;IF(LEFT([.$F653];1)&lt;&gt;&quot;^&quot;;&quot;&quot;;&quot;[&quot;)&amp;CHAR(34)&amp;[.$F654]&amp;CHAR(34)&amp;IF([.$F6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tice</text:p>
          </table:table-cell>
          <table:table-cell table:style-name="ce4" table:formula="of:=LEN([.A655])" office:value-type="float" office:value="6" calcext:value-type="float">
            <text:p>6</text:p>
          </table:table-cell>
          <table:table-cell table:style-name="ce4" table:formula="of:=IF(AND([.$B655]&gt;=[.$J$2];[.$B655]&lt;=[.$J$3]);[.$A655];&quot;zzz&quot;)" office:value-type="string" office:string-value="zzz" calcext:value-type="string">
            <text:p>zzz</text:p>
          </table:table-cell>
          <table:table-cell table:style-name="ce4" table:formula="of:=IF([.$C655]=&quot;zzz&quot;;&quot;&quot;;COUNTIF([.$C$3:.$C$1002];&quot;&lt;&quot;&amp;[.$C655]))">
            <text:p/>
          </table:table-cell>
          <table:table-cell table:style-name="ce4" table:formula="of:=IF(ISNA(MATCH(ROW([.$D654])-1;[.$D$1:.$D$1048576];0));&quot;&quot;;INDEX([.$C$3:.$C$1002];MATCH(ROW([.$D654])-1;[.$D$1:.$D$1048576];0)))">
            <text:p/>
          </table:table-cell>
          <table:table-cell table:style-name="ce4"/>
          <table:table-cell table:style-name="ce4" table:formula="of:=IF([.$F655]=&quot;&quot;;&quot;&quot;;IF(LEFT([.$F654];1)&lt;&gt;&quot;^&quot;;&quot;&quot;;&quot;[&quot;)&amp;CHAR(34)&amp;[.$F655]&amp;CHAR(34)&amp;IF([.$F6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ber</text:p>
          </table:table-cell>
          <table:table-cell table:style-name="ce4" table:formula="of:=LEN([.A656])" office:value-type="float" office:value="6" calcext:value-type="float">
            <text:p>6</text:p>
          </table:table-cell>
          <table:table-cell table:style-name="ce4" table:formula="of:=IF(AND([.$B656]&gt;=[.$J$2];[.$B656]&lt;=[.$J$3]);[.$A656];&quot;zzz&quot;)" office:value-type="string" office:string-value="zzz" calcext:value-type="string">
            <text:p>zzz</text:p>
          </table:table-cell>
          <table:table-cell table:style-name="ce4" table:formula="of:=IF([.$C656]=&quot;zzz&quot;;&quot;&quot;;COUNTIF([.$C$3:.$C$1002];&quot;&lt;&quot;&amp;[.$C656]))">
            <text:p/>
          </table:table-cell>
          <table:table-cell table:style-name="ce4" table:formula="of:=IF(ISNA(MATCH(ROW([.$D655])-1;[.$D$1:.$D$1048576];0));&quot;&quot;;INDEX([.$C$3:.$C$1002];MATCH(ROW([.$D655])-1;[.$D$1:.$D$1048576];0)))">
            <text:p/>
          </table:table-cell>
          <table:table-cell table:style-name="ce4"/>
          <table:table-cell table:style-name="ce4" table:formula="of:=IF([.$F656]=&quot;&quot;;&quot;&quot;;IF(LEFT([.$F655];1)&lt;&gt;&quot;^&quot;;&quot;&quot;;&quot;[&quot;)&amp;CHAR(34)&amp;[.$F656]&amp;CHAR(34)&amp;IF([.$F6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</text:p>
          </table:table-cell>
          <table:table-cell table:style-name="ce4" table:formula="of:=LEN([.A657])" office:value-type="float" office:value="6" calcext:value-type="float">
            <text:p>6</text:p>
          </table:table-cell>
          <table:table-cell table:style-name="ce4" table:formula="of:=IF(AND([.$B657]&gt;=[.$J$2];[.$B657]&lt;=[.$J$3]);[.$A657];&quot;zzz&quot;)" office:value-type="string" office:string-value="zzz" calcext:value-type="string">
            <text:p>zzz</text:p>
          </table:table-cell>
          <table:table-cell table:style-name="ce4" table:formula="of:=IF([.$C657]=&quot;zzz&quot;;&quot;&quot;;COUNTIF([.$C$3:.$C$1002];&quot;&lt;&quot;&amp;[.$C657]))">
            <text:p/>
          </table:table-cell>
          <table:table-cell table:style-name="ce4" table:formula="of:=IF(ISNA(MATCH(ROW([.$D656])-1;[.$D$1:.$D$1048576];0));&quot;&quot;;INDEX([.$C$3:.$C$1002];MATCH(ROW([.$D656])-1;[.$D$1:.$D$1048576];0)))">
            <text:p/>
          </table:table-cell>
          <table:table-cell table:style-name="ce4"/>
          <table:table-cell table:style-name="ce4" table:formula="of:=IF([.$F657]=&quot;&quot;;&quot;&quot;;IF(LEFT([.$F656];1)&lt;&gt;&quot;^&quot;;&quot;&quot;;&quot;[&quot;)&amp;CHAR(34)&amp;[.$F657]&amp;CHAR(34)&amp;IF([.$F6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tion</text:p>
          </table:table-cell>
          <table:table-cell table:style-name="ce4" table:formula="of:=LEN([.A658])" office:value-type="float" office:value="6" calcext:value-type="float">
            <text:p>6</text:p>
          </table:table-cell>
          <table:table-cell table:style-name="ce4" table:formula="of:=IF(AND([.$B658]&gt;=[.$J$2];[.$B658]&lt;=[.$J$3]);[.$A658];&quot;zzz&quot;)" office:value-type="string" office:string-value="zzz" calcext:value-type="string">
            <text:p>zzz</text:p>
          </table:table-cell>
          <table:table-cell table:style-name="ce4" table:formula="of:=IF([.$C658]=&quot;zzz&quot;;&quot;&quot;;COUNTIF([.$C$3:.$C$1002];&quot;&lt;&quot;&amp;[.$C658]))">
            <text:p/>
          </table:table-cell>
          <table:table-cell table:style-name="ce4" table:formula="of:=IF(ISNA(MATCH(ROW([.$D657])-1;[.$D$1:.$D$1048576];0));&quot;&quot;;INDEX([.$C$3:.$C$1002];MATCH(ROW([.$D657])-1;[.$D$1:.$D$1048576];0)))">
            <text:p/>
          </table:table-cell>
          <table:table-cell table:style-name="ce4"/>
          <table:table-cell table:style-name="ce4" table:formula="of:=IF([.$F658]=&quot;&quot;;&quot;&quot;;IF(LEFT([.$F657];1)&lt;&gt;&quot;^&quot;;&quot;&quot;;&quot;[&quot;)&amp;CHAR(34)&amp;[.$F658]&amp;CHAR(34)&amp;IF([.$F6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thers</text:p>
          </table:table-cell>
          <table:table-cell table:style-name="ce4" table:formula="of:=LEN([.A659])" office:value-type="float" office:value="6" calcext:value-type="float">
            <text:p>6</text:p>
          </table:table-cell>
          <table:table-cell table:style-name="ce4" table:formula="of:=IF(AND([.$B659]&gt;=[.$J$2];[.$B659]&lt;=[.$J$3]);[.$A659];&quot;zzz&quot;)" office:value-type="string" office:string-value="zzz" calcext:value-type="string">
            <text:p>zzz</text:p>
          </table:table-cell>
          <table:table-cell table:style-name="ce4" table:formula="of:=IF([.$C659]=&quot;zzz&quot;;&quot;&quot;;COUNTIF([.$C$3:.$C$1002];&quot;&lt;&quot;&amp;[.$C659]))">
            <text:p/>
          </table:table-cell>
          <table:table-cell table:style-name="ce4" table:formula="of:=IF(ISNA(MATCH(ROW([.$D658])-1;[.$D$1:.$D$1048576];0));&quot;&quot;;INDEX([.$C$3:.$C$1002];MATCH(ROW([.$D658])-1;[.$D$1:.$D$1048576];0)))">
            <text:p/>
          </table:table-cell>
          <table:table-cell table:style-name="ce4"/>
          <table:table-cell table:style-name="ce4" table:formula="of:=IF([.$F659]=&quot;&quot;;&quot;&quot;;IF(LEFT([.$F658];1)&lt;&gt;&quot;^&quot;;&quot;&quot;;&quot;[&quot;)&amp;CHAR(34)&amp;[.$F659]&amp;CHAR(34)&amp;IF([.$F6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ent</text:p>
          </table:table-cell>
          <table:table-cell table:style-name="ce4" table:formula="of:=LEN([.A660])" office:value-type="float" office:value="6" calcext:value-type="float">
            <text:p>6</text:p>
          </table:table-cell>
          <table:table-cell table:style-name="ce4" table:formula="of:=IF(AND([.$B660]&gt;=[.$J$2];[.$B660]&lt;=[.$J$3]);[.$A660];&quot;zzz&quot;)" office:value-type="string" office:string-value="zzz" calcext:value-type="string">
            <text:p>zzz</text:p>
          </table:table-cell>
          <table:table-cell table:style-name="ce4" table:formula="of:=IF([.$C660]=&quot;zzz&quot;;&quot;&quot;;COUNTIF([.$C$3:.$C$1002];&quot;&lt;&quot;&amp;[.$C660]))">
            <text:p/>
          </table:table-cell>
          <table:table-cell table:style-name="ce4" table:formula="of:=IF(ISNA(MATCH(ROW([.$D659])-1;[.$D$1:.$D$1048576];0));&quot;&quot;;INDEX([.$C$3:.$C$1002];MATCH(ROW([.$D659])-1;[.$D$1:.$D$1048576];0)))">
            <text:p/>
          </table:table-cell>
          <table:table-cell table:style-name="ce4"/>
          <table:table-cell table:style-name="ce4" table:formula="of:=IF([.$F660]=&quot;&quot;;&quot;&quot;;IF(LEFT([.$F659];1)&lt;&gt;&quot;^&quot;;&quot;&quot;;&quot;[&quot;)&amp;CHAR(34)&amp;[.$F660]&amp;CHAR(34)&amp;IF([.$F6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ople</text:p>
          </table:table-cell>
          <table:table-cell table:style-name="ce4" table:formula="of:=LEN([.A661])" office:value-type="float" office:value="6" calcext:value-type="float">
            <text:p>6</text:p>
          </table:table-cell>
          <table:table-cell table:style-name="ce4" table:formula="of:=IF(AND([.$B661]&gt;=[.$J$2];[.$B661]&lt;=[.$J$3]);[.$A661];&quot;zzz&quot;)" office:value-type="string" office:string-value="zzz" calcext:value-type="string">
            <text:p>zzz</text:p>
          </table:table-cell>
          <table:table-cell table:style-name="ce4" table:formula="of:=IF([.$C661]=&quot;zzz&quot;;&quot;&quot;;COUNTIF([.$C$3:.$C$1002];&quot;&lt;&quot;&amp;[.$C661]))">
            <text:p/>
          </table:table-cell>
          <table:table-cell table:style-name="ce4" table:formula="of:=IF(ISNA(MATCH(ROW([.$D660])-1;[.$D$1:.$D$1048576];0));&quot;&quot;;INDEX([.$C$3:.$C$1002];MATCH(ROW([.$D660])-1;[.$D$1:.$D$1048576];0)))">
            <text:p/>
          </table:table-cell>
          <table:table-cell table:style-name="ce4"/>
          <table:table-cell table:style-name="ce4" table:formula="of:=IF([.$F661]=&quot;&quot;;&quot;&quot;;IF(LEFT([.$F660];1)&lt;&gt;&quot;^&quot;;&quot;&quot;;&quot;[&quot;)&amp;CHAR(34)&amp;[.$F661]&amp;CHAR(34)&amp;IF([.$F6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iod</text:p>
          </table:table-cell>
          <table:table-cell table:style-name="ce4" table:formula="of:=LEN([.A662])" office:value-type="float" office:value="6" calcext:value-type="float">
            <text:p>6</text:p>
          </table:table-cell>
          <table:table-cell table:style-name="ce4" table:formula="of:=IF(AND([.$B662]&gt;=[.$J$2];[.$B662]&lt;=[.$J$3]);[.$A662];&quot;zzz&quot;)" office:value-type="string" office:string-value="zzz" calcext:value-type="string">
            <text:p>zzz</text:p>
          </table:table-cell>
          <table:table-cell table:style-name="ce4" table:formula="of:=IF([.$C662]=&quot;zzz&quot;;&quot;&quot;;COUNTIF([.$C$3:.$C$1002];&quot;&lt;&quot;&amp;[.$C662]))">
            <text:p/>
          </table:table-cell>
          <table:table-cell table:style-name="ce4" table:formula="of:=IF(ISNA(MATCH(ROW([.$D661])-1;[.$D$1:.$D$1048576];0));&quot;&quot;;INDEX([.$C$3:.$C$1002];MATCH(ROW([.$D661])-1;[.$D$1:.$D$1048576];0)))">
            <text:p/>
          </table:table-cell>
          <table:table-cell table:style-name="ce4"/>
          <table:table-cell table:style-name="ce4" table:formula="of:=IF([.$F662]=&quot;&quot;;&quot;&quot;;IF(LEFT([.$F661];1)&lt;&gt;&quot;^&quot;;&quot;&quot;;&quot;[&quot;)&amp;CHAR(34)&amp;[.$F662]&amp;CHAR(34)&amp;IF([.$F6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son</text:p>
          </table:table-cell>
          <table:table-cell table:style-name="ce4" table:formula="of:=LEN([.A663])" office:value-type="float" office:value="6" calcext:value-type="float">
            <text:p>6</text:p>
          </table:table-cell>
          <table:table-cell table:style-name="ce4" table:formula="of:=IF(AND([.$B663]&gt;=[.$J$2];[.$B663]&lt;=[.$J$3]);[.$A663];&quot;zzz&quot;)" office:value-type="string" office:string-value="zzz" calcext:value-type="string">
            <text:p>zzz</text:p>
          </table:table-cell>
          <table:table-cell table:style-name="ce4" table:formula="of:=IF([.$C663]=&quot;zzz&quot;;&quot;&quot;;COUNTIF([.$C$3:.$C$1002];&quot;&lt;&quot;&amp;[.$C663]))">
            <text:p/>
          </table:table-cell>
          <table:table-cell table:style-name="ce4" table:formula="of:=IF(ISNA(MATCH(ROW([.$D662])-1;[.$D$1:.$D$1048576];0));&quot;&quot;;INDEX([.$C$3:.$C$1002];MATCH(ROW([.$D662])-1;[.$D$1:.$D$1048576];0)))">
            <text:p/>
          </table:table-cell>
          <table:table-cell table:style-name="ce4"/>
          <table:table-cell table:style-name="ce4" table:formula="of:=IF([.$F663]=&quot;&quot;;&quot;&quot;;IF(LEFT([.$F662];1)&lt;&gt;&quot;^&quot;;&quot;&quot;;&quot;[&quot;)&amp;CHAR(34)&amp;[.$F663]&amp;CHAR(34)&amp;IF([.$F6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4" table:formula="of:=LEN([.A664])" office:value-type="float" office:value="6" calcext:value-type="float">
            <text:p>6</text:p>
          </table:table-cell>
          <table:table-cell table:style-name="ce4" table:formula="of:=IF(AND([.$B664]&gt;=[.$J$2];[.$B664]&lt;=[.$J$3]);[.$A664];&quot;zzz&quot;)" office:value-type="string" office:string-value="zzz" calcext:value-type="string">
            <text:p>zzz</text:p>
          </table:table-cell>
          <table:table-cell table:style-name="ce4" table:formula="of:=IF([.$C664]=&quot;zzz&quot;;&quot;&quot;;COUNTIF([.$C$3:.$C$1002];&quot;&lt;&quot;&amp;[.$C664]))">
            <text:p/>
          </table:table-cell>
          <table:table-cell table:style-name="ce4" table:formula="of:=IF(ISNA(MATCH(ROW([.$D663])-1;[.$D$1:.$D$1048576];0));&quot;&quot;;INDEX([.$C$3:.$C$1002];MATCH(ROW([.$D663])-1;[.$D$1:.$D$1048576];0)))">
            <text:p/>
          </table:table-cell>
          <table:table-cell table:style-name="ce4"/>
          <table:table-cell table:style-name="ce4" table:formula="of:=IF([.$F664]=&quot;&quot;;&quot;&quot;;IF(LEFT([.$F663];1)&lt;&gt;&quot;^&quot;;&quot;&quot;;&quot;[&quot;)&amp;CHAR(34)&amp;[.$F664]&amp;CHAR(34)&amp;IF([.$F6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e</text:p>
          </table:table-cell>
          <table:table-cell table:style-name="ce4" table:formula="of:=LEN([.A665])" office:value-type="float" office:value="6" calcext:value-type="float">
            <text:p>6</text:p>
          </table:table-cell>
          <table:table-cell table:style-name="ce4" table:formula="of:=IF(AND([.$B665]&gt;=[.$J$2];[.$B665]&lt;=[.$J$3]);[.$A665];&quot;zzz&quot;)" office:value-type="string" office:string-value="zzz" calcext:value-type="string">
            <text:p>zzz</text:p>
          </table:table-cell>
          <table:table-cell table:style-name="ce4" table:formula="of:=IF([.$C665]=&quot;zzz&quot;;&quot;&quot;;COUNTIF([.$C$3:.$C$1002];&quot;&lt;&quot;&amp;[.$C665]))">
            <text:p/>
          </table:table-cell>
          <table:table-cell table:style-name="ce4" table:formula="of:=IF(ISNA(MATCH(ROW([.$D664])-1;[.$D$1:.$D$1048576];0));&quot;&quot;;INDEX([.$C$3:.$C$1002];MATCH(ROW([.$D664])-1;[.$D$1:.$D$1048576];0)))">
            <text:p/>
          </table:table-cell>
          <table:table-cell table:style-name="ce4"/>
          <table:table-cell table:style-name="ce4" table:formula="of:=IF([.$F665]=&quot;&quot;;&quot;&quot;;IF(LEFT([.$F664];1)&lt;&gt;&quot;^&quot;;&quot;&quot;;&quot;[&quot;)&amp;CHAR(34)&amp;[.$F665]&amp;CHAR(34)&amp;IF([.$F6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</text:p>
          </table:table-cell>
          <table:table-cell table:style-name="ce4" table:formula="of:=LEN([.A666])" office:value-type="float" office:value="6" calcext:value-type="float">
            <text:p>6</text:p>
          </table:table-cell>
          <table:table-cell table:style-name="ce4" table:formula="of:=IF(AND([.$B666]&gt;=[.$J$2];[.$B666]&lt;=[.$J$3]);[.$A666];&quot;zzz&quot;)" office:value-type="string" office:string-value="zzz" calcext:value-type="string">
            <text:p>zzz</text:p>
          </table:table-cell>
          <table:table-cell table:style-name="ce4" table:formula="of:=IF([.$C666]=&quot;zzz&quot;;&quot;&quot;;COUNTIF([.$C$3:.$C$1002];&quot;&lt;&quot;&amp;[.$C666]))">
            <text:p/>
          </table:table-cell>
          <table:table-cell table:style-name="ce4" table:formula="of:=IF(ISNA(MATCH(ROW([.$D665])-1;[.$D$1:.$D$1048576];0));&quot;&quot;;INDEX([.$C$3:.$C$1002];MATCH(ROW([.$D665])-1;[.$D$1:.$D$1048576];0)))">
            <text:p/>
          </table:table-cell>
          <table:table-cell table:style-name="ce4"/>
          <table:table-cell table:style-name="ce4" table:formula="of:=IF([.$F666]=&quot;&quot;;&quot;&quot;;IF(LEFT([.$F665];1)&lt;&gt;&quot;^&quot;;&quot;&quot;;&quot;[&quot;)&amp;CHAR(34)&amp;[.$F666]&amp;CHAR(34)&amp;IF([.$F6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tty</text:p>
          </table:table-cell>
          <table:table-cell table:style-name="ce4" table:formula="of:=LEN([.A667])" office:value-type="float" office:value="6" calcext:value-type="float">
            <text:p>6</text:p>
          </table:table-cell>
          <table:table-cell table:style-name="ce4" table:formula="of:=IF(AND([.$B667]&gt;=[.$J$2];[.$B667]&lt;=[.$J$3]);[.$A667];&quot;zzz&quot;)" office:value-type="string" office:string-value="zzz" calcext:value-type="string">
            <text:p>zzz</text:p>
          </table:table-cell>
          <table:table-cell table:style-name="ce4" table:formula="of:=IF([.$C667]=&quot;zzz&quot;;&quot;&quot;;COUNTIF([.$C$3:.$C$1002];&quot;&lt;&quot;&amp;[.$C667]))">
            <text:p/>
          </table:table-cell>
          <table:table-cell table:style-name="ce4" table:formula="of:=IF(ISNA(MATCH(ROW([.$D666])-1;[.$D$1:.$D$1048576];0));&quot;&quot;;INDEX([.$C$3:.$C$1002];MATCH(ROW([.$D666])-1;[.$D$1:.$D$1048576];0)))">
            <text:p/>
          </table:table-cell>
          <table:table-cell table:style-name="ce4"/>
          <table:table-cell table:style-name="ce4" table:formula="of:=IF([.$F667]=&quot;&quot;;&quot;&quot;;IF(LEFT([.$F666];1)&lt;&gt;&quot;^&quot;;&quot;&quot;;&quot;[&quot;)&amp;CHAR(34)&amp;[.$F667]&amp;CHAR(34)&amp;IF([.$F6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ublic</text:p>
          </table:table-cell>
          <table:table-cell table:style-name="ce4" table:formula="of:=LEN([.A668])" office:value-type="float" office:value="6" calcext:value-type="float">
            <text:p>6</text:p>
          </table:table-cell>
          <table:table-cell table:style-name="ce4" table:formula="of:=IF(AND([.$B668]&gt;=[.$J$2];[.$B668]&lt;=[.$J$3]);[.$A668];&quot;zzz&quot;)" office:value-type="string" office:string-value="zzz" calcext:value-type="string">
            <text:p>zzz</text:p>
          </table:table-cell>
          <table:table-cell table:style-name="ce4" table:formula="of:=IF([.$C668]=&quot;zzz&quot;;&quot;&quot;;COUNTIF([.$C$3:.$C$1002];&quot;&lt;&quot;&amp;[.$C668]))">
            <text:p/>
          </table:table-cell>
          <table:table-cell table:style-name="ce4" table:formula="of:=IF(ISNA(MATCH(ROW([.$D667])-1;[.$D$1:.$D$1048576];0));&quot;&quot;;INDEX([.$C$3:.$C$1002];MATCH(ROW([.$D667])-1;[.$D$1:.$D$1048576];0)))">
            <text:p/>
          </table:table-cell>
          <table:table-cell table:style-name="ce4"/>
          <table:table-cell table:style-name="ce4" table:formula="of:=IF([.$F668]=&quot;&quot;;&quot;&quot;;IF(LEFT([.$F667];1)&lt;&gt;&quot;^&quot;;&quot;&quot;;&quot;[&quot;)&amp;CHAR(34)&amp;[.$F668]&amp;CHAR(34)&amp;IF([.$F6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ther</text:p>
          </table:table-cell>
          <table:table-cell table:style-name="ce4" table:formula="of:=LEN([.A669])" office:value-type="float" office:value="6" calcext:value-type="float">
            <text:p>6</text:p>
          </table:table-cell>
          <table:table-cell table:style-name="ce4" table:formula="of:=IF(AND([.$B669]&gt;=[.$J$2];[.$B669]&lt;=[.$J$3]);[.$A669];&quot;zzz&quot;)" office:value-type="string" office:string-value="zzz" calcext:value-type="string">
            <text:p>zzz</text:p>
          </table:table-cell>
          <table:table-cell table:style-name="ce4" table:formula="of:=IF([.$C669]=&quot;zzz&quot;;&quot;&quot;;COUNTIF([.$C$3:.$C$1002];&quot;&lt;&quot;&amp;[.$C669]))">
            <text:p/>
          </table:table-cell>
          <table:table-cell table:style-name="ce4" table:formula="of:=IF(ISNA(MATCH(ROW([.$D668])-1;[.$D$1:.$D$1048576];0));&quot;&quot;;INDEX([.$C$3:.$C$1002];MATCH(ROW([.$D668])-1;[.$D$1:.$D$1048576];0)))">
            <text:p/>
          </table:table-cell>
          <table:table-cell table:style-name="ce4"/>
          <table:table-cell table:style-name="ce4" table:formula="of:=IF([.$F669]=&quot;&quot;;&quot;&quot;;IF(LEFT([.$F668];1)&lt;&gt;&quot;^&quot;;&quot;&quot;;&quot;[&quot;)&amp;CHAR(34)&amp;[.$F669]&amp;CHAR(34)&amp;IF([.$F6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lly</text:p>
          </table:table-cell>
          <table:table-cell table:style-name="ce4" table:formula="of:=LEN([.A670])" office:value-type="float" office:value="6" calcext:value-type="float">
            <text:p>6</text:p>
          </table:table-cell>
          <table:table-cell table:style-name="ce4" table:formula="of:=IF(AND([.$B670]&gt;=[.$J$2];[.$B670]&lt;=[.$J$3]);[.$A670];&quot;zzz&quot;)" office:value-type="string" office:string-value="zzz" calcext:value-type="string">
            <text:p>zzz</text:p>
          </table:table-cell>
          <table:table-cell table:style-name="ce4" table:formula="of:=IF([.$C670]=&quot;zzz&quot;;&quot;&quot;;COUNTIF([.$C$3:.$C$1002];&quot;&lt;&quot;&amp;[.$C670]))">
            <text:p/>
          </table:table-cell>
          <table:table-cell table:style-name="ce4" table:formula="of:=IF(ISNA(MATCH(ROW([.$D669])-1;[.$D$1:.$D$1048576];0));&quot;&quot;;INDEX([.$C$3:.$C$1002];MATCH(ROW([.$D669])-1;[.$D$1:.$D$1048576];0)))">
            <text:p/>
          </table:table-cell>
          <table:table-cell table:style-name="ce4"/>
          <table:table-cell table:style-name="ce4" table:formula="of:=IF([.$F670]=&quot;&quot;;&quot;&quot;;IF(LEFT([.$F669];1)&lt;&gt;&quot;^&quot;;&quot;&quot;;&quot;[&quot;)&amp;CHAR(34)&amp;[.$F670]&amp;CHAR(34)&amp;IF([.$F6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son</text:p>
          </table:table-cell>
          <table:table-cell table:style-name="ce4" table:formula="of:=LEN([.A671])" office:value-type="float" office:value="6" calcext:value-type="float">
            <text:p>6</text:p>
          </table:table-cell>
          <table:table-cell table:style-name="ce4" table:formula="of:=IF(AND([.$B671]&gt;=[.$J$2];[.$B671]&lt;=[.$J$3]);[.$A671];&quot;zzz&quot;)" office:value-type="string" office:string-value="zzz" calcext:value-type="string">
            <text:p>zzz</text:p>
          </table:table-cell>
          <table:table-cell table:style-name="ce4" table:formula="of:=IF([.$C671]=&quot;zzz&quot;;&quot;&quot;;COUNTIF([.$C$3:.$C$1002];&quot;&lt;&quot;&amp;[.$C671]))">
            <text:p/>
          </table:table-cell>
          <table:table-cell table:style-name="ce4" table:formula="of:=IF(ISNA(MATCH(ROW([.$D670])-1;[.$D$1:.$D$1048576];0));&quot;&quot;;INDEX([.$C$3:.$C$1002];MATCH(ROW([.$D670])-1;[.$D$1:.$D$1048576];0)))">
            <text:p/>
          </table:table-cell>
          <table:table-cell table:style-name="ce4"/>
          <table:table-cell table:style-name="ce4" table:formula="of:=IF([.$F671]=&quot;&quot;;&quot;&quot;;IF(LEFT([.$F670];1)&lt;&gt;&quot;^&quot;;&quot;&quot;;&quot;[&quot;)&amp;CHAR(34)&amp;[.$F671]&amp;CHAR(34)&amp;IF([.$F6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cent</text:p>
          </table:table-cell>
          <table:table-cell table:style-name="ce4" table:formula="of:=LEN([.A672])" office:value-type="float" office:value="6" calcext:value-type="float">
            <text:p>6</text:p>
          </table:table-cell>
          <table:table-cell table:style-name="ce4" table:formula="of:=IF(AND([.$B672]&gt;=[.$J$2];[.$B672]&lt;=[.$J$3]);[.$A672];&quot;zzz&quot;)" office:value-type="string" office:string-value="zzz" calcext:value-type="string">
            <text:p>zzz</text:p>
          </table:table-cell>
          <table:table-cell table:style-name="ce4" table:formula="of:=IF([.$C672]=&quot;zzz&quot;;&quot;&quot;;COUNTIF([.$C$3:.$C$1002];&quot;&lt;&quot;&amp;[.$C672]))">
            <text:p/>
          </table:table-cell>
          <table:table-cell table:style-name="ce4" table:formula="of:=IF(ISNA(MATCH(ROW([.$D671])-1;[.$D$1:.$D$1048576];0));&quot;&quot;;INDEX([.$C$3:.$C$1002];MATCH(ROW([.$D671])-1;[.$D$1:.$D$1048576];0)))">
            <text:p/>
          </table:table-cell>
          <table:table-cell table:style-name="ce4"/>
          <table:table-cell table:style-name="ce4" table:formula="of:=IF([.$F672]=&quot;&quot;;&quot;&quot;;IF(LEFT([.$F671];1)&lt;&gt;&quot;^&quot;;&quot;&quot;;&quot;[&quot;)&amp;CHAR(34)&amp;[.$F672]&amp;CHAR(34)&amp;IF([.$F6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cord</text:p>
          </table:table-cell>
          <table:table-cell table:style-name="ce4" table:formula="of:=LEN([.A673])" office:value-type="float" office:value="6" calcext:value-type="float">
            <text:p>6</text:p>
          </table:table-cell>
          <table:table-cell table:style-name="ce4" table:formula="of:=IF(AND([.$B673]&gt;=[.$J$2];[.$B673]&lt;=[.$J$3]);[.$A673];&quot;zzz&quot;)" office:value-type="string" office:string-value="zzz" calcext:value-type="string">
            <text:p>zzz</text:p>
          </table:table-cell>
          <table:table-cell table:style-name="ce4" table:formula="of:=IF([.$C673]=&quot;zzz&quot;;&quot;&quot;;COUNTIF([.$C$3:.$C$1002];&quot;&lt;&quot;&amp;[.$C673]))">
            <text:p/>
          </table:table-cell>
          <table:table-cell table:style-name="ce4" table:formula="of:=IF(ISNA(MATCH(ROW([.$D672])-1;[.$D$1:.$D$1048576];0));&quot;&quot;;INDEX([.$C$3:.$C$1002];MATCH(ROW([.$D672])-1;[.$D$1:.$D$1048576];0)))">
            <text:p/>
          </table:table-cell>
          <table:table-cell table:style-name="ce4"/>
          <table:table-cell table:style-name="ce4" table:formula="of:=IF([.$F673]=&quot;&quot;;&quot;&quot;;IF(LEFT([.$F672];1)&lt;&gt;&quot;^&quot;;&quot;&quot;;&quot;[&quot;)&amp;CHAR(34)&amp;[.$F673]&amp;CHAR(34)&amp;IF([.$F6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duce</text:p>
          </table:table-cell>
          <table:table-cell table:style-name="ce4" table:formula="of:=LEN([.A674])" office:value-type="float" office:value="6" calcext:value-type="float">
            <text:p>6</text:p>
          </table:table-cell>
          <table:table-cell table:style-name="ce4" table:formula="of:=IF(AND([.$B674]&gt;=[.$J$2];[.$B674]&lt;=[.$J$3]);[.$A674];&quot;zzz&quot;)" office:value-type="string" office:string-value="zzz" calcext:value-type="string">
            <text:p>zzz</text:p>
          </table:table-cell>
          <table:table-cell table:style-name="ce4" table:formula="of:=IF([.$C674]=&quot;zzz&quot;;&quot;&quot;;COUNTIF([.$C$3:.$C$1002];&quot;&lt;&quot;&amp;[.$C674]))">
            <text:p/>
          </table:table-cell>
          <table:table-cell table:style-name="ce4" table:formula="of:=IF(ISNA(MATCH(ROW([.$D673])-1;[.$D$1:.$D$1048576];0));&quot;&quot;;INDEX([.$C$3:.$C$1002];MATCH(ROW([.$D673])-1;[.$D$1:.$D$1048576];0)))">
            <text:p/>
          </table:table-cell>
          <table:table-cell table:style-name="ce4"/>
          <table:table-cell table:style-name="ce4" table:formula="of:=IF([.$F674]=&quot;&quot;;&quot;&quot;;IF(LEFT([.$F673];1)&lt;&gt;&quot;^&quot;;&quot;&quot;;&quot;[&quot;)&amp;CHAR(34)&amp;[.$F674]&amp;CHAR(34)&amp;IF([.$F6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gion</text:p>
          </table:table-cell>
          <table:table-cell table:style-name="ce4" table:formula="of:=LEN([.A675])" office:value-type="float" office:value="6" calcext:value-type="float">
            <text:p>6</text:p>
          </table:table-cell>
          <table:table-cell table:style-name="ce4" table:formula="of:=IF(AND([.$B675]&gt;=[.$J$2];[.$B675]&lt;=[.$J$3]);[.$A675];&quot;zzz&quot;)" office:value-type="string" office:string-value="zzz" calcext:value-type="string">
            <text:p>zzz</text:p>
          </table:table-cell>
          <table:table-cell table:style-name="ce4" table:formula="of:=IF([.$C675]=&quot;zzz&quot;;&quot;&quot;;COUNTIF([.$C$3:.$C$1002];&quot;&lt;&quot;&amp;[.$C675]))">
            <text:p/>
          </table:table-cell>
          <table:table-cell table:style-name="ce4" table:formula="of:=IF(ISNA(MATCH(ROW([.$D674])-1;[.$D$1:.$D$1048576];0));&quot;&quot;;INDEX([.$C$3:.$C$1002];MATCH(ROW([.$D674])-1;[.$D$1:.$D$1048576];0)))">
            <text:p/>
          </table:table-cell>
          <table:table-cell table:style-name="ce4"/>
          <table:table-cell table:style-name="ce4" table:formula="of:=IF([.$F675]=&quot;&quot;;&quot;&quot;;IF(LEFT([.$F674];1)&lt;&gt;&quot;^&quot;;&quot;&quot;;&quot;[&quot;)&amp;CHAR(34)&amp;[.$F675]&amp;CHAR(34)&amp;IF([.$F6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late</text:p>
          </table:table-cell>
          <table:table-cell table:style-name="ce4" table:formula="of:=LEN([.A676])" office:value-type="float" office:value="6" calcext:value-type="float">
            <text:p>6</text:p>
          </table:table-cell>
          <table:table-cell table:style-name="ce4" table:formula="of:=IF(AND([.$B676]&gt;=[.$J$2];[.$B676]&lt;=[.$J$3]);[.$A676];&quot;zzz&quot;)" office:value-type="string" office:string-value="zzz" calcext:value-type="string">
            <text:p>zzz</text:p>
          </table:table-cell>
          <table:table-cell table:style-name="ce4" table:formula="of:=IF([.$C676]=&quot;zzz&quot;;&quot;&quot;;COUNTIF([.$C$3:.$C$1002];&quot;&lt;&quot;&amp;[.$C676]))">
            <text:p/>
          </table:table-cell>
          <table:table-cell table:style-name="ce4" table:formula="of:=IF(ISNA(MATCH(ROW([.$D675])-1;[.$D$1:.$D$1048576];0));&quot;&quot;;INDEX([.$C$3:.$C$1002];MATCH(ROW([.$D675])-1;[.$D$1:.$D$1048576];0)))">
            <text:p/>
          </table:table-cell>
          <table:table-cell table:style-name="ce4"/>
          <table:table-cell table:style-name="ce4" table:formula="of:=IF([.$F676]=&quot;&quot;;&quot;&quot;;IF(LEFT([.$F675];1)&lt;&gt;&quot;^&quot;;&quot;&quot;;&quot;[&quot;)&amp;CHAR(34)&amp;[.$F676]&amp;CHAR(34)&amp;IF([.$F6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main</text:p>
          </table:table-cell>
          <table:table-cell table:style-name="ce4" table:formula="of:=LEN([.A677])" office:value-type="float" office:value="6" calcext:value-type="float">
            <text:p>6</text:p>
          </table:table-cell>
          <table:table-cell table:style-name="ce4" table:formula="of:=IF(AND([.$B677]&gt;=[.$J$2];[.$B677]&lt;=[.$J$3]);[.$A677];&quot;zzz&quot;)" office:value-type="string" office:string-value="zzz" calcext:value-type="string">
            <text:p>zzz</text:p>
          </table:table-cell>
          <table:table-cell table:style-name="ce4" table:formula="of:=IF([.$C677]=&quot;zzz&quot;;&quot;&quot;;COUNTIF([.$C$3:.$C$1002];&quot;&lt;&quot;&amp;[.$C677]))">
            <text:p/>
          </table:table-cell>
          <table:table-cell table:style-name="ce4" table:formula="of:=IF(ISNA(MATCH(ROW([.$D676])-1;[.$D$1:.$D$1048576];0));&quot;&quot;;INDEX([.$C$3:.$C$1002];MATCH(ROW([.$D676])-1;[.$D$1:.$D$1048576];0)))">
            <text:p/>
          </table:table-cell>
          <table:table-cell table:style-name="ce4"/>
          <table:table-cell table:style-name="ce4" table:formula="of:=IF([.$F677]=&quot;&quot;;&quot;&quot;;IF(LEFT([.$F676];1)&lt;&gt;&quot;^&quot;;&quot;&quot;;&quot;[&quot;)&amp;CHAR(34)&amp;[.$F677]&amp;CHAR(34)&amp;IF([.$F6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move</text:p>
          </table:table-cell>
          <table:table-cell table:style-name="ce4" table:formula="of:=LEN([.A678])" office:value-type="float" office:value="6" calcext:value-type="float">
            <text:p>6</text:p>
          </table:table-cell>
          <table:table-cell table:style-name="ce4" table:formula="of:=IF(AND([.$B678]&gt;=[.$J$2];[.$B678]&lt;=[.$J$3]);[.$A678];&quot;zzz&quot;)" office:value-type="string" office:string-value="zzz" calcext:value-type="string">
            <text:p>zzz</text:p>
          </table:table-cell>
          <table:table-cell table:style-name="ce4" table:formula="of:=IF([.$C678]=&quot;zzz&quot;;&quot;&quot;;COUNTIF([.$C$3:.$C$1002];&quot;&lt;&quot;&amp;[.$C678]))">
            <text:p/>
          </table:table-cell>
          <table:table-cell table:style-name="ce4" table:formula="of:=IF(ISNA(MATCH(ROW([.$D677])-1;[.$D$1:.$D$1048576];0));&quot;&quot;;INDEX([.$C$3:.$C$1002];MATCH(ROW([.$D677])-1;[.$D$1:.$D$1048576];0)))">
            <text:p/>
          </table:table-cell>
          <table:table-cell table:style-name="ce4"/>
          <table:table-cell table:style-name="ce4" table:formula="of:=IF([.$F678]=&quot;&quot;;&quot;&quot;;IF(LEFT([.$F677];1)&lt;&gt;&quot;^&quot;;&quot;&quot;;&quot;[&quot;)&amp;CHAR(34)&amp;[.$F678]&amp;CHAR(34)&amp;IF([.$F6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port</text:p>
          </table:table-cell>
          <table:table-cell table:style-name="ce4" table:formula="of:=LEN([.A679])" office:value-type="float" office:value="6" calcext:value-type="float">
            <text:p>6</text:p>
          </table:table-cell>
          <table:table-cell table:style-name="ce4" table:formula="of:=IF(AND([.$B679]&gt;=[.$J$2];[.$B679]&lt;=[.$J$3]);[.$A679];&quot;zzz&quot;)" office:value-type="string" office:string-value="zzz" calcext:value-type="string">
            <text:p>zzz</text:p>
          </table:table-cell>
          <table:table-cell table:style-name="ce4" table:formula="of:=IF([.$C679]=&quot;zzz&quot;;&quot;&quot;;COUNTIF([.$C$3:.$C$1002];&quot;&lt;&quot;&amp;[.$C679]))">
            <text:p/>
          </table:table-cell>
          <table:table-cell table:style-name="ce4" table:formula="of:=IF(ISNA(MATCH(ROW([.$D678])-1;[.$D$1:.$D$1048576];0));&quot;&quot;;INDEX([.$C$3:.$C$1002];MATCH(ROW([.$D678])-1;[.$D$1:.$D$1048576];0)))">
            <text:p/>
          </table:table-cell>
          <table:table-cell table:style-name="ce4"/>
          <table:table-cell table:style-name="ce4" table:formula="of:=IF([.$F679]=&quot;&quot;;&quot;&quot;;IF(LEFT([.$F678];1)&lt;&gt;&quot;^&quot;;&quot;&quot;;&quot;[&quot;)&amp;CHAR(34)&amp;[.$F679]&amp;CHAR(34)&amp;IF([.$F6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ult</text:p>
          </table:table-cell>
          <table:table-cell table:style-name="ce4" table:formula="of:=LEN([.A680])" office:value-type="float" office:value="6" calcext:value-type="float">
            <text:p>6</text:p>
          </table:table-cell>
          <table:table-cell table:style-name="ce4" table:formula="of:=IF(AND([.$B680]&gt;=[.$J$2];[.$B680]&lt;=[.$J$3]);[.$A680];&quot;zzz&quot;)" office:value-type="string" office:string-value="zzz" calcext:value-type="string">
            <text:p>zzz</text:p>
          </table:table-cell>
          <table:table-cell table:style-name="ce4" table:formula="of:=IF([.$C680]=&quot;zzz&quot;;&quot;&quot;;COUNTIF([.$C$3:.$C$1002];&quot;&lt;&quot;&amp;[.$C680]))">
            <text:p/>
          </table:table-cell>
          <table:table-cell table:style-name="ce4" table:formula="of:=IF(ISNA(MATCH(ROW([.$D679])-1;[.$D$1:.$D$1048576];0));&quot;&quot;;INDEX([.$C$3:.$C$1002];MATCH(ROW([.$D679])-1;[.$D$1:.$D$1048576];0)))">
            <text:p/>
          </table:table-cell>
          <table:table-cell table:style-name="ce4"/>
          <table:table-cell table:style-name="ce4" table:formula="of:=IF([.$F680]=&quot;&quot;;&quot;&quot;;IF(LEFT([.$F679];1)&lt;&gt;&quot;^&quot;;&quot;&quot;;&quot;[&quot;)&amp;CHAR(34)&amp;[.$F680]&amp;CHAR(34)&amp;IF([.$F6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turn</text:p>
          </table:table-cell>
          <table:table-cell table:style-name="ce4" table:formula="of:=LEN([.A681])" office:value-type="float" office:value="6" calcext:value-type="float">
            <text:p>6</text:p>
          </table:table-cell>
          <table:table-cell table:style-name="ce4" table:formula="of:=IF(AND([.$B681]&gt;=[.$J$2];[.$B681]&lt;=[.$J$3]);[.$A681];&quot;zzz&quot;)" office:value-type="string" office:string-value="zzz" calcext:value-type="string">
            <text:p>zzz</text:p>
          </table:table-cell>
          <table:table-cell table:style-name="ce4" table:formula="of:=IF([.$C681]=&quot;zzz&quot;;&quot;&quot;;COUNTIF([.$C$3:.$C$1002];&quot;&lt;&quot;&amp;[.$C681]))">
            <text:p/>
          </table:table-cell>
          <table:table-cell table:style-name="ce4" table:formula="of:=IF(ISNA(MATCH(ROW([.$D680])-1;[.$D$1:.$D$1048576];0));&quot;&quot;;INDEX([.$C$3:.$C$1002];MATCH(ROW([.$D680])-1;[.$D$1:.$D$1048576];0)))">
            <text:p/>
          </table:table-cell>
          <table:table-cell table:style-name="ce4"/>
          <table:table-cell table:style-name="ce4" table:formula="of:=IF([.$F681]=&quot;&quot;;&quot;&quot;;IF(LEFT([.$F680];1)&lt;&gt;&quot;^&quot;;&quot;&quot;;&quot;[&quot;)&amp;CHAR(34)&amp;[.$F681]&amp;CHAR(34)&amp;IF([.$F6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veal</text:p>
          </table:table-cell>
          <table:table-cell table:style-name="ce4" table:formula="of:=LEN([.A682])" office:value-type="float" office:value="6" calcext:value-type="float">
            <text:p>6</text:p>
          </table:table-cell>
          <table:table-cell table:style-name="ce4" table:formula="of:=IF(AND([.$B682]&gt;=[.$J$2];[.$B682]&lt;=[.$J$3]);[.$A682];&quot;zzz&quot;)" office:value-type="string" office:string-value="zzz" calcext:value-type="string">
            <text:p>zzz</text:p>
          </table:table-cell>
          <table:table-cell table:style-name="ce4" table:formula="of:=IF([.$C682]=&quot;zzz&quot;;&quot;&quot;;COUNTIF([.$C$3:.$C$1002];&quot;&lt;&quot;&amp;[.$C682]))">
            <text:p/>
          </table:table-cell>
          <table:table-cell table:style-name="ce4" table:formula="of:=IF(ISNA(MATCH(ROW([.$D681])-1;[.$D$1:.$D$1048576];0));&quot;&quot;;INDEX([.$C$3:.$C$1002];MATCH(ROW([.$D681])-1;[.$D$1:.$D$1048576];0)))">
            <text:p/>
          </table:table-cell>
          <table:table-cell table:style-name="ce4"/>
          <table:table-cell table:style-name="ce4" table:formula="of:=IF([.$F682]=&quot;&quot;;&quot;&quot;;IF(LEFT([.$F681];1)&lt;&gt;&quot;^&quot;;&quot;&quot;;&quot;[&quot;)&amp;CHAR(34)&amp;[.$F682]&amp;CHAR(34)&amp;IF([.$F6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hool</text:p>
          </table:table-cell>
          <table:table-cell table:style-name="ce4" table:formula="of:=LEN([.A683])" office:value-type="float" office:value="6" calcext:value-type="float">
            <text:p>6</text:p>
          </table:table-cell>
          <table:table-cell table:style-name="ce4" table:formula="of:=IF(AND([.$B683]&gt;=[.$J$2];[.$B683]&lt;=[.$J$3]);[.$A683];&quot;zzz&quot;)" office:value-type="string" office:string-value="zzz" calcext:value-type="string">
            <text:p>zzz</text:p>
          </table:table-cell>
          <table:table-cell table:style-name="ce4" table:formula="of:=IF([.$C683]=&quot;zzz&quot;;&quot;&quot;;COUNTIF([.$C$3:.$C$1002];&quot;&lt;&quot;&amp;[.$C683]))">
            <text:p/>
          </table:table-cell>
          <table:table-cell table:style-name="ce4" table:formula="of:=IF(ISNA(MATCH(ROW([.$D682])-1;[.$D$1:.$D$1048576];0));&quot;&quot;;INDEX([.$C$3:.$C$1002];MATCH(ROW([.$D682])-1;[.$D$1:.$D$1048576];0)))">
            <text:p/>
          </table:table-cell>
          <table:table-cell table:style-name="ce4"/>
          <table:table-cell table:style-name="ce4" table:formula="of:=IF([.$F683]=&quot;&quot;;&quot;&quot;;IF(LEFT([.$F682];1)&lt;&gt;&quot;^&quot;;&quot;&quot;;&quot;[&quot;)&amp;CHAR(34)&amp;[.$F683]&amp;CHAR(34)&amp;IF([.$F6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ason</text:p>
          </table:table-cell>
          <table:table-cell table:style-name="ce4" table:formula="of:=LEN([.A684])" office:value-type="float" office:value="6" calcext:value-type="float">
            <text:p>6</text:p>
          </table:table-cell>
          <table:table-cell table:style-name="ce4" table:formula="of:=IF(AND([.$B684]&gt;=[.$J$2];[.$B684]&lt;=[.$J$3]);[.$A684];&quot;zzz&quot;)" office:value-type="string" office:string-value="zzz" calcext:value-type="string">
            <text:p>zzz</text:p>
          </table:table-cell>
          <table:table-cell table:style-name="ce4" table:formula="of:=IF([.$C684]=&quot;zzz&quot;;&quot;&quot;;COUNTIF([.$C$3:.$C$1002];&quot;&lt;&quot;&amp;[.$C684]))">
            <text:p/>
          </table:table-cell>
          <table:table-cell table:style-name="ce4" table:formula="of:=IF(ISNA(MATCH(ROW([.$D683])-1;[.$D$1:.$D$1048576];0));&quot;&quot;;INDEX([.$C$3:.$C$1002];MATCH(ROW([.$D683])-1;[.$D$1:.$D$1048576];0)))">
            <text:p/>
          </table:table-cell>
          <table:table-cell table:style-name="ce4"/>
          <table:table-cell table:style-name="ce4" table:formula="of:=IF([.$F684]=&quot;&quot;;&quot;&quot;;IF(LEFT([.$F683];1)&lt;&gt;&quot;^&quot;;&quot;&quot;;&quot;[&quot;)&amp;CHAR(34)&amp;[.$F684]&amp;CHAR(34)&amp;IF([.$F6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cond</text:p>
          </table:table-cell>
          <table:table-cell table:style-name="ce4" table:formula="of:=LEN([.A685])" office:value-type="float" office:value="6" calcext:value-type="float">
            <text:p>6</text:p>
          </table:table-cell>
          <table:table-cell table:style-name="ce4" table:formula="of:=IF(AND([.$B685]&gt;=[.$J$2];[.$B685]&lt;=[.$J$3]);[.$A685];&quot;zzz&quot;)" office:value-type="string" office:string-value="zzz" calcext:value-type="string">
            <text:p>zzz</text:p>
          </table:table-cell>
          <table:table-cell table:style-name="ce4" table:formula="of:=IF([.$C685]=&quot;zzz&quot;;&quot;&quot;;COUNTIF([.$C$3:.$C$1002];&quot;&lt;&quot;&amp;[.$C685]))">
            <text:p/>
          </table:table-cell>
          <table:table-cell table:style-name="ce4" table:formula="of:=IF(ISNA(MATCH(ROW([.$D684])-1;[.$D$1:.$D$1048576];0));&quot;&quot;;INDEX([.$C$3:.$C$1002];MATCH(ROW([.$D684])-1;[.$D$1:.$D$1048576];0)))">
            <text:p/>
          </table:table-cell>
          <table:table-cell table:style-name="ce4"/>
          <table:table-cell table:style-name="ce4" table:formula="of:=IF([.$F685]=&quot;&quot;;&quot;&quot;;IF(LEFT([.$F684];1)&lt;&gt;&quot;^&quot;;&quot;&quot;;&quot;[&quot;)&amp;CHAR(34)&amp;[.$F685]&amp;CHAR(34)&amp;IF([.$F6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ior</text:p>
          </table:table-cell>
          <table:table-cell table:style-name="ce4" table:formula="of:=LEN([.A686])" office:value-type="float" office:value="6" calcext:value-type="float">
            <text:p>6</text:p>
          </table:table-cell>
          <table:table-cell table:style-name="ce4" table:formula="of:=IF(AND([.$B686]&gt;=[.$J$2];[.$B686]&lt;=[.$J$3]);[.$A686];&quot;zzz&quot;)" office:value-type="string" office:string-value="zzz" calcext:value-type="string">
            <text:p>zzz</text:p>
          </table:table-cell>
          <table:table-cell table:style-name="ce4" table:formula="of:=IF([.$C686]=&quot;zzz&quot;;&quot;&quot;;COUNTIF([.$C$3:.$C$1002];&quot;&lt;&quot;&amp;[.$C686]))">
            <text:p/>
          </table:table-cell>
          <table:table-cell table:style-name="ce4" table:formula="of:=IF(ISNA(MATCH(ROW([.$D685])-1;[.$D$1:.$D$1048576];0));&quot;&quot;;INDEX([.$C$3:.$C$1002];MATCH(ROW([.$D685])-1;[.$D$1:.$D$1048576];0)))">
            <text:p/>
          </table:table-cell>
          <table:table-cell table:style-name="ce4"/>
          <table:table-cell table:style-name="ce4" table:formula="of:=IF([.$F686]=&quot;&quot;;&quot;&quot;;IF(LEFT([.$F685];1)&lt;&gt;&quot;^&quot;;&quot;&quot;;&quot;[&quot;)&amp;CHAR(34)&amp;[.$F686]&amp;CHAR(34)&amp;IF([.$F6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ries</text:p>
          </table:table-cell>
          <table:table-cell table:style-name="ce4" table:formula="of:=LEN([.A687])" office:value-type="float" office:value="6" calcext:value-type="float">
            <text:p>6</text:p>
          </table:table-cell>
          <table:table-cell table:style-name="ce4" table:formula="of:=IF(AND([.$B687]&gt;=[.$J$2];[.$B687]&lt;=[.$J$3]);[.$A687];&quot;zzz&quot;)" office:value-type="string" office:string-value="zzz" calcext:value-type="string">
            <text:p>zzz</text:p>
          </table:table-cell>
          <table:table-cell table:style-name="ce4" table:formula="of:=IF([.$C687]=&quot;zzz&quot;;&quot;&quot;;COUNTIF([.$C$3:.$C$1002];&quot;&lt;&quot;&amp;[.$C687]))">
            <text:p/>
          </table:table-cell>
          <table:table-cell table:style-name="ce4" table:formula="of:=IF(ISNA(MATCH(ROW([.$D686])-1;[.$D$1:.$D$1048576];0));&quot;&quot;;INDEX([.$C$3:.$C$1002];MATCH(ROW([.$D686])-1;[.$D$1:.$D$1048576];0)))">
            <text:p/>
          </table:table-cell>
          <table:table-cell table:style-name="ce4"/>
          <table:table-cell table:style-name="ce4" table:formula="of:=IF([.$F687]=&quot;&quot;;&quot;&quot;;IF(LEFT([.$F686];1)&lt;&gt;&quot;^&quot;;&quot;&quot;;&quot;[&quot;)&amp;CHAR(34)&amp;[.$F687]&amp;CHAR(34)&amp;IF([.$F6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xual</text:p>
          </table:table-cell>
          <table:table-cell table:style-name="ce4" table:formula="of:=LEN([.A688])" office:value-type="float" office:value="6" calcext:value-type="float">
            <text:p>6</text:p>
          </table:table-cell>
          <table:table-cell table:style-name="ce4" table:formula="of:=IF(AND([.$B688]&gt;=[.$J$2];[.$B688]&lt;=[.$J$3]);[.$A688];&quot;zzz&quot;)" office:value-type="string" office:string-value="zzz" calcext:value-type="string">
            <text:p>zzz</text:p>
          </table:table-cell>
          <table:table-cell table:style-name="ce4" table:formula="of:=IF([.$C688]=&quot;zzz&quot;;&quot;&quot;;COUNTIF([.$C$3:.$C$1002];&quot;&lt;&quot;&amp;[.$C688]))">
            <text:p/>
          </table:table-cell>
          <table:table-cell table:style-name="ce4" table:formula="of:=IF(ISNA(MATCH(ROW([.$D687])-1;[.$D$1:.$D$1048576];0));&quot;&quot;;INDEX([.$C$3:.$C$1002];MATCH(ROW([.$D687])-1;[.$D$1:.$D$1048576];0)))">
            <text:p/>
          </table:table-cell>
          <table:table-cell table:style-name="ce4"/>
          <table:table-cell table:style-name="ce4" table:formula="of:=IF([.$F688]=&quot;&quot;;&quot;&quot;;IF(LEFT([.$F687];1)&lt;&gt;&quot;^&quot;;&quot;&quot;;&quot;[&quot;)&amp;CHAR(34)&amp;[.$F688]&amp;CHAR(34)&amp;IF([.$F6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uld</text:p>
          </table:table-cell>
          <table:table-cell table:style-name="ce4" table:formula="of:=LEN([.A689])" office:value-type="float" office:value="6" calcext:value-type="float">
            <text:p>6</text:p>
          </table:table-cell>
          <table:table-cell table:style-name="ce4" table:formula="of:=IF(AND([.$B689]&gt;=[.$J$2];[.$B689]&lt;=[.$J$3]);[.$A689];&quot;zzz&quot;)" office:value-type="string" office:string-value="zzz" calcext:value-type="string">
            <text:p>zzz</text:p>
          </table:table-cell>
          <table:table-cell table:style-name="ce4" table:formula="of:=IF([.$C689]=&quot;zzz&quot;;&quot;&quot;;COUNTIF([.$C$3:.$C$1002];&quot;&lt;&quot;&amp;[.$C689]))">
            <text:p/>
          </table:table-cell>
          <table:table-cell table:style-name="ce4" table:formula="of:=IF(ISNA(MATCH(ROW([.$D688])-1;[.$D$1:.$D$1048576];0));&quot;&quot;;INDEX([.$C$3:.$C$1002];MATCH(ROW([.$D688])-1;[.$D$1:.$D$1048576];0)))">
            <text:p/>
          </table:table-cell>
          <table:table-cell table:style-name="ce4"/>
          <table:table-cell table:style-name="ce4" table:formula="of:=IF([.$F689]=&quot;&quot;;&quot;&quot;;IF(LEFT([.$F688];1)&lt;&gt;&quot;^&quot;;&quot;&quot;;&quot;[&quot;)&amp;CHAR(34)&amp;[.$F689]&amp;CHAR(34)&amp;IF([.$F6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mple</text:p>
          </table:table-cell>
          <table:table-cell table:style-name="ce4" table:formula="of:=LEN([.A690])" office:value-type="float" office:value="6" calcext:value-type="float">
            <text:p>6</text:p>
          </table:table-cell>
          <table:table-cell table:style-name="ce4" table:formula="of:=IF(AND([.$B690]&gt;=[.$J$2];[.$B690]&lt;=[.$J$3]);[.$A690];&quot;zzz&quot;)" office:value-type="string" office:string-value="zzz" calcext:value-type="string">
            <text:p>zzz</text:p>
          </table:table-cell>
          <table:table-cell table:style-name="ce4" table:formula="of:=IF([.$C690]=&quot;zzz&quot;;&quot;&quot;;COUNTIF([.$C$3:.$C$1002];&quot;&lt;&quot;&amp;[.$C690]))">
            <text:p/>
          </table:table-cell>
          <table:table-cell table:style-name="ce4" table:formula="of:=IF(ISNA(MATCH(ROW([.$D689])-1;[.$D$1:.$D$1048576];0));&quot;&quot;;INDEX([.$C$3:.$C$1002];MATCH(ROW([.$D689])-1;[.$D$1:.$D$1048576];0)))">
            <text:p/>
          </table:table-cell>
          <table:table-cell table:style-name="ce4"/>
          <table:table-cell table:style-name="ce4" table:formula="of:=IF([.$F690]=&quot;&quot;;&quot;&quot;;IF(LEFT([.$F689];1)&lt;&gt;&quot;^&quot;;&quot;&quot;;&quot;[&quot;)&amp;CHAR(34)&amp;[.$F690]&amp;CHAR(34)&amp;IF([.$F6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mply</text:p>
          </table:table-cell>
          <table:table-cell table:style-name="ce4" table:formula="of:=LEN([.A691])" office:value-type="float" office:value="6" calcext:value-type="float">
            <text:p>6</text:p>
          </table:table-cell>
          <table:table-cell table:style-name="ce4" table:formula="of:=IF(AND([.$B691]&gt;=[.$J$2];[.$B691]&lt;=[.$J$3]);[.$A691];&quot;zzz&quot;)" office:value-type="string" office:string-value="zzz" calcext:value-type="string">
            <text:p>zzz</text:p>
          </table:table-cell>
          <table:table-cell table:style-name="ce4" table:formula="of:=IF([.$C691]=&quot;zzz&quot;;&quot;&quot;;COUNTIF([.$C$3:.$C$1002];&quot;&lt;&quot;&amp;[.$C691]))">
            <text:p/>
          </table:table-cell>
          <table:table-cell table:style-name="ce4" table:formula="of:=IF(ISNA(MATCH(ROW([.$D690])-1;[.$D$1:.$D$1048576];0));&quot;&quot;;INDEX([.$C$3:.$C$1002];MATCH(ROW([.$D690])-1;[.$D$1:.$D$1048576];0)))">
            <text:p/>
          </table:table-cell>
          <table:table-cell table:style-name="ce4"/>
          <table:table-cell table:style-name="ce4" table:formula="of:=IF([.$F691]=&quot;&quot;;&quot;&quot;;IF(LEFT([.$F690];1)&lt;&gt;&quot;^&quot;;&quot;&quot;;&quot;[&quot;)&amp;CHAR(34)&amp;[.$F691]&amp;CHAR(34)&amp;IF([.$F6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4" table:formula="of:=LEN([.A692])" office:value-type="float" office:value="6" calcext:value-type="float">
            <text:p>6</text:p>
          </table:table-cell>
          <table:table-cell table:style-name="ce4" table:formula="of:=IF(AND([.$B692]&gt;=[.$J$2];[.$B692]&lt;=[.$J$3]);[.$A692];&quot;zzz&quot;)" office:value-type="string" office:string-value="zzz" calcext:value-type="string">
            <text:p>zzz</text:p>
          </table:table-cell>
          <table:table-cell table:style-name="ce4" table:formula="of:=IF([.$C692]=&quot;zzz&quot;;&quot;&quot;;COUNTIF([.$C$3:.$C$1002];&quot;&lt;&quot;&amp;[.$C692]))">
            <text:p/>
          </table:table-cell>
          <table:table-cell table:style-name="ce4" table:formula="of:=IF(ISNA(MATCH(ROW([.$D691])-1;[.$D$1:.$D$1048576];0));&quot;&quot;;INDEX([.$C$3:.$C$1002];MATCH(ROW([.$D691])-1;[.$D$1:.$D$1048576];0)))">
            <text:p/>
          </table:table-cell>
          <table:table-cell table:style-name="ce4"/>
          <table:table-cell table:style-name="ce4" table:formula="of:=IF([.$F692]=&quot;&quot;;&quot;&quot;;IF(LEFT([.$F691];1)&lt;&gt;&quot;^&quot;;&quot;&quot;;&quot;[&quot;)&amp;CHAR(34)&amp;[.$F692]&amp;CHAR(34)&amp;IF([.$F6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ster</text:p>
          </table:table-cell>
          <table:table-cell table:style-name="ce4" table:formula="of:=LEN([.A693])" office:value-type="float" office:value="6" calcext:value-type="float">
            <text:p>6</text:p>
          </table:table-cell>
          <table:table-cell table:style-name="ce4" table:formula="of:=IF(AND([.$B693]&gt;=[.$J$2];[.$B693]&lt;=[.$J$3]);[.$A693];&quot;zzz&quot;)" office:value-type="string" office:string-value="zzz" calcext:value-type="string">
            <text:p>zzz</text:p>
          </table:table-cell>
          <table:table-cell table:style-name="ce4" table:formula="of:=IF([.$C693]=&quot;zzz&quot;;&quot;&quot;;COUNTIF([.$C$3:.$C$1002];&quot;&lt;&quot;&amp;[.$C693]))">
            <text:p/>
          </table:table-cell>
          <table:table-cell table:style-name="ce4" table:formula="of:=IF(ISNA(MATCH(ROW([.$D692])-1;[.$D$1:.$D$1048576];0));&quot;&quot;;INDEX([.$C$3:.$C$1002];MATCH(ROW([.$D692])-1;[.$D$1:.$D$1048576];0)))">
            <text:p/>
          </table:table-cell>
          <table:table-cell table:style-name="ce4"/>
          <table:table-cell table:style-name="ce4" table:formula="of:=IF([.$F693]=&quot;&quot;;&quot;&quot;;IF(LEFT([.$F692];1)&lt;&gt;&quot;^&quot;;&quot;&quot;;&quot;[&quot;)&amp;CHAR(34)&amp;[.$F693]&amp;CHAR(34)&amp;IF([.$F6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4" table:formula="of:=LEN([.A694])" office:value-type="float" office:value="6" calcext:value-type="float">
            <text:p>6</text:p>
          </table:table-cell>
          <table:table-cell table:style-name="ce4" table:formula="of:=IF(AND([.$B694]&gt;=[.$J$2];[.$B694]&lt;=[.$J$3]);[.$A694];&quot;zzz&quot;)" office:value-type="string" office:string-value="zzz" calcext:value-type="string">
            <text:p>zzz</text:p>
          </table:table-cell>
          <table:table-cell table:style-name="ce4" table:formula="of:=IF([.$C694]=&quot;zzz&quot;;&quot;&quot;;COUNTIF([.$C$3:.$C$1002];&quot;&lt;&quot;&amp;[.$C694]))">
            <text:p/>
          </table:table-cell>
          <table:table-cell table:style-name="ce4" table:formula="of:=IF(ISNA(MATCH(ROW([.$D693])-1;[.$D$1:.$D$1048576];0));&quot;&quot;;INDEX([.$C$3:.$C$1002];MATCH(ROW([.$D693])-1;[.$D$1:.$D$1048576];0)))">
            <text:p/>
          </table:table-cell>
          <table:table-cell table:style-name="ce4"/>
          <table:table-cell table:style-name="ce4" table:formula="of:=IF([.$F694]=&quot;&quot;;&quot;&quot;;IF(LEFT([.$F693];1)&lt;&gt;&quot;^&quot;;&quot;&quot;;&quot;[&quot;)&amp;CHAR(34)&amp;[.$F694]&amp;CHAR(34)&amp;IF([.$F6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4" table:formula="of:=LEN([.A695])" office:value-type="float" office:value="6" calcext:value-type="float">
            <text:p>6</text:p>
          </table:table-cell>
          <table:table-cell table:style-name="ce4" table:formula="of:=IF(AND([.$B695]&gt;=[.$J$2];[.$B695]&lt;=[.$J$3]);[.$A695];&quot;zzz&quot;)" office:value-type="string" office:string-value="zzz" calcext:value-type="string">
            <text:p>zzz</text:p>
          </table:table-cell>
          <table:table-cell table:style-name="ce4" table:formula="of:=IF([.$C695]=&quot;zzz&quot;;&quot;&quot;;COUNTIF([.$C$3:.$C$1002];&quot;&lt;&quot;&amp;[.$C695]))">
            <text:p/>
          </table:table-cell>
          <table:table-cell table:style-name="ce4" table:formula="of:=IF(ISNA(MATCH(ROW([.$D694])-1;[.$D$1:.$D$1048576];0));&quot;&quot;;INDEX([.$C$3:.$C$1002];MATCH(ROW([.$D694])-1;[.$D$1:.$D$1048576];0)))">
            <text:p/>
          </table:table-cell>
          <table:table-cell table:style-name="ce4"/>
          <table:table-cell table:style-name="ce4" table:formula="of:=IF([.$F695]=&quot;&quot;;&quot;&quot;;IF(LEFT([.$F694];1)&lt;&gt;&quot;^&quot;;&quot;&quot;;&quot;[&quot;)&amp;CHAR(34)&amp;[.$F695]&amp;CHAR(34)&amp;IF([.$F6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eech</text:p>
          </table:table-cell>
          <table:table-cell table:style-name="ce4" table:formula="of:=LEN([.A696])" office:value-type="float" office:value="6" calcext:value-type="float">
            <text:p>6</text:p>
          </table:table-cell>
          <table:table-cell table:style-name="ce4" table:formula="of:=IF(AND([.$B696]&gt;=[.$J$2];[.$B696]&lt;=[.$J$3]);[.$A696];&quot;zzz&quot;)" office:value-type="string" office:string-value="zzz" calcext:value-type="string">
            <text:p>zzz</text:p>
          </table:table-cell>
          <table:table-cell table:style-name="ce4" table:formula="of:=IF([.$C696]=&quot;zzz&quot;;&quot;&quot;;COUNTIF([.$C$3:.$C$1002];&quot;&lt;&quot;&amp;[.$C696]))">
            <text:p/>
          </table:table-cell>
          <table:table-cell table:style-name="ce4" table:formula="of:=IF(ISNA(MATCH(ROW([.$D695])-1;[.$D$1:.$D$1048576];0));&quot;&quot;;INDEX([.$C$3:.$C$1002];MATCH(ROW([.$D695])-1;[.$D$1:.$D$1048576];0)))">
            <text:p/>
          </table:table-cell>
          <table:table-cell table:style-name="ce4"/>
          <table:table-cell table:style-name="ce4" table:formula="of:=IF([.$F696]=&quot;&quot;;&quot;&quot;;IF(LEFT([.$F695];1)&lt;&gt;&quot;^&quot;;&quot;&quot;;&quot;[&quot;)&amp;CHAR(34)&amp;[.$F696]&amp;CHAR(34)&amp;IF([.$F6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style-name="ce4" table:formula="of:=LEN([.A697])" office:value-type="float" office:value="6" calcext:value-type="float">
            <text:p>6</text:p>
          </table:table-cell>
          <table:table-cell table:style-name="ce4" table:formula="of:=IF(AND([.$B697]&gt;=[.$J$2];[.$B697]&lt;=[.$J$3]);[.$A697];&quot;zzz&quot;)" office:value-type="string" office:string-value="zzz" calcext:value-type="string">
            <text:p>zzz</text:p>
          </table:table-cell>
          <table:table-cell table:style-name="ce4" table:formula="of:=IF([.$C697]=&quot;zzz&quot;;&quot;&quot;;COUNTIF([.$C$3:.$C$1002];&quot;&lt;&quot;&amp;[.$C697]))">
            <text:p/>
          </table:table-cell>
          <table:table-cell table:style-name="ce4" table:formula="of:=IF(ISNA(MATCH(ROW([.$D696])-1;[.$D$1:.$D$1048576];0));&quot;&quot;;INDEX([.$C$3:.$C$1002];MATCH(ROW([.$D696])-1;[.$D$1:.$D$1048576];0)))">
            <text:p/>
          </table:table-cell>
          <table:table-cell table:style-name="ce4"/>
          <table:table-cell table:style-name="ce4" table:formula="of:=IF([.$F697]=&quot;&quot;;&quot;&quot;;IF(LEFT([.$F696];1)&lt;&gt;&quot;^&quot;;&quot;&quot;;&quot;[&quot;)&amp;CHAR(34)&amp;[.$F697]&amp;CHAR(34)&amp;IF([.$F6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reet</text:p>
          </table:table-cell>
          <table:table-cell table:style-name="ce4" table:formula="of:=LEN([.A698])" office:value-type="float" office:value="6" calcext:value-type="float">
            <text:p>6</text:p>
          </table:table-cell>
          <table:table-cell table:style-name="ce4" table:formula="of:=IF(AND([.$B698]&gt;=[.$J$2];[.$B698]&lt;=[.$J$3]);[.$A698];&quot;zzz&quot;)" office:value-type="string" office:string-value="zzz" calcext:value-type="string">
            <text:p>zzz</text:p>
          </table:table-cell>
          <table:table-cell table:style-name="ce4" table:formula="of:=IF([.$C698]=&quot;zzz&quot;;&quot;&quot;;COUNTIF([.$C$3:.$C$1002];&quot;&lt;&quot;&amp;[.$C698]))">
            <text:p/>
          </table:table-cell>
          <table:table-cell table:style-name="ce4" table:formula="of:=IF(ISNA(MATCH(ROW([.$D697])-1;[.$D$1:.$D$1048576];0));&quot;&quot;;INDEX([.$C$3:.$C$1002];MATCH(ROW([.$D697])-1;[.$D$1:.$D$1048576];0)))">
            <text:p/>
          </table:table-cell>
          <table:table-cell table:style-name="ce4"/>
          <table:table-cell table:style-name="ce4" table:formula="of:=IF([.$F698]=&quot;&quot;;&quot;&quot;;IF(LEFT([.$F697];1)&lt;&gt;&quot;^&quot;;&quot;&quot;;&quot;[&quot;)&amp;CHAR(34)&amp;[.$F698]&amp;CHAR(34)&amp;IF([.$F6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rong</text:p>
          </table:table-cell>
          <table:table-cell table:style-name="ce4" table:formula="of:=LEN([.A699])" office:value-type="float" office:value="6" calcext:value-type="float">
            <text:p>6</text:p>
          </table:table-cell>
          <table:table-cell table:style-name="ce4" table:formula="of:=IF(AND([.$B699]&gt;=[.$J$2];[.$B699]&lt;=[.$J$3]);[.$A699];&quot;zzz&quot;)" office:value-type="string" office:string-value="zzz" calcext:value-type="string">
            <text:p>zzz</text:p>
          </table:table-cell>
          <table:table-cell table:style-name="ce4" table:formula="of:=IF([.$C699]=&quot;zzz&quot;;&quot;&quot;;COUNTIF([.$C$3:.$C$1002];&quot;&lt;&quot;&amp;[.$C699]))">
            <text:p/>
          </table:table-cell>
          <table:table-cell table:style-name="ce4" table:formula="of:=IF(ISNA(MATCH(ROW([.$D698])-1;[.$D$1:.$D$1048576];0));&quot;&quot;;INDEX([.$C$3:.$C$1002];MATCH(ROW([.$D698])-1;[.$D$1:.$D$1048576];0)))">
            <text:p/>
          </table:table-cell>
          <table:table-cell table:style-name="ce4"/>
          <table:table-cell table:style-name="ce4" table:formula="of:=IF([.$F699]=&quot;&quot;;&quot;&quot;;IF(LEFT([.$F698];1)&lt;&gt;&quot;^&quot;;&quot;&quot;;&quot;[&quot;)&amp;CHAR(34)&amp;[.$F699]&amp;CHAR(34)&amp;IF([.$F7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ffer</text:p>
          </table:table-cell>
          <table:table-cell table:style-name="ce4" table:formula="of:=LEN([.A700])" office:value-type="float" office:value="6" calcext:value-type="float">
            <text:p>6</text:p>
          </table:table-cell>
          <table:table-cell table:style-name="ce4" table:formula="of:=IF(AND([.$B700]&gt;=[.$J$2];[.$B700]&lt;=[.$J$3]);[.$A700];&quot;zzz&quot;)" office:value-type="string" office:string-value="zzz" calcext:value-type="string">
            <text:p>zzz</text:p>
          </table:table-cell>
          <table:table-cell table:style-name="ce4" table:formula="of:=IF([.$C700]=&quot;zzz&quot;;&quot;&quot;;COUNTIF([.$C$3:.$C$1002];&quot;&lt;&quot;&amp;[.$C700]))">
            <text:p/>
          </table:table-cell>
          <table:table-cell table:style-name="ce4" table:formula="of:=IF(ISNA(MATCH(ROW([.$D699])-1;[.$D$1:.$D$1048576];0));&quot;&quot;;INDEX([.$C$3:.$C$1002];MATCH(ROW([.$D699])-1;[.$D$1:.$D$1048576];0)))">
            <text:p/>
          </table:table-cell>
          <table:table-cell table:style-name="ce4"/>
          <table:table-cell table:style-name="ce4" table:formula="of:=IF([.$F700]=&quot;&quot;;&quot;&quot;;IF(LEFT([.$F699];1)&lt;&gt;&quot;^&quot;;&quot;&quot;;&quot;[&quot;)&amp;CHAR(34)&amp;[.$F700]&amp;CHAR(34)&amp;IF([.$F7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mmer</text:p>
          </table:table-cell>
          <table:table-cell table:style-name="ce4" table:formula="of:=LEN([.A701])" office:value-type="float" office:value="6" calcext:value-type="float">
            <text:p>6</text:p>
          </table:table-cell>
          <table:table-cell table:style-name="ce4" table:formula="of:=IF(AND([.$B701]&gt;=[.$J$2];[.$B701]&lt;=[.$J$3]);[.$A701];&quot;zzz&quot;)" office:value-type="string" office:string-value="zzz" calcext:value-type="string">
            <text:p>zzz</text:p>
          </table:table-cell>
          <table:table-cell table:style-name="ce4" table:formula="of:=IF([.$C701]=&quot;zzz&quot;;&quot;&quot;;COUNTIF([.$C$3:.$C$1002];&quot;&lt;&quot;&amp;[.$C701]))">
            <text:p/>
          </table:table-cell>
          <table:table-cell table:style-name="ce4" table:formula="of:=IF(ISNA(MATCH(ROW([.$D700])-1;[.$D$1:.$D$1048576];0));&quot;&quot;;INDEX([.$C$3:.$C$1002];MATCH(ROW([.$D700])-1;[.$D$1:.$D$1048576];0)))">
            <text:p/>
          </table:table-cell>
          <table:table-cell table:style-name="ce4"/>
          <table:table-cell table:style-name="ce4" table:formula="of:=IF([.$F701]=&quot;&quot;;&quot;&quot;;IF(LEFT([.$F700];1)&lt;&gt;&quot;^&quot;;&quot;&quot;;&quot;[&quot;)&amp;CHAR(34)&amp;[.$F701]&amp;CHAR(34)&amp;IF([.$F7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ystem</text:p>
          </table:table-cell>
          <table:table-cell table:style-name="ce4" table:formula="of:=LEN([.A702])" office:value-type="float" office:value="6" calcext:value-type="float">
            <text:p>6</text:p>
          </table:table-cell>
          <table:table-cell table:style-name="ce4" table:formula="of:=IF(AND([.$B702]&gt;=[.$J$2];[.$B702]&lt;=[.$J$3]);[.$A702];&quot;zzz&quot;)" office:value-type="string" office:string-value="zzz" calcext:value-type="string">
            <text:p>zzz</text:p>
          </table:table-cell>
          <table:table-cell table:style-name="ce4" table:formula="of:=IF([.$C702]=&quot;zzz&quot;;&quot;&quot;;COUNTIF([.$C$3:.$C$1002];&quot;&lt;&quot;&amp;[.$C702]))">
            <text:p/>
          </table:table-cell>
          <table:table-cell table:style-name="ce4" table:formula="of:=IF(ISNA(MATCH(ROW([.$D701])-1;[.$D$1:.$D$1048576];0));&quot;&quot;;INDEX([.$C$3:.$C$1002];MATCH(ROW([.$D701])-1;[.$D$1:.$D$1048576];0)))">
            <text:p/>
          </table:table-cell>
          <table:table-cell table:style-name="ce4"/>
          <table:table-cell table:style-name="ce4" table:formula="of:=IF([.$F702]=&quot;&quot;;&quot;&quot;;IF(LEFT([.$F701];1)&lt;&gt;&quot;^&quot;;&quot;&quot;;&quot;[&quot;)&amp;CHAR(34)&amp;[.$F702]&amp;CHAR(34)&amp;IF([.$F70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ory</text:p>
          </table:table-cell>
          <table:table-cell table:style-name="ce4" table:formula="of:=LEN([.A703])" office:value-type="float" office:value="6" calcext:value-type="float">
            <text:p>6</text:p>
          </table:table-cell>
          <table:table-cell table:style-name="ce4" table:formula="of:=IF(AND([.$B703]&gt;=[.$J$2];[.$B703]&lt;=[.$J$3]);[.$A703];&quot;zzz&quot;)" office:value-type="string" office:string-value="zzz" calcext:value-type="string">
            <text:p>zzz</text:p>
          </table:table-cell>
          <table:table-cell table:style-name="ce4" table:formula="of:=IF([.$C703]=&quot;zzz&quot;;&quot;&quot;;COUNTIF([.$C$3:.$C$1002];&quot;&lt;&quot;&amp;[.$C703]))">
            <text:p/>
          </table:table-cell>
          <table:table-cell table:style-name="ce4" table:formula="of:=IF(ISNA(MATCH(ROW([.$D702])-1;[.$D$1:.$D$1048576];0));&quot;&quot;;INDEX([.$C$3:.$C$1002];MATCH(ROW([.$D702])-1;[.$D$1:.$D$1048576];0)))">
            <text:p/>
          </table:table-cell>
          <table:table-cell table:style-name="ce4"/>
          <table:table-cell table:style-name="ce4" table:formula="of:=IF([.$F703]=&quot;&quot;;&quot;&quot;;IF(LEFT([.$F702];1)&lt;&gt;&quot;^&quot;;&quot;&quot;;&quot;[&quot;)&amp;CHAR(34)&amp;[.$F703]&amp;CHAR(34)&amp;IF([.$F70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ough</text:p>
          </table:table-cell>
          <table:table-cell table:style-name="ce4" table:formula="of:=LEN([.A704])" office:value-type="float" office:value="6" calcext:value-type="float">
            <text:p>6</text:p>
          </table:table-cell>
          <table:table-cell table:style-name="ce4" table:formula="of:=IF(AND([.$B704]&gt;=[.$J$2];[.$B704]&lt;=[.$J$3]);[.$A704];&quot;zzz&quot;)" office:value-type="string" office:string-value="zzz" calcext:value-type="string">
            <text:p>zzz</text:p>
          </table:table-cell>
          <table:table-cell table:style-name="ce4" table:formula="of:=IF([.$C704]=&quot;zzz&quot;;&quot;&quot;;COUNTIF([.$C$3:.$C$1002];&quot;&lt;&quot;&amp;[.$C704]))">
            <text:p/>
          </table:table-cell>
          <table:table-cell table:style-name="ce4" table:formula="of:=IF(ISNA(MATCH(ROW([.$D703])-1;[.$D$1:.$D$1048576];0));&quot;&quot;;INDEX([.$C$3:.$C$1002];MATCH(ROW([.$D703])-1;[.$D$1:.$D$1048576];0)))">
            <text:p/>
          </table:table-cell>
          <table:table-cell table:style-name="ce4"/>
          <table:table-cell table:style-name="ce4" table:formula="of:=IF([.$F704]=&quot;&quot;;&quot;&quot;;IF(LEFT([.$F703];1)&lt;&gt;&quot;^&quot;;&quot;&quot;;&quot;[&quot;)&amp;CHAR(34)&amp;[.$F704]&amp;CHAR(34)&amp;IF([.$F70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reat</text:p>
          </table:table-cell>
          <table:table-cell table:style-name="ce4" table:formula="of:=LEN([.A705])" office:value-type="float" office:value="6" calcext:value-type="float">
            <text:p>6</text:p>
          </table:table-cell>
          <table:table-cell table:style-name="ce4" table:formula="of:=IF(AND([.$B705]&gt;=[.$J$2];[.$B705]&lt;=[.$J$3]);[.$A705];&quot;zzz&quot;)" office:value-type="string" office:string-value="zzz" calcext:value-type="string">
            <text:p>zzz</text:p>
          </table:table-cell>
          <table:table-cell table:style-name="ce4" table:formula="of:=IF([.$C705]=&quot;zzz&quot;;&quot;&quot;;COUNTIF([.$C$3:.$C$1002];&quot;&lt;&quot;&amp;[.$C705]))">
            <text:p/>
          </table:table-cell>
          <table:table-cell table:style-name="ce4" table:formula="of:=IF(ISNA(MATCH(ROW([.$D704])-1;[.$D$1:.$D$1048576];0));&quot;&quot;;INDEX([.$C$3:.$C$1002];MATCH(ROW([.$D704])-1;[.$D$1:.$D$1048576];0)))">
            <text:p/>
          </table:table-cell>
          <table:table-cell table:style-name="ce4"/>
          <table:table-cell table:style-name="ce4" table:formula="of:=IF([.$F705]=&quot;&quot;;&quot;&quot;;IF(LEFT([.$F704];1)&lt;&gt;&quot;^&quot;;&quot;&quot;;&quot;[&quot;)&amp;CHAR(34)&amp;[.$F705]&amp;CHAR(34)&amp;IF([.$F70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ward</text:p>
          </table:table-cell>
          <table:table-cell table:style-name="ce4" table:formula="of:=LEN([.A706])" office:value-type="float" office:value="6" calcext:value-type="float">
            <text:p>6</text:p>
          </table:table-cell>
          <table:table-cell table:style-name="ce4" table:formula="of:=IF(AND([.$B706]&gt;=[.$J$2];[.$B706]&lt;=[.$J$3]);[.$A706];&quot;zzz&quot;)" office:value-type="string" office:string-value="zzz" calcext:value-type="string">
            <text:p>zzz</text:p>
          </table:table-cell>
          <table:table-cell table:style-name="ce4" table:formula="of:=IF([.$C706]=&quot;zzz&quot;;&quot;&quot;;COUNTIF([.$C$3:.$C$1002];&quot;&lt;&quot;&amp;[.$C706]))">
            <text:p/>
          </table:table-cell>
          <table:table-cell table:style-name="ce4" table:formula="of:=IF(ISNA(MATCH(ROW([.$D705])-1;[.$D$1:.$D$1048576];0));&quot;&quot;;INDEX([.$C$3:.$C$1002];MATCH(ROW([.$D705])-1;[.$D$1:.$D$1048576];0)))">
            <text:p/>
          </table:table-cell>
          <table:table-cell table:style-name="ce4"/>
          <table:table-cell table:style-name="ce4" table:formula="of:=IF([.$F706]=&quot;&quot;;&quot;&quot;;IF(LEFT([.$F705];1)&lt;&gt;&quot;^&quot;;&quot;&quot;;&quot;[&quot;)&amp;CHAR(34)&amp;[.$F706]&amp;CHAR(34)&amp;IF([.$F70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vel</text:p>
          </table:table-cell>
          <table:table-cell table:style-name="ce4" table:formula="of:=LEN([.A707])" office:value-type="float" office:value="6" calcext:value-type="float">
            <text:p>6</text:p>
          </table:table-cell>
          <table:table-cell table:style-name="ce4" table:formula="of:=IF(AND([.$B707]&gt;=[.$J$2];[.$B707]&lt;=[.$J$3]);[.$A707];&quot;zzz&quot;)" office:value-type="string" office:string-value="zzz" calcext:value-type="string">
            <text:p>zzz</text:p>
          </table:table-cell>
          <table:table-cell table:style-name="ce4" table:formula="of:=IF([.$C707]=&quot;zzz&quot;;&quot;&quot;;COUNTIF([.$C$3:.$C$1002];&quot;&lt;&quot;&amp;[.$C707]))">
            <text:p/>
          </table:table-cell>
          <table:table-cell table:style-name="ce4" table:formula="of:=IF(ISNA(MATCH(ROW([.$D706])-1;[.$D$1:.$D$1048576];0));&quot;&quot;;INDEX([.$C$3:.$C$1002];MATCH(ROW([.$D706])-1;[.$D$1:.$D$1048576];0)))">
            <text:p/>
          </table:table-cell>
          <table:table-cell table:style-name="ce4"/>
          <table:table-cell table:style-name="ce4" table:formula="of:=IF([.$F707]=&quot;&quot;;&quot;&quot;;IF(LEFT([.$F706];1)&lt;&gt;&quot;^&quot;;&quot;&quot;;&quot;[&quot;)&amp;CHAR(34)&amp;[.$F707]&amp;CHAR(34)&amp;IF([.$F70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ctim</text:p>
          </table:table-cell>
          <table:table-cell table:style-name="ce4" table:formula="of:=LEN([.A708])" office:value-type="float" office:value="6" calcext:value-type="float">
            <text:p>6</text:p>
          </table:table-cell>
          <table:table-cell table:style-name="ce4" table:formula="of:=IF(AND([.$B708]&gt;=[.$J$2];[.$B708]&lt;=[.$J$3]);[.$A708];&quot;zzz&quot;)" office:value-type="string" office:string-value="zzz" calcext:value-type="string">
            <text:p>zzz</text:p>
          </table:table-cell>
          <table:table-cell table:style-name="ce4" table:formula="of:=IF([.$C708]=&quot;zzz&quot;;&quot;&quot;;COUNTIF([.$C$3:.$C$1002];&quot;&lt;&quot;&amp;[.$C708]))">
            <text:p/>
          </table:table-cell>
          <table:table-cell table:style-name="ce4" table:formula="of:=IF(ISNA(MATCH(ROW([.$D707])-1;[.$D$1:.$D$1048576];0));&quot;&quot;;INDEX([.$C$3:.$C$1002];MATCH(ROW([.$D707])-1;[.$D$1:.$D$1048576];0)))">
            <text:p/>
          </table:table-cell>
          <table:table-cell table:style-name="ce4"/>
          <table:table-cell table:style-name="ce4" table:formula="of:=IF([.$F708]=&quot;&quot;;&quot;&quot;;IF(LEFT([.$F707];1)&lt;&gt;&quot;^&quot;;&quot;&quot;;&quot;[&quot;)&amp;CHAR(34)&amp;[.$F708]&amp;CHAR(34)&amp;IF([.$F70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apon</text:p>
          </table:table-cell>
          <table:table-cell table:style-name="ce4" table:formula="of:=LEN([.A709])" office:value-type="float" office:value="6" calcext:value-type="float">
            <text:p>6</text:p>
          </table:table-cell>
          <table:table-cell table:style-name="ce4" table:formula="of:=IF(AND([.$B709]&gt;=[.$J$2];[.$B709]&lt;=[.$J$3]);[.$A709];&quot;zzz&quot;)" office:value-type="string" office:string-value="zzz" calcext:value-type="string">
            <text:p>zzz</text:p>
          </table:table-cell>
          <table:table-cell table:style-name="ce4" table:formula="of:=IF([.$C709]=&quot;zzz&quot;;&quot;&quot;;COUNTIF([.$C$3:.$C$1002];&quot;&lt;&quot;&amp;[.$C709]))">
            <text:p/>
          </table:table-cell>
          <table:table-cell table:style-name="ce4" table:formula="of:=IF(ISNA(MATCH(ROW([.$D708])-1;[.$D$1:.$D$1048576];0));&quot;&quot;;INDEX([.$C$3:.$C$1002];MATCH(ROW([.$D708])-1;[.$D$1:.$D$1048576];0)))">
            <text:p/>
          </table:table-cell>
          <table:table-cell table:style-name="ce4"/>
          <table:table-cell table:style-name="ce4" table:formula="of:=IF([.$F709]=&quot;&quot;;&quot;&quot;;IF(LEFT([.$F708];1)&lt;&gt;&quot;^&quot;;&quot;&quot;;&quot;[&quot;)&amp;CHAR(34)&amp;[.$F709]&amp;CHAR(34)&amp;IF([.$F71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ight</text:p>
          </table:table-cell>
          <table:table-cell table:style-name="ce4" table:formula="of:=LEN([.A710])" office:value-type="float" office:value="6" calcext:value-type="float">
            <text:p>6</text:p>
          </table:table-cell>
          <table:table-cell table:style-name="ce4" table:formula="of:=IF(AND([.$B710]&gt;=[.$J$2];[.$B710]&lt;=[.$J$3]);[.$A710];&quot;zzz&quot;)" office:value-type="string" office:string-value="zzz" calcext:value-type="string">
            <text:p>zzz</text:p>
          </table:table-cell>
          <table:table-cell table:style-name="ce4" table:formula="of:=IF([.$C710]=&quot;zzz&quot;;&quot;&quot;;COUNTIF([.$C$3:.$C$1002];&quot;&lt;&quot;&amp;[.$C710]))">
            <text:p/>
          </table:table-cell>
          <table:table-cell table:style-name="ce4" table:formula="of:=IF(ISNA(MATCH(ROW([.$D709])-1;[.$D$1:.$D$1048576];0));&quot;&quot;;INDEX([.$C$3:.$C$1002];MATCH(ROW([.$D709])-1;[.$D$1:.$D$1048576];0)))">
            <text:p/>
          </table:table-cell>
          <table:table-cell table:style-name="ce4"/>
          <table:table-cell table:style-name="ce4" table:formula="of:=IF([.$F710]=&quot;&quot;;&quot;&quot;;IF(LEFT([.$F709];1)&lt;&gt;&quot;^&quot;;&quot;&quot;;&quot;[&quot;)&amp;CHAR(34)&amp;[.$F710]&amp;CHAR(34)&amp;IF([.$F71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ndow</text:p>
          </table:table-cell>
          <table:table-cell table:style-name="ce4" table:formula="of:=LEN([.A711])" office:value-type="float" office:value="6" calcext:value-type="float">
            <text:p>6</text:p>
          </table:table-cell>
          <table:table-cell table:style-name="ce4" table:formula="of:=IF(AND([.$B711]&gt;=[.$J$2];[.$B711]&lt;=[.$J$3]);[.$A711];&quot;zzz&quot;)" office:value-type="string" office:string-value="zzz" calcext:value-type="string">
            <text:p>zzz</text:p>
          </table:table-cell>
          <table:table-cell table:style-name="ce4" table:formula="of:=IF([.$C711]=&quot;zzz&quot;;&quot;&quot;;COUNTIF([.$C$3:.$C$1002];&quot;&lt;&quot;&amp;[.$C711]))">
            <text:p/>
          </table:table-cell>
          <table:table-cell table:style-name="ce4" table:formula="of:=IF(ISNA(MATCH(ROW([.$D710])-1;[.$D$1:.$D$1048576];0));&quot;&quot;;INDEX([.$C$3:.$C$1002];MATCH(ROW([.$D710])-1;[.$D$1:.$D$1048576];0)))">
            <text:p/>
          </table:table-cell>
          <table:table-cell table:style-name="ce4"/>
          <table:table-cell table:style-name="ce4" table:formula="of:=IF([.$F711]=&quot;&quot;;&quot;&quot;;IF(LEFT([.$F710];1)&lt;&gt;&quot;^&quot;;&quot;&quot;;&quot;[&quot;)&amp;CHAR(34)&amp;[.$F711]&amp;CHAR(34)&amp;IF([.$F71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thin</text:p>
          </table:table-cell>
          <table:table-cell table:style-name="ce4" table:formula="of:=LEN([.A712])" office:value-type="float" office:value="6" calcext:value-type="float">
            <text:p>6</text:p>
          </table:table-cell>
          <table:table-cell table:style-name="ce4" table:formula="of:=IF(AND([.$B712]&gt;=[.$J$2];[.$B712]&lt;=[.$J$3]);[.$A712];&quot;zzz&quot;)" office:value-type="string" office:string-value="zzz" calcext:value-type="string">
            <text:p>zzz</text:p>
          </table:table-cell>
          <table:table-cell table:style-name="ce4" table:formula="of:=IF([.$C712]=&quot;zzz&quot;;&quot;&quot;;COUNTIF([.$C$3:.$C$1002];&quot;&lt;&quot;&amp;[.$C712]))">
            <text:p/>
          </table:table-cell>
          <table:table-cell table:style-name="ce4" table:formula="of:=IF(ISNA(MATCH(ROW([.$D711])-1;[.$D$1:.$D$1048576];0));&quot;&quot;;INDEX([.$C$3:.$C$1002];MATCH(ROW([.$D711])-1;[.$D$1:.$D$1048576];0)))">
            <text:p/>
          </table:table-cell>
          <table:table-cell table:style-name="ce4"/>
          <table:table-cell table:style-name="ce4" table:formula="of:=IF([.$F712]=&quot;&quot;;&quot;&quot;;IF(LEFT([.$F711];1)&lt;&gt;&quot;^&quot;;&quot;&quot;;&quot;[&quot;)&amp;CHAR(34)&amp;[.$F712]&amp;CHAR(34)&amp;IF([.$F71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nder</text:p>
          </table:table-cell>
          <table:table-cell table:style-name="ce4" table:formula="of:=LEN([.A713])" office:value-type="float" office:value="6" calcext:value-type="float">
            <text:p>6</text:p>
          </table:table-cell>
          <table:table-cell table:style-name="ce4" table:formula="of:=IF(AND([.$B713]&gt;=[.$J$2];[.$B713]&lt;=[.$J$3]);[.$A713];&quot;zzz&quot;)" office:value-type="string" office:string-value="zzz" calcext:value-type="string">
            <text:p>zzz</text:p>
          </table:table-cell>
          <table:table-cell table:style-name="ce4" table:formula="of:=IF([.$C713]=&quot;zzz&quot;;&quot;&quot;;COUNTIF([.$C$3:.$C$1002];&quot;&lt;&quot;&amp;[.$C713]))">
            <text:p/>
          </table:table-cell>
          <table:table-cell table:style-name="ce4" table:formula="of:=IF(ISNA(MATCH(ROW([.$D712])-1;[.$D$1:.$D$1048576];0));&quot;&quot;;INDEX([.$C$3:.$C$1002];MATCH(ROW([.$D712])-1;[.$D$1:.$D$1048576];0)))">
            <text:p/>
          </table:table-cell>
          <table:table-cell table:style-name="ce4"/>
          <table:table-cell table:style-name="ce4" table:formula="of:=IF([.$F713]=&quot;&quot;;&quot;&quot;;IF(LEFT([.$F712];1)&lt;&gt;&quot;^&quot;;&quot;&quot;;&quot;[&quot;)&amp;CHAR(34)&amp;[.$F713]&amp;CHAR(34)&amp;IF([.$F71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table:style-name="ce4" table:formula="of:=LEN([.A714])" office:value-type="float" office:value="6" calcext:value-type="float">
            <text:p>6</text:p>
          </table:table-cell>
          <table:table-cell table:style-name="ce4" table:formula="of:=IF(AND([.$B714]&gt;=[.$J$2];[.$B714]&lt;=[.$J$3]);[.$A714];&quot;zzz&quot;)" office:value-type="string" office:string-value="zzz" calcext:value-type="string">
            <text:p>zzz</text:p>
          </table:table-cell>
          <table:table-cell table:style-name="ce4" table:formula="of:=IF([.$C714]=&quot;zzz&quot;;&quot;&quot;;COUNTIF([.$C$3:.$C$1002];&quot;&lt;&quot;&amp;[.$C714]))">
            <text:p/>
          </table:table-cell>
          <table:table-cell table:style-name="ce4" table:formula="of:=IF(ISNA(MATCH(ROW([.$D713])-1;[.$D$1:.$D$1048576];0));&quot;&quot;;INDEX([.$C$3:.$C$1002];MATCH(ROW([.$D713])-1;[.$D$1:.$D$1048576];0)))">
            <text:p/>
          </table:table-cell>
          <table:table-cell table:style-name="ce4"/>
          <table:table-cell table:style-name="ce4" table:formula="of:=IF([.$F714]=&quot;&quot;;&quot;&quot;;IF(LEFT([.$F713];1)&lt;&gt;&quot;^&quot;;&quot;&quot;;&quot;[&quot;)&amp;CHAR(34)&amp;[.$F714]&amp;CHAR(34)&amp;IF([.$F71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riter</text:p>
          </table:table-cell>
          <table:table-cell table:style-name="ce4" table:formula="of:=LEN([.A715])" office:value-type="float" office:value="6" calcext:value-type="float">
            <text:p>6</text:p>
          </table:table-cell>
          <table:table-cell table:style-name="ce4" table:formula="of:=IF(AND([.$B715]&gt;=[.$J$2];[.$B715]&lt;=[.$J$3]);[.$A715];&quot;zzz&quot;)" office:value-type="string" office:string-value="zzz" calcext:value-type="string">
            <text:p>zzz</text:p>
          </table:table-cell>
          <table:table-cell table:style-name="ce4" table:formula="of:=IF([.$C715]=&quot;zzz&quot;;&quot;&quot;;COUNTIF([.$C$3:.$C$1002];&quot;&lt;&quot;&amp;[.$C715]))">
            <text:p/>
          </table:table-cell>
          <table:table-cell table:style-name="ce4" table:formula="of:=IF(ISNA(MATCH(ROW([.$D714])-1;[.$D$1:.$D$1048576];0));&quot;&quot;;INDEX([.$C$3:.$C$1002];MATCH(ROW([.$D714])-1;[.$D$1:.$D$1048576];0)))">
            <text:p/>
          </table:table-cell>
          <table:table-cell table:style-name="ce4"/>
          <table:table-cell table:style-name="ce4" table:formula="of:=IF([.$F715]=&quot;&quot;;&quot;&quot;;IF(LEFT([.$F714];1)&lt;&gt;&quot;^&quot;;&quot;&quot;;&quot;[&quot;)&amp;CHAR(34)&amp;[.$F715]&amp;CHAR(34)&amp;IF([.$F71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ility</text:p>
          </table:table-cell>
          <table:table-cell table:style-name="ce4" table:formula="of:=LEN([.A716])" office:value-type="float" office:value="7" calcext:value-type="float">
            <text:p>7</text:p>
          </table:table-cell>
          <table:table-cell table:style-name="ce4" table:formula="of:=IF(AND([.$B716]&gt;=[.$J$2];[.$B716]&lt;=[.$J$3]);[.$A716];&quot;zzz&quot;)" office:value-type="string" office:string-value="zzz" calcext:value-type="string">
            <text:p>zzz</text:p>
          </table:table-cell>
          <table:table-cell table:style-name="ce4" table:formula="of:=IF([.$C716]=&quot;zzz&quot;;&quot;&quot;;COUNTIF([.$C$3:.$C$1002];&quot;&lt;&quot;&amp;[.$C716]))">
            <text:p/>
          </table:table-cell>
          <table:table-cell table:style-name="ce4" table:formula="of:=IF(ISNA(MATCH(ROW([.$D715])-1;[.$D$1:.$D$1048576];0));&quot;&quot;;INDEX([.$C$3:.$C$1002];MATCH(ROW([.$D715])-1;[.$D$1:.$D$1048576];0)))">
            <text:p/>
          </table:table-cell>
          <table:table-cell table:style-name="ce4"/>
          <table:table-cell table:style-name="ce4" table:formula="of:=IF([.$F716]=&quot;&quot;;&quot;&quot;;IF(LEFT([.$F715];1)&lt;&gt;&quot;^&quot;;&quot;&quot;;&quot;[&quot;)&amp;CHAR(34)&amp;[.$F716]&amp;CHAR(34)&amp;IF([.$F71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count</text:p>
          </table:table-cell>
          <table:table-cell table:style-name="ce4" table:formula="of:=LEN([.A717])" office:value-type="float" office:value="7" calcext:value-type="float">
            <text:p>7</text:p>
          </table:table-cell>
          <table:table-cell table:style-name="ce4" table:formula="of:=IF(AND([.$B717]&gt;=[.$J$2];[.$B717]&lt;=[.$J$3]);[.$A717];&quot;zzz&quot;)" office:value-type="string" office:string-value="zzz" calcext:value-type="string">
            <text:p>zzz</text:p>
          </table:table-cell>
          <table:table-cell table:style-name="ce4" table:formula="of:=IF([.$C717]=&quot;zzz&quot;;&quot;&quot;;COUNTIF([.$C$3:.$C$1002];&quot;&lt;&quot;&amp;[.$C717]))">
            <text:p/>
          </table:table-cell>
          <table:table-cell table:style-name="ce4" table:formula="of:=IF(ISNA(MATCH(ROW([.$D716])-1;[.$D$1:.$D$1048576];0));&quot;&quot;;INDEX([.$C$3:.$C$1002];MATCH(ROW([.$D716])-1;[.$D$1:.$D$1048576];0)))">
            <text:p/>
          </table:table-cell>
          <table:table-cell table:style-name="ce4"/>
          <table:table-cell table:style-name="ce4" table:formula="of:=IF([.$F717]=&quot;&quot;;&quot;&quot;;IF(LEFT([.$F716];1)&lt;&gt;&quot;^&quot;;&quot;&quot;;&quot;[&quot;)&amp;CHAR(34)&amp;[.$F717]&amp;CHAR(34)&amp;IF([.$F71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dress</text:p>
          </table:table-cell>
          <table:table-cell table:style-name="ce4" table:formula="of:=LEN([.A718])" office:value-type="float" office:value="7" calcext:value-type="float">
            <text:p>7</text:p>
          </table:table-cell>
          <table:table-cell table:style-name="ce4" table:formula="of:=IF(AND([.$B718]&gt;=[.$J$2];[.$B718]&lt;=[.$J$3]);[.$A718];&quot;zzz&quot;)" office:value-type="string" office:string-value="zzz" calcext:value-type="string">
            <text:p>zzz</text:p>
          </table:table-cell>
          <table:table-cell table:style-name="ce4" table:formula="of:=IF([.$C718]=&quot;zzz&quot;;&quot;&quot;;COUNTIF([.$C$3:.$C$1002];&quot;&lt;&quot;&amp;[.$C718]))">
            <text:p/>
          </table:table-cell>
          <table:table-cell table:style-name="ce4" table:formula="of:=IF(ISNA(MATCH(ROW([.$D717])-1;[.$D$1:.$D$1048576];0));&quot;&quot;;INDEX([.$C$3:.$C$1002];MATCH(ROW([.$D717])-1;[.$D$1:.$D$1048576];0)))">
            <text:p/>
          </table:table-cell>
          <table:table-cell table:style-name="ce4"/>
          <table:table-cell table:style-name="ce4" table:formula="of:=IF([.$F718]=&quot;&quot;;&quot;&quot;;IF(LEFT([.$F717];1)&lt;&gt;&quot;^&quot;;&quot;&quot;;&quot;[&quot;)&amp;CHAR(34)&amp;[.$F718]&amp;CHAR(34)&amp;IF([.$F71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ainst</text:p>
          </table:table-cell>
          <table:table-cell table:style-name="ce4" table:formula="of:=LEN([.A719])" office:value-type="float" office:value="7" calcext:value-type="float">
            <text:p>7</text:p>
          </table:table-cell>
          <table:table-cell table:style-name="ce4" table:formula="of:=IF(AND([.$B719]&gt;=[.$J$2];[.$B719]&lt;=[.$J$3]);[.$A719];&quot;zzz&quot;)" office:value-type="string" office:string-value="zzz" calcext:value-type="string">
            <text:p>zzz</text:p>
          </table:table-cell>
          <table:table-cell table:style-name="ce4" table:formula="of:=IF([.$C719]=&quot;zzz&quot;;&quot;&quot;;COUNTIF([.$C$3:.$C$1002];&quot;&lt;&quot;&amp;[.$C719]))">
            <text:p/>
          </table:table-cell>
          <table:table-cell table:style-name="ce4" table:formula="of:=IF(ISNA(MATCH(ROW([.$D718])-1;[.$D$1:.$D$1048576];0));&quot;&quot;;INDEX([.$C$3:.$C$1002];MATCH(ROW([.$D718])-1;[.$D$1:.$D$1048576];0)))">
            <text:p/>
          </table:table-cell>
          <table:table-cell table:style-name="ce4"/>
          <table:table-cell table:style-name="ce4" table:formula="of:=IF([.$F719]=&quot;&quot;;&quot;&quot;;IF(LEFT([.$F718];1)&lt;&gt;&quot;^&quot;;&quot;&quot;;&quot;[&quot;)&amp;CHAR(34)&amp;[.$F719]&amp;CHAR(34)&amp;IF([.$F72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ready</text:p>
          </table:table-cell>
          <table:table-cell table:style-name="ce4" table:formula="of:=LEN([.A720])" office:value-type="float" office:value="7" calcext:value-type="float">
            <text:p>7</text:p>
          </table:table-cell>
          <table:table-cell table:style-name="ce4" table:formula="of:=IF(AND([.$B720]&gt;=[.$J$2];[.$B720]&lt;=[.$J$3]);[.$A720];&quot;zzz&quot;)" office:value-type="string" office:string-value="zzz" calcext:value-type="string">
            <text:p>zzz</text:p>
          </table:table-cell>
          <table:table-cell table:style-name="ce4" table:formula="of:=IF([.$C720]=&quot;zzz&quot;;&quot;&quot;;COUNTIF([.$C$3:.$C$1002];&quot;&lt;&quot;&amp;[.$C720]))">
            <text:p/>
          </table:table-cell>
          <table:table-cell table:style-name="ce4" table:formula="of:=IF(ISNA(MATCH(ROW([.$D719])-1;[.$D$1:.$D$1048576];0));&quot;&quot;;INDEX([.$C$3:.$C$1002];MATCH(ROW([.$D719])-1;[.$D$1:.$D$1048576];0)))">
            <text:p/>
          </table:table-cell>
          <table:table-cell table:style-name="ce4"/>
          <table:table-cell table:style-name="ce4" table:formula="of:=IF([.$F720]=&quot;&quot;;&quot;&quot;;IF(LEFT([.$F719];1)&lt;&gt;&quot;^&quot;;&quot;&quot;;&quot;[&quot;)&amp;CHAR(34)&amp;[.$F720]&amp;CHAR(34)&amp;IF([.$F72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other</text:p>
          </table:table-cell>
          <table:table-cell table:style-name="ce4" table:formula="of:=LEN([.A721])" office:value-type="float" office:value="7" calcext:value-type="float">
            <text:p>7</text:p>
          </table:table-cell>
          <table:table-cell table:style-name="ce4" table:formula="of:=IF(AND([.$B721]&gt;=[.$J$2];[.$B721]&lt;=[.$J$3]);[.$A721];&quot;zzz&quot;)" office:value-type="string" office:string-value="zzz" calcext:value-type="string">
            <text:p>zzz</text:p>
          </table:table-cell>
          <table:table-cell table:style-name="ce4" table:formula="of:=IF([.$C721]=&quot;zzz&quot;;&quot;&quot;;COUNTIF([.$C$3:.$C$1002];&quot;&lt;&quot;&amp;[.$C721]))">
            <text:p/>
          </table:table-cell>
          <table:table-cell table:style-name="ce4" table:formula="of:=IF(ISNA(MATCH(ROW([.$D720])-1;[.$D$1:.$D$1048576];0));&quot;&quot;;INDEX([.$C$3:.$C$1002];MATCH(ROW([.$D720])-1;[.$D$1:.$D$1048576];0)))">
            <text:p/>
          </table:table-cell>
          <table:table-cell table:style-name="ce4"/>
          <table:table-cell table:style-name="ce4" table:formula="of:=IF([.$F721]=&quot;&quot;;&quot;&quot;;IF(LEFT([.$F720];1)&lt;&gt;&quot;^&quot;;&quot;&quot;;&quot;[&quot;)&amp;CHAR(34)&amp;[.$F721]&amp;CHAR(34)&amp;IF([.$F72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ticle</text:p>
          </table:table-cell>
          <table:table-cell table:style-name="ce4" table:formula="of:=LEN([.A722])" office:value-type="float" office:value="7" calcext:value-type="float">
            <text:p>7</text:p>
          </table:table-cell>
          <table:table-cell table:style-name="ce4" table:formula="of:=IF(AND([.$B722]&gt;=[.$J$2];[.$B722]&lt;=[.$J$3]);[.$A722];&quot;zzz&quot;)" office:value-type="string" office:string-value="zzz" calcext:value-type="string">
            <text:p>zzz</text:p>
          </table:table-cell>
          <table:table-cell table:style-name="ce4" table:formula="of:=IF([.$C722]=&quot;zzz&quot;;&quot;&quot;;COUNTIF([.$C$3:.$C$1002];&quot;&lt;&quot;&amp;[.$C722]))">
            <text:p/>
          </table:table-cell>
          <table:table-cell table:style-name="ce4" table:formula="of:=IF(ISNA(MATCH(ROW([.$D721])-1;[.$D$1:.$D$1048576];0));&quot;&quot;;INDEX([.$C$3:.$C$1002];MATCH(ROW([.$D721])-1;[.$D$1:.$D$1048576];0)))">
            <text:p/>
          </table:table-cell>
          <table:table-cell table:style-name="ce4"/>
          <table:table-cell table:style-name="ce4" table:formula="of:=IF([.$F722]=&quot;&quot;;&quot;&quot;;IF(LEFT([.$F721];1)&lt;&gt;&quot;^&quot;;&quot;&quot;;&quot;[&quot;)&amp;CHAR(34)&amp;[.$F722]&amp;CHAR(34)&amp;IF([.$F72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cause</text:p>
          </table:table-cell>
          <table:table-cell table:style-name="ce4" table:formula="of:=LEN([.A723])" office:value-type="float" office:value="7" calcext:value-type="float">
            <text:p>7</text:p>
          </table:table-cell>
          <table:table-cell table:style-name="ce4" table:formula="of:=IF(AND([.$B723]&gt;=[.$J$2];[.$B723]&lt;=[.$J$3]);[.$A723];&quot;zzz&quot;)" office:value-type="string" office:string-value="zzz" calcext:value-type="string">
            <text:p>zzz</text:p>
          </table:table-cell>
          <table:table-cell table:style-name="ce4" table:formula="of:=IF([.$C723]=&quot;zzz&quot;;&quot;&quot;;COUNTIF([.$C$3:.$C$1002];&quot;&lt;&quot;&amp;[.$C723]))">
            <text:p/>
          </table:table-cell>
          <table:table-cell table:style-name="ce4" table:formula="of:=IF(ISNA(MATCH(ROW([.$D722])-1;[.$D$1:.$D$1048576];0));&quot;&quot;;INDEX([.$C$3:.$C$1002];MATCH(ROW([.$D722])-1;[.$D$1:.$D$1048576];0)))">
            <text:p/>
          </table:table-cell>
          <table:table-cell table:style-name="ce4"/>
          <table:table-cell table:style-name="ce4" table:formula="of:=IF([.$F723]=&quot;&quot;;&quot;&quot;;IF(LEFT([.$F722];1)&lt;&gt;&quot;^&quot;;&quot;&quot;;&quot;[&quot;)&amp;CHAR(34)&amp;[.$F723]&amp;CHAR(34)&amp;IF([.$F72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lieve</text:p>
          </table:table-cell>
          <table:table-cell table:style-name="ce4" table:formula="of:=LEN([.A724])" office:value-type="float" office:value="7" calcext:value-type="float">
            <text:p>7</text:p>
          </table:table-cell>
          <table:table-cell table:style-name="ce4" table:formula="of:=IF(AND([.$B724]&gt;=[.$J$2];[.$B724]&lt;=[.$J$3]);[.$A724];&quot;zzz&quot;)" office:value-type="string" office:string-value="zzz" calcext:value-type="string">
            <text:p>zzz</text:p>
          </table:table-cell>
          <table:table-cell table:style-name="ce4" table:formula="of:=IF([.$C724]=&quot;zzz&quot;;&quot;&quot;;COUNTIF([.$C$3:.$C$1002];&quot;&lt;&quot;&amp;[.$C724]))">
            <text:p/>
          </table:table-cell>
          <table:table-cell table:style-name="ce4" table:formula="of:=IF(ISNA(MATCH(ROW([.$D723])-1;[.$D$1:.$D$1048576];0));&quot;&quot;;INDEX([.$C$3:.$C$1002];MATCH(ROW([.$D723])-1;[.$D$1:.$D$1048576];0)))">
            <text:p/>
          </table:table-cell>
          <table:table-cell table:style-name="ce4"/>
          <table:table-cell table:style-name="ce4" table:formula="of:=IF([.$F724]=&quot;&quot;;&quot;&quot;;IF(LEFT([.$F723];1)&lt;&gt;&quot;^&quot;;&quot;&quot;;&quot;[&quot;)&amp;CHAR(34)&amp;[.$F724]&amp;CHAR(34)&amp;IF([.$F72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nefit</text:p>
          </table:table-cell>
          <table:table-cell table:style-name="ce4" table:formula="of:=LEN([.A725])" office:value-type="float" office:value="7" calcext:value-type="float">
            <text:p>7</text:p>
          </table:table-cell>
          <table:table-cell table:style-name="ce4" table:formula="of:=IF(AND([.$B725]&gt;=[.$J$2];[.$B725]&lt;=[.$J$3]);[.$A725];&quot;zzz&quot;)" office:value-type="string" office:string-value="zzz" calcext:value-type="string">
            <text:p>zzz</text:p>
          </table:table-cell>
          <table:table-cell table:style-name="ce4" table:formula="of:=IF([.$C725]=&quot;zzz&quot;;&quot;&quot;;COUNTIF([.$C$3:.$C$1002];&quot;&lt;&quot;&amp;[.$C725]))">
            <text:p/>
          </table:table-cell>
          <table:table-cell table:style-name="ce4" table:formula="of:=IF(ISNA(MATCH(ROW([.$D724])-1;[.$D$1:.$D$1048576];0));&quot;&quot;;INDEX([.$C$3:.$C$1002];MATCH(ROW([.$D724])-1;[.$D$1:.$D$1048576];0)))">
            <text:p/>
          </table:table-cell>
          <table:table-cell table:style-name="ce4"/>
          <table:table-cell table:style-name="ce4" table:formula="of:=IF([.$F725]=&quot;&quot;;&quot;&quot;;IF(LEFT([.$F724];1)&lt;&gt;&quot;^&quot;;&quot;&quot;;&quot;[&quot;)&amp;CHAR(34)&amp;[.$F725]&amp;CHAR(34)&amp;IF([.$F72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tween</text:p>
          </table:table-cell>
          <table:table-cell table:style-name="ce4" table:formula="of:=LEN([.A726])" office:value-type="float" office:value="7" calcext:value-type="float">
            <text:p>7</text:p>
          </table:table-cell>
          <table:table-cell table:style-name="ce4" table:formula="of:=IF(AND([.$B726]&gt;=[.$J$2];[.$B726]&lt;=[.$J$3]);[.$A726];&quot;zzz&quot;)" office:value-type="string" office:string-value="zzz" calcext:value-type="string">
            <text:p>zzz</text:p>
          </table:table-cell>
          <table:table-cell table:style-name="ce4" table:formula="of:=IF([.$C726]=&quot;zzz&quot;;&quot;&quot;;COUNTIF([.$C$3:.$C$1002];&quot;&lt;&quot;&amp;[.$C726]))">
            <text:p/>
          </table:table-cell>
          <table:table-cell table:style-name="ce4" table:formula="of:=IF(ISNA(MATCH(ROW([.$D725])-1;[.$D$1:.$D$1048576];0));&quot;&quot;;INDEX([.$C$3:.$C$1002];MATCH(ROW([.$D725])-1;[.$D$1:.$D$1048576];0)))">
            <text:p/>
          </table:table-cell>
          <table:table-cell table:style-name="ce4"/>
          <table:table-cell table:style-name="ce4" table:formula="of:=IF([.$F726]=&quot;&quot;;&quot;&quot;;IF(LEFT([.$F725];1)&lt;&gt;&quot;^&quot;;&quot;&quot;;&quot;[&quot;)&amp;CHAR(34)&amp;[.$F726]&amp;CHAR(34)&amp;IF([.$F72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llion</text:p>
          </table:table-cell>
          <table:table-cell table:style-name="ce4" table:formula="of:=LEN([.A727])" office:value-type="float" office:value="7" calcext:value-type="float">
            <text:p>7</text:p>
          </table:table-cell>
          <table:table-cell table:style-name="ce4" table:formula="of:=IF(AND([.$B727]&gt;=[.$J$2];[.$B727]&lt;=[.$J$3]);[.$A727];&quot;zzz&quot;)" office:value-type="string" office:string-value="zzz" calcext:value-type="string">
            <text:p>zzz</text:p>
          </table:table-cell>
          <table:table-cell table:style-name="ce4" table:formula="of:=IF([.$C727]=&quot;zzz&quot;;&quot;&quot;;COUNTIF([.$C$3:.$C$1002];&quot;&lt;&quot;&amp;[.$C727]))">
            <text:p/>
          </table:table-cell>
          <table:table-cell table:style-name="ce4" table:formula="of:=IF(ISNA(MATCH(ROW([.$D726])-1;[.$D$1:.$D$1048576];0));&quot;&quot;;INDEX([.$C$3:.$C$1002];MATCH(ROW([.$D726])-1;[.$D$1:.$D$1048576];0)))">
            <text:p/>
          </table:table-cell>
          <table:table-cell table:style-name="ce4"/>
          <table:table-cell table:style-name="ce4" table:formula="of:=IF([.$F727]=&quot;&quot;;&quot;&quot;;IF(LEFT([.$F726];1)&lt;&gt;&quot;^&quot;;&quot;&quot;;&quot;[&quot;)&amp;CHAR(34)&amp;[.$F727]&amp;CHAR(34)&amp;IF([.$F72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other</text:p>
          </table:table-cell>
          <table:table-cell table:style-name="ce4" table:formula="of:=LEN([.A728])" office:value-type="float" office:value="7" calcext:value-type="float">
            <text:p>7</text:p>
          </table:table-cell>
          <table:table-cell table:style-name="ce4" table:formula="of:=IF(AND([.$B728]&gt;=[.$J$2];[.$B728]&lt;=[.$J$3]);[.$A728];&quot;zzz&quot;)" office:value-type="string" office:string-value="zzz" calcext:value-type="string">
            <text:p>zzz</text:p>
          </table:table-cell>
          <table:table-cell table:style-name="ce4" table:formula="of:=IF([.$C728]=&quot;zzz&quot;;&quot;&quot;;COUNTIF([.$C$3:.$C$1002];&quot;&lt;&quot;&amp;[.$C728]))">
            <text:p/>
          </table:table-cell>
          <table:table-cell table:style-name="ce4" table:formula="of:=IF(ISNA(MATCH(ROW([.$D727])-1;[.$D$1:.$D$1048576];0));&quot;&quot;;INDEX([.$C$3:.$C$1002];MATCH(ROW([.$D727])-1;[.$D$1:.$D$1048576];0)))">
            <text:p/>
          </table:table-cell>
          <table:table-cell table:style-name="ce4"/>
          <table:table-cell table:style-name="ce4" table:formula="of:=IF([.$F728]=&quot;&quot;;&quot;&quot;;IF(LEFT([.$F727];1)&lt;&gt;&quot;^&quot;;&quot;&quot;;&quot;[&quot;)&amp;CHAR(34)&amp;[.$F728]&amp;CHAR(34)&amp;IF([.$F72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</text:p>
          </table:table-cell>
          <table:table-cell table:style-name="ce4" table:formula="of:=LEN([.A729])" office:value-type="float" office:value="7" calcext:value-type="float">
            <text:p>7</text:p>
          </table:table-cell>
          <table:table-cell table:style-name="ce4" table:formula="of:=IF(AND([.$B729]&gt;=[.$J$2];[.$B729]&lt;=[.$J$3]);[.$A729];&quot;zzz&quot;)" office:value-type="string" office:string-value="zzz" calcext:value-type="string">
            <text:p>zzz</text:p>
          </table:table-cell>
          <table:table-cell table:style-name="ce4" table:formula="of:=IF([.$C729]=&quot;zzz&quot;;&quot;&quot;;COUNTIF([.$C$3:.$C$1002];&quot;&lt;&quot;&amp;[.$C729]))">
            <text:p/>
          </table:table-cell>
          <table:table-cell table:style-name="ce4" table:formula="of:=IF(ISNA(MATCH(ROW([.$D728])-1;[.$D$1:.$D$1048576];0));&quot;&quot;;INDEX([.$C$3:.$C$1002];MATCH(ROW([.$D728])-1;[.$D$1:.$D$1048576];0)))">
            <text:p/>
          </table:table-cell>
          <table:table-cell table:style-name="ce4"/>
          <table:table-cell table:style-name="ce4" table:formula="of:=IF([.$F729]=&quot;&quot;;&quot;&quot;;IF(LEFT([.$F728];1)&lt;&gt;&quot;^&quot;;&quot;&quot;;&quot;[&quot;)&amp;CHAR(34)&amp;[.$F729]&amp;CHAR(34)&amp;IF([.$F73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ntral</text:p>
          </table:table-cell>
          <table:table-cell table:style-name="ce4" table:formula="of:=LEN([.A730])" office:value-type="float" office:value="7" calcext:value-type="float">
            <text:p>7</text:p>
          </table:table-cell>
          <table:table-cell table:style-name="ce4" table:formula="of:=IF(AND([.$B730]&gt;=[.$J$2];[.$B730]&lt;=[.$J$3]);[.$A730];&quot;zzz&quot;)" office:value-type="string" office:string-value="zzz" calcext:value-type="string">
            <text:p>zzz</text:p>
          </table:table-cell>
          <table:table-cell table:style-name="ce4" table:formula="of:=IF([.$C730]=&quot;zzz&quot;;&quot;&quot;;COUNTIF([.$C$3:.$C$1002];&quot;&lt;&quot;&amp;[.$C730]))">
            <text:p/>
          </table:table-cell>
          <table:table-cell table:style-name="ce4" table:formula="of:=IF(ISNA(MATCH(ROW([.$D729])-1;[.$D$1:.$D$1048576];0));&quot;&quot;;INDEX([.$C$3:.$C$1002];MATCH(ROW([.$D729])-1;[.$D$1:.$D$1048576];0)))">
            <text:p/>
          </table:table-cell>
          <table:table-cell table:style-name="ce4"/>
          <table:table-cell table:style-name="ce4" table:formula="of:=IF([.$F730]=&quot;&quot;;&quot;&quot;;IF(LEFT([.$F729];1)&lt;&gt;&quot;^&quot;;&quot;&quot;;&quot;[&quot;)&amp;CHAR(34)&amp;[.$F730]&amp;CHAR(34)&amp;IF([.$F73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ntury</text:p>
          </table:table-cell>
          <table:table-cell table:style-name="ce4" table:formula="of:=LEN([.A731])" office:value-type="float" office:value="7" calcext:value-type="float">
            <text:p>7</text:p>
          </table:table-cell>
          <table:table-cell table:style-name="ce4" table:formula="of:=IF(AND([.$B731]&gt;=[.$J$2];[.$B731]&lt;=[.$J$3]);[.$A731];&quot;zzz&quot;)" office:value-type="string" office:string-value="zzz" calcext:value-type="string">
            <text:p>zzz</text:p>
          </table:table-cell>
          <table:table-cell table:style-name="ce4" table:formula="of:=IF([.$C731]=&quot;zzz&quot;;&quot;&quot;;COUNTIF([.$C$3:.$C$1002];&quot;&lt;&quot;&amp;[.$C731]))">
            <text:p/>
          </table:table-cell>
          <table:table-cell table:style-name="ce4" table:formula="of:=IF(ISNA(MATCH(ROW([.$D730])-1;[.$D$1:.$D$1048576];0));&quot;&quot;;INDEX([.$C$3:.$C$1002];MATCH(ROW([.$D730])-1;[.$D$1:.$D$1048576];0)))">
            <text:p/>
          </table:table-cell>
          <table:table-cell table:style-name="ce4"/>
          <table:table-cell table:style-name="ce4" table:formula="of:=IF([.$F731]=&quot;&quot;;&quot;&quot;;IF(LEFT([.$F730];1)&lt;&gt;&quot;^&quot;;&quot;&quot;;&quot;[&quot;)&amp;CHAR(34)&amp;[.$F731]&amp;CHAR(34)&amp;IF([.$F73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rtain</text:p>
          </table:table-cell>
          <table:table-cell table:style-name="ce4" table:formula="of:=LEN([.A732])" office:value-type="float" office:value="7" calcext:value-type="float">
            <text:p>7</text:p>
          </table:table-cell>
          <table:table-cell table:style-name="ce4" table:formula="of:=IF(AND([.$B732]&gt;=[.$J$2];[.$B732]&lt;=[.$J$3]);[.$A732];&quot;zzz&quot;)" office:value-type="string" office:string-value="zzz" calcext:value-type="string">
            <text:p>zzz</text:p>
          </table:table-cell>
          <table:table-cell table:style-name="ce4" table:formula="of:=IF([.$C732]=&quot;zzz&quot;;&quot;&quot;;COUNTIF([.$C$3:.$C$1002];&quot;&lt;&quot;&amp;[.$C732]))">
            <text:p/>
          </table:table-cell>
          <table:table-cell table:style-name="ce4" table:formula="of:=IF(ISNA(MATCH(ROW([.$D731])-1;[.$D$1:.$D$1048576];0));&quot;&quot;;INDEX([.$C$3:.$C$1002];MATCH(ROW([.$D731])-1;[.$D$1:.$D$1048576];0)))">
            <text:p/>
          </table:table-cell>
          <table:table-cell table:style-name="ce4"/>
          <table:table-cell table:style-name="ce4" table:formula="of:=IF([.$F732]=&quot;&quot;;&quot;&quot;;IF(LEFT([.$F731];1)&lt;&gt;&quot;^&quot;;&quot;&quot;;&quot;[&quot;)&amp;CHAR(34)&amp;[.$F732]&amp;CHAR(34)&amp;IF([.$F73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izen</text:p>
          </table:table-cell>
          <table:table-cell table:style-name="ce4" table:formula="of:=LEN([.A733])" office:value-type="float" office:value="7" calcext:value-type="float">
            <text:p>7</text:p>
          </table:table-cell>
          <table:table-cell table:style-name="ce4" table:formula="of:=IF(AND([.$B733]&gt;=[.$J$2];[.$B733]&lt;=[.$J$3]);[.$A733];&quot;zzz&quot;)" office:value-type="string" office:string-value="zzz" calcext:value-type="string">
            <text:p>zzz</text:p>
          </table:table-cell>
          <table:table-cell table:style-name="ce4" table:formula="of:=IF([.$C733]=&quot;zzz&quot;;&quot;&quot;;COUNTIF([.$C$3:.$C$1002];&quot;&lt;&quot;&amp;[.$C733]))">
            <text:p/>
          </table:table-cell>
          <table:table-cell table:style-name="ce4" table:formula="of:=IF(ISNA(MATCH(ROW([.$D732])-1;[.$D$1:.$D$1048576];0));&quot;&quot;;INDEX([.$C$3:.$C$1002];MATCH(ROW([.$D732])-1;[.$D$1:.$D$1048576];0)))">
            <text:p/>
          </table:table-cell>
          <table:table-cell table:style-name="ce4"/>
          <table:table-cell table:style-name="ce4" table:formula="of:=IF([.$F733]=&quot;&quot;;&quot;&quot;;IF(LEFT([.$F732];1)&lt;&gt;&quot;^&quot;;&quot;&quot;;&quot;[&quot;)&amp;CHAR(34)&amp;[.$F733]&amp;CHAR(34)&amp;IF([.$F73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early</text:p>
          </table:table-cell>
          <table:table-cell table:style-name="ce4" table:formula="of:=LEN([.A734])" office:value-type="float" office:value="7" calcext:value-type="float">
            <text:p>7</text:p>
          </table:table-cell>
          <table:table-cell table:style-name="ce4" table:formula="of:=IF(AND([.$B734]&gt;=[.$J$2];[.$B734]&lt;=[.$J$3]);[.$A734];&quot;zzz&quot;)" office:value-type="string" office:string-value="zzz" calcext:value-type="string">
            <text:p>zzz</text:p>
          </table:table-cell>
          <table:table-cell table:style-name="ce4" table:formula="of:=IF([.$C734]=&quot;zzz&quot;;&quot;&quot;;COUNTIF([.$C$3:.$C$1002];&quot;&lt;&quot;&amp;[.$C734]))">
            <text:p/>
          </table:table-cell>
          <table:table-cell table:style-name="ce4" table:formula="of:=IF(ISNA(MATCH(ROW([.$D733])-1;[.$D$1:.$D$1048576];0));&quot;&quot;;INDEX([.$C$3:.$C$1002];MATCH(ROW([.$D733])-1;[.$D$1:.$D$1048576];0)))">
            <text:p/>
          </table:table-cell>
          <table:table-cell table:style-name="ce4"/>
          <table:table-cell table:style-name="ce4" table:formula="of:=IF([.$F734]=&quot;&quot;;&quot;&quot;;IF(LEFT([.$F733];1)&lt;&gt;&quot;^&quot;;&quot;&quot;;&quot;[&quot;)&amp;CHAR(34)&amp;[.$F734]&amp;CHAR(34)&amp;IF([.$F73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llege</text:p>
          </table:table-cell>
          <table:table-cell table:style-name="ce4" table:formula="of:=LEN([.A735])" office:value-type="float" office:value="7" calcext:value-type="float">
            <text:p>7</text:p>
          </table:table-cell>
          <table:table-cell table:style-name="ce4" table:formula="of:=IF(AND([.$B735]&gt;=[.$J$2];[.$B735]&lt;=[.$J$3]);[.$A735];&quot;zzz&quot;)" office:value-type="string" office:string-value="zzz" calcext:value-type="string">
            <text:p>zzz</text:p>
          </table:table-cell>
          <table:table-cell table:style-name="ce4" table:formula="of:=IF([.$C735]=&quot;zzz&quot;;&quot;&quot;;COUNTIF([.$C$3:.$C$1002];&quot;&lt;&quot;&amp;[.$C735]))">
            <text:p/>
          </table:table-cell>
          <table:table-cell table:style-name="ce4" table:formula="of:=IF(ISNA(MATCH(ROW([.$D734])-1;[.$D$1:.$D$1048576];0));&quot;&quot;;INDEX([.$C$3:.$C$1002];MATCH(ROW([.$D734])-1;[.$D$1:.$D$1048576];0)))">
            <text:p/>
          </table:table-cell>
          <table:table-cell table:style-name="ce4"/>
          <table:table-cell table:style-name="ce4" table:formula="of:=IF([.$F735]=&quot;&quot;;&quot;&quot;;IF(LEFT([.$F734];1)&lt;&gt;&quot;^&quot;;&quot;&quot;;&quot;[&quot;)&amp;CHAR(34)&amp;[.$F735]&amp;CHAR(34)&amp;IF([.$F73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any</text:p>
          </table:table-cell>
          <table:table-cell table:style-name="ce4" table:formula="of:=LEN([.A736])" office:value-type="float" office:value="7" calcext:value-type="float">
            <text:p>7</text:p>
          </table:table-cell>
          <table:table-cell table:style-name="ce4" table:formula="of:=IF(AND([.$B736]&gt;=[.$J$2];[.$B736]&lt;=[.$J$3]);[.$A736];&quot;zzz&quot;)" office:value-type="string" office:string-value="zzz" calcext:value-type="string">
            <text:p>zzz</text:p>
          </table:table-cell>
          <table:table-cell table:style-name="ce4" table:formula="of:=IF([.$C736]=&quot;zzz&quot;;&quot;&quot;;COUNTIF([.$C$3:.$C$1002];&quot;&lt;&quot;&amp;[.$C736]))">
            <text:p/>
          </table:table-cell>
          <table:table-cell table:style-name="ce4" table:formula="of:=IF(ISNA(MATCH(ROW([.$D735])-1;[.$D$1:.$D$1048576];0));&quot;&quot;;INDEX([.$C$3:.$C$1002];MATCH(ROW([.$D735])-1;[.$D$1:.$D$1048576];0)))">
            <text:p/>
          </table:table-cell>
          <table:table-cell table:style-name="ce4"/>
          <table:table-cell table:style-name="ce4" table:formula="of:=IF([.$F736]=&quot;&quot;;&quot;&quot;;IF(LEFT([.$F735];1)&lt;&gt;&quot;^&quot;;&quot;&quot;;&quot;[&quot;)&amp;CHAR(34)&amp;[.$F736]&amp;CHAR(34)&amp;IF([.$F73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are</text:p>
          </table:table-cell>
          <table:table-cell table:style-name="ce4" table:formula="of:=LEN([.A737])" office:value-type="float" office:value="7" calcext:value-type="float">
            <text:p>7</text:p>
          </table:table-cell>
          <table:table-cell table:style-name="ce4" table:formula="of:=IF(AND([.$B737]&gt;=[.$J$2];[.$B737]&lt;=[.$J$3]);[.$A737];&quot;zzz&quot;)" office:value-type="string" office:string-value="zzz" calcext:value-type="string">
            <text:p>zzz</text:p>
          </table:table-cell>
          <table:table-cell table:style-name="ce4" table:formula="of:=IF([.$C737]=&quot;zzz&quot;;&quot;&quot;;COUNTIF([.$C$3:.$C$1002];&quot;&lt;&quot;&amp;[.$C737]))">
            <text:p/>
          </table:table-cell>
          <table:table-cell table:style-name="ce4" table:formula="of:=IF(ISNA(MATCH(ROW([.$D736])-1;[.$D$1:.$D$1048576];0));&quot;&quot;;INDEX([.$C$3:.$C$1002];MATCH(ROW([.$D736])-1;[.$D$1:.$D$1048576];0)))">
            <text:p/>
          </table:table-cell>
          <table:table-cell table:style-name="ce4"/>
          <table:table-cell table:style-name="ce4" table:formula="of:=IF([.$F737]=&quot;&quot;;&quot;&quot;;IF(LEFT([.$F736];1)&lt;&gt;&quot;^&quot;;&quot;&quot;;&quot;[&quot;)&amp;CHAR(34)&amp;[.$F737]&amp;CHAR(34)&amp;IF([.$F73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cern</text:p>
          </table:table-cell>
          <table:table-cell table:style-name="ce4" table:formula="of:=LEN([.A738])" office:value-type="float" office:value="7" calcext:value-type="float">
            <text:p>7</text:p>
          </table:table-cell>
          <table:table-cell table:style-name="ce4" table:formula="of:=IF(AND([.$B738]&gt;=[.$J$2];[.$B738]&lt;=[.$J$3]);[.$A738];&quot;zzz&quot;)" office:value-type="string" office:string-value="zzz" calcext:value-type="string">
            <text:p>zzz</text:p>
          </table:table-cell>
          <table:table-cell table:style-name="ce4" table:formula="of:=IF([.$C738]=&quot;zzz&quot;;&quot;&quot;;COUNTIF([.$C$3:.$C$1002];&quot;&lt;&quot;&amp;[.$C738]))">
            <text:p/>
          </table:table-cell>
          <table:table-cell table:style-name="ce4" table:formula="of:=IF(ISNA(MATCH(ROW([.$D737])-1;[.$D$1:.$D$1048576];0));&quot;&quot;;INDEX([.$C$3:.$C$1002];MATCH(ROW([.$D737])-1;[.$D$1:.$D$1048576];0)))">
            <text:p/>
          </table:table-cell>
          <table:table-cell table:style-name="ce4"/>
          <table:table-cell table:style-name="ce4" table:formula="of:=IF([.$F738]=&quot;&quot;;&quot;&quot;;IF(LEFT([.$F737];1)&lt;&gt;&quot;^&quot;;&quot;&quot;;&quot;[&quot;)&amp;CHAR(34)&amp;[.$F738]&amp;CHAR(34)&amp;IF([.$F73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tain</text:p>
          </table:table-cell>
          <table:table-cell table:style-name="ce4" table:formula="of:=LEN([.A739])" office:value-type="float" office:value="7" calcext:value-type="float">
            <text:p>7</text:p>
          </table:table-cell>
          <table:table-cell table:style-name="ce4" table:formula="of:=IF(AND([.$B739]&gt;=[.$J$2];[.$B739]&lt;=[.$J$3]);[.$A739];&quot;zzz&quot;)" office:value-type="string" office:string-value="zzz" calcext:value-type="string">
            <text:p>zzz</text:p>
          </table:table-cell>
          <table:table-cell table:style-name="ce4" table:formula="of:=IF([.$C739]=&quot;zzz&quot;;&quot;&quot;;COUNTIF([.$C$3:.$C$1002];&quot;&lt;&quot;&amp;[.$C739]))">
            <text:p/>
          </table:table-cell>
          <table:table-cell table:style-name="ce4" table:formula="of:=IF(ISNA(MATCH(ROW([.$D738])-1;[.$D$1:.$D$1048576];0));&quot;&quot;;INDEX([.$C$3:.$C$1002];MATCH(ROW([.$D738])-1;[.$D$1:.$D$1048576];0)))">
            <text:p/>
          </table:table-cell>
          <table:table-cell table:style-name="ce4"/>
          <table:table-cell table:style-name="ce4" table:formula="of:=IF([.$F739]=&quot;&quot;;&quot;&quot;;IF(LEFT([.$F738];1)&lt;&gt;&quot;^&quot;;&quot;&quot;;&quot;[&quot;)&amp;CHAR(34)&amp;[.$F739]&amp;CHAR(34)&amp;IF([.$F74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trol</text:p>
          </table:table-cell>
          <table:table-cell table:style-name="ce4" table:formula="of:=LEN([.A740])" office:value-type="float" office:value="7" calcext:value-type="float">
            <text:p>7</text:p>
          </table:table-cell>
          <table:table-cell table:style-name="ce4" table:formula="of:=IF(AND([.$B740]&gt;=[.$J$2];[.$B740]&lt;=[.$J$3]);[.$A740];&quot;zzz&quot;)" office:value-type="string" office:string-value="zzz" calcext:value-type="string">
            <text:p>zzz</text:p>
          </table:table-cell>
          <table:table-cell table:style-name="ce4" table:formula="of:=IF([.$C740]=&quot;zzz&quot;;&quot;&quot;;COUNTIF([.$C$3:.$C$1002];&quot;&lt;&quot;&amp;[.$C740]))">
            <text:p/>
          </table:table-cell>
          <table:table-cell table:style-name="ce4" table:formula="of:=IF(ISNA(MATCH(ROW([.$D739])-1;[.$D$1:.$D$1048576];0));&quot;&quot;;INDEX([.$C$3:.$C$1002];MATCH(ROW([.$D739])-1;[.$D$1:.$D$1048576];0)))">
            <text:p/>
          </table:table-cell>
          <table:table-cell table:style-name="ce4"/>
          <table:table-cell table:style-name="ce4" table:formula="of:=IF([.$F740]=&quot;&quot;;&quot;&quot;;IF(LEFT([.$F739];1)&lt;&gt;&quot;^&quot;;&quot;&quot;;&quot;[&quot;)&amp;CHAR(34)&amp;[.$F740]&amp;CHAR(34)&amp;IF([.$F74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ntry</text:p>
          </table:table-cell>
          <table:table-cell table:style-name="ce4" table:formula="of:=LEN([.A741])" office:value-type="float" office:value="7" calcext:value-type="float">
            <text:p>7</text:p>
          </table:table-cell>
          <table:table-cell table:style-name="ce4" table:formula="of:=IF(AND([.$B741]&gt;=[.$J$2];[.$B741]&lt;=[.$J$3]);[.$A741];&quot;zzz&quot;)" office:value-type="string" office:string-value="zzz" calcext:value-type="string">
            <text:p>zzz</text:p>
          </table:table-cell>
          <table:table-cell table:style-name="ce4" table:formula="of:=IF([.$C741]=&quot;zzz&quot;;&quot;&quot;;COUNTIF([.$C$3:.$C$1002];&quot;&lt;&quot;&amp;[.$C741]))">
            <text:p/>
          </table:table-cell>
          <table:table-cell table:style-name="ce4" table:formula="of:=IF(ISNA(MATCH(ROW([.$D740])-1;[.$D$1:.$D$1048576];0));&quot;&quot;;INDEX([.$C$3:.$C$1002];MATCH(ROW([.$D740])-1;[.$D$1:.$D$1048576];0)))">
            <text:p/>
          </table:table-cell>
          <table:table-cell table:style-name="ce4"/>
          <table:table-cell table:style-name="ce4" table:formula="of:=IF([.$F741]=&quot;&quot;;&quot;&quot;;IF(LEFT([.$F740];1)&lt;&gt;&quot;^&quot;;&quot;&quot;;&quot;[&quot;)&amp;CHAR(34)&amp;[.$F741]&amp;CHAR(34)&amp;IF([.$F7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ulture</text:p>
          </table:table-cell>
          <table:table-cell table:style-name="ce4" table:formula="of:=LEN([.A742])" office:value-type="float" office:value="7" calcext:value-type="float">
            <text:p>7</text:p>
          </table:table-cell>
          <table:table-cell table:style-name="ce4" table:formula="of:=IF(AND([.$B742]&gt;=[.$J$2];[.$B742]&lt;=[.$J$3]);[.$A742];&quot;zzz&quot;)" office:value-type="string" office:string-value="zzz" calcext:value-type="string">
            <text:p>zzz</text:p>
          </table:table-cell>
          <table:table-cell table:style-name="ce4" table:formula="of:=IF([.$C742]=&quot;zzz&quot;;&quot;&quot;;COUNTIF([.$C$3:.$C$1002];&quot;&lt;&quot;&amp;[.$C742]))">
            <text:p/>
          </table:table-cell>
          <table:table-cell table:style-name="ce4" table:formula="of:=IF(ISNA(MATCH(ROW([.$D741])-1;[.$D$1:.$D$1048576];0));&quot;&quot;;INDEX([.$C$3:.$C$1002];MATCH(ROW([.$D741])-1;[.$D$1:.$D$1048576];0)))">
            <text:p/>
          </table:table-cell>
          <table:table-cell table:style-name="ce4"/>
          <table:table-cell table:style-name="ce4" table:formula="of:=IF([.$F742]=&quot;&quot;;&quot;&quot;;IF(LEFT([.$F741];1)&lt;&gt;&quot;^&quot;;&quot;&quot;;&quot;[&quot;)&amp;CHAR(34)&amp;[.$F742]&amp;CHAR(34)&amp;IF([.$F7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urrent</text:p>
          </table:table-cell>
          <table:table-cell table:style-name="ce4" table:formula="of:=LEN([.A743])" office:value-type="float" office:value="7" calcext:value-type="float">
            <text:p>7</text:p>
          </table:table-cell>
          <table:table-cell table:style-name="ce4" table:formula="of:=IF(AND([.$B743]&gt;=[.$J$2];[.$B743]&lt;=[.$J$3]);[.$A743];&quot;zzz&quot;)" office:value-type="string" office:string-value="zzz" calcext:value-type="string">
            <text:p>zzz</text:p>
          </table:table-cell>
          <table:table-cell table:style-name="ce4" table:formula="of:=IF([.$C743]=&quot;zzz&quot;;&quot;&quot;;COUNTIF([.$C$3:.$C$1002];&quot;&lt;&quot;&amp;[.$C743]))">
            <text:p/>
          </table:table-cell>
          <table:table-cell table:style-name="ce4" table:formula="of:=IF(ISNA(MATCH(ROW([.$D742])-1;[.$D$1:.$D$1048576];0));&quot;&quot;;INDEX([.$C$3:.$C$1002];MATCH(ROW([.$D742])-1;[.$D$1:.$D$1048576];0)))">
            <text:p/>
          </table:table-cell>
          <table:table-cell table:style-name="ce4"/>
          <table:table-cell table:style-name="ce4" table:formula="of:=IF([.$F743]=&quot;&quot;;&quot;&quot;;IF(LEFT([.$F742];1)&lt;&gt;&quot;^&quot;;&quot;&quot;;&quot;[&quot;)&amp;CHAR(34)&amp;[.$F743]&amp;CHAR(34)&amp;IF([.$F7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fense</text:p>
          </table:table-cell>
          <table:table-cell table:style-name="ce4" table:formula="of:=LEN([.A744])" office:value-type="float" office:value="7" calcext:value-type="float">
            <text:p>7</text:p>
          </table:table-cell>
          <table:table-cell table:style-name="ce4" table:formula="of:=IF(AND([.$B744]&gt;=[.$J$2];[.$B744]&lt;=[.$J$3]);[.$A744];&quot;zzz&quot;)" office:value-type="string" office:string-value="zzz" calcext:value-type="string">
            <text:p>zzz</text:p>
          </table:table-cell>
          <table:table-cell table:style-name="ce4" table:formula="of:=IF([.$C744]=&quot;zzz&quot;;&quot;&quot;;COUNTIF([.$C$3:.$C$1002];&quot;&lt;&quot;&amp;[.$C744]))">
            <text:p/>
          </table:table-cell>
          <table:table-cell table:style-name="ce4" table:formula="of:=IF(ISNA(MATCH(ROW([.$D743])-1;[.$D$1:.$D$1048576];0));&quot;&quot;;INDEX([.$C$3:.$C$1002];MATCH(ROW([.$D743])-1;[.$D$1:.$D$1048576];0)))">
            <text:p/>
          </table:table-cell>
          <table:table-cell table:style-name="ce4"/>
          <table:table-cell table:style-name="ce4" table:formula="of:=IF([.$F744]=&quot;&quot;;&quot;&quot;;IF(LEFT([.$F743];1)&lt;&gt;&quot;^&quot;;&quot;&quot;;&quot;[&quot;)&amp;CHAR(34)&amp;[.$F744]&amp;CHAR(34)&amp;IF([.$F7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spite</text:p>
          </table:table-cell>
          <table:table-cell table:style-name="ce4" table:formula="of:=LEN([.A745])" office:value-type="float" office:value="7" calcext:value-type="float">
            <text:p>7</text:p>
          </table:table-cell>
          <table:table-cell table:style-name="ce4" table:formula="of:=IF(AND([.$B745]&gt;=[.$J$2];[.$B745]&lt;=[.$J$3]);[.$A745];&quot;zzz&quot;)" office:value-type="string" office:string-value="zzz" calcext:value-type="string">
            <text:p>zzz</text:p>
          </table:table-cell>
          <table:table-cell table:style-name="ce4" table:formula="of:=IF([.$C745]=&quot;zzz&quot;;&quot;&quot;;COUNTIF([.$C$3:.$C$1002];&quot;&lt;&quot;&amp;[.$C745]))">
            <text:p/>
          </table:table-cell>
          <table:table-cell table:style-name="ce4" table:formula="of:=IF(ISNA(MATCH(ROW([.$D744])-1;[.$D$1:.$D$1048576];0));&quot;&quot;;INDEX([.$C$3:.$C$1002];MATCH(ROW([.$D744])-1;[.$D$1:.$D$1048576];0)))">
            <text:p/>
          </table:table-cell>
          <table:table-cell table:style-name="ce4"/>
          <table:table-cell table:style-name="ce4" table:formula="of:=IF([.$F745]=&quot;&quot;;&quot;&quot;;IF(LEFT([.$F744];1)&lt;&gt;&quot;^&quot;;&quot;&quot;;&quot;[&quot;)&amp;CHAR(34)&amp;[.$F745]&amp;CHAR(34)&amp;IF([.$F7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velop</text:p>
          </table:table-cell>
          <table:table-cell table:style-name="ce4" table:formula="of:=LEN([.A746])" office:value-type="float" office:value="7" calcext:value-type="float">
            <text:p>7</text:p>
          </table:table-cell>
          <table:table-cell table:style-name="ce4" table:formula="of:=IF(AND([.$B746]&gt;=[.$J$2];[.$B746]&lt;=[.$J$3]);[.$A746];&quot;zzz&quot;)" office:value-type="string" office:string-value="zzz" calcext:value-type="string">
            <text:p>zzz</text:p>
          </table:table-cell>
          <table:table-cell table:style-name="ce4" table:formula="of:=IF([.$C746]=&quot;zzz&quot;;&quot;&quot;;COUNTIF([.$C$3:.$C$1002];&quot;&lt;&quot;&amp;[.$C746]))">
            <text:p/>
          </table:table-cell>
          <table:table-cell table:style-name="ce4" table:formula="of:=IF(ISNA(MATCH(ROW([.$D745])-1;[.$D$1:.$D$1048576];0));&quot;&quot;;INDEX([.$C$3:.$C$1002];MATCH(ROW([.$D745])-1;[.$D$1:.$D$1048576];0)))">
            <text:p/>
          </table:table-cell>
          <table:table-cell table:style-name="ce4"/>
          <table:table-cell table:style-name="ce4" table:formula="of:=IF([.$F746]=&quot;&quot;;&quot;&quot;;IF(LEFT([.$F745];1)&lt;&gt;&quot;^&quot;;&quot;&quot;;&quot;[&quot;)&amp;CHAR(34)&amp;[.$F746]&amp;CHAR(34)&amp;IF([.$F7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cuss</text:p>
          </table:table-cell>
          <table:table-cell table:style-name="ce4" table:formula="of:=LEN([.A747])" office:value-type="float" office:value="7" calcext:value-type="float">
            <text:p>7</text:p>
          </table:table-cell>
          <table:table-cell table:style-name="ce4" table:formula="of:=IF(AND([.$B747]&gt;=[.$J$2];[.$B747]&lt;=[.$J$3]);[.$A747];&quot;zzz&quot;)" office:value-type="string" office:string-value="zzz" calcext:value-type="string">
            <text:p>zzz</text:p>
          </table:table-cell>
          <table:table-cell table:style-name="ce4" table:formula="of:=IF([.$C747]=&quot;zzz&quot;;&quot;&quot;;COUNTIF([.$C$3:.$C$1002];&quot;&lt;&quot;&amp;[.$C747]))">
            <text:p/>
          </table:table-cell>
          <table:table-cell table:style-name="ce4" table:formula="of:=IF(ISNA(MATCH(ROW([.$D746])-1;[.$D$1:.$D$1048576];0));&quot;&quot;;INDEX([.$C$3:.$C$1002];MATCH(ROW([.$D746])-1;[.$D$1:.$D$1048576];0)))">
            <text:p/>
          </table:table-cell>
          <table:table-cell table:style-name="ce4"/>
          <table:table-cell table:style-name="ce4" table:formula="of:=IF([.$F747]=&quot;&quot;;&quot;&quot;;IF(LEFT([.$F746];1)&lt;&gt;&quot;^&quot;;&quot;&quot;;&quot;[&quot;)&amp;CHAR(34)&amp;[.$F747]&amp;CHAR(34)&amp;IF([.$F7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ease</text:p>
          </table:table-cell>
          <table:table-cell table:style-name="ce4" table:formula="of:=LEN([.A748])" office:value-type="float" office:value="7" calcext:value-type="float">
            <text:p>7</text:p>
          </table:table-cell>
          <table:table-cell table:style-name="ce4" table:formula="of:=IF(AND([.$B748]&gt;=[.$J$2];[.$B748]&lt;=[.$J$3]);[.$A748];&quot;zzz&quot;)" office:value-type="string" office:string-value="zzz" calcext:value-type="string">
            <text:p>zzz</text:p>
          </table:table-cell>
          <table:table-cell table:style-name="ce4" table:formula="of:=IF([.$C748]=&quot;zzz&quot;;&quot;&quot;;COUNTIF([.$C$3:.$C$1002];&quot;&lt;&quot;&amp;[.$C748]))">
            <text:p/>
          </table:table-cell>
          <table:table-cell table:style-name="ce4" table:formula="of:=IF(ISNA(MATCH(ROW([.$D747])-1;[.$D$1:.$D$1048576];0));&quot;&quot;;INDEX([.$C$3:.$C$1002];MATCH(ROW([.$D747])-1;[.$D$1:.$D$1048576];0)))">
            <text:p/>
          </table:table-cell>
          <table:table-cell table:style-name="ce4"/>
          <table:table-cell table:style-name="ce4" table:formula="of:=IF([.$F748]=&quot;&quot;;&quot;&quot;;IF(LEFT([.$F747];1)&lt;&gt;&quot;^&quot;;&quot;&quot;;&quot;[&quot;)&amp;CHAR(34)&amp;[.$F748]&amp;CHAR(34)&amp;IF([.$F7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y</text:p>
          </table:table-cell>
          <table:table-cell table:style-name="ce4" table:formula="of:=LEN([.A749])" office:value-type="float" office:value="7" calcext:value-type="float">
            <text:p>7</text:p>
          </table:table-cell>
          <table:table-cell table:style-name="ce4" table:formula="of:=IF(AND([.$B749]&gt;=[.$J$2];[.$B749]&lt;=[.$J$3]);[.$A749];&quot;zzz&quot;)" office:value-type="string" office:string-value="zzz" calcext:value-type="string">
            <text:p>zzz</text:p>
          </table:table-cell>
          <table:table-cell table:style-name="ce4" table:formula="of:=IF([.$C749]=&quot;zzz&quot;;&quot;&quot;;COUNTIF([.$C$3:.$C$1002];&quot;&lt;&quot;&amp;[.$C749]))">
            <text:p/>
          </table:table-cell>
          <table:table-cell table:style-name="ce4" table:formula="of:=IF(ISNA(MATCH(ROW([.$D748])-1;[.$D$1:.$D$1048576];0));&quot;&quot;;INDEX([.$C$3:.$C$1002];MATCH(ROW([.$D748])-1;[.$D$1:.$D$1048576];0)))">
            <text:p/>
          </table:table-cell>
          <table:table-cell table:style-name="ce4"/>
          <table:table-cell table:style-name="ce4" table:formula="of:=IF([.$F749]=&quot;&quot;;&quot;&quot;;IF(LEFT([.$F748];1)&lt;&gt;&quot;^&quot;;&quot;&quot;;&quot;[&quot;)&amp;CHAR(34)&amp;[.$F749]&amp;CHAR(34)&amp;IF([.$F7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ning</text:p>
          </table:table-cell>
          <table:table-cell table:style-name="ce4" table:formula="of:=LEN([.A750])" office:value-type="float" office:value="7" calcext:value-type="float">
            <text:p>7</text:p>
          </table:table-cell>
          <table:table-cell table:style-name="ce4" table:formula="of:=IF(AND([.$B750]&gt;=[.$J$2];[.$B750]&lt;=[.$J$3]);[.$A750];&quot;zzz&quot;)" office:value-type="string" office:string-value="zzz" calcext:value-type="string">
            <text:p>zzz</text:p>
          </table:table-cell>
          <table:table-cell table:style-name="ce4" table:formula="of:=IF([.$C750]=&quot;zzz&quot;;&quot;&quot;;COUNTIF([.$C$3:.$C$1002];&quot;&lt;&quot;&amp;[.$C750]))">
            <text:p/>
          </table:table-cell>
          <table:table-cell table:style-name="ce4" table:formula="of:=IF(ISNA(MATCH(ROW([.$D749])-1;[.$D$1:.$D$1048576];0));&quot;&quot;;INDEX([.$C$3:.$C$1002];MATCH(ROW([.$D749])-1;[.$D$1:.$D$1048576];0)))">
            <text:p/>
          </table:table-cell>
          <table:table-cell table:style-name="ce4"/>
          <table:table-cell table:style-name="ce4" table:formula="of:=IF([.$F750]=&quot;&quot;;&quot;&quot;;IF(LEFT([.$F749];1)&lt;&gt;&quot;^&quot;;&quot;&quot;;&quot;[&quot;)&amp;CHAR(34)&amp;[.$F750]&amp;CHAR(34)&amp;IF([.$F7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actly</text:p>
          </table:table-cell>
          <table:table-cell table:style-name="ce4" table:formula="of:=LEN([.A751])" office:value-type="float" office:value="7" calcext:value-type="float">
            <text:p>7</text:p>
          </table:table-cell>
          <table:table-cell table:style-name="ce4" table:formula="of:=IF(AND([.$B751]&gt;=[.$J$2];[.$B751]&lt;=[.$J$3]);[.$A751];&quot;zzz&quot;)" office:value-type="string" office:string-value="zzz" calcext:value-type="string">
            <text:p>zzz</text:p>
          </table:table-cell>
          <table:table-cell table:style-name="ce4" table:formula="of:=IF([.$C751]=&quot;zzz&quot;;&quot;&quot;;COUNTIF([.$C$3:.$C$1002];&quot;&lt;&quot;&amp;[.$C751]))">
            <text:p/>
          </table:table-cell>
          <table:table-cell table:style-name="ce4" table:formula="of:=IF(ISNA(MATCH(ROW([.$D750])-1;[.$D$1:.$D$1048576];0));&quot;&quot;;INDEX([.$C$3:.$C$1002];MATCH(ROW([.$D750])-1;[.$D$1:.$D$1048576];0)))">
            <text:p/>
          </table:table-cell>
          <table:table-cell table:style-name="ce4"/>
          <table:table-cell table:style-name="ce4" table:formula="of:=IF([.$F751]=&quot;&quot;;&quot;&quot;;IF(LEFT([.$F750];1)&lt;&gt;&quot;^&quot;;&quot;&quot;;&quot;[&quot;)&amp;CHAR(34)&amp;[.$F751]&amp;CHAR(34)&amp;IF([.$F7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ample</text:p>
          </table:table-cell>
          <table:table-cell table:style-name="ce4" table:formula="of:=LEN([.A752])" office:value-type="float" office:value="7" calcext:value-type="float">
            <text:p>7</text:p>
          </table:table-cell>
          <table:table-cell table:style-name="ce4" table:formula="of:=IF(AND([.$B752]&gt;=[.$J$2];[.$B752]&lt;=[.$J$3]);[.$A752];&quot;zzz&quot;)" office:value-type="string" office:string-value="zzz" calcext:value-type="string">
            <text:p>zzz</text:p>
          </table:table-cell>
          <table:table-cell table:style-name="ce4" table:formula="of:=IF([.$C752]=&quot;zzz&quot;;&quot;&quot;;COUNTIF([.$C$3:.$C$1002];&quot;&lt;&quot;&amp;[.$C752]))">
            <text:p/>
          </table:table-cell>
          <table:table-cell table:style-name="ce4" table:formula="of:=IF(ISNA(MATCH(ROW([.$D751])-1;[.$D$1:.$D$1048576];0));&quot;&quot;;INDEX([.$C$3:.$C$1002];MATCH(ROW([.$D751])-1;[.$D$1:.$D$1048576];0)))">
            <text:p/>
          </table:table-cell>
          <table:table-cell table:style-name="ce4"/>
          <table:table-cell table:style-name="ce4" table:formula="of:=IF([.$F752]=&quot;&quot;;&quot;&quot;;IF(LEFT([.$F751];1)&lt;&gt;&quot;^&quot;;&quot;&quot;;&quot;[&quot;)&amp;CHAR(34)&amp;[.$F752]&amp;CHAR(34)&amp;IF([.$F7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lain</text:p>
          </table:table-cell>
          <table:table-cell table:style-name="ce4" table:formula="of:=LEN([.A753])" office:value-type="float" office:value="7" calcext:value-type="float">
            <text:p>7</text:p>
          </table:table-cell>
          <table:table-cell table:style-name="ce4" table:formula="of:=IF(AND([.$B753]&gt;=[.$J$2];[.$B753]&lt;=[.$J$3]);[.$A753];&quot;zzz&quot;)" office:value-type="string" office:string-value="zzz" calcext:value-type="string">
            <text:p>zzz</text:p>
          </table:table-cell>
          <table:table-cell table:style-name="ce4" table:formula="of:=IF([.$C753]=&quot;zzz&quot;;&quot;&quot;;COUNTIF([.$C$3:.$C$1002];&quot;&lt;&quot;&amp;[.$C753]))">
            <text:p/>
          </table:table-cell>
          <table:table-cell table:style-name="ce4" table:formula="of:=IF(ISNA(MATCH(ROW([.$D752])-1;[.$D$1:.$D$1048576];0));&quot;&quot;;INDEX([.$C$3:.$C$1002];MATCH(ROW([.$D752])-1;[.$D$1:.$D$1048576];0)))">
            <text:p/>
          </table:table-cell>
          <table:table-cell table:style-name="ce4"/>
          <table:table-cell table:style-name="ce4" table:formula="of:=IF([.$F753]=&quot;&quot;;&quot;&quot;;IF(LEFT([.$F752];1)&lt;&gt;&quot;^&quot;;&quot;&quot;;&quot;[&quot;)&amp;CHAR(34)&amp;[.$F753]&amp;CHAR(34)&amp;IF([.$F7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deral</text:p>
          </table:table-cell>
          <table:table-cell table:style-name="ce4" table:formula="of:=LEN([.A754])" office:value-type="float" office:value="7" calcext:value-type="float">
            <text:p>7</text:p>
          </table:table-cell>
          <table:table-cell table:style-name="ce4" table:formula="of:=IF(AND([.$B754]&gt;=[.$J$2];[.$B754]&lt;=[.$J$3]);[.$A754];&quot;zzz&quot;)" office:value-type="string" office:string-value="zzz" calcext:value-type="string">
            <text:p>zzz</text:p>
          </table:table-cell>
          <table:table-cell table:style-name="ce4" table:formula="of:=IF([.$C754]=&quot;zzz&quot;;&quot;&quot;;COUNTIF([.$C$3:.$C$1002];&quot;&lt;&quot;&amp;[.$C754]))">
            <text:p/>
          </table:table-cell>
          <table:table-cell table:style-name="ce4" table:formula="of:=IF(ISNA(MATCH(ROW([.$D753])-1;[.$D$1:.$D$1048576];0));&quot;&quot;;INDEX([.$C$3:.$C$1002];MATCH(ROW([.$D753])-1;[.$D$1:.$D$1048576];0)))">
            <text:p/>
          </table:table-cell>
          <table:table-cell table:style-name="ce4"/>
          <table:table-cell table:style-name="ce4" table:formula="of:=IF([.$F754]=&quot;&quot;;&quot;&quot;;IF(LEFT([.$F753];1)&lt;&gt;&quot;^&quot;;&quot;&quot;;&quot;[&quot;)&amp;CHAR(34)&amp;[.$F754]&amp;CHAR(34)&amp;IF([.$F7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eling</text:p>
          </table:table-cell>
          <table:table-cell table:style-name="ce4" table:formula="of:=LEN([.A755])" office:value-type="float" office:value="7" calcext:value-type="float">
            <text:p>7</text:p>
          </table:table-cell>
          <table:table-cell table:style-name="ce4" table:formula="of:=IF(AND([.$B755]&gt;=[.$J$2];[.$B755]&lt;=[.$J$3]);[.$A755];&quot;zzz&quot;)" office:value-type="string" office:string-value="zzz" calcext:value-type="string">
            <text:p>zzz</text:p>
          </table:table-cell>
          <table:table-cell table:style-name="ce4" table:formula="of:=IF([.$C755]=&quot;zzz&quot;;&quot;&quot;;COUNTIF([.$C$3:.$C$1002];&quot;&lt;&quot;&amp;[.$C755]))">
            <text:p/>
          </table:table-cell>
          <table:table-cell table:style-name="ce4" table:formula="of:=IF(ISNA(MATCH(ROW([.$D754])-1;[.$D$1:.$D$1048576];0));&quot;&quot;;INDEX([.$C$3:.$C$1002];MATCH(ROW([.$D754])-1;[.$D$1:.$D$1048576];0)))">
            <text:p/>
          </table:table-cell>
          <table:table-cell table:style-name="ce4"/>
          <table:table-cell table:style-name="ce4" table:formula="of:=IF([.$F755]=&quot;&quot;;&quot;&quot;;IF(LEFT([.$F754];1)&lt;&gt;&quot;^&quot;;&quot;&quot;;&quot;[&quot;)&amp;CHAR(34)&amp;[.$F755]&amp;CHAR(34)&amp;IF([.$F7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ally</text:p>
          </table:table-cell>
          <table:table-cell table:style-name="ce4" table:formula="of:=LEN([.A756])" office:value-type="float" office:value="7" calcext:value-type="float">
            <text:p>7</text:p>
          </table:table-cell>
          <table:table-cell table:style-name="ce4" table:formula="of:=IF(AND([.$B756]&gt;=[.$J$2];[.$B756]&lt;=[.$J$3]);[.$A756];&quot;zzz&quot;)" office:value-type="string" office:string-value="zzz" calcext:value-type="string">
            <text:p>zzz</text:p>
          </table:table-cell>
          <table:table-cell table:style-name="ce4" table:formula="of:=IF([.$C756]=&quot;zzz&quot;;&quot;&quot;;COUNTIF([.$C$3:.$C$1002];&quot;&lt;&quot;&amp;[.$C756]))">
            <text:p/>
          </table:table-cell>
          <table:table-cell table:style-name="ce4" table:formula="of:=IF(ISNA(MATCH(ROW([.$D755])-1;[.$D$1:.$D$1048576];0));&quot;&quot;;INDEX([.$C$3:.$C$1002];MATCH(ROW([.$D755])-1;[.$D$1:.$D$1048576];0)))">
            <text:p/>
          </table:table-cell>
          <table:table-cell table:style-name="ce4"/>
          <table:table-cell table:style-name="ce4" table:formula="of:=IF([.$F756]=&quot;&quot;;&quot;&quot;;IF(LEFT([.$F755];1)&lt;&gt;&quot;^&quot;;&quot;&quot;;&quot;[&quot;)&amp;CHAR(34)&amp;[.$F756]&amp;CHAR(34)&amp;IF([.$F7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eign</text:p>
          </table:table-cell>
          <table:table-cell table:style-name="ce4" table:formula="of:=LEN([.A757])" office:value-type="float" office:value="7" calcext:value-type="float">
            <text:p>7</text:p>
          </table:table-cell>
          <table:table-cell table:style-name="ce4" table:formula="of:=IF(AND([.$B757]&gt;=[.$J$2];[.$B757]&lt;=[.$J$3]);[.$A757];&quot;zzz&quot;)" office:value-type="string" office:string-value="zzz" calcext:value-type="string">
            <text:p>zzz</text:p>
          </table:table-cell>
          <table:table-cell table:style-name="ce4" table:formula="of:=IF([.$C757]=&quot;zzz&quot;;&quot;&quot;;COUNTIF([.$C$3:.$C$1002];&quot;&lt;&quot;&amp;[.$C757]))">
            <text:p/>
          </table:table-cell>
          <table:table-cell table:style-name="ce4" table:formula="of:=IF(ISNA(MATCH(ROW([.$D756])-1;[.$D$1:.$D$1048576];0));&quot;&quot;;INDEX([.$C$3:.$C$1002];MATCH(ROW([.$D756])-1;[.$D$1:.$D$1048576];0)))">
            <text:p/>
          </table:table-cell>
          <table:table-cell table:style-name="ce4"/>
          <table:table-cell table:style-name="ce4" table:formula="of:=IF([.$F757]=&quot;&quot;;&quot;&quot;;IF(LEFT([.$F756];1)&lt;&gt;&quot;^&quot;;&quot;&quot;;&quot;[&quot;)&amp;CHAR(34)&amp;[.$F757]&amp;CHAR(34)&amp;IF([.$F7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ward</text:p>
          </table:table-cell>
          <table:table-cell table:style-name="ce4" table:formula="of:=LEN([.A758])" office:value-type="float" office:value="7" calcext:value-type="float">
            <text:p>7</text:p>
          </table:table-cell>
          <table:table-cell table:style-name="ce4" table:formula="of:=IF(AND([.$B758]&gt;=[.$J$2];[.$B758]&lt;=[.$J$3]);[.$A758];&quot;zzz&quot;)" office:value-type="string" office:string-value="zzz" calcext:value-type="string">
            <text:p>zzz</text:p>
          </table:table-cell>
          <table:table-cell table:style-name="ce4" table:formula="of:=IF([.$C758]=&quot;zzz&quot;;&quot;&quot;;COUNTIF([.$C$3:.$C$1002];&quot;&lt;&quot;&amp;[.$C758]))">
            <text:p/>
          </table:table-cell>
          <table:table-cell table:style-name="ce4" table:formula="of:=IF(ISNA(MATCH(ROW([.$D757])-1;[.$D$1:.$D$1048576];0));&quot;&quot;;INDEX([.$C$3:.$C$1002];MATCH(ROW([.$D757])-1;[.$D$1:.$D$1048576];0)))">
            <text:p/>
          </table:table-cell>
          <table:table-cell table:style-name="ce4"/>
          <table:table-cell table:style-name="ce4" table:formula="of:=IF([.$F758]=&quot;&quot;;&quot;&quot;;IF(LEFT([.$F757];1)&lt;&gt;&quot;^&quot;;&quot;&quot;;&quot;[&quot;)&amp;CHAR(34)&amp;[.$F758]&amp;CHAR(34)&amp;IF([.$F7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eral</text:p>
          </table:table-cell>
          <table:table-cell table:style-name="ce4" table:formula="of:=LEN([.A759])" office:value-type="float" office:value="7" calcext:value-type="float">
            <text:p>7</text:p>
          </table:table-cell>
          <table:table-cell table:style-name="ce4" table:formula="of:=IF(AND([.$B759]&gt;=[.$J$2];[.$B759]&lt;=[.$J$3]);[.$A759];&quot;zzz&quot;)" office:value-type="string" office:string-value="zzz" calcext:value-type="string">
            <text:p>zzz</text:p>
          </table:table-cell>
          <table:table-cell table:style-name="ce4" table:formula="of:=IF([.$C759]=&quot;zzz&quot;;&quot;&quot;;COUNTIF([.$C$3:.$C$1002];&quot;&lt;&quot;&amp;[.$C759]))">
            <text:p/>
          </table:table-cell>
          <table:table-cell table:style-name="ce4" table:formula="of:=IF(ISNA(MATCH(ROW([.$D758])-1;[.$D$1:.$D$1048576];0));&quot;&quot;;INDEX([.$C$3:.$C$1002];MATCH(ROW([.$D758])-1;[.$D$1:.$D$1048576];0)))">
            <text:p/>
          </table:table-cell>
          <table:table-cell table:style-name="ce4"/>
          <table:table-cell table:style-name="ce4" table:formula="of:=IF([.$F759]=&quot;&quot;;&quot;&quot;;IF(LEFT([.$F758];1)&lt;&gt;&quot;^&quot;;&quot;&quot;;&quot;[&quot;)&amp;CHAR(34)&amp;[.$F759]&amp;CHAR(34)&amp;IF([.$F7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self</text:p>
          </table:table-cell>
          <table:table-cell table:style-name="ce4" table:formula="of:=LEN([.A760])" office:value-type="float" office:value="7" calcext:value-type="float">
            <text:p>7</text:p>
          </table:table-cell>
          <table:table-cell table:style-name="ce4" table:formula="of:=IF(AND([.$B760]&gt;=[.$J$2];[.$B760]&lt;=[.$J$3]);[.$A760];&quot;zzz&quot;)" office:value-type="string" office:string-value="zzz" calcext:value-type="string">
            <text:p>zzz</text:p>
          </table:table-cell>
          <table:table-cell table:style-name="ce4" table:formula="of:=IF([.$C760]=&quot;zzz&quot;;&quot;&quot;;COUNTIF([.$C$3:.$C$1002];&quot;&lt;&quot;&amp;[.$C760]))">
            <text:p/>
          </table:table-cell>
          <table:table-cell table:style-name="ce4" table:formula="of:=IF(ISNA(MATCH(ROW([.$D759])-1;[.$D$1:.$D$1048576];0));&quot;&quot;;INDEX([.$C$3:.$C$1002];MATCH(ROW([.$D759])-1;[.$D$1:.$D$1048576];0)))">
            <text:p/>
          </table:table-cell>
          <table:table-cell table:style-name="ce4"/>
          <table:table-cell table:style-name="ce4" table:formula="of:=IF([.$F760]=&quot;&quot;;&quot;&quot;;IF(LEFT([.$F759];1)&lt;&gt;&quot;^&quot;;&quot;&quot;;&quot;[&quot;)&amp;CHAR(34)&amp;[.$F760]&amp;CHAR(34)&amp;IF([.$F7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mself</text:p>
          </table:table-cell>
          <table:table-cell table:style-name="ce4" table:formula="of:=LEN([.A761])" office:value-type="float" office:value="7" calcext:value-type="float">
            <text:p>7</text:p>
          </table:table-cell>
          <table:table-cell table:style-name="ce4" table:formula="of:=IF(AND([.$B761]&gt;=[.$J$2];[.$B761]&lt;=[.$J$3]);[.$A761];&quot;zzz&quot;)" office:value-type="string" office:string-value="zzz" calcext:value-type="string">
            <text:p>zzz</text:p>
          </table:table-cell>
          <table:table-cell table:style-name="ce4" table:formula="of:=IF([.$C761]=&quot;zzz&quot;;&quot;&quot;;COUNTIF([.$C$3:.$C$1002];&quot;&lt;&quot;&amp;[.$C761]))">
            <text:p/>
          </table:table-cell>
          <table:table-cell table:style-name="ce4" table:formula="of:=IF(ISNA(MATCH(ROW([.$D760])-1;[.$D$1:.$D$1048576];0));&quot;&quot;;INDEX([.$C$3:.$C$1002];MATCH(ROW([.$D760])-1;[.$D$1:.$D$1048576];0)))">
            <text:p/>
          </table:table-cell>
          <table:table-cell table:style-name="ce4"/>
          <table:table-cell table:style-name="ce4" table:formula="of:=IF([.$F761]=&quot;&quot;;&quot;&quot;;IF(LEFT([.$F760];1)&lt;&gt;&quot;^&quot;;&quot;&quot;;&quot;[&quot;)&amp;CHAR(34)&amp;[.$F761]&amp;CHAR(34)&amp;IF([.$F7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tory</text:p>
          </table:table-cell>
          <table:table-cell table:style-name="ce4" table:formula="of:=LEN([.A762])" office:value-type="float" office:value="7" calcext:value-type="float">
            <text:p>7</text:p>
          </table:table-cell>
          <table:table-cell table:style-name="ce4" table:formula="of:=IF(AND([.$B762]&gt;=[.$J$2];[.$B762]&lt;=[.$J$3]);[.$A762];&quot;zzz&quot;)" office:value-type="string" office:string-value="zzz" calcext:value-type="string">
            <text:p>zzz</text:p>
          </table:table-cell>
          <table:table-cell table:style-name="ce4" table:formula="of:=IF([.$C762]=&quot;zzz&quot;;&quot;&quot;;COUNTIF([.$C$3:.$C$1002];&quot;&lt;&quot;&amp;[.$C762]))">
            <text:p/>
          </table:table-cell>
          <table:table-cell table:style-name="ce4" table:formula="of:=IF(ISNA(MATCH(ROW([.$D761])-1;[.$D$1:.$D$1048576];0));&quot;&quot;;INDEX([.$C$3:.$C$1002];MATCH(ROW([.$D761])-1;[.$D$1:.$D$1048576];0)))">
            <text:p/>
          </table:table-cell>
          <table:table-cell table:style-name="ce4"/>
          <table:table-cell table:style-name="ce4" table:formula="of:=IF([.$F762]=&quot;&quot;;&quot;&quot;;IF(LEFT([.$F761];1)&lt;&gt;&quot;^&quot;;&quot;&quot;;&quot;[&quot;)&amp;CHAR(34)&amp;[.$F762]&amp;CHAR(34)&amp;IF([.$F7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wever</text:p>
          </table:table-cell>
          <table:table-cell table:style-name="ce4" table:formula="of:=LEN([.A763])" office:value-type="float" office:value="7" calcext:value-type="float">
            <text:p>7</text:p>
          </table:table-cell>
          <table:table-cell table:style-name="ce4" table:formula="of:=IF(AND([.$B763]&gt;=[.$J$2];[.$B763]&lt;=[.$J$3]);[.$A763];&quot;zzz&quot;)" office:value-type="string" office:string-value="zzz" calcext:value-type="string">
            <text:p>zzz</text:p>
          </table:table-cell>
          <table:table-cell table:style-name="ce4" table:formula="of:=IF([.$C763]=&quot;zzz&quot;;&quot;&quot;;COUNTIF([.$C$3:.$C$1002];&quot;&lt;&quot;&amp;[.$C763]))">
            <text:p/>
          </table:table-cell>
          <table:table-cell table:style-name="ce4" table:formula="of:=IF(ISNA(MATCH(ROW([.$D762])-1;[.$D$1:.$D$1048576];0));&quot;&quot;;INDEX([.$C$3:.$C$1002];MATCH(ROW([.$D762])-1;[.$D$1:.$D$1048576];0)))">
            <text:p/>
          </table:table-cell>
          <table:table-cell table:style-name="ce4"/>
          <table:table-cell table:style-name="ce4" table:formula="of:=IF([.$F763]=&quot;&quot;;&quot;&quot;;IF(LEFT([.$F762];1)&lt;&gt;&quot;^&quot;;&quot;&quot;;&quot;[&quot;)&amp;CHAR(34)&amp;[.$F763]&amp;CHAR(34)&amp;IF([.$F7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ndred</text:p>
          </table:table-cell>
          <table:table-cell table:style-name="ce4" table:formula="of:=LEN([.A764])" office:value-type="float" office:value="7" calcext:value-type="float">
            <text:p>7</text:p>
          </table:table-cell>
          <table:table-cell table:style-name="ce4" table:formula="of:=IF(AND([.$B764]&gt;=[.$J$2];[.$B764]&lt;=[.$J$3]);[.$A764];&quot;zzz&quot;)" office:value-type="string" office:string-value="zzz" calcext:value-type="string">
            <text:p>zzz</text:p>
          </table:table-cell>
          <table:table-cell table:style-name="ce4" table:formula="of:=IF([.$C764]=&quot;zzz&quot;;&quot;&quot;;COUNTIF([.$C$3:.$C$1002];&quot;&lt;&quot;&amp;[.$C764]))">
            <text:p/>
          </table:table-cell>
          <table:table-cell table:style-name="ce4" table:formula="of:=IF(ISNA(MATCH(ROW([.$D763])-1;[.$D$1:.$D$1048576];0));&quot;&quot;;INDEX([.$C$3:.$C$1002];MATCH(ROW([.$D763])-1;[.$D$1:.$D$1048576];0)))">
            <text:p/>
          </table:table-cell>
          <table:table-cell table:style-name="ce4"/>
          <table:table-cell table:style-name="ce4" table:formula="of:=IF([.$F764]=&quot;&quot;;&quot;&quot;;IF(LEFT([.$F763];1)&lt;&gt;&quot;^&quot;;&quot;&quot;;&quot;[&quot;)&amp;CHAR(34)&amp;[.$F764]&amp;CHAR(34)&amp;IF([.$F7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sband</text:p>
          </table:table-cell>
          <table:table-cell table:style-name="ce4" table:formula="of:=LEN([.A765])" office:value-type="float" office:value="7" calcext:value-type="float">
            <text:p>7</text:p>
          </table:table-cell>
          <table:table-cell table:style-name="ce4" table:formula="of:=IF(AND([.$B765]&gt;=[.$J$2];[.$B765]&lt;=[.$J$3]);[.$A765];&quot;zzz&quot;)" office:value-type="string" office:string-value="zzz" calcext:value-type="string">
            <text:p>zzz</text:p>
          </table:table-cell>
          <table:table-cell table:style-name="ce4" table:formula="of:=IF([.$C765]=&quot;zzz&quot;;&quot;&quot;;COUNTIF([.$C$3:.$C$1002];&quot;&lt;&quot;&amp;[.$C765]))">
            <text:p/>
          </table:table-cell>
          <table:table-cell table:style-name="ce4" table:formula="of:=IF(ISNA(MATCH(ROW([.$D764])-1;[.$D$1:.$D$1048576];0));&quot;&quot;;INDEX([.$C$3:.$C$1002];MATCH(ROW([.$D764])-1;[.$D$1:.$D$1048576];0)))">
            <text:p/>
          </table:table-cell>
          <table:table-cell table:style-name="ce4"/>
          <table:table-cell table:style-name="ce4" table:formula="of:=IF([.$F765]=&quot;&quot;;&quot;&quot;;IF(LEFT([.$F764];1)&lt;&gt;&quot;^&quot;;&quot;&quot;;&quot;[&quot;)&amp;CHAR(34)&amp;[.$F765]&amp;CHAR(34)&amp;IF([.$F7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agine</text:p>
          </table:table-cell>
          <table:table-cell table:style-name="ce4" table:formula="of:=LEN([.A766])" office:value-type="float" office:value="7" calcext:value-type="float">
            <text:p>7</text:p>
          </table:table-cell>
          <table:table-cell table:style-name="ce4" table:formula="of:=IF(AND([.$B766]&gt;=[.$J$2];[.$B766]&lt;=[.$J$3]);[.$A766];&quot;zzz&quot;)" office:value-type="string" office:string-value="zzz" calcext:value-type="string">
            <text:p>zzz</text:p>
          </table:table-cell>
          <table:table-cell table:style-name="ce4" table:formula="of:=IF([.$C766]=&quot;zzz&quot;;&quot;&quot;;COUNTIF([.$C$3:.$C$1002];&quot;&lt;&quot;&amp;[.$C766]))">
            <text:p/>
          </table:table-cell>
          <table:table-cell table:style-name="ce4" table:formula="of:=IF(ISNA(MATCH(ROW([.$D765])-1;[.$D$1:.$D$1048576];0));&quot;&quot;;INDEX([.$C$3:.$C$1002];MATCH(ROW([.$D765])-1;[.$D$1:.$D$1048576];0)))">
            <text:p/>
          </table:table-cell>
          <table:table-cell table:style-name="ce4"/>
          <table:table-cell table:style-name="ce4" table:formula="of:=IF([.$F766]=&quot;&quot;;&quot;&quot;;IF(LEFT([.$F765];1)&lt;&gt;&quot;^&quot;;&quot;&quot;;&quot;[&quot;)&amp;CHAR(34)&amp;[.$F766]&amp;CHAR(34)&amp;IF([.$F7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rove</text:p>
          </table:table-cell>
          <table:table-cell table:style-name="ce4" table:formula="of:=LEN([.A767])" office:value-type="float" office:value="7" calcext:value-type="float">
            <text:p>7</text:p>
          </table:table-cell>
          <table:table-cell table:style-name="ce4" table:formula="of:=IF(AND([.$B767]&gt;=[.$J$2];[.$B767]&lt;=[.$J$3]);[.$A767];&quot;zzz&quot;)" office:value-type="string" office:string-value="zzz" calcext:value-type="string">
            <text:p>zzz</text:p>
          </table:table-cell>
          <table:table-cell table:style-name="ce4" table:formula="of:=IF([.$C767]=&quot;zzz&quot;;&quot;&quot;;COUNTIF([.$C$3:.$C$1002];&quot;&lt;&quot;&amp;[.$C767]))">
            <text:p/>
          </table:table-cell>
          <table:table-cell table:style-name="ce4" table:formula="of:=IF(ISNA(MATCH(ROW([.$D766])-1;[.$D$1:.$D$1048576];0));&quot;&quot;;INDEX([.$C$3:.$C$1002];MATCH(ROW([.$D766])-1;[.$D$1:.$D$1048576];0)))">
            <text:p/>
          </table:table-cell>
          <table:table-cell table:style-name="ce4"/>
          <table:table-cell table:style-name="ce4" table:formula="of:=IF([.$F767]=&quot;&quot;;&quot;&quot;;IF(LEFT([.$F766];1)&lt;&gt;&quot;^&quot;;&quot;&quot;;&quot;[&quot;)&amp;CHAR(34)&amp;[.$F767]&amp;CHAR(34)&amp;IF([.$F7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clude</text:p>
          </table:table-cell>
          <table:table-cell table:style-name="ce4" table:formula="of:=LEN([.A768])" office:value-type="float" office:value="7" calcext:value-type="float">
            <text:p>7</text:p>
          </table:table-cell>
          <table:table-cell table:style-name="ce4" table:formula="of:=IF(AND([.$B768]&gt;=[.$J$2];[.$B768]&lt;=[.$J$3]);[.$A768];&quot;zzz&quot;)" office:value-type="string" office:string-value="zzz" calcext:value-type="string">
            <text:p>zzz</text:p>
          </table:table-cell>
          <table:table-cell table:style-name="ce4" table:formula="of:=IF([.$C768]=&quot;zzz&quot;;&quot;&quot;;COUNTIF([.$C$3:.$C$1002];&quot;&lt;&quot;&amp;[.$C768]))">
            <text:p/>
          </table:table-cell>
          <table:table-cell table:style-name="ce4" table:formula="of:=IF(ISNA(MATCH(ROW([.$D767])-1;[.$D$1:.$D$1048576];0));&quot;&quot;;INDEX([.$C$3:.$C$1002];MATCH(ROW([.$D767])-1;[.$D$1:.$D$1048576];0)))">
            <text:p/>
          </table:table-cell>
          <table:table-cell table:style-name="ce4"/>
          <table:table-cell table:style-name="ce4" table:formula="of:=IF([.$F768]=&quot;&quot;;&quot;&quot;;IF(LEFT([.$F767];1)&lt;&gt;&quot;^&quot;;&quot;&quot;;&quot;[&quot;)&amp;CHAR(34)&amp;[.$F768]&amp;CHAR(34)&amp;IF([.$F7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tead</text:p>
          </table:table-cell>
          <table:table-cell table:style-name="ce4" table:formula="of:=LEN([.A769])" office:value-type="float" office:value="7" calcext:value-type="float">
            <text:p>7</text:p>
          </table:table-cell>
          <table:table-cell table:style-name="ce4" table:formula="of:=IF(AND([.$B769]&gt;=[.$J$2];[.$B769]&lt;=[.$J$3]);[.$A769];&quot;zzz&quot;)" office:value-type="string" office:string-value="zzz" calcext:value-type="string">
            <text:p>zzz</text:p>
          </table:table-cell>
          <table:table-cell table:style-name="ce4" table:formula="of:=IF([.$C769]=&quot;zzz&quot;;&quot;&quot;;COUNTIF([.$C$3:.$C$1002];&quot;&lt;&quot;&amp;[.$C769]))">
            <text:p/>
          </table:table-cell>
          <table:table-cell table:style-name="ce4" table:formula="of:=IF(ISNA(MATCH(ROW([.$D768])-1;[.$D$1:.$D$1048576];0));&quot;&quot;;INDEX([.$C$3:.$C$1002];MATCH(ROW([.$D768])-1;[.$D$1:.$D$1048576];0)))">
            <text:p/>
          </table:table-cell>
          <table:table-cell table:style-name="ce4"/>
          <table:table-cell table:style-name="ce4" table:formula="of:=IF([.$F769]=&quot;&quot;;&quot;&quot;;IF(LEFT([.$F768];1)&lt;&gt;&quot;^&quot;;&quot;&quot;;&quot;[&quot;)&amp;CHAR(34)&amp;[.$F769]&amp;CHAR(34)&amp;IF([.$F7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volve</text:p>
          </table:table-cell>
          <table:table-cell table:style-name="ce4" table:formula="of:=LEN([.A770])" office:value-type="float" office:value="7" calcext:value-type="float">
            <text:p>7</text:p>
          </table:table-cell>
          <table:table-cell table:style-name="ce4" table:formula="of:=IF(AND([.$B770]&gt;=[.$J$2];[.$B770]&lt;=[.$J$3]);[.$A770];&quot;zzz&quot;)" office:value-type="string" office:string-value="zzz" calcext:value-type="string">
            <text:p>zzz</text:p>
          </table:table-cell>
          <table:table-cell table:style-name="ce4" table:formula="of:=IF([.$C770]=&quot;zzz&quot;;&quot;&quot;;COUNTIF([.$C$3:.$C$1002];&quot;&lt;&quot;&amp;[.$C770]))">
            <text:p/>
          </table:table-cell>
          <table:table-cell table:style-name="ce4" table:formula="of:=IF(ISNA(MATCH(ROW([.$D769])-1;[.$D$1:.$D$1048576];0));&quot;&quot;;INDEX([.$C$3:.$C$1002];MATCH(ROW([.$D769])-1;[.$D$1:.$D$1048576];0)))">
            <text:p/>
          </table:table-cell>
          <table:table-cell table:style-name="ce4"/>
          <table:table-cell table:style-name="ce4" table:formula="of:=IF([.$F770]=&quot;&quot;;&quot;&quot;;IF(LEFT([.$F769];1)&lt;&gt;&quot;^&quot;;&quot;&quot;;&quot;[&quot;)&amp;CHAR(34)&amp;[.$F770]&amp;CHAR(34)&amp;IF([.$F7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itchen</text:p>
          </table:table-cell>
          <table:table-cell table:style-name="ce4" table:formula="of:=LEN([.A771])" office:value-type="float" office:value="7" calcext:value-type="float">
            <text:p>7</text:p>
          </table:table-cell>
          <table:table-cell table:style-name="ce4" table:formula="of:=IF(AND([.$B771]&gt;=[.$J$2];[.$B771]&lt;=[.$J$3]);[.$A771];&quot;zzz&quot;)" office:value-type="string" office:string-value="zzz" calcext:value-type="string">
            <text:p>zzz</text:p>
          </table:table-cell>
          <table:table-cell table:style-name="ce4" table:formula="of:=IF([.$C771]=&quot;zzz&quot;;&quot;&quot;;COUNTIF([.$C$3:.$C$1002];&quot;&lt;&quot;&amp;[.$C771]))">
            <text:p/>
          </table:table-cell>
          <table:table-cell table:style-name="ce4" table:formula="of:=IF(ISNA(MATCH(ROW([.$D770])-1;[.$D$1:.$D$1048576];0));&quot;&quot;;INDEX([.$C$3:.$C$1002];MATCH(ROW([.$D770])-1;[.$D$1:.$D$1048576];0)))">
            <text:p/>
          </table:table-cell>
          <table:table-cell table:style-name="ce4"/>
          <table:table-cell table:style-name="ce4" table:formula="of:=IF([.$F771]=&quot;&quot;;&quot;&quot;;IF(LEFT([.$F770];1)&lt;&gt;&quot;^&quot;;&quot;&quot;;&quot;[&quot;)&amp;CHAR(34)&amp;[.$F771]&amp;CHAR(34)&amp;IF([.$F7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hine</text:p>
          </table:table-cell>
          <table:table-cell table:style-name="ce4" table:formula="of:=LEN([.A772])" office:value-type="float" office:value="7" calcext:value-type="float">
            <text:p>7</text:p>
          </table:table-cell>
          <table:table-cell table:style-name="ce4" table:formula="of:=IF(AND([.$B772]&gt;=[.$J$2];[.$B772]&lt;=[.$J$3]);[.$A772];&quot;zzz&quot;)" office:value-type="string" office:string-value="zzz" calcext:value-type="string">
            <text:p>zzz</text:p>
          </table:table-cell>
          <table:table-cell table:style-name="ce4" table:formula="of:=IF([.$C772]=&quot;zzz&quot;;&quot;&quot;;COUNTIF([.$C$3:.$C$1002];&quot;&lt;&quot;&amp;[.$C772]))">
            <text:p/>
          </table:table-cell>
          <table:table-cell table:style-name="ce4" table:formula="of:=IF(ISNA(MATCH(ROW([.$D771])-1;[.$D$1:.$D$1048576];0));&quot;&quot;;INDEX([.$C$3:.$C$1002];MATCH(ROW([.$D771])-1;[.$D$1:.$D$1048576];0)))">
            <text:p/>
          </table:table-cell>
          <table:table-cell table:style-name="ce4"/>
          <table:table-cell table:style-name="ce4" table:formula="of:=IF([.$F772]=&quot;&quot;;&quot;&quot;;IF(LEFT([.$F771];1)&lt;&gt;&quot;^&quot;;&quot;&quot;;&quot;[&quot;)&amp;CHAR(34)&amp;[.$F772]&amp;CHAR(34)&amp;IF([.$F7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ager</text:p>
          </table:table-cell>
          <table:table-cell table:style-name="ce4" table:formula="of:=LEN([.A773])" office:value-type="float" office:value="7" calcext:value-type="float">
            <text:p>7</text:p>
          </table:table-cell>
          <table:table-cell table:style-name="ce4" table:formula="of:=IF(AND([.$B773]&gt;=[.$J$2];[.$B773]&lt;=[.$J$3]);[.$A773];&quot;zzz&quot;)" office:value-type="string" office:string-value="zzz" calcext:value-type="string">
            <text:p>zzz</text:p>
          </table:table-cell>
          <table:table-cell table:style-name="ce4" table:formula="of:=IF([.$C773]=&quot;zzz&quot;;&quot;&quot;;COUNTIF([.$C$3:.$C$1002];&quot;&lt;&quot;&amp;[.$C773]))">
            <text:p/>
          </table:table-cell>
          <table:table-cell table:style-name="ce4" table:formula="of:=IF(ISNA(MATCH(ROW([.$D772])-1;[.$D$1:.$D$1048576];0));&quot;&quot;;INDEX([.$C$3:.$C$1002];MATCH(ROW([.$D772])-1;[.$D$1:.$D$1048576];0)))">
            <text:p/>
          </table:table-cell>
          <table:table-cell table:style-name="ce4"/>
          <table:table-cell table:style-name="ce4" table:formula="of:=IF([.$F773]=&quot;&quot;;&quot;&quot;;IF(LEFT([.$F772];1)&lt;&gt;&quot;^&quot;;&quot;&quot;;&quot;[&quot;)&amp;CHAR(34)&amp;[.$F773]&amp;CHAR(34)&amp;IF([.$F7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asure</text:p>
          </table:table-cell>
          <table:table-cell table:style-name="ce4" table:formula="of:=LEN([.A774])" office:value-type="float" office:value="7" calcext:value-type="float">
            <text:p>7</text:p>
          </table:table-cell>
          <table:table-cell table:style-name="ce4" table:formula="of:=IF(AND([.$B774]&gt;=[.$J$2];[.$B774]&lt;=[.$J$3]);[.$A774];&quot;zzz&quot;)" office:value-type="string" office:string-value="zzz" calcext:value-type="string">
            <text:p>zzz</text:p>
          </table:table-cell>
          <table:table-cell table:style-name="ce4" table:formula="of:=IF([.$C774]=&quot;zzz&quot;;&quot;&quot;;COUNTIF([.$C$3:.$C$1002];&quot;&lt;&quot;&amp;[.$C774]))">
            <text:p/>
          </table:table-cell>
          <table:table-cell table:style-name="ce4" table:formula="of:=IF(ISNA(MATCH(ROW([.$D773])-1;[.$D$1:.$D$1048576];0));&quot;&quot;;INDEX([.$C$3:.$C$1002];MATCH(ROW([.$D773])-1;[.$D$1:.$D$1048576];0)))">
            <text:p/>
          </table:table-cell>
          <table:table-cell table:style-name="ce4"/>
          <table:table-cell table:style-name="ce4" table:formula="of:=IF([.$F774]=&quot;&quot;;&quot;&quot;;IF(LEFT([.$F773];1)&lt;&gt;&quot;^&quot;;&quot;&quot;;&quot;[&quot;)&amp;CHAR(34)&amp;[.$F774]&amp;CHAR(34)&amp;IF([.$F7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dical</text:p>
          </table:table-cell>
          <table:table-cell table:style-name="ce4" table:formula="of:=LEN([.A775])" office:value-type="float" office:value="7" calcext:value-type="float">
            <text:p>7</text:p>
          </table:table-cell>
          <table:table-cell table:style-name="ce4" table:formula="of:=IF(AND([.$B775]&gt;=[.$J$2];[.$B775]&lt;=[.$J$3]);[.$A775];&quot;zzz&quot;)" office:value-type="string" office:string-value="zzz" calcext:value-type="string">
            <text:p>zzz</text:p>
          </table:table-cell>
          <table:table-cell table:style-name="ce4" table:formula="of:=IF([.$C775]=&quot;zzz&quot;;&quot;&quot;;COUNTIF([.$C$3:.$C$1002];&quot;&lt;&quot;&amp;[.$C775]))">
            <text:p/>
          </table:table-cell>
          <table:table-cell table:style-name="ce4" table:formula="of:=IF(ISNA(MATCH(ROW([.$D774])-1;[.$D$1:.$D$1048576];0));&quot;&quot;;INDEX([.$C$3:.$C$1002];MATCH(ROW([.$D774])-1;[.$D$1:.$D$1048576];0)))">
            <text:p/>
          </table:table-cell>
          <table:table-cell table:style-name="ce4"/>
          <table:table-cell table:style-name="ce4" table:formula="of:=IF([.$F775]=&quot;&quot;;&quot;&quot;;IF(LEFT([.$F774];1)&lt;&gt;&quot;^&quot;;&quot;&quot;;&quot;[&quot;)&amp;CHAR(34)&amp;[.$F775]&amp;CHAR(34)&amp;IF([.$F7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eting</text:p>
          </table:table-cell>
          <table:table-cell table:style-name="ce4" table:formula="of:=LEN([.A776])" office:value-type="float" office:value="7" calcext:value-type="float">
            <text:p>7</text:p>
          </table:table-cell>
          <table:table-cell table:style-name="ce4" table:formula="of:=IF(AND([.$B776]&gt;=[.$J$2];[.$B776]&lt;=[.$J$3]);[.$A776];&quot;zzz&quot;)" office:value-type="string" office:string-value="zzz" calcext:value-type="string">
            <text:p>zzz</text:p>
          </table:table-cell>
          <table:table-cell table:style-name="ce4" table:formula="of:=IF([.$C776]=&quot;zzz&quot;;&quot;&quot;;COUNTIF([.$C$3:.$C$1002];&quot;&lt;&quot;&amp;[.$C776]))">
            <text:p/>
          </table:table-cell>
          <table:table-cell table:style-name="ce4" table:formula="of:=IF(ISNA(MATCH(ROW([.$D775])-1;[.$D$1:.$D$1048576];0));&quot;&quot;;INDEX([.$C$3:.$C$1002];MATCH(ROW([.$D775])-1;[.$D$1:.$D$1048576];0)))">
            <text:p/>
          </table:table-cell>
          <table:table-cell table:style-name="ce4"/>
          <table:table-cell table:style-name="ce4" table:formula="of:=IF([.$F776]=&quot;&quot;;&quot;&quot;;IF(LEFT([.$F775];1)&lt;&gt;&quot;^&quot;;&quot;&quot;;&quot;[&quot;)&amp;CHAR(34)&amp;[.$F776]&amp;CHAR(34)&amp;IF([.$F7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ntion</text:p>
          </table:table-cell>
          <table:table-cell table:style-name="ce4" table:formula="of:=LEN([.A777])" office:value-type="float" office:value="7" calcext:value-type="float">
            <text:p>7</text:p>
          </table:table-cell>
          <table:table-cell table:style-name="ce4" table:formula="of:=IF(AND([.$B777]&gt;=[.$J$2];[.$B777]&lt;=[.$J$3]);[.$A777];&quot;zzz&quot;)" office:value-type="string" office:string-value="zzz" calcext:value-type="string">
            <text:p>zzz</text:p>
          </table:table-cell>
          <table:table-cell table:style-name="ce4" table:formula="of:=IF([.$C777]=&quot;zzz&quot;;&quot;&quot;;COUNTIF([.$C$3:.$C$1002];&quot;&lt;&quot;&amp;[.$C777]))">
            <text:p/>
          </table:table-cell>
          <table:table-cell table:style-name="ce4" table:formula="of:=IF(ISNA(MATCH(ROW([.$D776])-1;[.$D$1:.$D$1048576];0));&quot;&quot;;INDEX([.$C$3:.$C$1002];MATCH(ROW([.$D776])-1;[.$D$1:.$D$1048576];0)))">
            <text:p/>
          </table:table-cell>
          <table:table-cell table:style-name="ce4"/>
          <table:table-cell table:style-name="ce4" table:formula="of:=IF([.$F777]=&quot;&quot;;&quot;&quot;;IF(LEFT([.$F776];1)&lt;&gt;&quot;^&quot;;&quot;&quot;;&quot;[&quot;)&amp;CHAR(34)&amp;[.$F777]&amp;CHAR(34)&amp;IF([.$F7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ssage</text:p>
          </table:table-cell>
          <table:table-cell table:style-name="ce4" table:formula="of:=LEN([.A778])" office:value-type="float" office:value="7" calcext:value-type="float">
            <text:p>7</text:p>
          </table:table-cell>
          <table:table-cell table:style-name="ce4" table:formula="of:=IF(AND([.$B778]&gt;=[.$J$2];[.$B778]&lt;=[.$J$3]);[.$A778];&quot;zzz&quot;)" office:value-type="string" office:string-value="zzz" calcext:value-type="string">
            <text:p>zzz</text:p>
          </table:table-cell>
          <table:table-cell table:style-name="ce4" table:formula="of:=IF([.$C778]=&quot;zzz&quot;;&quot;&quot;;COUNTIF([.$C$3:.$C$1002];&quot;&lt;&quot;&amp;[.$C778]))">
            <text:p/>
          </table:table-cell>
          <table:table-cell table:style-name="ce4" table:formula="of:=IF(ISNA(MATCH(ROW([.$D777])-1;[.$D$1:.$D$1048576];0));&quot;&quot;;INDEX([.$C$3:.$C$1002];MATCH(ROW([.$D777])-1;[.$D$1:.$D$1048576];0)))">
            <text:p/>
          </table:table-cell>
          <table:table-cell table:style-name="ce4"/>
          <table:table-cell table:style-name="ce4" table:formula="of:=IF([.$F778]=&quot;&quot;;&quot;&quot;;IF(LEFT([.$F777];1)&lt;&gt;&quot;^&quot;;&quot;&quot;;&quot;[&quot;)&amp;CHAR(34)&amp;[.$F778]&amp;CHAR(34)&amp;IF([.$F7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llion</text:p>
          </table:table-cell>
          <table:table-cell table:style-name="ce4" table:formula="of:=LEN([.A779])" office:value-type="float" office:value="7" calcext:value-type="float">
            <text:p>7</text:p>
          </table:table-cell>
          <table:table-cell table:style-name="ce4" table:formula="of:=IF(AND([.$B779]&gt;=[.$J$2];[.$B779]&lt;=[.$J$3]);[.$A779];&quot;zzz&quot;)" office:value-type="string" office:string-value="zzz" calcext:value-type="string">
            <text:p>zzz</text:p>
          </table:table-cell>
          <table:table-cell table:style-name="ce4" table:formula="of:=IF([.$C779]=&quot;zzz&quot;;&quot;&quot;;COUNTIF([.$C$3:.$C$1002];&quot;&lt;&quot;&amp;[.$C779]))">
            <text:p/>
          </table:table-cell>
          <table:table-cell table:style-name="ce4" table:formula="of:=IF(ISNA(MATCH(ROW([.$D778])-1;[.$D$1:.$D$1048576];0));&quot;&quot;;INDEX([.$C$3:.$C$1002];MATCH(ROW([.$D778])-1;[.$D$1:.$D$1048576];0)))">
            <text:p/>
          </table:table-cell>
          <table:table-cell table:style-name="ce4"/>
          <table:table-cell table:style-name="ce4" table:formula="of:=IF([.$F779]=&quot;&quot;;&quot;&quot;;IF(LEFT([.$F778];1)&lt;&gt;&quot;^&quot;;&quot;&quot;;&quot;[&quot;)&amp;CHAR(34)&amp;[.$F779]&amp;CHAR(34)&amp;IF([.$F7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ssion</text:p>
          </table:table-cell>
          <table:table-cell table:style-name="ce4" table:formula="of:=LEN([.A780])" office:value-type="float" office:value="7" calcext:value-type="float">
            <text:p>7</text:p>
          </table:table-cell>
          <table:table-cell table:style-name="ce4" table:formula="of:=IF(AND([.$B780]&gt;=[.$J$2];[.$B780]&lt;=[.$J$3]);[.$A780];&quot;zzz&quot;)" office:value-type="string" office:string-value="zzz" calcext:value-type="string">
            <text:p>zzz</text:p>
          </table:table-cell>
          <table:table-cell table:style-name="ce4" table:formula="of:=IF([.$C780]=&quot;zzz&quot;;&quot;&quot;;COUNTIF([.$C$3:.$C$1002];&quot;&lt;&quot;&amp;[.$C780]))">
            <text:p/>
          </table:table-cell>
          <table:table-cell table:style-name="ce4" table:formula="of:=IF(ISNA(MATCH(ROW([.$D779])-1;[.$D$1:.$D$1048576];0));&quot;&quot;;INDEX([.$C$3:.$C$1002];MATCH(ROW([.$D779])-1;[.$D$1:.$D$1048576];0)))">
            <text:p/>
          </table:table-cell>
          <table:table-cell table:style-name="ce4"/>
          <table:table-cell table:style-name="ce4" table:formula="of:=IF([.$F780]=&quot;&quot;;&quot;&quot;;IF(LEFT([.$F779];1)&lt;&gt;&quot;^&quot;;&quot;&quot;;&quot;[&quot;)&amp;CHAR(34)&amp;[.$F780]&amp;CHAR(34)&amp;IF([.$F7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rning</text:p>
          </table:table-cell>
          <table:table-cell table:style-name="ce4" table:formula="of:=LEN([.A781])" office:value-type="float" office:value="7" calcext:value-type="float">
            <text:p>7</text:p>
          </table:table-cell>
          <table:table-cell table:style-name="ce4" table:formula="of:=IF(AND([.$B781]&gt;=[.$J$2];[.$B781]&lt;=[.$J$3]);[.$A781];&quot;zzz&quot;)" office:value-type="string" office:string-value="zzz" calcext:value-type="string">
            <text:p>zzz</text:p>
          </table:table-cell>
          <table:table-cell table:style-name="ce4" table:formula="of:=IF([.$C781]=&quot;zzz&quot;;&quot;&quot;;COUNTIF([.$C$3:.$C$1002];&quot;&lt;&quot;&amp;[.$C781]))">
            <text:p/>
          </table:table-cell>
          <table:table-cell table:style-name="ce4" table:formula="of:=IF(ISNA(MATCH(ROW([.$D780])-1;[.$D$1:.$D$1048576];0));&quot;&quot;;INDEX([.$C$3:.$C$1002];MATCH(ROW([.$D780])-1;[.$D$1:.$D$1048576];0)))">
            <text:p/>
          </table:table-cell>
          <table:table-cell table:style-name="ce4"/>
          <table:table-cell table:style-name="ce4" table:formula="of:=IF([.$F781]=&quot;&quot;;&quot;&quot;;IF(LEFT([.$F780];1)&lt;&gt;&quot;^&quot;;&quot;&quot;;&quot;[&quot;)&amp;CHAR(34)&amp;[.$F781]&amp;CHAR(34)&amp;IF([.$F7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tural</text:p>
          </table:table-cell>
          <table:table-cell table:style-name="ce4" table:formula="of:=LEN([.A782])" office:value-type="float" office:value="7" calcext:value-type="float">
            <text:p>7</text:p>
          </table:table-cell>
          <table:table-cell table:style-name="ce4" table:formula="of:=IF(AND([.$B782]&gt;=[.$J$2];[.$B782]&lt;=[.$J$3]);[.$A782];&quot;zzz&quot;)" office:value-type="string" office:string-value="zzz" calcext:value-type="string">
            <text:p>zzz</text:p>
          </table:table-cell>
          <table:table-cell table:style-name="ce4" table:formula="of:=IF([.$C782]=&quot;zzz&quot;;&quot;&quot;;COUNTIF([.$C$3:.$C$1002];&quot;&lt;&quot;&amp;[.$C782]))">
            <text:p/>
          </table:table-cell>
          <table:table-cell table:style-name="ce4" table:formula="of:=IF(ISNA(MATCH(ROW([.$D781])-1;[.$D$1:.$D$1048576];0));&quot;&quot;;INDEX([.$C$3:.$C$1002];MATCH(ROW([.$D781])-1;[.$D$1:.$D$1048576];0)))">
            <text:p/>
          </table:table-cell>
          <table:table-cell table:style-name="ce4"/>
          <table:table-cell table:style-name="ce4" table:formula="of:=IF([.$F782]=&quot;&quot;;&quot;&quot;;IF(LEFT([.$F781];1)&lt;&gt;&quot;^&quot;;&quot;&quot;;&quot;[&quot;)&amp;CHAR(34)&amp;[.$F782]&amp;CHAR(34)&amp;IF([.$F7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twork</text:p>
          </table:table-cell>
          <table:table-cell table:style-name="ce4" table:formula="of:=LEN([.A783])" office:value-type="float" office:value="7" calcext:value-type="float">
            <text:p>7</text:p>
          </table:table-cell>
          <table:table-cell table:style-name="ce4" table:formula="of:=IF(AND([.$B783]&gt;=[.$J$2];[.$B783]&lt;=[.$J$3]);[.$A783];&quot;zzz&quot;)" office:value-type="string" office:string-value="zzz" calcext:value-type="string">
            <text:p>zzz</text:p>
          </table:table-cell>
          <table:table-cell table:style-name="ce4" table:formula="of:=IF([.$C783]=&quot;zzz&quot;;&quot;&quot;;COUNTIF([.$C$3:.$C$1002];&quot;&lt;&quot;&amp;[.$C783]))">
            <text:p/>
          </table:table-cell>
          <table:table-cell table:style-name="ce4" table:formula="of:=IF(ISNA(MATCH(ROW([.$D782])-1;[.$D$1:.$D$1048576];0));&quot;&quot;;INDEX([.$C$3:.$C$1002];MATCH(ROW([.$D782])-1;[.$D$1:.$D$1048576];0)))">
            <text:p/>
          </table:table-cell>
          <table:table-cell table:style-name="ce4"/>
          <table:table-cell table:style-name="ce4" table:formula="of:=IF([.$F783]=&quot;&quot;;&quot;&quot;;IF(LEFT([.$F782];1)&lt;&gt;&quot;^&quot;;&quot;&quot;;&quot;[&quot;)&amp;CHAR(34)&amp;[.$F783]&amp;CHAR(34)&amp;IF([.$F7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4" table:formula="of:=LEN([.A784])" office:value-type="float" office:value="7" calcext:value-type="float">
            <text:p>7</text:p>
          </table:table-cell>
          <table:table-cell table:style-name="ce4" table:formula="of:=IF(AND([.$B784]&gt;=[.$J$2];[.$B784]&lt;=[.$J$3]);[.$A784];&quot;zzz&quot;)" office:value-type="string" office:string-value="zzz" calcext:value-type="string">
            <text:p>zzz</text:p>
          </table:table-cell>
          <table:table-cell table:style-name="ce4" table:formula="of:=IF([.$C784]=&quot;zzz&quot;;&quot;&quot;;COUNTIF([.$C$3:.$C$1002];&quot;&lt;&quot;&amp;[.$C784]))">
            <text:p/>
          </table:table-cell>
          <table:table-cell table:style-name="ce4" table:formula="of:=IF(ISNA(MATCH(ROW([.$D783])-1;[.$D$1:.$D$1048576];0));&quot;&quot;;INDEX([.$C$3:.$C$1002];MATCH(ROW([.$D783])-1;[.$D$1:.$D$1048576];0)))">
            <text:p/>
          </table:table-cell>
          <table:table-cell table:style-name="ce4"/>
          <table:table-cell table:style-name="ce4" table:formula="of:=IF([.$F784]=&quot;&quot;;&quot;&quot;;IF(LEFT([.$F783];1)&lt;&gt;&quot;^&quot;;&quot;&quot;;&quot;[&quot;)&amp;CHAR(34)&amp;[.$F784]&amp;CHAR(34)&amp;IF([.$F7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r</text:p>
          </table:table-cell>
          <table:table-cell table:style-name="ce4" table:formula="of:=LEN([.A785])" office:value-type="float" office:value="7" calcext:value-type="float">
            <text:p>7</text:p>
          </table:table-cell>
          <table:table-cell table:style-name="ce4" table:formula="of:=IF(AND([.$B785]&gt;=[.$J$2];[.$B785]&lt;=[.$J$3]);[.$A785];&quot;zzz&quot;)" office:value-type="string" office:string-value="zzz" calcext:value-type="string">
            <text:p>zzz</text:p>
          </table:table-cell>
          <table:table-cell table:style-name="ce4" table:formula="of:=IF([.$C785]=&quot;zzz&quot;;&quot;&quot;;COUNTIF([.$C$3:.$C$1002];&quot;&lt;&quot;&amp;[.$C785]))">
            <text:p/>
          </table:table-cell>
          <table:table-cell table:style-name="ce4" table:formula="of:=IF(ISNA(MATCH(ROW([.$D784])-1;[.$D$1:.$D$1048576];0));&quot;&quot;;INDEX([.$C$3:.$C$1002];MATCH(ROW([.$D784])-1;[.$D$1:.$D$1048576];0)))">
            <text:p/>
          </table:table-cell>
          <table:table-cell table:style-name="ce4"/>
          <table:table-cell table:style-name="ce4" table:formula="of:=IF([.$F785]=&quot;&quot;;&quot;&quot;;IF(LEFT([.$F784];1)&lt;&gt;&quot;^&quot;;&quot;&quot;;&quot;[&quot;)&amp;CHAR(34)&amp;[.$F785]&amp;CHAR(34)&amp;IF([.$F7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tside</text:p>
          </table:table-cell>
          <table:table-cell table:style-name="ce4" table:formula="of:=LEN([.A786])" office:value-type="float" office:value="7" calcext:value-type="float">
            <text:p>7</text:p>
          </table:table-cell>
          <table:table-cell table:style-name="ce4" table:formula="of:=IF(AND([.$B786]&gt;=[.$J$2];[.$B786]&lt;=[.$J$3]);[.$A786];&quot;zzz&quot;)" office:value-type="string" office:string-value="zzz" calcext:value-type="string">
            <text:p>zzz</text:p>
          </table:table-cell>
          <table:table-cell table:style-name="ce4" table:formula="of:=IF([.$C786]=&quot;zzz&quot;;&quot;&quot;;COUNTIF([.$C$3:.$C$1002];&quot;&lt;&quot;&amp;[.$C786]))">
            <text:p/>
          </table:table-cell>
          <table:table-cell table:style-name="ce4" table:formula="of:=IF(ISNA(MATCH(ROW([.$D785])-1;[.$D$1:.$D$1048576];0));&quot;&quot;;INDEX([.$C$3:.$C$1002];MATCH(ROW([.$D785])-1;[.$D$1:.$D$1048576];0)))">
            <text:p/>
          </table:table-cell>
          <table:table-cell table:style-name="ce4"/>
          <table:table-cell table:style-name="ce4" table:formula="of:=IF([.$F786]=&quot;&quot;;&quot;&quot;;IF(LEFT([.$F785];1)&lt;&gt;&quot;^&quot;;&quot;&quot;;&quot;[&quot;)&amp;CHAR(34)&amp;[.$F786]&amp;CHAR(34)&amp;IF([.$F7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4" table:formula="of:=LEN([.A787])" office:value-type="float" office:value="7" calcext:value-type="float">
            <text:p>7</text:p>
          </table:table-cell>
          <table:table-cell table:style-name="ce4" table:formula="of:=IF(AND([.$B787]&gt;=[.$J$2];[.$B787]&lt;=[.$J$3]);[.$A787];&quot;zzz&quot;)" office:value-type="string" office:string-value="zzz" calcext:value-type="string">
            <text:p>zzz</text:p>
          </table:table-cell>
          <table:table-cell table:style-name="ce4" table:formula="of:=IF([.$C787]=&quot;zzz&quot;;&quot;&quot;;COUNTIF([.$C$3:.$C$1002];&quot;&lt;&quot;&amp;[.$C787]))">
            <text:p/>
          </table:table-cell>
          <table:table-cell table:style-name="ce4" table:formula="of:=IF(ISNA(MATCH(ROW([.$D786])-1;[.$D$1:.$D$1048576];0));&quot;&quot;;INDEX([.$C$3:.$C$1002];MATCH(ROW([.$D786])-1;[.$D$1:.$D$1048576];0)))">
            <text:p/>
          </table:table-cell>
          <table:table-cell table:style-name="ce4"/>
          <table:table-cell table:style-name="ce4" table:formula="of:=IF([.$F787]=&quot;&quot;;&quot;&quot;;IF(LEFT([.$F786];1)&lt;&gt;&quot;^&quot;;&quot;&quot;;&quot;[&quot;)&amp;CHAR(34)&amp;[.$F787]&amp;CHAR(34)&amp;IF([.$F7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tient</text:p>
          </table:table-cell>
          <table:table-cell table:style-name="ce4" table:formula="of:=LEN([.A788])" office:value-type="float" office:value="7" calcext:value-type="float">
            <text:p>7</text:p>
          </table:table-cell>
          <table:table-cell table:style-name="ce4" table:formula="of:=IF(AND([.$B788]&gt;=[.$J$2];[.$B788]&lt;=[.$J$3]);[.$A788];&quot;zzz&quot;)" office:value-type="string" office:string-value="zzz" calcext:value-type="string">
            <text:p>zzz</text:p>
          </table:table-cell>
          <table:table-cell table:style-name="ce4" table:formula="of:=IF([.$C788]=&quot;zzz&quot;;&quot;&quot;;COUNTIF([.$C$3:.$C$1002];&quot;&lt;&quot;&amp;[.$C788]))">
            <text:p/>
          </table:table-cell>
          <table:table-cell table:style-name="ce4" table:formula="of:=IF(ISNA(MATCH(ROW([.$D787])-1;[.$D$1:.$D$1048576];0));&quot;&quot;;INDEX([.$C$3:.$C$1002];MATCH(ROW([.$D787])-1;[.$D$1:.$D$1048576];0)))">
            <text:p/>
          </table:table-cell>
          <table:table-cell table:style-name="ce4"/>
          <table:table-cell table:style-name="ce4" table:formula="of:=IF([.$F788]=&quot;&quot;;&quot;&quot;;IF(LEFT([.$F787];1)&lt;&gt;&quot;^&quot;;&quot;&quot;;&quot;[&quot;)&amp;CHAR(34)&amp;[.$F788]&amp;CHAR(34)&amp;IF([.$F7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ttern</text:p>
          </table:table-cell>
          <table:table-cell table:style-name="ce4" table:formula="of:=LEN([.A789])" office:value-type="float" office:value="7" calcext:value-type="float">
            <text:p>7</text:p>
          </table:table-cell>
          <table:table-cell table:style-name="ce4" table:formula="of:=IF(AND([.$B789]&gt;=[.$J$2];[.$B789]&lt;=[.$J$3]);[.$A789];&quot;zzz&quot;)" office:value-type="string" office:string-value="zzz" calcext:value-type="string">
            <text:p>zzz</text:p>
          </table:table-cell>
          <table:table-cell table:style-name="ce4" table:formula="of:=IF([.$C789]=&quot;zzz&quot;;&quot;&quot;;COUNTIF([.$C$3:.$C$1002];&quot;&lt;&quot;&amp;[.$C789]))">
            <text:p/>
          </table:table-cell>
          <table:table-cell table:style-name="ce4" table:formula="of:=IF(ISNA(MATCH(ROW([.$D788])-1;[.$D$1:.$D$1048576];0));&quot;&quot;;INDEX([.$C$3:.$C$1002];MATCH(ROW([.$D788])-1;[.$D$1:.$D$1048576];0)))">
            <text:p/>
          </table:table-cell>
          <table:table-cell table:style-name="ce4"/>
          <table:table-cell table:style-name="ce4" table:formula="of:=IF([.$F789]=&quot;&quot;;&quot;&quot;;IF(LEFT([.$F788];1)&lt;&gt;&quot;^&quot;;&quot;&quot;;&quot;[&quot;)&amp;CHAR(34)&amp;[.$F789]&amp;CHAR(34)&amp;IF([.$F7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form</text:p>
          </table:table-cell>
          <table:table-cell table:style-name="ce4" table:formula="of:=LEN([.A790])" office:value-type="float" office:value="7" calcext:value-type="float">
            <text:p>7</text:p>
          </table:table-cell>
          <table:table-cell table:style-name="ce4" table:formula="of:=IF(AND([.$B790]&gt;=[.$J$2];[.$B790]&lt;=[.$J$3]);[.$A790];&quot;zzz&quot;)" office:value-type="string" office:string-value="zzz" calcext:value-type="string">
            <text:p>zzz</text:p>
          </table:table-cell>
          <table:table-cell table:style-name="ce4" table:formula="of:=IF([.$C790]=&quot;zzz&quot;;&quot;&quot;;COUNTIF([.$C$3:.$C$1002];&quot;&lt;&quot;&amp;[.$C790]))">
            <text:p/>
          </table:table-cell>
          <table:table-cell table:style-name="ce4" table:formula="of:=IF(ISNA(MATCH(ROW([.$D789])-1;[.$D$1:.$D$1048576];0));&quot;&quot;;INDEX([.$C$3:.$C$1002];MATCH(ROW([.$D789])-1;[.$D$1:.$D$1048576];0)))">
            <text:p/>
          </table:table-cell>
          <table:table-cell table:style-name="ce4"/>
          <table:table-cell table:style-name="ce4" table:formula="of:=IF([.$F790]=&quot;&quot;;&quot;&quot;;IF(LEFT([.$F789];1)&lt;&gt;&quot;^&quot;;&quot;&quot;;&quot;[&quot;)&amp;CHAR(34)&amp;[.$F790]&amp;CHAR(34)&amp;IF([.$F7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haps</text:p>
          </table:table-cell>
          <table:table-cell table:style-name="ce4" table:formula="of:=LEN([.A791])" office:value-type="float" office:value="7" calcext:value-type="float">
            <text:p>7</text:p>
          </table:table-cell>
          <table:table-cell table:style-name="ce4" table:formula="of:=IF(AND([.$B791]&gt;=[.$J$2];[.$B791]&lt;=[.$J$3]);[.$A791];&quot;zzz&quot;)" office:value-type="string" office:string-value="zzz" calcext:value-type="string">
            <text:p>zzz</text:p>
          </table:table-cell>
          <table:table-cell table:style-name="ce4" table:formula="of:=IF([.$C791]=&quot;zzz&quot;;&quot;&quot;;COUNTIF([.$C$3:.$C$1002];&quot;&lt;&quot;&amp;[.$C791]))">
            <text:p/>
          </table:table-cell>
          <table:table-cell table:style-name="ce4" table:formula="of:=IF(ISNA(MATCH(ROW([.$D790])-1;[.$D$1:.$D$1048576];0));&quot;&quot;;INDEX([.$C$3:.$C$1002];MATCH(ROW([.$D790])-1;[.$D$1:.$D$1048576];0)))">
            <text:p/>
          </table:table-cell>
          <table:table-cell table:style-name="ce4"/>
          <table:table-cell table:style-name="ce4" table:formula="of:=IF([.$F791]=&quot;&quot;;&quot;&quot;;IF(LEFT([.$F790];1)&lt;&gt;&quot;^&quot;;&quot;&quot;;&quot;[&quot;)&amp;CHAR(34)&amp;[.$F791]&amp;CHAR(34)&amp;IF([.$F7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4" table:formula="of:=LEN([.A792])" office:value-type="float" office:value="7" calcext:value-type="float">
            <text:p>7</text:p>
          </table:table-cell>
          <table:table-cell table:style-name="ce4" table:formula="of:=IF(AND([.$B792]&gt;=[.$J$2];[.$B792]&lt;=[.$J$3]);[.$A792];&quot;zzz&quot;)" office:value-type="string" office:string-value="zzz" calcext:value-type="string">
            <text:p>zzz</text:p>
          </table:table-cell>
          <table:table-cell table:style-name="ce4" table:formula="of:=IF([.$C792]=&quot;zzz&quot;;&quot;&quot;;COUNTIF([.$C$3:.$C$1002];&quot;&lt;&quot;&amp;[.$C792]))">
            <text:p/>
          </table:table-cell>
          <table:table-cell table:style-name="ce4" table:formula="of:=IF(ISNA(MATCH(ROW([.$D791])-1;[.$D$1:.$D$1048576];0));&quot;&quot;;INDEX([.$C$3:.$C$1002];MATCH(ROW([.$D791])-1;[.$D$1:.$D$1048576];0)))">
            <text:p/>
          </table:table-cell>
          <table:table-cell table:style-name="ce4"/>
          <table:table-cell table:style-name="ce4" table:formula="of:=IF([.$F792]=&quot;&quot;;&quot;&quot;;IF(LEFT([.$F791];1)&lt;&gt;&quot;^&quot;;&quot;&quot;;&quot;[&quot;)&amp;CHAR(34)&amp;[.$F792]&amp;CHAR(34)&amp;IF([.$F7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pular</text:p>
          </table:table-cell>
          <table:table-cell table:style-name="ce4" table:formula="of:=LEN([.A793])" office:value-type="float" office:value="7" calcext:value-type="float">
            <text:p>7</text:p>
          </table:table-cell>
          <table:table-cell table:style-name="ce4" table:formula="of:=IF(AND([.$B793]&gt;=[.$J$2];[.$B793]&lt;=[.$J$3]);[.$A793];&quot;zzz&quot;)" office:value-type="string" office:string-value="zzz" calcext:value-type="string">
            <text:p>zzz</text:p>
          </table:table-cell>
          <table:table-cell table:style-name="ce4" table:formula="of:=IF([.$C793]=&quot;zzz&quot;;&quot;&quot;;COUNTIF([.$C$3:.$C$1002];&quot;&lt;&quot;&amp;[.$C793]))">
            <text:p/>
          </table:table-cell>
          <table:table-cell table:style-name="ce4" table:formula="of:=IF(ISNA(MATCH(ROW([.$D792])-1;[.$D$1:.$D$1048576];0));&quot;&quot;;INDEX([.$C$3:.$C$1002];MATCH(ROW([.$D792])-1;[.$D$1:.$D$1048576];0)))">
            <text:p/>
          </table:table-cell>
          <table:table-cell table:style-name="ce4"/>
          <table:table-cell table:style-name="ce4" table:formula="of:=IF([.$F793]=&quot;&quot;;&quot;&quot;;IF(LEFT([.$F792];1)&lt;&gt;&quot;^&quot;;&quot;&quot;;&quot;[&quot;)&amp;CHAR(34)&amp;[.$F793]&amp;CHAR(34)&amp;IF([.$F7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pare</text:p>
          </table:table-cell>
          <table:table-cell table:style-name="ce4" table:formula="of:=LEN([.A794])" office:value-type="float" office:value="7" calcext:value-type="float">
            <text:p>7</text:p>
          </table:table-cell>
          <table:table-cell table:style-name="ce4" table:formula="of:=IF(AND([.$B794]&gt;=[.$J$2];[.$B794]&lt;=[.$J$3]);[.$A794];&quot;zzz&quot;)" office:value-type="string" office:string-value="zzz" calcext:value-type="string">
            <text:p>zzz</text:p>
          </table:table-cell>
          <table:table-cell table:style-name="ce4" table:formula="of:=IF([.$C794]=&quot;zzz&quot;;&quot;&quot;;COUNTIF([.$C$3:.$C$1002];&quot;&lt;&quot;&amp;[.$C794]))">
            <text:p/>
          </table:table-cell>
          <table:table-cell table:style-name="ce4" table:formula="of:=IF(ISNA(MATCH(ROW([.$D793])-1;[.$D$1:.$D$1048576];0));&quot;&quot;;INDEX([.$C$3:.$C$1002];MATCH(ROW([.$D793])-1;[.$D$1:.$D$1048576];0)))">
            <text:p/>
          </table:table-cell>
          <table:table-cell table:style-name="ce4"/>
          <table:table-cell table:style-name="ce4" table:formula="of:=IF([.$F794]=&quot;&quot;;&quot;&quot;;IF(LEFT([.$F793];1)&lt;&gt;&quot;^&quot;;&quot;&quot;;&quot;[&quot;)&amp;CHAR(34)&amp;[.$F794]&amp;CHAR(34)&amp;IF([.$F7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sent</text:p>
          </table:table-cell>
          <table:table-cell table:style-name="ce4" table:formula="of:=LEN([.A795])" office:value-type="float" office:value="7" calcext:value-type="float">
            <text:p>7</text:p>
          </table:table-cell>
          <table:table-cell table:style-name="ce4" table:formula="of:=IF(AND([.$B795]&gt;=[.$J$2];[.$B795]&lt;=[.$J$3]);[.$A795];&quot;zzz&quot;)" office:value-type="string" office:string-value="zzz" calcext:value-type="string">
            <text:p>zzz</text:p>
          </table:table-cell>
          <table:table-cell table:style-name="ce4" table:formula="of:=IF([.$C795]=&quot;zzz&quot;;&quot;&quot;;COUNTIF([.$C$3:.$C$1002];&quot;&lt;&quot;&amp;[.$C795]))">
            <text:p/>
          </table:table-cell>
          <table:table-cell table:style-name="ce4" table:formula="of:=IF(ISNA(MATCH(ROW([.$D794])-1;[.$D$1:.$D$1048576];0));&quot;&quot;;INDEX([.$C$3:.$C$1002];MATCH(ROW([.$D794])-1;[.$D$1:.$D$1048576];0)))">
            <text:p/>
          </table:table-cell>
          <table:table-cell table:style-name="ce4"/>
          <table:table-cell table:style-name="ce4" table:formula="of:=IF([.$F795]=&quot;&quot;;&quot;&quot;;IF(LEFT([.$F794];1)&lt;&gt;&quot;^&quot;;&quot;&quot;;&quot;[&quot;)&amp;CHAR(34)&amp;[.$F795]&amp;CHAR(34)&amp;IF([.$F7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vent</text:p>
          </table:table-cell>
          <table:table-cell table:style-name="ce4" table:formula="of:=LEN([.A796])" office:value-type="float" office:value="7" calcext:value-type="float">
            <text:p>7</text:p>
          </table:table-cell>
          <table:table-cell table:style-name="ce4" table:formula="of:=IF(AND([.$B796]&gt;=[.$J$2];[.$B796]&lt;=[.$J$3]);[.$A796];&quot;zzz&quot;)" office:value-type="string" office:string-value="zzz" calcext:value-type="string">
            <text:p>zzz</text:p>
          </table:table-cell>
          <table:table-cell table:style-name="ce4" table:formula="of:=IF([.$C796]=&quot;zzz&quot;;&quot;&quot;;COUNTIF([.$C$3:.$C$1002];&quot;&lt;&quot;&amp;[.$C796]))">
            <text:p/>
          </table:table-cell>
          <table:table-cell table:style-name="ce4" table:formula="of:=IF(ISNA(MATCH(ROW([.$D795])-1;[.$D$1:.$D$1048576];0));&quot;&quot;;INDEX([.$C$3:.$C$1002];MATCH(ROW([.$D795])-1;[.$D$1:.$D$1048576];0)))">
            <text:p/>
          </table:table-cell>
          <table:table-cell table:style-name="ce4"/>
          <table:table-cell table:style-name="ce4" table:formula="of:=IF([.$F796]=&quot;&quot;;&quot;&quot;;IF(LEFT([.$F795];1)&lt;&gt;&quot;^&quot;;&quot;&quot;;&quot;[&quot;)&amp;CHAR(34)&amp;[.$F796]&amp;CHAR(34)&amp;IF([.$F7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ivate</text:p>
          </table:table-cell>
          <table:table-cell table:style-name="ce4" table:formula="of:=LEN([.A797])" office:value-type="float" office:value="7" calcext:value-type="float">
            <text:p>7</text:p>
          </table:table-cell>
          <table:table-cell table:style-name="ce4" table:formula="of:=IF(AND([.$B797]&gt;=[.$J$2];[.$B797]&lt;=[.$J$3]);[.$A797];&quot;zzz&quot;)" office:value-type="string" office:string-value="zzz" calcext:value-type="string">
            <text:p>zzz</text:p>
          </table:table-cell>
          <table:table-cell table:style-name="ce4" table:formula="of:=IF([.$C797]=&quot;zzz&quot;;&quot;&quot;;COUNTIF([.$C$3:.$C$1002];&quot;&lt;&quot;&amp;[.$C797]))">
            <text:p/>
          </table:table-cell>
          <table:table-cell table:style-name="ce4" table:formula="of:=IF(ISNA(MATCH(ROW([.$D796])-1;[.$D$1:.$D$1048576];0));&quot;&quot;;INDEX([.$C$3:.$C$1002];MATCH(ROW([.$D796])-1;[.$D$1:.$D$1048576];0)))">
            <text:p/>
          </table:table-cell>
          <table:table-cell table:style-name="ce4"/>
          <table:table-cell table:style-name="ce4" table:formula="of:=IF([.$F797]=&quot;&quot;;&quot;&quot;;IF(LEFT([.$F796];1)&lt;&gt;&quot;^&quot;;&quot;&quot;;&quot;[&quot;)&amp;CHAR(34)&amp;[.$F797]&amp;CHAR(34)&amp;IF([.$F7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4" table:formula="of:=LEN([.A798])" office:value-type="float" office:value="7" calcext:value-type="float">
            <text:p>7</text:p>
          </table:table-cell>
          <table:table-cell table:style-name="ce4" table:formula="of:=IF(AND([.$B798]&gt;=[.$J$2];[.$B798]&lt;=[.$J$3]);[.$A798];&quot;zzz&quot;)" office:value-type="string" office:string-value="zzz" calcext:value-type="string">
            <text:p>zzz</text:p>
          </table:table-cell>
          <table:table-cell table:style-name="ce4" table:formula="of:=IF([.$C798]=&quot;zzz&quot;;&quot;&quot;;COUNTIF([.$C$3:.$C$1002];&quot;&lt;&quot;&amp;[.$C798]))">
            <text:p/>
          </table:table-cell>
          <table:table-cell table:style-name="ce4" table:formula="of:=IF(ISNA(MATCH(ROW([.$D797])-1;[.$D$1:.$D$1048576];0));&quot;&quot;;INDEX([.$C$3:.$C$1002];MATCH(ROW([.$D797])-1;[.$D$1:.$D$1048576];0)))">
            <text:p/>
          </table:table-cell>
          <table:table-cell table:style-name="ce4"/>
          <table:table-cell table:style-name="ce4" table:formula="of:=IF([.$F798]=&quot;&quot;;&quot;&quot;;IF(LEFT([.$F797];1)&lt;&gt;&quot;^&quot;;&quot;&quot;;&quot;[&quot;)&amp;CHAR(34)&amp;[.$F798]&amp;CHAR(34)&amp;IF([.$F7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cess</text:p>
          </table:table-cell>
          <table:table-cell table:style-name="ce4" table:formula="of:=LEN([.A799])" office:value-type="float" office:value="7" calcext:value-type="float">
            <text:p>7</text:p>
          </table:table-cell>
          <table:table-cell table:style-name="ce4" table:formula="of:=IF(AND([.$B799]&gt;=[.$J$2];[.$B799]&lt;=[.$J$3]);[.$A799];&quot;zzz&quot;)" office:value-type="string" office:string-value="zzz" calcext:value-type="string">
            <text:p>zzz</text:p>
          </table:table-cell>
          <table:table-cell table:style-name="ce4" table:formula="of:=IF([.$C799]=&quot;zzz&quot;;&quot;&quot;;COUNTIF([.$C$3:.$C$1002];&quot;&lt;&quot;&amp;[.$C799]))">
            <text:p/>
          </table:table-cell>
          <table:table-cell table:style-name="ce4" table:formula="of:=IF(ISNA(MATCH(ROW([.$D798])-1;[.$D$1:.$D$1048576];0));&quot;&quot;;INDEX([.$C$3:.$C$1002];MATCH(ROW([.$D798])-1;[.$D$1:.$D$1048576];0)))">
            <text:p/>
          </table:table-cell>
          <table:table-cell table:style-name="ce4"/>
          <table:table-cell table:style-name="ce4" table:formula="of:=IF([.$F799]=&quot;&quot;;&quot;&quot;;IF(LEFT([.$F798];1)&lt;&gt;&quot;^&quot;;&quot;&quot;;&quot;[&quot;)&amp;CHAR(34)&amp;[.$F799]&amp;CHAR(34)&amp;IF([.$F8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duce</text:p>
          </table:table-cell>
          <table:table-cell table:style-name="ce4" table:formula="of:=LEN([.A800])" office:value-type="float" office:value="7" calcext:value-type="float">
            <text:p>7</text:p>
          </table:table-cell>
          <table:table-cell table:style-name="ce4" table:formula="of:=IF(AND([.$B800]&gt;=[.$J$2];[.$B800]&lt;=[.$J$3]);[.$A800];&quot;zzz&quot;)" office:value-type="string" office:string-value="zzz" calcext:value-type="string">
            <text:p>zzz</text:p>
          </table:table-cell>
          <table:table-cell table:style-name="ce4" table:formula="of:=IF([.$C800]=&quot;zzz&quot;;&quot;&quot;;COUNTIF([.$C$3:.$C$1002];&quot;&lt;&quot;&amp;[.$C800]))">
            <text:p/>
          </table:table-cell>
          <table:table-cell table:style-name="ce4" table:formula="of:=IF(ISNA(MATCH(ROW([.$D799])-1;[.$D$1:.$D$1048576];0));&quot;&quot;;INDEX([.$C$3:.$C$1002];MATCH(ROW([.$D799])-1;[.$D$1:.$D$1048576];0)))">
            <text:p/>
          </table:table-cell>
          <table:table-cell table:style-name="ce4"/>
          <table:table-cell table:style-name="ce4" table:formula="of:=IF([.$F800]=&quot;&quot;;&quot;&quot;;IF(LEFT([.$F799];1)&lt;&gt;&quot;^&quot;;&quot;&quot;;&quot;[&quot;)&amp;CHAR(34)&amp;[.$F800]&amp;CHAR(34)&amp;IF([.$F8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duct</text:p>
          </table:table-cell>
          <table:table-cell table:style-name="ce4" table:formula="of:=LEN([.A801])" office:value-type="float" office:value="7" calcext:value-type="float">
            <text:p>7</text:p>
          </table:table-cell>
          <table:table-cell table:style-name="ce4" table:formula="of:=IF(AND([.$B801]&gt;=[.$J$2];[.$B801]&lt;=[.$J$3]);[.$A801];&quot;zzz&quot;)" office:value-type="string" office:string-value="zzz" calcext:value-type="string">
            <text:p>zzz</text:p>
          </table:table-cell>
          <table:table-cell table:style-name="ce4" table:formula="of:=IF([.$C801]=&quot;zzz&quot;;&quot;&quot;;COUNTIF([.$C$3:.$C$1002];&quot;&lt;&quot;&amp;[.$C801]))">
            <text:p/>
          </table:table-cell>
          <table:table-cell table:style-name="ce4" table:formula="of:=IF(ISNA(MATCH(ROW([.$D800])-1;[.$D$1:.$D$1048576];0));&quot;&quot;;INDEX([.$C$3:.$C$1002];MATCH(ROW([.$D800])-1;[.$D$1:.$D$1048576];0)))">
            <text:p/>
          </table:table-cell>
          <table:table-cell table:style-name="ce4"/>
          <table:table-cell table:style-name="ce4" table:formula="of:=IF([.$F801]=&quot;&quot;;&quot;&quot;;IF(LEFT([.$F800];1)&lt;&gt;&quot;^&quot;;&quot;&quot;;&quot;[&quot;)&amp;CHAR(34)&amp;[.$F801]&amp;CHAR(34)&amp;IF([.$F8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gram</text:p>
          </table:table-cell>
          <table:table-cell table:style-name="ce4" table:formula="of:=LEN([.A802])" office:value-type="float" office:value="7" calcext:value-type="float">
            <text:p>7</text:p>
          </table:table-cell>
          <table:table-cell table:style-name="ce4" table:formula="of:=IF(AND([.$B802]&gt;=[.$J$2];[.$B802]&lt;=[.$J$3]);[.$A802];&quot;zzz&quot;)" office:value-type="string" office:string-value="zzz" calcext:value-type="string">
            <text:p>zzz</text:p>
          </table:table-cell>
          <table:table-cell table:style-name="ce4" table:formula="of:=IF([.$C802]=&quot;zzz&quot;;&quot;&quot;;COUNTIF([.$C$3:.$C$1002];&quot;&lt;&quot;&amp;[.$C802]))">
            <text:p/>
          </table:table-cell>
          <table:table-cell table:style-name="ce4" table:formula="of:=IF(ISNA(MATCH(ROW([.$D801])-1;[.$D$1:.$D$1048576];0));&quot;&quot;;INDEX([.$C$3:.$C$1002];MATCH(ROW([.$D801])-1;[.$D$1:.$D$1048576];0)))">
            <text:p/>
          </table:table-cell>
          <table:table-cell table:style-name="ce4"/>
          <table:table-cell table:style-name="ce4" table:formula="of:=IF([.$F802]=&quot;&quot;;&quot;&quot;;IF(LEFT([.$F801];1)&lt;&gt;&quot;^&quot;;&quot;&quot;;&quot;[&quot;)&amp;CHAR(34)&amp;[.$F802]&amp;CHAR(34)&amp;IF([.$F80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ct</text:p>
          </table:table-cell>
          <table:table-cell table:style-name="ce4" table:formula="of:=LEN([.A803])" office:value-type="float" office:value="7" calcext:value-type="float">
            <text:p>7</text:p>
          </table:table-cell>
          <table:table-cell table:style-name="ce4" table:formula="of:=IF(AND([.$B803]&gt;=[.$J$2];[.$B803]&lt;=[.$J$3]);[.$A803];&quot;zzz&quot;)" office:value-type="string" office:string-value="zzz" calcext:value-type="string">
            <text:p>zzz</text:p>
          </table:table-cell>
          <table:table-cell table:style-name="ce4" table:formula="of:=IF([.$C803]=&quot;zzz&quot;;&quot;&quot;;COUNTIF([.$C$3:.$C$1002];&quot;&lt;&quot;&amp;[.$C803]))">
            <text:p/>
          </table:table-cell>
          <table:table-cell table:style-name="ce4" table:formula="of:=IF(ISNA(MATCH(ROW([.$D802])-1;[.$D$1:.$D$1048576];0));&quot;&quot;;INDEX([.$C$3:.$C$1002];MATCH(ROW([.$D802])-1;[.$D$1:.$D$1048576];0)))">
            <text:p/>
          </table:table-cell>
          <table:table-cell table:style-name="ce4"/>
          <table:table-cell table:style-name="ce4" table:formula="of:=IF([.$F803]=&quot;&quot;;&quot;&quot;;IF(LEFT([.$F802];1)&lt;&gt;&quot;^&quot;;&quot;&quot;;&quot;[&quot;)&amp;CHAR(34)&amp;[.$F803]&amp;CHAR(34)&amp;IF([.$F80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tect</text:p>
          </table:table-cell>
          <table:table-cell table:style-name="ce4" table:formula="of:=LEN([.A804])" office:value-type="float" office:value="7" calcext:value-type="float">
            <text:p>7</text:p>
          </table:table-cell>
          <table:table-cell table:style-name="ce4" table:formula="of:=IF(AND([.$B804]&gt;=[.$J$2];[.$B804]&lt;=[.$J$3]);[.$A804];&quot;zzz&quot;)" office:value-type="string" office:string-value="zzz" calcext:value-type="string">
            <text:p>zzz</text:p>
          </table:table-cell>
          <table:table-cell table:style-name="ce4" table:formula="of:=IF([.$C804]=&quot;zzz&quot;;&quot;&quot;;COUNTIF([.$C$3:.$C$1002];&quot;&lt;&quot;&amp;[.$C804]))">
            <text:p/>
          </table:table-cell>
          <table:table-cell table:style-name="ce4" table:formula="of:=IF(ISNA(MATCH(ROW([.$D803])-1;[.$D$1:.$D$1048576];0));&quot;&quot;;INDEX([.$C$3:.$C$1002];MATCH(ROW([.$D803])-1;[.$D$1:.$D$1048576];0)))">
            <text:p/>
          </table:table-cell>
          <table:table-cell table:style-name="ce4"/>
          <table:table-cell table:style-name="ce4" table:formula="of:=IF([.$F804]=&quot;&quot;;&quot;&quot;;IF(LEFT([.$F803];1)&lt;&gt;&quot;^&quot;;&quot;&quot;;&quot;[&quot;)&amp;CHAR(34)&amp;[.$F804]&amp;CHAR(34)&amp;IF([.$F80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ide</text:p>
          </table:table-cell>
          <table:table-cell table:style-name="ce4" table:formula="of:=LEN([.A805])" office:value-type="float" office:value="7" calcext:value-type="float">
            <text:p>7</text:p>
          </table:table-cell>
          <table:table-cell table:style-name="ce4" table:formula="of:=IF(AND([.$B805]&gt;=[.$J$2];[.$B805]&lt;=[.$J$3]);[.$A805];&quot;zzz&quot;)" office:value-type="string" office:string-value="zzz" calcext:value-type="string">
            <text:p>zzz</text:p>
          </table:table-cell>
          <table:table-cell table:style-name="ce4" table:formula="of:=IF([.$C805]=&quot;zzz&quot;;&quot;&quot;;COUNTIF([.$C$3:.$C$1002];&quot;&lt;&quot;&amp;[.$C805]))">
            <text:p/>
          </table:table-cell>
          <table:table-cell table:style-name="ce4" table:formula="of:=IF(ISNA(MATCH(ROW([.$D804])-1;[.$D$1:.$D$1048576];0));&quot;&quot;;INDEX([.$C$3:.$C$1002];MATCH(ROW([.$D804])-1;[.$D$1:.$D$1048576];0)))">
            <text:p/>
          </table:table-cell>
          <table:table-cell table:style-name="ce4"/>
          <table:table-cell table:style-name="ce4" table:formula="of:=IF([.$F805]=&quot;&quot;;&quot;&quot;;IF(LEFT([.$F804];1)&lt;&gt;&quot;^&quot;;&quot;&quot;;&quot;[&quot;)&amp;CHAR(34)&amp;[.$F805]&amp;CHAR(34)&amp;IF([.$F80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urpose</text:p>
          </table:table-cell>
          <table:table-cell table:style-name="ce4" table:formula="of:=LEN([.A806])" office:value-type="float" office:value="7" calcext:value-type="float">
            <text:p>7</text:p>
          </table:table-cell>
          <table:table-cell table:style-name="ce4" table:formula="of:=IF(AND([.$B806]&gt;=[.$J$2];[.$B806]&lt;=[.$J$3]);[.$A806];&quot;zzz&quot;)" office:value-type="string" office:string-value="zzz" calcext:value-type="string">
            <text:p>zzz</text:p>
          </table:table-cell>
          <table:table-cell table:style-name="ce4" table:formula="of:=IF([.$C806]=&quot;zzz&quot;;&quot;&quot;;COUNTIF([.$C$3:.$C$1002];&quot;&lt;&quot;&amp;[.$C806]))">
            <text:p/>
          </table:table-cell>
          <table:table-cell table:style-name="ce4" table:formula="of:=IF(ISNA(MATCH(ROW([.$D805])-1;[.$D$1:.$D$1048576];0));&quot;&quot;;INDEX([.$C$3:.$C$1002];MATCH(ROW([.$D805])-1;[.$D$1:.$D$1048576];0)))">
            <text:p/>
          </table:table-cell>
          <table:table-cell table:style-name="ce4"/>
          <table:table-cell table:style-name="ce4" table:formula="of:=IF([.$F806]=&quot;&quot;;&quot;&quot;;IF(LEFT([.$F805];1)&lt;&gt;&quot;^&quot;;&quot;&quot;;&quot;[&quot;)&amp;CHAR(34)&amp;[.$F806]&amp;CHAR(34)&amp;IF([.$F80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4" table:formula="of:=LEN([.A807])" office:value-type="float" office:value="7" calcext:value-type="float">
            <text:p>7</text:p>
          </table:table-cell>
          <table:table-cell table:style-name="ce4" table:formula="of:=IF(AND([.$B807]&gt;=[.$J$2];[.$B807]&lt;=[.$J$3]);[.$A807];&quot;zzz&quot;)" office:value-type="string" office:string-value="zzz" calcext:value-type="string">
            <text:p>zzz</text:p>
          </table:table-cell>
          <table:table-cell table:style-name="ce4" table:formula="of:=IF([.$C807]=&quot;zzz&quot;;&quot;&quot;;COUNTIF([.$C$3:.$C$1002];&quot;&lt;&quot;&amp;[.$C807]))">
            <text:p/>
          </table:table-cell>
          <table:table-cell table:style-name="ce4" table:formula="of:=IF(ISNA(MATCH(ROW([.$D806])-1;[.$D$1:.$D$1048576];0));&quot;&quot;;INDEX([.$C$3:.$C$1002];MATCH(ROW([.$D806])-1;[.$D$1:.$D$1048576];0)))">
            <text:p/>
          </table:table-cell>
          <table:table-cell table:style-name="ce4"/>
          <table:table-cell table:style-name="ce4" table:formula="of:=IF([.$F807]=&quot;&quot;;&quot;&quot;;IF(LEFT([.$F806];1)&lt;&gt;&quot;^&quot;;&quot;&quot;;&quot;[&quot;)&amp;CHAR(34)&amp;[.$F807]&amp;CHAR(34)&amp;IF([.$F80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uickly</text:p>
          </table:table-cell>
          <table:table-cell table:style-name="ce4" table:formula="of:=LEN([.A808])" office:value-type="float" office:value="7" calcext:value-type="float">
            <text:p>7</text:p>
          </table:table-cell>
          <table:table-cell table:style-name="ce4" table:formula="of:=IF(AND([.$B808]&gt;=[.$J$2];[.$B808]&lt;=[.$J$3]);[.$A808];&quot;zzz&quot;)" office:value-type="string" office:string-value="zzz" calcext:value-type="string">
            <text:p>zzz</text:p>
          </table:table-cell>
          <table:table-cell table:style-name="ce4" table:formula="of:=IF([.$C808]=&quot;zzz&quot;;&quot;&quot;;COUNTIF([.$C$3:.$C$1002];&quot;&lt;&quot;&amp;[.$C808]))">
            <text:p/>
          </table:table-cell>
          <table:table-cell table:style-name="ce4" table:formula="of:=IF(ISNA(MATCH(ROW([.$D807])-1;[.$D$1:.$D$1048576];0));&quot;&quot;;INDEX([.$C$3:.$C$1002];MATCH(ROW([.$D807])-1;[.$D$1:.$D$1048576];0)))">
            <text:p/>
          </table:table-cell>
          <table:table-cell table:style-name="ce4"/>
          <table:table-cell table:style-name="ce4" table:formula="of:=IF([.$F808]=&quot;&quot;;&quot;&quot;;IF(LEFT([.$F807];1)&lt;&gt;&quot;^&quot;;&quot;&quot;;&quot;[&quot;)&amp;CHAR(34)&amp;[.$F808]&amp;CHAR(34)&amp;IF([.$F80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lity</text:p>
          </table:table-cell>
          <table:table-cell table:style-name="ce4" table:formula="of:=LEN([.A809])" office:value-type="float" office:value="7" calcext:value-type="float">
            <text:p>7</text:p>
          </table:table-cell>
          <table:table-cell table:style-name="ce4" table:formula="of:=IF(AND([.$B809]&gt;=[.$J$2];[.$B809]&lt;=[.$J$3]);[.$A809];&quot;zzz&quot;)" office:value-type="string" office:string-value="zzz" calcext:value-type="string">
            <text:p>zzz</text:p>
          </table:table-cell>
          <table:table-cell table:style-name="ce4" table:formula="of:=IF([.$C809]=&quot;zzz&quot;;&quot;&quot;;COUNTIF([.$C$3:.$C$1002];&quot;&lt;&quot;&amp;[.$C809]))">
            <text:p/>
          </table:table-cell>
          <table:table-cell table:style-name="ce4" table:formula="of:=IF(ISNA(MATCH(ROW([.$D808])-1;[.$D$1:.$D$1048576];0));&quot;&quot;;INDEX([.$C$3:.$C$1002];MATCH(ROW([.$D808])-1;[.$D$1:.$D$1048576];0)))">
            <text:p/>
          </table:table-cell>
          <table:table-cell table:style-name="ce4"/>
          <table:table-cell table:style-name="ce4" table:formula="of:=IF([.$F809]=&quot;&quot;;&quot;&quot;;IF(LEFT([.$F808];1)&lt;&gt;&quot;^&quot;;&quot;&quot;;&quot;[&quot;)&amp;CHAR(34)&amp;[.$F809]&amp;CHAR(34)&amp;IF([.$F81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lize</text:p>
          </table:table-cell>
          <table:table-cell table:style-name="ce4" table:formula="of:=LEN([.A810])" office:value-type="float" office:value="7" calcext:value-type="float">
            <text:p>7</text:p>
          </table:table-cell>
          <table:table-cell table:style-name="ce4" table:formula="of:=IF(AND([.$B810]&gt;=[.$J$2];[.$B810]&lt;=[.$J$3]);[.$A810];&quot;zzz&quot;)" office:value-type="string" office:string-value="zzz" calcext:value-type="string">
            <text:p>zzz</text:p>
          </table:table-cell>
          <table:table-cell table:style-name="ce4" table:formula="of:=IF([.$C810]=&quot;zzz&quot;;&quot;&quot;;COUNTIF([.$C$3:.$C$1002];&quot;&lt;&quot;&amp;[.$C810]))">
            <text:p/>
          </table:table-cell>
          <table:table-cell table:style-name="ce4" table:formula="of:=IF(ISNA(MATCH(ROW([.$D809])-1;[.$D$1:.$D$1048576];0));&quot;&quot;;INDEX([.$C$3:.$C$1002];MATCH(ROW([.$D809])-1;[.$D$1:.$D$1048576];0)))">
            <text:p/>
          </table:table-cell>
          <table:table-cell table:style-name="ce4"/>
          <table:table-cell table:style-name="ce4" table:formula="of:=IF([.$F810]=&quot;&quot;;&quot;&quot;;IF(LEFT([.$F809];1)&lt;&gt;&quot;^&quot;;&quot;&quot;;&quot;[&quot;)&amp;CHAR(34)&amp;[.$F810]&amp;CHAR(34)&amp;IF([.$F81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ceive</text:p>
          </table:table-cell>
          <table:table-cell table:style-name="ce4" table:formula="of:=LEN([.A811])" office:value-type="float" office:value="7" calcext:value-type="float">
            <text:p>7</text:p>
          </table:table-cell>
          <table:table-cell table:style-name="ce4" table:formula="of:=IF(AND([.$B811]&gt;=[.$J$2];[.$B811]&lt;=[.$J$3]);[.$A811];&quot;zzz&quot;)" office:value-type="string" office:string-value="zzz" calcext:value-type="string">
            <text:p>zzz</text:p>
          </table:table-cell>
          <table:table-cell table:style-name="ce4" table:formula="of:=IF([.$C811]=&quot;zzz&quot;;&quot;&quot;;COUNTIF([.$C$3:.$C$1002];&quot;&lt;&quot;&amp;[.$C811]))">
            <text:p/>
          </table:table-cell>
          <table:table-cell table:style-name="ce4" table:formula="of:=IF(ISNA(MATCH(ROW([.$D810])-1;[.$D$1:.$D$1048576];0));&quot;&quot;;INDEX([.$C$3:.$C$1002];MATCH(ROW([.$D810])-1;[.$D$1:.$D$1048576];0)))">
            <text:p/>
          </table:table-cell>
          <table:table-cell table:style-name="ce4"/>
          <table:table-cell table:style-name="ce4" table:formula="of:=IF([.$F811]=&quot;&quot;;&quot;&quot;;IF(LEFT([.$F810];1)&lt;&gt;&quot;^&quot;;&quot;&quot;;&quot;[&quot;)&amp;CHAR(34)&amp;[.$F811]&amp;CHAR(34)&amp;IF([.$F81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lect</text:p>
          </table:table-cell>
          <table:table-cell table:style-name="ce4" table:formula="of:=LEN([.A812])" office:value-type="float" office:value="7" calcext:value-type="float">
            <text:p>7</text:p>
          </table:table-cell>
          <table:table-cell table:style-name="ce4" table:formula="of:=IF(AND([.$B812]&gt;=[.$J$2];[.$B812]&lt;=[.$J$3]);[.$A812];&quot;zzz&quot;)" office:value-type="string" office:string-value="zzz" calcext:value-type="string">
            <text:p>zzz</text:p>
          </table:table-cell>
          <table:table-cell table:style-name="ce4" table:formula="of:=IF([.$C812]=&quot;zzz&quot;;&quot;&quot;;COUNTIF([.$C$3:.$C$1002];&quot;&lt;&quot;&amp;[.$C812]))">
            <text:p/>
          </table:table-cell>
          <table:table-cell table:style-name="ce4" table:formula="of:=IF(ISNA(MATCH(ROW([.$D811])-1;[.$D$1:.$D$1048576];0));&quot;&quot;;INDEX([.$C$3:.$C$1002];MATCH(ROW([.$D811])-1;[.$D$1:.$D$1048576];0)))">
            <text:p/>
          </table:table-cell>
          <table:table-cell table:style-name="ce4"/>
          <table:table-cell table:style-name="ce4" table:formula="of:=IF([.$F812]=&quot;&quot;;&quot;&quot;;IF(LEFT([.$F811];1)&lt;&gt;&quot;^&quot;;&quot;&quot;;&quot;[&quot;)&amp;CHAR(34)&amp;[.$F812]&amp;CHAR(34)&amp;IF([.$F81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quire</text:p>
          </table:table-cell>
          <table:table-cell table:style-name="ce4" table:formula="of:=LEN([.A813])" office:value-type="float" office:value="7" calcext:value-type="float">
            <text:p>7</text:p>
          </table:table-cell>
          <table:table-cell table:style-name="ce4" table:formula="of:=IF(AND([.$B813]&gt;=[.$J$2];[.$B813]&lt;=[.$J$3]);[.$A813];&quot;zzz&quot;)" office:value-type="string" office:string-value="zzz" calcext:value-type="string">
            <text:p>zzz</text:p>
          </table:table-cell>
          <table:table-cell table:style-name="ce4" table:formula="of:=IF([.$C813]=&quot;zzz&quot;;&quot;&quot;;COUNTIF([.$C$3:.$C$1002];&quot;&lt;&quot;&amp;[.$C813]))">
            <text:p/>
          </table:table-cell>
          <table:table-cell table:style-name="ce4" table:formula="of:=IF(ISNA(MATCH(ROW([.$D812])-1;[.$D$1:.$D$1048576];0));&quot;&quot;;INDEX([.$C$3:.$C$1002];MATCH(ROW([.$D812])-1;[.$D$1:.$D$1048576];0)))">
            <text:p/>
          </table:table-cell>
          <table:table-cell table:style-name="ce4"/>
          <table:table-cell table:style-name="ce4" table:formula="of:=IF([.$F813]=&quot;&quot;;&quot;&quot;;IF(LEFT([.$F812];1)&lt;&gt;&quot;^&quot;;&quot;&quot;;&quot;[&quot;)&amp;CHAR(34)&amp;[.$F813]&amp;CHAR(34)&amp;IF([.$F81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pond</text:p>
          </table:table-cell>
          <table:table-cell table:style-name="ce4" table:formula="of:=LEN([.A814])" office:value-type="float" office:value="7" calcext:value-type="float">
            <text:p>7</text:p>
          </table:table-cell>
          <table:table-cell table:style-name="ce4" table:formula="of:=IF(AND([.$B814]&gt;=[.$J$2];[.$B814]&lt;=[.$J$3]);[.$A814];&quot;zzz&quot;)" office:value-type="string" office:string-value="zzz" calcext:value-type="string">
            <text:p>zzz</text:p>
          </table:table-cell>
          <table:table-cell table:style-name="ce4" table:formula="of:=IF([.$C814]=&quot;zzz&quot;;&quot;&quot;;COUNTIF([.$C$3:.$C$1002];&quot;&lt;&quot;&amp;[.$C814]))">
            <text:p/>
          </table:table-cell>
          <table:table-cell table:style-name="ce4" table:formula="of:=IF(ISNA(MATCH(ROW([.$D813])-1;[.$D$1:.$D$1048576];0));&quot;&quot;;INDEX([.$C$3:.$C$1002];MATCH(ROW([.$D813])-1;[.$D$1:.$D$1048576];0)))">
            <text:p/>
          </table:table-cell>
          <table:table-cell table:style-name="ce4"/>
          <table:table-cell table:style-name="ce4" table:formula="of:=IF([.$F814]=&quot;&quot;;&quot;&quot;;IF(LEFT([.$F813];1)&lt;&gt;&quot;^&quot;;&quot;&quot;;&quot;[&quot;)&amp;CHAR(34)&amp;[.$F814]&amp;CHAR(34)&amp;IF([.$F81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ience</text:p>
          </table:table-cell>
          <table:table-cell table:style-name="ce4" table:formula="of:=LEN([.A815])" office:value-type="float" office:value="7" calcext:value-type="float">
            <text:p>7</text:p>
          </table:table-cell>
          <table:table-cell table:style-name="ce4" table:formula="of:=IF(AND([.$B815]&gt;=[.$J$2];[.$B815]&lt;=[.$J$3]);[.$A815];&quot;zzz&quot;)" office:value-type="string" office:string-value="zzz" calcext:value-type="string">
            <text:p>zzz</text:p>
          </table:table-cell>
          <table:table-cell table:style-name="ce4" table:formula="of:=IF([.$C815]=&quot;zzz&quot;;&quot;&quot;;COUNTIF([.$C$3:.$C$1002];&quot;&lt;&quot;&amp;[.$C815]))">
            <text:p/>
          </table:table-cell>
          <table:table-cell table:style-name="ce4" table:formula="of:=IF(ISNA(MATCH(ROW([.$D814])-1;[.$D$1:.$D$1048576];0));&quot;&quot;;INDEX([.$C$3:.$C$1002];MATCH(ROW([.$D814])-1;[.$D$1:.$D$1048576];0)))">
            <text:p/>
          </table:table-cell>
          <table:table-cell table:style-name="ce4"/>
          <table:table-cell table:style-name="ce4" table:formula="of:=IF([.$F815]=&quot;&quot;;&quot;&quot;;IF(LEFT([.$F814];1)&lt;&gt;&quot;^&quot;;&quot;&quot;;&quot;[&quot;)&amp;CHAR(34)&amp;[.$F815]&amp;CHAR(34)&amp;IF([.$F81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ction</text:p>
          </table:table-cell>
          <table:table-cell table:style-name="ce4" table:formula="of:=LEN([.A816])" office:value-type="float" office:value="7" calcext:value-type="float">
            <text:p>7</text:p>
          </table:table-cell>
          <table:table-cell table:style-name="ce4" table:formula="of:=IF(AND([.$B816]&gt;=[.$J$2];[.$B816]&lt;=[.$J$3]);[.$A816];&quot;zzz&quot;)" office:value-type="string" office:string-value="zzz" calcext:value-type="string">
            <text:p>zzz</text:p>
          </table:table-cell>
          <table:table-cell table:style-name="ce4" table:formula="of:=IF([.$C816]=&quot;zzz&quot;;&quot;&quot;;COUNTIF([.$C$3:.$C$1002];&quot;&lt;&quot;&amp;[.$C816]))">
            <text:p/>
          </table:table-cell>
          <table:table-cell table:style-name="ce4" table:formula="of:=IF(ISNA(MATCH(ROW([.$D815])-1;[.$D$1:.$D$1048576];0));&quot;&quot;;INDEX([.$C$3:.$C$1002];MATCH(ROW([.$D815])-1;[.$D$1:.$D$1048576];0)))">
            <text:p/>
          </table:table-cell>
          <table:table-cell table:style-name="ce4"/>
          <table:table-cell table:style-name="ce4" table:formula="of:=IF([.$F816]=&quot;&quot;;&quot;&quot;;IF(LEFT([.$F815];1)&lt;&gt;&quot;^&quot;;&quot;&quot;;&quot;[&quot;)&amp;CHAR(34)&amp;[.$F816]&amp;CHAR(34)&amp;IF([.$F81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rious</text:p>
          </table:table-cell>
          <table:table-cell table:style-name="ce4" table:formula="of:=LEN([.A817])" office:value-type="float" office:value="7" calcext:value-type="float">
            <text:p>7</text:p>
          </table:table-cell>
          <table:table-cell table:style-name="ce4" table:formula="of:=IF(AND([.$B817]&gt;=[.$J$2];[.$B817]&lt;=[.$J$3]);[.$A817];&quot;zzz&quot;)" office:value-type="string" office:string-value="zzz" calcext:value-type="string">
            <text:p>zzz</text:p>
          </table:table-cell>
          <table:table-cell table:style-name="ce4" table:formula="of:=IF([.$C817]=&quot;zzz&quot;;&quot;&quot;;COUNTIF([.$C$3:.$C$1002];&quot;&lt;&quot;&amp;[.$C817]))">
            <text:p/>
          </table:table-cell>
          <table:table-cell table:style-name="ce4" table:formula="of:=IF(ISNA(MATCH(ROW([.$D816])-1;[.$D$1:.$D$1048576];0));&quot;&quot;;INDEX([.$C$3:.$C$1002];MATCH(ROW([.$D816])-1;[.$D$1:.$D$1048576];0)))">
            <text:p/>
          </table:table-cell>
          <table:table-cell table:style-name="ce4"/>
          <table:table-cell table:style-name="ce4" table:formula="of:=IF([.$F817]=&quot;&quot;;&quot;&quot;;IF(LEFT([.$F816];1)&lt;&gt;&quot;^&quot;;&quot;&quot;;&quot;[&quot;)&amp;CHAR(34)&amp;[.$F817]&amp;CHAR(34)&amp;IF([.$F81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4" table:formula="of:=LEN([.A818])" office:value-type="float" office:value="7" calcext:value-type="float">
            <text:p>7</text:p>
          </table:table-cell>
          <table:table-cell table:style-name="ce4" table:formula="of:=IF(AND([.$B818]&gt;=[.$J$2];[.$B818]&lt;=[.$J$3]);[.$A818];&quot;zzz&quot;)" office:value-type="string" office:string-value="zzz" calcext:value-type="string">
            <text:p>zzz</text:p>
          </table:table-cell>
          <table:table-cell table:style-name="ce4" table:formula="of:=IF([.$C818]=&quot;zzz&quot;;&quot;&quot;;COUNTIF([.$C$3:.$C$1002];&quot;&lt;&quot;&amp;[.$C818]))">
            <text:p/>
          </table:table-cell>
          <table:table-cell table:style-name="ce4" table:formula="of:=IF(ISNA(MATCH(ROW([.$D817])-1;[.$D$1:.$D$1048576];0));&quot;&quot;;INDEX([.$C$3:.$C$1002];MATCH(ROW([.$D817])-1;[.$D$1:.$D$1048576];0)))">
            <text:p/>
          </table:table-cell>
          <table:table-cell table:style-name="ce4"/>
          <table:table-cell table:style-name="ce4" table:formula="of:=IF([.$F818]=&quot;&quot;;&quot;&quot;;IF(LEFT([.$F817];1)&lt;&gt;&quot;^&quot;;&quot;&quot;;&quot;[&quot;)&amp;CHAR(34)&amp;[.$F818]&amp;CHAR(34)&amp;IF([.$F81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veral</text:p>
          </table:table-cell>
          <table:table-cell table:style-name="ce4" table:formula="of:=LEN([.A819])" office:value-type="float" office:value="7" calcext:value-type="float">
            <text:p>7</text:p>
          </table:table-cell>
          <table:table-cell table:style-name="ce4" table:formula="of:=IF(AND([.$B819]&gt;=[.$J$2];[.$B819]&lt;=[.$J$3]);[.$A819];&quot;zzz&quot;)" office:value-type="string" office:string-value="zzz" calcext:value-type="string">
            <text:p>zzz</text:p>
          </table:table-cell>
          <table:table-cell table:style-name="ce4" table:formula="of:=IF([.$C819]=&quot;zzz&quot;;&quot;&quot;;COUNTIF([.$C$3:.$C$1002];&quot;&lt;&quot;&amp;[.$C819]))">
            <text:p/>
          </table:table-cell>
          <table:table-cell table:style-name="ce4" table:formula="of:=IF(ISNA(MATCH(ROW([.$D818])-1;[.$D$1:.$D$1048576];0));&quot;&quot;;INDEX([.$C$3:.$C$1002];MATCH(ROW([.$D818])-1;[.$D$1:.$D$1048576];0)))">
            <text:p/>
          </table:table-cell>
          <table:table-cell table:style-name="ce4"/>
          <table:table-cell table:style-name="ce4" table:formula="of:=IF([.$F819]=&quot;&quot;;&quot;&quot;;IF(LEFT([.$F818];1)&lt;&gt;&quot;^&quot;;&quot;&quot;;&quot;[&quot;)&amp;CHAR(34)&amp;[.$F819]&amp;CHAR(34)&amp;IF([.$F82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milar</text:p>
          </table:table-cell>
          <table:table-cell table:style-name="ce4" table:formula="of:=LEN([.A820])" office:value-type="float" office:value="7" calcext:value-type="float">
            <text:p>7</text:p>
          </table:table-cell>
          <table:table-cell table:style-name="ce4" table:formula="of:=IF(AND([.$B820]&gt;=[.$J$2];[.$B820]&lt;=[.$J$3]);[.$A820];&quot;zzz&quot;)" office:value-type="string" office:string-value="zzz" calcext:value-type="string">
            <text:p>zzz</text:p>
          </table:table-cell>
          <table:table-cell table:style-name="ce4" table:formula="of:=IF([.$C820]=&quot;zzz&quot;;&quot;&quot;;COUNTIF([.$C$3:.$C$1002];&quot;&lt;&quot;&amp;[.$C820]))">
            <text:p/>
          </table:table-cell>
          <table:table-cell table:style-name="ce4" table:formula="of:=IF(ISNA(MATCH(ROW([.$D819])-1;[.$D$1:.$D$1048576];0));&quot;&quot;;INDEX([.$C$3:.$C$1002];MATCH(ROW([.$D819])-1;[.$D$1:.$D$1048576];0)))">
            <text:p/>
          </table:table-cell>
          <table:table-cell table:style-name="ce4"/>
          <table:table-cell table:style-name="ce4" table:formula="of:=IF([.$F820]=&quot;&quot;;&quot;&quot;;IF(LEFT([.$F819];1)&lt;&gt;&quot;^&quot;;&quot;&quot;;&quot;[&quot;)&amp;CHAR(34)&amp;[.$F820]&amp;CHAR(34)&amp;IF([.$F82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ety</text:p>
          </table:table-cell>
          <table:table-cell table:style-name="ce4" table:formula="of:=LEN([.A821])" office:value-type="float" office:value="7" calcext:value-type="float">
            <text:p>7</text:p>
          </table:table-cell>
          <table:table-cell table:style-name="ce4" table:formula="of:=IF(AND([.$B821]&gt;=[.$J$2];[.$B821]&lt;=[.$J$3]);[.$A821];&quot;zzz&quot;)" office:value-type="string" office:string-value="zzz" calcext:value-type="string">
            <text:p>zzz</text:p>
          </table:table-cell>
          <table:table-cell table:style-name="ce4" table:formula="of:=IF([.$C821]=&quot;zzz&quot;;&quot;&quot;;COUNTIF([.$C$3:.$C$1002];&quot;&lt;&quot;&amp;[.$C821]))">
            <text:p/>
          </table:table-cell>
          <table:table-cell table:style-name="ce4" table:formula="of:=IF(ISNA(MATCH(ROW([.$D820])-1;[.$D$1:.$D$1048576];0));&quot;&quot;;INDEX([.$C$3:.$C$1002];MATCH(ROW([.$D820])-1;[.$D$1:.$D$1048576];0)))">
            <text:p/>
          </table:table-cell>
          <table:table-cell table:style-name="ce4"/>
          <table:table-cell table:style-name="ce4" table:formula="of:=IF([.$F821]=&quot;&quot;;&quot;&quot;;IF(LEFT([.$F820];1)&lt;&gt;&quot;^&quot;;&quot;&quot;;&quot;[&quot;)&amp;CHAR(34)&amp;[.$F821]&amp;CHAR(34)&amp;IF([.$F82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dier</text:p>
          </table:table-cell>
          <table:table-cell table:style-name="ce4" table:formula="of:=LEN([.A822])" office:value-type="float" office:value="7" calcext:value-type="float">
            <text:p>7</text:p>
          </table:table-cell>
          <table:table-cell table:style-name="ce4" table:formula="of:=IF(AND([.$B822]&gt;=[.$J$2];[.$B822]&lt;=[.$J$3]);[.$A822];&quot;zzz&quot;)" office:value-type="string" office:string-value="zzz" calcext:value-type="string">
            <text:p>zzz</text:p>
          </table:table-cell>
          <table:table-cell table:style-name="ce4" table:formula="of:=IF([.$C822]=&quot;zzz&quot;;&quot;&quot;;COUNTIF([.$C$3:.$C$1002];&quot;&lt;&quot;&amp;[.$C822]))">
            <text:p/>
          </table:table-cell>
          <table:table-cell table:style-name="ce4" table:formula="of:=IF(ISNA(MATCH(ROW([.$D821])-1;[.$D$1:.$D$1048576];0));&quot;&quot;;INDEX([.$C$3:.$C$1002];MATCH(ROW([.$D821])-1;[.$D$1:.$D$1048576];0)))">
            <text:p/>
          </table:table-cell>
          <table:table-cell table:style-name="ce4"/>
          <table:table-cell table:style-name="ce4" table:formula="of:=IF([.$F822]=&quot;&quot;;&quot;&quot;;IF(LEFT([.$F821];1)&lt;&gt;&quot;^&quot;;&quot;&quot;;&quot;[&quot;)&amp;CHAR(34)&amp;[.$F822]&amp;CHAR(34)&amp;IF([.$F82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meone</text:p>
          </table:table-cell>
          <table:table-cell table:style-name="ce4" table:formula="of:=LEN([.A823])" office:value-type="float" office:value="7" calcext:value-type="float">
            <text:p>7</text:p>
          </table:table-cell>
          <table:table-cell table:style-name="ce4" table:formula="of:=IF(AND([.$B823]&gt;=[.$J$2];[.$B823]&lt;=[.$J$3]);[.$A823];&quot;zzz&quot;)" office:value-type="string" office:string-value="zzz" calcext:value-type="string">
            <text:p>zzz</text:p>
          </table:table-cell>
          <table:table-cell table:style-name="ce4" table:formula="of:=IF([.$C823]=&quot;zzz&quot;;&quot;&quot;;COUNTIF([.$C$3:.$C$1002];&quot;&lt;&quot;&amp;[.$C823]))">
            <text:p/>
          </table:table-cell>
          <table:table-cell table:style-name="ce4" table:formula="of:=IF(ISNA(MATCH(ROW([.$D822])-1;[.$D$1:.$D$1048576];0));&quot;&quot;;INDEX([.$C$3:.$C$1002];MATCH(ROW([.$D822])-1;[.$D$1:.$D$1048576];0)))">
            <text:p/>
          </table:table-cell>
          <table:table-cell table:style-name="ce4"/>
          <table:table-cell table:style-name="ce4" table:formula="of:=IF([.$F823]=&quot;&quot;;&quot;&quot;;IF(LEFT([.$F822];1)&lt;&gt;&quot;^&quot;;&quot;&quot;;&quot;[&quot;)&amp;CHAR(34)&amp;[.$F823]&amp;CHAR(34)&amp;IF([.$F82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4" table:formula="of:=LEN([.A824])" office:value-type="float" office:value="7" calcext:value-type="float">
            <text:p>7</text:p>
          </table:table-cell>
          <table:table-cell table:style-name="ce4" table:formula="of:=IF(AND([.$B824]&gt;=[.$J$2];[.$B824]&lt;=[.$J$3]);[.$A824];&quot;zzz&quot;)" office:value-type="string" office:string-value="zzz" calcext:value-type="string">
            <text:p>zzz</text:p>
          </table:table-cell>
          <table:table-cell table:style-name="ce4" table:formula="of:=IF([.$C824]=&quot;zzz&quot;;&quot;&quot;;COUNTIF([.$C$3:.$C$1002];&quot;&lt;&quot;&amp;[.$C824]))">
            <text:p/>
          </table:table-cell>
          <table:table-cell table:style-name="ce4" table:formula="of:=IF(ISNA(MATCH(ROW([.$D823])-1;[.$D$1:.$D$1048576];0));&quot;&quot;;INDEX([.$C$3:.$C$1002];MATCH(ROW([.$D823])-1;[.$D$1:.$D$1048576];0)))">
            <text:p/>
          </table:table-cell>
          <table:table-cell table:style-name="ce4"/>
          <table:table-cell table:style-name="ce4" table:formula="of:=IF([.$F824]=&quot;&quot;;&quot;&quot;;IF(LEFT([.$F823];1)&lt;&gt;&quot;^&quot;;&quot;&quot;;&quot;[&quot;)&amp;CHAR(34)&amp;[.$F824]&amp;CHAR(34)&amp;IF([.$F82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ion</text:p>
          </table:table-cell>
          <table:table-cell table:style-name="ce4" table:formula="of:=LEN([.A825])" office:value-type="float" office:value="7" calcext:value-type="float">
            <text:p>7</text:p>
          </table:table-cell>
          <table:table-cell table:style-name="ce4" table:formula="of:=IF(AND([.$B825]&gt;=[.$J$2];[.$B825]&lt;=[.$J$3]);[.$A825];&quot;zzz&quot;)" office:value-type="string" office:string-value="zzz" calcext:value-type="string">
            <text:p>zzz</text:p>
          </table:table-cell>
          <table:table-cell table:style-name="ce4" table:formula="of:=IF([.$C825]=&quot;zzz&quot;;&quot;&quot;;COUNTIF([.$C$3:.$C$1002];&quot;&lt;&quot;&amp;[.$C825]))">
            <text:p/>
          </table:table-cell>
          <table:table-cell table:style-name="ce4" table:formula="of:=IF(ISNA(MATCH(ROW([.$D824])-1;[.$D$1:.$D$1048576];0));&quot;&quot;;INDEX([.$C$3:.$C$1002];MATCH(ROW([.$D824])-1;[.$D$1:.$D$1048576];0)))">
            <text:p/>
          </table:table-cell>
          <table:table-cell table:style-name="ce4"/>
          <table:table-cell table:style-name="ce4" table:formula="of:=IF([.$F825]=&quot;&quot;;&quot;&quot;;IF(LEFT([.$F824];1)&lt;&gt;&quot;^&quot;;&quot;&quot;;&quot;[&quot;)&amp;CHAR(34)&amp;[.$F825]&amp;CHAR(34)&amp;IF([.$F82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udent</text:p>
          </table:table-cell>
          <table:table-cell table:style-name="ce4" table:formula="of:=LEN([.A826])" office:value-type="float" office:value="7" calcext:value-type="float">
            <text:p>7</text:p>
          </table:table-cell>
          <table:table-cell table:style-name="ce4" table:formula="of:=IF(AND([.$B826]&gt;=[.$J$2];[.$B826]&lt;=[.$J$3]);[.$A826];&quot;zzz&quot;)" office:value-type="string" office:string-value="zzz" calcext:value-type="string">
            <text:p>zzz</text:p>
          </table:table-cell>
          <table:table-cell table:style-name="ce4" table:formula="of:=IF([.$C826]=&quot;zzz&quot;;&quot;&quot;;COUNTIF([.$C$3:.$C$1002];&quot;&lt;&quot;&amp;[.$C826]))">
            <text:p/>
          </table:table-cell>
          <table:table-cell table:style-name="ce4" table:formula="of:=IF(ISNA(MATCH(ROW([.$D825])-1;[.$D$1:.$D$1048576];0));&quot;&quot;;INDEX([.$C$3:.$C$1002];MATCH(ROW([.$D825])-1;[.$D$1:.$D$1048576];0)))">
            <text:p/>
          </table:table-cell>
          <table:table-cell table:style-name="ce4"/>
          <table:table-cell table:style-name="ce4" table:formula="of:=IF([.$F826]=&quot;&quot;;&quot;&quot;;IF(LEFT([.$F825];1)&lt;&gt;&quot;^&quot;;&quot;&quot;;&quot;[&quot;)&amp;CHAR(34)&amp;[.$F826]&amp;CHAR(34)&amp;IF([.$F82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bject</text:p>
          </table:table-cell>
          <table:table-cell table:style-name="ce4" table:formula="of:=LEN([.A827])" office:value-type="float" office:value="7" calcext:value-type="float">
            <text:p>7</text:p>
          </table:table-cell>
          <table:table-cell table:style-name="ce4" table:formula="of:=IF(AND([.$B827]&gt;=[.$J$2];[.$B827]&lt;=[.$J$3]);[.$A827];&quot;zzz&quot;)" office:value-type="string" office:string-value="zzz" calcext:value-type="string">
            <text:p>zzz</text:p>
          </table:table-cell>
          <table:table-cell table:style-name="ce4" table:formula="of:=IF([.$C827]=&quot;zzz&quot;;&quot;&quot;;COUNTIF([.$C$3:.$C$1002];&quot;&lt;&quot;&amp;[.$C827]))">
            <text:p/>
          </table:table-cell>
          <table:table-cell table:style-name="ce4" table:formula="of:=IF(ISNA(MATCH(ROW([.$D826])-1;[.$D$1:.$D$1048576];0));&quot;&quot;;INDEX([.$C$3:.$C$1002];MATCH(ROW([.$D826])-1;[.$D$1:.$D$1048576];0)))">
            <text:p/>
          </table:table-cell>
          <table:table-cell table:style-name="ce4"/>
          <table:table-cell table:style-name="ce4" table:formula="of:=IF([.$F827]=&quot;&quot;;&quot;&quot;;IF(LEFT([.$F826];1)&lt;&gt;&quot;^&quot;;&quot;&quot;;&quot;[&quot;)&amp;CHAR(34)&amp;[.$F827]&amp;CHAR(34)&amp;IF([.$F82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ccess</text:p>
          </table:table-cell>
          <table:table-cell table:style-name="ce4" table:formula="of:=LEN([.A828])" office:value-type="float" office:value="7" calcext:value-type="float">
            <text:p>7</text:p>
          </table:table-cell>
          <table:table-cell table:style-name="ce4" table:formula="of:=IF(AND([.$B828]&gt;=[.$J$2];[.$B828]&lt;=[.$J$3]);[.$A828];&quot;zzz&quot;)" office:value-type="string" office:string-value="zzz" calcext:value-type="string">
            <text:p>zzz</text:p>
          </table:table-cell>
          <table:table-cell table:style-name="ce4" table:formula="of:=IF([.$C828]=&quot;zzz&quot;;&quot;&quot;;COUNTIF([.$C$3:.$C$1002];&quot;&lt;&quot;&amp;[.$C828]))">
            <text:p/>
          </table:table-cell>
          <table:table-cell table:style-name="ce4" table:formula="of:=IF(ISNA(MATCH(ROW([.$D827])-1;[.$D$1:.$D$1048576];0));&quot;&quot;;INDEX([.$C$3:.$C$1002];MATCH(ROW([.$D827])-1;[.$D$1:.$D$1048576];0)))">
            <text:p/>
          </table:table-cell>
          <table:table-cell table:style-name="ce4"/>
          <table:table-cell table:style-name="ce4" table:formula="of:=IF([.$F828]=&quot;&quot;;&quot;&quot;;IF(LEFT([.$F827];1)&lt;&gt;&quot;^&quot;;&quot;&quot;;&quot;[&quot;)&amp;CHAR(34)&amp;[.$F828]&amp;CHAR(34)&amp;IF([.$F82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ggest</text:p>
          </table:table-cell>
          <table:table-cell table:style-name="ce4" table:formula="of:=LEN([.A829])" office:value-type="float" office:value="7" calcext:value-type="float">
            <text:p>7</text:p>
          </table:table-cell>
          <table:table-cell table:style-name="ce4" table:formula="of:=IF(AND([.$B829]&gt;=[.$J$2];[.$B829]&lt;=[.$J$3]);[.$A829];&quot;zzz&quot;)" office:value-type="string" office:string-value="zzz" calcext:value-type="string">
            <text:p>zzz</text:p>
          </table:table-cell>
          <table:table-cell table:style-name="ce4" table:formula="of:=IF([.$C829]=&quot;zzz&quot;;&quot;&quot;;COUNTIF([.$C$3:.$C$1002];&quot;&lt;&quot;&amp;[.$C829]))">
            <text:p/>
          </table:table-cell>
          <table:table-cell table:style-name="ce4" table:formula="of:=IF(ISNA(MATCH(ROW([.$D828])-1;[.$D$1:.$D$1048576];0));&quot;&quot;;INDEX([.$C$3:.$C$1002];MATCH(ROW([.$D828])-1;[.$D$1:.$D$1048576];0)))">
            <text:p/>
          </table:table-cell>
          <table:table-cell table:style-name="ce4"/>
          <table:table-cell table:style-name="ce4" table:formula="of:=IF([.$F829]=&quot;&quot;;&quot;&quot;;IF(LEFT([.$F828];1)&lt;&gt;&quot;^&quot;;&quot;&quot;;&quot;[&quot;)&amp;CHAR(34)&amp;[.$F829]&amp;CHAR(34)&amp;IF([.$F83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4" table:formula="of:=LEN([.A830])" office:value-type="float" office:value="7" calcext:value-type="float">
            <text:p>7</text:p>
          </table:table-cell>
          <table:table-cell table:style-name="ce4" table:formula="of:=IF(AND([.$B830]&gt;=[.$J$2];[.$B830]&lt;=[.$J$3]);[.$A830];&quot;zzz&quot;)" office:value-type="string" office:string-value="zzz" calcext:value-type="string">
            <text:p>zzz</text:p>
          </table:table-cell>
          <table:table-cell table:style-name="ce4" table:formula="of:=IF([.$C830]=&quot;zzz&quot;;&quot;&quot;;COUNTIF([.$C$3:.$C$1002];&quot;&lt;&quot;&amp;[.$C830]))">
            <text:p/>
          </table:table-cell>
          <table:table-cell table:style-name="ce4" table:formula="of:=IF(ISNA(MATCH(ROW([.$D829])-1;[.$D$1:.$D$1048576];0));&quot;&quot;;INDEX([.$C$3:.$C$1002];MATCH(ROW([.$D829])-1;[.$D$1:.$D$1048576];0)))">
            <text:p/>
          </table:table-cell>
          <table:table-cell table:style-name="ce4"/>
          <table:table-cell table:style-name="ce4" table:formula="of:=IF([.$F830]=&quot;&quot;;&quot;&quot;;IF(LEFT([.$F829];1)&lt;&gt;&quot;^&quot;;&quot;&quot;;&quot;[&quot;)&amp;CHAR(34)&amp;[.$F830]&amp;CHAR(34)&amp;IF([.$F83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rface</text:p>
          </table:table-cell>
          <table:table-cell table:style-name="ce4" table:formula="of:=LEN([.A831])" office:value-type="float" office:value="7" calcext:value-type="float">
            <text:p>7</text:p>
          </table:table-cell>
          <table:table-cell table:style-name="ce4" table:formula="of:=IF(AND([.$B831]&gt;=[.$J$2];[.$B831]&lt;=[.$J$3]);[.$A831];&quot;zzz&quot;)" office:value-type="string" office:string-value="zzz" calcext:value-type="string">
            <text:p>zzz</text:p>
          </table:table-cell>
          <table:table-cell table:style-name="ce4" table:formula="of:=IF([.$C831]=&quot;zzz&quot;;&quot;&quot;;COUNTIF([.$C$3:.$C$1002];&quot;&lt;&quot;&amp;[.$C831]))">
            <text:p/>
          </table:table-cell>
          <table:table-cell table:style-name="ce4" table:formula="of:=IF(ISNA(MATCH(ROW([.$D830])-1;[.$D$1:.$D$1048576];0));&quot;&quot;;INDEX([.$C$3:.$C$1002];MATCH(ROW([.$D830])-1;[.$D$1:.$D$1048576];0)))">
            <text:p/>
          </table:table-cell>
          <table:table-cell table:style-name="ce4"/>
          <table:table-cell table:style-name="ce4" table:formula="of:=IF([.$F831]=&quot;&quot;;&quot;&quot;;IF(LEFT([.$F830];1)&lt;&gt;&quot;^&quot;;&quot;&quot;;&quot;[&quot;)&amp;CHAR(34)&amp;[.$F831]&amp;CHAR(34)&amp;IF([.$F83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acher</text:p>
          </table:table-cell>
          <table:table-cell table:style-name="ce4" table:formula="of:=LEN([.A832])" office:value-type="float" office:value="7" calcext:value-type="float">
            <text:p>7</text:p>
          </table:table-cell>
          <table:table-cell table:style-name="ce4" table:formula="of:=IF(AND([.$B832]&gt;=[.$J$2];[.$B832]&lt;=[.$J$3]);[.$A832];&quot;zzz&quot;)" office:value-type="string" office:string-value="zzz" calcext:value-type="string">
            <text:p>zzz</text:p>
          </table:table-cell>
          <table:table-cell table:style-name="ce4" table:formula="of:=IF([.$C832]=&quot;zzz&quot;;&quot;&quot;;COUNTIF([.$C$3:.$C$1002];&quot;&lt;&quot;&amp;[.$C832]))">
            <text:p/>
          </table:table-cell>
          <table:table-cell table:style-name="ce4" table:formula="of:=IF(ISNA(MATCH(ROW([.$D831])-1;[.$D$1:.$D$1048576];0));&quot;&quot;;INDEX([.$C$3:.$C$1002];MATCH(ROW([.$D831])-1;[.$D$1:.$D$1048576];0)))">
            <text:p/>
          </table:table-cell>
          <table:table-cell table:style-name="ce4"/>
          <table:table-cell table:style-name="ce4" table:formula="of:=IF([.$F832]=&quot;&quot;;&quot;&quot;;IF(LEFT([.$F831];1)&lt;&gt;&quot;^&quot;;&quot;&quot;;&quot;[&quot;)&amp;CHAR(34)&amp;[.$F832]&amp;CHAR(34)&amp;IF([.$F83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ought</text:p>
          </table:table-cell>
          <table:table-cell table:style-name="ce4" table:formula="of:=LEN([.A833])" office:value-type="float" office:value="7" calcext:value-type="float">
            <text:p>7</text:p>
          </table:table-cell>
          <table:table-cell table:style-name="ce4" table:formula="of:=IF(AND([.$B833]&gt;=[.$J$2];[.$B833]&lt;=[.$J$3]);[.$A833];&quot;zzz&quot;)" office:value-type="string" office:string-value="zzz" calcext:value-type="string">
            <text:p>zzz</text:p>
          </table:table-cell>
          <table:table-cell table:style-name="ce4" table:formula="of:=IF([.$C833]=&quot;zzz&quot;;&quot;&quot;;COUNTIF([.$C$3:.$C$1002];&quot;&lt;&quot;&amp;[.$C833]))">
            <text:p/>
          </table:table-cell>
          <table:table-cell table:style-name="ce4" table:formula="of:=IF(ISNA(MATCH(ROW([.$D832])-1;[.$D$1:.$D$1048576];0));&quot;&quot;;INDEX([.$C$3:.$C$1002];MATCH(ROW([.$D832])-1;[.$D$1:.$D$1048576];0)))">
            <text:p/>
          </table:table-cell>
          <table:table-cell table:style-name="ce4"/>
          <table:table-cell table:style-name="ce4" table:formula="of:=IF([.$F833]=&quot;&quot;;&quot;&quot;;IF(LEFT([.$F832];1)&lt;&gt;&quot;^&quot;;&quot;&quot;;&quot;[&quot;)&amp;CHAR(34)&amp;[.$F833]&amp;CHAR(34)&amp;IF([.$F83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rough</text:p>
          </table:table-cell>
          <table:table-cell table:style-name="ce4" table:formula="of:=LEN([.A834])" office:value-type="float" office:value="7" calcext:value-type="float">
            <text:p>7</text:p>
          </table:table-cell>
          <table:table-cell table:style-name="ce4" table:formula="of:=IF(AND([.$B834]&gt;=[.$J$2];[.$B834]&lt;=[.$J$3]);[.$A834];&quot;zzz&quot;)" office:value-type="string" office:string-value="zzz" calcext:value-type="string">
            <text:p>zzz</text:p>
          </table:table-cell>
          <table:table-cell table:style-name="ce4" table:formula="of:=IF([.$C834]=&quot;zzz&quot;;&quot;&quot;;COUNTIF([.$C$3:.$C$1002];&quot;&lt;&quot;&amp;[.$C834]))">
            <text:p/>
          </table:table-cell>
          <table:table-cell table:style-name="ce4" table:formula="of:=IF(ISNA(MATCH(ROW([.$D833])-1;[.$D$1:.$D$1048576];0));&quot;&quot;;INDEX([.$C$3:.$C$1002];MATCH(ROW([.$D833])-1;[.$D$1:.$D$1048576];0)))">
            <text:p/>
          </table:table-cell>
          <table:table-cell table:style-name="ce4"/>
          <table:table-cell table:style-name="ce4" table:formula="of:=IF([.$F834]=&quot;&quot;;&quot;&quot;;IF(LEFT([.$F833];1)&lt;&gt;&quot;^&quot;;&quot;&quot;;&quot;[&quot;)&amp;CHAR(34)&amp;[.$F834]&amp;CHAR(34)&amp;IF([.$F83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night</text:p>
          </table:table-cell>
          <table:table-cell table:style-name="ce4" table:formula="of:=LEN([.A835])" office:value-type="float" office:value="7" calcext:value-type="float">
            <text:p>7</text:p>
          </table:table-cell>
          <table:table-cell table:style-name="ce4" table:formula="of:=IF(AND([.$B835]&gt;=[.$J$2];[.$B835]&lt;=[.$J$3]);[.$A835];&quot;zzz&quot;)" office:value-type="string" office:string-value="zzz" calcext:value-type="string">
            <text:p>zzz</text:p>
          </table:table-cell>
          <table:table-cell table:style-name="ce4" table:formula="of:=IF([.$C835]=&quot;zzz&quot;;&quot;&quot;;COUNTIF([.$C$3:.$C$1002];&quot;&lt;&quot;&amp;[.$C835]))">
            <text:p/>
          </table:table-cell>
          <table:table-cell table:style-name="ce4" table:formula="of:=IF(ISNA(MATCH(ROW([.$D834])-1;[.$D$1:.$D$1048576];0));&quot;&quot;;INDEX([.$C$3:.$C$1002];MATCH(ROW([.$D834])-1;[.$D$1:.$D$1048576];0)))">
            <text:p/>
          </table:table-cell>
          <table:table-cell table:style-name="ce4"/>
          <table:table-cell table:style-name="ce4" table:formula="of:=IF([.$F835]=&quot;&quot;;&quot;&quot;;IF(LEFT([.$F834];1)&lt;&gt;&quot;^&quot;;&quot;&quot;;&quot;[&quot;)&amp;CHAR(34)&amp;[.$F835]&amp;CHAR(34)&amp;IF([.$F83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ouble</text:p>
          </table:table-cell>
          <table:table-cell table:style-name="ce4" table:formula="of:=LEN([.A836])" office:value-type="float" office:value="7" calcext:value-type="float">
            <text:p>7</text:p>
          </table:table-cell>
          <table:table-cell table:style-name="ce4" table:formula="of:=IF(AND([.$B836]&gt;=[.$J$2];[.$B836]&lt;=[.$J$3]);[.$A836];&quot;zzz&quot;)" office:value-type="string" office:string-value="zzz" calcext:value-type="string">
            <text:p>zzz</text:p>
          </table:table-cell>
          <table:table-cell table:style-name="ce4" table:formula="of:=IF([.$C836]=&quot;zzz&quot;;&quot;&quot;;COUNTIF([.$C$3:.$C$1002];&quot;&lt;&quot;&amp;[.$C836]))">
            <text:p/>
          </table:table-cell>
          <table:table-cell table:style-name="ce4" table:formula="of:=IF(ISNA(MATCH(ROW([.$D835])-1;[.$D$1:.$D$1048576];0));&quot;&quot;;INDEX([.$C$3:.$C$1002];MATCH(ROW([.$D835])-1;[.$D$1:.$D$1048576];0)))">
            <text:p/>
          </table:table-cell>
          <table:table-cell table:style-name="ce4"/>
          <table:table-cell table:style-name="ce4" table:formula="of:=IF([.$F836]=&quot;&quot;;&quot;&quot;;IF(LEFT([.$F835];1)&lt;&gt;&quot;^&quot;;&quot;&quot;;&quot;[&quot;)&amp;CHAR(34)&amp;[.$F836]&amp;CHAR(34)&amp;IF([.$F83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ually</text:p>
          </table:table-cell>
          <table:table-cell table:style-name="ce4" table:formula="of:=LEN([.A837])" office:value-type="float" office:value="7" calcext:value-type="float">
            <text:p>7</text:p>
          </table:table-cell>
          <table:table-cell table:style-name="ce4" table:formula="of:=IF(AND([.$B837]&gt;=[.$J$2];[.$B837]&lt;=[.$J$3]);[.$A837];&quot;zzz&quot;)" office:value-type="string" office:string-value="zzz" calcext:value-type="string">
            <text:p>zzz</text:p>
          </table:table-cell>
          <table:table-cell table:style-name="ce4" table:formula="of:=IF([.$C837]=&quot;zzz&quot;;&quot;&quot;;COUNTIF([.$C$3:.$C$1002];&quot;&lt;&quot;&amp;[.$C837]))">
            <text:p/>
          </table:table-cell>
          <table:table-cell table:style-name="ce4" table:formula="of:=IF(ISNA(MATCH(ROW([.$D836])-1;[.$D$1:.$D$1048576];0));&quot;&quot;;INDEX([.$C$3:.$C$1002];MATCH(ROW([.$D836])-1;[.$D$1:.$D$1048576];0)))">
            <text:p/>
          </table:table-cell>
          <table:table-cell table:style-name="ce4"/>
          <table:table-cell table:style-name="ce4" table:formula="of:=IF([.$F837]=&quot;&quot;;&quot;&quot;;IF(LEFT([.$F836];1)&lt;&gt;&quot;^&quot;;&quot;&quot;;&quot;[&quot;)&amp;CHAR(34)&amp;[.$F837]&amp;CHAR(34)&amp;IF([.$F83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arious</text:p>
          </table:table-cell>
          <table:table-cell table:style-name="ce4" table:formula="of:=LEN([.A838])" office:value-type="float" office:value="7" calcext:value-type="float">
            <text:p>7</text:p>
          </table:table-cell>
          <table:table-cell table:style-name="ce4" table:formula="of:=IF(AND([.$B838]&gt;=[.$J$2];[.$B838]&lt;=[.$J$3]);[.$A838];&quot;zzz&quot;)" office:value-type="string" office:string-value="zzz" calcext:value-type="string">
            <text:p>zzz</text:p>
          </table:table-cell>
          <table:table-cell table:style-name="ce4" table:formula="of:=IF([.$C838]=&quot;zzz&quot;;&quot;&quot;;COUNTIF([.$C$3:.$C$1002];&quot;&lt;&quot;&amp;[.$C838]))">
            <text:p/>
          </table:table-cell>
          <table:table-cell table:style-name="ce4" table:formula="of:=IF(ISNA(MATCH(ROW([.$D837])-1;[.$D$1:.$D$1048576];0));&quot;&quot;;INDEX([.$C$3:.$C$1002];MATCH(ROW([.$D837])-1;[.$D$1:.$D$1048576];0)))">
            <text:p/>
          </table:table-cell>
          <table:table-cell table:style-name="ce4"/>
          <table:table-cell table:style-name="ce4" table:formula="of:=IF([.$F838]=&quot;&quot;;&quot;&quot;;IF(LEFT([.$F837];1)&lt;&gt;&quot;^&quot;;&quot;&quot;;&quot;[&quot;)&amp;CHAR(34)&amp;[.$F838]&amp;CHAR(34)&amp;IF([.$F83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stern</text:p>
          </table:table-cell>
          <table:table-cell table:style-name="ce4" table:formula="of:=LEN([.A839])" office:value-type="float" office:value="7" calcext:value-type="float">
            <text:p>7</text:p>
          </table:table-cell>
          <table:table-cell table:style-name="ce4" table:formula="of:=IF(AND([.$B839]&gt;=[.$J$2];[.$B839]&lt;=[.$J$3]);[.$A839];&quot;zzz&quot;)" office:value-type="string" office:string-value="zzz" calcext:value-type="string">
            <text:p>zzz</text:p>
          </table:table-cell>
          <table:table-cell table:style-name="ce4" table:formula="of:=IF([.$C839]=&quot;zzz&quot;;&quot;&quot;;COUNTIF([.$C$3:.$C$1002];&quot;&lt;&quot;&amp;[.$C839]))">
            <text:p/>
          </table:table-cell>
          <table:table-cell table:style-name="ce4" table:formula="of:=IF(ISNA(MATCH(ROW([.$D838])-1;[.$D$1:.$D$1048576];0));&quot;&quot;;INDEX([.$C$3:.$C$1002];MATCH(ROW([.$D838])-1;[.$D$1:.$D$1048576];0)))">
            <text:p/>
          </table:table-cell>
          <table:table-cell table:style-name="ce4"/>
          <table:table-cell table:style-name="ce4" table:formula="of:=IF([.$F839]=&quot;&quot;;&quot;&quot;;IF(LEFT([.$F838];1)&lt;&gt;&quot;^&quot;;&quot;&quot;;&quot;[&quot;)&amp;CHAR(34)&amp;[.$F839]&amp;CHAR(34)&amp;IF([.$F84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ether</text:p>
          </table:table-cell>
          <table:table-cell table:style-name="ce4" table:formula="of:=LEN([.A840])" office:value-type="float" office:value="7" calcext:value-type="float">
            <text:p>7</text:p>
          </table:table-cell>
          <table:table-cell table:style-name="ce4" table:formula="of:=IF(AND([.$B840]&gt;=[.$J$2];[.$B840]&lt;=[.$J$3]);[.$A840];&quot;zzz&quot;)" office:value-type="string" office:string-value="zzz" calcext:value-type="string">
            <text:p>zzz</text:p>
          </table:table-cell>
          <table:table-cell table:style-name="ce4" table:formula="of:=IF([.$C840]=&quot;zzz&quot;;&quot;&quot;;COUNTIF([.$C$3:.$C$1002];&quot;&lt;&quot;&amp;[.$C840]))">
            <text:p/>
          </table:table-cell>
          <table:table-cell table:style-name="ce4" table:formula="of:=IF(ISNA(MATCH(ROW([.$D839])-1;[.$D$1:.$D$1048576];0));&quot;&quot;;INDEX([.$C$3:.$C$1002];MATCH(ROW([.$D839])-1;[.$D$1:.$D$1048576];0)))">
            <text:p/>
          </table:table-cell>
          <table:table-cell table:style-name="ce4"/>
          <table:table-cell table:style-name="ce4" table:formula="of:=IF([.$F840]=&quot;&quot;;&quot;&quot;;IF(LEFT([.$F839];1)&lt;&gt;&quot;^&quot;;&quot;&quot;;&quot;[&quot;)&amp;CHAR(34)&amp;[.$F840]&amp;CHAR(34)&amp;IF([.$F84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thout</text:p>
          </table:table-cell>
          <table:table-cell table:style-name="ce4" table:formula="of:=LEN([.A841])" office:value-type="float" office:value="7" calcext:value-type="float">
            <text:p>7</text:p>
          </table:table-cell>
          <table:table-cell table:style-name="ce4" table:formula="of:=IF(AND([.$B841]&gt;=[.$J$2];[.$B841]&lt;=[.$J$3]);[.$A841];&quot;zzz&quot;)" office:value-type="string" office:string-value="zzz" calcext:value-type="string">
            <text:p>zzz</text:p>
          </table:table-cell>
          <table:table-cell table:style-name="ce4" table:formula="of:=IF([.$C841]=&quot;zzz&quot;;&quot;&quot;;COUNTIF([.$C$3:.$C$1002];&quot;&lt;&quot;&amp;[.$C841]))">
            <text:p/>
          </table:table-cell>
          <table:table-cell table:style-name="ce4" table:formula="of:=IF(ISNA(MATCH(ROW([.$D840])-1;[.$D$1:.$D$1048576];0));&quot;&quot;;INDEX([.$C$3:.$C$1002];MATCH(ROW([.$D840])-1;[.$D$1:.$D$1048576];0)))">
            <text:p/>
          </table:table-cell>
          <table:table-cell table:style-name="ce4"/>
          <table:table-cell table:style-name="ce4" table:formula="of:=IF([.$F841]=&quot;&quot;;&quot;&quot;;IF(LEFT([.$F840];1)&lt;&gt;&quot;^&quot;;&quot;&quot;;&quot;[&quot;)&amp;CHAR(34)&amp;[.$F841]&amp;CHAR(34)&amp;IF([.$F8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tivity</text:p>
          </table:table-cell>
          <table:table-cell table:style-name="ce4" table:formula="of:=LEN([.A842])" office:value-type="float" office:value="8" calcext:value-type="float">
            <text:p>8</text:p>
          </table:table-cell>
          <table:table-cell table:style-name="ce4" table:formula="of:=IF(AND([.$B842]&gt;=[.$J$2];[.$B842]&lt;=[.$J$3]);[.$A842];&quot;zzz&quot;)" office:value-type="string" office:string-value="zzz" calcext:value-type="string">
            <text:p>zzz</text:p>
          </table:table-cell>
          <table:table-cell table:style-name="ce4" table:formula="of:=IF([.$C842]=&quot;zzz&quot;;&quot;&quot;;COUNTIF([.$C$3:.$C$1002];&quot;&lt;&quot;&amp;[.$C842]))">
            <text:p/>
          </table:table-cell>
          <table:table-cell table:style-name="ce4" table:formula="of:=IF(ISNA(MATCH(ROW([.$D841])-1;[.$D$1:.$D$1048576];0));&quot;&quot;;INDEX([.$C$3:.$C$1002];MATCH(ROW([.$D841])-1;[.$D$1:.$D$1048576];0)))">
            <text:p/>
          </table:table-cell>
          <table:table-cell table:style-name="ce4"/>
          <table:table-cell table:style-name="ce4" table:formula="of:=IF([.$F842]=&quot;&quot;;&quot;&quot;;IF(LEFT([.$F841];1)&lt;&gt;&quot;^&quot;;&quot;&quot;;&quot;[&quot;)&amp;CHAR(34)&amp;[.$F842]&amp;CHAR(34)&amp;IF([.$F8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tually</text:p>
          </table:table-cell>
          <table:table-cell table:style-name="ce4" table:formula="of:=LEN([.A843])" office:value-type="float" office:value="8" calcext:value-type="float">
            <text:p>8</text:p>
          </table:table-cell>
          <table:table-cell table:style-name="ce4" table:formula="of:=IF(AND([.$B843]&gt;=[.$J$2];[.$B843]&lt;=[.$J$3]);[.$A843];&quot;zzz&quot;)" office:value-type="string" office:string-value="zzz" calcext:value-type="string">
            <text:p>zzz</text:p>
          </table:table-cell>
          <table:table-cell table:style-name="ce4" table:formula="of:=IF([.$C843]=&quot;zzz&quot;;&quot;&quot;;COUNTIF([.$C$3:.$C$1002];&quot;&lt;&quot;&amp;[.$C843]))">
            <text:p/>
          </table:table-cell>
          <table:table-cell table:style-name="ce4" table:formula="of:=IF(ISNA(MATCH(ROW([.$D842])-1;[.$D$1:.$D$1048576];0));&quot;&quot;;INDEX([.$C$3:.$C$1002];MATCH(ROW([.$D842])-1;[.$D$1:.$D$1048576];0)))">
            <text:p/>
          </table:table-cell>
          <table:table-cell table:style-name="ce4"/>
          <table:table-cell table:style-name="ce4" table:formula="of:=IF([.$F843]=&quot;&quot;;&quot;&quot;;IF(LEFT([.$F842];1)&lt;&gt;&quot;^&quot;;&quot;&quot;;&quot;[&quot;)&amp;CHAR(34)&amp;[.$F843]&amp;CHAR(34)&amp;IF([.$F8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though</text:p>
          </table:table-cell>
          <table:table-cell table:style-name="ce4" table:formula="of:=LEN([.A844])" office:value-type="float" office:value="8" calcext:value-type="float">
            <text:p>8</text:p>
          </table:table-cell>
          <table:table-cell table:style-name="ce4" table:formula="of:=IF(AND([.$B844]&gt;=[.$J$2];[.$B844]&lt;=[.$J$3]);[.$A844];&quot;zzz&quot;)" office:value-type="string" office:string-value="zzz" calcext:value-type="string">
            <text:p>zzz</text:p>
          </table:table-cell>
          <table:table-cell table:style-name="ce4" table:formula="of:=IF([.$C844]=&quot;zzz&quot;;&quot;&quot;;COUNTIF([.$C$3:.$C$1002];&quot;&lt;&quot;&amp;[.$C844]))">
            <text:p/>
          </table:table-cell>
          <table:table-cell table:style-name="ce4" table:formula="of:=IF(ISNA(MATCH(ROW([.$D843])-1;[.$D$1:.$D$1048576];0));&quot;&quot;;INDEX([.$C$3:.$C$1002];MATCH(ROW([.$D843])-1;[.$D$1:.$D$1048576];0)))">
            <text:p/>
          </table:table-cell>
          <table:table-cell table:style-name="ce4"/>
          <table:table-cell table:style-name="ce4" table:formula="of:=IF([.$F844]=&quot;&quot;;&quot;&quot;;IF(LEFT([.$F843];1)&lt;&gt;&quot;^&quot;;&quot;&quot;;&quot;[&quot;)&amp;CHAR(34)&amp;[.$F844]&amp;CHAR(34)&amp;IF([.$F8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merican</text:p>
          </table:table-cell>
          <table:table-cell table:style-name="ce4" table:formula="of:=LEN([.A845])" office:value-type="float" office:value="8" calcext:value-type="float">
            <text:p>8</text:p>
          </table:table-cell>
          <table:table-cell table:style-name="ce4" table:formula="of:=IF(AND([.$B845]&gt;=[.$J$2];[.$B845]&lt;=[.$J$3]);[.$A845];&quot;zzz&quot;)" office:value-type="string" office:string-value="zzz" calcext:value-type="string">
            <text:p>zzz</text:p>
          </table:table-cell>
          <table:table-cell table:style-name="ce4" table:formula="of:=IF([.$C845]=&quot;zzz&quot;;&quot;&quot;;COUNTIF([.$C$3:.$C$1002];&quot;&lt;&quot;&amp;[.$C845]))">
            <text:p/>
          </table:table-cell>
          <table:table-cell table:style-name="ce4" table:formula="of:=IF(ISNA(MATCH(ROW([.$D844])-1;[.$D$1:.$D$1048576];0));&quot;&quot;;INDEX([.$C$3:.$C$1002];MATCH(ROW([.$D844])-1;[.$D$1:.$D$1048576];0)))">
            <text:p/>
          </table:table-cell>
          <table:table-cell table:style-name="ce4"/>
          <table:table-cell table:style-name="ce4" table:formula="of:=IF([.$F845]=&quot;&quot;;&quot;&quot;;IF(LEFT([.$F844];1)&lt;&gt;&quot;^&quot;;&quot;&quot;;&quot;[&quot;)&amp;CHAR(34)&amp;[.$F845]&amp;CHAR(34)&amp;IF([.$F8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lysis</text:p>
          </table:table-cell>
          <table:table-cell table:style-name="ce4" table:formula="of:=LEN([.A846])" office:value-type="float" office:value="8" calcext:value-type="float">
            <text:p>8</text:p>
          </table:table-cell>
          <table:table-cell table:style-name="ce4" table:formula="of:=IF(AND([.$B846]&gt;=[.$J$2];[.$B846]&lt;=[.$J$3]);[.$A846];&quot;zzz&quot;)" office:value-type="string" office:string-value="zzz" calcext:value-type="string">
            <text:p>zzz</text:p>
          </table:table-cell>
          <table:table-cell table:style-name="ce4" table:formula="of:=IF([.$C846]=&quot;zzz&quot;;&quot;&quot;;COUNTIF([.$C$3:.$C$1002];&quot;&lt;&quot;&amp;[.$C846]))">
            <text:p/>
          </table:table-cell>
          <table:table-cell table:style-name="ce4" table:formula="of:=IF(ISNA(MATCH(ROW([.$D845])-1;[.$D$1:.$D$1048576];0));&quot;&quot;;INDEX([.$C$3:.$C$1002];MATCH(ROW([.$D845])-1;[.$D$1:.$D$1048576];0)))">
            <text:p/>
          </table:table-cell>
          <table:table-cell table:style-name="ce4"/>
          <table:table-cell table:style-name="ce4" table:formula="of:=IF([.$F846]=&quot;&quot;;&quot;&quot;;IF(LEFT([.$F845];1)&lt;&gt;&quot;^&quot;;&quot;&quot;;&quot;[&quot;)&amp;CHAR(34)&amp;[.$F846]&amp;CHAR(34)&amp;IF([.$F8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ything</text:p>
          </table:table-cell>
          <table:table-cell table:style-name="ce4" table:formula="of:=LEN([.A847])" office:value-type="float" office:value="8" calcext:value-type="float">
            <text:p>8</text:p>
          </table:table-cell>
          <table:table-cell table:style-name="ce4" table:formula="of:=IF(AND([.$B847]&gt;=[.$J$2];[.$B847]&lt;=[.$J$3]);[.$A847];&quot;zzz&quot;)" office:value-type="string" office:string-value="zzz" calcext:value-type="string">
            <text:p>zzz</text:p>
          </table:table-cell>
          <table:table-cell table:style-name="ce4" table:formula="of:=IF([.$C847]=&quot;zzz&quot;;&quot;&quot;;COUNTIF([.$C$3:.$C$1002];&quot;&lt;&quot;&amp;[.$C847]))">
            <text:p/>
          </table:table-cell>
          <table:table-cell table:style-name="ce4" table:formula="of:=IF(ISNA(MATCH(ROW([.$D846])-1;[.$D$1:.$D$1048576];0));&quot;&quot;;INDEX([.$C$3:.$C$1002];MATCH(ROW([.$D846])-1;[.$D$1:.$D$1048576];0)))">
            <text:p/>
          </table:table-cell>
          <table:table-cell table:style-name="ce4"/>
          <table:table-cell table:style-name="ce4" table:formula="of:=IF([.$F847]=&quot;&quot;;&quot;&quot;;IF(LEFT([.$F846];1)&lt;&gt;&quot;^&quot;;&quot;&quot;;&quot;[&quot;)&amp;CHAR(34)&amp;[.$F847]&amp;CHAR(34)&amp;IF([.$F8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pproach</text:p>
          </table:table-cell>
          <table:table-cell table:style-name="ce4" table:formula="of:=LEN([.A848])" office:value-type="float" office:value="8" calcext:value-type="float">
            <text:p>8</text:p>
          </table:table-cell>
          <table:table-cell table:style-name="ce4" table:formula="of:=IF(AND([.$B848]&gt;=[.$J$2];[.$B848]&lt;=[.$J$3]);[.$A848];&quot;zzz&quot;)" office:value-type="string" office:string-value="zzz" calcext:value-type="string">
            <text:p>zzz</text:p>
          </table:table-cell>
          <table:table-cell table:style-name="ce4" table:formula="of:=IF([.$C848]=&quot;zzz&quot;;&quot;&quot;;COUNTIF([.$C$3:.$C$1002];&quot;&lt;&quot;&amp;[.$C848]))">
            <text:p/>
          </table:table-cell>
          <table:table-cell table:style-name="ce4" table:formula="of:=IF(ISNA(MATCH(ROW([.$D847])-1;[.$D$1:.$D$1048576];0));&quot;&quot;;INDEX([.$C$3:.$C$1002];MATCH(ROW([.$D847])-1;[.$D$1:.$D$1048576];0)))">
            <text:p/>
          </table:table-cell>
          <table:table-cell table:style-name="ce4"/>
          <table:table-cell table:style-name="ce4" table:formula="of:=IF([.$F848]=&quot;&quot;;&quot;&quot;;IF(LEFT([.$F847];1)&lt;&gt;&quot;^&quot;;&quot;&quot;;&quot;[&quot;)&amp;CHAR(34)&amp;[.$F848]&amp;CHAR(34)&amp;IF([.$F8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ttorney</text:p>
          </table:table-cell>
          <table:table-cell table:style-name="ce4" table:formula="of:=LEN([.A849])" office:value-type="float" office:value="8" calcext:value-type="float">
            <text:p>8</text:p>
          </table:table-cell>
          <table:table-cell table:style-name="ce4" table:formula="of:=IF(AND([.$B849]&gt;=[.$J$2];[.$B849]&lt;=[.$J$3]);[.$A849];&quot;zzz&quot;)" office:value-type="string" office:string-value="zzz" calcext:value-type="string">
            <text:p>zzz</text:p>
          </table:table-cell>
          <table:table-cell table:style-name="ce4" table:formula="of:=IF([.$C849]=&quot;zzz&quot;;&quot;&quot;;COUNTIF([.$C$3:.$C$1002];&quot;&lt;&quot;&amp;[.$C849]))">
            <text:p/>
          </table:table-cell>
          <table:table-cell table:style-name="ce4" table:formula="of:=IF(ISNA(MATCH(ROW([.$D848])-1;[.$D$1:.$D$1048576];0));&quot;&quot;;INDEX([.$C$3:.$C$1002];MATCH(ROW([.$D848])-1;[.$D$1:.$D$1048576];0)))">
            <text:p/>
          </table:table-cell>
          <table:table-cell table:style-name="ce4"/>
          <table:table-cell table:style-name="ce4" table:formula="of:=IF([.$F849]=&quot;&quot;;&quot;&quot;;IF(LEFT([.$F848];1)&lt;&gt;&quot;^&quot;;&quot;&quot;;&quot;[&quot;)&amp;CHAR(34)&amp;[.$F849]&amp;CHAR(34)&amp;IF([.$F8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udience</text:p>
          </table:table-cell>
          <table:table-cell table:style-name="ce4" table:formula="of:=LEN([.A850])" office:value-type="float" office:value="8" calcext:value-type="float">
            <text:p>8</text:p>
          </table:table-cell>
          <table:table-cell table:style-name="ce4" table:formula="of:=IF(AND([.$B850]&gt;=[.$J$2];[.$B850]&lt;=[.$J$3]);[.$A850];&quot;zzz&quot;)" office:value-type="string" office:string-value="zzz" calcext:value-type="string">
            <text:p>zzz</text:p>
          </table:table-cell>
          <table:table-cell table:style-name="ce4" table:formula="of:=IF([.$C850]=&quot;zzz&quot;;&quot;&quot;;COUNTIF([.$C$3:.$C$1002];&quot;&lt;&quot;&amp;[.$C850]))">
            <text:p/>
          </table:table-cell>
          <table:table-cell table:style-name="ce4" table:formula="of:=IF(ISNA(MATCH(ROW([.$D849])-1;[.$D$1:.$D$1048576];0));&quot;&quot;;INDEX([.$C$3:.$C$1002];MATCH(ROW([.$D849])-1;[.$D$1:.$D$1048576];0)))">
            <text:p/>
          </table:table-cell>
          <table:table-cell table:style-name="ce4"/>
          <table:table-cell table:style-name="ce4" table:formula="of:=IF([.$F850]=&quot;&quot;;&quot;&quot;;IF(LEFT([.$F849];1)&lt;&gt;&quot;^&quot;;&quot;&quot;;&quot;[&quot;)&amp;CHAR(34)&amp;[.$F850]&amp;CHAR(34)&amp;IF([.$F8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havior</text:p>
          </table:table-cell>
          <table:table-cell table:style-name="ce4" table:formula="of:=LEN([.A851])" office:value-type="float" office:value="8" calcext:value-type="float">
            <text:p>8</text:p>
          </table:table-cell>
          <table:table-cell table:style-name="ce4" table:formula="of:=IF(AND([.$B851]&gt;=[.$J$2];[.$B851]&lt;=[.$J$3]);[.$A851];&quot;zzz&quot;)" office:value-type="string" office:string-value="zzz" calcext:value-type="string">
            <text:p>zzz</text:p>
          </table:table-cell>
          <table:table-cell table:style-name="ce4" table:formula="of:=IF([.$C851]=&quot;zzz&quot;;&quot;&quot;;COUNTIF([.$C$3:.$C$1002];&quot;&lt;&quot;&amp;[.$C851]))">
            <text:p/>
          </table:table-cell>
          <table:table-cell table:style-name="ce4" table:formula="of:=IF(ISNA(MATCH(ROW([.$D850])-1;[.$D$1:.$D$1048576];0));&quot;&quot;;INDEX([.$C$3:.$C$1002];MATCH(ROW([.$D850])-1;[.$D$1:.$D$1048576];0)))">
            <text:p/>
          </table:table-cell>
          <table:table-cell table:style-name="ce4"/>
          <table:table-cell table:style-name="ce4" table:formula="of:=IF([.$F851]=&quot;&quot;;&quot;&quot;;IF(LEFT([.$F850];1)&lt;&gt;&quot;^&quot;;&quot;&quot;;&quot;[&quot;)&amp;CHAR(34)&amp;[.$F851]&amp;CHAR(34)&amp;IF([.$F8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ilding</text:p>
          </table:table-cell>
          <table:table-cell table:style-name="ce4" table:formula="of:=LEN([.A852])" office:value-type="float" office:value="8" calcext:value-type="float">
            <text:p>8</text:p>
          </table:table-cell>
          <table:table-cell table:style-name="ce4" table:formula="of:=IF(AND([.$B852]&gt;=[.$J$2];[.$B852]&lt;=[.$J$3]);[.$A852];&quot;zzz&quot;)" office:value-type="string" office:string-value="zzz" calcext:value-type="string">
            <text:p>zzz</text:p>
          </table:table-cell>
          <table:table-cell table:style-name="ce4" table:formula="of:=IF([.$C852]=&quot;zzz&quot;;&quot;&quot;;COUNTIF([.$C$3:.$C$1002];&quot;&lt;&quot;&amp;[.$C852]))">
            <text:p/>
          </table:table-cell>
          <table:table-cell table:style-name="ce4" table:formula="of:=IF(ISNA(MATCH(ROW([.$D851])-1;[.$D$1:.$D$1048576];0));&quot;&quot;;INDEX([.$C$3:.$C$1002];MATCH(ROW([.$D851])-1;[.$D$1:.$D$1048576];0)))">
            <text:p/>
          </table:table-cell>
          <table:table-cell table:style-name="ce4"/>
          <table:table-cell table:style-name="ce4" table:formula="of:=IF([.$F852]=&quot;&quot;;&quot;&quot;;IF(LEFT([.$F851];1)&lt;&gt;&quot;^&quot;;&quot;&quot;;&quot;[&quot;)&amp;CHAR(34)&amp;[.$F852]&amp;CHAR(34)&amp;IF([.$F8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siness</text:p>
          </table:table-cell>
          <table:table-cell table:style-name="ce4" table:formula="of:=LEN([.A853])" office:value-type="float" office:value="8" calcext:value-type="float">
            <text:p>8</text:p>
          </table:table-cell>
          <table:table-cell table:style-name="ce4" table:formula="of:=IF(AND([.$B853]&gt;=[.$J$2];[.$B853]&lt;=[.$J$3]);[.$A853];&quot;zzz&quot;)" office:value-type="string" office:string-value="zzz" calcext:value-type="string">
            <text:p>zzz</text:p>
          </table:table-cell>
          <table:table-cell table:style-name="ce4" table:formula="of:=IF([.$C853]=&quot;zzz&quot;;&quot;&quot;;COUNTIF([.$C$3:.$C$1002];&quot;&lt;&quot;&amp;[.$C853]))">
            <text:p/>
          </table:table-cell>
          <table:table-cell table:style-name="ce4" table:formula="of:=IF(ISNA(MATCH(ROW([.$D852])-1;[.$D$1:.$D$1048576];0));&quot;&quot;;INDEX([.$C$3:.$C$1002];MATCH(ROW([.$D852])-1;[.$D$1:.$D$1048576];0)))">
            <text:p/>
          </table:table-cell>
          <table:table-cell table:style-name="ce4"/>
          <table:table-cell table:style-name="ce4" table:formula="of:=IF([.$F853]=&quot;&quot;;&quot;&quot;;IF(LEFT([.$F852];1)&lt;&gt;&quot;^&quot;;&quot;&quot;;&quot;[&quot;)&amp;CHAR(34)&amp;[.$F853]&amp;CHAR(34)&amp;IF([.$F8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mpaign</text:p>
          </table:table-cell>
          <table:table-cell table:style-name="ce4" table:formula="of:=LEN([.A854])" office:value-type="float" office:value="8" calcext:value-type="float">
            <text:p>8</text:p>
          </table:table-cell>
          <table:table-cell table:style-name="ce4" table:formula="of:=IF(AND([.$B854]&gt;=[.$J$2];[.$B854]&lt;=[.$J$3]);[.$A854];&quot;zzz&quot;)" office:value-type="string" office:string-value="zzz" calcext:value-type="string">
            <text:p>zzz</text:p>
          </table:table-cell>
          <table:table-cell table:style-name="ce4" table:formula="of:=IF([.$C854]=&quot;zzz&quot;;&quot;&quot;;COUNTIF([.$C$3:.$C$1002];&quot;&lt;&quot;&amp;[.$C854]))">
            <text:p/>
          </table:table-cell>
          <table:table-cell table:style-name="ce4" table:formula="of:=IF(ISNA(MATCH(ROW([.$D853])-1;[.$D$1:.$D$1048576];0));&quot;&quot;;INDEX([.$C$3:.$C$1002];MATCH(ROW([.$D853])-1;[.$D$1:.$D$1048576];0)))">
            <text:p/>
          </table:table-cell>
          <table:table-cell table:style-name="ce4"/>
          <table:table-cell table:style-name="ce4" table:formula="of:=IF([.$F854]=&quot;&quot;;&quot;&quot;;IF(LEFT([.$F853];1)&lt;&gt;&quot;^&quot;;&quot;&quot;;&quot;[&quot;)&amp;CHAR(34)&amp;[.$F854]&amp;CHAR(34)&amp;IF([.$F8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uter</text:p>
          </table:table-cell>
          <table:table-cell table:style-name="ce4" table:formula="of:=LEN([.A855])" office:value-type="float" office:value="8" calcext:value-type="float">
            <text:p>8</text:p>
          </table:table-cell>
          <table:table-cell table:style-name="ce4" table:formula="of:=IF(AND([.$B855]&gt;=[.$J$2];[.$B855]&lt;=[.$J$3]);[.$A855];&quot;zzz&quot;)" office:value-type="string" office:string-value="zzz" calcext:value-type="string">
            <text:p>zzz</text:p>
          </table:table-cell>
          <table:table-cell table:style-name="ce4" table:formula="of:=IF([.$C855]=&quot;zzz&quot;;&quot;&quot;;COUNTIF([.$C$3:.$C$1002];&quot;&lt;&quot;&amp;[.$C855]))">
            <text:p/>
          </table:table-cell>
          <table:table-cell table:style-name="ce4" table:formula="of:=IF(ISNA(MATCH(ROW([.$D854])-1;[.$D$1:.$D$1048576];0));&quot;&quot;;INDEX([.$C$3:.$C$1002];MATCH(ROW([.$D854])-1;[.$D$1:.$D$1048576];0)))">
            <text:p/>
          </table:table-cell>
          <table:table-cell table:style-name="ce4"/>
          <table:table-cell table:style-name="ce4" table:formula="of:=IF([.$F855]=&quot;&quot;;&quot;&quot;;IF(LEFT([.$F854];1)&lt;&gt;&quot;^&quot;;&quot;&quot;;&quot;[&quot;)&amp;CHAR(34)&amp;[.$F855]&amp;CHAR(34)&amp;IF([.$F8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gress</text:p>
          </table:table-cell>
          <table:table-cell table:style-name="ce4" table:formula="of:=LEN([.A856])" office:value-type="float" office:value="8" calcext:value-type="float">
            <text:p>8</text:p>
          </table:table-cell>
          <table:table-cell table:style-name="ce4" table:formula="of:=IF(AND([.$B856]&gt;=[.$J$2];[.$B856]&lt;=[.$J$3]);[.$A856];&quot;zzz&quot;)" office:value-type="string" office:string-value="zzz" calcext:value-type="string">
            <text:p>zzz</text:p>
          </table:table-cell>
          <table:table-cell table:style-name="ce4" table:formula="of:=IF([.$C856]=&quot;zzz&quot;;&quot;&quot;;COUNTIF([.$C$3:.$C$1002];&quot;&lt;&quot;&amp;[.$C856]))">
            <text:p/>
          </table:table-cell>
          <table:table-cell table:style-name="ce4" table:formula="of:=IF(ISNA(MATCH(ROW([.$D855])-1;[.$D$1:.$D$1048576];0));&quot;&quot;;INDEX([.$C$3:.$C$1002];MATCH(ROW([.$D855])-1;[.$D$1:.$D$1048576];0)))">
            <text:p/>
          </table:table-cell>
          <table:table-cell table:style-name="ce4"/>
          <table:table-cell table:style-name="ce4" table:formula="of:=IF([.$F856]=&quot;&quot;;&quot;&quot;;IF(LEFT([.$F855];1)&lt;&gt;&quot;^&quot;;&quot;&quot;;&quot;[&quot;)&amp;CHAR(34)&amp;[.$F856]&amp;CHAR(34)&amp;IF([.$F8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sider</text:p>
          </table:table-cell>
          <table:table-cell table:style-name="ce4" table:formula="of:=LEN([.A857])" office:value-type="float" office:value="8" calcext:value-type="float">
            <text:p>8</text:p>
          </table:table-cell>
          <table:table-cell table:style-name="ce4" table:formula="of:=IF(AND([.$B857]&gt;=[.$J$2];[.$B857]&lt;=[.$J$3]);[.$A857];&quot;zzz&quot;)" office:value-type="string" office:string-value="zzz" calcext:value-type="string">
            <text:p>zzz</text:p>
          </table:table-cell>
          <table:table-cell table:style-name="ce4" table:formula="of:=IF([.$C857]=&quot;zzz&quot;;&quot;&quot;;COUNTIF([.$C$3:.$C$1002];&quot;&lt;&quot;&amp;[.$C857]))">
            <text:p/>
          </table:table-cell>
          <table:table-cell table:style-name="ce4" table:formula="of:=IF(ISNA(MATCH(ROW([.$D856])-1;[.$D$1:.$D$1048576];0));&quot;&quot;;INDEX([.$C$3:.$C$1002];MATCH(ROW([.$D856])-1;[.$D$1:.$D$1048576];0)))">
            <text:p/>
          </table:table-cell>
          <table:table-cell table:style-name="ce4"/>
          <table:table-cell table:style-name="ce4" table:formula="of:=IF([.$F857]=&quot;&quot;;&quot;&quot;;IF(LEFT([.$F856];1)&lt;&gt;&quot;^&quot;;&quot;&quot;;&quot;[&quot;)&amp;CHAR(34)&amp;[.$F857]&amp;CHAR(34)&amp;IF([.$F8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sumer</text:p>
          </table:table-cell>
          <table:table-cell table:style-name="ce4" table:formula="of:=LEN([.A858])" office:value-type="float" office:value="8" calcext:value-type="float">
            <text:p>8</text:p>
          </table:table-cell>
          <table:table-cell table:style-name="ce4" table:formula="of:=IF(AND([.$B858]&gt;=[.$J$2];[.$B858]&lt;=[.$J$3]);[.$A858];&quot;zzz&quot;)" office:value-type="string" office:string-value="zzz" calcext:value-type="string">
            <text:p>zzz</text:p>
          </table:table-cell>
          <table:table-cell table:style-name="ce4" table:formula="of:=IF([.$C858]=&quot;zzz&quot;;&quot;&quot;;COUNTIF([.$C$3:.$C$1002];&quot;&lt;&quot;&amp;[.$C858]))">
            <text:p/>
          </table:table-cell>
          <table:table-cell table:style-name="ce4" table:formula="of:=IF(ISNA(MATCH(ROW([.$D857])-1;[.$D$1:.$D$1048576];0));&quot;&quot;;INDEX([.$C$3:.$C$1002];MATCH(ROW([.$D857])-1;[.$D$1:.$D$1048576];0)))">
            <text:p/>
          </table:table-cell>
          <table:table-cell table:style-name="ce4"/>
          <table:table-cell table:style-name="ce4" table:formula="of:=IF([.$F858]=&quot;&quot;;&quot;&quot;;IF(LEFT([.$F857];1)&lt;&gt;&quot;^&quot;;&quot;&quot;;&quot;[&quot;)&amp;CHAR(34)&amp;[.$F858]&amp;CHAR(34)&amp;IF([.$F8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tinue</text:p>
          </table:table-cell>
          <table:table-cell table:style-name="ce4" table:formula="of:=LEN([.A859])" office:value-type="float" office:value="8" calcext:value-type="float">
            <text:p>8</text:p>
          </table:table-cell>
          <table:table-cell table:style-name="ce4" table:formula="of:=IF(AND([.$B859]&gt;=[.$J$2];[.$B859]&lt;=[.$J$3]);[.$A859];&quot;zzz&quot;)" office:value-type="string" office:string-value="zzz" calcext:value-type="string">
            <text:p>zzz</text:p>
          </table:table-cell>
          <table:table-cell table:style-name="ce4" table:formula="of:=IF([.$C859]=&quot;zzz&quot;;&quot;&quot;;COUNTIF([.$C$3:.$C$1002];&quot;&lt;&quot;&amp;[.$C859]))">
            <text:p/>
          </table:table-cell>
          <table:table-cell table:style-name="ce4" table:formula="of:=IF(ISNA(MATCH(ROW([.$D858])-1;[.$D$1:.$D$1048576];0));&quot;&quot;;INDEX([.$C$3:.$C$1002];MATCH(ROW([.$D858])-1;[.$D$1:.$D$1048576];0)))">
            <text:p/>
          </table:table-cell>
          <table:table-cell table:style-name="ce4"/>
          <table:table-cell table:style-name="ce4" table:formula="of:=IF([.$F859]=&quot;&quot;;&quot;&quot;;IF(LEFT([.$F858];1)&lt;&gt;&quot;^&quot;;&quot;&quot;;&quot;[&quot;)&amp;CHAR(34)&amp;[.$F859]&amp;CHAR(34)&amp;IF([.$F8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ultural</text:p>
          </table:table-cell>
          <table:table-cell table:style-name="ce4" table:formula="of:=LEN([.A860])" office:value-type="float" office:value="8" calcext:value-type="float">
            <text:p>8</text:p>
          </table:table-cell>
          <table:table-cell table:style-name="ce4" table:formula="of:=IF(AND([.$B860]&gt;=[.$J$2];[.$B860]&lt;=[.$J$3]);[.$A860];&quot;zzz&quot;)" office:value-type="string" office:string-value="zzz" calcext:value-type="string">
            <text:p>zzz</text:p>
          </table:table-cell>
          <table:table-cell table:style-name="ce4" table:formula="of:=IF([.$C860]=&quot;zzz&quot;;&quot;&quot;;COUNTIF([.$C$3:.$C$1002];&quot;&lt;&quot;&amp;[.$C860]))">
            <text:p/>
          </table:table-cell>
          <table:table-cell table:style-name="ce4" table:formula="of:=IF(ISNA(MATCH(ROW([.$D859])-1;[.$D$1:.$D$1048576];0));&quot;&quot;;INDEX([.$C$3:.$C$1002];MATCH(ROW([.$D859])-1;[.$D$1:.$D$1048576];0)))">
            <text:p/>
          </table:table-cell>
          <table:table-cell table:style-name="ce4"/>
          <table:table-cell table:style-name="ce4" table:formula="of:=IF([.$F860]=&quot;&quot;;&quot;&quot;;IF(LEFT([.$F859];1)&lt;&gt;&quot;^&quot;;&quot;&quot;;&quot;[&quot;)&amp;CHAR(34)&amp;[.$F860]&amp;CHAR(34)&amp;IF([.$F8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ustomer</text:p>
          </table:table-cell>
          <table:table-cell table:style-name="ce4" table:formula="of:=LEN([.A861])" office:value-type="float" office:value="8" calcext:value-type="float">
            <text:p>8</text:p>
          </table:table-cell>
          <table:table-cell table:style-name="ce4" table:formula="of:=IF(AND([.$B861]&gt;=[.$J$2];[.$B861]&lt;=[.$J$3]);[.$A861];&quot;zzz&quot;)" office:value-type="string" office:string-value="zzz" calcext:value-type="string">
            <text:p>zzz</text:p>
          </table:table-cell>
          <table:table-cell table:style-name="ce4" table:formula="of:=IF([.$C861]=&quot;zzz&quot;;&quot;&quot;;COUNTIF([.$C$3:.$C$1002];&quot;&lt;&quot;&amp;[.$C861]))">
            <text:p/>
          </table:table-cell>
          <table:table-cell table:style-name="ce4" table:formula="of:=IF(ISNA(MATCH(ROW([.$D860])-1;[.$D$1:.$D$1048576];0));&quot;&quot;;INDEX([.$C$3:.$C$1002];MATCH(ROW([.$D860])-1;[.$D$1:.$D$1048576];0)))">
            <text:p/>
          </table:table-cell>
          <table:table-cell table:style-name="ce4"/>
          <table:table-cell table:style-name="ce4" table:formula="of:=IF([.$F861]=&quot;&quot;;&quot;&quot;;IF(LEFT([.$F860];1)&lt;&gt;&quot;^&quot;;&quot;&quot;;&quot;[&quot;)&amp;CHAR(34)&amp;[.$F861]&amp;CHAR(34)&amp;IF([.$F8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ughter</text:p>
          </table:table-cell>
          <table:table-cell table:style-name="ce4" table:formula="of:=LEN([.A862])" office:value-type="float" office:value="8" calcext:value-type="float">
            <text:p>8</text:p>
          </table:table-cell>
          <table:table-cell table:style-name="ce4" table:formula="of:=IF(AND([.$B862]&gt;=[.$J$2];[.$B862]&lt;=[.$J$3]);[.$A862];&quot;zzz&quot;)" office:value-type="string" office:string-value="zzz" calcext:value-type="string">
            <text:p>zzz</text:p>
          </table:table-cell>
          <table:table-cell table:style-name="ce4" table:formula="of:=IF([.$C862]=&quot;zzz&quot;;&quot;&quot;;COUNTIF([.$C$3:.$C$1002];&quot;&lt;&quot;&amp;[.$C862]))">
            <text:p/>
          </table:table-cell>
          <table:table-cell table:style-name="ce4" table:formula="of:=IF(ISNA(MATCH(ROW([.$D861])-1;[.$D$1:.$D$1048576];0));&quot;&quot;;INDEX([.$C$3:.$C$1002];MATCH(ROW([.$D861])-1;[.$D$1:.$D$1048576];0)))">
            <text:p/>
          </table:table-cell>
          <table:table-cell table:style-name="ce4"/>
          <table:table-cell table:style-name="ce4" table:formula="of:=IF([.$F862]=&quot;&quot;;&quot;&quot;;IF(LEFT([.$F861];1)&lt;&gt;&quot;^&quot;;&quot;&quot;;&quot;[&quot;)&amp;CHAR(34)&amp;[.$F862]&amp;CHAR(34)&amp;IF([.$F8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cision</text:p>
          </table:table-cell>
          <table:table-cell table:style-name="ce4" table:formula="of:=LEN([.A863])" office:value-type="float" office:value="8" calcext:value-type="float">
            <text:p>8</text:p>
          </table:table-cell>
          <table:table-cell table:style-name="ce4" table:formula="of:=IF(AND([.$B863]&gt;=[.$J$2];[.$B863]&lt;=[.$J$3]);[.$A863];&quot;zzz&quot;)" office:value-type="string" office:string-value="zzz" calcext:value-type="string">
            <text:p>zzz</text:p>
          </table:table-cell>
          <table:table-cell table:style-name="ce4" table:formula="of:=IF([.$C863]=&quot;zzz&quot;;&quot;&quot;;COUNTIF([.$C$3:.$C$1002];&quot;&lt;&quot;&amp;[.$C863]))">
            <text:p/>
          </table:table-cell>
          <table:table-cell table:style-name="ce4" table:formula="of:=IF(ISNA(MATCH(ROW([.$D862])-1;[.$D$1:.$D$1048576];0));&quot;&quot;;INDEX([.$C$3:.$C$1002];MATCH(ROW([.$D862])-1;[.$D$1:.$D$1048576];0)))">
            <text:p/>
          </table:table-cell>
          <table:table-cell table:style-name="ce4"/>
          <table:table-cell table:style-name="ce4" table:formula="of:=IF([.$F863]=&quot;&quot;;&quot;&quot;;IF(LEFT([.$F862];1)&lt;&gt;&quot;^&quot;;&quot;&quot;;&quot;[&quot;)&amp;CHAR(34)&amp;[.$F863]&amp;CHAR(34)&amp;IF([.$F8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mocrat</text:p>
          </table:table-cell>
          <table:table-cell table:style-name="ce4" table:formula="of:=LEN([.A864])" office:value-type="float" office:value="8" calcext:value-type="float">
            <text:p>8</text:p>
          </table:table-cell>
          <table:table-cell table:style-name="ce4" table:formula="of:=IF(AND([.$B864]&gt;=[.$J$2];[.$B864]&lt;=[.$J$3]);[.$A864];&quot;zzz&quot;)" office:value-type="string" office:string-value="zzz" calcext:value-type="string">
            <text:p>zzz</text:p>
          </table:table-cell>
          <table:table-cell table:style-name="ce4" table:formula="of:=IF([.$C864]=&quot;zzz&quot;;&quot;&quot;;COUNTIF([.$C$3:.$C$1002];&quot;&lt;&quot;&amp;[.$C864]))">
            <text:p/>
          </table:table-cell>
          <table:table-cell table:style-name="ce4" table:formula="of:=IF(ISNA(MATCH(ROW([.$D863])-1;[.$D$1:.$D$1048576];0));&quot;&quot;;INDEX([.$C$3:.$C$1002];MATCH(ROW([.$D863])-1;[.$D$1:.$D$1048576];0)))">
            <text:p/>
          </table:table-cell>
          <table:table-cell table:style-name="ce4"/>
          <table:table-cell table:style-name="ce4" table:formula="of:=IF([.$F864]=&quot;&quot;;&quot;&quot;;IF(LEFT([.$F863];1)&lt;&gt;&quot;^&quot;;&quot;&quot;;&quot;[&quot;)&amp;CHAR(34)&amp;[.$F864]&amp;CHAR(34)&amp;IF([.$F8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scribe</text:p>
          </table:table-cell>
          <table:table-cell table:style-name="ce4" table:formula="of:=LEN([.A865])" office:value-type="float" office:value="8" calcext:value-type="float">
            <text:p>8</text:p>
          </table:table-cell>
          <table:table-cell table:style-name="ce4" table:formula="of:=IF(AND([.$B865]&gt;=[.$J$2];[.$B865]&lt;=[.$J$3]);[.$A865];&quot;zzz&quot;)" office:value-type="string" office:string-value="zzz" calcext:value-type="string">
            <text:p>zzz</text:p>
          </table:table-cell>
          <table:table-cell table:style-name="ce4" table:formula="of:=IF([.$C865]=&quot;zzz&quot;;&quot;&quot;;COUNTIF([.$C$3:.$C$1002];&quot;&lt;&quot;&amp;[.$C865]))">
            <text:p/>
          </table:table-cell>
          <table:table-cell table:style-name="ce4" table:formula="of:=IF(ISNA(MATCH(ROW([.$D864])-1;[.$D$1:.$D$1048576];0));&quot;&quot;;INDEX([.$C$3:.$C$1002];MATCH(ROW([.$D864])-1;[.$D$1:.$D$1048576];0)))">
            <text:p/>
          </table:table-cell>
          <table:table-cell table:style-name="ce4"/>
          <table:table-cell table:style-name="ce4" table:formula="of:=IF([.$F865]=&quot;&quot;;&quot;&quot;;IF(LEFT([.$F864];1)&lt;&gt;&quot;^&quot;;&quot;&quot;;&quot;[&quot;)&amp;CHAR(34)&amp;[.$F865]&amp;CHAR(34)&amp;IF([.$F8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rector</text:p>
          </table:table-cell>
          <table:table-cell table:style-name="ce4" table:formula="of:=LEN([.A866])" office:value-type="float" office:value="8" calcext:value-type="float">
            <text:p>8</text:p>
          </table:table-cell>
          <table:table-cell table:style-name="ce4" table:formula="of:=IF(AND([.$B866]&gt;=[.$J$2];[.$B866]&lt;=[.$J$3]);[.$A866];&quot;zzz&quot;)" office:value-type="string" office:string-value="zzz" calcext:value-type="string">
            <text:p>zzz</text:p>
          </table:table-cell>
          <table:table-cell table:style-name="ce4" table:formula="of:=IF([.$C866]=&quot;zzz&quot;;&quot;&quot;;COUNTIF([.$C$3:.$C$1002];&quot;&lt;&quot;&amp;[.$C866]))">
            <text:p/>
          </table:table-cell>
          <table:table-cell table:style-name="ce4" table:formula="of:=IF(ISNA(MATCH(ROW([.$D865])-1;[.$D$1:.$D$1048576];0));&quot;&quot;;INDEX([.$C$3:.$C$1002];MATCH(ROW([.$D865])-1;[.$D$1:.$D$1048576];0)))">
            <text:p/>
          </table:table-cell>
          <table:table-cell table:style-name="ce4"/>
          <table:table-cell table:style-name="ce4" table:formula="of:=IF([.$F866]=&quot;&quot;;&quot;&quot;;IF(LEFT([.$F865];1)&lt;&gt;&quot;^&quot;;&quot;&quot;;&quot;[&quot;)&amp;CHAR(34)&amp;[.$F866]&amp;CHAR(34)&amp;IF([.$F8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cover</text:p>
          </table:table-cell>
          <table:table-cell table:style-name="ce4" table:formula="of:=LEN([.A867])" office:value-type="float" office:value="8" calcext:value-type="float">
            <text:p>8</text:p>
          </table:table-cell>
          <table:table-cell table:style-name="ce4" table:formula="of:=IF(AND([.$B867]&gt;=[.$J$2];[.$B867]&lt;=[.$J$3]);[.$A867];&quot;zzz&quot;)" office:value-type="string" office:string-value="zzz" calcext:value-type="string">
            <text:p>zzz</text:p>
          </table:table-cell>
          <table:table-cell table:style-name="ce4" table:formula="of:=IF([.$C867]=&quot;zzz&quot;;&quot;&quot;;COUNTIF([.$C$3:.$C$1002];&quot;&lt;&quot;&amp;[.$C867]))">
            <text:p/>
          </table:table-cell>
          <table:table-cell table:style-name="ce4" table:formula="of:=IF(ISNA(MATCH(ROW([.$D866])-1;[.$D$1:.$D$1048576];0));&quot;&quot;;INDEX([.$C$3:.$C$1002];MATCH(ROW([.$D866])-1;[.$D$1:.$D$1048576];0)))">
            <text:p/>
          </table:table-cell>
          <table:table-cell table:style-name="ce4"/>
          <table:table-cell table:style-name="ce4" table:formula="of:=IF([.$F867]=&quot;&quot;;&quot;&quot;;IF(LEFT([.$F866];1)&lt;&gt;&quot;^&quot;;&quot;&quot;;&quot;[&quot;)&amp;CHAR(34)&amp;[.$F867]&amp;CHAR(34)&amp;IF([.$F8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</text:p>
          </table:table-cell>
          <table:table-cell table:style-name="ce4" table:formula="of:=LEN([.A868])" office:value-type="float" office:value="8" calcext:value-type="float">
            <text:p>8</text:p>
          </table:table-cell>
          <table:table-cell table:style-name="ce4" table:formula="of:=IF(AND([.$B868]&gt;=[.$J$2];[.$B868]&lt;=[.$J$3]);[.$A868];&quot;zzz&quot;)" office:value-type="string" office:string-value="zzz" calcext:value-type="string">
            <text:p>zzz</text:p>
          </table:table-cell>
          <table:table-cell table:style-name="ce4" table:formula="of:=IF([.$C868]=&quot;zzz&quot;;&quot;&quot;;COUNTIF([.$C$3:.$C$1002];&quot;&lt;&quot;&amp;[.$C868]))">
            <text:p/>
          </table:table-cell>
          <table:table-cell table:style-name="ce4" table:formula="of:=IF(ISNA(MATCH(ROW([.$D867])-1;[.$D$1:.$D$1048576];0));&quot;&quot;;INDEX([.$C$3:.$C$1002];MATCH(ROW([.$D867])-1;[.$D$1:.$D$1048576];0)))">
            <text:p/>
          </table:table-cell>
          <table:table-cell table:style-name="ce4"/>
          <table:table-cell table:style-name="ce4" table:formula="of:=IF([.$F868]=&quot;&quot;;&quot;&quot;;IF(LEFT([.$F867];1)&lt;&gt;&quot;^&quot;;&quot;&quot;;&quot;[&quot;)&amp;CHAR(34)&amp;[.$F868]&amp;CHAR(34)&amp;IF([.$F8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ction</text:p>
          </table:table-cell>
          <table:table-cell table:style-name="ce4" table:formula="of:=LEN([.A869])" office:value-type="float" office:value="8" calcext:value-type="float">
            <text:p>8</text:p>
          </table:table-cell>
          <table:table-cell table:style-name="ce4" table:formula="of:=IF(AND([.$B869]&gt;=[.$J$2];[.$B869]&lt;=[.$J$3]);[.$A869];&quot;zzz&quot;)" office:value-type="string" office:string-value="zzz" calcext:value-type="string">
            <text:p>zzz</text:p>
          </table:table-cell>
          <table:table-cell table:style-name="ce4" table:formula="of:=IF([.$C869]=&quot;zzz&quot;;&quot;&quot;;COUNTIF([.$C$3:.$C$1002];&quot;&lt;&quot;&amp;[.$C869]))">
            <text:p/>
          </table:table-cell>
          <table:table-cell table:style-name="ce4" table:formula="of:=IF(ISNA(MATCH(ROW([.$D868])-1;[.$D$1:.$D$1048576];0));&quot;&quot;;INDEX([.$C$3:.$C$1002];MATCH(ROW([.$D868])-1;[.$D$1:.$D$1048576];0)))">
            <text:p/>
          </table:table-cell>
          <table:table-cell table:style-name="ce4"/>
          <table:table-cell table:style-name="ce4" table:formula="of:=IF([.$F869]=&quot;&quot;;&quot;&quot;;IF(LEFT([.$F868];1)&lt;&gt;&quot;^&quot;;&quot;&quot;;&quot;[&quot;)&amp;CHAR(34)&amp;[.$F869]&amp;CHAR(34)&amp;IF([.$F8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mployee</text:p>
          </table:table-cell>
          <table:table-cell table:style-name="ce4" table:formula="of:=LEN([.A870])" office:value-type="float" office:value="8" calcext:value-type="float">
            <text:p>8</text:p>
          </table:table-cell>
          <table:table-cell table:style-name="ce4" table:formula="of:=IF(AND([.$B870]&gt;=[.$J$2];[.$B870]&lt;=[.$J$3]);[.$A870];&quot;zzz&quot;)" office:value-type="string" office:string-value="zzz" calcext:value-type="string">
            <text:p>zzz</text:p>
          </table:table-cell>
          <table:table-cell table:style-name="ce4" table:formula="of:=IF([.$C870]=&quot;zzz&quot;;&quot;&quot;;COUNTIF([.$C$3:.$C$1002];&quot;&lt;&quot;&amp;[.$C870]))">
            <text:p/>
          </table:table-cell>
          <table:table-cell table:style-name="ce4" table:formula="of:=IF(ISNA(MATCH(ROW([.$D869])-1;[.$D$1:.$D$1048576];0));&quot;&quot;;INDEX([.$C$3:.$C$1002];MATCH(ROW([.$D869])-1;[.$D$1:.$D$1048576];0)))">
            <text:p/>
          </table:table-cell>
          <table:table-cell table:style-name="ce4"/>
          <table:table-cell table:style-name="ce4" table:formula="of:=IF([.$F870]=&quot;&quot;;&quot;&quot;;IF(LEFT([.$F869];1)&lt;&gt;&quot;^&quot;;&quot;&quot;;&quot;[&quot;)&amp;CHAR(34)&amp;[.$F870]&amp;CHAR(34)&amp;IF([.$F8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ryone</text:p>
          </table:table-cell>
          <table:table-cell table:style-name="ce4" table:formula="of:=LEN([.A871])" office:value-type="float" office:value="8" calcext:value-type="float">
            <text:p>8</text:p>
          </table:table-cell>
          <table:table-cell table:style-name="ce4" table:formula="of:=IF(AND([.$B871]&gt;=[.$J$2];[.$B871]&lt;=[.$J$3]);[.$A871];&quot;zzz&quot;)" office:value-type="string" office:string-value="zzz" calcext:value-type="string">
            <text:p>zzz</text:p>
          </table:table-cell>
          <table:table-cell table:style-name="ce4" table:formula="of:=IF([.$C871]=&quot;zzz&quot;;&quot;&quot;;COUNTIF([.$C$3:.$C$1002];&quot;&lt;&quot;&amp;[.$C871]))">
            <text:p/>
          </table:table-cell>
          <table:table-cell table:style-name="ce4" table:formula="of:=IF(ISNA(MATCH(ROW([.$D870])-1;[.$D$1:.$D$1048576];0));&quot;&quot;;INDEX([.$C$3:.$C$1002];MATCH(ROW([.$D870])-1;[.$D$1:.$D$1048576];0)))">
            <text:p/>
          </table:table-cell>
          <table:table-cell table:style-name="ce4"/>
          <table:table-cell table:style-name="ce4" table:formula="of:=IF([.$F871]=&quot;&quot;;&quot;&quot;;IF(LEFT([.$F870];1)&lt;&gt;&quot;^&quot;;&quot;&quot;;&quot;[&quot;)&amp;CHAR(34)&amp;[.$F871]&amp;CHAR(34)&amp;IF([.$F8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idence</text:p>
          </table:table-cell>
          <table:table-cell table:style-name="ce4" table:formula="of:=LEN([.A872])" office:value-type="float" office:value="8" calcext:value-type="float">
            <text:p>8</text:p>
          </table:table-cell>
          <table:table-cell table:style-name="ce4" table:formula="of:=IF(AND([.$B872]&gt;=[.$J$2];[.$B872]&lt;=[.$J$3]);[.$A872];&quot;zzz&quot;)" office:value-type="string" office:string-value="zzz" calcext:value-type="string">
            <text:p>zzz</text:p>
          </table:table-cell>
          <table:table-cell table:style-name="ce4" table:formula="of:=IF([.$C872]=&quot;zzz&quot;;&quot;&quot;;COUNTIF([.$C$3:.$C$1002];&quot;&lt;&quot;&amp;[.$C872]))">
            <text:p/>
          </table:table-cell>
          <table:table-cell table:style-name="ce4" table:formula="of:=IF(ISNA(MATCH(ROW([.$D871])-1;[.$D$1:.$D$1048576];0));&quot;&quot;;INDEX([.$C$3:.$C$1002];MATCH(ROW([.$D871])-1;[.$D$1:.$D$1048576];0)))">
            <text:p/>
          </table:table-cell>
          <table:table-cell table:style-name="ce4"/>
          <table:table-cell table:style-name="ce4" table:formula="of:=IF([.$F872]=&quot;&quot;;&quot;&quot;;IF(LEFT([.$F871];1)&lt;&gt;&quot;^&quot;;&quot;&quot;;&quot;[&quot;)&amp;CHAR(34)&amp;[.$F872]&amp;CHAR(34)&amp;IF([.$F8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4" table:formula="of:=LEN([.A873])" office:value-type="float" office:value="8" calcext:value-type="float">
            <text:p>8</text:p>
          </table:table-cell>
          <table:table-cell table:style-name="ce4" table:formula="of:=IF(AND([.$B873]&gt;=[.$J$2];[.$B873]&lt;=[.$J$3]);[.$A873];&quot;zzz&quot;)" office:value-type="string" office:string-value="zzz" calcext:value-type="string">
            <text:p>zzz</text:p>
          </table:table-cell>
          <table:table-cell table:style-name="ce4" table:formula="of:=IF([.$C873]=&quot;zzz&quot;;&quot;&quot;;COUNTIF([.$C$3:.$C$1002];&quot;&lt;&quot;&amp;[.$C873]))">
            <text:p/>
          </table:table-cell>
          <table:table-cell table:style-name="ce4" table:formula="of:=IF(ISNA(MATCH(ROW([.$D872])-1;[.$D$1:.$D$1048576];0));&quot;&quot;;INDEX([.$C$3:.$C$1002];MATCH(ROW([.$D872])-1;[.$D$1:.$D$1048576];0)))">
            <text:p/>
          </table:table-cell>
          <table:table-cell table:style-name="ce4"/>
          <table:table-cell table:style-name="ce4" table:formula="of:=IF([.$F873]=&quot;&quot;;&quot;&quot;;IF(LEFT([.$F872];1)&lt;&gt;&quot;^&quot;;&quot;&quot;;&quot;[&quot;)&amp;CHAR(34)&amp;[.$F873]&amp;CHAR(34)&amp;IF([.$F8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dentify</text:p>
          </table:table-cell>
          <table:table-cell table:style-name="ce4" table:formula="of:=LEN([.A874])" office:value-type="float" office:value="8" calcext:value-type="float">
            <text:p>8</text:p>
          </table:table-cell>
          <table:table-cell table:style-name="ce4" table:formula="of:=IF(AND([.$B874]&gt;=[.$J$2];[.$B874]&lt;=[.$J$3]);[.$A874];&quot;zzz&quot;)" office:value-type="string" office:string-value="zzz" calcext:value-type="string">
            <text:p>zzz</text:p>
          </table:table-cell>
          <table:table-cell table:style-name="ce4" table:formula="of:=IF([.$C874]=&quot;zzz&quot;;&quot;&quot;;COUNTIF([.$C$3:.$C$1002];&quot;&lt;&quot;&amp;[.$C874]))">
            <text:p/>
          </table:table-cell>
          <table:table-cell table:style-name="ce4" table:formula="of:=IF(ISNA(MATCH(ROW([.$D873])-1;[.$D$1:.$D$1048576];0));&quot;&quot;;INDEX([.$C$3:.$C$1002];MATCH(ROW([.$D873])-1;[.$D$1:.$D$1048576];0)))">
            <text:p/>
          </table:table-cell>
          <table:table-cell table:style-name="ce4"/>
          <table:table-cell table:style-name="ce4" table:formula="of:=IF([.$F874]=&quot;&quot;;&quot;&quot;;IF(LEFT([.$F873];1)&lt;&gt;&quot;^&quot;;&quot;&quot;;&quot;[&quot;)&amp;CHAR(34)&amp;[.$F874]&amp;CHAR(34)&amp;IF([.$F8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crease</text:p>
          </table:table-cell>
          <table:table-cell table:style-name="ce4" table:formula="of:=LEN([.A875])" office:value-type="float" office:value="8" calcext:value-type="float">
            <text:p>8</text:p>
          </table:table-cell>
          <table:table-cell table:style-name="ce4" table:formula="of:=IF(AND([.$B875]&gt;=[.$J$2];[.$B875]&lt;=[.$J$3]);[.$A875];&quot;zzz&quot;)" office:value-type="string" office:string-value="zzz" calcext:value-type="string">
            <text:p>zzz</text:p>
          </table:table-cell>
          <table:table-cell table:style-name="ce4" table:formula="of:=IF([.$C875]=&quot;zzz&quot;;&quot;&quot;;COUNTIF([.$C$3:.$C$1002];&quot;&lt;&quot;&amp;[.$C875]))">
            <text:p/>
          </table:table-cell>
          <table:table-cell table:style-name="ce4" table:formula="of:=IF(ISNA(MATCH(ROW([.$D874])-1;[.$D$1:.$D$1048576];0));&quot;&quot;;INDEX([.$C$3:.$C$1002];MATCH(ROW([.$D874])-1;[.$D$1:.$D$1048576];0)))">
            <text:p/>
          </table:table-cell>
          <table:table-cell table:style-name="ce4"/>
          <table:table-cell table:style-name="ce4" table:formula="of:=IF([.$F875]=&quot;&quot;;&quot;&quot;;IF(LEFT([.$F874];1)&lt;&gt;&quot;^&quot;;&quot;&quot;;&quot;[&quot;)&amp;CHAR(34)&amp;[.$F875]&amp;CHAR(34)&amp;IF([.$F8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dicate</text:p>
          </table:table-cell>
          <table:table-cell table:style-name="ce4" table:formula="of:=LEN([.A876])" office:value-type="float" office:value="8" calcext:value-type="float">
            <text:p>8</text:p>
          </table:table-cell>
          <table:table-cell table:style-name="ce4" table:formula="of:=IF(AND([.$B876]&gt;=[.$J$2];[.$B876]&lt;=[.$J$3]);[.$A876];&quot;zzz&quot;)" office:value-type="string" office:string-value="zzz" calcext:value-type="string">
            <text:p>zzz</text:p>
          </table:table-cell>
          <table:table-cell table:style-name="ce4" table:formula="of:=IF([.$C876]=&quot;zzz&quot;;&quot;&quot;;COUNTIF([.$C$3:.$C$1002];&quot;&lt;&quot;&amp;[.$C876]))">
            <text:p/>
          </table:table-cell>
          <table:table-cell table:style-name="ce4" table:formula="of:=IF(ISNA(MATCH(ROW([.$D875])-1;[.$D$1:.$D$1048576];0));&quot;&quot;;INDEX([.$C$3:.$C$1002];MATCH(ROW([.$D875])-1;[.$D$1:.$D$1048576];0)))">
            <text:p/>
          </table:table-cell>
          <table:table-cell table:style-name="ce4"/>
          <table:table-cell table:style-name="ce4" table:formula="of:=IF([.$F876]=&quot;&quot;;&quot;&quot;;IF(LEFT([.$F875];1)&lt;&gt;&quot;^&quot;;&quot;&quot;;&quot;[&quot;)&amp;CHAR(34)&amp;[.$F876]&amp;CHAR(34)&amp;IF([.$F8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dustry</text:p>
          </table:table-cell>
          <table:table-cell table:style-name="ce4" table:formula="of:=LEN([.A877])" office:value-type="float" office:value="8" calcext:value-type="float">
            <text:p>8</text:p>
          </table:table-cell>
          <table:table-cell table:style-name="ce4" table:formula="of:=IF(AND([.$B877]&gt;=[.$J$2];[.$B877]&lt;=[.$J$3]);[.$A877];&quot;zzz&quot;)" office:value-type="string" office:string-value="zzz" calcext:value-type="string">
            <text:p>zzz</text:p>
          </table:table-cell>
          <table:table-cell table:style-name="ce4" table:formula="of:=IF([.$C877]=&quot;zzz&quot;;&quot;&quot;;COUNTIF([.$C$3:.$C$1002];&quot;&lt;&quot;&amp;[.$C877]))">
            <text:p/>
          </table:table-cell>
          <table:table-cell table:style-name="ce4" table:formula="of:=IF(ISNA(MATCH(ROW([.$D876])-1;[.$D$1:.$D$1048576];0));&quot;&quot;;INDEX([.$C$3:.$C$1002];MATCH(ROW([.$D876])-1;[.$D$1:.$D$1048576];0)))">
            <text:p/>
          </table:table-cell>
          <table:table-cell table:style-name="ce4"/>
          <table:table-cell table:style-name="ce4" table:formula="of:=IF([.$F877]=&quot;&quot;;&quot;&quot;;IF(LEFT([.$F876];1)&lt;&gt;&quot;^&quot;;&quot;&quot;;&quot;[&quot;)&amp;CHAR(34)&amp;[.$F877]&amp;CHAR(34)&amp;IF([.$F8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erest</text:p>
          </table:table-cell>
          <table:table-cell table:style-name="ce4" table:formula="of:=LEN([.A878])" office:value-type="float" office:value="8" calcext:value-type="float">
            <text:p>8</text:p>
          </table:table-cell>
          <table:table-cell table:style-name="ce4" table:formula="of:=IF(AND([.$B878]&gt;=[.$J$2];[.$B878]&lt;=[.$J$3]);[.$A878];&quot;zzz&quot;)" office:value-type="string" office:string-value="zzz" calcext:value-type="string">
            <text:p>zzz</text:p>
          </table:table-cell>
          <table:table-cell table:style-name="ce4" table:formula="of:=IF([.$C878]=&quot;zzz&quot;;&quot;&quot;;COUNTIF([.$C$3:.$C$1002];&quot;&lt;&quot;&amp;[.$C878]))">
            <text:p/>
          </table:table-cell>
          <table:table-cell table:style-name="ce4" table:formula="of:=IF(ISNA(MATCH(ROW([.$D877])-1;[.$D$1:.$D$1048576];0));&quot;&quot;;INDEX([.$C$3:.$C$1002];MATCH(ROW([.$D877])-1;[.$D$1:.$D$1048576];0)))">
            <text:p/>
          </table:table-cell>
          <table:table-cell table:style-name="ce4"/>
          <table:table-cell table:style-name="ce4" table:formula="of:=IF([.$F878]=&quot;&quot;;&quot;&quot;;IF(LEFT([.$F877];1)&lt;&gt;&quot;^&quot;;&quot;&quot;;&quot;[&quot;)&amp;CHAR(34)&amp;[.$F878]&amp;CHAR(34)&amp;IF([.$F8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style-name="ce4" table:formula="of:=LEN([.A879])" office:value-type="float" office:value="8" calcext:value-type="float">
            <text:p>8</text:p>
          </table:table-cell>
          <table:table-cell table:style-name="ce4" table:formula="of:=IF(AND([.$B879]&gt;=[.$J$2];[.$B879]&lt;=[.$J$3]);[.$A879];&quot;zzz&quot;)" office:value-type="string" office:string-value="zzz" calcext:value-type="string">
            <text:p>zzz</text:p>
          </table:table-cell>
          <table:table-cell table:style-name="ce4" table:formula="of:=IF([.$C879]=&quot;zzz&quot;;&quot;&quot;;COUNTIF([.$C$3:.$C$1002];&quot;&lt;&quot;&amp;[.$C879]))">
            <text:p/>
          </table:table-cell>
          <table:table-cell table:style-name="ce4" table:formula="of:=IF(ISNA(MATCH(ROW([.$D878])-1;[.$D$1:.$D$1048576];0));&quot;&quot;;INDEX([.$C$3:.$C$1002];MATCH(ROW([.$D878])-1;[.$D$1:.$D$1048576];0)))">
            <text:p/>
          </table:table-cell>
          <table:table-cell table:style-name="ce4"/>
          <table:table-cell table:style-name="ce4" table:formula="of:=IF([.$F879]=&quot;&quot;;&quot;&quot;;IF(LEFT([.$F878];1)&lt;&gt;&quot;^&quot;;&quot;&quot;;&quot;[&quot;)&amp;CHAR(34)&amp;[.$F879]&amp;CHAR(34)&amp;IF([.$F8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gazine</text:p>
          </table:table-cell>
          <table:table-cell table:style-name="ce4" table:formula="of:=LEN([.A880])" office:value-type="float" office:value="8" calcext:value-type="float">
            <text:p>8</text:p>
          </table:table-cell>
          <table:table-cell table:style-name="ce4" table:formula="of:=IF(AND([.$B880]&gt;=[.$J$2];[.$B880]&lt;=[.$J$3]);[.$A880];&quot;zzz&quot;)" office:value-type="string" office:string-value="zzz" calcext:value-type="string">
            <text:p>zzz</text:p>
          </table:table-cell>
          <table:table-cell table:style-name="ce4" table:formula="of:=IF([.$C880]=&quot;zzz&quot;;&quot;&quot;;COUNTIF([.$C$3:.$C$1002];&quot;&lt;&quot;&amp;[.$C880]))">
            <text:p/>
          </table:table-cell>
          <table:table-cell table:style-name="ce4" table:formula="of:=IF(ISNA(MATCH(ROW([.$D879])-1;[.$D$1:.$D$1048576];0));&quot;&quot;;INDEX([.$C$3:.$C$1002];MATCH(ROW([.$D879])-1;[.$D$1:.$D$1048576];0)))">
            <text:p/>
          </table:table-cell>
          <table:table-cell table:style-name="ce4"/>
          <table:table-cell table:style-name="ce4" table:formula="of:=IF([.$F880]=&quot;&quot;;&quot;&quot;;IF(LEFT([.$F879];1)&lt;&gt;&quot;^&quot;;&quot;&quot;;&quot;[&quot;)&amp;CHAR(34)&amp;[.$F880]&amp;CHAR(34)&amp;IF([.$F8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intain</text:p>
          </table:table-cell>
          <table:table-cell table:style-name="ce4" table:formula="of:=LEN([.A881])" office:value-type="float" office:value="8" calcext:value-type="float">
            <text:p>8</text:p>
          </table:table-cell>
          <table:table-cell table:style-name="ce4" table:formula="of:=IF(AND([.$B881]&gt;=[.$J$2];[.$B881]&lt;=[.$J$3]);[.$A881];&quot;zzz&quot;)" office:value-type="string" office:string-value="zzz" calcext:value-type="string">
            <text:p>zzz</text:p>
          </table:table-cell>
          <table:table-cell table:style-name="ce4" table:formula="of:=IF([.$C881]=&quot;zzz&quot;;&quot;&quot;;COUNTIF([.$C$3:.$C$1002];&quot;&lt;&quot;&amp;[.$C881]))">
            <text:p/>
          </table:table-cell>
          <table:table-cell table:style-name="ce4" table:formula="of:=IF(ISNA(MATCH(ROW([.$D880])-1;[.$D$1:.$D$1048576];0));&quot;&quot;;INDEX([.$C$3:.$C$1002];MATCH(ROW([.$D880])-1;[.$D$1:.$D$1048576];0)))">
            <text:p/>
          </table:table-cell>
          <table:table-cell table:style-name="ce4"/>
          <table:table-cell table:style-name="ce4" table:formula="of:=IF([.$F881]=&quot;&quot;;&quot;&quot;;IF(LEFT([.$F880];1)&lt;&gt;&quot;^&quot;;&quot;&quot;;&quot;[&quot;)&amp;CHAR(34)&amp;[.$F881]&amp;CHAR(34)&amp;IF([.$F8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jority</text:p>
          </table:table-cell>
          <table:table-cell table:style-name="ce4" table:formula="of:=LEN([.A882])" office:value-type="float" office:value="8" calcext:value-type="float">
            <text:p>8</text:p>
          </table:table-cell>
          <table:table-cell table:style-name="ce4" table:formula="of:=IF(AND([.$B882]&gt;=[.$J$2];[.$B882]&lt;=[.$J$3]);[.$A882];&quot;zzz&quot;)" office:value-type="string" office:string-value="zzz" calcext:value-type="string">
            <text:p>zzz</text:p>
          </table:table-cell>
          <table:table-cell table:style-name="ce4" table:formula="of:=IF([.$C882]=&quot;zzz&quot;;&quot;&quot;;COUNTIF([.$C$3:.$C$1002];&quot;&lt;&quot;&amp;[.$C882]))">
            <text:p/>
          </table:table-cell>
          <table:table-cell table:style-name="ce4" table:formula="of:=IF(ISNA(MATCH(ROW([.$D881])-1;[.$D$1:.$D$1048576];0));&quot;&quot;;INDEX([.$C$3:.$C$1002];MATCH(ROW([.$D881])-1;[.$D$1:.$D$1048576];0)))">
            <text:p/>
          </table:table-cell>
          <table:table-cell table:style-name="ce4"/>
          <table:table-cell table:style-name="ce4" table:formula="of:=IF([.$F882]=&quot;&quot;;&quot;&quot;;IF(LEFT([.$F881];1)&lt;&gt;&quot;^&quot;;&quot;&quot;;&quot;[&quot;)&amp;CHAR(34)&amp;[.$F882]&amp;CHAR(34)&amp;IF([.$F8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rriage</text:p>
          </table:table-cell>
          <table:table-cell table:style-name="ce4" table:formula="of:=LEN([.A883])" office:value-type="float" office:value="8" calcext:value-type="float">
            <text:p>8</text:p>
          </table:table-cell>
          <table:table-cell table:style-name="ce4" table:formula="of:=IF(AND([.$B883]&gt;=[.$J$2];[.$B883]&lt;=[.$J$3]);[.$A883];&quot;zzz&quot;)" office:value-type="string" office:string-value="zzz" calcext:value-type="string">
            <text:p>zzz</text:p>
          </table:table-cell>
          <table:table-cell table:style-name="ce4" table:formula="of:=IF([.$C883]=&quot;zzz&quot;;&quot;&quot;;COUNTIF([.$C$3:.$C$1002];&quot;&lt;&quot;&amp;[.$C883]))">
            <text:p/>
          </table:table-cell>
          <table:table-cell table:style-name="ce4" table:formula="of:=IF(ISNA(MATCH(ROW([.$D882])-1;[.$D$1:.$D$1048576];0));&quot;&quot;;INDEX([.$C$3:.$C$1002];MATCH(ROW([.$D882])-1;[.$D$1:.$D$1048576];0)))">
            <text:p/>
          </table:table-cell>
          <table:table-cell table:style-name="ce4"/>
          <table:table-cell table:style-name="ce4" table:formula="of:=IF([.$F883]=&quot;&quot;;&quot;&quot;;IF(LEFT([.$F882];1)&lt;&gt;&quot;^&quot;;&quot;&quot;;&quot;[&quot;)&amp;CHAR(34)&amp;[.$F883]&amp;CHAR(34)&amp;IF([.$F8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4" table:formula="of:=LEN([.A884])" office:value-type="float" office:value="8" calcext:value-type="float">
            <text:p>8</text:p>
          </table:table-cell>
          <table:table-cell table:style-name="ce4" table:formula="of:=IF(AND([.$B884]&gt;=[.$J$2];[.$B884]&lt;=[.$J$3]);[.$A884];&quot;zzz&quot;)" office:value-type="string" office:string-value="zzz" calcext:value-type="string">
            <text:p>zzz</text:p>
          </table:table-cell>
          <table:table-cell table:style-name="ce4" table:formula="of:=IF([.$C884]=&quot;zzz&quot;;&quot;&quot;;COUNTIF([.$C$3:.$C$1002];&quot;&lt;&quot;&amp;[.$C884]))">
            <text:p/>
          </table:table-cell>
          <table:table-cell table:style-name="ce4" table:formula="of:=IF(ISNA(MATCH(ROW([.$D883])-1;[.$D$1:.$D$1048576];0));&quot;&quot;;INDEX([.$C$3:.$C$1002];MATCH(ROW([.$D883])-1;[.$D$1:.$D$1048576];0)))">
            <text:p/>
          </table:table-cell>
          <table:table-cell table:style-name="ce4"/>
          <table:table-cell table:style-name="ce4" table:formula="of:=IF([.$F884]=&quot;&quot;;&quot;&quot;;IF(LEFT([.$F883];1)&lt;&gt;&quot;^&quot;;&quot;&quot;;&quot;[&quot;)&amp;CHAR(34)&amp;[.$F884]&amp;CHAR(34)&amp;IF([.$F8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litary</text:p>
          </table:table-cell>
          <table:table-cell table:style-name="ce4" table:formula="of:=LEN([.A885])" office:value-type="float" office:value="8" calcext:value-type="float">
            <text:p>8</text:p>
          </table:table-cell>
          <table:table-cell table:style-name="ce4" table:formula="of:=IF(AND([.$B885]&gt;=[.$J$2];[.$B885]&lt;=[.$J$3]);[.$A885];&quot;zzz&quot;)" office:value-type="string" office:string-value="zzz" calcext:value-type="string">
            <text:p>zzz</text:p>
          </table:table-cell>
          <table:table-cell table:style-name="ce4" table:formula="of:=IF([.$C885]=&quot;zzz&quot;;&quot;&quot;;COUNTIF([.$C$3:.$C$1002];&quot;&lt;&quot;&amp;[.$C885]))">
            <text:p/>
          </table:table-cell>
          <table:table-cell table:style-name="ce4" table:formula="of:=IF(ISNA(MATCH(ROW([.$D884])-1;[.$D$1:.$D$1048576];0));&quot;&quot;;INDEX([.$C$3:.$C$1002];MATCH(ROW([.$D884])-1;[.$D$1:.$D$1048576];0)))">
            <text:p/>
          </table:table-cell>
          <table:table-cell table:style-name="ce4"/>
          <table:table-cell table:style-name="ce4" table:formula="of:=IF([.$F885]=&quot;&quot;;&quot;&quot;;IF(LEFT([.$F884];1)&lt;&gt;&quot;^&quot;;&quot;&quot;;&quot;[&quot;)&amp;CHAR(34)&amp;[.$F885]&amp;CHAR(34)&amp;IF([.$F8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vement</text:p>
          </table:table-cell>
          <table:table-cell table:style-name="ce4" table:formula="of:=LEN([.A886])" office:value-type="float" office:value="8" calcext:value-type="float">
            <text:p>8</text:p>
          </table:table-cell>
          <table:table-cell table:style-name="ce4" table:formula="of:=IF(AND([.$B886]&gt;=[.$J$2];[.$B886]&lt;=[.$J$3]);[.$A886];&quot;zzz&quot;)" office:value-type="string" office:string-value="zzz" calcext:value-type="string">
            <text:p>zzz</text:p>
          </table:table-cell>
          <table:table-cell table:style-name="ce4" table:formula="of:=IF([.$C886]=&quot;zzz&quot;;&quot;&quot;;COUNTIF([.$C$3:.$C$1002];&quot;&lt;&quot;&amp;[.$C886]))">
            <text:p/>
          </table:table-cell>
          <table:table-cell table:style-name="ce4" table:formula="of:=IF(ISNA(MATCH(ROW([.$D885])-1;[.$D$1:.$D$1048576];0));&quot;&quot;;INDEX([.$C$3:.$C$1002];MATCH(ROW([.$D885])-1;[.$D$1:.$D$1048576];0)))">
            <text:p/>
          </table:table-cell>
          <table:table-cell table:style-name="ce4"/>
          <table:table-cell table:style-name="ce4" table:formula="of:=IF([.$F886]=&quot;&quot;;&quot;&quot;;IF(LEFT([.$F885];1)&lt;&gt;&quot;^&quot;;&quot;&quot;;&quot;[&quot;)&amp;CHAR(34)&amp;[.$F886]&amp;CHAR(34)&amp;IF([.$F8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tional</text:p>
          </table:table-cell>
          <table:table-cell table:style-name="ce4" table:formula="of:=LEN([.A887])" office:value-type="float" office:value="8" calcext:value-type="float">
            <text:p>8</text:p>
          </table:table-cell>
          <table:table-cell table:style-name="ce4" table:formula="of:=IF(AND([.$B887]&gt;=[.$J$2];[.$B887]&lt;=[.$J$3]);[.$A887];&quot;zzz&quot;)" office:value-type="string" office:string-value="zzz" calcext:value-type="string">
            <text:p>zzz</text:p>
          </table:table-cell>
          <table:table-cell table:style-name="ce4" table:formula="of:=IF([.$C887]=&quot;zzz&quot;;&quot;&quot;;COUNTIF([.$C$3:.$C$1002];&quot;&lt;&quot;&amp;[.$C887]))">
            <text:p/>
          </table:table-cell>
          <table:table-cell table:style-name="ce4" table:formula="of:=IF(ISNA(MATCH(ROW([.$D886])-1;[.$D$1:.$D$1048576];0));&quot;&quot;;INDEX([.$C$3:.$C$1002];MATCH(ROW([.$D886])-1;[.$D$1:.$D$1048576];0)))">
            <text:p/>
          </table:table-cell>
          <table:table-cell table:style-name="ce4"/>
          <table:table-cell table:style-name="ce4" table:formula="of:=IF([.$F887]=&quot;&quot;;&quot;&quot;;IF(LEFT([.$F886];1)&lt;&gt;&quot;^&quot;;&quot;&quot;;&quot;[&quot;)&amp;CHAR(34)&amp;[.$F887]&amp;CHAR(34)&amp;IF([.$F8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ial</text:p>
          </table:table-cell>
          <table:table-cell table:style-name="ce4" table:formula="of:=LEN([.A888])" office:value-type="float" office:value="8" calcext:value-type="float">
            <text:p>8</text:p>
          </table:table-cell>
          <table:table-cell table:style-name="ce4" table:formula="of:=IF(AND([.$B888]&gt;=[.$J$2];[.$B888]&lt;=[.$J$3]);[.$A888];&quot;zzz&quot;)" office:value-type="string" office:string-value="zzz" calcext:value-type="string">
            <text:p>zzz</text:p>
          </table:table-cell>
          <table:table-cell table:style-name="ce4" table:formula="of:=IF([.$C888]=&quot;zzz&quot;;&quot;&quot;;COUNTIF([.$C$3:.$C$1002];&quot;&lt;&quot;&amp;[.$C888]))">
            <text:p/>
          </table:table-cell>
          <table:table-cell table:style-name="ce4" table:formula="of:=IF(ISNA(MATCH(ROW([.$D887])-1;[.$D$1:.$D$1048576];0));&quot;&quot;;INDEX([.$C$3:.$C$1002];MATCH(ROW([.$D887])-1;[.$D$1:.$D$1048576];0)))">
            <text:p/>
          </table:table-cell>
          <table:table-cell table:style-name="ce4"/>
          <table:table-cell table:style-name="ce4" table:formula="of:=IF([.$F888]=&quot;&quot;;&quot;&quot;;IF(LEFT([.$F887];1)&lt;&gt;&quot;^&quot;;&quot;&quot;;&quot;[&quot;)&amp;CHAR(34)&amp;[.$F888]&amp;CHAR(34)&amp;IF([.$F8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inting</text:p>
          </table:table-cell>
          <table:table-cell table:style-name="ce4" table:formula="of:=LEN([.A889])" office:value-type="float" office:value="8" calcext:value-type="float">
            <text:p>8</text:p>
          </table:table-cell>
          <table:table-cell table:style-name="ce4" table:formula="of:=IF(AND([.$B889]&gt;=[.$J$2];[.$B889]&lt;=[.$J$3]);[.$A889];&quot;zzz&quot;)" office:value-type="string" office:string-value="zzz" calcext:value-type="string">
            <text:p>zzz</text:p>
          </table:table-cell>
          <table:table-cell table:style-name="ce4" table:formula="of:=IF([.$C889]=&quot;zzz&quot;;&quot;&quot;;COUNTIF([.$C$3:.$C$1002];&quot;&lt;&quot;&amp;[.$C889]))">
            <text:p/>
          </table:table-cell>
          <table:table-cell table:style-name="ce4" table:formula="of:=IF(ISNA(MATCH(ROW([.$D888])-1;[.$D$1:.$D$1048576];0));&quot;&quot;;INDEX([.$C$3:.$C$1002];MATCH(ROW([.$D888])-1;[.$D$1:.$D$1048576];0)))">
            <text:p/>
          </table:table-cell>
          <table:table-cell table:style-name="ce4"/>
          <table:table-cell table:style-name="ce4" table:formula="of:=IF([.$F889]=&quot;&quot;;&quot;&quot;;IF(LEFT([.$F888];1)&lt;&gt;&quot;^&quot;;&quot;&quot;;&quot;[&quot;)&amp;CHAR(34)&amp;[.$F889]&amp;CHAR(34)&amp;IF([.$F8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sonal</text:p>
          </table:table-cell>
          <table:table-cell table:style-name="ce4" table:formula="of:=LEN([.A890])" office:value-type="float" office:value="8" calcext:value-type="float">
            <text:p>8</text:p>
          </table:table-cell>
          <table:table-cell table:style-name="ce4" table:formula="of:=IF(AND([.$B890]&gt;=[.$J$2];[.$B890]&lt;=[.$J$3]);[.$A890];&quot;zzz&quot;)" office:value-type="string" office:string-value="zzz" calcext:value-type="string">
            <text:p>zzz</text:p>
          </table:table-cell>
          <table:table-cell table:style-name="ce4" table:formula="of:=IF([.$C890]=&quot;zzz&quot;;&quot;&quot;;COUNTIF([.$C$3:.$C$1002];&quot;&lt;&quot;&amp;[.$C890]))">
            <text:p/>
          </table:table-cell>
          <table:table-cell table:style-name="ce4" table:formula="of:=IF(ISNA(MATCH(ROW([.$D889])-1;[.$D$1:.$D$1048576];0));&quot;&quot;;INDEX([.$C$3:.$C$1002];MATCH(ROW([.$D889])-1;[.$D$1:.$D$1048576];0)))">
            <text:p/>
          </table:table-cell>
          <table:table-cell table:style-name="ce4"/>
          <table:table-cell table:style-name="ce4" table:formula="of:=IF([.$F890]=&quot;&quot;;&quot;&quot;;IF(LEFT([.$F889];1)&lt;&gt;&quot;^&quot;;&quot;&quot;;&quot;[&quot;)&amp;CHAR(34)&amp;[.$F890]&amp;CHAR(34)&amp;IF([.$F8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table:formula="of:=LEN([.A891])" office:value-type="float" office:value="8" calcext:value-type="float">
            <text:p>8</text:p>
          </table:table-cell>
          <table:table-cell table:style-name="ce4" table:formula="of:=IF(AND([.$B891]&gt;=[.$J$2];[.$B891]&lt;=[.$J$3]);[.$A891];&quot;zzz&quot;)" office:value-type="string" office:string-value="zzz" calcext:value-type="string">
            <text:p>zzz</text:p>
          </table:table-cell>
          <table:table-cell table:style-name="ce4" table:formula="of:=IF([.$C891]=&quot;zzz&quot;;&quot;&quot;;COUNTIF([.$C$3:.$C$1002];&quot;&lt;&quot;&amp;[.$C891]))">
            <text:p/>
          </table:table-cell>
          <table:table-cell table:style-name="ce4" table:formula="of:=IF(ISNA(MATCH(ROW([.$D890])-1;[.$D$1:.$D$1048576];0));&quot;&quot;;INDEX([.$C$3:.$C$1002];MATCH(ROW([.$D890])-1;[.$D$1:.$D$1048576];0)))">
            <text:p/>
          </table:table-cell>
          <table:table-cell table:style-name="ce4"/>
          <table:table-cell table:style-name="ce4" table:formula="of:=IF([.$F891]=&quot;&quot;;&quot;&quot;;IF(LEFT([.$F890];1)&lt;&gt;&quot;^&quot;;&quot;&quot;;&quot;[&quot;)&amp;CHAR(34)&amp;[.$F891]&amp;CHAR(34)&amp;IF([.$F8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tics</text:p>
          </table:table-cell>
          <table:table-cell table:style-name="ce4" table:formula="of:=LEN([.A892])" office:value-type="float" office:value="8" calcext:value-type="float">
            <text:p>8</text:p>
          </table:table-cell>
          <table:table-cell table:style-name="ce4" table:formula="of:=IF(AND([.$B892]&gt;=[.$J$2];[.$B892]&lt;=[.$J$3]);[.$A892];&quot;zzz&quot;)" office:value-type="string" office:string-value="zzz" calcext:value-type="string">
            <text:p>zzz</text:p>
          </table:table-cell>
          <table:table-cell table:style-name="ce4" table:formula="of:=IF([.$C892]=&quot;zzz&quot;;&quot;&quot;;COUNTIF([.$C$3:.$C$1002];&quot;&lt;&quot;&amp;[.$C892]))">
            <text:p/>
          </table:table-cell>
          <table:table-cell table:style-name="ce4" table:formula="of:=IF(ISNA(MATCH(ROW([.$D891])-1;[.$D$1:.$D$1048576];0));&quot;&quot;;INDEX([.$C$3:.$C$1002];MATCH(ROW([.$D891])-1;[.$D$1:.$D$1048576];0)))">
            <text:p/>
          </table:table-cell>
          <table:table-cell table:style-name="ce4"/>
          <table:table-cell table:style-name="ce4" table:formula="of:=IF([.$F892]=&quot;&quot;;&quot;&quot;;IF(LEFT([.$F891];1)&lt;&gt;&quot;^&quot;;&quot;&quot;;&quot;[&quot;)&amp;CHAR(34)&amp;[.$F892]&amp;CHAR(34)&amp;IF([.$F8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4" table:formula="of:=LEN([.A893])" office:value-type="float" office:value="8" calcext:value-type="float">
            <text:p>8</text:p>
          </table:table-cell>
          <table:table-cell table:style-name="ce4" table:formula="of:=IF(AND([.$B893]&gt;=[.$J$2];[.$B893]&lt;=[.$J$3]);[.$A893];&quot;zzz&quot;)" office:value-type="string" office:string-value="zzz" calcext:value-type="string">
            <text:p>zzz</text:p>
          </table:table-cell>
          <table:table-cell table:style-name="ce4" table:formula="of:=IF([.$C893]=&quot;zzz&quot;;&quot;&quot;;COUNTIF([.$C$3:.$C$1002];&quot;&lt;&quot;&amp;[.$C893]))">
            <text:p/>
          </table:table-cell>
          <table:table-cell table:style-name="ce4" table:formula="of:=IF(ISNA(MATCH(ROW([.$D892])-1;[.$D$1:.$D$1048576];0));&quot;&quot;;INDEX([.$C$3:.$C$1002];MATCH(ROW([.$D892])-1;[.$D$1:.$D$1048576];0)))">
            <text:p/>
          </table:table-cell>
          <table:table-cell table:style-name="ce4"/>
          <table:table-cell table:style-name="ce4" table:formula="of:=IF([.$F893]=&quot;&quot;;&quot;&quot;;IF(LEFT([.$F892];1)&lt;&gt;&quot;^&quot;;&quot;&quot;;&quot;[&quot;)&amp;CHAR(34)&amp;[.$F893]&amp;CHAR(34)&amp;IF([.$F8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sitive</text:p>
          </table:table-cell>
          <table:table-cell table:style-name="ce4" table:formula="of:=LEN([.A894])" office:value-type="float" office:value="8" calcext:value-type="float">
            <text:p>8</text:p>
          </table:table-cell>
          <table:table-cell table:style-name="ce4" table:formula="of:=IF(AND([.$B894]&gt;=[.$J$2];[.$B894]&lt;=[.$J$3]);[.$A894];&quot;zzz&quot;)" office:value-type="string" office:string-value="zzz" calcext:value-type="string">
            <text:p>zzz</text:p>
          </table:table-cell>
          <table:table-cell table:style-name="ce4" table:formula="of:=IF([.$C894]=&quot;zzz&quot;;&quot;&quot;;COUNTIF([.$C$3:.$C$1002];&quot;&lt;&quot;&amp;[.$C894]))">
            <text:p/>
          </table:table-cell>
          <table:table-cell table:style-name="ce4" table:formula="of:=IF(ISNA(MATCH(ROW([.$D893])-1;[.$D$1:.$D$1048576];0));&quot;&quot;;INDEX([.$C$3:.$C$1002];MATCH(ROW([.$D893])-1;[.$D$1:.$D$1048576];0)))">
            <text:p/>
          </table:table-cell>
          <table:table-cell table:style-name="ce4"/>
          <table:table-cell table:style-name="ce4" table:formula="of:=IF([.$F894]=&quot;&quot;;&quot;&quot;;IF(LEFT([.$F893];1)&lt;&gt;&quot;^&quot;;&quot;&quot;;&quot;[&quot;)&amp;CHAR(34)&amp;[.$F894]&amp;CHAR(34)&amp;IF([.$F8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ssible</text:p>
          </table:table-cell>
          <table:table-cell table:style-name="ce4" table:formula="of:=LEN([.A895])" office:value-type="float" office:value="8" calcext:value-type="float">
            <text:p>8</text:p>
          </table:table-cell>
          <table:table-cell table:style-name="ce4" table:formula="of:=IF(AND([.$B895]&gt;=[.$J$2];[.$B895]&lt;=[.$J$3]);[.$A895];&quot;zzz&quot;)" office:value-type="string" office:string-value="zzz" calcext:value-type="string">
            <text:p>zzz</text:p>
          </table:table-cell>
          <table:table-cell table:style-name="ce4" table:formula="of:=IF([.$C895]=&quot;zzz&quot;;&quot;&quot;;COUNTIF([.$C$3:.$C$1002];&quot;&lt;&quot;&amp;[.$C895]))">
            <text:p/>
          </table:table-cell>
          <table:table-cell table:style-name="ce4" table:formula="of:=IF(ISNA(MATCH(ROW([.$D894])-1;[.$D$1:.$D$1048576];0));&quot;&quot;;INDEX([.$C$3:.$C$1002];MATCH(ROW([.$D894])-1;[.$D$1:.$D$1048576];0)))">
            <text:p/>
          </table:table-cell>
          <table:table-cell table:style-name="ce4"/>
          <table:table-cell table:style-name="ce4" table:formula="of:=IF([.$F895]=&quot;&quot;;&quot;&quot;;IF(LEFT([.$F894];1)&lt;&gt;&quot;^&quot;;&quot;&quot;;&quot;[&quot;)&amp;CHAR(34)&amp;[.$F895]&amp;CHAR(34)&amp;IF([.$F8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actice</text:p>
          </table:table-cell>
          <table:table-cell table:style-name="ce4" table:formula="of:=LEN([.A896])" office:value-type="float" office:value="8" calcext:value-type="float">
            <text:p>8</text:p>
          </table:table-cell>
          <table:table-cell table:style-name="ce4" table:formula="of:=IF(AND([.$B896]&gt;=[.$J$2];[.$B896]&lt;=[.$J$3]);[.$A896];&quot;zzz&quot;)" office:value-type="string" office:string-value="zzz" calcext:value-type="string">
            <text:p>zzz</text:p>
          </table:table-cell>
          <table:table-cell table:style-name="ce4" table:formula="of:=IF([.$C896]=&quot;zzz&quot;;&quot;&quot;;COUNTIF([.$C$3:.$C$1002];&quot;&lt;&quot;&amp;[.$C896]))">
            <text:p/>
          </table:table-cell>
          <table:table-cell table:style-name="ce4" table:formula="of:=IF(ISNA(MATCH(ROW([.$D895])-1;[.$D$1:.$D$1048576];0));&quot;&quot;;INDEX([.$C$3:.$C$1002];MATCH(ROW([.$D895])-1;[.$D$1:.$D$1048576];0)))">
            <text:p/>
          </table:table-cell>
          <table:table-cell table:style-name="ce4"/>
          <table:table-cell table:style-name="ce4" table:formula="of:=IF([.$F896]=&quot;&quot;;&quot;&quot;;IF(LEFT([.$F895];1)&lt;&gt;&quot;^&quot;;&quot;&quot;;&quot;[&quot;)&amp;CHAR(34)&amp;[.$F896]&amp;CHAR(34)&amp;IF([.$F8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ssure</text:p>
          </table:table-cell>
          <table:table-cell table:style-name="ce4" table:formula="of:=LEN([.A897])" office:value-type="float" office:value="8" calcext:value-type="float">
            <text:p>8</text:p>
          </table:table-cell>
          <table:table-cell table:style-name="ce4" table:formula="of:=IF(AND([.$B897]&gt;=[.$J$2];[.$B897]&lt;=[.$J$3]);[.$A897];&quot;zzz&quot;)" office:value-type="string" office:string-value="zzz" calcext:value-type="string">
            <text:p>zzz</text:p>
          </table:table-cell>
          <table:table-cell table:style-name="ce4" table:formula="of:=IF([.$C897]=&quot;zzz&quot;;&quot;&quot;;COUNTIF([.$C$3:.$C$1002];&quot;&lt;&quot;&amp;[.$C897]))">
            <text:p/>
          </table:table-cell>
          <table:table-cell table:style-name="ce4" table:formula="of:=IF(ISNA(MATCH(ROW([.$D896])-1;[.$D$1:.$D$1048576];0));&quot;&quot;;INDEX([.$C$3:.$C$1002];MATCH(ROW([.$D896])-1;[.$D$1:.$D$1048576];0)))">
            <text:p/>
          </table:table-cell>
          <table:table-cell table:style-name="ce4"/>
          <table:table-cell table:style-name="ce4" table:formula="of:=IF([.$F897]=&quot;&quot;;&quot;&quot;;IF(LEFT([.$F896];1)&lt;&gt;&quot;^&quot;;&quot;&quot;;&quot;[&quot;)&amp;CHAR(34)&amp;[.$F897]&amp;CHAR(34)&amp;IF([.$F8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bably</text:p>
          </table:table-cell>
          <table:table-cell table:style-name="ce4" table:formula="of:=LEN([.A898])" office:value-type="float" office:value="8" calcext:value-type="float">
            <text:p>8</text:p>
          </table:table-cell>
          <table:table-cell table:style-name="ce4" table:formula="of:=IF(AND([.$B898]&gt;=[.$J$2];[.$B898]&lt;=[.$J$3]);[.$A898];&quot;zzz&quot;)" office:value-type="string" office:string-value="zzz" calcext:value-type="string">
            <text:p>zzz</text:p>
          </table:table-cell>
          <table:table-cell table:style-name="ce4" table:formula="of:=IF([.$C898]=&quot;zzz&quot;;&quot;&quot;;COUNTIF([.$C$3:.$C$1002];&quot;&lt;&quot;&amp;[.$C898]))">
            <text:p/>
          </table:table-cell>
          <table:table-cell table:style-name="ce4" table:formula="of:=IF(ISNA(MATCH(ROW([.$D897])-1;[.$D$1:.$D$1048576];0));&quot;&quot;;INDEX([.$C$3:.$C$1002];MATCH(ROW([.$D897])-1;[.$D$1:.$D$1048576];0)))">
            <text:p/>
          </table:table-cell>
          <table:table-cell table:style-name="ce4"/>
          <table:table-cell table:style-name="ce4" table:formula="of:=IF([.$F898]=&quot;&quot;;&quot;&quot;;IF(LEFT([.$F897];1)&lt;&gt;&quot;^&quot;;&quot;&quot;;&quot;[&quot;)&amp;CHAR(34)&amp;[.$F898]&amp;CHAR(34)&amp;IF([.$F8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erty</text:p>
          </table:table-cell>
          <table:table-cell table:style-name="ce4" table:formula="of:=LEN([.A899])" office:value-type="float" office:value="8" calcext:value-type="float">
            <text:p>8</text:p>
          </table:table-cell>
          <table:table-cell table:style-name="ce4" table:formula="of:=IF(AND([.$B899]&gt;=[.$J$2];[.$B899]&lt;=[.$J$3]);[.$A899];&quot;zzz&quot;)" office:value-type="string" office:string-value="zzz" calcext:value-type="string">
            <text:p>zzz</text:p>
          </table:table-cell>
          <table:table-cell table:style-name="ce4" table:formula="of:=IF([.$C899]=&quot;zzz&quot;;&quot;&quot;;COUNTIF([.$C$3:.$C$1002];&quot;&lt;&quot;&amp;[.$C899]))">
            <text:p/>
          </table:table-cell>
          <table:table-cell table:style-name="ce4" table:formula="of:=IF(ISNA(MATCH(ROW([.$D898])-1;[.$D$1:.$D$1048576];0));&quot;&quot;;INDEX([.$C$3:.$C$1002];MATCH(ROW([.$D898])-1;[.$D$1:.$D$1048576];0)))">
            <text:p/>
          </table:table-cell>
          <table:table-cell table:style-name="ce4"/>
          <table:table-cell table:style-name="ce4" table:formula="of:=IF([.$F899]=&quot;&quot;;&quot;&quot;;IF(LEFT([.$F898];1)&lt;&gt;&quot;^&quot;;&quot;&quot;;&quot;[&quot;)&amp;CHAR(34)&amp;[.$F899]&amp;CHAR(34)&amp;IF([.$F9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uestion</text:p>
          </table:table-cell>
          <table:table-cell table:style-name="ce4" table:formula="of:=LEN([.A900])" office:value-type="float" office:value="8" calcext:value-type="float">
            <text:p>8</text:p>
          </table:table-cell>
          <table:table-cell table:style-name="ce4" table:formula="of:=IF(AND([.$B900]&gt;=[.$J$2];[.$B900]&lt;=[.$J$3]);[.$A900];&quot;zzz&quot;)" office:value-type="string" office:string-value="zzz" calcext:value-type="string">
            <text:p>zzz</text:p>
          </table:table-cell>
          <table:table-cell table:style-name="ce4" table:formula="of:=IF([.$C900]=&quot;zzz&quot;;&quot;&quot;;COUNTIF([.$C$3:.$C$1002];&quot;&lt;&quot;&amp;[.$C900]))">
            <text:p/>
          </table:table-cell>
          <table:table-cell table:style-name="ce4" table:formula="of:=IF(ISNA(MATCH(ROW([.$D899])-1;[.$D$1:.$D$1048576];0));&quot;&quot;;INDEX([.$C$3:.$C$1002];MATCH(ROW([.$D899])-1;[.$D$1:.$D$1048576];0)))">
            <text:p/>
          </table:table-cell>
          <table:table-cell table:style-name="ce4"/>
          <table:table-cell table:style-name="ce4" table:formula="of:=IF([.$F900]=&quot;&quot;;&quot;&quot;;IF(LEFT([.$F899];1)&lt;&gt;&quot;^&quot;;&quot;&quot;;&quot;[&quot;)&amp;CHAR(34)&amp;[.$F900]&amp;CHAR(34)&amp;IF([.$F9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cently</text:p>
          </table:table-cell>
          <table:table-cell table:style-name="ce4" table:formula="of:=LEN([.A901])" office:value-type="float" office:value="8" calcext:value-type="float">
            <text:p>8</text:p>
          </table:table-cell>
          <table:table-cell table:style-name="ce4" table:formula="of:=IF(AND([.$B901]&gt;=[.$J$2];[.$B901]&lt;=[.$J$3]);[.$A901];&quot;zzz&quot;)" office:value-type="string" office:string-value="zzz" calcext:value-type="string">
            <text:p>zzz</text:p>
          </table:table-cell>
          <table:table-cell table:style-name="ce4" table:formula="of:=IF([.$C901]=&quot;zzz&quot;;&quot;&quot;;COUNTIF([.$C$3:.$C$1002];&quot;&lt;&quot;&amp;[.$C901]))">
            <text:p/>
          </table:table-cell>
          <table:table-cell table:style-name="ce4" table:formula="of:=IF(ISNA(MATCH(ROW([.$D900])-1;[.$D$1:.$D$1048576];0));&quot;&quot;;INDEX([.$C$3:.$C$1002];MATCH(ROW([.$D900])-1;[.$D$1:.$D$1048576];0)))">
            <text:p/>
          </table:table-cell>
          <table:table-cell table:style-name="ce4"/>
          <table:table-cell table:style-name="ce4" table:formula="of:=IF([.$F901]=&quot;&quot;;&quot;&quot;;IF(LEFT([.$F900];1)&lt;&gt;&quot;^&quot;;&quot;&quot;;&quot;[&quot;)&amp;CHAR(34)&amp;[.$F901]&amp;CHAR(34)&amp;IF([.$F9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member</text:p>
          </table:table-cell>
          <table:table-cell table:style-name="ce4" table:formula="of:=LEN([.A902])" office:value-type="float" office:value="8" calcext:value-type="float">
            <text:p>8</text:p>
          </table:table-cell>
          <table:table-cell table:style-name="ce4" table:formula="of:=IF(AND([.$B902]&gt;=[.$J$2];[.$B902]&lt;=[.$J$3]);[.$A902];&quot;zzz&quot;)" office:value-type="string" office:string-value="zzz" calcext:value-type="string">
            <text:p>zzz</text:p>
          </table:table-cell>
          <table:table-cell table:style-name="ce4" table:formula="of:=IF([.$C902]=&quot;zzz&quot;;&quot;&quot;;COUNTIF([.$C$3:.$C$1002];&quot;&lt;&quot;&amp;[.$C902]))">
            <text:p/>
          </table:table-cell>
          <table:table-cell table:style-name="ce4" table:formula="of:=IF(ISNA(MATCH(ROW([.$D901])-1;[.$D$1:.$D$1048576];0));&quot;&quot;;INDEX([.$C$3:.$C$1002];MATCH(ROW([.$D901])-1;[.$D$1:.$D$1048576];0)))">
            <text:p/>
          </table:table-cell>
          <table:table-cell table:style-name="ce4"/>
          <table:table-cell table:style-name="ce4" table:formula="of:=IF([.$F902]=&quot;&quot;;&quot;&quot;;IF(LEFT([.$F901];1)&lt;&gt;&quot;^&quot;;&quot;&quot;;&quot;[&quot;)&amp;CHAR(34)&amp;[.$F902]&amp;CHAR(34)&amp;IF([.$F90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earch</text:p>
          </table:table-cell>
          <table:table-cell table:style-name="ce4" table:formula="of:=LEN([.A903])" office:value-type="float" office:value="8" calcext:value-type="float">
            <text:p>8</text:p>
          </table:table-cell>
          <table:table-cell table:style-name="ce4" table:formula="of:=IF(AND([.$B903]&gt;=[.$J$2];[.$B903]&lt;=[.$J$3]);[.$A903];&quot;zzz&quot;)" office:value-type="string" office:string-value="zzz" calcext:value-type="string">
            <text:p>zzz</text:p>
          </table:table-cell>
          <table:table-cell table:style-name="ce4" table:formula="of:=IF([.$C903]=&quot;zzz&quot;;&quot;&quot;;COUNTIF([.$C$3:.$C$1002];&quot;&lt;&quot;&amp;[.$C903]))">
            <text:p/>
          </table:table-cell>
          <table:table-cell table:style-name="ce4" table:formula="of:=IF(ISNA(MATCH(ROW([.$D902])-1;[.$D$1:.$D$1048576];0));&quot;&quot;;INDEX([.$C$3:.$C$1002];MATCH(ROW([.$D902])-1;[.$D$1:.$D$1048576];0)))">
            <text:p/>
          </table:table-cell>
          <table:table-cell table:style-name="ce4"/>
          <table:table-cell table:style-name="ce4" table:formula="of:=IF([.$F903]=&quot;&quot;;&quot;&quot;;IF(LEFT([.$F902];1)&lt;&gt;&quot;^&quot;;&quot;&quot;;&quot;[&quot;)&amp;CHAR(34)&amp;[.$F903]&amp;CHAR(34)&amp;IF([.$F90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ource</text:p>
          </table:table-cell>
          <table:table-cell table:style-name="ce4" table:formula="of:=LEN([.A904])" office:value-type="float" office:value="8" calcext:value-type="float">
            <text:p>8</text:p>
          </table:table-cell>
          <table:table-cell table:style-name="ce4" table:formula="of:=IF(AND([.$B904]&gt;=[.$J$2];[.$B904]&lt;=[.$J$3]);[.$A904];&quot;zzz&quot;)" office:value-type="string" office:string-value="zzz" calcext:value-type="string">
            <text:p>zzz</text:p>
          </table:table-cell>
          <table:table-cell table:style-name="ce4" table:formula="of:=IF([.$C904]=&quot;zzz&quot;;&quot;&quot;;COUNTIF([.$C$3:.$C$1002];&quot;&lt;&quot;&amp;[.$C904]))">
            <text:p/>
          </table:table-cell>
          <table:table-cell table:style-name="ce4" table:formula="of:=IF(ISNA(MATCH(ROW([.$D903])-1;[.$D$1:.$D$1048576];0));&quot;&quot;;INDEX([.$C$3:.$C$1002];MATCH(ROW([.$D903])-1;[.$D$1:.$D$1048576];0)))">
            <text:p/>
          </table:table-cell>
          <table:table-cell table:style-name="ce4"/>
          <table:table-cell table:style-name="ce4" table:formula="of:=IF([.$F904]=&quot;&quot;;&quot;&quot;;IF(LEFT([.$F903];1)&lt;&gt;&quot;^&quot;;&quot;&quot;;&quot;[&quot;)&amp;CHAR(34)&amp;[.$F904]&amp;CHAR(34)&amp;IF([.$F90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ponse</text:p>
          </table:table-cell>
          <table:table-cell table:style-name="ce4" table:formula="of:=LEN([.A905])" office:value-type="float" office:value="8" calcext:value-type="float">
            <text:p>8</text:p>
          </table:table-cell>
          <table:table-cell table:style-name="ce4" table:formula="of:=IF(AND([.$B905]&gt;=[.$J$2];[.$B905]&lt;=[.$J$3]);[.$A905];&quot;zzz&quot;)" office:value-type="string" office:string-value="zzz" calcext:value-type="string">
            <text:p>zzz</text:p>
          </table:table-cell>
          <table:table-cell table:style-name="ce4" table:formula="of:=IF([.$C905]=&quot;zzz&quot;;&quot;&quot;;COUNTIF([.$C$3:.$C$1002];&quot;&lt;&quot;&amp;[.$C905]))">
            <text:p/>
          </table:table-cell>
          <table:table-cell table:style-name="ce4" table:formula="of:=IF(ISNA(MATCH(ROW([.$D904])-1;[.$D$1:.$D$1048576];0));&quot;&quot;;INDEX([.$C$3:.$C$1002];MATCH(ROW([.$D904])-1;[.$D$1:.$D$1048576];0)))">
            <text:p/>
          </table:table-cell>
          <table:table-cell table:style-name="ce4"/>
          <table:table-cell table:style-name="ce4" table:formula="of:=IF([.$F905]=&quot;&quot;;&quot;&quot;;IF(LEFT([.$F904];1)&lt;&gt;&quot;^&quot;;&quot;&quot;;&quot;[&quot;)&amp;CHAR(34)&amp;[.$F905]&amp;CHAR(34)&amp;IF([.$F90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curity</text:p>
          </table:table-cell>
          <table:table-cell table:style-name="ce4" table:formula="of:=LEN([.A906])" office:value-type="float" office:value="8" calcext:value-type="float">
            <text:p>8</text:p>
          </table:table-cell>
          <table:table-cell table:style-name="ce4" table:formula="of:=IF(AND([.$B906]&gt;=[.$J$2];[.$B906]&lt;=[.$J$3]);[.$A906];&quot;zzz&quot;)" office:value-type="string" office:string-value="zzz" calcext:value-type="string">
            <text:p>zzz</text:p>
          </table:table-cell>
          <table:table-cell table:style-name="ce4" table:formula="of:=IF([.$C906]=&quot;zzz&quot;;&quot;&quot;;COUNTIF([.$C$3:.$C$1002];&quot;&lt;&quot;&amp;[.$C906]))">
            <text:p/>
          </table:table-cell>
          <table:table-cell table:style-name="ce4" table:formula="of:=IF(ISNA(MATCH(ROW([.$D905])-1;[.$D$1:.$D$1048576];0));&quot;&quot;;INDEX([.$C$3:.$C$1002];MATCH(ROW([.$D905])-1;[.$D$1:.$D$1048576];0)))">
            <text:p/>
          </table:table-cell>
          <table:table-cell table:style-name="ce4"/>
          <table:table-cell table:style-name="ce4" table:formula="of:=IF([.$F906]=&quot;&quot;;&quot;&quot;;IF(LEFT([.$F905];1)&lt;&gt;&quot;^&quot;;&quot;&quot;;&quot;[&quot;)&amp;CHAR(34)&amp;[.$F906]&amp;CHAR(34)&amp;IF([.$F90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ulder</text:p>
          </table:table-cell>
          <table:table-cell table:style-name="ce4" table:formula="of:=LEN([.A907])" office:value-type="float" office:value="8" calcext:value-type="float">
            <text:p>8</text:p>
          </table:table-cell>
          <table:table-cell table:style-name="ce4" table:formula="of:=IF(AND([.$B907]&gt;=[.$J$2];[.$B907]&lt;=[.$J$3]);[.$A907];&quot;zzz&quot;)" office:value-type="string" office:string-value="zzz" calcext:value-type="string">
            <text:p>zzz</text:p>
          </table:table-cell>
          <table:table-cell table:style-name="ce4" table:formula="of:=IF([.$C907]=&quot;zzz&quot;;&quot;&quot;;COUNTIF([.$C$3:.$C$1002];&quot;&lt;&quot;&amp;[.$C907]))">
            <text:p/>
          </table:table-cell>
          <table:table-cell table:style-name="ce4" table:formula="of:=IF(ISNA(MATCH(ROW([.$D906])-1;[.$D$1:.$D$1048576];0));&quot;&quot;;INDEX([.$C$3:.$C$1002];MATCH(ROW([.$D906])-1;[.$D$1:.$D$1048576];0)))">
            <text:p/>
          </table:table-cell>
          <table:table-cell table:style-name="ce4"/>
          <table:table-cell table:style-name="ce4" table:formula="of:=IF([.$F907]=&quot;&quot;;&quot;&quot;;IF(LEFT([.$F906];1)&lt;&gt;&quot;^&quot;;&quot;&quot;;&quot;[&quot;)&amp;CHAR(34)&amp;[.$F907]&amp;CHAR(34)&amp;IF([.$F90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mebody</text:p>
          </table:table-cell>
          <table:table-cell table:style-name="ce4" table:formula="of:=LEN([.A908])" office:value-type="float" office:value="8" calcext:value-type="float">
            <text:p>8</text:p>
          </table:table-cell>
          <table:table-cell table:style-name="ce4" table:formula="of:=IF(AND([.$B908]&gt;=[.$J$2];[.$B908]&lt;=[.$J$3]);[.$A908];&quot;zzz&quot;)" office:value-type="string" office:string-value="zzz" calcext:value-type="string">
            <text:p>zzz</text:p>
          </table:table-cell>
          <table:table-cell table:style-name="ce4" table:formula="of:=IF([.$C908]=&quot;zzz&quot;;&quot;&quot;;COUNTIF([.$C$3:.$C$1002];&quot;&lt;&quot;&amp;[.$C908]))">
            <text:p/>
          </table:table-cell>
          <table:table-cell table:style-name="ce4" table:formula="of:=IF(ISNA(MATCH(ROW([.$D907])-1;[.$D$1:.$D$1048576];0));&quot;&quot;;INDEX([.$C$3:.$C$1002];MATCH(ROW([.$D907])-1;[.$D$1:.$D$1048576];0)))">
            <text:p/>
          </table:table-cell>
          <table:table-cell table:style-name="ce4"/>
          <table:table-cell table:style-name="ce4" table:formula="of:=IF([.$F908]=&quot;&quot;;&quot;&quot;;IF(LEFT([.$F907];1)&lt;&gt;&quot;^&quot;;&quot;&quot;;&quot;[&quot;)&amp;CHAR(34)&amp;[.$F908]&amp;CHAR(34)&amp;IF([.$F90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uthern</text:p>
          </table:table-cell>
          <table:table-cell table:style-name="ce4" table:formula="of:=LEN([.A909])" office:value-type="float" office:value="8" calcext:value-type="float">
            <text:p>8</text:p>
          </table:table-cell>
          <table:table-cell table:style-name="ce4" table:formula="of:=IF(AND([.$B909]&gt;=[.$J$2];[.$B909]&lt;=[.$J$3]);[.$A909];&quot;zzz&quot;)" office:value-type="string" office:string-value="zzz" calcext:value-type="string">
            <text:p>zzz</text:p>
          </table:table-cell>
          <table:table-cell table:style-name="ce4" table:formula="of:=IF([.$C909]=&quot;zzz&quot;;&quot;&quot;;COUNTIF([.$C$3:.$C$1002];&quot;&lt;&quot;&amp;[.$C909]))">
            <text:p/>
          </table:table-cell>
          <table:table-cell table:style-name="ce4" table:formula="of:=IF(ISNA(MATCH(ROW([.$D908])-1;[.$D$1:.$D$1048576];0));&quot;&quot;;INDEX([.$C$3:.$C$1002];MATCH(ROW([.$D908])-1;[.$D$1:.$D$1048576];0)))">
            <text:p/>
          </table:table-cell>
          <table:table-cell table:style-name="ce4"/>
          <table:table-cell table:style-name="ce4" table:formula="of:=IF([.$F909]=&quot;&quot;;&quot;&quot;;IF(LEFT([.$F908];1)&lt;&gt;&quot;^&quot;;&quot;&quot;;&quot;[&quot;)&amp;CHAR(34)&amp;[.$F909]&amp;CHAR(34)&amp;IF([.$F91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ecific</text:p>
          </table:table-cell>
          <table:table-cell table:style-name="ce4" table:formula="of:=LEN([.A910])" office:value-type="float" office:value="8" calcext:value-type="float">
            <text:p>8</text:p>
          </table:table-cell>
          <table:table-cell table:style-name="ce4" table:formula="of:=IF(AND([.$B910]&gt;=[.$J$2];[.$B910]&lt;=[.$J$3]);[.$A910];&quot;zzz&quot;)" office:value-type="string" office:string-value="zzz" calcext:value-type="string">
            <text:p>zzz</text:p>
          </table:table-cell>
          <table:table-cell table:style-name="ce4" table:formula="of:=IF([.$C910]=&quot;zzz&quot;;&quot;&quot;;COUNTIF([.$C$3:.$C$1002];&quot;&lt;&quot;&amp;[.$C910]))">
            <text:p/>
          </table:table-cell>
          <table:table-cell table:style-name="ce4" table:formula="of:=IF(ISNA(MATCH(ROW([.$D909])-1;[.$D$1:.$D$1048576];0));&quot;&quot;;INDEX([.$C$3:.$C$1002];MATCH(ROW([.$D909])-1;[.$D$1:.$D$1048576];0)))">
            <text:p/>
          </table:table-cell>
          <table:table-cell table:style-name="ce4"/>
          <table:table-cell table:style-name="ce4" table:formula="of:=IF([.$F910]=&quot;&quot;;&quot;&quot;;IF(LEFT([.$F909];1)&lt;&gt;&quot;^&quot;;&quot;&quot;;&quot;[&quot;)&amp;CHAR(34)&amp;[.$F910]&amp;CHAR(34)&amp;IF([.$F91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4" table:formula="of:=LEN([.A911])" office:value-type="float" office:value="8" calcext:value-type="float">
            <text:p>8</text:p>
          </table:table-cell>
          <table:table-cell table:style-name="ce4" table:formula="of:=IF(AND([.$B911]&gt;=[.$J$2];[.$B911]&lt;=[.$J$3]);[.$A911];&quot;zzz&quot;)" office:value-type="string" office:string-value="zzz" calcext:value-type="string">
            <text:p>zzz</text:p>
          </table:table-cell>
          <table:table-cell table:style-name="ce4" table:formula="of:=IF([.$C911]=&quot;zzz&quot;;&quot;&quot;;COUNTIF([.$C$3:.$C$1002];&quot;&lt;&quot;&amp;[.$C911]))">
            <text:p/>
          </table:table-cell>
          <table:table-cell table:style-name="ce4" table:formula="of:=IF(ISNA(MATCH(ROW([.$D910])-1;[.$D$1:.$D$1048576];0));&quot;&quot;;INDEX([.$C$3:.$C$1002];MATCH(ROW([.$D910])-1;[.$D$1:.$D$1048576];0)))">
            <text:p/>
          </table:table-cell>
          <table:table-cell table:style-name="ce4"/>
          <table:table-cell table:style-name="ce4" table:formula="of:=IF([.$F911]=&quot;&quot;;&quot;&quot;;IF(LEFT([.$F910];1)&lt;&gt;&quot;^&quot;;&quot;&quot;;&quot;[&quot;)&amp;CHAR(34)&amp;[.$F911]&amp;CHAR(34)&amp;IF([.$F91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rategy</text:p>
          </table:table-cell>
          <table:table-cell table:style-name="ce4" table:formula="of:=LEN([.A912])" office:value-type="float" office:value="8" calcext:value-type="float">
            <text:p>8</text:p>
          </table:table-cell>
          <table:table-cell table:style-name="ce4" table:formula="of:=IF(AND([.$B912]&gt;=[.$J$2];[.$B912]&lt;=[.$J$3]);[.$A912];&quot;zzz&quot;)" office:value-type="string" office:string-value="zzz" calcext:value-type="string">
            <text:p>zzz</text:p>
          </table:table-cell>
          <table:table-cell table:style-name="ce4" table:formula="of:=IF([.$C912]=&quot;zzz&quot;;&quot;&quot;;COUNTIF([.$C$3:.$C$1002];&quot;&lt;&quot;&amp;[.$C912]))">
            <text:p/>
          </table:table-cell>
          <table:table-cell table:style-name="ce4" table:formula="of:=IF(ISNA(MATCH(ROW([.$D911])-1;[.$D$1:.$D$1048576];0));&quot;&quot;;INDEX([.$C$3:.$C$1002];MATCH(ROW([.$D911])-1;[.$D$1:.$D$1048576];0)))">
            <text:p/>
          </table:table-cell>
          <table:table-cell table:style-name="ce4"/>
          <table:table-cell table:style-name="ce4" table:formula="of:=IF([.$F912]=&quot;&quot;;&quot;&quot;;IF(LEFT([.$F911];1)&lt;&gt;&quot;^&quot;;&quot;&quot;;&quot;[&quot;)&amp;CHAR(34)&amp;[.$F912]&amp;CHAR(34)&amp;IF([.$F91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ddenly</text:p>
          </table:table-cell>
          <table:table-cell table:style-name="ce4" table:formula="of:=LEN([.A913])" office:value-type="float" office:value="8" calcext:value-type="float">
            <text:p>8</text:p>
          </table:table-cell>
          <table:table-cell table:style-name="ce4" table:formula="of:=IF(AND([.$B913]&gt;=[.$J$2];[.$B913]&lt;=[.$J$3]);[.$A913];&quot;zzz&quot;)" office:value-type="string" office:string-value="zzz" calcext:value-type="string">
            <text:p>zzz</text:p>
          </table:table-cell>
          <table:table-cell table:style-name="ce4" table:formula="of:=IF([.$C913]=&quot;zzz&quot;;&quot;&quot;;COUNTIF([.$C$3:.$C$1002];&quot;&lt;&quot;&amp;[.$C913]))">
            <text:p/>
          </table:table-cell>
          <table:table-cell table:style-name="ce4" table:formula="of:=IF(ISNA(MATCH(ROW([.$D912])-1;[.$D$1:.$D$1048576];0));&quot;&quot;;INDEX([.$C$3:.$C$1002];MATCH(ROW([.$D912])-1;[.$D$1:.$D$1048576];0)))">
            <text:p/>
          </table:table-cell>
          <table:table-cell table:style-name="ce4"/>
          <table:table-cell table:style-name="ce4" table:formula="of:=IF([.$F913]=&quot;&quot;;&quot;&quot;;IF(LEFT([.$F912];1)&lt;&gt;&quot;^&quot;;&quot;&quot;;&quot;[&quot;)&amp;CHAR(34)&amp;[.$F913]&amp;CHAR(34)&amp;IF([.$F91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ousand</text:p>
          </table:table-cell>
          <table:table-cell table:style-name="ce4" table:formula="of:=LEN([.A914])" office:value-type="float" office:value="8" calcext:value-type="float">
            <text:p>8</text:p>
          </table:table-cell>
          <table:table-cell table:style-name="ce4" table:formula="of:=IF(AND([.$B914]&gt;=[.$J$2];[.$B914]&lt;=[.$J$3]);[.$A914];&quot;zzz&quot;)" office:value-type="string" office:string-value="zzz" calcext:value-type="string">
            <text:p>zzz</text:p>
          </table:table-cell>
          <table:table-cell table:style-name="ce4" table:formula="of:=IF([.$C914]=&quot;zzz&quot;;&quot;&quot;;COUNTIF([.$C$3:.$C$1002];&quot;&lt;&quot;&amp;[.$C914]))">
            <text:p/>
          </table:table-cell>
          <table:table-cell table:style-name="ce4" table:formula="of:=IF(ISNA(MATCH(ROW([.$D913])-1;[.$D$1:.$D$1048576];0));&quot;&quot;;INDEX([.$C$3:.$C$1002];MATCH(ROW([.$D913])-1;[.$D$1:.$D$1048576];0)))">
            <text:p/>
          </table:table-cell>
          <table:table-cell table:style-name="ce4"/>
          <table:table-cell table:style-name="ce4" table:formula="of:=IF([.$F914]=&quot;&quot;;&quot;&quot;;IF(LEFT([.$F913];1)&lt;&gt;&quot;^&quot;;&quot;&quot;;&quot;[&quot;)&amp;CHAR(34)&amp;[.$F914]&amp;CHAR(34)&amp;IF([.$F91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gether</text:p>
          </table:table-cell>
          <table:table-cell table:style-name="ce4" table:formula="of:=LEN([.A915])" office:value-type="float" office:value="8" calcext:value-type="float">
            <text:p>8</text:p>
          </table:table-cell>
          <table:table-cell table:style-name="ce4" table:formula="of:=IF(AND([.$B915]&gt;=[.$J$2];[.$B915]&lt;=[.$J$3]);[.$A915];&quot;zzz&quot;)" office:value-type="string" office:string-value="zzz" calcext:value-type="string">
            <text:p>zzz</text:p>
          </table:table-cell>
          <table:table-cell table:style-name="ce4" table:formula="of:=IF([.$C915]=&quot;zzz&quot;;&quot;&quot;;COUNTIF([.$C$3:.$C$1002];&quot;&lt;&quot;&amp;[.$C915]))">
            <text:p/>
          </table:table-cell>
          <table:table-cell table:style-name="ce4" table:formula="of:=IF(ISNA(MATCH(ROW([.$D914])-1;[.$D$1:.$D$1048576];0));&quot;&quot;;INDEX([.$C$3:.$C$1002];MATCH(ROW([.$D914])-1;[.$D$1:.$D$1048576];0)))">
            <text:p/>
          </table:table-cell>
          <table:table-cell table:style-name="ce4"/>
          <table:table-cell table:style-name="ce4" table:formula="of:=IF([.$F915]=&quot;&quot;;&quot;&quot;;IF(LEFT([.$F914];1)&lt;&gt;&quot;^&quot;;&quot;&quot;;&quot;[&quot;)&amp;CHAR(34)&amp;[.$F915]&amp;CHAR(34)&amp;IF([.$F91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ining</text:p>
          </table:table-cell>
          <table:table-cell table:style-name="ce4" table:formula="of:=LEN([.A916])" office:value-type="float" office:value="8" calcext:value-type="float">
            <text:p>8</text:p>
          </table:table-cell>
          <table:table-cell table:style-name="ce4" table:formula="of:=IF(AND([.$B916]&gt;=[.$J$2];[.$B916]&lt;=[.$J$3]);[.$A916];&quot;zzz&quot;)" office:value-type="string" office:string-value="zzz" calcext:value-type="string">
            <text:p>zzz</text:p>
          </table:table-cell>
          <table:table-cell table:style-name="ce4" table:formula="of:=IF([.$C916]=&quot;zzz&quot;;&quot;&quot;;COUNTIF([.$C$3:.$C$1002];&quot;&lt;&quot;&amp;[.$C916]))">
            <text:p/>
          </table:table-cell>
          <table:table-cell table:style-name="ce4" table:formula="of:=IF(ISNA(MATCH(ROW([.$D915])-1;[.$D$1:.$D$1048576];0));&quot;&quot;;INDEX([.$C$3:.$C$1002];MATCH(ROW([.$D915])-1;[.$D$1:.$D$1048576];0)))">
            <text:p/>
          </table:table-cell>
          <table:table-cell table:style-name="ce4"/>
          <table:table-cell table:style-name="ce4" table:formula="of:=IF([.$F916]=&quot;&quot;;&quot;&quot;;IF(LEFT([.$F915];1)&lt;&gt;&quot;^&quot;;&quot;&quot;;&quot;[&quot;)&amp;CHAR(34)&amp;[.$F916]&amp;CHAR(34)&amp;IF([.$F91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olence</text:p>
          </table:table-cell>
          <table:table-cell table:style-name="ce4" table:formula="of:=LEN([.A917])" office:value-type="float" office:value="8" calcext:value-type="float">
            <text:p>8</text:p>
          </table:table-cell>
          <table:table-cell table:style-name="ce4" table:formula="of:=IF(AND([.$B917]&gt;=[.$J$2];[.$B917]&lt;=[.$J$3]);[.$A917];&quot;zzz&quot;)" office:value-type="string" office:string-value="zzz" calcext:value-type="string">
            <text:p>zzz</text:p>
          </table:table-cell>
          <table:table-cell table:style-name="ce4" table:formula="of:=IF([.$C917]=&quot;zzz&quot;;&quot;&quot;;COUNTIF([.$C$3:.$C$1002];&quot;&lt;&quot;&amp;[.$C917]))">
            <text:p/>
          </table:table-cell>
          <table:table-cell table:style-name="ce4" table:formula="of:=IF(ISNA(MATCH(ROW([.$D916])-1;[.$D$1:.$D$1048576];0));&quot;&quot;;INDEX([.$C$3:.$C$1002];MATCH(ROW([.$D916])-1;[.$D$1:.$D$1048576];0)))">
            <text:p/>
          </table:table-cell>
          <table:table-cell table:style-name="ce4"/>
          <table:table-cell table:style-name="ce4" table:formula="of:=IF([.$F917]=&quot;&quot;;&quot;&quot;;IF(LEFT([.$F916];1)&lt;&gt;&quot;^&quot;;&quot;&quot;;&quot;[&quot;)&amp;CHAR(34)&amp;[.$F917]&amp;CHAR(34)&amp;IF([.$F91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hatever</text:p>
          </table:table-cell>
          <table:table-cell table:style-name="ce4" table:formula="of:=LEN([.A918])" office:value-type="float" office:value="8" calcext:value-type="float">
            <text:p>8</text:p>
          </table:table-cell>
          <table:table-cell table:style-name="ce4" table:formula="of:=IF(AND([.$B918]&gt;=[.$J$2];[.$B918]&lt;=[.$J$3]);[.$A918];&quot;zzz&quot;)" office:value-type="string" office:string-value="zzz" calcext:value-type="string">
            <text:p>zzz</text:p>
          </table:table-cell>
          <table:table-cell table:style-name="ce4" table:formula="of:=IF([.$C918]=&quot;zzz&quot;;&quot;&quot;;COUNTIF([.$C$3:.$C$1002];&quot;&lt;&quot;&amp;[.$C918]))">
            <text:p/>
          </table:table-cell>
          <table:table-cell table:style-name="ce4" table:formula="of:=IF(ISNA(MATCH(ROW([.$D917])-1;[.$D$1:.$D$1048576];0));&quot;&quot;;INDEX([.$C$3:.$C$1002];MATCH(ROW([.$D917])-1;[.$D$1:.$D$1048576];0)))">
            <text:p/>
          </table:table-cell>
          <table:table-cell table:style-name="ce4"/>
          <table:table-cell table:style-name="ce4" table:formula="of:=IF([.$F918]=&quot;&quot;;&quot;&quot;;IF(LEFT([.$F917];1)&lt;&gt;&quot;^&quot;;&quot;&quot;;&quot;[&quot;)&amp;CHAR(34)&amp;[.$F918]&amp;CHAR(34)&amp;IF([.$F91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urself</text:p>
          </table:table-cell>
          <table:table-cell table:style-name="ce4" table:formula="of:=LEN([.A919])" office:value-type="float" office:value="8" calcext:value-type="float">
            <text:p>8</text:p>
          </table:table-cell>
          <table:table-cell table:style-name="ce4" table:formula="of:=IF(AND([.$B919]&gt;=[.$J$2];[.$B919]&lt;=[.$J$3]);[.$A919];&quot;zzz&quot;)" office:value-type="string" office:string-value="zzz" calcext:value-type="string">
            <text:p>zzz</text:p>
          </table:table-cell>
          <table:table-cell table:style-name="ce4" table:formula="of:=IF([.$C919]=&quot;zzz&quot;;&quot;&quot;;COUNTIF([.$C$3:.$C$1002];&quot;&lt;&quot;&amp;[.$C919]))">
            <text:p/>
          </table:table-cell>
          <table:table-cell table:style-name="ce4" table:formula="of:=IF(ISNA(MATCH(ROW([.$D918])-1;[.$D$1:.$D$1048576];0));&quot;&quot;;INDEX([.$C$3:.$C$1002];MATCH(ROW([.$D918])-1;[.$D$1:.$D$1048576];0)))">
            <text:p/>
          </table:table-cell>
          <table:table-cell table:style-name="ce4"/>
          <table:table-cell table:style-name="ce4" table:formula="of:=IF([.$F919]=&quot;&quot;;&quot;&quot;;IF(LEFT([.$F918];1)&lt;&gt;&quot;^&quot;;&quot;&quot;;&quot;[&quot;)&amp;CHAR(34)&amp;[.$F919]&amp;CHAR(34)&amp;IF([.$F92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ccording</text:p>
          </table:table-cell>
          <table:table-cell table:style-name="ce4" table:formula="of:=LEN([.A920])" office:value-type="float" office:value="9" calcext:value-type="float">
            <text:p>9</text:p>
          </table:table-cell>
          <table:table-cell table:style-name="ce4" table:formula="of:=IF(AND([.$B920]&gt;=[.$J$2];[.$B920]&lt;=[.$J$3]);[.$A920];&quot;zzz&quot;)" office:value-type="string" office:string-value="zzz" calcext:value-type="string">
            <text:p>zzz</text:p>
          </table:table-cell>
          <table:table-cell table:style-name="ce4" table:formula="of:=IF([.$C920]=&quot;zzz&quot;;&quot;&quot;;COUNTIF([.$C$3:.$C$1002];&quot;&lt;&quot;&amp;[.$C920]))">
            <text:p/>
          </table:table-cell>
          <table:table-cell table:style-name="ce4" table:formula="of:=IF(ISNA(MATCH(ROW([.$D919])-1;[.$D$1:.$D$1048576];0));&quot;&quot;;INDEX([.$C$3:.$C$1002];MATCH(ROW([.$D919])-1;[.$D$1:.$D$1048576];0)))">
            <text:p/>
          </table:table-cell>
          <table:table-cell table:style-name="ce4"/>
          <table:table-cell table:style-name="ce4" table:formula="of:=IF([.$F920]=&quot;&quot;;&quot;&quot;;IF(LEFT([.$F919];1)&lt;&gt;&quot;^&quot;;&quot;&quot;;&quot;[&quot;)&amp;CHAR(34)&amp;[.$F920]&amp;CHAR(34)&amp;IF([.$F92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reement</text:p>
          </table:table-cell>
          <table:table-cell table:style-name="ce4" table:formula="of:=LEN([.A921])" office:value-type="float" office:value="9" calcext:value-type="float">
            <text:p>9</text:p>
          </table:table-cell>
          <table:table-cell table:style-name="ce4" table:formula="of:=IF(AND([.$B921]&gt;=[.$J$2];[.$B921]&lt;=[.$J$3]);[.$A921];&quot;zzz&quot;)" office:value-type="string" office:string-value="zzz" calcext:value-type="string">
            <text:p>zzz</text:p>
          </table:table-cell>
          <table:table-cell table:style-name="ce4" table:formula="of:=IF([.$C921]=&quot;zzz&quot;;&quot;&quot;;COUNTIF([.$C$3:.$C$1002];&quot;&lt;&quot;&amp;[.$C921]))">
            <text:p/>
          </table:table-cell>
          <table:table-cell table:style-name="ce4" table:formula="of:=IF(ISNA(MATCH(ROW([.$D920])-1;[.$D$1:.$D$1048576];0));&quot;&quot;;INDEX([.$C$3:.$C$1002];MATCH(ROW([.$D920])-1;[.$D$1:.$D$1048576];0)))">
            <text:p/>
          </table:table-cell>
          <table:table-cell table:style-name="ce4"/>
          <table:table-cell table:style-name="ce4" table:formula="of:=IF([.$F921]=&quot;&quot;;&quot;&quot;;IF(LEFT([.$F920];1)&lt;&gt;&quot;^&quot;;&quot;&quot;;&quot;[&quot;)&amp;CHAR(34)&amp;[.$F921]&amp;CHAR(34)&amp;IF([.$F92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ttention</text:p>
          </table:table-cell>
          <table:table-cell table:style-name="ce4" table:formula="of:=LEN([.A922])" office:value-type="float" office:value="9" calcext:value-type="float">
            <text:p>9</text:p>
          </table:table-cell>
          <table:table-cell table:style-name="ce4" table:formula="of:=IF(AND([.$B922]&gt;=[.$J$2];[.$B922]&lt;=[.$J$3]);[.$A922];&quot;zzz&quot;)" office:value-type="string" office:string-value="zzz" calcext:value-type="string">
            <text:p>zzz</text:p>
          </table:table-cell>
          <table:table-cell table:style-name="ce4" table:formula="of:=IF([.$C922]=&quot;zzz&quot;;&quot;&quot;;COUNTIF([.$C$3:.$C$1002];&quot;&lt;&quot;&amp;[.$C922]))">
            <text:p/>
          </table:table-cell>
          <table:table-cell table:style-name="ce4" table:formula="of:=IF(ISNA(MATCH(ROW([.$D921])-1;[.$D$1:.$D$1048576];0));&quot;&quot;;INDEX([.$C$3:.$C$1002];MATCH(ROW([.$D921])-1;[.$D$1:.$D$1048576];0)))">
            <text:p/>
          </table:table-cell>
          <table:table-cell table:style-name="ce4"/>
          <table:table-cell table:style-name="ce4" table:formula="of:=IF([.$F922]=&quot;&quot;;&quot;&quot;;IF(LEFT([.$F921];1)&lt;&gt;&quot;^&quot;;&quot;&quot;;&quot;[&quot;)&amp;CHAR(34)&amp;[.$F922]&amp;CHAR(34)&amp;IF([.$F92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uthority</text:p>
          </table:table-cell>
          <table:table-cell table:style-name="ce4" table:formula="of:=LEN([.A923])" office:value-type="float" office:value="9" calcext:value-type="float">
            <text:p>9</text:p>
          </table:table-cell>
          <table:table-cell table:style-name="ce4" table:formula="of:=IF(AND([.$B923]&gt;=[.$J$2];[.$B923]&lt;=[.$J$3]);[.$A923];&quot;zzz&quot;)" office:value-type="string" office:string-value="zzz" calcext:value-type="string">
            <text:p>zzz</text:p>
          </table:table-cell>
          <table:table-cell table:style-name="ce4" table:formula="of:=IF([.$C923]=&quot;zzz&quot;;&quot;&quot;;COUNTIF([.$C$3:.$C$1002];&quot;&lt;&quot;&amp;[.$C923]))">
            <text:p/>
          </table:table-cell>
          <table:table-cell table:style-name="ce4" table:formula="of:=IF(ISNA(MATCH(ROW([.$D922])-1;[.$D$1:.$D$1048576];0));&quot;&quot;;INDEX([.$C$3:.$C$1002];MATCH(ROW([.$D922])-1;[.$D$1:.$D$1048576];0)))">
            <text:p/>
          </table:table-cell>
          <table:table-cell table:style-name="ce4"/>
          <table:table-cell table:style-name="ce4" table:formula="of:=IF([.$F923]=&quot;&quot;;&quot;&quot;;IF(LEFT([.$F922];1)&lt;&gt;&quot;^&quot;;&quot;&quot;;&quot;[&quot;)&amp;CHAR(34)&amp;[.$F923]&amp;CHAR(34)&amp;IF([.$F92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vailable</text:p>
          </table:table-cell>
          <table:table-cell table:style-name="ce4" table:formula="of:=LEN([.A924])" office:value-type="float" office:value="9" calcext:value-type="float">
            <text:p>9</text:p>
          </table:table-cell>
          <table:table-cell table:style-name="ce4" table:formula="of:=IF(AND([.$B924]&gt;=[.$J$2];[.$B924]&lt;=[.$J$3]);[.$A924];&quot;zzz&quot;)" office:value-type="string" office:string-value="zzz" calcext:value-type="string">
            <text:p>zzz</text:p>
          </table:table-cell>
          <table:table-cell table:style-name="ce4" table:formula="of:=IF([.$C924]=&quot;zzz&quot;;&quot;&quot;;COUNTIF([.$C$3:.$C$1002];&quot;&lt;&quot;&amp;[.$C924]))">
            <text:p/>
          </table:table-cell>
          <table:table-cell table:style-name="ce4" table:formula="of:=IF(ISNA(MATCH(ROW([.$D923])-1;[.$D$1:.$D$1048576];0));&quot;&quot;;INDEX([.$C$3:.$C$1002];MATCH(ROW([.$D923])-1;[.$D$1:.$D$1048576];0)))">
            <text:p/>
          </table:table-cell>
          <table:table-cell table:style-name="ce4"/>
          <table:table-cell table:style-name="ce4" table:formula="of:=IF([.$F924]=&quot;&quot;;&quot;&quot;;IF(LEFT([.$F923];1)&lt;&gt;&quot;^&quot;;&quot;&quot;;&quot;[&quot;)&amp;CHAR(34)&amp;[.$F924]&amp;CHAR(34)&amp;IF([.$F92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autiful</text:p>
          </table:table-cell>
          <table:table-cell table:style-name="ce4" table:formula="of:=LEN([.A925])" office:value-type="float" office:value="9" calcext:value-type="float">
            <text:p>9</text:p>
          </table:table-cell>
          <table:table-cell table:style-name="ce4" table:formula="of:=IF(AND([.$B925]&gt;=[.$J$2];[.$B925]&lt;=[.$J$3]);[.$A925];&quot;zzz&quot;)" office:value-type="string" office:string-value="zzz" calcext:value-type="string">
            <text:p>zzz</text:p>
          </table:table-cell>
          <table:table-cell table:style-name="ce4" table:formula="of:=IF([.$C925]=&quot;zzz&quot;;&quot;&quot;;COUNTIF([.$C$3:.$C$1002];&quot;&lt;&quot;&amp;[.$C925]))">
            <text:p/>
          </table:table-cell>
          <table:table-cell table:style-name="ce4" table:formula="of:=IF(ISNA(MATCH(ROW([.$D924])-1;[.$D$1:.$D$1048576];0));&quot;&quot;;INDEX([.$C$3:.$C$1002];MATCH(ROW([.$D924])-1;[.$D$1:.$D$1048576];0)))">
            <text:p/>
          </table:table-cell>
          <table:table-cell table:style-name="ce4"/>
          <table:table-cell table:style-name="ce4" table:formula="of:=IF([.$F925]=&quot;&quot;;&quot;&quot;;IF(LEFT([.$F924];1)&lt;&gt;&quot;^&quot;;&quot;&quot;;&quot;[&quot;)&amp;CHAR(34)&amp;[.$F925]&amp;CHAR(34)&amp;IF([.$F92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ndidate</text:p>
          </table:table-cell>
          <table:table-cell table:style-name="ce4" table:formula="of:=LEN([.A926])" office:value-type="float" office:value="9" calcext:value-type="float">
            <text:p>9</text:p>
          </table:table-cell>
          <table:table-cell table:style-name="ce4" table:formula="of:=IF(AND([.$B926]&gt;=[.$J$2];[.$B926]&lt;=[.$J$3]);[.$A926];&quot;zzz&quot;)" office:value-type="string" office:string-value="zzz" calcext:value-type="string">
            <text:p>zzz</text:p>
          </table:table-cell>
          <table:table-cell table:style-name="ce4" table:formula="of:=IF([.$C926]=&quot;zzz&quot;;&quot;&quot;;COUNTIF([.$C$3:.$C$1002];&quot;&lt;&quot;&amp;[.$C926]))">
            <text:p/>
          </table:table-cell>
          <table:table-cell table:style-name="ce4" table:formula="of:=IF(ISNA(MATCH(ROW([.$D925])-1;[.$D$1:.$D$1048576];0));&quot;&quot;;INDEX([.$C$3:.$C$1002];MATCH(ROW([.$D925])-1;[.$D$1:.$D$1048576];0)))">
            <text:p/>
          </table:table-cell>
          <table:table-cell table:style-name="ce4"/>
          <table:table-cell table:style-name="ce4" table:formula="of:=IF([.$F926]=&quot;&quot;;&quot;&quot;;IF(LEFT([.$F925];1)&lt;&gt;&quot;^&quot;;&quot;&quot;;&quot;[&quot;)&amp;CHAR(34)&amp;[.$F926]&amp;CHAR(34)&amp;IF([.$F92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rtainly</text:p>
          </table:table-cell>
          <table:table-cell table:style-name="ce4" table:formula="of:=LEN([.A927])" office:value-type="float" office:value="9" calcext:value-type="float">
            <text:p>9</text:p>
          </table:table-cell>
          <table:table-cell table:style-name="ce4" table:formula="of:=IF(AND([.$B927]&gt;=[.$J$2];[.$B927]&lt;=[.$J$3]);[.$A927];&quot;zzz&quot;)" office:value-type="string" office:string-value="zzz" calcext:value-type="string">
            <text:p>zzz</text:p>
          </table:table-cell>
          <table:table-cell table:style-name="ce4" table:formula="of:=IF([.$C927]=&quot;zzz&quot;;&quot;&quot;;COUNTIF([.$C$3:.$C$1002];&quot;&lt;&quot;&amp;[.$C927]))">
            <text:p/>
          </table:table-cell>
          <table:table-cell table:style-name="ce4" table:formula="of:=IF(ISNA(MATCH(ROW([.$D926])-1;[.$D$1:.$D$1048576];0));&quot;&quot;;INDEX([.$C$3:.$C$1002];MATCH(ROW([.$D926])-1;[.$D$1:.$D$1048576];0)))">
            <text:p/>
          </table:table-cell>
          <table:table-cell table:style-name="ce4"/>
          <table:table-cell table:style-name="ce4" table:formula="of:=IF([.$F927]=&quot;&quot;;&quot;&quot;;IF(LEFT([.$F926];1)&lt;&gt;&quot;^&quot;;&quot;&quot;;&quot;[&quot;)&amp;CHAR(34)&amp;[.$F927]&amp;CHAR(34)&amp;IF([.$F92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llenge</text:p>
          </table:table-cell>
          <table:table-cell table:style-name="ce4" table:formula="of:=LEN([.A928])" office:value-type="float" office:value="9" calcext:value-type="float">
            <text:p>9</text:p>
          </table:table-cell>
          <table:table-cell table:style-name="ce4" table:formula="of:=IF(AND([.$B928]&gt;=[.$J$2];[.$B928]&lt;=[.$J$3]);[.$A928];&quot;zzz&quot;)" office:value-type="string" office:string-value="zzz" calcext:value-type="string">
            <text:p>zzz</text:p>
          </table:table-cell>
          <table:table-cell table:style-name="ce4" table:formula="of:=IF([.$C928]=&quot;zzz&quot;;&quot;&quot;;COUNTIF([.$C$3:.$C$1002];&quot;&lt;&quot;&amp;[.$C928]))">
            <text:p/>
          </table:table-cell>
          <table:table-cell table:style-name="ce4" table:formula="of:=IF(ISNA(MATCH(ROW([.$D927])-1;[.$D$1:.$D$1048576];0));&quot;&quot;;INDEX([.$C$3:.$C$1002];MATCH(ROW([.$D927])-1;[.$D$1:.$D$1048576];0)))">
            <text:p/>
          </table:table-cell>
          <table:table-cell table:style-name="ce4"/>
          <table:table-cell table:style-name="ce4" table:formula="of:=IF([.$F928]=&quot;&quot;;&quot;&quot;;IF(LEFT([.$F927];1)&lt;&gt;&quot;^&quot;;&quot;&quot;;&quot;[&quot;)&amp;CHAR(34)&amp;[.$F928]&amp;CHAR(34)&amp;IF([.$F92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racter</text:p>
          </table:table-cell>
          <table:table-cell table:style-name="ce4" table:formula="of:=LEN([.A929])" office:value-type="float" office:value="9" calcext:value-type="float">
            <text:p>9</text:p>
          </table:table-cell>
          <table:table-cell table:style-name="ce4" table:formula="of:=IF(AND([.$B929]&gt;=[.$J$2];[.$B929]&lt;=[.$J$3]);[.$A929];&quot;zzz&quot;)" office:value-type="string" office:string-value="zzz" calcext:value-type="string">
            <text:p>zzz</text:p>
          </table:table-cell>
          <table:table-cell table:style-name="ce4" table:formula="of:=IF([.$C929]=&quot;zzz&quot;;&quot;&quot;;COUNTIF([.$C$3:.$C$1002];&quot;&lt;&quot;&amp;[.$C929]))">
            <text:p/>
          </table:table-cell>
          <table:table-cell table:style-name="ce4" table:formula="of:=IF(ISNA(MATCH(ROW([.$D928])-1;[.$D$1:.$D$1048576];0));&quot;&quot;;INDEX([.$C$3:.$C$1002];MATCH(ROW([.$D928])-1;[.$D$1:.$D$1048576];0)))">
            <text:p/>
          </table:table-cell>
          <table:table-cell table:style-name="ce4"/>
          <table:table-cell table:style-name="ce4" table:formula="of:=IF([.$F929]=&quot;&quot;;&quot;&quot;;IF(LEFT([.$F928];1)&lt;&gt;&quot;^&quot;;&quot;&quot;;&quot;[&quot;)&amp;CHAR(34)&amp;[.$F929]&amp;CHAR(34)&amp;IF([.$F93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4" table:formula="of:=LEN([.A930])" office:value-type="float" office:value="9" calcext:value-type="float">
            <text:p>9</text:p>
          </table:table-cell>
          <table:table-cell table:style-name="ce4" table:formula="of:=IF(AND([.$B930]&gt;=[.$J$2];[.$B930]&lt;=[.$J$3]);[.$A930];&quot;zzz&quot;)" office:value-type="string" office:string-value="zzz" calcext:value-type="string">
            <text:p>zzz</text:p>
          </table:table-cell>
          <table:table-cell table:style-name="ce4" table:formula="of:=IF([.$C930]=&quot;zzz&quot;;&quot;&quot;;COUNTIF([.$C$3:.$C$1002];&quot;&lt;&quot;&amp;[.$C930]))">
            <text:p/>
          </table:table-cell>
          <table:table-cell table:style-name="ce4" table:formula="of:=IF(ISNA(MATCH(ROW([.$D929])-1;[.$D$1:.$D$1048576];0));&quot;&quot;;INDEX([.$C$3:.$C$1002];MATCH(ROW([.$D929])-1;[.$D$1:.$D$1048576];0)))">
            <text:p/>
          </table:table-cell>
          <table:table-cell table:style-name="ce4"/>
          <table:table-cell table:style-name="ce4" table:formula="of:=IF([.$F930]=&quot;&quot;;&quot;&quot;;IF(LEFT([.$F929];1)&lt;&gt;&quot;^&quot;;&quot;&quot;;&quot;[&quot;)&amp;CHAR(34)&amp;[.$F930]&amp;CHAR(34)&amp;IF([.$F93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dition</text:p>
          </table:table-cell>
          <table:table-cell table:style-name="ce4" table:formula="of:=LEN([.A931])" office:value-type="float" office:value="9" calcext:value-type="float">
            <text:p>9</text:p>
          </table:table-cell>
          <table:table-cell table:style-name="ce4" table:formula="of:=IF(AND([.$B931]&gt;=[.$J$2];[.$B931]&lt;=[.$J$3]);[.$A931];&quot;zzz&quot;)" office:value-type="string" office:string-value="zzz" calcext:value-type="string">
            <text:p>zzz</text:p>
          </table:table-cell>
          <table:table-cell table:style-name="ce4" table:formula="of:=IF([.$C931]=&quot;zzz&quot;;&quot;&quot;;COUNTIF([.$C$3:.$C$1002];&quot;&lt;&quot;&amp;[.$C931]))">
            <text:p/>
          </table:table-cell>
          <table:table-cell table:style-name="ce4" table:formula="of:=IF(ISNA(MATCH(ROW([.$D930])-1;[.$D$1:.$D$1048576];0));&quot;&quot;;INDEX([.$C$3:.$C$1002];MATCH(ROW([.$D930])-1;[.$D$1:.$D$1048576];0)))">
            <text:p/>
          </table:table-cell>
          <table:table-cell table:style-name="ce4"/>
          <table:table-cell table:style-name="ce4" table:formula="of:=IF([.$F931]=&quot;&quot;;&quot;&quot;;IF(LEFT([.$F930];1)&lt;&gt;&quot;^&quot;;&quot;&quot;;&quot;[&quot;)&amp;CHAR(34)&amp;[.$F931]&amp;CHAR(34)&amp;IF([.$F93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termine</text:p>
          </table:table-cell>
          <table:table-cell table:style-name="ce4" table:formula="of:=LEN([.A932])" office:value-type="float" office:value="9" calcext:value-type="float">
            <text:p>9</text:p>
          </table:table-cell>
          <table:table-cell table:style-name="ce4" table:formula="of:=IF(AND([.$B932]&gt;=[.$J$2];[.$B932]&lt;=[.$J$3]);[.$A932];&quot;zzz&quot;)" office:value-type="string" office:string-value="zzz" calcext:value-type="string">
            <text:p>zzz</text:p>
          </table:table-cell>
          <table:table-cell table:style-name="ce4" table:formula="of:=IF([.$C932]=&quot;zzz&quot;;&quot;&quot;;COUNTIF([.$C$3:.$C$1002];&quot;&lt;&quot;&amp;[.$C932]))">
            <text:p/>
          </table:table-cell>
          <table:table-cell table:style-name="ce4" table:formula="of:=IF(ISNA(MATCH(ROW([.$D931])-1;[.$D$1:.$D$1048576];0));&quot;&quot;;INDEX([.$C$3:.$C$1002];MATCH(ROW([.$D931])-1;[.$D$1:.$D$1048576];0)))">
            <text:p/>
          </table:table-cell>
          <table:table-cell table:style-name="ce4"/>
          <table:table-cell table:style-name="ce4" table:formula="of:=IF([.$F932]=&quot;&quot;;&quot;&quot;;IF(LEFT([.$F931];1)&lt;&gt;&quot;^&quot;;&quot;&quot;;&quot;[&quot;)&amp;CHAR(34)&amp;[.$F932]&amp;CHAR(34)&amp;IF([.$F93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fferent</text:p>
          </table:table-cell>
          <table:table-cell table:style-name="ce4" table:formula="of:=LEN([.A933])" office:value-type="float" office:value="9" calcext:value-type="float">
            <text:p>9</text:p>
          </table:table-cell>
          <table:table-cell table:style-name="ce4" table:formula="of:=IF(AND([.$B933]&gt;=[.$J$2];[.$B933]&lt;=[.$J$3]);[.$A933];&quot;zzz&quot;)" office:value-type="string" office:string-value="zzz" calcext:value-type="string">
            <text:p>zzz</text:p>
          </table:table-cell>
          <table:table-cell table:style-name="ce4" table:formula="of:=IF([.$C933]=&quot;zzz&quot;;&quot;&quot;;COUNTIF([.$C$3:.$C$1002];&quot;&lt;&quot;&amp;[.$C933]))">
            <text:p/>
          </table:table-cell>
          <table:table-cell table:style-name="ce4" table:formula="of:=IF(ISNA(MATCH(ROW([.$D932])-1;[.$D$1:.$D$1048576];0));&quot;&quot;;INDEX([.$C$3:.$C$1002];MATCH(ROW([.$D932])-1;[.$D$1:.$D$1048576];0)))">
            <text:p/>
          </table:table-cell>
          <table:table-cell table:style-name="ce4"/>
          <table:table-cell table:style-name="ce4" table:formula="of:=IF([.$F933]=&quot;&quot;;&quot;&quot;;IF(LEFT([.$F932];1)&lt;&gt;&quot;^&quot;;&quot;&quot;;&quot;[&quot;)&amp;CHAR(34)&amp;[.$F933]&amp;CHAR(34)&amp;IF([.$F93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fficult</text:p>
          </table:table-cell>
          <table:table-cell table:style-name="ce4" table:formula="of:=LEN([.A934])" office:value-type="float" office:value="9" calcext:value-type="float">
            <text:p>9</text:p>
          </table:table-cell>
          <table:table-cell table:style-name="ce4" table:formula="of:=IF(AND([.$B934]&gt;=[.$J$2];[.$B934]&lt;=[.$J$3]);[.$A934];&quot;zzz&quot;)" office:value-type="string" office:string-value="zzz" calcext:value-type="string">
            <text:p>zzz</text:p>
          </table:table-cell>
          <table:table-cell table:style-name="ce4" table:formula="of:=IF([.$C934]=&quot;zzz&quot;;&quot;&quot;;COUNTIF([.$C$3:.$C$1002];&quot;&lt;&quot;&amp;[.$C934]))">
            <text:p/>
          </table:table-cell>
          <table:table-cell table:style-name="ce4" table:formula="of:=IF(ISNA(MATCH(ROW([.$D933])-1;[.$D$1:.$D$1048576];0));&quot;&quot;;INDEX([.$C$3:.$C$1002];MATCH(ROW([.$D933])-1;[.$D$1:.$D$1048576];0)))">
            <text:p/>
          </table:table-cell>
          <table:table-cell table:style-name="ce4"/>
          <table:table-cell table:style-name="ce4" table:formula="of:=IF([.$F934]=&quot;&quot;;&quot;&quot;;IF(LEFT([.$F933];1)&lt;&gt;&quot;^&quot;;&quot;&quot;;&quot;[&quot;)&amp;CHAR(34)&amp;[.$F934]&amp;CHAR(34)&amp;IF([.$F93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rection</text:p>
          </table:table-cell>
          <table:table-cell table:style-name="ce4" table:formula="of:=LEN([.A935])" office:value-type="float" office:value="9" calcext:value-type="float">
            <text:p>9</text:p>
          </table:table-cell>
          <table:table-cell table:style-name="ce4" table:formula="of:=IF(AND([.$B935]&gt;=[.$J$2];[.$B935]&lt;=[.$J$3]);[.$A935];&quot;zzz&quot;)" office:value-type="string" office:string-value="zzz" calcext:value-type="string">
            <text:p>zzz</text:p>
          </table:table-cell>
          <table:table-cell table:style-name="ce4" table:formula="of:=IF([.$C935]=&quot;zzz&quot;;&quot;&quot;;COUNTIF([.$C$3:.$C$1002];&quot;&lt;&quot;&amp;[.$C935]))">
            <text:p/>
          </table:table-cell>
          <table:table-cell table:style-name="ce4" table:formula="of:=IF(ISNA(MATCH(ROW([.$D934])-1;[.$D$1:.$D$1048576];0));&quot;&quot;;INDEX([.$C$3:.$C$1002];MATCH(ROW([.$D934])-1;[.$D$1:.$D$1048576];0)))">
            <text:p/>
          </table:table-cell>
          <table:table-cell table:style-name="ce4"/>
          <table:table-cell table:style-name="ce4" table:formula="of:=IF([.$F935]=&quot;&quot;;&quot;&quot;;IF(LEFT([.$F934];1)&lt;&gt;&quot;^&quot;;&quot;&quot;;&quot;[&quot;)&amp;CHAR(34)&amp;[.$F935]&amp;CHAR(34)&amp;IF([.$F93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ducation</text:p>
          </table:table-cell>
          <table:table-cell table:style-name="ce4" table:formula="of:=LEN([.A936])" office:value-type="float" office:value="9" calcext:value-type="float">
            <text:p>9</text:p>
          </table:table-cell>
          <table:table-cell table:style-name="ce4" table:formula="of:=IF(AND([.$B936]&gt;=[.$J$2];[.$B936]&lt;=[.$J$3]);[.$A936];&quot;zzz&quot;)" office:value-type="string" office:string-value="zzz" calcext:value-type="string">
            <text:p>zzz</text:p>
          </table:table-cell>
          <table:table-cell table:style-name="ce4" table:formula="of:=IF([.$C936]=&quot;zzz&quot;;&quot;&quot;;COUNTIF([.$C$3:.$C$1002];&quot;&lt;&quot;&amp;[.$C936]))">
            <text:p/>
          </table:table-cell>
          <table:table-cell table:style-name="ce4" table:formula="of:=IF(ISNA(MATCH(ROW([.$D935])-1;[.$D$1:.$D$1048576];0));&quot;&quot;;INDEX([.$C$3:.$C$1002];MATCH(ROW([.$D935])-1;[.$D$1:.$D$1048576];0)))">
            <text:p/>
          </table:table-cell>
          <table:table-cell table:style-name="ce4"/>
          <table:table-cell table:style-name="ce4" table:formula="of:=IF([.$F936]=&quot;&quot;;&quot;&quot;;IF(LEFT([.$F935];1)&lt;&gt;&quot;^&quot;;&quot;&quot;;&quot;[&quot;)&amp;CHAR(34)&amp;[.$F936]&amp;CHAR(34)&amp;IF([.$F93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ablish</text:p>
          </table:table-cell>
          <table:table-cell table:style-name="ce4" table:formula="of:=LEN([.A937])" office:value-type="float" office:value="9" calcext:value-type="float">
            <text:p>9</text:p>
          </table:table-cell>
          <table:table-cell table:style-name="ce4" table:formula="of:=IF(AND([.$B937]&gt;=[.$J$2];[.$B937]&lt;=[.$J$3]);[.$A937];&quot;zzz&quot;)" office:value-type="string" office:string-value="zzz" calcext:value-type="string">
            <text:p>zzz</text:p>
          </table:table-cell>
          <table:table-cell table:style-name="ce4" table:formula="of:=IF([.$C937]=&quot;zzz&quot;;&quot;&quot;;COUNTIF([.$C$3:.$C$1002];&quot;&lt;&quot;&amp;[.$C937]))">
            <text:p/>
          </table:table-cell>
          <table:table-cell table:style-name="ce4" table:formula="of:=IF(ISNA(MATCH(ROW([.$D936])-1;[.$D$1:.$D$1048576];0));&quot;&quot;;INDEX([.$C$3:.$C$1002];MATCH(ROW([.$D936])-1;[.$D$1:.$D$1048576];0)))">
            <text:p/>
          </table:table-cell>
          <table:table-cell table:style-name="ce4"/>
          <table:table-cell table:style-name="ce4" table:formula="of:=IF([.$F937]=&quot;&quot;;&quot;&quot;;IF(LEFT([.$F936];1)&lt;&gt;&quot;^&quot;;&quot;&quot;;&quot;[&quot;)&amp;CHAR(34)&amp;[.$F937]&amp;CHAR(34)&amp;IF([.$F93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rybody</text:p>
          </table:table-cell>
          <table:table-cell table:style-name="ce4" table:formula="of:=LEN([.A938])" office:value-type="float" office:value="9" calcext:value-type="float">
            <text:p>9</text:p>
          </table:table-cell>
          <table:table-cell table:style-name="ce4" table:formula="of:=IF(AND([.$B938]&gt;=[.$J$2];[.$B938]&lt;=[.$J$3]);[.$A938];&quot;zzz&quot;)" office:value-type="string" office:string-value="zzz" calcext:value-type="string">
            <text:p>zzz</text:p>
          </table:table-cell>
          <table:table-cell table:style-name="ce4" table:formula="of:=IF([.$C938]=&quot;zzz&quot;;&quot;&quot;;COUNTIF([.$C$3:.$C$1002];&quot;&lt;&quot;&amp;[.$C938]))">
            <text:p/>
          </table:table-cell>
          <table:table-cell table:style-name="ce4" table:formula="of:=IF(ISNA(MATCH(ROW([.$D937])-1;[.$D$1:.$D$1048576];0));&quot;&quot;;INDEX([.$C$3:.$C$1002];MATCH(ROW([.$D937])-1;[.$D$1:.$D$1048576];0)))">
            <text:p/>
          </table:table-cell>
          <table:table-cell table:style-name="ce4"/>
          <table:table-cell table:style-name="ce4" table:formula="of:=IF([.$F938]=&quot;&quot;;&quot;&quot;;IF(LEFT([.$F937];1)&lt;&gt;&quot;^&quot;;&quot;&quot;;&quot;[&quot;)&amp;CHAR(34)&amp;[.$F938]&amp;CHAR(34)&amp;IF([.$F93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ecutive</text:p>
          </table:table-cell>
          <table:table-cell table:style-name="ce4" table:formula="of:=LEN([.A939])" office:value-type="float" office:value="9" calcext:value-type="float">
            <text:p>9</text:p>
          </table:table-cell>
          <table:table-cell table:style-name="ce4" table:formula="of:=IF(AND([.$B939]&gt;=[.$J$2];[.$B939]&lt;=[.$J$3]);[.$A939];&quot;zzz&quot;)" office:value-type="string" office:string-value="zzz" calcext:value-type="string">
            <text:p>zzz</text:p>
          </table:table-cell>
          <table:table-cell table:style-name="ce4" table:formula="of:=IF([.$C939]=&quot;zzz&quot;;&quot;&quot;;COUNTIF([.$C$3:.$C$1002];&quot;&lt;&quot;&amp;[.$C939]))">
            <text:p/>
          </table:table-cell>
          <table:table-cell table:style-name="ce4" table:formula="of:=IF(ISNA(MATCH(ROW([.$D938])-1;[.$D$1:.$D$1048576];0));&quot;&quot;;INDEX([.$C$3:.$C$1002];MATCH(ROW([.$D938])-1;[.$D$1:.$D$1048576];0)))">
            <text:p/>
          </table:table-cell>
          <table:table-cell table:style-name="ce4"/>
          <table:table-cell table:style-name="ce4" table:formula="of:=IF([.$F939]=&quot;&quot;;&quot;&quot;;IF(LEFT([.$F938];1)&lt;&gt;&quot;^&quot;;&quot;&quot;;&quot;[&quot;)&amp;CHAR(34)&amp;[.$F939]&amp;CHAR(34)&amp;IF([.$F94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nancial</text:p>
          </table:table-cell>
          <table:table-cell table:style-name="ce4" table:formula="of:=LEN([.A940])" office:value-type="float" office:value="9" calcext:value-type="float">
            <text:p>9</text:p>
          </table:table-cell>
          <table:table-cell table:style-name="ce4" table:formula="of:=IF(AND([.$B940]&gt;=[.$J$2];[.$B940]&lt;=[.$J$3]);[.$A940];&quot;zzz&quot;)" office:value-type="string" office:string-value="zzz" calcext:value-type="string">
            <text:p>zzz</text:p>
          </table:table-cell>
          <table:table-cell table:style-name="ce4" table:formula="of:=IF([.$C940]=&quot;zzz&quot;;&quot;&quot;;COUNTIF([.$C$3:.$C$1002];&quot;&lt;&quot;&amp;[.$C940]))">
            <text:p/>
          </table:table-cell>
          <table:table-cell table:style-name="ce4" table:formula="of:=IF(ISNA(MATCH(ROW([.$D939])-1;[.$D$1:.$D$1048576];0));&quot;&quot;;INDEX([.$C$3:.$C$1002];MATCH(ROW([.$D939])-1;[.$D$1:.$D$1048576];0)))">
            <text:p/>
          </table:table-cell>
          <table:table-cell table:style-name="ce4"/>
          <table:table-cell table:style-name="ce4" table:formula="of:=IF([.$F940]=&quot;&quot;;&quot;&quot;;IF(LEFT([.$F939];1)&lt;&gt;&quot;^&quot;;&quot;&quot;;&quot;[&quot;)&amp;CHAR(34)&amp;[.$F940]&amp;CHAR(34)&amp;IF([.$F94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ortant</text:p>
          </table:table-cell>
          <table:table-cell table:style-name="ce4" table:formula="of:=LEN([.A941])" office:value-type="float" office:value="9" calcext:value-type="float">
            <text:p>9</text:p>
          </table:table-cell>
          <table:table-cell table:style-name="ce4" table:formula="of:=IF(AND([.$B941]&gt;=[.$J$2];[.$B941]&lt;=[.$J$3]);[.$A941];&quot;zzz&quot;)" office:value-type="string" office:string-value="zzz" calcext:value-type="string">
            <text:p>zzz</text:p>
          </table:table-cell>
          <table:table-cell table:style-name="ce4" table:formula="of:=IF([.$C941]=&quot;zzz&quot;;&quot;&quot;;COUNTIF([.$C$3:.$C$1002];&quot;&lt;&quot;&amp;[.$C941]))">
            <text:p/>
          </table:table-cell>
          <table:table-cell table:style-name="ce4" table:formula="of:=IF(ISNA(MATCH(ROW([.$D940])-1;[.$D$1:.$D$1048576];0));&quot;&quot;;INDEX([.$C$3:.$C$1002];MATCH(ROW([.$D940])-1;[.$D$1:.$D$1048576];0)))">
            <text:p/>
          </table:table-cell>
          <table:table-cell table:style-name="ce4"/>
          <table:table-cell table:style-name="ce4" table:formula="of:=IF([.$F941]=&quot;&quot;;&quot;&quot;;IF(LEFT([.$F940];1)&lt;&gt;&quot;^&quot;;&quot;&quot;;&quot;[&quot;)&amp;CHAR(34)&amp;[.$F941]&amp;CHAR(34)&amp;IF([.$F94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cluding</text:p>
          </table:table-cell>
          <table:table-cell table:style-name="ce4" table:formula="of:=LEN([.A942])" office:value-type="float" office:value="9" calcext:value-type="float">
            <text:p>9</text:p>
          </table:table-cell>
          <table:table-cell table:style-name="ce4" table:formula="of:=IF(AND([.$B942]&gt;=[.$J$2];[.$B942]&lt;=[.$J$3]);[.$A942];&quot;zzz&quot;)" office:value-type="string" office:string-value="zzz" calcext:value-type="string">
            <text:p>zzz</text:p>
          </table:table-cell>
          <table:table-cell table:style-name="ce4" table:formula="of:=IF([.$C942]=&quot;zzz&quot;;&quot;&quot;;COUNTIF([.$C$3:.$C$1002];&quot;&lt;&quot;&amp;[.$C942]))">
            <text:p/>
          </table:table-cell>
          <table:table-cell table:style-name="ce4" table:formula="of:=IF(ISNA(MATCH(ROW([.$D941])-1;[.$D$1:.$D$1048576];0));&quot;&quot;;INDEX([.$C$3:.$C$1002];MATCH(ROW([.$D941])-1;[.$D$1:.$D$1048576];0)))">
            <text:p/>
          </table:table-cell>
          <table:table-cell table:style-name="ce4"/>
          <table:table-cell table:style-name="ce4" table:formula="of:=IF([.$F942]=&quot;&quot;;&quot;&quot;;IF(LEFT([.$F941];1)&lt;&gt;&quot;^&quot;;&quot;&quot;;&quot;[&quot;)&amp;CHAR(34)&amp;[.$F942]&amp;CHAR(34)&amp;IF([.$F94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erview</text:p>
          </table:table-cell>
          <table:table-cell table:style-name="ce4" table:formula="of:=LEN([.A943])" office:value-type="float" office:value="9" calcext:value-type="float">
            <text:p>9</text:p>
          </table:table-cell>
          <table:table-cell table:style-name="ce4" table:formula="of:=IF(AND([.$B943]&gt;=[.$J$2];[.$B943]&lt;=[.$J$3]);[.$A943];&quot;zzz&quot;)" office:value-type="string" office:string-value="zzz" calcext:value-type="string">
            <text:p>zzz</text:p>
          </table:table-cell>
          <table:table-cell table:style-name="ce4" table:formula="of:=IF([.$C943]=&quot;zzz&quot;;&quot;&quot;;COUNTIF([.$C$3:.$C$1002];&quot;&lt;&quot;&amp;[.$C943]))">
            <text:p/>
          </table:table-cell>
          <table:table-cell table:style-name="ce4" table:formula="of:=IF(ISNA(MATCH(ROW([.$D942])-1;[.$D$1:.$D$1048576];0));&quot;&quot;;INDEX([.$C$3:.$C$1002];MATCH(ROW([.$D942])-1;[.$D$1:.$D$1048576];0)))">
            <text:p/>
          </table:table-cell>
          <table:table-cell table:style-name="ce4"/>
          <table:table-cell table:style-name="ce4" table:formula="of:=IF([.$F943]=&quot;&quot;;&quot;&quot;;IF(LEFT([.$F942];1)&lt;&gt;&quot;^&quot;;&quot;&quot;;&quot;[&quot;)&amp;CHAR(34)&amp;[.$F943]&amp;CHAR(34)&amp;IF([.$F94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nowledge</text:p>
          </table:table-cell>
          <table:table-cell table:style-name="ce4" table:formula="of:=LEN([.A944])" office:value-type="float" office:value="9" calcext:value-type="float">
            <text:p>9</text:p>
          </table:table-cell>
          <table:table-cell table:style-name="ce4" table:formula="of:=IF(AND([.$B944]&gt;=[.$J$2];[.$B944]&lt;=[.$J$3]);[.$A944];&quot;zzz&quot;)" office:value-type="string" office:string-value="zzz" calcext:value-type="string">
            <text:p>zzz</text:p>
          </table:table-cell>
          <table:table-cell table:style-name="ce4" table:formula="of:=IF([.$C944]=&quot;zzz&quot;;&quot;&quot;;COUNTIF([.$C$3:.$C$1002];&quot;&lt;&quot;&amp;[.$C944]))">
            <text:p/>
          </table:table-cell>
          <table:table-cell table:style-name="ce4" table:formula="of:=IF(ISNA(MATCH(ROW([.$D943])-1;[.$D$1:.$D$1048576];0));&quot;&quot;;INDEX([.$C$3:.$C$1002];MATCH(ROW([.$D943])-1;[.$D$1:.$D$1048576];0)))">
            <text:p/>
          </table:table-cell>
          <table:table-cell table:style-name="ce4"/>
          <table:table-cell table:style-name="ce4" table:formula="of:=IF([.$F944]=&quot;&quot;;&quot;&quot;;IF(LEFT([.$F943];1)&lt;&gt;&quot;^&quot;;&quot;&quot;;&quot;[&quot;)&amp;CHAR(34)&amp;[.$F944]&amp;CHAR(34)&amp;IF([.$F94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cessary</text:p>
          </table:table-cell>
          <table:table-cell table:style-name="ce4" table:formula="of:=LEN([.A945])" office:value-type="float" office:value="9" calcext:value-type="float">
            <text:p>9</text:p>
          </table:table-cell>
          <table:table-cell table:style-name="ce4" table:formula="of:=IF(AND([.$B945]&gt;=[.$J$2];[.$B945]&lt;=[.$J$3]);[.$A945];&quot;zzz&quot;)" office:value-type="string" office:string-value="zzz" calcext:value-type="string">
            <text:p>zzz</text:p>
          </table:table-cell>
          <table:table-cell table:style-name="ce4" table:formula="of:=IF([.$C945]=&quot;zzz&quot;;&quot;&quot;;COUNTIF([.$C$3:.$C$1002];&quot;&lt;&quot;&amp;[.$C945]))">
            <text:p/>
          </table:table-cell>
          <table:table-cell table:style-name="ce4" table:formula="of:=IF(ISNA(MATCH(ROW([.$D944])-1;[.$D$1:.$D$1048576];0));&quot;&quot;;INDEX([.$C$3:.$C$1002];MATCH(ROW([.$D944])-1;[.$D$1:.$D$1048576];0)))">
            <text:p/>
          </table:table-cell>
          <table:table-cell table:style-name="ce4"/>
          <table:table-cell table:style-name="ce4" table:formula="of:=IF([.$F945]=&quot;&quot;;&quot;&quot;;IF(LEFT([.$F944];1)&lt;&gt;&quot;^&quot;;&quot;&quot;;&quot;[&quot;)&amp;CHAR(34)&amp;[.$F945]&amp;CHAR(34)&amp;IF([.$F94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wspaper</text:p>
          </table:table-cell>
          <table:table-cell table:style-name="ce4" table:formula="of:=LEN([.A946])" office:value-type="float" office:value="9" calcext:value-type="float">
            <text:p>9</text:p>
          </table:table-cell>
          <table:table-cell table:style-name="ce4" table:formula="of:=IF(AND([.$B946]&gt;=[.$J$2];[.$B946]&lt;=[.$J$3]);[.$A946];&quot;zzz&quot;)" office:value-type="string" office:string-value="zzz" calcext:value-type="string">
            <text:p>zzz</text:p>
          </table:table-cell>
          <table:table-cell table:style-name="ce4" table:formula="of:=IF([.$C946]=&quot;zzz&quot;;&quot;&quot;;COUNTIF([.$C$3:.$C$1002];&quot;&lt;&quot;&amp;[.$C946]))">
            <text:p/>
          </table:table-cell>
          <table:table-cell table:style-name="ce4" table:formula="of:=IF(ISNA(MATCH(ROW([.$D945])-1;[.$D$1:.$D$1048576];0));&quot;&quot;;INDEX([.$C$3:.$C$1002];MATCH(ROW([.$D945])-1;[.$D$1:.$D$1048576];0)))">
            <text:p/>
          </table:table-cell>
          <table:table-cell table:style-name="ce4"/>
          <table:table-cell table:style-name="ce4" table:formula="of:=IF([.$F946]=&quot;&quot;;&quot;&quot;;IF(LEFT([.$F945];1)&lt;&gt;&quot;^&quot;;&quot;&quot;;&quot;[&quot;)&amp;CHAR(34)&amp;[.$F946]&amp;CHAR(34)&amp;IF([.$F94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ration</text:p>
          </table:table-cell>
          <table:table-cell table:style-name="ce4" table:formula="of:=LEN([.A947])" office:value-type="float" office:value="9" calcext:value-type="float">
            <text:p>9</text:p>
          </table:table-cell>
          <table:table-cell table:style-name="ce4" table:formula="of:=IF(AND([.$B947]&gt;=[.$J$2];[.$B947]&lt;=[.$J$3]);[.$A947];&quot;zzz&quot;)" office:value-type="string" office:string-value="zzz" calcext:value-type="string">
            <text:p>zzz</text:p>
          </table:table-cell>
          <table:table-cell table:style-name="ce4" table:formula="of:=IF([.$C947]=&quot;zzz&quot;;&quot;&quot;;COUNTIF([.$C$3:.$C$1002];&quot;&lt;&quot;&amp;[.$C947]))">
            <text:p/>
          </table:table-cell>
          <table:table-cell table:style-name="ce4" table:formula="of:=IF(ISNA(MATCH(ROW([.$D946])-1;[.$D$1:.$D$1048576];0));&quot;&quot;;INDEX([.$C$3:.$C$1002];MATCH(ROW([.$D946])-1;[.$D$1:.$D$1048576];0)))">
            <text:p/>
          </table:table-cell>
          <table:table-cell table:style-name="ce4"/>
          <table:table-cell table:style-name="ce4" table:formula="of:=IF([.$F947]=&quot;&quot;;&quot;&quot;;IF(LEFT([.$F946];1)&lt;&gt;&quot;^&quot;;&quot;&quot;;&quot;[&quot;)&amp;CHAR(34)&amp;[.$F947]&amp;CHAR(34)&amp;IF([.$F94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tical</text:p>
          </table:table-cell>
          <table:table-cell table:style-name="ce4" table:formula="of:=LEN([.A948])" office:value-type="float" office:value="9" calcext:value-type="float">
            <text:p>9</text:p>
          </table:table-cell>
          <table:table-cell table:style-name="ce4" table:formula="of:=IF(AND([.$B948]&gt;=[.$J$2];[.$B948]&lt;=[.$J$3]);[.$A948];&quot;zzz&quot;)" office:value-type="string" office:string-value="zzz" calcext:value-type="string">
            <text:p>zzz</text:p>
          </table:table-cell>
          <table:table-cell table:style-name="ce4" table:formula="of:=IF([.$C948]=&quot;zzz&quot;;&quot;&quot;;COUNTIF([.$C$3:.$C$1002];&quot;&lt;&quot;&amp;[.$C948]))">
            <text:p/>
          </table:table-cell>
          <table:table-cell table:style-name="ce4" table:formula="of:=IF(ISNA(MATCH(ROW([.$D947])-1;[.$D$1:.$D$1048576];0));&quot;&quot;;INDEX([.$C$3:.$C$1002];MATCH(ROW([.$D947])-1;[.$D$1:.$D$1048576];0)))">
            <text:p/>
          </table:table-cell>
          <table:table-cell table:style-name="ce4"/>
          <table:table-cell table:style-name="ce4" table:formula="of:=IF([.$F948]=&quot;&quot;;&quot;&quot;;IF(LEFT([.$F947];1)&lt;&gt;&quot;^&quot;;&quot;&quot;;&quot;[&quot;)&amp;CHAR(34)&amp;[.$F948]&amp;CHAR(34)&amp;IF([.$F94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ce4" table:formula="of:=LEN([.A949])" office:value-type="float" office:value="9" calcext:value-type="float">
            <text:p>9</text:p>
          </table:table-cell>
          <table:table-cell table:style-name="ce4" table:formula="of:=IF(AND([.$B949]&gt;=[.$J$2];[.$B949]&lt;=[.$J$3]);[.$A949];&quot;zzz&quot;)" office:value-type="string" office:string-value="zzz" calcext:value-type="string">
            <text:p>zzz</text:p>
          </table:table-cell>
          <table:table-cell table:style-name="ce4" table:formula="of:=IF([.$C949]=&quot;zzz&quot;;&quot;&quot;;COUNTIF([.$C$3:.$C$1002];&quot;&lt;&quot;&amp;[.$C949]))">
            <text:p/>
          </table:table-cell>
          <table:table-cell table:style-name="ce4" table:formula="of:=IF(ISNA(MATCH(ROW([.$D948])-1;[.$D$1:.$D$1048576];0));&quot;&quot;;INDEX([.$C$3:.$C$1002];MATCH(ROW([.$D948])-1;[.$D$1:.$D$1048576];0)))">
            <text:p/>
          </table:table-cell>
          <table:table-cell table:style-name="ce4"/>
          <table:table-cell table:style-name="ce4" table:formula="of:=IF([.$F949]=&quot;&quot;;&quot;&quot;;IF(LEFT([.$F948];1)&lt;&gt;&quot;^&quot;;&quot;&quot;;&quot;[&quot;)&amp;CHAR(34)&amp;[.$F949]&amp;CHAR(34)&amp;IF([.$F95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fessor</text:p>
          </table:table-cell>
          <table:table-cell table:style-name="ce4" table:formula="of:=LEN([.A950])" office:value-type="float" office:value="9" calcext:value-type="float">
            <text:p>9</text:p>
          </table:table-cell>
          <table:table-cell table:style-name="ce4" table:formula="of:=IF(AND([.$B950]&gt;=[.$J$2];[.$B950]&lt;=[.$J$3]);[.$A950];&quot;zzz&quot;)" office:value-type="string" office:string-value="zzz" calcext:value-type="string">
            <text:p>zzz</text:p>
          </table:table-cell>
          <table:table-cell table:style-name="ce4" table:formula="of:=IF([.$C950]=&quot;zzz&quot;;&quot;&quot;;COUNTIF([.$C$3:.$C$1002];&quot;&lt;&quot;&amp;[.$C950]))">
            <text:p/>
          </table:table-cell>
          <table:table-cell table:style-name="ce4" table:formula="of:=IF(ISNA(MATCH(ROW([.$D949])-1;[.$D$1:.$D$1048576];0));&quot;&quot;;INDEX([.$C$3:.$C$1002];MATCH(ROW([.$D949])-1;[.$D$1:.$D$1048576];0)))">
            <text:p/>
          </table:table-cell>
          <table:table-cell table:style-name="ce4"/>
          <table:table-cell table:style-name="ce4" table:formula="of:=IF([.$F950]=&quot;&quot;;&quot;&quot;;IF(LEFT([.$F949];1)&lt;&gt;&quot;^&quot;;&quot;&quot;;&quot;[&quot;)&amp;CHAR(34)&amp;[.$F950]&amp;CHAR(34)&amp;IF([.$F95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cognize</text:p>
          </table:table-cell>
          <table:table-cell table:style-name="ce4" table:formula="of:=LEN([.A951])" office:value-type="float" office:value="9" calcext:value-type="float">
            <text:p>9</text:p>
          </table:table-cell>
          <table:table-cell table:style-name="ce4" table:formula="of:=IF(AND([.$B951]&gt;=[.$J$2];[.$B951]&lt;=[.$J$3]);[.$A951];&quot;zzz&quot;)" office:value-type="string" office:string-value="zzz" calcext:value-type="string">
            <text:p>zzz</text:p>
          </table:table-cell>
          <table:table-cell table:style-name="ce4" table:formula="of:=IF([.$C951]=&quot;zzz&quot;;&quot;&quot;;COUNTIF([.$C$3:.$C$1002];&quot;&lt;&quot;&amp;[.$C951]))">
            <text:p/>
          </table:table-cell>
          <table:table-cell table:style-name="ce4" table:formula="of:=IF(ISNA(MATCH(ROW([.$D950])-1;[.$D$1:.$D$1048576];0));&quot;&quot;;INDEX([.$C$3:.$C$1002];MATCH(ROW([.$D950])-1;[.$D$1:.$D$1048576];0)))">
            <text:p/>
          </table:table-cell>
          <table:table-cell table:style-name="ce4"/>
          <table:table-cell table:style-name="ce4" table:formula="of:=IF([.$F951]=&quot;&quot;;&quot;&quot;;IF(LEFT([.$F950];1)&lt;&gt;&quot;^&quot;;&quot;&quot;;&quot;[&quot;)&amp;CHAR(34)&amp;[.$F951]&amp;CHAR(34)&amp;IF([.$F95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ligious</text:p>
          </table:table-cell>
          <table:table-cell table:style-name="ce4" table:formula="of:=LEN([.A952])" office:value-type="float" office:value="9" calcext:value-type="float">
            <text:p>9</text:p>
          </table:table-cell>
          <table:table-cell table:style-name="ce4" table:formula="of:=IF(AND([.$B952]&gt;=[.$J$2];[.$B952]&lt;=[.$J$3]);[.$A952];&quot;zzz&quot;)" office:value-type="string" office:string-value="zzz" calcext:value-type="string">
            <text:p>zzz</text:p>
          </table:table-cell>
          <table:table-cell table:style-name="ce4" table:formula="of:=IF([.$C952]=&quot;zzz&quot;;&quot;&quot;;COUNTIF([.$C$3:.$C$1002];&quot;&lt;&quot;&amp;[.$C952]))">
            <text:p/>
          </table:table-cell>
          <table:table-cell table:style-name="ce4" table:formula="of:=IF(ISNA(MATCH(ROW([.$D951])-1;[.$D$1:.$D$1048576];0));&quot;&quot;;INDEX([.$C$3:.$C$1002];MATCH(ROW([.$D951])-1;[.$D$1:.$D$1048576];0)))">
            <text:p/>
          </table:table-cell>
          <table:table-cell table:style-name="ce4"/>
          <table:table-cell table:style-name="ce4" table:formula="of:=IF([.$F952]=&quot;&quot;;&quot;&quot;;IF(LEFT([.$F951];1)&lt;&gt;&quot;^&quot;;&quot;&quot;;&quot;[&quot;)&amp;CHAR(34)&amp;[.$F952]&amp;CHAR(34)&amp;IF([.$F95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present</text:p>
          </table:table-cell>
          <table:table-cell table:style-name="ce4" table:formula="of:=LEN([.A953])" office:value-type="float" office:value="9" calcext:value-type="float">
            <text:p>9</text:p>
          </table:table-cell>
          <table:table-cell table:style-name="ce4" table:formula="of:=IF(AND([.$B953]&gt;=[.$J$2];[.$B953]&lt;=[.$J$3]);[.$A953];&quot;zzz&quot;)" office:value-type="string" office:string-value="zzz" calcext:value-type="string">
            <text:p>zzz</text:p>
          </table:table-cell>
          <table:table-cell table:style-name="ce4" table:formula="of:=IF([.$C953]=&quot;zzz&quot;;&quot;&quot;;COUNTIF([.$C$3:.$C$1002];&quot;&lt;&quot;&amp;[.$C953]))">
            <text:p/>
          </table:table-cell>
          <table:table-cell table:style-name="ce4" table:formula="of:=IF(ISNA(MATCH(ROW([.$D952])-1;[.$D$1:.$D$1048576];0));&quot;&quot;;INDEX([.$C$3:.$C$1002];MATCH(ROW([.$D952])-1;[.$D$1:.$D$1048576];0)))">
            <text:p/>
          </table:table-cell>
          <table:table-cell table:style-name="ce4"/>
          <table:table-cell table:style-name="ce4" table:formula="of:=IF([.$F953]=&quot;&quot;;&quot;&quot;;IF(LEFT([.$F952];1)&lt;&gt;&quot;^&quot;;&quot;&quot;;&quot;[&quot;)&amp;CHAR(34)&amp;[.$F953]&amp;CHAR(34)&amp;IF([.$F95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ientist</text:p>
          </table:table-cell>
          <table:table-cell table:style-name="ce4" table:formula="of:=LEN([.A954])" office:value-type="float" office:value="9" calcext:value-type="float">
            <text:p>9</text:p>
          </table:table-cell>
          <table:table-cell table:style-name="ce4" table:formula="of:=IF(AND([.$B954]&gt;=[.$J$2];[.$B954]&lt;=[.$J$3]);[.$A954];&quot;zzz&quot;)" office:value-type="string" office:string-value="zzz" calcext:value-type="string">
            <text:p>zzz</text:p>
          </table:table-cell>
          <table:table-cell table:style-name="ce4" table:formula="of:=IF([.$C954]=&quot;zzz&quot;;&quot;&quot;;COUNTIF([.$C$3:.$C$1002];&quot;&lt;&quot;&amp;[.$C954]))">
            <text:p/>
          </table:table-cell>
          <table:table-cell table:style-name="ce4" table:formula="of:=IF(ISNA(MATCH(ROW([.$D953])-1;[.$D$1:.$D$1048576];0));&quot;&quot;;INDEX([.$C$3:.$C$1002];MATCH(ROW([.$D953])-1;[.$D$1:.$D$1048576];0)))">
            <text:p/>
          </table:table-cell>
          <table:table-cell table:style-name="ce4"/>
          <table:table-cell table:style-name="ce4" table:formula="of:=IF([.$F954]=&quot;&quot;;&quot;&quot;;IF(LEFT([.$F953];1)&lt;&gt;&quot;^&quot;;&quot;&quot;;&quot;[&quot;)&amp;CHAR(34)&amp;[.$F954]&amp;CHAR(34)&amp;IF([.$F95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tuation</text:p>
          </table:table-cell>
          <table:table-cell table:style-name="ce4" table:formula="of:=LEN([.A955])" office:value-type="float" office:value="9" calcext:value-type="float">
            <text:p>9</text:p>
          </table:table-cell>
          <table:table-cell table:style-name="ce4" table:formula="of:=IF(AND([.$B955]&gt;=[.$J$2];[.$B955]&lt;=[.$J$3]);[.$A955];&quot;zzz&quot;)" office:value-type="string" office:string-value="zzz" calcext:value-type="string">
            <text:p>zzz</text:p>
          </table:table-cell>
          <table:table-cell table:style-name="ce4" table:formula="of:=IF([.$C955]=&quot;zzz&quot;;&quot;&quot;;COUNTIF([.$C$3:.$C$1002];&quot;&lt;&quot;&amp;[.$C955]))">
            <text:p/>
          </table:table-cell>
          <table:table-cell table:style-name="ce4" table:formula="of:=IF(ISNA(MATCH(ROW([.$D954])-1;[.$D$1:.$D$1048576];0));&quot;&quot;;INDEX([.$C$3:.$C$1002];MATCH(ROW([.$D954])-1;[.$D$1:.$D$1048576];0)))">
            <text:p/>
          </table:table-cell>
          <table:table-cell table:style-name="ce4"/>
          <table:table-cell table:style-name="ce4" table:formula="of:=IF([.$F955]=&quot;&quot;;&quot;&quot;;IF(LEFT([.$F954];1)&lt;&gt;&quot;^&quot;;&quot;&quot;;&quot;[&quot;)&amp;CHAR(34)&amp;[.$F955]&amp;CHAR(34)&amp;IF([.$F95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mething</text:p>
          </table:table-cell>
          <table:table-cell table:style-name="ce4" table:formula="of:=LEN([.A956])" office:value-type="float" office:value="9" calcext:value-type="float">
            <text:p>9</text:p>
          </table:table-cell>
          <table:table-cell table:style-name="ce4" table:formula="of:=IF(AND([.$B956]&gt;=[.$J$2];[.$B956]&lt;=[.$J$3]);[.$A956];&quot;zzz&quot;)" office:value-type="string" office:string-value="zzz" calcext:value-type="string">
            <text:p>zzz</text:p>
          </table:table-cell>
          <table:table-cell table:style-name="ce4" table:formula="of:=IF([.$C956]=&quot;zzz&quot;;&quot;&quot;;COUNTIF([.$C$3:.$C$1002];&quot;&lt;&quot;&amp;[.$C956]))">
            <text:p/>
          </table:table-cell>
          <table:table-cell table:style-name="ce4" table:formula="of:=IF(ISNA(MATCH(ROW([.$D955])-1;[.$D$1:.$D$1048576];0));&quot;&quot;;INDEX([.$C$3:.$C$1002];MATCH(ROW([.$D955])-1;[.$D$1:.$D$1048576];0)))">
            <text:p/>
          </table:table-cell>
          <table:table-cell table:style-name="ce4"/>
          <table:table-cell table:style-name="ce4" table:formula="of:=IF([.$F956]=&quot;&quot;;&quot;&quot;;IF(LEFT([.$F955];1)&lt;&gt;&quot;^&quot;;&quot;&quot;;&quot;[&quot;)&amp;CHAR(34)&amp;[.$F956]&amp;CHAR(34)&amp;IF([.$F95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metimes</text:p>
          </table:table-cell>
          <table:table-cell table:style-name="ce4" table:formula="of:=LEN([.A957])" office:value-type="float" office:value="9" calcext:value-type="float">
            <text:p>9</text:p>
          </table:table-cell>
          <table:table-cell table:style-name="ce4" table:formula="of:=IF(AND([.$B957]&gt;=[.$J$2];[.$B957]&lt;=[.$J$3]);[.$A957];&quot;zzz&quot;)" office:value-type="string" office:string-value="zzz" calcext:value-type="string">
            <text:p>zzz</text:p>
          </table:table-cell>
          <table:table-cell table:style-name="ce4" table:formula="of:=IF([.$C957]=&quot;zzz&quot;;&quot;&quot;;COUNTIF([.$C$3:.$C$1002];&quot;&lt;&quot;&amp;[.$C957]))">
            <text:p/>
          </table:table-cell>
          <table:table-cell table:style-name="ce4" table:formula="of:=IF(ISNA(MATCH(ROW([.$D956])-1;[.$D$1:.$D$1048576];0));&quot;&quot;;INDEX([.$C$3:.$C$1002];MATCH(ROW([.$D956])-1;[.$D$1:.$D$1048576];0)))">
            <text:p/>
          </table:table-cell>
          <table:table-cell table:style-name="ce4"/>
          <table:table-cell table:style-name="ce4" table:formula="of:=IF([.$F957]=&quot;&quot;;&quot;&quot;;IF(LEFT([.$F956];1)&lt;&gt;&quot;^&quot;;&quot;&quot;;&quot;[&quot;)&amp;CHAR(34)&amp;[.$F957]&amp;CHAR(34)&amp;IF([.$F95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ement</text:p>
          </table:table-cell>
          <table:table-cell table:style-name="ce4" table:formula="of:=LEN([.A958])" office:value-type="float" office:value="9" calcext:value-type="float">
            <text:p>9</text:p>
          </table:table-cell>
          <table:table-cell table:style-name="ce4" table:formula="of:=IF(AND([.$B958]&gt;=[.$J$2];[.$B958]&lt;=[.$J$3]);[.$A958];&quot;zzz&quot;)" office:value-type="string" office:string-value="zzz" calcext:value-type="string">
            <text:p>zzz</text:p>
          </table:table-cell>
          <table:table-cell table:style-name="ce4" table:formula="of:=IF([.$C958]=&quot;zzz&quot;;&quot;&quot;;COUNTIF([.$C$3:.$C$1002];&quot;&lt;&quot;&amp;[.$C958]))">
            <text:p/>
          </table:table-cell>
          <table:table-cell table:style-name="ce4" table:formula="of:=IF(ISNA(MATCH(ROW([.$D957])-1;[.$D$1:.$D$1048576];0));&quot;&quot;;INDEX([.$C$3:.$C$1002];MATCH(ROW([.$D957])-1;[.$D$1:.$D$1048576];0)))">
            <text:p/>
          </table:table-cell>
          <table:table-cell table:style-name="ce4"/>
          <table:table-cell table:style-name="ce4" table:formula="of:=IF([.$F958]=&quot;&quot;;&quot;&quot;;IF(LEFT([.$F957];1)&lt;&gt;&quot;^&quot;;&quot;&quot;;&quot;[&quot;)&amp;CHAR(34)&amp;[.$F958]&amp;CHAR(34)&amp;IF([.$F95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ructure</text:p>
          </table:table-cell>
          <table:table-cell table:style-name="ce4" table:formula="of:=LEN([.A959])" office:value-type="float" office:value="9" calcext:value-type="float">
            <text:p>9</text:p>
          </table:table-cell>
          <table:table-cell table:style-name="ce4" table:formula="of:=IF(AND([.$B959]&gt;=[.$J$2];[.$B959]&lt;=[.$J$3]);[.$A959];&quot;zzz&quot;)" office:value-type="string" office:string-value="zzz" calcext:value-type="string">
            <text:p>zzz</text:p>
          </table:table-cell>
          <table:table-cell table:style-name="ce4" table:formula="of:=IF([.$C959]=&quot;zzz&quot;;&quot;&quot;;COUNTIF([.$C$3:.$C$1002];&quot;&lt;&quot;&amp;[.$C959]))">
            <text:p/>
          </table:table-cell>
          <table:table-cell table:style-name="ce4" table:formula="of:=IF(ISNA(MATCH(ROW([.$D958])-1;[.$D$1:.$D$1048576];0));&quot;&quot;;INDEX([.$C$3:.$C$1002];MATCH(ROW([.$D958])-1;[.$D$1:.$D$1048576];0)))">
            <text:p/>
          </table:table-cell>
          <table:table-cell table:style-name="ce4"/>
          <table:table-cell table:style-name="ce4" table:formula="of:=IF([.$F959]=&quot;&quot;;&quot;&quot;;IF(LEFT([.$F958];1)&lt;&gt;&quot;^&quot;;&quot;&quot;;&quot;[&quot;)&amp;CHAR(34)&amp;[.$F959]&amp;CHAR(34)&amp;IF([.$F96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eatment</text:p>
          </table:table-cell>
          <table:table-cell table:style-name="ce4" table:formula="of:=LEN([.A960])" office:value-type="float" office:value="9" calcext:value-type="float">
            <text:p>9</text:p>
          </table:table-cell>
          <table:table-cell table:style-name="ce4" table:formula="of:=IF(AND([.$B960]&gt;=[.$J$2];[.$B960]&lt;=[.$J$3]);[.$A960];&quot;zzz&quot;)" office:value-type="string" office:string-value="zzz" calcext:value-type="string">
            <text:p>zzz</text:p>
          </table:table-cell>
          <table:table-cell table:style-name="ce4" table:formula="of:=IF([.$C960]=&quot;zzz&quot;;&quot;&quot;;COUNTIF([.$C$3:.$C$1002];&quot;&lt;&quot;&amp;[.$C960]))">
            <text:p/>
          </table:table-cell>
          <table:table-cell table:style-name="ce4" table:formula="of:=IF(ISNA(MATCH(ROW([.$D959])-1;[.$D$1:.$D$1048576];0));&quot;&quot;;INDEX([.$C$3:.$C$1002];MATCH(ROW([.$D959])-1;[.$D$1:.$D$1048576];0)))">
            <text:p/>
          </table:table-cell>
          <table:table-cell table:style-name="ce4"/>
          <table:table-cell table:style-name="ce4" table:formula="of:=IF([.$F960]=&quot;&quot;;&quot;&quot;;IF(LEFT([.$F959];1)&lt;&gt;&quot;^&quot;;&quot;&quot;;&quot;[&quot;)&amp;CHAR(34)&amp;[.$F960]&amp;CHAR(34)&amp;IF([.$F96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llection</text:p>
          </table:table-cell>
          <table:table-cell table:style-name="ce4" table:formula="of:=LEN([.A961])" office:value-type="float" office:value="10" calcext:value-type="float">
            <text:p>10</text:p>
          </table:table-cell>
          <table:table-cell table:style-name="ce4" table:formula="of:=IF(AND([.$B961]&gt;=[.$J$2];[.$B961]&lt;=[.$J$3]);[.$A961];&quot;zzz&quot;)" office:value-type="string" office:string-value="zzz" calcext:value-type="string">
            <text:p>zzz</text:p>
          </table:table-cell>
          <table:table-cell table:style-name="ce4" table:formula="of:=IF([.$C961]=&quot;zzz&quot;;&quot;&quot;;COUNTIF([.$C$3:.$C$1002];&quot;&lt;&quot;&amp;[.$C961]))">
            <text:p/>
          </table:table-cell>
          <table:table-cell table:style-name="ce4" table:formula="of:=IF(ISNA(MATCH(ROW([.$D960])-1;[.$D$1:.$D$1048576];0));&quot;&quot;;INDEX([.$C$3:.$C$1002];MATCH(ROW([.$D960])-1;[.$D$1:.$D$1048576];0)))">
            <text:p/>
          </table:table-cell>
          <table:table-cell table:style-name="ce4"/>
          <table:table-cell table:style-name="ce4" table:formula="of:=IF([.$F961]=&quot;&quot;;&quot;&quot;;IF(LEFT([.$F960];1)&lt;&gt;&quot;^&quot;;&quot;&quot;;&quot;[&quot;)&amp;CHAR(34)&amp;[.$F961]&amp;CHAR(34)&amp;IF([.$F96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4" table:formula="of:=LEN([.A962])" office:value-type="float" office:value="10" calcext:value-type="float">
            <text:p>10</text:p>
          </table:table-cell>
          <table:table-cell table:style-name="ce4" table:formula="of:=IF(AND([.$B962]&gt;=[.$J$2];[.$B962]&lt;=[.$J$3]);[.$A962];&quot;zzz&quot;)" office:value-type="string" office:string-value="zzz" calcext:value-type="string">
            <text:p>zzz</text:p>
          </table:table-cell>
          <table:table-cell table:style-name="ce4" table:formula="of:=IF([.$C962]=&quot;zzz&quot;;&quot;&quot;;COUNTIF([.$C$3:.$C$1002];&quot;&lt;&quot;&amp;[.$C962]))">
            <text:p/>
          </table:table-cell>
          <table:table-cell table:style-name="ce4" table:formula="of:=IF(ISNA(MATCH(ROW([.$D961])-1;[.$D$1:.$D$1048576];0));&quot;&quot;;INDEX([.$C$3:.$C$1002];MATCH(ROW([.$D961])-1;[.$D$1:.$D$1048576];0)))">
            <text:p/>
          </table:table-cell>
          <table:table-cell table:style-name="ce4"/>
          <table:table-cell table:style-name="ce4" table:formula="of:=IF([.$F962]=&quot;&quot;;&quot;&quot;;IF(LEFT([.$F961];1)&lt;&gt;&quot;^&quot;;&quot;&quot;;&quot;[&quot;)&amp;CHAR(34)&amp;[.$F962]&amp;CHAR(34)&amp;IF([.$F96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ference</text:p>
          </table:table-cell>
          <table:table-cell table:style-name="ce4" table:formula="of:=LEN([.A963])" office:value-type="float" office:value="10" calcext:value-type="float">
            <text:p>10</text:p>
          </table:table-cell>
          <table:table-cell table:style-name="ce4" table:formula="of:=IF(AND([.$B963]&gt;=[.$J$2];[.$B963]&lt;=[.$J$3]);[.$A963];&quot;zzz&quot;)" office:value-type="string" office:string-value="zzz" calcext:value-type="string">
            <text:p>zzz</text:p>
          </table:table-cell>
          <table:table-cell table:style-name="ce4" table:formula="of:=IF([.$C963]=&quot;zzz&quot;;&quot;&quot;;COUNTIF([.$C$3:.$C$1002];&quot;&lt;&quot;&amp;[.$C963]))">
            <text:p/>
          </table:table-cell>
          <table:table-cell table:style-name="ce4" table:formula="of:=IF(ISNA(MATCH(ROW([.$D962])-1;[.$D$1:.$D$1048576];0));&quot;&quot;;INDEX([.$C$3:.$C$1002];MATCH(ROW([.$D962])-1;[.$D$1:.$D$1048576];0)))">
            <text:p/>
          </table:table-cell>
          <table:table-cell table:style-name="ce4"/>
          <table:table-cell table:style-name="ce4" table:formula="of:=IF([.$F963]=&quot;&quot;;&quot;&quot;;IF(LEFT([.$F962];1)&lt;&gt;&quot;^&quot;;&quot;&quot;;&quot;[&quot;)&amp;CHAR(34)&amp;[.$F963]&amp;CHAR(34)&amp;IF([.$F96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mocratic</text:p>
          </table:table-cell>
          <table:table-cell table:style-name="ce4" table:formula="of:=LEN([.A964])" office:value-type="float" office:value="10" calcext:value-type="float">
            <text:p>10</text:p>
          </table:table-cell>
          <table:table-cell table:style-name="ce4" table:formula="of:=IF(AND([.$B964]&gt;=[.$J$2];[.$B964]&lt;=[.$J$3]);[.$A964];&quot;zzz&quot;)" office:value-type="string" office:string-value="zzz" calcext:value-type="string">
            <text:p>zzz</text:p>
          </table:table-cell>
          <table:table-cell table:style-name="ce4" table:formula="of:=IF([.$C964]=&quot;zzz&quot;;&quot;&quot;;COUNTIF([.$C$3:.$C$1002];&quot;&lt;&quot;&amp;[.$C964]))">
            <text:p/>
          </table:table-cell>
          <table:table-cell table:style-name="ce4" table:formula="of:=IF(ISNA(MATCH(ROW([.$D963])-1;[.$D$1:.$D$1048576];0));&quot;&quot;;INDEX([.$C$3:.$C$1002];MATCH(ROW([.$D963])-1;[.$D$1:.$D$1048576];0)))">
            <text:p/>
          </table:table-cell>
          <table:table-cell table:style-name="ce4"/>
          <table:table-cell table:style-name="ce4" table:formula="of:=IF([.$F964]=&quot;&quot;;&quot;&quot;;IF(LEFT([.$F963];1)&lt;&gt;&quot;^&quot;;&quot;&quot;;&quot;[&quot;)&amp;CHAR(34)&amp;[.$F964]&amp;CHAR(34)&amp;IF([.$F96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fference</text:p>
          </table:table-cell>
          <table:table-cell table:style-name="ce4" table:formula="of:=LEN([.A965])" office:value-type="float" office:value="10" calcext:value-type="float">
            <text:p>10</text:p>
          </table:table-cell>
          <table:table-cell table:style-name="ce4" table:formula="of:=IF(AND([.$B965]&gt;=[.$J$2];[.$B965]&lt;=[.$J$3]);[.$A965];&quot;zzz&quot;)" office:value-type="string" office:string-value="zzz" calcext:value-type="string">
            <text:p>zzz</text:p>
          </table:table-cell>
          <table:table-cell table:style-name="ce4" table:formula="of:=IF([.$C965]=&quot;zzz&quot;;&quot;&quot;;COUNTIF([.$C$3:.$C$1002];&quot;&lt;&quot;&amp;[.$C965]))">
            <text:p/>
          </table:table-cell>
          <table:table-cell table:style-name="ce4" table:formula="of:=IF(ISNA(MATCH(ROW([.$D964])-1;[.$D$1:.$D$1048576];0));&quot;&quot;;INDEX([.$C$3:.$C$1002];MATCH(ROW([.$D964])-1;[.$D$1:.$D$1048576];0)))">
            <text:p/>
          </table:table-cell>
          <table:table-cell table:style-name="ce4"/>
          <table:table-cell table:style-name="ce4" table:formula="of:=IF([.$F965]=&quot;&quot;;&quot;&quot;;IF(LEFT([.$F964];1)&lt;&gt;&quot;^&quot;;&quot;&quot;;&quot;[&quot;)&amp;CHAR(34)&amp;[.$F965]&amp;CHAR(34)&amp;IF([.$F96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cussion</text:p>
          </table:table-cell>
          <table:table-cell table:style-name="ce4" table:formula="of:=LEN([.A966])" office:value-type="float" office:value="10" calcext:value-type="float">
            <text:p>10</text:p>
          </table:table-cell>
          <table:table-cell table:style-name="ce4" table:formula="of:=IF(AND([.$B966]&gt;=[.$J$2];[.$B966]&lt;=[.$J$3]);[.$A966];&quot;zzz&quot;)" office:value-type="string" office:string-value="zzz" calcext:value-type="string">
            <text:p>zzz</text:p>
          </table:table-cell>
          <table:table-cell table:style-name="ce4" table:formula="of:=IF([.$C966]=&quot;zzz&quot;;&quot;&quot;;COUNTIF([.$C$3:.$C$1002];&quot;&lt;&quot;&amp;[.$C966]))">
            <text:p/>
          </table:table-cell>
          <table:table-cell table:style-name="ce4" table:formula="of:=IF(ISNA(MATCH(ROW([.$D965])-1;[.$D$1:.$D$1048576];0));&quot;&quot;;INDEX([.$C$3:.$C$1002];MATCH(ROW([.$D965])-1;[.$D$1:.$D$1048576];0)))">
            <text:p/>
          </table:table-cell>
          <table:table-cell table:style-name="ce4"/>
          <table:table-cell table:style-name="ce4" table:formula="of:=IF([.$F966]=&quot;&quot;;&quot;&quot;;IF(LEFT([.$F965];1)&lt;&gt;&quot;^&quot;;&quot;&quot;;&quot;[&quot;)&amp;CHAR(34)&amp;[.$F966]&amp;CHAR(34)&amp;IF([.$F96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pecially</text:p>
          </table:table-cell>
          <table:table-cell table:style-name="ce4" table:formula="of:=LEN([.A967])" office:value-type="float" office:value="10" calcext:value-type="float">
            <text:p>10</text:p>
          </table:table-cell>
          <table:table-cell table:style-name="ce4" table:formula="of:=IF(AND([.$B967]&gt;=[.$J$2];[.$B967]&lt;=[.$J$3]);[.$A967];&quot;zzz&quot;)" office:value-type="string" office:string-value="zzz" calcext:value-type="string">
            <text:p>zzz</text:p>
          </table:table-cell>
          <table:table-cell table:style-name="ce4" table:formula="of:=IF([.$C967]=&quot;zzz&quot;;&quot;&quot;;COUNTIF([.$C$3:.$C$1002];&quot;&lt;&quot;&amp;[.$C967]))">
            <text:p/>
          </table:table-cell>
          <table:table-cell table:style-name="ce4" table:formula="of:=IF(ISNA(MATCH(ROW([.$D966])-1;[.$D$1:.$D$1048576];0));&quot;&quot;;INDEX([.$C$3:.$C$1002];MATCH(ROW([.$D966])-1;[.$D$1:.$D$1048576];0)))">
            <text:p/>
          </table:table-cell>
          <table:table-cell table:style-name="ce4"/>
          <table:table-cell table:style-name="ce4" table:formula="of:=IF([.$F967]=&quot;&quot;;&quot;&quot;;IF(LEFT([.$F966];1)&lt;&gt;&quot;^&quot;;&quot;&quot;;&quot;[&quot;)&amp;CHAR(34)&amp;[.$F967]&amp;CHAR(34)&amp;IF([.$F96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rything</text:p>
          </table:table-cell>
          <table:table-cell table:style-name="ce4" table:formula="of:=LEN([.A968])" office:value-type="float" office:value="10" calcext:value-type="float">
            <text:p>10</text:p>
          </table:table-cell>
          <table:table-cell table:style-name="ce4" table:formula="of:=IF(AND([.$B968]&gt;=[.$J$2];[.$B968]&lt;=[.$J$3]);[.$A968];&quot;zzz&quot;)" office:value-type="string" office:string-value="zzz" calcext:value-type="string">
            <text:p>zzz</text:p>
          </table:table-cell>
          <table:table-cell table:style-name="ce4" table:formula="of:=IF([.$C968]=&quot;zzz&quot;;&quot;&quot;;COUNTIF([.$C$3:.$C$1002];&quot;&lt;&quot;&amp;[.$C968]))">
            <text:p/>
          </table:table-cell>
          <table:table-cell table:style-name="ce4" table:formula="of:=IF(ISNA(MATCH(ROW([.$D967])-1;[.$D$1:.$D$1048576];0));&quot;&quot;;INDEX([.$C$3:.$C$1002];MATCH(ROW([.$D967])-1;[.$D$1:.$D$1048576];0)))">
            <text:p/>
          </table:table-cell>
          <table:table-cell table:style-name="ce4"/>
          <table:table-cell table:style-name="ce4" table:formula="of:=IF([.$F968]=&quot;&quot;;&quot;&quot;;IF(LEFT([.$F967];1)&lt;&gt;&quot;^&quot;;&quot;&quot;;&quot;[&quot;)&amp;CHAR(34)&amp;[.$F968]&amp;CHAR(34)&amp;IF([.$F96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erience</text:p>
          </table:table-cell>
          <table:table-cell table:style-name="ce4" table:formula="of:=LEN([.A969])" office:value-type="float" office:value="10" calcext:value-type="float">
            <text:p>10</text:p>
          </table:table-cell>
          <table:table-cell table:style-name="ce4" table:formula="of:=IF(AND([.$B969]&gt;=[.$J$2];[.$B969]&lt;=[.$J$3]);[.$A969];&quot;zzz&quot;)" office:value-type="string" office:string-value="zzz" calcext:value-type="string">
            <text:p>zzz</text:p>
          </table:table-cell>
          <table:table-cell table:style-name="ce4" table:formula="of:=IF([.$C969]=&quot;zzz&quot;;&quot;&quot;;COUNTIF([.$C$3:.$C$1002];&quot;&lt;&quot;&amp;[.$C969]))">
            <text:p/>
          </table:table-cell>
          <table:table-cell table:style-name="ce4" table:formula="of:=IF(ISNA(MATCH(ROW([.$D968])-1;[.$D$1:.$D$1048576];0));&quot;&quot;;INDEX([.$C$3:.$C$1002];MATCH(ROW([.$D968])-1;[.$D$1:.$D$1048576];0)))">
            <text:p/>
          </table:table-cell>
          <table:table-cell table:style-name="ce4"/>
          <table:table-cell table:style-name="ce4" table:formula="of:=IF([.$F969]=&quot;&quot;;&quot;&quot;;IF(LEFT([.$F968];1)&lt;&gt;&quot;^&quot;;&quot;&quot;;&quot;[&quot;)&amp;CHAR(34)&amp;[.$F969]&amp;CHAR(34)&amp;IF([.$F97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eration</text:p>
          </table:table-cell>
          <table:table-cell table:style-name="ce4" table:formula="of:=LEN([.A970])" office:value-type="float" office:value="10" calcext:value-type="float">
            <text:p>10</text:p>
          </table:table-cell>
          <table:table-cell table:style-name="ce4" table:formula="of:=IF(AND([.$B970]&gt;=[.$J$2];[.$B970]&lt;=[.$J$3]);[.$A970];&quot;zzz&quot;)" office:value-type="string" office:string-value="zzz" calcext:value-type="string">
            <text:p>zzz</text:p>
          </table:table-cell>
          <table:table-cell table:style-name="ce4" table:formula="of:=IF([.$C970]=&quot;zzz&quot;;&quot;&quot;;COUNTIF([.$C$3:.$C$1002];&quot;&lt;&quot;&amp;[.$C970]))">
            <text:p/>
          </table:table-cell>
          <table:table-cell table:style-name="ce4" table:formula="of:=IF(ISNA(MATCH(ROW([.$D969])-1;[.$D$1:.$D$1048576];0));&quot;&quot;;INDEX([.$C$3:.$C$1002];MATCH(ROW([.$D969])-1;[.$D$1:.$D$1048576];0)))">
            <text:p/>
          </table:table-cell>
          <table:table-cell table:style-name="ce4"/>
          <table:table-cell table:style-name="ce4" table:formula="of:=IF([.$F970]=&quot;&quot;;&quot;&quot;;IF(LEFT([.$F969];1)&lt;&gt;&quot;^&quot;;&quot;&quot;;&quot;[&quot;)&amp;CHAR(34)&amp;[.$F970]&amp;CHAR(34)&amp;IF([.$F97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overnment</text:p>
          </table:table-cell>
          <table:table-cell table:style-name="ce4" table:formula="of:=LEN([.A971])" office:value-type="float" office:value="10" calcext:value-type="float">
            <text:p>10</text:p>
          </table:table-cell>
          <table:table-cell table:style-name="ce4" table:formula="of:=IF(AND([.$B971]&gt;=[.$J$2];[.$B971]&lt;=[.$J$3]);[.$A971];&quot;zzz&quot;)" office:value-type="string" office:string-value="zzz" calcext:value-type="string">
            <text:p>zzz</text:p>
          </table:table-cell>
          <table:table-cell table:style-name="ce4" table:formula="of:=IF([.$C971]=&quot;zzz&quot;;&quot;&quot;;COUNTIF([.$C$3:.$C$1002];&quot;&lt;&quot;&amp;[.$C971]))">
            <text:p/>
          </table:table-cell>
          <table:table-cell table:style-name="ce4" table:formula="of:=IF(ISNA(MATCH(ROW([.$D970])-1;[.$D$1:.$D$1048576];0));&quot;&quot;;INDEX([.$C$3:.$C$1002];MATCH(ROW([.$D970])-1;[.$D$1:.$D$1048576];0)))">
            <text:p/>
          </table:table-cell>
          <table:table-cell table:style-name="ce4"/>
          <table:table-cell table:style-name="ce4" table:formula="of:=IF([.$F971]=&quot;&quot;;&quot;&quot;;IF(LEFT([.$F970];1)&lt;&gt;&quot;^&quot;;&quot;&quot;;&quot;[&quot;)&amp;CHAR(34)&amp;[.$F971]&amp;CHAR(34)&amp;IF([.$F97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dividual</text:p>
          </table:table-cell>
          <table:table-cell table:style-name="ce4" table:formula="of:=LEN([.A972])" office:value-type="float" office:value="10" calcext:value-type="float">
            <text:p>10</text:p>
          </table:table-cell>
          <table:table-cell table:style-name="ce4" table:formula="of:=IF(AND([.$B972]&gt;=[.$J$2];[.$B972]&lt;=[.$J$3]);[.$A972];&quot;zzz&quot;)" office:value-type="string" office:string-value="zzz" calcext:value-type="string">
            <text:p>zzz</text:p>
          </table:table-cell>
          <table:table-cell table:style-name="ce4" table:formula="of:=IF([.$C972]=&quot;zzz&quot;;&quot;&quot;;COUNTIF([.$C$3:.$C$1002];&quot;&lt;&quot;&amp;[.$C972]))">
            <text:p/>
          </table:table-cell>
          <table:table-cell table:style-name="ce4" table:formula="of:=IF(ISNA(MATCH(ROW([.$D971])-1;[.$D$1:.$D$1048576];0));&quot;&quot;;INDEX([.$C$3:.$C$1002];MATCH(ROW([.$D971])-1;[.$D$1:.$D$1048576];0)))">
            <text:p/>
          </table:table-cell>
          <table:table-cell table:style-name="ce4"/>
          <table:table-cell table:style-name="ce4" table:formula="of:=IF([.$F972]=&quot;&quot;;&quot;&quot;;IF(LEFT([.$F971];1)&lt;&gt;&quot;^&quot;;&quot;&quot;;&quot;[&quot;)&amp;CHAR(34)&amp;[.$F972]&amp;CHAR(34)&amp;IF([.$F97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vestment</text:p>
          </table:table-cell>
          <table:table-cell table:style-name="ce4" table:formula="of:=LEN([.A973])" office:value-type="float" office:value="10" calcext:value-type="float">
            <text:p>10</text:p>
          </table:table-cell>
          <table:table-cell table:style-name="ce4" table:formula="of:=IF(AND([.$B973]&gt;=[.$J$2];[.$B973]&lt;=[.$J$3]);[.$A973];&quot;zzz&quot;)" office:value-type="string" office:string-value="zzz" calcext:value-type="string">
            <text:p>zzz</text:p>
          </table:table-cell>
          <table:table-cell table:style-name="ce4" table:formula="of:=IF([.$C973]=&quot;zzz&quot;;&quot;&quot;;COUNTIF([.$C$3:.$C$1002];&quot;&lt;&quot;&amp;[.$C973]))">
            <text:p/>
          </table:table-cell>
          <table:table-cell table:style-name="ce4" table:formula="of:=IF(ISNA(MATCH(ROW([.$D972])-1;[.$D$1:.$D$1048576];0));&quot;&quot;;INDEX([.$C$3:.$C$1002];MATCH(ROW([.$D972])-1;[.$D$1:.$D$1048576];0)))">
            <text:p/>
          </table:table-cell>
          <table:table-cell table:style-name="ce4"/>
          <table:table-cell table:style-name="ce4" table:formula="of:=IF([.$F973]=&quot;&quot;;&quot;&quot;;IF(LEFT([.$F972];1)&lt;&gt;&quot;^&quot;;&quot;&quot;;&quot;[&quot;)&amp;CHAR(34)&amp;[.$F973]&amp;CHAR(34)&amp;IF([.$F97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table:style-name="ce4" table:formula="of:=LEN([.A974])" office:value-type="float" office:value="10" calcext:value-type="float">
            <text:p>10</text:p>
          </table:table-cell>
          <table:table-cell table:style-name="ce4" table:formula="of:=IF(AND([.$B974]&gt;=[.$J$2];[.$B974]&lt;=[.$J$3]);[.$A974];&quot;zzz&quot;)" office:value-type="string" office:string-value="zzz" calcext:value-type="string">
            <text:p>zzz</text:p>
          </table:table-cell>
          <table:table-cell table:style-name="ce4" table:formula="of:=IF([.$C974]=&quot;zzz&quot;;&quot;&quot;;COUNTIF([.$C$3:.$C$1002];&quot;&lt;&quot;&amp;[.$C974]))">
            <text:p/>
          </table:table-cell>
          <table:table-cell table:style-name="ce4" table:formula="of:=IF(ISNA(MATCH(ROW([.$D973])-1;[.$D$1:.$D$1048576];0));&quot;&quot;;INDEX([.$C$3:.$C$1002];MATCH(ROW([.$D973])-1;[.$D$1:.$D$1048576];0)))">
            <text:p/>
          </table:table-cell>
          <table:table-cell table:style-name="ce4"/>
          <table:table-cell table:style-name="ce4" table:formula="of:=IF([.$F974]=&quot;&quot;;&quot;&quot;;IF(LEFT([.$F973];1)&lt;&gt;&quot;^&quot;;&quot;&quot;;&quot;[&quot;)&amp;CHAR(34)&amp;[.$F974]&amp;CHAR(34)&amp;IF([.$F97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icular</text:p>
          </table:table-cell>
          <table:table-cell table:style-name="ce4" table:formula="of:=LEN([.A975])" office:value-type="float" office:value="10" calcext:value-type="float">
            <text:p>10</text:p>
          </table:table-cell>
          <table:table-cell table:style-name="ce4" table:formula="of:=IF(AND([.$B975]&gt;=[.$J$2];[.$B975]&lt;=[.$J$3]);[.$A975];&quot;zzz&quot;)" office:value-type="string" office:string-value="zzz" calcext:value-type="string">
            <text:p>zzz</text:p>
          </table:table-cell>
          <table:table-cell table:style-name="ce4" table:formula="of:=IF([.$C975]=&quot;zzz&quot;;&quot;&quot;;COUNTIF([.$C$3:.$C$1002];&quot;&lt;&quot;&amp;[.$C975]))">
            <text:p/>
          </table:table-cell>
          <table:table-cell table:style-name="ce4" table:formula="of:=IF(ISNA(MATCH(ROW([.$D974])-1;[.$D$1:.$D$1048576];0));&quot;&quot;;INDEX([.$C$3:.$C$1002];MATCH(ROW([.$D974])-1;[.$D$1:.$D$1048576];0)))">
            <text:p/>
          </table:table-cell>
          <table:table-cell table:style-name="ce4"/>
          <table:table-cell table:style-name="ce4" table:formula="of:=IF([.$F975]=&quot;&quot;;&quot;&quot;;IF(LEFT([.$F974];1)&lt;&gt;&quot;^&quot;;&quot;&quot;;&quot;[&quot;)&amp;CHAR(34)&amp;[.$F975]&amp;CHAR(34)&amp;IF([.$F97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pulation</text:p>
          </table:table-cell>
          <table:table-cell table:style-name="ce4" table:formula="of:=LEN([.A976])" office:value-type="float" office:value="10" calcext:value-type="float">
            <text:p>10</text:p>
          </table:table-cell>
          <table:table-cell table:style-name="ce4" table:formula="of:=IF(AND([.$B976]&gt;=[.$J$2];[.$B976]&lt;=[.$J$3]);[.$A976];&quot;zzz&quot;)" office:value-type="string" office:string-value="zzz" calcext:value-type="string">
            <text:p>zzz</text:p>
          </table:table-cell>
          <table:table-cell table:style-name="ce4" table:formula="of:=IF([.$C976]=&quot;zzz&quot;;&quot;&quot;;COUNTIF([.$C$3:.$C$1002];&quot;&lt;&quot;&amp;[.$C976]))">
            <text:p/>
          </table:table-cell>
          <table:table-cell table:style-name="ce4" table:formula="of:=IF(ISNA(MATCH(ROW([.$D975])-1;[.$D$1:.$D$1048576];0));&quot;&quot;;INDEX([.$C$3:.$C$1002];MATCH(ROW([.$D975])-1;[.$D$1:.$D$1048576];0)))">
            <text:p/>
          </table:table-cell>
          <table:table-cell table:style-name="ce4"/>
          <table:table-cell table:style-name="ce4" table:formula="of:=IF([.$F976]=&quot;&quot;;&quot;&quot;;IF(LEFT([.$F975];1)&lt;&gt;&quot;^&quot;;&quot;&quot;;&quot;[&quot;)&amp;CHAR(34)&amp;[.$F976]&amp;CHAR(34)&amp;IF([.$F97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duction</text:p>
          </table:table-cell>
          <table:table-cell table:style-name="ce4" table:formula="of:=LEN([.A977])" office:value-type="float" office:value="10" calcext:value-type="float">
            <text:p>10</text:p>
          </table:table-cell>
          <table:table-cell table:style-name="ce4" table:formula="of:=IF(AND([.$B977]&gt;=[.$J$2];[.$B977]&lt;=[.$J$3]);[.$A977];&quot;zzz&quot;)" office:value-type="string" office:string-value="zzz" calcext:value-type="string">
            <text:p>zzz</text:p>
          </table:table-cell>
          <table:table-cell table:style-name="ce4" table:formula="of:=IF([.$C977]=&quot;zzz&quot;;&quot;&quot;;COUNTIF([.$C$3:.$C$1002];&quot;&lt;&quot;&amp;[.$C977]))">
            <text:p/>
          </table:table-cell>
          <table:table-cell table:style-name="ce4" table:formula="of:=IF(ISNA(MATCH(ROW([.$D976])-1;[.$D$1:.$D$1048576];0));&quot;&quot;;INDEX([.$C$3:.$C$1002];MATCH(ROW([.$D976])-1;[.$D$1:.$D$1048576];0)))">
            <text:p/>
          </table:table-cell>
          <table:table-cell table:style-name="ce4"/>
          <table:table-cell table:style-name="ce4" table:formula="of:=IF([.$F977]=&quot;&quot;;&quot;&quot;;IF(LEFT([.$F976];1)&lt;&gt;&quot;^&quot;;&quot;&quot;;&quot;[&quot;)&amp;CHAR(34)&amp;[.$F977]&amp;CHAR(34)&amp;IF([.$F97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publican</text:p>
          </table:table-cell>
          <table:table-cell table:style-name="ce4" table:formula="of:=LEN([.A978])" office:value-type="float" office:value="10" calcext:value-type="float">
            <text:p>10</text:p>
          </table:table-cell>
          <table:table-cell table:style-name="ce4" table:formula="of:=IF(AND([.$B978]&gt;=[.$J$2];[.$B978]&lt;=[.$J$3]);[.$A978];&quot;zzz&quot;)" office:value-type="string" office:string-value="zzz" calcext:value-type="string">
            <text:p>zzz</text:p>
          </table:table-cell>
          <table:table-cell table:style-name="ce4" table:formula="of:=IF([.$C978]=&quot;zzz&quot;;&quot;&quot;;COUNTIF([.$C$3:.$C$1002];&quot;&lt;&quot;&amp;[.$C978]))">
            <text:p/>
          </table:table-cell>
          <table:table-cell table:style-name="ce4" table:formula="of:=IF(ISNA(MATCH(ROW([.$D977])-1;[.$D$1:.$D$1048576];0));&quot;&quot;;INDEX([.$C$3:.$C$1002];MATCH(ROW([.$D977])-1;[.$D$1:.$D$1048576];0)))">
            <text:p/>
          </table:table-cell>
          <table:table-cell table:style-name="ce4"/>
          <table:table-cell table:style-name="ce4" table:formula="of:=IF([.$F978]=&quot;&quot;;&quot;&quot;;IF(LEFT([.$F977];1)&lt;&gt;&quot;^&quot;;&quot;&quot;;&quot;[&quot;)&amp;CHAR(34)&amp;[.$F978]&amp;CHAR(34)&amp;IF([.$F97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ccessful</text:p>
          </table:table-cell>
          <table:table-cell table:style-name="ce4" table:formula="of:=LEN([.A979])" office:value-type="float" office:value="10" calcext:value-type="float">
            <text:p>10</text:p>
          </table:table-cell>
          <table:table-cell table:style-name="ce4" table:formula="of:=IF(AND([.$B979]&gt;=[.$J$2];[.$B979]&lt;=[.$J$3]);[.$A979];&quot;zzz&quot;)" office:value-type="string" office:string-value="zzz" calcext:value-type="string">
            <text:p>zzz</text:p>
          </table:table-cell>
          <table:table-cell table:style-name="ce4" table:formula="of:=IF([.$C979]=&quot;zzz&quot;;&quot;&quot;;COUNTIF([.$C$3:.$C$1002];&quot;&lt;&quot;&amp;[.$C979]))">
            <text:p/>
          </table:table-cell>
          <table:table-cell table:style-name="ce4" table:formula="of:=IF(ISNA(MATCH(ROW([.$D978])-1;[.$D$1:.$D$1048576];0));&quot;&quot;;INDEX([.$C$3:.$C$1002];MATCH(ROW([.$D978])-1;[.$D$1:.$D$1048576];0)))">
            <text:p/>
          </table:table-cell>
          <table:table-cell table:style-name="ce4"/>
          <table:table-cell table:style-name="ce4" table:formula="of:=IF([.$F979]=&quot;&quot;;&quot;&quot;;IF(LEFT([.$F978];1)&lt;&gt;&quot;^&quot;;&quot;&quot;;&quot;[&quot;)&amp;CHAR(34)&amp;[.$F979]&amp;CHAR(34)&amp;IF([.$F98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chnology</text:p>
          </table:table-cell>
          <table:table-cell table:style-name="ce4" table:formula="of:=LEN([.A980])" office:value-type="float" office:value="10" calcext:value-type="float">
            <text:p>10</text:p>
          </table:table-cell>
          <table:table-cell table:style-name="ce4" table:formula="of:=IF(AND([.$B980]&gt;=[.$J$2];[.$B980]&lt;=[.$J$3]);[.$A980];&quot;zzz&quot;)" office:value-type="string" office:string-value="zzz" calcext:value-type="string">
            <text:p>zzz</text:p>
          </table:table-cell>
          <table:table-cell table:style-name="ce4" table:formula="of:=IF([.$C980]=&quot;zzz&quot;;&quot;&quot;;COUNTIF([.$C$3:.$C$1002];&quot;&lt;&quot;&amp;[.$C980]))">
            <text:p/>
          </table:table-cell>
          <table:table-cell table:style-name="ce4" table:formula="of:=IF(ISNA(MATCH(ROW([.$D979])-1;[.$D$1:.$D$1048576];0));&quot;&quot;;INDEX([.$C$3:.$C$1002];MATCH(ROW([.$D979])-1;[.$D$1:.$D$1048576];0)))">
            <text:p/>
          </table:table-cell>
          <table:table-cell table:style-name="ce4"/>
          <table:table-cell table:style-name="ce4" table:formula="of:=IF([.$F980]=&quot;&quot;;&quot;&quot;;IF(LEFT([.$F979];1)&lt;&gt;&quot;^&quot;;&quot;&quot;;&quot;[&quot;)&amp;CHAR(34)&amp;[.$F980]&amp;CHAR(34)&amp;IF([.$F98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levision</text:p>
          </table:table-cell>
          <table:table-cell table:style-name="ce4" table:formula="of:=LEN([.A981])" office:value-type="float" office:value="10" calcext:value-type="float">
            <text:p>10</text:p>
          </table:table-cell>
          <table:table-cell table:style-name="ce4" table:formula="of:=IF(AND([.$B981]&gt;=[.$J$2];[.$B981]&lt;=[.$J$3]);[.$A981];&quot;zzz&quot;)" office:value-type="string" office:string-value="zzz" calcext:value-type="string">
            <text:p>zzz</text:p>
          </table:table-cell>
          <table:table-cell table:style-name="ce4" table:formula="of:=IF([.$C981]=&quot;zzz&quot;;&quot;&quot;;COUNTIF([.$C$3:.$C$1002];&quot;&lt;&quot;&amp;[.$C981]))">
            <text:p/>
          </table:table-cell>
          <table:table-cell table:style-name="ce4" table:formula="of:=IF(ISNA(MATCH(ROW([.$D980])-1;[.$D$1:.$D$1048576];0));&quot;&quot;;INDEX([.$C$3:.$C$1002];MATCH(ROW([.$D980])-1;[.$D$1:.$D$1048576];0)))">
            <text:p/>
          </table:table-cell>
          <table:table-cell table:style-name="ce4"/>
          <table:table-cell table:style-name="ce4" table:formula="of:=IF([.$F981]=&quot;&quot;;&quot;&quot;;IF(LEFT([.$F980];1)&lt;&gt;&quot;^&quot;;&quot;&quot;;&quot;[&quot;)&amp;CHAR(34)&amp;[.$F981]&amp;CHAR(34)&amp;IF([.$F98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mselves</text:p>
          </table:table-cell>
          <table:table-cell table:style-name="ce4" table:formula="of:=LEN([.A982])" office:value-type="float" office:value="10" calcext:value-type="float">
            <text:p>10</text:p>
          </table:table-cell>
          <table:table-cell table:style-name="ce4" table:formula="of:=IF(AND([.$B982]&gt;=[.$J$2];[.$B982]&lt;=[.$J$3]);[.$A982];&quot;zzz&quot;)" office:value-type="string" office:string-value="zzz" calcext:value-type="string">
            <text:p>zzz</text:p>
          </table:table-cell>
          <table:table-cell table:style-name="ce4" table:formula="of:=IF([.$C982]=&quot;zzz&quot;;&quot;&quot;;COUNTIF([.$C$3:.$C$1002];&quot;&lt;&quot;&amp;[.$C982]))">
            <text:p/>
          </table:table-cell>
          <table:table-cell table:style-name="ce4" table:formula="of:=IF(ISNA(MATCH(ROW([.$D981])-1;[.$D$1:.$D$1048576];0));&quot;&quot;;INDEX([.$C$3:.$C$1002];MATCH(ROW([.$D981])-1;[.$D$1:.$D$1048576];0)))">
            <text:p/>
          </table:table-cell>
          <table:table-cell table:style-name="ce4"/>
          <table:table-cell table:style-name="ce4" table:formula="of:=IF([.$F982]=&quot;&quot;;&quot;&quot;;IF(LEFT([.$F981];1)&lt;&gt;&quot;^&quot;;&quot;&quot;;&quot;[&quot;)&amp;CHAR(34)&amp;[.$F982]&amp;CHAR(34)&amp;IF([.$F98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roughout</text:p>
          </table:table-cell>
          <table:table-cell table:style-name="ce4" table:formula="of:=LEN([.A983])" office:value-type="float" office:value="10" calcext:value-type="float">
            <text:p>10</text:p>
          </table:table-cell>
          <table:table-cell table:style-name="ce4" table:formula="of:=IF(AND([.$B983]&gt;=[.$J$2];[.$B983]&lt;=[.$J$3]);[.$A983];&quot;zzz&quot;)" office:value-type="string" office:string-value="zzz" calcext:value-type="string">
            <text:p>zzz</text:p>
          </table:table-cell>
          <table:table-cell table:style-name="ce4" table:formula="of:=IF([.$C983]=&quot;zzz&quot;;&quot;&quot;;COUNTIF([.$C$3:.$C$1002];&quot;&lt;&quot;&amp;[.$C983]))">
            <text:p/>
          </table:table-cell>
          <table:table-cell table:style-name="ce4" table:formula="of:=IF(ISNA(MATCH(ROW([.$D982])-1;[.$D$1:.$D$1048576];0));&quot;&quot;;INDEX([.$C$3:.$C$1002];MATCH(ROW([.$D982])-1;[.$D$1:.$D$1048576];0)))">
            <text:p/>
          </table:table-cell>
          <table:table-cell table:style-name="ce4"/>
          <table:table-cell table:style-name="ce4" table:formula="of:=IF([.$F983]=&quot;&quot;;&quot;&quot;;IF(LEFT([.$F982];1)&lt;&gt;&quot;^&quot;;&quot;&quot;;&quot;[&quot;)&amp;CHAR(34)&amp;[.$F983]&amp;CHAR(34)&amp;IF([.$F98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derstand</text:p>
          </table:table-cell>
          <table:table-cell table:style-name="ce4" table:formula="of:=LEN([.A984])" office:value-type="float" office:value="10" calcext:value-type="float">
            <text:p>10</text:p>
          </table:table-cell>
          <table:table-cell table:style-name="ce4" table:formula="of:=IF(AND([.$B984]&gt;=[.$J$2];[.$B984]&lt;=[.$J$3]);[.$A984];&quot;zzz&quot;)" office:value-type="string" office:string-value="zzz" calcext:value-type="string">
            <text:p>zzz</text:p>
          </table:table-cell>
          <table:table-cell table:style-name="ce4" table:formula="of:=IF([.$C984]=&quot;zzz&quot;;&quot;&quot;;COUNTIF([.$C$3:.$C$1002];&quot;&lt;&quot;&amp;[.$C984]))">
            <text:p/>
          </table:table-cell>
          <table:table-cell table:style-name="ce4" table:formula="of:=IF(ISNA(MATCH(ROW([.$D983])-1;[.$D$1:.$D$1048576];0));&quot;&quot;;INDEX([.$C$3:.$C$1002];MATCH(ROW([.$D983])-1;[.$D$1:.$D$1048576];0)))">
            <text:p/>
          </table:table-cell>
          <table:table-cell table:style-name="ce4"/>
          <table:table-cell table:style-name="ce4" table:formula="of:=IF([.$F984]=&quot;&quot;;&quot;&quot;;IF(LEFT([.$F983];1)&lt;&gt;&quot;^&quot;;&quot;&quot;;&quot;[&quot;)&amp;CHAR(34)&amp;[.$F984]&amp;CHAR(34)&amp;IF([.$F98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4" table:formula="of:=LEN([.A985])" office:value-type="float" office:value="11" calcext:value-type="float">
            <text:p>11</text:p>
          </table:table-cell>
          <table:table-cell table:style-name="ce4" table:formula="of:=IF(AND([.$B985]&gt;=[.$J$2];[.$B985]&lt;=[.$J$3]);[.$A985];&quot;zzz&quot;)" office:value-type="string" office:string-value="zzz" calcext:value-type="string">
            <text:p>zzz</text:p>
          </table:table-cell>
          <table:table-cell table:style-name="ce4" table:formula="of:=IF([.$C985]=&quot;zzz&quot;;&quot;&quot;;COUNTIF([.$C$3:.$C$1002];&quot;&lt;&quot;&amp;[.$C985]))">
            <text:p/>
          </table:table-cell>
          <table:table-cell table:style-name="ce4" table:formula="of:=IF(ISNA(MATCH(ROW([.$D984])-1;[.$D$1:.$D$1048576];0));&quot;&quot;;INDEX([.$C$3:.$C$1002];MATCH(ROW([.$D984])-1;[.$D$1:.$D$1048576];0)))">
            <text:p/>
          </table:table-cell>
          <table:table-cell table:style-name="ce4"/>
          <table:table-cell table:style-name="ce4" table:formula="of:=IF([.$F985]=&quot;&quot;;&quot;&quot;;IF(LEFT([.$F984];1)&lt;&gt;&quot;^&quot;;&quot;&quot;;&quot;[&quot;)&amp;CHAR(34)&amp;[.$F985]&amp;CHAR(34)&amp;IF([.$F98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vironment</text:p>
          </table:table-cell>
          <table:table-cell table:style-name="ce4" table:formula="of:=LEN([.A986])" office:value-type="float" office:value="11" calcext:value-type="float">
            <text:p>11</text:p>
          </table:table-cell>
          <table:table-cell table:style-name="ce4" table:formula="of:=IF(AND([.$B986]&gt;=[.$J$2];[.$B986]&lt;=[.$J$3]);[.$A986];&quot;zzz&quot;)" office:value-type="string" office:string-value="zzz" calcext:value-type="string">
            <text:p>zzz</text:p>
          </table:table-cell>
          <table:table-cell table:style-name="ce4" table:formula="of:=IF([.$C986]=&quot;zzz&quot;;&quot;&quot;;COUNTIF([.$C$3:.$C$1002];&quot;&lt;&quot;&amp;[.$C986]))">
            <text:p/>
          </table:table-cell>
          <table:table-cell table:style-name="ce4" table:formula="of:=IF(ISNA(MATCH(ROW([.$D985])-1;[.$D$1:.$D$1048576];0));&quot;&quot;;INDEX([.$C$3:.$C$1002];MATCH(ROW([.$D985])-1;[.$D$1:.$D$1048576];0)))">
            <text:p/>
          </table:table-cell>
          <table:table-cell table:style-name="ce4"/>
          <table:table-cell table:style-name="ce4" table:formula="of:=IF([.$F986]=&quot;&quot;;&quot;&quot;;IF(LEFT([.$F985];1)&lt;&gt;&quot;^&quot;;&quot;&quot;;&quot;[&quot;)&amp;CHAR(34)&amp;[.$F986]&amp;CHAR(34)&amp;IF([.$F98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</text:p>
          </table:table-cell>
          <table:table-cell table:style-name="ce4" table:formula="of:=LEN([.A987])" office:value-type="float" office:value="11" calcext:value-type="float">
            <text:p>11</text:p>
          </table:table-cell>
          <table:table-cell table:style-name="ce4" table:formula="of:=IF(AND([.$B987]&gt;=[.$J$2];[.$B987]&lt;=[.$J$3]);[.$A987];&quot;zzz&quot;)" office:value-type="string" office:string-value="zzz" calcext:value-type="string">
            <text:p>zzz</text:p>
          </table:table-cell>
          <table:table-cell table:style-name="ce4" table:formula="of:=IF([.$C987]=&quot;zzz&quot;;&quot;&quot;;COUNTIF([.$C$3:.$C$1002];&quot;&lt;&quot;&amp;[.$C987]))">
            <text:p/>
          </table:table-cell>
          <table:table-cell table:style-name="ce4" table:formula="of:=IF(ISNA(MATCH(ROW([.$D986])-1;[.$D$1:.$D$1048576];0));&quot;&quot;;INDEX([.$C$3:.$C$1002];MATCH(ROW([.$D986])-1;[.$D$1:.$D$1048576];0)))">
            <text:p/>
          </table:table-cell>
          <table:table-cell table:style-name="ce4"/>
          <table:table-cell table:style-name="ce4" table:formula="of:=IF([.$F987]=&quot;&quot;;&quot;&quot;;IF(LEFT([.$F986];1)&lt;&gt;&quot;^&quot;;&quot;&quot;;&quot;[&quot;)&amp;CHAR(34)&amp;[.$F987]&amp;CHAR(34)&amp;IF([.$F98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titution</text:p>
          </table:table-cell>
          <table:table-cell table:style-name="ce4" table:formula="of:=LEN([.A988])" office:value-type="float" office:value="11" calcext:value-type="float">
            <text:p>11</text:p>
          </table:table-cell>
          <table:table-cell table:style-name="ce4" table:formula="of:=IF(AND([.$B988]&gt;=[.$J$2];[.$B988]&lt;=[.$J$3]);[.$A988];&quot;zzz&quot;)" office:value-type="string" office:string-value="zzz" calcext:value-type="string">
            <text:p>zzz</text:p>
          </table:table-cell>
          <table:table-cell table:style-name="ce4" table:formula="of:=IF([.$C988]=&quot;zzz&quot;;&quot;&quot;;COUNTIF([.$C$3:.$C$1002];&quot;&lt;&quot;&amp;[.$C988]))">
            <text:p/>
          </table:table-cell>
          <table:table-cell table:style-name="ce4" table:formula="of:=IF(ISNA(MATCH(ROW([.$D987])-1;[.$D$1:.$D$1048576];0));&quot;&quot;;INDEX([.$C$3:.$C$1002];MATCH(ROW([.$D987])-1;[.$D$1:.$D$1048576];0)))">
            <text:p/>
          </table:table-cell>
          <table:table-cell table:style-name="ce4"/>
          <table:table-cell table:style-name="ce4" table:formula="of:=IF([.$F988]=&quot;&quot;;&quot;&quot;;IF(LEFT([.$F987];1)&lt;&gt;&quot;^&quot;;&quot;&quot;;&quot;[&quot;)&amp;CHAR(34)&amp;[.$F988]&amp;CHAR(34)&amp;IF([.$F98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eresting</text:p>
          </table:table-cell>
          <table:table-cell table:style-name="ce4" table:formula="of:=LEN([.A989])" office:value-type="float" office:value="11" calcext:value-type="float">
            <text:p>11</text:p>
          </table:table-cell>
          <table:table-cell table:style-name="ce4" table:formula="of:=IF(AND([.$B989]&gt;=[.$J$2];[.$B989]&lt;=[.$J$3]);[.$A989];&quot;zzz&quot;)" office:value-type="string" office:string-value="zzz" calcext:value-type="string">
            <text:p>zzz</text:p>
          </table:table-cell>
          <table:table-cell table:style-name="ce4" table:formula="of:=IF([.$C989]=&quot;zzz&quot;;&quot;&quot;;COUNTIF([.$C$3:.$C$1002];&quot;&lt;&quot;&amp;[.$C989]))">
            <text:p/>
          </table:table-cell>
          <table:table-cell table:style-name="ce4" table:formula="of:=IF(ISNA(MATCH(ROW([.$D988])-1;[.$D$1:.$D$1048576];0));&quot;&quot;;INDEX([.$C$3:.$C$1002];MATCH(ROW([.$D988])-1;[.$D$1:.$D$1048576];0)))">
            <text:p/>
          </table:table-cell>
          <table:table-cell table:style-name="ce4"/>
          <table:table-cell table:style-name="ce4" table:formula="of:=IF([.$F989]=&quot;&quot;;&quot;&quot;;IF(LEFT([.$F988];1)&lt;&gt;&quot;^&quot;;&quot;&quot;;&quot;[&quot;)&amp;CHAR(34)&amp;[.$F989]&amp;CHAR(34)&amp;IF([.$F99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portunity</text:p>
          </table:table-cell>
          <table:table-cell table:style-name="ce4" table:formula="of:=LEN([.A990])" office:value-type="float" office:value="11" calcext:value-type="float">
            <text:p>11</text:p>
          </table:table-cell>
          <table:table-cell table:style-name="ce4" table:formula="of:=IF(AND([.$B990]&gt;=[.$J$2];[.$B990]&lt;=[.$J$3]);[.$A990];&quot;zzz&quot;)" office:value-type="string" office:string-value="zzz" calcext:value-type="string">
            <text:p>zzz</text:p>
          </table:table-cell>
          <table:table-cell table:style-name="ce4" table:formula="of:=IF([.$C990]=&quot;zzz&quot;;&quot;&quot;;COUNTIF([.$C$3:.$C$1002];&quot;&lt;&quot;&amp;[.$C990]))">
            <text:p/>
          </table:table-cell>
          <table:table-cell table:style-name="ce4" table:formula="of:=IF(ISNA(MATCH(ROW([.$D989])-1;[.$D$1:.$D$1048576];0));&quot;&quot;;INDEX([.$C$3:.$C$1002];MATCH(ROW([.$D989])-1;[.$D$1:.$D$1048576];0)))">
            <text:p/>
          </table:table-cell>
          <table:table-cell table:style-name="ce4"/>
          <table:table-cell table:style-name="ce4" table:formula="of:=IF([.$F990]=&quot;&quot;;&quot;&quot;;IF(LEFT([.$F989];1)&lt;&gt;&quot;^&quot;;&quot;&quot;;&quot;[&quot;)&amp;CHAR(34)&amp;[.$F990]&amp;CHAR(34)&amp;IF([.$F99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icipant</text:p>
          </table:table-cell>
          <table:table-cell table:style-name="ce4" table:formula="of:=LEN([.A991])" office:value-type="float" office:value="11" calcext:value-type="float">
            <text:p>11</text:p>
          </table:table-cell>
          <table:table-cell table:style-name="ce4" table:formula="of:=IF(AND([.$B991]&gt;=[.$J$2];[.$B991]&lt;=[.$J$3]);[.$A991];&quot;zzz&quot;)" office:value-type="string" office:string-value="zzz" calcext:value-type="string">
            <text:p>zzz</text:p>
          </table:table-cell>
          <table:table-cell table:style-name="ce4" table:formula="of:=IF([.$C991]=&quot;zzz&quot;;&quot;&quot;;COUNTIF([.$C$3:.$C$1002];&quot;&lt;&quot;&amp;[.$C991]))">
            <text:p/>
          </table:table-cell>
          <table:table-cell table:style-name="ce4" table:formula="of:=IF(ISNA(MATCH(ROW([.$D990])-1;[.$D$1:.$D$1048576];0));&quot;&quot;;INDEX([.$C$3:.$C$1002];MATCH(ROW([.$D990])-1;[.$D$1:.$D$1048576];0)))">
            <text:p/>
          </table:table-cell>
          <table:table-cell table:style-name="ce4"/>
          <table:table-cell table:style-name="ce4" table:formula="of:=IF([.$F991]=&quot;&quot;;&quot;&quot;;IF(LEFT([.$F990];1)&lt;&gt;&quot;^&quot;;&quot;&quot;;&quot;[&quot;)&amp;CHAR(34)&amp;[.$F991]&amp;CHAR(34)&amp;IF([.$F99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formance</text:p>
          </table:table-cell>
          <table:table-cell table:style-name="ce4" table:formula="of:=LEN([.A992])" office:value-type="float" office:value="11" calcext:value-type="float">
            <text:p>11</text:p>
          </table:table-cell>
          <table:table-cell table:style-name="ce4" table:formula="of:=IF(AND([.$B992]&gt;=[.$J$2];[.$B992]&lt;=[.$J$3]);[.$A992];&quot;zzz&quot;)" office:value-type="string" office:string-value="zzz" calcext:value-type="string">
            <text:p>zzz</text:p>
          </table:table-cell>
          <table:table-cell table:style-name="ce4" table:formula="of:=IF([.$C992]=&quot;zzz&quot;;&quot;&quot;;COUNTIF([.$C$3:.$C$1002];&quot;&lt;&quot;&amp;[.$C992]))">
            <text:p/>
          </table:table-cell>
          <table:table-cell table:style-name="ce4" table:formula="of:=IF(ISNA(MATCH(ROW([.$D991])-1;[.$D$1:.$D$1048576];0));&quot;&quot;;INDEX([.$C$3:.$C$1002];MATCH(ROW([.$D991])-1;[.$D$1:.$D$1048576];0)))">
            <text:p/>
          </table:table-cell>
          <table:table-cell table:style-name="ce4"/>
          <table:table-cell table:style-name="ce4" table:formula="of:=IF([.$F992]=&quot;&quot;;&quot;&quot;;IF(LEFT([.$F991];1)&lt;&gt;&quot;^&quot;;&quot;&quot;;&quot;[&quot;)&amp;CHAR(34)&amp;[.$F992]&amp;CHAR(34)&amp;IF([.$F993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gnificant</text:p>
          </table:table-cell>
          <table:table-cell table:style-name="ce4" table:formula="of:=LEN([.A993])" office:value-type="float" office:value="11" calcext:value-type="float">
            <text:p>11</text:p>
          </table:table-cell>
          <table:table-cell table:style-name="ce4" table:formula="of:=IF(AND([.$B993]&gt;=[.$J$2];[.$B993]&lt;=[.$J$3]);[.$A993];&quot;zzz&quot;)" office:value-type="string" office:string-value="zzz" calcext:value-type="string">
            <text:p>zzz</text:p>
          </table:table-cell>
          <table:table-cell table:style-name="ce4" table:formula="of:=IF([.$C993]=&quot;zzz&quot;;&quot;&quot;;COUNTIF([.$C$3:.$C$1002];&quot;&lt;&quot;&amp;[.$C993]))">
            <text:p/>
          </table:table-cell>
          <table:table-cell table:style-name="ce4" table:formula="of:=IF(ISNA(MATCH(ROW([.$D992])-1;[.$D$1:.$D$1048576];0));&quot;&quot;;INDEX([.$C$3:.$C$1002];MATCH(ROW([.$D992])-1;[.$D$1:.$D$1048576];0)))">
            <text:p/>
          </table:table-cell>
          <table:table-cell table:style-name="ce4"/>
          <table:table-cell table:style-name="ce4" table:formula="of:=IF([.$F993]=&quot;&quot;;&quot;&quot;;IF(LEFT([.$F992];1)&lt;&gt;&quot;^&quot;;&quot;&quot;;&quot;[&quot;)&amp;CHAR(34)&amp;[.$F993]&amp;CHAR(34)&amp;IF([.$F994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ditional</text:p>
          </table:table-cell>
          <table:table-cell table:style-name="ce4" table:formula="of:=LEN([.A994])" office:value-type="float" office:value="11" calcext:value-type="float">
            <text:p>11</text:p>
          </table:table-cell>
          <table:table-cell table:style-name="ce4" table:formula="of:=IF(AND([.$B994]&gt;=[.$J$2];[.$B994]&lt;=[.$J$3]);[.$A994];&quot;zzz&quot;)" office:value-type="string" office:string-value="zzz" calcext:value-type="string">
            <text:p>zzz</text:p>
          </table:table-cell>
          <table:table-cell table:style-name="ce4" table:formula="of:=IF([.$C994]=&quot;zzz&quot;;&quot;&quot;;COUNTIF([.$C$3:.$C$1002];&quot;&lt;&quot;&amp;[.$C994]))">
            <text:p/>
          </table:table-cell>
          <table:table-cell table:style-name="ce4" table:formula="of:=IF(ISNA(MATCH(ROW([.$D993])-1;[.$D$1:.$D$1048576];0));&quot;&quot;;INDEX([.$C$3:.$C$1002];MATCH(ROW([.$D993])-1;[.$D$1:.$D$1048576];0)))">
            <text:p/>
          </table:table-cell>
          <table:table-cell table:style-name="ce4"/>
          <table:table-cell table:style-name="ce4" table:formula="of:=IF([.$F994]=&quot;&quot;;&quot;&quot;;IF(LEFT([.$F993];1)&lt;&gt;&quot;^&quot;;&quot;&quot;;&quot;[&quot;)&amp;CHAR(34)&amp;[.$F994]&amp;CHAR(34)&amp;IF([.$F995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rganization</text:p>
          </table:table-cell>
          <table:table-cell table:style-name="ce4" table:formula="of:=LEN([.A995])" office:value-type="float" office:value="12" calcext:value-type="float">
            <text:p>12</text:p>
          </table:table-cell>
          <table:table-cell table:style-name="ce4" table:formula="of:=IF(AND([.$B995]&gt;=[.$J$2];[.$B995]&lt;=[.$J$3]);[.$A995];&quot;zzz&quot;)" office:value-type="string" office:string-value="zzz" calcext:value-type="string">
            <text:p>zzz</text:p>
          </table:table-cell>
          <table:table-cell table:style-name="ce4" table:formula="of:=IF([.$C995]=&quot;zzz&quot;;&quot;&quot;;COUNTIF([.$C$3:.$C$1002];&quot;&lt;&quot;&amp;[.$C995]))">
            <text:p/>
          </table:table-cell>
          <table:table-cell table:style-name="ce4" table:formula="of:=IF(ISNA(MATCH(ROW([.$D994])-1;[.$D$1:.$D$1048576];0));&quot;&quot;;INDEX([.$C$3:.$C$1002];MATCH(ROW([.$D994])-1;[.$D$1:.$D$1048576];0)))">
            <text:p/>
          </table:table-cell>
          <table:table-cell table:style-name="ce4"/>
          <table:table-cell table:style-name="ce4" table:formula="of:=IF([.$F995]=&quot;&quot;;&quot;&quot;;IF(LEFT([.$F994];1)&lt;&gt;&quot;^&quot;;&quot;&quot;;&quot;[&quot;)&amp;CHAR(34)&amp;[.$F995]&amp;CHAR(34)&amp;IF([.$F996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icularly</text:p>
          </table:table-cell>
          <table:table-cell table:style-name="ce4" table:formula="of:=LEN([.A996])" office:value-type="float" office:value="12" calcext:value-type="float">
            <text:p>12</text:p>
          </table:table-cell>
          <table:table-cell table:style-name="ce4" table:formula="of:=IF(AND([.$B996]&gt;=[.$J$2];[.$B996]&lt;=[.$J$3]);[.$A996];&quot;zzz&quot;)" office:value-type="string" office:string-value="zzz" calcext:value-type="string">
            <text:p>zzz</text:p>
          </table:table-cell>
          <table:table-cell table:style-name="ce4" table:formula="of:=IF([.$C996]=&quot;zzz&quot;;&quot;&quot;;COUNTIF([.$C$3:.$C$1002];&quot;&lt;&quot;&amp;[.$C996]))">
            <text:p/>
          </table:table-cell>
          <table:table-cell table:style-name="ce4" table:formula="of:=IF(ISNA(MATCH(ROW([.$D995])-1;[.$D$1:.$D$1048576];0));&quot;&quot;;INDEX([.$C$3:.$C$1002];MATCH(ROW([.$D995])-1;[.$D$1:.$D$1048576];0)))">
            <text:p/>
          </table:table-cell>
          <table:table-cell table:style-name="ce4"/>
          <table:table-cell table:style-name="ce4" table:formula="of:=IF([.$F996]=&quot;&quot;;&quot;&quot;;IF(LEFT([.$F995];1)&lt;&gt;&quot;^&quot;;&quot;&quot;;&quot;[&quot;)&amp;CHAR(34)&amp;[.$F996]&amp;CHAR(34)&amp;IF([.$F997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fessional</text:p>
          </table:table-cell>
          <table:table-cell table:style-name="ce4" table:formula="of:=LEN([.A997])" office:value-type="float" office:value="12" calcext:value-type="float">
            <text:p>12</text:p>
          </table:table-cell>
          <table:table-cell table:style-name="ce4" table:formula="of:=IF(AND([.$B997]&gt;=[.$J$2];[.$B997]&lt;=[.$J$3]);[.$A997];&quot;zzz&quot;)" office:value-type="string" office:string-value="zzz" calcext:value-type="string">
            <text:p>zzz</text:p>
          </table:table-cell>
          <table:table-cell table:style-name="ce4" table:formula="of:=IF([.$C997]=&quot;zzz&quot;;&quot;&quot;;COUNTIF([.$C$3:.$C$1002];&quot;&lt;&quot;&amp;[.$C997]))">
            <text:p/>
          </table:table-cell>
          <table:table-cell table:style-name="ce4" table:formula="of:=IF(ISNA(MATCH(ROW([.$D996])-1;[.$D$1:.$D$1048576];0));&quot;&quot;;INDEX([.$C$3:.$C$1002];MATCH(ROW([.$D996])-1;[.$D$1:.$D$1048576];0)))">
            <text:p/>
          </table:table-cell>
          <table:table-cell table:style-name="ce4"/>
          <table:table-cell table:style-name="ce4" table:formula="of:=IF([.$F997]=&quot;&quot;;&quot;&quot;;IF(LEFT([.$F996];1)&lt;&gt;&quot;^&quot;;&quot;&quot;;&quot;[&quot;)&amp;CHAR(34)&amp;[.$F997]&amp;CHAR(34)&amp;IF([.$F998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lationship</text:p>
          </table:table-cell>
          <table:table-cell table:style-name="ce4" table:formula="of:=LEN([.A998])" office:value-type="float" office:value="12" calcext:value-type="float">
            <text:p>12</text:p>
          </table:table-cell>
          <table:table-cell table:style-name="ce4" table:formula="of:=IF(AND([.$B998]&gt;=[.$J$2];[.$B998]&lt;=[.$J$3]);[.$A998];&quot;zzz&quot;)" office:value-type="string" office:string-value="zzz" calcext:value-type="string">
            <text:p>zzz</text:p>
          </table:table-cell>
          <table:table-cell table:style-name="ce4" table:formula="of:=IF([.$C998]=&quot;zzz&quot;;&quot;&quot;;COUNTIF([.$C$3:.$C$1002];&quot;&lt;&quot;&amp;[.$C998]))">
            <text:p/>
          </table:table-cell>
          <table:table-cell table:style-name="ce4" table:formula="of:=IF(ISNA(MATCH(ROW([.$D997])-1;[.$D$1:.$D$1048576];0));&quot;&quot;;INDEX([.$C$3:.$C$1002];MATCH(ROW([.$D997])-1;[.$D$1:.$D$1048576];0)))">
            <text:p/>
          </table:table-cell>
          <table:table-cell table:style-name="ce4"/>
          <table:table-cell table:style-name="ce4" table:formula="of:=IF([.$F998]=&quot;&quot;;&quot;&quot;;IF(LEFT([.$F997];1)&lt;&gt;&quot;^&quot;;&quot;&quot;;&quot;[&quot;)&amp;CHAR(34)&amp;[.$F998]&amp;CHAR(34)&amp;IF([.$F999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vironmental</text:p>
          </table:table-cell>
          <table:table-cell table:style-name="ce4" table:formula="of:=LEN([.A999])" office:value-type="float" office:value="13" calcext:value-type="float">
            <text:p>13</text:p>
          </table:table-cell>
          <table:table-cell table:style-name="ce4" table:formula="of:=IF(AND([.$B999]&gt;=[.$J$2];[.$B999]&lt;=[.$J$3]);[.$A999];&quot;zzz&quot;)" office:value-type="string" office:string-value="zzz" calcext:value-type="string">
            <text:p>zzz</text:p>
          </table:table-cell>
          <table:table-cell table:style-name="ce4" table:formula="of:=IF([.$C999]=&quot;zzz&quot;;&quot;&quot;;COUNTIF([.$C$3:.$C$1002];&quot;&lt;&quot;&amp;[.$C999]))">
            <text:p/>
          </table:table-cell>
          <table:table-cell table:style-name="ce4" table:formula="of:=IF(ISNA(MATCH(ROW([.$D998])-1;[.$D$1:.$D$1048576];0));&quot;&quot;;INDEX([.$C$3:.$C$1002];MATCH(ROW([.$D998])-1;[.$D$1:.$D$1048576];0)))">
            <text:p/>
          </table:table-cell>
          <table:table-cell table:style-name="ce4"/>
          <table:table-cell table:style-name="ce4" table:formula="of:=IF([.$F999]=&quot;&quot;;&quot;&quot;;IF(LEFT([.$F998];1)&lt;&gt;&quot;^&quot;;&quot;&quot;;&quot;[&quot;)&amp;CHAR(34)&amp;[.$F999]&amp;CHAR(34)&amp;IF([.$F1000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ernational</text:p>
          </table:table-cell>
          <table:table-cell table:style-name="ce4" table:formula="of:=LEN([.A1000])" office:value-type="float" office:value="13" calcext:value-type="float">
            <text:p>13</text:p>
          </table:table-cell>
          <table:table-cell table:style-name="ce4" table:formula="of:=IF(AND([.$B1000]&gt;=[.$J$2];[.$B1000]&lt;=[.$J$3]);[.$A1000];&quot;zzz&quot;)" office:value-type="string" office:string-value="zzz" calcext:value-type="string">
            <text:p>zzz</text:p>
          </table:table-cell>
          <table:table-cell table:style-name="ce4" table:formula="of:=IF([.$C1000]=&quot;zzz&quot;;&quot;&quot;;COUNTIF([.$C$3:.$C$1002];&quot;&lt;&quot;&amp;[.$C1000]))">
            <text:p/>
          </table:table-cell>
          <table:table-cell table:style-name="ce4" table:formula="of:=IF(ISNA(MATCH(ROW([.$D999])-1;[.$D$1:.$D$1048576];0));&quot;&quot;;INDEX([.$C$3:.$C$1002];MATCH(ROW([.$D999])-1;[.$D$1:.$D$1048576];0)))">
            <text:p/>
          </table:table-cell>
          <table:table-cell table:style-name="ce4"/>
          <table:table-cell table:style-name="ce4" table:formula="of:=IF([.$F1000]=&quot;&quot;;&quot;&quot;;IF(LEFT([.$F999];1)&lt;&gt;&quot;^&quot;;&quot;&quot;;&quot;[&quot;)&amp;CHAR(34)&amp;[.$F1000]&amp;CHAR(34)&amp;IF([.$F1001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ministration</text:p>
          </table:table-cell>
          <table:table-cell table:style-name="ce4" table:formula="of:=LEN([.A1001])" office:value-type="float" office:value="14" calcext:value-type="float">
            <text:p>14</text:p>
          </table:table-cell>
          <table:table-cell table:style-name="ce4" table:formula="of:=IF(AND([.$B1001]&gt;=[.$J$2];[.$B1001]&lt;=[.$J$3]);[.$A1001];&quot;zzz&quot;)" office:value-type="string" office:string-value="zzz" calcext:value-type="string">
            <text:p>zzz</text:p>
          </table:table-cell>
          <table:table-cell table:style-name="ce4" table:formula="of:=IF([.$C1001]=&quot;zzz&quot;;&quot;&quot;;COUNTIF([.$C$3:.$C$1002];&quot;&lt;&quot;&amp;[.$C1001]))">
            <text:p/>
          </table:table-cell>
          <table:table-cell table:style-name="ce4" table:formula="of:=IF(ISNA(MATCH(ROW([.$D1000])-1;[.$D$1:.$D$1048576];0));&quot;&quot;;INDEX([.$C$3:.$C$1002];MATCH(ROW([.$D1000])-1;[.$D$1:.$D$1048576];0)))">
            <text:p/>
          </table:table-cell>
          <table:table-cell table:style-name="ce4"/>
          <table:table-cell table:style-name="ce4" table:formula="of:=IF([.$F1001]=&quot;&quot;;&quot;&quot;;IF(LEFT([.$F1000];1)&lt;&gt;&quot;^&quot;;&quot;&quot;;&quot;[&quot;)&amp;CHAR(34)&amp;[.$F1001]&amp;CHAR(34)&amp;IF([.$F1002]&lt;&gt;&quot;&quot;;&quot;, &quot;;&quot;]&quot;))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ponsibility</text:p>
          </table:table-cell>
          <table:table-cell table:style-name="ce4" table:formula="of:=LEN([.A1002])" office:value-type="float" office:value="14" calcext:value-type="float">
            <text:p>14</text:p>
          </table:table-cell>
          <table:table-cell table:style-name="ce4" table:formula="of:=IF(AND([.$B1002]&gt;=[.$J$2];[.$B1002]&lt;=[.$J$3]);[.$A1002];&quot;zzz&quot;)" office:value-type="string" office:string-value="zzz" calcext:value-type="string">
            <text:p>zzz</text:p>
          </table:table-cell>
          <table:table-cell table:style-name="ce4" table:formula="of:=IF([.$C1002]=&quot;zzz&quot;;&quot;&quot;;COUNTIF([.$C$3:.$C$1002];&quot;&lt;&quot;&amp;[.$C1002]))">
            <text:p/>
          </table:table-cell>
          <table:table-cell table:style-name="ce4" table:formula="of:=IF(ISNA(MATCH(ROW([.$D1001])-1;[.$D$1:.$D$1048576];0));&quot;&quot;;INDEX([.$C$3:.$C$1002];MATCH(ROW([.$D1001])-1;[.$D$1:.$D$1048576];0)))">
            <text:p/>
          </table:table-cell>
          <table:table-cell table:number-columns-repeated="101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2:.$B$1002"/>
        </table:named-expressions>
      </table:table>
      <table:named-expressions/>
      <table:database-ranges>
        <table:database-range table:name="__Anonymous_Sheet_DB__0" table:target-range-address="Sheet1.A2:Sheet1.B10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48" meta:object-count="0"/>
    <meta:generator>LibreOfficeDev/6.0.5.2$Linux_X86_64 LibreOffice_project/</meta:generator>
  </office:meta>
</office:document-meta>
</file>